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bj_Spec_NMP" table:style-name="ta1">
        <table:table-column table:style-name="co1" table:number-columns-repeated="219" table:default-cell-style-name="ce1"/>
        <table:table-row table:style-name="ro1">
          <table:table-cell office:value-type="string" table:style-name="ce1">
            <text:p>Objective</text:p>
          </table:table-cell>
          <table:table-cell office:value-type="string" table:style-name="ce1">
            <text:p>Specimen</text:p>
          </table:table-cell>
          <table:table-cell office:value-type="string" table:style-name="ce1">
            <text:p>NMP_cat</text:p>
          </table:table-cell>
          <table:table-cell office:value-type="string" table:style-name="ce1">
            <text:p>NMP.n</text:p>
          </table:table-cell>
          <table:table-cell office:value-type="string" table:style-name="ce1">
            <text:p>NMP.min</text:p>
          </table:table-cell>
          <table:table-cell office:value-type="string" table:style-name="ce1">
            <text:p>NMP.max</text:p>
          </table:table-cell>
          <table:table-cell office:value-type="string" table:style-name="ce1">
            <text:p>NMP.mean</text:p>
          </table:table-cell>
          <table:table-cell office:value-type="string" table:style-name="ce1">
            <text:p>NMP.median</text:p>
          </table:table-cell>
          <table:table-cell office:value-type="string" table:style-name="ce1">
            <text:p>NMP.sd</text:p>
          </table:table-cell>
          <table:table-cell office:value-type="string" table:style-name="ce1">
            <text:p>Sq.n</text:p>
          </table:table-cell>
          <table:table-cell office:value-type="string" table:style-name="ce1">
            <text:p>Sq.min</text:p>
          </table:table-cell>
          <table:table-cell office:value-type="string" table:style-name="ce1">
            <text:p>Sq.max</text:p>
          </table:table-cell>
          <table:table-cell office:value-type="string" table:style-name="ce1">
            <text:p>Sq.mean</text:p>
          </table:table-cell>
          <table:table-cell office:value-type="string" table:style-name="ce1">
            <text:p>Sq.median</text:p>
          </table:table-cell>
          <table:table-cell office:value-type="string" table:style-name="ce1">
            <text:p>Sq.sd</text:p>
          </table:table-cell>
          <table:table-cell office:value-type="string" table:style-name="ce1">
            <text:p>Ssk.n</text:p>
          </table:table-cell>
          <table:table-cell office:value-type="string" table:style-name="ce1">
            <text:p>Ssk.min</text:p>
          </table:table-cell>
          <table:table-cell office:value-type="string" table:style-name="ce1">
            <text:p>Ssk.max</text:p>
          </table:table-cell>
          <table:table-cell office:value-type="string" table:style-name="ce1">
            <text:p>Ssk.mean</text:p>
          </table:table-cell>
          <table:table-cell office:value-type="string" table:style-name="ce1">
            <text:p>Ssk.median</text:p>
          </table:table-cell>
          <table:table-cell office:value-type="string" table:style-name="ce1">
            <text:p>Ssk.sd</text:p>
          </table:table-cell>
          <table:table-cell office:value-type="string" table:style-name="ce1">
            <text:p>Sku.n</text:p>
          </table:table-cell>
          <table:table-cell office:value-type="string" table:style-name="ce1">
            <text:p>Sku.min</text:p>
          </table:table-cell>
          <table:table-cell office:value-type="string" table:style-name="ce1">
            <text:p>Sku.max</text:p>
          </table:table-cell>
          <table:table-cell office:value-type="string" table:style-name="ce1">
            <text:p>Sku.mean</text:p>
          </table:table-cell>
          <table:table-cell office:value-type="string" table:style-name="ce1">
            <text:p>Sku.median</text:p>
          </table:table-cell>
          <table:table-cell office:value-type="string" table:style-name="ce1">
            <text:p>Sku.sd</text:p>
          </table:table-cell>
          <table:table-cell office:value-type="string" table:style-name="ce1">
            <text:p>Sp.n</text:p>
          </table:table-cell>
          <table:table-cell office:value-type="string" table:style-name="ce1">
            <text:p>Sp.min</text:p>
          </table:table-cell>
          <table:table-cell office:value-type="string" table:style-name="ce1">
            <text:p>Sp.max</text:p>
          </table:table-cell>
          <table:table-cell office:value-type="string" table:style-name="ce1">
            <text:p>Sp.mean</text:p>
          </table:table-cell>
          <table:table-cell office:value-type="string" table:style-name="ce1">
            <text:p>Sp.median</text:p>
          </table:table-cell>
          <table:table-cell office:value-type="string" table:style-name="ce1">
            <text:p>Sp.sd</text:p>
          </table:table-cell>
          <table:table-cell office:value-type="string" table:style-name="ce1">
            <text:p>Sv.n</text:p>
          </table:table-cell>
          <table:table-cell office:value-type="string" table:style-name="ce1">
            <text:p>Sv.min</text:p>
          </table:table-cell>
          <table:table-cell office:value-type="string" table:style-name="ce1">
            <text:p>Sv.max</text:p>
          </table:table-cell>
          <table:table-cell office:value-type="string" table:style-name="ce1">
            <text:p>Sv.mean</text:p>
          </table:table-cell>
          <table:table-cell office:value-type="string" table:style-name="ce1">
            <text:p>Sv.median</text:p>
          </table:table-cell>
          <table:table-cell office:value-type="string" table:style-name="ce1">
            <text:p>Sv.sd</text:p>
          </table:table-cell>
          <table:table-cell office:value-type="string" table:style-name="ce1">
            <text:p>Sz.n</text:p>
          </table:table-cell>
          <table:table-cell office:value-type="string" table:style-name="ce1">
            <text:p>Sz.min</text:p>
          </table:table-cell>
          <table:table-cell office:value-type="string" table:style-name="ce1">
            <text:p>Sz.max</text:p>
          </table:table-cell>
          <table:table-cell office:value-type="string" table:style-name="ce1">
            <text:p>Sz.mean</text:p>
          </table:table-cell>
          <table:table-cell office:value-type="string" table:style-name="ce1">
            <text:p>Sz.median</text:p>
          </table:table-cell>
          <table:table-cell office:value-type="string" table:style-name="ce1">
            <text:p>Sz.sd</text:p>
          </table:table-cell>
          <table:table-cell office:value-type="string" table:style-name="ce1">
            <text:p>Sa.n</text:p>
          </table:table-cell>
          <table:table-cell office:value-type="string" table:style-name="ce1">
            <text:p>Sa.min</text:p>
          </table:table-cell>
          <table:table-cell office:value-type="string" table:style-name="ce1">
            <text:p>Sa.max</text:p>
          </table:table-cell>
          <table:table-cell office:value-type="string" table:style-name="ce1">
            <text:p>Sa.mean</text:p>
          </table:table-cell>
          <table:table-cell office:value-type="string" table:style-name="ce1">
            <text:p>Sa.median</text:p>
          </table:table-cell>
          <table:table-cell office:value-type="string" table:style-name="ce1">
            <text:p>Sa.sd</text:p>
          </table:table-cell>
          <table:table-cell office:value-type="string" table:style-name="ce1">
            <text:p>Smr.n</text:p>
          </table:table-cell>
          <table:table-cell office:value-type="string" table:style-name="ce1">
            <text:p>Smr.min</text:p>
          </table:table-cell>
          <table:table-cell office:value-type="string" table:style-name="ce1">
            <text:p>Smr.max</text:p>
          </table:table-cell>
          <table:table-cell office:value-type="string" table:style-name="ce1">
            <text:p>Smr.mean</text:p>
          </table:table-cell>
          <table:table-cell office:value-type="string" table:style-name="ce1">
            <text:p>Smr.median</text:p>
          </table:table-cell>
          <table:table-cell office:value-type="string" table:style-name="ce1">
            <text:p>Smr.sd</text:p>
          </table:table-cell>
          <table:table-cell office:value-type="string" table:style-name="ce1">
            <text:p>Smc.n</text:p>
          </table:table-cell>
          <table:table-cell office:value-type="string" table:style-name="ce1">
            <text:p>Smc.min</text:p>
          </table:table-cell>
          <table:table-cell office:value-type="string" table:style-name="ce1">
            <text:p>Smc.max</text:p>
          </table:table-cell>
          <table:table-cell office:value-type="string" table:style-name="ce1">
            <text:p>Smc.mean</text:p>
          </table:table-cell>
          <table:table-cell office:value-type="string" table:style-name="ce1">
            <text:p>Smc.median</text:p>
          </table:table-cell>
          <table:table-cell office:value-type="string" table:style-name="ce1">
            <text:p>Smc.sd</text:p>
          </table:table-cell>
          <table:table-cell office:value-type="string" table:style-name="ce1">
            <text:p>Sxp.n</text:p>
          </table:table-cell>
          <table:table-cell office:value-type="string" table:style-name="ce1">
            <text:p>Sxp.min</text:p>
          </table:table-cell>
          <table:table-cell office:value-type="string" table:style-name="ce1">
            <text:p>Sxp.max</text:p>
          </table:table-cell>
          <table:table-cell office:value-type="string" table:style-name="ce1">
            <text:p>Sxp.mean</text:p>
          </table:table-cell>
          <table:table-cell office:value-type="string" table:style-name="ce1">
            <text:p>Sxp.median</text:p>
          </table:table-cell>
          <table:table-cell office:value-type="string" table:style-name="ce1">
            <text:p>Sxp.sd</text:p>
          </table:table-cell>
          <table:table-cell office:value-type="string" table:style-name="ce1">
            <text:p>Sal.n</text:p>
          </table:table-cell>
          <table:table-cell office:value-type="string" table:style-name="ce1">
            <text:p>Sal.min</text:p>
          </table:table-cell>
          <table:table-cell office:value-type="string" table:style-name="ce1">
            <text:p>Sal.max</text:p>
          </table:table-cell>
          <table:table-cell office:value-type="string" table:style-name="ce1">
            <text:p>Sal.mean</text:p>
          </table:table-cell>
          <table:table-cell office:value-type="string" table:style-name="ce1">
            <text:p>Sal.median</text:p>
          </table:table-cell>
          <table:table-cell office:value-type="string" table:style-name="ce1">
            <text:p>Sal.sd</text:p>
          </table:table-cell>
          <table:table-cell office:value-type="string" table:style-name="ce1">
            <text:p>Str.n</text:p>
          </table:table-cell>
          <table:table-cell office:value-type="string" table:style-name="ce1">
            <text:p>Str.min</text:p>
          </table:table-cell>
          <table:table-cell office:value-type="string" table:style-name="ce1">
            <text:p>Str.max</text:p>
          </table:table-cell>
          <table:table-cell office:value-type="string" table:style-name="ce1">
            <text:p>Str.mean</text:p>
          </table:table-cell>
          <table:table-cell office:value-type="string" table:style-name="ce1">
            <text:p>Str.median</text:p>
          </table:table-cell>
          <table:table-cell office:value-type="string" table:style-name="ce1">
            <text:p>Str.sd</text:p>
          </table:table-cell>
          <table:table-cell office:value-type="string" table:style-name="ce1">
            <text:p>Std.n</text:p>
          </table:table-cell>
          <table:table-cell office:value-type="string" table:style-name="ce1">
            <text:p>Std.min</text:p>
          </table:table-cell>
          <table:table-cell office:value-type="string" table:style-name="ce1">
            <text:p>Std.max</text:p>
          </table:table-cell>
          <table:table-cell office:value-type="string" table:style-name="ce1">
            <text:p>Std.mean</text:p>
          </table:table-cell>
          <table:table-cell office:value-type="string" table:style-name="ce1">
            <text:p>Std.median</text:p>
          </table:table-cell>
          <table:table-cell office:value-type="string" table:style-name="ce1">
            <text:p>Std.sd</text:p>
          </table:table-cell>
          <table:table-cell office:value-type="string" table:style-name="ce1">
            <text:p>Ssw.n</text:p>
          </table:table-cell>
          <table:table-cell office:value-type="string" table:style-name="ce1">
            <text:p>Ssw.min</text:p>
          </table:table-cell>
          <table:table-cell office:value-type="string" table:style-name="ce1">
            <text:p>Ssw.max</text:p>
          </table:table-cell>
          <table:table-cell office:value-type="string" table:style-name="ce1">
            <text:p>Ssw.mean</text:p>
          </table:table-cell>
          <table:table-cell office:value-type="string" table:style-name="ce1">
            <text:p>Ssw.median</text:p>
          </table:table-cell>
          <table:table-cell office:value-type="string" table:style-name="ce1">
            <text:p>Ssw.sd</text:p>
          </table:table-cell>
          <table:table-cell office:value-type="string" table:style-name="ce1">
            <text:p>Sdq.n</text:p>
          </table:table-cell>
          <table:table-cell office:value-type="string" table:style-name="ce1">
            <text:p>Sdq.min</text:p>
          </table:table-cell>
          <table:table-cell office:value-type="string" table:style-name="ce1">
            <text:p>Sdq.max</text:p>
          </table:table-cell>
          <table:table-cell office:value-type="string" table:style-name="ce1">
            <text:p>Sdq.mean</text:p>
          </table:table-cell>
          <table:table-cell office:value-type="string" table:style-name="ce1">
            <text:p>Sdq.median</text:p>
          </table:table-cell>
          <table:table-cell office:value-type="string" table:style-name="ce1">
            <text:p>Sdq.sd</text:p>
          </table:table-cell>
          <table:table-cell office:value-type="string" table:style-name="ce1">
            <text:p>Sdr.n</text:p>
          </table:table-cell>
          <table:table-cell office:value-type="string" table:style-name="ce1">
            <text:p>Sdr.min</text:p>
          </table:table-cell>
          <table:table-cell office:value-type="string" table:style-name="ce1">
            <text:p>Sdr.max</text:p>
          </table:table-cell>
          <table:table-cell office:value-type="string" table:style-name="ce1">
            <text:p>Sdr.mean</text:p>
          </table:table-cell>
          <table:table-cell office:value-type="string" table:style-name="ce1">
            <text:p>Sdr.median</text:p>
          </table:table-cell>
          <table:table-cell office:value-type="string" table:style-name="ce1">
            <text:p>Sdr.sd</text:p>
          </table:table-cell>
          <table:table-cell office:value-type="string" table:style-name="ce1">
            <text:p>Vm.n</text:p>
          </table:table-cell>
          <table:table-cell office:value-type="string" table:style-name="ce1">
            <text:p>Vm.min</text:p>
          </table:table-cell>
          <table:table-cell office:value-type="string" table:style-name="ce1">
            <text:p>Vm.max</text:p>
          </table:table-cell>
          <table:table-cell office:value-type="string" table:style-name="ce1">
            <text:p>Vm.mean</text:p>
          </table:table-cell>
          <table:table-cell office:value-type="string" table:style-name="ce1">
            <text:p>Vm.median</text:p>
          </table:table-cell>
          <table:table-cell office:value-type="string" table:style-name="ce1">
            <text:p>Vm.sd</text:p>
          </table:table-cell>
          <table:table-cell office:value-type="string" table:style-name="ce1">
            <text:p>Vv.n</text:p>
          </table:table-cell>
          <table:table-cell office:value-type="string" table:style-name="ce1">
            <text:p>Vv.min</text:p>
          </table:table-cell>
          <table:table-cell office:value-type="string" table:style-name="ce1">
            <text:p>Vv.max</text:p>
          </table:table-cell>
          <table:table-cell office:value-type="string" table:style-name="ce1">
            <text:p>Vv.mean</text:p>
          </table:table-cell>
          <table:table-cell office:value-type="string" table:style-name="ce1">
            <text:p>Vv.median</text:p>
          </table:table-cell>
          <table:table-cell office:value-type="string" table:style-name="ce1">
            <text:p>Vv.sd</text:p>
          </table:table-cell>
          <table:table-cell office:value-type="string" table:style-name="ce1">
            <text:p>Vmp.n</text:p>
          </table:table-cell>
          <table:table-cell office:value-type="string" table:style-name="ce1">
            <text:p>Vmp.min</text:p>
          </table:table-cell>
          <table:table-cell office:value-type="string" table:style-name="ce1">
            <text:p>Vmp.max</text:p>
          </table:table-cell>
          <table:table-cell office:value-type="string" table:style-name="ce1">
            <text:p>Vmp.mean</text:p>
          </table:table-cell>
          <table:table-cell office:value-type="string" table:style-name="ce1">
            <text:p>Vmp.median</text:p>
          </table:table-cell>
          <table:table-cell office:value-type="string" table:style-name="ce1">
            <text:p>Vmp.sd</text:p>
          </table:table-cell>
          <table:table-cell office:value-type="string" table:style-name="ce1">
            <text:p>Vmc.n</text:p>
          </table:table-cell>
          <table:table-cell office:value-type="string" table:style-name="ce1">
            <text:p>Vmc.min</text:p>
          </table:table-cell>
          <table:table-cell office:value-type="string" table:style-name="ce1">
            <text:p>Vmc.max</text:p>
          </table:table-cell>
          <table:table-cell office:value-type="string" table:style-name="ce1">
            <text:p>Vmc.mean</text:p>
          </table:table-cell>
          <table:table-cell office:value-type="string" table:style-name="ce1">
            <text:p>Vmc.median</text:p>
          </table:table-cell>
          <table:table-cell office:value-type="string" table:style-name="ce1">
            <text:p>Vmc.sd</text:p>
          </table:table-cell>
          <table:table-cell office:value-type="string" table:style-name="ce1">
            <text:p>Vvc.n</text:p>
          </table:table-cell>
          <table:table-cell office:value-type="string" table:style-name="ce1">
            <text:p>Vvc.min</text:p>
          </table:table-cell>
          <table:table-cell office:value-type="string" table:style-name="ce1">
            <text:p>Vvc.max</text:p>
          </table:table-cell>
          <table:table-cell office:value-type="string" table:style-name="ce1">
            <text:p>Vvc.mean</text:p>
          </table:table-cell>
          <table:table-cell office:value-type="string" table:style-name="ce1">
            <text:p>Vvc.median</text:p>
          </table:table-cell>
          <table:table-cell office:value-type="string" table:style-name="ce1">
            <text:p>Vvc.sd</text:p>
          </table:table-cell>
          <table:table-cell office:value-type="string" table:style-name="ce1">
            <text:p>Vvv.n</text:p>
          </table:table-cell>
          <table:table-cell office:value-type="string" table:style-name="ce1">
            <text:p>Vvv.min</text:p>
          </table:table-cell>
          <table:table-cell office:value-type="string" table:style-name="ce1">
            <text:p>Vvv.max</text:p>
          </table:table-cell>
          <table:table-cell office:value-type="string" table:style-name="ce1">
            <text:p>Vvv.mean</text:p>
          </table:table-cell>
          <table:table-cell office:value-type="string" table:style-name="ce1">
            <text:p>Vvv.median</text:p>
          </table:table-cell>
          <table:table-cell office:value-type="string" table:style-name="ce1">
            <text:p>Vvv.sd</text:p>
          </table:table-cell>
          <table:table-cell office:value-type="string" table:style-name="ce1">
            <text:p>Maximum.depth.of.furrows.n</text:p>
          </table:table-cell>
          <table:table-cell office:value-type="string" table:style-name="ce1">
            <text:p>Maximum.depth.of.furrows.min</text:p>
          </table:table-cell>
          <table:table-cell office:value-type="string" table:style-name="ce1">
            <text:p>Maximum.depth.of.furrows.max</text:p>
          </table:table-cell>
          <table:table-cell office:value-type="string" table:style-name="ce1">
            <text:p>Maximum.depth.of.furrows.mean</text:p>
          </table:table-cell>
          <table:table-cell office:value-type="string" table:style-name="ce1">
            <text:p>Maximum.depth.of.furrows.median</text:p>
          </table:table-cell>
          <table:table-cell office:value-type="string" table:style-name="ce1">
            <text:p>Maximum.depth.of.furrows.sd</text:p>
          </table:table-cell>
          <table:table-cell office:value-type="string" table:style-name="ce1">
            <text:p>Mean.depth.of.furrows.n</text:p>
          </table:table-cell>
          <table:table-cell office:value-type="string" table:style-name="ce1">
            <text:p>Mean.depth.of.furrows.min</text:p>
          </table:table-cell>
          <table:table-cell office:value-type="string" table:style-name="ce1">
            <text:p>Mean.depth.of.furrows.max</text:p>
          </table:table-cell>
          <table:table-cell office:value-type="string" table:style-name="ce1">
            <text:p>Mean.depth.of.furrows.mean</text:p>
          </table:table-cell>
          <table:table-cell office:value-type="string" table:style-name="ce1">
            <text:p>Mean.depth.of.furrows.median</text:p>
          </table:table-cell>
          <table:table-cell office:value-type="string" table:style-name="ce1">
            <text:p>Mean.depth.of.furrows.sd</text:p>
          </table:table-cell>
          <table:table-cell office:value-type="string" table:style-name="ce1">
            <text:p>Mean.density.of.furrows.n</text:p>
          </table:table-cell>
          <table:table-cell office:value-type="string" table:style-name="ce1">
            <text:p>Mean.density.of.furrows.min</text:p>
          </table:table-cell>
          <table:table-cell office:value-type="string" table:style-name="ce1">
            <text:p>Mean.density.of.furrows.max</text:p>
          </table:table-cell>
          <table:table-cell office:value-type="string" table:style-name="ce1">
            <text:p>Mean.density.of.furrows.mean</text:p>
          </table:table-cell>
          <table:table-cell office:value-type="string" table:style-name="ce1">
            <text:p>Mean.density.of.furrows.median</text:p>
          </table:table-cell>
          <table:table-cell office:value-type="string" table:style-name="ce1">
            <text:p>Mean.density.of.furrows.sd</text:p>
          </table:table-cell>
          <table:table-cell office:value-type="string" table:style-name="ce1">
            <text:p>First.direction.n</text:p>
          </table:table-cell>
          <table:table-cell office:value-type="string" table:style-name="ce1">
            <text:p>First.direction.min</text:p>
          </table:table-cell>
          <table:table-cell office:value-type="string" table:style-name="ce1">
            <text:p>First.direction.max</text:p>
          </table:table-cell>
          <table:table-cell office:value-type="string" table:style-name="ce1">
            <text:p>First.direction.mean</text:p>
          </table:table-cell>
          <table:table-cell office:value-type="string" table:style-name="ce1">
            <text:p>First.direction.median</text:p>
          </table:table-cell>
          <table:table-cell office:value-type="string" table:style-name="ce1">
            <text:p>First.direction.sd</text:p>
          </table:table-cell>
          <table:table-cell office:value-type="string" table:style-name="ce1">
            <text:p>Second.direction.n</text:p>
          </table:table-cell>
          <table:table-cell office:value-type="string" table:style-name="ce1">
            <text:p>Second.direction.min</text:p>
          </table:table-cell>
          <table:table-cell office:value-type="string" table:style-name="ce1">
            <text:p>Second.direction.max</text:p>
          </table:table-cell>
          <table:table-cell office:value-type="string" table:style-name="ce1">
            <text:p>Second.direction.mean</text:p>
          </table:table-cell>
          <table:table-cell office:value-type="string" table:style-name="ce1">
            <text:p>Second.direction.median</text:p>
          </table:table-cell>
          <table:table-cell office:value-type="string" table:style-name="ce1">
            <text:p>Second.direction.sd</text:p>
          </table:table-cell>
          <table:table-cell office:value-type="string" table:style-name="ce1">
            <text:p>Third.direction.n</text:p>
          </table:table-cell>
          <table:table-cell office:value-type="string" table:style-name="ce1">
            <text:p>Third.direction.min</text:p>
          </table:table-cell>
          <table:table-cell office:value-type="string" table:style-name="ce1">
            <text:p>Third.direction.max</text:p>
          </table:table-cell>
          <table:table-cell office:value-type="string" table:style-name="ce1">
            <text:p>Third.direction.mean</text:p>
          </table:table-cell>
          <table:table-cell office:value-type="string" table:style-name="ce1">
            <text:p>Third.direction.median</text:p>
          </table:table-cell>
          <table:table-cell office:value-type="string" table:style-name="ce1">
            <text:p>Third.direction.sd</text:p>
          </table:table-cell>
          <table:table-cell office:value-type="string" table:style-name="ce1">
            <text:p>Texture.isotropy.n</text:p>
          </table:table-cell>
          <table:table-cell office:value-type="string" table:style-name="ce1">
            <text:p>Texture.isotropy.min</text:p>
          </table:table-cell>
          <table:table-cell office:value-type="string" table:style-name="ce1">
            <text:p>Texture.isotropy.max</text:p>
          </table:table-cell>
          <table:table-cell office:value-type="string" table:style-name="ce1">
            <text:p>Texture.isotropy.mean</text:p>
          </table:table-cell>
          <table:table-cell office:value-type="string" table:style-name="ce1">
            <text:p>Texture.isotropy.median</text:p>
          </table:table-cell>
          <table:table-cell office:value-type="string" table:style-name="ce1">
            <text:p>Texture.isotropy.sd</text:p>
          </table:table-cell>
          <table:table-cell office:value-type="string" table:style-name="ce1">
            <text:p>epLsar.n</text:p>
          </table:table-cell>
          <table:table-cell office:value-type="string" table:style-name="ce1">
            <text:p>epLsar.min</text:p>
          </table:table-cell>
          <table:table-cell office:value-type="string" table:style-name="ce1">
            <text:p>epLsar.max</text:p>
          </table:table-cell>
          <table:table-cell office:value-type="string" table:style-name="ce1">
            <text:p>epLsar.mean</text:p>
          </table:table-cell>
          <table:table-cell office:value-type="string" table:style-name="ce1">
            <text:p>epLsar.median</text:p>
          </table:table-cell>
          <table:table-cell office:value-type="string" table:style-name="ce1">
            <text:p>epLsar.sd</text:p>
          </table:table-cell>
          <table:table-cell office:value-type="string" table:style-name="ce1">
            <text:p>NewEplsar.n</text:p>
          </table:table-cell>
          <table:table-cell office:value-type="string" table:style-name="ce1">
            <text:p>NewEplsar.min</text:p>
          </table:table-cell>
          <table:table-cell office:value-type="string" table:style-name="ce1">
            <text:p>NewEplsar.max</text:p>
          </table:table-cell>
          <table:table-cell office:value-type="string" table:style-name="ce1">
            <text:p>NewEplsar.mean</text:p>
          </table:table-cell>
          <table:table-cell office:value-type="string" table:style-name="ce1">
            <text:p>NewEplsar.median</text:p>
          </table:table-cell>
          <table:table-cell office:value-type="string" table:style-name="ce1">
            <text:p>NewEplsar.sd</text:p>
          </table:table-cell>
          <table:table-cell office:value-type="string" table:style-name="ce1">
            <text:p>Asfc.n</text:p>
          </table:table-cell>
          <table:table-cell office:value-type="string" table:style-name="ce1">
            <text:p>Asfc.min</text:p>
          </table:table-cell>
          <table:table-cell office:value-type="string" table:style-name="ce1">
            <text:p>Asfc.max</text:p>
          </table:table-cell>
          <table:table-cell office:value-type="string" table:style-name="ce1">
            <text:p>Asfc.mean</text:p>
          </table:table-cell>
          <table:table-cell office:value-type="string" table:style-name="ce1">
            <text:p>Asfc.median</text:p>
          </table:table-cell>
          <table:table-cell office:value-type="string" table:style-name="ce1">
            <text:p>Asfc.sd</text:p>
          </table:table-cell>
          <table:table-cell office:value-type="string" table:style-name="ce1">
            <text:p>Smfc.n</text:p>
          </table:table-cell>
          <table:table-cell office:value-type="string" table:style-name="ce1">
            <text:p>Smfc.min</text:p>
          </table:table-cell>
          <table:table-cell office:value-type="string" table:style-name="ce1">
            <text:p>Smfc.max</text:p>
          </table:table-cell>
          <table:table-cell office:value-type="string" table:style-name="ce1">
            <text:p>Smfc.mean</text:p>
          </table:table-cell>
          <table:table-cell office:value-type="string" table:style-name="ce1">
            <text:p>Smfc.median</text:p>
          </table:table-cell>
          <table:table-cell office:value-type="string" table:style-name="ce1">
            <text:p>Smfc.sd</text:p>
          </table:table-cell>
          <table:table-cell office:value-type="string" table:style-name="ce1">
            <text:p>HAsfc9.n</text:p>
          </table:table-cell>
          <table:table-cell office:value-type="string" table:style-name="ce1">
            <text:p>HAsfc9.min</text:p>
          </table:table-cell>
          <table:table-cell office:value-type="string" table:style-name="ce1">
            <text:p>HAsfc9.max</text:p>
          </table:table-cell>
          <table:table-cell office:value-type="string" table:style-name="ce1">
            <text:p>HAsfc9.mean</text:p>
          </table:table-cell>
          <table:table-cell office:value-type="string" table:style-name="ce1">
            <text:p>HAsfc9.median</text:p>
          </table:table-cell>
          <table:table-cell office:value-type="string" table:style-name="ce1">
            <text:p>HAsfc9.sd</text:p>
          </table:table-cell>
          <table:table-cell office:value-type="string" table:style-name="ce1">
            <text:p>HAsfc81.n</text:p>
          </table:table-cell>
          <table:table-cell office:value-type="string" table:style-name="ce1">
            <text:p>HAsfc81.min</text:p>
          </table:table-cell>
          <table:table-cell office:value-type="string" table:style-name="ce1">
            <text:p>HAsfc81.max</text:p>
          </table:table-cell>
          <table:table-cell office:value-type="string" table:style-name="ce1">
            <text:p>HAsfc81.mean</text:p>
          </table:table-cell>
          <table:table-cell office:value-type="string" table:style-name="ce1">
            <text:p>HAsfc81.median</text:p>
          </table:table-cell>
          <table:table-cell office:value-type="string" table:style-name="ce1">
            <text:p>HAsfc81.sd</text:p>
          </table:table-cell>
        </table:table-row>
        <table:table-row table:style-name="ro1">
          <table:table-cell office:value-type="string" table:style-name="ce1">
            <text:p>100x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&lt;10%</text:p>
          </table:table-cell>
          <table:table-cell office:value-type="float" office:value="40" table:style-name="ce1">
            <text:p>40</text:p>
          </table:table-cell>
          <table:table-cell office:value-type="float" office:value="1.132303652" table:style-name="ce1">
            <text:p>1.132303652</text:p>
          </table:table-cell>
          <table:table-cell office:value-type="float" office:value="9.951798487" table:style-name="ce1">
            <text:p>9.951798487</text:p>
          </table:table-cell>
          <table:table-cell office:value-type="float" office:value="5.627958605475" table:style-name="ce1">
            <text:p>5.627958605475</text:p>
          </table:table-cell>
          <table:table-cell office:value-type="float" office:value="6.4686776545" table:style-name="ce1">
            <text:p>6.4686776545</text:p>
          </table:table-cell>
          <table:table-cell office:value-type="float" office:value="2.77529478609719" table:style-name="ce1">
            <text:p>2.77529478609719</text:p>
          </table:table-cell>
          <table:table-cell office:value-type="float" office:value="40" table:style-name="ce1">
            <text:p>40</text:p>
          </table:table-cell>
          <table:table-cell office:value-type="float" office:value="0.8693683015" table:style-name="ce1">
            <text:p>0.8693683015</text:p>
          </table:table-cell>
          <table:table-cell office:value-type="float" office:value="2.989016393" table:style-name="ce1">
            <text:p>2.989016393</text:p>
          </table:table-cell>
          <table:table-cell office:value-type="float" office:value="1.52046657298" table:style-name="ce1">
            <text:p>1.52046657298</text:p>
          </table:table-cell>
          <table:table-cell office:value-type="float" office:value="1.476156617" table:style-name="ce1">
            <text:p>1.476156617</text:p>
          </table:table-cell>
          <table:table-cell office:value-type="float" office:value="0.50177670895394" table:style-name="ce1">
            <text:p>0.50177670895394</text:p>
          </table:table-cell>
          <table:table-cell office:value-type="float" office:value="40" table:style-name="ce1">
            <text:p>40</text:p>
          </table:table-cell>
          <table:table-cell office:value-type="float" office:value="-1.569371082" table:style-name="ce1">
            <text:p>-1.569371082</text:p>
          </table:table-cell>
          <table:table-cell office:value-type="float" office:value="1.530409683" table:style-name="ce1">
            <text:p>1.530409683</text:p>
          </table:table-cell>
          <table:table-cell office:value-type="float" office:value="-0.01842893612375" table:style-name="ce1">
            <text:p>-0.01842893612375</text:p>
          </table:table-cell>
          <table:table-cell office:value-type="float" office:value="-0.010947172385" table:style-name="ce1">
            <text:p>-0.010947172385</text:p>
          </table:table-cell>
          <table:table-cell office:value-type="float" office:value="0.806702135801966" table:style-name="ce1">
            <text:p>0.806702135801966</text:p>
          </table:table-cell>
          <table:table-cell office:value-type="float" office:value="40" table:style-name="ce1">
            <text:p>40</text:p>
          </table:table-cell>
          <table:table-cell office:value-type="float" office:value="2.405274679" table:style-name="ce1">
            <text:p>2.405274679</text:p>
          </table:table-cell>
          <table:table-cell office:value-type="float" office:value="8.222024958" table:style-name="ce1">
            <text:p>8.222024958</text:p>
          </table:table-cell>
          <table:table-cell office:value-type="float" office:value="4.133053695" table:style-name="ce1">
            <text:p>4.133053695</text:p>
          </table:table-cell>
          <table:table-cell office:value-type="float" office:value="3.1576141195" table:style-name="ce1">
            <text:p>3.1576141195</text:p>
          </table:table-cell>
          <table:table-cell office:value-type="float" office:value="1.81299243975782" table:style-name="ce1">
            <text:p>1.81299243975782</text:p>
          </table:table-cell>
          <table:table-cell office:value-type="float" office:value="40" table:style-name="ce1">
            <text:p>40</text:p>
          </table:table-cell>
          <table:table-cell office:value-type="float" office:value="2.517291" table:style-name="ce1">
            <text:p>2.517291</text:p>
          </table:table-cell>
          <table:table-cell office:value-type="float" office:value="8.770563" table:style-name="ce1">
            <text:p>8.770563</text:p>
          </table:table-cell>
          <table:table-cell office:value-type="float" office:value="4.648058175" table:style-name="ce1">
            <text:p>4.648058175</text:p>
          </table:table-cell>
          <table:table-cell office:value-type="float" office:value="4.0704365" table:style-name="ce1">
            <text:p>4.0704365</text:p>
          </table:table-cell>
          <table:table-cell office:value-type="float" office:value="1.93082545770755" table:style-name="ce1">
            <text:p>1.93082545770755</text:p>
          </table:table-cell>
          <table:table-cell office:value-type="float" office:value="40" table:style-name="ce1">
            <text:p>40</text:p>
          </table:table-cell>
          <table:table-cell office:value-type="float" office:value="2.589301" table:style-name="ce1">
            <text:p>2.589301</text:p>
          </table:table-cell>
          <table:table-cell office:value-type="float" office:value="10.804258" table:style-name="ce1">
            <text:p>10.804258</text:p>
          </table:table-cell>
          <table:table-cell office:value-type="float" office:value="4.872304175" table:style-name="ce1">
            <text:p>4.872304175</text:p>
          </table:table-cell>
          <table:table-cell office:value-type="float" office:value="3.8891235" table:style-name="ce1">
            <text:p>3.8891235</text:p>
          </table:table-cell>
          <table:table-cell office:value-type="float" office:value="2.17966986454637" table:style-name="ce1">
            <text:p>2.17966986454637</text:p>
          </table:table-cell>
          <table:table-cell office:value-type="float" office:value="40" table:style-name="ce1">
            <text:p>40</text:p>
          </table:table-cell>
          <table:table-cell office:value-type="float" office:value="5.63969" table:style-name="ce1">
            <text:p>5.63969</text:p>
          </table:table-cell>
          <table:table-cell office:value-type="float" office:value="17.254167" table:style-name="ce1">
            <text:p>17.254167</text:p>
          </table:table-cell>
          <table:table-cell office:value-type="float" office:value="9.52036235" table:style-name="ce1">
            <text:p>9.52036235</text:p>
          </table:table-cell>
          <table:table-cell office:value-type="float" office:value="8.7771535" table:style-name="ce1">
            <text:p>8.7771535</text:p>
          </table:table-cell>
          <table:table-cell office:value-type="float" office:value="3.17254008815892" table:style-name="ce1">
            <text:p>3.17254008815892</text:p>
          </table:table-cell>
          <table:table-cell office:value-type="float" office:value="40" table:style-name="ce1">
            <text:p>40</text:p>
          </table:table-cell>
          <table:table-cell office:value-type="float" office:value="0.6631212577" table:style-name="ce1">
            <text:p>0.6631212577</text:p>
          </table:table-cell>
          <table:table-cell office:value-type="float" office:value="2.35450403" table:style-name="ce1">
            <text:p>2.35450403</text:p>
          </table:table-cell>
          <table:table-cell office:value-type="float" office:value="1.1805808808325" table:style-name="ce1">
            <text:p>1.1805808808325</text:p>
          </table:table-cell>
          <table:table-cell office:value-type="float" office:value="1.1057632605" table:style-name="ce1">
            <text:p>1.1057632605</text:p>
          </table:table-cell>
          <table:table-cell office:value-type="float" office:value="0.389830864792114" table:style-name="ce1">
            <text:p>0.389830864792114</text:p>
          </table:table-cell>
          <table:table-cell office:value-type="float" office:value="40" table:style-name="ce1">
            <text:p>40</text:p>
          </table:table-cell>
          <table:table-cell office:value-type="float" office:value="0.3037452155" table:style-name="ce1">
            <text:p>0.3037452155</text:p>
          </table:table-cell>
          <table:table-cell office:value-type="float" office:value="9.69679618" table:style-name="ce1">
            <text:p>9.69679618</text:p>
          </table:table-cell>
          <table:table-cell office:value-type="float" office:value="2.3773700421925" table:style-name="ce1">
            <text:p>2.3773700421925</text:p>
          </table:table-cell>
          <table:table-cell office:value-type="float" office:value="1.7115012855" table:style-name="ce1">
            <text:p>1.7115012855</text:p>
          </table:table-cell>
          <table:table-cell office:value-type="float" office:value="2.27937388480811" table:style-name="ce1">
            <text:p>2.27937388480811</text:p>
          </table:table-cell>
          <table:table-cell office:value-type="float" office:value="40" table:style-name="ce1">
            <text:p>40</text:p>
          </table:table-cell>
          <table:table-cell office:value-type="float" office:value="1.021998555" table:style-name="ce1">
            <text:p>1.021998555</text:p>
          </table:table-cell>
          <table:table-cell office:value-type="float" office:value="4.529189806" table:style-name="ce1">
            <text:p>4.529189806</text:p>
          </table:table-cell>
          <table:table-cell office:value-type="float" office:value="1.84289797235" table:style-name="ce1">
            <text:p>1.84289797235</text:p>
          </table:table-cell>
          <table:table-cell office:value-type="float" office:value="1.605008463" table:style-name="ce1">
            <text:p>1.605008463</text:p>
          </table:table-cell>
          <table:table-cell office:value-type="float" office:value="0.831614147999456" table:style-name="ce1">
            <text:p>0.831614147999456</text:p>
          </table:table-cell>
          <table:table-cell office:value-type="float" office:value="40" table:style-name="ce1">
            <text:p>40</text:p>
          </table:table-cell>
          <table:table-cell office:value-type="float" office:value="1.581533864" table:style-name="ce1">
            <text:p>1.581533864</text:p>
          </table:table-cell>
          <table:table-cell office:value-type="float" office:value="4.90381985" table:style-name="ce1">
            <text:p>4.90381985</text:p>
          </table:table-cell>
          <table:table-cell office:value-type="float" office:value="3.015548781575" table:style-name="ce1">
            <text:p>3.015548781575</text:p>
          </table:table-cell>
          <table:table-cell office:value-type="float" office:value="2.7687105555" table:style-name="ce1">
            <text:p>2.7687105555</text:p>
          </table:table-cell>
          <table:table-cell office:value-type="float" office:value="1.07503171363744" table:style-name="ce1">
            <text:p>1.07503171363744</text:p>
          </table:table-cell>
          <table:table-cell office:value-type="float" office:value="40" table:style-name="ce1">
            <text:p>40</text:p>
          </table:table-cell>
          <table:table-cell office:value-type="float" office:value="15.04553967" table:style-name="ce1">
            <text:p>15.04553967</text:p>
          </table:table-cell>
          <table:table-cell office:value-type="float" office:value="24.94952495" table:style-name="ce1">
            <text:p>24.94952495</text:p>
          </table:table-cell>
          <table:table-cell office:value-type="float" office:value="18.66609924725" table:style-name="ce1">
            <text:p>18.66609924725</text:p>
          </table:table-cell>
          <table:table-cell office:value-type="float" office:value="18.572323065" table:style-name="ce1">
            <text:p>18.572323065</text:p>
          </table:table-cell>
          <table:table-cell office:value-type="float" office:value="2.56685241197502" table:style-name="ce1">
            <text:p>2.56685241197502</text:p>
          </table:table-cell>
          <table:table-cell office:value-type="float" office:value="20" table:style-name="ce1">
            <text:p>20</text:p>
          </table:table-cell>
          <table:table-cell office:value-type="float" office:value="0.3238969645" table:style-name="ce1">
            <text:p>0.3238969645</text:p>
          </table:table-cell>
          <table:table-cell office:value-type="float" office:value="0.933805006" table:style-name="ce1">
            <text:p>0.933805006</text:p>
          </table:table-cell>
          <table:table-cell office:value-type="float" office:value="0.590458470205" table:style-name="ce1">
            <text:p>0.590458470205</text:p>
          </table:table-cell>
          <table:table-cell office:value-type="float" office:value="0.57614024145" table:style-name="ce1">
            <text:p>0.57614024145</text:p>
          </table:table-cell>
          <table:table-cell office:value-type="float" office:value="0.195489628780958" table:style-name="ce1">
            <text:p>0.195489628780958</text:p>
          </table:table-cell>
          <table:table-cell office:value-type="float" office:value="40" table:style-name="ce1">
            <text:p>40</text:p>
          </table:table-cell>
          <table:table-cell office:value-type="float" office:value="7.250655197" table:style-name="ce1">
            <text:p>7.250655197</text:p>
          </table:table-cell>
          <table:table-cell office:value-type="float" office:value="167.2362981" table:style-name="ce1">
            <text:p>167.2362981</text:p>
          </table:table-cell>
          <table:table-cell office:value-type="float" office:value="101.646835889175" table:style-name="ce1">
            <text:p>101.646835889175</text:p>
          </table:table-cell>
          <table:table-cell office:value-type="float" office:value="97.744168655" table:style-name="ce1">
            <text:p>97.744168655</text:p>
          </table:table-cell>
          <table:table-cell office:value-type="float" office:value="35.1432150429561" table:style-name="ce1">
            <text:p>35.1432150429561</text:p>
          </table:table-cell>
          <table:table-cell office:value-type="float" office:value="40" table:style-name="ce1">
            <text:p>40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713244003" table:style-name="ce1">
            <text:p>0.713244003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0962394419178602" table:style-name="ce1">
            <text:p>0.0962394419178602</text:p>
          </table:table-cell>
          <table:table-cell office:value-type="float" office:value="40" table:style-name="ce1">
            <text:p>40</text:p>
          </table:table-cell>
          <table:table-cell office:value-type="float" office:value="0.1381777032" table:style-name="ce1">
            <text:p>0.1381777032</text:p>
          </table:table-cell>
          <table:table-cell office:value-type="float" office:value="0.4100509485" table:style-name="ce1">
            <text:p>0.4100509485</text:p>
          </table:table-cell>
          <table:table-cell office:value-type="float" office:value="0.2436243041975" table:style-name="ce1">
            <text:p>0.2436243041975</text:p>
          </table:table-cell>
          <table:table-cell office:value-type="float" office:value="0.2351751125" table:style-name="ce1">
            <text:p>0.2351751125</text:p>
          </table:table-cell>
          <table:table-cell office:value-type="float" office:value="0.0787095462018418" table:style-name="ce1">
            <text:p>0.0787095462018418</text:p>
          </table:table-cell>
          <table:table-cell office:value-type="float" office:value="40" table:style-name="ce1">
            <text:p>40</text:p>
          </table:table-cell>
          <table:table-cell office:value-type="float" office:value="0.9298930574" table:style-name="ce1">
            <text:p>0.9298930574</text:p>
          </table:table-cell>
          <table:table-cell office:value-type="float" office:value="4.876692902" table:style-name="ce1">
            <text:p>4.876692902</text:p>
          </table:table-cell>
          <table:table-cell office:value-type="float" office:value="2.5412431800075" table:style-name="ce1">
            <text:p>2.5412431800075</text:p>
          </table:table-cell>
          <table:table-cell office:value-type="float" office:value="2.386893073" table:style-name="ce1">
            <text:p>2.386893073</text:p>
          </table:table-cell>
          <table:table-cell office:value-type="float" office:value="1.21626957146884" table:style-name="ce1">
            <text:p>1.21626957146884</text:p>
          </table:table-cell>
          <table:table-cell office:value-type="float" office:value="40" table:style-name="ce1">
            <text:p>40</text:p>
          </table:table-cell>
          <table:table-cell office:value-type="float" office:value="0.03196542188" table:style-name="ce1">
            <text:p>0.03196542188</text:p>
          </table:table-cell>
          <table:table-cell office:value-type="float" office:value="0.2068188938" table:style-name="ce1">
            <text:p>0.2068188938</text:p>
          </table:table-cell>
          <table:table-cell office:value-type="float" office:value="0.0779661471735" table:style-name="ce1">
            <text:p>0.0779661471735</text:p>
          </table:table-cell>
          <table:table-cell office:value-type="float" office:value="0.05830037407" table:style-name="ce1">
            <text:p>0.05830037407</text:p>
          </table:table-cell>
          <table:table-cell office:value-type="float" office:value="0.0499212134774071" table:style-name="ce1">
            <text:p>0.0499212134774071</text:p>
          </table:table-cell>
          <table:table-cell office:value-type="float" office:value="40" table:style-name="ce1">
            <text:p>40</text:p>
          </table:table-cell>
          <table:table-cell office:value-type="float" office:value="1.076121167" table:style-name="ce1">
            <text:p>1.076121167</text:p>
          </table:table-cell>
          <table:table-cell office:value-type="float" office:value="4.647587833" table:style-name="ce1">
            <text:p>4.647587833</text:p>
          </table:table-cell>
          <table:table-cell office:value-type="float" office:value="1.920864148575" table:style-name="ce1">
            <text:p>1.920864148575</text:p>
          </table:table-cell>
          <table:table-cell office:value-type="float" office:value="1.660166244" table:style-name="ce1">
            <text:p>1.660166244</text:p>
          </table:table-cell>
          <table:table-cell office:value-type="float" office:value="0.84160263473272" table:style-name="ce1">
            <text:p>0.84160263473272</text:p>
          </table:table-cell>
          <table:table-cell office:value-type="float" office:value="40" table:style-name="ce1">
            <text:p>40</text:p>
          </table:table-cell>
          <table:table-cell office:value-type="float" office:value="0.03196542188" table:style-name="ce1">
            <text:p>0.03196542188</text:p>
          </table:table-cell>
          <table:table-cell office:value-type="float" office:value="0.2068188938" table:style-name="ce1">
            <text:p>0.2068188938</text:p>
          </table:table-cell>
          <table:table-cell office:value-type="float" office:value="0.0779661471735" table:style-name="ce1">
            <text:p>0.0779661471735</text:p>
          </table:table-cell>
          <table:table-cell office:value-type="float" office:value="0.05830037407" table:style-name="ce1">
            <text:p>0.05830037407</text:p>
          </table:table-cell>
          <table:table-cell office:value-type="float" office:value="0.0499212134774071" table:style-name="ce1">
            <text:p>0.0499212134774071</text:p>
          </table:table-cell>
          <table:table-cell office:value-type="float" office:value="40" table:style-name="ce1">
            <text:p>40</text:p>
          </table:table-cell>
          <table:table-cell office:value-type="float" office:value="0.7231486194" table:style-name="ce1">
            <text:p>0.7231486194</text:p>
          </table:table-cell>
          <table:table-cell office:value-type="float" office:value="2.567554009" table:style-name="ce1">
            <text:p>2.567554009</text:p>
          </table:table-cell>
          <table:table-cell office:value-type="float" office:value="1.3031206085875" table:style-name="ce1">
            <text:p>1.3031206085875</text:p>
          </table:table-cell>
          <table:table-cell office:value-type="float" office:value="1.180860798" table:style-name="ce1">
            <text:p>1.180860798</text:p>
          </table:table-cell>
          <table:table-cell office:value-type="float" office:value="0.429256949655496" table:style-name="ce1">
            <text:p>0.429256949655496</text:p>
          </table:table-cell>
          <table:table-cell office:value-type="float" office:value="40" table:style-name="ce1">
            <text:p>40</text:p>
          </table:table-cell>
          <table:table-cell office:value-type="float" office:value="0.9613203806" table:style-name="ce1">
            <text:p>0.9613203806</text:p>
          </table:table-cell>
          <table:table-cell office:value-type="float" office:value="4.345592991" table:style-name="ce1">
            <text:p>4.345592991</text:p>
          </table:table-cell>
          <table:table-cell office:value-type="float" office:value="1.7429263414175" table:style-name="ce1">
            <text:p>1.7429263414175</text:p>
          </table:table-cell>
          <table:table-cell office:value-type="float" office:value="1.5635681075" table:style-name="ce1">
            <text:p>1.5635681075</text:p>
          </table:table-cell>
          <table:table-cell office:value-type="float" office:value="0.803460096714123" table:style-name="ce1">
            <text:p>0.803460096714123</text:p>
          </table:table-cell>
          <table:table-cell office:value-type="float" office:value="40" table:style-name="ce1">
            <text:p>40</text:p>
          </table:table-cell>
          <table:table-cell office:value-type="float" office:value="0.08317069806" table:style-name="ce1">
            <text:p>0.08317069806</text:p>
          </table:table-cell>
          <table:table-cell office:value-type="float" office:value="0.3308371859" table:style-name="ce1">
            <text:p>0.3308371859</text:p>
          </table:table-cell>
          <table:table-cell office:value-type="float" office:value="0.177937807192" table:style-name="ce1">
            <text:p>0.177937807192</text:p>
          </table:table-cell>
          <table:table-cell office:value-type="float" office:value="0.15757050635" table:style-name="ce1">
            <text:p>0.15757050635</text:p>
          </table:table-cell>
          <table:table-cell office:value-type="float" office:value="0.0756052252142229" table:style-name="ce1">
            <text:p>0.0756052252142229</text:p>
          </table:table-cell>
          <table:table-cell office:value-type="float" office:value="40" table:style-name="ce1">
            <text:p>40</text:p>
          </table:table-cell>
          <table:table-cell office:value-type="float" office:value="1.779836" table:style-name="ce1">
            <text:p>1.779836</text:p>
          </table:table-cell>
          <table:table-cell office:value-type="float" office:value="4.589052" table:style-name="ce1">
            <text:p>4.589052</text:p>
          </table:table-cell>
          <table:table-cell office:value-type="float" office:value="3.14960648" table:style-name="ce1">
            <text:p>3.14960648</text:p>
          </table:table-cell>
          <table:table-cell office:value-type="float" office:value="2.92335105" table:style-name="ce1">
            <text:p>2.92335105</text:p>
          </table:table-cell>
          <table:table-cell office:value-type="float" office:value="0.945337940571105" table:style-name="ce1">
            <text:p>0.945337940571105</text:p>
          </table:table-cell>
          <table:table-cell office:value-type="float" office:value="40" table:style-name="ce1">
            <text:p>40</text:p>
          </table:table-cell>
          <table:table-cell office:value-type="float" office:value="0.6521128903" table:style-name="ce1">
            <text:p>0.6521128903</text:p>
          </table:table-cell>
          <table:table-cell office:value-type="float" office:value="1.332671521" table:style-name="ce1">
            <text:p>1.332671521</text:p>
          </table:table-cell>
          <table:table-cell office:value-type="float" office:value="0.9767916449475" table:style-name="ce1">
            <text:p>0.9767916449475</text:p>
          </table:table-cell>
          <table:table-cell office:value-type="float" office:value="0.92722143615" table:style-name="ce1">
            <text:p>0.92722143615</text:p>
          </table:table-cell>
          <table:table-cell office:value-type="float" office:value="0.207857332361817" table:style-name="ce1">
            <text:p>0.207857332361817</text:p>
          </table:table-cell>
          <table:table-cell office:value-type="float" office:value="40" table:style-name="ce1">
            <text:p>40</text:p>
          </table:table-cell>
          <table:table-cell office:value-type="float" office:value="2022.394225" table:style-name="ce1">
            <text:p>2022.394225</text:p>
          </table:table-cell>
          <table:table-cell office:value-type="float" office:value="2544.651146" table:style-name="ce1">
            <text:p>2544.651146</text:p>
          </table:table-cell>
          <table:table-cell office:value-type="float" office:value="2272.124532275" table:style-name="ce1">
            <text:p>2272.124532275</text:p>
          </table:table-cell>
          <table:table-cell office:value-type="float" office:value="2218.390387" table:style-name="ce1">
            <text:p>2218.390387</text:p>
          </table:table-cell>
          <table:table-cell office:value-type="float" office:value="164.485585287007" table:style-name="ce1">
            <text:p>164.485585287007</text:p>
          </table:table-cell>
          <table:table-cell office:value-type="float" office:value="40" table:style-name="ce1">
            <text:p>40</text:p>
          </table:table-cell>
          <table:table-cell office:value-type="float" office:value="36.99840241" table:style-name="ce1">
            <text:p>36.99840241</text:p>
          </table:table-cell>
          <table:table-cell office:value-type="float" office:value="153.1796969" table:style-name="ce1">
            <text:p>153.1796969</text:p>
          </table:table-cell>
          <table:table-cell office:value-type="float" office:value="96.41543442625" table:style-name="ce1">
            <text:p>96.41543442625</text:p>
          </table:table-cell>
          <table:table-cell office:value-type="float" office:value="90.005339475" table:style-name="ce1">
            <text:p>90.005339475</text:p>
          </table:table-cell>
          <table:table-cell office:value-type="float" office:value="41.3093921769257" table:style-name="ce1">
            <text:p>41.3093921769257</text:p>
          </table:table-cell>
          <table:table-cell office:value-type="float" office:value="40" table:style-name="ce1">
            <text:p>40</text:p>
          </table:table-cell>
          <table:table-cell office:value-type="float" office:value="36.96705792" table:style-name="ce1">
            <text:p>36.96705792</text:p>
          </table:table-cell>
          <table:table-cell office:value-type="float" office:value="179.993667" table:style-name="ce1">
            <text:p>179.993667</text:p>
          </table:table-cell>
          <table:table-cell office:value-type="float" office:value="105.1382545095" table:style-name="ce1">
            <text:p>105.1382545095</text:p>
          </table:table-cell>
          <table:table-cell office:value-type="float" office:value="90.00640214" table:style-name="ce1">
            <text:p>90.00640214</text:p>
          </table:table-cell>
          <table:table-cell office:value-type="float" office:value="41.8283293108398" table:style-name="ce1">
            <text:p>41.8283293108398</text:p>
          </table:table-cell>
          <table:table-cell office:value-type="float" office:value="40" table:style-name="ce1">
            <text:p>40</text:p>
          </table:table-cell>
          <table:table-cell office:value-type="float" office:value="0.005383867372" table:style-name="ce1">
            <text:p>0.005383867372</text:p>
          </table:table-cell>
          <table:table-cell office:value-type="float" office:value="179.9996937" table:style-name="ce1">
            <text:p>179.9996937</text:p>
          </table:table-cell>
          <table:table-cell office:value-type="float" office:value="89.6998134419287" table:style-name="ce1">
            <text:p>89.6998134419287</text:p>
          </table:table-cell>
          <table:table-cell office:value-type="float" office:value="90.002188135" table:style-name="ce1">
            <text:p>90.002188135</text:p>
          </table:table-cell>
          <table:table-cell office:value-type="float" office:value="49.7126023862294" table:style-name="ce1">
            <text:p>49.7126023862294</text:p>
          </table:table-cell>
          <table:table-cell office:value-type="float" office:value="40" table:style-name="ce1">
            <text:p>40</text:p>
          </table:table-cell>
          <table:table-cell office:value-type="float" office:value="17.71177354" table:style-name="ce1">
            <text:p>17.71177354</text:p>
          </table:table-cell>
          <table:table-cell office:value-type="float" office:value="96.19182797" table:style-name="ce1">
            <text:p>96.19182797</text:p>
          </table:table-cell>
          <table:table-cell office:value-type="float" office:value="60.60988147075" table:style-name="ce1">
            <text:p>60.60988147075</text:p>
          </table:table-cell>
          <table:table-cell office:value-type="float" office:value="57.15359575" table:style-name="ce1">
            <text:p>57.15359575</text:p>
          </table:table-cell>
          <table:table-cell office:value-type="float" office:value="23.4039764922151" table:style-name="ce1">
            <text:p>23.4039764922151</text:p>
          </table:table-cell>
          <table:table-cell office:value-type="float" office:value="40" table:style-name="ce1">
            <text:p>40</text:p>
          </table:table-cell>
          <table:table-cell office:value-type="float" office:value="0.0007133517289" table:style-name="ce1">
            <text:p>0.0007133517289</text:p>
          </table:table-cell>
          <table:table-cell office:value-type="float" office:value="0.00737796167" table:style-name="ce1">
            <text:p>0.00737796167</text:p>
          </table:table-cell>
          <table:table-cell office:value-type="float" office:value="0.0027414802508725" table:style-name="ce1">
            <text:p>0.0027414802508725</text:p>
          </table:table-cell>
          <table:table-cell office:value-type="float" office:value="0.0019903813975" table:style-name="ce1">
            <text:p>0.0019903813975</text:p>
          </table:table-cell>
          <table:table-cell office:value-type="float" office:value="0.00191717375416834" table:style-name="ce1">
            <text:p>0.00191717375416834</text:p>
          </table:table-cell>
          <table:table-cell office:value-type="float" office:value="40" table:style-name="ce1">
            <text:p>40</text:p>
          </table:table-cell>
          <table:table-cell office:value-type="float" office:value="0.01464316295" table:style-name="ce1">
            <text:p>0.01464316295</text:p>
          </table:table-cell>
          <table:table-cell office:value-type="float" office:value="0.01853126404" table:style-name="ce1">
            <text:p>0.01853126404</text:p>
          </table:table-cell>
          <table:table-cell office:value-type="float" office:value="0.01722733142775" table:style-name="ce1">
            <text:p>0.01722733142775</text:p>
          </table:table-cell>
          <table:table-cell office:value-type="float" office:value="0.017360361705" table:style-name="ce1">
            <text:p>0.017360361705</text:p>
          </table:table-cell>
          <table:table-cell office:value-type="float" office:value="0.00103473731996353" table:style-name="ce1">
            <text:p>0.00103473731996353</text:p>
          </table:table-cell>
          <table:table-cell office:value-type="float" office:value="40" table:style-name="ce1">
            <text:p>40</text:p>
          </table:table-cell>
          <table:table-cell office:value-type="float" office:value="1.129879433" table:style-name="ce1">
            <text:p>1.129879433</text:p>
          </table:table-cell>
          <table:table-cell office:value-type="float" office:value="9.401217498" table:style-name="ce1">
            <text:p>9.401217498</text:p>
          </table:table-cell>
          <table:table-cell office:value-type="float" office:value="3.1781525874" table:style-name="ce1">
            <text:p>3.1781525874</text:p>
          </table:table-cell>
          <table:table-cell office:value-type="float" office:value="2.918523436" table:style-name="ce1">
            <text:p>2.918523436</text:p>
          </table:table-cell>
          <table:table-cell office:value-type="float" office:value="1.92501564399075" table:style-name="ce1">
            <text:p>1.92501564399075</text:p>
          </table:table-cell>
          <table:table-cell office:value-type="float" office:value="40" table:style-name="ce1">
            <text:p>40</text:p>
          </table:table-cell>
          <table:table-cell office:value-type="float" office:value="4.707294104" table:style-name="ce1">
            <text:p>4.707294104</text:p>
          </table:table-cell>
          <table:table-cell office:value-type="float" office:value="392.6134305" table:style-name="ce1">
            <text:p>392.6134305</text:p>
          </table:table-cell>
          <table:table-cell office:value-type="float" office:value="99.653482418825" table:style-name="ce1">
            <text:p>99.653482418825</text:p>
          </table:table-cell>
          <table:table-cell office:value-type="float" office:value="86.15294511" table:style-name="ce1">
            <text:p>86.15294511</text:p>
          </table:table-cell>
          <table:table-cell office:value-type="float" office:value="93.6066735092614" table:style-name="ce1">
            <text:p>93.6066735092614</text:p>
          </table:table-cell>
          <table:table-cell office:value-type="float" office:value="40" table:style-name="ce1">
            <text:p>40</text:p>
          </table:table-cell>
          <table:table-cell office:value-type="float" office:value="0.157794345" table:style-name="ce1">
            <text:p>0.157794345</text:p>
          </table:table-cell>
          <table:table-cell office:value-type="float" office:value="4.288811339" table:style-name="ce1">
            <text:p>4.288811339</text:p>
          </table:table-cell>
          <table:table-cell office:value-type="float" office:value="0.9093808196925" table:style-name="ce1">
            <text:p>0.9093808196925</text:p>
          </table:table-cell>
          <table:table-cell office:value-type="float" office:value="0.58852248785" table:style-name="ce1">
            <text:p>0.58852248785</text:p>
          </table:table-cell>
          <table:table-cell office:value-type="float" office:value="0.84771430615902" table:style-name="ce1">
            <text:p>0.84771430615902</text:p>
          </table:table-cell>
          <table:table-cell office:value-type="float" office:value="37" table:style-name="ce1">
            <text:p>37</text:p>
          </table:table-cell>
          <table:table-cell office:value-type="float" office:value="0.4414209603" table:style-name="ce1">
            <text:p>0.4414209603</text:p>
          </table:table-cell>
          <table:table-cell office:value-type="float" office:value="5.05550126" table:style-name="ce1">
            <text:p>5.05550126</text:p>
          </table:table-cell>
          <table:table-cell office:value-type="float" office:value="1.53219053036757" table:style-name="ce1">
            <text:p>1.53219053036757</text:p>
          </table:table-cell>
          <table:table-cell office:value-type="float" office:value="0.9774029038" table:style-name="ce1">
            <text:p>0.9774029038</text:p>
          </table:table-cell>
          <table:table-cell office:value-type="float" office:value="1.22277982535772" table:style-name="ce1">
            <text:p>1.22277982535772</text:p>
          </table:table-cell>
        </table:table-row>
        <table:table-row table:style-name="ro1">
          <table:table-cell office:value-type="string" table:style-name="ce1">
            <text:p>100x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0-20%</text:p>
          </table:table-cell>
          <table:table-cell office:value-type="float" office:value="21" table:style-name="ce1">
            <text:p>21</text:p>
          </table:table-cell>
          <table:table-cell office:value-type="float" office:value="10.05148405" table:style-name="ce1">
            <text:p>10.05148405</text:p>
          </table:table-cell>
          <table:table-cell office:value-type="float" office:value="19.88476556" table:style-name="ce1">
            <text:p>19.88476556</text:p>
          </table:table-cell>
          <table:table-cell office:value-type="float" office:value="13.603283197619" table:style-name="ce1">
            <text:p>13.603283197619</text:p>
          </table:table-cell>
          <table:table-cell office:value-type="float" office:value="11.83995024" table:style-name="ce1">
            <text:p>11.83995024</text:p>
          </table:table-cell>
          <table:table-cell office:value-type="float" office:value="3.6126227875404" table:style-name="ce1">
            <text:p>3.6126227875404</text:p>
          </table:table-cell>
          <table:table-cell office:value-type="float" office:value="21" table:style-name="ce1">
            <text:p>21</text:p>
          </table:table-cell>
          <table:table-cell office:value-type="float" office:value="0.9621046084" table:style-name="ce1">
            <text:p>0.9621046084</text:p>
          </table:table-cell>
          <table:table-cell office:value-type="float" office:value="2.521515703" table:style-name="ce1">
            <text:p>2.521515703</text:p>
          </table:table-cell>
          <table:table-cell office:value-type="float" office:value="1.63070683072857" table:style-name="ce1">
            <text:p>1.63070683072857</text:p>
          </table:table-cell>
          <table:table-cell office:value-type="float" office:value="1.587696845" table:style-name="ce1">
            <text:p>1.587696845</text:p>
          </table:table-cell>
          <table:table-cell office:value-type="float" office:value="0.543869297707681" table:style-name="ce1">
            <text:p>0.543869297707681</text:p>
          </table:table-cell>
          <table:table-cell office:value-type="float" office:value="21" table:style-name="ce1">
            <text:p>21</text:p>
          </table:table-cell>
          <table:table-cell office:value-type="float" office:value="-0.3601006698" table:style-name="ce1">
            <text:p>-0.3601006698</text:p>
          </table:table-cell>
          <table:table-cell office:value-type="float" office:value="2.971046905" table:style-name="ce1">
            <text:p>2.971046905</text:p>
          </table:table-cell>
          <table:table-cell office:value-type="float" office:value="0.533195666326143" table:style-name="ce1">
            <text:p>0.533195666326143</text:p>
          </table:table-cell>
          <table:table-cell office:value-type="float" office:value="0.09973390055" table:style-name="ce1">
            <text:p>0.09973390055</text:p>
          </table:table-cell>
          <table:table-cell office:value-type="float" office:value="1.08341656200032" table:style-name="ce1">
            <text:p>1.08341656200032</text:p>
          </table:table-cell>
          <table:table-cell office:value-type="float" office:value="21" table:style-name="ce1">
            <text:p>21</text:p>
          </table:table-cell>
          <table:table-cell office:value-type="float" office:value="2.635377389" table:style-name="ce1">
            <text:p>2.635377389</text:p>
          </table:table-cell>
          <table:table-cell office:value-type="float" office:value="21.02096348" table:style-name="ce1">
            <text:p>21.02096348</text:p>
          </table:table-cell>
          <table:table-cell office:value-type="float" office:value="6.20018500828571" table:style-name="ce1">
            <text:p>6.20018500828571</text:p>
          </table:table-cell>
          <table:table-cell office:value-type="float" office:value="3.520411724" table:style-name="ce1">
            <text:p>3.520411724</text:p>
          </table:table-cell>
          <table:table-cell office:value-type="float" office:value="6.14902299966821" table:style-name="ce1">
            <text:p>6.14902299966821</text:p>
          </table:table-cell>
          <table:table-cell office:value-type="float" office:value="21" table:style-name="ce1">
            <text:p>21</text:p>
          </table:table-cell>
          <table:table-cell office:value-type="float" office:value="2.306105" table:style-name="ce1">
            <text:p>2.306105</text:p>
          </table:table-cell>
          <table:table-cell office:value-type="float" office:value="16.758899" table:style-name="ce1">
            <text:p>16.758899</text:p>
          </table:table-cell>
          <table:table-cell office:value-type="float" office:value="6.76702152380952" table:style-name="ce1">
            <text:p>6.76702152380952</text:p>
          </table:table-cell>
          <table:table-cell office:value-type="float" office:value="4.873684" table:style-name="ce1">
            <text:p>4.873684</text:p>
          </table:table-cell>
          <table:table-cell office:value-type="float" office:value="4.48972421242203" table:style-name="ce1">
            <text:p>4.48972421242203</text:p>
          </table:table-cell>
          <table:table-cell office:value-type="float" office:value="21" table:style-name="ce1">
            <text:p>21</text:p>
          </table:table-cell>
          <table:table-cell office:value-type="float" office:value="3.07663" table:style-name="ce1">
            <text:p>3.07663</text:p>
          </table:table-cell>
          <table:table-cell office:value-type="float" office:value="8.313511" table:style-name="ce1">
            <text:p>8.313511</text:p>
          </table:table-cell>
          <table:table-cell office:value-type="float" office:value="4.59584223809524" table:style-name="ce1">
            <text:p>4.59584223809524</text:p>
          </table:table-cell>
          <table:table-cell office:value-type="float" office:value="4.20455" table:style-name="ce1">
            <text:p>4.20455</text:p>
          </table:table-cell>
          <table:table-cell office:value-type="float" office:value="1.49375883274908" table:style-name="ce1">
            <text:p>1.49375883274908</text:p>
          </table:table-cell>
          <table:table-cell office:value-type="float" office:value="21" table:style-name="ce1">
            <text:p>21</text:p>
          </table:table-cell>
          <table:table-cell office:value-type="float" office:value="5.599004" table:style-name="ce1">
            <text:p>5.599004</text:p>
          </table:table-cell>
          <table:table-cell office:value-type="float" office:value="21.679156" table:style-name="ce1">
            <text:p>21.679156</text:p>
          </table:table-cell>
          <table:table-cell office:value-type="float" office:value="11.3628637619048" table:style-name="ce1">
            <text:p>11.3628637619048</text:p>
          </table:table-cell>
          <table:table-cell office:value-type="float" office:value="9.036101" table:style-name="ce1">
            <text:p>9.036101</text:p>
          </table:table-cell>
          <table:table-cell office:value-type="float" office:value="5.2206833498316" table:style-name="ce1">
            <text:p>5.2206833498316</text:p>
          </table:table-cell>
          <table:table-cell office:value-type="float" office:value="21" table:style-name="ce1">
            <text:p>21</text:p>
          </table:table-cell>
          <table:table-cell office:value-type="float" office:value="0.7806346896" table:style-name="ce1">
            <text:p>0.7806346896</text:p>
          </table:table-cell>
          <table:table-cell office:value-type="float" office:value="1.897087483" table:style-name="ce1">
            <text:p>1.897087483</text:p>
          </table:table-cell>
          <table:table-cell office:value-type="float" office:value="1.22647758073333" table:style-name="ce1">
            <text:p>1.22647758073333</text:p>
          </table:table-cell>
          <table:table-cell office:value-type="float" office:value="1.264104214" table:style-name="ce1">
            <text:p>1.264104214</text:p>
          </table:table-cell>
          <table:table-cell office:value-type="float" office:value="0.385962074769967" table:style-name="ce1">
            <text:p>0.385962074769967</text:p>
          </table:table-cell>
          <table:table-cell office:value-type="float" office:value="21" table:style-name="ce1">
            <text:p>21</text:p>
          </table:table-cell>
          <table:table-cell office:value-type="float" office:value="0.2107577466" table:style-name="ce1">
            <text:p>0.2107577466</text:p>
          </table:table-cell>
          <table:table-cell office:value-type="float" office:value="8.963865099" table:style-name="ce1">
            <text:p>8.963865099</text:p>
          </table:table-cell>
          <table:table-cell office:value-type="float" office:value="1.9787451170619" table:style-name="ce1">
            <text:p>1.9787451170619</text:p>
          </table:table-cell>
          <table:table-cell office:value-type="float" office:value="0.7631082659" table:style-name="ce1">
            <text:p>0.7631082659</text:p>
          </table:table-cell>
          <table:table-cell office:value-type="float" office:value="2.91775599587328" table:style-name="ce1">
            <text:p>2.91775599587328</text:p>
          </table:table-cell>
          <table:table-cell office:value-type="float" office:value="21" table:style-name="ce1">
            <text:p>21</text:p>
          </table:table-cell>
          <table:table-cell office:value-type="float" office:value="1.252027616" table:style-name="ce1">
            <text:p>1.252027616</text:p>
          </table:table-cell>
          <table:table-cell office:value-type="float" office:value="2.998793617" table:style-name="ce1">
            <text:p>2.998793617</text:p>
          </table:table-cell>
          <table:table-cell office:value-type="float" office:value="1.78513464871429" table:style-name="ce1">
            <text:p>1.78513464871429</text:p>
          </table:table-cell>
          <table:table-cell office:value-type="float" office:value="1.655041428" table:style-name="ce1">
            <text:p>1.655041428</text:p>
          </table:table-cell>
          <table:table-cell office:value-type="float" office:value="0.596118629203577" table:style-name="ce1">
            <text:p>0.596118629203577</text:p>
          </table:table-cell>
          <table:table-cell office:value-type="float" office:value="21" table:style-name="ce1">
            <text:p>21</text:p>
          </table:table-cell>
          <table:table-cell office:value-type="float" office:value="1.860410044" table:style-name="ce1">
            <text:p>1.860410044</text:p>
          </table:table-cell>
          <table:table-cell office:value-type="float" office:value="6.231784996" table:style-name="ce1">
            <text:p>6.231784996</text:p>
          </table:table-cell>
          <table:table-cell office:value-type="float" office:value="3.12168948190476" table:style-name="ce1">
            <text:p>3.12168948190476</text:p>
          </table:table-cell>
          <table:table-cell office:value-type="float" office:value="3.290136312" table:style-name="ce1">
            <text:p>3.290136312</text:p>
          </table:table-cell>
          <table:table-cell office:value-type="float" office:value="1.12281761026141" table:style-name="ce1">
            <text:p>1.12281761026141</text:p>
          </table:table-cell>
          <table:table-cell office:value-type="float" office:value="21" table:style-name="ce1">
            <text:p>21</text:p>
          </table:table-cell>
          <table:table-cell office:value-type="float" office:value="12.66522627" table:style-name="ce1">
            <text:p>12.66522627</text:p>
          </table:table-cell>
          <table:table-cell office:value-type="float" office:value="20.90244018" table:style-name="ce1">
            <text:p>20.90244018</text:p>
          </table:table-cell>
          <table:table-cell office:value-type="float" office:value="17.3564029890476" table:style-name="ce1">
            <text:p>17.3564029890476</text:p>
          </table:table-cell>
          <table:table-cell office:value-type="float" office:value="18.71192321" table:style-name="ce1">
            <text:p>18.71192321</text:p>
          </table:table-cell>
          <table:table-cell office:value-type="float" office:value="3.02026512073955" table:style-name="ce1">
            <text:p>3.02026512073955</text:p>
          </table:table-cell>
          <table:table-cell office:value-type="float" office:value="18" table:style-name="ce1">
            <text:p>18</text:p>
          </table:table-cell>
          <table:table-cell office:value-type="float" office:value="0.1913278322" table:style-name="ce1">
            <text:p>0.1913278322</text:p>
          </table:table-cell>
          <table:table-cell office:value-type="float" office:value="0.6931333708" table:style-name="ce1">
            <text:p>0.6931333708</text:p>
          </table:table-cell>
          <table:table-cell office:value-type="float" office:value="0.521762515244445" table:style-name="ce1">
            <text:p>0.521762515244445</text:p>
          </table:table-cell>
          <table:table-cell office:value-type="float" office:value="0.62934594725" table:style-name="ce1">
            <text:p>0.62934594725</text:p>
          </table:table-cell>
          <table:table-cell office:value-type="float" office:value="0.178816141908391" table:style-name="ce1">
            <text:p>0.178816141908391</text:p>
          </table:table-cell>
          <table:table-cell office:value-type="float" office:value="21" table:style-name="ce1">
            <text:p>21</text:p>
          </table:table-cell>
          <table:table-cell office:value-type="float" office:value="3.739768631" table:style-name="ce1">
            <text:p>3.739768631</text:p>
          </table:table-cell>
          <table:table-cell office:value-type="float" office:value="176.9911768" table:style-name="ce1">
            <text:p>176.9911768</text:p>
          </table:table-cell>
          <table:table-cell office:value-type="float" office:value="61.5722237929048" table:style-name="ce1">
            <text:p>61.5722237929048</text:p>
          </table:table-cell>
          <table:table-cell office:value-type="float" office:value="58.50751487" table:style-name="ce1">
            <text:p>58.50751487</text:p>
          </table:table-cell>
          <table:table-cell office:value-type="float" office:value="56.8456061129722" table:style-name="ce1">
            <text:p>56.8456061129722</text:p>
          </table:table-cell>
          <table:table-cell office:value-type="float" office:value="21" table:style-name="ce1">
            <text:p>21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773334157090476" table:style-name="ce1">
            <text:p>0.773334157090476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112312078637821" table:style-name="ce1">
            <text:p>0.112312078637821</text:p>
          </table:table-cell>
          <table:table-cell office:value-type="float" office:value="21" table:style-name="ce1">
            <text:p>21</text:p>
          </table:table-cell>
          <table:table-cell office:value-type="float" office:value="0.2132968867" table:style-name="ce1">
            <text:p>0.2132968867</text:p>
          </table:table-cell>
          <table:table-cell office:value-type="float" office:value="0.539901717" table:style-name="ce1">
            <text:p>0.539901717</text:p>
          </table:table-cell>
          <table:table-cell office:value-type="float" office:value="0.321471164823809" table:style-name="ce1">
            <text:p>0.321471164823809</text:p>
          </table:table-cell>
          <table:table-cell office:value-type="float" office:value="0.3032089133" table:style-name="ce1">
            <text:p>0.3032089133</text:p>
          </table:table-cell>
          <table:table-cell office:value-type="float" office:value="0.081714570082212" table:style-name="ce1">
            <text:p>0.081714570082212</text:p>
          </table:table-cell>
          <table:table-cell office:value-type="float" office:value="21" table:style-name="ce1">
            <text:p>21</text:p>
          </table:table-cell>
          <table:table-cell office:value-type="float" office:value="2.147368006" table:style-name="ce1">
            <text:p>2.147368006</text:p>
          </table:table-cell>
          <table:table-cell office:value-type="float" office:value="7.191813011" table:style-name="ce1">
            <text:p>7.191813011</text:p>
          </table:table-cell>
          <table:table-cell office:value-type="float" office:value="3.87715933314286" table:style-name="ce1">
            <text:p>3.87715933314286</text:p>
          </table:table-cell>
          <table:table-cell office:value-type="float" office:value="3.656965739" table:style-name="ce1">
            <text:p>3.656965739</text:p>
          </table:table-cell>
          <table:table-cell office:value-type="float" office:value="1.33506097946929" table:style-name="ce1">
            <text:p>1.33506097946929</text:p>
          </table:table-cell>
          <table:table-cell office:value-type="float" office:value="21" table:style-name="ce1">
            <text:p>21</text:p>
          </table:table-cell>
          <table:table-cell office:value-type="float" office:value="0.03315511149" table:style-name="ce1">
            <text:p>0.03315511149</text:p>
          </table:table-cell>
          <table:table-cell office:value-type="float" office:value="0.2413077875" table:style-name="ce1">
            <text:p>0.2413077875</text:p>
          </table:table-cell>
          <table:table-cell office:value-type="float" office:value="0.108218189554286" table:style-name="ce1">
            <text:p>0.108218189554286</text:p>
          </table:table-cell>
          <table:table-cell office:value-type="float" office:value="0.07640578968" table:style-name="ce1">
            <text:p>0.07640578968</text:p>
          </table:table-cell>
          <table:table-cell office:value-type="float" office:value="0.0690567918815728" table:style-name="ce1">
            <text:p>0.0690567918815728</text:p>
          </table:table-cell>
          <table:table-cell office:value-type="float" office:value="21" table:style-name="ce1">
            <text:p>21</text:p>
          </table:table-cell>
          <table:table-cell office:value-type="float" office:value="1.285182424" table:style-name="ce1">
            <text:p>1.285182424</text:p>
          </table:table-cell>
          <table:table-cell office:value-type="float" office:value="3.090124143" table:style-name="ce1">
            <text:p>3.090124143</text:p>
          </table:table-cell>
          <table:table-cell office:value-type="float" office:value="1.89335284666667" table:style-name="ce1">
            <text:p>1.89335284666667</text:p>
          </table:table-cell>
          <table:table-cell office:value-type="float" office:value="1.865135415" table:style-name="ce1">
            <text:p>1.865135415</text:p>
          </table:table-cell>
          <table:table-cell office:value-type="float" office:value="0.611137697489287" table:style-name="ce1">
            <text:p>0.611137697489287</text:p>
          </table:table-cell>
          <table:table-cell office:value-type="float" office:value="21" table:style-name="ce1">
            <text:p>21</text:p>
          </table:table-cell>
          <table:table-cell office:value-type="float" office:value="0.03315511149" table:style-name="ce1">
            <text:p>0.03315511149</text:p>
          </table:table-cell>
          <table:table-cell office:value-type="float" office:value="0.2413077875" table:style-name="ce1">
            <text:p>0.2413077875</text:p>
          </table:table-cell>
          <table:table-cell office:value-type="float" office:value="0.108218189554286" table:style-name="ce1">
            <text:p>0.108218189554286</text:p>
          </table:table-cell>
          <table:table-cell office:value-type="float" office:value="0.07640578968" table:style-name="ce1">
            <text:p>0.07640578968</text:p>
          </table:table-cell>
          <table:table-cell office:value-type="float" office:value="0.0690567918815728" table:style-name="ce1">
            <text:p>0.0690567918815728</text:p>
          </table:table-cell>
          <table:table-cell office:value-type="float" office:value="21" table:style-name="ce1">
            <text:p>21</text:p>
          </table:table-cell>
          <table:table-cell office:value-type="float" office:value="0.8513784393" table:style-name="ce1">
            <text:p>0.8513784393</text:p>
          </table:table-cell>
          <table:table-cell office:value-type="float" office:value="2.16742394" table:style-name="ce1">
            <text:p>2.16742394</text:p>
          </table:table-cell>
          <table:table-cell office:value-type="float" office:value="1.3873707375619" table:style-name="ce1">
            <text:p>1.3873707375619</text:p>
          </table:table-cell>
          <table:table-cell office:value-type="float" office:value="1.534756362" table:style-name="ce1">
            <text:p>1.534756362</text:p>
          </table:table-cell>
          <table:table-cell office:value-type="float" office:value="0.440226383974437" table:style-name="ce1">
            <text:p>0.440226383974437</text:p>
          </table:table-cell>
          <table:table-cell office:value-type="float" office:value="21" table:style-name="ce1">
            <text:p>21</text:p>
          </table:table-cell>
          <table:table-cell office:value-type="float" office:value="1.181889924" table:style-name="ce1">
            <text:p>1.181889924</text:p>
          </table:table-cell>
          <table:table-cell office:value-type="float" office:value="2.85673206" table:style-name="ce1">
            <text:p>2.85673206</text:p>
          </table:table-cell>
          <table:table-cell office:value-type="float" office:value="1.71806607195238" table:style-name="ce1">
            <text:p>1.71806607195238</text:p>
          </table:table-cell>
          <table:table-cell office:value-type="float" office:value="1.675560638" table:style-name="ce1">
            <text:p>1.675560638</text:p>
          </table:table-cell>
          <table:table-cell office:value-type="float" office:value="0.552129405265537" table:style-name="ce1">
            <text:p>0.552129405265537</text:p>
          </table:table-cell>
          <table:table-cell office:value-type="float" office:value="21" table:style-name="ce1">
            <text:p>21</text:p>
          </table:table-cell>
          <table:table-cell office:value-type="float" office:value="0.1030088661" table:style-name="ce1">
            <text:p>0.1030088661</text:p>
          </table:table-cell>
          <table:table-cell office:value-type="float" office:value="0.4107375108" table:style-name="ce1">
            <text:p>0.4107375108</text:p>
          </table:table-cell>
          <table:table-cell office:value-type="float" office:value="0.175286774771429" table:style-name="ce1">
            <text:p>0.175286774771429</text:p>
          </table:table-cell>
          <table:table-cell office:value-type="float" office:value="0.1731105566" table:style-name="ce1">
            <text:p>0.1731105566</text:p>
          </table:table-cell>
          <table:table-cell office:value-type="float" office:value="0.0712951123229238" table:style-name="ce1">
            <text:p>0.0712951123229238</text:p>
          </table:table-cell>
          <table:table-cell office:value-type="float" office:value="21" table:style-name="ce1">
            <text:p>21</text:p>
          </table:table-cell>
          <table:table-cell office:value-type="float" office:value="2.6256" table:style-name="ce1">
            <text:p>2.6256</text:p>
          </table:table-cell>
          <table:table-cell office:value-type="float" office:value="6.21459" table:style-name="ce1">
            <text:p>6.21459</text:p>
          </table:table-cell>
          <table:table-cell office:value-type="float" office:value="3.70125111752381" table:style-name="ce1">
            <text:p>3.70125111752381</text:p>
          </table:table-cell>
          <table:table-cell office:value-type="float" office:value="3.640133667" table:style-name="ce1">
            <text:p>3.640133667</text:p>
          </table:table-cell>
          <table:table-cell office:value-type="float" office:value="0.87339417998192" table:style-name="ce1">
            <text:p>0.87339417998192</text:p>
          </table:table-cell>
          <table:table-cell office:value-type="float" office:value="21" table:style-name="ce1">
            <text:p>21</text:p>
          </table:table-cell>
          <table:table-cell office:value-type="float" office:value="0.936074248" table:style-name="ce1">
            <text:p>0.936074248</text:p>
          </table:table-cell>
          <table:table-cell office:value-type="float" office:value="1.754694328" table:style-name="ce1">
            <text:p>1.754694328</text:p>
          </table:table-cell>
          <table:table-cell office:value-type="float" office:value="1.16238667536667" table:style-name="ce1">
            <text:p>1.16238667536667</text:p>
          </table:table-cell>
          <table:table-cell office:value-type="float" office:value="1.063392499" table:style-name="ce1">
            <text:p>1.063392499</text:p>
          </table:table-cell>
          <table:table-cell office:value-type="float" office:value="0.252080218183741" table:style-name="ce1">
            <text:p>0.252080218183741</text:p>
          </table:table-cell>
          <table:table-cell office:value-type="float" office:value="21" table:style-name="ce1">
            <text:p>21</text:p>
          </table:table-cell>
          <table:table-cell office:value-type="float" office:value="2152.425698" table:style-name="ce1">
            <text:p>2152.425698</text:p>
          </table:table-cell>
          <table:table-cell office:value-type="float" office:value="2719.018093" table:style-name="ce1">
            <text:p>2719.018093</text:p>
          </table:table-cell>
          <table:table-cell office:value-type="float" office:value="2420.46587485714" table:style-name="ce1">
            <text:p>2420.46587485714</text:p>
          </table:table-cell>
          <table:table-cell office:value-type="float" office:value="2385.236678" table:style-name="ce1">
            <text:p>2385.236678</text:p>
          </table:table-cell>
          <table:table-cell office:value-type="float" office:value="165.755975889019" table:style-name="ce1">
            <text:p>165.755975889019</text:p>
          </table:table-cell>
          <table:table-cell office:value-type="float" office:value="21" table:style-name="ce1">
            <text:p>21</text:p>
          </table:table-cell>
          <table:table-cell office:value-type="float" office:value="0.01758599788" table:style-name="ce1">
            <text:p>0.01758599788</text:p>
          </table:table-cell>
          <table:table-cell office:value-type="float" office:value="179.994501" table:style-name="ce1">
            <text:p>179.994501</text:p>
          </table:table-cell>
          <table:table-cell office:value-type="float" office:value="82.7014005013838" table:style-name="ce1">
            <text:p>82.7014005013838</text:p>
          </table:table-cell>
          <table:table-cell office:value-type="float" office:value="90.00171748" table:style-name="ce1">
            <text:p>90.00171748</text:p>
          </table:table-cell>
          <table:table-cell office:value-type="float" office:value="54.4294959478975" table:style-name="ce1">
            <text:p>54.4294959478975</text:p>
          </table:table-cell>
          <table:table-cell office:value-type="float" office:value="21" table:style-name="ce1">
            <text:p>21</text:p>
          </table:table-cell>
          <table:table-cell office:value-type="float" office:value="30.28814594" table:style-name="ce1">
            <text:p>30.28814594</text:p>
          </table:table-cell>
          <table:table-cell office:value-type="float" office:value="179.9926615" table:style-name="ce1">
            <text:p>179.9926615</text:p>
          </table:table-cell>
          <table:table-cell office:value-type="float" office:value="79.7785021333333" table:style-name="ce1">
            <text:p>79.7785021333333</text:p>
          </table:table-cell>
          <table:table-cell office:value-type="float" office:value="56.52063275" table:style-name="ce1">
            <text:p>56.52063275</text:p>
          </table:table-cell>
          <table:table-cell office:value-type="float" office:value="57.3615286480526" table:style-name="ce1">
            <text:p>57.3615286480526</text:p>
          </table:table-cell>
          <table:table-cell office:value-type="float" office:value="21" table:style-name="ce1">
            <text:p>21</text:p>
          </table:table-cell>
          <table:table-cell office:value-type="float" office:value="20.4547003" table:style-name="ce1">
            <text:p>20.4547003</text:p>
          </table:table-cell>
          <table:table-cell office:value-type="float" office:value="179.9937363" table:style-name="ce1">
            <text:p>179.9937363</text:p>
          </table:table-cell>
          <table:table-cell office:value-type="float" office:value="83.9083480880952" table:style-name="ce1">
            <text:p>83.9083480880952</text:p>
          </table:table-cell>
          <table:table-cell office:value-type="float" office:value="56.51809272" table:style-name="ce1">
            <text:p>56.51809272</text:p>
          </table:table-cell>
          <table:table-cell office:value-type="float" office:value="60.8518330035504" table:style-name="ce1">
            <text:p>60.8518330035504</text:p>
          </table:table-cell>
          <table:table-cell office:value-type="float" office:value="21" table:style-name="ce1">
            <text:p>21</text:p>
          </table:table-cell>
          <table:table-cell office:value-type="float" office:value="46.40116028" table:style-name="ce1">
            <text:p>46.40116028</text:p>
          </table:table-cell>
          <table:table-cell office:value-type="float" office:value="96.21144046" table:style-name="ce1">
            <text:p>96.21144046</text:p>
          </table:table-cell>
          <table:table-cell office:value-type="float" office:value="64.8270514990476" table:style-name="ce1">
            <text:p>64.8270514990476</text:p>
          </table:table-cell>
          <table:table-cell office:value-type="float" office:value="66.81166001" table:style-name="ce1">
            <text:p>66.81166001</text:p>
          </table:table-cell>
          <table:table-cell office:value-type="float" office:value="13.0419923748851" table:style-name="ce1">
            <text:p>13.0419923748851</text:p>
          </table:table-cell>
          <table:table-cell office:value-type="float" office:value="21" table:style-name="ce1">
            <text:p>21</text:p>
          </table:table-cell>
          <table:table-cell office:value-type="float" office:value="0.001740930523" table:style-name="ce1">
            <text:p>0.001740930523</text:p>
          </table:table-cell>
          <table:table-cell office:value-type="float" office:value="0.003556413776" table:style-name="ce1">
            <text:p>0.003556413776</text:p>
          </table:table-cell>
          <table:table-cell office:value-type="float" office:value="0.0026474510867619" table:style-name="ce1">
            <text:p>0.0026474510867619</text:p>
          </table:table-cell>
          <table:table-cell office:value-type="float" office:value="0.002715630263" table:style-name="ce1">
            <text:p>0.002715630263</text:p>
          </table:table-cell>
          <table:table-cell office:value-type="float" office:value="0.0005640236708964" table:style-name="ce1">
            <text:p>0.0005640236708964</text:p>
          </table:table-cell>
          <table:table-cell office:value-type="float" office:value="21" table:style-name="ce1">
            <text:p>21</text:p>
          </table:table-cell>
          <table:table-cell office:value-type="float" office:value="0.01639714277" table:style-name="ce1">
            <text:p>0.01639714277</text:p>
          </table:table-cell>
          <table:table-cell office:value-type="float" office:value="0.01892800391" table:style-name="ce1">
            <text:p>0.01892800391</text:p>
          </table:table-cell>
          <table:table-cell office:value-type="float" office:value="0.017764919677619" table:style-name="ce1">
            <text:p>0.017764919677619</text:p>
          </table:table-cell>
          <table:table-cell office:value-type="float" office:value="0.01764318705" table:style-name="ce1">
            <text:p>0.01764318705</text:p>
          </table:table-cell>
          <table:table-cell office:value-type="float" office:value="0.000807030189172524" table:style-name="ce1">
            <text:p>0.000807030189172524</text:p>
          </table:table-cell>
          <table:table-cell office:value-type="float" office:value="21" table:style-name="ce1">
            <text:p>21</text:p>
          </table:table-cell>
          <table:table-cell office:value-type="float" office:value="1.999155248" table:style-name="ce1">
            <text:p>1.999155248</text:p>
          </table:table-cell>
          <table:table-cell office:value-type="float" office:value="11.28928483" table:style-name="ce1">
            <text:p>11.28928483</text:p>
          </table:table-cell>
          <table:table-cell office:value-type="float" office:value="4.92243935685714" table:style-name="ce1">
            <text:p>4.92243935685714</text:p>
          </table:table-cell>
          <table:table-cell office:value-type="float" office:value="4.51543877" table:style-name="ce1">
            <text:p>4.51543877</text:p>
          </table:table-cell>
          <table:table-cell office:value-type="float" office:value="2.26958582727023" table:style-name="ce1">
            <text:p>2.26958582727023</text:p>
          </table:table-cell>
          <table:table-cell office:value-type="float" office:value="21" table:style-name="ce1">
            <text:p>21</text:p>
          </table:table-cell>
          <table:table-cell office:value-type="float" office:value="4.419017355" table:style-name="ce1">
            <text:p>4.419017355</text:p>
          </table:table-cell>
          <table:table-cell office:value-type="float" office:value="252.2584773" table:style-name="ce1">
            <text:p>252.2584773</text:p>
          </table:table-cell>
          <table:table-cell office:value-type="float" office:value="59.5687342728095" table:style-name="ce1">
            <text:p>59.5687342728095</text:p>
          </table:table-cell>
          <table:table-cell office:value-type="float" office:value="12.93901895" table:style-name="ce1">
            <text:p>12.93901895</text:p>
          </table:table-cell>
          <table:table-cell office:value-type="float" office:value="75.1213207350649" table:style-name="ce1">
            <text:p>75.1213207350649</text:p>
          </table:table-cell>
          <table:table-cell office:value-type="float" office:value="21" table:style-name="ce1">
            <text:p>21</text:p>
          </table:table-cell>
          <table:table-cell office:value-type="float" office:value="0.2587146583" table:style-name="ce1">
            <text:p>0.2587146583</text:p>
          </table:table-cell>
          <table:table-cell office:value-type="float" office:value="3.080181656" table:style-name="ce1">
            <text:p>3.080181656</text:p>
          </table:table-cell>
          <table:table-cell office:value-type="float" office:value="0.754964119404762" table:style-name="ce1">
            <text:p>0.754964119404762</text:p>
          </table:table-cell>
          <table:table-cell office:value-type="float" office:value="0.4709893504" table:style-name="ce1">
            <text:p>0.4709893504</text:p>
          </table:table-cell>
          <table:table-cell office:value-type="float" office:value="0.733241985998658" table:style-name="ce1">
            <text:p>0.733241985998658</text:p>
          </table:table-cell>
          <table:table-cell office:value-type="float" office:value="21" table:style-name="ce1">
            <text:p>21</text:p>
          </table:table-cell>
          <table:table-cell office:value-type="float" office:value="0.5082758204" table:style-name="ce1">
            <text:p>0.5082758204</text:p>
          </table:table-cell>
          <table:table-cell office:value-type="float" office:value="9.027625469" table:style-name="ce1">
            <text:p>9.027625469</text:p>
          </table:table-cell>
          <table:table-cell office:value-type="float" office:value="1.4772838054" table:style-name="ce1">
            <text:p>1.4772838054</text:p>
          </table:table-cell>
          <table:table-cell office:value-type="float" office:value="0.9267406973" table:style-name="ce1">
            <text:p>0.9267406973</text:p>
          </table:table-cell>
          <table:table-cell office:value-type="float" office:value="1.89169051188957" table:style-name="ce1">
            <text:p>1.89169051188957</text:p>
          </table:table-cell>
        </table:table-row>
        <table:table-row table:style-name="ro1">
          <table:table-cell office:value-type="string" table:style-name="ce1">
            <text:p>100x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≥20%</text:p>
          </table:table-cell>
          <table:table-cell office:value-type="float" office:value="5" table:style-name="ce1">
            <text:p>5</text:p>
          </table:table-cell>
          <table:table-cell office:value-type="float" office:value="20.16032618" table:style-name="ce1">
            <text:p>20.16032618</text:p>
          </table:table-cell>
          <table:table-cell office:value-type="float" office:value="26.49873881" table:style-name="ce1">
            <text:p>26.49873881</text:p>
          </table:table-cell>
          <table:table-cell office:value-type="float" office:value="23.873570366" table:style-name="ce1">
            <text:p>23.873570366</text:p>
          </table:table-cell>
          <table:table-cell office:value-type="float" office:value="26.03123596" table:style-name="ce1">
            <text:p>26.03123596</text:p>
          </table:table-cell>
          <table:table-cell office:value-type="float" office:value="3.30087109487644" table:style-name="ce1">
            <text:p>3.30087109487644</text:p>
          </table:table-cell>
          <table:table-cell office:value-type="float" office:value="5" table:style-name="ce1">
            <text:p>5</text:p>
          </table:table-cell>
          <table:table-cell office:value-type="float" office:value="2.541860791" table:style-name="ce1">
            <text:p>2.541860791</text:p>
          </table:table-cell>
          <table:table-cell office:value-type="float" office:value="3.493029068" table:style-name="ce1">
            <text:p>3.493029068</text:p>
          </table:table-cell>
          <table:table-cell office:value-type="float" office:value="3.0549184104" table:style-name="ce1">
            <text:p>3.0549184104</text:p>
          </table:table-cell>
          <table:table-cell office:value-type="float" office:value="3.29075722" table:style-name="ce1">
            <text:p>3.29075722</text:p>
          </table:table-cell>
          <table:table-cell office:value-type="float" office:value="0.46736073684153" table:style-name="ce1">
            <text:p>0.46736073684153</text:p>
          </table:table-cell>
          <table:table-cell office:value-type="float" office:value="5" table:style-name="ce1">
            <text:p>5</text:p>
          </table:table-cell>
          <table:table-cell office:value-type="float" office:value="-0.3949724534" table:style-name="ce1">
            <text:p>-0.3949724534</text:p>
          </table:table-cell>
          <table:table-cell office:value-type="float" office:value="-0.3178380616" table:style-name="ce1">
            <text:p>-0.3178380616</text:p>
          </table:table-cell>
          <table:table-cell office:value-type="float" office:value="-0.36893512344" table:style-name="ce1">
            <text:p>-0.36893512344</text:p>
          </table:table-cell>
          <table:table-cell office:value-type="float" office:value="-0.3800098637" table:style-name="ce1">
            <text:p>-0.3800098637</text:p>
          </table:table-cell>
          <table:table-cell office:value-type="float" office:value="0.0306725155037935" table:style-name="ce1">
            <text:p>0.0306725155037935</text:p>
          </table:table-cell>
          <table:table-cell office:value-type="float" office:value="5" table:style-name="ce1">
            <text:p>5</text:p>
          </table:table-cell>
          <table:table-cell office:value-type="float" office:value="3.447480418" table:style-name="ce1">
            <text:p>3.447480418</text:p>
          </table:table-cell>
          <table:table-cell office:value-type="float" office:value="3.745586563" table:style-name="ce1">
            <text:p>3.745586563</text:p>
          </table:table-cell>
          <table:table-cell office:value-type="float" office:value="3.5890606546" table:style-name="ce1">
            <text:p>3.5890606546</text:p>
          </table:table-cell>
          <table:table-cell office:value-type="float" office:value="3.531469928" table:style-name="ce1">
            <text:p>3.531469928</text:p>
          </table:table-cell>
          <table:table-cell office:value-type="float" office:value="0.142176022526551" table:style-name="ce1">
            <text:p>0.142176022526551</text:p>
          </table:table-cell>
          <table:table-cell office:value-type="float" office:value="5" table:style-name="ce1">
            <text:p>5</text:p>
          </table:table-cell>
          <table:table-cell office:value-type="float" office:value="7.790248" table:style-name="ce1">
            <text:p>7.790248</text:p>
          </table:table-cell>
          <table:table-cell office:value-type="float" office:value="9.901078" table:style-name="ce1">
            <text:p>9.901078</text:p>
          </table:table-cell>
          <table:table-cell office:value-type="float" office:value="8.5882734" table:style-name="ce1">
            <text:p>8.5882734</text:p>
          </table:table-cell>
          <table:table-cell office:value-type="float" office:value="8.36726" table:style-name="ce1">
            <text:p>8.36726</text:p>
          </table:table-cell>
          <table:table-cell office:value-type="float" office:value="0.897937621490379" table:style-name="ce1">
            <text:p>0.897937621490379</text:p>
          </table:table-cell>
          <table:table-cell office:value-type="float" office:value="5" table:style-name="ce1">
            <text:p>5</text:p>
          </table:table-cell>
          <table:table-cell office:value-type="float" office:value="8.425996" table:style-name="ce1">
            <text:p>8.425996</text:p>
          </table:table-cell>
          <table:table-cell office:value-type="float" office:value="13.34995" table:style-name="ce1">
            <text:p>13.34995</text:p>
          </table:table-cell>
          <table:table-cell office:value-type="float" office:value="11.3477052" table:style-name="ce1">
            <text:p>11.3477052</text:p>
          </table:table-cell>
          <table:table-cell office:value-type="float" office:value="13.214091" table:style-name="ce1">
            <text:p>13.214091</text:p>
          </table:table-cell>
          <table:table-cell office:value-type="float" office:value="2.62749956367945" table:style-name="ce1">
            <text:p>2.62749956367945</text:p>
          </table:table-cell>
          <table:table-cell office:value-type="float" office:value="5" table:style-name="ce1">
            <text:p>5</text:p>
          </table:table-cell>
          <table:table-cell office:value-type="float" office:value="16.216244" table:style-name="ce1">
            <text:p>16.216244</text:p>
          </table:table-cell>
          <table:table-cell office:value-type="float" office:value="23.251028" table:style-name="ce1">
            <text:p>23.251028</text:p>
          </table:table-cell>
          <table:table-cell office:value-type="float" office:value="19.9359786" table:style-name="ce1">
            <text:p>19.9359786</text:p>
          </table:table-cell>
          <table:table-cell office:value-type="float" office:value="21.601369" table:style-name="ce1">
            <text:p>21.601369</text:p>
          </table:table-cell>
          <table:table-cell office:value-type="float" office:value="3.39314592502272" table:style-name="ce1">
            <text:p>3.39314592502272</text:p>
          </table:table-cell>
          <table:table-cell office:value-type="float" office:value="5" table:style-name="ce1">
            <text:p>5</text:p>
          </table:table-cell>
          <table:table-cell office:value-type="float" office:value="1.91973367" table:style-name="ce1">
            <text:p>1.91973367</text:p>
          </table:table-cell>
          <table:table-cell office:value-type="float" office:value="2.697161411" table:style-name="ce1">
            <text:p>2.697161411</text:p>
          </table:table-cell>
          <table:table-cell office:value-type="float" office:value="2.3406686594" table:style-name="ce1">
            <text:p>2.3406686594</text:p>
          </table:table-cell>
          <table:table-cell office:value-type="float" office:value="2.534111296" table:style-name="ce1">
            <text:p>2.534111296</text:p>
          </table:table-cell>
          <table:table-cell office:value-type="float" office:value="0.381755028760275" table:style-name="ce1">
            <text:p>0.381755028760275</text:p>
          </table:table-cell>
          <table:table-cell office:value-type="float" office:value="5" table:style-name="ce1">
            <text:p>5</text:p>
          </table:table-cell>
          <table:table-cell office:value-type="float" office:value="0.33125221" table:style-name="ce1">
            <text:p>0.33125221</text:p>
          </table:table-cell>
          <table:table-cell office:value-type="float" office:value="0.8453412695" table:style-name="ce1">
            <text:p>0.8453412695</text:p>
          </table:table-cell>
          <table:table-cell office:value-type="float" office:value="0.53059631746" table:style-name="ce1">
            <text:p>0.53059631746</text:p>
          </table:table-cell>
          <table:table-cell office:value-type="float" office:value="0.4884204065" table:style-name="ce1">
            <text:p>0.4884204065</text:p>
          </table:table-cell>
          <table:table-cell office:value-type="float" office:value="0.189618413356321" table:style-name="ce1">
            <text:p>0.189618413356321</text:p>
          </table:table-cell>
          <table:table-cell office:value-type="float" office:value="5" table:style-name="ce1">
            <text:p>5</text:p>
          </table:table-cell>
          <table:table-cell office:value-type="float" office:value="2.985847007" table:style-name="ce1">
            <text:p>2.985847007</text:p>
          </table:table-cell>
          <table:table-cell office:value-type="float" office:value="4.169920538" table:style-name="ce1">
            <text:p>4.169920538</text:p>
          </table:table-cell>
          <table:table-cell office:value-type="float" office:value="3.6549681808" table:style-name="ce1">
            <text:p>3.6549681808</text:p>
          </table:table-cell>
          <table:table-cell office:value-type="float" office:value="4.0446037" table:style-name="ce1">
            <text:p>4.0446037</text:p>
          </table:table-cell>
          <table:table-cell office:value-type="float" office:value="0.604150020115804" table:style-name="ce1">
            <text:p>0.604150020115804</text:p>
          </table:table-cell>
          <table:table-cell office:value-type="float" office:value="5" table:style-name="ce1">
            <text:p>5</text:p>
          </table:table-cell>
          <table:table-cell office:value-type="float" office:value="6.301623409" table:style-name="ce1">
            <text:p>6.301623409</text:p>
          </table:table-cell>
          <table:table-cell office:value-type="float" office:value="7.938791935" table:style-name="ce1">
            <text:p>7.938791935</text:p>
          </table:table-cell>
          <table:table-cell office:value-type="float" office:value="7.1468753202" table:style-name="ce1">
            <text:p>7.1468753202</text:p>
          </table:table-cell>
          <table:table-cell office:value-type="float" office:value="7.438445202" table:style-name="ce1">
            <text:p>7.438445202</text:p>
          </table:table-cell>
          <table:table-cell office:value-type="float" office:value="0.762238488406458" table:style-name="ce1">
            <text:p>0.762238488406458</text:p>
          </table:table-cell>
          <table:table-cell office:value-type="float" office:value="5" table:style-name="ce1">
            <text:p>5</text:p>
          </table:table-cell>
          <table:table-cell office:value-type="float" office:value="19.06886362" table:style-name="ce1">
            <text:p>19.06886362</text:p>
          </table:table-cell>
          <table:table-cell office:value-type="float" office:value="19.73920679" table:style-name="ce1">
            <text:p>19.73920679</text:p>
          </table:table-cell>
          <table:table-cell office:value-type="float" office:value="19.30331377" table:style-name="ce1">
            <text:p>19.30331377</text:p>
          </table:table-cell>
          <table:table-cell office:value-type="float" office:value="19.18083099" table:style-name="ce1">
            <text:p>19.18083099</text:p>
          </table:table-cell>
          <table:table-cell office:value-type="float" office:value="0.265284001450784" table:style-name="ce1">
            <text:p>0.265284001450784</text:p>
          </table:table-cell>
          <table:table-cell office:value-type="float" office:value="3" table:style-name="ce1">
            <text:p>3</text:p>
          </table:table-cell>
          <table:table-cell office:value-type="float" office:value="0.5640784703" table:style-name="ce1">
            <text:p>0.5640784703</text:p>
          </table:table-cell>
          <table:table-cell office:value-type="float" office:value="0.6061795811" table:style-name="ce1">
            <text:p>0.6061795811</text:p>
          </table:table-cell>
          <table:table-cell office:value-type="float" office:value="0.5837642198" table:style-name="ce1">
            <text:p>0.5837642198</text:p>
          </table:table-cell>
          <table:table-cell office:value-type="float" office:value="0.581034608" table:style-name="ce1">
            <text:p>0.581034608</text:p>
          </table:table-cell>
          <table:table-cell office:value-type="float" office:value="0.0211828696847829" table:style-name="ce1">
            <text:p>0.0211828696847829</text:p>
          </table:table-cell>
          <table:table-cell office:value-type="float" office:value="5" table:style-name="ce1">
            <text:p>5</text:p>
          </table:table-cell>
          <table:table-cell office:value-type="float" office:value="12.9978239" table:style-name="ce1">
            <text:p>12.9978239</text:p>
          </table:table-cell>
          <table:table-cell office:value-type="float" office:value="169.0014183" table:style-name="ce1">
            <text:p>169.0014183</text:p>
          </table:table-cell>
          <table:table-cell office:value-type="float" office:value="103.099927808" table:style-name="ce1">
            <text:p>103.099927808</text:p>
          </table:table-cell>
          <table:table-cell office:value-type="float" office:value="157.5002452" table:style-name="ce1">
            <text:p>157.5002452</text:p>
          </table:table-cell>
          <table:table-cell office:value-type="float" office:value="82.3511605325752" table:style-name="ce1">
            <text:p>82.3511605325752</text:p>
          </table:table-cell>
          <table:table-cell office:value-type="float" office:value="5" table:style-name="ce1">
            <text:p>5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74616295698" table:style-name="ce1">
            <text:p>0.74616295698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120203024428803" table:style-name="ce1">
            <text:p>0.120203024428803</text:p>
          </table:table-cell>
          <table:table-cell office:value-type="float" office:value="5" table:style-name="ce1">
            <text:p>5</text:p>
          </table:table-cell>
          <table:table-cell office:value-type="float" office:value="0.4367082591" table:style-name="ce1">
            <text:p>0.4367082591</text:p>
          </table:table-cell>
          <table:table-cell office:value-type="float" office:value="0.523421698" table:style-name="ce1">
            <text:p>0.523421698</text:p>
          </table:table-cell>
          <table:table-cell office:value-type="float" office:value="0.4851839748" table:style-name="ce1">
            <text:p>0.4851839748</text:p>
          </table:table-cell>
          <table:table-cell office:value-type="float" office:value="0.5099399418" table:style-name="ce1">
            <text:p>0.5099399418</text:p>
          </table:table-cell>
          <table:table-cell office:value-type="float" office:value="0.0433692412898878" table:style-name="ce1">
            <text:p>0.0433692412898878</text:p>
          </table:table-cell>
          <table:table-cell office:value-type="float" office:value="5" table:style-name="ce1">
            <text:p>5</text:p>
          </table:table-cell>
          <table:table-cell office:value-type="float" office:value="6.995833889" table:style-name="ce1">
            <text:p>6.995833889</text:p>
          </table:table-cell>
          <table:table-cell office:value-type="float" office:value="10.19782712" table:style-name="ce1">
            <text:p>10.19782712</text:p>
          </table:table-cell>
          <table:table-cell office:value-type="float" office:value="8.7922636396" table:style-name="ce1">
            <text:p>8.7922636396</text:p>
          </table:table-cell>
          <table:table-cell office:value-type="float" office:value="9.728608535" table:style-name="ce1">
            <text:p>9.728608535</text:p>
          </table:table-cell>
          <table:table-cell office:value-type="float" office:value="1.62109694771328" table:style-name="ce1">
            <text:p>1.62109694771328</text:p>
          </table:table-cell>
          <table:table-cell office:value-type="float" office:value="5" table:style-name="ce1">
            <text:p>5</text:p>
          </table:table-cell>
          <table:table-cell office:value-type="float" office:value="0.1262038814" table:style-name="ce1">
            <text:p>0.1262038814</text:p>
          </table:table-cell>
          <table:table-cell office:value-type="float" office:value="0.1774978243" table:style-name="ce1">
            <text:p>0.1774978243</text:p>
          </table:table-cell>
          <table:table-cell office:value-type="float" office:value="0.14826234382" table:style-name="ce1">
            <text:p>0.14826234382</text:p>
          </table:table-cell>
          <table:table-cell office:value-type="float" office:value="0.1458873291" table:style-name="ce1">
            <text:p>0.1458873291</text:p>
          </table:table-cell>
          <table:table-cell office:value-type="float" office:value="0.0221903592197366" table:style-name="ce1">
            <text:p>0.0221903592197366</text:p>
          </table:table-cell>
          <table:table-cell office:value-type="float" office:value="5" table:style-name="ce1">
            <text:p>5</text:p>
          </table:table-cell>
          <table:table-cell office:value-type="float" office:value="3.114227443" table:style-name="ce1">
            <text:p>3.114227443</text:p>
          </table:table-cell>
          <table:table-cell office:value-type="float" office:value="4.347418326" table:style-name="ce1">
            <text:p>4.347418326</text:p>
          </table:table-cell>
          <table:table-cell office:value-type="float" office:value="3.8032306188" table:style-name="ce1">
            <text:p>3.8032306188</text:p>
          </table:table-cell>
          <table:table-cell office:value-type="float" office:value="4.190491333" table:style-name="ce1">
            <text:p>4.190491333</text:p>
          </table:table-cell>
          <table:table-cell office:value-type="float" office:value="0.624106590110191" table:style-name="ce1">
            <text:p>0.624106590110191</text:p>
          </table:table-cell>
          <table:table-cell office:value-type="float" office:value="5" table:style-name="ce1">
            <text:p>5</text:p>
          </table:table-cell>
          <table:table-cell office:value-type="float" office:value="0.1262038814" table:style-name="ce1">
            <text:p>0.1262038814</text:p>
          </table:table-cell>
          <table:table-cell office:value-type="float" office:value="0.1774978243" table:style-name="ce1">
            <text:p>0.1774978243</text:p>
          </table:table-cell>
          <table:table-cell office:value-type="float" office:value="0.14826234382" table:style-name="ce1">
            <text:p>0.14826234382</text:p>
          </table:table-cell>
          <table:table-cell office:value-type="float" office:value="0.1458873291" table:style-name="ce1">
            <text:p>0.1458873291</text:p>
          </table:table-cell>
          <table:table-cell office:value-type="float" office:value="0.0221903592197366" table:style-name="ce1">
            <text:p>0.0221903592197366</text:p>
          </table:table-cell>
          <table:table-cell office:value-type="float" office:value="5" table:style-name="ce1">
            <text:p>5</text:p>
          </table:table-cell>
          <table:table-cell office:value-type="float" office:value="1.949865837" table:style-name="ce1">
            <text:p>1.949865837</text:p>
          </table:table-cell>
          <table:table-cell office:value-type="float" office:value="2.889199522" table:style-name="ce1">
            <text:p>2.889199522</text:p>
          </table:table-cell>
          <table:table-cell office:value-type="float" office:value="2.4290964912" table:style-name="ce1">
            <text:p>2.4290964912</text:p>
          </table:table-cell>
          <table:table-cell office:value-type="float" office:value="2.605587935" table:style-name="ce1">
            <text:p>2.605587935</text:p>
          </table:table-cell>
          <table:table-cell office:value-type="float" office:value="0.435683882575623" table:style-name="ce1">
            <text:p>0.435683882575623</text:p>
          </table:table-cell>
          <table:table-cell office:value-type="float" office:value="5" table:style-name="ce1">
            <text:p>5</text:p>
          </table:table-cell>
          <table:table-cell office:value-type="float" office:value="2.700631163" table:style-name="ce1">
            <text:p>2.700631163</text:p>
          </table:table-cell>
          <table:table-cell office:value-type="float" office:value="3.827689478" table:style-name="ce1">
            <text:p>3.827689478</text:p>
          </table:table-cell>
          <table:table-cell office:value-type="float" office:value="3.3268919088" table:style-name="ce1">
            <text:p>3.3268919088</text:p>
          </table:table-cell>
          <table:table-cell office:value-type="float" office:value="3.680061065" table:style-name="ce1">
            <text:p>3.680061065</text:p>
          </table:table-cell>
          <table:table-cell office:value-type="float" office:value="0.566927537461041" table:style-name="ce1">
            <text:p>0.566927537461041</text:p>
          </table:table-cell>
          <table:table-cell office:value-type="float" office:value="5" table:style-name="ce1">
            <text:p>5</text:p>
          </table:table-cell>
          <table:table-cell office:value-type="float" office:value="0.4135962805" table:style-name="ce1">
            <text:p>0.4135962805</text:p>
          </table:table-cell>
          <table:table-cell office:value-type="float" office:value="0.5242744435" table:style-name="ce1">
            <text:p>0.5242744435</text:p>
          </table:table-cell>
          <table:table-cell office:value-type="float" office:value="0.47633870992" table:style-name="ce1">
            <text:p>0.47633870992</text:p>
          </table:table-cell>
          <table:table-cell office:value-type="float" office:value="0.5104302681" table:style-name="ce1">
            <text:p>0.5104302681</text:p>
          </table:table-cell>
          <table:table-cell office:value-type="float" office:value="0.0574620333410792" table:style-name="ce1">
            <text:p>0.0574620333410792</text:p>
          </table:table-cell>
          <table:table-cell office:value-type="float" office:value="5" table:style-name="ce1">
            <text:p>5</text:p>
          </table:table-cell>
          <table:table-cell office:value-type="float" office:value="6.19059075" table:style-name="ce1">
            <text:p>6.19059075</text:p>
          </table:table-cell>
          <table:table-cell office:value-type="float" office:value="6.326772667" table:style-name="ce1">
            <text:p>6.326772667</text:p>
          </table:table-cell>
          <table:table-cell office:value-type="float" office:value="6.2476471934" table:style-name="ce1">
            <text:p>6.2476471934</text:p>
          </table:table-cell>
          <table:table-cell office:value-type="float" office:value="6.230614" table:style-name="ce1">
            <text:p>6.230614</text:p>
          </table:table-cell>
          <table:table-cell office:value-type="float" office:value="0.0528897422175909" table:style-name="ce1">
            <text:p>0.0528897422175909</text:p>
          </table:table-cell>
          <table:table-cell office:value-type="float" office:value="5" table:style-name="ce1">
            <text:p>5</text:p>
          </table:table-cell>
          <table:table-cell office:value-type="float" office:value="1.729830979" table:style-name="ce1">
            <text:p>1.729830979</text:p>
          </table:table-cell>
          <table:table-cell office:value-type="float" office:value="1.911508534" table:style-name="ce1">
            <text:p>1.911508534</text:p>
          </table:table-cell>
          <table:table-cell office:value-type="float" office:value="1.833502301" table:style-name="ce1">
            <text:p>1.833502301</text:p>
          </table:table-cell>
          <table:table-cell office:value-type="float" office:value="1.880422482" table:style-name="ce1">
            <text:p>1.880422482</text:p>
          </table:table-cell>
          <table:table-cell office:value-type="float" office:value="0.0887690655800993" table:style-name="ce1">
            <text:p>0.0887690655800993</text:p>
          </table:table-cell>
          <table:table-cell office:value-type="float" office:value="5" table:style-name="ce1">
            <text:p>5</text:p>
          </table:table-cell>
          <table:table-cell office:value-type="float" office:value="2230.262774" table:style-name="ce1">
            <text:p>2230.262774</text:p>
          </table:table-cell>
          <table:table-cell office:value-type="float" office:value="2659.671637" table:style-name="ce1">
            <text:p>2659.671637</text:p>
          </table:table-cell>
          <table:table-cell office:value-type="float" office:value="2483.688252" table:style-name="ce1">
            <text:p>2483.688252</text:p>
          </table:table-cell>
          <table:table-cell office:value-type="float" office:value="2644.184599" table:style-name="ce1">
            <text:p>2644.184599</text:p>
          </table:table-cell>
          <table:table-cell office:value-type="float" office:value="228.110906439776" table:style-name="ce1">
            <text:p>228.110906439776</text:p>
          </table:table-cell>
          <table:table-cell office:value-type="float" office:value="5" table:style-name="ce1">
            <text:p>5</text:p>
          </table:table-cell>
          <table:table-cell office:value-type="float" office:value="142.991877" table:style-name="ce1">
            <text:p>142.991877</text:p>
          </table:table-cell>
          <table:table-cell office:value-type="float" office:value="142.9993459" table:style-name="ce1">
            <text:p>142.9993459</text:p>
          </table:table-cell>
          <table:table-cell office:value-type="float" office:value="142.99511588" table:style-name="ce1">
            <text:p>142.99511588</text:p>
          </table:table-cell>
          <table:table-cell office:value-type="float" office:value="142.9929157" table:style-name="ce1">
            <text:p>142.9929157</text:p>
          </table:table-cell>
          <table:table-cell office:value-type="float" office:value="0.00367538699486751" table:style-name="ce1">
            <text:p>0.00367538699486751</text:p>
          </table:table-cell>
          <table:table-cell office:value-type="float" office:value="5" table:style-name="ce1">
            <text:p>5</text:p>
          </table:table-cell>
          <table:table-cell office:value-type="float" office:value="179.9859048" table:style-name="ce1">
            <text:p>179.9859048</text:p>
          </table:table-cell>
          <table:table-cell office:value-type="float" office:value="179.9983814" table:style-name="ce1">
            <text:p>179.9983814</text:p>
          </table:table-cell>
          <table:table-cell office:value-type="float" office:value="179.99237534" table:style-name="ce1">
            <text:p>179.99237534</text:p>
          </table:table-cell>
          <table:table-cell office:value-type="float" office:value="179.9928148" table:style-name="ce1">
            <text:p>179.9928148</text:p>
          </table:table-cell>
          <table:table-cell office:value-type="float" office:value="0.00505086056410658" table:style-name="ce1">
            <text:p>0.00505086056410658</text:p>
          </table:table-cell>
          <table:table-cell office:value-type="float" office:value="5" table:style-name="ce1">
            <text:p>5</text:p>
          </table:table-cell>
          <table:table-cell office:value-type="float" office:value="37.01988473" table:style-name="ce1">
            <text:p>37.01988473</text:p>
          </table:table-cell>
          <table:table-cell office:value-type="float" office:value="159.5348092" table:style-name="ce1">
            <text:p>159.5348092</text:p>
          </table:table-cell>
          <table:table-cell office:value-type="float" office:value="110.52745316" table:style-name="ce1">
            <text:p>110.52745316</text:p>
          </table:table-cell>
          <table:table-cell office:value-type="float" office:value="159.5238988" table:style-name="ce1">
            <text:p>159.5238988</text:p>
          </table:table-cell>
          <table:table-cell office:value-type="float" office:value="67.1006838468793" table:style-name="ce1">
            <text:p>67.1006838468793</text:p>
          </table:table-cell>
          <table:table-cell office:value-type="float" office:value="5" table:style-name="ce1">
            <text:p>5</text:p>
          </table:table-cell>
          <table:table-cell office:value-type="float" office:value="39.93223327" table:style-name="ce1">
            <text:p>39.93223327</text:p>
          </table:table-cell>
          <table:table-cell office:value-type="float" office:value="95.87010056" table:style-name="ce1">
            <text:p>95.87010056</text:p>
          </table:table-cell>
          <table:table-cell office:value-type="float" office:value="62.549271858" table:style-name="ce1">
            <text:p>62.549271858</text:p>
          </table:table-cell>
          <table:table-cell office:value-type="float" office:value="41.03205674" table:style-name="ce1">
            <text:p>41.03205674</text:p>
          </table:table-cell>
          <table:table-cell office:value-type="float" office:value="30.1821616957555" table:style-name="ce1">
            <text:p>30.1821616957555</text:p>
          </table:table-cell>
          <table:table-cell office:value-type="float" office:value="5" table:style-name="ce1">
            <text:p>5</text:p>
          </table:table-cell>
          <table:table-cell office:value-type="float" office:value="0.002062258249" table:style-name="ce1">
            <text:p>0.002062258249</text:p>
          </table:table-cell>
          <table:table-cell office:value-type="float" office:value="0.003424330493" table:style-name="ce1">
            <text:p>0.003424330493</text:p>
          </table:table-cell>
          <table:table-cell office:value-type="float" office:value="0.0028376562402" table:style-name="ce1">
            <text:p>0.0028376562402</text:p>
          </table:table-cell>
          <table:table-cell office:value-type="float" office:value="0.003270701156" table:style-name="ce1">
            <text:p>0.003270701156</text:p>
          </table:table-cell>
          <table:table-cell office:value-type="float" office:value="0.00067940260690641" table:style-name="ce1">
            <text:p>0.00067940260690641</text:p>
          </table:table-cell>
          <table:table-cell office:value-type="float" office:value="5" table:style-name="ce1">
            <text:p>5</text:p>
          </table:table-cell>
          <table:table-cell office:value-type="float" office:value="0.01850015125" table:style-name="ce1">
            <text:p>0.01850015125</text:p>
          </table:table-cell>
          <table:table-cell office:value-type="float" office:value="0.01892281326" table:style-name="ce1">
            <text:p>0.01892281326</text:p>
          </table:table-cell>
          <table:table-cell office:value-type="float" office:value="0.018741696208" table:style-name="ce1">
            <text:p>0.018741696208</text:p>
          </table:table-cell>
          <table:table-cell office:value-type="float" office:value="0.01881858886" table:style-name="ce1">
            <text:p>0.01881858886</text:p>
          </table:table-cell>
          <table:table-cell office:value-type="float" office:value="0.000204529671801562" table:style-name="ce1">
            <text:p>0.000204529671801562</text:p>
          </table:table-cell>
          <table:table-cell office:value-type="float" office:value="5" table:style-name="ce1">
            <text:p>5</text:p>
          </table:table-cell>
          <table:table-cell office:value-type="float" office:value="8.217212154" table:style-name="ce1">
            <text:p>8.217212154</text:p>
          </table:table-cell>
          <table:table-cell office:value-type="float" office:value="11.05249006" table:style-name="ce1">
            <text:p>11.05249006</text:p>
          </table:table-cell>
          <table:table-cell office:value-type="float" office:value="9.529241557" table:style-name="ce1">
            <text:p>9.529241557</text:p>
          </table:table-cell>
          <table:table-cell office:value-type="float" office:value="9.94485666" table:style-name="ce1">
            <text:p>9.94485666</text:p>
          </table:table-cell>
          <table:table-cell office:value-type="float" office:value="1.2281076881908" table:style-name="ce1">
            <text:p>1.2281076881908</text:p>
          </table:table-cell>
          <table:table-cell office:value-type="float" office:value="5" table:style-name="ce1">
            <text:p>5</text:p>
          </table:table-cell>
          <table:table-cell office:value-type="float" office:value="55.35422139" table:style-name="ce1">
            <text:p>55.35422139</text:p>
          </table:table-cell>
          <table:table-cell office:value-type="float" office:value="392.6134305" table:style-name="ce1">
            <text:p>392.6134305</text:p>
          </table:table-cell>
          <table:table-cell office:value-type="float" office:value="200.789132484" table:style-name="ce1">
            <text:p>200.789132484</text:p>
          </table:table-cell>
          <table:table-cell office:value-type="float" office:value="236.8100579" table:style-name="ce1">
            <text:p>236.8100579</text:p>
          </table:table-cell>
          <table:table-cell office:value-type="float" office:value="141.260608272031" table:style-name="ce1">
            <text:p>141.260608272031</text:p>
          </table:table-cell>
          <table:table-cell office:value-type="float" office:value="5" table:style-name="ce1">
            <text:p>5</text:p>
          </table:table-cell>
          <table:table-cell office:value-type="float" office:value="0.5814329748" table:style-name="ce1">
            <text:p>0.5814329748</text:p>
          </table:table-cell>
          <table:table-cell office:value-type="float" office:value="1.26825679" table:style-name="ce1">
            <text:p>1.26825679</text:p>
          </table:table-cell>
          <table:table-cell office:value-type="float" office:value="0.89070581014" table:style-name="ce1">
            <text:p>0.89070581014</text:p>
          </table:table-cell>
          <table:table-cell office:value-type="float" office:value="0.9065142901" table:style-name="ce1">
            <text:p>0.9065142901</text:p>
          </table:table-cell>
          <table:table-cell office:value-type="float" office:value="0.27779485961647" table:style-name="ce1">
            <text:p>0.27779485961647</text:p>
          </table:table-cell>
          <table:table-cell office:value-type="float" office:value="5" table:style-name="ce1">
            <text:p>5</text:p>
          </table:table-cell>
          <table:table-cell office:value-type="float" office:value="1.103064132" table:style-name="ce1">
            <text:p>1.103064132</text:p>
          </table:table-cell>
          <table:table-cell office:value-type="float" office:value="2.023038402" table:style-name="ce1">
            <text:p>2.023038402</text:p>
          </table:table-cell>
          <table:table-cell office:value-type="float" office:value="1.512039375" table:style-name="ce1">
            <text:p>1.512039375</text:p>
          </table:table-cell>
          <table:table-cell office:value-type="float" office:value="1.395295907" table:style-name="ce1">
            <text:p>1.395295907</text:p>
          </table:table-cell>
          <table:table-cell office:value-type="float" office:value="0.386999312423757" table:style-name="ce1">
            <text:p>0.386999312423757</text:p>
          </table:table-cell>
        </table:table-row>
        <table:table-row table:style-name="ro1">
          <table:table-cell office:value-type="string" table:style-name="ce1">
            <text:p>100x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&lt;10%</text:p>
          </table:table-cell>
          <table:table-cell office:value-type="float" office:value="7" table:style-name="ce1">
            <text:p>7</text:p>
          </table:table-cell>
          <table:table-cell office:value-type="float" office:value="4.105075844" table:style-name="ce1">
            <text:p>4.105075844</text:p>
          </table:table-cell>
          <table:table-cell office:value-type="float" office:value="9.231367264" table:style-name="ce1">
            <text:p>9.231367264</text:p>
          </table:table-cell>
          <table:table-cell office:value-type="float" office:value="6.96093530185714" table:style-name="ce1">
            <text:p>6.96093530185714</text:p>
          </table:table-cell>
          <table:table-cell office:value-type="float" office:value="6.673404513" table:style-name="ce1">
            <text:p>6.673404513</text:p>
          </table:table-cell>
          <table:table-cell office:value-type="float" office:value="2.25338775535705" table:style-name="ce1">
            <text:p>2.25338775535705</text:p>
          </table:table-cell>
          <table:table-cell office:value-type="float" office:value="7" table:style-name="ce1">
            <text:p>7</text:p>
          </table:table-cell>
          <table:table-cell office:value-type="float" office:value="0.7277225583" table:style-name="ce1">
            <text:p>0.7277225583</text:p>
          </table:table-cell>
          <table:table-cell office:value-type="float" office:value="1.204228483" table:style-name="ce1">
            <text:p>1.204228483</text:p>
          </table:table-cell>
          <table:table-cell office:value-type="float" office:value="1.03366225868571" table:style-name="ce1">
            <text:p>1.03366225868571</text:p>
          </table:table-cell>
          <table:table-cell office:value-type="float" office:value="1.127364732" table:style-name="ce1">
            <text:p>1.127364732</text:p>
          </table:table-cell>
          <table:table-cell office:value-type="float" office:value="0.174143233689372" table:style-name="ce1">
            <text:p>0.174143233689372</text:p>
          </table:table-cell>
          <table:table-cell office:value-type="float" office:value="7" table:style-name="ce1">
            <text:p>7</text:p>
          </table:table-cell>
          <table:table-cell office:value-type="float" office:value="-0.3163008134" table:style-name="ce1">
            <text:p>-0.3163008134</text:p>
          </table:table-cell>
          <table:table-cell office:value-type="float" office:value="2.125096299" table:style-name="ce1">
            <text:p>2.125096299</text:p>
          </table:table-cell>
          <table:table-cell office:value-type="float" office:value="0.194097105124286" table:style-name="ce1">
            <text:p>0.194097105124286</text:p>
          </table:table-cell>
          <table:table-cell office:value-type="float" office:value="-0.1302280406" table:style-name="ce1">
            <text:p>-0.1302280406</text:p>
          </table:table-cell>
          <table:table-cell office:value-type="float" office:value="0.870397922932977" table:style-name="ce1">
            <text:p>0.870397922932977</text:p>
          </table:table-cell>
          <table:table-cell office:value-type="float" office:value="7" table:style-name="ce1">
            <text:p>7</text:p>
          </table:table-cell>
          <table:table-cell office:value-type="float" office:value="2.965729237" table:style-name="ce1">
            <text:p>2.965729237</text:p>
          </table:table-cell>
          <table:table-cell office:value-type="float" office:value="16.9170372" table:style-name="ce1">
            <text:p>16.9170372</text:p>
          </table:table-cell>
          <table:table-cell office:value-type="float" office:value="5.09234589542857" table:style-name="ce1">
            <text:p>5.09234589542857</text:p>
          </table:table-cell>
          <table:table-cell office:value-type="float" office:value="3.095321744" table:style-name="ce1">
            <text:p>3.095321744</text:p>
          </table:table-cell>
          <table:table-cell office:value-type="float" office:value="5.21772788854532" table:style-name="ce1">
            <text:p>5.21772788854532</text:p>
          </table:table-cell>
          <table:table-cell office:value-type="float" office:value="7" table:style-name="ce1">
            <text:p>7</text:p>
          </table:table-cell>
          <table:table-cell office:value-type="float" office:value="2.122528" table:style-name="ce1">
            <text:p>2.122528</text:p>
          </table:table-cell>
          <table:table-cell office:value-type="float" office:value="7.166561" table:style-name="ce1">
            <text:p>7.166561</text:p>
          </table:table-cell>
          <table:table-cell office:value-type="float" office:value="3.43610428571429" table:style-name="ce1">
            <text:p>3.43610428571429</text:p>
          </table:table-cell>
          <table:table-cell office:value-type="float" office:value="2.733121" table:style-name="ce1">
            <text:p>2.733121</text:p>
          </table:table-cell>
          <table:table-cell office:value-type="float" office:value="1.74418150456011" table:style-name="ce1">
            <text:p>1.74418150456011</text:p>
          </table:table-cell>
          <table:table-cell office:value-type="float" office:value="7" table:style-name="ce1">
            <text:p>7</text:p>
          </table:table-cell>
          <table:table-cell office:value-type="float" office:value="2.780413" table:style-name="ce1">
            <text:p>2.780413</text:p>
          </table:table-cell>
          <table:table-cell office:value-type="float" office:value="4.290328" table:style-name="ce1">
            <text:p>4.290328</text:p>
          </table:table-cell>
          <table:table-cell office:value-type="float" office:value="3.42768371428571" table:style-name="ce1">
            <text:p>3.42768371428571</text:p>
          </table:table-cell>
          <table:table-cell office:value-type="float" office:value="3.196406" table:style-name="ce1">
            <text:p>3.196406</text:p>
          </table:table-cell>
          <table:table-cell office:value-type="float" office:value="0.600469281471504" table:style-name="ce1">
            <text:p>0.600469281471504</text:p>
          </table:table-cell>
          <table:table-cell office:value-type="float" office:value="7" table:style-name="ce1">
            <text:p>7</text:p>
          </table:table-cell>
          <table:table-cell office:value-type="float" office:value="4.902941" table:style-name="ce1">
            <text:p>4.902941</text:p>
          </table:table-cell>
          <table:table-cell office:value-type="float" office:value="10.272391" table:style-name="ce1">
            <text:p>10.272391</text:p>
          </table:table-cell>
          <table:table-cell office:value-type="float" office:value="6.863788" table:style-name="ce1">
            <text:p>6.863788</text:p>
          </table:table-cell>
          <table:table-cell office:value-type="float" office:value="6.976481" table:style-name="ce1">
            <text:p>6.976481</text:p>
          </table:table-cell>
          <table:table-cell office:value-type="float" office:value="1.71716544694952" table:style-name="ce1">
            <text:p>1.71716544694952</text:p>
          </table:table-cell>
          <table:table-cell office:value-type="float" office:value="7" table:style-name="ce1">
            <text:p>7</text:p>
          </table:table-cell>
          <table:table-cell office:value-type="float" office:value="0.5801121603" table:style-name="ce1">
            <text:p>0.5801121603</text:p>
          </table:table-cell>
          <table:table-cell office:value-type="float" office:value="0.9411914436" table:style-name="ce1">
            <text:p>0.9411914436</text:p>
          </table:table-cell>
          <table:table-cell office:value-type="float" office:value="0.802069238685714" table:style-name="ce1">
            <text:p>0.802069238685714</text:p>
          </table:table-cell>
          <table:table-cell office:value-type="float" office:value="0.8837349776" table:style-name="ce1">
            <text:p>0.8837349776</text:p>
          </table:table-cell>
          <table:table-cell office:value-type="float" office:value="0.150255490957666" table:style-name="ce1">
            <text:p>0.150255490957666</text:p>
          </table:table-cell>
          <table:table-cell office:value-type="float" office:value="7" table:style-name="ce1">
            <text:p>7</text:p>
          </table:table-cell>
          <table:table-cell office:value-type="float" office:value="0.5156150779" table:style-name="ce1">
            <text:p>0.5156150779</text:p>
          </table:table-cell>
          <table:table-cell office:value-type="float" office:value="9.036297998" table:style-name="ce1">
            <text:p>9.036297998</text:p>
          </table:table-cell>
          <table:table-cell office:value-type="float" office:value="4.69125148555714" table:style-name="ce1">
            <text:p>4.69125148555714</text:p>
          </table:table-cell>
          <table:table-cell office:value-type="float" office:value="5.981702928" table:style-name="ce1">
            <text:p>5.981702928</text:p>
          </table:table-cell>
          <table:table-cell office:value-type="float" office:value="3.02643203132252" table:style-name="ce1">
            <text:p>3.02643203132252</text:p>
          </table:table-cell>
          <table:table-cell office:value-type="float" office:value="7" table:style-name="ce1">
            <text:p>7</text:p>
          </table:table-cell>
          <table:table-cell office:value-type="float" office:value="0.9276778098" table:style-name="ce1">
            <text:p>0.9276778098</text:p>
          </table:table-cell>
          <table:table-cell office:value-type="float" office:value="1.514283643" table:style-name="ce1">
            <text:p>1.514283643</text:p>
          </table:table-cell>
          <table:table-cell office:value-type="float" office:value="1.26438595648571" table:style-name="ce1">
            <text:p>1.26438595648571</text:p>
          </table:table-cell>
          <table:table-cell office:value-type="float" office:value="1.355215045" table:style-name="ce1">
            <text:p>1.355215045</text:p>
          </table:table-cell>
          <table:table-cell office:value-type="float" office:value="0.246457880713631" table:style-name="ce1">
            <text:p>0.246457880713631</text:p>
          </table:table-cell>
          <table:table-cell office:value-type="float" office:value="7" table:style-name="ce1">
            <text:p>7</text:p>
          </table:table-cell>
          <table:table-cell office:value-type="float" office:value="1.421802735" table:style-name="ce1">
            <text:p>1.421802735</text:p>
          </table:table-cell>
          <table:table-cell office:value-type="float" office:value="2.457969843" table:style-name="ce1">
            <text:p>2.457969843</text:p>
          </table:table-cell>
          <table:table-cell office:value-type="float" office:value="2.07048354214286" table:style-name="ce1">
            <text:p>2.07048354214286</text:p>
          </table:table-cell>
          <table:table-cell office:value-type="float" office:value="2.29065581" table:style-name="ce1">
            <text:p>2.29065581</text:p>
          </table:table-cell>
          <table:table-cell office:value-type="float" office:value="0.422945183206228" table:style-name="ce1">
            <text:p>0.422945183206228</text:p>
          </table:table-cell>
          <table:table-cell office:value-type="float" office:value="7" table:style-name="ce1">
            <text:p>7</text:p>
          </table:table-cell>
          <table:table-cell office:value-type="float" office:value="10.8614131" table:style-name="ce1">
            <text:p>10.8614131</text:p>
          </table:table-cell>
          <table:table-cell office:value-type="float" office:value="20.41397328" table:style-name="ce1">
            <text:p>20.41397328</text:p>
          </table:table-cell>
          <table:table-cell office:value-type="float" office:value="15.5638548528571" table:style-name="ce1">
            <text:p>15.5638548528571</text:p>
          </table:table-cell>
          <table:table-cell office:value-type="float" office:value="15.11842011" table:style-name="ce1">
            <text:p>15.11842011</text:p>
          </table:table-cell>
          <table:table-cell office:value-type="float" office:value="3.47657033758405" table:style-name="ce1">
            <text:p>3.47657033758405</text:p>
          </table:table-cell>
          <table:table-cell office:value-type="float" office:value="5" table:style-name="ce1">
            <text:p>5</text:p>
          </table:table-cell>
          <table:table-cell office:value-type="float" office:value="0.2092553315" table:style-name="ce1">
            <text:p>0.2092553315</text:p>
          </table:table-cell>
          <table:table-cell office:value-type="float" office:value="0.6970855544" table:style-name="ce1">
            <text:p>0.6970855544</text:p>
          </table:table-cell>
          <table:table-cell office:value-type="float" office:value="0.33702058948" table:style-name="ce1">
            <text:p>0.33702058948</text:p>
          </table:table-cell>
          <table:table-cell office:value-type="float" office:value="0.2502110072" table:style-name="ce1">
            <text:p>0.2502110072</text:p>
          </table:table-cell>
          <table:table-cell office:value-type="float" office:value="0.203078768757414" table:style-name="ce1">
            <text:p>0.203078768757414</text:p>
          </table:table-cell>
          <table:table-cell office:value-type="float" office:value="7" table:style-name="ce1">
            <text:p>7</text:p>
          </table:table-cell>
          <table:table-cell office:value-type="float" office:value="80.2491172" table:style-name="ce1">
            <text:p>80.2491172</text:p>
          </table:table-cell>
          <table:table-cell office:value-type="float" office:value="157.2525489" table:style-name="ce1">
            <text:p>157.2525489</text:p>
          </table:table-cell>
          <table:table-cell office:value-type="float" office:value="113.215423832857" table:style-name="ce1">
            <text:p>113.215423832857</text:p>
          </table:table-cell>
          <table:table-cell office:value-type="float" office:value="106.7457603" table:style-name="ce1">
            <text:p>106.7457603</text:p>
          </table:table-cell>
          <table:table-cell office:value-type="float" office:value="31.7644780571799" table:style-name="ce1">
            <text:p>31.7644780571799</text:p>
          </table:table-cell>
          <table:table-cell office:value-type="float" office:value="7" table:style-name="ce1">
            <text:p>7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752433233928571" table:style-name="ce1">
            <text:p>0.752433233928571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117306140308703" table:style-name="ce1">
            <text:p>0.117306140308703</text:p>
          </table:table-cell>
          <table:table-cell office:value-type="float" office:value="7" table:style-name="ce1">
            <text:p>7</text:p>
          </table:table-cell>
          <table:table-cell office:value-type="float" office:value="0.1456888397" table:style-name="ce1">
            <text:p>0.1456888397</text:p>
          </table:table-cell>
          <table:table-cell office:value-type="float" office:value="0.3221736571" table:style-name="ce1">
            <text:p>0.3221736571</text:p>
          </table:table-cell>
          <table:table-cell office:value-type="float" office:value="0.236654292" table:style-name="ce1">
            <text:p>0.236654292</text:p>
          </table:table-cell>
          <table:table-cell office:value-type="float" office:value="0.2084280178" table:style-name="ce1">
            <text:p>0.2084280178</text:p>
          </table:table-cell>
          <table:table-cell office:value-type="float" office:value="0.0732407980249835" table:style-name="ce1">
            <text:p>0.0732407980249835</text:p>
          </table:table-cell>
          <table:table-cell office:value-type="float" office:value="7" table:style-name="ce1">
            <text:p>7</text:p>
          </table:table-cell>
          <table:table-cell office:value-type="float" office:value="1.030728249" table:style-name="ce1">
            <text:p>1.030728249</text:p>
          </table:table-cell>
          <table:table-cell office:value-type="float" office:value="3.91078828" table:style-name="ce1">
            <text:p>3.91078828</text:p>
          </table:table-cell>
          <table:table-cell office:value-type="float" office:value="2.322166539" table:style-name="ce1">
            <text:p>2.322166539</text:p>
          </table:table-cell>
          <table:table-cell office:value-type="float" office:value="1.966292103" table:style-name="ce1">
            <text:p>1.966292103</text:p>
          </table:table-cell>
          <table:table-cell office:value-type="float" office:value="1.15257756994422" table:style-name="ce1">
            <text:p>1.15257756994422</text:p>
          </table:table-cell>
          <table:table-cell office:value-type="float" office:value="7" table:style-name="ce1">
            <text:p>7</text:p>
          </table:table-cell>
          <table:table-cell office:value-type="float" office:value="0.03121169688" table:style-name="ce1">
            <text:p>0.03121169688</text:p>
          </table:table-cell>
          <table:table-cell office:value-type="float" office:value="0.07848312367" table:style-name="ce1">
            <text:p>0.07848312367</text:p>
          </table:table-cell>
          <table:table-cell office:value-type="float" office:value="0.05293693847" table:style-name="ce1">
            <text:p>0.05293693847</text:p>
          </table:table-cell>
          <table:table-cell office:value-type="float" office:value="0.04237533621" table:style-name="ce1">
            <text:p>0.04237533621</text:p>
          </table:table-cell>
          <table:table-cell office:value-type="float" office:value="0.0185327381533429" table:style-name="ce1">
            <text:p>0.0185327381533429</text:p>
          </table:table-cell>
          <table:table-cell office:value-type="float" office:value="7" table:style-name="ce1">
            <text:p>7</text:p>
          </table:table-cell>
          <table:table-cell office:value-type="float" office:value="0.9780807358" table:style-name="ce1">
            <text:p>0.9780807358</text:p>
          </table:table-cell>
          <table:table-cell office:value-type="float" office:value="1.586673214" table:style-name="ce1">
            <text:p>1.586673214</text:p>
          </table:table-cell>
          <table:table-cell office:value-type="float" office:value="1.31732303825714" table:style-name="ce1">
            <text:p>1.31732303825714</text:p>
          </table:table-cell>
          <table:table-cell office:value-type="float" office:value="1.419994813" table:style-name="ce1">
            <text:p>1.419994813</text:p>
          </table:table-cell>
          <table:table-cell office:value-type="float" office:value="0.247903614874641" table:style-name="ce1">
            <text:p>0.247903614874641</text:p>
          </table:table-cell>
          <table:table-cell office:value-type="float" office:value="7" table:style-name="ce1">
            <text:p>7</text:p>
          </table:table-cell>
          <table:table-cell office:value-type="float" office:value="0.03121169688" table:style-name="ce1">
            <text:p>0.03121169688</text:p>
          </table:table-cell>
          <table:table-cell office:value-type="float" office:value="0.07848312367" table:style-name="ce1">
            <text:p>0.07848312367</text:p>
          </table:table-cell>
          <table:table-cell office:value-type="float" office:value="0.05293693847" table:style-name="ce1">
            <text:p>0.05293693847</text:p>
          </table:table-cell>
          <table:table-cell office:value-type="float" office:value="0.04237533621" table:style-name="ce1">
            <text:p>0.04237533621</text:p>
          </table:table-cell>
          <table:table-cell office:value-type="float" office:value="0.0185327381533429" table:style-name="ce1">
            <text:p>0.0185327381533429</text:p>
          </table:table-cell>
          <table:table-cell office:value-type="float" office:value="7" table:style-name="ce1">
            <text:p>7</text:p>
          </table:table-cell>
          <table:table-cell office:value-type="float" office:value="0.647153132" table:style-name="ce1">
            <text:p>0.647153132</text:p>
          </table:table-cell>
          <table:table-cell office:value-type="float" office:value="1.073866802" table:style-name="ce1">
            <text:p>1.073866802</text:p>
          </table:table-cell>
          <table:table-cell office:value-type="float" office:value="0.903359564728571" table:style-name="ce1">
            <text:p>0.903359564728571</text:p>
          </table:table-cell>
          <table:table-cell office:value-type="float" office:value="1.032874428" table:style-name="ce1">
            <text:p>1.032874428</text:p>
          </table:table-cell>
          <table:table-cell office:value-type="float" office:value="0.197643433592918" table:style-name="ce1">
            <text:p>0.197643433592918</text:p>
          </table:table-cell>
          <table:table-cell office:value-type="float" office:value="7" table:style-name="ce1">
            <text:p>7</text:p>
          </table:table-cell>
          <table:table-cell office:value-type="float" office:value="0.895231868" table:style-name="ce1">
            <text:p>0.895231868</text:p>
          </table:table-cell>
          <table:table-cell office:value-type="float" office:value="1.44990385" table:style-name="ce1">
            <text:p>1.44990385</text:p>
          </table:table-cell>
          <table:table-cell office:value-type="float" office:value="1.19637586385714" table:style-name="ce1">
            <text:p>1.19637586385714</text:p>
          </table:table-cell>
          <table:table-cell office:value-type="float" office:value="1.289625572" table:style-name="ce1">
            <text:p>1.289625572</text:p>
          </table:table-cell>
          <table:table-cell office:value-type="float" office:value="0.225100951557044" table:style-name="ce1">
            <text:p>0.225100951557044</text:p>
          </table:table-cell>
          <table:table-cell office:value-type="float" office:value="7" table:style-name="ce1">
            <text:p>7</text:p>
          </table:table-cell>
          <table:table-cell office:value-type="float" office:value="0.08284886777" table:style-name="ce1">
            <text:p>0.08284886777</text:p>
          </table:table-cell>
          <table:table-cell office:value-type="float" office:value="0.143433699" table:style-name="ce1">
            <text:p>0.143433699</text:p>
          </table:table-cell>
          <table:table-cell office:value-type="float" office:value="0.120947174457143" table:style-name="ce1">
            <text:p>0.120947174457143</text:p>
          </table:table-cell>
          <table:table-cell office:value-type="float" office:value="0.1303692411" table:style-name="ce1">
            <text:p>0.1303692411</text:p>
          </table:table-cell>
          <table:table-cell office:value-type="float" office:value="0.0236923806371416" table:style-name="ce1">
            <text:p>0.0236923806371416</text:p>
          </table:table-cell>
          <table:table-cell office:value-type="float" office:value="7" table:style-name="ce1">
            <text:p>7</text:p>
          </table:table-cell>
          <table:table-cell office:value-type="float" office:value="2.173074" table:style-name="ce1">
            <text:p>2.173074</text:p>
          </table:table-cell>
          <table:table-cell office:value-type="float" office:value="5.391116" table:style-name="ce1">
            <text:p>5.391116</text:p>
          </table:table-cell>
          <table:table-cell office:value-type="float" office:value="3.39831953571429" table:style-name="ce1">
            <text:p>3.39831953571429</text:p>
          </table:table-cell>
          <table:table-cell office:value-type="float" office:value="2.538452" table:style-name="ce1">
            <text:p>2.538452</text:p>
          </table:table-cell>
          <table:table-cell office:value-type="float" office:value="1.42175138156674" table:style-name="ce1">
            <text:p>1.42175138156674</text:p>
          </table:table-cell>
          <table:table-cell office:value-type="float" office:value="7" table:style-name="ce1">
            <text:p>7</text:p>
          </table:table-cell>
          <table:table-cell office:value-type="float" office:value="0.6719989576" table:style-name="ce1">
            <text:p>0.6719989576</text:p>
          </table:table-cell>
          <table:table-cell office:value-type="float" office:value="1.113961318" table:style-name="ce1">
            <text:p>1.113961318</text:p>
          </table:table-cell>
          <table:table-cell office:value-type="float" office:value="0.935146346657143" table:style-name="ce1">
            <text:p>0.935146346657143</text:p>
          </table:table-cell>
          <table:table-cell office:value-type="float" office:value="0.9790682537" table:style-name="ce1">
            <text:p>0.9790682537</text:p>
          </table:table-cell>
          <table:table-cell office:value-type="float" office:value="0.162665943404429" table:style-name="ce1">
            <text:p>0.162665943404429</text:p>
          </table:table-cell>
          <table:table-cell office:value-type="float" office:value="7" table:style-name="ce1">
            <text:p>7</text:p>
          </table:table-cell>
          <table:table-cell office:value-type="float" office:value="2260.127629" table:style-name="ce1">
            <text:p>2260.127629</text:p>
          </table:table-cell>
          <table:table-cell office:value-type="float" office:value="2524.214087" table:style-name="ce1">
            <text:p>2524.214087</text:p>
          </table:table-cell>
          <table:table-cell office:value-type="float" office:value="2354.46963928571" table:style-name="ce1">
            <text:p>2354.46963928571</text:p>
          </table:table-cell>
          <table:table-cell office:value-type="float" office:value="2343.536364" table:style-name="ce1">
            <text:p>2343.536364</text:p>
          </table:table-cell>
          <table:table-cell office:value-type="float" office:value="86.7879455092881" table:style-name="ce1">
            <text:p>86.7879455092881</text:p>
          </table:table-cell>
          <table:table-cell office:value-type="float" office:value="7" table:style-name="ce1">
            <text:p>7</text:p>
          </table:table-cell>
          <table:table-cell office:value-type="float" office:value="37.01589388" table:style-name="ce1">
            <text:p>37.01589388</text:p>
          </table:table-cell>
          <table:table-cell office:value-type="float" office:value="153.2423297" table:style-name="ce1">
            <text:p>153.2423297</text:p>
          </table:table-cell>
          <table:table-cell office:value-type="float" office:value="115.63613161" table:style-name="ce1">
            <text:p>115.63613161</text:p>
          </table:table-cell>
          <table:table-cell office:value-type="float" office:value="142.980335" table:style-name="ce1">
            <text:p>142.980335</text:p>
          </table:table-cell>
          <table:table-cell office:value-type="float" office:value="44.3845683744601" table:style-name="ce1">
            <text:p>44.3845683744601</text:p>
          </table:table-cell>
          <table:table-cell office:value-type="float" office:value="7" table:style-name="ce1">
            <text:p>7</text:p>
          </table:table-cell>
          <table:table-cell office:value-type="float" office:value="89.97060774" table:style-name="ce1">
            <text:p>89.97060774</text:p>
          </table:table-cell>
          <table:table-cell office:value-type="float" office:value="179.9869181" table:style-name="ce1">
            <text:p>179.9869181</text:p>
          </table:table-cell>
          <table:table-cell office:value-type="float" office:value="139.563975151429" table:style-name="ce1">
            <text:p>139.563975151429</text:p>
          </table:table-cell>
          <table:table-cell office:value-type="float" office:value="142.9842956" table:style-name="ce1">
            <text:p>142.9842956</text:p>
          </table:table-cell>
          <table:table-cell office:value-type="float" office:value="41.7915433683682" table:style-name="ce1">
            <text:p>41.7915433683682</text:p>
          </table:table-cell>
          <table:table-cell office:value-type="float" office:value="7" table:style-name="ce1">
            <text:p>7</text:p>
          </table:table-cell>
          <table:table-cell office:value-type="float" office:value="37.01371603" table:style-name="ce1">
            <text:p>37.01371603</text:p>
          </table:table-cell>
          <table:table-cell office:value-type="float" office:value="179.9926157" table:style-name="ce1">
            <text:p>179.9926157</text:p>
          </table:table-cell>
          <table:table-cell office:value-type="float" office:value="118.932573101429" table:style-name="ce1">
            <text:p>118.932573101429</text:p>
          </table:table-cell>
          <table:table-cell office:value-type="float" office:value="125.9394421" table:style-name="ce1">
            <text:p>125.9394421</text:p>
          </table:table-cell>
          <table:table-cell office:value-type="float" office:value="54.3078512851672" table:style-name="ce1">
            <text:p>54.3078512851672</text:p>
          </table:table-cell>
          <table:table-cell office:value-type="float" office:value="7" table:style-name="ce1">
            <text:p>7</text:p>
          </table:table-cell>
          <table:table-cell office:value-type="float" office:value="22.16077082" table:style-name="ce1">
            <text:p>22.16077082</text:p>
          </table:table-cell>
          <table:table-cell office:value-type="float" office:value="84.78592255" table:style-name="ce1">
            <text:p>84.78592255</text:p>
          </table:table-cell>
          <table:table-cell office:value-type="float" office:value="60.19988316" table:style-name="ce1">
            <text:p>60.19988316</text:p>
          </table:table-cell>
          <table:table-cell office:value-type="float" office:value="63.08668032" table:style-name="ce1">
            <text:p>63.08668032</text:p>
          </table:table-cell>
          <table:table-cell office:value-type="float" office:value="22.2248395947154" table:style-name="ce1">
            <text:p>22.2248395947154</text:p>
          </table:table-cell>
          <table:table-cell office:value-type="float" office:value="7" table:style-name="ce1">
            <text:p>7</text:p>
          </table:table-cell>
          <table:table-cell office:value-type="float" office:value="0.00131729389" table:style-name="ce1">
            <text:p>0.00131729389</text:p>
          </table:table-cell>
          <table:table-cell office:value-type="float" office:value="0.007747592888" table:style-name="ce1">
            <text:p>0.007747592888</text:p>
          </table:table-cell>
          <table:table-cell office:value-type="float" office:value="0.00279314130728571" table:style-name="ce1">
            <text:p>0.00279314130728571</text:p>
          </table:table-cell>
          <table:table-cell office:value-type="float" office:value="0.001837634883" table:style-name="ce1">
            <text:p>0.001837634883</text:p>
          </table:table-cell>
          <table:table-cell office:value-type="float" office:value="0.00234318858225604" table:style-name="ce1">
            <text:p>0.00234318858225604</text:p>
          </table:table-cell>
          <table:table-cell office:value-type="float" office:value="7" table:style-name="ce1">
            <text:p>7</text:p>
          </table:table-cell>
          <table:table-cell office:value-type="float" office:value="0.01611684075" table:style-name="ce1">
            <text:p>0.01611684075</text:p>
          </table:table-cell>
          <table:table-cell office:value-type="float" office:value="0.01847438091" table:style-name="ce1">
            <text:p>0.01847438091</text:p>
          </table:table-cell>
          <table:table-cell office:value-type="float" office:value="0.0174657088457143" table:style-name="ce1">
            <text:p>0.0174657088457143</text:p>
          </table:table-cell>
          <table:table-cell office:value-type="float" office:value="0.01718289741" table:style-name="ce1">
            <text:p>0.01718289741</text:p>
          </table:table-cell>
          <table:table-cell office:value-type="float" office:value="0.000816327864992235" table:style-name="ce1">
            <text:p>0.000816327864992235</text:p>
          </table:table-cell>
          <table:table-cell office:value-type="float" office:value="7" table:style-name="ce1">
            <text:p>7</text:p>
          </table:table-cell>
          <table:table-cell office:value-type="float" office:value="1.498482967" table:style-name="ce1">
            <text:p>1.498482967</text:p>
          </table:table-cell>
          <table:table-cell office:value-type="float" office:value="5.624980313" table:style-name="ce1">
            <text:p>5.624980313</text:p>
          </table:table-cell>
          <table:table-cell office:value-type="float" office:value="3.30076110757143" table:style-name="ce1">
            <text:p>3.30076110757143</text:p>
          </table:table-cell>
          <table:table-cell office:value-type="float" office:value="2.257940267" table:style-name="ce1">
            <text:p>2.257940267</text:p>
          </table:table-cell>
          <table:table-cell office:value-type="float" office:value="1.83186925195447" table:style-name="ce1">
            <text:p>1.83186925195447</text:p>
          </table:table-cell>
          <table:table-cell office:value-type="float" office:value="7" table:style-name="ce1">
            <text:p>7</text:p>
          </table:table-cell>
          <table:table-cell office:value-type="float" office:value="5.689946869" table:style-name="ce1">
            <text:p>5.689946869</text:p>
          </table:table-cell>
          <table:table-cell office:value-type="float" office:value="86.15294511" table:style-name="ce1">
            <text:p>86.15294511</text:p>
          </table:table-cell>
          <table:table-cell office:value-type="float" office:value="30.198737567" table:style-name="ce1">
            <text:p>30.198737567</text:p>
          </table:table-cell>
          <table:table-cell office:value-type="float" office:value="17.74718509" table:style-name="ce1">
            <text:p>17.74718509</text:p>
          </table:table-cell>
          <table:table-cell office:value-type="float" office:value="27.7320294503747" table:style-name="ce1">
            <text:p>27.7320294503747</text:p>
          </table:table-cell>
          <table:table-cell office:value-type="float" office:value="7" table:style-name="ce1">
            <text:p>7</text:p>
          </table:table-cell>
          <table:table-cell office:value-type="float" office:value="0.2549505204" table:style-name="ce1">
            <text:p>0.2549505204</text:p>
          </table:table-cell>
          <table:table-cell office:value-type="float" office:value="2.012358802" table:style-name="ce1">
            <text:p>2.012358802</text:p>
          </table:table-cell>
          <table:table-cell office:value-type="float" office:value="0.679978102342857" table:style-name="ce1">
            <text:p>0.679978102342857</text:p>
          </table:table-cell>
          <table:table-cell office:value-type="float" office:value="0.3838899135" table:style-name="ce1">
            <text:p>0.3838899135</text:p>
          </table:table-cell>
          <table:table-cell office:value-type="float" office:value="0.623463945535849" table:style-name="ce1">
            <text:p>0.623463945535849</text:p>
          </table:table-cell>
          <table:table-cell office:value-type="float" office:value="7" table:style-name="ce1">
            <text:p>7</text:p>
          </table:table-cell>
          <table:table-cell office:value-type="float" office:value="0.4150829822" table:style-name="ce1">
            <text:p>0.4150829822</text:p>
          </table:table-cell>
          <table:table-cell office:value-type="float" office:value="3.439145175" table:style-name="ce1">
            <text:p>3.439145175</text:p>
          </table:table-cell>
          <table:table-cell office:value-type="float" office:value="1.19235280147143" table:style-name="ce1">
            <text:p>1.19235280147143</text:p>
          </table:table-cell>
          <table:table-cell office:value-type="float" office:value="0.7392887865" table:style-name="ce1">
            <text:p>0.7392887865</text:p>
          </table:table-cell>
          <table:table-cell office:value-type="float" office:value="1.03311826905937" table:style-name="ce1">
            <text:p>1.03311826905937</text:p>
          </table:table-cell>
        </table:table-row>
        <table:table-row table:style-name="ro1">
          <table:table-cell office:value-type="string" table:style-name="ce1">
            <text:p>100x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10-20%</text:p>
          </table:table-cell>
          <table:table-cell office:value-type="float" office:value="7" table:style-name="ce1">
            <text:p>7</text:p>
          </table:table-cell>
          <table:table-cell office:value-type="float" office:value="10.15479769" table:style-name="ce1">
            <text:p>10.15479769</text:p>
          </table:table-cell>
          <table:table-cell office:value-type="float" office:value="13.89706645" table:style-name="ce1">
            <text:p>13.89706645</text:p>
          </table:table-cell>
          <table:table-cell office:value-type="float" office:value="11.55747901" table:style-name="ce1">
            <text:p>11.55747901</text:p>
          </table:table-cell>
          <table:table-cell office:value-type="float" office:value="10.49670018" table:style-name="ce1">
            <text:p>10.49670018</text:p>
          </table:table-cell>
          <table:table-cell office:value-type="float" office:value="1.65389102602627" table:style-name="ce1">
            <text:p>1.65389102602627</text:p>
          </table:table-cell>
          <table:table-cell office:value-type="float" office:value="7" table:style-name="ce1">
            <text:p>7</text:p>
          </table:table-cell>
          <table:table-cell office:value-type="float" office:value="0.9461897562" table:style-name="ce1">
            <text:p>0.9461897562</text:p>
          </table:table-cell>
          <table:table-cell office:value-type="float" office:value="1.986206775" table:style-name="ce1">
            <text:p>1.986206775</text:p>
          </table:table-cell>
          <table:table-cell office:value-type="float" office:value="1.41273622802857" table:style-name="ce1">
            <text:p>1.41273622802857</text:p>
          </table:table-cell>
          <table:table-cell office:value-type="float" office:value="1.366137999" table:style-name="ce1">
            <text:p>1.366137999</text:p>
          </table:table-cell>
          <table:table-cell office:value-type="float" office:value="0.418573278399502" table:style-name="ce1">
            <text:p>0.418573278399502</text:p>
          </table:table-cell>
          <table:table-cell office:value-type="float" office:value="7" table:style-name="ce1">
            <text:p>7</text:p>
          </table:table-cell>
          <table:table-cell office:value-type="float" office:value="-1.143043277" table:style-name="ce1">
            <text:p>-1.143043277</text:p>
          </table:table-cell>
          <table:table-cell office:value-type="float" office:value="1.208530729" table:style-name="ce1">
            <text:p>1.208530729</text:p>
          </table:table-cell>
          <table:table-cell office:value-type="float" office:value="-0.1414349585" table:style-name="ce1">
            <text:p>-0.1414349585</text:p>
          </table:table-cell>
          <table:table-cell office:value-type="float" office:value="-0.3626916003" table:style-name="ce1">
            <text:p>-0.3626916003</text:p>
          </table:table-cell>
          <table:table-cell office:value-type="float" office:value="0.961096410624353" table:style-name="ce1">
            <text:p>0.961096410624353</text:p>
          </table:table-cell>
          <table:table-cell office:value-type="float" office:value="7" table:style-name="ce1">
            <text:p>7</text:p>
          </table:table-cell>
          <table:table-cell office:value-type="float" office:value="3.554779831" table:style-name="ce1">
            <text:p>3.554779831</text:p>
          </table:table-cell>
          <table:table-cell office:value-type="float" office:value="7.42077785" table:style-name="ce1">
            <text:p>7.42077785</text:p>
          </table:table-cell>
          <table:table-cell office:value-type="float" office:value="5.59075521171429" table:style-name="ce1">
            <text:p>5.59075521171429</text:p>
          </table:table-cell>
          <table:table-cell office:value-type="float" office:value="6.480178792" table:style-name="ce1">
            <text:p>6.480178792</text:p>
          </table:table-cell>
          <table:table-cell office:value-type="float" office:value="1.69768767565827" table:style-name="ce1">
            <text:p>1.69768767565827</text:p>
          </table:table-cell>
          <table:table-cell office:value-type="float" office:value="7" table:style-name="ce1">
            <text:p>7</text:p>
          </table:table-cell>
          <table:table-cell office:value-type="float" office:value="2.598016" table:style-name="ce1">
            <text:p>2.598016</text:p>
          </table:table-cell>
          <table:table-cell office:value-type="float" office:value="6.482238" table:style-name="ce1">
            <text:p>6.482238</text:p>
          </table:table-cell>
          <table:table-cell office:value-type="float" office:value="4.61887085714286" table:style-name="ce1">
            <text:p>4.61887085714286</text:p>
          </table:table-cell>
          <table:table-cell office:value-type="float" office:value="5.828398" table:style-name="ce1">
            <text:p>5.828398</text:p>
          </table:table-cell>
          <table:table-cell office:value-type="float" office:value="1.77663211658599" table:style-name="ce1">
            <text:p>1.77663211658599</text:p>
          </table:table-cell>
          <table:table-cell office:value-type="float" office:value="7" table:style-name="ce1">
            <text:p>7</text:p>
          </table:table-cell>
          <table:table-cell office:value-type="float" office:value="2.455138" table:style-name="ce1">
            <text:p>2.455138</text:p>
          </table:table-cell>
          <table:table-cell office:value-type="float" office:value="8.690145" table:style-name="ce1">
            <text:p>8.690145</text:p>
          </table:table-cell>
          <table:table-cell office:value-type="float" office:value="5.797644" table:style-name="ce1">
            <text:p>5.797644</text:p>
          </table:table-cell>
          <table:table-cell office:value-type="float" office:value="7.396223" table:style-name="ce1">
            <text:p>7.396223</text:p>
          </table:table-cell>
          <table:table-cell office:value-type="float" office:value="2.87017763814187" table:style-name="ce1">
            <text:p>2.87017763814187</text:p>
          </table:table-cell>
          <table:table-cell office:value-type="float" office:value="7" table:style-name="ce1">
            <text:p>7</text:p>
          </table:table-cell>
          <table:table-cell office:value-type="float" office:value="6.063281" table:style-name="ce1">
            <text:p>6.063281</text:p>
          </table:table-cell>
          <table:table-cell office:value-type="float" office:value="14.518543" table:style-name="ce1">
            <text:p>14.518543</text:p>
          </table:table-cell>
          <table:table-cell office:value-type="float" office:value="10.4165148571429" table:style-name="ce1">
            <text:p>10.4165148571429</text:p>
          </table:table-cell>
          <table:table-cell office:value-type="float" office:value="10.22103" table:style-name="ce1">
            <text:p>10.22103</text:p>
          </table:table-cell>
          <table:table-cell office:value-type="float" office:value="3.11583148170369" table:style-name="ce1">
            <text:p>3.11583148170369</text:p>
          </table:table-cell>
          <table:table-cell office:value-type="float" office:value="7" table:style-name="ce1">
            <text:p>7</text:p>
          </table:table-cell>
          <table:table-cell office:value-type="float" office:value="0.7324235944" table:style-name="ce1">
            <text:p>0.7324235944</text:p>
          </table:table-cell>
          <table:table-cell office:value-type="float" office:value="1.533975355" table:style-name="ce1">
            <text:p>1.533975355</text:p>
          </table:table-cell>
          <table:table-cell office:value-type="float" office:value="1.06412220284286" table:style-name="ce1">
            <text:p>1.06412220284286</text:p>
          </table:table-cell>
          <table:table-cell office:value-type="float" office:value="0.9891963573" table:style-name="ce1">
            <text:p>0.9891963573</text:p>
          </table:table-cell>
          <table:table-cell office:value-type="float" office:value="0.334521740601773" table:style-name="ce1">
            <text:p>0.334521740601773</text:p>
          </table:table-cell>
          <table:table-cell office:value-type="float" office:value="7" table:style-name="ce1">
            <text:p>7</text:p>
          </table:table-cell>
          <table:table-cell office:value-type="float" office:value="0.4649709938" table:style-name="ce1">
            <text:p>0.4649709938</text:p>
          </table:table-cell>
          <table:table-cell office:value-type="float" office:value="8.167102743" table:style-name="ce1">
            <text:p>8.167102743</text:p>
          </table:table-cell>
          <table:table-cell office:value-type="float" office:value="3.33148723971429" table:style-name="ce1">
            <text:p>3.33148723971429</text:p>
          </table:table-cell>
          <table:table-cell office:value-type="float" office:value="1.076428771" table:style-name="ce1">
            <text:p>1.076428771</text:p>
          </table:table-cell>
          <table:table-cell office:value-type="float" office:value="3.40678389567761" table:style-name="ce1">
            <text:p>3.40678389567761</text:p>
          </table:table-cell>
          <table:table-cell office:value-type="float" office:value="7" table:style-name="ce1">
            <text:p>7</text:p>
          </table:table-cell>
          <table:table-cell office:value-type="float" office:value="1.128811537" table:style-name="ce1">
            <text:p>1.128811537</text:p>
          </table:table-cell>
          <table:table-cell office:value-type="float" office:value="2.211890746" table:style-name="ce1">
            <text:p>2.211890746</text:p>
          </table:table-cell>
          <table:table-cell office:value-type="float" office:value="1.60220220714286" table:style-name="ce1">
            <text:p>1.60220220714286</text:p>
          </table:table-cell>
          <table:table-cell office:value-type="float" office:value="1.614681319" table:style-name="ce1">
            <text:p>1.614681319</text:p>
          </table:table-cell>
          <table:table-cell office:value-type="float" office:value="0.460678768315393" table:style-name="ce1">
            <text:p>0.460678768315393</text:p>
          </table:table-cell>
          <table:table-cell office:value-type="float" office:value="7" table:style-name="ce1">
            <text:p>7</text:p>
          </table:table-cell>
          <table:table-cell office:value-type="float" office:value="1.802825995" table:style-name="ce1">
            <text:p>1.802825995</text:p>
          </table:table-cell>
          <table:table-cell office:value-type="float" office:value="4.219261587" table:style-name="ce1">
            <text:p>4.219261587</text:p>
          </table:table-cell>
          <table:table-cell office:value-type="float" office:value="3.01457481157143" table:style-name="ce1">
            <text:p>3.01457481157143</text:p>
          </table:table-cell>
          <table:table-cell office:value-type="float" office:value="3.33994659" table:style-name="ce1">
            <text:p>3.33994659</text:p>
          </table:table-cell>
          <table:table-cell office:value-type="float" office:value="1.02388163853609" table:style-name="ce1">
            <text:p>1.02388163853609</text:p>
          </table:table-cell>
          <table:table-cell office:value-type="float" office:value="7" table:style-name="ce1">
            <text:p>7</text:p>
          </table:table-cell>
          <table:table-cell office:value-type="float" office:value="14.39460063" table:style-name="ce1">
            <text:p>14.39460063</text:p>
          </table:table-cell>
          <table:table-cell office:value-type="float" office:value="17.52812332" table:style-name="ce1">
            <text:p>17.52812332</text:p>
          </table:table-cell>
          <table:table-cell office:value-type="float" office:value="16.2478891314286" table:style-name="ce1">
            <text:p>16.2478891314286</text:p>
          </table:table-cell>
          <table:table-cell office:value-type="float" office:value="16.17652706" table:style-name="ce1">
            <text:p>16.17652706</text:p>
          </table:table-cell>
          <table:table-cell office:value-type="float" office:value="1.18339524708299" table:style-name="ce1">
            <text:p>1.18339524708299</text:p>
          </table:table-cell>
          <table:table-cell office:value-type="float" office:value="7" table:style-name="ce1">
            <text:p>7</text:p>
          </table:table-cell>
          <table:table-cell office:value-type="float" office:value="0.3086091554" table:style-name="ce1">
            <text:p>0.3086091554</text:p>
          </table:table-cell>
          <table:table-cell office:value-type="float" office:value="0.5907498947" table:style-name="ce1">
            <text:p>0.5907498947</text:p>
          </table:table-cell>
          <table:table-cell office:value-type="float" office:value="0.461483873542857" table:style-name="ce1">
            <text:p>0.461483873542857</text:p>
          </table:table-cell>
          <table:table-cell office:value-type="float" office:value="0.469394298" table:style-name="ce1">
            <text:p>0.469394298</text:p>
          </table:table-cell>
          <table:table-cell office:value-type="float" office:value="0.103046670837737" table:style-name="ce1">
            <text:p>0.103046670837737</text:p>
          </table:table-cell>
          <table:table-cell office:value-type="float" office:value="7" table:style-name="ce1">
            <text:p>7</text:p>
          </table:table-cell>
          <table:table-cell office:value-type="float" office:value="67.76532305" table:style-name="ce1">
            <text:p>67.76532305</text:p>
          </table:table-cell>
          <table:table-cell office:value-type="float" office:value="121.4933529" table:style-name="ce1">
            <text:p>121.4933529</text:p>
          </table:table-cell>
          <table:table-cell office:value-type="float" office:value="92.8634114528572" table:style-name="ce1">
            <text:p>92.8634114528572</text:p>
          </table:table-cell>
          <table:table-cell office:value-type="float" office:value="84.50921879" table:style-name="ce1">
            <text:p>84.50921879</text:p>
          </table:table-cell>
          <table:table-cell office:value-type="float" office:value="22.8445813232265" table:style-name="ce1">
            <text:p>22.8445813232265</text:p>
          </table:table-cell>
          <table:table-cell office:value-type="float" office:value="7" table:style-name="ce1">
            <text:p>7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.1800869991" table:style-name="ce1">
            <text:p>0.1800869991</text:p>
          </table:table-cell>
          <table:table-cell office:value-type="float" office:value="0.4467331311" table:style-name="ce1">
            <text:p>0.4467331311</text:p>
          </table:table-cell>
          <table:table-cell office:value-type="float" office:value="0.307847210128571" table:style-name="ce1">
            <text:p>0.307847210128571</text:p>
          </table:table-cell>
          <table:table-cell office:value-type="float" office:value="0.3551317835" table:style-name="ce1">
            <text:p>0.3551317835</text:p>
          </table:table-cell>
          <table:table-cell office:value-type="float" office:value="0.122473765259561" table:style-name="ce1">
            <text:p>0.122473765259561</text:p>
          </table:table-cell>
          <table:table-cell office:value-type="float" office:value="7" table:style-name="ce1">
            <text:p>7</text:p>
          </table:table-cell>
          <table:table-cell office:value-type="float" office:value="1.506410226" table:style-name="ce1">
            <text:p>1.506410226</text:p>
          </table:table-cell>
          <table:table-cell office:value-type="float" office:value="7.015715592" table:style-name="ce1">
            <text:p>7.015715592</text:p>
          </table:table-cell>
          <table:table-cell office:value-type="float" office:value="3.84214818742857" table:style-name="ce1">
            <text:p>3.84214818742857</text:p>
          </table:table-cell>
          <table:table-cell office:value-type="float" office:value="4.076041849" table:style-name="ce1">
            <text:p>4.076041849</text:p>
          </table:table-cell>
          <table:table-cell office:value-type="float" office:value="2.44323671879974" table:style-name="ce1">
            <text:p>2.44323671879974</text:p>
          </table:table-cell>
          <table:table-cell office:value-type="float" office:value="7" table:style-name="ce1">
            <text:p>7</text:p>
          </table:table-cell>
          <table:table-cell office:value-type="float" office:value="0.04658559996" table:style-name="ce1">
            <text:p>0.04658559996</text:p>
          </table:table-cell>
          <table:table-cell office:value-type="float" office:value="0.1016604624" table:style-name="ce1">
            <text:p>0.1016604624</text:p>
          </table:table-cell>
          <table:table-cell office:value-type="float" office:value="0.0772074421557143" table:style-name="ce1">
            <text:p>0.0772074421557143</text:p>
          </table:table-cell>
          <table:table-cell office:value-type="float" office:value="0.08829164633" table:style-name="ce1">
            <text:p>0.08829164633</text:p>
          </table:table-cell>
          <table:table-cell office:value-type="float" office:value="0.0251103790019351" table:style-name="ce1">
            <text:p>0.0251103790019351</text:p>
          </table:table-cell>
          <table:table-cell office:value-type="float" office:value="7" table:style-name="ce1">
            <text:p>7</text:p>
          </table:table-cell>
          <table:table-cell office:value-type="float" office:value="1.175397456" table:style-name="ce1">
            <text:p>1.175397456</text:p>
          </table:table-cell>
          <table:table-cell office:value-type="float" office:value="2.312857329" table:style-name="ce1">
            <text:p>2.312857329</text:p>
          </table:table-cell>
          <table:table-cell office:value-type="float" office:value="1.67940960328571" table:style-name="ce1">
            <text:p>1.67940960328571</text:p>
          </table:table-cell>
          <table:table-cell office:value-type="float" office:value="1.668547133" table:style-name="ce1">
            <text:p>1.668547133</text:p>
          </table:table-cell>
          <table:table-cell office:value-type="float" office:value="0.472770411273759" table:style-name="ce1">
            <text:p>0.472770411273759</text:p>
          </table:table-cell>
          <table:table-cell office:value-type="float" office:value="7" table:style-name="ce1">
            <text:p>7</text:p>
          </table:table-cell>
          <table:table-cell office:value-type="float" office:value="0.04658559996" table:style-name="ce1">
            <text:p>0.04658559996</text:p>
          </table:table-cell>
          <table:table-cell office:value-type="float" office:value="0.1016604624" table:style-name="ce1">
            <text:p>0.1016604624</text:p>
          </table:table-cell>
          <table:table-cell office:value-type="float" office:value="0.0772074421557143" table:style-name="ce1">
            <text:p>0.0772074421557143</text:p>
          </table:table-cell>
          <table:table-cell office:value-type="float" office:value="0.08829164633" table:style-name="ce1">
            <text:p>0.08829164633</text:p>
          </table:table-cell>
          <table:table-cell office:value-type="float" office:value="0.0251103790019351" table:style-name="ce1">
            <text:p>0.0251103790019351</text:p>
          </table:table-cell>
          <table:table-cell office:value-type="float" office:value="7" table:style-name="ce1">
            <text:p>7</text:p>
          </table:table-cell>
          <table:table-cell office:value-type="float" office:value="0.8488532327" table:style-name="ce1">
            <text:p>0.8488532327</text:p>
          </table:table-cell>
          <table:table-cell office:value-type="float" office:value="1.700134965" table:style-name="ce1">
            <text:p>1.700134965</text:p>
          </table:table-cell>
          <table:table-cell office:value-type="float" office:value="1.16456819027143" table:style-name="ce1">
            <text:p>1.16456819027143</text:p>
          </table:table-cell>
          <table:table-cell office:value-type="float" office:value="1.036803667" table:style-name="ce1">
            <text:p>1.036803667</text:p>
          </table:table-cell>
          <table:table-cell office:value-type="float" office:value="0.372432794890147" table:style-name="ce1">
            <text:p>0.372432794890147</text:p>
          </table:table-cell>
          <table:table-cell office:value-type="float" office:value="7" table:style-name="ce1">
            <text:p>7</text:p>
          </table:table-cell>
          <table:table-cell office:value-type="float" office:value="1.055855767" table:style-name="ce1">
            <text:p>1.055855767</text:p>
          </table:table-cell>
          <table:table-cell office:value-type="float" office:value="2.032365035" table:style-name="ce1">
            <text:p>2.032365035</text:p>
          </table:table-cell>
          <table:table-cell office:value-type="float" office:value="1.49116666685714" table:style-name="ce1">
            <text:p>1.49116666685714</text:p>
          </table:table-cell>
          <table:table-cell office:value-type="float" office:value="1.446573333" table:style-name="ce1">
            <text:p>1.446573333</text:p>
          </table:table-cell>
          <table:table-cell office:value-type="float" office:value="0.396767515205778" table:style-name="ce1">
            <text:p>0.396767515205778</text:p>
          </table:table-cell>
          <table:table-cell office:value-type="float" office:value="7" table:style-name="ce1">
            <text:p>7</text:p>
          </table:table-cell>
          <table:table-cell office:value-type="float" office:value="0.09103999449" table:style-name="ce1">
            <text:p>0.09103999449</text:p>
          </table:table-cell>
          <table:table-cell office:value-type="float" office:value="0.2822887059" table:style-name="ce1">
            <text:p>0.2822887059</text:p>
          </table:table-cell>
          <table:table-cell office:value-type="float" office:value="0.188242936412857" table:style-name="ce1">
            <text:p>0.188242936412857</text:p>
          </table:table-cell>
          <table:table-cell office:value-type="float" office:value="0.2186226682" table:style-name="ce1">
            <text:p>0.2186226682</text:p>
          </table:table-cell>
          <table:table-cell office:value-type="float" office:value="0.0818035666057901" table:style-name="ce1">
            <text:p>0.0818035666057901</text:p>
          </table:table-cell>
          <table:table-cell office:value-type="float" office:value="7" table:style-name="ce1">
            <text:p>7</text:p>
          </table:table-cell>
          <table:table-cell office:value-type="float" office:value="2.019722" table:style-name="ce1">
            <text:p>2.019722</text:p>
          </table:table-cell>
          <table:table-cell office:value-type="float" office:value="6.156622" table:style-name="ce1">
            <text:p>6.156622</text:p>
          </table:table-cell>
          <table:table-cell office:value-type="float" office:value="4.18127067857143" table:style-name="ce1">
            <text:p>4.18127067857143</text:p>
          </table:table-cell>
          <table:table-cell office:value-type="float" office:value="4.928228" table:style-name="ce1">
            <text:p>4.928228</text:p>
          </table:table-cell>
          <table:table-cell office:value-type="float" office:value="1.77844975686437" table:style-name="ce1">
            <text:p>1.77844975686437</text:p>
          </table:table-cell>
          <table:table-cell office:value-type="float" office:value="7" table:style-name="ce1">
            <text:p>7</text:p>
          </table:table-cell>
          <table:table-cell office:value-type="float" office:value="0.6679938515" table:style-name="ce1">
            <text:p>0.6679938515</text:p>
          </table:table-cell>
          <table:table-cell office:value-type="float" office:value="1.462278327" table:style-name="ce1">
            <text:p>1.462278327</text:p>
          </table:table-cell>
          <table:table-cell office:value-type="float" office:value="0.9806125099" table:style-name="ce1">
            <text:p>0.9806125099</text:p>
          </table:table-cell>
          <table:table-cell office:value-type="float" office:value="0.9280238469" table:style-name="ce1">
            <text:p>0.9280238469</text:p>
          </table:table-cell>
          <table:table-cell office:value-type="float" office:value="0.346383589737152" table:style-name="ce1">
            <text:p>0.346383589737152</text:p>
          </table:table-cell>
          <table:table-cell office:value-type="float" office:value="7" table:style-name="ce1">
            <text:p>7</text:p>
          </table:table-cell>
          <table:table-cell office:value-type="float" office:value="2307.282984" table:style-name="ce1">
            <text:p>2307.282984</text:p>
          </table:table-cell>
          <table:table-cell office:value-type="float" office:value="2671.173369" table:style-name="ce1">
            <text:p>2671.173369</text:p>
          </table:table-cell>
          <table:table-cell office:value-type="float" office:value="2542.58874971429" table:style-name="ce1">
            <text:p>2542.58874971429</text:p>
          </table:table-cell>
          <table:table-cell office:value-type="float" office:value="2607.005645" table:style-name="ce1">
            <text:p>2607.005645</text:p>
          </table:table-cell>
          <table:table-cell office:value-type="float" office:value="161.51697227765" table:style-name="ce1">
            <text:p>161.51697227765</text:p>
          </table:table-cell>
          <table:table-cell office:value-type="float" office:value="7" table:style-name="ce1">
            <text:p>7</text:p>
          </table:table-cell>
          <table:table-cell office:value-type="float" office:value="0.005873193964" table:style-name="ce1">
            <text:p>0.005873193964</text:p>
          </table:table-cell>
          <table:table-cell office:value-type="float" office:value="142.9593855" table:style-name="ce1">
            <text:p>142.9593855</text:p>
          </table:table-cell>
          <table:table-cell office:value-type="float" office:value="81.1996364399093" table:style-name="ce1">
            <text:p>81.1996364399093</text:p>
          </table:table-cell>
          <table:table-cell office:value-type="float" office:value="89.99964554" table:style-name="ce1">
            <text:p>89.99964554</text:p>
          </table:table-cell>
          <table:table-cell office:value-type="float" office:value="59.7491071179802" table:style-name="ce1">
            <text:p>59.7491071179802</text:p>
          </table:table-cell>
          <table:table-cell office:value-type="float" office:value="7" table:style-name="ce1">
            <text:p>7</text:p>
          </table:table-cell>
          <table:table-cell office:value-type="float" office:value="37.02334257" table:style-name="ce1">
            <text:p>37.02334257</text:p>
          </table:table-cell>
          <table:table-cell office:value-type="float" office:value="90.00658675" table:style-name="ce1">
            <text:p>90.00658675</text:p>
          </table:table-cell>
          <table:table-cell office:value-type="float" office:value="63.8601484828571" table:style-name="ce1">
            <text:p>63.8601484828571</text:p>
          </table:table-cell>
          <table:table-cell office:value-type="float" office:value="65.96204144" table:style-name="ce1">
            <text:p>65.96204144</text:p>
          </table:table-cell>
          <table:table-cell office:value-type="float" office:value="26.5015716482494" table:style-name="ce1">
            <text:p>26.5015716482494</text:p>
          </table:table-cell>
          <table:table-cell office:value-type="float" office:value="7" table:style-name="ce1">
            <text:p>7</text:p>
          </table:table-cell>
          <table:table-cell office:value-type="float" office:value="37.01362484" table:style-name="ce1">
            <text:p>37.01362484</text:p>
          </table:table-cell>
          <table:table-cell office:value-type="float" office:value="179.9926273" table:style-name="ce1">
            <text:p>179.9926273</text:p>
          </table:table-cell>
          <table:table-cell office:value-type="float" office:value="89.4213379528571" table:style-name="ce1">
            <text:p>89.4213379528571</text:p>
          </table:table-cell>
          <table:table-cell office:value-type="float" office:value="84.30773685" table:style-name="ce1">
            <text:p>84.30773685</text:p>
          </table:table-cell>
          <table:table-cell office:value-type="float" office:value="44.0502837884618" table:style-name="ce1">
            <text:p>44.0502837884618</text:p>
          </table:table-cell>
          <table:table-cell office:value-type="float" office:value="7" table:style-name="ce1">
            <text:p>7</text:p>
          </table:table-cell>
          <table:table-cell office:value-type="float" office:value="44.49189855" table:style-name="ce1">
            <text:p>44.49189855</text:p>
          </table:table-cell>
          <table:table-cell office:value-type="float" office:value="73.51500158" table:style-name="ce1">
            <text:p>73.51500158</text:p>
          </table:table-cell>
          <table:table-cell office:value-type="float" office:value="58.8117999885714" table:style-name="ce1">
            <text:p>58.8117999885714</text:p>
          </table:table-cell>
          <table:table-cell office:value-type="float" office:value="58.90421965" table:style-name="ce1">
            <text:p>58.90421965</text:p>
          </table:table-cell>
          <table:table-cell office:value-type="float" office:value="10.9496575084314" table:style-name="ce1">
            <text:p>10.9496575084314</text:p>
          </table:table-cell>
          <table:table-cell office:value-type="float" office:value="7" table:style-name="ce1">
            <text:p>7</text:p>
          </table:table-cell>
          <table:table-cell office:value-type="float" office:value="0.001235567911" table:style-name="ce1">
            <text:p>0.001235567911</text:p>
          </table:table-cell>
          <table:table-cell office:value-type="float" office:value="0.003901298218" table:style-name="ce1">
            <text:p>0.003901298218</text:p>
          </table:table-cell>
          <table:table-cell office:value-type="float" office:value="0.00220835348357143" table:style-name="ce1">
            <text:p>0.00220835348357143</text:p>
          </table:table-cell>
          <table:table-cell office:value-type="float" office:value="0.001963620297" table:style-name="ce1">
            <text:p>0.001963620297</text:p>
          </table:table-cell>
          <table:table-cell office:value-type="float" office:value="0.000966410481946254" table:style-name="ce1">
            <text:p>0.000966410481946254</text:p>
          </table:table-cell>
          <table:table-cell office:value-type="float" office:value="7" table:style-name="ce1">
            <text:p>7</text:p>
          </table:table-cell>
          <table:table-cell office:value-type="float" office:value="0.01683063042" table:style-name="ce1">
            <text:p>0.01683063042</text:p>
          </table:table-cell>
          <table:table-cell office:value-type="float" office:value="0.01724514435" table:style-name="ce1">
            <text:p>0.01724514435</text:p>
          </table:table-cell>
          <table:table-cell office:value-type="float" office:value="0.0170204106357143" table:style-name="ce1">
            <text:p>0.0170204106357143</text:p>
          </table:table-cell>
          <table:table-cell office:value-type="float" office:value="0.01703286998" table:style-name="ce1">
            <text:p>0.01703286998</text:p>
          </table:table-cell>
          <table:table-cell office:value-type="float" office:value="0.000128984893762058" table:style-name="ce1">
            <text:p>0.000128984893762058</text:p>
          </table:table-cell>
          <table:table-cell office:value-type="float" office:value="7" table:style-name="ce1">
            <text:p>7</text:p>
          </table:table-cell>
          <table:table-cell office:value-type="float" office:value="1.571817885" table:style-name="ce1">
            <text:p>1.571817885</text:p>
          </table:table-cell>
          <table:table-cell office:value-type="float" office:value="8.974667231" table:style-name="ce1">
            <text:p>8.974667231</text:p>
          </table:table-cell>
          <table:table-cell office:value-type="float" office:value="4.96113953457143" table:style-name="ce1">
            <text:p>4.96113953457143</text:p>
          </table:table-cell>
          <table:table-cell office:value-type="float" office:value="5.828209396" table:style-name="ce1">
            <text:p>5.828209396</text:p>
          </table:table-cell>
          <table:table-cell office:value-type="float" office:value="3.33035627498805" table:style-name="ce1">
            <text:p>3.33035627498805</text:p>
          </table:table-cell>
          <table:table-cell office:value-type="float" office:value="7" table:style-name="ce1">
            <text:p>7</text:p>
          </table:table-cell>
          <table:table-cell office:value-type="float" office:value="5.014376727" table:style-name="ce1">
            <text:p>5.014376727</text:p>
          </table:table-cell>
          <table:table-cell office:value-type="float" office:value="24.3420757" table:style-name="ce1">
            <text:p>24.3420757</text:p>
          </table:table-cell>
          <table:table-cell office:value-type="float" office:value="12.5083188287143" table:style-name="ce1">
            <text:p>12.5083188287143</text:p>
          </table:table-cell>
          <table:table-cell office:value-type="float" office:value="13.78310215" table:style-name="ce1">
            <text:p>13.78310215</text:p>
          </table:table-cell>
          <table:table-cell office:value-type="float" office:value="7.44903936720176" table:style-name="ce1">
            <text:p>7.44903936720176</text:p>
          </table:table-cell>
          <table:table-cell office:value-type="float" office:value="7" table:style-name="ce1">
            <text:p>7</text:p>
          </table:table-cell>
          <table:table-cell office:value-type="float" office:value="0.2267435339" table:style-name="ce1">
            <text:p>0.2267435339</text:p>
          </table:table-cell>
          <table:table-cell office:value-type="float" office:value="1.072538189" table:style-name="ce1">
            <text:p>1.072538189</text:p>
          </table:table-cell>
          <table:table-cell office:value-type="float" office:value="0.507292805771429" table:style-name="ce1">
            <text:p>0.507292805771429</text:p>
          </table:table-cell>
          <table:table-cell office:value-type="float" office:value="0.3256694" table:style-name="ce1">
            <text:p>0.3256694</text:p>
          </table:table-cell>
          <table:table-cell office:value-type="float" office:value="0.383317162278508" table:style-name="ce1">
            <text:p>0.383317162278508</text:p>
          </table:table-cell>
          <table:table-cell office:value-type="float" office:value="7" table:style-name="ce1">
            <text:p>7</text:p>
          </table:table-cell>
          <table:table-cell office:value-type="float" office:value="0.5409953856" table:style-name="ce1">
            <text:p>0.5409953856</text:p>
          </table:table-cell>
          <table:table-cell office:value-type="float" office:value="1.907681913" table:style-name="ce1">
            <text:p>1.907681913</text:p>
          </table:table-cell>
          <table:table-cell office:value-type="float" office:value="1.01624014475714" table:style-name="ce1">
            <text:p>1.01624014475714</text:p>
          </table:table-cell>
          <table:table-cell office:value-type="float" office:value="0.9039046469" table:style-name="ce1">
            <text:p>0.9039046469</text:p>
          </table:table-cell>
          <table:table-cell office:value-type="float" office:value="0.567741985737192" table:style-name="ce1">
            <text:p>0.567741985737192</text:p>
          </table:table-cell>
        </table:table-row>
        <table:table-row table:style-name="ro1">
          <table:table-cell office:value-type="string" table:style-name="ce1">
            <text:p>20x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&lt;10%</text:p>
          </table:table-cell>
          <table:table-cell office:value-type="float" office:value="30" table:style-name="ce1">
            <text:p>30</text:p>
          </table:table-cell>
          <table:table-cell office:value-type="float" office:value="1.529900046" table:style-name="ce1">
            <text:p>1.529900046</text:p>
          </table:table-cell>
          <table:table-cell office:value-type="float" office:value="9.128848805" table:style-name="ce1">
            <text:p>9.128848805</text:p>
          </table:table-cell>
          <table:table-cell office:value-type="float" office:value="5.58127249926667" table:style-name="ce1">
            <text:p>5.58127249926667</text:p>
          </table:table-cell>
          <table:table-cell office:value-type="float" office:value="5.2359547335" table:style-name="ce1">
            <text:p>5.2359547335</text:p>
          </table:table-cell>
          <table:table-cell office:value-type="float" office:value="2.28736322578178" table:style-name="ce1">
            <text:p>2.28736322578178</text:p>
          </table:table-cell>
          <table:table-cell office:value-type="float" office:value="30" table:style-name="ce1">
            <text:p>30</text:p>
          </table:table-cell>
          <table:table-cell office:value-type="float" office:value="2.013285303" table:style-name="ce1">
            <text:p>2.013285303</text:p>
          </table:table-cell>
          <table:table-cell office:value-type="float" office:value="6.337307547" table:style-name="ce1">
            <text:p>6.337307547</text:p>
          </table:table-cell>
          <table:table-cell office:value-type="float" office:value="3.7893049622" table:style-name="ce1">
            <text:p>3.7893049622</text:p>
          </table:table-cell>
          <table:table-cell office:value-type="float" office:value="3.5856114655" table:style-name="ce1">
            <text:p>3.5856114655</text:p>
          </table:table-cell>
          <table:table-cell office:value-type="float" office:value="1.27065378508745" table:style-name="ce1">
            <text:p>1.27065378508745</text:p>
          </table:table-cell>
          <table:table-cell office:value-type="float" office:value="30" table:style-name="ce1">
            <text:p>30</text:p>
          </table:table-cell>
          <table:table-cell office:value-type="float" office:value="-2.044070495" table:style-name="ce1">
            <text:p>-2.044070495</text:p>
          </table:table-cell>
          <table:table-cell office:value-type="float" office:value="0.7955110108" table:style-name="ce1">
            <text:p>0.7955110108</text:p>
          </table:table-cell>
          <table:table-cell office:value-type="float" office:value="-0.489202912490667" table:style-name="ce1">
            <text:p>-0.489202912490667</text:p>
          </table:table-cell>
          <table:table-cell office:value-type="float" office:value="-0.42345915425" table:style-name="ce1">
            <text:p>-0.42345915425</text:p>
          </table:table-cell>
          <table:table-cell office:value-type="float" office:value="0.709095149600346" table:style-name="ce1">
            <text:p>0.709095149600346</text:p>
          </table:table-cell>
          <table:table-cell office:value-type="float" office:value="30" table:style-name="ce1">
            <text:p>30</text:p>
          </table:table-cell>
          <table:table-cell office:value-type="float" office:value="2.670761316" table:style-name="ce1">
            <text:p>2.670761316</text:p>
          </table:table-cell>
          <table:table-cell office:value-type="float" office:value="13.37489023" table:style-name="ce1">
            <text:p>13.37489023</text:p>
          </table:table-cell>
          <table:table-cell office:value-type="float" office:value="4.41945286443333" table:style-name="ce1">
            <text:p>4.41945286443333</text:p>
          </table:table-cell>
          <table:table-cell office:value-type="float" office:value="3.253866707" table:style-name="ce1">
            <text:p>3.253866707</text:p>
          </table:table-cell>
          <table:table-cell office:value-type="float" office:value="3.05069126417771" table:style-name="ce1">
            <text:p>3.05069126417771</text:p>
          </table:table-cell>
          <table:table-cell office:value-type="float" office:value="30" table:style-name="ce1">
            <text:p>30</text:p>
          </table:table-cell>
          <table:table-cell office:value-type="float" office:value="5.98365" table:style-name="ce1">
            <text:p>5.98365</text:p>
          </table:table-cell>
          <table:table-cell office:value-type="float" office:value="14.53715" table:style-name="ce1">
            <text:p>14.53715</text:p>
          </table:table-cell>
          <table:table-cell office:value-type="float" office:value="10.4090662" table:style-name="ce1">
            <text:p>10.4090662</text:p>
          </table:table-cell>
          <table:table-cell office:value-type="float" office:value="10.511825" table:style-name="ce1">
            <text:p>10.511825</text:p>
          </table:table-cell>
          <table:table-cell office:value-type="float" office:value="2.61024541933352" table:style-name="ce1">
            <text:p>2.61024541933352</text:p>
          </table:table-cell>
          <table:table-cell office:value-type="float" office:value="30" table:style-name="ce1">
            <text:p>30</text:p>
          </table:table-cell>
          <table:table-cell office:value-type="float" office:value="7.00697" table:style-name="ce1">
            <text:p>7.00697</text:p>
          </table:table-cell>
          <table:table-cell office:value-type="float" office:value="24.88085" table:style-name="ce1">
            <text:p>24.88085</text:p>
          </table:table-cell>
          <table:table-cell office:value-type="float" office:value="14.7721040333333" table:style-name="ce1">
            <text:p>14.7721040333333</text:p>
          </table:table-cell>
          <table:table-cell office:value-type="float" office:value="13.488095" table:style-name="ce1">
            <text:p>13.488095</text:p>
          </table:table-cell>
          <table:table-cell office:value-type="float" office:value="6.06694847797619" table:style-name="ce1">
            <text:p>6.06694847797619</text:p>
          </table:table-cell>
          <table:table-cell office:value-type="float" office:value="30" table:style-name="ce1">
            <text:p>30</text:p>
          </table:table-cell>
          <table:table-cell office:value-type="float" office:value="13.80456" table:style-name="ce1">
            <text:p>13.80456</text:p>
          </table:table-cell>
          <table:table-cell office:value-type="float" office:value="35.77961" table:style-name="ce1">
            <text:p>35.77961</text:p>
          </table:table-cell>
          <table:table-cell office:value-type="float" office:value="25.1811702333333" table:style-name="ce1">
            <text:p>25.1811702333333</text:p>
          </table:table-cell>
          <table:table-cell office:value-type="float" office:value="24.79795" table:style-name="ce1">
            <text:p>24.79795</text:p>
          </table:table-cell>
          <table:table-cell office:value-type="float" office:value="6.99283251864881" table:style-name="ce1">
            <text:p>6.99283251864881</text:p>
          </table:table-cell>
          <table:table-cell office:value-type="float" office:value="30" table:style-name="ce1">
            <text:p>30</text:p>
          </table:table-cell>
          <table:table-cell office:value-type="float" office:value="1.544178553" table:style-name="ce1">
            <text:p>1.544178553</text:p>
          </table:table-cell>
          <table:table-cell office:value-type="float" office:value="4.818758883" table:style-name="ce1">
            <text:p>4.818758883</text:p>
          </table:table-cell>
          <table:table-cell office:value-type="float" office:value="2.92419831993333" table:style-name="ce1">
            <text:p>2.92419831993333</text:p>
          </table:table-cell>
          <table:table-cell office:value-type="float" office:value="2.7782220195" table:style-name="ce1">
            <text:p>2.7782220195</text:p>
          </table:table-cell>
          <table:table-cell office:value-type="float" office:value="1.00853283358988" table:style-name="ce1">
            <text:p>1.00853283358988</text:p>
          </table:table-cell>
          <table:table-cell office:value-type="float" office:value="30" table:style-name="ce1">
            <text:p>30</text:p>
          </table:table-cell>
          <table:table-cell office:value-type="float" office:value="0.03624208253" table:style-name="ce1">
            <text:p>0.03624208253</text:p>
          </table:table-cell>
          <table:table-cell office:value-type="float" office:value="0.4557698222" table:style-name="ce1">
            <text:p>0.4557698222</text:p>
          </table:table-cell>
          <table:table-cell office:value-type="float" office:value="0.206971355912333" table:style-name="ce1">
            <text:p>0.206971355912333</text:p>
          </table:table-cell>
          <table:table-cell office:value-type="float" office:value="0.19558046705" table:style-name="ce1">
            <text:p>0.19558046705</text:p>
          </table:table-cell>
          <table:table-cell office:value-type="float" office:value="0.111246199724847" table:style-name="ce1">
            <text:p>0.111246199724847</text:p>
          </table:table-cell>
          <table:table-cell office:value-type="float" office:value="30" table:style-name="ce1">
            <text:p>30</text:p>
          </table:table-cell>
          <table:table-cell office:value-type="float" office:value="2.397115687" table:style-name="ce1">
            <text:p>2.397115687</text:p>
          </table:table-cell>
          <table:table-cell office:value-type="float" office:value="6.945673816" table:style-name="ce1">
            <text:p>6.945673816</text:p>
          </table:table-cell>
          <table:table-cell office:value-type="float" office:value="4.57571230426667" table:style-name="ce1">
            <text:p>4.57571230426667</text:p>
          </table:table-cell>
          <table:table-cell office:value-type="float" office:value="4.6720289435" table:style-name="ce1">
            <text:p>4.6720289435</text:p>
          </table:table-cell>
          <table:table-cell office:value-type="float" office:value="1.4467580539255" table:style-name="ce1">
            <text:p>1.4467580539255</text:p>
          </table:table-cell>
          <table:table-cell office:value-type="float" office:value="30" table:style-name="ce1">
            <text:p>30</text:p>
          </table:table-cell>
          <table:table-cell office:value-type="float" office:value="4.857348186" table:style-name="ce1">
            <text:p>4.857348186</text:p>
          </table:table-cell>
          <table:table-cell office:value-type="float" office:value="18.22120569" table:style-name="ce1">
            <text:p>18.22120569</text:p>
          </table:table-cell>
          <table:table-cell office:value-type="float" office:value="8.6304404913" table:style-name="ce1">
            <text:p>8.6304404913</text:p>
          </table:table-cell>
          <table:table-cell office:value-type="float" office:value="7.7951369805" table:style-name="ce1">
            <text:p>7.7951369805</text:p>
          </table:table-cell>
          <table:table-cell office:value-type="float" office:value="4.03336515670982" table:style-name="ce1">
            <text:p>4.03336515670982</text:p>
          </table:table-cell>
          <table:table-cell office:value-type="float" office:value="30" table:style-name="ce1">
            <text:p>30</text:p>
          </table:table-cell>
          <table:table-cell office:value-type="float" office:value="48.93144098" table:style-name="ce1">
            <text:p>48.93144098</text:p>
          </table:table-cell>
          <table:table-cell office:value-type="float" office:value="87.23983302" table:style-name="ce1">
            <text:p>87.23983302</text:p>
          </table:table-cell>
          <table:table-cell office:value-type="float" office:value="62.490785429" table:style-name="ce1">
            <text:p>62.490785429</text:p>
          </table:table-cell>
          <table:table-cell office:value-type="float" office:value="59.188758395" table:style-name="ce1">
            <text:p>59.188758395</text:p>
          </table:table-cell>
          <table:table-cell office:value-type="float" office:value="11.727168865817" table:style-name="ce1">
            <text:p>11.727168865817</text:p>
          </table:table-cell>
          <table:table-cell office:value-type="float" office:value="22" table:style-name="ce1">
            <text:p>22</text:p>
          </table:table-cell>
          <table:table-cell office:value-type="float" office:value="0.136488242" table:style-name="ce1">
            <text:p>0.136488242</text:p>
          </table:table-cell>
          <table:table-cell office:value-type="float" office:value="0.7155246181" table:style-name="ce1">
            <text:p>0.7155246181</text:p>
          </table:table-cell>
          <table:table-cell office:value-type="float" office:value="0.387705697745455" table:style-name="ce1">
            <text:p>0.387705697745455</text:p>
          </table:table-cell>
          <table:table-cell office:value-type="float" office:value="0.33551777185" table:style-name="ce1">
            <text:p>0.33551777185</text:p>
          </table:table-cell>
          <table:table-cell office:value-type="float" office:value="0.185843235524775" table:style-name="ce1">
            <text:p>0.185843235524775</text:p>
          </table:table-cell>
          <table:table-cell office:value-type="float" office:value="30" table:style-name="ce1">
            <text:p>30</text:p>
          </table:table-cell>
          <table:table-cell office:value-type="float" office:value="30.24888429" table:style-name="ce1">
            <text:p>30.24888429</text:p>
          </table:table-cell>
          <table:table-cell office:value-type="float" office:value="152.7483139" table:style-name="ce1">
            <text:p>152.7483139</text:p>
          </table:table-cell>
          <table:table-cell office:value-type="float" office:value="98.7443807123333" table:style-name="ce1">
            <text:p>98.7443807123333</text:p>
          </table:table-cell>
          <table:table-cell office:value-type="float" office:value="99.889300335" table:style-name="ce1">
            <text:p>99.889300335</text:p>
          </table:table-cell>
          <table:table-cell office:value-type="float" office:value="36.6105431826646" table:style-name="ce1">
            <text:p>36.6105431826646</text:p>
          </table:table-cell>
          <table:table-cell office:value-type="float" office:value="30" table:style-name="ce1">
            <text:p>30</text:p>
          </table:table-cell>
          <table:table-cell office:value-type="float" office:value="3.294734756" table:style-name="ce1">
            <text:p>3.294734756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2831551831" table:style-name="ce1">
            <text:p>4.2831551831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335105908924902" table:style-name="ce1">
            <text:p>0.335105908924902</text:p>
          </table:table-cell>
          <table:table-cell office:value-type="float" office:value="30" table:style-name="ce1">
            <text:p>30</text:p>
          </table:table-cell>
          <table:table-cell office:value-type="float" office:value="0.1952390985" table:style-name="ce1">
            <text:p>0.1952390985</text:p>
          </table:table-cell>
          <table:table-cell office:value-type="float" office:value="0.2756571341" table:style-name="ce1">
            <text:p>0.2756571341</text:p>
          </table:table-cell>
          <table:table-cell office:value-type="float" office:value="0.239775601793333" table:style-name="ce1">
            <text:p>0.239775601793333</text:p>
          </table:table-cell>
          <table:table-cell office:value-type="float" office:value="0.23958257" table:style-name="ce1">
            <text:p>0.23958257</text:p>
          </table:table-cell>
          <table:table-cell office:value-type="float" office:value="0.0198799006767747" table:style-name="ce1">
            <text:p>0.0198799006767747</text:p>
          </table:table-cell>
          <table:table-cell office:value-type="float" office:value="30" table:style-name="ce1">
            <text:p>30</text:p>
          </table:table-cell>
          <table:table-cell office:value-type="float" office:value="1.822615784" table:style-name="ce1">
            <text:p>1.822615784</text:p>
          </table:table-cell>
          <table:table-cell office:value-type="float" office:value="3.481493116" table:style-name="ce1">
            <text:p>3.481493116</text:p>
          </table:table-cell>
          <table:table-cell office:value-type="float" office:value="2.6975094407" table:style-name="ce1">
            <text:p>2.6975094407</text:p>
          </table:table-cell>
          <table:table-cell office:value-type="float" office:value="2.670269132" table:style-name="ce1">
            <text:p>2.670269132</text:p>
          </table:table-cell>
          <table:table-cell office:value-type="float" office:value="0.416322247720889" table:style-name="ce1">
            <text:p>0.416322247720889</text:p>
          </table:table-cell>
          <table:table-cell office:value-type="float" office:value="30" table:style-name="ce1">
            <text:p>30</text:p>
          </table:table-cell>
          <table:table-cell office:value-type="float" office:value="0.07365593522" table:style-name="ce1">
            <text:p>0.07365593522</text:p>
          </table:table-cell>
          <table:table-cell office:value-type="float" office:value="0.2765474163" table:style-name="ce1">
            <text:p>0.2765474163</text:p>
          </table:table-cell>
          <table:table-cell office:value-type="float" office:value="0.148939841124667" table:style-name="ce1">
            <text:p>0.148939841124667</text:p>
          </table:table-cell>
          <table:table-cell office:value-type="float" office:value="0.14711050755" table:style-name="ce1">
            <text:p>0.14711050755</text:p>
          </table:table-cell>
          <table:table-cell office:value-type="float" office:value="0.0466551793612059" table:style-name="ce1">
            <text:p>0.0466551793612059</text:p>
          </table:table-cell>
          <table:table-cell office:value-type="float" office:value="30" table:style-name="ce1">
            <text:p>30</text:p>
          </table:table-cell>
          <table:table-cell office:value-type="float" office:value="2.471491885" table:style-name="ce1">
            <text:p>2.471491885</text:p>
          </table:table-cell>
          <table:table-cell office:value-type="float" office:value="7.092428865" table:style-name="ce1">
            <text:p>7.092428865</text:p>
          </table:table-cell>
          <table:table-cell office:value-type="float" office:value="4.72465239276667" table:style-name="ce1">
            <text:p>4.72465239276667</text:p>
          </table:table-cell>
          <table:table-cell office:value-type="float" office:value="4.8473638165" table:style-name="ce1">
            <text:p>4.8473638165</text:p>
          </table:table-cell>
          <table:table-cell office:value-type="float" office:value="1.46972564384238" table:style-name="ce1">
            <text:p>1.46972564384238</text:p>
          </table:table-cell>
          <table:table-cell office:value-type="float" office:value="30" table:style-name="ce1">
            <text:p>30</text:p>
          </table:table-cell>
          <table:table-cell office:value-type="float" office:value="0.07365593522" table:style-name="ce1">
            <text:p>0.07365593522</text:p>
          </table:table-cell>
          <table:table-cell office:value-type="float" office:value="0.2765474163" table:style-name="ce1">
            <text:p>0.2765474163</text:p>
          </table:table-cell>
          <table:table-cell office:value-type="float" office:value="0.148939841124667" table:style-name="ce1">
            <text:p>0.148939841124667</text:p>
          </table:table-cell>
          <table:table-cell office:value-type="float" office:value="0.14711050755" table:style-name="ce1">
            <text:p>0.14711050755</text:p>
          </table:table-cell>
          <table:table-cell office:value-type="float" office:value="0.0466551793612059" table:style-name="ce1">
            <text:p>0.0466551793612059</text:p>
          </table:table-cell>
          <table:table-cell office:value-type="float" office:value="30" table:style-name="ce1">
            <text:p>30</text:p>
          </table:table-cell>
          <table:table-cell office:value-type="float" office:value="1.688670553" table:style-name="ce1">
            <text:p>1.688670553</text:p>
          </table:table-cell>
          <table:table-cell office:value-type="float" office:value="5.395062129" table:style-name="ce1">
            <text:p>5.395062129</text:p>
          </table:table-cell>
          <table:table-cell office:value-type="float" office:value="3.23502874853333" table:style-name="ce1">
            <text:p>3.23502874853333</text:p>
          </table:table-cell>
          <table:table-cell office:value-type="float" office:value="3.1490532795" table:style-name="ce1">
            <text:p>3.1490532795</text:p>
          </table:table-cell>
          <table:table-cell office:value-type="float" office:value="1.17068661640018" table:style-name="ce1">
            <text:p>1.17068661640018</text:p>
          </table:table-cell>
          <table:table-cell office:value-type="float" office:value="30" table:style-name="ce1">
            <text:p>30</text:p>
          </table:table-cell>
          <table:table-cell office:value-type="float" office:value="2.163809447" table:style-name="ce1">
            <text:p>2.163809447</text:p>
          </table:table-cell>
          <table:table-cell office:value-type="float" office:value="5.917076151" table:style-name="ce1">
            <text:p>5.917076151</text:p>
          </table:table-cell>
          <table:table-cell office:value-type="float" office:value="4.1899326848" table:style-name="ce1">
            <text:p>4.1899326848</text:p>
          </table:table-cell>
          <table:table-cell office:value-type="float" office:value="4.418928502" table:style-name="ce1">
            <text:p>4.418928502</text:p>
          </table:table-cell>
          <table:table-cell office:value-type="float" office:value="1.28096205436822" table:style-name="ce1">
            <text:p>1.28096205436822</text:p>
          </table:table-cell>
          <table:table-cell office:value-type="float" office:value="30" table:style-name="ce1">
            <text:p>30</text:p>
          </table:table-cell>
          <table:table-cell office:value-type="float" office:value="0.2796838925" table:style-name="ce1">
            <text:p>0.2796838925</text:p>
          </table:table-cell>
          <table:table-cell office:value-type="float" office:value="1.203141133" table:style-name="ce1">
            <text:p>1.203141133</text:p>
          </table:table-cell>
          <table:table-cell office:value-type="float" office:value="0.534719707963333" table:style-name="ce1">
            <text:p>0.534719707963333</text:p>
          </table:table-cell>
          <table:table-cell office:value-type="float" office:value="0.5210924014" table:style-name="ce1">
            <text:p>0.5210924014</text:p>
          </table:table-cell>
          <table:table-cell office:value-type="float" office:value="0.267511741936358" table:style-name="ce1">
            <text:p>0.267511741936358</text:p>
          </table:table-cell>
          <table:table-cell office:value-type="float" office:value="30" table:style-name="ce1">
            <text:p>30</text:p>
          </table:table-cell>
          <table:table-cell office:value-type="float" office:value="12.11706" table:style-name="ce1">
            <text:p>12.11706</text:p>
          </table:table-cell>
          <table:table-cell office:value-type="float" office:value="27.93735" table:style-name="ce1">
            <text:p>27.93735</text:p>
          </table:table-cell>
          <table:table-cell office:value-type="float" office:value="19.4571638846667" table:style-name="ce1">
            <text:p>19.4571638846667</text:p>
          </table:table-cell>
          <table:table-cell office:value-type="float" office:value="18.231322145" table:style-name="ce1">
            <text:p>18.231322145</text:p>
          </table:table-cell>
          <table:table-cell office:value-type="float" office:value="5.65877381589675" table:style-name="ce1">
            <text:p>5.65877381589675</text:p>
          </table:table-cell>
          <table:table-cell office:value-type="float" office:value="30" table:style-name="ce1">
            <text:p>30</text:p>
          </table:table-cell>
          <table:table-cell office:value-type="float" office:value="3.607164742" table:style-name="ce1">
            <text:p>3.607164742</text:p>
          </table:table-cell>
          <table:table-cell office:value-type="float" office:value="10.33529629" table:style-name="ce1">
            <text:p>10.33529629</text:p>
          </table:table-cell>
          <table:table-cell office:value-type="float" office:value="6.14683108243333" table:style-name="ce1">
            <text:p>6.14683108243333</text:p>
          </table:table-cell>
          <table:table-cell office:value-type="float" office:value="5.089719993" table:style-name="ce1">
            <text:p>5.089719993</text:p>
          </table:table-cell>
          <table:table-cell office:value-type="float" office:value="2.23234855258638" table:style-name="ce1">
            <text:p>2.23234855258638</text:p>
          </table:table-cell>
          <table:table-cell office:value-type="float" office:value="30" table:style-name="ce1">
            <text:p>30</text:p>
          </table:table-cell>
          <table:table-cell office:value-type="float" office:value="985.8758419" table:style-name="ce1">
            <text:p>985.8758419</text:p>
          </table:table-cell>
          <table:table-cell office:value-type="float" office:value="1419.82568" table:style-name="ce1">
            <text:p>1419.82568</text:p>
          </table:table-cell>
          <table:table-cell office:value-type="float" office:value="1205.07017721333" table:style-name="ce1">
            <text:p>1205.07017721333</text:p>
          </table:table-cell>
          <table:table-cell office:value-type="float" office:value="1183.1164405" table:style-name="ce1">
            <text:p>1183.1164405</text:p>
          </table:table-cell>
          <table:table-cell office:value-type="float" office:value="114.223198824808" table:style-name="ce1">
            <text:p>114.223198824808</text:p>
          </table:table-cell>
          <table:table-cell office:value-type="float" office:value="30" table:style-name="ce1">
            <text:p>30</text:p>
          </table:table-cell>
          <table:table-cell office:value-type="float" office:value="36.98983998" table:style-name="ce1">
            <text:p>36.98983998</text:p>
          </table:table-cell>
          <table:table-cell office:value-type="float" office:value="142.981888" table:style-name="ce1">
            <text:p>142.981888</text:p>
          </table:table-cell>
          <table:table-cell office:value-type="float" office:value="83.453299305" table:style-name="ce1">
            <text:p>83.453299305</text:p>
          </table:table-cell>
          <table:table-cell office:value-type="float" office:value="89.99506034" table:style-name="ce1">
            <text:p>89.99506034</text:p>
          </table:table-cell>
          <table:table-cell office:value-type="float" office:value="41.8036709159755" table:style-name="ce1">
            <text:p>41.8036709159755</text:p>
          </table:table-cell>
          <table:table-cell office:value-type="float" office:value="30" table:style-name="ce1">
            <text:p>30</text:p>
          </table:table-cell>
          <table:table-cell office:value-type="float" office:value="26.77148376" table:style-name="ce1">
            <text:p>26.77148376</text:p>
          </table:table-cell>
          <table:table-cell office:value-type="float" office:value="179.994669" table:style-name="ce1">
            <text:p>179.994669</text:p>
          </table:table-cell>
          <table:table-cell office:value-type="float" office:value="109.911033495667" table:style-name="ce1">
            <text:p>109.911033495667</text:p>
          </table:table-cell>
          <table:table-cell office:value-type="float" office:value="104.20025225" table:style-name="ce1">
            <text:p>104.20025225</text:p>
          </table:table-cell>
          <table:table-cell office:value-type="float" office:value="44.5535804470386" table:style-name="ce1">
            <text:p>44.5535804470386</text:p>
          </table:table-cell>
          <table:table-cell office:value-type="float" office:value="30" table:style-name="ce1">
            <text:p>30</text:p>
          </table:table-cell>
          <table:table-cell office:value-type="float" office:value="0.005587353502" table:style-name="ce1">
            <text:p>0.005587353502</text:p>
          </table:table-cell>
          <table:table-cell office:value-type="float" office:value="159.1898316" table:style-name="ce1">
            <text:p>159.1898316</text:p>
          </table:table-cell>
          <table:table-cell office:value-type="float" office:value="80.9929655944697" table:style-name="ce1">
            <text:p>80.9929655944697</text:p>
          </table:table-cell>
          <table:table-cell office:value-type="float" office:value="95.711699195" table:style-name="ce1">
            <text:p>95.711699195</text:p>
          </table:table-cell>
          <table:table-cell office:value-type="float" office:value="53.7671085316665" table:style-name="ce1">
            <text:p>53.7671085316665</text:p>
          </table:table-cell>
          <table:table-cell office:value-type="float" office:value="24" table:style-name="ce1">
            <text:p>24</text:p>
          </table:table-cell>
          <table:table-cell office:value-type="float" office:value="8.749079081" table:style-name="ce1">
            <text:p>8.749079081</text:p>
          </table:table-cell>
          <table:table-cell office:value-type="float" office:value="69.43102554" table:style-name="ce1">
            <text:p>69.43102554</text:p>
          </table:table-cell>
          <table:table-cell office:value-type="float" office:value="25.1914783505833" table:style-name="ce1">
            <text:p>25.1914783505833</text:p>
          </table:table-cell>
          <table:table-cell office:value-type="float" office:value="18.810920125" table:style-name="ce1">
            <text:p>18.810920125</text:p>
          </table:table-cell>
          <table:table-cell office:value-type="float" office:value="17.8914634501551" table:style-name="ce1">
            <text:p>17.8914634501551</text:p>
          </table:table-cell>
          <table:table-cell office:value-type="float" office:value="30" table:style-name="ce1">
            <text:p>30</text:p>
          </table:table-cell>
          <table:table-cell office:value-type="float" office:value="0.001357175777" table:style-name="ce1">
            <text:p>0.001357175777</text:p>
          </table:table-cell>
          <table:table-cell office:value-type="float" office:value="0.004587560571" table:style-name="ce1">
            <text:p>0.004587560571</text:p>
          </table:table-cell>
          <table:table-cell office:value-type="float" office:value="0.00275700258926667" table:style-name="ce1">
            <text:p>0.00275700258926667</text:p>
          </table:table-cell>
          <table:table-cell office:value-type="float" office:value="0.0024979898895" table:style-name="ce1">
            <text:p>0.0024979898895</text:p>
          </table:table-cell>
          <table:table-cell office:value-type="float" office:value="0.000912821116418876" table:style-name="ce1">
            <text:p>0.000912821116418876</text:p>
          </table:table-cell>
          <table:table-cell office:value-type="float" office:value="30" table:style-name="ce1">
            <text:p>30</text:p>
          </table:table-cell>
          <table:table-cell office:value-type="float" office:value="0.01575069421" table:style-name="ce1">
            <text:p>0.01575069421</text:p>
          </table:table-cell>
          <table:table-cell office:value-type="float" office:value="0.01844993635" table:style-name="ce1">
            <text:p>0.01844993635</text:p>
          </table:table-cell>
          <table:table-cell office:value-type="float" office:value="0.0172266540296667" table:style-name="ce1">
            <text:p>0.0172266540296667</text:p>
          </table:table-cell>
          <table:table-cell office:value-type="float" office:value="0.01725859242" table:style-name="ce1">
            <text:p>0.01725859242</text:p>
          </table:table-cell>
          <table:table-cell office:value-type="float" office:value="0.000778977428016098" table:style-name="ce1">
            <text:p>0.000778977428016098</text:p>
          </table:table-cell>
          <table:table-cell office:value-type="float" office:value="30" table:style-name="ce1">
            <text:p>30</text:p>
          </table:table-cell>
          <table:table-cell office:value-type="float" office:value="4.158484581" table:style-name="ce1">
            <text:p>4.158484581</text:p>
          </table:table-cell>
          <table:table-cell office:value-type="float" office:value="8.002533411" table:style-name="ce1">
            <text:p>8.002533411</text:p>
          </table:table-cell>
          <table:table-cell office:value-type="float" office:value="5.88915568343333" table:style-name="ce1">
            <text:p>5.88915568343333</text:p>
          </table:table-cell>
          <table:table-cell office:value-type="float" office:value="6.0056930125" table:style-name="ce1">
            <text:p>6.0056930125</text:p>
          </table:table-cell>
          <table:table-cell office:value-type="float" office:value="1.06092031763207" table:style-name="ce1">
            <text:p>1.06092031763207</text:p>
          </table:table-cell>
          <table:table-cell office:value-type="float" office:value="30" table:style-name="ce1">
            <text:p>30</text:p>
          </table:table-cell>
          <table:table-cell office:value-type="float" office:value="8.571795962" table:style-name="ce1">
            <text:p>8.571795962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10.4969142882667" table:style-name="ce1">
            <text:p>10.4969142882667</text:p>
          </table:table-cell>
          <table:table-cell office:value-type="float" office:value="9.813006266" table:style-name="ce1">
            <text:p>9.813006266</text:p>
          </table:table-cell>
          <table:table-cell office:value-type="float" office:value="1.43498662062827" table:style-name="ce1">
            <text:p>1.43498662062827</text:p>
          </table:table-cell>
          <table:table-cell office:value-type="float" office:value="30" table:style-name="ce1">
            <text:p>30</text:p>
          </table:table-cell>
          <table:table-cell office:value-type="float" office:value="0.1876715346" table:style-name="ce1">
            <text:p>0.1876715346</text:p>
          </table:table-cell>
          <table:table-cell office:value-type="float" office:value="0.4460517728" table:style-name="ce1">
            <text:p>0.4460517728</text:p>
          </table:table-cell>
          <table:table-cell office:value-type="float" office:value="0.304363967826667" table:style-name="ce1">
            <text:p>0.304363967826667</text:p>
          </table:table-cell>
          <table:table-cell office:value-type="float" office:value="0.29477796815" table:style-name="ce1">
            <text:p>0.29477796815</text:p>
          </table:table-cell>
          <table:table-cell office:value-type="float" office:value="0.0635578007936163" table:style-name="ce1">
            <text:p>0.0635578007936163</text:p>
          </table:table-cell>
          <table:table-cell office:value-type="float" office:value="30" table:style-name="ce1">
            <text:p>30</text:p>
          </table:table-cell>
          <table:table-cell office:value-type="float" office:value="0.2761538473" table:style-name="ce1">
            <text:p>0.2761538473</text:p>
          </table:table-cell>
          <table:table-cell office:value-type="float" office:value="0.5886051669" table:style-name="ce1">
            <text:p>0.5886051669</text:p>
          </table:table-cell>
          <table:table-cell office:value-type="float" office:value="0.42907308773" table:style-name="ce1">
            <text:p>0.42907308773</text:p>
          </table:table-cell>
          <table:table-cell office:value-type="float" office:value="0.42483056875" table:style-name="ce1">
            <text:p>0.42483056875</text:p>
          </table:table-cell>
          <table:table-cell office:value-type="float" office:value="0.0883630034527162" table:style-name="ce1">
            <text:p>0.0883630034527162</text:p>
          </table:table-cell>
        </table:table-row>
        <table:table-row table:style-name="ro1">
          <table:table-cell office:value-type="string" table:style-name="ce1">
            <text:p>20x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10-20%</text:p>
          </table:table-cell>
          <table:table-cell office:value-type="float" office:value="27" table:style-name="ce1">
            <text:p>27</text:p>
          </table:table-cell>
          <table:table-cell office:value-type="float" office:value="10.01601275" table:style-name="ce1">
            <text:p>10.01601275</text:p>
          </table:table-cell>
          <table:table-cell office:value-type="float" office:value="19.23928653" table:style-name="ce1">
            <text:p>19.23928653</text:p>
          </table:table-cell>
          <table:table-cell office:value-type="float" office:value="14.1479173044444" table:style-name="ce1">
            <text:p>14.1479173044444</text:p>
          </table:table-cell>
          <table:table-cell office:value-type="float" office:value="13.58161477" table:style-name="ce1">
            <text:p>13.58161477</text:p>
          </table:table-cell>
          <table:table-cell office:value-type="float" office:value="2.8084814836347" table:style-name="ce1">
            <text:p>2.8084814836347</text:p>
          </table:table-cell>
          <table:table-cell office:value-type="float" office:value="27" table:style-name="ce1">
            <text:p>27</text:p>
          </table:table-cell>
          <table:table-cell office:value-type="float" office:value="3.532449177" table:style-name="ce1">
            <text:p>3.532449177</text:p>
          </table:table-cell>
          <table:table-cell office:value-type="float" office:value="10.4904709" table:style-name="ce1">
            <text:p>10.4904709</text:p>
          </table:table-cell>
          <table:table-cell office:value-type="float" office:value="5.93540636822222" table:style-name="ce1">
            <text:p>5.93540636822222</text:p>
          </table:table-cell>
          <table:table-cell office:value-type="float" office:value="5.407263001" table:style-name="ce1">
            <text:p>5.407263001</text:p>
          </table:table-cell>
          <table:table-cell office:value-type="float" office:value="2.20759409180839" table:style-name="ce1">
            <text:p>2.20759409180839</text:p>
          </table:table-cell>
          <table:table-cell office:value-type="float" office:value="27" table:style-name="ce1">
            <text:p>27</text:p>
          </table:table-cell>
          <table:table-cell office:value-type="float" office:value="-1.021273766" table:style-name="ce1">
            <text:p>-1.021273766</text:p>
          </table:table-cell>
          <table:table-cell office:value-type="float" office:value="0.8300851265" table:style-name="ce1">
            <text:p>0.8300851265</text:p>
          </table:table-cell>
          <table:table-cell office:value-type="float" office:value="-0.181559951691407" table:style-name="ce1">
            <text:p>-0.181559951691407</text:p>
          </table:table-cell>
          <table:table-cell office:value-type="float" office:value="-0.07441871839" table:style-name="ce1">
            <text:p>-0.07441871839</text:p>
          </table:table-cell>
          <table:table-cell office:value-type="float" office:value="0.524803399761811" table:style-name="ce1">
            <text:p>0.524803399761811</text:p>
          </table:table-cell>
          <table:table-cell office:value-type="float" office:value="27" table:style-name="ce1">
            <text:p>27</text:p>
          </table:table-cell>
          <table:table-cell office:value-type="float" office:value="2.797579355" table:style-name="ce1">
            <text:p>2.797579355</text:p>
          </table:table-cell>
          <table:table-cell office:value-type="float" office:value="4.678360838" table:style-name="ce1">
            <text:p>4.678360838</text:p>
          </table:table-cell>
          <table:table-cell office:value-type="float" office:value="3.57840398781481" table:style-name="ce1">
            <text:p>3.57840398781481</text:p>
          </table:table-cell>
          <table:table-cell office:value-type="float" office:value="3.549145273" table:style-name="ce1">
            <text:p>3.549145273</text:p>
          </table:table-cell>
          <table:table-cell office:value-type="float" office:value="0.60687387134818" table:style-name="ce1">
            <text:p>0.60687387134818</text:p>
          </table:table-cell>
          <table:table-cell office:value-type="float" office:value="27" table:style-name="ce1">
            <text:p>27</text:p>
          </table:table-cell>
          <table:table-cell office:value-type="float" office:value="8.31663" table:style-name="ce1">
            <text:p>8.31663</text:p>
          </table:table-cell>
          <table:table-cell office:value-type="float" office:value="35.01605" table:style-name="ce1">
            <text:p>35.01605</text:p>
          </table:table-cell>
          <table:table-cell office:value-type="float" office:value="16.6288237037037" table:style-name="ce1">
            <text:p>16.6288237037037</text:p>
          </table:table-cell>
          <table:table-cell office:value-type="float" office:value="16.44126" table:style-name="ce1">
            <text:p>16.44126</text:p>
          </table:table-cell>
          <table:table-cell office:value-type="float" office:value="7.54697135707489" table:style-name="ce1">
            <text:p>7.54697135707489</text:p>
          </table:table-cell>
          <table:table-cell office:value-type="float" office:value="27" table:style-name="ce1">
            <text:p>27</text:p>
          </table:table-cell>
          <table:table-cell office:value-type="float" office:value="15.75772" table:style-name="ce1">
            <text:p>15.75772</text:p>
          </table:table-cell>
          <table:table-cell office:value-type="float" office:value="33.6139" table:style-name="ce1">
            <text:p>33.6139</text:p>
          </table:table-cell>
          <table:table-cell office:value-type="float" office:value="21.0697059259259" table:style-name="ce1">
            <text:p>21.0697059259259</text:p>
          </table:table-cell>
          <table:table-cell office:value-type="float" office:value="19.03402" table:style-name="ce1">
            <text:p>19.03402</text:p>
          </table:table-cell>
          <table:table-cell office:value-type="float" office:value="5.85034156031559" table:style-name="ce1">
            <text:p>5.85034156031559</text:p>
          </table:table-cell>
          <table:table-cell office:value-type="float" office:value="27" table:style-name="ce1">
            <text:p>27</text:p>
          </table:table-cell>
          <table:table-cell office:value-type="float" office:value="24.15947" table:style-name="ce1">
            <text:p>24.15947</text:p>
          </table:table-cell>
          <table:table-cell office:value-type="float" office:value="63.07981" table:style-name="ce1">
            <text:p>63.07981</text:p>
          </table:table-cell>
          <table:table-cell office:value-type="float" office:value="37.6985296296296" table:style-name="ce1">
            <text:p>37.6985296296296</text:p>
          </table:table-cell>
          <table:table-cell office:value-type="float" office:value="35.83496" table:style-name="ce1">
            <text:p>35.83496</text:p>
          </table:table-cell>
          <table:table-cell office:value-type="float" office:value="11.9786594351501" table:style-name="ce1">
            <text:p>11.9786594351501</text:p>
          </table:table-cell>
          <table:table-cell office:value-type="float" office:value="27" table:style-name="ce1">
            <text:p>27</text:p>
          </table:table-cell>
          <table:table-cell office:value-type="float" office:value="2.702283587" table:style-name="ce1">
            <text:p>2.702283587</text:p>
          </table:table-cell>
          <table:table-cell office:value-type="float" office:value="8.171196733" table:style-name="ce1">
            <text:p>8.171196733</text:p>
          </table:table-cell>
          <table:table-cell office:value-type="float" office:value="4.64025887237037" table:style-name="ce1">
            <text:p>4.64025887237037</text:p>
          </table:table-cell>
          <table:table-cell office:value-type="float" office:value="4.1745965" table:style-name="ce1">
            <text:p>4.1745965</text:p>
          </table:table-cell>
          <table:table-cell office:value-type="float" office:value="1.73293801400833" table:style-name="ce1">
            <text:p>1.73293801400833</text:p>
          </table:table-cell>
          <table:table-cell office:value-type="float" office:value="27" table:style-name="ce1">
            <text:p>27</text:p>
          </table:table-cell>
          <table:table-cell office:value-type="float" office:value="0.02268696286" table:style-name="ce1">
            <text:p>0.02268696286</text:p>
          </table:table-cell>
          <table:table-cell office:value-type="float" office:value="0.5497909225" table:style-name="ce1">
            <text:p>0.5497909225</text:p>
          </table:table-cell>
          <table:table-cell office:value-type="float" office:value="0.237118453708889" table:style-name="ce1">
            <text:p>0.237118453708889</text:p>
          </table:table-cell>
          <table:table-cell office:value-type="float" office:value="0.1831192333" table:style-name="ce1">
            <text:p>0.1831192333</text:p>
          </table:table-cell>
          <table:table-cell office:value-type="float" office:value="0.152221645700003" table:style-name="ce1">
            <text:p>0.152221645700003</text:p>
          </table:table-cell>
          <table:table-cell office:value-type="float" office:value="27" table:style-name="ce1">
            <text:p>27</text:p>
          </table:table-cell>
          <table:table-cell office:value-type="float" office:value="4.435104762" table:style-name="ce1">
            <text:p>4.435104762</text:p>
          </table:table-cell>
          <table:table-cell office:value-type="float" office:value="14.49325079" table:style-name="ce1">
            <text:p>14.49325079</text:p>
          </table:table-cell>
          <table:table-cell office:value-type="float" office:value="7.78538920214815" table:style-name="ce1">
            <text:p>7.78538920214815</text:p>
          </table:table-cell>
          <table:table-cell office:value-type="float" office:value="6.525011424" table:style-name="ce1">
            <text:p>6.525011424</text:p>
          </table:table-cell>
          <table:table-cell office:value-type="float" office:value="3.33736638549203" table:style-name="ce1">
            <text:p>3.33736638549203</text:p>
          </table:table-cell>
          <table:table-cell office:value-type="float" office:value="27" table:style-name="ce1">
            <text:p>27</text:p>
          </table:table-cell>
          <table:table-cell office:value-type="float" office:value="7.021830974" table:style-name="ce1">
            <text:p>7.021830974</text:p>
          </table:table-cell>
          <table:table-cell office:value-type="float" office:value="21.73036559" table:style-name="ce1">
            <text:p>21.73036559</text:p>
          </table:table-cell>
          <table:table-cell office:value-type="float" office:value="12.1166143482963" table:style-name="ce1">
            <text:p>12.1166143482963</text:p>
          </table:table-cell>
          <table:table-cell office:value-type="float" office:value="9.298490972" table:style-name="ce1">
            <text:p>9.298490972</text:p>
          </table:table-cell>
          <table:table-cell office:value-type="float" office:value="5.18224296175725" table:style-name="ce1">
            <text:p>5.18224296175725</text:p>
          </table:table-cell>
          <table:table-cell office:value-type="float" office:value="27" table:style-name="ce1">
            <text:p>27</text:p>
          </table:table-cell>
          <table:table-cell office:value-type="float" office:value="45.96692655" table:style-name="ce1">
            <text:p>45.96692655</text:p>
          </table:table-cell>
          <table:table-cell office:value-type="float" office:value="98.23472307" table:style-name="ce1">
            <text:p>98.23472307</text:p>
          </table:table-cell>
          <table:table-cell office:value-type="float" office:value="71.9651606266667" table:style-name="ce1">
            <text:p>71.9651606266667</text:p>
          </table:table-cell>
          <table:table-cell office:value-type="float" office:value="70.43335001" table:style-name="ce1">
            <text:p>70.43335001</text:p>
          </table:table-cell>
          <table:table-cell office:value-type="float" office:value="15.4833936498293" table:style-name="ce1">
            <text:p>15.4833936498293</text:p>
          </table:table-cell>
          <table:table-cell office:value-type="float" office:value="15" table:style-name="ce1">
            <text:p>15</text:p>
          </table:table-cell>
          <table:table-cell office:value-type="float" office:value="0.1208956761" table:style-name="ce1">
            <text:p>0.1208956761</text:p>
          </table:table-cell>
          <table:table-cell office:value-type="float" office:value="0.4019704366" table:style-name="ce1">
            <text:p>0.4019704366</text:p>
          </table:table-cell>
          <table:table-cell office:value-type="float" office:value="0.2868467221" table:style-name="ce1">
            <text:p>0.2868467221</text:p>
          </table:table-cell>
          <table:table-cell office:value-type="float" office:value="0.3097100491" table:style-name="ce1">
            <text:p>0.3097100491</text:p>
          </table:table-cell>
          <table:table-cell office:value-type="float" office:value="0.0865585869486698" table:style-name="ce1">
            <text:p>0.0865585869486698</text:p>
          </table:table-cell>
          <table:table-cell office:value-type="float" office:value="27" table:style-name="ce1">
            <text:p>27</text:p>
          </table:table-cell>
          <table:table-cell office:value-type="float" office:value="3.744904233" table:style-name="ce1">
            <text:p>3.744904233</text:p>
          </table:table-cell>
          <table:table-cell office:value-type="float" office:value="152.7544112" table:style-name="ce1">
            <text:p>152.7544112</text:p>
          </table:table-cell>
          <table:table-cell office:value-type="float" office:value="70.5412544343704" table:style-name="ce1">
            <text:p>70.5412544343704</text:p>
          </table:table-cell>
          <table:table-cell office:value-type="float" office:value="58.5110445" table:style-name="ce1">
            <text:p>58.5110445</text:p>
          </table:table-cell>
          <table:table-cell office:value-type="float" office:value="48.693265332948" table:style-name="ce1">
            <text:p>48.693265332948</text:p>
          </table:table-cell>
          <table:table-cell office:value-type="float" office:value="27" table:style-name="ce1">
            <text:p>27</text:p>
          </table:table-cell>
          <table:table-cell office:value-type="float" office:value="3.294734756" table:style-name="ce1">
            <text:p>3.294734756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3.82351934662963" table:style-name="ce1">
            <text:p>3.82351934662963</text:p>
          </table:table-cell>
          <table:table-cell office:value-type="float" office:value="3.294734756" table:style-name="ce1">
            <text:p>3.294734756</text:p>
          </table:table-cell>
          <table:table-cell office:value-type="float" office:value="0.55919894143535" table:style-name="ce1">
            <text:p>0.55919894143535</text:p>
          </table:table-cell>
          <table:table-cell office:value-type="float" office:value="27" table:style-name="ce1">
            <text:p>27</text:p>
          </table:table-cell>
          <table:table-cell office:value-type="float" office:value="0.2379812593" table:style-name="ce1">
            <text:p>0.2379812593</text:p>
          </table:table-cell>
          <table:table-cell office:value-type="float" office:value="0.3303469567" table:style-name="ce1">
            <text:p>0.3303469567</text:p>
          </table:table-cell>
          <table:table-cell office:value-type="float" office:value="0.284250227992593" table:style-name="ce1">
            <text:p>0.284250227992593</text:p>
          </table:table-cell>
          <table:table-cell office:value-type="float" office:value="0.2817113245" table:style-name="ce1">
            <text:p>0.2817113245</text:p>
          </table:table-cell>
          <table:table-cell office:value-type="float" office:value="0.0320092180585145" table:style-name="ce1">
            <text:p>0.0320092180585145</text:p>
          </table:table-cell>
          <table:table-cell office:value-type="float" office:value="27" table:style-name="ce1">
            <text:p>27</text:p>
          </table:table-cell>
          <table:table-cell office:value-type="float" office:value="2.656214176" table:style-name="ce1">
            <text:p>2.656214176</text:p>
          </table:table-cell>
          <table:table-cell office:value-type="float" office:value="4.980405779" table:style-name="ce1">
            <text:p>4.980405779</text:p>
          </table:table-cell>
          <table:table-cell office:value-type="float" office:value="3.78984293111111" table:style-name="ce1">
            <text:p>3.78984293111111</text:p>
          </table:table-cell>
          <table:table-cell office:value-type="float" office:value="3.721093285" table:style-name="ce1">
            <text:p>3.721093285</text:p>
          </table:table-cell>
          <table:table-cell office:value-type="float" office:value="0.795252149701223" table:style-name="ce1">
            <text:p>0.795252149701223</text:p>
          </table:table-cell>
          <table:table-cell office:value-type="float" office:value="27" table:style-name="ce1">
            <text:p>27</text:p>
          </table:table-cell>
          <table:table-cell office:value-type="float" office:value="0.1236009539" table:style-name="ce1">
            <text:p>0.1236009539</text:p>
          </table:table-cell>
          <table:table-cell office:value-type="float" office:value="0.462749757" table:style-name="ce1">
            <text:p>0.462749757</text:p>
          </table:table-cell>
          <table:table-cell office:value-type="float" office:value="0.25439807917037" table:style-name="ce1">
            <text:p>0.25439807917037</text:p>
          </table:table-cell>
          <table:table-cell office:value-type="float" office:value="0.2313396325" table:style-name="ce1">
            <text:p>0.2313396325</text:p>
          </table:table-cell>
          <table:table-cell office:value-type="float" office:value="0.113884866508733" table:style-name="ce1">
            <text:p>0.113884866508733</text:p>
          </table:table-cell>
          <table:table-cell office:value-type="float" office:value="27" table:style-name="ce1">
            <text:p>27</text:p>
          </table:table-cell>
          <table:table-cell office:value-type="float" office:value="4.558967672" table:style-name="ce1">
            <text:p>4.558967672</text:p>
          </table:table-cell>
          <table:table-cell office:value-type="float" office:value="14.9559994" table:style-name="ce1">
            <text:p>14.9559994</text:p>
          </table:table-cell>
          <table:table-cell office:value-type="float" office:value="8.03978652596296" table:style-name="ce1">
            <text:p>8.03978652596296</text:p>
          </table:table-cell>
          <table:table-cell office:value-type="float" office:value="6.809810445" table:style-name="ce1">
            <text:p>6.809810445</text:p>
          </table:table-cell>
          <table:table-cell office:value-type="float" office:value="3.43883127192441" table:style-name="ce1">
            <text:p>3.43883127192441</text:p>
          </table:table-cell>
          <table:table-cell office:value-type="float" office:value="27" table:style-name="ce1">
            <text:p>27</text:p>
          </table:table-cell>
          <table:table-cell office:value-type="float" office:value="0.1236009539" table:style-name="ce1">
            <text:p>0.1236009539</text:p>
          </table:table-cell>
          <table:table-cell office:value-type="float" office:value="0.462749757" table:style-name="ce1">
            <text:p>0.462749757</text:p>
          </table:table-cell>
          <table:table-cell office:value-type="float" office:value="0.25439807917037" table:style-name="ce1">
            <text:p>0.25439807917037</text:p>
          </table:table-cell>
          <table:table-cell office:value-type="float" office:value="0.2313396325" table:style-name="ce1">
            <text:p>0.2313396325</text:p>
          </table:table-cell>
          <table:table-cell office:value-type="float" office:value="0.113884866508733" table:style-name="ce1">
            <text:p>0.113884866508733</text:p>
          </table:table-cell>
          <table:table-cell office:value-type="float" office:value="27" table:style-name="ce1">
            <text:p>27</text:p>
          </table:table-cell>
          <table:table-cell office:value-type="float" office:value="3.00761239" table:style-name="ce1">
            <text:p>3.00761239</text:p>
          </table:table-cell>
          <table:table-cell office:value-type="float" office:value="8.382207746" table:style-name="ce1">
            <text:p>8.382207746</text:p>
          </table:table-cell>
          <table:table-cell office:value-type="float" office:value="4.99197653703704" table:style-name="ce1">
            <text:p>4.99197653703704</text:p>
          </table:table-cell>
          <table:table-cell office:value-type="float" office:value="4.613434347" table:style-name="ce1">
            <text:p>4.613434347</text:p>
          </table:table-cell>
          <table:table-cell office:value-type="float" office:value="1.70254597497883" table:style-name="ce1">
            <text:p>1.70254597497883</text:p>
          </table:table-cell>
          <table:table-cell office:value-type="float" office:value="27" table:style-name="ce1">
            <text:p>27</text:p>
          </table:table-cell>
          <table:table-cell office:value-type="float" office:value="4.051482785" table:style-name="ce1">
            <text:p>4.051482785</text:p>
          </table:table-cell>
          <table:table-cell office:value-type="float" office:value="13.65552225" table:style-name="ce1">
            <text:p>13.65552225</text:p>
          </table:table-cell>
          <table:table-cell office:value-type="float" office:value="7.30398901833333" table:style-name="ce1">
            <text:p>7.30398901833333</text:p>
          </table:table-cell>
          <table:table-cell office:value-type="float" office:value="6.230120162" table:style-name="ce1">
            <text:p>6.230120162</text:p>
          </table:table-cell>
          <table:table-cell office:value-type="float" office:value="3.247135275738" table:style-name="ce1">
            <text:p>3.247135275738</text:p>
          </table:table-cell>
          <table:table-cell office:value-type="float" office:value="27" table:style-name="ce1">
            <text:p>27</text:p>
          </table:table-cell>
          <table:table-cell office:value-type="float" office:value="0.4058312822" table:style-name="ce1">
            <text:p>0.4058312822</text:p>
          </table:table-cell>
          <table:table-cell office:value-type="float" office:value="1.300477141" table:style-name="ce1">
            <text:p>1.300477141</text:p>
          </table:table-cell>
          <table:table-cell office:value-type="float" office:value="0.735797507248148" table:style-name="ce1">
            <text:p>0.735797507248148</text:p>
          </table:table-cell>
          <table:table-cell office:value-type="float" office:value="0.5793360694" table:style-name="ce1">
            <text:p>0.5793360694</text:p>
          </table:table-cell>
          <table:table-cell office:value-type="float" office:value="0.336055099467345" table:style-name="ce1">
            <text:p>0.336055099467345</text:p>
          </table:table-cell>
          <table:table-cell office:value-type="float" office:value="27" table:style-name="ce1">
            <text:p>27</text:p>
          </table:table-cell>
          <table:table-cell office:value-type="float" office:value="21.932658" table:style-name="ce1">
            <text:p>21.932658</text:p>
          </table:table-cell>
          <table:table-cell office:value-type="float" office:value="65.84225" table:style-name="ce1">
            <text:p>65.84225</text:p>
          </table:table-cell>
          <table:table-cell office:value-type="float" office:value="36.9179142437037" table:style-name="ce1">
            <text:p>36.9179142437037</text:p>
          </table:table-cell>
          <table:table-cell office:value-type="float" office:value="36.91157" table:style-name="ce1">
            <text:p>36.91157</text:p>
          </table:table-cell>
          <table:table-cell office:value-type="float" office:value="12.6104369197565" table:style-name="ce1">
            <text:p>12.6104369197565</text:p>
          </table:table-cell>
          <table:table-cell office:value-type="float" office:value="27" table:style-name="ce1">
            <text:p>27</text:p>
          </table:table-cell>
          <table:table-cell office:value-type="float" office:value="7.816522666" table:style-name="ce1">
            <text:p>7.816522666</text:p>
          </table:table-cell>
          <table:table-cell office:value-type="float" office:value="33.42136035" table:style-name="ce1">
            <text:p>33.42136035</text:p>
          </table:table-cell>
          <table:table-cell office:value-type="float" office:value="15.0510364143333" table:style-name="ce1">
            <text:p>15.0510364143333</text:p>
          </table:table-cell>
          <table:table-cell office:value-type="float" office:value="14.32970456" table:style-name="ce1">
            <text:p>14.32970456</text:p>
          </table:table-cell>
          <table:table-cell office:value-type="float" office:value="7.17941760534365" table:style-name="ce1">
            <text:p>7.17941760534365</text:p>
          </table:table-cell>
          <table:table-cell office:value-type="float" office:value="27" table:style-name="ce1">
            <text:p>27</text:p>
          </table:table-cell>
          <table:table-cell office:value-type="float" office:value="1200.722828" table:style-name="ce1">
            <text:p>1200.722828</text:p>
          </table:table-cell>
          <table:table-cell office:value-type="float" office:value="1622.034133" table:style-name="ce1">
            <text:p>1622.034133</text:p>
          </table:table-cell>
          <table:table-cell office:value-type="float" office:value="1397.16292877778" table:style-name="ce1">
            <text:p>1397.16292877778</text:p>
          </table:table-cell>
          <table:table-cell office:value-type="float" office:value="1373.530364" table:style-name="ce1">
            <text:p>1373.530364</text:p>
          </table:table-cell>
          <table:table-cell office:value-type="float" office:value="130.183802761041" table:style-name="ce1">
            <text:p>130.183802761041</text:p>
          </table:table-cell>
          <table:table-cell office:value-type="float" office:value="27" table:style-name="ce1">
            <text:p>27</text:p>
          </table:table-cell>
          <table:table-cell office:value-type="float" office:value="20.80111201" table:style-name="ce1">
            <text:p>20.80111201</text:p>
          </table:table-cell>
          <table:table-cell office:value-type="float" office:value="153.1554989" table:style-name="ce1">
            <text:p>153.1554989</text:p>
          </table:table-cell>
          <table:table-cell office:value-type="float" office:value="101.923723432963" table:style-name="ce1">
            <text:p>101.923723432963</text:p>
          </table:table-cell>
          <table:table-cell office:value-type="float" office:value="104.9801787" table:style-name="ce1">
            <text:p>104.9801787</text:p>
          </table:table-cell>
          <table:table-cell office:value-type="float" office:value="43.0345311095165" table:style-name="ce1">
            <text:p>43.0345311095165</text:p>
          </table:table-cell>
          <table:table-cell office:value-type="float" office:value="27" table:style-name="ce1">
            <text:p>27</text:p>
          </table:table-cell>
          <table:table-cell office:value-type="float" office:value="0.00439433679" table:style-name="ce1">
            <text:p>0.00439433679</text:p>
          </table:table-cell>
          <table:table-cell office:value-type="float" office:value="179.9977586" table:style-name="ce1">
            <text:p>179.9977586</text:p>
          </table:table-cell>
          <table:table-cell office:value-type="float" office:value="86.9760066673354" table:style-name="ce1">
            <text:p>86.9760066673354</text:p>
          </table:table-cell>
          <table:table-cell office:value-type="float" office:value="90.01921566" table:style-name="ce1">
            <text:p>90.01921566</text:p>
          </table:table-cell>
          <table:table-cell office:value-type="float" office:value="55.685274304478" table:style-name="ce1">
            <text:p>55.685274304478</text:p>
          </table:table-cell>
          <table:table-cell office:value-type="float" office:value="27" table:style-name="ce1">
            <text:p>27</text:p>
          </table:table-cell>
          <table:table-cell office:value-type="float" office:value="0.0279073086" table:style-name="ce1">
            <text:p>0.0279073086</text:p>
          </table:table-cell>
          <table:table-cell office:value-type="float" office:value="159.200069" table:style-name="ce1">
            <text:p>159.200069</text:p>
          </table:table-cell>
          <table:table-cell office:value-type="float" office:value="67.4375580480885" table:style-name="ce1">
            <text:p>67.4375580480885</text:p>
          </table:table-cell>
          <table:table-cell office:value-type="float" office:value="56.51804076" table:style-name="ce1">
            <text:p>56.51804076</text:p>
          </table:table-cell>
          <table:table-cell office:value-type="float" office:value="48.8221147116492" table:style-name="ce1">
            <text:p>48.8221147116492</text:p>
          </table:table-cell>
          <table:table-cell office:value-type="float" office:value="24" table:style-name="ce1">
            <text:p>24</text:p>
          </table:table-cell>
          <table:table-cell office:value-type="float" office:value="8.490359332" table:style-name="ce1">
            <text:p>8.490359332</text:p>
          </table:table-cell>
          <table:table-cell office:value-type="float" office:value="65.87898943" table:style-name="ce1">
            <text:p>65.87898943</text:p>
          </table:table-cell>
          <table:table-cell office:value-type="float" office:value="19.0746087305" table:style-name="ce1">
            <text:p>19.0746087305</text:p>
          </table:table-cell>
          <table:table-cell office:value-type="float" office:value="12.2626606505" table:style-name="ce1">
            <text:p>12.2626606505</text:p>
          </table:table-cell>
          <table:table-cell office:value-type="float" office:value="17.78174994004" table:style-name="ce1">
            <text:p>17.78174994004</text:p>
          </table:table-cell>
          <table:table-cell office:value-type="float" office:value="27" table:style-name="ce1">
            <text:p>27</text:p>
          </table:table-cell>
          <table:table-cell office:value-type="float" office:value="0.0004818014159" table:style-name="ce1">
            <text:p>0.0004818014159</text:p>
          </table:table-cell>
          <table:table-cell office:value-type="float" office:value="0.00653337429" table:style-name="ce1">
            <text:p>0.00653337429</text:p>
          </table:table-cell>
          <table:table-cell office:value-type="float" office:value="0.00373400840176296" table:style-name="ce1">
            <text:p>0.00373400840176296</text:p>
          </table:table-cell>
          <table:table-cell office:value-type="float" office:value="0.003372057825" table:style-name="ce1">
            <text:p>0.003372057825</text:p>
          </table:table-cell>
          <table:table-cell office:value-type="float" office:value="0.00198703375367006" table:style-name="ce1">
            <text:p>0.00198703375367006</text:p>
          </table:table-cell>
          <table:table-cell office:value-type="float" office:value="27" table:style-name="ce1">
            <text:p>27</text:p>
          </table:table-cell>
          <table:table-cell office:value-type="float" office:value="0.01490531735" table:style-name="ce1">
            <text:p>0.01490531735</text:p>
          </table:table-cell>
          <table:table-cell office:value-type="float" office:value="0.01945741467" table:style-name="ce1">
            <text:p>0.01945741467</text:p>
          </table:table-cell>
          <table:table-cell office:value-type="float" office:value="0.0175054325837037" table:style-name="ce1">
            <text:p>0.0175054325837037</text:p>
          </table:table-cell>
          <table:table-cell office:value-type="float" office:value="0.0177870962" table:style-name="ce1">
            <text:p>0.0177870962</text:p>
          </table:table-cell>
          <table:table-cell office:value-type="float" office:value="0.00123394410094818" table:style-name="ce1">
            <text:p>0.00123394410094818</text:p>
          </table:table-cell>
          <table:table-cell office:value-type="float" office:value="27" table:style-name="ce1">
            <text:p>27</text:p>
          </table:table-cell>
          <table:table-cell office:value-type="float" office:value="6.432687897" table:style-name="ce1">
            <text:p>6.432687897</text:p>
          </table:table-cell>
          <table:table-cell office:value-type="float" office:value="13.90767606" table:style-name="ce1">
            <text:p>13.90767606</text:p>
          </table:table-cell>
          <table:table-cell office:value-type="float" office:value="8.81836639192593" table:style-name="ce1">
            <text:p>8.81836639192593</text:p>
          </table:table-cell>
          <table:table-cell office:value-type="float" office:value="9.03575078" table:style-name="ce1">
            <text:p>9.03575078</text:p>
          </table:table-cell>
          <table:table-cell office:value-type="float" office:value="2.34414135985795" table:style-name="ce1">
            <text:p>2.34414135985795</text:p>
          </table:table-cell>
          <table:table-cell office:value-type="float" office:value="27" table:style-name="ce1">
            <text:p>27</text:p>
          </table:table-cell>
          <table:table-cell office:value-type="float" office:value="9.171427778" table:style-name="ce1">
            <text:p>9.171427778</text:p>
          </table:table-cell>
          <table:table-cell office:value-type="float" office:value="1673.214529" table:style-name="ce1">
            <text:p>1673.214529</text:p>
          </table:table-cell>
          <table:table-cell office:value-type="float" office:value="188.832269682963" table:style-name="ce1">
            <text:p>188.832269682963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510.516465873788" table:style-name="ce1">
            <text:p>510.516465873788</text:p>
          </table:table-cell>
          <table:table-cell office:value-type="float" office:value="27" table:style-name="ce1">
            <text:p>27</text:p>
          </table:table-cell>
          <table:table-cell office:value-type="float" office:value="0.1024300263" table:style-name="ce1">
            <text:p>0.1024300263</text:p>
          </table:table-cell>
          <table:table-cell office:value-type="float" office:value="0.4800872993" table:style-name="ce1">
            <text:p>0.4800872993</text:p>
          </table:table-cell>
          <table:table-cell office:value-type="float" office:value="0.284236301018519" table:style-name="ce1">
            <text:p>0.284236301018519</text:p>
          </table:table-cell>
          <table:table-cell office:value-type="float" office:value="0.267592663" table:style-name="ce1">
            <text:p>0.267592663</text:p>
          </table:table-cell>
          <table:table-cell office:value-type="float" office:value="0.116102566622805" table:style-name="ce1">
            <text:p>0.116102566622805</text:p>
          </table:table-cell>
          <table:table-cell office:value-type="float" office:value="27" table:style-name="ce1">
            <text:p>27</text:p>
          </table:table-cell>
          <table:table-cell office:value-type="float" office:value="0.2268309218" table:style-name="ce1">
            <text:p>0.2268309218</text:p>
          </table:table-cell>
          <table:table-cell office:value-type="float" office:value="1.315365514" table:style-name="ce1">
            <text:p>1.315365514</text:p>
          </table:table-cell>
          <table:table-cell office:value-type="float" office:value="0.438033030214815" table:style-name="ce1">
            <text:p>0.438033030214815</text:p>
          </table:table-cell>
          <table:table-cell office:value-type="float" office:value="0.3504631823" table:style-name="ce1">
            <text:p>0.3504631823</text:p>
          </table:table-cell>
          <table:table-cell office:value-type="float" office:value="0.311309656939763" table:style-name="ce1">
            <text:p>0.311309656939763</text:p>
          </table:table-cell>
        </table:table-row>
        <table:table-row table:style-name="ro1">
          <table:table-cell office:value-type="string" table:style-name="ce1">
            <text:p>20x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≥20%</text:p>
          </table:table-cell>
          <table:table-cell office:value-type="float" office:value="9" table:style-name="ce1">
            <text:p>9</text:p>
          </table:table-cell>
          <table:table-cell office:value-type="float" office:value="23.11121324" table:style-name="ce1">
            <text:p>23.11121324</text:p>
          </table:table-cell>
          <table:table-cell office:value-type="float" office:value="27.13845646" table:style-name="ce1">
            <text:p>27.13845646</text:p>
          </table:table-cell>
          <table:table-cell office:value-type="float" office:value="24.5802536511111" table:style-name="ce1">
            <text:p>24.5802536511111</text:p>
          </table:table-cell>
          <table:table-cell office:value-type="float" office:value="23.75035903" table:style-name="ce1">
            <text:p>23.75035903</text:p>
          </table:table-cell>
          <table:table-cell office:value-type="float" office:value="1.70975306159585" table:style-name="ce1">
            <text:p>1.70975306159585</text:p>
          </table:table-cell>
          <table:table-cell office:value-type="float" office:value="9" table:style-name="ce1">
            <text:p>9</text:p>
          </table:table-cell>
          <table:table-cell office:value-type="float" office:value="3.630760823" table:style-name="ce1">
            <text:p>3.630760823</text:p>
          </table:table-cell>
          <table:table-cell office:value-type="float" office:value="4.156065202" table:style-name="ce1">
            <text:p>4.156065202</text:p>
          </table:table-cell>
          <table:table-cell office:value-type="float" office:value="3.96475437411111" table:style-name="ce1">
            <text:p>3.96475437411111</text:p>
          </table:table-cell>
          <table:table-cell office:value-type="float" office:value="4.100459624" table:style-name="ce1">
            <text:p>4.100459624</text:p>
          </table:table-cell>
          <table:table-cell office:value-type="float" office:value="0.249098376751434" table:style-name="ce1">
            <text:p>0.249098376751434</text:p>
          </table:table-cell>
          <table:table-cell office:value-type="float" office:value="9" table:style-name="ce1">
            <text:p>9</text:p>
          </table:table-cell>
          <table:table-cell office:value-type="float" office:value="-0.3593023331" table:style-name="ce1">
            <text:p>-0.3593023331</text:p>
          </table:table-cell>
          <table:table-cell office:value-type="float" office:value="0.09596102145" table:style-name="ce1">
            <text:p>0.09596102145</text:p>
          </table:table-cell>
          <table:table-cell office:value-type="float" office:value="-0.143769251067778" table:style-name="ce1">
            <text:p>-0.143769251067778</text:p>
          </table:table-cell>
          <table:table-cell office:value-type="float" office:value="-0.1933893309" table:style-name="ce1">
            <text:p>-0.1933893309</text:p>
          </table:table-cell>
          <table:table-cell office:value-type="float" office:value="0.183600880466627" table:style-name="ce1">
            <text:p>0.183600880466627</text:p>
          </table:table-cell>
          <table:table-cell office:value-type="float" office:value="9" table:style-name="ce1">
            <text:p>9</text:p>
          </table:table-cell>
          <table:table-cell office:value-type="float" office:value="2.736376096" table:style-name="ce1">
            <text:p>2.736376096</text:p>
          </table:table-cell>
          <table:table-cell office:value-type="float" office:value="4.177491397" table:style-name="ce1">
            <text:p>4.177491397</text:p>
          </table:table-cell>
          <table:table-cell office:value-type="float" office:value="3.435504241" table:style-name="ce1">
            <text:p>3.435504241</text:p>
          </table:table-cell>
          <table:table-cell office:value-type="float" office:value="3.372166873" table:style-name="ce1">
            <text:p>3.372166873</text:p>
          </table:table-cell>
          <table:table-cell office:value-type="float" office:value="0.614996754640707" table:style-name="ce1">
            <text:p>0.614996754640707</text:p>
          </table:table-cell>
          <table:table-cell office:value-type="float" office:value="9" table:style-name="ce1">
            <text:p>9</text:p>
          </table:table-cell>
          <table:table-cell office:value-type="float" office:value="11.11512" table:style-name="ce1">
            <text:p>11.11512</text:p>
          </table:table-cell>
          <table:table-cell office:value-type="float" office:value="13.83565" table:style-name="ce1">
            <text:p>13.83565</text:p>
          </table:table-cell>
          <table:table-cell office:value-type="float" office:value="12.5056888888889" table:style-name="ce1">
            <text:p>12.5056888888889</text:p>
          </table:table-cell>
          <table:table-cell office:value-type="float" office:value="12.00291" table:style-name="ce1">
            <text:p>12.00291</text:p>
          </table:table-cell>
          <table:table-cell office:value-type="float" office:value="0.924331008100513" table:style-name="ce1">
            <text:p>0.924331008100513</text:p>
          </table:table-cell>
          <table:table-cell office:value-type="float" office:value="9" table:style-name="ce1">
            <text:p>9</text:p>
          </table:table-cell>
          <table:table-cell office:value-type="float" office:value="12.0453" table:style-name="ce1">
            <text:p>12.0453</text:p>
          </table:table-cell>
          <table:table-cell office:value-type="float" office:value="17.53184" table:style-name="ce1">
            <text:p>17.53184</text:p>
          </table:table-cell>
          <table:table-cell office:value-type="float" office:value="14.2782922222222" table:style-name="ce1">
            <text:p>14.2782922222222</text:p>
          </table:table-cell>
          <table:table-cell office:value-type="float" office:value="13.30195" table:style-name="ce1">
            <text:p>13.30195</text:p>
          </table:table-cell>
          <table:table-cell office:value-type="float" office:value="2.46003439132351" table:style-name="ce1">
            <text:p>2.46003439132351</text:p>
          </table:table-cell>
          <table:table-cell office:value-type="float" office:value="9" table:style-name="ce1">
            <text:p>9</text:p>
          </table:table-cell>
          <table:table-cell office:value-type="float" office:value="24.27411" table:style-name="ce1">
            <text:p>24.27411</text:p>
          </table:table-cell>
          <table:table-cell office:value-type="float" office:value="29.40227" table:style-name="ce1">
            <text:p>29.40227</text:p>
          </table:table-cell>
          <table:table-cell office:value-type="float" office:value="26.7839811111111" table:style-name="ce1">
            <text:p>26.7839811111111</text:p>
          </table:table-cell>
          <table:table-cell office:value-type="float" office:value="25.44386" table:style-name="ce1">
            <text:p>25.44386</text:p>
          </table:table-cell>
          <table:table-cell office:value-type="float" office:value="2.09925498168663" table:style-name="ce1">
            <text:p>2.09925498168663</text:p>
          </table:table-cell>
          <table:table-cell office:value-type="float" office:value="9" table:style-name="ce1">
            <text:p>9</text:p>
          </table:table-cell>
          <table:table-cell office:value-type="float" office:value="2.80425063" table:style-name="ce1">
            <text:p>2.80425063</text:p>
          </table:table-cell>
          <table:table-cell office:value-type="float" office:value="3.391868742" table:style-name="ce1">
            <text:p>3.391868742</text:p>
          </table:table-cell>
          <table:table-cell office:value-type="float" office:value="3.11868999377778" table:style-name="ce1">
            <text:p>3.11868999377778</text:p>
          </table:table-cell>
          <table:table-cell office:value-type="float" office:value="3.206180789" table:style-name="ce1">
            <text:p>3.206180789</text:p>
          </table:table-cell>
          <table:table-cell office:value-type="float" office:value="0.241848747884501" table:style-name="ce1">
            <text:p>0.241848747884501</text:p>
          </table:table-cell>
          <table:table-cell office:value-type="float" office:value="9" table:style-name="ce1">
            <text:p>9</text:p>
          </table:table-cell>
          <table:table-cell office:value-type="float" office:value="0.03649504589" table:style-name="ce1">
            <text:p>0.03649504589</text:p>
          </table:table-cell>
          <table:table-cell office:value-type="float" office:value="0.272055691" table:style-name="ce1">
            <text:p>0.272055691</text:p>
          </table:table-cell>
          <table:table-cell office:value-type="float" office:value="0.15591746646" table:style-name="ce1">
            <text:p>0.15591746646</text:p>
          </table:table-cell>
          <table:table-cell office:value-type="float" office:value="0.1525000077" table:style-name="ce1">
            <text:p>0.1525000077</text:p>
          </table:table-cell>
          <table:table-cell office:value-type="float" office:value="0.0909652502906125" table:style-name="ce1">
            <text:p>0.0909652502906125</text:p>
          </table:table-cell>
          <table:table-cell office:value-type="float" office:value="9" table:style-name="ce1">
            <text:p>9</text:p>
          </table:table-cell>
          <table:table-cell office:value-type="float" office:value="4.520924174" table:style-name="ce1">
            <text:p>4.520924174</text:p>
          </table:table-cell>
          <table:table-cell office:value-type="float" office:value="5.180450602" table:style-name="ce1">
            <text:p>5.180450602</text:p>
          </table:table-cell>
          <table:table-cell office:value-type="float" office:value="4.92276484966667" table:style-name="ce1">
            <text:p>4.92276484966667</text:p>
          </table:table-cell>
          <table:table-cell office:value-type="float" office:value="5.060371366" table:style-name="ce1">
            <text:p>5.060371366</text:p>
          </table:table-cell>
          <table:table-cell office:value-type="float" office:value="0.302517908721694" table:style-name="ce1">
            <text:p>0.302517908721694</text:p>
          </table:table-cell>
          <table:table-cell office:value-type="float" office:value="9" table:style-name="ce1">
            <text:p>9</text:p>
          </table:table-cell>
          <table:table-cell office:value-type="float" office:value="7.158657411" table:style-name="ce1">
            <text:p>7.158657411</text:p>
          </table:table-cell>
          <table:table-cell office:value-type="float" office:value="9.038981962" table:style-name="ce1">
            <text:p>9.038981962</text:p>
          </table:table-cell>
          <table:table-cell office:value-type="float" office:value="8.30158307777778" table:style-name="ce1">
            <text:p>8.30158307777778</text:p>
          </table:table-cell>
          <table:table-cell office:value-type="float" office:value="8.715243235" table:style-name="ce1">
            <text:p>8.715243235</text:p>
          </table:table-cell>
          <table:table-cell office:value-type="float" office:value="0.866351616424518" table:style-name="ce1">
            <text:p>0.866351616424518</text:p>
          </table:table-cell>
          <table:table-cell office:value-type="float" office:value="9" table:style-name="ce1">
            <text:p>9</text:p>
          </table:table-cell>
          <table:table-cell office:value-type="float" office:value="56.70370471" table:style-name="ce1">
            <text:p>56.70370471</text:p>
          </table:table-cell>
          <table:table-cell office:value-type="float" office:value="104.2985194" table:style-name="ce1">
            <text:p>104.2985194</text:p>
          </table:table-cell>
          <table:table-cell office:value-type="float" office:value="75.6158725155556" table:style-name="ce1">
            <text:p>75.6158725155556</text:p>
          </table:table-cell>
          <table:table-cell office:value-type="float" office:value="65.87580791" table:style-name="ce1">
            <text:p>65.87580791</text:p>
          </table:table-cell>
          <table:table-cell office:value-type="float" office:value="21.6713500698649" table:style-name="ce1">
            <text:p>21.6713500698649</text:p>
          </table:table-cell>
          <table:table-cell office:value-type="float" office:value="6" table:style-name="ce1">
            <text:p>6</text:p>
          </table:table-cell>
          <table:table-cell office:value-type="float" office:value="0.5872065674" table:style-name="ce1">
            <text:p>0.5872065674</text:p>
          </table:table-cell>
          <table:table-cell office:value-type="float" office:value="0.669827851" table:style-name="ce1">
            <text:p>0.669827851</text:p>
          </table:table-cell>
          <table:table-cell office:value-type="float" office:value="0.6289182911" table:style-name="ce1">
            <text:p>0.6289182911</text:p>
          </table:table-cell>
          <table:table-cell office:value-type="float" office:value="0.62935651305" table:style-name="ce1">
            <text:p>0.62935651305</text:p>
          </table:table-cell>
          <table:table-cell office:value-type="float" office:value="0.0444776436050541" table:style-name="ce1">
            <text:p>0.0444776436050541</text:p>
          </table:table-cell>
          <table:table-cell office:value-type="float" office:value="9" table:style-name="ce1">
            <text:p>9</text:p>
          </table:table-cell>
          <table:table-cell office:value-type="float" office:value="3.990606654" table:style-name="ce1">
            <text:p>3.990606654</text:p>
          </table:table-cell>
          <table:table-cell office:value-type="float" office:value="171.9922019" table:style-name="ce1">
            <text:p>171.9922019</text:p>
          </table:table-cell>
          <table:table-cell office:value-type="float" office:value="85.9423729565556" table:style-name="ce1">
            <text:p>85.9423729565556</text:p>
          </table:table-cell>
          <table:table-cell office:value-type="float" office:value="84.75993651" table:style-name="ce1">
            <text:p>84.75993651</text:p>
          </table:table-cell>
          <table:table-cell office:value-type="float" office:value="71.4977016376587" table:style-name="ce1">
            <text:p>71.4977016376587</text:p>
          </table:table-cell>
          <table:table-cell office:value-type="float" office:value="9" table:style-name="ce1">
            <text:p>9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.2825511224" table:style-name="ce1">
            <text:p>0.2825511224</text:p>
          </table:table-cell>
          <table:table-cell office:value-type="float" office:value="0.3249494078" table:style-name="ce1">
            <text:p>0.3249494078</text:p>
          </table:table-cell>
          <table:table-cell office:value-type="float" office:value="0.304975945344444" table:style-name="ce1">
            <text:p>0.304975945344444</text:p>
          </table:table-cell>
          <table:table-cell office:value-type="float" office:value="0.3078894392" table:style-name="ce1">
            <text:p>0.3078894392</text:p>
          </table:table-cell>
          <table:table-cell office:value-type="float" office:value="0.0181447158839425" table:style-name="ce1">
            <text:p>0.0181447158839425</text:p>
          </table:table-cell>
          <table:table-cell office:value-type="float" office:value="9" table:style-name="ce1">
            <text:p>9</text:p>
          </table:table-cell>
          <table:table-cell office:value-type="float" office:value="3.760748152" table:style-name="ce1">
            <text:p>3.760748152</text:p>
          </table:table-cell>
          <table:table-cell office:value-type="float" office:value="4.909059724" table:style-name="ce1">
            <text:p>4.909059724</text:p>
          </table:table-cell>
          <table:table-cell office:value-type="float" office:value="4.36968969622222" table:style-name="ce1">
            <text:p>4.36968969622222</text:p>
          </table:table-cell>
          <table:table-cell office:value-type="float" office:value="4.450533122" table:style-name="ce1">
            <text:p>4.450533122</text:p>
          </table:table-cell>
          <table:table-cell office:value-type="float" office:value="0.490715276082636" table:style-name="ce1">
            <text:p>0.490715276082636</text:p>
          </table:table-cell>
          <table:table-cell office:value-type="float" office:value="9" table:style-name="ce1">
            <text:p>9</text:p>
          </table:table-cell>
          <table:table-cell office:value-type="float" office:value="0.1347205946" table:style-name="ce1">
            <text:p>0.1347205946</text:p>
          </table:table-cell>
          <table:table-cell office:value-type="float" office:value="0.2506585726" table:style-name="ce1">
            <text:p>0.2506585726</text:p>
          </table:table-cell>
          <table:table-cell office:value-type="float" office:value="0.190974426433333" table:style-name="ce1">
            <text:p>0.190974426433333</text:p>
          </table:table-cell>
          <table:table-cell office:value-type="float" office:value="0.1857841726" table:style-name="ce1">
            <text:p>0.1857841726</text:p>
          </table:table-cell>
          <table:table-cell office:value-type="float" office:value="0.0488706280240006" table:style-name="ce1">
            <text:p>0.0488706280240006</text:p>
          </table:table-cell>
          <table:table-cell office:value-type="float" office:value="9" table:style-name="ce1">
            <text:p>9</text:p>
          </table:table-cell>
          <table:table-cell office:value-type="float" office:value="4.705405215" table:style-name="ce1">
            <text:p>4.705405215</text:p>
          </table:table-cell>
          <table:table-cell office:value-type="float" office:value="5.429674246" table:style-name="ce1">
            <text:p>5.429674246</text:p>
          </table:table-cell>
          <table:table-cell office:value-type="float" office:value="5.11373937633333" table:style-name="ce1">
            <text:p>5.11373937633333</text:p>
          </table:table-cell>
          <table:table-cell office:value-type="float" office:value="5.196346599" table:style-name="ce1">
            <text:p>5.196346599</text:p>
          </table:table-cell>
          <table:table-cell office:value-type="float" office:value="0.317884210856536" table:style-name="ce1">
            <text:p>0.317884210856536</text:p>
          </table:table-cell>
          <table:table-cell office:value-type="float" office:value="9" table:style-name="ce1">
            <text:p>9</text:p>
          </table:table-cell>
          <table:table-cell office:value-type="float" office:value="0.1347205946" table:style-name="ce1">
            <text:p>0.1347205946</text:p>
          </table:table-cell>
          <table:table-cell office:value-type="float" office:value="0.2506585726" table:style-name="ce1">
            <text:p>0.2506585726</text:p>
          </table:table-cell>
          <table:table-cell office:value-type="float" office:value="0.190974426433333" table:style-name="ce1">
            <text:p>0.190974426433333</text:p>
          </table:table-cell>
          <table:table-cell office:value-type="float" office:value="0.1857841726" table:style-name="ce1">
            <text:p>0.1857841726</text:p>
          </table:table-cell>
          <table:table-cell office:value-type="float" office:value="0.0488706280240006" table:style-name="ce1">
            <text:p>0.0488706280240006</text:p>
          </table:table-cell>
          <table:table-cell office:value-type="float" office:value="9" table:style-name="ce1">
            <text:p>9</text:p>
          </table:table-cell>
          <table:table-cell office:value-type="float" office:value="2.982238328" table:style-name="ce1">
            <text:p>2.982238328</text:p>
          </table:table-cell>
          <table:table-cell office:value-type="float" office:value="3.885489631" table:style-name="ce1">
            <text:p>3.885489631</text:p>
          </table:table-cell>
          <table:table-cell office:value-type="float" office:value="3.43338703344444" table:style-name="ce1">
            <text:p>3.43338703344444</text:p>
          </table:table-cell>
          <table:table-cell office:value-type="float" office:value="3.505561804" table:style-name="ce1">
            <text:p>3.505561804</text:p>
          </table:table-cell>
          <table:table-cell office:value-type="float" office:value="0.362032052055098" table:style-name="ce1">
            <text:p>0.362032052055098</text:p>
          </table:table-cell>
          <table:table-cell office:value-type="float" office:value="9" table:style-name="ce1">
            <text:p>9</text:p>
          </table:table-cell>
          <table:table-cell office:value-type="float" office:value="4.255371672" table:style-name="ce1">
            <text:p>4.255371672</text:p>
          </table:table-cell>
          <table:table-cell office:value-type="float" office:value="4.936738196" table:style-name="ce1">
            <text:p>4.936738196</text:p>
          </table:table-cell>
          <table:table-cell office:value-type="float" office:value="4.62481296655556" table:style-name="ce1">
            <text:p>4.62481296655556</text:p>
          </table:table-cell>
          <table:table-cell office:value-type="float" office:value="4.673575732" table:style-name="ce1">
            <text:p>4.673575732</text:p>
          </table:table-cell>
          <table:table-cell office:value-type="float" office:value="0.295330236278505" table:style-name="ce1">
            <text:p>0.295330236278505</text:p>
          </table:table-cell>
          <table:table-cell office:value-type="float" office:value="9" table:style-name="ce1">
            <text:p>9</text:p>
          </table:table-cell>
          <table:table-cell office:value-type="float" office:value="0.4483143202" table:style-name="ce1">
            <text:p>0.4483143202</text:p>
          </table:table-cell>
          <table:table-cell office:value-type="float" office:value="0.5359960598" table:style-name="ce1">
            <text:p>0.5359960598</text:p>
          </table:table-cell>
          <table:table-cell office:value-type="float" office:value="0.4889264097" table:style-name="ce1">
            <text:p>0.4889264097</text:p>
          </table:table-cell>
          <table:table-cell office:value-type="float" office:value="0.4941148472" table:style-name="ce1">
            <text:p>0.4941148472</text:p>
          </table:table-cell>
          <table:table-cell office:value-type="float" office:value="0.0327823332857666" table:style-name="ce1">
            <text:p>0.0327823332857666</text:p>
          </table:table-cell>
          <table:table-cell office:value-type="float" office:value="9" table:style-name="ce1">
            <text:p>9</text:p>
          </table:table-cell>
          <table:table-cell office:value-type="float" office:value="24.59902333" table:style-name="ce1">
            <text:p>24.59902333</text:p>
          </table:table-cell>
          <table:table-cell office:value-type="float" office:value="28.32292" table:style-name="ce1">
            <text:p>28.32292</text:p>
          </table:table-cell>
          <table:table-cell office:value-type="float" office:value="26.65891895" table:style-name="ce1">
            <text:p>26.65891895</text:p>
          </table:table-cell>
          <table:table-cell office:value-type="float" office:value="26.88839" table:style-name="ce1">
            <text:p>26.88839</text:p>
          </table:table-cell>
          <table:table-cell office:value-type="float" office:value="1.13372469653536" table:style-name="ce1">
            <text:p>1.13372469653536</text:p>
          </table:table-cell>
          <table:table-cell office:value-type="float" office:value="9" table:style-name="ce1">
            <text:p>9</text:p>
          </table:table-cell>
          <table:table-cell office:value-type="float" office:value="9.444899539" table:style-name="ce1">
            <text:p>9.444899539</text:p>
          </table:table-cell>
          <table:table-cell office:value-type="float" office:value="12.01229031" table:style-name="ce1">
            <text:p>12.01229031</text:p>
          </table:table-cell>
          <table:table-cell office:value-type="float" office:value="10.9507152854444" table:style-name="ce1">
            <text:p>10.9507152854444</text:p>
          </table:table-cell>
          <table:table-cell office:value-type="float" office:value="10.39390406" table:style-name="ce1">
            <text:p>10.39390406</text:p>
          </table:table-cell>
          <table:table-cell office:value-type="float" office:value="0.973246486139997" table:style-name="ce1">
            <text:p>0.973246486139997</text:p>
          </table:table-cell>
          <table:table-cell office:value-type="float" office:value="9" table:style-name="ce1">
            <text:p>9</text:p>
          </table:table-cell>
          <table:table-cell office:value-type="float" office:value="1624.918977" table:style-name="ce1">
            <text:p>1624.918977</text:p>
          </table:table-cell>
          <table:table-cell office:value-type="float" office:value="1694.354509" table:style-name="ce1">
            <text:p>1694.354509</text:p>
          </table:table-cell>
          <table:table-cell office:value-type="float" office:value="1667.42183355556" table:style-name="ce1">
            <text:p>1667.42183355556</text:p>
          </table:table-cell>
          <table:table-cell office:value-type="float" office:value="1684.843894" table:style-name="ce1">
            <text:p>1684.843894</text:p>
          </table:table-cell>
          <table:table-cell office:value-type="float" office:value="30.4722626101053" table:style-name="ce1">
            <text:p>30.4722626101053</text:p>
          </table:table-cell>
          <table:table-cell office:value-type="float" office:value="9" table:style-name="ce1">
            <text:p>9</text:p>
          </table:table-cell>
          <table:table-cell office:value-type="float" office:value="89.97788963" table:style-name="ce1">
            <text:p>89.97788963</text:p>
          </table:table-cell>
          <table:table-cell office:value-type="float" office:value="179.9990981" table:style-name="ce1">
            <text:p>179.9990981</text:p>
          </table:table-cell>
          <table:table-cell office:value-type="float" office:value="137.663007477778" table:style-name="ce1">
            <text:p>137.663007477778</text:p>
          </table:table-cell>
          <table:table-cell office:value-type="float" office:value="143.0093202" table:style-name="ce1">
            <text:p>143.0093202</text:p>
          </table:table-cell>
          <table:table-cell office:value-type="float" office:value="39.1811730525205" table:style-name="ce1">
            <text:p>39.1811730525205</text:p>
          </table:table-cell>
          <table:table-cell office:value-type="float" office:value="9" table:style-name="ce1">
            <text:p>9</text:p>
          </table:table-cell>
          <table:table-cell office:value-type="float" office:value="36.99646421" table:style-name="ce1">
            <text:p>36.99646421</text:p>
          </table:table-cell>
          <table:table-cell office:value-type="float" office:value="143.0060098" table:style-name="ce1">
            <text:p>143.0060098</text:p>
          </table:table-cell>
          <table:table-cell office:value-type="float" office:value="95.8862658744444" table:style-name="ce1">
            <text:p>95.8862658744444</text:p>
          </table:table-cell>
          <table:table-cell office:value-type="float" office:value="142.9731137" table:style-name="ce1">
            <text:p>142.9731137</text:p>
          </table:table-cell>
          <table:table-cell office:value-type="float" office:value="55.8525661946511" table:style-name="ce1">
            <text:p>55.8525661946511</text:p>
          </table:table-cell>
          <table:table-cell office:value-type="float" office:value="9" table:style-name="ce1">
            <text:p>9</text:p>
          </table:table-cell>
          <table:table-cell office:value-type="float" office:value="36.98638529" table:style-name="ce1">
            <text:p>36.98638529</text:p>
          </table:table-cell>
          <table:table-cell office:value-type="float" office:value="142.9999047" table:style-name="ce1">
            <text:p>142.9999047</text:p>
          </table:table-cell>
          <table:table-cell office:value-type="float" office:value="93.7140825677778" table:style-name="ce1">
            <text:p>93.7140825677778</text:p>
          </table:table-cell>
          <table:table-cell office:value-type="float" office:value="90.00476846" table:style-name="ce1">
            <text:p>90.00476846</text:p>
          </table:table-cell>
          <table:table-cell office:value-type="float" office:value="28.7531730044139" table:style-name="ce1">
            <text:p>28.7531730044139</text:p>
          </table:table-cell>
          <table:table-cell office:value-type="float" office:value="6" table:style-name="ce1">
            <text:p>6</text:p>
          </table:table-cell>
          <table:table-cell office:value-type="float" office:value="23.48963199" table:style-name="ce1">
            <text:p>23.48963199</text:p>
          </table:table-cell>
          <table:table-cell office:value-type="float" office:value="76.96237585" table:style-name="ce1">
            <text:p>76.96237585</text:p>
          </table:table-cell>
          <table:table-cell office:value-type="float" office:value="50.2681953733333" table:style-name="ce1">
            <text:p>50.2681953733333</text:p>
          </table:table-cell>
          <table:table-cell office:value-type="float" office:value="50.23599661" table:style-name="ce1">
            <text:p>50.23599661</text:p>
          </table:table-cell>
          <table:table-cell office:value-type="float" office:value="28.9321377013625" table:style-name="ce1">
            <text:p>28.9321377013625</text:p>
          </table:table-cell>
          <table:table-cell office:value-type="float" office:value="9" table:style-name="ce1">
            <text:p>9</text:p>
          </table:table-cell>
          <table:table-cell office:value-type="float" office:value="0.0003137680101" table:style-name="ce1">
            <text:p>0.0003137680101</text:p>
          </table:table-cell>
          <table:table-cell office:value-type="float" office:value="0.003031213385" table:style-name="ce1">
            <text:p>0.003031213385</text:p>
          </table:table-cell>
          <table:table-cell office:value-type="float" office:value="0.00209638514207778" table:style-name="ce1">
            <text:p>0.00209638514207778</text:p>
          </table:table-cell>
          <table:table-cell office:value-type="float" office:value="0.002913404176" table:style-name="ce1">
            <text:p>0.002913404176</text:p>
          </table:table-cell>
          <table:table-cell office:value-type="float" office:value="0.00129111203212759" table:style-name="ce1">
            <text:p>0.00129111203212759</text:p>
          </table:table-cell>
          <table:table-cell office:value-type="float" office:value="9" table:style-name="ce1">
            <text:p>9</text:p>
          </table:table-cell>
          <table:table-cell office:value-type="float" office:value="0.01681411698" table:style-name="ce1">
            <text:p>0.01681411698</text:p>
          </table:table-cell>
          <table:table-cell office:value-type="float" office:value="0.0186247356" table:style-name="ce1">
            <text:p>0.0186247356</text:p>
          </table:table-cell>
          <table:table-cell office:value-type="float" office:value="0.0177384685233333" table:style-name="ce1">
            <text:p>0.0177384685233333</text:p>
          </table:table-cell>
          <table:table-cell office:value-type="float" office:value="0.01778486442" table:style-name="ce1">
            <text:p>0.01778486442</text:p>
          </table:table-cell>
          <table:table-cell office:value-type="float" office:value="0.000781861680725454" table:style-name="ce1">
            <text:p>0.000781861680725454</text:p>
          </table:table-cell>
          <table:table-cell office:value-type="float" office:value="9" table:style-name="ce1">
            <text:p>9</text:p>
          </table:table-cell>
          <table:table-cell office:value-type="float" office:value="8.943922696" table:style-name="ce1">
            <text:p>8.943922696</text:p>
          </table:table-cell>
          <table:table-cell office:value-type="float" office:value="12.87425905" table:style-name="ce1">
            <text:p>12.87425905</text:p>
          </table:table-cell>
          <table:table-cell office:value-type="float" office:value="10.7682138556667" table:style-name="ce1">
            <text:p>10.7682138556667</text:p>
          </table:table-cell>
          <table:table-cell office:value-type="float" office:value="10.48493743" table:style-name="ce1">
            <text:p>10.48493743</text:p>
          </table:table-cell>
          <table:table-cell office:value-type="float" office:value="1.65989033685435" table:style-name="ce1">
            <text:p>1.65989033685435</text:p>
          </table:table-cell>
          <table:table-cell office:value-type="float" office:value="9" table:style-name="ce1">
            <text:p>9</text:p>
          </table:table-cell>
          <table:table-cell office:value-type="float" office:value="8.571795962" table:style-name="ce1">
            <text:p>8.571795962</text:p>
          </table:table-cell>
          <table:table-cell office:value-type="float" office:value="15.75280713" table:style-name="ce1">
            <text:p>15.75280713</text:p>
          </table:table-cell>
          <table:table-cell office:value-type="float" office:value="12.3472706313333" table:style-name="ce1">
            <text:p>12.3472706313333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2.92027239180383" table:style-name="ce1">
            <text:p>2.92027239180383</text:p>
          </table:table-cell>
          <table:table-cell office:value-type="float" office:value="9" table:style-name="ce1">
            <text:p>9</text:p>
          </table:table-cell>
          <table:table-cell office:value-type="float" office:value="0.154965033" table:style-name="ce1">
            <text:p>0.154965033</text:p>
          </table:table-cell>
          <table:table-cell office:value-type="float" office:value="0.2124368177" table:style-name="ce1">
            <text:p>0.2124368177</text:p>
          </table:table-cell>
          <table:table-cell office:value-type="float" office:value="0.182919398244444" table:style-name="ce1">
            <text:p>0.182919398244444</text:p>
          </table:table-cell>
          <table:table-cell office:value-type="float" office:value="0.1757874434" table:style-name="ce1">
            <text:p>0.1757874434</text:p>
          </table:table-cell>
          <table:table-cell office:value-type="float" office:value="0.020440785885018" table:style-name="ce1">
            <text:p>0.020440785885018</text:p>
          </table:table-cell>
          <table:table-cell office:value-type="float" office:value="9" table:style-name="ce1">
            <text:p>9</text:p>
          </table:table-cell>
          <table:table-cell office:value-type="float" office:value="0.1974013257" table:style-name="ce1">
            <text:p>0.1974013257</text:p>
          </table:table-cell>
          <table:table-cell office:value-type="float" office:value="0.2856142729" table:style-name="ce1">
            <text:p>0.2856142729</text:p>
          </table:table-cell>
          <table:table-cell office:value-type="float" office:value="0.241148943566667" table:style-name="ce1">
            <text:p>0.241148943566667</text:p>
          </table:table-cell>
          <table:table-cell office:value-type="float" office:value="0.2436039122" table:style-name="ce1">
            <text:p>0.2436039122</text:p>
          </table:table-cell>
          <table:table-cell office:value-type="float" office:value="0.0315792410283175" table:style-name="ce1">
            <text:p>0.0315792410283175</text:p>
          </table:table-cell>
        </table:table-row>
        <table:table-row table:style-name="ro1">
          <table:table-cell office:value-type="string" table:style-name="ce1">
            <text:p>20x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&lt;10%</text:p>
          </table:table-cell>
          <table:table-cell office:value-type="float" office:value="8" table:style-name="ce1">
            <text:p>8</text:p>
          </table:table-cell>
          <table:table-cell office:value-type="float" office:value="1.480282054" table:style-name="ce1">
            <text:p>1.480282054</text:p>
          </table:table-cell>
          <table:table-cell office:value-type="float" office:value="8.344726563" table:style-name="ce1">
            <text:p>8.344726563</text:p>
          </table:table-cell>
          <table:table-cell office:value-type="float" office:value="4.929297952125" table:style-name="ce1">
            <text:p>4.929297952125</text:p>
          </table:table-cell>
          <table:table-cell office:value-type="float" office:value="4.956449621" table:style-name="ce1">
            <text:p>4.956449621</text:p>
          </table:table-cell>
          <table:table-cell office:value-type="float" office:value="3.52375385174443" table:style-name="ce1">
            <text:p>3.52375385174443</text:p>
          </table:table-cell>
          <table:table-cell office:value-type="float" office:value="8" table:style-name="ce1">
            <text:p>8</text:p>
          </table:table-cell>
          <table:table-cell office:value-type="float" office:value="2.104905845" table:style-name="ce1">
            <text:p>2.104905845</text:p>
          </table:table-cell>
          <table:table-cell office:value-type="float" office:value="3.931345061" table:style-name="ce1">
            <text:p>3.931345061</text:p>
          </table:table-cell>
          <table:table-cell office:value-type="float" office:value="3.003890876625" table:style-name="ce1">
            <text:p>3.003890876625</text:p>
          </table:table-cell>
          <table:table-cell office:value-type="float" office:value="2.9912673305" table:style-name="ce1">
            <text:p>2.9912673305</text:p>
          </table:table-cell>
          <table:table-cell office:value-type="float" office:value="0.730543724398426" table:style-name="ce1">
            <text:p>0.730543724398426</text:p>
          </table:table-cell>
          <table:table-cell office:value-type="float" office:value="8" table:style-name="ce1">
            <text:p>8</text:p>
          </table:table-cell>
          <table:table-cell office:value-type="float" office:value="-0.7303039638" table:style-name="ce1">
            <text:p>-0.7303039638</text:p>
          </table:table-cell>
          <table:table-cell office:value-type="float" office:value="0.1276281157" table:style-name="ce1">
            <text:p>0.1276281157</text:p>
          </table:table-cell>
          <table:table-cell office:value-type="float" office:value="-0.30093158776875" table:style-name="ce1">
            <text:p>-0.30093158776875</text:p>
          </table:table-cell>
          <table:table-cell office:value-type="float" office:value="-0.294170237535" table:style-name="ce1">
            <text:p>-0.294170237535</text:p>
          </table:table-cell>
          <table:table-cell office:value-type="float" office:value="0.429604709628165" table:style-name="ce1">
            <text:p>0.429604709628165</text:p>
          </table:table-cell>
          <table:table-cell office:value-type="float" office:value="8" table:style-name="ce1">
            <text:p>8</text:p>
          </table:table-cell>
          <table:table-cell office:value-type="float" office:value="3.002984181" table:style-name="ce1">
            <text:p>3.002984181</text:p>
          </table:table-cell>
          <table:table-cell office:value-type="float" office:value="4.197227402" table:style-name="ce1">
            <text:p>4.197227402</text:p>
          </table:table-cell>
          <table:table-cell office:value-type="float" office:value="3.661700430625" table:style-name="ce1">
            <text:p>3.661700430625</text:p>
          </table:table-cell>
          <table:table-cell office:value-type="float" office:value="3.735161494" table:style-name="ce1">
            <text:p>3.735161494</text:p>
          </table:table-cell>
          <table:table-cell office:value-type="float" office:value="0.535392468528871" table:style-name="ce1">
            <text:p>0.535392468528871</text:p>
          </table:table-cell>
          <table:table-cell office:value-type="float" office:value="8" table:style-name="ce1">
            <text:p>8</text:p>
          </table:table-cell>
          <table:table-cell office:value-type="float" office:value="5.81694" table:style-name="ce1">
            <text:p>5.81694</text:p>
          </table:table-cell>
          <table:table-cell office:value-type="float" office:value="14.39537" table:style-name="ce1">
            <text:p>14.39537</text:p>
          </table:table-cell>
          <table:table-cell office:value-type="float" office:value="9.0531825" table:style-name="ce1">
            <text:p>9.0531825</text:p>
          </table:table-cell>
          <table:table-cell office:value-type="float" office:value="8.07457" table:style-name="ce1">
            <text:p>8.07457</text:p>
          </table:table-cell>
          <table:table-cell office:value-type="float" office:value="3.72124505057399" table:style-name="ce1">
            <text:p>3.72124505057399</text:p>
          </table:table-cell>
          <table:table-cell office:value-type="float" office:value="8" table:style-name="ce1">
            <text:p>8</text:p>
          </table:table-cell>
          <table:table-cell office:value-type="float" office:value="10.65947" table:style-name="ce1">
            <text:p>10.65947</text:p>
          </table:table-cell>
          <table:table-cell office:value-type="float" office:value="15.63079" table:style-name="ce1">
            <text:p>15.63079</text:p>
          </table:table-cell>
          <table:table-cell office:value-type="float" office:value="12.79084875" table:style-name="ce1">
            <text:p>12.79084875</text:p>
          </table:table-cell>
          <table:table-cell office:value-type="float" office:value="12.42985" table:style-name="ce1">
            <text:p>12.42985</text:p>
          </table:table-cell>
          <table:table-cell office:value-type="float" office:value="1.99846822157398" table:style-name="ce1">
            <text:p>1.99846822157398</text:p>
          </table:table-cell>
          <table:table-cell office:value-type="float" office:value="8" table:style-name="ce1">
            <text:p>8</text:p>
          </table:table-cell>
          <table:table-cell office:value-type="float" office:value="16.59623" table:style-name="ce1">
            <text:p>16.59623</text:p>
          </table:table-cell>
          <table:table-cell office:value-type="float" office:value="27.54464" table:style-name="ce1">
            <text:p>27.54464</text:p>
          </table:table-cell>
          <table:table-cell office:value-type="float" office:value="21.84403125" table:style-name="ce1">
            <text:p>21.84403125</text:p>
          </table:table-cell>
          <table:table-cell office:value-type="float" office:value="21.57906" table:style-name="ce1">
            <text:p>21.57906</text:p>
          </table:table-cell>
          <table:table-cell office:value-type="float" office:value="4.10575082337806" table:style-name="ce1">
            <text:p>4.10575082337806</text:p>
          </table:table-cell>
          <table:table-cell office:value-type="float" office:value="8" table:style-name="ce1">
            <text:p>8</text:p>
          </table:table-cell>
          <table:table-cell office:value-type="float" office:value="1.647985467" table:style-name="ce1">
            <text:p>1.647985467</text:p>
          </table:table-cell>
          <table:table-cell office:value-type="float" office:value="3.084698468" table:style-name="ce1">
            <text:p>3.084698468</text:p>
          </table:table-cell>
          <table:table-cell office:value-type="float" office:value="2.3760262625" table:style-name="ce1">
            <text:p>2.3760262625</text:p>
          </table:table-cell>
          <table:table-cell office:value-type="float" office:value="2.386308165" table:style-name="ce1">
            <text:p>2.386308165</text:p>
          </table:table-cell>
          <table:table-cell office:value-type="float" office:value="0.579874245639799" table:style-name="ce1">
            <text:p>0.579874245639799</text:p>
          </table:table-cell>
          <table:table-cell office:value-type="float" office:value="8" table:style-name="ce1">
            <text:p>8</text:p>
          </table:table-cell>
          <table:table-cell office:value-type="float" office:value="0.1093545889" table:style-name="ce1">
            <text:p>0.1093545889</text:p>
          </table:table-cell>
          <table:table-cell office:value-type="float" office:value="0.9268388669" table:style-name="ce1">
            <text:p>0.9268388669</text:p>
          </table:table-cell>
          <table:table-cell office:value-type="float" office:value="0.4056526684125" table:style-name="ce1">
            <text:p>0.4056526684125</text:p>
          </table:table-cell>
          <table:table-cell office:value-type="float" office:value="0.31552932515" table:style-name="ce1">
            <text:p>0.31552932515</text:p>
          </table:table-cell>
          <table:table-cell office:value-type="float" office:value="0.305401158497702" table:style-name="ce1">
            <text:p>0.305401158497702</text:p>
          </table:table-cell>
          <table:table-cell office:value-type="float" office:value="8" table:style-name="ce1">
            <text:p>8</text:p>
          </table:table-cell>
          <table:table-cell office:value-type="float" office:value="2.450628004" table:style-name="ce1">
            <text:p>2.450628004</text:p>
          </table:table-cell>
          <table:table-cell office:value-type="float" office:value="5.168281251" table:style-name="ce1">
            <text:p>5.168281251</text:p>
          </table:table-cell>
          <table:table-cell office:value-type="float" office:value="3.7437590365" table:style-name="ce1">
            <text:p>3.7437590365</text:p>
          </table:table-cell>
          <table:table-cell office:value-type="float" office:value="3.6882495505" table:style-name="ce1">
            <text:p>3.6882495505</text:p>
          </table:table-cell>
          <table:table-cell office:value-type="float" office:value="1.09556754655584" table:style-name="ce1">
            <text:p>1.09556754655584</text:p>
          </table:table-cell>
          <table:table-cell office:value-type="float" office:value="8" table:style-name="ce1">
            <text:p>8</text:p>
          </table:table-cell>
          <table:table-cell office:value-type="float" office:value="4.856791578" table:style-name="ce1">
            <text:p>4.856791578</text:p>
          </table:table-cell>
          <table:table-cell office:value-type="float" office:value="7.979955774" table:style-name="ce1">
            <text:p>7.979955774</text:p>
          </table:table-cell>
          <table:table-cell office:value-type="float" office:value="6.31916645325" table:style-name="ce1">
            <text:p>6.31916645325</text:p>
          </table:table-cell>
          <table:table-cell office:value-type="float" office:value="6.223642457" table:style-name="ce1">
            <text:p>6.223642457</text:p>
          </table:table-cell>
          <table:table-cell office:value-type="float" office:value="1.17031574381603" table:style-name="ce1">
            <text:p>1.17031574381603</text:p>
          </table:table-cell>
          <table:table-cell office:value-type="float" office:value="8" table:style-name="ce1">
            <text:p>8</text:p>
          </table:table-cell>
          <table:table-cell office:value-type="float" office:value="62.84931181" table:style-name="ce1">
            <text:p>62.84931181</text:p>
          </table:table-cell>
          <table:table-cell office:value-type="float" office:value="73.45216492" table:style-name="ce1">
            <text:p>73.45216492</text:p>
          </table:table-cell>
          <table:table-cell office:value-type="float" office:value="67.4755837475" table:style-name="ce1">
            <text:p>67.4755837475</text:p>
          </table:table-cell>
          <table:table-cell office:value-type="float" office:value="66.82246495" table:style-name="ce1">
            <text:p>66.82246495</text:p>
          </table:table-cell>
          <table:table-cell office:value-type="float" office:value="4.19890464435661" table:style-name="ce1">
            <text:p>4.19890464435661</text:p>
          </table:table-cell>
          <table:table-cell office:value-type="float" office:value="8" table:style-name="ce1">
            <text:p>8</text:p>
          </table:table-cell>
          <table:table-cell office:value-type="float" office:value="0.2331894867" table:style-name="ce1">
            <text:p>0.2331894867</text:p>
          </table:table-cell>
          <table:table-cell office:value-type="float" office:value="0.4186016431" table:style-name="ce1">
            <text:p>0.4186016431</text:p>
          </table:table-cell>
          <table:table-cell office:value-type="float" office:value="0.3085730306625" table:style-name="ce1">
            <text:p>0.3085730306625</text:p>
          </table:table-cell>
          <table:table-cell office:value-type="float" office:value="0.289699503" table:style-name="ce1">
            <text:p>0.289699503</text:p>
          </table:table-cell>
          <table:table-cell office:value-type="float" office:value="0.0779576712741919" table:style-name="ce1">
            <text:p>0.0779576712741919</text:p>
          </table:table-cell>
          <table:table-cell office:value-type="float" office:value="8" table:style-name="ce1">
            <text:p>8</text:p>
          </table:table-cell>
          <table:table-cell office:value-type="float" office:value="12.74976274" table:style-name="ce1">
            <text:p>12.74976274</text:p>
          </table:table-cell>
          <table:table-cell office:value-type="float" office:value="100.9900074" table:style-name="ce1">
            <text:p>100.9900074</text:p>
          </table:table-cell>
          <table:table-cell office:value-type="float" office:value="72.09103647625" table:style-name="ce1">
            <text:p>72.09103647625</text:p>
          </table:table-cell>
          <table:table-cell office:value-type="float" office:value="87.372569785" table:style-name="ce1">
            <text:p>87.372569785</text:p>
          </table:table-cell>
          <table:table-cell office:value-type="float" office:value="37.5614463333495" table:style-name="ce1">
            <text:p>37.5614463333495</text:p>
          </table:table-cell>
          <table:table-cell office:value-type="float" office:value="8" table:style-name="ce1">
            <text:p>8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.2002652466" table:style-name="ce1">
            <text:p>0.2002652466</text:p>
          </table:table-cell>
          <table:table-cell office:value-type="float" office:value="0.2766600805" table:style-name="ce1">
            <text:p>0.2766600805</text:p>
          </table:table-cell>
          <table:table-cell office:value-type="float" office:value="0.2379718829125" table:style-name="ce1">
            <text:p>0.2379718829125</text:p>
          </table:table-cell>
          <table:table-cell office:value-type="float" office:value="0.23715314305" table:style-name="ce1">
            <text:p>0.23715314305</text:p>
          </table:table-cell>
          <table:table-cell office:value-type="float" office:value="0.0304402240964523" table:style-name="ce1">
            <text:p>0.0304402240964523</text:p>
          </table:table-cell>
          <table:table-cell office:value-type="float" office:value="8" table:style-name="ce1">
            <text:p>8</text:p>
          </table:table-cell>
          <table:table-cell office:value-type="float" office:value="1.89943756" table:style-name="ce1">
            <text:p>1.89943756</text:p>
          </table:table-cell>
          <table:table-cell office:value-type="float" office:value="3.494423899" table:style-name="ce1">
            <text:p>3.494423899</text:p>
          </table:table-cell>
          <table:table-cell office:value-type="float" office:value="2.664373515" table:style-name="ce1">
            <text:p>2.664373515</text:p>
          </table:table-cell>
          <table:table-cell office:value-type="float" office:value="2.6272127635" table:style-name="ce1">
            <text:p>2.6272127635</text:p>
          </table:table-cell>
          <table:table-cell office:value-type="float" office:value="0.636486291883965" table:style-name="ce1">
            <text:p>0.636486291883965</text:p>
          </table:table-cell>
          <table:table-cell office:value-type="float" office:value="8" table:style-name="ce1">
            <text:p>8</text:p>
          </table:table-cell>
          <table:table-cell office:value-type="float" office:value="0.07391615818" table:style-name="ce1">
            <text:p>0.07391615818</text:p>
          </table:table-cell>
          <table:table-cell office:value-type="float" office:value="0.2003464574" table:style-name="ce1">
            <text:p>0.2003464574</text:p>
          </table:table-cell>
          <table:table-cell office:value-type="float" office:value="0.13225923144625" table:style-name="ce1">
            <text:p>0.13225923144625</text:p>
          </table:table-cell>
          <table:table-cell office:value-type="float" office:value="0.127359752855" table:style-name="ce1">
            <text:p>0.127359752855</text:p>
          </table:table-cell>
          <table:table-cell office:value-type="float" office:value="0.0599077819107159" table:style-name="ce1">
            <text:p>0.0599077819107159</text:p>
          </table:table-cell>
          <table:table-cell office:value-type="float" office:value="8" table:style-name="ce1">
            <text:p>8</text:p>
          </table:table-cell>
          <table:table-cell office:value-type="float" office:value="2.524542744" table:style-name="ce1">
            <text:p>2.524542744</text:p>
          </table:table-cell>
          <table:table-cell office:value-type="float" office:value="5.368628673" table:style-name="ce1">
            <text:p>5.368628673</text:p>
          </table:table-cell>
          <table:table-cell office:value-type="float" office:value="3.876016256125" table:style-name="ce1">
            <text:p>3.876016256125</text:p>
          </table:table-cell>
          <table:table-cell office:value-type="float" office:value="3.814652997" table:style-name="ce1">
            <text:p>3.814652997</text:p>
          </table:table-cell>
          <table:table-cell office:value-type="float" office:value="1.15323296540599" table:style-name="ce1">
            <text:p>1.15323296540599</text:p>
          </table:table-cell>
          <table:table-cell office:value-type="float" office:value="8" table:style-name="ce1">
            <text:p>8</text:p>
          </table:table-cell>
          <table:table-cell office:value-type="float" office:value="0.07391615818" table:style-name="ce1">
            <text:p>0.07391615818</text:p>
          </table:table-cell>
          <table:table-cell office:value-type="float" office:value="0.2003464574" table:style-name="ce1">
            <text:p>0.2003464574</text:p>
          </table:table-cell>
          <table:table-cell office:value-type="float" office:value="0.13225923144625" table:style-name="ce1">
            <text:p>0.13225923144625</text:p>
          </table:table-cell>
          <table:table-cell office:value-type="float" office:value="0.127359752855" table:style-name="ce1">
            <text:p>0.127359752855</text:p>
          </table:table-cell>
          <table:table-cell office:value-type="float" office:value="0.0599077819107159" table:style-name="ce1">
            <text:p>0.0599077819107159</text:p>
          </table:table-cell>
          <table:table-cell office:value-type="float" office:value="8" table:style-name="ce1">
            <text:p>8</text:p>
          </table:table-cell>
          <table:table-cell office:value-type="float" office:value="1.883375823" table:style-name="ce1">
            <text:p>1.883375823</text:p>
          </table:table-cell>
          <table:table-cell office:value-type="float" office:value="3.381427106" table:style-name="ce1">
            <text:p>3.381427106</text:p>
          </table:table-cell>
          <table:table-cell office:value-type="float" office:value="2.6704535775" table:style-name="ce1">
            <text:p>2.6704535775</text:p>
          </table:table-cell>
          <table:table-cell office:value-type="float" office:value="2.7110447015" table:style-name="ce1">
            <text:p>2.7110447015</text:p>
          </table:table-cell>
          <table:table-cell office:value-type="float" office:value="0.593496784298969" table:style-name="ce1">
            <text:p>0.593496784298969</text:p>
          </table:table-cell>
          <table:table-cell office:value-type="float" office:value="8" table:style-name="ce1">
            <text:p>8</text:p>
          </table:table-cell>
          <table:table-cell office:value-type="float" office:value="2.231824177" table:style-name="ce1">
            <text:p>2.231824177</text:p>
          </table:table-cell>
          <table:table-cell office:value-type="float" office:value="4.928102894" table:style-name="ce1">
            <text:p>4.928102894</text:p>
          </table:table-cell>
          <table:table-cell office:value-type="float" office:value="3.5148264225" table:style-name="ce1">
            <text:p>3.5148264225</text:p>
          </table:table-cell>
          <table:table-cell office:value-type="float" office:value="3.4590243235" table:style-name="ce1">
            <text:p>3.4590243235</text:p>
          </table:table-cell>
          <table:table-cell office:value-type="float" office:value="1.10258824487783" table:style-name="ce1">
            <text:p>1.10258824487783</text:p>
          </table:table-cell>
          <table:table-cell office:value-type="float" office:value="8" table:style-name="ce1">
            <text:p>8</text:p>
          </table:table-cell>
          <table:table-cell office:value-type="float" office:value="0.2927185666" table:style-name="ce1">
            <text:p>0.2927185666</text:p>
          </table:table-cell>
          <table:table-cell office:value-type="float" office:value="0.4415905252" table:style-name="ce1">
            <text:p>0.4415905252</text:p>
          </table:table-cell>
          <table:table-cell office:value-type="float" office:value="0.3611898336625" table:style-name="ce1">
            <text:p>0.3611898336625</text:p>
          </table:table-cell>
          <table:table-cell office:value-type="float" office:value="0.3549831233" table:style-name="ce1">
            <text:p>0.3549831233</text:p>
          </table:table-cell>
          <table:table-cell office:value-type="float" office:value="0.0563060961393732" table:style-name="ce1">
            <text:p>0.0563060961393732</text:p>
          </table:table-cell>
          <table:table-cell office:value-type="float" office:value="8" table:style-name="ce1">
            <text:p>8</text:p>
          </table:table-cell>
          <table:table-cell office:value-type="float" office:value="10.96304" table:style-name="ce1">
            <text:p>10.96304</text:p>
          </table:table-cell>
          <table:table-cell office:value-type="float" office:value="28.57209" table:style-name="ce1">
            <text:p>28.57209</text:p>
          </table:table-cell>
          <table:table-cell office:value-type="float" office:value="19.4155040625" table:style-name="ce1">
            <text:p>19.4155040625</text:p>
          </table:table-cell>
          <table:table-cell office:value-type="float" office:value="19.258285" table:style-name="ce1">
            <text:p>19.258285</text:p>
          </table:table-cell>
          <table:table-cell office:value-type="float" office:value="6.97425698812706" table:style-name="ce1">
            <text:p>6.97425698812706</text:p>
          </table:table-cell>
          <table:table-cell office:value-type="float" office:value="8" table:style-name="ce1">
            <text:p>8</text:p>
          </table:table-cell>
          <table:table-cell office:value-type="float" office:value="2.345173854" table:style-name="ce1">
            <text:p>2.345173854</text:p>
          </table:table-cell>
          <table:table-cell office:value-type="float" office:value="12.40824217" table:style-name="ce1">
            <text:p>12.40824217</text:p>
          </table:table-cell>
          <table:table-cell office:value-type="float" office:value="6.493120445125" table:style-name="ce1">
            <text:p>6.493120445125</text:p>
          </table:table-cell>
          <table:table-cell office:value-type="float" office:value="5.641125916" table:style-name="ce1">
            <text:p>5.641125916</text:p>
          </table:table-cell>
          <table:table-cell office:value-type="float" office:value="4.42257845652398" table:style-name="ce1">
            <text:p>4.42257845652398</text:p>
          </table:table-cell>
          <table:table-cell office:value-type="float" office:value="8" table:style-name="ce1">
            <text:p>8</text:p>
          </table:table-cell>
          <table:table-cell office:value-type="float" office:value="1006.936913" table:style-name="ce1">
            <text:p>1006.936913</text:p>
          </table:table-cell>
          <table:table-cell office:value-type="float" office:value="1406.827583" table:style-name="ce1">
            <text:p>1406.827583</text:p>
          </table:table-cell>
          <table:table-cell office:value-type="float" office:value="1197.797871125" table:style-name="ce1">
            <text:p>1197.797871125</text:p>
          </table:table-cell>
          <table:table-cell office:value-type="float" office:value="1189.2117875" table:style-name="ce1">
            <text:p>1189.2117875</text:p>
          </table:table-cell>
          <table:table-cell office:value-type="float" office:value="177.111093998337" table:style-name="ce1">
            <text:p>177.111093998337</text:p>
          </table:table-cell>
          <table:table-cell office:value-type="float" office:value="8" table:style-name="ce1">
            <text:p>8</text:p>
          </table:table-cell>
          <table:table-cell office:value-type="float" office:value="12.75424079" table:style-name="ce1">
            <text:p>12.75424079</text:p>
          </table:table-cell>
          <table:table-cell office:value-type="float" office:value="90.01722936" table:style-name="ce1">
            <text:p>90.01722936</text:p>
          </table:table-cell>
          <table:table-cell office:value-type="float" office:value="70.68790532875" table:style-name="ce1">
            <text:p>70.68790532875</text:p>
          </table:table-cell>
          <table:table-cell office:value-type="float" office:value="89.989501465" table:style-name="ce1">
            <text:p>89.989501465</text:p>
          </table:table-cell>
          <table:table-cell office:value-type="float" office:value="35.7556283900054" table:style-name="ce1">
            <text:p>35.7556283900054</text:p>
          </table:table-cell>
          <table:table-cell office:value-type="float" office:value="8" table:style-name="ce1">
            <text:p>8</text:p>
          </table:table-cell>
          <table:table-cell office:value-type="float" office:value="37.00673242" table:style-name="ce1">
            <text:p>37.00673242</text:p>
          </table:table-cell>
          <table:table-cell office:value-type="float" office:value="95.68103018" table:style-name="ce1">
            <text:p>95.68103018</text:p>
          </table:table-cell>
          <table:table-cell office:value-type="float" office:value="64.928240385" table:style-name="ce1">
            <text:p>64.928240385</text:p>
          </table:table-cell>
          <table:table-cell office:value-type="float" office:value="63.51315538" table:style-name="ce1">
            <text:p>63.51315538</text:p>
          </table:table-cell>
          <table:table-cell office:value-type="float" office:value="29.9139388888952" table:style-name="ce1">
            <text:p>29.9139388888952</text:p>
          </table:table-cell>
          <table:table-cell office:value-type="float" office:value="8" table:style-name="ce1">
            <text:p>8</text:p>
          </table:table-cell>
          <table:table-cell office:value-type="float" office:value="0.02709485512" table:style-name="ce1">
            <text:p>0.02709485512</text:p>
          </table:table-cell>
          <table:table-cell office:value-type="float" office:value="142.9866956" table:style-name="ce1">
            <text:p>142.9866956</text:p>
          </table:table-cell>
          <table:table-cell office:value-type="float" office:value="72.27764384439" table:style-name="ce1">
            <text:p>72.27764384439</text:p>
          </table:table-cell>
          <table:table-cell office:value-type="float" office:value="68.92360682" table:style-name="ce1">
            <text:p>68.92360682</text:p>
          </table:table-cell>
          <table:table-cell office:value-type="float" office:value="56.3610354626332" table:style-name="ce1">
            <text:p>56.3610354626332</text:p>
          </table:table-cell>
          <table:table-cell office:value-type="float" office:value="8" table:style-name="ce1">
            <text:p>8</text:p>
          </table:table-cell>
          <table:table-cell office:value-type="float" office:value="33.1170089" table:style-name="ce1">
            <text:p>33.1170089</text:p>
          </table:table-cell>
          <table:table-cell office:value-type="float" office:value="83.43887241" table:style-name="ce1">
            <text:p>83.43887241</text:p>
          </table:table-cell>
          <table:table-cell office:value-type="float" office:value="52.40934713" table:style-name="ce1">
            <text:p>52.40934713</text:p>
          </table:table-cell>
          <table:table-cell office:value-type="float" office:value="46.68546651" table:style-name="ce1">
            <text:p>46.68546651</text:p>
          </table:table-cell>
          <table:table-cell office:value-type="float" office:value="20.1901552689484" table:style-name="ce1">
            <text:p>20.1901552689484</text:p>
          </table:table-cell>
          <table:table-cell office:value-type="float" office:value="8" table:style-name="ce1">
            <text:p>8</text:p>
          </table:table-cell>
          <table:table-cell office:value-type="float" office:value="0.0008929955706" table:style-name="ce1">
            <text:p>0.0008929955706</text:p>
          </table:table-cell>
          <table:table-cell office:value-type="float" office:value="0.002344660376" table:style-name="ce1">
            <text:p>0.002344660376</text:p>
          </table:table-cell>
          <table:table-cell office:value-type="float" office:value="0.0014101042602375" table:style-name="ce1">
            <text:p>0.0014101042602375</text:p>
          </table:table-cell>
          <table:table-cell office:value-type="float" office:value="0.0012041891615" table:style-name="ce1">
            <text:p>0.0012041891615</text:p>
          </table:table-cell>
          <table:table-cell office:value-type="float" office:value="0.000599957599966109" table:style-name="ce1">
            <text:p>0.000599957599966109</text:p>
          </table:table-cell>
          <table:table-cell office:value-type="float" office:value="8" table:style-name="ce1">
            <text:p>8</text:p>
          </table:table-cell>
          <table:table-cell office:value-type="float" office:value="0.01666822952" table:style-name="ce1">
            <text:p>0.01666822952</text:p>
          </table:table-cell>
          <table:table-cell office:value-type="float" office:value="0.01808038417" table:style-name="ce1">
            <text:p>0.01808038417</text:p>
          </table:table-cell>
          <table:table-cell office:value-type="float" office:value="0.01730300723875" table:style-name="ce1">
            <text:p>0.01730300723875</text:p>
          </table:table-cell>
          <table:table-cell office:value-type="float" office:value="0.017230836835" table:style-name="ce1">
            <text:p>0.017230836835</text:p>
          </table:table-cell>
          <table:table-cell office:value-type="float" office:value="0.000550555337658893" table:style-name="ce1">
            <text:p>0.000550555337658893</text:p>
          </table:table-cell>
          <table:table-cell office:value-type="float" office:value="8" table:style-name="ce1">
            <text:p>8</text:p>
          </table:table-cell>
          <table:table-cell office:value-type="float" office:value="3.736604071" table:style-name="ce1">
            <text:p>3.736604071</text:p>
          </table:table-cell>
          <table:table-cell office:value-type="float" office:value="11.01180027" table:style-name="ce1">
            <text:p>11.01180027</text:p>
          </table:table-cell>
          <table:table-cell office:value-type="float" office:value="7.010093376125" table:style-name="ce1">
            <text:p>7.010093376125</text:p>
          </table:table-cell>
          <table:table-cell office:value-type="float" office:value="6.649236095" table:style-name="ce1">
            <text:p>6.649236095</text:p>
          </table:table-cell>
          <table:table-cell office:value-type="float" office:value="3.332135132524" table:style-name="ce1">
            <text:p>3.332135132524</text:p>
          </table:table-cell>
          <table:table-cell office:value-type="float" office:value="8" table:style-name="ce1">
            <text:p>8</text:p>
          </table:table-cell>
          <table:table-cell office:value-type="float" office:value="9.813006266" table:style-name="ce1">
            <text:p>9.813006266</text:p>
          </table:table-cell>
          <table:table-cell office:value-type="float" office:value="15.75280713" table:style-name="ce1">
            <text:p>15.75280713</text:p>
          </table:table-cell>
          <table:table-cell office:value-type="float" office:value="12.9576709595" table:style-name="ce1">
            <text:p>12.9576709595</text:p>
          </table:table-cell>
          <table:table-cell office:value-type="float" office:value="13.310466825" table:style-name="ce1">
            <text:p>13.310466825</text:p>
          </table:table-cell>
          <table:table-cell office:value-type="float" office:value="2.43103805505348" table:style-name="ce1">
            <text:p>2.43103805505348</text:p>
          </table:table-cell>
          <table:table-cell office:value-type="float" office:value="8" table:style-name="ce1">
            <text:p>8</text:p>
          </table:table-cell>
          <table:table-cell office:value-type="float" office:value="0.2989904031" table:style-name="ce1">
            <text:p>0.2989904031</text:p>
          </table:table-cell>
          <table:table-cell office:value-type="float" office:value="0.4306385625" table:style-name="ce1">
            <text:p>0.4306385625</text:p>
          </table:table-cell>
          <table:table-cell office:value-type="float" office:value="0.372128196525" table:style-name="ce1">
            <text:p>0.372128196525</text:p>
          </table:table-cell>
          <table:table-cell office:value-type="float" office:value="0.37583782335" table:style-name="ce1">
            <text:p>0.37583782335</text:p>
          </table:table-cell>
          <table:table-cell office:value-type="float" office:value="0.047639429509713" table:style-name="ce1">
            <text:p>0.047639429509713</text:p>
          </table:table-cell>
          <table:table-cell office:value-type="float" office:value="8" table:style-name="ce1">
            <text:p>8</text:p>
          </table:table-cell>
          <table:table-cell office:value-type="float" office:value="0.4044793089" table:style-name="ce1">
            <text:p>0.4044793089</text:p>
          </table:table-cell>
          <table:table-cell office:value-type="float" office:value="0.6030340669" table:style-name="ce1">
            <text:p>0.6030340669</text:p>
          </table:table-cell>
          <table:table-cell office:value-type="float" office:value="0.4982186155875" table:style-name="ce1">
            <text:p>0.4982186155875</text:p>
          </table:table-cell>
          <table:table-cell office:value-type="float" office:value="0.4975453309" table:style-name="ce1">
            <text:p>0.4975453309</text:p>
          </table:table-cell>
          <table:table-cell office:value-type="float" office:value="0.070477149635057" table:style-name="ce1">
            <text:p>0.070477149635057</text:p>
          </table:table-cell>
        </table:table-row>
        <table:table-row table:style-name="ro1">
          <table:table-cell office:value-type="string" table:style-name="ce1">
            <text:p>20x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10-20%</text:p>
          </table:table-cell>
          <table:table-cell office:value-type="float" office:value="4" table:style-name="ce1">
            <text:p>4</text:p>
          </table:table-cell>
          <table:table-cell office:value-type="float" office:value="10.57588465" table:style-name="ce1">
            <text:p>10.57588465</text:p>
          </table:table-cell>
          <table:table-cell office:value-type="float" office:value="13.56545841" table:style-name="ce1">
            <text:p>13.56545841</text:p>
          </table:table-cell>
          <table:table-cell office:value-type="float" office:value="11.4995799325" table:style-name="ce1">
            <text:p>11.4995799325</text:p>
          </table:table-cell>
          <table:table-cell office:value-type="float" office:value="10.928488335" table:style-name="ce1">
            <text:p>10.928488335</text:p>
          </table:table-cell>
          <table:table-cell office:value-type="float" office:value="1.38737132983515" table:style-name="ce1">
            <text:p>1.38737132983515</text:p>
          </table:table-cell>
          <table:table-cell office:value-type="float" office:value="4" table:style-name="ce1">
            <text:p>4</text:p>
          </table:table-cell>
          <table:table-cell office:value-type="float" office:value="2.657942176" table:style-name="ce1">
            <text:p>2.657942176</text:p>
          </table:table-cell>
          <table:table-cell office:value-type="float" office:value="6.465205207" table:style-name="ce1">
            <text:p>6.465205207</text:p>
          </table:table-cell>
          <table:table-cell office:value-type="float" office:value="4.57694823775" table:style-name="ce1">
            <text:p>4.57694823775</text:p>
          </table:table-cell>
          <table:table-cell office:value-type="float" office:value="4.592322784" table:style-name="ce1">
            <text:p>4.592322784</text:p>
          </table:table-cell>
          <table:table-cell office:value-type="float" office:value="2.17539397230572" table:style-name="ce1">
            <text:p>2.17539397230572</text:p>
          </table:table-cell>
          <table:table-cell office:value-type="float" office:value="4" table:style-name="ce1">
            <text:p>4</text:p>
          </table:table-cell>
          <table:table-cell office:value-type="float" office:value="-0.5295357461" table:style-name="ce1">
            <text:p>-0.5295357461</text:p>
          </table:table-cell>
          <table:table-cell office:value-type="float" office:value="0.2645262961" table:style-name="ce1">
            <text:p>0.2645262961</text:p>
          </table:table-cell>
          <table:table-cell office:value-type="float" office:value="-0.12151729345" table:style-name="ce1">
            <text:p>-0.12151729345</text:p>
          </table:table-cell>
          <table:table-cell office:value-type="float" office:value="-0.1105298619" table:style-name="ce1">
            <text:p>-0.1105298619</text:p>
          </table:table-cell>
          <table:table-cell office:value-type="float" office:value="0.444758086781954" table:style-name="ce1">
            <text:p>0.444758086781954</text:p>
          </table:table-cell>
          <table:table-cell office:value-type="float" office:value="4" table:style-name="ce1">
            <text:p>4</text:p>
          </table:table-cell>
          <table:table-cell office:value-type="float" office:value="2.971390845" table:style-name="ce1">
            <text:p>2.971390845</text:p>
          </table:table-cell>
          <table:table-cell office:value-type="float" office:value="3.287148587" table:style-name="ce1">
            <text:p>3.287148587</text:p>
          </table:table-cell>
          <table:table-cell office:value-type="float" office:value="3.13709059175" table:style-name="ce1">
            <text:p>3.13709059175</text:p>
          </table:table-cell>
          <table:table-cell office:value-type="float" office:value="3.1449114675" table:style-name="ce1">
            <text:p>3.1449114675</text:p>
          </table:table-cell>
          <table:table-cell office:value-type="float" office:value="0.173428727761138" table:style-name="ce1">
            <text:p>0.173428727761138</text:p>
          </table:table-cell>
          <table:table-cell office:value-type="float" office:value="4" table:style-name="ce1">
            <text:p>4</text:p>
          </table:table-cell>
          <table:table-cell office:value-type="float" office:value="6.10356" table:style-name="ce1">
            <text:p>6.10356</text:p>
          </table:table-cell>
          <table:table-cell office:value-type="float" office:value="18.474506" table:style-name="ce1">
            <text:p>18.474506</text:p>
          </table:table-cell>
          <table:table-cell office:value-type="float" office:value="12.2927965" table:style-name="ce1">
            <text:p>12.2927965</text:p>
          </table:table-cell>
          <table:table-cell office:value-type="float" office:value="12.29656" table:style-name="ce1">
            <text:p>12.29656</text:p>
          </table:table-cell>
          <table:table-cell office:value-type="float" office:value="7.13726087449957" table:style-name="ce1">
            <text:p>7.13726087449957</text:p>
          </table:table-cell>
          <table:table-cell office:value-type="float" office:value="4" table:style-name="ce1">
            <text:p>4</text:p>
          </table:table-cell>
          <table:table-cell office:value-type="float" office:value="10.23027" table:style-name="ce1">
            <text:p>10.23027</text:p>
          </table:table-cell>
          <table:table-cell office:value-type="float" office:value="29.295038" table:style-name="ce1">
            <text:p>29.295038</text:p>
          </table:table-cell>
          <table:table-cell office:value-type="float" office:value="19.766332" table:style-name="ce1">
            <text:p>19.766332</text:p>
          </table:table-cell>
          <table:table-cell office:value-type="float" office:value="19.77001" table:style-name="ce1">
            <text:p>19.77001</text:p>
          </table:table-cell>
          <table:table-cell office:value-type="float" office:value="11.0022276295825" table:style-name="ce1">
            <text:p>11.0022276295825</text:p>
          </table:table-cell>
          <table:table-cell office:value-type="float" office:value="4" table:style-name="ce1">
            <text:p>4</text:p>
          </table:table-cell>
          <table:table-cell office:value-type="float" office:value="16.34954" table:style-name="ce1">
            <text:p>16.34954</text:p>
          </table:table-cell>
          <table:table-cell office:value-type="float" office:value="47.769544" table:style-name="ce1">
            <text:p>47.769544</text:p>
          </table:table-cell>
          <table:table-cell office:value-type="float" office:value="32.0591285" table:style-name="ce1">
            <text:p>32.0591285</text:p>
          </table:table-cell>
          <table:table-cell office:value-type="float" office:value="32.058715" table:style-name="ce1">
            <text:p>32.058715</text:p>
          </table:table-cell>
          <table:table-cell office:value-type="float" office:value="18.1394835008606" table:style-name="ce1">
            <text:p>18.1394835008606</text:p>
          </table:table-cell>
          <table:table-cell office:value-type="float" office:value="4" table:style-name="ce1">
            <text:p>4</text:p>
          </table:table-cell>
          <table:table-cell office:value-type="float" office:value="2.150281591" table:style-name="ce1">
            <text:p>2.150281591</text:p>
          </table:table-cell>
          <table:table-cell office:value-type="float" office:value="5.047660774" table:style-name="ce1">
            <text:p>5.047660774</text:p>
          </table:table-cell>
          <table:table-cell office:value-type="float" office:value="3.61111775875" table:style-name="ce1">
            <text:p>3.61111775875</text:p>
          </table:table-cell>
          <table:table-cell office:value-type="float" office:value="3.623264335" table:style-name="ce1">
            <text:p>3.623264335</text:p>
          </table:table-cell>
          <table:table-cell office:value-type="float" office:value="1.6544537178035" table:style-name="ce1">
            <text:p>1.6544537178035</text:p>
          </table:table-cell>
          <table:table-cell office:value-type="float" office:value="4" table:style-name="ce1">
            <text:p>4</text:p>
          </table:table-cell>
          <table:table-cell office:value-type="float" office:value="0.2676131414" table:style-name="ce1">
            <text:p>0.2676131414</text:p>
          </table:table-cell>
          <table:table-cell office:value-type="float" office:value="0.8068488126" table:style-name="ce1">
            <text:p>0.8068488126</text:p>
          </table:table-cell>
          <table:table-cell office:value-type="float" office:value="0.521177136275" table:style-name="ce1">
            <text:p>0.521177136275</text:p>
          </table:table-cell>
          <table:table-cell office:value-type="float" office:value="0.50512329555" table:style-name="ce1">
            <text:p>0.50512329555</text:p>
          </table:table-cell>
          <table:table-cell office:value-type="float" office:value="0.292311524333284" table:style-name="ce1">
            <text:p>0.292311524333284</text:p>
          </table:table-cell>
          <table:table-cell office:value-type="float" office:value="4" table:style-name="ce1">
            <text:p>4</text:p>
          </table:table-cell>
          <table:table-cell office:value-type="float" office:value="3.229425188" table:style-name="ce1">
            <text:p>3.229425188</text:p>
          </table:table-cell>
          <table:table-cell office:value-type="float" office:value="8.810596442" table:style-name="ce1">
            <text:p>8.810596442</text:p>
          </table:table-cell>
          <table:table-cell office:value-type="float" office:value="6.03041969175" table:style-name="ce1">
            <text:p>6.03041969175</text:p>
          </table:table-cell>
          <table:table-cell office:value-type="float" office:value="6.0408285685" table:style-name="ce1">
            <text:p>6.0408285685</text:p>
          </table:table-cell>
          <table:table-cell office:value-type="float" office:value="3.20042576675226" table:style-name="ce1">
            <text:p>3.20042576675226</text:p>
          </table:table-cell>
          <table:table-cell office:value-type="float" office:value="4" table:style-name="ce1">
            <text:p>4</text:p>
          </table:table-cell>
          <table:table-cell office:value-type="float" office:value="6.091423758" table:style-name="ce1">
            <text:p>6.091423758</text:p>
          </table:table-cell>
          <table:table-cell office:value-type="float" office:value="10.64835366" table:style-name="ce1">
            <text:p>10.64835366</text:p>
          </table:table-cell>
          <table:table-cell office:value-type="float" office:value="8.45109130025" table:style-name="ce1">
            <text:p>8.45109130025</text:p>
          </table:table-cell>
          <table:table-cell office:value-type="float" office:value="8.5322938915" table:style-name="ce1">
            <text:p>8.5322938915</text:p>
          </table:table-cell>
          <table:table-cell office:value-type="float" office:value="2.53389571403503" table:style-name="ce1">
            <text:p>2.53389571403503</text:p>
          </table:table-cell>
          <table:table-cell office:value-type="float" office:value="4" table:style-name="ce1">
            <text:p>4</text:p>
          </table:table-cell>
          <table:table-cell office:value-type="float" office:value="59.30926011" table:style-name="ce1">
            <text:p>59.30926011</text:p>
          </table:table-cell>
          <table:table-cell office:value-type="float" office:value="71.36696198" table:style-name="ce1">
            <text:p>71.36696198</text:p>
          </table:table-cell>
          <table:table-cell office:value-type="float" office:value="65.7280295525" table:style-name="ce1">
            <text:p>65.7280295525</text:p>
          </table:table-cell>
          <table:table-cell office:value-type="float" office:value="66.11794806" table:style-name="ce1">
            <text:p>66.11794806</text:p>
          </table:table-cell>
          <table:table-cell office:value-type="float" office:value="6.51936317076292" table:style-name="ce1">
            <text:p>6.51936317076292</text:p>
          </table:table-cell>
          <table:table-cell office:value-type="float" office:value="4" table:style-name="ce1">
            <text:p>4</text:p>
          </table:table-cell>
          <table:table-cell office:value-type="float" office:value="0.2603727609" table:style-name="ce1">
            <text:p>0.2603727609</text:p>
          </table:table-cell>
          <table:table-cell office:value-type="float" office:value="0.4435970217" table:style-name="ce1">
            <text:p>0.4435970217</text:p>
          </table:table-cell>
          <table:table-cell office:value-type="float" office:value="0.35123363295" table:style-name="ce1">
            <text:p>0.35123363295</text:p>
          </table:table-cell>
          <table:table-cell office:value-type="float" office:value="0.3504823746" table:style-name="ce1">
            <text:p>0.3504823746</text:p>
          </table:table-cell>
          <table:table-cell office:value-type="float" office:value="0.104811014044363" table:style-name="ce1">
            <text:p>0.104811014044363</text:p>
          </table:table-cell>
          <table:table-cell office:value-type="float" office:value="4" table:style-name="ce1">
            <text:p>4</text:p>
          </table:table-cell>
          <table:table-cell office:value-type="float" office:value="30.7513144" table:style-name="ce1">
            <text:p>30.7513144</text:p>
          </table:table-cell>
          <table:table-cell office:value-type="float" office:value="126.0060618" table:style-name="ce1">
            <text:p>126.0060618</text:p>
          </table:table-cell>
          <table:table-cell office:value-type="float" office:value="78.689313835" table:style-name="ce1">
            <text:p>78.689313835</text:p>
          </table:table-cell>
          <table:table-cell office:value-type="float" office:value="78.99993957" table:style-name="ce1">
            <text:p>78.99993957</text:p>
          </table:table-cell>
          <table:table-cell office:value-type="float" office:value="54.6386645418745" table:style-name="ce1">
            <text:p>54.6386645418745</text:p>
          </table:table-cell>
          <table:table-cell office:value-type="float" office:value="4" table:style-name="ce1">
            <text:p>4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.2616203582" table:style-name="ce1">
            <text:p>0.2616203582</text:p>
          </table:table-cell>
          <table:table-cell office:value-type="float" office:value="0.3192632201" table:style-name="ce1">
            <text:p>0.3192632201</text:p>
          </table:table-cell>
          <table:table-cell office:value-type="float" office:value="0.29189248435" table:style-name="ce1">
            <text:p>0.29189248435</text:p>
          </table:table-cell>
          <table:table-cell office:value-type="float" office:value="0.29334317955" table:style-name="ce1">
            <text:p>0.29334317955</text:p>
          </table:table-cell>
          <table:table-cell office:value-type="float" office:value="0.0315333573096499" table:style-name="ce1">
            <text:p>0.0315333573096499</text:p>
          </table:table-cell>
          <table:table-cell office:value-type="float" office:value="4" table:style-name="ce1">
            <text:p>4</text:p>
          </table:table-cell>
          <table:table-cell office:value-type="float" office:value="3.235507333" table:style-name="ce1">
            <text:p>3.235507333</text:p>
          </table:table-cell>
          <table:table-cell office:value-type="float" office:value="4.548719961" table:style-name="ce1">
            <text:p>4.548719961</text:p>
          </table:table-cell>
          <table:table-cell office:value-type="float" office:value="3.9290460825" table:style-name="ce1">
            <text:p>3.9290460825</text:p>
          </table:table-cell>
          <table:table-cell office:value-type="float" office:value="3.965978518" table:style-name="ce1">
            <text:p>3.965978518</text:p>
          </table:table-cell>
          <table:table-cell office:value-type="float" office:value="0.715873581159006" table:style-name="ce1">
            <text:p>0.715873581159006</text:p>
          </table:table-cell>
          <table:table-cell office:value-type="float" office:value="4" table:style-name="ce1">
            <text:p>4</text:p>
          </table:table-cell>
          <table:table-cell office:value-type="float" office:value="0.07630640197" table:style-name="ce1">
            <text:p>0.07630640197</text:p>
          </table:table-cell>
          <table:table-cell office:value-type="float" office:value="0.3647981701" table:style-name="ce1">
            <text:p>0.3647981701</text:p>
          </table:table-cell>
          <table:table-cell office:value-type="float" office:value="0.2207119977425" table:style-name="ce1">
            <text:p>0.2207119977425</text:p>
          </table:table-cell>
          <table:table-cell office:value-type="float" office:value="0.22087170945" table:style-name="ce1">
            <text:p>0.22087170945</text:p>
          </table:table-cell>
          <table:table-cell office:value-type="float" office:value="0.166127657862732" table:style-name="ce1">
            <text:p>0.166127657862732</text:p>
          </table:table-cell>
          <table:table-cell office:value-type="float" office:value="4" table:style-name="ce1">
            <text:p>4</text:p>
          </table:table-cell>
          <table:table-cell office:value-type="float" office:value="3.306803751" table:style-name="ce1">
            <text:p>3.306803751</text:p>
          </table:table-cell>
          <table:table-cell office:value-type="float" office:value="9.174962772" table:style-name="ce1">
            <text:p>9.174962772</text:p>
          </table:table-cell>
          <table:table-cell office:value-type="float" office:value="6.2511329485" table:style-name="ce1">
            <text:p>6.2511329485</text:p>
          </table:table-cell>
          <table:table-cell office:value-type="float" office:value="6.2613826355" table:style-name="ce1">
            <text:p>6.2613826355</text:p>
          </table:table-cell>
          <table:table-cell office:value-type="float" office:value="3.36654302143822" table:style-name="ce1">
            <text:p>3.36654302143822</text:p>
          </table:table-cell>
          <table:table-cell office:value-type="float" office:value="4" table:style-name="ce1">
            <text:p>4</text:p>
          </table:table-cell>
          <table:table-cell office:value-type="float" office:value="0.07630640197" table:style-name="ce1">
            <text:p>0.07630640197</text:p>
          </table:table-cell>
          <table:table-cell office:value-type="float" office:value="0.3647981701" table:style-name="ce1">
            <text:p>0.3647981701</text:p>
          </table:table-cell>
          <table:table-cell office:value-type="float" office:value="0.2207119977425" table:style-name="ce1">
            <text:p>0.2207119977425</text:p>
          </table:table-cell>
          <table:table-cell office:value-type="float" office:value="0.22087170945" table:style-name="ce1">
            <text:p>0.22087170945</text:p>
          </table:table-cell>
          <table:table-cell office:value-type="float" office:value="0.166127657862732" table:style-name="ce1">
            <text:p>0.166127657862732</text:p>
          </table:table-cell>
          <table:table-cell office:value-type="float" office:value="4" table:style-name="ce1">
            <text:p>4</text:p>
          </table:table-cell>
          <table:table-cell office:value-type="float" office:value="2.473745122" table:style-name="ce1">
            <text:p>2.473745122</text:p>
          </table:table-cell>
          <table:table-cell office:value-type="float" office:value="5.568032296" table:style-name="ce1">
            <text:p>5.568032296</text:p>
          </table:table-cell>
          <table:table-cell office:value-type="float" office:value="4.03587869925" table:style-name="ce1">
            <text:p>4.03587869925</text:p>
          </table:table-cell>
          <table:table-cell office:value-type="float" office:value="4.0508686895" table:style-name="ce1">
            <text:p>4.0508686895</text:p>
          </table:table-cell>
          <table:table-cell office:value-type="float" office:value="1.76624913437959" table:style-name="ce1">
            <text:p>1.76624913437959</text:p>
          </table:table-cell>
          <table:table-cell office:value-type="float" office:value="4" table:style-name="ce1">
            <text:p>4</text:p>
          </table:table-cell>
          <table:table-cell office:value-type="float" office:value="2.950664878" table:style-name="ce1">
            <text:p>2.950664878</text:p>
          </table:table-cell>
          <table:table-cell office:value-type="float" office:value="8.530399704" table:style-name="ce1">
            <text:p>8.530399704</text:p>
          </table:table-cell>
          <table:table-cell office:value-type="float" office:value="5.74661030075" table:style-name="ce1">
            <text:p>5.74661030075</text:p>
          </table:table-cell>
          <table:table-cell office:value-type="float" office:value="5.7526883105" table:style-name="ce1">
            <text:p>5.7526883105</text:p>
          </table:table-cell>
          <table:table-cell office:value-type="float" office:value="3.20577014973786" table:style-name="ce1">
            <text:p>3.20577014973786</text:p>
          </table:table-cell>
          <table:table-cell office:value-type="float" office:value="4" table:style-name="ce1">
            <text:p>4</text:p>
          </table:table-cell>
          <table:table-cell office:value-type="float" office:value="0.3561388728" table:style-name="ce1">
            <text:p>0.3561388728</text:p>
          </table:table-cell>
          <table:table-cell office:value-type="float" office:value="0.6445630687" table:style-name="ce1">
            <text:p>0.6445630687</text:p>
          </table:table-cell>
          <table:table-cell office:value-type="float" office:value="0.504522647775" table:style-name="ce1">
            <text:p>0.504522647775</text:p>
          </table:table-cell>
          <table:table-cell office:value-type="float" office:value="0.5086943248" table:style-name="ce1">
            <text:p>0.5086943248</text:p>
          </table:table-cell>
          <table:table-cell office:value-type="float" office:value="0.160905988755881" table:style-name="ce1">
            <text:p>0.160905988755881</text:p>
          </table:table-cell>
          <table:table-cell office:value-type="float" office:value="4" table:style-name="ce1">
            <text:p>4</text:p>
          </table:table-cell>
          <table:table-cell office:value-type="float" office:value="14.27512" table:style-name="ce1">
            <text:p>14.27512</text:p>
          </table:table-cell>
          <table:table-cell office:value-type="float" office:value="44.900604" table:style-name="ce1">
            <text:p>44.900604</text:p>
          </table:table-cell>
          <table:table-cell office:value-type="float" office:value="29.55776175" table:style-name="ce1">
            <text:p>29.55776175</text:p>
          </table:table-cell>
          <table:table-cell office:value-type="float" office:value="29.5276615" table:style-name="ce1">
            <text:p>29.5276615</text:p>
          </table:table-cell>
          <table:table-cell office:value-type="float" office:value="17.4681776056368" table:style-name="ce1">
            <text:p>17.4681776056368</text:p>
          </table:table-cell>
          <table:table-cell office:value-type="float" office:value="4" table:style-name="ce1">
            <text:p>4</text:p>
          </table:table-cell>
          <table:table-cell office:value-type="float" office:value="5.002499045" table:style-name="ce1">
            <text:p>5.002499045</text:p>
          </table:table-cell>
          <table:table-cell office:value-type="float" office:value="17.02037803" table:style-name="ce1">
            <text:p>17.02037803</text:p>
          </table:table-cell>
          <table:table-cell office:value-type="float" office:value="11.06960186625" table:style-name="ce1">
            <text:p>11.06960186625</text:p>
          </table:table-cell>
          <table:table-cell office:value-type="float" office:value="11.127765195" table:style-name="ce1">
            <text:p>11.127765195</text:p>
          </table:table-cell>
          <table:table-cell office:value-type="float" office:value="6.8696393664285" table:style-name="ce1">
            <text:p>6.8696393664285</text:p>
          </table:table-cell>
          <table:table-cell office:value-type="float" office:value="4" table:style-name="ce1">
            <text:p>4</text:p>
          </table:table-cell>
          <table:table-cell office:value-type="float" office:value="1348.031432" table:style-name="ce1">
            <text:p>1348.031432</text:p>
          </table:table-cell>
          <table:table-cell office:value-type="float" office:value="1511.313907" table:style-name="ce1">
            <text:p>1511.313907</text:p>
          </table:table-cell>
          <table:table-cell office:value-type="float" office:value="1410.63720875" table:style-name="ce1">
            <text:p>1410.63720875</text:p>
          </table:table-cell>
          <table:table-cell office:value-type="float" office:value="1391.601748" table:style-name="ce1">
            <text:p>1391.601748</text:p>
          </table:table-cell>
          <table:table-cell office:value-type="float" office:value="76.2176498286297" table:style-name="ce1">
            <text:p>76.2176498286297</text:p>
          </table:table-cell>
          <table:table-cell office:value-type="float" office:value="4" table:style-name="ce1">
            <text:p>4</text:p>
          </table:table-cell>
          <table:table-cell office:value-type="float" office:value="36.98717047" table:style-name="ce1">
            <text:p>36.98717047</text:p>
          </table:table-cell>
          <table:table-cell office:value-type="float" office:value="89.9781567" table:style-name="ce1">
            <text:p>89.9781567</text:p>
          </table:table-cell>
          <table:table-cell office:value-type="float" office:value="63.4849680625" table:style-name="ce1">
            <text:p>63.4849680625</text:p>
          </table:table-cell>
          <table:table-cell office:value-type="float" office:value="63.48727254" table:style-name="ce1">
            <text:p>63.48727254</text:p>
          </table:table-cell>
          <table:table-cell office:value-type="float" office:value="30.5883143779947" table:style-name="ce1">
            <text:p>30.5883143779947</text:p>
          </table:table-cell>
          <table:table-cell office:value-type="float" office:value="4" table:style-name="ce1">
            <text:p>4</text:p>
          </table:table-cell>
          <table:table-cell office:value-type="float" office:value="0.01821190766" table:style-name="ce1">
            <text:p>0.01821190766</text:p>
          </table:table-cell>
          <table:table-cell office:value-type="float" office:value="123.4861139" table:style-name="ce1">
            <text:p>123.4861139</text:p>
          </table:table-cell>
          <table:table-cell office:value-type="float" office:value="75.869318079415" table:style-name="ce1">
            <text:p>75.869318079415</text:p>
          </table:table-cell>
          <table:table-cell office:value-type="float" office:value="89.986473255" table:style-name="ce1">
            <text:p>89.986473255</text:p>
          </table:table-cell>
          <table:table-cell office:value-type="float" office:value="59.6203003544942" table:style-name="ce1">
            <text:p>59.6203003544942</text:p>
          </table:table-cell>
          <table:table-cell office:value-type="float" office:value="4" table:style-name="ce1">
            <text:p>4</text:p>
          </table:table-cell>
          <table:table-cell office:value-type="float" office:value="0.02553559031" table:style-name="ce1">
            <text:p>0.02553559031</text:p>
          </table:table-cell>
          <table:table-cell office:value-type="float" office:value="56.49074605" table:style-name="ce1">
            <text:p>56.49074605</text:p>
          </table:table-cell>
          <table:table-cell office:value-type="float" office:value="32.6260554625775" table:style-name="ce1">
            <text:p>32.6260554625775</text:p>
          </table:table-cell>
          <table:table-cell office:value-type="float" office:value="36.993970105" table:style-name="ce1">
            <text:p>36.993970105</text:p>
          </table:table-cell>
          <table:table-cell office:value-type="float" office:value="23.5971376070411" table:style-name="ce1">
            <text:p>23.5971376070411</text:p>
          </table:table-cell>
          <table:table-cell office:value-type="float" office:value="4" table:style-name="ce1">
            <text:p>4</text:p>
          </table:table-cell>
          <table:table-cell office:value-type="float" office:value="21.67403719" table:style-name="ce1">
            <text:p>21.67403719</text:p>
          </table:table-cell>
          <table:table-cell office:value-type="float" office:value="30.28760594" table:style-name="ce1">
            <text:p>30.28760594</text:p>
          </table:table-cell>
          <table:table-cell office:value-type="float" office:value="25.9486311425" table:style-name="ce1">
            <text:p>25.9486311425</text:p>
          </table:table-cell>
          <table:table-cell office:value-type="float" office:value="25.91644072" table:style-name="ce1">
            <text:p>25.91644072</text:p>
          </table:table-cell>
          <table:table-cell office:value-type="float" office:value="4.9343018742496" table:style-name="ce1">
            <text:p>4.9343018742496</text:p>
          </table:table-cell>
          <table:table-cell office:value-type="float" office:value="4" table:style-name="ce1">
            <text:p>4</text:p>
          </table:table-cell>
          <table:table-cell office:value-type="float" office:value="0.002972181084" table:style-name="ce1">
            <text:p>0.002972181084</text:p>
          </table:table-cell>
          <table:table-cell office:value-type="float" office:value="0.003907438853" table:style-name="ce1">
            <text:p>0.003907438853</text:p>
          </table:table-cell>
          <table:table-cell office:value-type="float" office:value="0.003428709549" table:style-name="ce1">
            <text:p>0.003428709549</text:p>
          </table:table-cell>
          <table:table-cell office:value-type="float" office:value="0.0034176091295" table:style-name="ce1">
            <text:p>0.0034176091295</text:p>
          </table:table-cell>
          <table:table-cell office:value-type="float" office:value="0.000514804174377017" table:style-name="ce1">
            <text:p>0.000514804174377017</text:p>
          </table:table-cell>
          <table:table-cell office:value-type="float" office:value="4" table:style-name="ce1">
            <text:p>4</text:p>
          </table:table-cell>
          <table:table-cell office:value-type="float" office:value="0.01643920157" table:style-name="ce1">
            <text:p>0.01643920157</text:p>
          </table:table-cell>
          <table:table-cell office:value-type="float" office:value="0.0186459124" table:style-name="ce1">
            <text:p>0.0186459124</text:p>
          </table:table-cell>
          <table:table-cell office:value-type="float" office:value="0.017527562285" table:style-name="ce1">
            <text:p>0.017527562285</text:p>
          </table:table-cell>
          <table:table-cell office:value-type="float" office:value="0.017512567585" table:style-name="ce1">
            <text:p>0.017512567585</text:p>
          </table:table-cell>
          <table:table-cell office:value-type="float" office:value="0.00125070980336051" table:style-name="ce1">
            <text:p>0.00125070980336051</text:p>
          </table:table-cell>
          <table:table-cell office:value-type="float" office:value="4" table:style-name="ce1">
            <text:p>4</text:p>
          </table:table-cell>
          <table:table-cell office:value-type="float" office:value="8.335484853" table:style-name="ce1">
            <text:p>8.335484853</text:p>
          </table:table-cell>
          <table:table-cell office:value-type="float" office:value="15.28816545" table:style-name="ce1">
            <text:p>15.28816545</text:p>
          </table:table-cell>
          <table:table-cell office:value-type="float" office:value="12.0387295275" table:style-name="ce1">
            <text:p>12.0387295275</text:p>
          </table:table-cell>
          <table:table-cell office:value-type="float" office:value="12.2656339035" table:style-name="ce1">
            <text:p>12.2656339035</text:p>
          </table:table-cell>
          <table:table-cell office:value-type="float" office:value="3.7064403311603" table:style-name="ce1">
            <text:p>3.7064403311603</text:p>
          </table:table-cell>
          <table:table-cell office:value-type="float" office:value="4" table:style-name="ce1">
            <text:p>4</text:p>
          </table:table-cell>
          <table:table-cell office:value-type="float" office:value="7.487581688" table:style-name="ce1">
            <text:p>7.487581688</text:p>
          </table:table-cell>
          <table:table-cell office:value-type="float" office:value="40.59473542" table:style-name="ce1">
            <text:p>40.59473542</text:p>
          </table:table-cell>
          <table:table-cell office:value-type="float" office:value="24.17210521375" table:style-name="ce1">
            <text:p>24.17210521375</text:p>
          </table:table-cell>
          <table:table-cell office:value-type="float" office:value="24.3030518735" table:style-name="ce1">
            <text:p>24.3030518735</text:p>
          </table:table-cell>
          <table:table-cell office:value-type="float" office:value="18.964425536484" table:style-name="ce1">
            <text:p>18.964425536484</text:p>
          </table:table-cell>
          <table:table-cell office:value-type="float" office:value="4" table:style-name="ce1">
            <text:p>4</text:p>
          </table:table-cell>
          <table:table-cell office:value-type="float" office:value="0.2320036481" table:style-name="ce1">
            <text:p>0.2320036481</text:p>
          </table:table-cell>
          <table:table-cell office:value-type="float" office:value="0.2552875919" table:style-name="ce1">
            <text:p>0.2552875919</text:p>
          </table:table-cell>
          <table:table-cell office:value-type="float" office:value="0.2421078245" table:style-name="ce1">
            <text:p>0.2421078245</text:p>
          </table:table-cell>
          <table:table-cell office:value-type="float" office:value="0.240570029" table:style-name="ce1">
            <text:p>0.240570029</text:p>
          </table:table-cell>
          <table:table-cell office:value-type="float" office:value="0.0101255412300588" table:style-name="ce1">
            <text:p>0.0101255412300588</text:p>
          </table:table-cell>
          <table:table-cell office:value-type="float" office:value="4" table:style-name="ce1">
            <text:p>4</text:p>
          </table:table-cell>
          <table:table-cell office:value-type="float" office:value="0.280858762" table:style-name="ce1">
            <text:p>0.280858762</text:p>
          </table:table-cell>
          <table:table-cell office:value-type="float" office:value="0.5408776048" table:style-name="ce1">
            <text:p>0.5408776048</text:p>
          </table:table-cell>
          <table:table-cell office:value-type="float" office:value="0.40525664415" table:style-name="ce1">
            <text:p>0.40525664415</text:p>
          </table:table-cell>
          <table:table-cell office:value-type="float" office:value="0.3996451049" table:style-name="ce1">
            <text:p>0.3996451049</text:p>
          </table:table-cell>
          <table:table-cell office:value-type="float" office:value="0.141302318796773" table:style-name="ce1">
            <text:p>0.141302318796773</text:p>
          </table:table-cell>
        </table:table-row>
        <table:table-row table:style-name="ro1">
          <table:table-cell office:value-type="string" table:style-name="ce1">
            <text:p>20x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≥20%</text:p>
          </table:table-cell>
          <table:table-cell office:value-type="float" office:value="2" table:style-name="ce1">
            <text:p>2</text:p>
          </table:table-cell>
          <table:table-cell office:value-type="float" office:value="33.24348001" table:style-name="ce1">
            <text:p>33.24348001</text:p>
          </table:table-cell>
          <table:table-cell office:value-type="float" office:value="34.82867073" table:style-name="ce1">
            <text:p>34.82867073</text:p>
          </table:table-cell>
          <table:table-cell office:value-type="float" office:value="34.03607537" table:style-name="ce1">
            <text:p>34.03607537</text:p>
          </table:table-cell>
          <table:table-cell office:value-type="float" office:value="34.03607537" table:style-name="ce1">
            <text:p>34.03607537</text:p>
          </table:table-cell>
          <table:table-cell office:value-type="float" office:value="1.12089910758599" table:style-name="ce1">
            <text:p>1.12089910758599</text:p>
          </table:table-cell>
          <table:table-cell office:value-type="float" office:value="2" table:style-name="ce1">
            <text:p>2</text:p>
          </table:table-cell>
          <table:table-cell office:value-type="float" office:value="4.201849853" table:style-name="ce1">
            <text:p>4.201849853</text:p>
          </table:table-cell>
          <table:table-cell office:value-type="float" office:value="4.209778924" table:style-name="ce1">
            <text:p>4.209778924</text:p>
          </table:table-cell>
          <table:table-cell office:value-type="float" office:value="4.2058143885" table:style-name="ce1">
            <text:p>4.2058143885</text:p>
          </table:table-cell>
          <table:table-cell office:value-type="float" office:value="4.2058143885" table:style-name="ce1">
            <text:p>4.2058143885</text:p>
          </table:table-cell>
          <table:table-cell office:value-type="float" office:value="0.00560669987260988" table:style-name="ce1">
            <text:p>0.00560669987260988</text:p>
          </table:table-cell>
          <table:table-cell office:value-type="float" office:value="2" table:style-name="ce1">
            <text:p>2</text:p>
          </table:table-cell>
          <table:table-cell office:value-type="float" office:value="-0.1032071684" table:style-name="ce1">
            <text:p>-0.1032071684</text:p>
          </table:table-cell>
          <table:table-cell office:value-type="float" office:value="-0.07764045619" table:style-name="ce1">
            <text:p>-0.07764045619</text:p>
          </table:table-cell>
          <table:table-cell office:value-type="float" office:value="-0.090423812295" table:style-name="ce1">
            <text:p>-0.090423812295</text:p>
          </table:table-cell>
          <table:table-cell office:value-type="float" office:value="-0.090423812295" table:style-name="ce1">
            <text:p>-0.090423812295</text:p>
          </table:table-cell>
          <table:table-cell office:value-type="float" office:value="0.0180783955763359" table:style-name="ce1">
            <text:p>0.0180783955763359</text:p>
          </table:table-cell>
          <table:table-cell office:value-type="float" office:value="2" table:style-name="ce1">
            <text:p>2</text:p>
          </table:table-cell>
          <table:table-cell office:value-type="float" office:value="2.20839972" table:style-name="ce1">
            <text:p>2.20839972</text:p>
          </table:table-cell>
          <table:table-cell office:value-type="float" office:value="2.225189651" table:style-name="ce1">
            <text:p>2.225189651</text:p>
          </table:table-cell>
          <table:table-cell office:value-type="float" office:value="2.2167946855" table:style-name="ce1">
            <text:p>2.2167946855</text:p>
          </table:table-cell>
          <table:table-cell office:value-type="float" office:value="2.2167946855" table:style-name="ce1">
            <text:p>2.2167946855</text:p>
          </table:table-cell>
          <table:table-cell office:value-type="float" office:value="0.0118722740657542" table:style-name="ce1">
            <text:p>0.0118722740657542</text:p>
          </table:table-cell>
          <table:table-cell office:value-type="float" office:value="2" table:style-name="ce1">
            <text:p>2</text:p>
          </table:table-cell>
          <table:table-cell office:value-type="float" office:value="11.46542" table:style-name="ce1">
            <text:p>11.46542</text:p>
          </table:table-cell>
          <table:table-cell office:value-type="float" office:value="13.00095" table:style-name="ce1">
            <text:p>13.00095</text:p>
          </table:table-cell>
          <table:table-cell office:value-type="float" office:value="12.233185" table:style-name="ce1">
            <text:p>12.233185</text:p>
          </table:table-cell>
          <table:table-cell office:value-type="float" office:value="12.233185" table:style-name="ce1">
            <text:p>12.233185</text:p>
          </table:table-cell>
          <table:table-cell office:value-type="float" office:value="1.08578367571538" table:style-name="ce1">
            <text:p>1.08578367571538</text:p>
          </table:table-cell>
          <table:table-cell office:value-type="float" office:value="2" table:style-name="ce1">
            <text:p>2</text:p>
          </table:table-cell>
          <table:table-cell office:value-type="float" office:value="10.18307" table:style-name="ce1">
            <text:p>10.18307</text:p>
          </table:table-cell>
          <table:table-cell office:value-type="float" office:value="10.26848" table:style-name="ce1">
            <text:p>10.26848</text:p>
          </table:table-cell>
          <table:table-cell office:value-type="float" office:value="10.225775" table:style-name="ce1">
            <text:p>10.225775</text:p>
          </table:table-cell>
          <table:table-cell office:value-type="float" office:value="10.225775" table:style-name="ce1">
            <text:p>10.225775</text:p>
          </table:table-cell>
          <table:table-cell office:value-type="float" office:value="0.0603939901811427" table:style-name="ce1">
            <text:p>0.0603939901811427</text:p>
          </table:table-cell>
          <table:table-cell office:value-type="float" office:value="2" table:style-name="ce1">
            <text:p>2</text:p>
          </table:table-cell>
          <table:table-cell office:value-type="float" office:value="21.7339" table:style-name="ce1">
            <text:p>21.7339</text:p>
          </table:table-cell>
          <table:table-cell office:value-type="float" office:value="23.18402" table:style-name="ce1">
            <text:p>23.18402</text:p>
          </table:table-cell>
          <table:table-cell office:value-type="float" office:value="22.45896" table:style-name="ce1">
            <text:p>22.45896</text:p>
          </table:table-cell>
          <table:table-cell office:value-type="float" office:value="22.45896" table:style-name="ce1">
            <text:p>22.45896</text:p>
          </table:table-cell>
          <table:table-cell office:value-type="float" office:value="1.02538968553424" table:style-name="ce1">
            <text:p>1.02538968553424</text:p>
          </table:table-cell>
          <table:table-cell office:value-type="float" office:value="2" table:style-name="ce1">
            <text:p>2</text:p>
          </table:table-cell>
          <table:table-cell office:value-type="float" office:value="3.538073793" table:style-name="ce1">
            <text:p>3.538073793</text:p>
          </table:table-cell>
          <table:table-cell office:value-type="float" office:value="3.539948618" table:style-name="ce1">
            <text:p>3.539948618</text:p>
          </table:table-cell>
          <table:table-cell office:value-type="float" office:value="3.5390112055" table:style-name="ce1">
            <text:p>3.5390112055</text:p>
          </table:table-cell>
          <table:table-cell office:value-type="float" office:value="3.5390112055" table:style-name="ce1">
            <text:p>3.5390112055</text:p>
          </table:table-cell>
          <table:table-cell office:value-type="float" office:value="0.00132570147103793" table:style-name="ce1">
            <text:p>0.00132570147103793</text:p>
          </table:table-cell>
          <table:table-cell office:value-type="float" office:value="2" table:style-name="ce1">
            <text:p>2</text:p>
          </table:table-cell>
          <table:table-cell office:value-type="float" office:value="0.09071504701" table:style-name="ce1">
            <text:p>0.09071504701</text:p>
          </table:table-cell>
          <table:table-cell office:value-type="float" office:value="0.1498844558" table:style-name="ce1">
            <text:p>0.1498844558</text:p>
          </table:table-cell>
          <table:table-cell office:value-type="float" office:value="0.120299751405" table:style-name="ce1">
            <text:p>0.120299751405</text:p>
          </table:table-cell>
          <table:table-cell office:value-type="float" office:value="0.120299751405" table:style-name="ce1">
            <text:p>0.120299751405</text:p>
          </table:table-cell>
          <table:table-cell office:value-type="float" office:value="0.0418390901942079" table:style-name="ce1">
            <text:p>0.0418390901942079</text:p>
          </table:table-cell>
          <table:table-cell office:value-type="float" office:value="2" table:style-name="ce1">
            <text:p>2</text:p>
          </table:table-cell>
          <table:table-cell office:value-type="float" office:value="5.23594681" table:style-name="ce1">
            <text:p>5.23594681</text:p>
          </table:table-cell>
          <table:table-cell office:value-type="float" office:value="5.350372904" table:style-name="ce1">
            <text:p>5.350372904</text:p>
          </table:table-cell>
          <table:table-cell office:value-type="float" office:value="5.293159857" table:style-name="ce1">
            <text:p>5.293159857</text:p>
          </table:table-cell>
          <table:table-cell office:value-type="float" office:value="5.293159857" table:style-name="ce1">
            <text:p>5.293159857</text:p>
          </table:table-cell>
          <table:table-cell office:value-type="float" office:value="0.0809114670120897" table:style-name="ce1">
            <text:p>0.0809114670120897</text:p>
          </table:table-cell>
          <table:table-cell office:value-type="float" office:value="2" table:style-name="ce1">
            <text:p>2</text:p>
          </table:table-cell>
          <table:table-cell office:value-type="float" office:value="8.117612164" table:style-name="ce1">
            <text:p>8.117612164</text:p>
          </table:table-cell>
          <table:table-cell office:value-type="float" office:value="8.154012344" table:style-name="ce1">
            <text:p>8.154012344</text:p>
          </table:table-cell>
          <table:table-cell office:value-type="float" office:value="8.135812254" table:style-name="ce1">
            <text:p>8.135812254</text:p>
          </table:table-cell>
          <table:table-cell office:value-type="float" office:value="8.135812254" table:style-name="ce1">
            <text:p>8.135812254</text:p>
          </table:table-cell>
          <table:table-cell office:value-type="float" office:value="0.0257388141144105" table:style-name="ce1">
            <text:p>0.0257388141144105</text:p>
          </table:table-cell>
          <table:table-cell office:value-type="float" office:value="2" table:style-name="ce1">
            <text:p>2</text:p>
          </table:table-cell>
          <table:table-cell office:value-type="float" office:value="83.63834096" table:style-name="ce1">
            <text:p>83.63834096</text:p>
          </table:table-cell>
          <table:table-cell office:value-type="float" office:value="94.03892947" table:style-name="ce1">
            <text:p>94.03892947</text:p>
          </table:table-cell>
          <table:table-cell office:value-type="float" office:value="88.838635215" table:style-name="ce1">
            <text:p>88.838635215</text:p>
          </table:table-cell>
          <table:table-cell office:value-type="float" office:value="88.838635215" table:style-name="ce1">
            <text:p>88.838635215</text:p>
          </table:table-cell>
          <table:table-cell office:value-type="float" office:value="7.35432666375189" table:style-name="ce1">
            <text:p>7.35432666375189</text:p>
          </table:table-cell>
          <table:table-cell office:value-type="float" office:value="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-Inf" table:style-name="ce1">
            <text:p>-Inf</text:p>
          </table:table-cell>
          <table:table-cell office:value-type="float" office:value="NaN" table:style-name="ce1">
            <text:p>NaN</text:p>
          </table:table-cell>
          <table:table-cell/>
          <table:table-cell/>
          <table:table-cell office:value-type="float" office:value="2" table:style-name="ce1">
            <text:p>2</text:p>
          </table:table-cell>
          <table:table-cell office:value-type="float" office:value="125.7431022" table:style-name="ce1">
            <text:p>125.7431022</text:p>
          </table:table-cell>
          <table:table-cell office:value-type="float" office:value="125.7469993" table:style-name="ce1">
            <text:p>125.7469993</text:p>
          </table:table-cell>
          <table:table-cell office:value-type="float" office:value="125.74505075" table:style-name="ce1">
            <text:p>125.74505075</text:p>
          </table:table-cell>
          <table:table-cell office:value-type="float" office:value="125.74505075" table:style-name="ce1">
            <text:p>125.74505075</text:p>
          </table:table-cell>
          <table:table-cell office:value-type="float" office:value="0.00275566583696436" table:style-name="ce1">
            <text:p>0.00275566583696436</text:p>
          </table:table-cell>
          <table:table-cell office:value-type="float" office:value="2" table:style-name="ce1">
            <text:p>2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2615644413" table:style-name="ce1">
            <text:p>0.2615644413</text:p>
          </table:table-cell>
          <table:table-cell office:value-type="float" office:value="0.2769709287" table:style-name="ce1">
            <text:p>0.2769709287</text:p>
          </table:table-cell>
          <table:table-cell office:value-type="float" office:value="0.269267685" table:style-name="ce1">
            <text:p>0.269267685</text:p>
          </table:table-cell>
          <table:table-cell office:value-type="float" office:value="0.269267685" table:style-name="ce1">
            <text:p>0.269267685</text:p>
          </table:table-cell>
          <table:table-cell office:value-type="float" office:value="0.0108940317148051" table:style-name="ce1">
            <text:p>0.0108940317148051</text:p>
          </table:table-cell>
          <table:table-cell office:value-type="float" office:value="2" table:style-name="ce1">
            <text:p>2</text:p>
          </table:table-cell>
          <table:table-cell office:value-type="float" office:value="3.266023756" table:style-name="ce1">
            <text:p>3.266023756</text:p>
          </table:table-cell>
          <table:table-cell office:value-type="float" office:value="3.649547312" table:style-name="ce1">
            <text:p>3.649547312</text:p>
          </table:table-cell>
          <table:table-cell office:value-type="float" office:value="3.457785534" table:style-name="ce1">
            <text:p>3.457785534</text:p>
          </table:table-cell>
          <table:table-cell office:value-type="float" office:value="3.457785534" table:style-name="ce1">
            <text:p>3.457785534</text:p>
          </table:table-cell>
          <table:table-cell office:value-type="float" office:value="0.271192107192379" table:style-name="ce1">
            <text:p>0.271192107192379</text:p>
          </table:table-cell>
          <table:table-cell office:value-type="float" office:value="2" table:style-name="ce1">
            <text:p>2</text:p>
          </table:table-cell>
          <table:table-cell office:value-type="float" office:value="0.1377200763" table:style-name="ce1">
            <text:p>0.1377200763</text:p>
          </table:table-cell>
          <table:table-cell office:value-type="float" office:value="0.1544232538" table:style-name="ce1">
            <text:p>0.1544232538</text:p>
          </table:table-cell>
          <table:table-cell office:value-type="float" office:value="0.14607166505" table:style-name="ce1">
            <text:p>0.14607166505</text:p>
          </table:table-cell>
          <table:table-cell office:value-type="float" office:value="0.14607166505" table:style-name="ce1">
            <text:p>0.14607166505</text:p>
          </table:table-cell>
          <table:table-cell office:value-type="float" office:value="0.0118109300776126" table:style-name="ce1">
            <text:p>0.0118109300776126</text:p>
          </table:table-cell>
          <table:table-cell office:value-type="float" office:value="2" table:style-name="ce1">
            <text:p>2</text:p>
          </table:table-cell>
          <table:table-cell office:value-type="float" office:value="5.390374804" table:style-name="ce1">
            <text:p>5.390374804</text:p>
          </table:table-cell>
          <table:table-cell office:value-type="float" office:value="5.488089115" table:style-name="ce1">
            <text:p>5.488089115</text:p>
          </table:table-cell>
          <table:table-cell office:value-type="float" office:value="5.4392319595" table:style-name="ce1">
            <text:p>5.4392319595</text:p>
          </table:table-cell>
          <table:table-cell office:value-type="float" office:value="5.4392319595" table:style-name="ce1">
            <text:p>5.4392319595</text:p>
          </table:table-cell>
          <table:table-cell office:value-type="float" office:value="0.0690944519270711" table:style-name="ce1">
            <text:p>0.0690944519270711</text:p>
          </table:table-cell>
          <table:table-cell office:value-type="float" office:value="2" table:style-name="ce1">
            <text:p>2</text:p>
          </table:table-cell>
          <table:table-cell office:value-type="float" office:value="0.1377200763" table:style-name="ce1">
            <text:p>0.1377200763</text:p>
          </table:table-cell>
          <table:table-cell office:value-type="float" office:value="0.1544232538" table:style-name="ce1">
            <text:p>0.1544232538</text:p>
          </table:table-cell>
          <table:table-cell office:value-type="float" office:value="0.14607166505" table:style-name="ce1">
            <text:p>0.14607166505</text:p>
          </table:table-cell>
          <table:table-cell office:value-type="float" office:value="0.14607166505" table:style-name="ce1">
            <text:p>0.14607166505</text:p>
          </table:table-cell>
          <table:table-cell office:value-type="float" office:value="0.0118109300776126" table:style-name="ce1">
            <text:p>0.0118109300776126</text:p>
          </table:table-cell>
          <table:table-cell office:value-type="float" office:value="2" table:style-name="ce1">
            <text:p>2</text:p>
          </table:table-cell>
          <table:table-cell office:value-type="float" office:value="4.426539155" table:style-name="ce1">
            <text:p>4.426539155</text:p>
          </table:table-cell>
          <table:table-cell office:value-type="float" office:value="4.447744125" table:style-name="ce1">
            <text:p>4.447744125</text:p>
          </table:table-cell>
          <table:table-cell office:value-type="float" office:value="4.43714164" table:style-name="ce1">
            <text:p>4.43714164</text:p>
          </table:table-cell>
          <table:table-cell office:value-type="float" office:value="4.43714164" table:style-name="ce1">
            <text:p>4.43714164</text:p>
          </table:table-cell>
          <table:table-cell office:value-type="float" office:value="0.0149941780818569" table:style-name="ce1">
            <text:p>0.0149941780818569</text:p>
          </table:table-cell>
          <table:table-cell office:value-type="float" office:value="2" table:style-name="ce1">
            <text:p>2</text:p>
          </table:table-cell>
          <table:table-cell office:value-type="float" office:value="5.023585875" table:style-name="ce1">
            <text:p>5.023585875</text:p>
          </table:table-cell>
          <table:table-cell office:value-type="float" office:value="5.121300845" table:style-name="ce1">
            <text:p>5.121300845</text:p>
          </table:table-cell>
          <table:table-cell office:value-type="float" office:value="5.07244336" table:style-name="ce1">
            <text:p>5.07244336</text:p>
          </table:table-cell>
          <table:table-cell office:value-type="float" office:value="5.07244336" table:style-name="ce1">
            <text:p>5.07244336</text:p>
          </table:table-cell>
          <table:table-cell office:value-type="float" office:value="0.0690949179104402" table:style-name="ce1">
            <text:p>0.0690949179104402</text:p>
          </table:table-cell>
          <table:table-cell office:value-type="float" office:value="2" table:style-name="ce1">
            <text:p>2</text:p>
          </table:table-cell>
          <table:table-cell office:value-type="float" office:value="0.36678827" table:style-name="ce1">
            <text:p>0.36678827</text:p>
          </table:table-cell>
          <table:table-cell office:value-type="float" office:value="0.3667889294" table:style-name="ce1">
            <text:p>0.3667889294</text:p>
          </table:table-cell>
          <table:table-cell office:value-type="float" office:value="0.3667885997" table:style-name="ce1">
            <text:p>0.3667885997</text:p>
          </table:table-cell>
          <table:table-cell office:value-type="float" office:value="0.3667885997" table:style-name="ce1">
            <text:p>0.3667885997</text:p>
          </table:table-cell>
          <table:table-cell office:value-type="float" office:value="4.66266211508427e-07" table:style-name="ce1">
            <text:p>4.66266211508427e-07</text:p>
          </table:table-cell>
          <table:table-cell office:value-type="float" office:value="2" table:style-name="ce1">
            <text:p>2</text:p>
          </table:table-cell>
          <table:table-cell office:value-type="float" office:value="24.42575" table:style-name="ce1">
            <text:p>24.42575</text:p>
          </table:table-cell>
          <table:table-cell office:value-type="float" office:value="26.23887" table:style-name="ce1">
            <text:p>26.23887</text:p>
          </table:table-cell>
          <table:table-cell office:value-type="float" office:value="25.33231" table:style-name="ce1">
            <text:p>25.33231</text:p>
          </table:table-cell>
          <table:table-cell office:value-type="float" office:value="25.33231" table:style-name="ce1">
            <text:p>25.33231</text:p>
          </table:table-cell>
          <table:table-cell office:value-type="float" office:value="1.28206944710495" table:style-name="ce1">
            <text:p>1.28206944710495</text:p>
          </table:table-cell>
          <table:table-cell office:value-type="float" office:value="2" table:style-name="ce1">
            <text:p>2</text:p>
          </table:table-cell>
          <table:table-cell office:value-type="float" office:value="10.61629196" table:style-name="ce1">
            <text:p>10.61629196</text:p>
          </table:table-cell>
          <table:table-cell office:value-type="float" office:value="12.02222051" table:style-name="ce1">
            <text:p>12.02222051</text:p>
          </table:table-cell>
          <table:table-cell office:value-type="float" office:value="11.319256235" table:style-name="ce1">
            <text:p>11.319256235</text:p>
          </table:table-cell>
          <table:table-cell office:value-type="float" office:value="11.319256235" table:style-name="ce1">
            <text:p>11.319256235</text:p>
          </table:table-cell>
          <table:table-cell office:value-type="float" office:value="0.99414161156877" table:style-name="ce1">
            <text:p>0.99414161156877</text:p>
          </table:table-cell>
          <table:table-cell office:value-type="float" office:value="2" table:style-name="ce1">
            <text:p>2</text:p>
          </table:table-cell>
          <table:table-cell office:value-type="float" office:value="1986.460285" table:style-name="ce1">
            <text:p>1986.460285</text:p>
          </table:table-cell>
          <table:table-cell office:value-type="float" office:value="2070.068454" table:style-name="ce1">
            <text:p>2070.068454</text:p>
          </table:table-cell>
          <table:table-cell office:value-type="float" office:value="2028.2643695" table:style-name="ce1">
            <text:p>2028.2643695</text:p>
          </table:table-cell>
          <table:table-cell office:value-type="float" office:value="2028.2643695" table:style-name="ce1">
            <text:p>2028.2643695</text:p>
          </table:table-cell>
          <table:table-cell office:value-type="float" office:value="59.119903262491" table:style-name="ce1">
            <text:p>59.119903262491</text:p>
          </table:table-cell>
          <table:table-cell office:value-type="float" office:value="2" table:style-name="ce1">
            <text:p>2</text:p>
          </table:table-cell>
          <table:table-cell office:value-type="float" office:value="89.9843708" table:style-name="ce1">
            <text:p>89.9843708</text:p>
          </table:table-cell>
          <table:table-cell office:value-type="float" office:value="90.01303858" table:style-name="ce1">
            <text:p>90.01303858</text:p>
          </table:table-cell>
          <table:table-cell office:value-type="float" office:value="89.99870469" table:style-name="ce1">
            <text:p>89.99870469</text:p>
          </table:table-cell>
          <table:table-cell office:value-type="float" office:value="89.99870469" table:style-name="ce1">
            <text:p>89.99870469</text:p>
          </table:table-cell>
          <table:table-cell office:value-type="float" office:value="0.0202711816395686" table:style-name="ce1">
            <text:p>0.0202711816395686</text:p>
          </table:table-cell>
          <table:table-cell office:value-type="float" office:value="2" table:style-name="ce1">
            <text:p>2</text:p>
          </table:table-cell>
          <table:table-cell office:value-type="float" office:value="123.4806008" table:style-name="ce1">
            <text:p>123.4806008</text:p>
          </table:table-cell>
          <table:table-cell office:value-type="float" office:value="143.0109564" table:style-name="ce1">
            <text:p>143.0109564</text:p>
          </table:table-cell>
          <table:table-cell office:value-type="float" office:value="133.2457786" table:style-name="ce1">
            <text:p>133.2457786</text:p>
          </table:table-cell>
          <table:table-cell office:value-type="float" office:value="133.2457786" table:style-name="ce1">
            <text:p>133.2457786</text:p>
          </table:table-cell>
          <table:table-cell office:value-type="float" office:value="13.8100468837447" table:style-name="ce1">
            <text:p>13.8100468837447</text:p>
          </table:table-cell>
          <table:table-cell office:value-type="float" office:value="2" table:style-name="ce1">
            <text:p>2</text:p>
          </table:table-cell>
          <table:table-cell office:value-type="float" office:value="142.9952467" table:style-name="ce1">
            <text:p>142.9952467</text:p>
          </table:table-cell>
          <table:table-cell office:value-type="float" office:value="179.9973975" table:style-name="ce1">
            <text:p>179.9973975</text:p>
          </table:table-cell>
          <table:table-cell office:value-type="float" office:value="161.4963221" table:style-name="ce1">
            <text:p>161.4963221</text:p>
          </table:table-cell>
          <table:table-cell office:value-type="float" office:value="161.4963221" table:style-name="ce1">
            <text:p>161.4963221</text:p>
          </table:table-cell>
          <table:table-cell office:value-type="float" office:value="26.1644717491672" table:style-name="ce1">
            <text:p>26.1644717491672</text:p>
          </table:table-cell>
          <table:table-cell office:value-type="float" office:value="2" table:style-name="ce1">
            <text:p>2</text:p>
          </table:table-cell>
          <table:table-cell office:value-type="float" office:value="49.82441469" table:style-name="ce1">
            <text:p>49.82441469</text:p>
          </table:table-cell>
          <table:table-cell office:value-type="float" office:value="60.86223926" table:style-name="ce1">
            <text:p>60.86223926</text:p>
          </table:table-cell>
          <table:table-cell office:value-type="float" office:value="55.343326975" table:style-name="ce1">
            <text:p>55.343326975</text:p>
          </table:table-cell>
          <table:table-cell office:value-type="float" office:value="55.343326975" table:style-name="ce1">
            <text:p>55.343326975</text:p>
          </table:table-cell>
          <table:table-cell office:value-type="float" office:value="7.80492060299449" table:style-name="ce1">
            <text:p>7.80492060299449</text:p>
          </table:table-cell>
          <table:table-cell office:value-type="float" office:value="2" table:style-name="ce1">
            <text:p>2</text:p>
          </table:table-cell>
          <table:table-cell office:value-type="float" office:value="0.002742301119" table:style-name="ce1">
            <text:p>0.002742301119</text:p>
          </table:table-cell>
          <table:table-cell office:value-type="float" office:value="0.003054195374" table:style-name="ce1">
            <text:p>0.003054195374</text:p>
          </table:table-cell>
          <table:table-cell office:value-type="float" office:value="0.0028982482465" table:style-name="ce1">
            <text:p>0.0028982482465</text:p>
          </table:table-cell>
          <table:table-cell office:value-type="float" office:value="0.0028982482465" table:style-name="ce1">
            <text:p>0.0028982482465</text:p>
          </table:table-cell>
          <table:table-cell office:value-type="float" office:value="0.000220542542723626" table:style-name="ce1">
            <text:p>0.000220542542723626</text:p>
          </table:table-cell>
          <table:table-cell office:value-type="float" office:value="2" table:style-name="ce1">
            <text:p>2</text:p>
          </table:table-cell>
          <table:table-cell office:value-type="float" office:value="0.01709631196" table:style-name="ce1">
            <text:p>0.01709631196</text:p>
          </table:table-cell>
          <table:table-cell office:value-type="float" office:value="0.01776672773" table:style-name="ce1">
            <text:p>0.01776672773</text:p>
          </table:table-cell>
          <table:table-cell office:value-type="float" office:value="0.017431519845" table:style-name="ce1">
            <text:p>0.017431519845</text:p>
          </table:table-cell>
          <table:table-cell office:value-type="float" office:value="0.017431519845" table:style-name="ce1">
            <text:p>0.017431519845</text:p>
          </table:table-cell>
          <table:table-cell office:value-type="float" office:value="0.000474055537181402" table:style-name="ce1">
            <text:p>0.000474055537181402</text:p>
          </table:table-cell>
          <table:table-cell office:value-type="float" office:value="2" table:style-name="ce1">
            <text:p>2</text:p>
          </table:table-cell>
          <table:table-cell office:value-type="float" office:value="6.946076191" table:style-name="ce1">
            <text:p>6.946076191</text:p>
          </table:table-cell>
          <table:table-cell office:value-type="float" office:value="8.21604836" table:style-name="ce1">
            <text:p>8.21604836</text:p>
          </table:table-cell>
          <table:table-cell office:value-type="float" office:value="7.5810622755" table:style-name="ce1">
            <text:p>7.5810622755</text:p>
          </table:table-cell>
          <table:table-cell office:value-type="float" office:value="7.5810622755" table:style-name="ce1">
            <text:p>7.5810622755</text:p>
          </table:table-cell>
          <table:table-cell office:value-type="float" office:value="0.898005932618088" table:style-name="ce1">
            <text:p>0.898005932618088</text:p>
          </table:table-cell>
          <table:table-cell office:value-type="float" office:value="2" table:style-name="ce1">
            <text:p>2</text:p>
          </table:table-cell>
          <table:table-cell office:value-type="float" office:value="7.487581688" table:style-name="ce1">
            <text:p>7.487581688</text:p>
          </table:table-cell>
          <table:table-cell office:value-type="float" office:value="8.571795962" table:style-name="ce1">
            <text:p>8.571795962</text:p>
          </table:table-cell>
          <table:table-cell office:value-type="float" office:value="8.029688825" table:style-name="ce1">
            <text:p>8.029688825</text:p>
          </table:table-cell>
          <table:table-cell office:value-type="float" office:value="8.029688825" table:style-name="ce1">
            <text:p>8.029688825</text:p>
          </table:table-cell>
          <table:table-cell office:value-type="float" office:value="0.766655265404649" table:style-name="ce1">
            <text:p>0.766655265404649</text:p>
          </table:table-cell>
          <table:table-cell office:value-type="float" office:value="2" table:style-name="ce1">
            <text:p>2</text:p>
          </table:table-cell>
          <table:table-cell office:value-type="float" office:value="0.1511854463" table:style-name="ce1">
            <text:p>0.1511854463</text:p>
          </table:table-cell>
          <table:table-cell office:value-type="float" office:value="0.1515935683" table:style-name="ce1">
            <text:p>0.1515935683</text:p>
          </table:table-cell>
          <table:table-cell office:value-type="float" office:value="0.1513895073" table:style-name="ce1">
            <text:p>0.1513895073</text:p>
          </table:table-cell>
          <table:table-cell office:value-type="float" office:value="0.1513895073" table:style-name="ce1">
            <text:p>0.1513895073</text:p>
          </table:table-cell>
          <table:table-cell office:value-type="float" office:value="0.000288585833751424" table:style-name="ce1">
            <text:p>0.000288585833751424</text:p>
          </table:table-cell>
          <table:table-cell office:value-type="float" office:value="2" table:style-name="ce1">
            <text:p>2</text:p>
          </table:table-cell>
          <table:table-cell office:value-type="float" office:value="0.2462709733" table:style-name="ce1">
            <text:p>0.2462709733</text:p>
          </table:table-cell>
          <table:table-cell office:value-type="float" office:value="0.2549091681" table:style-name="ce1">
            <text:p>0.2549091681</text:p>
          </table:table-cell>
          <table:table-cell office:value-type="float" office:value="0.2505900707" table:style-name="ce1">
            <text:p>0.2505900707</text:p>
          </table:table-cell>
          <table:table-cell office:value-type="float" office:value="0.2505900707" table:style-name="ce1">
            <text:p>0.2505900707</text:p>
          </table:table-cell>
          <table:table-cell office:value-type="float" office:value="0.00610812612029039" table:style-name="ce1">
            <text:p>0.00610812612029039</text:p>
          </table:table-cell>
        </table:table-row>
      </table:table>
      <table:table table:name="Obj_Spec_Tooth" table:style-name="ta1">
        <table:table-column table:style-name="co1" table:number-columns-repeated="219" table:default-cell-style-name="ce1"/>
        <table:table-row table:style-name="ro1">
          <table:table-cell office:value-type="string" table:style-name="ce1">
            <text:p>Objective</text:p>
          </table:table-cell>
          <table:table-cell office:value-type="string" table:style-name="ce1">
            <text:p>Specimen</text:p>
          </table:table-cell>
          <table:table-cell office:value-type="string" table:style-name="ce1">
            <text:p>Tooth</text:p>
          </table:table-cell>
          <table:table-cell office:value-type="string" table:style-name="ce1">
            <text:p>NMP.n</text:p>
          </table:table-cell>
          <table:table-cell office:value-type="string" table:style-name="ce1">
            <text:p>NMP.min</text:p>
          </table:table-cell>
          <table:table-cell office:value-type="string" table:style-name="ce1">
            <text:p>NMP.max</text:p>
          </table:table-cell>
          <table:table-cell office:value-type="string" table:style-name="ce1">
            <text:p>NMP.mean</text:p>
          </table:table-cell>
          <table:table-cell office:value-type="string" table:style-name="ce1">
            <text:p>NMP.median</text:p>
          </table:table-cell>
          <table:table-cell office:value-type="string" table:style-name="ce1">
            <text:p>NMP.sd</text:p>
          </table:table-cell>
          <table:table-cell office:value-type="string" table:style-name="ce1">
            <text:p>Sq.n</text:p>
          </table:table-cell>
          <table:table-cell office:value-type="string" table:style-name="ce1">
            <text:p>Sq.min</text:p>
          </table:table-cell>
          <table:table-cell office:value-type="string" table:style-name="ce1">
            <text:p>Sq.max</text:p>
          </table:table-cell>
          <table:table-cell office:value-type="string" table:style-name="ce1">
            <text:p>Sq.mean</text:p>
          </table:table-cell>
          <table:table-cell office:value-type="string" table:style-name="ce1">
            <text:p>Sq.median</text:p>
          </table:table-cell>
          <table:table-cell office:value-type="string" table:style-name="ce1">
            <text:p>Sq.sd</text:p>
          </table:table-cell>
          <table:table-cell office:value-type="string" table:style-name="ce1">
            <text:p>Ssk.n</text:p>
          </table:table-cell>
          <table:table-cell office:value-type="string" table:style-name="ce1">
            <text:p>Ssk.min</text:p>
          </table:table-cell>
          <table:table-cell office:value-type="string" table:style-name="ce1">
            <text:p>Ssk.max</text:p>
          </table:table-cell>
          <table:table-cell office:value-type="string" table:style-name="ce1">
            <text:p>Ssk.mean</text:p>
          </table:table-cell>
          <table:table-cell office:value-type="string" table:style-name="ce1">
            <text:p>Ssk.median</text:p>
          </table:table-cell>
          <table:table-cell office:value-type="string" table:style-name="ce1">
            <text:p>Ssk.sd</text:p>
          </table:table-cell>
          <table:table-cell office:value-type="string" table:style-name="ce1">
            <text:p>Sku.n</text:p>
          </table:table-cell>
          <table:table-cell office:value-type="string" table:style-name="ce1">
            <text:p>Sku.min</text:p>
          </table:table-cell>
          <table:table-cell office:value-type="string" table:style-name="ce1">
            <text:p>Sku.max</text:p>
          </table:table-cell>
          <table:table-cell office:value-type="string" table:style-name="ce1">
            <text:p>Sku.mean</text:p>
          </table:table-cell>
          <table:table-cell office:value-type="string" table:style-name="ce1">
            <text:p>Sku.median</text:p>
          </table:table-cell>
          <table:table-cell office:value-type="string" table:style-name="ce1">
            <text:p>Sku.sd</text:p>
          </table:table-cell>
          <table:table-cell office:value-type="string" table:style-name="ce1">
            <text:p>Sp.n</text:p>
          </table:table-cell>
          <table:table-cell office:value-type="string" table:style-name="ce1">
            <text:p>Sp.min</text:p>
          </table:table-cell>
          <table:table-cell office:value-type="string" table:style-name="ce1">
            <text:p>Sp.max</text:p>
          </table:table-cell>
          <table:table-cell office:value-type="string" table:style-name="ce1">
            <text:p>Sp.mean</text:p>
          </table:table-cell>
          <table:table-cell office:value-type="string" table:style-name="ce1">
            <text:p>Sp.median</text:p>
          </table:table-cell>
          <table:table-cell office:value-type="string" table:style-name="ce1">
            <text:p>Sp.sd</text:p>
          </table:table-cell>
          <table:table-cell office:value-type="string" table:style-name="ce1">
            <text:p>Sv.n</text:p>
          </table:table-cell>
          <table:table-cell office:value-type="string" table:style-name="ce1">
            <text:p>Sv.min</text:p>
          </table:table-cell>
          <table:table-cell office:value-type="string" table:style-name="ce1">
            <text:p>Sv.max</text:p>
          </table:table-cell>
          <table:table-cell office:value-type="string" table:style-name="ce1">
            <text:p>Sv.mean</text:p>
          </table:table-cell>
          <table:table-cell office:value-type="string" table:style-name="ce1">
            <text:p>Sv.median</text:p>
          </table:table-cell>
          <table:table-cell office:value-type="string" table:style-name="ce1">
            <text:p>Sv.sd</text:p>
          </table:table-cell>
          <table:table-cell office:value-type="string" table:style-name="ce1">
            <text:p>Sz.n</text:p>
          </table:table-cell>
          <table:table-cell office:value-type="string" table:style-name="ce1">
            <text:p>Sz.min</text:p>
          </table:table-cell>
          <table:table-cell office:value-type="string" table:style-name="ce1">
            <text:p>Sz.max</text:p>
          </table:table-cell>
          <table:table-cell office:value-type="string" table:style-name="ce1">
            <text:p>Sz.mean</text:p>
          </table:table-cell>
          <table:table-cell office:value-type="string" table:style-name="ce1">
            <text:p>Sz.median</text:p>
          </table:table-cell>
          <table:table-cell office:value-type="string" table:style-name="ce1">
            <text:p>Sz.sd</text:p>
          </table:table-cell>
          <table:table-cell office:value-type="string" table:style-name="ce1">
            <text:p>Sa.n</text:p>
          </table:table-cell>
          <table:table-cell office:value-type="string" table:style-name="ce1">
            <text:p>Sa.min</text:p>
          </table:table-cell>
          <table:table-cell office:value-type="string" table:style-name="ce1">
            <text:p>Sa.max</text:p>
          </table:table-cell>
          <table:table-cell office:value-type="string" table:style-name="ce1">
            <text:p>Sa.mean</text:p>
          </table:table-cell>
          <table:table-cell office:value-type="string" table:style-name="ce1">
            <text:p>Sa.median</text:p>
          </table:table-cell>
          <table:table-cell office:value-type="string" table:style-name="ce1">
            <text:p>Sa.sd</text:p>
          </table:table-cell>
          <table:table-cell office:value-type="string" table:style-name="ce1">
            <text:p>Smr.n</text:p>
          </table:table-cell>
          <table:table-cell office:value-type="string" table:style-name="ce1">
            <text:p>Smr.min</text:p>
          </table:table-cell>
          <table:table-cell office:value-type="string" table:style-name="ce1">
            <text:p>Smr.max</text:p>
          </table:table-cell>
          <table:table-cell office:value-type="string" table:style-name="ce1">
            <text:p>Smr.mean</text:p>
          </table:table-cell>
          <table:table-cell office:value-type="string" table:style-name="ce1">
            <text:p>Smr.median</text:p>
          </table:table-cell>
          <table:table-cell office:value-type="string" table:style-name="ce1">
            <text:p>Smr.sd</text:p>
          </table:table-cell>
          <table:table-cell office:value-type="string" table:style-name="ce1">
            <text:p>Smc.n</text:p>
          </table:table-cell>
          <table:table-cell office:value-type="string" table:style-name="ce1">
            <text:p>Smc.min</text:p>
          </table:table-cell>
          <table:table-cell office:value-type="string" table:style-name="ce1">
            <text:p>Smc.max</text:p>
          </table:table-cell>
          <table:table-cell office:value-type="string" table:style-name="ce1">
            <text:p>Smc.mean</text:p>
          </table:table-cell>
          <table:table-cell office:value-type="string" table:style-name="ce1">
            <text:p>Smc.median</text:p>
          </table:table-cell>
          <table:table-cell office:value-type="string" table:style-name="ce1">
            <text:p>Smc.sd</text:p>
          </table:table-cell>
          <table:table-cell office:value-type="string" table:style-name="ce1">
            <text:p>Sxp.n</text:p>
          </table:table-cell>
          <table:table-cell office:value-type="string" table:style-name="ce1">
            <text:p>Sxp.min</text:p>
          </table:table-cell>
          <table:table-cell office:value-type="string" table:style-name="ce1">
            <text:p>Sxp.max</text:p>
          </table:table-cell>
          <table:table-cell office:value-type="string" table:style-name="ce1">
            <text:p>Sxp.mean</text:p>
          </table:table-cell>
          <table:table-cell office:value-type="string" table:style-name="ce1">
            <text:p>Sxp.median</text:p>
          </table:table-cell>
          <table:table-cell office:value-type="string" table:style-name="ce1">
            <text:p>Sxp.sd</text:p>
          </table:table-cell>
          <table:table-cell office:value-type="string" table:style-name="ce1">
            <text:p>Sal.n</text:p>
          </table:table-cell>
          <table:table-cell office:value-type="string" table:style-name="ce1">
            <text:p>Sal.min</text:p>
          </table:table-cell>
          <table:table-cell office:value-type="string" table:style-name="ce1">
            <text:p>Sal.max</text:p>
          </table:table-cell>
          <table:table-cell office:value-type="string" table:style-name="ce1">
            <text:p>Sal.mean</text:p>
          </table:table-cell>
          <table:table-cell office:value-type="string" table:style-name="ce1">
            <text:p>Sal.median</text:p>
          </table:table-cell>
          <table:table-cell office:value-type="string" table:style-name="ce1">
            <text:p>Sal.sd</text:p>
          </table:table-cell>
          <table:table-cell office:value-type="string" table:style-name="ce1">
            <text:p>Str.n</text:p>
          </table:table-cell>
          <table:table-cell office:value-type="string" table:style-name="ce1">
            <text:p>Str.min</text:p>
          </table:table-cell>
          <table:table-cell office:value-type="string" table:style-name="ce1">
            <text:p>Str.max</text:p>
          </table:table-cell>
          <table:table-cell office:value-type="string" table:style-name="ce1">
            <text:p>Str.mean</text:p>
          </table:table-cell>
          <table:table-cell office:value-type="string" table:style-name="ce1">
            <text:p>Str.median</text:p>
          </table:table-cell>
          <table:table-cell office:value-type="string" table:style-name="ce1">
            <text:p>Str.sd</text:p>
          </table:table-cell>
          <table:table-cell office:value-type="string" table:style-name="ce1">
            <text:p>Std.n</text:p>
          </table:table-cell>
          <table:table-cell office:value-type="string" table:style-name="ce1">
            <text:p>Std.min</text:p>
          </table:table-cell>
          <table:table-cell office:value-type="string" table:style-name="ce1">
            <text:p>Std.max</text:p>
          </table:table-cell>
          <table:table-cell office:value-type="string" table:style-name="ce1">
            <text:p>Std.mean</text:p>
          </table:table-cell>
          <table:table-cell office:value-type="string" table:style-name="ce1">
            <text:p>Std.median</text:p>
          </table:table-cell>
          <table:table-cell office:value-type="string" table:style-name="ce1">
            <text:p>Std.sd</text:p>
          </table:table-cell>
          <table:table-cell office:value-type="string" table:style-name="ce1">
            <text:p>Ssw.n</text:p>
          </table:table-cell>
          <table:table-cell office:value-type="string" table:style-name="ce1">
            <text:p>Ssw.min</text:p>
          </table:table-cell>
          <table:table-cell office:value-type="string" table:style-name="ce1">
            <text:p>Ssw.max</text:p>
          </table:table-cell>
          <table:table-cell office:value-type="string" table:style-name="ce1">
            <text:p>Ssw.mean</text:p>
          </table:table-cell>
          <table:table-cell office:value-type="string" table:style-name="ce1">
            <text:p>Ssw.median</text:p>
          </table:table-cell>
          <table:table-cell office:value-type="string" table:style-name="ce1">
            <text:p>Ssw.sd</text:p>
          </table:table-cell>
          <table:table-cell office:value-type="string" table:style-name="ce1">
            <text:p>Sdq.n</text:p>
          </table:table-cell>
          <table:table-cell office:value-type="string" table:style-name="ce1">
            <text:p>Sdq.min</text:p>
          </table:table-cell>
          <table:table-cell office:value-type="string" table:style-name="ce1">
            <text:p>Sdq.max</text:p>
          </table:table-cell>
          <table:table-cell office:value-type="string" table:style-name="ce1">
            <text:p>Sdq.mean</text:p>
          </table:table-cell>
          <table:table-cell office:value-type="string" table:style-name="ce1">
            <text:p>Sdq.median</text:p>
          </table:table-cell>
          <table:table-cell office:value-type="string" table:style-name="ce1">
            <text:p>Sdq.sd</text:p>
          </table:table-cell>
          <table:table-cell office:value-type="string" table:style-name="ce1">
            <text:p>Sdr.n</text:p>
          </table:table-cell>
          <table:table-cell office:value-type="string" table:style-name="ce1">
            <text:p>Sdr.min</text:p>
          </table:table-cell>
          <table:table-cell office:value-type="string" table:style-name="ce1">
            <text:p>Sdr.max</text:p>
          </table:table-cell>
          <table:table-cell office:value-type="string" table:style-name="ce1">
            <text:p>Sdr.mean</text:p>
          </table:table-cell>
          <table:table-cell office:value-type="string" table:style-name="ce1">
            <text:p>Sdr.median</text:p>
          </table:table-cell>
          <table:table-cell office:value-type="string" table:style-name="ce1">
            <text:p>Sdr.sd</text:p>
          </table:table-cell>
          <table:table-cell office:value-type="string" table:style-name="ce1">
            <text:p>Vm.n</text:p>
          </table:table-cell>
          <table:table-cell office:value-type="string" table:style-name="ce1">
            <text:p>Vm.min</text:p>
          </table:table-cell>
          <table:table-cell office:value-type="string" table:style-name="ce1">
            <text:p>Vm.max</text:p>
          </table:table-cell>
          <table:table-cell office:value-type="string" table:style-name="ce1">
            <text:p>Vm.mean</text:p>
          </table:table-cell>
          <table:table-cell office:value-type="string" table:style-name="ce1">
            <text:p>Vm.median</text:p>
          </table:table-cell>
          <table:table-cell office:value-type="string" table:style-name="ce1">
            <text:p>Vm.sd</text:p>
          </table:table-cell>
          <table:table-cell office:value-type="string" table:style-name="ce1">
            <text:p>Vv.n</text:p>
          </table:table-cell>
          <table:table-cell office:value-type="string" table:style-name="ce1">
            <text:p>Vv.min</text:p>
          </table:table-cell>
          <table:table-cell office:value-type="string" table:style-name="ce1">
            <text:p>Vv.max</text:p>
          </table:table-cell>
          <table:table-cell office:value-type="string" table:style-name="ce1">
            <text:p>Vv.mean</text:p>
          </table:table-cell>
          <table:table-cell office:value-type="string" table:style-name="ce1">
            <text:p>Vv.median</text:p>
          </table:table-cell>
          <table:table-cell office:value-type="string" table:style-name="ce1">
            <text:p>Vv.sd</text:p>
          </table:table-cell>
          <table:table-cell office:value-type="string" table:style-name="ce1">
            <text:p>Vmp.n</text:p>
          </table:table-cell>
          <table:table-cell office:value-type="string" table:style-name="ce1">
            <text:p>Vmp.min</text:p>
          </table:table-cell>
          <table:table-cell office:value-type="string" table:style-name="ce1">
            <text:p>Vmp.max</text:p>
          </table:table-cell>
          <table:table-cell office:value-type="string" table:style-name="ce1">
            <text:p>Vmp.mean</text:p>
          </table:table-cell>
          <table:table-cell office:value-type="string" table:style-name="ce1">
            <text:p>Vmp.median</text:p>
          </table:table-cell>
          <table:table-cell office:value-type="string" table:style-name="ce1">
            <text:p>Vmp.sd</text:p>
          </table:table-cell>
          <table:table-cell office:value-type="string" table:style-name="ce1">
            <text:p>Vmc.n</text:p>
          </table:table-cell>
          <table:table-cell office:value-type="string" table:style-name="ce1">
            <text:p>Vmc.min</text:p>
          </table:table-cell>
          <table:table-cell office:value-type="string" table:style-name="ce1">
            <text:p>Vmc.max</text:p>
          </table:table-cell>
          <table:table-cell office:value-type="string" table:style-name="ce1">
            <text:p>Vmc.mean</text:p>
          </table:table-cell>
          <table:table-cell office:value-type="string" table:style-name="ce1">
            <text:p>Vmc.median</text:p>
          </table:table-cell>
          <table:table-cell office:value-type="string" table:style-name="ce1">
            <text:p>Vmc.sd</text:p>
          </table:table-cell>
          <table:table-cell office:value-type="string" table:style-name="ce1">
            <text:p>Vvc.n</text:p>
          </table:table-cell>
          <table:table-cell office:value-type="string" table:style-name="ce1">
            <text:p>Vvc.min</text:p>
          </table:table-cell>
          <table:table-cell office:value-type="string" table:style-name="ce1">
            <text:p>Vvc.max</text:p>
          </table:table-cell>
          <table:table-cell office:value-type="string" table:style-name="ce1">
            <text:p>Vvc.mean</text:p>
          </table:table-cell>
          <table:table-cell office:value-type="string" table:style-name="ce1">
            <text:p>Vvc.median</text:p>
          </table:table-cell>
          <table:table-cell office:value-type="string" table:style-name="ce1">
            <text:p>Vvc.sd</text:p>
          </table:table-cell>
          <table:table-cell office:value-type="string" table:style-name="ce1">
            <text:p>Vvv.n</text:p>
          </table:table-cell>
          <table:table-cell office:value-type="string" table:style-name="ce1">
            <text:p>Vvv.min</text:p>
          </table:table-cell>
          <table:table-cell office:value-type="string" table:style-name="ce1">
            <text:p>Vvv.max</text:p>
          </table:table-cell>
          <table:table-cell office:value-type="string" table:style-name="ce1">
            <text:p>Vvv.mean</text:p>
          </table:table-cell>
          <table:table-cell office:value-type="string" table:style-name="ce1">
            <text:p>Vvv.median</text:p>
          </table:table-cell>
          <table:table-cell office:value-type="string" table:style-name="ce1">
            <text:p>Vvv.sd</text:p>
          </table:table-cell>
          <table:table-cell office:value-type="string" table:style-name="ce1">
            <text:p>Maximum.depth.of.furrows.n</text:p>
          </table:table-cell>
          <table:table-cell office:value-type="string" table:style-name="ce1">
            <text:p>Maximum.depth.of.furrows.min</text:p>
          </table:table-cell>
          <table:table-cell office:value-type="string" table:style-name="ce1">
            <text:p>Maximum.depth.of.furrows.max</text:p>
          </table:table-cell>
          <table:table-cell office:value-type="string" table:style-name="ce1">
            <text:p>Maximum.depth.of.furrows.mean</text:p>
          </table:table-cell>
          <table:table-cell office:value-type="string" table:style-name="ce1">
            <text:p>Maximum.depth.of.furrows.median</text:p>
          </table:table-cell>
          <table:table-cell office:value-type="string" table:style-name="ce1">
            <text:p>Maximum.depth.of.furrows.sd</text:p>
          </table:table-cell>
          <table:table-cell office:value-type="string" table:style-name="ce1">
            <text:p>Mean.depth.of.furrows.n</text:p>
          </table:table-cell>
          <table:table-cell office:value-type="string" table:style-name="ce1">
            <text:p>Mean.depth.of.furrows.min</text:p>
          </table:table-cell>
          <table:table-cell office:value-type="string" table:style-name="ce1">
            <text:p>Mean.depth.of.furrows.max</text:p>
          </table:table-cell>
          <table:table-cell office:value-type="string" table:style-name="ce1">
            <text:p>Mean.depth.of.furrows.mean</text:p>
          </table:table-cell>
          <table:table-cell office:value-type="string" table:style-name="ce1">
            <text:p>Mean.depth.of.furrows.median</text:p>
          </table:table-cell>
          <table:table-cell office:value-type="string" table:style-name="ce1">
            <text:p>Mean.depth.of.furrows.sd</text:p>
          </table:table-cell>
          <table:table-cell office:value-type="string" table:style-name="ce1">
            <text:p>Mean.density.of.furrows.n</text:p>
          </table:table-cell>
          <table:table-cell office:value-type="string" table:style-name="ce1">
            <text:p>Mean.density.of.furrows.min</text:p>
          </table:table-cell>
          <table:table-cell office:value-type="string" table:style-name="ce1">
            <text:p>Mean.density.of.furrows.max</text:p>
          </table:table-cell>
          <table:table-cell office:value-type="string" table:style-name="ce1">
            <text:p>Mean.density.of.furrows.mean</text:p>
          </table:table-cell>
          <table:table-cell office:value-type="string" table:style-name="ce1">
            <text:p>Mean.density.of.furrows.median</text:p>
          </table:table-cell>
          <table:table-cell office:value-type="string" table:style-name="ce1">
            <text:p>Mean.density.of.furrows.sd</text:p>
          </table:table-cell>
          <table:table-cell office:value-type="string" table:style-name="ce1">
            <text:p>First.direction.n</text:p>
          </table:table-cell>
          <table:table-cell office:value-type="string" table:style-name="ce1">
            <text:p>First.direction.min</text:p>
          </table:table-cell>
          <table:table-cell office:value-type="string" table:style-name="ce1">
            <text:p>First.direction.max</text:p>
          </table:table-cell>
          <table:table-cell office:value-type="string" table:style-name="ce1">
            <text:p>First.direction.mean</text:p>
          </table:table-cell>
          <table:table-cell office:value-type="string" table:style-name="ce1">
            <text:p>First.direction.median</text:p>
          </table:table-cell>
          <table:table-cell office:value-type="string" table:style-name="ce1">
            <text:p>First.direction.sd</text:p>
          </table:table-cell>
          <table:table-cell office:value-type="string" table:style-name="ce1">
            <text:p>Second.direction.n</text:p>
          </table:table-cell>
          <table:table-cell office:value-type="string" table:style-name="ce1">
            <text:p>Second.direction.min</text:p>
          </table:table-cell>
          <table:table-cell office:value-type="string" table:style-name="ce1">
            <text:p>Second.direction.max</text:p>
          </table:table-cell>
          <table:table-cell office:value-type="string" table:style-name="ce1">
            <text:p>Second.direction.mean</text:p>
          </table:table-cell>
          <table:table-cell office:value-type="string" table:style-name="ce1">
            <text:p>Second.direction.median</text:p>
          </table:table-cell>
          <table:table-cell office:value-type="string" table:style-name="ce1">
            <text:p>Second.direction.sd</text:p>
          </table:table-cell>
          <table:table-cell office:value-type="string" table:style-name="ce1">
            <text:p>Third.direction.n</text:p>
          </table:table-cell>
          <table:table-cell office:value-type="string" table:style-name="ce1">
            <text:p>Third.direction.min</text:p>
          </table:table-cell>
          <table:table-cell office:value-type="string" table:style-name="ce1">
            <text:p>Third.direction.max</text:p>
          </table:table-cell>
          <table:table-cell office:value-type="string" table:style-name="ce1">
            <text:p>Third.direction.mean</text:p>
          </table:table-cell>
          <table:table-cell office:value-type="string" table:style-name="ce1">
            <text:p>Third.direction.median</text:p>
          </table:table-cell>
          <table:table-cell office:value-type="string" table:style-name="ce1">
            <text:p>Third.direction.sd</text:p>
          </table:table-cell>
          <table:table-cell office:value-type="string" table:style-name="ce1">
            <text:p>Texture.isotropy.n</text:p>
          </table:table-cell>
          <table:table-cell office:value-type="string" table:style-name="ce1">
            <text:p>Texture.isotropy.min</text:p>
          </table:table-cell>
          <table:table-cell office:value-type="string" table:style-name="ce1">
            <text:p>Texture.isotropy.max</text:p>
          </table:table-cell>
          <table:table-cell office:value-type="string" table:style-name="ce1">
            <text:p>Texture.isotropy.mean</text:p>
          </table:table-cell>
          <table:table-cell office:value-type="string" table:style-name="ce1">
            <text:p>Texture.isotropy.median</text:p>
          </table:table-cell>
          <table:table-cell office:value-type="string" table:style-name="ce1">
            <text:p>Texture.isotropy.sd</text:p>
          </table:table-cell>
          <table:table-cell office:value-type="string" table:style-name="ce1">
            <text:p>epLsar.n</text:p>
          </table:table-cell>
          <table:table-cell office:value-type="string" table:style-name="ce1">
            <text:p>epLsar.min</text:p>
          </table:table-cell>
          <table:table-cell office:value-type="string" table:style-name="ce1">
            <text:p>epLsar.max</text:p>
          </table:table-cell>
          <table:table-cell office:value-type="string" table:style-name="ce1">
            <text:p>epLsar.mean</text:p>
          </table:table-cell>
          <table:table-cell office:value-type="string" table:style-name="ce1">
            <text:p>epLsar.median</text:p>
          </table:table-cell>
          <table:table-cell office:value-type="string" table:style-name="ce1">
            <text:p>epLsar.sd</text:p>
          </table:table-cell>
          <table:table-cell office:value-type="string" table:style-name="ce1">
            <text:p>NewEplsar.n</text:p>
          </table:table-cell>
          <table:table-cell office:value-type="string" table:style-name="ce1">
            <text:p>NewEplsar.min</text:p>
          </table:table-cell>
          <table:table-cell office:value-type="string" table:style-name="ce1">
            <text:p>NewEplsar.max</text:p>
          </table:table-cell>
          <table:table-cell office:value-type="string" table:style-name="ce1">
            <text:p>NewEplsar.mean</text:p>
          </table:table-cell>
          <table:table-cell office:value-type="string" table:style-name="ce1">
            <text:p>NewEplsar.median</text:p>
          </table:table-cell>
          <table:table-cell office:value-type="string" table:style-name="ce1">
            <text:p>NewEplsar.sd</text:p>
          </table:table-cell>
          <table:table-cell office:value-type="string" table:style-name="ce1">
            <text:p>Asfc.n</text:p>
          </table:table-cell>
          <table:table-cell office:value-type="string" table:style-name="ce1">
            <text:p>Asfc.min</text:p>
          </table:table-cell>
          <table:table-cell office:value-type="string" table:style-name="ce1">
            <text:p>Asfc.max</text:p>
          </table:table-cell>
          <table:table-cell office:value-type="string" table:style-name="ce1">
            <text:p>Asfc.mean</text:p>
          </table:table-cell>
          <table:table-cell office:value-type="string" table:style-name="ce1">
            <text:p>Asfc.median</text:p>
          </table:table-cell>
          <table:table-cell office:value-type="string" table:style-name="ce1">
            <text:p>Asfc.sd</text:p>
          </table:table-cell>
          <table:table-cell office:value-type="string" table:style-name="ce1">
            <text:p>Smfc.n</text:p>
          </table:table-cell>
          <table:table-cell office:value-type="string" table:style-name="ce1">
            <text:p>Smfc.min</text:p>
          </table:table-cell>
          <table:table-cell office:value-type="string" table:style-name="ce1">
            <text:p>Smfc.max</text:p>
          </table:table-cell>
          <table:table-cell office:value-type="string" table:style-name="ce1">
            <text:p>Smfc.mean</text:p>
          </table:table-cell>
          <table:table-cell office:value-type="string" table:style-name="ce1">
            <text:p>Smfc.median</text:p>
          </table:table-cell>
          <table:table-cell office:value-type="string" table:style-name="ce1">
            <text:p>Smfc.sd</text:p>
          </table:table-cell>
          <table:table-cell office:value-type="string" table:style-name="ce1">
            <text:p>HAsfc9.n</text:p>
          </table:table-cell>
          <table:table-cell office:value-type="string" table:style-name="ce1">
            <text:p>HAsfc9.min</text:p>
          </table:table-cell>
          <table:table-cell office:value-type="string" table:style-name="ce1">
            <text:p>HAsfc9.max</text:p>
          </table:table-cell>
          <table:table-cell office:value-type="string" table:style-name="ce1">
            <text:p>HAsfc9.mean</text:p>
          </table:table-cell>
          <table:table-cell office:value-type="string" table:style-name="ce1">
            <text:p>HAsfc9.median</text:p>
          </table:table-cell>
          <table:table-cell office:value-type="string" table:style-name="ce1">
            <text:p>HAsfc9.sd</text:p>
          </table:table-cell>
          <table:table-cell office:value-type="string" table:style-name="ce1">
            <text:p>HAsfc81.n</text:p>
          </table:table-cell>
          <table:table-cell office:value-type="string" table:style-name="ce1">
            <text:p>HAsfc81.min</text:p>
          </table:table-cell>
          <table:table-cell office:value-type="string" table:style-name="ce1">
            <text:p>HAsfc81.max</text:p>
          </table:table-cell>
          <table:table-cell office:value-type="string" table:style-name="ce1">
            <text:p>HAsfc81.mean</text:p>
          </table:table-cell>
          <table:table-cell office:value-type="string" table:style-name="ce1">
            <text:p>HAsfc81.median</text:p>
          </table:table-cell>
          <table:table-cell office:value-type="string" table:style-name="ce1">
            <text:p>HAsfc81.sd</text:p>
          </table:table-cell>
        </table:table-row>
        <table:table-row table:style-name="ro1">
          <table:table-cell office:value-type="string" table:style-name="ce1">
            <text:p>100x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A</text:p>
          </table:table-cell>
          <table:table-cell office:value-type="float" office:value="9" table:style-name="ce1">
            <text:p>9</text:p>
          </table:table-cell>
          <table:table-cell office:value-type="float" office:value="3.029439204" table:style-name="ce1">
            <text:p>3.029439204</text:p>
          </table:table-cell>
          <table:table-cell office:value-type="float" office:value="17.30399779" table:style-name="ce1">
            <text:p>17.30399779</text:p>
          </table:table-cell>
          <table:table-cell office:value-type="float" office:value="10.0380851464444" table:style-name="ce1">
            <text:p>10.0380851464444</text:p>
          </table:table-cell>
          <table:table-cell office:value-type="float" office:value="9.778687675" table:style-name="ce1">
            <text:p>9.778687675</text:p>
          </table:table-cell>
          <table:table-cell office:value-type="float" office:value="6.09580476285573" table:style-name="ce1">
            <text:p>6.09580476285573</text:p>
          </table:table-cell>
          <table:table-cell office:value-type="float" office:value="9" table:style-name="ce1">
            <text:p>9</text:p>
          </table:table-cell>
          <table:table-cell office:value-type="float" office:value="1.159639001" table:style-name="ce1">
            <text:p>1.159639001</text:p>
          </table:table-cell>
          <table:table-cell office:value-type="float" office:value="2.244968527" table:style-name="ce1">
            <text:p>2.244968527</text:p>
          </table:table-cell>
          <table:table-cell office:value-type="float" office:value="1.68063294555556" table:style-name="ce1">
            <text:p>1.68063294555556</text:p>
          </table:table-cell>
          <table:table-cell office:value-type="float" office:value="1.660076741" table:style-name="ce1">
            <text:p>1.660076741</text:p>
          </table:table-cell>
          <table:table-cell office:value-type="float" office:value="0.43783194306626" table:style-name="ce1">
            <text:p>0.43783194306626</text:p>
          </table:table-cell>
          <table:table-cell office:value-type="float" office:value="9" table:style-name="ce1">
            <text:p>9</text:p>
          </table:table-cell>
          <table:table-cell office:value-type="float" office:value="-0.3552218013" table:style-name="ce1">
            <text:p>-0.3552218013</text:p>
          </table:table-cell>
          <table:table-cell office:value-type="float" office:value="2.971046905" table:style-name="ce1">
            <text:p>2.971046905</text:p>
          </table:table-cell>
          <table:table-cell office:value-type="float" office:value="1.32920665344444" table:style-name="ce1">
            <text:p>1.32920665344444</text:p>
          </table:table-cell>
          <table:table-cell office:value-type="float" office:value="1.453657055" table:style-name="ce1">
            <text:p>1.453657055</text:p>
          </table:table-cell>
          <table:table-cell office:value-type="float" office:value="1.40439536925592" table:style-name="ce1">
            <text:p>1.40439536925592</text:p>
          </table:table-cell>
          <table:table-cell office:value-type="float" office:value="9" table:style-name="ce1">
            <text:p>9</text:p>
          </table:table-cell>
          <table:table-cell office:value-type="float" office:value="2.419064276" table:style-name="ce1">
            <text:p>2.419064276</text:p>
          </table:table-cell>
          <table:table-cell office:value-type="float" office:value="21.02096348" table:style-name="ce1">
            <text:p>21.02096348</text:p>
          </table:table-cell>
          <table:table-cell office:value-type="float" office:value="10.2218083492222" table:style-name="ce1">
            <text:p>10.2218083492222</text:p>
          </table:table-cell>
          <table:table-cell office:value-type="float" office:value="7.720734842" table:style-name="ce1">
            <text:p>7.720734842</text:p>
          </table:table-cell>
          <table:table-cell office:value-type="float" office:value="8.05138377686008" table:style-name="ce1">
            <text:p>8.05138377686008</text:p>
          </table:table-cell>
          <table:table-cell office:value-type="float" office:value="9" table:style-name="ce1">
            <text:p>9</text:p>
          </table:table-cell>
          <table:table-cell office:value-type="float" office:value="2.691938" table:style-name="ce1">
            <text:p>2.691938</text:p>
          </table:table-cell>
          <table:table-cell office:value-type="float" office:value="16.758899" table:style-name="ce1">
            <text:p>16.758899</text:p>
          </table:table-cell>
          <table:table-cell office:value-type="float" office:value="9.16013555555556" table:style-name="ce1">
            <text:p>9.16013555555556</text:p>
          </table:table-cell>
          <table:table-cell office:value-type="float" office:value="8.385795" table:style-name="ce1">
            <text:p>8.385795</text:p>
          </table:table-cell>
          <table:table-cell office:value-type="float" office:value="5.91073265892666" table:style-name="ce1">
            <text:p>5.91073265892666</text:p>
          </table:table-cell>
          <table:table-cell office:value-type="float" office:value="9" table:style-name="ce1">
            <text:p>9</text:p>
          </table:table-cell>
          <table:table-cell office:value-type="float" office:value="3.171959" table:style-name="ce1">
            <text:p>3.171959</text:p>
          </table:table-cell>
          <table:table-cell office:value-type="float" office:value="4.992381" table:style-name="ce1">
            <text:p>4.992381</text:p>
          </table:table-cell>
          <table:table-cell office:value-type="float" office:value="3.89305466666667" table:style-name="ce1">
            <text:p>3.89305466666667</text:p>
          </table:table-cell>
          <table:table-cell office:value-type="float" office:value="3.451509" table:style-name="ce1">
            <text:p>3.451509</text:p>
          </table:table-cell>
          <table:table-cell office:value-type="float" office:value="0.79217974710368" table:style-name="ce1">
            <text:p>0.79217974710368</text:p>
          </table:table-cell>
          <table:table-cell office:value-type="float" office:value="9" table:style-name="ce1">
            <text:p>9</text:p>
          </table:table-cell>
          <table:table-cell office:value-type="float" office:value="5.863897" table:style-name="ce1">
            <text:p>5.863897</text:p>
          </table:table-cell>
          <table:table-cell office:value-type="float" office:value="21.679156" table:style-name="ce1">
            <text:p>21.679156</text:p>
          </table:table-cell>
          <table:table-cell office:value-type="float" office:value="13.0531902222222" table:style-name="ce1">
            <text:p>13.0531902222222</text:p>
          </table:table-cell>
          <table:table-cell office:value-type="float" office:value="11.837304" table:style-name="ce1">
            <text:p>11.837304</text:p>
          </table:table-cell>
          <table:table-cell office:value-type="float" office:value="6.65954339574261" table:style-name="ce1">
            <text:p>6.65954339574261</text:p>
          </table:table-cell>
          <table:table-cell office:value-type="float" office:value="9" table:style-name="ce1">
            <text:p>9</text:p>
          </table:table-cell>
          <table:table-cell office:value-type="float" office:value="0.9563751082" table:style-name="ce1">
            <text:p>0.9563751082</text:p>
          </table:table-cell>
          <table:table-cell office:value-type="float" office:value="1.454134541" table:style-name="ce1">
            <text:p>1.454134541</text:p>
          </table:table-cell>
          <table:table-cell office:value-type="float" office:value="1.18722546011111" table:style-name="ce1">
            <text:p>1.18722546011111</text:p>
          </table:table-cell>
          <table:table-cell office:value-type="float" office:value="1.153874354" table:style-name="ce1">
            <text:p>1.153874354</text:p>
          </table:table-cell>
          <table:table-cell office:value-type="float" office:value="0.200623191069568" table:style-name="ce1">
            <text:p>0.200623191069568</text:p>
          </table:table-cell>
          <table:table-cell office:value-type="float" office:value="9" table:style-name="ce1">
            <text:p>9</text:p>
          </table:table-cell>
          <table:table-cell office:value-type="float" office:value="0.2107577466" table:style-name="ce1">
            <text:p>0.2107577466</text:p>
          </table:table-cell>
          <table:table-cell office:value-type="float" office:value="5.865499589" table:style-name="ce1">
            <text:p>5.865499589</text:p>
          </table:table-cell>
          <table:table-cell office:value-type="float" office:value="1.94781629258889" table:style-name="ce1">
            <text:p>1.94781629258889</text:p>
          </table:table-cell>
          <table:table-cell office:value-type="float" office:value="0.3790765609" table:style-name="ce1">
            <text:p>0.3790765609</text:p>
          </table:table-cell>
          <table:table-cell office:value-type="float" office:value="2.46629156622037" table:style-name="ce1">
            <text:p>2.46629156622037</text:p>
          </table:table-cell>
          <table:table-cell office:value-type="float" office:value="9" table:style-name="ce1">
            <text:p>9</text:p>
          </table:table-cell>
          <table:table-cell office:value-type="float" office:value="1.299871441" table:style-name="ce1">
            <text:p>1.299871441</text:p>
          </table:table-cell>
          <table:table-cell office:value-type="float" office:value="1.661310314" table:style-name="ce1">
            <text:p>1.661310314</text:p>
          </table:table-cell>
          <table:table-cell office:value-type="float" office:value="1.47988391811111" table:style-name="ce1">
            <text:p>1.47988391811111</text:p>
          </table:table-cell>
          <table:table-cell office:value-type="float" office:value="1.466514006" table:style-name="ce1">
            <text:p>1.466514006</text:p>
          </table:table-cell>
          <table:table-cell office:value-type="float" office:value="0.14469433352637" table:style-name="ce1">
            <text:p>0.14469433352637</text:p>
          </table:table-cell>
          <table:table-cell office:value-type="float" office:value="9" table:style-name="ce1">
            <text:p>9</text:p>
          </table:table-cell>
          <table:table-cell office:value-type="float" office:value="2.478542335" table:style-name="ce1">
            <text:p>2.478542335</text:p>
          </table:table-cell>
          <table:table-cell office:value-type="float" office:value="3.360698586" table:style-name="ce1">
            <text:p>3.360698586</text:p>
          </table:table-cell>
          <table:table-cell office:value-type="float" office:value="2.86768384622222" table:style-name="ce1">
            <text:p>2.86768384622222</text:p>
          </table:table-cell>
          <table:table-cell office:value-type="float" office:value="2.773391535" table:style-name="ce1">
            <text:p>2.773391535</text:p>
          </table:table-cell>
          <table:table-cell office:value-type="float" office:value="0.342944120916345" table:style-name="ce1">
            <text:p>0.342944120916345</text:p>
          </table:table-cell>
          <table:table-cell office:value-type="float" office:value="9" table:style-name="ce1">
            <text:p>9</text:p>
          </table:table-cell>
          <table:table-cell office:value-type="float" office:value="15.04553967" table:style-name="ce1">
            <text:p>15.04553967</text:p>
          </table:table-cell>
          <table:table-cell office:value-type="float" office:value="20.72644025" table:style-name="ce1">
            <text:p>20.72644025</text:p>
          </table:table-cell>
          <table:table-cell office:value-type="float" office:value="17.0033660577778" table:style-name="ce1">
            <text:p>17.0033660577778</text:p>
          </table:table-cell>
          <table:table-cell office:value-type="float" office:value="15.36485451" table:style-name="ce1">
            <text:p>15.36485451</text:p>
          </table:table-cell>
          <table:table-cell office:value-type="float" office:value="2.62290071178144" table:style-name="ce1">
            <text:p>2.62290071178144</text:p>
          </table:table-cell>
          <table:table-cell office:value-type="float" office:value="9" table:style-name="ce1">
            <text:p>9</text:p>
          </table:table-cell>
          <table:table-cell office:value-type="float" office:value="0.2604630607" table:style-name="ce1">
            <text:p>0.2604630607</text:p>
          </table:table-cell>
          <table:table-cell office:value-type="float" office:value="0.5567233555" table:style-name="ce1">
            <text:p>0.5567233555</text:p>
          </table:table-cell>
          <table:table-cell office:value-type="float" office:value="0.399785001022222" table:style-name="ce1">
            <text:p>0.399785001022222</text:p>
          </table:table-cell>
          <table:table-cell office:value-type="float" office:value="0.3964592042" table:style-name="ce1">
            <text:p>0.3964592042</text:p>
          </table:table-cell>
          <table:table-cell office:value-type="float" office:value="0.120992729499575" table:style-name="ce1">
            <text:p>0.120992729499575</text:p>
          </table:table-cell>
          <table:table-cell office:value-type="float" office:value="9" table:style-name="ce1">
            <text:p>9</text:p>
          </table:table-cell>
          <table:table-cell office:value-type="float" office:value="58.51425571" table:style-name="ce1">
            <text:p>58.51425571</text:p>
          </table:table-cell>
          <table:table-cell office:value-type="float" office:value="176.9911768" table:style-name="ce1">
            <text:p>176.9911768</text:p>
          </table:table-cell>
          <table:table-cell office:value-type="float" office:value="106.584509401111" table:style-name="ce1">
            <text:p>106.584509401111</text:p>
          </table:table-cell>
          <table:table-cell office:value-type="float" office:value="84.49233642" table:style-name="ce1">
            <text:p>84.49233642</text:p>
          </table:table-cell>
          <table:table-cell office:value-type="float" office:value="53.8107596024268" table:style-name="ce1">
            <text:p>53.8107596024268</text:p>
          </table:table-cell>
          <table:table-cell office:value-type="float" office:value="9" table:style-name="ce1">
            <text:p>9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.175793189" table:style-name="ce1">
            <text:p>0.175793189</text:p>
          </table:table-cell>
          <table:table-cell office:value-type="float" office:value="0.4100509485" table:style-name="ce1">
            <text:p>0.4100509485</text:p>
          </table:table-cell>
          <table:table-cell office:value-type="float" office:value="0.318041640488889" table:style-name="ce1">
            <text:p>0.318041640488889</text:p>
          </table:table-cell>
          <table:table-cell office:value-type="float" office:value="0.3734986947" table:style-name="ce1">
            <text:p>0.3734986947</text:p>
          </table:table-cell>
          <table:table-cell office:value-type="float" office:value="0.106982395840827" table:style-name="ce1">
            <text:p>0.106982395840827</text:p>
          </table:table-cell>
          <table:table-cell office:value-type="float" office:value="9" table:style-name="ce1">
            <text:p>9</text:p>
          </table:table-cell>
          <table:table-cell office:value-type="float" office:value="1.461777572" table:style-name="ce1">
            <text:p>1.461777572</text:p>
          </table:table-cell>
          <table:table-cell office:value-type="float" office:value="4.876692902" table:style-name="ce1">
            <text:p>4.876692902</text:p>
          </table:table-cell>
          <table:table-cell office:value-type="float" office:value="3.43932154411111" table:style-name="ce1">
            <text:p>3.43932154411111</text:p>
          </table:table-cell>
          <table:table-cell office:value-type="float" office:value="4.018479144" table:style-name="ce1">
            <text:p>4.018479144</text:p>
          </table:table-cell>
          <table:table-cell office:value-type="float" office:value="1.51297813813663" table:style-name="ce1">
            <text:p>1.51297813813663</text:p>
          </table:table-cell>
          <table:table-cell office:value-type="float" office:value="9" table:style-name="ce1">
            <text:p>9</text:p>
          </table:table-cell>
          <table:table-cell office:value-type="float" office:value="0.03196542188" table:style-name="ce1">
            <text:p>0.03196542188</text:p>
          </table:table-cell>
          <table:table-cell office:value-type="float" office:value="0.2270304906" table:style-name="ce1">
            <text:p>0.2270304906</text:p>
          </table:table-cell>
          <table:table-cell office:value-type="float" office:value="0.152977729905556" table:style-name="ce1">
            <text:p>0.152977729905556</text:p>
          </table:table-cell>
          <table:table-cell office:value-type="float" office:value="0.2052963607" table:style-name="ce1">
            <text:p>0.2052963607</text:p>
          </table:table-cell>
          <table:table-cell office:value-type="float" office:value="0.0892260199184801" table:style-name="ce1">
            <text:p>0.0892260199184801</text:p>
          </table:table-cell>
          <table:table-cell office:value-type="float" office:value="9" table:style-name="ce1">
            <text:p>9</text:p>
          </table:table-cell>
          <table:table-cell office:value-type="float" office:value="1.465109427" table:style-name="ce1">
            <text:p>1.465109427</text:p>
          </table:table-cell>
          <table:table-cell office:value-type="float" office:value="1.888340647" table:style-name="ce1">
            <text:p>1.888340647</text:p>
          </table:table-cell>
          <table:table-cell office:value-type="float" office:value="1.63286166588889" table:style-name="ce1">
            <text:p>1.63286166588889</text:p>
          </table:table-cell>
          <table:table-cell office:value-type="float" office:value="1.5395089" table:style-name="ce1">
            <text:p>1.5395089</text:p>
          </table:table-cell>
          <table:table-cell office:value-type="float" office:value="0.179893329314073" table:style-name="ce1">
            <text:p>0.179893329314073</text:p>
          </table:table-cell>
          <table:table-cell office:value-type="float" office:value="9" table:style-name="ce1">
            <text:p>9</text:p>
          </table:table-cell>
          <table:table-cell office:value-type="float" office:value="0.03196542188" table:style-name="ce1">
            <text:p>0.03196542188</text:p>
          </table:table-cell>
          <table:table-cell office:value-type="float" office:value="0.2270304906" table:style-name="ce1">
            <text:p>0.2270304906</text:p>
          </table:table-cell>
          <table:table-cell office:value-type="float" office:value="0.152977729905556" table:style-name="ce1">
            <text:p>0.152977729905556</text:p>
          </table:table-cell>
          <table:table-cell office:value-type="float" office:value="0.2052963607" table:style-name="ce1">
            <text:p>0.2052963607</text:p>
          </table:table-cell>
          <table:table-cell office:value-type="float" office:value="0.0892260199184801" table:style-name="ce1">
            <text:p>0.0892260199184801</text:p>
          </table:table-cell>
          <table:table-cell office:value-type="float" office:value="9" table:style-name="ce1">
            <text:p>9</text:p>
          </table:table-cell>
          <table:table-cell office:value-type="float" office:value="1.152959113" table:style-name="ce1">
            <text:p>1.152959113</text:p>
          </table:table-cell>
          <table:table-cell office:value-type="float" office:value="1.59873091" table:style-name="ce1">
            <text:p>1.59873091</text:p>
          </table:table-cell>
          <table:table-cell office:value-type="float" office:value="1.3114439" table:style-name="ce1">
            <text:p>1.3114439</text:p>
          </table:table-cell>
          <table:table-cell office:value-type="float" office:value="1.208084791" table:style-name="ce1">
            <text:p>1.208084791</text:p>
          </table:table-cell>
          <table:table-cell office:value-type="float" office:value="0.196073451448982" table:style-name="ce1">
            <text:p>0.196073451448982</text:p>
          </table:table-cell>
          <table:table-cell office:value-type="float" office:value="9" table:style-name="ce1">
            <text:p>9</text:p>
          </table:table-cell>
          <table:table-cell office:value-type="float" office:value="1.318488887" table:style-name="ce1">
            <text:p>1.318488887</text:p>
          </table:table-cell>
          <table:table-cell office:value-type="float" office:value="1.71523009" table:style-name="ce1">
            <text:p>1.71523009</text:p>
          </table:table-cell>
          <table:table-cell office:value-type="float" office:value="1.47444621111111" table:style-name="ce1">
            <text:p>1.47444621111111</text:p>
          </table:table-cell>
          <table:table-cell office:value-type="float" office:value="1.389701593" table:style-name="ce1">
            <text:p>1.389701593</text:p>
          </table:table-cell>
          <table:table-cell office:value-type="float" office:value="0.168985671747612" table:style-name="ce1">
            <text:p>0.168985671747612</text:p>
          </table:table-cell>
          <table:table-cell office:value-type="float" office:value="9" table:style-name="ce1">
            <text:p>9</text:p>
          </table:table-cell>
          <table:table-cell office:value-type="float" office:value="0.1466205402" table:style-name="ce1">
            <text:p>0.1466205402</text:p>
          </table:table-cell>
          <table:table-cell office:value-type="float" office:value="0.173231827" table:style-name="ce1">
            <text:p>0.173231827</text:p>
          </table:table-cell>
          <table:table-cell office:value-type="float" office:value="0.158415454766667" table:style-name="ce1">
            <text:p>0.158415454766667</text:p>
          </table:table-cell>
          <table:table-cell office:value-type="float" office:value="0.1546366341" table:style-name="ce1">
            <text:p>0.1546366341</text:p>
          </table:table-cell>
          <table:table-cell office:value-type="float" office:value="0.0112988663418548" table:style-name="ce1">
            <text:p>0.0112988663418548</text:p>
          </table:table-cell>
          <table:table-cell office:value-type="float" office:value="9" table:style-name="ce1">
            <text:p>9</text:p>
          </table:table-cell>
          <table:table-cell office:value-type="float" office:value="2.286745" table:style-name="ce1">
            <text:p>2.286745</text:p>
          </table:table-cell>
          <table:table-cell office:value-type="float" office:value="4.589052" table:style-name="ce1">
            <text:p>4.589052</text:p>
          </table:table-cell>
          <table:table-cell office:value-type="float" office:value="3.51239710744444" table:style-name="ce1">
            <text:p>3.51239710744444</text:p>
          </table:table-cell>
          <table:table-cell office:value-type="float" office:value="3.640133667" table:style-name="ce1">
            <text:p>3.640133667</text:p>
          </table:table-cell>
          <table:table-cell office:value-type="float" office:value="0.981504824078966" table:style-name="ce1">
            <text:p>0.981504824078966</text:p>
          </table:table-cell>
          <table:table-cell office:value-type="float" office:value="9" table:style-name="ce1">
            <text:p>9</text:p>
          </table:table-cell>
          <table:table-cell office:value-type="float" office:value="0.791866183" table:style-name="ce1">
            <text:p>0.791866183</text:p>
          </table:table-cell>
          <table:table-cell office:value-type="float" office:value="1.312929646" table:style-name="ce1">
            <text:p>1.312929646</text:p>
          </table:table-cell>
          <table:table-cell office:value-type="float" office:value="1.0228082697" table:style-name="ce1">
            <text:p>1.0228082697</text:p>
          </table:table-cell>
          <table:table-cell office:value-type="float" office:value="0.9593345829" table:style-name="ce1">
            <text:p>0.9593345829</text:p>
          </table:table-cell>
          <table:table-cell office:value-type="float" office:value="0.216112821878005" table:style-name="ce1">
            <text:p>0.216112821878005</text:p>
          </table:table-cell>
          <table:table-cell office:value-type="float" office:value="9" table:style-name="ce1">
            <text:p>9</text:p>
          </table:table-cell>
          <table:table-cell office:value-type="float" office:value="2022.394225" table:style-name="ce1">
            <text:p>2022.394225</text:p>
          </table:table-cell>
          <table:table-cell office:value-type="float" office:value="2719.018093" table:style-name="ce1">
            <text:p>2719.018093</text:p>
          </table:table-cell>
          <table:table-cell office:value-type="float" office:value="2319.107897" table:style-name="ce1">
            <text:p>2319.107897</text:p>
          </table:table-cell>
          <table:table-cell office:value-type="float" office:value="2210.950438" table:style-name="ce1">
            <text:p>2210.950438</text:p>
          </table:table-cell>
          <table:table-cell office:value-type="float" office:value="309.078538609301" table:style-name="ce1">
            <text:p>309.078538609301</text:p>
          </table:table-cell>
          <table:table-cell office:value-type="float" office:value="9" table:style-name="ce1">
            <text:p>9</text:p>
          </table:table-cell>
          <table:table-cell office:value-type="float" office:value="0.01758599788" table:style-name="ce1">
            <text:p>0.01758599788</text:p>
          </table:table-cell>
          <table:table-cell office:value-type="float" office:value="90.0030828" table:style-name="ce1">
            <text:p>90.0030828</text:p>
          </table:table-cell>
          <table:table-cell office:value-type="float" office:value="42.3414241265622" table:style-name="ce1">
            <text:p>42.3414241265622</text:p>
          </table:table-cell>
          <table:table-cell office:value-type="float" office:value="37.00373754" table:style-name="ce1">
            <text:p>37.00373754</text:p>
          </table:table-cell>
          <table:table-cell office:value-type="float" office:value="39.1668314606441" table:style-name="ce1">
            <text:p>39.1668314606441</text:p>
          </table:table-cell>
          <table:table-cell office:value-type="float" office:value="9" table:style-name="ce1">
            <text:p>9</text:p>
          </table:table-cell>
          <table:table-cell office:value-type="float" office:value="37.01839493" table:style-name="ce1">
            <text:p>37.01839493</text:p>
          </table:table-cell>
          <table:table-cell office:value-type="float" office:value="90.00751472" table:style-name="ce1">
            <text:p>90.00751472</text:p>
          </table:table-cell>
          <table:table-cell office:value-type="float" office:value="66.7148187855556" table:style-name="ce1">
            <text:p>66.7148187855556</text:p>
          </table:table-cell>
          <table:table-cell office:value-type="float" office:value="84.2687718" table:style-name="ce1">
            <text:p>84.2687718</text:p>
          </table:table-cell>
          <table:table-cell office:value-type="float" office:value="24.3865750707658" table:style-name="ce1">
            <text:p>24.3865750707658</text:p>
          </table:table-cell>
          <table:table-cell office:value-type="float" office:value="9" table:style-name="ce1">
            <text:p>9</text:p>
          </table:table-cell>
          <table:table-cell office:value-type="float" office:value="20.4547003" table:style-name="ce1">
            <text:p>20.4547003</text:p>
          </table:table-cell>
          <table:table-cell office:value-type="float" office:value="142.9949404" table:style-name="ce1">
            <text:p>142.9949404</text:p>
          </table:table-cell>
          <table:table-cell office:value-type="float" office:value="89.9810873877778" table:style-name="ce1">
            <text:p>89.9810873877778</text:p>
          </table:table-cell>
          <table:table-cell office:value-type="float" office:value="78.66287422" table:style-name="ce1">
            <text:p>78.66287422</text:p>
          </table:table-cell>
          <table:table-cell office:value-type="float" office:value="44.3771425546467" table:style-name="ce1">
            <text:p>44.3771425546467</text:p>
          </table:table-cell>
          <table:table-cell office:value-type="float" office:value="9" table:style-name="ce1">
            <text:p>9</text:p>
          </table:table-cell>
          <table:table-cell office:value-type="float" office:value="47.34345062" table:style-name="ce1">
            <text:p>47.34345062</text:p>
          </table:table-cell>
          <table:table-cell office:value-type="float" office:value="72.77926151" table:style-name="ce1">
            <text:p>72.77926151</text:p>
          </table:table-cell>
          <table:table-cell office:value-type="float" office:value="61.6188882833333" table:style-name="ce1">
            <text:p>61.6188882833333</text:p>
          </table:table-cell>
          <table:table-cell office:value-type="float" office:value="63.50677264" table:style-name="ce1">
            <text:p>63.50677264</text:p>
          </table:table-cell>
          <table:table-cell office:value-type="float" office:value="7.91025418667217" table:style-name="ce1">
            <text:p>7.91025418667217</text:p>
          </table:table-cell>
          <table:table-cell office:value-type="float" office:value="9" table:style-name="ce1">
            <text:p>9</text:p>
          </table:table-cell>
          <table:table-cell office:value-type="float" office:value="0.001128927582" table:style-name="ce1">
            <text:p>0.001128927582</text:p>
          </table:table-cell>
          <table:table-cell office:value-type="float" office:value="0.003074548286" table:style-name="ce1">
            <text:p>0.003074548286</text:p>
          </table:table-cell>
          <table:table-cell office:value-type="float" office:value="0.00188934192077778" table:style-name="ce1">
            <text:p>0.00188934192077778</text:p>
          </table:table-cell>
          <table:table-cell office:value-type="float" office:value="0.001522344197" table:style-name="ce1">
            <text:p>0.001522344197</text:p>
          </table:table-cell>
          <table:table-cell office:value-type="float" office:value="0.000832408556425221" table:style-name="ce1">
            <text:p>0.000832408556425221</text:p>
          </table:table-cell>
          <table:table-cell office:value-type="float" office:value="9" table:style-name="ce1">
            <text:p>9</text:p>
          </table:table-cell>
          <table:table-cell office:value-type="float" office:value="0.01718885164" table:style-name="ce1">
            <text:p>0.01718885164</text:p>
          </table:table-cell>
          <table:table-cell office:value-type="float" office:value="0.01892800391" table:style-name="ce1">
            <text:p>0.01892800391</text:p>
          </table:table-cell>
          <table:table-cell office:value-type="float" office:value="0.0179467222955556" table:style-name="ce1">
            <text:p>0.0179467222955556</text:p>
          </table:table-cell>
          <table:table-cell office:value-type="float" office:value="0.01773082041" table:style-name="ce1">
            <text:p>0.01773082041</text:p>
          </table:table-cell>
          <table:table-cell office:value-type="float" office:value="0.000727613182579767" table:style-name="ce1">
            <text:p>0.000727613182579767</text:p>
          </table:table-cell>
          <table:table-cell office:value-type="float" office:value="9" table:style-name="ce1">
            <text:p>9</text:p>
          </table:table-cell>
          <table:table-cell office:value-type="float" office:value="1.787470208" table:style-name="ce1">
            <text:p>1.787470208</text:p>
          </table:table-cell>
          <table:table-cell office:value-type="float" office:value="9.401217498" table:style-name="ce1">
            <text:p>9.401217498</text:p>
          </table:table-cell>
          <table:table-cell office:value-type="float" office:value="4.83634547766667" table:style-name="ce1">
            <text:p>4.83634547766667</text:p>
          </table:table-cell>
          <table:table-cell office:value-type="float" office:value="4.395706653" table:style-name="ce1">
            <text:p>4.395706653</text:p>
          </table:table-cell>
          <table:table-cell office:value-type="float" office:value="2.86117833790194" table:style-name="ce1">
            <text:p>2.86117833790194</text:p>
          </table:table-cell>
          <table:table-cell office:value-type="float" office:value="9" table:style-name="ce1">
            <text:p>9</text:p>
          </table:table-cell>
          <table:table-cell office:value-type="float" office:value="4.419017355" table:style-name="ce1">
            <text:p>4.419017355</text:p>
          </table:table-cell>
          <table:table-cell office:value-type="float" office:value="86.15294511" table:style-name="ce1">
            <text:p>86.15294511</text:p>
          </table:table-cell>
          <table:table-cell office:value-type="float" office:value="40.4709860407778" table:style-name="ce1">
            <text:p>40.4709860407778</text:p>
          </table:table-cell>
          <table:table-cell office:value-type="float" office:value="48.78198793" table:style-name="ce1">
            <text:p>48.78198793</text:p>
          </table:table-cell>
          <table:table-cell office:value-type="float" office:value="27.5457188138513" table:style-name="ce1">
            <text:p>27.5457188138513</text:p>
          </table:table-cell>
          <table:table-cell office:value-type="float" office:value="9" table:style-name="ce1">
            <text:p>9</text:p>
          </table:table-cell>
          <table:table-cell office:value-type="float" office:value="0.1722547748" table:style-name="ce1">
            <text:p>0.1722547748</text:p>
          </table:table-cell>
          <table:table-cell office:value-type="float" office:value="3.110228385" table:style-name="ce1">
            <text:p>3.110228385</text:p>
          </table:table-cell>
          <table:table-cell office:value-type="float" office:value="1.05762656441111" table:style-name="ce1">
            <text:p>1.05762656441111</text:p>
          </table:table-cell>
          <table:table-cell office:value-type="float" office:value="0.9586738137" table:style-name="ce1">
            <text:p>0.9586738137</text:p>
          </table:table-cell>
          <table:table-cell office:value-type="float" office:value="0.912717707111806" table:style-name="ce1">
            <text:p>0.912717707111806</text:p>
          </table:table-cell>
          <table:table-cell office:value-type="float" office:value="9" table:style-name="ce1">
            <text:p>9</text:p>
          </table:table-cell>
          <table:table-cell office:value-type="float" office:value="0.5164331512" table:style-name="ce1">
            <text:p>0.5164331512</text:p>
          </table:table-cell>
          <table:table-cell office:value-type="float" office:value="5.05550126" table:style-name="ce1">
            <text:p>5.05550126</text:p>
          </table:table-cell>
          <table:table-cell office:value-type="float" office:value="2.22724774597778" table:style-name="ce1">
            <text:p>2.22724774597778</text:p>
          </table:table-cell>
          <table:table-cell office:value-type="float" office:value="1.688076119" table:style-name="ce1">
            <text:p>1.688076119</text:p>
          </table:table-cell>
          <table:table-cell office:value-type="float" office:value="1.82762664241928" table:style-name="ce1">
            <text:p>1.82762664241928</text:p>
          </table:table-cell>
        </table:table-row>
        <table:table-row table:style-name="ro1">
          <table:table-cell office:value-type="string" table:style-name="ce1">
            <text:p>100x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B</text:p>
          </table:table-cell>
          <table:table-cell office:value-type="float" office:value="12" table:style-name="ce1">
            <text:p>12</text:p>
          </table:table-cell>
          <table:table-cell office:value-type="float" office:value="1.132303652" table:style-name="ce1">
            <text:p>1.132303652</text:p>
          </table:table-cell>
          <table:table-cell office:value-type="float" office:value="7.703258353" table:style-name="ce1">
            <text:p>7.703258353</text:p>
          </table:table-cell>
          <table:table-cell office:value-type="float" office:value="5.54111525741667" table:style-name="ce1">
            <text:p>5.54111525741667</text:p>
          </table:table-cell>
          <table:table-cell office:value-type="float" office:value="6.718237103" table:style-name="ce1">
            <text:p>6.718237103</text:p>
          </table:table-cell>
          <table:table-cell office:value-type="float" office:value="2.62475751480269" table:style-name="ce1">
            <text:p>2.62475751480269</text:p>
          </table:table-cell>
          <table:table-cell office:value-type="float" office:value="12" table:style-name="ce1">
            <text:p>12</text:p>
          </table:table-cell>
          <table:table-cell office:value-type="float" office:value="1.011471856" table:style-name="ce1">
            <text:p>1.011471856</text:p>
          </table:table-cell>
          <table:table-cell office:value-type="float" office:value="2.989016393" table:style-name="ce1">
            <text:p>2.989016393</text:p>
          </table:table-cell>
          <table:table-cell office:value-type="float" office:value="1.82040150675" table:style-name="ce1">
            <text:p>1.82040150675</text:p>
          </table:table-cell>
          <table:table-cell office:value-type="float" office:value="1.597983948" table:style-name="ce1">
            <text:p>1.597983948</text:p>
          </table:table-cell>
          <table:table-cell office:value-type="float" office:value="0.765997589278226" table:style-name="ce1">
            <text:p>0.765997589278226</text:p>
          </table:table-cell>
          <table:table-cell office:value-type="float" office:value="12" table:style-name="ce1">
            <text:p>12</text:p>
          </table:table-cell>
          <table:table-cell office:value-type="float" office:value="-1.29346291" table:style-name="ce1">
            <text:p>-1.29346291</text:p>
          </table:table-cell>
          <table:table-cell office:value-type="float" office:value="0.2973527184" table:style-name="ce1">
            <text:p>0.2973527184</text:p>
          </table:table-cell>
          <table:table-cell office:value-type="float" office:value="-0.3873834799725" table:style-name="ce1">
            <text:p>-0.3873834799725</text:p>
          </table:table-cell>
          <table:table-cell office:value-type="float" office:value="-0.317808430815" table:style-name="ce1">
            <text:p>-0.317808430815</text:p>
          </table:table-cell>
          <table:table-cell office:value-type="float" office:value="0.604301811651921" table:style-name="ce1">
            <text:p>0.604301811651921</text:p>
          </table:table-cell>
          <table:table-cell office:value-type="float" office:value="12" table:style-name="ce1">
            <text:p>12</text:p>
          </table:table-cell>
          <table:table-cell office:value-type="float" office:value="2.674084083" table:style-name="ce1">
            <text:p>2.674084083</text:p>
          </table:table-cell>
          <table:table-cell office:value-type="float" office:value="6.595203356" table:style-name="ce1">
            <text:p>6.595203356</text:p>
          </table:table-cell>
          <table:table-cell office:value-type="float" office:value="3.84813428358333" table:style-name="ce1">
            <text:p>3.84813428358333</text:p>
          </table:table-cell>
          <table:table-cell office:value-type="float" office:value="3.0149488515" table:style-name="ce1">
            <text:p>3.0149488515</text:p>
          </table:table-cell>
          <table:table-cell office:value-type="float" office:value="1.33272899609849" table:style-name="ce1">
            <text:p>1.33272899609849</text:p>
          </table:table-cell>
          <table:table-cell office:value-type="float" office:value="12" table:style-name="ce1">
            <text:p>12</text:p>
          </table:table-cell>
          <table:table-cell office:value-type="float" office:value="2.517291" table:style-name="ce1">
            <text:p>2.517291</text:p>
          </table:table-cell>
          <table:table-cell office:value-type="float" office:value="7.563302" table:style-name="ce1">
            <text:p>7.563302</text:p>
          </table:table-cell>
          <table:table-cell office:value-type="float" office:value="4.5286955" table:style-name="ce1">
            <text:p>4.5286955</text:p>
          </table:table-cell>
          <table:table-cell office:value-type="float" office:value="4.2339695" table:style-name="ce1">
            <text:p>4.2339695</text:p>
          </table:table-cell>
          <table:table-cell office:value-type="float" office:value="1.89842233380077" table:style-name="ce1">
            <text:p>1.89842233380077</text:p>
          </table:table-cell>
          <table:table-cell office:value-type="float" office:value="12" table:style-name="ce1">
            <text:p>12</text:p>
          </table:table-cell>
          <table:table-cell office:value-type="float" office:value="3.407908" table:style-name="ce1">
            <text:p>3.407908</text:p>
          </table:table-cell>
          <table:table-cell office:value-type="float" office:value="10.804258" table:style-name="ce1">
            <text:p>10.804258</text:p>
          </table:table-cell>
          <table:table-cell office:value-type="float" office:value="6.7964745" table:style-name="ce1">
            <text:p>6.7964745</text:p>
          </table:table-cell>
          <table:table-cell office:value-type="float" office:value="6.0097065" table:style-name="ce1">
            <text:p>6.0097065</text:p>
          </table:table-cell>
          <table:table-cell office:value-type="float" office:value="2.6142728370479" table:style-name="ce1">
            <text:p>2.6142728370479</text:p>
          </table:table-cell>
          <table:table-cell office:value-type="float" office:value="12" table:style-name="ce1">
            <text:p>12</text:p>
          </table:table-cell>
          <table:table-cell office:value-type="float" office:value="5.9769" table:style-name="ce1">
            <text:p>5.9769</text:p>
          </table:table-cell>
          <table:table-cell office:value-type="float" office:value="17.254167" table:style-name="ce1">
            <text:p>17.254167</text:p>
          </table:table-cell>
          <table:table-cell office:value-type="float" office:value="11.32517" table:style-name="ce1">
            <text:p>11.32517</text:p>
          </table:table-cell>
          <table:table-cell office:value-type="float" office:value="10.278845" table:style-name="ce1">
            <text:p>10.278845</text:p>
          </table:table-cell>
          <table:table-cell office:value-type="float" office:value="4.29852612428966" table:style-name="ce1">
            <text:p>4.29852612428966</text:p>
          </table:table-cell>
          <table:table-cell office:value-type="float" office:value="12" table:style-name="ce1">
            <text:p>12</text:p>
          </table:table-cell>
          <table:table-cell office:value-type="float" office:value="0.8198351573" table:style-name="ce1">
            <text:p>0.8198351573</text:p>
          </table:table-cell>
          <table:table-cell office:value-type="float" office:value="2.35450403" table:style-name="ce1">
            <text:p>2.35450403</text:p>
          </table:table-cell>
          <table:table-cell office:value-type="float" office:value="1.41978314179167" table:style-name="ce1">
            <text:p>1.41978314179167</text:p>
          </table:table-cell>
          <table:table-cell office:value-type="float" office:value="1.229517524" table:style-name="ce1">
            <text:p>1.229517524</text:p>
          </table:table-cell>
          <table:table-cell office:value-type="float" office:value="0.603117136701619" table:style-name="ce1">
            <text:p>0.603117136701619</text:p>
          </table:table-cell>
          <table:table-cell office:value-type="float" office:value="12" table:style-name="ce1">
            <text:p>12</text:p>
          </table:table-cell>
          <table:table-cell office:value-type="float" office:value="0.4605404274" table:style-name="ce1">
            <text:p>0.4605404274</text:p>
          </table:table-cell>
          <table:table-cell office:value-type="float" office:value="9.69679618" table:style-name="ce1">
            <text:p>9.69679618</text:p>
          </table:table-cell>
          <table:table-cell office:value-type="float" office:value="3.55458365643333" table:style-name="ce1">
            <text:p>3.55458365643333</text:p>
          </table:table-cell>
          <table:table-cell office:value-type="float" office:value="2.223255861" table:style-name="ce1">
            <text:p>2.223255861</text:p>
          </table:table-cell>
          <table:table-cell office:value-type="float" office:value="3.16002071489251" table:style-name="ce1">
            <text:p>3.16002071489251</text:p>
          </table:table-cell>
          <table:table-cell office:value-type="float" office:value="12" table:style-name="ce1">
            <text:p>12</text:p>
          </table:table-cell>
          <table:table-cell office:value-type="float" office:value="1.402521684" table:style-name="ce1">
            <text:p>1.402521684</text:p>
          </table:table-cell>
          <table:table-cell office:value-type="float" office:value="4.529189806" table:style-name="ce1">
            <text:p>4.529189806</text:p>
          </table:table-cell>
          <table:table-cell office:value-type="float" office:value="2.39142180616667" table:style-name="ce1">
            <text:p>2.39142180616667</text:p>
          </table:table-cell>
          <table:table-cell office:value-type="float" office:value="1.760793271" table:style-name="ce1">
            <text:p>1.760793271</text:p>
          </table:table-cell>
          <table:table-cell office:value-type="float" office:value="1.3105205789347" table:style-name="ce1">
            <text:p>1.3105205789347</text:p>
          </table:table-cell>
          <table:table-cell office:value-type="float" office:value="12" table:style-name="ce1">
            <text:p>12</text:p>
          </table:table-cell>
          <table:table-cell office:value-type="float" office:value="1.751259963" table:style-name="ce1">
            <text:p>1.751259963</text:p>
          </table:table-cell>
          <table:table-cell office:value-type="float" office:value="4.90381985" table:style-name="ce1">
            <text:p>4.90381985</text:p>
          </table:table-cell>
          <table:table-cell office:value-type="float" office:value="3.79434127333333" table:style-name="ce1">
            <text:p>3.79434127333333</text:p>
          </table:table-cell>
          <table:table-cell office:value-type="float" office:value="4.180913989" table:style-name="ce1">
            <text:p>4.180913989</text:p>
          </table:table-cell>
          <table:table-cell office:value-type="float" office:value="1.2129838139066" table:style-name="ce1">
            <text:p>1.2129838139066</text:p>
          </table:table-cell>
          <table:table-cell office:value-type="float" office:value="12" table:style-name="ce1">
            <text:p>12</text:p>
          </table:table-cell>
          <table:table-cell office:value-type="float" office:value="18.77993204" table:style-name="ce1">
            <text:p>18.77993204</text:p>
          </table:table-cell>
          <table:table-cell office:value-type="float" office:value="24.94952495" table:style-name="ce1">
            <text:p>24.94952495</text:p>
          </table:table-cell>
          <table:table-cell office:value-type="float" office:value="21.3336037183333" table:style-name="ce1">
            <text:p>21.3336037183333</text:p>
          </table:table-cell>
          <table:table-cell office:value-type="float" office:value="20.789111245" table:style-name="ce1">
            <text:p>20.789111245</text:p>
          </table:table-cell>
          <table:table-cell office:value-type="float" office:value="2.30463810289705" table:style-name="ce1">
            <text:p>2.30463810289705</text:p>
          </table:table-cell>
          <table:table-cell office:value-type="float" office:value="6" table:style-name="ce1">
            <text:p>6</text:p>
          </table:table-cell>
          <table:table-cell office:value-type="float" office:value="0.4087253579" table:style-name="ce1">
            <text:p>0.4087253579</text:p>
          </table:table-cell>
          <table:table-cell office:value-type="float" office:value="0.933805006" table:style-name="ce1">
            <text:p>0.933805006</text:p>
          </table:table-cell>
          <table:table-cell office:value-type="float" office:value="0.707527748983333" table:style-name="ce1">
            <text:p>0.707527748983333</text:p>
          </table:table-cell>
          <table:table-cell office:value-type="float" office:value="0.7642708345" table:style-name="ce1">
            <text:p>0.7642708345</text:p>
          </table:table-cell>
          <table:table-cell office:value-type="float" office:value="0.252032099491583" table:style-name="ce1">
            <text:p>0.252032099491583</text:p>
          </table:table-cell>
          <table:table-cell office:value-type="float" office:value="12" table:style-name="ce1">
            <text:p>12</text:p>
          </table:table-cell>
          <table:table-cell office:value-type="float" office:value="7.250655197" table:style-name="ce1">
            <text:p>7.250655197</text:p>
          </table:table-cell>
          <table:table-cell office:value-type="float" office:value="167.2362981" table:style-name="ce1">
            <text:p>167.2362981</text:p>
          </table:table-cell>
          <table:table-cell office:value-type="float" office:value="106.321683813917" table:style-name="ce1">
            <text:p>106.321683813917</text:p>
          </table:table-cell>
          <table:table-cell office:value-type="float" office:value="95.73836058" table:style-name="ce1">
            <text:p>95.73836058</text:p>
          </table:table-cell>
          <table:table-cell office:value-type="float" office:value="42.091257767697" table:style-name="ce1">
            <text:p>42.091257767697</text:p>
          </table:table-cell>
          <table:table-cell office:value-type="float" office:value="12" table:style-name="ce1">
            <text:p>12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676667387466667" table:style-name="ce1">
            <text:p>0.676667387466667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0633525564726463" table:style-name="ce1">
            <text:p>0.0633525564726463</text:p>
          </table:table-cell>
          <table:table-cell office:value-type="float" office:value="12" table:style-name="ce1">
            <text:p>12</text:p>
          </table:table-cell>
          <table:table-cell office:value-type="float" office:value="0.1381777032" table:style-name="ce1">
            <text:p>0.1381777032</text:p>
          </table:table-cell>
          <table:table-cell office:value-type="float" office:value="0.3074799057" table:style-name="ce1">
            <text:p>0.3074799057</text:p>
          </table:table-cell>
          <table:table-cell office:value-type="float" office:value="0.229654483333333" table:style-name="ce1">
            <text:p>0.229654483333333</text:p>
          </table:table-cell>
          <table:table-cell office:value-type="float" office:value="0.23162854055" table:style-name="ce1">
            <text:p>0.23162854055</text:p>
          </table:table-cell>
          <table:table-cell office:value-type="float" office:value="0.0677118018593431" table:style-name="ce1">
            <text:p>0.0677118018593431</text:p>
          </table:table-cell>
          <table:table-cell office:value-type="float" office:value="12" table:style-name="ce1">
            <text:p>12</text:p>
          </table:table-cell>
          <table:table-cell office:value-type="float" office:value="0.9298930574" table:style-name="ce1">
            <text:p>0.9298930574</text:p>
          </table:table-cell>
          <table:table-cell office:value-type="float" office:value="4.024301832" table:style-name="ce1">
            <text:p>4.024301832</text:p>
          </table:table-cell>
          <table:table-cell office:value-type="float" office:value="2.461690543275" table:style-name="ce1">
            <text:p>2.461690543275</text:p>
          </table:table-cell>
          <table:table-cell office:value-type="float" office:value="2.347772245" table:style-name="ce1">
            <text:p>2.347772245</text:p>
          </table:table-cell>
          <table:table-cell office:value-type="float" office:value="1.21640305054679" table:style-name="ce1">
            <text:p>1.21640305054679</text:p>
          </table:table-cell>
          <table:table-cell office:value-type="float" office:value="12" table:style-name="ce1">
            <text:p>12</text:p>
          </table:table-cell>
          <table:table-cell office:value-type="float" office:value="0.03197344001" table:style-name="ce1">
            <text:p>0.03197344001</text:p>
          </table:table-cell>
          <table:table-cell office:value-type="float" office:value="0.1213260303" table:style-name="ce1">
            <text:p>0.1213260303</text:p>
          </table:table-cell>
          <table:table-cell office:value-type="float" office:value="0.0672485202991667" table:style-name="ce1">
            <text:p>0.0672485202991667</text:p>
          </table:table-cell>
          <table:table-cell office:value-type="float" office:value="0.0577520563" table:style-name="ce1">
            <text:p>0.0577520563</text:p>
          </table:table-cell>
          <table:table-cell office:value-type="float" office:value="0.0331364614470368" table:style-name="ce1">
            <text:p>0.0331364614470368</text:p>
          </table:table-cell>
          <table:table-cell office:value-type="float" office:value="12" table:style-name="ce1">
            <text:p>12</text:p>
          </table:table-cell>
          <table:table-cell office:value-type="float" office:value="1.443109934" table:style-name="ce1">
            <text:p>1.443109934</text:p>
          </table:table-cell>
          <table:table-cell office:value-type="float" office:value="4.647587833" table:style-name="ce1">
            <text:p>4.647587833</text:p>
          </table:table-cell>
          <table:table-cell office:value-type="float" office:value="2.45867016866667" table:style-name="ce1">
            <text:p>2.45867016866667</text:p>
          </table:table-cell>
          <table:table-cell office:value-type="float" office:value="1.814789751" table:style-name="ce1">
            <text:p>1.814789751</text:p>
          </table:table-cell>
          <table:table-cell office:value-type="float" office:value="1.3423032007111" table:style-name="ce1">
            <text:p>1.3423032007111</text:p>
          </table:table-cell>
          <table:table-cell office:value-type="float" office:value="12" table:style-name="ce1">
            <text:p>12</text:p>
          </table:table-cell>
          <table:table-cell office:value-type="float" office:value="0.03197344001" table:style-name="ce1">
            <text:p>0.03197344001</text:p>
          </table:table-cell>
          <table:table-cell office:value-type="float" office:value="0.1213260303" table:style-name="ce1">
            <text:p>0.1213260303</text:p>
          </table:table-cell>
          <table:table-cell office:value-type="float" office:value="0.0672485202991667" table:style-name="ce1">
            <text:p>0.0672485202991667</text:p>
          </table:table-cell>
          <table:table-cell office:value-type="float" office:value="0.0577520563" table:style-name="ce1">
            <text:p>0.0577520563</text:p>
          </table:table-cell>
          <table:table-cell office:value-type="float" office:value="0.0331364614470368" table:style-name="ce1">
            <text:p>0.0331364614470368</text:p>
          </table:table-cell>
          <table:table-cell office:value-type="float" office:value="12" table:style-name="ce1">
            <text:p>12</text:p>
          </table:table-cell>
          <table:table-cell office:value-type="float" office:value="0.9124581674" table:style-name="ce1">
            <text:p>0.9124581674</text:p>
          </table:table-cell>
          <table:table-cell office:value-type="float" office:value="2.567554009" table:style-name="ce1">
            <text:p>2.567554009</text:p>
          </table:table-cell>
          <table:table-cell office:value-type="float" office:value="1.5681781186" table:style-name="ce1">
            <text:p>1.5681781186</text:p>
          </table:table-cell>
          <table:table-cell office:value-type="float" office:value="1.3664076945" table:style-name="ce1">
            <text:p>1.3664076945</text:p>
          </table:table-cell>
          <table:table-cell office:value-type="float" office:value="0.645215492083855" table:style-name="ce1">
            <text:p>0.645215492083855</text:p>
          </table:table-cell>
          <table:table-cell office:value-type="float" office:value="12" table:style-name="ce1">
            <text:p>12</text:p>
          </table:table-cell>
          <table:table-cell office:value-type="float" office:value="1.339437979" table:style-name="ce1">
            <text:p>1.339437979</text:p>
          </table:table-cell>
          <table:table-cell office:value-type="float" office:value="4.345592991" table:style-name="ce1">
            <text:p>4.345592991</text:p>
          </table:table-cell>
          <table:table-cell office:value-type="float" office:value="2.23057196475" table:style-name="ce1">
            <text:p>2.23057196475</text:p>
          </table:table-cell>
          <table:table-cell office:value-type="float" office:value="1.60985151" table:style-name="ce1">
            <text:p>1.60985151</text:p>
          </table:table-cell>
          <table:table-cell office:value-type="float" office:value="1.2893312403987" table:style-name="ce1">
            <text:p>1.2893312403987</text:p>
          </table:table-cell>
          <table:table-cell office:value-type="float" office:value="12" table:style-name="ce1">
            <text:p>12</text:p>
          </table:table-cell>
          <table:table-cell office:value-type="float" office:value="0.09424189984" table:style-name="ce1">
            <text:p>0.09424189984</text:p>
          </table:table-cell>
          <table:table-cell office:value-type="float" office:value="0.3308371859" table:style-name="ce1">
            <text:p>0.3308371859</text:p>
          </table:table-cell>
          <table:table-cell office:value-type="float" office:value="0.228098204015" table:style-name="ce1">
            <text:p>0.228098204015</text:p>
          </table:table-cell>
          <table:table-cell office:value-type="float" office:value="0.24392682615" table:style-name="ce1">
            <text:p>0.24392682615</text:p>
          </table:table-cell>
          <table:table-cell office:value-type="float" office:value="0.0861523471751977" table:style-name="ce1">
            <text:p>0.0861523471751977</text:p>
          </table:table-cell>
          <table:table-cell office:value-type="float" office:value="12" table:style-name="ce1">
            <text:p>12</text:p>
          </table:table-cell>
          <table:table-cell office:value-type="float" office:value="1.779836" table:style-name="ce1">
            <text:p>1.779836</text:p>
          </table:table-cell>
          <table:table-cell office:value-type="float" office:value="3.851679" table:style-name="ce1">
            <text:p>3.851679</text:p>
          </table:table-cell>
          <table:table-cell office:value-type="float" office:value="2.97318135833333" table:style-name="ce1">
            <text:p>2.97318135833333</text:p>
          </table:table-cell>
          <table:table-cell office:value-type="float" office:value="3.035904" table:style-name="ce1">
            <text:p>3.035904</text:p>
          </table:table-cell>
          <table:table-cell office:value-type="float" office:value="0.68191358665667" table:style-name="ce1">
            <text:p>0.68191358665667</text:p>
          </table:table-cell>
          <table:table-cell office:value-type="float" office:value="12" table:style-name="ce1">
            <text:p>12</text:p>
          </table:table-cell>
          <table:table-cell office:value-type="float" office:value="0.6521128903" table:style-name="ce1">
            <text:p>0.6521128903</text:p>
          </table:table-cell>
          <table:table-cell office:value-type="float" office:value="1.241307101" table:style-name="ce1">
            <text:p>1.241307101</text:p>
          </table:table-cell>
          <table:table-cell office:value-type="float" office:value="0.913024574433333" table:style-name="ce1">
            <text:p>0.913024574433333</text:p>
          </table:table-cell>
          <table:table-cell office:value-type="float" office:value="0.871097455" table:style-name="ce1">
            <text:p>0.871097455</text:p>
          </table:table-cell>
          <table:table-cell office:value-type="float" office:value="0.214564890054327" table:style-name="ce1">
            <text:p>0.214564890054327</text:p>
          </table:table-cell>
          <table:table-cell office:value-type="float" office:value="12" table:style-name="ce1">
            <text:p>12</text:p>
          </table:table-cell>
          <table:table-cell office:value-type="float" office:value="2212.059625" table:style-name="ce1">
            <text:p>2212.059625</text:p>
          </table:table-cell>
          <table:table-cell office:value-type="float" office:value="2544.651146" table:style-name="ce1">
            <text:p>2544.651146</text:p>
          </table:table-cell>
          <table:table-cell office:value-type="float" office:value="2393.106703" table:style-name="ce1">
            <text:p>2393.106703</text:p>
          </table:table-cell>
          <table:table-cell office:value-type="float" office:value="2411.4282775" table:style-name="ce1">
            <text:p>2411.4282775</text:p>
          </table:table-cell>
          <table:table-cell office:value-type="float" office:value="126.718505077015" table:style-name="ce1">
            <text:p>126.718505077015</text:p>
          </table:table-cell>
          <table:table-cell office:value-type="float" office:value="12" table:style-name="ce1">
            <text:p>12</text:p>
          </table:table-cell>
          <table:table-cell office:value-type="float" office:value="36.99840241" table:style-name="ce1">
            <text:p>36.99840241</text:p>
          </table:table-cell>
          <table:table-cell office:value-type="float" office:value="142.9951219" table:style-name="ce1">
            <text:p>142.9951219</text:p>
          </table:table-cell>
          <table:table-cell office:value-type="float" office:value="76.7599035191667" table:style-name="ce1">
            <text:p>76.7599035191667</text:p>
          </table:table-cell>
          <table:table-cell office:value-type="float" office:value="63.51890215" table:style-name="ce1">
            <text:p>63.51890215</text:p>
          </table:table-cell>
          <table:table-cell office:value-type="float" office:value="45.8863828330949" table:style-name="ce1">
            <text:p>45.8863828330949</text:p>
          </table:table-cell>
          <table:table-cell office:value-type="float" office:value="12" table:style-name="ce1">
            <text:p>12</text:p>
          </table:table-cell>
          <table:table-cell office:value-type="float" office:value="36.96705792" table:style-name="ce1">
            <text:p>36.96705792</text:p>
          </table:table-cell>
          <table:table-cell office:value-type="float" office:value="179.993667" table:style-name="ce1">
            <text:p>179.993667</text:p>
          </table:table-cell>
          <table:table-cell office:value-type="float" office:value="116.910078403333" table:style-name="ce1">
            <text:p>116.910078403333</text:p>
          </table:table-cell>
          <table:table-cell office:value-type="float" office:value="142.99257385" table:style-name="ce1">
            <text:p>142.99257385</text:p>
          </table:table-cell>
          <table:table-cell office:value-type="float" office:value="56.6277297062787" table:style-name="ce1">
            <text:p>56.6277297062787</text:p>
          </table:table-cell>
          <table:table-cell office:value-type="float" office:value="12" table:style-name="ce1">
            <text:p>12</text:p>
          </table:table-cell>
          <table:table-cell office:value-type="float" office:value="0.006815254722" table:style-name="ce1">
            <text:p>0.006815254722</text:p>
          </table:table-cell>
          <table:table-cell office:value-type="float" office:value="179.9996937" table:style-name="ce1">
            <text:p>179.9996937</text:p>
          </table:table-cell>
          <table:table-cell office:value-type="float" office:value="94.4206644520602" table:style-name="ce1">
            <text:p>94.4206644520602</text:p>
          </table:table-cell>
          <table:table-cell office:value-type="float" office:value="90.006704735" table:style-name="ce1">
            <text:p>90.006704735</text:p>
          </table:table-cell>
          <table:table-cell office:value-type="float" office:value="47.0803239346443" table:style-name="ce1">
            <text:p>47.0803239346443</text:p>
          </table:table-cell>
          <table:table-cell office:value-type="float" office:value="12" table:style-name="ce1">
            <text:p>12</text:p>
          </table:table-cell>
          <table:table-cell office:value-type="float" office:value="26.57928333" table:style-name="ce1">
            <text:p>26.57928333</text:p>
          </table:table-cell>
          <table:table-cell office:value-type="float" office:value="90.72533325" table:style-name="ce1">
            <text:p>90.72533325</text:p>
          </table:table-cell>
          <table:table-cell office:value-type="float" office:value="62.6356259958333" table:style-name="ce1">
            <text:p>62.6356259958333</text:p>
          </table:table-cell>
          <table:table-cell office:value-type="float" office:value="64.96688873" table:style-name="ce1">
            <text:p>64.96688873</text:p>
          </table:table-cell>
          <table:table-cell office:value-type="float" office:value="25.6984376249209" table:style-name="ce1">
            <text:p>25.6984376249209</text:p>
          </table:table-cell>
          <table:table-cell office:value-type="float" office:value="12" table:style-name="ce1">
            <text:p>12</text:p>
          </table:table-cell>
          <table:table-cell office:value-type="float" office:value="0.0007133517289" table:style-name="ce1">
            <text:p>0.0007133517289</text:p>
          </table:table-cell>
          <table:table-cell office:value-type="float" office:value="0.00737796167" table:style-name="ce1">
            <text:p>0.00737796167</text:p>
          </table:table-cell>
          <table:table-cell office:value-type="float" office:value="0.00403976224074167" table:style-name="ce1">
            <text:p>0.00403976224074167</text:p>
          </table:table-cell>
          <table:table-cell office:value-type="float" office:value="0.0036373963675" table:style-name="ce1">
            <text:p>0.0036373963675</text:p>
          </table:table-cell>
          <table:table-cell office:value-type="float" office:value="0.00241697056312848" table:style-name="ce1">
            <text:p>0.00241697056312848</text:p>
          </table:table-cell>
          <table:table-cell office:value-type="float" office:value="12" table:style-name="ce1">
            <text:p>12</text:p>
          </table:table-cell>
          <table:table-cell office:value-type="float" office:value="0.01464316295" table:style-name="ce1">
            <text:p>0.01464316295</text:p>
          </table:table-cell>
          <table:table-cell office:value-type="float" office:value="0.01853126404" table:style-name="ce1">
            <text:p>0.01853126404</text:p>
          </table:table-cell>
          <table:table-cell office:value-type="float" office:value="0.0166707614333333" table:style-name="ce1">
            <text:p>0.0166707614333333</text:p>
          </table:table-cell>
          <table:table-cell office:value-type="float" office:value="0.01671591079" table:style-name="ce1">
            <text:p>0.01671591079</text:p>
          </table:table-cell>
          <table:table-cell office:value-type="float" office:value="0.00168476701773963" table:style-name="ce1">
            <text:p>0.00168476701773963</text:p>
          </table:table-cell>
          <table:table-cell office:value-type="float" office:value="12" table:style-name="ce1">
            <text:p>12</text:p>
          </table:table-cell>
          <table:table-cell office:value-type="float" office:value="1.129879433" table:style-name="ce1">
            <text:p>1.129879433</text:p>
          </table:table-cell>
          <table:table-cell office:value-type="float" office:value="3.590787065" table:style-name="ce1">
            <text:p>3.590787065</text:p>
          </table:table-cell>
          <table:table-cell office:value-type="float" office:value="2.42646985366667" table:style-name="ce1">
            <text:p>2.42646985366667</text:p>
          </table:table-cell>
          <table:table-cell office:value-type="float" office:value="2.4913304395" table:style-name="ce1">
            <text:p>2.4913304395</text:p>
          </table:table-cell>
          <table:table-cell office:value-type="float" office:value="0.918741307975724" table:style-name="ce1">
            <text:p>0.918741307975724</text:p>
          </table:table-cell>
          <table:table-cell office:value-type="float" office:value="12" table:style-name="ce1">
            <text:p>12</text:p>
          </table:table-cell>
          <table:table-cell office:value-type="float" office:value="27.62160183" table:style-name="ce1">
            <text:p>27.62160183</text:p>
          </table:table-cell>
          <table:table-cell office:value-type="float" office:value="195.913005" table:style-name="ce1">
            <text:p>195.913005</text:p>
          </table:table-cell>
          <table:table-cell office:value-type="float" office:value="97.1622386883333" table:style-name="ce1">
            <text:p>97.1622386883333</text:p>
          </table:table-cell>
          <table:table-cell office:value-type="float" office:value="74.482427455" table:style-name="ce1">
            <text:p>74.482427455</text:p>
          </table:table-cell>
          <table:table-cell office:value-type="float" office:value="66.9973044305724" table:style-name="ce1">
            <text:p>66.9973044305724</text:p>
          </table:table-cell>
          <table:table-cell office:value-type="float" office:value="12" table:style-name="ce1">
            <text:p>12</text:p>
          </table:table-cell>
          <table:table-cell office:value-type="float" office:value="0.157794345" table:style-name="ce1">
            <text:p>0.157794345</text:p>
          </table:table-cell>
          <table:table-cell office:value-type="float" office:value="1.431513228" table:style-name="ce1">
            <text:p>1.431513228</text:p>
          </table:table-cell>
          <table:table-cell office:value-type="float" office:value="0.623835204391667" table:style-name="ce1">
            <text:p>0.623835204391667</text:p>
          </table:table-cell>
          <table:table-cell office:value-type="float" office:value="0.49641910325" table:style-name="ce1">
            <text:p>0.49641910325</text:p>
          </table:table-cell>
          <table:table-cell office:value-type="float" office:value="0.447771231450124" table:style-name="ce1">
            <text:p>0.447771231450124</text:p>
          </table:table-cell>
          <table:table-cell office:value-type="float" office:value="12" table:style-name="ce1">
            <text:p>12</text:p>
          </table:table-cell>
          <table:table-cell office:value-type="float" office:value="0.4996307911" table:style-name="ce1">
            <text:p>0.4996307911</text:p>
          </table:table-cell>
          <table:table-cell office:value-type="float" office:value="1.904144897" table:style-name="ce1">
            <text:p>1.904144897</text:p>
          </table:table-cell>
          <table:table-cell office:value-type="float" office:value="1.02578700749167" table:style-name="ce1">
            <text:p>1.02578700749167</text:p>
          </table:table-cell>
          <table:table-cell office:value-type="float" office:value="0.8556656966" table:style-name="ce1">
            <text:p>0.8556656966</text:p>
          </table:table-cell>
          <table:table-cell office:value-type="float" office:value="0.492485850336325" table:style-name="ce1">
            <text:p>0.492485850336325</text:p>
          </table:table-cell>
        </table:table-row>
        <table:table-row table:style-name="ro1">
          <table:table-cell office:value-type="string" table:style-name="ce1">
            <text:p>100x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C</text:p>
          </table:table-cell>
          <table:table-cell office:value-type="float" office:value="9" table:style-name="ce1">
            <text:p>9</text:p>
          </table:table-cell>
          <table:table-cell office:value-type="float" office:value="3.01164438" table:style-name="ce1">
            <text:p>3.01164438</text:p>
          </table:table-cell>
          <table:table-cell office:value-type="float" office:value="18.71911821" table:style-name="ce1">
            <text:p>18.71911821</text:p>
          </table:table-cell>
          <table:table-cell office:value-type="float" office:value="10.2768467646667" table:style-name="ce1">
            <text:p>10.2768467646667</text:p>
          </table:table-cell>
          <table:table-cell office:value-type="float" office:value="9.577243357" table:style-name="ce1">
            <text:p>9.577243357</text:p>
          </table:table-cell>
          <table:table-cell office:value-type="float" office:value="6.69137878201728" table:style-name="ce1">
            <text:p>6.69137878201728</text:p>
          </table:table-cell>
          <table:table-cell office:value-type="float" office:value="9" table:style-name="ce1">
            <text:p>9</text:p>
          </table:table-cell>
          <table:table-cell office:value-type="float" office:value="0.8693683015" table:style-name="ce1">
            <text:p>0.8693683015</text:p>
          </table:table-cell>
          <table:table-cell office:value-type="float" office:value="1.605153249" table:style-name="ce1">
            <text:p>1.605153249</text:p>
          </table:table-cell>
          <table:table-cell office:value-type="float" office:value="1.2954342398" table:style-name="ce1">
            <text:p>1.2954342398</text:p>
          </table:table-cell>
          <table:table-cell office:value-type="float" office:value="1.441805302" table:style-name="ce1">
            <text:p>1.441805302</text:p>
          </table:table-cell>
          <table:table-cell office:value-type="float" office:value="0.322994927484802" table:style-name="ce1">
            <text:p>0.322994927484802</text:p>
          </table:table-cell>
          <table:table-cell office:value-type="float" office:value="9" table:style-name="ce1">
            <text:p>9</text:p>
          </table:table-cell>
          <table:table-cell office:value-type="float" office:value="-0.3079188767" table:style-name="ce1">
            <text:p>-0.3079188767</text:p>
          </table:table-cell>
          <table:table-cell office:value-type="float" office:value="0.127714848" table:style-name="ce1">
            <text:p>0.127714848</text:p>
          </table:table-cell>
          <table:table-cell office:value-type="float" office:value="-0.145526477886667" table:style-name="ce1">
            <text:p>-0.145526477886667</text:p>
          </table:table-cell>
          <table:table-cell office:value-type="float" office:value="-0.1617448119" table:style-name="ce1">
            <text:p>-0.1617448119</text:p>
          </table:table-cell>
          <table:table-cell office:value-type="float" office:value="0.159153614960742" table:style-name="ce1">
            <text:p>0.159153614960742</text:p>
          </table:table-cell>
          <table:table-cell office:value-type="float" office:value="9" table:style-name="ce1">
            <text:p>9</text:p>
          </table:table-cell>
          <table:table-cell office:value-type="float" office:value="2.801927862" table:style-name="ce1">
            <text:p>2.801927862</text:p>
          </table:table-cell>
          <table:table-cell office:value-type="float" office:value="3.696960182" table:style-name="ce1">
            <text:p>3.696960182</text:p>
          </table:table-cell>
          <table:table-cell office:value-type="float" office:value="3.15668565033333" table:style-name="ce1">
            <text:p>3.15668565033333</text:p>
          </table:table-cell>
          <table:table-cell office:value-type="float" office:value="3.196233256" table:style-name="ce1">
            <text:p>3.196233256</text:p>
          </table:table-cell>
          <table:table-cell office:value-type="float" office:value="0.318975637592998" table:style-name="ce1">
            <text:p>0.318975637592998</text:p>
          </table:table-cell>
          <table:table-cell office:value-type="float" office:value="9" table:style-name="ce1">
            <text:p>9</text:p>
          </table:table-cell>
          <table:table-cell office:value-type="float" office:value="2.751093" table:style-name="ce1">
            <text:p>2.751093</text:p>
          </table:table-cell>
          <table:table-cell office:value-type="float" office:value="4.969035" table:style-name="ce1">
            <text:p>4.969035</text:p>
          </table:table-cell>
          <table:table-cell office:value-type="float" office:value="3.97563677777778" table:style-name="ce1">
            <text:p>3.97563677777778</text:p>
          </table:table-cell>
          <table:table-cell office:value-type="float" office:value="4.309142" table:style-name="ce1">
            <text:p>4.309142</text:p>
          </table:table-cell>
          <table:table-cell office:value-type="float" office:value="0.84758286382406" table:style-name="ce1">
            <text:p>0.84758286382406</text:p>
          </table:table-cell>
          <table:table-cell office:value-type="float" office:value="9" table:style-name="ce1">
            <text:p>9</text:p>
          </table:table-cell>
          <table:table-cell office:value-type="float" office:value="2.828181" table:style-name="ce1">
            <text:p>2.828181</text:p>
          </table:table-cell>
          <table:table-cell office:value-type="float" office:value="5.012724" table:style-name="ce1">
            <text:p>5.012724</text:p>
          </table:table-cell>
          <table:table-cell office:value-type="float" office:value="3.95363811111111" table:style-name="ce1">
            <text:p>3.95363811111111</text:p>
          </table:table-cell>
          <table:table-cell office:value-type="float" office:value="4.20455" table:style-name="ce1">
            <text:p>4.20455</text:p>
          </table:table-cell>
          <table:table-cell office:value-type="float" office:value="0.88233537647873" table:style-name="ce1">
            <text:p>0.88233537647873</text:p>
          </table:table-cell>
          <table:table-cell office:value-type="float" office:value="9" table:style-name="ce1">
            <text:p>9</text:p>
          </table:table-cell>
          <table:table-cell office:value-type="float" office:value="5.63969" table:style-name="ce1">
            <text:p>5.63969</text:p>
          </table:table-cell>
          <table:table-cell office:value-type="float" office:value="9.127438" table:style-name="ce1">
            <text:p>9.127438</text:p>
          </table:table-cell>
          <table:table-cell office:value-type="float" office:value="7.92927488888889" table:style-name="ce1">
            <text:p>7.92927488888889</text:p>
          </table:table-cell>
          <table:table-cell office:value-type="float" office:value="8.948899" table:style-name="ce1">
            <text:p>8.948899</text:p>
          </table:table-cell>
          <table:table-cell office:value-type="float" office:value="1.54675339751319" table:style-name="ce1">
            <text:p>1.54675339751319</text:p>
          </table:table-cell>
          <table:table-cell office:value-type="float" office:value="9" table:style-name="ce1">
            <text:p>9</text:p>
          </table:table-cell>
          <table:table-cell office:value-type="float" office:value="0.6631212577" table:style-name="ce1">
            <text:p>0.6631212577</text:p>
          </table:table-cell>
          <table:table-cell office:value-type="float" office:value="1.278975318" table:style-name="ce1">
            <text:p>1.278975318</text:p>
          </table:table-cell>
          <table:table-cell office:value-type="float" office:value="1.02458629406667" table:style-name="ce1">
            <text:p>1.02458629406667</text:p>
          </table:table-cell>
          <table:table-cell office:value-type="float" office:value="1.14597722" table:style-name="ce1">
            <text:p>1.14597722</text:p>
          </table:table-cell>
          <table:table-cell office:value-type="float" office:value="0.266425060028452" table:style-name="ce1">
            <text:p>0.266425060028452</text:p>
          </table:table-cell>
          <table:table-cell office:value-type="float" office:value="9" table:style-name="ce1">
            <text:p>9</text:p>
          </table:table-cell>
          <table:table-cell office:value-type="float" office:value="0.6752289173" table:style-name="ce1">
            <text:p>0.6752289173</text:p>
          </table:table-cell>
          <table:table-cell office:value-type="float" office:value="3.941658928" table:style-name="ce1">
            <text:p>3.941658928</text:p>
          </table:table-cell>
          <table:table-cell office:value-type="float" office:value="1.4587907296" table:style-name="ce1">
            <text:p>1.4587907296</text:p>
          </table:table-cell>
          <table:table-cell office:value-type="float" office:value="1.179258065" table:style-name="ce1">
            <text:p>1.179258065</text:p>
          </table:table-cell>
          <table:table-cell office:value-type="float" office:value="1.03309174734906" table:style-name="ce1">
            <text:p>1.03309174734906</text:p>
          </table:table-cell>
          <table:table-cell office:value-type="float" office:value="9" table:style-name="ce1">
            <text:p>9</text:p>
          </table:table-cell>
          <table:table-cell office:value-type="float" office:value="1.021998555" table:style-name="ce1">
            <text:p>1.021998555</text:p>
          </table:table-cell>
          <table:table-cell office:value-type="float" office:value="1.843230441" table:style-name="ce1">
            <text:p>1.843230441</text:p>
          </table:table-cell>
          <table:table-cell office:value-type="float" office:value="1.55862620988889" table:style-name="ce1">
            <text:p>1.55862620988889</text:p>
          </table:table-cell>
          <table:table-cell office:value-type="float" office:value="1.799147831" table:style-name="ce1">
            <text:p>1.799147831</text:p>
          </table:table-cell>
          <table:table-cell office:value-type="float" office:value="0.393495041791017" table:style-name="ce1">
            <text:p>0.393495041791017</text:p>
          </table:table-cell>
          <table:table-cell office:value-type="float" office:value="9" table:style-name="ce1">
            <text:p>9</text:p>
          </table:table-cell>
          <table:table-cell office:value-type="float" office:value="1.805524256" table:style-name="ce1">
            <text:p>1.805524256</text:p>
          </table:table-cell>
          <table:table-cell office:value-type="float" office:value="3.574844328" table:style-name="ce1">
            <text:p>3.574844328</text:p>
          </table:table-cell>
          <table:table-cell office:value-type="float" office:value="2.72466229022222" table:style-name="ce1">
            <text:p>2.72466229022222</text:p>
          </table:table-cell>
          <table:table-cell office:value-type="float" office:value="2.925419394" table:style-name="ce1">
            <text:p>2.925419394</text:p>
          </table:table-cell>
          <table:table-cell office:value-type="float" office:value="0.73205394332513" table:style-name="ce1">
            <text:p>0.73205394332513</text:p>
          </table:table-cell>
          <table:table-cell office:value-type="float" office:value="9" table:style-name="ce1">
            <text:p>9</text:p>
          </table:table-cell>
          <table:table-cell office:value-type="float" office:value="15.30469555" table:style-name="ce1">
            <text:p>15.30469555</text:p>
          </table:table-cell>
          <table:table-cell office:value-type="float" office:value="19.56039702" table:style-name="ce1">
            <text:p>19.56039702</text:p>
          </table:table-cell>
          <table:table-cell office:value-type="float" office:value="17.1916290822222" table:style-name="ce1">
            <text:p>17.1916290822222</text:p>
          </table:table-cell>
          <table:table-cell office:value-type="float" office:value="16.19237081" table:style-name="ce1">
            <text:p>16.19237081</text:p>
          </table:table-cell>
          <table:table-cell office:value-type="float" office:value="1.78008693496504" table:style-name="ce1">
            <text:p>1.78008693496504</text:p>
          </table:table-cell>
          <table:table-cell office:value-type="float" office:value="1" table:style-name="ce1">
            <text:p>1</text:p>
          </table:table-cell>
          <table:table-cell office:value-type="float" office:value="0.3676758664" table:style-name="ce1">
            <text:p>0.3676758664</text:p>
          </table:table-cell>
          <table:table-cell office:value-type="float" office:value="0.3676758664" table:style-name="ce1">
            <text:p>0.3676758664</text:p>
          </table:table-cell>
          <table:table-cell office:value-type="float" office:value="0.3676758664" table:style-name="ce1">
            <text:p>0.3676758664</text:p>
          </table:table-cell>
          <table:table-cell office:value-type="float" office:value="0.3676758664" table:style-name="ce1">
            <text:p>0.3676758664</text:p>
          </table:table-cell>
          <table:table-cell/>
          <table:table-cell office:value-type="float" office:value="9" table:style-name="ce1">
            <text:p>9</text:p>
          </table:table-cell>
          <table:table-cell office:value-type="float" office:value="80.76634907" table:style-name="ce1">
            <text:p>80.76634907</text:p>
          </table:table-cell>
          <table:table-cell office:value-type="float" office:value="99.75202813" table:style-name="ce1">
            <text:p>99.75202813</text:p>
          </table:table-cell>
          <table:table-cell office:value-type="float" office:value="91.6416862722222" table:style-name="ce1">
            <text:p>91.6416862722222</text:p>
          </table:table-cell>
          <table:table-cell office:value-type="float" office:value="93.75743236" table:style-name="ce1">
            <text:p>93.75743236</text:p>
          </table:table-cell>
          <table:table-cell office:value-type="float" office:value="8.39498773244024" table:style-name="ce1">
            <text:p>8.39498773244024</text:p>
          </table:table-cell>
          <table:table-cell office:value-type="float" office:value="9" table:style-name="ce1">
            <text:p>9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804685541833333" table:style-name="ce1">
            <text:p>0.804685541833333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1097298466" table:style-name="ce1">
            <text:p>0.1097298466</text:p>
          </table:table-cell>
          <table:table-cell office:value-type="float" office:value="9" table:style-name="ce1">
            <text:p>9</text:p>
          </table:table-cell>
          <table:table-cell office:value-type="float" office:value="0.1563555852" table:style-name="ce1">
            <text:p>0.1563555852</text:p>
          </table:table-cell>
          <table:table-cell office:value-type="float" office:value="0.335482882" table:style-name="ce1">
            <text:p>0.335482882</text:p>
          </table:table-cell>
          <table:table-cell office:value-type="float" office:value="0.234619663522222" table:style-name="ce1">
            <text:p>0.234619663522222</text:p>
          </table:table-cell>
          <table:table-cell office:value-type="float" office:value="0.2139066615" table:style-name="ce1">
            <text:p>0.2139066615</text:p>
          </table:table-cell>
          <table:table-cell office:value-type="float" office:value="0.0771192285491296" table:style-name="ce1">
            <text:p>0.0771192285491296</text:p>
          </table:table-cell>
          <table:table-cell office:value-type="float" office:value="9" table:style-name="ce1">
            <text:p>9</text:p>
          </table:table-cell>
          <table:table-cell office:value-type="float" office:value="1.171017377" table:style-name="ce1">
            <text:p>1.171017377</text:p>
          </table:table-cell>
          <table:table-cell office:value-type="float" office:value="3.915957103" table:style-name="ce1">
            <text:p>3.915957103</text:p>
          </table:table-cell>
          <table:table-cell office:value-type="float" office:value="2.39518198733333" table:style-name="ce1">
            <text:p>2.39518198733333</text:p>
          </table:table-cell>
          <table:table-cell office:value-type="float" office:value="2.161239467" table:style-name="ce1">
            <text:p>2.161239467</text:p>
          </table:table-cell>
          <table:table-cell office:value-type="float" office:value="1.15858246892661" table:style-name="ce1">
            <text:p>1.15858246892661</text:p>
          </table:table-cell>
          <table:table-cell office:value-type="float" office:value="9" table:style-name="ce1">
            <text:p>9</text:p>
          </table:table-cell>
          <table:table-cell office:value-type="float" office:value="0.04604328256" table:style-name="ce1">
            <text:p>0.04604328256</text:p>
          </table:table-cell>
          <table:table-cell office:value-type="float" office:value="0.07593062353" table:style-name="ce1">
            <text:p>0.07593062353</text:p>
          </table:table-cell>
          <table:table-cell office:value-type="float" office:value="0.06106449969" table:style-name="ce1">
            <text:p>0.06106449969</text:p>
          </table:table-cell>
          <table:table-cell office:value-type="float" office:value="0.06573614421" table:style-name="ce1">
            <text:p>0.06573614421</text:p>
          </table:table-cell>
          <table:table-cell office:value-type="float" office:value="0.010848798103221" table:style-name="ce1">
            <text:p>0.010848798103221</text:p>
          </table:table-cell>
          <table:table-cell office:value-type="float" office:value="9" table:style-name="ce1">
            <text:p>9</text:p>
          </table:table-cell>
          <table:table-cell office:value-type="float" office:value="1.076121167" table:style-name="ce1">
            <text:p>1.076121167</text:p>
          </table:table-cell>
          <table:table-cell office:value-type="float" office:value="1.908939653" table:style-name="ce1">
            <text:p>1.908939653</text:p>
          </table:table-cell>
          <table:table-cell office:value-type="float" office:value="1.61969079688889" table:style-name="ce1">
            <text:p>1.61969079688889</text:p>
          </table:table-cell>
          <table:table-cell office:value-type="float" office:value="1.868560078" table:style-name="ce1">
            <text:p>1.868560078</text:p>
          </table:table-cell>
          <table:table-cell office:value-type="float" office:value="0.400826459434499" table:style-name="ce1">
            <text:p>0.400826459434499</text:p>
          </table:table-cell>
          <table:table-cell office:value-type="float" office:value="9" table:style-name="ce1">
            <text:p>9</text:p>
          </table:table-cell>
          <table:table-cell office:value-type="float" office:value="0.04604328256" table:style-name="ce1">
            <text:p>0.04604328256</text:p>
          </table:table-cell>
          <table:table-cell office:value-type="float" office:value="0.07593062353" table:style-name="ce1">
            <text:p>0.07593062353</text:p>
          </table:table-cell>
          <table:table-cell office:value-type="float" office:value="0.06106449969" table:style-name="ce1">
            <text:p>0.06106449969</text:p>
          </table:table-cell>
          <table:table-cell office:value-type="float" office:value="0.06573614421" table:style-name="ce1">
            <text:p>0.06573614421</text:p>
          </table:table-cell>
          <table:table-cell office:value-type="float" office:value="0.010848798103221" table:style-name="ce1">
            <text:p>0.010848798103221</text:p>
          </table:table-cell>
          <table:table-cell office:value-type="float" office:value="9" table:style-name="ce1">
            <text:p>9</text:p>
          </table:table-cell>
          <table:table-cell office:value-type="float" office:value="0.7231486194" table:style-name="ce1">
            <text:p>0.7231486194</text:p>
          </table:table-cell>
          <table:table-cell office:value-type="float" office:value="1.635715994" table:style-name="ce1">
            <text:p>1.635715994</text:p>
          </table:table-cell>
          <table:table-cell office:value-type="float" office:value="1.20153039881111" table:style-name="ce1">
            <text:p>1.20153039881111</text:p>
          </table:table-cell>
          <table:table-cell office:value-type="float" office:value="1.261263859" table:style-name="ce1">
            <text:p>1.261263859</text:p>
          </table:table-cell>
          <table:table-cell office:value-type="float" office:value="0.37331578429041" table:style-name="ce1">
            <text:p>0.37331578429041</text:p>
          </table:table-cell>
          <table:table-cell office:value-type="float" office:value="9" table:style-name="ce1">
            <text:p>9</text:p>
          </table:table-cell>
          <table:table-cell office:value-type="float" office:value="0.9613203806" table:style-name="ce1">
            <text:p>0.9613203806</text:p>
          </table:table-cell>
          <table:table-cell office:value-type="float" office:value="1.743955931" table:style-name="ce1">
            <text:p>1.743955931</text:p>
          </table:table-cell>
          <table:table-cell office:value-type="float" office:value="1.46213237896667" table:style-name="ce1">
            <text:p>1.46213237896667</text:p>
          </table:table-cell>
          <table:table-cell office:value-type="float" office:value="1.681114006" table:style-name="ce1">
            <text:p>1.681114006</text:p>
          </table:table-cell>
          <table:table-cell office:value-type="float" office:value="0.365965813786658" table:style-name="ce1">
            <text:p>0.365965813786658</text:p>
          </table:table-cell>
          <table:table-cell office:value-type="float" office:value="9" table:style-name="ce1">
            <text:p>9</text:p>
          </table:table-cell>
          <table:table-cell office:value-type="float" office:value="0.107364135" table:style-name="ce1">
            <text:p>0.107364135</text:p>
          </table:table-cell>
          <table:table-cell office:value-type="float" office:value="0.1902426941" table:style-name="ce1">
            <text:p>0.1902426941</text:p>
          </table:table-cell>
          <table:table-cell office:value-type="float" office:value="0.157558418133333" table:style-name="ce1">
            <text:p>0.157558418133333</text:p>
          </table:table-cell>
          <table:table-cell office:value-type="float" office:value="0.1807974599" table:style-name="ce1">
            <text:p>0.1807974599</text:p>
          </table:table-cell>
          <table:table-cell office:value-type="float" office:value="0.0366665024823386" table:style-name="ce1">
            <text:p>0.0366665024823386</text:p>
          </table:table-cell>
          <table:table-cell office:value-type="float" office:value="9" table:style-name="ce1">
            <text:p>9</text:p>
          </table:table-cell>
          <table:table-cell office:value-type="float" office:value="2.0725068" table:style-name="ce1">
            <text:p>2.0725068</text:p>
          </table:table-cell>
          <table:table-cell office:value-type="float" office:value="4.270712" table:style-name="ce1">
            <text:p>4.270712</text:p>
          </table:table-cell>
          <table:table-cell office:value-type="float" office:value="2.98845386666667" table:style-name="ce1">
            <text:p>2.98845386666667</text:p>
          </table:table-cell>
          <table:table-cell office:value-type="float" office:value="2.649853" table:style-name="ce1">
            <text:p>2.649853</text:p>
          </table:table-cell>
          <table:table-cell office:value-type="float" office:value="0.97141517792585" table:style-name="ce1">
            <text:p>0.97141517792585</text:p>
          </table:table-cell>
          <table:table-cell office:value-type="float" office:value="9" table:style-name="ce1">
            <text:p>9</text:p>
          </table:table-cell>
          <table:table-cell office:value-type="float" office:value="0.6979617728" table:style-name="ce1">
            <text:p>0.6979617728</text:p>
          </table:table-cell>
          <table:table-cell office:value-type="float" office:value="1.147376088" table:style-name="ce1">
            <text:p>1.147376088</text:p>
          </table:table-cell>
          <table:table-cell office:value-type="float" office:value="0.913462559811111" table:style-name="ce1">
            <text:p>0.913462559811111</text:p>
          </table:table-cell>
          <table:table-cell office:value-type="float" office:value="0.9420247862" table:style-name="ce1">
            <text:p>0.9420247862</text:p>
          </table:table-cell>
          <table:table-cell office:value-type="float" office:value="0.174838229959184" table:style-name="ce1">
            <text:p>0.174838229959184</text:p>
          </table:table-cell>
          <table:table-cell office:value-type="float" office:value="9" table:style-name="ce1">
            <text:p>9</text:p>
          </table:table-cell>
          <table:table-cell office:value-type="float" office:value="2308.808036" table:style-name="ce1">
            <text:p>2308.808036</text:p>
          </table:table-cell>
          <table:table-cell office:value-type="float" office:value="2582.752598" table:style-name="ce1">
            <text:p>2582.752598</text:p>
          </table:table-cell>
          <table:table-cell office:value-type="float" office:value="2431.19029355556" table:style-name="ce1">
            <text:p>2431.19029355556</text:p>
          </table:table-cell>
          <table:table-cell office:value-type="float" office:value="2414.279113" table:style-name="ce1">
            <text:p>2414.279113</text:p>
          </table:table-cell>
          <table:table-cell office:value-type="float" office:value="109.607404966073" table:style-name="ce1">
            <text:p>109.607404966073</text:p>
          </table:table-cell>
          <table:table-cell office:value-type="float" office:value="9" table:style-name="ce1">
            <text:p>9</text:p>
          </table:table-cell>
          <table:table-cell office:value-type="float" office:value="89.98838768" table:style-name="ce1">
            <text:p>89.98838768</text:p>
          </table:table-cell>
          <table:table-cell office:value-type="float" office:value="142.9887744" table:style-name="ce1">
            <text:p>142.9887744</text:p>
          </table:table-cell>
          <table:table-cell office:value-type="float" office:value="107.666342172222" table:style-name="ce1">
            <text:p>107.666342172222</text:p>
          </table:table-cell>
          <table:table-cell office:value-type="float" office:value="90.01296413" table:style-name="ce1">
            <text:p>90.01296413</text:p>
          </table:table-cell>
          <table:table-cell office:value-type="float" office:value="26.4915300807845" table:style-name="ce1">
            <text:p>26.4915300807845</text:p>
          </table:table-cell>
          <table:table-cell office:value-type="float" office:value="9" table:style-name="ce1">
            <text:p>9</text:p>
          </table:table-cell>
          <table:table-cell office:value-type="float" office:value="37.01736124" table:style-name="ce1">
            <text:p>37.01736124</text:p>
          </table:table-cell>
          <table:table-cell office:value-type="float" office:value="142.9942779" table:style-name="ce1">
            <text:p>142.9942779</text:p>
          </table:table-cell>
          <table:table-cell office:value-type="float" office:value="90.0015344755556" table:style-name="ce1">
            <text:p>90.0015344755556</text:p>
          </table:table-cell>
          <table:table-cell office:value-type="float" office:value="89.99608002" table:style-name="ce1">
            <text:p>89.99608002</text:p>
          </table:table-cell>
          <table:table-cell office:value-type="float" office:value="45.8869991528654" table:style-name="ce1">
            <text:p>45.8869991528654</text:p>
          </table:table-cell>
          <table:table-cell office:value-type="float" office:value="9" table:style-name="ce1">
            <text:p>9</text:p>
          </table:table-cell>
          <table:table-cell office:value-type="float" office:value="0.005383867372" table:style-name="ce1">
            <text:p>0.005383867372</text:p>
          </table:table-cell>
          <table:table-cell office:value-type="float" office:value="179.9943719" table:style-name="ce1">
            <text:p>179.9943719</text:p>
          </table:table-cell>
          <table:table-cell office:value-type="float" office:value="88.2205964702694" table:style-name="ce1">
            <text:p>88.2205964702694</text:p>
          </table:table-cell>
          <table:table-cell office:value-type="float" office:value="37.00462127" table:style-name="ce1">
            <text:p>37.00462127</text:p>
          </table:table-cell>
          <table:table-cell office:value-type="float" office:value="88.2335684792057" table:style-name="ce1">
            <text:p>88.2335684792057</text:p>
          </table:table-cell>
          <table:table-cell office:value-type="float" office:value="9" table:style-name="ce1">
            <text:p>9</text:p>
          </table:table-cell>
          <table:table-cell office:value-type="float" office:value="46.40116028" table:style-name="ce1">
            <text:p>46.40116028</text:p>
          </table:table-cell>
          <table:table-cell office:value-type="float" office:value="96.19182797" table:style-name="ce1">
            <text:p>96.19182797</text:p>
          </table:table-cell>
          <table:table-cell office:value-type="float" office:value="72.2063589722222" table:style-name="ce1">
            <text:p>72.2063589722222</text:p>
          </table:table-cell>
          <table:table-cell office:value-type="float" office:value="76.15507045" table:style-name="ce1">
            <text:p>76.15507045</text:p>
          </table:table-cell>
          <table:table-cell office:value-type="float" office:value="20.128066078168" table:style-name="ce1">
            <text:p>20.128066078168</text:p>
          </table:table-cell>
          <table:table-cell office:value-type="float" office:value="9" table:style-name="ce1">
            <text:p>9</text:p>
          </table:table-cell>
          <table:table-cell office:value-type="float" office:value="0.001484910061" table:style-name="ce1">
            <text:p>0.001484910061</text:p>
          </table:table-cell>
          <table:table-cell office:value-type="float" office:value="0.003556413776" table:style-name="ce1">
            <text:p>0.003556413776</text:p>
          </table:table-cell>
          <table:table-cell office:value-type="float" office:value="0.00227620405533333" table:style-name="ce1">
            <text:p>0.00227620405533333</text:p>
          </table:table-cell>
          <table:table-cell office:value-type="float" office:value="0.001828148839" table:style-name="ce1">
            <text:p>0.001828148839</text:p>
          </table:table-cell>
          <table:table-cell office:value-type="float" office:value="0.00085126560309111" table:style-name="ce1">
            <text:p>0.00085126560309111</text:p>
          </table:table-cell>
          <table:table-cell office:value-type="float" office:value="9" table:style-name="ce1">
            <text:p>9</text:p>
          </table:table-cell>
          <table:table-cell office:value-type="float" office:value="0.01639714277" table:style-name="ce1">
            <text:p>0.01639714277</text:p>
          </table:table-cell>
          <table:table-cell office:value-type="float" office:value="0.01736893648" table:style-name="ce1">
            <text:p>0.01736893648</text:p>
          </table:table-cell>
          <table:table-cell office:value-type="float" office:value="0.0169378880133333" table:style-name="ce1">
            <text:p>0.0169378880133333</text:p>
          </table:table-cell>
          <table:table-cell office:value-type="float" office:value="0.0169487374" table:style-name="ce1">
            <text:p>0.0169487374</text:p>
          </table:table-cell>
          <table:table-cell office:value-type="float" office:value="0.00038528455362548" table:style-name="ce1">
            <text:p>0.00038528455362548</text:p>
          </table:table-cell>
          <table:table-cell office:value-type="float" office:value="9" table:style-name="ce1">
            <text:p>9</text:p>
          </table:table-cell>
          <table:table-cell office:value-type="float" office:value="1.471805123" table:style-name="ce1">
            <text:p>1.471805123</text:p>
          </table:table-cell>
          <table:table-cell office:value-type="float" office:value="5.055396759" table:style-name="ce1">
            <text:p>5.055396759</text:p>
          </table:table-cell>
          <table:table-cell office:value-type="float" office:value="2.85089675377778" table:style-name="ce1">
            <text:p>2.85089675377778</text:p>
          </table:table-cell>
          <table:table-cell office:value-type="float" office:value="2.031886988" table:style-name="ce1">
            <text:p>2.031886988</text:p>
          </table:table-cell>
          <table:table-cell office:value-type="float" office:value="1.60274121771079" table:style-name="ce1">
            <text:p>1.60274121771079</text:p>
          </table:table-cell>
          <table:table-cell office:value-type="float" office:value="9" table:style-name="ce1">
            <text:p>9</text:p>
          </table:table-cell>
          <table:table-cell office:value-type="float" office:value="4.707294104" table:style-name="ce1">
            <text:p>4.707294104</text:p>
          </table:table-cell>
          <table:table-cell office:value-type="float" office:value="252.2584773" table:style-name="ce1">
            <text:p>252.2584773</text:p>
          </table:table-cell>
          <table:table-cell office:value-type="float" office:value="88.9421379918889" table:style-name="ce1">
            <text:p>88.9421379918889</text:p>
          </table:table-cell>
          <table:table-cell office:value-type="float" office:value="86.15294511" table:style-name="ce1">
            <text:p>86.15294511</text:p>
          </table:table-cell>
          <table:table-cell office:value-type="float" office:value="90.4729947527068" table:style-name="ce1">
            <text:p>90.4729947527068</text:p>
          </table:table-cell>
          <table:table-cell office:value-type="float" office:value="9" table:style-name="ce1">
            <text:p>9</text:p>
          </table:table-cell>
          <table:table-cell office:value-type="float" office:value="0.2411966901" table:style-name="ce1">
            <text:p>0.2411966901</text:p>
          </table:table-cell>
          <table:table-cell office:value-type="float" office:value="1.066781237" table:style-name="ce1">
            <text:p>1.066781237</text:p>
          </table:table-cell>
          <table:table-cell office:value-type="float" office:value="0.543742423644444" table:style-name="ce1">
            <text:p>0.543742423644444</text:p>
          </table:table-cell>
          <table:table-cell office:value-type="float" office:value="0.3232762105" table:style-name="ce1">
            <text:p>0.3232762105</text:p>
          </table:table-cell>
          <table:table-cell office:value-type="float" office:value="0.349462928122068" table:style-name="ce1">
            <text:p>0.349462928122068</text:p>
          </table:table-cell>
          <table:table-cell office:value-type="float" office:value="9" table:style-name="ce1">
            <text:p>9</text:p>
          </table:table-cell>
          <table:table-cell office:value-type="float" office:value="0.4414209603" table:style-name="ce1">
            <text:p>0.4414209603</text:p>
          </table:table-cell>
          <table:table-cell office:value-type="float" office:value="1.723039734" table:style-name="ce1">
            <text:p>1.723039734</text:p>
          </table:table-cell>
          <table:table-cell office:value-type="float" office:value="0.921004611044444" table:style-name="ce1">
            <text:p>0.921004611044444</text:p>
          </table:table-cell>
          <table:table-cell office:value-type="float" office:value="0.5308658307" table:style-name="ce1">
            <text:p>0.5308658307</text:p>
          </table:table-cell>
          <table:table-cell office:value-type="float" office:value="0.558617602032464" table:style-name="ce1">
            <text:p>0.558617602032464</text:p>
          </table:table-cell>
        </table:table-row>
        <table:table-row table:style-name="ro1">
          <table:table-cell office:value-type="string" table:style-name="ce1">
            <text:p>100x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D</text:p>
          </table:table-cell>
          <table:table-cell office:value-type="float" office:value="9" table:style-name="ce1">
            <text:p>9</text:p>
          </table:table-cell>
          <table:table-cell office:value-type="float" office:value="1.873293943" table:style-name="ce1">
            <text:p>1.873293943</text:p>
          </table:table-cell>
          <table:table-cell office:value-type="float" office:value="20.36591687" table:style-name="ce1">
            <text:p>20.36591687</text:p>
          </table:table-cell>
          <table:table-cell office:value-type="float" office:value="11.0855226534444" table:style-name="ce1">
            <text:p>11.0855226534444</text:p>
          </table:table-cell>
          <table:table-cell office:value-type="float" office:value="11.06820773" table:style-name="ce1">
            <text:p>11.06820773</text:p>
          </table:table-cell>
          <table:table-cell office:value-type="float" office:value="7.8015422992422" table:style-name="ce1">
            <text:p>7.8015422992422</text:p>
          </table:table-cell>
          <table:table-cell office:value-type="float" office:value="9" table:style-name="ce1">
            <text:p>9</text:p>
          </table:table-cell>
          <table:table-cell office:value-type="float" office:value="1.502130568" table:style-name="ce1">
            <text:p>1.502130568</text:p>
          </table:table-cell>
          <table:table-cell office:value-type="float" office:value="2.556159131" table:style-name="ce1">
            <text:p>2.556159131</text:p>
          </table:table-cell>
          <table:table-cell office:value-type="float" office:value="2.01170540588889" table:style-name="ce1">
            <text:p>2.01170540588889</text:p>
          </table:table-cell>
          <table:table-cell office:value-type="float" office:value="1.993296428" table:style-name="ce1">
            <text:p>1.993296428</text:p>
          </table:table-cell>
          <table:table-cell office:value-type="float" office:value="0.449061920526549" table:style-name="ce1">
            <text:p>0.449061920526549</text:p>
          </table:table-cell>
          <table:table-cell office:value-type="float" office:value="9" table:style-name="ce1">
            <text:p>9</text:p>
          </table:table-cell>
          <table:table-cell office:value-type="float" office:value="-0.3949724534" table:style-name="ce1">
            <text:p>-0.3949724534</text:p>
          </table:table-cell>
          <table:table-cell office:value-type="float" office:value="1.329234521" table:style-name="ce1">
            <text:p>1.329234521</text:p>
          </table:table-cell>
          <table:table-cell office:value-type="float" office:value="0.132164638155556" table:style-name="ce1">
            <text:p>0.132164638155556</text:p>
          </table:table-cell>
          <table:table-cell office:value-type="float" office:value="-0.2341517689" table:style-name="ce1">
            <text:p>-0.2341517689</text:p>
          </table:table-cell>
          <table:table-cell office:value-type="float" office:value="0.679363266234268" table:style-name="ce1">
            <text:p>0.679363266234268</text:p>
          </table:table-cell>
          <table:table-cell office:value-type="float" office:value="9" table:style-name="ce1">
            <text:p>9</text:p>
          </table:table-cell>
          <table:table-cell office:value-type="float" office:value="2.405274679" table:style-name="ce1">
            <text:p>2.405274679</text:p>
          </table:table-cell>
          <table:table-cell office:value-type="float" office:value="7.903457158" table:style-name="ce1">
            <text:p>7.903457158</text:p>
          </table:table-cell>
          <table:table-cell office:value-type="float" office:value="4.37104015711111" table:style-name="ce1">
            <text:p>4.37104015711111</text:p>
          </table:table-cell>
          <table:table-cell office:value-type="float" office:value="3.745586563" table:style-name="ce1">
            <text:p>3.745586563</text:p>
          </table:table-cell>
          <table:table-cell office:value-type="float" office:value="2.05995881292644" table:style-name="ce1">
            <text:p>2.05995881292644</text:p>
          </table:table-cell>
          <table:table-cell office:value-type="float" office:value="9" table:style-name="ce1">
            <text:p>9</text:p>
          </table:table-cell>
          <table:table-cell office:value-type="float" office:value="4.592454" table:style-name="ce1">
            <text:p>4.592454</text:p>
          </table:table-cell>
          <table:table-cell office:value-type="float" office:value="10.848296" table:style-name="ce1">
            <text:p>10.848296</text:p>
          </table:table-cell>
          <table:table-cell office:value-type="float" office:value="7.25850933333333" table:style-name="ce1">
            <text:p>7.25850933333333</text:p>
          </table:table-cell>
          <table:table-cell office:value-type="float" office:value="7.790248" table:style-name="ce1">
            <text:p>7.790248</text:p>
          </table:table-cell>
          <table:table-cell office:value-type="float" office:value="2.1878764725946" table:style-name="ce1">
            <text:p>2.1878764725946</text:p>
          </table:table-cell>
          <table:table-cell office:value-type="float" office:value="9" table:style-name="ce1">
            <text:p>9</text:p>
          </table:table-cell>
          <table:table-cell office:value-type="float" office:value="3.651517" table:style-name="ce1">
            <text:p>3.651517</text:p>
          </table:table-cell>
          <table:table-cell office:value-type="float" office:value="8.51438" table:style-name="ce1">
            <text:p>8.51438</text:p>
          </table:table-cell>
          <table:table-cell office:value-type="float" office:value="5.87075744444444" table:style-name="ce1">
            <text:p>5.87075744444444</text:p>
          </table:table-cell>
          <table:table-cell office:value-type="float" office:value="5.472273" table:style-name="ce1">
            <text:p>5.472273</text:p>
          </table:table-cell>
          <table:table-cell office:value-type="float" office:value="2.07202402455661" table:style-name="ce1">
            <text:p>2.07202402455661</text:p>
          </table:table-cell>
          <table:table-cell office:value-type="float" office:value="9" table:style-name="ce1">
            <text:p>9</text:p>
          </table:table-cell>
          <table:table-cell office:value-type="float" office:value="8.243971" table:style-name="ce1">
            <text:p>8.243971</text:p>
          </table:table-cell>
          <table:table-cell office:value-type="float" office:value="16.515937" table:style-name="ce1">
            <text:p>16.515937</text:p>
          </table:table-cell>
          <table:table-cell office:value-type="float" office:value="13.1292667777778" table:style-name="ce1">
            <text:p>13.1292667777778</text:p>
          </table:table-cell>
          <table:table-cell office:value-type="float" office:value="14.801844" table:style-name="ce1">
            <text:p>14.801844</text:p>
          </table:table-cell>
          <table:table-cell office:value-type="float" office:value="3.73216669506256" table:style-name="ce1">
            <text:p>3.73216669506256</text:p>
          </table:table-cell>
          <table:table-cell office:value-type="float" office:value="9" table:style-name="ce1">
            <text:p>9</text:p>
          </table:table-cell>
          <table:table-cell office:value-type="float" office:value="1.255237343" table:style-name="ce1">
            <text:p>1.255237343</text:p>
          </table:table-cell>
          <table:table-cell office:value-type="float" office:value="1.934896094" table:style-name="ce1">
            <text:p>1.934896094</text:p>
          </table:table-cell>
          <table:table-cell office:value-type="float" office:value="1.520916399" table:style-name="ce1">
            <text:p>1.520916399</text:p>
          </table:table-cell>
          <table:table-cell office:value-type="float" office:value="1.38427027" table:style-name="ce1">
            <text:p>1.38427027</text:p>
          </table:table-cell>
          <table:table-cell office:value-type="float" office:value="0.304204923974883" table:style-name="ce1">
            <text:p>0.304204923974883</text:p>
          </table:table-cell>
          <table:table-cell office:value-type="float" office:value="9" table:style-name="ce1">
            <text:p>9</text:p>
          </table:table-cell>
          <table:table-cell office:value-type="float" office:value="0.4319870373" table:style-name="ce1">
            <text:p>0.4319870373</text:p>
          </table:table-cell>
          <table:table-cell office:value-type="float" office:value="1.04068129" table:style-name="ce1">
            <text:p>1.04068129</text:p>
          </table:table-cell>
          <table:table-cell office:value-type="float" office:value="0.581778174833333" table:style-name="ce1">
            <text:p>0.581778174833333</text:p>
          </table:table-cell>
          <table:table-cell office:value-type="float" office:value="0.5106925281" table:style-name="ce1">
            <text:p>0.5106925281</text:p>
          </table:table-cell>
          <table:table-cell office:value-type="float" office:value="0.181369405303006" table:style-name="ce1">
            <text:p>0.181369405303006</text:p>
          </table:table-cell>
          <table:table-cell office:value-type="float" office:value="9" table:style-name="ce1">
            <text:p>9</text:p>
          </table:table-cell>
          <table:table-cell office:value-type="float" office:value="1.677784329" table:style-name="ce1">
            <text:p>1.677784329</text:p>
          </table:table-cell>
          <table:table-cell office:value-type="float" office:value="3.00452863" table:style-name="ce1">
            <text:p>3.00452863</text:p>
          </table:table-cell>
          <table:table-cell office:value-type="float" office:value="2.16153576133333" table:style-name="ce1">
            <text:p>2.16153576133333</text:p>
          </table:table-cell>
          <table:table-cell office:value-type="float" office:value="1.778959766" table:style-name="ce1">
            <text:p>1.778959766</text:p>
          </table:table-cell>
          <table:table-cell office:value-type="float" office:value="0.615256369791385" table:style-name="ce1">
            <text:p>0.615256369791385</text:p>
          </table:table-cell>
          <table:table-cell office:value-type="float" office:value="9" table:style-name="ce1">
            <text:p>9</text:p>
          </table:table-cell>
          <table:table-cell office:value-type="float" office:value="3.161220457" table:style-name="ce1">
            <text:p>3.161220457</text:p>
          </table:table-cell>
          <table:table-cell office:value-type="float" office:value="6.368570467" table:style-name="ce1">
            <text:p>6.368570467</text:p>
          </table:table-cell>
          <table:table-cell office:value-type="float" office:value="4.39003266488889" table:style-name="ce1">
            <text:p>4.39003266488889</text:p>
          </table:table-cell>
          <table:table-cell office:value-type="float" office:value="3.633491432" table:style-name="ce1">
            <text:p>3.633491432</text:p>
          </table:table-cell>
          <table:table-cell office:value-type="float" office:value="1.45912106735055" table:style-name="ce1">
            <text:p>1.45912106735055</text:p>
          </table:table-cell>
          <table:table-cell office:value-type="float" office:value="9" table:style-name="ce1">
            <text:p>9</text:p>
          </table:table-cell>
          <table:table-cell office:value-type="float" office:value="15.60475335" table:style-name="ce1">
            <text:p>15.60475335</text:p>
          </table:table-cell>
          <table:table-cell office:value-type="float" office:value="19.18083099" table:style-name="ce1">
            <text:p>19.18083099</text:p>
          </table:table-cell>
          <table:table-cell office:value-type="float" office:value="18.3033853088889" table:style-name="ce1">
            <text:p>18.3033853088889</text:p>
          </table:table-cell>
          <table:table-cell office:value-type="float" office:value="18.87708385" table:style-name="ce1">
            <text:p>18.87708385</text:p>
          </table:table-cell>
          <table:table-cell office:value-type="float" office:value="1.26967418897486" table:style-name="ce1">
            <text:p>1.26967418897486</text:p>
          </table:table-cell>
          <table:table-cell office:value-type="float" office:value="4" table:style-name="ce1">
            <text:p>4</text:p>
          </table:table-cell>
          <table:table-cell office:value-type="float" office:value="0.1913278322" table:style-name="ce1">
            <text:p>0.1913278322</text:p>
          </table:table-cell>
          <table:table-cell office:value-type="float" office:value="0.6291415776" table:style-name="ce1">
            <text:p>0.6291415776</text:p>
          </table:table-cell>
          <table:table-cell office:value-type="float" office:value="0.37541767915" table:style-name="ce1">
            <text:p>0.37541767915</text:p>
          </table:table-cell>
          <table:table-cell office:value-type="float" office:value="0.3406006534" table:style-name="ce1">
            <text:p>0.3406006534</text:p>
          </table:table-cell>
          <table:table-cell office:value-type="float" office:value="0.183709340539731" table:style-name="ce1">
            <text:p>0.183709340539731</text:p>
          </table:table-cell>
          <table:table-cell office:value-type="float" office:value="9" table:style-name="ce1">
            <text:p>9</text:p>
          </table:table-cell>
          <table:table-cell office:value-type="float" office:value="12.9978239" table:style-name="ce1">
            <text:p>12.9978239</text:p>
          </table:table-cell>
          <table:table-cell office:value-type="float" office:value="150.001197" table:style-name="ce1">
            <text:p>150.001197</text:p>
          </table:table-cell>
          <table:table-cell office:value-type="float" office:value="66.6423897755556" table:style-name="ce1">
            <text:p>66.6423897755556</text:p>
          </table:table-cell>
          <table:table-cell office:value-type="float" office:value="33.75801659" table:style-name="ce1">
            <text:p>33.75801659</text:p>
          </table:table-cell>
          <table:table-cell office:value-type="float" office:value="63.0404362606924" table:style-name="ce1">
            <text:p>63.0404362606924</text:p>
          </table:table-cell>
          <table:table-cell office:value-type="float" office:value="9" table:style-name="ce1">
            <text:p>9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755916721122222" table:style-name="ce1">
            <text:p>0.755916721122222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115665414185628" table:style-name="ce1">
            <text:p>0.115665414185628</text:p>
          </table:table-cell>
          <table:table-cell office:value-type="float" office:value="9" table:style-name="ce1">
            <text:p>9</text:p>
          </table:table-cell>
          <table:table-cell office:value-type="float" office:value="0.1760362849" table:style-name="ce1">
            <text:p>0.1760362849</text:p>
          </table:table-cell>
          <table:table-cell office:value-type="float" office:value="0.539901717" table:style-name="ce1">
            <text:p>0.539901717</text:p>
          </table:table-cell>
          <table:table-cell office:value-type="float" office:value="0.358052857155556" table:style-name="ce1">
            <text:p>0.358052857155556</text:p>
          </table:table-cell>
          <table:table-cell office:value-type="float" office:value="0.4367082591" table:style-name="ce1">
            <text:p>0.4367082591</text:p>
          </table:table-cell>
          <table:table-cell office:value-type="float" office:value="0.142645259292537" table:style-name="ce1">
            <text:p>0.142645259292537</text:p>
          </table:table-cell>
          <table:table-cell office:value-type="float" office:value="9" table:style-name="ce1">
            <text:p>9</text:p>
          </table:table-cell>
          <table:table-cell office:value-type="float" office:value="1.47712998" table:style-name="ce1">
            <text:p>1.47712998</text:p>
          </table:table-cell>
          <table:table-cell office:value-type="float" office:value="7.191813011" table:style-name="ce1">
            <text:p>7.191813011</text:p>
          </table:table-cell>
          <table:table-cell office:value-type="float" office:value="4.76548785733333" table:style-name="ce1">
            <text:p>4.76548785733333</text:p>
          </table:table-cell>
          <table:table-cell office:value-type="float" office:value="5.871620802" table:style-name="ce1">
            <text:p>5.871620802</text:p>
          </table:table-cell>
          <table:table-cell office:value-type="float" office:value="2.61607701570685" table:style-name="ce1">
            <text:p>2.61607701570685</text:p>
          </table:table-cell>
          <table:table-cell office:value-type="float" office:value="9" table:style-name="ce1">
            <text:p>9</text:p>
          </table:table-cell>
          <table:table-cell office:value-type="float" office:value="0.04845692936" table:style-name="ce1">
            <text:p>0.04845692936</text:p>
          </table:table-cell>
          <table:table-cell office:value-type="float" office:value="0.2413077875" table:style-name="ce1">
            <text:p>0.2413077875</text:p>
          </table:table-cell>
          <table:table-cell office:value-type="float" office:value="0.131522739463333" table:style-name="ce1">
            <text:p>0.131522739463333</text:p>
          </table:table-cell>
          <table:table-cell office:value-type="float" office:value="0.128380084" table:style-name="ce1">
            <text:p>0.128380084</text:p>
          </table:table-cell>
          <table:table-cell office:value-type="float" office:value="0.0720159891687961" table:style-name="ce1">
            <text:p>0.0720159891687961</text:p>
          </table:table-cell>
          <table:table-cell office:value-type="float" office:value="9" table:style-name="ce1">
            <text:p>9</text:p>
          </table:table-cell>
          <table:table-cell office:value-type="float" office:value="1.811305023" table:style-name="ce1">
            <text:p>1.811305023</text:p>
          </table:table-cell>
          <table:table-cell office:value-type="float" office:value="3.130732295" table:style-name="ce1">
            <text:p>3.130732295</text:p>
          </table:table-cell>
          <table:table-cell office:value-type="float" office:value="2.29305854711111" table:style-name="ce1">
            <text:p>2.29305854711111</text:p>
          </table:table-cell>
          <table:table-cell office:value-type="float" office:value="1.914542568" table:style-name="ce1">
            <text:p>1.914542568</text:p>
          </table:table-cell>
          <table:table-cell office:value-type="float" office:value="0.616533584074586" table:style-name="ce1">
            <text:p>0.616533584074586</text:p>
          </table:table-cell>
          <table:table-cell office:value-type="float" office:value="9" table:style-name="ce1">
            <text:p>9</text:p>
          </table:table-cell>
          <table:table-cell office:value-type="float" office:value="0.04845692936" table:style-name="ce1">
            <text:p>0.04845692936</text:p>
          </table:table-cell>
          <table:table-cell office:value-type="float" office:value="0.2413077875" table:style-name="ce1">
            <text:p>0.2413077875</text:p>
          </table:table-cell>
          <table:table-cell office:value-type="float" office:value="0.131522739463333" table:style-name="ce1">
            <text:p>0.131522739463333</text:p>
          </table:table-cell>
          <table:table-cell office:value-type="float" office:value="0.128380084" table:style-name="ce1">
            <text:p>0.128380084</text:p>
          </table:table-cell>
          <table:table-cell office:value-type="float" office:value="0.0720159891687961" table:style-name="ce1">
            <text:p>0.0720159891687961</text:p>
          </table:table-cell>
          <table:table-cell office:value-type="float" office:value="9" table:style-name="ce1">
            <text:p>9</text:p>
          </table:table-cell>
          <table:table-cell office:value-type="float" office:value="1.337285067" table:style-name="ce1">
            <text:p>1.337285067</text:p>
          </table:table-cell>
          <table:table-cell office:value-type="float" office:value="1.980013415" table:style-name="ce1">
            <text:p>1.980013415</text:p>
          </table:table-cell>
          <table:table-cell office:value-type="float" office:value="1.66683610033333" table:style-name="ce1">
            <text:p>1.66683610033333</text:p>
          </table:table-cell>
          <table:table-cell office:value-type="float" office:value="1.599236779" table:style-name="ce1">
            <text:p>1.599236779</text:p>
          </table:table-cell>
          <table:table-cell office:value-type="float" office:value="0.227159028885782" table:style-name="ce1">
            <text:p>0.227159028885782</text:p>
          </table:table-cell>
          <table:table-cell office:value-type="float" office:value="9" table:style-name="ce1">
            <text:p>9</text:p>
          </table:table-cell>
          <table:table-cell office:value-type="float" office:value="1.651067" table:style-name="ce1">
            <text:p>1.651067</text:p>
          </table:table-cell>
          <table:table-cell office:value-type="float" office:value="2.717068585" table:style-name="ce1">
            <text:p>2.717068585</text:p>
          </table:table-cell>
          <table:table-cell office:value-type="float" office:value="2.03008112188889" table:style-name="ce1">
            <text:p>2.03008112188889</text:p>
          </table:table-cell>
          <table:table-cell office:value-type="float" office:value="1.681220468" table:style-name="ce1">
            <text:p>1.681220468</text:p>
          </table:table-cell>
          <table:table-cell office:value-type="float" office:value="0.503354097760381" table:style-name="ce1">
            <text:p>0.503354097760381</text:p>
          </table:table-cell>
          <table:table-cell office:value-type="float" office:value="9" table:style-name="ce1">
            <text:p>9</text:p>
          </table:table-cell>
          <table:table-cell office:value-type="float" office:value="0.1572800831" table:style-name="ce1">
            <text:p>0.1572800831</text:p>
          </table:table-cell>
          <table:table-cell office:value-type="float" office:value="0.4136637095" table:style-name="ce1">
            <text:p>0.4136637095</text:p>
          </table:table-cell>
          <table:table-cell office:value-type="float" office:value="0.262977424966667" table:style-name="ce1">
            <text:p>0.262977424966667</text:p>
          </table:table-cell>
          <table:table-cell office:value-type="float" office:value="0.2110850156" table:style-name="ce1">
            <text:p>0.2110850156</text:p>
          </table:table-cell>
          <table:table-cell office:value-type="float" office:value="0.115322157524559" table:style-name="ce1">
            <text:p>0.115322157524559</text:p>
          </table:table-cell>
          <table:table-cell office:value-type="float" office:value="9" table:style-name="ce1">
            <text:p>9</text:p>
          </table:table-cell>
          <table:table-cell office:value-type="float" office:value="2.0924131" table:style-name="ce1">
            <text:p>2.0924131</text:p>
          </table:table-cell>
          <table:table-cell office:value-type="float" office:value="6.230614" table:style-name="ce1">
            <text:p>6.230614</text:p>
          </table:table-cell>
          <table:table-cell office:value-type="float" office:value="4.40255833522222" table:style-name="ce1">
            <text:p>4.40255833522222</text:p>
          </table:table-cell>
          <table:table-cell office:value-type="float" office:value="4.639575167" table:style-name="ce1">
            <text:p>4.639575167</text:p>
          </table:table-cell>
          <table:table-cell office:value-type="float" office:value="1.8329095724493" table:style-name="ce1">
            <text:p>1.8329095724493</text:p>
          </table:table-cell>
          <table:table-cell office:value-type="float" office:value="9" table:style-name="ce1">
            <text:p>9</text:p>
          </table:table-cell>
          <table:table-cell office:value-type="float" office:value="0.9223246448" table:style-name="ce1">
            <text:p>0.9223246448</text:p>
          </table:table-cell>
          <table:table-cell office:value-type="float" office:value="1.754694328" table:style-name="ce1">
            <text:p>1.754694328</text:p>
          </table:table-cell>
          <table:table-cell office:value-type="float" office:value="1.39736164763333" table:style-name="ce1">
            <text:p>1.39736164763333</text:p>
          </table:table-cell>
          <table:table-cell office:value-type="float" office:value="1.615297837" table:style-name="ce1">
            <text:p>1.615297837</text:p>
          </table:table-cell>
          <table:table-cell office:value-type="float" office:value="0.388386714503611" table:style-name="ce1">
            <text:p>0.388386714503611</text:p>
          </table:table-cell>
          <table:table-cell office:value-type="float" office:value="9" table:style-name="ce1">
            <text:p>9</text:p>
          </table:table-cell>
          <table:table-cell office:value-type="float" office:value="2087.413954" table:style-name="ce1">
            <text:p>2087.413954</text:p>
          </table:table-cell>
          <table:table-cell office:value-type="float" office:value="2237.544855" table:style-name="ce1">
            <text:p>2237.544855</text:p>
          </table:table-cell>
          <table:table-cell office:value-type="float" office:value="2167.08152555556" table:style-name="ce1">
            <text:p>2167.08152555556</text:p>
          </table:table-cell>
          <table:table-cell office:value-type="float" office:value="2189.67996" table:style-name="ce1">
            <text:p>2189.67996</text:p>
          </table:table-cell>
          <table:table-cell office:value-type="float" office:value="63.5781234563473" table:style-name="ce1">
            <text:p>63.5781234563473</text:p>
          </table:table-cell>
          <table:table-cell office:value-type="float" office:value="9" table:style-name="ce1">
            <text:p>9</text:p>
          </table:table-cell>
          <table:table-cell office:value-type="float" office:value="37.00623725" table:style-name="ce1">
            <text:p>37.00623725</text:p>
          </table:table-cell>
          <table:table-cell office:value-type="float" office:value="143.0007972" table:style-name="ce1">
            <text:p>143.0007972</text:p>
          </table:table-cell>
          <table:table-cell office:value-type="float" office:value="107.667279387778" table:style-name="ce1">
            <text:p>107.667279387778</text:p>
          </table:table-cell>
          <table:table-cell office:value-type="float" office:value="142.994474" table:style-name="ce1">
            <text:p>142.994474</text:p>
          </table:table-cell>
          <table:table-cell office:value-type="float" office:value="52.9940235764064" table:style-name="ce1">
            <text:p>52.9940235764064</text:p>
          </table:table-cell>
          <table:table-cell office:value-type="float" office:value="9" table:style-name="ce1">
            <text:p>9</text:p>
          </table:table-cell>
          <table:table-cell office:value-type="float" office:value="30.28814594" table:style-name="ce1">
            <text:p>30.28814594</text:p>
          </table:table-cell>
          <table:table-cell office:value-type="float" office:value="179.9926615" table:style-name="ce1">
            <text:p>179.9926615</text:p>
          </table:table-cell>
          <table:table-cell office:value-type="float" office:value="128.850173394444" table:style-name="ce1">
            <text:p>128.850173394444</text:p>
          </table:table-cell>
          <table:table-cell office:value-type="float" office:value="114.0323642" table:style-name="ce1">
            <text:p>114.0323642</text:p>
          </table:table-cell>
          <table:table-cell office:value-type="float" office:value="50.6701213259689" table:style-name="ce1">
            <text:p>50.6701213259689</text:p>
          </table:table-cell>
          <table:table-cell office:value-type="float" office:value="9" table:style-name="ce1">
            <text:p>9</text:p>
          </table:table-cell>
          <table:table-cell office:value-type="float" office:value="20.49669898" table:style-name="ce1">
            <text:p>20.49669898</text:p>
          </table:table-cell>
          <table:table-cell office:value-type="float" office:value="90.0076881" table:style-name="ce1">
            <text:p>90.0076881</text:p>
          </table:table-cell>
          <table:table-cell office:value-type="float" office:value="51.3486866977778" table:style-name="ce1">
            <text:p>51.3486866977778</text:p>
          </table:table-cell>
          <table:table-cell office:value-type="float" office:value="37.01988473" table:style-name="ce1">
            <text:p>37.01988473</text:p>
          </table:table-cell>
          <table:table-cell office:value-type="float" office:value="29.4500731560271" table:style-name="ce1">
            <text:p>29.4500731560271</text:p>
          </table:table-cell>
          <table:table-cell office:value-type="float" office:value="9" table:style-name="ce1">
            <text:p>9</text:p>
          </table:table-cell>
          <table:table-cell office:value-type="float" office:value="17.71177354" table:style-name="ce1">
            <text:p>17.71177354</text:p>
          </table:table-cell>
          <table:table-cell office:value-type="float" office:value="96.21144046" table:style-name="ce1">
            <text:p>96.21144046</text:p>
          </table:table-cell>
          <table:table-cell office:value-type="float" office:value="59.9783736266667" table:style-name="ce1">
            <text:p>59.9783736266667</text:p>
          </table:table-cell>
          <table:table-cell office:value-type="float" office:value="71.11204769" table:style-name="ce1">
            <text:p>71.11204769</text:p>
          </table:table-cell>
          <table:table-cell office:value-type="float" office:value="34.3112197446587" table:style-name="ce1">
            <text:p>34.3112197446587</text:p>
          </table:table-cell>
          <table:table-cell office:value-type="float" office:value="9" table:style-name="ce1">
            <text:p>9</text:p>
          </table:table-cell>
          <table:table-cell office:value-type="float" office:value="0.001959017143" table:style-name="ce1">
            <text:p>0.001959017143</text:p>
          </table:table-cell>
          <table:table-cell office:value-type="float" office:value="0.005993942577" table:style-name="ce1">
            <text:p>0.005993942577</text:p>
          </table:table-cell>
          <table:table-cell office:value-type="float" office:value="0.00353548993577778" table:style-name="ce1">
            <text:p>0.00353548993577778</text:p>
          </table:table-cell>
          <table:table-cell office:value-type="float" office:value="0.002715630263" table:style-name="ce1">
            <text:p>0.002715630263</text:p>
          </table:table-cell>
          <table:table-cell office:value-type="float" office:value="0.00182346528951094" table:style-name="ce1">
            <text:p>0.00182346528951094</text:p>
          </table:table-cell>
          <table:table-cell office:value-type="float" office:value="9" table:style-name="ce1">
            <text:p>9</text:p>
          </table:table-cell>
          <table:table-cell office:value-type="float" office:value="0.01687079358" table:style-name="ce1">
            <text:p>0.01687079358</text:p>
          </table:table-cell>
          <table:table-cell office:value-type="float" office:value="0.01854620176" table:style-name="ce1">
            <text:p>0.01854620176</text:p>
          </table:table-cell>
          <table:table-cell office:value-type="float" office:value="0.0175844526166667" table:style-name="ce1">
            <text:p>0.0175844526166667</text:p>
          </table:table-cell>
          <table:table-cell office:value-type="float" office:value="0.01733343689" table:style-name="ce1">
            <text:p>0.01733343689</text:p>
          </table:table-cell>
          <table:table-cell office:value-type="float" office:value="0.000716024125930277" table:style-name="ce1">
            <text:p>0.000716024125930277</text:p>
          </table:table-cell>
          <table:table-cell office:value-type="float" office:value="9" table:style-name="ce1">
            <text:p>9</text:p>
          </table:table-cell>
          <table:table-cell office:value-type="float" office:value="1.861369682" table:style-name="ce1">
            <text:p>1.861369682</text:p>
          </table:table-cell>
          <table:table-cell office:value-type="float" office:value="11.28928483" table:style-name="ce1">
            <text:p>11.28928483</text:p>
          </table:table-cell>
          <table:table-cell office:value-type="float" office:value="6.48961038377778" table:style-name="ce1">
            <text:p>6.48961038377778</text:p>
          </table:table-cell>
          <table:table-cell office:value-type="float" office:value="8.217212154" table:style-name="ce1">
            <text:p>8.217212154</text:p>
          </table:table-cell>
          <table:table-cell office:value-type="float" office:value="3.62345967924385" table:style-name="ce1">
            <text:p>3.62345967924385</text:p>
          </table:table-cell>
          <table:table-cell office:value-type="float" office:value="9" table:style-name="ce1">
            <text:p>9</text:p>
          </table:table-cell>
          <table:table-cell office:value-type="float" office:value="18.90493135" table:style-name="ce1">
            <text:p>18.90493135</text:p>
          </table:table-cell>
          <table:table-cell office:value-type="float" office:value="392.6134305" table:style-name="ce1">
            <text:p>392.6134305</text:p>
          </table:table-cell>
          <table:table-cell office:value-type="float" office:value="136.628877683333" table:style-name="ce1">
            <text:p>136.628877683333</text:p>
          </table:table-cell>
          <table:table-cell office:value-type="float" office:value="66.90947533" table:style-name="ce1">
            <text:p>66.90947533</text:p>
          </table:table-cell>
          <table:table-cell office:value-type="float" office:value="132.730744299278" table:style-name="ce1">
            <text:p>132.730744299278</text:p>
          </table:table-cell>
          <table:table-cell office:value-type="float" office:value="9" table:style-name="ce1">
            <text:p>9</text:p>
          </table:table-cell>
          <table:table-cell office:value-type="float" office:value="0.4918012578" table:style-name="ce1">
            <text:p>0.4918012578</text:p>
          </table:table-cell>
          <table:table-cell office:value-type="float" office:value="4.288811339" table:style-name="ce1">
            <text:p>4.288811339</text:p>
          </table:table-cell>
          <table:table-cell office:value-type="float" office:value="1.57453937631111" table:style-name="ce1">
            <text:p>1.57453937631111</text:p>
          </table:table-cell>
          <table:table-cell office:value-type="float" office:value="0.740174664" table:style-name="ce1">
            <text:p>0.740174664</text:p>
          </table:table-cell>
          <table:table-cell office:value-type="float" office:value="1.38982507983933" table:style-name="ce1">
            <text:p>1.38982507983933</text:p>
          </table:table-cell>
          <table:table-cell office:value-type="float" office:value="6" table:style-name="ce1">
            <text:p>6</text:p>
          </table:table-cell>
          <table:table-cell office:value-type="float" office:value="1.103064132" table:style-name="ce1">
            <text:p>1.103064132</text:p>
          </table:table-cell>
          <table:table-cell office:value-type="float" office:value="9.027625469" table:style-name="ce1">
            <text:p>9.027625469</text:p>
          </table:table-cell>
          <table:table-cell office:value-type="float" office:value="3.47623116533333" table:style-name="ce1">
            <text:p>3.47623116533333</text:p>
          </table:table-cell>
          <table:table-cell office:value-type="float" office:value="2.6812154295" table:style-name="ce1">
            <text:p>2.6812154295</text:p>
          </table:table-cell>
          <table:table-cell office:value-type="float" office:value="3.08698036487107" table:style-name="ce1">
            <text:p>3.08698036487107</text:p>
          </table:table-cell>
        </table:table-row>
        <table:table-row table:style-name="ro1">
          <table:table-cell office:value-type="string" table:style-name="ce1">
            <text:p>100x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E</text:p>
          </table:table-cell>
          <table:table-cell office:value-type="float" office:value="6" table:style-name="ce1">
            <text:p>6</text:p>
          </table:table-cell>
          <table:table-cell office:value-type="float" office:value="7.352026537" table:style-name="ce1">
            <text:p>7.352026537</text:p>
          </table:table-cell>
          <table:table-cell office:value-type="float" office:value="26.49873881" table:style-name="ce1">
            <text:p>26.49873881</text:p>
          </table:table-cell>
          <table:table-cell office:value-type="float" office:value="17.0062656191667" table:style-name="ce1">
            <text:p>17.0062656191667</text:p>
          </table:table-cell>
          <table:table-cell office:value-type="float" office:value="17.013492967" table:style-name="ce1">
            <text:p>17.013492967</text:p>
          </table:table-cell>
          <table:table-cell office:value-type="float" office:value="10.16278262936" table:style-name="ce1">
            <text:p>10.16278262936</text:p>
          </table:table-cell>
          <table:table-cell office:value-type="float" office:value="6" table:style-name="ce1">
            <text:p>6</text:p>
          </table:table-cell>
          <table:table-cell office:value-type="float" office:value="1.227924978" table:style-name="ce1">
            <text:p>1.227924978</text:p>
          </table:table-cell>
          <table:table-cell office:value-type="float" office:value="3.493029068" table:style-name="ce1">
            <text:p>3.493029068</text:p>
          </table:table-cell>
          <table:table-cell office:value-type="float" office:value="2.40247524016667" table:style-name="ce1">
            <text:p>2.40247524016667</text:p>
          </table:table-cell>
          <table:table-cell office:value-type="float" office:value="2.463937701" table:style-name="ce1">
            <text:p>2.463937701</text:p>
          </table:table-cell>
          <table:table-cell office:value-type="float" office:value="1.09395982217923" table:style-name="ce1">
            <text:p>1.09395982217923</text:p>
          </table:table-cell>
          <table:table-cell office:value-type="float" office:value="6" table:style-name="ce1">
            <text:p>6</text:p>
          </table:table-cell>
          <table:table-cell office:value-type="float" office:value="-0.3871952872" table:style-name="ce1">
            <text:p>-0.3871952872</text:p>
          </table:table-cell>
          <table:table-cell office:value-type="float" office:value="1.247376159" table:style-name="ce1">
            <text:p>1.247376159</text:p>
          </table:table-cell>
          <table:table-cell office:value-type="float" office:value="0.360639822516667" table:style-name="ce1">
            <text:p>0.360639822516667</text:p>
          </table:table-cell>
          <table:table-cell office:value-type="float" office:value="0.2935513118" table:style-name="ce1">
            <text:p>0.2935513118</text:p>
          </table:table-cell>
          <table:table-cell office:value-type="float" office:value="0.793403209208491" table:style-name="ce1">
            <text:p>0.793403209208491</text:p>
          </table:table-cell>
          <table:table-cell office:value-type="float" office:value="6" table:style-name="ce1">
            <text:p>6</text:p>
          </table:table-cell>
          <table:table-cell office:value-type="float" office:value="3.447480418" table:style-name="ce1">
            <text:p>3.447480418</text:p>
          </table:table-cell>
          <table:table-cell office:value-type="float" office:value="7.029555044" table:style-name="ce1">
            <text:p>7.029555044</text:p>
          </table:table-cell>
          <table:table-cell office:value-type="float" office:value="4.69967194883333" table:style-name="ce1">
            <text:p>4.69967194883333</text:p>
          </table:table-cell>
          <table:table-cell office:value-type="float" office:value="4.166844686" table:style-name="ce1">
            <text:p>4.166844686</text:p>
          </table:table-cell>
          <table:table-cell office:value-type="float" office:value="1.50329495373007" table:style-name="ce1">
            <text:p>1.50329495373007</text:p>
          </table:table-cell>
          <table:table-cell office:value-type="float" office:value="6" table:style-name="ce1">
            <text:p>6</text:p>
          </table:table-cell>
          <table:table-cell office:value-type="float" office:value="5.823009" table:style-name="ce1">
            <text:p>5.823009</text:p>
          </table:table-cell>
          <table:table-cell office:value-type="float" office:value="9.901078" table:style-name="ce1">
            <text:p>9.901078</text:p>
          </table:table-cell>
          <table:table-cell office:value-type="float" office:value="8.1692425" table:style-name="ce1">
            <text:p>8.1692425</text:p>
          </table:table-cell>
          <table:table-cell office:value-type="float" office:value="8.1847155" table:style-name="ce1">
            <text:p>8.1847155</text:p>
          </table:table-cell>
          <table:table-cell office:value-type="float" office:value="1.37596176325634" table:style-name="ce1">
            <text:p>1.37596176325634</text:p>
          </table:table-cell>
          <table:table-cell office:value-type="float" office:value="6" table:style-name="ce1">
            <text:p>6</text:p>
          </table:table-cell>
          <table:table-cell office:value-type="float" office:value="2.589301" table:style-name="ce1">
            <text:p>2.589301</text:p>
          </table:table-cell>
          <table:table-cell office:value-type="float" office:value="13.34995" table:style-name="ce1">
            <text:p>13.34995</text:p>
          </table:table-cell>
          <table:table-cell office:value-type="float" office:value="8.2175865" table:style-name="ce1">
            <text:p>8.2175865</text:p>
          </table:table-cell>
          <table:table-cell office:value-type="float" office:value="8.5903965" table:style-name="ce1">
            <text:p>8.5903965</text:p>
          </table:table-cell>
          <table:table-cell office:value-type="float" office:value="5.54891710812352" table:style-name="ce1">
            <text:p>5.54891710812352</text:p>
          </table:table-cell>
          <table:table-cell office:value-type="float" office:value="6" table:style-name="ce1">
            <text:p>6</text:p>
          </table:table-cell>
          <table:table-cell office:value-type="float" office:value="8.41231" table:style-name="ce1">
            <text:p>8.41231</text:p>
          </table:table-cell>
          <table:table-cell office:value-type="float" office:value="23.251028" table:style-name="ce1">
            <text:p>23.251028</text:p>
          </table:table-cell>
          <table:table-cell office:value-type="float" office:value="16.386829" table:style-name="ce1">
            <text:p>16.386829</text:p>
          </table:table-cell>
          <table:table-cell office:value-type="float" office:value="16.785121" table:style-name="ce1">
            <text:p>16.785121</text:p>
          </table:table-cell>
          <table:table-cell office:value-type="float" office:value="6.68151869695652" table:style-name="ce1">
            <text:p>6.68151869695652</text:p>
          </table:table-cell>
          <table:table-cell office:value-type="float" office:value="6" table:style-name="ce1">
            <text:p>6</text:p>
          </table:table-cell>
          <table:table-cell office:value-type="float" office:value="0.9650876673" table:style-name="ce1">
            <text:p>0.9650876673</text:p>
          </table:table-cell>
          <table:table-cell office:value-type="float" office:value="2.697161411" table:style-name="ce1">
            <text:p>2.697161411</text:p>
          </table:table-cell>
          <table:table-cell office:value-type="float" office:value="1.85378547638333" table:style-name="ce1">
            <text:p>1.85378547638333</text:p>
          </table:table-cell>
          <table:table-cell office:value-type="float" office:value="1.8977554345" table:style-name="ce1">
            <text:p>1.8977554345</text:p>
          </table:table-cell>
          <table:table-cell office:value-type="float" office:value="0.842386765918763" table:style-name="ce1">
            <text:p>0.842386765918763</text:p>
          </table:table-cell>
          <table:table-cell office:value-type="float" office:value="6" table:style-name="ce1">
            <text:p>6</text:p>
          </table:table-cell>
          <table:table-cell office:value-type="float" office:value="0.3037452155" table:style-name="ce1">
            <text:p>0.3037452155</text:p>
          </table:table-cell>
          <table:table-cell office:value-type="float" office:value="0.8453412695" table:style-name="ce1">
            <text:p>0.8453412695</text:p>
          </table:table-cell>
          <table:table-cell office:value-type="float" office:value="0.49865996615" table:style-name="ce1">
            <text:p>0.49865996615</text:p>
          </table:table-cell>
          <table:table-cell office:value-type="float" office:value="0.49502135915" table:style-name="ce1">
            <text:p>0.49502135915</text:p>
          </table:table-cell>
          <table:table-cell office:value-type="float" office:value="0.193590614413169" table:style-name="ce1">
            <text:p>0.193590614413169</text:p>
          </table:table-cell>
          <table:table-cell office:value-type="float" office:value="6" table:style-name="ce1">
            <text:p>6</text:p>
          </table:table-cell>
          <table:table-cell office:value-type="float" office:value="1.430178173" table:style-name="ce1">
            <text:p>1.430178173</text:p>
          </table:table-cell>
          <table:table-cell office:value-type="float" office:value="4.169920538" table:style-name="ce1">
            <text:p>4.169920538</text:p>
          </table:table-cell>
          <table:table-cell office:value-type="float" office:value="2.8178321515" table:style-name="ce1">
            <text:p>2.8178321515</text:p>
          </table:table-cell>
          <table:table-cell office:value-type="float" office:value="2.8870770375" table:style-name="ce1">
            <text:p>2.8870770375</text:p>
          </table:table-cell>
          <table:table-cell office:value-type="float" office:value="1.40334909799795" table:style-name="ce1">
            <text:p>1.40334909799795</text:p>
          </table:table-cell>
          <table:table-cell office:value-type="float" office:value="6" table:style-name="ce1">
            <text:p>6</text:p>
          </table:table-cell>
          <table:table-cell office:value-type="float" office:value="1.796004642" table:style-name="ce1">
            <text:p>1.796004642</text:p>
          </table:table-cell>
          <table:table-cell office:value-type="float" office:value="7.938791935" table:style-name="ce1">
            <text:p>7.938791935</text:p>
          </table:table-cell>
          <table:table-cell office:value-type="float" office:value="4.84793885866667" table:style-name="ce1">
            <text:p>4.84793885866667</text:p>
          </table:table-cell>
          <table:table-cell office:value-type="float" office:value="4.8711082085" table:style-name="ce1">
            <text:p>4.8711082085</text:p>
          </table:table-cell>
          <table:table-cell office:value-type="float" office:value="3.11969447720259" table:style-name="ce1">
            <text:p>3.11969447720259</text:p>
          </table:table-cell>
          <table:table-cell office:value-type="float" office:value="6" table:style-name="ce1">
            <text:p>6</text:p>
          </table:table-cell>
          <table:table-cell office:value-type="float" office:value="17.99139274" table:style-name="ce1">
            <text:p>17.99139274</text:p>
          </table:table-cell>
          <table:table-cell office:value-type="float" office:value="19.73920679" table:style-name="ce1">
            <text:p>19.73920679</text:p>
          </table:table-cell>
          <table:table-cell office:value-type="float" office:value="18.8493833883333" table:style-name="ce1">
            <text:p>18.8493833883333</text:p>
          </table:table-cell>
          <table:table-cell office:value-type="float" office:value="18.89517237" table:style-name="ce1">
            <text:p>18.89517237</text:p>
          </table:table-cell>
          <table:table-cell office:value-type="float" office:value="0.684557779566902" table:style-name="ce1">
            <text:p>0.684557779566902</text:p>
          </table:table-cell>
          <table:table-cell office:value-type="float" office:value="3" table:style-name="ce1">
            <text:p>3</text:p>
          </table:table-cell>
          <table:table-cell office:value-type="float" office:value="0.5640784703" table:style-name="ce1">
            <text:p>0.5640784703</text:p>
          </table:table-cell>
          <table:table-cell office:value-type="float" office:value="0.6061795811" table:style-name="ce1">
            <text:p>0.6061795811</text:p>
          </table:table-cell>
          <table:table-cell office:value-type="float" office:value="0.5837642198" table:style-name="ce1">
            <text:p>0.5837642198</text:p>
          </table:table-cell>
          <table:table-cell office:value-type="float" office:value="0.581034608" table:style-name="ce1">
            <text:p>0.581034608</text:p>
          </table:table-cell>
          <table:table-cell office:value-type="float" office:value="0.0211828696847829" table:style-name="ce1">
            <text:p>0.0211828696847829</text:p>
          </table:table-cell>
          <table:table-cell office:value-type="float" office:value="6" table:style-name="ce1">
            <text:p>6</text:p>
          </table:table-cell>
          <table:table-cell office:value-type="float" office:value="152.4896518" table:style-name="ce1">
            <text:p>152.4896518</text:p>
          </table:table-cell>
          <table:table-cell office:value-type="float" office:value="169.0014183" table:style-name="ce1">
            <text:p>169.0014183</text:p>
          </table:table-cell>
          <table:table-cell office:value-type="float" office:value="157.871806433333" table:style-name="ce1">
            <text:p>157.871806433333</text:p>
          </table:table-cell>
          <table:table-cell office:value-type="float" office:value="155.1223713" table:style-name="ce1">
            <text:p>155.1223713</text:p>
          </table:table-cell>
          <table:table-cell office:value-type="float" office:value="6.8480168674981" table:style-name="ce1">
            <text:p>6.8480168674981</text:p>
          </table:table-cell>
          <table:table-cell office:value-type="float" office:value="6" table:style-name="ce1">
            <text:p>6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.2704724033" table:style-name="ce1">
            <text:p>0.2704724033</text:p>
          </table:table-cell>
          <table:table-cell office:value-type="float" office:value="0.523421698" table:style-name="ce1">
            <text:p>0.523421698</text:p>
          </table:table-cell>
          <table:table-cell office:value-type="float" office:value="0.394551213983333" table:style-name="ce1">
            <text:p>0.394551213983333</text:p>
          </table:table-cell>
          <table:table-cell office:value-type="float" office:value="0.3922552834" table:style-name="ce1">
            <text:p>0.3922552834</text:p>
          </table:table-cell>
          <table:table-cell office:value-type="float" office:value="0.133835218661162" table:style-name="ce1">
            <text:p>0.133835218661162</text:p>
          </table:table-cell>
          <table:table-cell office:value-type="float" office:value="6" table:style-name="ce1">
            <text:p>6</text:p>
          </table:table-cell>
          <table:table-cell office:value-type="float" office:value="2.732038133" table:style-name="ce1">
            <text:p>2.732038133</text:p>
          </table:table-cell>
          <table:table-cell office:value-type="float" office:value="10.19782712" table:style-name="ce1">
            <text:p>10.19782712</text:p>
          </table:table-cell>
          <table:table-cell office:value-type="float" office:value="6.3666498565" table:style-name="ce1">
            <text:p>6.3666498565</text:p>
          </table:table-cell>
          <table:table-cell office:value-type="float" office:value="6.2750949475" table:style-name="ce1">
            <text:p>6.2750949475</text:p>
          </table:table-cell>
          <table:table-cell office:value-type="float" office:value="3.94999026549925" table:style-name="ce1">
            <text:p>3.94999026549925</text:p>
          </table:table-cell>
          <table:table-cell office:value-type="float" office:value="6" table:style-name="ce1">
            <text:p>6</text:p>
          </table:table-cell>
          <table:table-cell office:value-type="float" office:value="0.09849536515" table:style-name="ce1">
            <text:p>0.09849536515</text:p>
          </table:table-cell>
          <table:table-cell office:value-type="float" office:value="0.1774978243" table:style-name="ce1">
            <text:p>0.1774978243</text:p>
          </table:table-cell>
          <table:table-cell office:value-type="float" office:value="0.142294486408333" table:style-name="ce1">
            <text:p>0.142294486408333</text:p>
          </table:table-cell>
          <table:table-cell office:value-type="float" office:value="0.14641610575" table:style-name="ce1">
            <text:p>0.14641610575</text:p>
          </table:table-cell>
          <table:table-cell office:value-type="float" office:value="0.0285079020850602" table:style-name="ce1">
            <text:p>0.0285079020850602</text:p>
          </table:table-cell>
          <table:table-cell office:value-type="float" office:value="6" table:style-name="ce1">
            <text:p>6</text:p>
          </table:table-cell>
          <table:table-cell office:value-type="float" office:value="1.528673929" table:style-name="ce1">
            <text:p>1.528673929</text:p>
          </table:table-cell>
          <table:table-cell office:value-type="float" office:value="4.347418326" table:style-name="ce1">
            <text:p>4.347418326</text:p>
          </table:table-cell>
          <table:table-cell office:value-type="float" office:value="2.96012685633333" table:style-name="ce1">
            <text:p>2.96012685633333</text:p>
          </table:table-cell>
          <table:table-cell office:value-type="float" office:value="3.0334934775" table:style-name="ce1">
            <text:p>3.0334934775</text:p>
          </table:table-cell>
          <table:table-cell office:value-type="float" office:value="1.42655151284102" table:style-name="ce1">
            <text:p>1.42655151284102</text:p>
          </table:table-cell>
          <table:table-cell office:value-type="float" office:value="6" table:style-name="ce1">
            <text:p>6</text:p>
          </table:table-cell>
          <table:table-cell office:value-type="float" office:value="0.09849536515" table:style-name="ce1">
            <text:p>0.09849536515</text:p>
          </table:table-cell>
          <table:table-cell office:value-type="float" office:value="0.1774978243" table:style-name="ce1">
            <text:p>0.1774978243</text:p>
          </table:table-cell>
          <table:table-cell office:value-type="float" office:value="0.142294486408333" table:style-name="ce1">
            <text:p>0.142294486408333</text:p>
          </table:table-cell>
          <table:table-cell office:value-type="float" office:value="0.14641610575" table:style-name="ce1">
            <text:p>0.14641610575</text:p>
          </table:table-cell>
          <table:table-cell office:value-type="float" office:value="0.0285079020850602" table:style-name="ce1">
            <text:p>0.0285079020850602</text:p>
          </table:table-cell>
          <table:table-cell office:value-type="float" office:value="6" table:style-name="ce1">
            <text:p>6</text:p>
          </table:table-cell>
          <table:table-cell office:value-type="float" office:value="1.05223575" table:style-name="ce1">
            <text:p>1.05223575</text:p>
          </table:table-cell>
          <table:table-cell office:value-type="float" office:value="2.889199522" table:style-name="ce1">
            <text:p>2.889199522</text:p>
          </table:table-cell>
          <table:table-cell office:value-type="float" office:value="1.9622867635" table:style-name="ce1">
            <text:p>1.9622867635</text:p>
          </table:table-cell>
          <table:table-cell office:value-type="float" office:value="1.983842784" table:style-name="ce1">
            <text:p>1.983842784</text:p>
          </table:table-cell>
          <table:table-cell office:value-type="float" office:value="0.861015272937105" table:style-name="ce1">
            <text:p>0.861015272937105</text:p>
          </table:table-cell>
          <table:table-cell office:value-type="float" office:value="6" table:style-name="ce1">
            <text:p>6</text:p>
          </table:table-cell>
          <table:table-cell office:value-type="float" office:value="1.43935425" table:style-name="ce1">
            <text:p>1.43935425</text:p>
          </table:table-cell>
          <table:table-cell office:value-type="float" office:value="3.827689478" table:style-name="ce1">
            <text:p>3.827689478</text:p>
          </table:table-cell>
          <table:table-cell office:value-type="float" office:value="2.64973090316667" table:style-name="ce1">
            <text:p>2.64973090316667</text:p>
          </table:table-cell>
          <table:table-cell office:value-type="float" office:value="2.719034216" table:style-name="ce1">
            <text:p>2.719034216</text:p>
          </table:table-cell>
          <table:table-cell office:value-type="float" office:value="1.19914410015714" table:style-name="ce1">
            <text:p>1.19914410015714</text:p>
          </table:table-cell>
          <table:table-cell office:value-type="float" office:value="6" table:style-name="ce1">
            <text:p>6</text:p>
          </table:table-cell>
          <table:table-cell office:value-type="float" office:value="0.08931967858" table:style-name="ce1">
            <text:p>0.08931967858</text:p>
          </table:table-cell>
          <table:table-cell office:value-type="float" office:value="0.5242744435" table:style-name="ce1">
            <text:p>0.5242744435</text:p>
          </table:table-cell>
          <table:table-cell office:value-type="float" office:value="0.31039595303" table:style-name="ce1">
            <text:p>0.31039595303</text:p>
          </table:table-cell>
          <table:table-cell office:value-type="float" office:value="0.31445926155" table:style-name="ce1">
            <text:p>0.31445926155</text:p>
          </table:table-cell>
          <table:table-cell office:value-type="float" office:value="0.227811885014719" table:style-name="ce1">
            <text:p>0.227811885014719</text:p>
          </table:table-cell>
          <table:table-cell office:value-type="float" office:value="6" table:style-name="ce1">
            <text:p>6</text:p>
          </table:table-cell>
          <table:table-cell office:value-type="float" office:value="2.666318" table:style-name="ce1">
            <text:p>2.666318</text:p>
          </table:table-cell>
          <table:table-cell office:value-type="float" office:value="6.326772667" table:style-name="ce1">
            <text:p>6.326772667</text:p>
          </table:table-cell>
          <table:table-cell office:value-type="float" office:value="4.47820370283333" table:style-name="ce1">
            <text:p>4.47820370283333</text:p>
          </table:table-cell>
          <table:table-cell office:value-type="float" office:value="4.468220875" table:style-name="ce1">
            <text:p>4.468220875</text:p>
          </table:table-cell>
          <table:table-cell office:value-type="float" office:value="1.96576308883895" table:style-name="ce1">
            <text:p>1.96576308883895</text:p>
          </table:table-cell>
          <table:table-cell office:value-type="float" office:value="6" table:style-name="ce1">
            <text:p>6</text:p>
          </table:table-cell>
          <table:table-cell office:value-type="float" office:value="0.8852142945" table:style-name="ce1">
            <text:p>0.8852142945</text:p>
          </table:table-cell>
          <table:table-cell office:value-type="float" office:value="1.911508534" table:style-name="ce1">
            <text:p>1.911508534</text:p>
          </table:table-cell>
          <table:table-cell office:value-type="float" office:value="1.4063480231" table:style-name="ce1">
            <text:p>1.4063480231</text:p>
          </table:table-cell>
          <table:table-cell office:value-type="float" office:value="1.41428945675" table:style-name="ce1">
            <text:p>1.41428945675</text:p>
          </table:table-cell>
          <table:table-cell office:value-type="float" office:value="0.53871289977196" table:style-name="ce1">
            <text:p>0.53871289977196</text:p>
          </table:table-cell>
          <table:table-cell office:value-type="float" office:value="6" table:style-name="ce1">
            <text:p>6</text:p>
          </table:table-cell>
          <table:table-cell office:value-type="float" office:value="2488.45113" table:style-name="ce1">
            <text:p>2488.45113</text:p>
          </table:table-cell>
          <table:table-cell office:value-type="float" office:value="2659.671637" table:style-name="ce1">
            <text:p>2659.671637</text:p>
          </table:table-cell>
          <table:table-cell office:value-type="float" office:value="2579.70771433333" table:style-name="ce1">
            <text:p>2579.70771433333</text:p>
          </table:table-cell>
          <table:table-cell office:value-type="float" office:value="2588.9960165" table:style-name="ce1">
            <text:p>2588.9960165</text:p>
          </table:table-cell>
          <table:table-cell office:value-type="float" office:value="78.7564611583691" table:style-name="ce1">
            <text:p>78.7564611583691</text:p>
          </table:table-cell>
          <table:table-cell office:value-type="float" office:value="6" table:style-name="ce1">
            <text:p>6</text:p>
          </table:table-cell>
          <table:table-cell office:value-type="float" office:value="142.991877" table:style-name="ce1">
            <text:p>142.991877</text:p>
          </table:table-cell>
          <table:table-cell office:value-type="float" office:value="153.1796969" table:style-name="ce1">
            <text:p>153.1796969</text:p>
          </table:table-cell>
          <table:table-cell office:value-type="float" office:value="148.0781062" table:style-name="ce1">
            <text:p>148.0781062</text:p>
          </table:table-cell>
          <table:table-cell office:value-type="float" office:value="148.07479705" table:style-name="ce1">
            <text:p>148.07479705</text:p>
          </table:table-cell>
          <table:table-cell office:value-type="float" office:value="5.56858806896769" table:style-name="ce1">
            <text:p>5.56858806896769</text:p>
          </table:table-cell>
          <table:table-cell office:value-type="float" office:value="6" table:style-name="ce1">
            <text:p>6</text:p>
          </table:table-cell>
          <table:table-cell office:value-type="float" office:value="142.9953345" table:style-name="ce1">
            <text:p>142.9953345</text:p>
          </table:table-cell>
          <table:table-cell office:value-type="float" office:value="179.9983814" table:style-name="ce1">
            <text:p>179.9983814</text:p>
          </table:table-cell>
          <table:table-cell office:value-type="float" office:value="161.495941983333" table:style-name="ce1">
            <text:p>161.495941983333</text:p>
          </table:table-cell>
          <table:table-cell office:value-type="float" office:value="161.4947864" table:style-name="ce1">
            <text:p>161.4947864</text:p>
          </table:table-cell>
          <table:table-cell office:value-type="float" office:value="20.2654483424656" table:style-name="ce1">
            <text:p>20.2654483424656</text:p>
          </table:table-cell>
          <table:table-cell office:value-type="float" office:value="6" table:style-name="ce1">
            <text:p>6</text:p>
          </table:table-cell>
          <table:table-cell office:value-type="float" office:value="159.5238988" table:style-name="ce1">
            <text:p>159.5238988</text:p>
          </table:table-cell>
          <table:table-cell office:value-type="float" office:value="159.5348092" table:style-name="ce1">
            <text:p>159.5348092</text:p>
          </table:table-cell>
          <table:table-cell office:value-type="float" office:value="159.53029465" table:style-name="ce1">
            <text:p>159.53029465</text:p>
          </table:table-cell>
          <table:table-cell office:value-type="float" office:value="159.5309823" table:style-name="ce1">
            <text:p>159.5309823</text:p>
          </table:table-cell>
          <table:table-cell office:value-type="float" office:value="0.00437726787700155" table:style-name="ce1">
            <text:p>0.00437726787700155</text:p>
          </table:table-cell>
          <table:table-cell office:value-type="float" office:value="6" table:style-name="ce1">
            <text:p>6</text:p>
          </table:table-cell>
          <table:table-cell office:value-type="float" office:value="39.93223327" table:style-name="ce1">
            <text:p>39.93223327</text:p>
          </table:table-cell>
          <table:table-cell office:value-type="float" office:value="87.07636665" table:style-name="ce1">
            <text:p>87.07636665</text:p>
          </table:table-cell>
          <table:table-cell office:value-type="float" office:value="63.328947725" table:style-name="ce1">
            <text:p>63.328947725</text:p>
          </table:table-cell>
          <table:table-cell office:value-type="float" office:value="63.35765847" table:style-name="ce1">
            <text:p>63.35765847</text:p>
          </table:table-cell>
          <table:table-cell office:value-type="float" office:value="25.0049548323965" table:style-name="ce1">
            <text:p>25.0049548323965</text:p>
          </table:table-cell>
          <table:table-cell office:value-type="float" office:value="6" table:style-name="ce1">
            <text:p>6</text:p>
          </table:table-cell>
          <table:table-cell office:value-type="float" office:value="0.002083548661" table:style-name="ce1">
            <text:p>0.002083548661</text:p>
          </table:table-cell>
          <table:table-cell office:value-type="float" office:value="0.003424330493" table:style-name="ce1">
            <text:p>0.003424330493</text:p>
          </table:table-cell>
          <table:table-cell office:value-type="float" office:value="0.00275809904383333" table:style-name="ce1">
            <text:p>0.00275809904383333</text:p>
          </table:table-cell>
          <table:table-cell office:value-type="float" office:value="0.0027530704415" table:style-name="ce1">
            <text:p>0.0027530704415</text:p>
          </table:table-cell>
          <table:table-cell office:value-type="float" office:value="0.000632895912730608" table:style-name="ce1">
            <text:p>0.000632895912730608</text:p>
          </table:table-cell>
          <table:table-cell office:value-type="float" office:value="6" table:style-name="ce1">
            <text:p>6</text:p>
          </table:table-cell>
          <table:table-cell office:value-type="float" office:value="0.01836315126" table:style-name="ce1">
            <text:p>0.01836315126</text:p>
          </table:table-cell>
          <table:table-cell office:value-type="float" office:value="0.01892281326" table:style-name="ce1">
            <text:p>0.01892281326</text:p>
          </table:table-cell>
          <table:table-cell office:value-type="float" office:value="0.0186569274866667" table:style-name="ce1">
            <text:p>0.0186569274866667</text:p>
          </table:table-cell>
          <table:table-cell office:value-type="float" office:value="0.01864176297" table:style-name="ce1">
            <text:p>0.01864176297</text:p>
          </table:table-cell>
          <table:table-cell office:value-type="float" office:value="0.000257622490885315" table:style-name="ce1">
            <text:p>0.000257622490885315</text:p>
          </table:table-cell>
          <table:table-cell office:value-type="float" office:value="6" table:style-name="ce1">
            <text:p>6</text:p>
          </table:table-cell>
          <table:table-cell office:value-type="float" office:value="3.178172013" table:style-name="ce1">
            <text:p>3.178172013</text:p>
          </table:table-cell>
          <table:table-cell office:value-type="float" office:value="11.05249006" table:style-name="ce1">
            <text:p>11.05249006</text:p>
          </table:table-cell>
          <table:table-cell office:value-type="float" office:value="6.80435655333333" table:style-name="ce1">
            <text:p>6.80435655333333</text:p>
          </table:table-cell>
          <table:table-cell office:value-type="float" office:value="6.6410456875" table:style-name="ce1">
            <text:p>6.6410456875</text:p>
          </table:table-cell>
          <table:table-cell office:value-type="float" office:value="3.92587189004104" table:style-name="ce1">
            <text:p>3.92587189004104</text:p>
          </table:table-cell>
          <table:table-cell office:value-type="float" office:value="6" table:style-name="ce1">
            <text:p>6</text:p>
          </table:table-cell>
          <table:table-cell office:value-type="float" office:value="4.707294104" table:style-name="ce1">
            <text:p>4.707294104</text:p>
          </table:table-cell>
          <table:table-cell office:value-type="float" office:value="392.6134305" table:style-name="ce1">
            <text:p>392.6134305</text:p>
          </table:table-cell>
          <table:table-cell office:value-type="float" office:value="149.457521427667" table:style-name="ce1">
            <text:p>149.457521427667</text:p>
          </table:table-cell>
          <table:table-cell office:value-type="float" office:value="121.0757749675" table:style-name="ce1">
            <text:p>121.0757749675</text:p>
          </table:table-cell>
          <table:table-cell office:value-type="float" office:value="167.277720311097" table:style-name="ce1">
            <text:p>167.277720311097</text:p>
          </table:table-cell>
          <table:table-cell office:value-type="float" office:value="6" table:style-name="ce1">
            <text:p>6</text:p>
          </table:table-cell>
          <table:table-cell office:value-type="float" office:value="0.9065142901" table:style-name="ce1">
            <text:p>0.9065142901</text:p>
          </table:table-cell>
          <table:table-cell office:value-type="float" office:value="1.26825679" table:style-name="ce1">
            <text:p>1.26825679</text:p>
          </table:table-cell>
          <table:table-cell office:value-type="float" office:value="1.0753643866" table:style-name="ce1">
            <text:p>1.0753643866</text:p>
          </table:table-cell>
          <table:table-cell office:value-type="float" office:value="1.065096155" table:style-name="ce1">
            <text:p>1.065096155</text:p>
          </table:table-cell>
          <table:table-cell office:value-type="float" office:value="0.147367689432543" table:style-name="ce1">
            <text:p>0.147367689432543</text:p>
          </table:table-cell>
          <table:table-cell office:value-type="float" office:value="6" table:style-name="ce1">
            <text:p>6</text:p>
          </table:table-cell>
          <table:table-cell office:value-type="float" office:value="1.395295907" table:style-name="ce1">
            <text:p>1.395295907</text:p>
          </table:table-cell>
          <table:table-cell office:value-type="float" office:value="2.050036305" table:style-name="ce1">
            <text:p>2.050036305</text:p>
          </table:table-cell>
          <table:table-cell office:value-type="float" office:value="1.85893833516667" table:style-name="ce1">
            <text:p>1.85893833516667</text:p>
          </table:table-cell>
          <table:table-cell office:value-type="float" office:value="1.9406602395" table:style-name="ce1">
            <text:p>1.9406602395</text:p>
          </table:table-cell>
          <table:table-cell office:value-type="float" office:value="0.249131639979906" table:style-name="ce1">
            <text:p>0.249131639979906</text:p>
          </table:table-cell>
        </table:table-row>
        <table:table-row table:style-name="ro1">
          <table:table-cell office:value-type="string" table:style-name="ce1">
            <text:p>100x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F</text:p>
          </table:table-cell>
          <table:table-cell office:value-type="float" office:value="12" table:style-name="ce1">
            <text:p>12</text:p>
          </table:table-cell>
          <table:table-cell office:value-type="float" office:value="3.436992502" table:style-name="ce1">
            <text:p>3.436992502</text:p>
          </table:table-cell>
          <table:table-cell office:value-type="float" office:value="10.62644691" table:style-name="ce1">
            <text:p>10.62644691</text:p>
          </table:table-cell>
          <table:table-cell office:value-type="float" office:value="6.19963892033333" table:style-name="ce1">
            <text:p>6.19963892033333</text:p>
          </table:table-cell>
          <table:table-cell office:value-type="float" office:value="5.3108911235" table:style-name="ce1">
            <text:p>5.3108911235</text:p>
          </table:table-cell>
          <table:table-cell office:value-type="float" office:value="2.86283036811144" table:style-name="ce1">
            <text:p>2.86283036811144</text:p>
          </table:table-cell>
          <table:table-cell office:value-type="float" office:value="12" table:style-name="ce1">
            <text:p>12</text:p>
          </table:table-cell>
          <table:table-cell office:value-type="float" office:value="1.154380104" table:style-name="ce1">
            <text:p>1.154380104</text:p>
          </table:table-cell>
          <table:table-cell office:value-type="float" office:value="2.279344179" table:style-name="ce1">
            <text:p>2.279344179</text:p>
          </table:table-cell>
          <table:table-cell office:value-type="float" office:value="1.62295338658333" table:style-name="ce1">
            <text:p>1.62295338658333</text:p>
          </table:table-cell>
          <table:table-cell office:value-type="float" office:value="1.5648176135" table:style-name="ce1">
            <text:p>1.5648176135</text:p>
          </table:table-cell>
          <table:table-cell office:value-type="float" office:value="0.385853701703236" table:style-name="ce1">
            <text:p>0.385853701703236</text:p>
          </table:table-cell>
          <table:table-cell office:value-type="float" office:value="12" table:style-name="ce1">
            <text:p>12</text:p>
          </table:table-cell>
          <table:table-cell office:value-type="float" office:value="-1.569371082" table:style-name="ce1">
            <text:p>-1.569371082</text:p>
          </table:table-cell>
          <table:table-cell office:value-type="float" office:value="0.5997910257" table:style-name="ce1">
            <text:p>0.5997910257</text:p>
          </table:table-cell>
          <table:table-cell office:value-type="float" office:value="-0.195671633850083" table:style-name="ce1">
            <text:p>-0.195671633850083</text:p>
          </table:table-cell>
          <table:table-cell office:value-type="float" office:value="0.1090036919845" table:style-name="ce1">
            <text:p>0.1090036919845</text:p>
          </table:table-cell>
          <table:table-cell office:value-type="float" office:value="0.853967044849537" table:style-name="ce1">
            <text:p>0.853967044849537</text:p>
          </table:table-cell>
          <table:table-cell office:value-type="float" office:value="12" table:style-name="ce1">
            <text:p>12</text:p>
          </table:table-cell>
          <table:table-cell office:value-type="float" office:value="2.635377389" table:style-name="ce1">
            <text:p>2.635377389</text:p>
          </table:table-cell>
          <table:table-cell office:value-type="float" office:value="6.886316528" table:style-name="ce1">
            <text:p>6.886316528</text:p>
          </table:table-cell>
          <table:table-cell office:value-type="float" office:value="3.800336424" table:style-name="ce1">
            <text:p>3.800336424</text:p>
          </table:table-cell>
          <table:table-cell office:value-type="float" office:value="2.856689434" table:style-name="ce1">
            <text:p>2.856689434</text:p>
          </table:table-cell>
          <table:table-cell office:value-type="float" office:value="1.82877947410621" table:style-name="ce1">
            <text:p>1.82877947410621</text:p>
          </table:table-cell>
          <table:table-cell office:value-type="float" office:value="12" table:style-name="ce1">
            <text:p>12</text:p>
          </table:table-cell>
          <table:table-cell office:value-type="float" office:value="3.382845" table:style-name="ce1">
            <text:p>3.382845</text:p>
          </table:table-cell>
          <table:table-cell office:value-type="float" office:value="5.660091" table:style-name="ce1">
            <text:p>5.660091</text:p>
          </table:table-cell>
          <table:table-cell office:value-type="float" office:value="4.1544115" table:style-name="ce1">
            <text:p>4.1544115</text:p>
          </table:table-cell>
          <table:table-cell office:value-type="float" office:value="3.8697385" table:style-name="ce1">
            <text:p>3.8697385</text:p>
          </table:table-cell>
          <table:table-cell office:value-type="float" office:value="0.848390986376564" table:style-name="ce1">
            <text:p>0.848390986376564</text:p>
          </table:table-cell>
          <table:table-cell office:value-type="float" office:value="12" table:style-name="ce1">
            <text:p>12</text:p>
          </table:table-cell>
          <table:table-cell office:value-type="float" office:value="3.168038" table:style-name="ce1">
            <text:p>3.168038</text:p>
          </table:table-cell>
          <table:table-cell office:value-type="float" office:value="7.211929" table:style-name="ce1">
            <text:p>7.211929</text:p>
          </table:table-cell>
          <table:table-cell office:value-type="float" office:value="5.32518825" table:style-name="ce1">
            <text:p>5.32518825</text:p>
          </table:table-cell>
          <table:table-cell office:value-type="float" office:value="5.053223" table:style-name="ce1">
            <text:p>5.053223</text:p>
          </table:table-cell>
          <table:table-cell office:value-type="float" office:value="1.73037203635588" table:style-name="ce1">
            <text:p>1.73037203635588</text:p>
          </table:table-cell>
          <table:table-cell office:value-type="float" office:value="12" table:style-name="ce1">
            <text:p>12</text:p>
          </table:table-cell>
          <table:table-cell office:value-type="float" office:value="6.815415" table:style-name="ce1">
            <text:p>6.815415</text:p>
          </table:table-cell>
          <table:table-cell office:value-type="float" office:value="12.707345" table:style-name="ce1">
            <text:p>12.707345</text:p>
          </table:table-cell>
          <table:table-cell office:value-type="float" office:value="9.47959975" table:style-name="ce1">
            <text:p>9.47959975</text:p>
          </table:table-cell>
          <table:table-cell office:value-type="float" office:value="9.466257" table:style-name="ce1">
            <text:p>9.466257</text:p>
          </table:table-cell>
          <table:table-cell office:value-type="float" office:value="2.12696271872722" table:style-name="ce1">
            <text:p>2.12696271872722</text:p>
          </table:table-cell>
          <table:table-cell office:value-type="float" office:value="12" table:style-name="ce1">
            <text:p>12</text:p>
          </table:table-cell>
          <table:table-cell office:value-type="float" office:value="0.9274524212" table:style-name="ce1">
            <text:p>0.9274524212</text:p>
          </table:table-cell>
          <table:table-cell office:value-type="float" office:value="1.862327627" table:style-name="ce1">
            <text:p>1.862327627</text:p>
          </table:table-cell>
          <table:table-cell office:value-type="float" office:value="1.278327311075" table:style-name="ce1">
            <text:p>1.278327311075</text:p>
          </table:table-cell>
          <table:table-cell office:value-type="float" office:value="1.1953998635" table:style-name="ce1">
            <text:p>1.1953998635</text:p>
          </table:table-cell>
          <table:table-cell office:value-type="float" office:value="0.333990621538148" table:style-name="ce1">
            <text:p>0.333990621538148</text:p>
          </table:table-cell>
          <table:table-cell office:value-type="float" office:value="12" table:style-name="ce1">
            <text:p>12</text:p>
          </table:table-cell>
          <table:table-cell office:value-type="float" office:value="1.032812716" table:style-name="ce1">
            <text:p>1.032812716</text:p>
          </table:table-cell>
          <table:table-cell office:value-type="float" office:value="3.409406258" table:style-name="ce1">
            <text:p>3.409406258</text:p>
          </table:table-cell>
          <table:table-cell office:value-type="float" office:value="2.10720712916667" table:style-name="ce1">
            <text:p>2.10720712916667</text:p>
          </table:table-cell>
          <table:table-cell office:value-type="float" office:value="2.086568856" table:style-name="ce1">
            <text:p>2.086568856</text:p>
          </table:table-cell>
          <table:table-cell office:value-type="float" office:value="0.949789832703919" table:style-name="ce1">
            <text:p>0.949789832703919</text:p>
          </table:table-cell>
          <table:table-cell office:value-type="float" office:value="12" table:style-name="ce1">
            <text:p>12</text:p>
          </table:table-cell>
          <table:table-cell office:value-type="float" office:value="1.535264298" table:style-name="ce1">
            <text:p>1.535264298</text:p>
          </table:table-cell>
          <table:table-cell office:value-type="float" office:value="2.998793617" table:style-name="ce1">
            <text:p>2.998793617</text:p>
          </table:table-cell>
          <table:table-cell office:value-type="float" office:value="2.09462115508333" table:style-name="ce1">
            <text:p>2.09462115508333</text:p>
          </table:table-cell>
          <table:table-cell office:value-type="float" office:value="1.976932364" table:style-name="ce1">
            <text:p>1.976932364</text:p>
          </table:table-cell>
          <table:table-cell office:value-type="float" office:value="0.561845261134995" table:style-name="ce1">
            <text:p>0.561845261134995</text:p>
          </table:table-cell>
          <table:table-cell office:value-type="float" office:value="12" table:style-name="ce1">
            <text:p>12</text:p>
          </table:table-cell>
          <table:table-cell office:value-type="float" office:value="1.581533864" table:style-name="ce1">
            <text:p>1.581533864</text:p>
          </table:table-cell>
          <table:table-cell office:value-type="float" office:value="4.490486061" table:style-name="ce1">
            <text:p>4.490486061</text:p>
          </table:table-cell>
          <table:table-cell office:value-type="float" office:value="3.22871291783333" table:style-name="ce1">
            <text:p>3.22871291783333</text:p>
          </table:table-cell>
          <table:table-cell office:value-type="float" office:value="3.348424866" table:style-name="ce1">
            <text:p>3.348424866</text:p>
          </table:table-cell>
          <table:table-cell office:value-type="float" office:value="1.22838540891362" table:style-name="ce1">
            <text:p>1.22838540891362</text:p>
          </table:table-cell>
          <table:table-cell office:value-type="float" office:value="12" table:style-name="ce1">
            <text:p>12</text:p>
          </table:table-cell>
          <table:table-cell office:value-type="float" office:value="16.58467677" table:style-name="ce1">
            <text:p>16.58467677</text:p>
          </table:table-cell>
          <table:table-cell office:value-type="float" office:value="20.48031702" table:style-name="ce1">
            <text:p>20.48031702</text:p>
          </table:table-cell>
          <table:table-cell office:value-type="float" office:value="18.4724063683333" table:style-name="ce1">
            <text:p>18.4724063683333</text:p>
          </table:table-cell>
          <table:table-cell office:value-type="float" office:value="18.452053465" table:style-name="ce1">
            <text:p>18.452053465</text:p>
          </table:table-cell>
          <table:table-cell office:value-type="float" office:value="1.4042324234506" table:style-name="ce1">
            <text:p>1.4042324234506</text:p>
          </table:table-cell>
          <table:table-cell office:value-type="float" office:value="9" table:style-name="ce1">
            <text:p>9</text:p>
          </table:table-cell>
          <table:table-cell office:value-type="float" office:value="0.5955571274" table:style-name="ce1">
            <text:p>0.5955571274</text:p>
          </table:table-cell>
          <table:table-cell office:value-type="float" office:value="0.7610454585" table:style-name="ce1">
            <text:p>0.7610454585</text:p>
          </table:table-cell>
          <table:table-cell office:value-type="float" office:value="0.676027428133333" table:style-name="ce1">
            <text:p>0.676027428133333</text:p>
          </table:table-cell>
          <table:table-cell office:value-type="float" office:value="0.6723314975" table:style-name="ce1">
            <text:p>0.6723314975</text:p>
          </table:table-cell>
          <table:table-cell office:value-type="float" office:value="0.0685401134417642" table:style-name="ce1">
            <text:p>0.0685401134417642</text:p>
          </table:table-cell>
          <table:table-cell office:value-type="float" office:value="12" table:style-name="ce1">
            <text:p>12</text:p>
          </table:table-cell>
          <table:table-cell office:value-type="float" office:value="73.50418556" table:style-name="ce1">
            <text:p>73.50418556</text:p>
          </table:table-cell>
          <table:table-cell office:value-type="float" office:value="106.4945754" table:style-name="ce1">
            <text:p>106.4945754</text:p>
          </table:table-cell>
          <table:table-cell office:value-type="float" office:value="89.0002424116667" table:style-name="ce1">
            <text:p>89.0002424116667</text:p>
          </table:table-cell>
          <table:table-cell office:value-type="float" office:value="89.2557662" table:style-name="ce1">
            <text:p>89.2557662</text:p>
          </table:table-cell>
          <table:table-cell office:value-type="float" office:value="14.5091361173668" table:style-name="ce1">
            <text:p>14.5091361173668</text:p>
          </table:table-cell>
          <table:table-cell office:value-type="float" office:value="12" table:style-name="ce1">
            <text:p>12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7681089263" table:style-name="ce1">
            <text:p>0.7681089263</text:p>
          </table:table-cell>
          <table:table-cell office:value-type="float" office:value="0.7681089263" table:style-name="ce1">
            <text:p>0.7681089263</text:p>
          </table:table-cell>
          <table:table-cell office:value-type="float" office:value="0.114609086907038" table:style-name="ce1">
            <text:p>0.114609086907038</text:p>
          </table:table-cell>
          <table:table-cell office:value-type="float" office:value="12" table:style-name="ce1">
            <text:p>12</text:p>
          </table:table-cell>
          <table:table-cell office:value-type="float" office:value="0.172204713" table:style-name="ce1">
            <text:p>0.172204713</text:p>
          </table:table-cell>
          <table:table-cell office:value-type="float" office:value="0.3143156791" table:style-name="ce1">
            <text:p>0.3143156791</text:p>
          </table:table-cell>
          <table:table-cell office:value-type="float" office:value="0.248437071825" table:style-name="ce1">
            <text:p>0.248437071825</text:p>
          </table:table-cell>
          <table:table-cell office:value-type="float" office:value="0.2543473598" table:style-name="ce1">
            <text:p>0.2543473598</text:p>
          </table:table-cell>
          <table:table-cell office:value-type="float" office:value="0.0530453383825045" table:style-name="ce1">
            <text:p>0.0530453383825045</text:p>
          </table:table-cell>
          <table:table-cell office:value-type="float" office:value="12" table:style-name="ce1">
            <text:p>12</text:p>
          </table:table-cell>
          <table:table-cell office:value-type="float" office:value="1.414691622" table:style-name="ce1">
            <text:p>1.414691622</text:p>
          </table:table-cell>
          <table:table-cell office:value-type="float" office:value="4.081635874" table:style-name="ce1">
            <text:p>4.081635874</text:p>
          </table:table-cell>
          <table:table-cell office:value-type="float" office:value="2.75148435216667" table:style-name="ce1">
            <text:p>2.75148435216667</text:p>
          </table:table-cell>
          <table:table-cell office:value-type="float" office:value="2.7796186185" table:style-name="ce1">
            <text:p>2.7796186185</text:p>
          </table:table-cell>
          <table:table-cell office:value-type="float" office:value="0.991582064965449" table:style-name="ce1">
            <text:p>0.991582064965449</text:p>
          </table:table-cell>
          <table:table-cell office:value-type="float" office:value="12" table:style-name="ce1">
            <text:p>12</text:p>
          </table:table-cell>
          <table:table-cell office:value-type="float" office:value="0.04345272585" table:style-name="ce1">
            <text:p>0.04345272585</text:p>
          </table:table-cell>
          <table:table-cell office:value-type="float" office:value="0.09570829831" table:style-name="ce1">
            <text:p>0.09570829831</text:p>
          </table:table-cell>
          <table:table-cell office:value-type="float" office:value="0.0683587322375" table:style-name="ce1">
            <text:p>0.0683587322375</text:p>
          </table:table-cell>
          <table:table-cell office:value-type="float" office:value="0.066796785075" table:style-name="ce1">
            <text:p>0.066796785075</text:p>
          </table:table-cell>
          <table:table-cell office:value-type="float" office:value="0.0184460976858204" table:style-name="ce1">
            <text:p>0.0184460976858204</text:p>
          </table:table-cell>
          <table:table-cell office:value-type="float" office:value="12" table:style-name="ce1">
            <text:p>12</text:p>
          </table:table-cell>
          <table:table-cell office:value-type="float" office:value="1.58000807" table:style-name="ce1">
            <text:p>1.58000807</text:p>
          </table:table-cell>
          <table:table-cell office:value-type="float" office:value="3.090124143" table:style-name="ce1">
            <text:p>3.090124143</text:p>
          </table:table-cell>
          <table:table-cell office:value-type="float" office:value="2.1629799205" table:style-name="ce1">
            <text:p>2.1629799205</text:p>
          </table:table-cell>
          <table:table-cell office:value-type="float" office:value="2.045148719" table:style-name="ce1">
            <text:p>2.045148719</text:p>
          </table:table-cell>
          <table:table-cell office:value-type="float" office:value="0.57805349868521" table:style-name="ce1">
            <text:p>0.57805349868521</text:p>
          </table:table-cell>
          <table:table-cell office:value-type="float" office:value="12" table:style-name="ce1">
            <text:p>12</text:p>
          </table:table-cell>
          <table:table-cell office:value-type="float" office:value="0.04345272585" table:style-name="ce1">
            <text:p>0.04345272585</text:p>
          </table:table-cell>
          <table:table-cell office:value-type="float" office:value="0.09570829831" table:style-name="ce1">
            <text:p>0.09570829831</text:p>
          </table:table-cell>
          <table:table-cell office:value-type="float" office:value="0.0683587322375" table:style-name="ce1">
            <text:p>0.0683587322375</text:p>
          </table:table-cell>
          <table:table-cell office:value-type="float" office:value="0.066796785075" table:style-name="ce1">
            <text:p>0.066796785075</text:p>
          </table:table-cell>
          <table:table-cell office:value-type="float" office:value="0.0184460976858204" table:style-name="ce1">
            <text:p>0.0184460976858204</text:p>
          </table:table-cell>
          <table:table-cell office:value-type="float" office:value="12" table:style-name="ce1">
            <text:p>12</text:p>
          </table:table-cell>
          <table:table-cell office:value-type="float" office:value="1.001050791" table:style-name="ce1">
            <text:p>1.001050791</text:p>
          </table:table-cell>
          <table:table-cell office:value-type="float" office:value="2.16742394" table:style-name="ce1">
            <text:p>2.16742394</text:p>
          </table:table-cell>
          <table:table-cell office:value-type="float" office:value="1.39638479225" table:style-name="ce1">
            <text:p>1.39638479225</text:p>
          </table:table-cell>
          <table:table-cell office:value-type="float" office:value="1.250829095" table:style-name="ce1">
            <text:p>1.250829095</text:p>
          </table:table-cell>
          <table:table-cell office:value-type="float" office:value="0.436520133660115" table:style-name="ce1">
            <text:p>0.436520133660115</text:p>
          </table:table-cell>
          <table:table-cell office:value-type="float" office:value="12" table:style-name="ce1">
            <text:p>12</text:p>
          </table:table-cell>
          <table:table-cell office:value-type="float" office:value="1.278887959" table:style-name="ce1">
            <text:p>1.278887959</text:p>
          </table:table-cell>
          <table:table-cell office:value-type="float" office:value="2.85673206" table:style-name="ce1">
            <text:p>2.85673206</text:p>
          </table:table-cell>
          <table:table-cell office:value-type="float" office:value="1.97043895775" table:style-name="ce1">
            <text:p>1.97043895775</text:p>
          </table:table-cell>
          <table:table-cell office:value-type="float" office:value="1.9237899435" table:style-name="ce1">
            <text:p>1.9237899435</text:p>
          </table:table-cell>
          <table:table-cell office:value-type="float" office:value="0.581394958990636" table:style-name="ce1">
            <text:p>0.581394958990636</text:p>
          </table:table-cell>
          <table:table-cell office:value-type="float" office:value="12" table:style-name="ce1">
            <text:p>12</text:p>
          </table:table-cell>
          <table:table-cell office:value-type="float" office:value="0.08317069806" table:style-name="ce1">
            <text:p>0.08317069806</text:p>
          </table:table-cell>
          <table:table-cell office:value-type="float" office:value="0.3015585548" table:style-name="ce1">
            <text:p>0.3015585548</text:p>
          </table:table-cell>
          <table:table-cell office:value-type="float" office:value="0.192540962985" table:style-name="ce1">
            <text:p>0.192540962985</text:p>
          </table:table-cell>
          <table:table-cell office:value-type="float" office:value="0.1906694387" table:style-name="ce1">
            <text:p>0.1906694387</text:p>
          </table:table-cell>
          <table:table-cell office:value-type="float" office:value="0.0841397823094078" table:style-name="ce1">
            <text:p>0.0841397823094078</text:p>
          </table:table-cell>
          <table:table-cell office:value-type="float" office:value="12" table:style-name="ce1">
            <text:p>12</text:p>
          </table:table-cell>
          <table:table-cell office:value-type="float" office:value="2.251077" table:style-name="ce1">
            <text:p>2.251077</text:p>
          </table:table-cell>
          <table:table-cell office:value-type="float" office:value="4.198983" table:style-name="ce1">
            <text:p>4.198983</text:p>
          </table:table-cell>
          <table:table-cell office:value-type="float" office:value="3.60071170833333" table:style-name="ce1">
            <text:p>3.60071170833333</text:p>
          </table:table-cell>
          <table:table-cell office:value-type="float" office:value="3.9611325" table:style-name="ce1">
            <text:p>3.9611325</text:p>
          </table:table-cell>
          <table:table-cell office:value-type="float" office:value="0.811682097705703" table:style-name="ce1">
            <text:p>0.811682097705703</text:p>
          </table:table-cell>
          <table:table-cell office:value-type="float" office:value="12" table:style-name="ce1">
            <text:p>12</text:p>
          </table:table-cell>
          <table:table-cell office:value-type="float" office:value="0.9022833499" table:style-name="ce1">
            <text:p>0.9022833499</text:p>
          </table:table-cell>
          <table:table-cell office:value-type="float" office:value="1.332671521" table:style-name="ce1">
            <text:p>1.332671521</text:p>
          </table:table-cell>
          <table:table-cell office:value-type="float" office:value="1.12497118079167" table:style-name="ce1">
            <text:p>1.12497118079167</text:p>
          </table:table-cell>
          <table:table-cell office:value-type="float" office:value="1.12613676925" table:style-name="ce1">
            <text:p>1.12613676925</text:p>
          </table:table-cell>
          <table:table-cell office:value-type="float" office:value="0.19174148227849" table:style-name="ce1">
            <text:p>0.19174148227849</text:p>
          </table:table-cell>
          <table:table-cell office:value-type="float" office:value="12" table:style-name="ce1">
            <text:p>12</text:p>
          </table:table-cell>
          <table:table-cell office:value-type="float" office:value="2121.704366" table:style-name="ce1">
            <text:p>2121.704366</text:p>
          </table:table-cell>
          <table:table-cell office:value-type="float" office:value="2403.319087" table:style-name="ce1">
            <text:p>2403.319087</text:p>
          </table:table-cell>
          <table:table-cell office:value-type="float" office:value="2200.48544766667" table:style-name="ce1">
            <text:p>2200.48544766667</text:p>
          </table:table-cell>
          <table:table-cell office:value-type="float" office:value="2147.387646" table:style-name="ce1">
            <text:p>2147.387646</text:p>
          </table:table-cell>
          <table:table-cell office:value-type="float" office:value="113.099642187297" table:style-name="ce1">
            <text:p>113.099642187297</text:p>
          </table:table-cell>
          <table:table-cell office:value-type="float" office:value="12" table:style-name="ce1">
            <text:p>12</text:p>
          </table:table-cell>
          <table:table-cell office:value-type="float" office:value="89.99214869" table:style-name="ce1">
            <text:p>89.99214869</text:p>
          </table:table-cell>
          <table:table-cell office:value-type="float" office:value="114.0170811" table:style-name="ce1">
            <text:p>114.0170811</text:p>
          </table:table-cell>
          <table:table-cell office:value-type="float" office:value="100.0084179825" table:style-name="ce1">
            <text:p>100.0084179825</text:p>
          </table:table-cell>
          <table:table-cell office:value-type="float" office:value="90.019872975" table:style-name="ce1">
            <text:p>90.019872975</text:p>
          </table:table-cell>
          <table:table-cell office:value-type="float" office:value="12.3596595936031" table:style-name="ce1">
            <text:p>12.3596595936031</text:p>
          </table:table-cell>
          <table:table-cell office:value-type="float" office:value="12" table:style-name="ce1">
            <text:p>12</text:p>
          </table:table-cell>
          <table:table-cell office:value-type="float" office:value="37.038929" table:style-name="ce1">
            <text:p>37.038929</text:p>
          </table:table-cell>
          <table:table-cell office:value-type="float" office:value="114.0357734" table:style-name="ce1">
            <text:p>114.0357734</text:p>
          </table:table-cell>
          <table:table-cell office:value-type="float" office:value="76.0807916483333" table:style-name="ce1">
            <text:p>76.0807916483333</text:p>
          </table:table-cell>
          <table:table-cell office:value-type="float" office:value="89.978316155" table:style-name="ce1">
            <text:p>89.978316155</text:p>
          </table:table-cell>
          <table:table-cell office:value-type="float" office:value="29.5435945715967" table:style-name="ce1">
            <text:p>29.5435945715967</text:p>
          </table:table-cell>
          <table:table-cell office:value-type="float" office:value="12" table:style-name="ce1">
            <text:p>12</text:p>
          </table:table-cell>
          <table:table-cell office:value-type="float" office:value="56.51809272" table:style-name="ce1">
            <text:p>56.51809272</text:p>
          </table:table-cell>
          <table:table-cell office:value-type="float" office:value="142.9951446" table:style-name="ce1">
            <text:p>142.9951446</text:p>
          </table:table-cell>
          <table:table-cell office:value-type="float" office:value="100.270044275" table:style-name="ce1">
            <text:p>100.270044275</text:p>
          </table:table-cell>
          <table:table-cell office:value-type="float" office:value="100.8095227" table:style-name="ce1">
            <text:p>100.8095227</text:p>
          </table:table-cell>
          <table:table-cell office:value-type="float" office:value="32.1813741850567" table:style-name="ce1">
            <text:p>32.1813741850567</text:p>
          </table:table-cell>
          <table:table-cell office:value-type="float" office:value="12" table:style-name="ce1">
            <text:p>12</text:p>
          </table:table-cell>
          <table:table-cell office:value-type="float" office:value="40.62463679" table:style-name="ce1">
            <text:p>40.62463679</text:p>
          </table:table-cell>
          <table:table-cell office:value-type="float" office:value="77.20472063" table:style-name="ce1">
            <text:p>77.20472063</text:p>
          </table:table-cell>
          <table:table-cell office:value-type="float" office:value="53.9517977366667" table:style-name="ce1">
            <text:p>53.9517977366667</text:p>
          </table:table-cell>
          <table:table-cell office:value-type="float" office:value="48.009152995" table:style-name="ce1">
            <text:p>48.009152995</text:p>
          </table:table-cell>
          <table:table-cell office:value-type="float" office:value="14.7921345667824" table:style-name="ce1">
            <text:p>14.7921345667824</text:p>
          </table:table-cell>
          <table:table-cell office:value-type="float" office:value="12" table:style-name="ce1">
            <text:p>12</text:p>
          </table:table-cell>
          <table:table-cell office:value-type="float" office:value="0.001363956116" table:style-name="ce1">
            <text:p>0.001363956116</text:p>
          </table:table-cell>
          <table:table-cell office:value-type="float" office:value="0.002297947634" table:style-name="ce1">
            <text:p>0.002297947634</text:p>
          </table:table-cell>
          <table:table-cell office:value-type="float" office:value="0.00189208197733333" table:style-name="ce1">
            <text:p>0.00189208197733333</text:p>
          </table:table-cell>
          <table:table-cell office:value-type="float" office:value="0.002038911054" table:style-name="ce1">
            <text:p>0.002038911054</text:p>
          </table:table-cell>
          <table:table-cell office:value-type="float" office:value="0.000349131442286528" table:style-name="ce1">
            <text:p>0.000349131442286528</text:p>
          </table:table-cell>
          <table:table-cell office:value-type="float" office:value="12" table:style-name="ce1">
            <text:p>12</text:p>
          </table:table-cell>
          <table:table-cell office:value-type="float" office:value="0.01704536493" table:style-name="ce1">
            <text:p>0.01704536493</text:p>
          </table:table-cell>
          <table:table-cell office:value-type="float" office:value="0.01796183289" table:style-name="ce1">
            <text:p>0.01796183289</text:p>
          </table:table-cell>
          <table:table-cell office:value-type="float" office:value="0.0175892752808333" table:style-name="ce1">
            <text:p>0.0175892752808333</text:p>
          </table:table-cell>
          <table:table-cell office:value-type="float" office:value="0.01768375493" table:style-name="ce1">
            <text:p>0.01768375493</text:p>
          </table:table-cell>
          <table:table-cell office:value-type="float" office:value="0.000330548575952998" table:style-name="ce1">
            <text:p>0.000330548575952998</text:p>
          </table:table-cell>
          <table:table-cell office:value-type="float" office:value="12" table:style-name="ce1">
            <text:p>12</text:p>
          </table:table-cell>
          <table:table-cell office:value-type="float" office:value="1.801757319" table:style-name="ce1">
            <text:p>1.801757319</text:p>
          </table:table-cell>
          <table:table-cell office:value-type="float" office:value="4.54345673" table:style-name="ce1">
            <text:p>4.54345673</text:p>
          </table:table-cell>
          <table:table-cell office:value-type="float" office:value="3.23146087583333" table:style-name="ce1">
            <text:p>3.23146087583333</text:p>
          </table:table-cell>
          <table:table-cell office:value-type="float" office:value="3.425849914" table:style-name="ce1">
            <text:p>3.425849914</text:p>
          </table:table-cell>
          <table:table-cell office:value-type="float" office:value="0.996194082875862" table:style-name="ce1">
            <text:p>0.996194082875862</text:p>
          </table:table-cell>
          <table:table-cell office:value-type="float" office:value="12" table:style-name="ce1">
            <text:p>12</text:p>
          </table:table-cell>
          <table:table-cell office:value-type="float" office:value="91.77317444" table:style-name="ce1">
            <text:p>91.77317444</text:p>
          </table:table-cell>
          <table:table-cell office:value-type="float" office:value="304.9177089" table:style-name="ce1">
            <text:p>304.9177089</text:p>
          </table:table-cell>
          <table:table-cell office:value-type="float" office:value="140.51059086" table:style-name="ce1">
            <text:p>140.51059086</text:p>
          </table:table-cell>
          <table:table-cell office:value-type="float" office:value="107.53419525" table:style-name="ce1">
            <text:p>107.53419525</text:p>
          </table:table-cell>
          <table:table-cell office:value-type="float" office:value="77.8529307224372" table:style-name="ce1">
            <text:p>77.8529307224372</text:p>
          </table:table-cell>
          <table:table-cell office:value-type="float" office:value="12" table:style-name="ce1">
            <text:p>12</text:p>
          </table:table-cell>
          <table:table-cell office:value-type="float" office:value="0.2995473919" table:style-name="ce1">
            <text:p>0.2995473919</text:p>
          </table:table-cell>
          <table:table-cell office:value-type="float" office:value="2.099241532" table:style-name="ce1">
            <text:p>2.099241532</text:p>
          </table:table-cell>
          <table:table-cell office:value-type="float" office:value="0.837110869608333" table:style-name="ce1">
            <text:p>0.837110869608333</text:p>
          </table:table-cell>
          <table:table-cell office:value-type="float" office:value="0.4771702033" table:style-name="ce1">
            <text:p>0.4771702033</text:p>
          </table:table-cell>
          <table:table-cell office:value-type="float" office:value="0.72108753394552" table:style-name="ce1">
            <text:p>0.72108753394552</text:p>
          </table:table-cell>
          <table:table-cell office:value-type="float" office:value="12" table:style-name="ce1">
            <text:p>12</text:p>
          </table:table-cell>
          <table:table-cell office:value-type="float" office:value="0.7581172984" table:style-name="ce1">
            <text:p>0.7581172984</text:p>
          </table:table-cell>
          <table:table-cell office:value-type="float" office:value="2.612902077" table:style-name="ce1">
            <text:p>2.612902077</text:p>
          </table:table-cell>
          <table:table-cell office:value-type="float" office:value="1.29061524438333" table:style-name="ce1">
            <text:p>1.29061524438333</text:p>
          </table:table-cell>
          <table:table-cell office:value-type="float" office:value="0.87110627335" table:style-name="ce1">
            <text:p>0.87110627335</text:p>
          </table:table-cell>
          <table:table-cell office:value-type="float" office:value="0.758935330204593" table:style-name="ce1">
            <text:p>0.758935330204593</text:p>
          </table:table-cell>
        </table:table-row>
        <table:table-row table:style-name="ro1">
          <table:table-cell office:value-type="string" table:style-name="ce1">
            <text:p>100x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G</text:p>
          </table:table-cell>
          <table:table-cell office:value-type="float" office:value="9" table:style-name="ce1">
            <text:p>9</text:p>
          </table:table-cell>
          <table:table-cell office:value-type="float" office:value="10.05148405" table:style-name="ce1">
            <text:p>10.05148405</text:p>
          </table:table-cell>
          <table:table-cell office:value-type="float" office:value="14.64738606" table:style-name="ce1">
            <text:p>14.64738606</text:p>
          </table:table-cell>
          <table:table-cell office:value-type="float" office:value="11.6249342522222" table:style-name="ce1">
            <text:p>11.6249342522222</text:p>
          </table:table-cell>
          <table:table-cell office:value-type="float" office:value="10.23340589" table:style-name="ce1">
            <text:p>10.23340589</text:p>
          </table:table-cell>
          <table:table-cell office:value-type="float" office:value="2.19089651379345" table:style-name="ce1">
            <text:p>2.19089651379345</text:p>
          </table:table-cell>
          <table:table-cell office:value-type="float" office:value="9" table:style-name="ce1">
            <text:p>9</text:p>
          </table:table-cell>
          <table:table-cell office:value-type="float" office:value="0.9621046084" table:style-name="ce1">
            <text:p>0.9621046084</text:p>
          </table:table-cell>
          <table:table-cell office:value-type="float" office:value="1.216688695" table:style-name="ce1">
            <text:p>1.216688695</text:p>
          </table:table-cell>
          <table:table-cell office:value-type="float" office:value="1.07922610381111" table:style-name="ce1">
            <text:p>1.07922610381111</text:p>
          </table:table-cell>
          <table:table-cell office:value-type="float" office:value="1.05561488" table:style-name="ce1">
            <text:p>1.05561488</text:p>
          </table:table-cell>
          <table:table-cell office:value-type="float" office:value="0.109448563166063" table:style-name="ce1">
            <text:p>0.109448563166063</text:p>
          </table:table-cell>
          <table:table-cell office:value-type="float" office:value="9" table:style-name="ce1">
            <text:p>9</text:p>
          </table:table-cell>
          <table:table-cell office:value-type="float" office:value="-0.2210838726" table:style-name="ce1">
            <text:p>-0.2210838726</text:p>
          </table:table-cell>
          <table:table-cell office:value-type="float" office:value="0.6324382361" table:style-name="ce1">
            <text:p>0.6324382361</text:p>
          </table:table-cell>
          <table:table-cell office:value-type="float" office:value="0.178388337561111" table:style-name="ce1">
            <text:p>0.178388337561111</text:p>
          </table:table-cell>
          <table:table-cell office:value-type="float" office:value="0.1176223312" table:style-name="ce1">
            <text:p>0.1176223312</text:p>
          </table:table-cell>
          <table:table-cell office:value-type="float" office:value="0.368818158912633" table:style-name="ce1">
            <text:p>0.368818158912633</text:p>
          </table:table-cell>
          <table:table-cell office:value-type="float" office:value="9" table:style-name="ce1">
            <text:p>9</text:p>
          </table:table-cell>
          <table:table-cell office:value-type="float" office:value="2.841239599" table:style-name="ce1">
            <text:p>2.841239599</text:p>
          </table:table-cell>
          <table:table-cell office:value-type="float" office:value="4.89215337" table:style-name="ce1">
            <text:p>4.89215337</text:p>
          </table:table-cell>
          <table:table-cell office:value-type="float" office:value="3.74953873922222" table:style-name="ce1">
            <text:p>3.74953873922222</text:p>
          </table:table-cell>
          <table:table-cell office:value-type="float" office:value="3.520411724" table:style-name="ce1">
            <text:p>3.520411724</text:p>
          </table:table-cell>
          <table:table-cell office:value-type="float" office:value="0.895152782847216" table:style-name="ce1">
            <text:p>0.895152782847216</text:p>
          </table:table-cell>
          <table:table-cell office:value-type="float" office:value="9" table:style-name="ce1">
            <text:p>9</text:p>
          </table:table-cell>
          <table:table-cell office:value-type="float" office:value="2.306105" table:style-name="ce1">
            <text:p>2.306105</text:p>
          </table:table-cell>
          <table:table-cell office:value-type="float" office:value="4.873684" table:style-name="ce1">
            <text:p>4.873684</text:p>
          </table:table-cell>
          <table:table-cell office:value-type="float" office:value="3.80109688888889" table:style-name="ce1">
            <text:p>3.80109688888889</text:p>
          </table:table-cell>
          <table:table-cell office:value-type="float" office:value="4.2165" table:style-name="ce1">
            <text:p>4.2165</text:p>
          </table:table-cell>
          <table:table-cell office:value-type="float" office:value="1.1485477768794" table:style-name="ce1">
            <text:p>1.1485477768794</text:p>
          </table:table-cell>
          <table:table-cell office:value-type="float" office:value="9" table:style-name="ce1">
            <text:p>9</text:p>
          </table:table-cell>
          <table:table-cell office:value-type="float" office:value="3.07663" table:style-name="ce1">
            <text:p>3.07663</text:p>
          </table:table-cell>
          <table:table-cell office:value-type="float" office:value="3.58296" table:style-name="ce1">
            <text:p>3.58296</text:p>
          </table:table-cell>
          <table:table-cell office:value-type="float" office:value="3.32453955555556" table:style-name="ce1">
            <text:p>3.32453955555556</text:p>
          </table:table-cell>
          <table:table-cell office:value-type="float" office:value="3.314363" table:style-name="ce1">
            <text:p>3.314363</text:p>
          </table:table-cell>
          <table:table-cell office:value-type="float" office:value="0.203679766295717" table:style-name="ce1">
            <text:p>0.203679766295717</text:p>
          </table:table-cell>
          <table:table-cell office:value-type="float" office:value="9" table:style-name="ce1">
            <text:p>9</text:p>
          </table:table-cell>
          <table:table-cell office:value-type="float" office:value="5.599004" table:style-name="ce1">
            <text:p>5.599004</text:p>
          </table:table-cell>
          <table:table-cell office:value-type="float" office:value="7.966378" table:style-name="ce1">
            <text:p>7.966378</text:p>
          </table:table-cell>
          <table:table-cell office:value-type="float" office:value="7.12563644444444" table:style-name="ce1">
            <text:p>7.12563644444444</text:p>
          </table:table-cell>
          <table:table-cell office:value-type="float" office:value="7.776467" table:style-name="ce1">
            <text:p>7.776467</text:p>
          </table:table-cell>
          <table:table-cell office:value-type="float" office:value="1.11131182113416" table:style-name="ce1">
            <text:p>1.11131182113416</text:p>
          </table:table-cell>
          <table:table-cell office:value-type="float" office:value="9" table:style-name="ce1">
            <text:p>9</text:p>
          </table:table-cell>
          <table:table-cell office:value-type="float" office:value="0.7806346896" table:style-name="ce1">
            <text:p>0.7806346896</text:p>
          </table:table-cell>
          <table:table-cell office:value-type="float" office:value="0.9474885202" table:style-name="ce1">
            <text:p>0.9474885202</text:p>
          </table:table-cell>
          <table:table-cell office:value-type="float" office:value="0.843112894933333" table:style-name="ce1">
            <text:p>0.843112894933333</text:p>
          </table:table-cell>
          <table:table-cell office:value-type="float" office:value="0.7985585983" table:style-name="ce1">
            <text:p>0.7985585983</text:p>
          </table:table-cell>
          <table:table-cell office:value-type="float" office:value="0.077798379926519" table:style-name="ce1">
            <text:p>0.077798379926519</text:p>
          </table:table-cell>
          <table:table-cell office:value-type="float" office:value="9" table:style-name="ce1">
            <text:p>9</text:p>
          </table:table-cell>
          <table:table-cell office:value-type="float" office:value="0.6254305244" table:style-name="ce1">
            <text:p>0.6254305244</text:p>
          </table:table-cell>
          <table:table-cell office:value-type="float" office:value="8.963865099" table:style-name="ce1">
            <text:p>8.963865099</text:p>
          </table:table-cell>
          <table:table-cell office:value-type="float" office:value="3.60805719288889" table:style-name="ce1">
            <text:p>3.60805719288889</text:p>
          </table:table-cell>
          <table:table-cell office:value-type="float" office:value="1.336612593" table:style-name="ce1">
            <text:p>1.336612593</text:p>
          </table:table-cell>
          <table:table-cell office:value-type="float" office:value="3.95954008695462" table:style-name="ce1">
            <text:p>3.95954008695462</text:p>
          </table:table-cell>
          <table:table-cell office:value-type="float" office:value="9" table:style-name="ce1">
            <text:p>9</text:p>
          </table:table-cell>
          <table:table-cell office:value-type="float" office:value="1.252027616" table:style-name="ce1">
            <text:p>1.252027616</text:p>
          </table:table-cell>
          <table:table-cell office:value-type="float" office:value="1.471082303" table:style-name="ce1">
            <text:p>1.471082303</text:p>
          </table:table-cell>
          <table:table-cell office:value-type="float" office:value="1.32651844144444" table:style-name="ce1">
            <text:p>1.32651844144444</text:p>
          </table:table-cell>
          <table:table-cell office:value-type="float" office:value="1.261122358" table:style-name="ce1">
            <text:p>1.261122358</text:p>
          </table:table-cell>
          <table:table-cell office:value-type="float" office:value="0.100096640752795" table:style-name="ce1">
            <text:p>0.100096640752795</text:p>
          </table:table-cell>
          <table:table-cell office:value-type="float" office:value="9" table:style-name="ce1">
            <text:p>9</text:p>
          </table:table-cell>
          <table:table-cell office:value-type="float" office:value="1.860410044" table:style-name="ce1">
            <text:p>1.860410044</text:p>
          </table:table-cell>
          <table:table-cell office:value-type="float" office:value="2.478418757" table:style-name="ce1">
            <text:p>2.478418757</text:p>
          </table:table-cell>
          <table:table-cell office:value-type="float" office:value="2.07845714733333" table:style-name="ce1">
            <text:p>2.07845714733333</text:p>
          </table:table-cell>
          <table:table-cell office:value-type="float" office:value="1.915052667" table:style-name="ce1">
            <text:p>1.915052667</text:p>
          </table:table-cell>
          <table:table-cell office:value-type="float" office:value="0.284337260411257" table:style-name="ce1">
            <text:p>0.284337260411257</text:p>
          </table:table-cell>
          <table:table-cell office:value-type="float" office:value="9" table:style-name="ce1">
            <text:p>9</text:p>
          </table:table-cell>
          <table:table-cell office:value-type="float" office:value="12.66522627" table:style-name="ce1">
            <text:p>12.66522627</text:p>
          </table:table-cell>
          <table:table-cell office:value-type="float" office:value="20.90244018" table:style-name="ce1">
            <text:p>20.90244018</text:p>
          </table:table-cell>
          <table:table-cell office:value-type="float" office:value="16.0434617888889" table:style-name="ce1">
            <text:p>16.0434617888889</text:p>
          </table:table-cell>
          <table:table-cell office:value-type="float" office:value="14.65230964" table:style-name="ce1">
            <text:p>14.65230964</text:p>
          </table:table-cell>
          <table:table-cell office:value-type="float" office:value="3.68131156210356" table:style-name="ce1">
            <text:p>3.68131156210356</text:p>
          </table:table-cell>
          <table:table-cell office:value-type="float" office:value="9" table:style-name="ce1">
            <text:p>9</text:p>
          </table:table-cell>
          <table:table-cell office:value-type="float" office:value="0.4756542514" table:style-name="ce1">
            <text:p>0.4756542514</text:p>
          </table:table-cell>
          <table:table-cell office:value-type="float" office:value="0.6931333708" table:style-name="ce1">
            <text:p>0.6931333708</text:p>
          </table:table-cell>
          <table:table-cell office:value-type="float" office:value="0.600452193244444" table:style-name="ce1">
            <text:p>0.600452193244444</text:p>
          </table:table-cell>
          <table:table-cell office:value-type="float" office:value="0.6324568028" table:style-name="ce1">
            <text:p>0.6324568028</text:p>
          </table:table-cell>
          <table:table-cell office:value-type="float" office:value="0.0937072457395839" table:style-name="ce1">
            <text:p>0.0937072457395839</text:p>
          </table:table-cell>
          <table:table-cell office:value-type="float" office:value="9" table:style-name="ce1">
            <text:p>9</text:p>
          </table:table-cell>
          <table:table-cell office:value-type="float" office:value="3.739768631" table:style-name="ce1">
            <text:p>3.739768631</text:p>
          </table:table-cell>
          <table:table-cell office:value-type="float" office:value="58.50752721" table:style-name="ce1">
            <text:p>58.50752721</text:p>
          </table:table-cell>
          <table:table-cell office:value-type="float" office:value="22.1642835456667" table:style-name="ce1">
            <text:p>22.1642835456667</text:p>
          </table:table-cell>
          <table:table-cell office:value-type="float" office:value="4.245100731" table:style-name="ce1">
            <text:p>4.245100731</text:p>
          </table:table-cell>
          <table:table-cell office:value-type="float" office:value="27.2575345329701" table:style-name="ce1">
            <text:p>27.2575345329701</text:p>
          </table:table-cell>
          <table:table-cell office:value-type="float" office:value="9" table:style-name="ce1">
            <text:p>9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804685541833333" table:style-name="ce1">
            <text:p>0.804685541833333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1097298466" table:style-name="ce1">
            <text:p>0.1097298466</text:p>
          </table:table-cell>
          <table:table-cell office:value-type="float" office:value="9" table:style-name="ce1">
            <text:p>9</text:p>
          </table:table-cell>
          <table:table-cell office:value-type="float" office:value="0.2798199131" table:style-name="ce1">
            <text:p>0.2798199131</text:p>
          </table:table-cell>
          <table:table-cell office:value-type="float" office:value="0.3044480423" table:style-name="ce1">
            <text:p>0.3044480423</text:p>
          </table:table-cell>
          <table:table-cell office:value-type="float" office:value="0.291217011877778" table:style-name="ce1">
            <text:p>0.291217011877778</text:p>
          </table:table-cell>
          <table:table-cell office:value-type="float" office:value="0.286963743" table:style-name="ce1">
            <text:p>0.286963743</text:p>
          </table:table-cell>
          <table:table-cell office:value-type="float" office:value="0.00959948916749833" table:style-name="ce1">
            <text:p>0.00959948916749833</text:p>
          </table:table-cell>
          <table:table-cell office:value-type="float" office:value="9" table:style-name="ce1">
            <text:p>9</text:p>
          </table:table-cell>
          <table:table-cell office:value-type="float" office:value="3.17202754" table:style-name="ce1">
            <text:p>3.17202754</text:p>
          </table:table-cell>
          <table:table-cell office:value-type="float" office:value="3.684478275" table:style-name="ce1">
            <text:p>3.684478275</text:p>
          </table:table-cell>
          <table:table-cell office:value-type="float" office:value="3.43038566788889" table:style-name="ce1">
            <text:p>3.43038566788889</text:p>
          </table:table-cell>
          <table:table-cell office:value-type="float" office:value="3.396164005" table:style-name="ce1">
            <text:p>3.396164005</text:p>
          </table:table-cell>
          <table:table-cell office:value-type="float" office:value="0.193969372461814" table:style-name="ce1">
            <text:p>0.193969372461814</text:p>
          </table:table-cell>
          <table:table-cell office:value-type="float" office:value="9" table:style-name="ce1">
            <text:p>9</text:p>
          </table:table-cell>
          <table:table-cell office:value-type="float" office:value="0.03315511149" table:style-name="ce1">
            <text:p>0.03315511149</text:p>
          </table:table-cell>
          <table:table-cell office:value-type="float" office:value="0.07724767061" table:style-name="ce1">
            <text:p>0.07724767061</text:p>
          </table:table-cell>
          <table:table-cell office:value-type="float" office:value="0.0601556573622222" table:style-name="ce1">
            <text:p>0.0601556573622222</text:p>
          </table:table-cell>
          <table:table-cell office:value-type="float" office:value="0.07029005636" table:style-name="ce1">
            <text:p>0.07029005636</text:p>
          </table:table-cell>
          <table:table-cell office:value-type="float" office:value="0.0201961065621441" table:style-name="ce1">
            <text:p>0.0201961065621441</text:p>
          </table:table-cell>
          <table:table-cell office:value-type="float" office:value="9" table:style-name="ce1">
            <text:p>9</text:p>
          </table:table-cell>
          <table:table-cell office:value-type="float" office:value="1.285182424" table:style-name="ce1">
            <text:p>1.285182424</text:p>
          </table:table-cell>
          <table:table-cell office:value-type="float" office:value="1.541359103" table:style-name="ce1">
            <text:p>1.541359103</text:p>
          </table:table-cell>
          <table:table-cell office:value-type="float" office:value="1.38667416888889" table:style-name="ce1">
            <text:p>1.38667416888889</text:p>
          </table:table-cell>
          <table:table-cell office:value-type="float" office:value="1.337350528" table:style-name="ce1">
            <text:p>1.337350528</text:p>
          </table:table-cell>
          <table:table-cell office:value-type="float" office:value="0.109386070403092" table:style-name="ce1">
            <text:p>0.109386070403092</text:p>
          </table:table-cell>
          <table:table-cell office:value-type="float" office:value="9" table:style-name="ce1">
            <text:p>9</text:p>
          </table:table-cell>
          <table:table-cell office:value-type="float" office:value="0.03315511149" table:style-name="ce1">
            <text:p>0.03315511149</text:p>
          </table:table-cell>
          <table:table-cell office:value-type="float" office:value="0.07724767061" table:style-name="ce1">
            <text:p>0.07724767061</text:p>
          </table:table-cell>
          <table:table-cell office:value-type="float" office:value="0.0601556573622222" table:style-name="ce1">
            <text:p>0.0601556573622222</text:p>
          </table:table-cell>
          <table:table-cell office:value-type="float" office:value="0.07029005636" table:style-name="ce1">
            <text:p>0.07029005636</text:p>
          </table:table-cell>
          <table:table-cell office:value-type="float" office:value="0.0201961065621441" table:style-name="ce1">
            <text:p>0.0201961065621441</text:p>
          </table:table-cell>
          <table:table-cell office:value-type="float" office:value="9" table:style-name="ce1">
            <text:p>9</text:p>
          </table:table-cell>
          <table:table-cell office:value-type="float" office:value="0.8513784393" table:style-name="ce1">
            <text:p>0.8513784393</text:p>
          </table:table-cell>
          <table:table-cell office:value-type="float" office:value="1.0383956" table:style-name="ce1">
            <text:p>1.0383956</text:p>
          </table:table-cell>
          <table:table-cell office:value-type="float" office:value="0.937591464977778" table:style-name="ce1">
            <text:p>0.937591464977778</text:p>
          </table:table-cell>
          <table:table-cell office:value-type="float" office:value="0.9224820758" table:style-name="ce1">
            <text:p>0.9224820758</text:p>
          </table:table-cell>
          <table:table-cell office:value-type="float" office:value="0.0799795315111563" table:style-name="ce1">
            <text:p>0.0799795315111563</text:p>
          </table:table-cell>
          <table:table-cell office:value-type="float" office:value="9" table:style-name="ce1">
            <text:p>9</text:p>
          </table:table-cell>
          <table:table-cell office:value-type="float" office:value="1.181889924" table:style-name="ce1">
            <text:p>1.181889924</text:p>
          </table:table-cell>
          <table:table-cell office:value-type="float" office:value="1.398750217" table:style-name="ce1">
            <text:p>1.398750217</text:p>
          </table:table-cell>
          <table:table-cell office:value-type="float" office:value="1.268938535" table:style-name="ce1">
            <text:p>1.268938535</text:p>
          </table:table-cell>
          <table:table-cell office:value-type="float" office:value="1.231460561" table:style-name="ce1">
            <text:p>1.231460561</text:p>
          </table:table-cell>
          <table:table-cell office:value-type="float" office:value="0.0900163817853058" table:style-name="ce1">
            <text:p>0.0900163817853058</text:p>
          </table:table-cell>
          <table:table-cell office:value-type="float" office:value="9" table:style-name="ce1">
            <text:p>9</text:p>
          </table:table-cell>
          <table:table-cell office:value-type="float" office:value="0.1030088661" table:style-name="ce1">
            <text:p>0.1030088661</text:p>
          </table:table-cell>
          <table:table-cell office:value-type="float" office:value="0.1454126202" table:style-name="ce1">
            <text:p>0.1454126202</text:p>
          </table:table-cell>
          <table:table-cell office:value-type="float" office:value="0.117735633833333" table:style-name="ce1">
            <text:p>0.117735633833333</text:p>
          </table:table-cell>
          <table:table-cell office:value-type="float" office:value="0.105889967" table:style-name="ce1">
            <text:p>0.105889967</text:p>
          </table:table-cell>
          <table:table-cell office:value-type="float" office:value="0.0196359520925371" table:style-name="ce1">
            <text:p>0.0196359520925371</text:p>
          </table:table-cell>
          <table:table-cell office:value-type="float" office:value="9" table:style-name="ce1">
            <text:p>9</text:p>
          </table:table-cell>
          <table:table-cell office:value-type="float" office:value="3.013565" table:style-name="ce1">
            <text:p>3.013565</text:p>
          </table:table-cell>
          <table:table-cell office:value-type="float" office:value="3.797789" table:style-name="ce1">
            <text:p>3.797789</text:p>
          </table:table-cell>
          <table:table-cell office:value-type="float" office:value="3.45134953711111" table:style-name="ce1">
            <text:p>3.45134953711111</text:p>
          </table:table-cell>
          <table:table-cell office:value-type="float" office:value="3.5516105" table:style-name="ce1">
            <text:p>3.5516105</text:p>
          </table:table-cell>
          <table:table-cell office:value-type="float" office:value="0.337509541303152" table:style-name="ce1">
            <text:p>0.337509541303152</text:p>
          </table:table-cell>
          <table:table-cell office:value-type="float" office:value="9" table:style-name="ce1">
            <text:p>9</text:p>
          </table:table-cell>
          <table:table-cell office:value-type="float" office:value="1.027951173" table:style-name="ce1">
            <text:p>1.027951173</text:p>
          </table:table-cell>
          <table:table-cell office:value-type="float" office:value="1.164053704" table:style-name="ce1">
            <text:p>1.164053704</text:p>
          </table:table-cell>
          <table:table-cell office:value-type="float" office:value="1.08361866555556" table:style-name="ce1">
            <text:p>1.08361866555556</text:p>
          </table:table-cell>
          <table:table-cell office:value-type="float" office:value="1.063392499" table:style-name="ce1">
            <text:p>1.063392499</text:p>
          </table:table-cell>
          <table:table-cell office:value-type="float" office:value="0.0553591596893939" table:style-name="ce1">
            <text:p>0.0553591596893939</text:p>
          </table:table-cell>
          <table:table-cell office:value-type="float" office:value="9" table:style-name="ce1">
            <text:p>9</text:p>
          </table:table-cell>
          <table:table-cell office:value-type="float" office:value="2283.943675" table:style-name="ce1">
            <text:p>2283.943675</text:p>
          </table:table-cell>
          <table:table-cell office:value-type="float" office:value="2434.308415" table:style-name="ce1">
            <text:p>2434.308415</text:p>
          </table:table-cell>
          <table:table-cell office:value-type="float" office:value="2363.937376" table:style-name="ce1">
            <text:p>2363.937376</text:p>
          </table:table-cell>
          <table:table-cell office:value-type="float" office:value="2374.445056" table:style-name="ce1">
            <text:p>2374.445056</text:p>
          </table:table-cell>
          <table:table-cell office:value-type="float" office:value="61.2818138814518" table:style-name="ce1">
            <text:p>61.2818138814518</text:p>
          </table:table-cell>
          <table:table-cell office:value-type="float" office:value="9" table:style-name="ce1">
            <text:p>9</text:p>
          </table:table-cell>
          <table:table-cell office:value-type="float" office:value="56.5243137" table:style-name="ce1">
            <text:p>56.5243137</text:p>
          </table:table-cell>
          <table:table-cell office:value-type="float" office:value="179.994501" table:style-name="ce1">
            <text:p>179.994501</text:p>
          </table:table-cell>
          <table:table-cell office:value-type="float" office:value="108.839828953333" table:style-name="ce1">
            <text:p>108.839828953333</text:p>
          </table:table-cell>
          <table:table-cell office:value-type="float" office:value="89.99985531" table:style-name="ce1">
            <text:p>89.99985531</text:p>
          </table:table-cell>
          <table:table-cell office:value-type="float" office:value="55.2970189743965" table:style-name="ce1">
            <text:p>55.2970189743965</text:p>
          </table:table-cell>
          <table:table-cell office:value-type="float" office:value="9" table:style-name="ce1">
            <text:p>9</text:p>
          </table:table-cell>
          <table:table-cell office:value-type="float" office:value="37.01426804" table:style-name="ce1">
            <text:p>37.01426804</text:p>
          </table:table-cell>
          <table:table-cell office:value-type="float" office:value="179.985141" table:style-name="ce1">
            <text:p>179.985141</text:p>
          </table:table-cell>
          <table:table-cell office:value-type="float" office:value="102.875085495556" table:style-name="ce1">
            <text:p>102.875085495556</text:p>
          </table:table-cell>
          <table:table-cell office:value-type="float" office:value="65.95212935" table:style-name="ce1">
            <text:p>65.95212935</text:p>
          </table:table-cell>
          <table:table-cell office:value-type="float" office:value="66.3179338093661" table:style-name="ce1">
            <text:p>66.3179338093661</text:p>
          </table:table-cell>
          <table:table-cell office:value-type="float" office:value="9" table:style-name="ce1">
            <text:p>9</text:p>
          </table:table-cell>
          <table:table-cell office:value-type="float" office:value="26.77194331" table:style-name="ce1">
            <text:p>26.77194331</text:p>
          </table:table-cell>
          <table:table-cell office:value-type="float" office:value="142.9957083" table:style-name="ce1">
            <text:p>142.9957083</text:p>
          </table:table-cell>
          <table:table-cell office:value-type="float" office:value="60.3646117444444" table:style-name="ce1">
            <text:p>60.3646117444444</text:p>
          </table:table-cell>
          <table:table-cell office:value-type="float" office:value="37.0070064" table:style-name="ce1">
            <text:p>37.0070064</text:p>
          </table:table-cell>
          <table:table-cell office:value-type="float" office:value="48.3572447648445" table:style-name="ce1">
            <text:p>48.3572447648445</text:p>
          </table:table-cell>
          <table:table-cell office:value-type="float" office:value="9" table:style-name="ce1">
            <text:p>9</text:p>
          </table:table-cell>
          <table:table-cell office:value-type="float" office:value="50.3364176" table:style-name="ce1">
            <text:p>50.3364176</text:p>
          </table:table-cell>
          <table:table-cell office:value-type="float" office:value="74.59673689" table:style-name="ce1">
            <text:p>74.59673689</text:p>
          </table:table-cell>
          <table:table-cell office:value-type="float" office:value="63.9171489466667" table:style-name="ce1">
            <text:p>63.9171489466667</text:p>
          </table:table-cell>
          <table:table-cell office:value-type="float" office:value="66.82609483" table:style-name="ce1">
            <text:p>66.82609483</text:p>
          </table:table-cell>
          <table:table-cell office:value-type="float" office:value="10.5809154986218" table:style-name="ce1">
            <text:p>10.5809154986218</text:p>
          </table:table-cell>
          <table:table-cell office:value-type="float" office:value="9" table:style-name="ce1">
            <text:p>9</text:p>
          </table:table-cell>
          <table:table-cell office:value-type="float" office:value="0.001740930523" table:style-name="ce1">
            <text:p>0.001740930523</text:p>
          </table:table-cell>
          <table:table-cell office:value-type="float" office:value="0.003153033143" table:style-name="ce1">
            <text:p>0.003153033143</text:p>
          </table:table-cell>
          <table:table-cell office:value-type="float" office:value="0.00248932399677778" table:style-name="ce1">
            <text:p>0.00248932399677778</text:p>
          </table:table-cell>
          <table:table-cell office:value-type="float" office:value="0.002562163616" table:style-name="ce1">
            <text:p>0.002562163616</text:p>
          </table:table-cell>
          <table:table-cell office:value-type="float" office:value="0.000573168167553807" table:style-name="ce1">
            <text:p>0.000573168167553807</text:p>
          </table:table-cell>
          <table:table-cell office:value-type="float" office:value="9" table:style-name="ce1">
            <text:p>9</text:p>
          </table:table-cell>
          <table:table-cell office:value-type="float" office:value="0.01720007992" table:style-name="ce1">
            <text:p>0.01720007992</text:p>
          </table:table-cell>
          <table:table-cell office:value-type="float" office:value="0.01859095675" table:style-name="ce1">
            <text:p>0.01859095675</text:p>
          </table:table-cell>
          <table:table-cell office:value-type="float" office:value="0.0178423866177778" table:style-name="ce1">
            <text:p>0.0178423866177778</text:p>
          </table:table-cell>
          <table:table-cell office:value-type="float" office:value="0.01763715722" table:style-name="ce1">
            <text:p>0.01763715722</text:p>
          </table:table-cell>
          <table:table-cell office:value-type="float" office:value="0.000579703786940485" table:style-name="ce1">
            <text:p>0.000579703786940485</text:p>
          </table:table-cell>
          <table:table-cell office:value-type="float" office:value="9" table:style-name="ce1">
            <text:p>9</text:p>
          </table:table-cell>
          <table:table-cell office:value-type="float" office:value="4.084698263" table:style-name="ce1">
            <text:p>4.084698263</text:p>
          </table:table-cell>
          <table:table-cell office:value-type="float" office:value="4.939963211" table:style-name="ce1">
            <text:p>4.939963211</text:p>
          </table:table-cell>
          <table:table-cell office:value-type="float" office:value="4.64783957377778" table:style-name="ce1">
            <text:p>4.64783957377778</text:p>
          </table:table-cell>
          <table:table-cell office:value-type="float" office:value="4.896487997" table:style-name="ce1">
            <text:p>4.896487997</text:p>
          </table:table-cell>
          <table:table-cell office:value-type="float" office:value="0.396423872611391" table:style-name="ce1">
            <text:p>0.396423872611391</text:p>
          </table:table-cell>
          <table:table-cell office:value-type="float" office:value="9" table:style-name="ce1">
            <text:p>9</text:p>
          </table:table-cell>
          <table:table-cell office:value-type="float" office:value="6.456534308" table:style-name="ce1">
            <text:p>6.456534308</text:p>
          </table:table-cell>
          <table:table-cell office:value-type="float" office:value="12.93901895" table:style-name="ce1">
            <text:p>12.93901895</text:p>
          </table:table-cell>
          <table:table-cell office:value-type="float" office:value="10.8701422568889" table:style-name="ce1">
            <text:p>10.8701422568889</text:p>
          </table:table-cell>
          <table:table-cell office:value-type="float" office:value="12.14662777" table:style-name="ce1">
            <text:p>12.14662777</text:p>
          </table:table-cell>
          <table:table-cell office:value-type="float" office:value="2.57741799273459" table:style-name="ce1">
            <text:p>2.57741799273459</text:p>
          </table:table-cell>
          <table:table-cell office:value-type="float" office:value="9" table:style-name="ce1">
            <text:p>9</text:p>
          </table:table-cell>
          <table:table-cell office:value-type="float" office:value="0.3639261353" table:style-name="ce1">
            <text:p>0.3639261353</text:p>
          </table:table-cell>
          <table:table-cell office:value-type="float" office:value="0.5393186085" table:style-name="ce1">
            <text:p>0.5393186085</text:p>
          </table:table-cell>
          <table:table-cell office:value-type="float" office:value="0.457365984333333" table:style-name="ce1">
            <text:p>0.457365984333333</text:p>
          </table:table-cell>
          <table:table-cell office:value-type="float" office:value="0.4571816127" table:style-name="ce1">
            <text:p>0.4571816127</text:p>
          </table:table-cell>
          <table:table-cell office:value-type="float" office:value="0.0651341469942247" table:style-name="ce1">
            <text:p>0.0651341469942247</text:p>
          </table:table-cell>
          <table:table-cell office:value-type="float" office:value="9" table:style-name="ce1">
            <text:p>9</text:p>
          </table:table-cell>
          <table:table-cell office:value-type="float" office:value="0.6351197793" table:style-name="ce1">
            <text:p>0.6351197793</text:p>
          </table:table-cell>
          <table:table-cell office:value-type="float" office:value="0.9865875677" table:style-name="ce1">
            <text:p>0.9865875677</text:p>
          </table:table-cell>
          <table:table-cell office:value-type="float" office:value="0.792454574811111" table:style-name="ce1">
            <text:p>0.792454574811111</text:p>
          </table:table-cell>
          <table:table-cell office:value-type="float" office:value="0.7720128774" table:style-name="ce1">
            <text:p>0.7720128774</text:p>
          </table:table-cell>
          <table:table-cell office:value-type="float" office:value="0.138228271237697" table:style-name="ce1">
            <text:p>0.138228271237697</text:p>
          </table:table-cell>
        </table:table-row>
        <table:table-row table:style-name="ro1">
          <table:table-cell office:value-type="string" table:style-name="ce1">
            <text:p>100x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H</text:p>
          </table:table-cell>
          <table:table-cell office:value-type="float" office:value="8" table:style-name="ce1">
            <text:p>8</text:p>
          </table:table-cell>
          <table:table-cell office:value-type="float" office:value="4.105075844" table:style-name="ce1">
            <text:p>4.105075844</text:p>
          </table:table-cell>
          <table:table-cell office:value-type="float" office:value="11.86033655" table:style-name="ce1">
            <text:p>11.86033655</text:p>
          </table:table-cell>
          <table:table-cell office:value-type="float" office:value="7.835056667" table:style-name="ce1">
            <text:p>7.835056667</text:p>
          </table:table-cell>
          <table:table-cell office:value-type="float" office:value="7.8392246295" table:style-name="ce1">
            <text:p>7.8392246295</text:p>
          </table:table-cell>
          <table:table-cell office:value-type="float" office:value="2.92326790613374" table:style-name="ce1">
            <text:p>2.92326790613374</text:p>
          </table:table-cell>
          <table:table-cell office:value-type="float" office:value="8" table:style-name="ce1">
            <text:p>8</text:p>
          </table:table-cell>
          <table:table-cell office:value-type="float" office:value="0.7277225583" table:style-name="ce1">
            <text:p>0.7277225583</text:p>
          </table:table-cell>
          <table:table-cell office:value-type="float" office:value="1.204228483" table:style-name="ce1">
            <text:p>1.204228483</text:p>
          </table:table-cell>
          <table:table-cell office:value-type="float" office:value="1.014609563125" table:style-name="ce1">
            <text:p>1.014609563125</text:p>
          </table:table-cell>
          <table:table-cell office:value-type="float" office:value="1.01281935245" table:style-name="ce1">
            <text:p>1.01281935245</text:p>
          </table:table-cell>
          <table:table-cell office:value-type="float" office:value="0.161133895686009" table:style-name="ce1">
            <text:p>0.161133895686009</text:p>
          </table:table-cell>
          <table:table-cell office:value-type="float" office:value="8" table:style-name="ce1">
            <text:p>8</text:p>
          </table:table-cell>
          <table:table-cell office:value-type="float" office:value="-0.3478837023" table:style-name="ce1">
            <text:p>-0.3478837023</text:p>
          </table:table-cell>
          <table:table-cell office:value-type="float" office:value="2.125096299" table:style-name="ce1">
            <text:p>2.125096299</text:p>
          </table:table-cell>
          <table:table-cell office:value-type="float" office:value="0.49929003137125" table:style-name="ce1">
            <text:p>0.49929003137125</text:p>
          </table:table-cell>
          <table:table-cell office:value-type="float" office:value="0.101283682085" table:style-name="ce1">
            <text:p>0.101283682085</text:p>
          </table:table-cell>
          <table:table-cell office:value-type="float" office:value="0.887529367425377" table:style-name="ce1">
            <text:p>0.887529367425377</text:p>
          </table:table-cell>
          <table:table-cell office:value-type="float" office:value="8" table:style-name="ce1">
            <text:p>8</text:p>
          </table:table-cell>
          <table:table-cell office:value-type="float" office:value="3.000435586" table:style-name="ce1">
            <text:p>3.000435586</text:p>
          </table:table-cell>
          <table:table-cell office:value-type="float" office:value="16.9170372" table:style-name="ce1">
            <text:p>16.9170372</text:p>
          </table:table-cell>
          <table:table-cell office:value-type="float" office:value="5.97795750675" table:style-name="ce1">
            <text:p>5.97795750675</text:p>
          </table:table-cell>
          <table:table-cell office:value-type="float" office:value="3.533642053" table:style-name="ce1">
            <text:p>3.533642053</text:p>
          </table:table-cell>
          <table:table-cell office:value-type="float" office:value="4.78074535412165" table:style-name="ce1">
            <text:p>4.78074535412165</text:p>
          </table:table-cell>
          <table:table-cell office:value-type="float" office:value="8" table:style-name="ce1">
            <text:p>8</text:p>
          </table:table-cell>
          <table:table-cell office:value-type="float" office:value="2.122528" table:style-name="ce1">
            <text:p>2.122528</text:p>
          </table:table-cell>
          <table:table-cell office:value-type="float" office:value="7.166561" table:style-name="ce1">
            <text:p>7.166561</text:p>
          </table:table-cell>
          <table:table-cell office:value-type="float" office:value="4.208136375" table:style-name="ce1">
            <text:p>4.208136375</text:p>
          </table:table-cell>
          <table:table-cell office:value-type="float" office:value="3.539055" table:style-name="ce1">
            <text:p>3.539055</text:p>
          </table:table-cell>
          <table:table-cell office:value-type="float" office:value="2.03054317199188" table:style-name="ce1">
            <text:p>2.03054317199188</text:p>
          </table:table-cell>
          <table:table-cell office:value-type="float" office:value="8" table:style-name="ce1">
            <text:p>8</text:p>
          </table:table-cell>
          <table:table-cell office:value-type="float" office:value="2.455138" table:style-name="ce1">
            <text:p>2.455138</text:p>
          </table:table-cell>
          <table:table-cell office:value-type="float" office:value="3.465265" table:style-name="ce1">
            <text:p>3.465265</text:p>
          </table:table-cell>
          <table:table-cell office:value-type="float" office:value="2.977529625" table:style-name="ce1">
            <text:p>2.977529625</text:p>
          </table:table-cell>
          <table:table-cell office:value-type="float" office:value="3.117921" table:style-name="ce1">
            <text:p>3.117921</text:p>
          </table:table-cell>
          <table:table-cell office:value-type="float" office:value="0.369570175660064" table:style-name="ce1">
            <text:p>0.369570175660064</text:p>
          </table:table-cell>
          <table:table-cell office:value-type="float" office:value="8" table:style-name="ce1">
            <text:p>8</text:p>
          </table:table-cell>
          <table:table-cell office:value-type="float" office:value="4.902941" table:style-name="ce1">
            <text:p>4.902941</text:p>
          </table:table-cell>
          <table:table-cell office:value-type="float" office:value="10.272391" table:style-name="ce1">
            <text:p>10.272391</text:p>
          </table:table-cell>
          <table:table-cell office:value-type="float" office:value="7.185666" table:style-name="ce1">
            <text:p>7.185666</text:p>
          </table:table-cell>
          <table:table-cell office:value-type="float" office:value="6.702264" table:style-name="ce1">
            <text:p>6.702264</text:p>
          </table:table-cell>
          <table:table-cell office:value-type="float" office:value="1.86150887510213" table:style-name="ce1">
            <text:p>1.86150887510213</text:p>
          </table:table-cell>
          <table:table-cell office:value-type="float" office:value="8" table:style-name="ce1">
            <text:p>8</text:p>
          </table:table-cell>
          <table:table-cell office:value-type="float" office:value="0.5801121603" table:style-name="ce1">
            <text:p>0.5801121603</text:p>
          </table:table-cell>
          <table:table-cell office:value-type="float" office:value="0.9411914436" table:style-name="ce1">
            <text:p>0.9411914436</text:p>
          </table:table-cell>
          <table:table-cell office:value-type="float" office:value="0.77094222695" table:style-name="ce1">
            <text:p>0.77094222695</text:p>
          </table:table-cell>
          <table:table-cell office:value-type="float" office:value="0.75796116755" table:style-name="ce1">
            <text:p>0.75796116755</text:p>
          </table:table-cell>
          <table:table-cell office:value-type="float" office:value="0.125336411411373" table:style-name="ce1">
            <text:p>0.125336411411373</text:p>
          </table:table-cell>
          <table:table-cell office:value-type="float" office:value="8" table:style-name="ce1">
            <text:p>8</text:p>
          </table:table-cell>
          <table:table-cell office:value-type="float" office:value="0.4649709938" table:style-name="ce1">
            <text:p>0.4649709938</text:p>
          </table:table-cell>
          <table:table-cell office:value-type="float" office:value="9.036297998" table:style-name="ce1">
            <text:p>9.036297998</text:p>
          </table:table-cell>
          <table:table-cell office:value-type="float" office:value="3.2373535952375" table:style-name="ce1">
            <text:p>3.2373535952375</text:p>
          </table:table-cell>
          <table:table-cell office:value-type="float" office:value="2.3666110755" table:style-name="ce1">
            <text:p>2.3666110755</text:p>
          </table:table-cell>
          <table:table-cell office:value-type="float" office:value="3.14158216052505" table:style-name="ce1">
            <text:p>3.14158216052505</text:p>
          </table:table-cell>
          <table:table-cell office:value-type="float" office:value="8" table:style-name="ce1">
            <text:p>8</text:p>
          </table:table-cell>
          <table:table-cell office:value-type="float" office:value="0.9276778098" table:style-name="ce1">
            <text:p>0.9276778098</text:p>
          </table:table-cell>
          <table:table-cell office:value-type="float" office:value="1.514283643" table:style-name="ce1">
            <text:p>1.514283643</text:p>
          </table:table-cell>
          <table:table-cell office:value-type="float" office:value="1.1873872708" table:style-name="ce1">
            <text:p>1.1873872708</text:p>
          </table:table-cell>
          <table:table-cell office:value-type="float" office:value="1.166137191" table:style-name="ce1">
            <text:p>1.166137191</text:p>
          </table:table-cell>
          <table:table-cell office:value-type="float" office:value="0.1990650665968" table:style-name="ce1">
            <text:p>0.1990650665968</text:p>
          </table:table-cell>
          <table:table-cell office:value-type="float" office:value="8" table:style-name="ce1">
            <text:p>8</text:p>
          </table:table-cell>
          <table:table-cell office:value-type="float" office:value="1.421802735" table:style-name="ce1">
            <text:p>1.421802735</text:p>
          </table:table-cell>
          <table:table-cell office:value-type="float" office:value="2.308981553" table:style-name="ce1">
            <text:p>2.308981553</text:p>
          </table:table-cell>
          <table:table-cell office:value-type="float" office:value="1.945700785625" table:style-name="ce1">
            <text:p>1.945700785625</text:p>
          </table:table-cell>
          <table:table-cell office:value-type="float" office:value="1.9832021375" table:style-name="ce1">
            <text:p>1.9832021375</text:p>
          </table:table-cell>
          <table:table-cell office:value-type="float" office:value="0.327775622772638" table:style-name="ce1">
            <text:p>0.327775622772638</text:p>
          </table:table-cell>
          <table:table-cell office:value-type="float" office:value="8" table:style-name="ce1">
            <text:p>8</text:p>
          </table:table-cell>
          <table:table-cell office:value-type="float" office:value="10.8614131" table:style-name="ce1">
            <text:p>10.8614131</text:p>
          </table:table-cell>
          <table:table-cell office:value-type="float" office:value="20.41397328" table:style-name="ce1">
            <text:p>20.41397328</text:p>
          </table:table-cell>
          <table:table-cell office:value-type="float" office:value="15.85192209" table:style-name="ce1">
            <text:p>15.85192209</text:p>
          </table:table-cell>
          <table:table-cell office:value-type="float" office:value="16.650907745" table:style-name="ce1">
            <text:p>16.650907745</text:p>
          </table:table-cell>
          <table:table-cell office:value-type="float" office:value="3.3177890689093" table:style-name="ce1">
            <text:p>3.3177890689093</text:p>
          </table:table-cell>
          <table:table-cell office:value-type="float" office:value="6" table:style-name="ce1">
            <text:p>6</text:p>
          </table:table-cell>
          <table:table-cell office:value-type="float" office:value="0.2092553315" table:style-name="ce1">
            <text:p>0.2092553315</text:p>
          </table:table-cell>
          <table:table-cell office:value-type="float" office:value="0.6970855544" table:style-name="ce1">
            <text:p>0.6970855544</text:p>
          </table:table-cell>
          <table:table-cell office:value-type="float" office:value="0.406931194716667" table:style-name="ce1">
            <text:p>0.406931194716667</text:p>
          </table:table-cell>
          <table:table-cell office:value-type="float" office:value="0.3890017267" table:style-name="ce1">
            <text:p>0.3890017267</text:p>
          </table:table-cell>
          <table:table-cell office:value-type="float" office:value="0.176579356969498" table:style-name="ce1">
            <text:p>0.176579356969498</text:p>
          </table:table-cell>
          <table:table-cell office:value-type="float" office:value="8" table:style-name="ce1">
            <text:p>8</text:p>
          </table:table-cell>
          <table:table-cell office:value-type="float" office:value="67.76532305" table:style-name="ce1">
            <text:p>67.76532305</text:p>
          </table:table-cell>
          <table:table-cell office:value-type="float" office:value="106.7460631" table:style-name="ce1">
            <text:p>106.7460631</text:p>
          </table:table-cell>
          <table:table-cell office:value-type="float" office:value="89.50596094125" table:style-name="ce1">
            <text:p>89.50596094125</text:p>
          </table:table-cell>
          <table:table-cell office:value-type="float" office:value="92.131501765" table:style-name="ce1">
            <text:p>92.131501765</text:p>
          </table:table-cell>
          <table:table-cell office:value-type="float" office:value="16.5784660779305" table:style-name="ce1">
            <text:p>16.5784660779305</text:p>
          </table:table-cell>
          <table:table-cell office:value-type="float" office:value="8" table:style-name="ce1">
            <text:p>8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68581154135" table:style-name="ce1">
            <text:p>0.68581154135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0775907186294196" table:style-name="ce1">
            <text:p>0.0775907186294196</text:p>
          </table:table-cell>
          <table:table-cell office:value-type="float" office:value="8" table:style-name="ce1">
            <text:p>8</text:p>
          </table:table-cell>
          <table:table-cell office:value-type="float" office:value="0.1456888397" table:style-name="ce1">
            <text:p>0.1456888397</text:p>
          </table:table-cell>
          <table:table-cell office:value-type="float" office:value="0.2863676761" table:style-name="ce1">
            <text:p>0.2863676761</text:p>
          </table:table-cell>
          <table:table-cell office:value-type="float" office:value="0.1951207661625" table:style-name="ce1">
            <text:p>0.1951207661625</text:p>
          </table:table-cell>
          <table:table-cell office:value-type="float" office:value="0.1840834428" table:style-name="ce1">
            <text:p>0.1840834428</text:p>
          </table:table-cell>
          <table:table-cell office:value-type="float" office:value="0.0423751567800623" table:style-name="ce1">
            <text:p>0.0423751567800623</text:p>
          </table:table-cell>
          <table:table-cell office:value-type="float" office:value="8" table:style-name="ce1">
            <text:p>8</text:p>
          </table:table-cell>
          <table:table-cell office:value-type="float" office:value="1.030728249" table:style-name="ce1">
            <text:p>1.030728249</text:p>
          </table:table-cell>
          <table:table-cell office:value-type="float" office:value="2.192750141" table:style-name="ce1">
            <text:p>2.192750141</text:p>
          </table:table-cell>
          <table:table-cell office:value-type="float" office:value="1.640538958875" table:style-name="ce1">
            <text:p>1.640538958875</text:p>
          </table:table-cell>
          <table:table-cell office:value-type="float" office:value="1.5828952945" table:style-name="ce1">
            <text:p>1.5828952945</text:p>
          </table:table-cell>
          <table:table-cell office:value-type="float" office:value="0.382503112872032" table:style-name="ce1">
            <text:p>0.382503112872032</text:p>
          </table:table-cell>
          <table:table-cell office:value-type="float" office:value="8" table:style-name="ce1">
            <text:p>8</text:p>
          </table:table-cell>
          <table:table-cell office:value-type="float" office:value="0.03121169688" table:style-name="ce1">
            <text:p>0.03121169688</text:p>
          </table:table-cell>
          <table:table-cell office:value-type="float" office:value="0.09691462776" table:style-name="ce1">
            <text:p>0.09691462776</text:p>
          </table:table-cell>
          <table:table-cell office:value-type="float" office:value="0.06472608939625" table:style-name="ce1">
            <text:p>0.06472608939625</text:p>
          </table:table-cell>
          <table:table-cell office:value-type="float" office:value="0.068584358005" table:style-name="ce1">
            <text:p>0.068584358005</text:p>
          </table:table-cell>
          <table:table-cell office:value-type="float" office:value="0.0237417100535469" table:style-name="ce1">
            <text:p>0.0237417100535469</text:p>
          </table:table-cell>
          <table:table-cell office:value-type="float" office:value="8" table:style-name="ce1">
            <text:p>8</text:p>
          </table:table-cell>
          <table:table-cell office:value-type="float" office:value="0.9780807358" table:style-name="ce1">
            <text:p>0.9780807358</text:p>
          </table:table-cell>
          <table:table-cell office:value-type="float" office:value="1.586673214" table:style-name="ce1">
            <text:p>1.586673214</text:p>
          </table:table-cell>
          <table:table-cell office:value-type="float" office:value="1.2521133816" table:style-name="ce1">
            <text:p>1.2521133816</text:p>
          </table:table-cell>
          <table:table-cell office:value-type="float" office:value="1.229859739" table:style-name="ce1">
            <text:p>1.229859739</text:p>
          </table:table-cell>
          <table:table-cell office:value-type="float" office:value="0.207653042450329" table:style-name="ce1">
            <text:p>0.207653042450329</text:p>
          </table:table-cell>
          <table:table-cell office:value-type="float" office:value="8" table:style-name="ce1">
            <text:p>8</text:p>
          </table:table-cell>
          <table:table-cell office:value-type="float" office:value="0.03121169688" table:style-name="ce1">
            <text:p>0.03121169688</text:p>
          </table:table-cell>
          <table:table-cell office:value-type="float" office:value="0.09691462776" table:style-name="ce1">
            <text:p>0.09691462776</text:p>
          </table:table-cell>
          <table:table-cell office:value-type="float" office:value="0.06472608939625" table:style-name="ce1">
            <text:p>0.06472608939625</text:p>
          </table:table-cell>
          <table:table-cell office:value-type="float" office:value="0.068584358005" table:style-name="ce1">
            <text:p>0.068584358005</text:p>
          </table:table-cell>
          <table:table-cell office:value-type="float" office:value="0.0237417100535469" table:style-name="ce1">
            <text:p>0.0237417100535469</text:p>
          </table:table-cell>
          <table:table-cell office:value-type="float" office:value="8" table:style-name="ce1">
            <text:p>8</text:p>
          </table:table-cell>
          <table:table-cell office:value-type="float" office:value="0.647153132" table:style-name="ce1">
            <text:p>0.647153132</text:p>
          </table:table-cell>
          <table:table-cell office:value-type="float" office:value="1.05854915" table:style-name="ce1">
            <text:p>1.05854915</text:p>
          </table:table-cell>
          <table:table-cell office:value-type="float" office:value="0.856194498875" table:style-name="ce1">
            <text:p>0.856194498875</text:p>
          </table:table-cell>
          <table:table-cell office:value-type="float" office:value="0.8604232802" table:style-name="ce1">
            <text:p>0.8604232802</text:p>
          </table:table-cell>
          <table:table-cell office:value-type="float" office:value="0.153555658127463" table:style-name="ce1">
            <text:p>0.153555658127463</text:p>
          </table:table-cell>
          <table:table-cell office:value-type="float" office:value="8" table:style-name="ce1">
            <text:p>8</text:p>
          </table:table-cell>
          <table:table-cell office:value-type="float" office:value="0.895231868" table:style-name="ce1">
            <text:p>0.895231868</text:p>
          </table:table-cell>
          <table:table-cell office:value-type="float" office:value="1.44990385" table:style-name="ce1">
            <text:p>1.44990385</text:p>
          </table:table-cell>
          <table:table-cell office:value-type="float" office:value="1.142599751125" table:style-name="ce1">
            <text:p>1.142599751125</text:p>
          </table:table-cell>
          <table:table-cell office:value-type="float" office:value="1.128373976" table:style-name="ce1">
            <text:p>1.128373976</text:p>
          </table:table-cell>
          <table:table-cell office:value-type="float" office:value="0.193072411987883" table:style-name="ce1">
            <text:p>0.193072411987883</text:p>
          </table:table-cell>
          <table:table-cell office:value-type="float" office:value="8" table:style-name="ce1">
            <text:p>8</text:p>
          </table:table-cell>
          <table:table-cell office:value-type="float" office:value="0.08284886777" table:style-name="ce1">
            <text:p>0.08284886777</text:p>
          </table:table-cell>
          <table:table-cell office:value-type="float" office:value="0.136769364" table:style-name="ce1">
            <text:p>0.136769364</text:p>
          </table:table-cell>
          <table:table-cell office:value-type="float" office:value="0.10951363047375" table:style-name="ce1">
            <text:p>0.10951363047375</text:p>
          </table:table-cell>
          <table:table-cell office:value-type="float" office:value="0.1085763204" table:style-name="ce1">
            <text:p>0.1085763204</text:p>
          </table:table-cell>
          <table:table-cell office:value-type="float" office:value="0.018817722005704" table:style-name="ce1">
            <text:p>0.018817722005704</text:p>
          </table:table-cell>
          <table:table-cell office:value-type="float" office:value="8" table:style-name="ce1">
            <text:p>8</text:p>
          </table:table-cell>
          <table:table-cell office:value-type="float" office:value="2.019722" table:style-name="ce1">
            <text:p>2.019722</text:p>
          </table:table-cell>
          <table:table-cell office:value-type="float" office:value="3.591972" table:style-name="ce1">
            <text:p>3.591972</text:p>
          </table:table-cell>
          <table:table-cell office:value-type="float" office:value="2.5275520625" table:style-name="ce1">
            <text:p>2.5275520625</text:p>
          </table:table-cell>
          <table:table-cell office:value-type="float" office:value="2.3772935" table:style-name="ce1">
            <text:p>2.3772935</text:p>
          </table:table-cell>
          <table:table-cell office:value-type="float" office:value="0.555130708246679" table:style-name="ce1">
            <text:p>0.555130708246679</text:p>
          </table:table-cell>
          <table:table-cell office:value-type="float" office:value="8" table:style-name="ce1">
            <text:p>8</text:p>
          </table:table-cell>
          <table:table-cell office:value-type="float" office:value="0.6679938515" table:style-name="ce1">
            <text:p>0.6679938515</text:p>
          </table:table-cell>
          <table:table-cell office:value-type="float" office:value="0.9919941979" table:style-name="ce1">
            <text:p>0.9919941979</text:p>
          </table:table-cell>
          <table:table-cell office:value-type="float" office:value="0.7986147569875" table:style-name="ce1">
            <text:p>0.7986147569875</text:p>
          </table:table-cell>
          <table:table-cell office:value-type="float" office:value="0.7570480936" table:style-name="ce1">
            <text:p>0.7570480936</text:p>
          </table:table-cell>
          <table:table-cell office:value-type="float" office:value="0.136374601400715" table:style-name="ce1">
            <text:p>0.136374601400715</text:p>
          </table:table-cell>
          <table:table-cell office:value-type="float" office:value="8" table:style-name="ce1">
            <text:p>8</text:p>
          </table:table-cell>
          <table:table-cell office:value-type="float" office:value="2260.127629" table:style-name="ce1">
            <text:p>2260.127629</text:p>
          </table:table-cell>
          <table:table-cell office:value-type="float" office:value="2632.773112" table:style-name="ce1">
            <text:p>2632.773112</text:p>
          </table:table-cell>
          <table:table-cell office:value-type="float" office:value="2447.651474875" table:style-name="ce1">
            <text:p>2447.651474875</text:p>
          </table:table-cell>
          <table:table-cell office:value-type="float" office:value="2433.8752255" table:style-name="ce1">
            <text:p>2433.8752255</text:p>
          </table:table-cell>
          <table:table-cell office:value-type="float" office:value="160.268181278682" table:style-name="ce1">
            <text:p>160.268181278682</text:p>
          </table:table-cell>
          <table:table-cell office:value-type="float" office:value="8" table:style-name="ce1">
            <text:p>8</text:p>
          </table:table-cell>
          <table:table-cell office:value-type="float" office:value="37.01589388" table:style-name="ce1">
            <text:p>37.01589388</text:p>
          </table:table-cell>
          <table:table-cell office:value-type="float" office:value="142.9818965" table:style-name="ce1">
            <text:p>142.9818965</text:p>
          </table:table-cell>
          <table:table-cell office:value-type="float" office:value="98.17988518375" table:style-name="ce1">
            <text:p>98.17988518375</text:p>
          </table:table-cell>
          <table:table-cell office:value-type="float" office:value="89.99815931" table:style-name="ce1">
            <text:p>89.99815931</text:p>
          </table:table-cell>
          <table:table-cell office:value-type="float" office:value="33.8946534515148" table:style-name="ce1">
            <text:p>33.8946534515148</text:p>
          </table:table-cell>
          <table:table-cell office:value-type="float" office:value="8" table:style-name="ce1">
            <text:p>8</text:p>
          </table:table-cell>
          <table:table-cell office:value-type="float" office:value="37.02496951" table:style-name="ce1">
            <text:p>37.02496951</text:p>
          </table:table-cell>
          <table:table-cell office:value-type="float" office:value="179.9853196" table:style-name="ce1">
            <text:p>179.9853196</text:p>
          </table:table-cell>
          <table:table-cell office:value-type="float" office:value="101.244869345" table:style-name="ce1">
            <text:p>101.244869345</text:p>
          </table:table-cell>
          <table:table-cell office:value-type="float" office:value="89.994418285" table:style-name="ce1">
            <text:p>89.994418285</text:p>
          </table:table-cell>
          <table:table-cell office:value-type="float" office:value="44.4897346449917" table:style-name="ce1">
            <text:p>44.4897346449917</text:p>
          </table:table-cell>
          <table:table-cell office:value-type="float" office:value="8" table:style-name="ce1">
            <text:p>8</text:p>
          </table:table-cell>
          <table:table-cell office:value-type="float" office:value="37.01362484" table:style-name="ce1">
            <text:p>37.01362484</text:p>
          </table:table-cell>
          <table:table-cell office:value-type="float" office:value="179.9926273" table:style-name="ce1">
            <text:p>179.9926273</text:p>
          </table:table-cell>
          <table:table-cell office:value-type="float" office:value="99.5620695225" table:style-name="ce1">
            <text:p>99.5620695225</text:p>
          </table:table-cell>
          <table:table-cell office:value-type="float" office:value="90.002049365" table:style-name="ce1">
            <text:p>90.002049365</text:p>
          </table:table-cell>
          <table:table-cell office:value-type="float" office:value="59.3394561322436" table:style-name="ce1">
            <text:p>59.3394561322436</text:p>
          </table:table-cell>
          <table:table-cell office:value-type="float" office:value="8" table:style-name="ce1">
            <text:p>8</text:p>
          </table:table-cell>
          <table:table-cell office:value-type="float" office:value="22.16077082" table:style-name="ce1">
            <text:p>22.16077082</text:p>
          </table:table-cell>
          <table:table-cell office:value-type="float" office:value="73.51500158" table:style-name="ce1">
            <text:p>73.51500158</text:p>
          </table:table-cell>
          <table:table-cell office:value-type="float" office:value="51.84734350375" table:style-name="ce1">
            <text:p>51.84734350375</text:p>
          </table:table-cell>
          <table:table-cell office:value-type="float" office:value="49.175980145" table:style-name="ce1">
            <text:p>49.175980145</text:p>
          </table:table-cell>
          <table:table-cell office:value-type="float" office:value="16.4068571092377" table:style-name="ce1">
            <text:p>16.4068571092377</text:p>
          </table:table-cell>
          <table:table-cell office:value-type="float" office:value="8" table:style-name="ce1">
            <text:p>8</text:p>
          </table:table-cell>
          <table:table-cell office:value-type="float" office:value="0.001235567911" table:style-name="ce1">
            <text:p>0.001235567911</text:p>
          </table:table-cell>
          <table:table-cell office:value-type="float" office:value="0.007747592888" table:style-name="ce1">
            <text:p>0.007747592888</text:p>
          </table:table-cell>
          <table:table-cell office:value-type="float" office:value="0.0030067577695" table:style-name="ce1">
            <text:p>0.0030067577695</text:p>
          </table:table-cell>
          <table:table-cell office:value-type="float" office:value="0.0023548052445" table:style-name="ce1">
            <text:p>0.0023548052445</text:p>
          </table:table-cell>
          <table:table-cell office:value-type="float" office:value="0.00222380827724617" table:style-name="ce1">
            <text:p>0.00222380827724617</text:p>
          </table:table-cell>
          <table:table-cell office:value-type="float" office:value="8" table:style-name="ce1">
            <text:p>8</text:p>
          </table:table-cell>
          <table:table-cell office:value-type="float" office:value="0.01611684075" table:style-name="ce1">
            <text:p>0.01611684075</text:p>
          </table:table-cell>
          <table:table-cell office:value-type="float" office:value="0.01847438091" table:style-name="ce1">
            <text:p>0.01847438091</text:p>
          </table:table-cell>
          <table:table-cell office:value-type="float" office:value="0.0171738206275" table:style-name="ce1">
            <text:p>0.0171738206275</text:p>
          </table:table-cell>
          <table:table-cell office:value-type="float" office:value="0.017126490525" table:style-name="ce1">
            <text:p>0.017126490525</text:p>
          </table:table-cell>
          <table:table-cell office:value-type="float" office:value="0.000637997932924474" table:style-name="ce1">
            <text:p>0.000637997932924474</text:p>
          </table:table-cell>
          <table:table-cell office:value-type="float" office:value="8" table:style-name="ce1">
            <text:p>8</text:p>
          </table:table-cell>
          <table:table-cell office:value-type="float" office:value="1.498482967" table:style-name="ce1">
            <text:p>1.498482967</text:p>
          </table:table-cell>
          <table:table-cell office:value-type="float" office:value="4.411114427" table:style-name="ce1">
            <text:p>4.411114427</text:p>
          </table:table-cell>
          <table:table-cell office:value-type="float" office:value="2.117808619375" table:style-name="ce1">
            <text:p>2.117808619375</text:p>
          </table:table-cell>
          <table:table-cell office:value-type="float" office:value="1.707572634" table:style-name="ce1">
            <text:p>1.707572634</text:p>
          </table:table-cell>
          <table:table-cell office:value-type="float" office:value="0.977504662561816" table:style-name="ce1">
            <text:p>0.977504662561816</text:p>
          </table:table-cell>
          <table:table-cell office:value-type="float" office:value="8" table:style-name="ce1">
            <text:p>8</text:p>
          </table:table-cell>
          <table:table-cell office:value-type="float" office:value="5.014376727" table:style-name="ce1">
            <text:p>5.014376727</text:p>
          </table:table-cell>
          <table:table-cell office:value-type="float" office:value="86.15294511" table:style-name="ce1">
            <text:p>86.15294511</text:p>
          </table:table-cell>
          <table:table-cell office:value-type="float" office:value="25.1948675875" table:style-name="ce1">
            <text:p>25.1948675875</text:p>
          </table:table-cell>
          <table:table-cell office:value-type="float" office:value="11.7185659795" table:style-name="ce1">
            <text:p>11.7185659795</text:p>
          </table:table-cell>
          <table:table-cell office:value-type="float" office:value="28.4632664544637" table:style-name="ce1">
            <text:p>28.4632664544637</text:p>
          </table:table-cell>
          <table:table-cell office:value-type="float" office:value="8" table:style-name="ce1">
            <text:p>8</text:p>
          </table:table-cell>
          <table:table-cell office:value-type="float" office:value="0.2267435339" table:style-name="ce1">
            <text:p>0.2267435339</text:p>
          </table:table-cell>
          <table:table-cell office:value-type="float" office:value="2.012358802" table:style-name="ce1">
            <text:p>2.012358802</text:p>
          </table:table-cell>
          <table:table-cell office:value-type="float" office:value="0.5233199747625" table:style-name="ce1">
            <text:p>0.5233199747625</text:p>
          </table:table-cell>
          <table:table-cell office:value-type="float" office:value="0.3349708425" table:style-name="ce1">
            <text:p>0.3349708425</text:p>
          </table:table-cell>
          <table:table-cell office:value-type="float" office:value="0.60422610521611" table:style-name="ce1">
            <text:p>0.60422610521611</text:p>
          </table:table-cell>
          <table:table-cell office:value-type="float" office:value="8" table:style-name="ce1">
            <text:p>8</text:p>
          </table:table-cell>
          <table:table-cell office:value-type="float" office:value="0.4150829822" table:style-name="ce1">
            <text:p>0.4150829822</text:p>
          </table:table-cell>
          <table:table-cell office:value-type="float" office:value="3.439145175" table:style-name="ce1">
            <text:p>3.439145175</text:p>
          </table:table-cell>
          <table:table-cell office:value-type="float" office:value="0.95201030305" table:style-name="ce1">
            <text:p>0.95201030305</text:p>
          </table:table-cell>
          <table:table-cell office:value-type="float" office:value="0.6053658922" table:style-name="ce1">
            <text:p>0.6053658922</text:p>
          </table:table-cell>
          <table:table-cell office:value-type="float" office:value="1.01010668798171" table:style-name="ce1">
            <text:p>1.01010668798171</text:p>
          </table:table-cell>
        </table:table-row>
        <table:table-row table:style-name="ro1">
          <table:table-cell office:value-type="string" table:style-name="ce1">
            <text:p>100x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I</text:p>
          </table:table-cell>
          <table:table-cell office:value-type="float" office:value="6" table:style-name="ce1">
            <text:p>6</text:p>
          </table:table-cell>
          <table:table-cell office:value-type="float" office:value="9.116823883" table:style-name="ce1">
            <text:p>9.116823883</text:p>
          </table:table-cell>
          <table:table-cell office:value-type="float" office:value="13.89706645" table:style-name="ce1">
            <text:p>13.89706645</text:p>
          </table:table-cell>
          <table:table-cell office:value-type="float" office:value="11.1580744745" table:style-name="ce1">
            <text:p>11.1580744745</text:p>
          </table:table-cell>
          <table:table-cell office:value-type="float" office:value="10.46750285" table:style-name="ce1">
            <text:p>10.46750285</text:p>
          </table:table-cell>
          <table:table-cell office:value-type="float" office:value="2.15170325023875" table:style-name="ce1">
            <text:p>2.15170325023875</text:p>
          </table:table-cell>
          <table:table-cell office:value-type="float" office:value="6" table:style-name="ce1">
            <text:p>6</text:p>
          </table:table-cell>
          <table:table-cell office:value-type="float" office:value="1.152479241" table:style-name="ce1">
            <text:p>1.152479241</text:p>
          </table:table-cell>
          <table:table-cell office:value-type="float" office:value="1.986206775" table:style-name="ce1">
            <text:p>1.986206775</text:p>
          </table:table-cell>
          <table:table-cell office:value-type="float" office:value="1.501318817" table:style-name="ce1">
            <text:p>1.501318817</text:p>
          </table:table-cell>
          <table:table-cell office:value-type="float" office:value="1.3677722295" table:style-name="ce1">
            <text:p>1.3677722295</text:p>
          </table:table-cell>
          <table:table-cell office:value-type="float" office:value="0.385275834635128" table:style-name="ce1">
            <text:p>0.385275834635128</text:p>
          </table:table-cell>
          <table:table-cell office:value-type="float" office:value="6" table:style-name="ce1">
            <text:p>6</text:p>
          </table:table-cell>
          <table:table-cell office:value-type="float" office:value="-1.143043277" table:style-name="ce1">
            <text:p>-1.143043277</text:p>
          </table:table-cell>
          <table:table-cell office:value-type="float" office:value="-0.312024549" table:style-name="ce1">
            <text:p>-0.312024549</text:p>
          </table:table-cell>
          <table:table-cell office:value-type="float" office:value="-0.604280870766667" table:style-name="ce1">
            <text:p>-0.604280870766667</text:p>
          </table:table-cell>
          <table:table-cell office:value-type="float" office:value="-0.3827579746" table:style-name="ce1">
            <text:p>-0.3827579746</text:p>
          </table:table-cell>
          <table:table-cell office:value-type="float" office:value="0.3980755481395" table:style-name="ce1">
            <text:p>0.3980755481395</text:p>
          </table:table-cell>
          <table:table-cell office:value-type="float" office:value="6" table:style-name="ce1">
            <text:p>6</text:p>
          </table:table-cell>
          <table:table-cell office:value-type="float" office:value="2.965729237" table:style-name="ce1">
            <text:p>2.965729237</text:p>
          </table:table-cell>
          <table:table-cell office:value-type="float" office:value="6.667763541" table:style-name="ce1">
            <text:p>6.667763541</text:p>
          </table:table-cell>
          <table:table-cell office:value-type="float" office:value="4.49300794933333" table:style-name="ce1">
            <text:p>4.49300794933333</text:p>
          </table:table-cell>
          <table:table-cell office:value-type="float" office:value="3.9387539255" table:style-name="ce1">
            <text:p>3.9387539255</text:p>
          </table:table-cell>
          <table:table-cell office:value-type="float" office:value="1.67101569510938" table:style-name="ce1">
            <text:p>1.67101569510938</text:p>
          </table:table-cell>
          <table:table-cell office:value-type="float" office:value="6" table:style-name="ce1">
            <text:p>6</text:p>
          </table:table-cell>
          <table:table-cell office:value-type="float" office:value="2.705396" table:style-name="ce1">
            <text:p>2.705396</text:p>
          </table:table-cell>
          <table:table-cell office:value-type="float" office:value="5.844986" table:style-name="ce1">
            <text:p>5.844986</text:p>
          </table:table-cell>
          <table:table-cell office:value-type="float" office:value="3.7866225" table:style-name="ce1">
            <text:p>3.7866225</text:p>
          </table:table-cell>
          <table:table-cell office:value-type="float" office:value="2.803917" table:style-name="ce1">
            <text:p>2.803917</text:p>
          </table:table-cell>
          <table:table-cell office:value-type="float" office:value="1.58851607665755" table:style-name="ce1">
            <text:p>1.58851607665755</text:p>
          </table:table-cell>
          <table:table-cell office:value-type="float" office:value="6" table:style-name="ce1">
            <text:p>6</text:p>
          </table:table-cell>
          <table:table-cell office:value-type="float" office:value="4.271085" table:style-name="ce1">
            <text:p>4.271085</text:p>
          </table:table-cell>
          <table:table-cell office:value-type="float" office:value="8.690145" table:style-name="ce1">
            <text:p>8.690145</text:p>
          </table:table-cell>
          <table:table-cell office:value-type="float" office:value="6.79284283333333" table:style-name="ce1">
            <text:p>6.79284283333333</text:p>
          </table:table-cell>
          <table:table-cell office:value-type="float" office:value="7.448167" table:style-name="ce1">
            <text:p>7.448167</text:p>
          </table:table-cell>
          <table:table-cell office:value-type="float" office:value="2.01915431163152" table:style-name="ce1">
            <text:p>2.01915431163152</text:p>
          </table:table-cell>
          <table:table-cell office:value-type="float" office:value="6" table:style-name="ce1">
            <text:p>6</text:p>
          </table:table-cell>
          <table:table-cell office:value-type="float" office:value="6.976481" table:style-name="ce1">
            <text:p>6.976481</text:p>
          </table:table-cell>
          <table:table-cell office:value-type="float" office:value="14.518543" table:style-name="ce1">
            <text:p>14.518543</text:p>
          </table:table-cell>
          <table:table-cell office:value-type="float" office:value="10.5794653333333" table:style-name="ce1">
            <text:p>10.5794653333333</text:p>
          </table:table-cell>
          <table:table-cell office:value-type="float" office:value="10.252084" table:style-name="ce1">
            <text:p>10.252084</text:p>
          </table:table-cell>
          <table:table-cell office:value-type="float" office:value="3.35775388988965" table:style-name="ce1">
            <text:p>3.35775388988965</text:p>
          </table:table-cell>
          <table:table-cell office:value-type="float" office:value="6" table:style-name="ce1">
            <text:p>6</text:p>
          </table:table-cell>
          <table:table-cell office:value-type="float" office:value="0.9244253513" table:style-name="ce1">
            <text:p>0.9244253513</text:p>
          </table:table-cell>
          <table:table-cell office:value-type="float" office:value="1.533975355" table:style-name="ce1">
            <text:p>1.533975355</text:p>
          </table:table-cell>
          <table:table-cell office:value-type="float" office:value="1.14930037918333" table:style-name="ce1">
            <text:p>1.14930037918333</text:p>
          </table:table-cell>
          <table:table-cell office:value-type="float" office:value="0.98999740565" table:style-name="ce1">
            <text:p>0.98999740565</text:p>
          </table:table-cell>
          <table:table-cell office:value-type="float" office:value="0.298817304890811" table:style-name="ce1">
            <text:p>0.298817304890811</text:p>
          </table:table-cell>
          <table:table-cell office:value-type="float" office:value="6" table:style-name="ce1">
            <text:p>6</text:p>
          </table:table-cell>
          <table:table-cell office:value-type="float" office:value="1.072192829" table:style-name="ce1">
            <text:p>1.072192829</text:p>
          </table:table-cell>
          <table:table-cell office:value-type="float" office:value="8.167102743" table:style-name="ce1">
            <text:p>8.167102743</text:p>
          </table:table-cell>
          <table:table-cell office:value-type="float" office:value="5.04339038583333" table:style-name="ce1">
            <text:p>5.04339038583333</text:p>
          </table:table-cell>
          <table:table-cell office:value-type="float" office:value="6.1046235375" table:style-name="ce1">
            <text:p>6.1046235375</text:p>
          </table:table-cell>
          <table:table-cell office:value-type="float" office:value="3.1872929896277" table:style-name="ce1">
            <text:p>3.1872929896277</text:p>
          </table:table-cell>
          <table:table-cell office:value-type="float" office:value="6" table:style-name="ce1">
            <text:p>6</text:p>
          </table:table-cell>
          <table:table-cell office:value-type="float" office:value="1.453288786" table:style-name="ce1">
            <text:p>1.453288786</text:p>
          </table:table-cell>
          <table:table-cell office:value-type="float" office:value="2.211890746" table:style-name="ce1">
            <text:p>2.211890746</text:p>
          </table:table-cell>
          <table:table-cell office:value-type="float" office:value="1.76116982983333" table:style-name="ce1">
            <text:p>1.76116982983333</text:p>
          </table:table-cell>
          <table:table-cell office:value-type="float" office:value="1.6157708605" table:style-name="ce1">
            <text:p>1.6157708605</text:p>
          </table:table-cell>
          <table:table-cell office:value-type="float" office:value="0.355261378381744" table:style-name="ce1">
            <text:p>0.355261378381744</text:p>
          </table:table-cell>
          <table:table-cell office:value-type="float" office:value="6" table:style-name="ce1">
            <text:p>6</text:p>
          </table:table-cell>
          <table:table-cell office:value-type="float" office:value="2.449997125" table:style-name="ce1">
            <text:p>2.449997125</text:p>
          </table:table-cell>
          <table:table-cell office:value-type="float" office:value="4.219261587" table:style-name="ce1">
            <text:p>4.219261587</text:p>
          </table:table-cell>
          <table:table-cell office:value-type="float" office:value="3.33830036516667" table:style-name="ce1">
            <text:p>3.33830036516667</text:p>
          </table:table-cell>
          <table:table-cell office:value-type="float" office:value="3.351765973" table:style-name="ce1">
            <text:p>3.351765973</text:p>
          </table:table-cell>
          <table:table-cell office:value-type="float" office:value="0.785070037412765" table:style-name="ce1">
            <text:p>0.785070037412765</text:p>
          </table:table-cell>
          <table:table-cell office:value-type="float" office:value="6" table:style-name="ce1">
            <text:p>6</text:p>
          </table:table-cell>
          <table:table-cell office:value-type="float" office:value="15.11243815" table:style-name="ce1">
            <text:p>15.11243815</text:p>
          </table:table-cell>
          <table:table-cell office:value-type="float" office:value="17.42321127" table:style-name="ce1">
            <text:p>17.42321127</text:p>
          </table:table-cell>
          <table:table-cell office:value-type="float" office:value="15.977805195" table:style-name="ce1">
            <text:p>15.977805195</text:p>
          </table:table-cell>
          <table:table-cell office:value-type="float" office:value="15.51588421" table:style-name="ce1">
            <text:p>15.51588421</text:p>
          </table:table-cell>
          <table:table-cell office:value-type="float" office:value="1.04413147427438" table:style-name="ce1">
            <text:p>1.04413147427438</text:p>
          </table:table-cell>
          <table:table-cell office:value-type="float" office:value="6" table:style-name="ce1">
            <text:p>6</text:p>
          </table:table-cell>
          <table:table-cell office:value-type="float" office:value="0.243375606" table:style-name="ce1">
            <text:p>0.243375606</text:p>
          </table:table-cell>
          <table:table-cell office:value-type="float" office:value="0.5907498947" table:style-name="ce1">
            <text:p>0.5907498947</text:p>
          </table:table-cell>
          <table:table-cell office:value-type="float" office:value="0.412317148983333" table:style-name="ce1">
            <text:p>0.412317148983333</text:p>
          </table:table-cell>
          <table:table-cell office:value-type="float" office:value="0.40085508745" table:style-name="ce1">
            <text:p>0.40085508745</text:p>
          </table:table-cell>
          <table:table-cell office:value-type="float" office:value="0.153538055828613" table:style-name="ce1">
            <text:p>0.153538055828613</text:p>
          </table:table-cell>
          <table:table-cell office:value-type="float" office:value="6" table:style-name="ce1">
            <text:p>6</text:p>
          </table:table-cell>
          <table:table-cell office:value-type="float" office:value="84.50861078" table:style-name="ce1">
            <text:p>84.50861078</text:p>
          </table:table-cell>
          <table:table-cell office:value-type="float" office:value="157.2525489" table:style-name="ce1">
            <text:p>157.2525489</text:p>
          </table:table-cell>
          <table:table-cell office:value-type="float" office:value="121.084026578333" table:style-name="ce1">
            <text:p>121.084026578333</text:p>
          </table:table-cell>
          <table:table-cell office:value-type="float" office:value="121.4911536" table:style-name="ce1">
            <text:p>121.4911536</text:p>
          </table:table-cell>
          <table:table-cell office:value-type="float" office:value="32.5332302900798" table:style-name="ce1">
            <text:p>32.5332302900798</text:p>
          </table:table-cell>
          <table:table-cell office:value-type="float" office:value="6" table:style-name="ce1">
            <text:p>6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731532310766667" table:style-name="ce1">
            <text:p>0.731532310766667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113328498256985" table:style-name="ce1">
            <text:p>0.113328498256985</text:p>
          </table:table-cell>
          <table:table-cell office:value-type="float" office:value="6" table:style-name="ce1">
            <text:p>6</text:p>
          </table:table-cell>
          <table:table-cell office:value-type="float" office:value="0.3216941423" table:style-name="ce1">
            <text:p>0.3216941423</text:p>
          </table:table-cell>
          <table:table-cell office:value-type="float" office:value="0.4467331311" table:style-name="ce1">
            <text:p>0.4467331311</text:p>
          </table:table-cell>
          <table:table-cell office:value-type="float" office:value="0.375090730933333" table:style-name="ce1">
            <text:p>0.375090730933333</text:p>
          </table:table-cell>
          <table:table-cell office:value-type="float" office:value="0.35746482375" table:style-name="ce1">
            <text:p>0.35746482375</text:p>
          </table:table-cell>
          <table:table-cell office:value-type="float" office:value="0.0571060660431454" table:style-name="ce1">
            <text:p>0.0571060660431454</text:p>
          </table:table-cell>
          <table:table-cell office:value-type="float" office:value="6" table:style-name="ce1">
            <text:p>6</text:p>
          </table:table-cell>
          <table:table-cell office:value-type="float" office:value="3.892266637" table:style-name="ce1">
            <text:p>3.892266637</text:p>
          </table:table-cell>
          <table:table-cell office:value-type="float" office:value="7.015715592" table:style-name="ce1">
            <text:p>7.015715592</text:p>
          </table:table-cell>
          <table:table-cell office:value-type="float" office:value="5.00431523566667" table:style-name="ce1">
            <text:p>5.00431523566667</text:p>
          </table:table-cell>
          <table:table-cell office:value-type="float" office:value="4.106209277" table:style-name="ce1">
            <text:p>4.106209277</text:p>
          </table:table-cell>
          <table:table-cell office:value-type="float" office:value="1.55272884460348" table:style-name="ce1">
            <text:p>1.55272884460348</text:p>
          </table:table-cell>
          <table:table-cell office:value-type="float" office:value="6" table:style-name="ce1">
            <text:p>6</text:p>
          </table:table-cell>
          <table:table-cell office:value-type="float" office:value="0.04216639196" table:style-name="ce1">
            <text:p>0.04216639196</text:p>
          </table:table-cell>
          <table:table-cell office:value-type="float" office:value="0.1016604624" table:style-name="ce1">
            <text:p>0.1016604624</text:p>
          </table:table-cell>
          <table:table-cell office:value-type="float" office:value="0.0655336582016667" table:style-name="ce1">
            <text:p>0.0655336582016667</text:p>
          </table:table-cell>
          <table:table-cell office:value-type="float" office:value="0.05301672822" table:style-name="ce1">
            <text:p>0.05301672822</text:p>
          </table:table-cell>
          <table:table-cell office:value-type="float" office:value="0.0281344779523063" table:style-name="ce1">
            <text:p>0.0281344779523063</text:p>
          </table:table-cell>
          <table:table-cell office:value-type="float" office:value="6" table:style-name="ce1">
            <text:p>6</text:p>
          </table:table-cell>
          <table:table-cell office:value-type="float" office:value="1.495664469" table:style-name="ce1">
            <text:p>1.495664469</text:p>
          </table:table-cell>
          <table:table-cell office:value-type="float" office:value="2.312857329" table:style-name="ce1">
            <text:p>2.312857329</text:p>
          </table:table-cell>
          <table:table-cell office:value-type="float" office:value="1.826703573" table:style-name="ce1">
            <text:p>1.826703573</text:p>
          </table:table-cell>
          <table:table-cell office:value-type="float" office:value="1.668787558" table:style-name="ce1">
            <text:p>1.668787558</text:p>
          </table:table-cell>
          <table:table-cell office:value-type="float" office:value="0.383376336356371" table:style-name="ce1">
            <text:p>0.383376336356371</text:p>
          </table:table-cell>
          <table:table-cell office:value-type="float" office:value="6" table:style-name="ce1">
            <text:p>6</text:p>
          </table:table-cell>
          <table:table-cell office:value-type="float" office:value="0.04216639196" table:style-name="ce1">
            <text:p>0.04216639196</text:p>
          </table:table-cell>
          <table:table-cell office:value-type="float" office:value="0.1016604624" table:style-name="ce1">
            <text:p>0.1016604624</text:p>
          </table:table-cell>
          <table:table-cell office:value-type="float" office:value="0.0655336582016667" table:style-name="ce1">
            <text:p>0.0655336582016667</text:p>
          </table:table-cell>
          <table:table-cell office:value-type="float" office:value="0.05301672822" table:style-name="ce1">
            <text:p>0.05301672822</text:p>
          </table:table-cell>
          <table:table-cell office:value-type="float" office:value="0.0281344779523063" table:style-name="ce1">
            <text:p>0.0281344779523063</text:p>
          </table:table-cell>
          <table:table-cell office:value-type="float" office:value="6" table:style-name="ce1">
            <text:p>6</text:p>
          </table:table-cell>
          <table:table-cell office:value-type="float" office:value="1.036803667" table:style-name="ce1">
            <text:p>1.036803667</text:p>
          </table:table-cell>
          <table:table-cell office:value-type="float" office:value="1.700134965" table:style-name="ce1">
            <text:p>1.700134965</text:p>
          </table:table-cell>
          <table:table-cell office:value-type="float" office:value="1.27098971566667" table:style-name="ce1">
            <text:p>1.27098971566667</text:p>
          </table:table-cell>
          <table:table-cell office:value-type="float" office:value="1.073436875" table:style-name="ce1">
            <text:p>1.073436875</text:p>
          </table:table-cell>
          <table:table-cell office:value-type="float" office:value="0.331801449047271" table:style-name="ce1">
            <text:p>0.331801449047271</text:p>
          </table:table-cell>
          <table:table-cell office:value-type="float" office:value="6" table:style-name="ce1">
            <text:p>6</text:p>
          </table:table-cell>
          <table:table-cell office:value-type="float" office:value="1.352774198" table:style-name="ce1">
            <text:p>1.352774198</text:p>
          </table:table-cell>
          <table:table-cell office:value-type="float" office:value="2.032365035" table:style-name="ce1">
            <text:p>2.032365035</text:p>
          </table:table-cell>
          <table:table-cell office:value-type="float" office:value="1.611999951" table:style-name="ce1">
            <text:p>1.611999951</text:p>
          </table:table-cell>
          <table:table-cell office:value-type="float" office:value="1.448248899" table:style-name="ce1">
            <text:p>1.448248899</text:p>
          </table:table-cell>
          <table:table-cell office:value-type="float" office:value="0.327520006301917" table:style-name="ce1">
            <text:p>0.327520006301917</text:p>
          </table:table-cell>
          <table:table-cell office:value-type="float" office:value="6" table:style-name="ce1">
            <text:p>6</text:p>
          </table:table-cell>
          <table:table-cell office:value-type="float" office:value="0.1428902709" table:style-name="ce1">
            <text:p>0.1428902709</text:p>
          </table:table-cell>
          <table:table-cell office:value-type="float" office:value="0.2822887059" table:style-name="ce1">
            <text:p>0.2822887059</text:p>
          </table:table-cell>
          <table:table-cell office:value-type="float" office:value="0.21470362205" table:style-name="ce1">
            <text:p>0.21470362205</text:p>
          </table:table-cell>
          <table:table-cell office:value-type="float" office:value="0.2205386592" table:style-name="ce1">
            <text:p>0.2205386592</text:p>
          </table:table-cell>
          <table:table-cell office:value-type="float" office:value="0.0615690972039673" table:style-name="ce1">
            <text:p>0.0615690972039673</text:p>
          </table:table-cell>
          <table:table-cell office:value-type="float" office:value="6" table:style-name="ce1">
            <text:p>6</text:p>
          </table:table-cell>
          <table:table-cell office:value-type="float" office:value="4.928228" table:style-name="ce1">
            <text:p>4.928228</text:p>
          </table:table-cell>
          <table:table-cell office:value-type="float" office:value="6.156622" table:style-name="ce1">
            <text:p>6.156622</text:p>
          </table:table-cell>
          <table:table-cell office:value-type="float" office:value="5.47278583333333" table:style-name="ce1">
            <text:p>5.47278583333333</text:p>
          </table:table-cell>
          <table:table-cell office:value-type="float" office:value="5.365075875" table:style-name="ce1">
            <text:p>5.365075875</text:p>
          </table:table-cell>
          <table:table-cell office:value-type="float" office:value="0.520213309152978" table:style-name="ce1">
            <text:p>0.520213309152978</text:p>
          </table:table-cell>
          <table:table-cell office:value-type="float" office:value="6" table:style-name="ce1">
            <text:p>6</text:p>
          </table:table-cell>
          <table:table-cell office:value-type="float" office:value="0.9280238469" table:style-name="ce1">
            <text:p>0.9280238469</text:p>
          </table:table-cell>
          <table:table-cell office:value-type="float" office:value="1.462278327" table:style-name="ce1">
            <text:p>1.462278327</text:p>
          </table:table-cell>
          <table:table-cell office:value-type="float" office:value="1.17023232333333" table:style-name="ce1">
            <text:p>1.17023232333333</text:p>
          </table:table-cell>
          <table:table-cell office:value-type="float" office:value="1.1119688275" table:style-name="ce1">
            <text:p>1.1119688275</text:p>
          </table:table-cell>
          <table:table-cell office:value-type="float" office:value="0.237577475593246" table:style-name="ce1">
            <text:p>0.237577475593246</text:p>
          </table:table-cell>
          <table:table-cell office:value-type="float" office:value="6" table:style-name="ce1">
            <text:p>6</text:p>
          </table:table-cell>
          <table:table-cell office:value-type="float" office:value="2307.282984" table:style-name="ce1">
            <text:p>2307.282984</text:p>
          </table:table-cell>
          <table:table-cell office:value-type="float" office:value="2671.173369" table:style-name="ce1">
            <text:p>2671.173369</text:p>
          </table:table-cell>
          <table:table-cell office:value-type="float" office:value="2449.69948733333" table:style-name="ce1">
            <text:p>2449.69948733333</text:p>
          </table:table-cell>
          <table:table-cell office:value-type="float" office:value="2373.214222" table:style-name="ce1">
            <text:p>2373.214222</text:p>
          </table:table-cell>
          <table:table-cell office:value-type="float" office:value="170.742184440667" table:style-name="ce1">
            <text:p>170.742184440667</text:p>
          </table:table-cell>
          <table:table-cell office:value-type="float" office:value="6" table:style-name="ce1">
            <text:p>6</text:p>
          </table:table-cell>
          <table:table-cell office:value-type="float" office:value="0.005873193964" table:style-name="ce1">
            <text:p>0.005873193964</text:p>
          </table:table-cell>
          <table:table-cell office:value-type="float" office:value="153.2423297" table:style-name="ce1">
            <text:p>153.2423297</text:p>
          </table:table-cell>
          <table:table-cell office:value-type="float" office:value="98.7352158132275" table:style-name="ce1">
            <text:p>98.7352158132275</text:p>
          </table:table-cell>
          <table:table-cell office:value-type="float" office:value="142.9560464" table:style-name="ce1">
            <text:p>142.9560464</text:p>
          </table:table-cell>
          <table:table-cell office:value-type="float" office:value="76.6123187132963" table:style-name="ce1">
            <text:p>76.6123187132963</text:p>
          </table:table-cell>
          <table:table-cell office:value-type="float" office:value="6" table:style-name="ce1">
            <text:p>6</text:p>
          </table:table-cell>
          <table:table-cell office:value-type="float" office:value="37.02334257" table:style-name="ce1">
            <text:p>37.02334257</text:p>
          </table:table-cell>
          <table:table-cell office:value-type="float" office:value="179.9869181" table:style-name="ce1">
            <text:p>179.9869181</text:p>
          </table:table-cell>
          <table:table-cell office:value-type="float" office:value="102.334985113333" table:style-name="ce1">
            <text:p>102.334985113333</text:p>
          </table:table-cell>
          <table:table-cell office:value-type="float" office:value="90.00140439" table:style-name="ce1">
            <text:p>90.00140439</text:p>
          </table:table-cell>
          <table:table-cell office:value-type="float" office:value="64.641335710263" table:style-name="ce1">
            <text:p>64.641335710263</text:p>
          </table:table-cell>
          <table:table-cell office:value-type="float" office:value="6" table:style-name="ce1">
            <text:p>6</text:p>
          </table:table-cell>
          <table:table-cell office:value-type="float" office:value="78.67032761" table:style-name="ce1">
            <text:p>78.67032761</text:p>
          </table:table-cell>
          <table:table-cell office:value-type="float" office:value="159.5028727" table:style-name="ce1">
            <text:p>159.5028727</text:p>
          </table:table-cell>
          <table:table-cell office:value-type="float" office:value="110.330136866667" table:style-name="ce1">
            <text:p>110.330136866667</text:p>
          </table:table-cell>
          <table:table-cell office:value-type="float" office:value="90.00247342" table:style-name="ce1">
            <text:p>90.00247342</text:p>
          </table:table-cell>
          <table:table-cell office:value-type="float" office:value="38.3172863693469" table:style-name="ce1">
            <text:p>38.3172863693469</text:p>
          </table:table-cell>
          <table:table-cell office:value-type="float" office:value="6" table:style-name="ce1">
            <text:p>6</text:p>
          </table:table-cell>
          <table:table-cell office:value-type="float" office:value="58.81611812" table:style-name="ce1">
            <text:p>58.81611812</text:p>
          </table:table-cell>
          <table:table-cell office:value-type="float" office:value="84.78592255" table:style-name="ce1">
            <text:p>84.78592255</text:p>
          </table:table-cell>
          <table:table-cell office:value-type="float" office:value="69.717172335" table:style-name="ce1">
            <text:p>69.717172335</text:p>
          </table:table-cell>
          <table:table-cell office:value-type="float" office:value="65.699571705" table:style-name="ce1">
            <text:p>65.699571705</text:p>
          </table:table-cell>
          <table:table-cell office:value-type="float" office:value="11.921674052535" table:style-name="ce1">
            <text:p>11.921674052535</text:p>
          </table:table-cell>
          <table:table-cell office:value-type="float" office:value="6" table:style-name="ce1">
            <text:p>6</text:p>
          </table:table-cell>
          <table:table-cell office:value-type="float" office:value="0.001476185779" table:style-name="ce1">
            <text:p>0.001476185779</text:p>
          </table:table-cell>
          <table:table-cell office:value-type="float" office:value="0.00219937655" table:style-name="ce1">
            <text:p>0.00219937655</text:p>
          </table:table-cell>
          <table:table-cell office:value-type="float" office:value="0.00182606689666667" table:style-name="ce1">
            <text:p>0.00182606689666667</text:p>
          </table:table-cell>
          <table:table-cell office:value-type="float" office:value="0.001868787358" table:style-name="ce1">
            <text:p>0.001868787358</text:p>
          </table:table-cell>
          <table:table-cell office:value-type="float" office:value="0.000263443764784274" table:style-name="ce1">
            <text:p>0.000263443764784274</text:p>
          </table:table-cell>
          <table:table-cell office:value-type="float" office:value="6" table:style-name="ce1">
            <text:p>6</text:p>
          </table:table-cell>
          <table:table-cell office:value-type="float" office:value="0.01683063042" table:style-name="ce1">
            <text:p>0.01683063042</text:p>
          </table:table-cell>
          <table:table-cell office:value-type="float" office:value="0.01812620667" table:style-name="ce1">
            <text:p>0.01812620667</text:p>
          </table:table-cell>
          <table:table-cell office:value-type="float" office:value="0.0173353785583333" table:style-name="ce1">
            <text:p>0.0173353785583333</text:p>
          </table:table-cell>
          <table:table-cell office:value-type="float" office:value="0.017011030335" table:style-name="ce1">
            <text:p>0.017011030335</text:p>
          </table:table-cell>
          <table:table-cell office:value-type="float" office:value="0.000608836249162508" table:style-name="ce1">
            <text:p>0.000608836249162508</text:p>
          </table:table-cell>
          <table:table-cell office:value-type="float" office:value="6" table:style-name="ce1">
            <text:p>6</text:p>
          </table:table-cell>
          <table:table-cell office:value-type="float" office:value="5.524841638" table:style-name="ce1">
            <text:p>5.524841638</text:p>
          </table:table-cell>
          <table:table-cell office:value-type="float" office:value="8.974667231" table:style-name="ce1">
            <text:p>8.974667231</text:p>
          </table:table-cell>
          <table:table-cell office:value-type="float" office:value="6.81513925666667" table:style-name="ce1">
            <text:p>6.81513925666667</text:p>
          </table:table-cell>
          <table:table-cell office:value-type="float" office:value="5.905573057" table:style-name="ce1">
            <text:p>5.905573057</text:p>
          </table:table-cell>
          <table:table-cell office:value-type="float" office:value="1.67280363298265" table:style-name="ce1">
            <text:p>1.67280363298265</text:p>
          </table:table-cell>
          <table:table-cell office:value-type="float" office:value="6" table:style-name="ce1">
            <text:p>6</text:p>
          </table:table-cell>
          <table:table-cell office:value-type="float" office:value="12.93901895" table:style-name="ce1">
            <text:p>12.93901895</text:p>
          </table:table-cell>
          <table:table-cell office:value-type="float" office:value="24.3420757" table:style-name="ce1">
            <text:p>24.3420757</text:p>
          </table:table-cell>
          <table:table-cell office:value-type="float" office:value="16.231742345" table:style-name="ce1">
            <text:p>16.231742345</text:p>
          </table:table-cell>
          <table:table-cell office:value-type="float" office:value="14.71157769" table:style-name="ce1">
            <text:p>14.71157769</text:p>
          </table:table-cell>
          <table:table-cell office:value-type="float" office:value="4.38415472737764" table:style-name="ce1">
            <text:p>4.38415472737764</text:p>
          </table:table-cell>
          <table:table-cell office:value-type="float" office:value="6" table:style-name="ce1">
            <text:p>6</text:p>
          </table:table-cell>
          <table:table-cell office:value-type="float" office:value="0.2502323885" table:style-name="ce1">
            <text:p>0.2502323885</text:p>
          </table:table-cell>
          <table:table-cell office:value-type="float" office:value="1.072538189" table:style-name="ce1">
            <text:p>1.072538189</text:p>
          </table:table-cell>
          <table:table-cell office:value-type="float" office:value="0.68738942645" table:style-name="ce1">
            <text:p>0.68738942645</text:p>
          </table:table-cell>
          <table:table-cell office:value-type="float" office:value="0.7465650672" table:style-name="ce1">
            <text:p>0.7465650672</text:p>
          </table:table-cell>
          <table:table-cell office:value-type="float" office:value="0.366139178408316" table:style-name="ce1">
            <text:p>0.366139178408316</text:p>
          </table:table-cell>
          <table:table-cell office:value-type="float" office:value="6" table:style-name="ce1">
            <text:p>6</text:p>
          </table:table-cell>
          <table:table-cell office:value-type="float" office:value="0.9039046469" table:style-name="ce1">
            <text:p>0.9039046469</text:p>
          </table:table-cell>
          <table:table-cell office:value-type="float" office:value="1.907681913" table:style-name="ce1">
            <text:p>1.907681913</text:p>
          </table:table-cell>
          <table:table-cell office:value-type="float" office:value="1.30734469986667" table:style-name="ce1">
            <text:p>1.30734469986667</text:p>
          </table:table-cell>
          <table:table-cell office:value-type="float" office:value="1.2044729475" table:style-name="ce1">
            <text:p>1.2044729475</text:p>
          </table:table-cell>
          <table:table-cell office:value-type="float" office:value="0.417476225930625" table:style-name="ce1">
            <text:p>0.417476225930625</text:p>
          </table:table-cell>
        </table:table-row>
        <table:table-row table:style-name="ro1">
          <table:table-cell office:value-type="string" table:style-name="ce1">
            <text:p>20x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A</text:p>
          </table:table-cell>
          <table:table-cell office:value-type="float" office:value="9" table:style-name="ce1">
            <text:p>9</text:p>
          </table:table-cell>
          <table:table-cell office:value-type="float" office:value="11.53262868" table:style-name="ce1">
            <text:p>11.53262868</text:p>
          </table:table-cell>
          <table:table-cell office:value-type="float" office:value="23.24979894" table:style-name="ce1">
            <text:p>23.24979894</text:p>
          </table:table-cell>
          <table:table-cell office:value-type="float" office:value="16.1934806477778" table:style-name="ce1">
            <text:p>16.1934806477778</text:p>
          </table:table-cell>
          <table:table-cell office:value-type="float" office:value="13.46694049" table:style-name="ce1">
            <text:p>13.46694049</text:p>
          </table:table-cell>
          <table:table-cell office:value-type="float" office:value="5.2963595078595" table:style-name="ce1">
            <text:p>5.2963595078595</text:p>
          </table:table-cell>
          <table:table-cell office:value-type="float" office:value="9" table:style-name="ce1">
            <text:p>9</text:p>
          </table:table-cell>
          <table:table-cell office:value-type="float" office:value="4.151320134" table:style-name="ce1">
            <text:p>4.151320134</text:p>
          </table:table-cell>
          <table:table-cell office:value-type="float" office:value="7.914668182" table:style-name="ce1">
            <text:p>7.914668182</text:p>
          </table:table-cell>
          <table:table-cell office:value-type="float" office:value="6.44665209777778" table:style-name="ce1">
            <text:p>6.44665209777778</text:p>
          </table:table-cell>
          <table:table-cell office:value-type="float" office:value="7.291345911" table:style-name="ce1">
            <text:p>7.291345911</text:p>
          </table:table-cell>
          <table:table-cell office:value-type="float" office:value="1.73912695920265" table:style-name="ce1">
            <text:p>1.73912695920265</text:p>
          </table:table-cell>
          <table:table-cell office:value-type="float" office:value="9" table:style-name="ce1">
            <text:p>9</text:p>
          </table:table-cell>
          <table:table-cell office:value-type="float" office:value="-0.722214999" table:style-name="ce1">
            <text:p>-0.722214999</text:p>
          </table:table-cell>
          <table:table-cell office:value-type="float" office:value="0.8300851265" table:style-name="ce1">
            <text:p>0.8300851265</text:p>
          </table:table-cell>
          <table:table-cell office:value-type="float" office:value="0.0609775266433333" table:style-name="ce1">
            <text:p>0.0609775266433333</text:p>
          </table:table-cell>
          <table:table-cell office:value-type="float" office:value="0.08953331126" table:style-name="ce1">
            <text:p>0.08953331126</text:p>
          </table:table-cell>
          <table:table-cell office:value-type="float" office:value="0.662904594687819" table:style-name="ce1">
            <text:p>0.662904594687819</text:p>
          </table:table-cell>
          <table:table-cell office:value-type="float" office:value="9" table:style-name="ce1">
            <text:p>9</text:p>
          </table:table-cell>
          <table:table-cell office:value-type="float" office:value="3.13368115" table:style-name="ce1">
            <text:p>3.13368115</text:p>
          </table:table-cell>
          <table:table-cell office:value-type="float" office:value="4.156843421" table:style-name="ce1">
            <text:p>4.156843421</text:p>
          </table:table-cell>
          <table:table-cell office:value-type="float" office:value="3.55075375455556" table:style-name="ce1">
            <text:p>3.55075375455556</text:p>
          </table:table-cell>
          <table:table-cell office:value-type="float" office:value="3.372166873" table:style-name="ce1">
            <text:p>3.372166873</text:p>
          </table:table-cell>
          <table:table-cell office:value-type="float" office:value="0.449590144071593" table:style-name="ce1">
            <text:p>0.449590144071593</text:p>
          </table:table-cell>
          <table:table-cell office:value-type="float" office:value="9" table:style-name="ce1">
            <text:p>9</text:p>
          </table:table-cell>
          <table:table-cell office:value-type="float" office:value="13.25175" table:style-name="ce1">
            <text:p>13.25175</text:p>
          </table:table-cell>
          <table:table-cell office:value-type="float" office:value="22.04176" table:style-name="ce1">
            <text:p>22.04176</text:p>
          </table:table-cell>
          <table:table-cell office:value-type="float" office:value="17.5740088888889" table:style-name="ce1">
            <text:p>17.5740088888889</text:p>
          </table:table-cell>
          <table:table-cell office:value-type="float" office:value="17.44611" table:style-name="ce1">
            <text:p>17.44611</text:p>
          </table:table-cell>
          <table:table-cell office:value-type="float" office:value="3.77455488669341" table:style-name="ce1">
            <text:p>3.77455488669341</text:p>
          </table:table-cell>
          <table:table-cell office:value-type="float" office:value="9" table:style-name="ce1">
            <text:p>9</text:p>
          </table:table-cell>
          <table:table-cell office:value-type="float" office:value="12.0453" table:style-name="ce1">
            <text:p>12.0453</text:p>
          </table:table-cell>
          <table:table-cell office:value-type="float" office:value="33.6139" table:style-name="ce1">
            <text:p>33.6139</text:p>
          </table:table-cell>
          <table:table-cell office:value-type="float" office:value="21.453" table:style-name="ce1">
            <text:p>21.453</text:p>
          </table:table-cell>
          <table:table-cell office:value-type="float" office:value="19.03402" table:style-name="ce1">
            <text:p>19.03402</text:p>
          </table:table-cell>
          <table:table-cell office:value-type="float" office:value="9.47107512019887" table:style-name="ce1">
            <text:p>9.47107512019887</text:p>
          </table:table-cell>
          <table:table-cell office:value-type="float" office:value="9" table:style-name="ce1">
            <text:p>9</text:p>
          </table:table-cell>
          <table:table-cell office:value-type="float" office:value="25.29705" table:style-name="ce1">
            <text:p>25.29705</text:p>
          </table:table-cell>
          <table:table-cell office:value-type="float" office:value="51.03114" table:style-name="ce1">
            <text:p>51.03114</text:p>
          </table:table-cell>
          <table:table-cell office:value-type="float" office:value="39.0270088888889" table:style-name="ce1">
            <text:p>39.0270088888889</text:p>
          </table:table-cell>
          <table:table-cell office:value-type="float" office:value="41.03964" table:style-name="ce1">
            <text:p>41.03964</text:p>
          </table:table-cell>
          <table:table-cell office:value-type="float" office:value="11.1445663152267" table:style-name="ce1">
            <text:p>11.1445663152267</text:p>
          </table:table-cell>
          <table:table-cell office:value-type="float" office:value="9" table:style-name="ce1">
            <text:p>9</text:p>
          </table:table-cell>
          <table:table-cell office:value-type="float" office:value="3.205475208" table:style-name="ce1">
            <text:p>3.205475208</text:p>
          </table:table-cell>
          <table:table-cell office:value-type="float" office:value="6.090216984" table:style-name="ce1">
            <text:p>6.090216984</text:p>
          </table:table-cell>
          <table:table-cell office:value-type="float" office:value="5.02766602866667" table:style-name="ce1">
            <text:p>5.02766602866667</text:p>
          </table:table-cell>
          <table:table-cell office:value-type="float" office:value="5.802569308" table:style-name="ce1">
            <text:p>5.802569308</text:p>
          </table:table-cell>
          <table:table-cell office:value-type="float" office:value="1.36996810241207" table:style-name="ce1">
            <text:p>1.36996810241207</text:p>
          </table:table-cell>
          <table:table-cell office:value-type="float" office:value="9" table:style-name="ce1">
            <text:p>9</text:p>
          </table:table-cell>
          <table:table-cell office:value-type="float" office:value="0.178916662" table:style-name="ce1">
            <text:p>0.178916662</text:p>
          </table:table-cell>
          <table:table-cell office:value-type="float" office:value="0.3189856041" table:style-name="ce1">
            <text:p>0.3189856041</text:p>
          </table:table-cell>
          <table:table-cell office:value-type="float" office:value="0.251622656422222" table:style-name="ce1">
            <text:p>0.251622656422222</text:p>
          </table:table-cell>
          <table:table-cell office:value-type="float" office:value="0.2665168817" table:style-name="ce1">
            <text:p>0.2665168817</text:p>
          </table:table-cell>
          <table:table-cell office:value-type="float" office:value="0.0553333645275912" table:style-name="ce1">
            <text:p>0.0553333645275912</text:p>
          </table:table-cell>
          <table:table-cell office:value-type="float" office:value="9" table:style-name="ce1">
            <text:p>9</text:p>
          </table:table-cell>
          <table:table-cell office:value-type="float" office:value="5.165735915" table:style-name="ce1">
            <text:p>5.165735915</text:p>
          </table:table-cell>
          <table:table-cell office:value-type="float" office:value="11.44755672" table:style-name="ce1">
            <text:p>11.44755672</text:p>
          </table:table-cell>
          <table:table-cell office:value-type="float" office:value="8.79550676455556" table:style-name="ce1">
            <text:p>8.79550676455556</text:p>
          </table:table-cell>
          <table:table-cell office:value-type="float" office:value="9.780486482" table:style-name="ce1">
            <text:p>9.780486482</text:p>
          </table:table-cell>
          <table:table-cell office:value-type="float" office:value="2.80781450687406" table:style-name="ce1">
            <text:p>2.80781450687406</text:p>
          </table:table-cell>
          <table:table-cell office:value-type="float" office:value="9" table:style-name="ce1">
            <text:p>9</text:p>
          </table:table-cell>
          <table:table-cell office:value-type="float" office:value="8.700284256" table:style-name="ce1">
            <text:p>8.700284256</text:p>
          </table:table-cell>
          <table:table-cell office:value-type="float" office:value="19.25844352" table:style-name="ce1">
            <text:p>19.25844352</text:p>
          </table:table-cell>
          <table:table-cell office:value-type="float" office:value="12.2426491403333" table:style-name="ce1">
            <text:p>12.2426491403333</text:p>
          </table:table-cell>
          <table:table-cell office:value-type="float" office:value="8.835691013" table:style-name="ce1">
            <text:p>8.835691013</text:p>
          </table:table-cell>
          <table:table-cell office:value-type="float" office:value="5.19568556132081" table:style-name="ce1">
            <text:p>5.19568556132081</text:p>
          </table:table-cell>
          <table:table-cell office:value-type="float" office:value="9" table:style-name="ce1">
            <text:p>9</text:p>
          </table:table-cell>
          <table:table-cell office:value-type="float" office:value="66.07591064" table:style-name="ce1">
            <text:p>66.07591064</text:p>
          </table:table-cell>
          <table:table-cell office:value-type="float" office:value="104.2985194" table:style-name="ce1">
            <text:p>104.2985194</text:p>
          </table:table-cell>
          <table:table-cell office:value-type="float" office:value="87.2434367111111" table:style-name="ce1">
            <text:p>87.2434367111111</text:p>
          </table:table-cell>
          <table:table-cell office:value-type="float" office:value="91.52523204" table:style-name="ce1">
            <text:p>91.52523204</text:p>
          </table:table-cell>
          <table:table-cell office:value-type="float" office:value="16.7144831816587" table:style-name="ce1">
            <text:p>16.7144831816587</text:p>
          </table:table-cell>
          <table:table-cell office:value-type="float" office:value="3" table:style-name="ce1">
            <text:p>3</text:p>
          </table:table-cell>
          <table:table-cell office:value-type="float" office:value="0.6688977524" table:style-name="ce1">
            <text:p>0.6688977524</text:p>
          </table:table-cell>
          <table:table-cell office:value-type="float" office:value="0.669827851" table:style-name="ce1">
            <text:p>0.669827851</text:p>
          </table:table-cell>
          <table:table-cell office:value-type="float" office:value="0.6695120643" table:style-name="ce1">
            <text:p>0.6695120643</text:p>
          </table:table-cell>
          <table:table-cell office:value-type="float" office:value="0.6698105895" table:style-name="ce1">
            <text:p>0.6698105895</text:p>
          </table:table-cell>
          <table:table-cell office:value-type="float" office:value="0.000532079714616851" table:style-name="ce1">
            <text:p>0.000532079714616851</text:p>
          </table:table-cell>
          <table:table-cell office:value-type="float" office:value="9" table:style-name="ce1">
            <text:p>9</text:p>
          </table:table-cell>
          <table:table-cell office:value-type="float" office:value="3.744904233" table:style-name="ce1">
            <text:p>3.744904233</text:p>
          </table:table-cell>
          <table:table-cell office:value-type="float" office:value="84.99555071" table:style-name="ce1">
            <text:p>84.99555071</text:p>
          </table:table-cell>
          <table:table-cell office:value-type="float" office:value="49.0581141553333" table:style-name="ce1">
            <text:p>49.0581141553333</text:p>
          </table:table-cell>
          <table:table-cell office:value-type="float" office:value="58.5110445" table:style-name="ce1">
            <text:p>58.5110445</text:p>
          </table:table-cell>
          <table:table-cell office:value-type="float" office:value="35.8338017697977" table:style-name="ce1">
            <text:p>35.8338017697977</text:p>
          </table:table-cell>
          <table:table-cell office:value-type="float" office:value="9" table:style-name="ce1">
            <text:p>9</text:p>
          </table:table-cell>
          <table:table-cell office:value-type="float" office:value="3.294734756" table:style-name="ce1">
            <text:p>3.294734756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02689803533333" table:style-name="ce1">
            <text:p>4.02689803533333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5491224595" table:style-name="ce1">
            <text:p>0.5491224595</text:p>
          </table:table-cell>
          <table:table-cell office:value-type="float" office:value="9" table:style-name="ce1">
            <text:p>9</text:p>
          </table:table-cell>
          <table:table-cell office:value-type="float" office:value="0.2516132152" table:style-name="ce1">
            <text:p>0.2516132152</text:p>
          </table:table-cell>
          <table:table-cell office:value-type="float" office:value="0.3303469567" table:style-name="ce1">
            <text:p>0.3303469567</text:p>
          </table:table-cell>
          <table:table-cell office:value-type="float" office:value="0.289341809555556" table:style-name="ce1">
            <text:p>0.289341809555556</text:p>
          </table:table-cell>
          <table:table-cell office:value-type="float" office:value="0.2827941372" table:style-name="ce1">
            <text:p>0.2827941372</text:p>
          </table:table-cell>
          <table:table-cell office:value-type="float" office:value="0.0328712779494189" table:style-name="ce1">
            <text:p>0.0328712779494189</text:p>
          </table:table-cell>
          <table:table-cell office:value-type="float" office:value="9" table:style-name="ce1">
            <text:p>9</text:p>
          </table:table-cell>
          <table:table-cell office:value-type="float" office:value="2.969515205" table:style-name="ce1">
            <text:p>2.969515205</text:p>
          </table:table-cell>
          <table:table-cell office:value-type="float" office:value="4.980405779" table:style-name="ce1">
            <text:p>4.980405779</text:p>
          </table:table-cell>
          <table:table-cell office:value-type="float" office:value="3.92995199722222" table:style-name="ce1">
            <text:p>3.92995199722222</text:p>
          </table:table-cell>
          <table:table-cell office:value-type="float" office:value="3.769602972" table:style-name="ce1">
            <text:p>3.769602972</text:p>
          </table:table-cell>
          <table:table-cell office:value-type="float" office:value="0.844510511560231" table:style-name="ce1">
            <text:p>0.844510511560231</text:p>
          </table:table-cell>
          <table:table-cell office:value-type="float" office:value="9" table:style-name="ce1">
            <text:p>9</text:p>
          </table:table-cell>
          <table:table-cell office:value-type="float" office:value="0.2300958521" table:style-name="ce1">
            <text:p>0.2300958521</text:p>
          </table:table-cell>
          <table:table-cell office:value-type="float" office:value="0.4188576829" table:style-name="ce1">
            <text:p>0.4188576829</text:p>
          </table:table-cell>
          <table:table-cell office:value-type="float" office:value="0.298693611522222" table:style-name="ce1">
            <text:p>0.298693611522222</text:p>
          </table:table-cell>
          <table:table-cell office:value-type="float" office:value="0.2496740951" table:style-name="ce1">
            <text:p>0.2496740951</text:p>
          </table:table-cell>
          <table:table-cell office:value-type="float" office:value="0.0879171953857821" table:style-name="ce1">
            <text:p>0.0879171953857821</text:p>
          </table:table-cell>
          <table:table-cell office:value-type="float" office:value="9" table:style-name="ce1">
            <text:p>9</text:p>
          </table:table-cell>
          <table:table-cell office:value-type="float" office:value="5.415414237" table:style-name="ce1">
            <text:p>5.415414237</text:p>
          </table:table-cell>
          <table:table-cell office:value-type="float" office:value="11.86154823" table:style-name="ce1">
            <text:p>11.86154823</text:p>
          </table:table-cell>
          <table:table-cell office:value-type="float" office:value="9.09420010244444" table:style-name="ce1">
            <text:p>9.09420010244444</text:p>
          </table:table-cell>
          <table:table-cell office:value-type="float" office:value="10.0115864" table:style-name="ce1">
            <text:p>10.0115864</text:p>
          </table:table-cell>
          <table:table-cell office:value-type="float" office:value="2.86436470514299" table:style-name="ce1">
            <text:p>2.86436470514299</text:p>
          </table:table-cell>
          <table:table-cell office:value-type="float" office:value="9" table:style-name="ce1">
            <text:p>9</text:p>
          </table:table-cell>
          <table:table-cell office:value-type="float" office:value="0.2300958521" table:style-name="ce1">
            <text:p>0.2300958521</text:p>
          </table:table-cell>
          <table:table-cell office:value-type="float" office:value="0.4188576829" table:style-name="ce1">
            <text:p>0.4188576829</text:p>
          </table:table-cell>
          <table:table-cell office:value-type="float" office:value="0.298693611522222" table:style-name="ce1">
            <text:p>0.298693611522222</text:p>
          </table:table-cell>
          <table:table-cell office:value-type="float" office:value="0.2496740951" table:style-name="ce1">
            <text:p>0.2496740951</text:p>
          </table:table-cell>
          <table:table-cell office:value-type="float" office:value="0.0879171953857821" table:style-name="ce1">
            <text:p>0.0879171953857821</text:p>
          </table:table-cell>
          <table:table-cell office:value-type="float" office:value="9" table:style-name="ce1">
            <text:p>9</text:p>
          </table:table-cell>
          <table:table-cell office:value-type="float" office:value="3.504600601" table:style-name="ce1">
            <text:p>3.504600601</text:p>
          </table:table-cell>
          <table:table-cell office:value-type="float" office:value="6.486713922" table:style-name="ce1">
            <text:p>6.486713922</text:p>
          </table:table-cell>
          <table:table-cell office:value-type="float" office:value="5.27995369" table:style-name="ce1">
            <text:p>5.27995369</text:p>
          </table:table-cell>
          <table:table-cell office:value-type="float" office:value="5.876793133" table:style-name="ce1">
            <text:p>5.876793133</text:p>
          </table:table-cell>
          <table:table-cell office:value-type="float" office:value="1.35479516148905" table:style-name="ce1">
            <text:p>1.35479516148905</text:p>
          </table:table-cell>
          <table:table-cell office:value-type="float" office:value="9" table:style-name="ce1">
            <text:p>9</text:p>
          </table:table-cell>
          <table:table-cell office:value-type="float" office:value="4.917986232" table:style-name="ce1">
            <text:p>4.917986232</text:p>
          </table:table-cell>
          <table:table-cell office:value-type="float" office:value="11.36513687" table:style-name="ce1">
            <text:p>11.36513687</text:p>
          </table:table-cell>
          <table:table-cell office:value-type="float" office:value="8.35826075388889" table:style-name="ce1">
            <text:p>8.35826075388889</text:p>
          </table:table-cell>
          <table:table-cell office:value-type="float" office:value="8.795537819" table:style-name="ce1">
            <text:p>8.795537819</text:p>
          </table:table-cell>
          <table:table-cell office:value-type="float" office:value="2.79881661302077" table:style-name="ce1">
            <text:p>2.79881661302077</text:p>
          </table:table-cell>
          <table:table-cell office:value-type="float" office:value="9" table:style-name="ce1">
            <text:p>9</text:p>
          </table:table-cell>
          <table:table-cell office:value-type="float" office:value="0.4867680817" table:style-name="ce1">
            <text:p>0.4867680817</text:p>
          </table:table-cell>
          <table:table-cell office:value-type="float" office:value="1.217907669" table:style-name="ce1">
            <text:p>1.217907669</text:p>
          </table:table-cell>
          <table:table-cell office:value-type="float" office:value="0.735939347922222" table:style-name="ce1">
            <text:p>0.735939347922222</text:p>
          </table:table-cell>
          <table:table-cell office:value-type="float" office:value="0.4974280048" table:style-name="ce1">
            <text:p>0.4974280048</text:p>
          </table:table-cell>
          <table:table-cell office:value-type="float" office:value="0.360521217059549" table:style-name="ce1">
            <text:p>0.360521217059549</text:p>
          </table:table-cell>
          <table:table-cell office:value-type="float" office:value="9" table:style-name="ce1">
            <text:p>9</text:p>
          </table:table-cell>
          <table:table-cell office:value-type="float" office:value="25.71173222" table:style-name="ce1">
            <text:p>25.71173222</text:p>
          </table:table-cell>
          <table:table-cell office:value-type="float" office:value="47.53151" table:style-name="ce1">
            <text:p>47.53151</text:p>
          </table:table-cell>
          <table:table-cell office:value-type="float" office:value="37.4522591355556" table:style-name="ce1">
            <text:p>37.4522591355556</text:p>
          </table:table-cell>
          <table:table-cell office:value-type="float" office:value="39.054195" table:style-name="ce1">
            <text:p>39.054195</text:p>
          </table:table-cell>
          <table:table-cell office:value-type="float" office:value="9.36975700581327" table:style-name="ce1">
            <text:p>9.36975700581327</text:p>
          </table:table-cell>
          <table:table-cell office:value-type="float" office:value="9" table:style-name="ce1">
            <text:p>9</text:p>
          </table:table-cell>
          <table:table-cell office:value-type="float" office:value="11.95183855" table:style-name="ce1">
            <text:p>11.95183855</text:p>
          </table:table-cell>
          <table:table-cell office:value-type="float" office:value="18.82234901" table:style-name="ce1">
            <text:p>18.82234901</text:p>
          </table:table-cell>
          <table:table-cell office:value-type="float" office:value="15.7975433633333" table:style-name="ce1">
            <text:p>15.7975433633333</text:p>
          </table:table-cell>
          <table:table-cell office:value-type="float" office:value="16.92468902" table:style-name="ce1">
            <text:p>16.92468902</text:p>
          </table:table-cell>
          <table:table-cell office:value-type="float" office:value="2.94862863929556" table:style-name="ce1">
            <text:p>2.94862863929556</text:p>
          </table:table-cell>
          <table:table-cell office:value-type="float" office:value="9" table:style-name="ce1">
            <text:p>9</text:p>
          </table:table-cell>
          <table:table-cell office:value-type="float" office:value="1318.768123" table:style-name="ce1">
            <text:p>1318.768123</text:p>
          </table:table-cell>
          <table:table-cell office:value-type="float" office:value="1630.213607" table:style-name="ce1">
            <text:p>1630.213607</text:p>
          </table:table-cell>
          <table:table-cell office:value-type="float" office:value="1467.10094977778" table:style-name="ce1">
            <text:p>1467.10094977778</text:p>
          </table:table-cell>
          <table:table-cell office:value-type="float" office:value="1442.744911" table:style-name="ce1">
            <text:p>1442.744911</text:p>
          </table:table-cell>
          <table:table-cell office:value-type="float" office:value="129.726014755849" table:style-name="ce1">
            <text:p>129.726014755849</text:p>
          </table:table-cell>
          <table:table-cell office:value-type="float" office:value="9" table:style-name="ce1">
            <text:p>9</text:p>
          </table:table-cell>
          <table:table-cell office:value-type="float" office:value="89.97788963" table:style-name="ce1">
            <text:p>89.97788963</text:p>
          </table:table-cell>
          <table:table-cell office:value-type="float" office:value="143.0151507" table:style-name="ce1">
            <text:p>143.0151507</text:p>
          </table:table-cell>
          <table:table-cell office:value-type="float" office:value="107.667543076667" table:style-name="ce1">
            <text:p>107.667543076667</text:p>
          </table:table-cell>
          <table:table-cell office:value-type="float" office:value="90.00131652" table:style-name="ce1">
            <text:p>90.00131652</text:p>
          </table:table-cell>
          <table:table-cell office:value-type="float" office:value="26.5097399537374" table:style-name="ce1">
            <text:p>26.5097399537374</text:p>
          </table:table-cell>
          <table:table-cell office:value-type="float" office:value="9" table:style-name="ce1">
            <text:p>9</text:p>
          </table:table-cell>
          <table:table-cell office:value-type="float" office:value="0.00439433679" table:style-name="ce1">
            <text:p>0.00439433679</text:p>
          </table:table-cell>
          <table:table-cell office:value-type="float" office:value="143.0060098" table:style-name="ce1">
            <text:p>143.0060098</text:p>
          </table:table-cell>
          <table:table-cell office:value-type="float" office:value="48.226345440145" table:style-name="ce1">
            <text:p>48.226345440145</text:p>
          </table:table-cell>
          <table:table-cell office:value-type="float" office:value="37.00101484" table:style-name="ce1">
            <text:p>37.00101484</text:p>
          </table:table-cell>
          <table:table-cell office:value-type="float" office:value="56.3950496966913" table:style-name="ce1">
            <text:p>56.3950496966913</text:p>
          </table:table-cell>
          <table:table-cell office:value-type="float" office:value="9" table:style-name="ce1">
            <text:p>9</text:p>
          </table:table-cell>
          <table:table-cell office:value-type="float" office:value="20.77061939" table:style-name="ce1">
            <text:p>20.77061939</text:p>
          </table:table-cell>
          <table:table-cell office:value-type="float" office:value="142.9999047" table:style-name="ce1">
            <text:p>142.9999047</text:p>
          </table:table-cell>
          <table:table-cell office:value-type="float" office:value="59.4802615355556" table:style-name="ce1">
            <text:p>59.4802615355556</text:p>
          </table:table-cell>
          <table:table-cell office:value-type="float" office:value="56.51804076" table:style-name="ce1">
            <text:p>56.51804076</text:p>
          </table:table-cell>
          <table:table-cell office:value-type="float" office:value="44.852914040642" table:style-name="ce1">
            <text:p>44.852914040642</text:p>
          </table:table-cell>
          <table:table-cell office:value-type="float" office:value="9" table:style-name="ce1">
            <text:p>9</text:p>
          </table:table-cell>
          <table:table-cell office:value-type="float" office:value="9.799016045" table:style-name="ce1">
            <text:p>9.799016045</text:p>
          </table:table-cell>
          <table:table-cell office:value-type="float" office:value="24.18518482" table:style-name="ce1">
            <text:p>24.18518482</text:p>
          </table:table-cell>
          <table:table-cell office:value-type="float" office:value="18.2047359484444" table:style-name="ce1">
            <text:p>18.2047359484444</text:p>
          </table:table-cell>
          <table:table-cell office:value-type="float" office:value="20.95764058" table:style-name="ce1">
            <text:p>20.95764058</text:p>
          </table:table-cell>
          <table:table-cell office:value-type="float" office:value="6.42272559258063" table:style-name="ce1">
            <text:p>6.42272559258063</text:p>
          </table:table-cell>
          <table:table-cell office:value-type="float" office:value="9" table:style-name="ce1">
            <text:p>9</text:p>
          </table:table-cell>
          <table:table-cell office:value-type="float" office:value="0.00211375009" table:style-name="ce1">
            <text:p>0.00211375009</text:p>
          </table:table-cell>
          <table:table-cell office:value-type="float" office:value="0.003465574812" table:style-name="ce1">
            <text:p>0.003465574812</text:p>
          </table:table-cell>
          <table:table-cell office:value-type="float" office:value="0.00281901794133333" table:style-name="ce1">
            <text:p>0.00281901794133333</text:p>
          </table:table-cell>
          <table:table-cell office:value-type="float" office:value="0.002913404176" table:style-name="ce1">
            <text:p>0.002913404176</text:p>
          </table:table-cell>
          <table:table-cell office:value-type="float" office:value="0.000555658385640576" table:style-name="ce1">
            <text:p>0.000555658385640576</text:p>
          </table:table-cell>
          <table:table-cell office:value-type="float" office:value="9" table:style-name="ce1">
            <text:p>9</text:p>
          </table:table-cell>
          <table:table-cell office:value-type="float" office:value="0.01632353201" table:style-name="ce1">
            <text:p>0.01632353201</text:p>
          </table:table-cell>
          <table:table-cell office:value-type="float" office:value="0.01805046735" table:style-name="ce1">
            <text:p>0.01805046735</text:p>
          </table:table-cell>
          <table:table-cell office:value-type="float" office:value="0.0170767853755556" table:style-name="ce1">
            <text:p>0.0170767853755556</text:p>
          </table:table-cell>
          <table:table-cell office:value-type="float" office:value="0.01681476372" table:style-name="ce1">
            <text:p>0.01681476372</text:p>
          </table:table-cell>
          <table:table-cell office:value-type="float" office:value="0.000746782931782181" table:style-name="ce1">
            <text:p>0.000746782931782181</text:p>
          </table:table-cell>
          <table:table-cell office:value-type="float" office:value="9" table:style-name="ce1">
            <text:p>9</text:p>
          </table:table-cell>
          <table:table-cell office:value-type="float" office:value="6.642577214" table:style-name="ce1">
            <text:p>6.642577214</text:p>
          </table:table-cell>
          <table:table-cell office:value-type="float" office:value="9.392765757" table:style-name="ce1">
            <text:p>9.392765757</text:p>
          </table:table-cell>
          <table:table-cell office:value-type="float" office:value="8.38592219866667" table:style-name="ce1">
            <text:p>8.38592219866667</text:p>
          </table:table-cell>
          <table:table-cell office:value-type="float" office:value="9.012213439" table:style-name="ce1">
            <text:p>9.012213439</text:p>
          </table:table-cell>
          <table:table-cell office:value-type="float" office:value="1.16984771950185" table:style-name="ce1">
            <text:p>1.16984771950185</text:p>
          </table:table-cell>
          <table:table-cell office:value-type="float" office:value="9" table:style-name="ce1">
            <text:p>9</text:p>
          </table:table-cell>
          <table:table-cell office:value-type="float" office:value="11.23394588" table:style-name="ce1">
            <text:p>11.23394588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12.4930441244444" table:style-name="ce1">
            <text:p>12.4930441244444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0.596237925715544" table:style-name="ce1">
            <text:p>0.596237925715544</text:p>
          </table:table-cell>
          <table:table-cell office:value-type="float" office:value="9" table:style-name="ce1">
            <text:p>9</text:p>
          </table:table-cell>
          <table:table-cell office:value-type="float" office:value="0.1684859083" table:style-name="ce1">
            <text:p>0.1684859083</text:p>
          </table:table-cell>
          <table:table-cell office:value-type="float" office:value="0.369931044" table:style-name="ce1">
            <text:p>0.369931044</text:p>
          </table:table-cell>
          <table:table-cell office:value-type="float" office:value="0.269666522911111" table:style-name="ce1">
            <text:p>0.269666522911111</text:p>
          </table:table-cell>
          <table:table-cell office:value-type="float" office:value="0.267592663" table:style-name="ce1">
            <text:p>0.267592663</text:p>
          </table:table-cell>
          <table:table-cell office:value-type="float" office:value="0.0830473990775983" table:style-name="ce1">
            <text:p>0.0830473990775983</text:p>
          </table:table-cell>
          <table:table-cell office:value-type="float" office:value="9" table:style-name="ce1">
            <text:p>9</text:p>
          </table:table-cell>
          <table:table-cell office:value-type="float" office:value="0.2400503472" table:style-name="ce1">
            <text:p>0.2400503472</text:p>
          </table:table-cell>
          <table:table-cell office:value-type="float" office:value="0.4857648111" table:style-name="ce1">
            <text:p>0.4857648111</text:p>
          </table:table-cell>
          <table:table-cell office:value-type="float" office:value="0.3578518041" table:style-name="ce1">
            <text:p>0.3578518041</text:p>
          </table:table-cell>
          <table:table-cell office:value-type="float" office:value="0.3636080105" table:style-name="ce1">
            <text:p>0.3636080105</text:p>
          </table:table-cell>
          <table:table-cell office:value-type="float" office:value="0.0979287162296764" table:style-name="ce1">
            <text:p>0.0979287162296764</text:p>
          </table:table-cell>
        </table:table-row>
        <table:table-row table:style-name="ro1">
          <table:table-cell office:value-type="string" table:style-name="ce1">
            <text:p>20x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B</text:p>
          </table:table-cell>
          <table:table-cell office:value-type="float" office:value="12" table:style-name="ce1">
            <text:p>12</text:p>
          </table:table-cell>
          <table:table-cell office:value-type="float" office:value="1.529900046" table:style-name="ce1">
            <text:p>1.529900046</text:p>
          </table:table-cell>
          <table:table-cell office:value-type="float" office:value="19.23928653" table:style-name="ce1">
            <text:p>19.23928653</text:p>
          </table:table-cell>
          <table:table-cell office:value-type="float" office:value="9.27301743391667" table:style-name="ce1">
            <text:p>9.27301743391667</text:p>
          </table:table-cell>
          <table:table-cell office:value-type="float" office:value="8.2924876495" table:style-name="ce1">
            <text:p>8.2924876495</text:p>
          </table:table-cell>
          <table:table-cell office:value-type="float" office:value="6.6357796159297" table:style-name="ce1">
            <text:p>6.6357796159297</text:p>
          </table:table-cell>
          <table:table-cell office:value-type="float" office:value="12" table:style-name="ce1">
            <text:p>12</text:p>
          </table:table-cell>
          <table:table-cell office:value-type="float" office:value="3.812817167" table:style-name="ce1">
            <text:p>3.812817167</text:p>
          </table:table-cell>
          <table:table-cell office:value-type="float" office:value="6.337307547" table:style-name="ce1">
            <text:p>6.337307547</text:p>
          </table:table-cell>
          <table:table-cell office:value-type="float" office:value="5.46109952725" table:style-name="ce1">
            <text:p>5.46109952725</text:p>
          </table:table-cell>
          <table:table-cell office:value-type="float" office:value="5.849207183" table:style-name="ce1">
            <text:p>5.849207183</text:p>
          </table:table-cell>
          <table:table-cell office:value-type="float" office:value="1.05526347466126" table:style-name="ce1">
            <text:p>1.05526347466126</text:p>
          </table:table-cell>
          <table:table-cell office:value-type="float" office:value="12" table:style-name="ce1">
            <text:p>12</text:p>
          </table:table-cell>
          <table:table-cell office:value-type="float" office:value="-1.09091714" table:style-name="ce1">
            <text:p>-1.09091714</text:p>
          </table:table-cell>
          <table:table-cell office:value-type="float" office:value="0.01041166909" table:style-name="ce1">
            <text:p>0.01041166909</text:p>
          </table:table-cell>
          <table:table-cell office:value-type="float" office:value="-0.468406724039" table:style-name="ce1">
            <text:p>-0.468406724039</text:p>
          </table:table-cell>
          <table:table-cell office:value-type="float" office:value="-0.393355536" table:style-name="ce1">
            <text:p>-0.393355536</text:p>
          </table:table-cell>
          <table:table-cell office:value-type="float" office:value="0.426776968638444" table:style-name="ce1">
            <text:p>0.426776968638444</text:p>
          </table:table-cell>
          <table:table-cell office:value-type="float" office:value="12" table:style-name="ce1">
            <text:p>12</text:p>
          </table:table-cell>
          <table:table-cell office:value-type="float" office:value="2.762718304" table:style-name="ce1">
            <text:p>2.762718304</text:p>
          </table:table-cell>
          <table:table-cell office:value-type="float" office:value="4.29688709" table:style-name="ce1">
            <text:p>4.29688709</text:p>
          </table:table-cell>
          <table:table-cell office:value-type="float" office:value="3.25872319483333" table:style-name="ce1">
            <text:p>3.25872319483333</text:p>
          </table:table-cell>
          <table:table-cell office:value-type="float" office:value="3.0119306215" table:style-name="ce1">
            <text:p>3.0119306215</text:p>
          </table:table-cell>
          <table:table-cell office:value-type="float" office:value="0.634108287424047" table:style-name="ce1">
            <text:p>0.634108287424047</text:p>
          </table:table-cell>
          <table:table-cell office:value-type="float" office:value="12" table:style-name="ce1">
            <text:p>12</text:p>
          </table:table-cell>
          <table:table-cell office:value-type="float" office:value="11.51697" table:style-name="ce1">
            <text:p>11.51697</text:p>
          </table:table-cell>
          <table:table-cell office:value-type="float" office:value="17.07941" table:style-name="ce1">
            <text:p>17.07941</text:p>
          </table:table-cell>
          <table:table-cell office:value-type="float" office:value="13.6402788333333" table:style-name="ce1">
            <text:p>13.6402788333333</text:p>
          </table:table-cell>
          <table:table-cell office:value-type="float" office:value="12.6482085" table:style-name="ce1">
            <text:p>12.6482085</text:p>
          </table:table-cell>
          <table:table-cell office:value-type="float" office:value="2.15767884686075" table:style-name="ce1">
            <text:p>2.15767884686075</text:p>
          </table:table-cell>
          <table:table-cell office:value-type="float" office:value="12" table:style-name="ce1">
            <text:p>12</text:p>
          </table:table-cell>
          <table:table-cell office:value-type="float" office:value="12.122121" table:style-name="ce1">
            <text:p>12.122121</text:p>
          </table:table-cell>
          <table:table-cell office:value-type="float" office:value="23.19778" table:style-name="ce1">
            <text:p>23.19778</text:p>
          </table:table-cell>
          <table:table-cell office:value-type="float" office:value="17.9052950833333" table:style-name="ce1">
            <text:p>17.9052950833333</text:p>
          </table:table-cell>
          <table:table-cell office:value-type="float" office:value="17.84709" table:style-name="ce1">
            <text:p>17.84709</text:p>
          </table:table-cell>
          <table:table-cell office:value-type="float" office:value="4.07372273336752" table:style-name="ce1">
            <text:p>4.07372273336752</text:p>
          </table:table-cell>
          <table:table-cell office:value-type="float" office:value="12" table:style-name="ce1">
            <text:p>12</text:p>
          </table:table-cell>
          <table:table-cell office:value-type="float" office:value="24.92201" table:style-name="ce1">
            <text:p>24.92201</text:p>
          </table:table-cell>
          <table:table-cell office:value-type="float" office:value="35.77961" table:style-name="ce1">
            <text:p>35.77961</text:p>
          </table:table-cell>
          <table:table-cell office:value-type="float" office:value="31.5455739166667" table:style-name="ce1">
            <text:p>31.5455739166667</text:p>
          </table:table-cell>
          <table:table-cell office:value-type="float" office:value="32.70856" table:style-name="ce1">
            <text:p>32.70856</text:p>
          </table:table-cell>
          <table:table-cell office:value-type="float" office:value="4.3182323560911" table:style-name="ce1">
            <text:p>4.3182323560911</text:p>
          </table:table-cell>
          <table:table-cell office:value-type="float" office:value="12" table:style-name="ce1">
            <text:p>12</text:p>
          </table:table-cell>
          <table:table-cell office:value-type="float" office:value="3.010089658" table:style-name="ce1">
            <text:p>3.010089658</text:p>
          </table:table-cell>
          <table:table-cell office:value-type="float" office:value="5.052227876" table:style-name="ce1">
            <text:p>5.052227876</text:p>
          </table:table-cell>
          <table:table-cell office:value-type="float" office:value="4.31624044475" table:style-name="ce1">
            <text:p>4.31624044475</text:p>
          </table:table-cell>
          <table:table-cell office:value-type="float" office:value="4.6009453185" table:style-name="ce1">
            <text:p>4.6009453185</text:p>
          </table:table-cell>
          <table:table-cell office:value-type="float" office:value="0.82042329511973" table:style-name="ce1">
            <text:p>0.82042329511973</text:p>
          </table:table-cell>
          <table:table-cell office:value-type="float" office:value="12" table:style-name="ce1">
            <text:p>12</text:p>
          </table:table-cell>
          <table:table-cell office:value-type="float" office:value="0.03624208253" table:style-name="ce1">
            <text:p>0.03624208253</text:p>
          </table:table-cell>
          <table:table-cell office:value-type="float" office:value="0.3863176735" table:style-name="ce1">
            <text:p>0.3863176735</text:p>
          </table:table-cell>
          <table:table-cell office:value-type="float" office:value="0.168451957904167" table:style-name="ce1">
            <text:p>0.168451957904167</text:p>
          </table:table-cell>
          <table:table-cell office:value-type="float" office:value="0.126141304295" table:style-name="ce1">
            <text:p>0.126141304295</text:p>
          </table:table-cell>
          <table:table-cell office:value-type="float" office:value="0.128307465178402" table:style-name="ce1">
            <text:p>0.128307465178402</text:p>
          </table:table-cell>
          <table:table-cell office:value-type="float" office:value="12" table:style-name="ce1">
            <text:p>12</text:p>
          </table:table-cell>
          <table:table-cell office:value-type="float" office:value="4.832574737" table:style-name="ce1">
            <text:p>4.832574737</text:p>
          </table:table-cell>
          <table:table-cell office:value-type="float" office:value="8.280492384" table:style-name="ce1">
            <text:p>8.280492384</text:p>
          </table:table-cell>
          <table:table-cell office:value-type="float" office:value="6.62864513125" table:style-name="ce1">
            <text:p>6.62864513125</text:p>
          </table:table-cell>
          <table:table-cell office:value-type="float" office:value="6.7065589205" table:style-name="ce1">
            <text:p>6.7065589205</text:p>
          </table:table-cell>
          <table:table-cell office:value-type="float" office:value="1.28427586238306" table:style-name="ce1">
            <text:p>1.28427586238306</text:p>
          </table:table-cell>
          <table:table-cell office:value-type="float" office:value="12" table:style-name="ce1">
            <text:p>12</text:p>
          </table:table-cell>
          <table:table-cell office:value-type="float" office:value="8.469783151" table:style-name="ce1">
            <text:p>8.469783151</text:p>
          </table:table-cell>
          <table:table-cell office:value-type="float" office:value="18.22120569" table:style-name="ce1">
            <text:p>18.22120569</text:p>
          </table:table-cell>
          <table:table-cell office:value-type="float" office:value="13.0990075524167" table:style-name="ce1">
            <text:p>13.0990075524167</text:p>
          </table:table-cell>
          <table:table-cell office:value-type="float" office:value="12.876702385" table:style-name="ce1">
            <text:p>12.876702385</text:p>
          </table:table-cell>
          <table:table-cell office:value-type="float" office:value="3.60123323312553" table:style-name="ce1">
            <text:p>3.60123323312553</text:p>
          </table:table-cell>
          <table:table-cell office:value-type="float" office:value="12" table:style-name="ce1">
            <text:p>12</text:p>
          </table:table-cell>
          <table:table-cell office:value-type="float" office:value="49.42794285" table:style-name="ce1">
            <text:p>49.42794285</text:p>
          </table:table-cell>
          <table:table-cell office:value-type="float" office:value="87.23983302" table:style-name="ce1">
            <text:p>87.23983302</text:p>
          </table:table-cell>
          <table:table-cell office:value-type="float" office:value="67.2870876725" table:style-name="ce1">
            <text:p>67.2870876725</text:p>
          </table:table-cell>
          <table:table-cell office:value-type="float" office:value="65.24750117" table:style-name="ce1">
            <text:p>65.24750117</text:p>
          </table:table-cell>
          <table:table-cell office:value-type="float" office:value="15.6685209402479" table:style-name="ce1">
            <text:p>15.6685209402479</text:p>
          </table:table-cell>
          <table:table-cell office:value-type="float" office:value="9" table:style-name="ce1">
            <text:p>9</text:p>
          </table:table-cell>
          <table:table-cell office:value-type="float" office:value="0.2421394857" table:style-name="ce1">
            <text:p>0.2421394857</text:p>
          </table:table-cell>
          <table:table-cell office:value-type="float" office:value="0.5635176023" table:style-name="ce1">
            <text:p>0.5635176023</text:p>
          </table:table-cell>
          <table:table-cell office:value-type="float" office:value="0.373010966455556" table:style-name="ce1">
            <text:p>0.373010966455556</text:p>
          </table:table-cell>
          <table:table-cell office:value-type="float" office:value="0.3097100491" table:style-name="ce1">
            <text:p>0.3097100491</text:p>
          </table:table-cell>
          <table:table-cell office:value-type="float" office:value="0.141669205755883" table:style-name="ce1">
            <text:p>0.141669205755883</text:p>
          </table:table-cell>
          <table:table-cell office:value-type="float" office:value="12" table:style-name="ce1">
            <text:p>12</text:p>
          </table:table-cell>
          <table:table-cell office:value-type="float" office:value="84.52024059" table:style-name="ce1">
            <text:p>84.52024059</text:p>
          </table:table-cell>
          <table:table-cell office:value-type="float" office:value="133.2549998" table:style-name="ce1">
            <text:p>133.2549998</text:p>
          </table:table-cell>
          <table:table-cell office:value-type="float" office:value="106.175813691667" table:style-name="ce1">
            <text:p>106.175813691667</text:p>
          </table:table-cell>
          <table:table-cell office:value-type="float" office:value="103.38559535" table:style-name="ce1">
            <text:p>103.38559535</text:p>
          </table:table-cell>
          <table:table-cell office:value-type="float" office:value="18.3945288824598" table:style-name="ce1">
            <text:p>18.3945288824598</text:p>
          </table:table-cell>
          <table:table-cell office:value-type="float" office:value="12" table:style-name="ce1">
            <text:p>12</text:p>
          </table:table-cell>
          <table:table-cell office:value-type="float" office:value="3.294734756" table:style-name="ce1">
            <text:p>3.294734756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3.93537762541667" table:style-name="ce1">
            <text:p>3.93537762541667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565517774107955" table:style-name="ce1">
            <text:p>0.565517774107955</text:p>
          </table:table-cell>
          <table:table-cell office:value-type="float" office:value="12" table:style-name="ce1">
            <text:p>12</text:p>
          </table:table-cell>
          <table:table-cell office:value-type="float" office:value="0.2271956801" table:style-name="ce1">
            <text:p>0.2271956801</text:p>
          </table:table-cell>
          <table:table-cell office:value-type="float" office:value="0.2906352873" table:style-name="ce1">
            <text:p>0.2906352873</text:p>
          </table:table-cell>
          <table:table-cell office:value-type="float" office:value="0.260507525725" table:style-name="ce1">
            <text:p>0.260507525725</text:p>
          </table:table-cell>
          <table:table-cell office:value-type="float" office:value="0.2599293473" table:style-name="ce1">
            <text:p>0.2599293473</text:p>
          </table:table-cell>
          <table:table-cell office:value-type="float" office:value="0.024589850011137" table:style-name="ce1">
            <text:p>0.024589850011137</text:p>
          </table:table-cell>
          <table:table-cell office:value-type="float" office:value="12" table:style-name="ce1">
            <text:p>12</text:p>
          </table:table-cell>
          <table:table-cell office:value-type="float" office:value="2.388275803" table:style-name="ce1">
            <text:p>2.388275803</text:p>
          </table:table-cell>
          <table:table-cell office:value-type="float" office:value="3.944783951" table:style-name="ce1">
            <text:p>3.944783951</text:p>
          </table:table-cell>
          <table:table-cell office:value-type="float" office:value="3.17679799591667" table:style-name="ce1">
            <text:p>3.17679799591667</text:p>
          </table:table-cell>
          <table:table-cell office:value-type="float" office:value="3.1386635995" table:style-name="ce1">
            <text:p>3.1386635995</text:p>
          </table:table-cell>
          <table:table-cell office:value-type="float" office:value="0.596248018918609" table:style-name="ce1">
            <text:p>0.596248018918609</text:p>
          </table:table-cell>
          <table:table-cell office:value-type="float" office:value="12" table:style-name="ce1">
            <text:p>12</text:p>
          </table:table-cell>
          <table:table-cell office:value-type="float" office:value="0.1458004863" table:style-name="ce1">
            <text:p>0.1458004863</text:p>
          </table:table-cell>
          <table:table-cell office:value-type="float" office:value="0.272316169" table:style-name="ce1">
            <text:p>0.272316169</text:p>
          </table:table-cell>
          <table:table-cell office:value-type="float" office:value="0.182443018725" table:style-name="ce1">
            <text:p>0.182443018725</text:p>
          </table:table-cell>
          <table:table-cell office:value-type="float" office:value="0.1528500291" table:style-name="ce1">
            <text:p>0.1528500291</text:p>
          </table:table-cell>
          <table:table-cell office:value-type="float" office:value="0.0541348414795995" table:style-name="ce1">
            <text:p>0.0541348414795995</text:p>
          </table:table-cell>
          <table:table-cell office:value-type="float" office:value="12" table:style-name="ce1">
            <text:p>12</text:p>
          </table:table-cell>
          <table:table-cell office:value-type="float" office:value="4.985552664" table:style-name="ce1">
            <text:p>4.985552664</text:p>
          </table:table-cell>
          <table:table-cell office:value-type="float" office:value="8.552239429" table:style-name="ce1">
            <text:p>8.552239429</text:p>
          </table:table-cell>
          <table:table-cell office:value-type="float" office:value="6.81108753683333" table:style-name="ce1">
            <text:p>6.81108753683333</text:p>
          </table:table-cell>
          <table:table-cell office:value-type="float" office:value="6.861211107" table:style-name="ce1">
            <text:p>6.861211107</text:p>
          </table:table-cell>
          <table:table-cell office:value-type="float" office:value="1.32659491502284" table:style-name="ce1">
            <text:p>1.32659491502284</text:p>
          </table:table-cell>
          <table:table-cell office:value-type="float" office:value="12" table:style-name="ce1">
            <text:p>12</text:p>
          </table:table-cell>
          <table:table-cell office:value-type="float" office:value="0.1458004863" table:style-name="ce1">
            <text:p>0.1458004863</text:p>
          </table:table-cell>
          <table:table-cell office:value-type="float" office:value="0.272316169" table:style-name="ce1">
            <text:p>0.272316169</text:p>
          </table:table-cell>
          <table:table-cell office:value-type="float" office:value="0.182443018725" table:style-name="ce1">
            <text:p>0.182443018725</text:p>
          </table:table-cell>
          <table:table-cell office:value-type="float" office:value="0.1528500291" table:style-name="ce1">
            <text:p>0.1528500291</text:p>
          </table:table-cell>
          <table:table-cell office:value-type="float" office:value="0.0541348414795995" table:style-name="ce1">
            <text:p>0.0541348414795995</text:p>
          </table:table-cell>
          <table:table-cell office:value-type="float" office:value="12" table:style-name="ce1">
            <text:p>12</text:p>
          </table:table-cell>
          <table:table-cell office:value-type="float" office:value="3.311604947" table:style-name="ce1">
            <text:p>3.311604947</text:p>
          </table:table-cell>
          <table:table-cell office:value-type="float" office:value="5.749053232" table:style-name="ce1">
            <text:p>5.749053232</text:p>
          </table:table-cell>
          <table:table-cell office:value-type="float" office:value="4.85254573716667" table:style-name="ce1">
            <text:p>4.85254573716667</text:p>
          </table:table-cell>
          <table:table-cell office:value-type="float" office:value="5.14988761" table:style-name="ce1">
            <text:p>5.14988761</text:p>
          </table:table-cell>
          <table:table-cell office:value-type="float" office:value="0.960219000903196" table:style-name="ce1">
            <text:p>0.960219000903196</text:p>
          </table:table-cell>
          <table:table-cell office:value-type="float" office:value="12" table:style-name="ce1">
            <text:p>12</text:p>
          </table:table-cell>
          <table:table-cell office:value-type="float" office:value="4.465460246" table:style-name="ce1">
            <text:p>4.465460246</text:p>
          </table:table-cell>
          <table:table-cell office:value-type="float" office:value="7.905106768" table:style-name="ce1">
            <text:p>7.905106768</text:p>
          </table:table-cell>
          <table:table-cell office:value-type="float" office:value="6.0407836795" table:style-name="ce1">
            <text:p>6.0407836795</text:p>
          </table:table-cell>
          <table:table-cell office:value-type="float" office:value="5.8899902165" table:style-name="ce1">
            <text:p>5.8899902165</text:p>
          </table:table-cell>
          <table:table-cell office:value-type="float" office:value="1.27623613386279" table:style-name="ce1">
            <text:p>1.27623613386279</text:p>
          </table:table-cell>
          <table:table-cell office:value-type="float" office:value="12" table:style-name="ce1">
            <text:p>12</text:p>
          </table:table-cell>
          <table:table-cell office:value-type="float" office:value="0.5200924174" table:style-name="ce1">
            <text:p>0.5200924174</text:p>
          </table:table-cell>
          <table:table-cell office:value-type="float" office:value="1.203141133" table:style-name="ce1">
            <text:p>1.203141133</text:p>
          </table:table-cell>
          <table:table-cell office:value-type="float" office:value="0.770303857525" table:style-name="ce1">
            <text:p>0.770303857525</text:p>
          </table:table-cell>
          <table:table-cell office:value-type="float" office:value="0.6710986017" table:style-name="ce1">
            <text:p>0.6710986017</text:p>
          </table:table-cell>
          <table:table-cell office:value-type="float" office:value="0.27027255733046" table:style-name="ce1">
            <text:p>0.27027255733046</text:p>
          </table:table-cell>
          <table:table-cell office:value-type="float" office:value="12" table:style-name="ce1">
            <text:p>12</text:p>
          </table:table-cell>
          <table:table-cell office:value-type="float" office:value="14.0932775" table:style-name="ce1">
            <text:p>14.0932775</text:p>
          </table:table-cell>
          <table:table-cell office:value-type="float" office:value="37.62139" table:style-name="ce1">
            <text:p>37.62139</text:p>
          </table:table-cell>
          <table:table-cell office:value-type="float" office:value="25.9718700391667" table:style-name="ce1">
            <text:p>25.9718700391667</text:p>
          </table:table-cell>
          <table:table-cell office:value-type="float" office:value="26.194073335" table:style-name="ce1">
            <text:p>26.194073335</text:p>
          </table:table-cell>
          <table:table-cell office:value-type="float" office:value="8.58903135171764" table:style-name="ce1">
            <text:p>8.58903135171764</text:p>
          </table:table-cell>
          <table:table-cell office:value-type="float" office:value="12" table:style-name="ce1">
            <text:p>12</text:p>
          </table:table-cell>
          <table:table-cell office:value-type="float" office:value="3.607164742" table:style-name="ce1">
            <text:p>3.607164742</text:p>
          </table:table-cell>
          <table:table-cell office:value-type="float" office:value="15.07497877" table:style-name="ce1">
            <text:p>15.07497877</text:p>
          </table:table-cell>
          <table:table-cell office:value-type="float" office:value="9.73272739833333" table:style-name="ce1">
            <text:p>9.73272739833333</text:p>
          </table:table-cell>
          <table:table-cell office:value-type="float" office:value="10.12226587" table:style-name="ce1">
            <text:p>10.12226587</text:p>
          </table:table-cell>
          <table:table-cell office:value-type="float" office:value="4.23614516523508" table:style-name="ce1">
            <text:p>4.23614516523508</text:p>
          </table:table-cell>
          <table:table-cell office:value-type="float" office:value="12" table:style-name="ce1">
            <text:p>12</text:p>
          </table:table-cell>
          <table:table-cell office:value-type="float" office:value="985.8758419" table:style-name="ce1">
            <text:p>985.8758419</text:p>
          </table:table-cell>
          <table:table-cell office:value-type="float" office:value="1380.731086" table:style-name="ce1">
            <text:p>1380.731086</text:p>
          </table:table-cell>
          <table:table-cell office:value-type="float" office:value="1214.78298361667" table:style-name="ce1">
            <text:p>1214.78298361667</text:p>
          </table:table-cell>
          <table:table-cell office:value-type="float" office:value="1249.5456905" table:style-name="ce1">
            <text:p>1249.5456905</text:p>
          </table:table-cell>
          <table:table-cell office:value-type="float" office:value="156.176070206707" table:style-name="ce1">
            <text:p>156.176070206707</text:p>
          </table:table-cell>
          <table:table-cell office:value-type="float" office:value="12" table:style-name="ce1">
            <text:p>12</text:p>
          </table:table-cell>
          <table:table-cell office:value-type="float" office:value="37.00402445" table:style-name="ce1">
            <text:p>37.00402445</text:p>
          </table:table-cell>
          <table:table-cell office:value-type="float" office:value="114.0470214" table:style-name="ce1">
            <text:p>114.0470214</text:p>
          </table:table-cell>
          <table:table-cell office:value-type="float" office:value="88.4683480966667" table:style-name="ce1">
            <text:p>88.4683480966667</text:p>
          </table:table-cell>
          <table:table-cell office:value-type="float" office:value="101.13290714" table:style-name="ce1">
            <text:p>101.13290714</text:p>
          </table:table-cell>
          <table:table-cell office:value-type="float" office:value="32.6096506296131" table:style-name="ce1">
            <text:p>32.6096506296131</text:p>
          </table:table-cell>
          <table:table-cell office:value-type="float" office:value="12" table:style-name="ce1">
            <text:p>12</text:p>
          </table:table-cell>
          <table:table-cell office:value-type="float" office:value="26.77148376" table:style-name="ce1">
            <text:p>26.77148376</text:p>
          </table:table-cell>
          <table:table-cell office:value-type="float" office:value="107.0301405" table:style-name="ce1">
            <text:p>107.0301405</text:p>
          </table:table-cell>
          <table:table-cell office:value-type="float" office:value="79.8737648866667" table:style-name="ce1">
            <text:p>79.8737648866667</text:p>
          </table:table-cell>
          <table:table-cell office:value-type="float" office:value="92.847038635" table:style-name="ce1">
            <text:p>92.847038635</text:p>
          </table:table-cell>
          <table:table-cell office:value-type="float" office:value="33.189663226833" table:style-name="ce1">
            <text:p>33.189663226833</text:p>
          </table:table-cell>
          <table:table-cell office:value-type="float" office:value="12" table:style-name="ce1">
            <text:p>12</text:p>
          </table:table-cell>
          <table:table-cell office:value-type="float" office:value="89.98605155" table:style-name="ce1">
            <text:p>89.98605155</text:p>
          </table:table-cell>
          <table:table-cell office:value-type="float" office:value="131.4615542" table:style-name="ce1">
            <text:p>131.4615542</text:p>
          </table:table-cell>
          <table:table-cell office:value-type="float" office:value="106.044890140833" table:style-name="ce1">
            <text:p>106.044890140833</text:p>
          </table:table-cell>
          <table:table-cell office:value-type="float" office:value="101.36676141" table:style-name="ce1">
            <text:p>101.36676141</text:p>
          </table:table-cell>
          <table:table-cell office:value-type="float" office:value="16.6030735044488" table:style-name="ce1">
            <text:p>16.6030735044488</text:p>
          </table:table-cell>
          <table:table-cell office:value-type="float" office:value="6" table:style-name="ce1">
            <text:p>6</text:p>
          </table:table-cell>
          <table:table-cell office:value-type="float" office:value="18.08597872" table:style-name="ce1">
            <text:p>18.08597872</text:p>
          </table:table-cell>
          <table:table-cell office:value-type="float" office:value="19.52852712" table:style-name="ce1">
            <text:p>19.52852712</text:p>
          </table:table-cell>
          <table:table-cell office:value-type="float" office:value="18.81250237" table:style-name="ce1">
            <text:p>18.81250237</text:p>
          </table:table-cell>
          <table:table-cell office:value-type="float" office:value="18.810920125" table:style-name="ce1">
            <text:p>18.810920125</text:p>
          </table:table-cell>
          <table:table-cell office:value-type="float" office:value="0.719486960147548" table:style-name="ce1">
            <text:p>0.719486960147548</text:p>
          </table:table-cell>
          <table:table-cell office:value-type="float" office:value="12" table:style-name="ce1">
            <text:p>12</text:p>
          </table:table-cell>
          <table:table-cell office:value-type="float" office:value="0.001626999185" table:style-name="ce1">
            <text:p>0.001626999185</text:p>
          </table:table-cell>
          <table:table-cell office:value-type="float" office:value="0.00653337429" table:style-name="ce1">
            <text:p>0.00653337429</text:p>
          </table:table-cell>
          <table:table-cell office:value-type="float" office:value="0.00343532452541667" table:style-name="ce1">
            <text:p>0.00343532452541667</text:p>
          </table:table-cell>
          <table:table-cell office:value-type="float" office:value="0.002680931756" table:style-name="ce1">
            <text:p>0.002680931756</text:p>
          </table:table-cell>
          <table:table-cell office:value-type="float" office:value="0.00195094696147926" table:style-name="ce1">
            <text:p>0.00195094696147926</text:p>
          </table:table-cell>
          <table:table-cell office:value-type="float" office:value="12" table:style-name="ce1">
            <text:p>12</text:p>
          </table:table-cell>
          <table:table-cell office:value-type="float" office:value="0.01490531735" table:style-name="ce1">
            <text:p>0.01490531735</text:p>
          </table:table-cell>
          <table:table-cell office:value-type="float" office:value="0.01712404981" table:style-name="ce1">
            <text:p>0.01712404981</text:p>
          </table:table-cell>
          <table:table-cell office:value-type="float" office:value="0.0164205560275" table:style-name="ce1">
            <text:p>0.0164205560275</text:p>
          </table:table-cell>
          <table:table-cell office:value-type="float" office:value="0.016985523965" table:style-name="ce1">
            <text:p>0.016985523965</text:p>
          </table:table-cell>
          <table:table-cell office:value-type="float" office:value="0.00094731833435778" table:style-name="ce1">
            <text:p>0.00094731833435778</text:p>
          </table:table-cell>
          <table:table-cell office:value-type="float" office:value="12" table:style-name="ce1">
            <text:p>12</text:p>
          </table:table-cell>
          <table:table-cell office:value-type="float" office:value="4.158484581" table:style-name="ce1">
            <text:p>4.158484581</text:p>
          </table:table-cell>
          <table:table-cell office:value-type="float" office:value="7.240774246" table:style-name="ce1">
            <text:p>7.240774246</text:p>
          </table:table-cell>
          <table:table-cell office:value-type="float" office:value="5.93397853933333" table:style-name="ce1">
            <text:p>5.93397853933333</text:p>
          </table:table-cell>
          <table:table-cell office:value-type="float" office:value="6.1510990795" table:style-name="ce1">
            <text:p>6.1510990795</text:p>
          </table:table-cell>
          <table:table-cell office:value-type="float" office:value="1.13880574015773" table:style-name="ce1">
            <text:p>1.13880574015773</text:p>
          </table:table-cell>
          <table:table-cell office:value-type="float" office:value="12" table:style-name="ce1">
            <text:p>12</text:p>
          </table:table-cell>
          <table:table-cell office:value-type="float" office:value="9.171427778" table:style-name="ce1">
            <text:p>9.171427778</text:p>
          </table:table-cell>
          <table:table-cell office:value-type="float" office:value="13.76029373" table:style-name="ce1">
            <text:p>13.76029373</text:p>
          </table:table-cell>
          <table:table-cell office:value-type="float" office:value="10.6414325773333" table:style-name="ce1">
            <text:p>10.6414325773333</text:p>
          </table:table-cell>
          <table:table-cell office:value-type="float" office:value="9.813006266" table:style-name="ce1">
            <text:p>9.813006266</text:p>
          </table:table-cell>
          <table:table-cell office:value-type="float" office:value="1.88638241870481" table:style-name="ce1">
            <text:p>1.88638241870481</text:p>
          </table:table-cell>
          <table:table-cell office:value-type="float" office:value="12" table:style-name="ce1">
            <text:p>12</text:p>
          </table:table-cell>
          <table:table-cell office:value-type="float" office:value="0.1024300263" table:style-name="ce1">
            <text:p>0.1024300263</text:p>
          </table:table-cell>
          <table:table-cell office:value-type="float" office:value="0.4100632969" table:style-name="ce1">
            <text:p>0.4100632969</text:p>
          </table:table-cell>
          <table:table-cell office:value-type="float" office:value="0.266644033808333" table:style-name="ce1">
            <text:p>0.266644033808333</text:p>
          </table:table-cell>
          <table:table-cell office:value-type="float" office:value="0.28434508245" table:style-name="ce1">
            <text:p>0.28434508245</text:p>
          </table:table-cell>
          <table:table-cell office:value-type="float" office:value="0.101916559579441" table:style-name="ce1">
            <text:p>0.101916559579441</text:p>
          </table:table-cell>
          <table:table-cell office:value-type="float" office:value="12" table:style-name="ce1">
            <text:p>12</text:p>
          </table:table-cell>
          <table:table-cell office:value-type="float" office:value="0.2268309218" table:style-name="ce1">
            <text:p>0.2268309218</text:p>
          </table:table-cell>
          <table:table-cell office:value-type="float" office:value="0.5886051669" table:style-name="ce1">
            <text:p>0.5886051669</text:p>
          </table:table-cell>
          <table:table-cell office:value-type="float" office:value="0.408477873025" table:style-name="ce1">
            <text:p>0.408477873025</text:p>
          </table:table-cell>
          <table:table-cell office:value-type="float" office:value="0.3768894775" table:style-name="ce1">
            <text:p>0.3768894775</text:p>
          </table:table-cell>
          <table:table-cell office:value-type="float" office:value="0.132374346871048" table:style-name="ce1">
            <text:p>0.132374346871048</text:p>
          </table:table-cell>
        </table:table-row>
        <table:table-row table:style-name="ro1">
          <table:table-cell office:value-type="string" table:style-name="ce1">
            <text:p>20x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C</text:p>
          </table:table-cell>
          <table:table-cell office:value-type="float" office:value="9" table:style-name="ce1">
            <text:p>9</text:p>
          </table:table-cell>
          <table:table-cell office:value-type="float" office:value="3.044289982" table:style-name="ce1">
            <text:p>3.044289982</text:p>
          </table:table-cell>
          <table:table-cell office:value-type="float" office:value="23.77240349" table:style-name="ce1">
            <text:p>23.77240349</text:p>
          </table:table-cell>
          <table:table-cell office:value-type="float" office:value="10.5754059437778" table:style-name="ce1">
            <text:p>10.5754059437778</text:p>
          </table:table-cell>
          <table:table-cell office:value-type="float" office:value="4.550709444" table:style-name="ce1">
            <text:p>4.550709444</text:p>
          </table:table-cell>
          <table:table-cell office:value-type="float" office:value="9.88013950724529" table:style-name="ce1">
            <text:p>9.88013950724529</text:p>
          </table:table-cell>
          <table:table-cell office:value-type="float" office:value="9" table:style-name="ce1">
            <text:p>9</text:p>
          </table:table-cell>
          <table:table-cell office:value-type="float" office:value="3.380546785" table:style-name="ce1">
            <text:p>3.380546785</text:p>
          </table:table-cell>
          <table:table-cell office:value-type="float" office:value="4.155296303" table:style-name="ce1">
            <text:p>4.155296303</text:p>
          </table:table-cell>
          <table:table-cell office:value-type="float" office:value="3.69786953144444" table:style-name="ce1">
            <text:p>3.69786953144444</text:p>
          </table:table-cell>
          <table:table-cell office:value-type="float" office:value="3.595197879" table:style-name="ce1">
            <text:p>3.595197879</text:p>
          </table:table-cell>
          <table:table-cell office:value-type="float" office:value="0.317651008135051" table:style-name="ce1">
            <text:p>0.317651008135051</text:p>
          </table:table-cell>
          <table:table-cell office:value-type="float" office:value="9" table:style-name="ce1">
            <text:p>9</text:p>
          </table:table-cell>
          <table:table-cell office:value-type="float" office:value="-0.3593023331" table:style-name="ce1">
            <text:p>-0.3593023331</text:p>
          </table:table-cell>
          <table:table-cell office:value-type="float" office:value="0.7955110108" table:style-name="ce1">
            <text:p>0.7955110108</text:p>
          </table:table-cell>
          <table:table-cell office:value-type="float" office:value="0.176427383575556" table:style-name="ce1">
            <text:p>0.176427383575556</text:p>
          </table:table-cell>
          <table:table-cell office:value-type="float" office:value="0.05670065918" table:style-name="ce1">
            <text:p>0.05670065918</text:p>
          </table:table-cell>
          <table:table-cell office:value-type="float" office:value="0.491170807311557" table:style-name="ce1">
            <text:p>0.491170807311557</text:p>
          </table:table-cell>
          <table:table-cell office:value-type="float" office:value="9" table:style-name="ce1">
            <text:p>9</text:p>
          </table:table-cell>
          <table:table-cell office:value-type="float" office:value="2.670761316" table:style-name="ce1">
            <text:p>2.670761316</text:p>
          </table:table-cell>
          <table:table-cell office:value-type="float" office:value="3.936492427" table:style-name="ce1">
            <text:p>3.936492427</text:p>
          </table:table-cell>
          <table:table-cell office:value-type="float" office:value="3.11520061077778" table:style-name="ce1">
            <text:p>3.11520061077778</text:p>
          </table:table-cell>
          <table:table-cell office:value-type="float" office:value="2.7521917" table:style-name="ce1">
            <text:p>2.7521917</text:p>
          </table:table-cell>
          <table:table-cell office:value-type="float" office:value="0.579514059031502" table:style-name="ce1">
            <text:p>0.579514059031502</text:p>
          </table:table-cell>
          <table:table-cell office:value-type="float" office:value="9" table:style-name="ce1">
            <text:p>9</text:p>
          </table:table-cell>
          <table:table-cell office:value-type="float" office:value="10.33245" table:style-name="ce1">
            <text:p>10.33245</text:p>
          </table:table-cell>
          <table:table-cell office:value-type="float" office:value="14.53715" table:style-name="ce1">
            <text:p>14.53715</text:p>
          </table:table-cell>
          <table:table-cell office:value-type="float" office:value="12.4667677777778" table:style-name="ce1">
            <text:p>12.4667677777778</text:p>
          </table:table-cell>
          <table:table-cell office:value-type="float" office:value="12.00291" table:style-name="ce1">
            <text:p>12.00291</text:p>
          </table:table-cell>
          <table:table-cell office:value-type="float" office:value="1.81979278271441" table:style-name="ce1">
            <text:p>1.81979278271441</text:p>
          </table:table-cell>
          <table:table-cell office:value-type="float" office:value="9" table:style-name="ce1">
            <text:p>9</text:p>
          </table:table-cell>
          <table:table-cell office:value-type="float" office:value="8.16541" table:style-name="ce1">
            <text:p>8.16541</text:p>
          </table:table-cell>
          <table:table-cell office:value-type="float" office:value="13.52249" table:style-name="ce1">
            <text:p>13.52249</text:p>
          </table:table-cell>
          <table:table-cell office:value-type="float" office:value="11.6549355555556" table:style-name="ce1">
            <text:p>11.6549355555556</text:p>
          </table:table-cell>
          <table:table-cell office:value-type="float" office:value="13.30195" table:style-name="ce1">
            <text:p>13.30195</text:p>
          </table:table-cell>
          <table:table-cell office:value-type="float" office:value="2.55930199170648" table:style-name="ce1">
            <text:p>2.55930199170648</text:p>
          </table:table-cell>
          <table:table-cell office:value-type="float" office:value="9" table:style-name="ce1">
            <text:p>9</text:p>
          </table:table-cell>
          <table:table-cell office:value-type="float" office:value="22.5014" table:style-name="ce1">
            <text:p>22.5014</text:p>
          </table:table-cell>
          <table:table-cell office:value-type="float" office:value="27.20696" table:style-name="ce1">
            <text:p>27.20696</text:p>
          </table:table-cell>
          <table:table-cell office:value-type="float" office:value="24.1217033333333" table:style-name="ce1">
            <text:p>24.1217033333333</text:p>
          </table:table-cell>
          <table:table-cell office:value-type="float" office:value="23.87474" table:style-name="ce1">
            <text:p>23.87474</text:p>
          </table:table-cell>
          <table:table-cell office:value-type="float" office:value="1.4680236239499" table:style-name="ce1">
            <text:p>1.4680236239499</text:p>
          </table:table-cell>
          <table:table-cell office:value-type="float" office:value="9" table:style-name="ce1">
            <text:p>9</text:p>
          </table:table-cell>
          <table:table-cell office:value-type="float" office:value="2.724073902" table:style-name="ce1">
            <text:p>2.724073902</text:p>
          </table:table-cell>
          <table:table-cell office:value-type="float" office:value="3.391868742" table:style-name="ce1">
            <text:p>3.391868742</text:p>
          </table:table-cell>
          <table:table-cell office:value-type="float" office:value="2.95773427844444" table:style-name="ce1">
            <text:p>2.95773427844444</text:p>
          </table:table-cell>
          <table:table-cell office:value-type="float" office:value="2.78609932" table:style-name="ce1">
            <text:p>2.78609932</text:p>
          </table:table-cell>
          <table:table-cell office:value-type="float" office:value="0.28919951757626" table:style-name="ce1">
            <text:p>0.28919951757626</text:p>
          </table:table-cell>
          <table:table-cell office:value-type="float" office:value="9" table:style-name="ce1">
            <text:p>9</text:p>
          </table:table-cell>
          <table:table-cell office:value-type="float" office:value="0.03649504589" table:style-name="ce1">
            <text:p>0.03649504589</text:p>
          </table:table-cell>
          <table:table-cell office:value-type="float" office:value="0.2164086536" table:style-name="ce1">
            <text:p>0.2164086536</text:p>
          </table:table-cell>
          <table:table-cell office:value-type="float" office:value="0.130949604928889" table:style-name="ce1">
            <text:p>0.130949604928889</text:p>
          </table:table-cell>
          <table:table-cell office:value-type="float" office:value="0.1563111907" table:style-name="ce1">
            <text:p>0.1563111907</text:p>
          </table:table-cell>
          <table:table-cell office:value-type="float" office:value="0.067244526818259" table:style-name="ce1">
            <text:p>0.067244526818259</text:p>
          </table:table-cell>
          <table:table-cell office:value-type="float" office:value="9" table:style-name="ce1">
            <text:p>9</text:p>
          </table:table-cell>
          <table:table-cell office:value-type="float" office:value="4.464514032" table:style-name="ce1">
            <text:p>4.464514032</text:p>
          </table:table-cell>
          <table:table-cell office:value-type="float" office:value="5.147714303" table:style-name="ce1">
            <text:p>5.147714303</text:p>
          </table:table-cell>
          <table:table-cell office:value-type="float" office:value="4.83035672511111" table:style-name="ce1">
            <text:p>4.83035672511111</text:p>
          </table:table-cell>
          <table:table-cell office:value-type="float" office:value="4.924122106" table:style-name="ce1">
            <text:p>4.924122106</text:p>
          </table:table-cell>
          <table:table-cell office:value-type="float" office:value="0.24751849680441" table:style-name="ce1">
            <text:p>0.24751849680441</text:p>
          </table:table-cell>
          <table:table-cell office:value-type="float" office:value="9" table:style-name="ce1">
            <text:p>9</text:p>
          </table:table-cell>
          <table:table-cell office:value-type="float" office:value="5.344653422" table:style-name="ce1">
            <text:p>5.344653422</text:p>
          </table:table-cell>
          <table:table-cell office:value-type="float" office:value="9.038981962" table:style-name="ce1">
            <text:p>9.038981962</text:p>
          </table:table-cell>
          <table:table-cell office:value-type="float" office:value="6.87626403611111" table:style-name="ce1">
            <text:p>6.87626403611111</text:p>
          </table:table-cell>
          <table:table-cell office:value-type="float" office:value="6.246341235" table:style-name="ce1">
            <text:p>6.246341235</text:p>
          </table:table-cell>
          <table:table-cell office:value-type="float" office:value="1.64868682982353" table:style-name="ce1">
            <text:p>1.64868682982353</text:p>
          </table:table-cell>
          <table:table-cell office:value-type="float" office:value="9" table:style-name="ce1">
            <text:p>9</text:p>
          </table:table-cell>
          <table:table-cell office:value-type="float" office:value="53.17483259" table:style-name="ce1">
            <text:p>53.17483259</text:p>
          </table:table-cell>
          <table:table-cell office:value-type="float" office:value="65.3219076" table:style-name="ce1">
            <text:p>65.3219076</text:p>
          </table:table-cell>
          <table:table-cell office:value-type="float" office:value="58.4793140811111" table:style-name="ce1">
            <text:p>58.4793140811111</text:p>
          </table:table-cell>
          <table:table-cell office:value-type="float" office:value="56.85949238" table:style-name="ce1">
            <text:p>56.85949238</text:p>
          </table:table-cell>
          <table:table-cell office:value-type="float" office:value="4.75959810594353" table:style-name="ce1">
            <text:p>4.75959810594353</text:p>
          </table:table-cell>
          <table:table-cell office:value-type="float" office:value="3" table:style-name="ce1">
            <text:p>3</text:p>
          </table:table-cell>
          <table:table-cell office:value-type="float" office:value="0.3120792314" table:style-name="ce1">
            <text:p>0.3120792314</text:p>
          </table:table-cell>
          <table:table-cell office:value-type="float" office:value="0.3280669846" table:style-name="ce1">
            <text:p>0.3280669846</text:p>
          </table:table-cell>
          <table:table-cell office:value-type="float" office:value="0.318012923266667" table:style-name="ce1">
            <text:p>0.318012923266667</text:p>
          </table:table-cell>
          <table:table-cell office:value-type="float" office:value="0.3138925538" table:style-name="ce1">
            <text:p>0.3138925538</text:p>
          </table:table-cell>
          <table:table-cell office:value-type="float" office:value="0.00875415024445017" table:style-name="ce1">
            <text:p>0.00875415024445017</text:p>
          </table:table-cell>
          <table:table-cell office:value-type="float" office:value="9" table:style-name="ce1">
            <text:p>9</text:p>
          </table:table-cell>
          <table:table-cell office:value-type="float" office:value="84.50106256" table:style-name="ce1">
            <text:p>84.50106256</text:p>
          </table:table-cell>
          <table:table-cell office:value-type="float" office:value="171.9922019" table:style-name="ce1">
            <text:p>171.9922019</text:p>
          </table:table-cell>
          <table:table-cell office:value-type="float" office:value="115.83598263" table:style-name="ce1">
            <text:p>115.83598263</text:p>
          </table:table-cell>
          <table:table-cell office:value-type="float" office:value="94.00786176" table:style-name="ce1">
            <text:p>94.00786176</text:p>
          </table:table-cell>
          <table:table-cell office:value-type="float" office:value="40.1602950687627" table:style-name="ce1">
            <text:p>40.1602950687627</text:p>
          </table:table-cell>
          <table:table-cell office:value-type="float" office:value="9" table:style-name="ce1">
            <text:p>9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0.2269892752" table:style-name="ce1">
            <text:p>0.2269892752</text:p>
          </table:table-cell>
          <table:table-cell office:value-type="float" office:value="0.3080319594" table:style-name="ce1">
            <text:p>0.3080319594</text:p>
          </table:table-cell>
          <table:table-cell office:value-type="float" office:value="0.2618646929" table:style-name="ce1">
            <text:p>0.2618646929</text:p>
          </table:table-cell>
          <table:table-cell office:value-type="float" office:value="0.2463152025" table:style-name="ce1">
            <text:p>0.2463152025</text:p>
          </table:table-cell>
          <table:table-cell office:value-type="float" office:value="0.0353086450636734" table:style-name="ce1">
            <text:p>0.0353086450636734</text:p>
          </table:table-cell>
          <table:table-cell office:value-type="float" office:value="9" table:style-name="ce1">
            <text:p>9</text:p>
          </table:table-cell>
          <table:table-cell office:value-type="float" office:value="2.43295694" table:style-name="ce1">
            <text:p>2.43295694</text:p>
          </table:table-cell>
          <table:table-cell office:value-type="float" office:value="4.454354387" table:style-name="ce1">
            <text:p>4.454354387</text:p>
          </table:table-cell>
          <table:table-cell office:value-type="float" office:value="3.27585261622222" table:style-name="ce1">
            <text:p>3.27585261622222</text:p>
          </table:table-cell>
          <table:table-cell office:value-type="float" office:value="2.849984169" table:style-name="ce1">
            <text:p>2.849984169</text:p>
          </table:table-cell>
          <table:table-cell office:value-type="float" office:value="0.895347790785574" table:style-name="ce1">
            <text:p>0.895347790785574</text:p>
          </table:table-cell>
          <table:table-cell office:value-type="float" office:value="9" table:style-name="ce1">
            <text:p>9</text:p>
          </table:table-cell>
          <table:table-cell office:value-type="float" office:value="0.1347205946" table:style-name="ce1">
            <text:p>0.1347205946</text:p>
          </table:table-cell>
          <table:table-cell office:value-type="float" office:value="0.2765474163" table:style-name="ce1">
            <text:p>0.2765474163</text:p>
          </table:table-cell>
          <table:table-cell office:value-type="float" office:value="0.181429674733333" table:style-name="ce1">
            <text:p>0.181429674733333</text:p>
          </table:table-cell>
          <table:table-cell office:value-type="float" office:value="0.143681823" table:style-name="ce1">
            <text:p>0.143681823</text:p>
          </table:table-cell>
          <table:table-cell office:value-type="float" office:value="0.0615646847781422" table:style-name="ce1">
            <text:p>0.0615646847781422</text:p>
          </table:table-cell>
          <table:table-cell office:value-type="float" office:value="9" table:style-name="ce1">
            <text:p>9</text:p>
          </table:table-cell>
          <table:table-cell office:value-type="float" office:value="4.611273235" table:style-name="ce1">
            <text:p>4.611273235</text:p>
          </table:table-cell>
          <table:table-cell office:value-type="float" office:value="5.289422177" table:style-name="ce1">
            <text:p>5.289422177</text:p>
          </table:table-cell>
          <table:table-cell office:value-type="float" office:value="5.01178793522222" table:style-name="ce1">
            <text:p>5.01178793522222</text:p>
          </table:table-cell>
          <table:table-cell office:value-type="float" office:value="5.122850938" table:style-name="ce1">
            <text:p>5.122850938</text:p>
          </table:table-cell>
          <table:table-cell office:value-type="float" office:value="0.262991028001556" table:style-name="ce1">
            <text:p>0.262991028001556</text:p>
          </table:table-cell>
          <table:table-cell office:value-type="float" office:value="9" table:style-name="ce1">
            <text:p>9</text:p>
          </table:table-cell>
          <table:table-cell office:value-type="float" office:value="0.1347205946" table:style-name="ce1">
            <text:p>0.1347205946</text:p>
          </table:table-cell>
          <table:table-cell office:value-type="float" office:value="0.2765474163" table:style-name="ce1">
            <text:p>0.2765474163</text:p>
          </table:table-cell>
          <table:table-cell office:value-type="float" office:value="0.181429674733333" table:style-name="ce1">
            <text:p>0.181429674733333</text:p>
          </table:table-cell>
          <table:table-cell office:value-type="float" office:value="0.143681823" table:style-name="ce1">
            <text:p>0.143681823</text:p>
          </table:table-cell>
          <table:table-cell office:value-type="float" office:value="0.0615646847781422" table:style-name="ce1">
            <text:p>0.0615646847781422</text:p>
          </table:table-cell>
          <table:table-cell office:value-type="float" office:value="9" table:style-name="ce1">
            <text:p>9</text:p>
          </table:table-cell>
          <table:table-cell office:value-type="float" office:value="2.976132229" table:style-name="ce1">
            <text:p>2.976132229</text:p>
          </table:table-cell>
          <table:table-cell office:value-type="float" office:value="3.885489631" table:style-name="ce1">
            <text:p>3.885489631</text:p>
          </table:table-cell>
          <table:table-cell office:value-type="float" office:value="3.32087203144444" table:style-name="ce1">
            <text:p>3.32087203144444</text:p>
          </table:table-cell>
          <table:table-cell office:value-type="float" office:value="3.179453242" table:style-name="ce1">
            <text:p>3.179453242</text:p>
          </table:table-cell>
          <table:table-cell office:value-type="float" office:value="0.375209818277377" table:style-name="ce1">
            <text:p>0.375209818277377</text:p>
          </table:table-cell>
          <table:table-cell office:value-type="float" office:value="9" table:style-name="ce1">
            <text:p>9</text:p>
          </table:table-cell>
          <table:table-cell office:value-type="float" office:value="4.261226683" table:style-name="ce1">
            <text:p>4.261226683</text:p>
          </table:table-cell>
          <table:table-cell office:value-type="float" office:value="4.960953814" table:style-name="ce1">
            <text:p>4.960953814</text:p>
          </table:table-cell>
          <table:table-cell office:value-type="float" office:value="4.62946019077778" table:style-name="ce1">
            <text:p>4.62946019077778</text:p>
          </table:table-cell>
          <table:table-cell office:value-type="float" office:value="4.673575732" table:style-name="ce1">
            <text:p>4.673575732</text:p>
          </table:table-cell>
          <table:table-cell office:value-type="float" office:value="0.249100169164132" table:style-name="ce1">
            <text:p>0.249100169164132</text:p>
          </table:table-cell>
          <table:table-cell office:value-type="float" office:value="9" table:style-name="ce1">
            <text:p>9</text:p>
          </table:table-cell>
          <table:table-cell office:value-type="float" office:value="0.2796838925" table:style-name="ce1">
            <text:p>0.2796838925</text:p>
          </table:table-cell>
          <table:table-cell office:value-type="float" office:value="0.5359960598" table:style-name="ce1">
            <text:p>0.5359960598</text:p>
          </table:table-cell>
          <table:table-cell office:value-type="float" office:value="0.382327744311111" table:style-name="ce1">
            <text:p>0.382327744311111</text:p>
          </table:table-cell>
          <table:table-cell office:value-type="float" office:value="0.3367782108" table:style-name="ce1">
            <text:p>0.3367782108</text:p>
          </table:table-cell>
          <table:table-cell office:value-type="float" office:value="0.108503994272256" table:style-name="ce1">
            <text:p>0.108503994272256</text:p>
          </table:table-cell>
          <table:table-cell office:value-type="float" office:value="9" table:style-name="ce1">
            <text:p>9</text:p>
          </table:table-cell>
          <table:table-cell office:value-type="float" office:value="14.51106" table:style-name="ce1">
            <text:p>14.51106</text:p>
          </table:table-cell>
          <table:table-cell office:value-type="float" office:value="28.32292" table:style-name="ce1">
            <text:p>28.32292</text:p>
          </table:table-cell>
          <table:table-cell office:value-type="float" office:value="19.4477641477778" table:style-name="ce1">
            <text:p>19.4477641477778</text:p>
          </table:table-cell>
          <table:table-cell office:value-type="float" office:value="17.00578" table:style-name="ce1">
            <text:p>17.00578</text:p>
          </table:table-cell>
          <table:table-cell office:value-type="float" office:value="5.53462280793511" table:style-name="ce1">
            <text:p>5.53462280793511</text:p>
          </table:table-cell>
          <table:table-cell office:value-type="float" office:value="9" table:style-name="ce1">
            <text:p>9</text:p>
          </table:table-cell>
          <table:table-cell office:value-type="float" office:value="4.866629388" table:style-name="ce1">
            <text:p>4.866629388</text:p>
          </table:table-cell>
          <table:table-cell office:value-type="float" office:value="11.78431695" table:style-name="ce1">
            <text:p>11.78431695</text:p>
          </table:table-cell>
          <table:table-cell office:value-type="float" office:value="6.93542526222222" table:style-name="ce1">
            <text:p>6.93542526222222</text:p>
          </table:table-cell>
          <table:table-cell office:value-type="float" office:value="5.207123863" table:style-name="ce1">
            <text:p>5.207123863</text:p>
          </table:table-cell>
          <table:table-cell office:value-type="float" office:value="2.74243229590368" table:style-name="ce1">
            <text:p>2.74243229590368</text:p>
          </table:table-cell>
          <table:table-cell office:value-type="float" office:value="9" table:style-name="ce1">
            <text:p>9</text:p>
          </table:table-cell>
          <table:table-cell office:value-type="float" office:value="1157.084646" table:style-name="ce1">
            <text:p>1157.084646</text:p>
          </table:table-cell>
          <table:table-cell office:value-type="float" office:value="1689.999151" table:style-name="ce1">
            <text:p>1689.999151</text:p>
          </table:table-cell>
          <table:table-cell office:value-type="float" office:value="1347.11218422222" table:style-name="ce1">
            <text:p>1347.11218422222</text:p>
          </table:table-cell>
          <table:table-cell office:value-type="float" office:value="1185.36192" table:style-name="ce1">
            <text:p>1185.36192</text:p>
          </table:table-cell>
          <table:table-cell office:value-type="float" office:value="256.448089159946" table:style-name="ce1">
            <text:p>256.448089159946</text:p>
          </table:table-cell>
          <table:table-cell office:value-type="float" office:value="9" table:style-name="ce1">
            <text:p>9</text:p>
          </table:table-cell>
          <table:table-cell office:value-type="float" office:value="89.98080714" table:style-name="ce1">
            <text:p>89.98080714</text:p>
          </table:table-cell>
          <table:table-cell office:value-type="float" office:value="143.0109435" table:style-name="ce1">
            <text:p>143.0109435</text:p>
          </table:table-cell>
          <table:table-cell office:value-type="float" office:value="107.665233686667" table:style-name="ce1">
            <text:p>107.665233686667</text:p>
          </table:table-cell>
          <table:table-cell office:value-type="float" office:value="90.00014431" table:style-name="ce1">
            <text:p>90.00014431</text:p>
          </table:table-cell>
          <table:table-cell office:value-type="float" office:value="26.5067258416867" table:style-name="ce1">
            <text:p>26.5067258416867</text:p>
          </table:table-cell>
          <table:table-cell office:value-type="float" office:value="9" table:style-name="ce1">
            <text:p>9</text:p>
          </table:table-cell>
          <table:table-cell office:value-type="float" office:value="36.98182486" table:style-name="ce1">
            <text:p>36.98182486</text:p>
          </table:table-cell>
          <table:table-cell office:value-type="float" office:value="143.0005255" table:style-name="ce1">
            <text:p>143.0005255</text:p>
          </table:table-cell>
          <table:table-cell office:value-type="float" office:value="81.5787904855556" table:style-name="ce1">
            <text:p>81.5787904855556</text:p>
          </table:table-cell>
          <table:table-cell office:value-type="float" office:value="78.58568809" table:style-name="ce1">
            <text:p>78.58568809</text:p>
          </table:table-cell>
          <table:table-cell office:value-type="float" office:value="49.0935399640443" table:style-name="ce1">
            <text:p>49.0935399640443</text:p>
          </table:table-cell>
          <table:table-cell office:value-type="float" office:value="9" table:style-name="ce1">
            <text:p>9</text:p>
          </table:table-cell>
          <table:table-cell office:value-type="float" office:value="36.98900886" table:style-name="ce1">
            <text:p>36.98900886</text:p>
          </table:table-cell>
          <table:table-cell office:value-type="float" office:value="106.9935056" table:style-name="ce1">
            <text:p>106.9935056</text:p>
          </table:table-cell>
          <table:table-cell office:value-type="float" office:value="87.2499125433333" table:style-name="ce1">
            <text:p>87.2499125433333</text:p>
          </table:table-cell>
          <table:table-cell office:value-type="float" office:value="90.00476846" table:style-name="ce1">
            <text:p>90.00476846</text:p>
          </table:table-cell>
          <table:table-cell office:value-type="float" office:value="21.2513209893435" table:style-name="ce1">
            <text:p>21.2513209893435</text:p>
          </table:table-cell>
          <table:table-cell office:value-type="float" office:value="3" table:style-name="ce1">
            <text:p>3</text:p>
          </table:table-cell>
          <table:table-cell office:value-type="float" office:value="25.4707879" table:style-name="ce1">
            <text:p>25.4707879</text:p>
          </table:table-cell>
          <table:table-cell office:value-type="float" office:value="27.2407345" table:style-name="ce1">
            <text:p>27.2407345</text:p>
          </table:table-cell>
          <table:table-cell office:value-type="float" office:value="26.3417628133333" table:style-name="ce1">
            <text:p>26.3417628133333</text:p>
          </table:table-cell>
          <table:table-cell office:value-type="float" office:value="26.31376604" table:style-name="ce1">
            <text:p>26.31376604</text:p>
          </table:table-cell>
          <table:table-cell office:value-type="float" office:value="0.885305374546374" table:style-name="ce1">
            <text:p>0.885305374546374</text:p>
          </table:table-cell>
          <table:table-cell office:value-type="float" office:value="9" table:style-name="ce1">
            <text:p>9</text:p>
          </table:table-cell>
          <table:table-cell office:value-type="float" office:value="0.0003137680101" table:style-name="ce1">
            <text:p>0.0003137680101</text:p>
          </table:table-cell>
          <table:table-cell office:value-type="float" office:value="0.004587560571" table:style-name="ce1">
            <text:p>0.004587560571</text:p>
          </table:table-cell>
          <table:table-cell office:value-type="float" office:value="0.00272756745118889" table:style-name="ce1">
            <text:p>0.00272756745118889</text:p>
          </table:table-cell>
          <table:table-cell office:value-type="float" office:value="0.003550548458" table:style-name="ce1">
            <text:p>0.003550548458</text:p>
          </table:table-cell>
          <table:table-cell office:value-type="float" office:value="0.00179920221955463" table:style-name="ce1">
            <text:p>0.00179920221955463</text:p>
          </table:table-cell>
          <table:table-cell office:value-type="float" office:value="9" table:style-name="ce1">
            <text:p>9</text:p>
          </table:table-cell>
          <table:table-cell office:value-type="float" office:value="0.01575069421" table:style-name="ce1">
            <text:p>0.01575069421</text:p>
          </table:table-cell>
          <table:table-cell office:value-type="float" office:value="0.01780384843" table:style-name="ce1">
            <text:p>0.01780384843</text:p>
          </table:table-cell>
          <table:table-cell office:value-type="float" office:value="0.01664724526" table:style-name="ce1">
            <text:p>0.01664724526</text:p>
          </table:table-cell>
          <table:table-cell office:value-type="float" office:value="0.01626168493" table:style-name="ce1">
            <text:p>0.01626168493</text:p>
          </table:table-cell>
          <table:table-cell office:value-type="float" office:value="0.000867106882309523" table:style-name="ce1">
            <text:p>0.000867106882309523</text:p>
          </table:table-cell>
          <table:table-cell office:value-type="float" office:value="9" table:style-name="ce1">
            <text:p>9</text:p>
          </table:table-cell>
          <table:table-cell office:value-type="float" office:value="4.912850583" table:style-name="ce1">
            <text:p>4.912850583</text:p>
          </table:table-cell>
          <table:table-cell office:value-type="float" office:value="10.60854088" table:style-name="ce1">
            <text:p>10.60854088</text:p>
          </table:table-cell>
          <table:table-cell office:value-type="float" office:value="7.30535756977778" table:style-name="ce1">
            <text:p>7.30535756977778</text:p>
          </table:table-cell>
          <table:table-cell office:value-type="float" office:value="6.196421187" table:style-name="ce1">
            <text:p>6.196421187</text:p>
          </table:table-cell>
          <table:table-cell office:value-type="float" office:value="2.46969994602145" table:style-name="ce1">
            <text:p>2.46969994602145</text:p>
          </table:table-cell>
          <table:table-cell office:value-type="float" office:value="9" table:style-name="ce1">
            <text:p>9</text:p>
          </table:table-cell>
          <table:table-cell office:value-type="float" office:value="8.571795962" table:style-name="ce1">
            <text:p>8.571795962</text:p>
          </table:table-cell>
          <table:table-cell office:value-type="float" office:value="12.01980586" table:style-name="ce1">
            <text:p>12.01980586</text:p>
          </table:table-cell>
          <table:table-cell office:value-type="float" office:value="9.44025747777778" table:style-name="ce1">
            <text:p>9.44025747777778</text:p>
          </table:table-cell>
          <table:table-cell office:value-type="float" office:value="9.171427778" table:style-name="ce1">
            <text:p>9.171427778</text:p>
          </table:table-cell>
          <table:table-cell office:value-type="float" office:value="1.17666765455311" table:style-name="ce1">
            <text:p>1.17666765455311</text:p>
          </table:table-cell>
          <table:table-cell office:value-type="float" office:value="9" table:style-name="ce1">
            <text:p>9</text:p>
          </table:table-cell>
          <table:table-cell office:value-type="float" office:value="0.154965033" table:style-name="ce1">
            <text:p>0.154965033</text:p>
          </table:table-cell>
          <table:table-cell office:value-type="float" office:value="0.2831086939" table:style-name="ce1">
            <text:p>0.2831086939</text:p>
          </table:table-cell>
          <table:table-cell office:value-type="float" office:value="0.213746819355556" table:style-name="ce1">
            <text:p>0.213746819355556</text:p>
          </table:table-cell>
          <table:table-cell office:value-type="float" office:value="0.2042844124" table:style-name="ce1">
            <text:p>0.2042844124</text:p>
          </table:table-cell>
          <table:table-cell office:value-type="float" office:value="0.047472095607472" table:style-name="ce1">
            <text:p>0.047472095607472</text:p>
          </table:table-cell>
          <table:table-cell office:value-type="float" office:value="9" table:style-name="ce1">
            <text:p>9</text:p>
          </table:table-cell>
          <table:table-cell office:value-type="float" office:value="0.1974013257" table:style-name="ce1">
            <text:p>0.1974013257</text:p>
          </table:table-cell>
          <table:table-cell office:value-type="float" office:value="0.4290443426" table:style-name="ce1">
            <text:p>0.4290443426</text:p>
          </table:table-cell>
          <table:table-cell office:value-type="float" office:value="0.301062056822222" table:style-name="ce1">
            <text:p>0.301062056822222</text:p>
          </table:table-cell>
          <table:table-cell office:value-type="float" office:value="0.2798453018" table:style-name="ce1">
            <text:p>0.2798453018</text:p>
          </table:table-cell>
          <table:table-cell office:value-type="float" office:value="0.0932305053570389" table:style-name="ce1">
            <text:p>0.0932305053570389</text:p>
          </table:table-cell>
        </table:table-row>
        <table:table-row table:style-name="ro1">
          <table:table-cell office:value-type="string" table:style-name="ce1">
            <text:p>20x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D</text:p>
          </table:table-cell>
          <table:table-cell office:value-type="float" office:value="9" table:style-name="ce1">
            <text:p>9</text:p>
          </table:table-cell>
          <table:table-cell office:value-type="float" office:value="6.086928424" table:style-name="ce1">
            <text:p>6.086928424</text:p>
          </table:table-cell>
          <table:table-cell office:value-type="float" office:value="27.13845646" table:style-name="ce1">
            <text:p>27.13845646</text:p>
          </table:table-cell>
          <table:table-cell office:value-type="float" office:value="14.4200702752222" table:style-name="ce1">
            <text:p>14.4200702752222</text:p>
          </table:table-cell>
          <table:table-cell office:value-type="float" office:value="10.06907744" table:style-name="ce1">
            <text:p>10.06907744</text:p>
          </table:table-cell>
          <table:table-cell office:value-type="float" office:value="9.44683057142892" table:style-name="ce1">
            <text:p>9.44683057142892</text:p>
          </table:table-cell>
          <table:table-cell office:value-type="float" office:value="9" table:style-name="ce1">
            <text:p>9</text:p>
          </table:table-cell>
          <table:table-cell office:value-type="float" office:value="3.426828045" table:style-name="ce1">
            <text:p>3.426828045</text:p>
          </table:table-cell>
          <table:table-cell office:value-type="float" office:value="3.638065947" table:style-name="ce1">
            <text:p>3.638065947</text:p>
          </table:table-cell>
          <table:table-cell office:value-type="float" office:value="3.56923880444444" table:style-name="ce1">
            <text:p>3.56923880444444</text:p>
          </table:table-cell>
          <table:table-cell office:value-type="float" office:value="3.557277704" table:style-name="ce1">
            <text:p>3.557277704</text:p>
          </table:table-cell>
          <table:table-cell office:value-type="float" office:value="0.0714617258501221" table:style-name="ce1">
            <text:p>0.0714617258501221</text:p>
          </table:table-cell>
          <table:table-cell office:value-type="float" office:value="9" table:style-name="ce1">
            <text:p>9</text:p>
          </table:table-cell>
          <table:table-cell office:value-type="float" office:value="-0.6984304873" table:style-name="ce1">
            <text:p>-0.6984304873</text:p>
          </table:table-cell>
          <table:table-cell office:value-type="float" office:value="-0.1916548276" table:style-name="ce1">
            <text:p>-0.1916548276</text:p>
          </table:table-cell>
          <table:table-cell office:value-type="float" office:value="-0.484852833111111" table:style-name="ce1">
            <text:p>-0.484852833111111</text:p>
          </table:table-cell>
          <table:table-cell office:value-type="float" office:value="-0.6146813494" table:style-name="ce1">
            <text:p>-0.6146813494</text:p>
          </table:table-cell>
          <table:table-cell office:value-type="float" office:value="0.229422281716316" table:style-name="ce1">
            <text:p>0.229422281716316</text:p>
          </table:table-cell>
          <table:table-cell office:value-type="float" office:value="9" table:style-name="ce1">
            <text:p>9</text:p>
          </table:table-cell>
          <table:table-cell office:value-type="float" office:value="3.180449994" table:style-name="ce1">
            <text:p>3.180449994</text:p>
          </table:table-cell>
          <table:table-cell office:value-type="float" office:value="4.404212125" table:style-name="ce1">
            <text:p>4.404212125</text:p>
          </table:table-cell>
          <table:table-cell office:value-type="float" office:value="4.101028" table:style-name="ce1">
            <text:p>4.101028</text:p>
          </table:table-cell>
          <table:table-cell office:value-type="float" office:value="4.177491397" table:style-name="ce1">
            <text:p>4.177491397</text:p>
          </table:table-cell>
          <table:table-cell office:value-type="float" office:value="0.392524798717487" table:style-name="ce1">
            <text:p>0.392524798717487</text:p>
          </table:table-cell>
          <table:table-cell office:value-type="float" office:value="9" table:style-name="ce1">
            <text:p>9</text:p>
          </table:table-cell>
          <table:table-cell office:value-type="float" office:value="8.31663" table:style-name="ce1">
            <text:p>8.31663</text:p>
          </table:table-cell>
          <table:table-cell office:value-type="float" office:value="11.94619" table:style-name="ce1">
            <text:p>11.94619</text:p>
          </table:table-cell>
          <table:table-cell office:value-type="float" office:value="9.77888333333333" table:style-name="ce1">
            <text:p>9.77888333333333</text:p>
          </table:table-cell>
          <table:table-cell office:value-type="float" office:value="8.95757" table:style-name="ce1">
            <text:p>8.95757</text:p>
          </table:table-cell>
          <table:table-cell office:value-type="float" office:value="1.65163330473202" table:style-name="ce1">
            <text:p>1.65163330473202</text:p>
          </table:table-cell>
          <table:table-cell office:value-type="float" office:value="9" table:style-name="ce1">
            <text:p>9</text:p>
          </table:table-cell>
          <table:table-cell office:value-type="float" office:value="13.00639" table:style-name="ce1">
            <text:p>13.00639</text:p>
          </table:table-cell>
          <table:table-cell office:value-type="float" office:value="17.53184" table:style-name="ce1">
            <text:p>17.53184</text:p>
          </table:table-cell>
          <table:table-cell office:value-type="float" office:value="15.9505177777778" table:style-name="ce1">
            <text:p>15.9505177777778</text:p>
          </table:table-cell>
          <table:table-cell office:value-type="float" office:value="15.92498" table:style-name="ce1">
            <text:p>15.92498</text:p>
          </table:table-cell>
          <table:table-cell office:value-type="float" office:value="1.49451031222419" table:style-name="ce1">
            <text:p>1.49451031222419</text:p>
          </table:table-cell>
          <table:table-cell office:value-type="float" office:value="9" table:style-name="ce1">
            <text:p>9</text:p>
          </table:table-cell>
          <table:table-cell office:value-type="float" office:value="22.61181" table:style-name="ce1">
            <text:p>22.61181</text:p>
          </table:table-cell>
          <table:table-cell office:value-type="float" office:value="29.40227" table:style-name="ce1">
            <text:p>29.40227</text:p>
          </table:table-cell>
          <table:table-cell office:value-type="float" office:value="25.7294011111111" table:style-name="ce1">
            <text:p>25.7294011111111</text:p>
          </table:table-cell>
          <table:table-cell office:value-type="float" office:value="24.2454" table:style-name="ce1">
            <text:p>24.2454</text:p>
          </table:table-cell>
          <table:table-cell office:value-type="float" office:value="2.81299009147937" table:style-name="ce1">
            <text:p>2.81299009147937</text:p>
          </table:table-cell>
          <table:table-cell office:value-type="float" office:value="9" table:style-name="ce1">
            <text:p>9</text:p>
          </table:table-cell>
          <table:table-cell office:value-type="float" office:value="2.585196189" table:style-name="ce1">
            <text:p>2.585196189</text:p>
          </table:table-cell>
          <table:table-cell office:value-type="float" office:value="2.850593593" table:style-name="ce1">
            <text:p>2.850593593</text:p>
          </table:table-cell>
          <table:table-cell office:value-type="float" office:value="2.74165555077778" table:style-name="ce1">
            <text:p>2.74165555077778</text:p>
          </table:table-cell>
          <table:table-cell office:value-type="float" office:value="2.714820218" table:style-name="ce1">
            <text:p>2.714820218</text:p>
          </table:table-cell>
          <table:table-cell office:value-type="float" office:value="0.0830380294975943" table:style-name="ce1">
            <text:p>0.0830380294975943</text:p>
          </table:table-cell>
          <table:table-cell office:value-type="float" office:value="9" table:style-name="ce1">
            <text:p>9</text:p>
          </table:table-cell>
          <table:table-cell office:value-type="float" office:value="0.1497011278" table:style-name="ce1">
            <text:p>0.1497011278</text:p>
          </table:table-cell>
          <table:table-cell office:value-type="float" office:value="0.5497909225" table:style-name="ce1">
            <text:p>0.5497909225</text:p>
          </table:table-cell>
          <table:table-cell office:value-type="float" office:value="0.358081447022222" table:style-name="ce1">
            <text:p>0.358081447022222</text:p>
          </table:table-cell>
          <table:table-cell office:value-type="float" office:value="0.4458535433" table:style-name="ce1">
            <text:p>0.4458535433</text:p>
          </table:table-cell>
          <table:table-cell office:value-type="float" office:value="0.17227153654222" table:style-name="ce1">
            <text:p>0.17227153654222</text:p>
          </table:table-cell>
          <table:table-cell office:value-type="float" office:value="9" table:style-name="ce1">
            <text:p>9</text:p>
          </table:table-cell>
          <table:table-cell office:value-type="float" office:value="4.029494808" table:style-name="ce1">
            <text:p>4.029494808</text:p>
          </table:table-cell>
          <table:table-cell office:value-type="float" office:value="4.532944001" table:style-name="ce1">
            <text:p>4.532944001</text:p>
          </table:table-cell>
          <table:table-cell office:value-type="float" office:value="4.39672127577778" table:style-name="ce1">
            <text:p>4.39672127577778</text:p>
          </table:table-cell>
          <table:table-cell office:value-type="float" office:value="4.43599268" table:style-name="ce1">
            <text:p>4.43599268</text:p>
          </table:table-cell>
          <table:table-cell office:value-type="float" office:value="0.167937330915303" table:style-name="ce1">
            <text:p>0.167937330915303</text:p>
          </table:table-cell>
          <table:table-cell office:value-type="float" office:value="9" table:style-name="ce1">
            <text:p>9</text:p>
          </table:table-cell>
          <table:table-cell office:value-type="float" office:value="7.158657411" table:style-name="ce1">
            <text:p>7.158657411</text:p>
          </table:table-cell>
          <table:table-cell office:value-type="float" office:value="8.752218208" table:style-name="ce1">
            <text:p>8.752218208</text:p>
          </table:table-cell>
          <table:table-cell office:value-type="float" office:value="7.97540399411111" table:style-name="ce1">
            <text:p>7.97540399411111</text:p>
          </table:table-cell>
          <table:table-cell office:value-type="float" office:value="8.162012913" table:style-name="ce1">
            <text:p>8.162012913</text:p>
          </table:table-cell>
          <table:table-cell office:value-type="float" office:value="0.649817497196527" table:style-name="ce1">
            <text:p>0.649817497196527</text:p>
          </table:table-cell>
          <table:table-cell office:value-type="float" office:value="9" table:style-name="ce1">
            <text:p>9</text:p>
          </table:table-cell>
          <table:table-cell office:value-type="float" office:value="57.48637281" table:style-name="ce1">
            <text:p>57.48637281</text:p>
          </table:table-cell>
          <table:table-cell office:value-type="float" office:value="79.59101541" table:style-name="ce1">
            <text:p>79.59101541</text:p>
          </table:table-cell>
          <table:table-cell office:value-type="float" office:value="68.7167501833333" table:style-name="ce1">
            <text:p>68.7167501833333</text:p>
          </table:table-cell>
          <table:table-cell office:value-type="float" office:value="65.87580791" table:style-name="ce1">
            <text:p>65.87580791</text:p>
          </table:table-cell>
          <table:table-cell office:value-type="float" office:value="8.23043651548072" table:style-name="ce1">
            <text:p>8.23043651548072</text:p>
          </table:table-cell>
          <table:table-cell office:value-type="float" office:value="9" table:style-name="ce1">
            <text:p>9</text:p>
          </table:table-cell>
          <table:table-cell office:value-type="float" office:value="0.3182352048" table:style-name="ce1">
            <text:p>0.3182352048</text:p>
          </table:table-cell>
          <table:table-cell office:value-type="float" office:value="0.5898152737" table:style-name="ce1">
            <text:p>0.5898152737</text:p>
          </table:table-cell>
          <table:table-cell office:value-type="float" office:value="0.417234725288889" table:style-name="ce1">
            <text:p>0.417234725288889</text:p>
          </table:table-cell>
          <table:table-cell office:value-type="float" office:value="0.3429685591" table:style-name="ce1">
            <text:p>0.3429685591</text:p>
          </table:table-cell>
          <table:table-cell office:value-type="float" office:value="0.12866377132272" table:style-name="ce1">
            <text:p>0.12866377132272</text:p>
          </table:table-cell>
          <table:table-cell office:value-type="float" office:value="9" table:style-name="ce1">
            <text:p>9</text:p>
          </table:table-cell>
          <table:table-cell office:value-type="float" office:value="3.990606654" table:style-name="ce1">
            <text:p>3.990606654</text:p>
          </table:table-cell>
          <table:table-cell office:value-type="float" office:value="136.4983504" table:style-name="ce1">
            <text:p>136.4983504</text:p>
          </table:table-cell>
          <table:table-cell office:value-type="float" office:value="88.6926143443333" table:style-name="ce1">
            <text:p>88.6926143443333</text:p>
          </table:table-cell>
          <table:table-cell office:value-type="float" office:value="125.5123341" table:style-name="ce1">
            <text:p>125.5123341</text:p>
          </table:table-cell>
          <table:table-cell office:value-type="float" office:value="63.7007635892339" table:style-name="ce1">
            <text:p>63.7007635892339</text:p>
          </table:table-cell>
          <table:table-cell office:value-type="float" office:value="9" table:style-name="ce1">
            <text:p>9</text:p>
          </table:table-cell>
          <table:table-cell office:value-type="float" office:value="3.294734756" table:style-name="ce1">
            <text:p>3.294734756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02689803533333" table:style-name="ce1">
            <text:p>4.02689803533333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5491224595" table:style-name="ce1">
            <text:p>0.5491224595</text:p>
          </table:table-cell>
          <table:table-cell office:value-type="float" office:value="9" table:style-name="ce1">
            <text:p>9</text:p>
          </table:table-cell>
          <table:table-cell office:value-type="float" office:value="0.2359092484" table:style-name="ce1">
            <text:p>0.2359092484</text:p>
          </table:table-cell>
          <table:table-cell office:value-type="float" office:value="0.3249494078" table:style-name="ce1">
            <text:p>0.3249494078</text:p>
          </table:table-cell>
          <table:table-cell office:value-type="float" office:value="0.266879478433333" table:style-name="ce1">
            <text:p>0.266879478433333</text:p>
          </table:table-cell>
          <table:table-cell office:value-type="float" office:value="0.2388772499" table:style-name="ce1">
            <text:p>0.2388772499</text:p>
          </table:table-cell>
          <table:table-cell office:value-type="float" office:value="0.0430799967262183" table:style-name="ce1">
            <text:p>0.0430799967262183</text:p>
          </table:table-cell>
          <table:table-cell office:value-type="float" office:value="9" table:style-name="ce1">
            <text:p>9</text:p>
          </table:table-cell>
          <table:table-cell office:value-type="float" office:value="2.573564936" table:style-name="ce1">
            <text:p>2.573564936</text:p>
          </table:table-cell>
          <table:table-cell office:value-type="float" office:value="4.909059724" table:style-name="ce1">
            <text:p>4.909059724</text:p>
          </table:table-cell>
          <table:table-cell office:value-type="float" office:value="3.39057318866667" table:style-name="ce1">
            <text:p>3.39057318866667</text:p>
          </table:table-cell>
          <table:table-cell office:value-type="float" office:value="2.677370776" table:style-name="ce1">
            <text:p>2.677370776</text:p>
          </table:table-cell>
          <table:table-cell office:value-type="float" office:value="1.12606779437457" table:style-name="ce1">
            <text:p>1.12606779437457</text:p>
          </table:table-cell>
          <table:table-cell office:value-type="float" office:value="9" table:style-name="ce1">
            <text:p>9</text:p>
          </table:table-cell>
          <table:table-cell office:value-type="float" office:value="0.1236009539" table:style-name="ce1">
            <text:p>0.1236009539</text:p>
          </table:table-cell>
          <table:table-cell office:value-type="float" office:value="0.1865409564" table:style-name="ce1">
            <text:p>0.1865409564</text:p>
          </table:table-cell>
          <table:table-cell office:value-type="float" office:value="0.148115017055556" table:style-name="ce1">
            <text:p>0.148115017055556</text:p>
          </table:table-cell>
          <table:table-cell office:value-type="float" office:value="0.1344593125" table:style-name="ce1">
            <text:p>0.1344593125</text:p>
          </table:table-cell>
          <table:table-cell office:value-type="float" office:value="0.0285326476283716" table:style-name="ce1">
            <text:p>0.0285326476283716</text:p>
          </table:table-cell>
          <table:table-cell office:value-type="float" office:value="9" table:style-name="ce1">
            <text:p>9</text:p>
          </table:table-cell>
          <table:table-cell office:value-type="float" office:value="4.167145666" table:style-name="ce1">
            <text:p>4.167145666</text:p>
          </table:table-cell>
          <table:table-cell office:value-type="float" office:value="4.718724254" table:style-name="ce1">
            <text:p>4.718724254</text:p>
          </table:table-cell>
          <table:table-cell office:value-type="float" office:value="4.54483501333333" table:style-name="ce1">
            <text:p>4.54483501333333</text:p>
          </table:table-cell>
          <table:table-cell office:value-type="float" office:value="4.561906337" table:style-name="ce1">
            <text:p>4.561906337</text:p>
          </table:table-cell>
          <table:table-cell office:value-type="float" office:value="0.182846585722563" table:style-name="ce1">
            <text:p>0.182846585722563</text:p>
          </table:table-cell>
          <table:table-cell office:value-type="float" office:value="9" table:style-name="ce1">
            <text:p>9</text:p>
          </table:table-cell>
          <table:table-cell office:value-type="float" office:value="0.1236009539" table:style-name="ce1">
            <text:p>0.1236009539</text:p>
          </table:table-cell>
          <table:table-cell office:value-type="float" office:value="0.1865409564" table:style-name="ce1">
            <text:p>0.1865409564</text:p>
          </table:table-cell>
          <table:table-cell office:value-type="float" office:value="0.148115017055556" table:style-name="ce1">
            <text:p>0.148115017055556</text:p>
          </table:table-cell>
          <table:table-cell office:value-type="float" office:value="0.1344593125" table:style-name="ce1">
            <text:p>0.1344593125</text:p>
          </table:table-cell>
          <table:table-cell office:value-type="float" office:value="0.0285326476283716" table:style-name="ce1">
            <text:p>0.0285326476283716</text:p>
          </table:table-cell>
          <table:table-cell office:value-type="float" office:value="9" table:style-name="ce1">
            <text:p>9</text:p>
          </table:table-cell>
          <table:table-cell office:value-type="float" office:value="2.823097219" table:style-name="ce1">
            <text:p>2.823097219</text:p>
          </table:table-cell>
          <table:table-cell office:value-type="float" office:value="3.261257229" table:style-name="ce1">
            <text:p>3.261257229</text:p>
          </table:table-cell>
          <table:table-cell office:value-type="float" office:value="3.00905799422222" table:style-name="ce1">
            <text:p>3.00905799422222</text:p>
          </table:table-cell>
          <table:table-cell office:value-type="float" office:value="2.989053104" table:style-name="ce1">
            <text:p>2.989053104</text:p>
          </table:table-cell>
          <table:table-cell office:value-type="float" office:value="0.112154277650111" table:style-name="ce1">
            <text:p>0.112154277650111</text:p>
          </table:table-cell>
          <table:table-cell office:value-type="float" office:value="9" table:style-name="ce1">
            <text:p>9</text:p>
          </table:table-cell>
          <table:table-cell office:value-type="float" office:value="3.621832781" table:style-name="ce1">
            <text:p>3.621832781</text:p>
          </table:table-cell>
          <table:table-cell office:value-type="float" office:value="4.268986896" table:style-name="ce1">
            <text:p>4.268986896</text:p>
          </table:table-cell>
          <table:table-cell office:value-type="float" office:value="4.049074228" table:style-name="ce1">
            <text:p>4.049074228</text:p>
          </table:table-cell>
          <table:table-cell office:value-type="float" office:value="4.056732812" table:style-name="ce1">
            <text:p>4.056732812</text:p>
          </table:table-cell>
          <table:table-cell office:value-type="float" office:value="0.218934968452726" table:style-name="ce1">
            <text:p>0.218934968452726</text:p>
          </table:table-cell>
          <table:table-cell office:value-type="float" office:value="9" table:style-name="ce1">
            <text:p>9</text:p>
          </table:table-cell>
          <table:table-cell office:value-type="float" office:value="0.4483143202" table:style-name="ce1">
            <text:p>0.4483143202</text:p>
          </table:table-cell>
          <table:table-cell office:value-type="float" office:value="0.5485359572" table:style-name="ce1">
            <text:p>0.5485359572</text:p>
          </table:table-cell>
          <table:table-cell office:value-type="float" office:value="0.495760785511111" table:style-name="ce1">
            <text:p>0.495760785511111</text:p>
          </table:table-cell>
          <table:table-cell office:value-type="float" office:value="0.5022348605" table:style-name="ce1">
            <text:p>0.5022348605</text:p>
          </table:table-cell>
          <table:table-cell office:value-type="float" office:value="0.0391369572079554" table:style-name="ce1">
            <text:p>0.0391369572079554</text:p>
          </table:table-cell>
          <table:table-cell office:value-type="float" office:value="9" table:style-name="ce1">
            <text:p>9</text:p>
          </table:table-cell>
          <table:table-cell office:value-type="float" office:value="19.36242429" table:style-name="ce1">
            <text:p>19.36242429</text:p>
          </table:table-cell>
          <table:table-cell office:value-type="float" office:value="27.46891" table:style-name="ce1">
            <text:p>27.46891</text:p>
          </table:table-cell>
          <table:table-cell office:value-type="float" office:value="23.6758621344444" table:style-name="ce1">
            <text:p>23.6758621344444</text:p>
          </table:table-cell>
          <table:table-cell office:value-type="float" office:value="22.272314" table:style-name="ce1">
            <text:p>22.272314</text:p>
          </table:table-cell>
          <table:table-cell office:value-type="float" office:value="2.99913420041233" table:style-name="ce1">
            <text:p>2.99913420041233</text:p>
          </table:table-cell>
          <table:table-cell office:value-type="float" office:value="9" table:style-name="ce1">
            <text:p>9</text:p>
          </table:table-cell>
          <table:table-cell office:value-type="float" office:value="6.488187225" table:style-name="ce1">
            <text:p>6.488187225</text:p>
          </table:table-cell>
          <table:table-cell office:value-type="float" office:value="10.39390406" table:style-name="ce1">
            <text:p>10.39390406</text:p>
          </table:table-cell>
          <table:table-cell office:value-type="float" office:value="8.399229576" table:style-name="ce1">
            <text:p>8.399229576</text:p>
          </table:table-cell>
          <table:table-cell office:value-type="float" office:value="7.868337202" table:style-name="ce1">
            <text:p>7.868337202</text:p>
          </table:table-cell>
          <table:table-cell office:value-type="float" office:value="1.5666400458774" table:style-name="ce1">
            <text:p>1.5666400458774</text:p>
          </table:table-cell>
          <table:table-cell office:value-type="float" office:value="9" table:style-name="ce1">
            <text:p>9</text:p>
          </table:table-cell>
          <table:table-cell office:value-type="float" office:value="1247.706612" table:style-name="ce1">
            <text:p>1247.706612</text:p>
          </table:table-cell>
          <table:table-cell office:value-type="float" office:value="1694.354509" table:style-name="ce1">
            <text:p>1694.354509</text:p>
          </table:table-cell>
          <table:table-cell office:value-type="float" office:value="1404.53643611111" table:style-name="ce1">
            <text:p>1404.53643611111</text:p>
          </table:table-cell>
          <table:table-cell office:value-type="float" office:value="1268.412081" table:style-name="ce1">
            <text:p>1268.412081</text:p>
          </table:table-cell>
          <table:table-cell office:value-type="float" office:value="211.821251958926" table:style-name="ce1">
            <text:p>211.821251958926</text:p>
          </table:table-cell>
          <table:table-cell office:value-type="float" office:value="9" table:style-name="ce1">
            <text:p>9</text:p>
          </table:table-cell>
          <table:table-cell office:value-type="float" office:value="123.4846435" table:style-name="ce1">
            <text:p>123.4846435</text:p>
          </table:table-cell>
          <table:table-cell office:value-type="float" office:value="179.9990981" table:style-name="ce1">
            <text:p>179.9990981</text:p>
          </table:table-cell>
          <table:table-cell office:value-type="float" office:value="146.721912733333" table:style-name="ce1">
            <text:p>146.721912733333</text:p>
          </table:table-cell>
          <table:table-cell office:value-type="float" office:value="136.6814704" table:style-name="ce1">
            <text:p>136.6814704</text:p>
          </table:table-cell>
          <table:table-cell office:value-type="float" office:value="25.6010985836946" table:style-name="ce1">
            <text:p>25.6010985836946</text:p>
          </table:table-cell>
          <table:table-cell office:value-type="float" office:value="9" table:style-name="ce1">
            <text:p>9</text:p>
          </table:table-cell>
          <table:table-cell office:value-type="float" office:value="142.9731137" table:style-name="ce1">
            <text:p>142.9731137</text:p>
          </table:table-cell>
          <table:table-cell office:value-type="float" office:value="143.0102657" table:style-name="ce1">
            <text:p>143.0102657</text:p>
          </table:table-cell>
          <table:table-cell office:value-type="float" office:value="142.991567655556" table:style-name="ce1">
            <text:p>142.991567655556</text:p>
          </table:table-cell>
          <table:table-cell office:value-type="float" office:value="142.9961194" table:style-name="ce1">
            <text:p>142.9961194</text:p>
          </table:table-cell>
          <table:table-cell office:value-type="float" office:value="0.0135251686613411" table:style-name="ce1">
            <text:p>0.0135251686613411</text:p>
          </table:table-cell>
          <table:table-cell office:value-type="float" office:value="9" table:style-name="ce1">
            <text:p>9</text:p>
          </table:table-cell>
          <table:table-cell office:value-type="float" office:value="36.99564388" table:style-name="ce1">
            <text:p>36.99564388</text:p>
          </table:table-cell>
          <table:table-cell office:value-type="float" office:value="123.4820501" table:style-name="ce1">
            <text:p>123.4820501</text:p>
          </table:table-cell>
          <table:table-cell office:value-type="float" office:value="100.878642987778" table:style-name="ce1">
            <text:p>100.878642987778</text:p>
          </table:table-cell>
          <table:table-cell office:value-type="float" office:value="117.9804767" table:style-name="ce1">
            <text:p>117.9804767</text:p>
          </table:table-cell>
          <table:table-cell office:value-type="float" office:value="28.1413344572645" table:style-name="ce1">
            <text:p>28.1413344572645</text:p>
          </table:table-cell>
          <table:table-cell office:value-type="float" office:value="9" table:style-name="ce1">
            <text:p>9</text:p>
          </table:table-cell>
          <table:table-cell office:value-type="float" office:value="8.490359332" table:style-name="ce1">
            <text:p>8.490359332</text:p>
          </table:table-cell>
          <table:table-cell office:value-type="float" office:value="76.96237585" table:style-name="ce1">
            <text:p>76.96237585</text:p>
          </table:table-cell>
          <table:table-cell office:value-type="float" office:value="34.029340501" table:style-name="ce1">
            <text:p>34.029340501</text:p>
          </table:table-cell>
          <table:table-cell office:value-type="float" office:value="16.69831969" table:style-name="ce1">
            <text:p>16.69831969</text:p>
          </table:table-cell>
          <table:table-cell office:value-type="float" office:value="32.1919606163397" table:style-name="ce1">
            <text:p>32.1919606163397</text:p>
          </table:table-cell>
          <table:table-cell office:value-type="float" office:value="9" table:style-name="ce1">
            <text:p>9</text:p>
          </table:table-cell>
          <table:table-cell office:value-type="float" office:value="0.002626281003" table:style-name="ce1">
            <text:p>0.002626281003</text:p>
          </table:table-cell>
          <table:table-cell office:value-type="float" office:value="0.005894427771" table:style-name="ce1">
            <text:p>0.005894427771</text:p>
          </table:table-cell>
          <table:table-cell office:value-type="float" office:value="0.00385007307755556" table:style-name="ce1">
            <text:p>0.00385007307755556</text:p>
          </table:table-cell>
          <table:table-cell office:value-type="float" office:value="0.002960269557" table:style-name="ce1">
            <text:p>0.002960269557</text:p>
          </table:table-cell>
          <table:table-cell office:value-type="float" office:value="0.00149676904535227" table:style-name="ce1">
            <text:p>0.00149676904535227</text:p>
          </table:table-cell>
          <table:table-cell office:value-type="float" office:value="9" table:style-name="ce1">
            <text:p>9</text:p>
          </table:table-cell>
          <table:table-cell office:value-type="float" office:value="0.01739313503" table:style-name="ce1">
            <text:p>0.01739313503</text:p>
          </table:table-cell>
          <table:table-cell office:value-type="float" office:value="0.0186247356" table:style-name="ce1">
            <text:p>0.0186247356</text:p>
          </table:table-cell>
          <table:table-cell office:value-type="float" office:value="0.0179761656977778" table:style-name="ce1">
            <text:p>0.0179761656977778</text:p>
          </table:table-cell>
          <table:table-cell office:value-type="float" office:value="0.0177870962" table:style-name="ce1">
            <text:p>0.0177870962</text:p>
          </table:table-cell>
          <table:table-cell office:value-type="float" office:value="0.000498429377676498" table:style-name="ce1">
            <text:p>0.000498429377676498</text:p>
          </table:table-cell>
          <table:table-cell office:value-type="float" office:value="9" table:style-name="ce1">
            <text:p>9</text:p>
          </table:table-cell>
          <table:table-cell office:value-type="float" office:value="6.283560472" table:style-name="ce1">
            <text:p>6.283560472</text:p>
          </table:table-cell>
          <table:table-cell office:value-type="float" office:value="12.87425905" table:style-name="ce1">
            <text:p>12.87425905</text:p>
          </table:table-cell>
          <table:table-cell office:value-type="float" office:value="8.60948803544444" table:style-name="ce1">
            <text:p>8.60948803544444</text:p>
          </table:table-cell>
          <table:table-cell office:value-type="float" office:value="6.570894448" table:style-name="ce1">
            <text:p>6.570894448</text:p>
          </table:table-cell>
          <table:table-cell office:value-type="float" office:value="3.14198677173112" table:style-name="ce1">
            <text:p>3.14198677173112</text:p>
          </table:table-cell>
          <table:table-cell office:value-type="float" office:value="9" table:style-name="ce1">
            <text:p>9</text:p>
          </table:table-cell>
          <table:table-cell office:value-type="float" office:value="12.01980586" table:style-name="ce1">
            <text:p>12.01980586</text:p>
          </table:table-cell>
          <table:table-cell office:value-type="float" office:value="15.75280713" table:style-name="ce1">
            <text:p>15.75280713</text:p>
          </table:table-cell>
          <table:table-cell office:value-type="float" office:value="13.61683352" table:style-name="ce1">
            <text:p>13.61683352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1.40346672685306" table:style-name="ce1">
            <text:p>1.40346672685306</text:p>
          </table:table-cell>
          <table:table-cell office:value-type="float" office:value="9" table:style-name="ce1">
            <text:p>9</text:p>
          </table:table-cell>
          <table:table-cell office:value-type="float" office:value="0.1923746828" table:style-name="ce1">
            <text:p>0.1923746828</text:p>
          </table:table-cell>
          <table:table-cell office:value-type="float" office:value="0.3218716836" table:style-name="ce1">
            <text:p>0.3218716836</text:p>
          </table:table-cell>
          <table:table-cell office:value-type="float" office:value="0.237802715088889" table:style-name="ce1">
            <text:p>0.237802715088889</text:p>
          </table:table-cell>
          <table:table-cell office:value-type="float" office:value="0.2084395793" table:style-name="ce1">
            <text:p>0.2084395793</text:p>
          </table:table-cell>
          <table:table-cell office:value-type="float" office:value="0.0521938770530049" table:style-name="ce1">
            <text:p>0.0521938770530049</text:p>
          </table:table-cell>
          <table:table-cell office:value-type="float" office:value="9" table:style-name="ce1">
            <text:p>9</text:p>
          </table:table-cell>
          <table:table-cell office:value-type="float" office:value="0.2621481471" table:style-name="ce1">
            <text:p>0.2621481471</text:p>
          </table:table-cell>
          <table:table-cell office:value-type="float" office:value="0.4656016603" table:style-name="ce1">
            <text:p>0.4656016603</text:p>
          </table:table-cell>
          <table:table-cell office:value-type="float" office:value="0.337959860577778" table:style-name="ce1">
            <text:p>0.337959860577778</text:p>
          </table:table-cell>
          <table:table-cell office:value-type="float" office:value="0.2860972603" table:style-name="ce1">
            <text:p>0.2860972603</text:p>
          </table:table-cell>
          <table:table-cell office:value-type="float" office:value="0.0859928567373373" table:style-name="ce1">
            <text:p>0.0859928567373373</text:p>
          </table:table-cell>
        </table:table-row>
        <table:table-row table:style-name="ro1">
          <table:table-cell office:value-type="string" table:style-name="ce1">
            <text:p>20x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E</text:p>
          </table:table-cell>
          <table:table-cell office:value-type="float" office:value="6" table:style-name="ce1">
            <text:p>6</text:p>
          </table:table-cell>
          <table:table-cell office:value-type="float" office:value="4.237994026" table:style-name="ce1">
            <text:p>4.237994026</text:p>
          </table:table-cell>
          <table:table-cell office:value-type="float" office:value="11.49658203" table:style-name="ce1">
            <text:p>11.49658203</text:p>
          </table:table-cell>
          <table:table-cell office:value-type="float" office:value="7.85279517016667" table:style-name="ce1">
            <text:p>7.85279517016667</text:p>
          </table:table-cell>
          <table:table-cell office:value-type="float" office:value="7.874791762" table:style-name="ce1">
            <text:p>7.874791762</text:p>
          </table:table-cell>
          <table:table-cell office:value-type="float" office:value="3.90418650912417" table:style-name="ce1">
            <text:p>3.90418650912417</text:p>
          </table:table-cell>
          <table:table-cell office:value-type="float" office:value="6" table:style-name="ce1">
            <text:p>6</text:p>
          </table:table-cell>
          <table:table-cell office:value-type="float" office:value="4.237298575" table:style-name="ce1">
            <text:p>4.237298575</text:p>
          </table:table-cell>
          <table:table-cell office:value-type="float" office:value="10.4904709" table:style-name="ce1">
            <text:p>10.4904709</text:p>
          </table:table-cell>
          <table:table-cell office:value-type="float" office:value="7.35111652116667" table:style-name="ce1">
            <text:p>7.35111652116667</text:p>
          </table:table-cell>
          <table:table-cell office:value-type="float" office:value="7.3414961685" table:style-name="ce1">
            <text:p>7.3414961685</text:p>
          </table:table-cell>
          <table:table-cell office:value-type="float" office:value="3.37928114115237" table:style-name="ce1">
            <text:p>3.37928114115237</text:p>
          </table:table-cell>
          <table:table-cell office:value-type="float" office:value="6" table:style-name="ce1">
            <text:p>6</text:p>
          </table:table-cell>
          <table:table-cell office:value-type="float" office:value="-0.4000926797" table:style-name="ce1">
            <text:p>-0.4000926797</text:p>
          </table:table-cell>
          <table:table-cell office:value-type="float" office:value="0.09698487912" table:style-name="ce1">
            <text:p>0.09698487912</text:p>
          </table:table-cell>
          <table:table-cell office:value-type="float" office:value="-0.149008481378333" table:style-name="ce1">
            <text:p>-0.149008481378333</text:p>
          </table:table-cell>
          <table:table-cell office:value-type="float" office:value="-0.140418216285" table:style-name="ce1">
            <text:p>-0.140418216285</text:p>
          </table:table-cell>
          <table:table-cell office:value-type="float" office:value="0.256602305624832" table:style-name="ce1">
            <text:p>0.256602305624832</text:p>
          </table:table-cell>
          <table:table-cell office:value-type="float" office:value="6" table:style-name="ce1">
            <text:p>6</text:p>
          </table:table-cell>
          <table:table-cell office:value-type="float" office:value="3.004329361" table:style-name="ce1">
            <text:p>3.004329361</text:p>
          </table:table-cell>
          <table:table-cell office:value-type="float" office:value="3.277940884" table:style-name="ce1">
            <text:p>3.277940884</text:p>
          </table:table-cell>
          <table:table-cell office:value-type="float" office:value="3.1245168155" table:style-name="ce1">
            <text:p>3.1245168155</text:p>
          </table:table-cell>
          <table:table-cell office:value-type="float" office:value="3.1054983975" table:style-name="ce1">
            <text:p>3.1054983975</text:p>
          </table:table-cell>
          <table:table-cell office:value-type="float" office:value="0.114741788472812" table:style-name="ce1">
            <text:p>0.114741788472812</text:p>
          </table:table-cell>
          <table:table-cell office:value-type="float" office:value="6" table:style-name="ce1">
            <text:p>6</text:p>
          </table:table-cell>
          <table:table-cell office:value-type="float" office:value="10.40029" table:style-name="ce1">
            <text:p>10.40029</text:p>
          </table:table-cell>
          <table:table-cell office:value-type="float" office:value="35.01605" table:style-name="ce1">
            <text:p>35.01605</text:p>
          </table:table-cell>
          <table:table-cell office:value-type="float" office:value="22.294015" table:style-name="ce1">
            <text:p>22.294015</text:p>
          </table:table-cell>
          <table:table-cell office:value-type="float" office:value="21.85879" table:style-name="ce1">
            <text:p>21.85879</text:p>
          </table:table-cell>
          <table:table-cell office:value-type="float" office:value="12.8343596515989" table:style-name="ce1">
            <text:p>12.8343596515989</text:p>
          </table:table-cell>
          <table:table-cell office:value-type="float" office:value="6" table:style-name="ce1">
            <text:p>6</text:p>
          </table:table-cell>
          <table:table-cell office:value-type="float" office:value="17.68809" table:style-name="ce1">
            <text:p>17.68809</text:p>
          </table:table-cell>
          <table:table-cell office:value-type="float" office:value="28.06376" table:style-name="ce1">
            <text:p>28.06376</text:p>
          </table:table-cell>
          <table:table-cell office:value-type="float" office:value="23.0805333333333" table:style-name="ce1">
            <text:p>23.0805333333333</text:p>
          </table:table-cell>
          <table:table-cell office:value-type="float" office:value="23.26483" table:style-name="ce1">
            <text:p>23.26483</text:p>
          </table:table-cell>
          <table:table-cell office:value-type="float" office:value="5.458154749366" table:style-name="ce1">
            <text:p>5.458154749366</text:p>
          </table:table-cell>
          <table:table-cell office:value-type="float" office:value="6" table:style-name="ce1">
            <text:p>6</text:p>
          </table:table-cell>
          <table:table-cell office:value-type="float" office:value="28.46651" table:style-name="ce1">
            <text:p>28.46651</text:p>
          </table:table-cell>
          <table:table-cell office:value-type="float" office:value="63.07981" table:style-name="ce1">
            <text:p>63.07981</text:p>
          </table:table-cell>
          <table:table-cell office:value-type="float" office:value="45.3745483333333" table:style-name="ce1">
            <text:p>45.3745483333333</text:p>
          </table:table-cell>
          <table:table-cell office:value-type="float" office:value="44.934555" table:style-name="ce1">
            <text:p>44.934555</text:p>
          </table:table-cell>
          <table:table-cell office:value-type="float" office:value="18.2817967242505" table:style-name="ce1">
            <text:p>18.2817967242505</text:p>
          </table:table-cell>
          <table:table-cell office:value-type="float" office:value="6" table:style-name="ce1">
            <text:p>6</text:p>
          </table:table-cell>
          <table:table-cell office:value-type="float" office:value="3.286514189" table:style-name="ce1">
            <text:p>3.286514189</text:p>
          </table:table-cell>
          <table:table-cell office:value-type="float" office:value="8.171196733" table:style-name="ce1">
            <text:p>8.171196733</text:p>
          </table:table-cell>
          <table:table-cell office:value-type="float" office:value="5.7250324605" table:style-name="ce1">
            <text:p>5.7250324605</text:p>
          </table:table-cell>
          <table:table-cell office:value-type="float" office:value="5.7232036825" table:style-name="ce1">
            <text:p>5.7232036825</text:p>
          </table:table-cell>
          <table:table-cell office:value-type="float" office:value="2.64893102163457" table:style-name="ce1">
            <text:p>2.64893102163457</text:p>
          </table:table-cell>
          <table:table-cell office:value-type="float" office:value="6" table:style-name="ce1">
            <text:p>6</text:p>
          </table:table-cell>
          <table:table-cell office:value-type="float" office:value="0.02268696286" table:style-name="ce1">
            <text:p>0.02268696286</text:p>
          </table:table-cell>
          <table:table-cell office:value-type="float" office:value="0.3018577976" table:style-name="ce1">
            <text:p>0.3018577976</text:p>
          </table:table-cell>
          <table:table-cell office:value-type="float" office:value="0.126286938506667" table:style-name="ce1">
            <text:p>0.126286938506667</text:p>
          </table:table-cell>
          <table:table-cell office:value-type="float" office:value="0.10020171241" table:style-name="ce1">
            <text:p>0.10020171241</text:p>
          </table:table-cell>
          <table:table-cell office:value-type="float" office:value="0.116097216737143" table:style-name="ce1">
            <text:p>0.116097216737143</text:p>
          </table:table-cell>
          <table:table-cell office:value-type="float" office:value="6" table:style-name="ce1">
            <text:p>6</text:p>
          </table:table-cell>
          <table:table-cell office:value-type="float" office:value="5.422667545" table:style-name="ce1">
            <text:p>5.422667545</text:p>
          </table:table-cell>
          <table:table-cell office:value-type="float" office:value="14.49325079" table:style-name="ce1">
            <text:p>14.49325079</text:p>
          </table:table-cell>
          <table:table-cell office:value-type="float" office:value="9.91720115633333" table:style-name="ce1">
            <text:p>9.91720115633333</text:p>
          </table:table-cell>
          <table:table-cell office:value-type="float" office:value="9.889844518" table:style-name="ce1">
            <text:p>9.889844518</text:p>
          </table:table-cell>
          <table:table-cell office:value-type="float" office:value="4.90129664219338" table:style-name="ce1">
            <text:p>4.90129664219338</text:p>
          </table:table-cell>
          <table:table-cell office:value-type="float" office:value="6" table:style-name="ce1">
            <text:p>6</text:p>
          </table:table-cell>
          <table:table-cell office:value-type="float" office:value="9.552248396" table:style-name="ce1">
            <text:p>9.552248396</text:p>
          </table:table-cell>
          <table:table-cell office:value-type="float" office:value="21.73036559" table:style-name="ce1">
            <text:p>21.73036559</text:p>
          </table:table-cell>
          <table:table-cell office:value-type="float" office:value="15.6579948296667" table:style-name="ce1">
            <text:p>15.6579948296667</text:p>
          </table:table-cell>
          <table:table-cell office:value-type="float" office:value="15.6572723275" table:style-name="ce1">
            <text:p>15.6572723275</text:p>
          </table:table-cell>
          <table:table-cell office:value-type="float" office:value="6.54163757910847" table:style-name="ce1">
            <text:p>6.54163757910847</text:p>
          </table:table-cell>
          <table:table-cell office:value-type="float" office:value="6" table:style-name="ce1">
            <text:p>6</text:p>
          </table:table-cell>
          <table:table-cell office:value-type="float" office:value="54.54083128" table:style-name="ce1">
            <text:p>54.54083128</text:p>
          </table:table-cell>
          <table:table-cell office:value-type="float" office:value="98.23472307" table:style-name="ce1">
            <text:p>98.23472307</text:p>
          </table:table-cell>
          <table:table-cell office:value-type="float" office:value="76.5356950166667" table:style-name="ce1">
            <text:p>76.5356950166667</text:p>
          </table:table-cell>
          <table:table-cell office:value-type="float" office:value="76.703244035" table:style-name="ce1">
            <text:p>76.703244035</text:p>
          </table:table-cell>
          <table:table-cell office:value-type="float" office:value="23.5084689915837" table:style-name="ce1">
            <text:p>23.5084689915837</text:p>
          </table:table-cell>
          <table:table-cell office:value-type="float" office:value="1" table:style-name="ce1">
            <text:p>1</text:p>
          </table:table-cell>
          <table:table-cell office:value-type="float" office:value="0.2045249775" table:style-name="ce1">
            <text:p>0.2045249775</text:p>
          </table:table-cell>
          <table:table-cell office:value-type="float" office:value="0.2045249775" table:style-name="ce1">
            <text:p>0.2045249775</text:p>
          </table:table-cell>
          <table:table-cell office:value-type="float" office:value="0.2045249775" table:style-name="ce1">
            <text:p>0.2045249775</text:p>
          </table:table-cell>
          <table:table-cell office:value-type="float" office:value="0.2045249775" table:style-name="ce1">
            <text:p>0.2045249775</text:p>
          </table:table-cell>
          <table:table-cell/>
          <table:table-cell office:value-type="float" office:value="6" table:style-name="ce1">
            <text:p>6</text:p>
          </table:table-cell>
          <table:table-cell office:value-type="float" office:value="99.76208543" table:style-name="ce1">
            <text:p>99.76208543</text:p>
          </table:table-cell>
          <table:table-cell office:value-type="float" office:value="152.7544112" table:style-name="ce1">
            <text:p>152.7544112</text:p>
          </table:table-cell>
          <table:table-cell office:value-type="float" office:value="126.258318073333" table:style-name="ce1">
            <text:p>126.258318073333</text:p>
          </table:table-cell>
          <table:table-cell office:value-type="float" office:value="126.258681235" table:style-name="ce1">
            <text:p>126.258681235</text:p>
          </table:table-cell>
          <table:table-cell office:value-type="float" office:value="29.0241128224743" table:style-name="ce1">
            <text:p>29.0241128224743</text:p>
          </table:table-cell>
          <table:table-cell office:value-type="float" office:value="6" table:style-name="ce1">
            <text:p>6</text:p>
          </table:table-cell>
          <table:table-cell office:value-type="float" office:value="3.294734756" table:style-name="ce1">
            <text:p>3.294734756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3.8438572155" table:style-name="ce1">
            <text:p>3.8438572155</text:p>
          </table:table-cell>
          <table:table-cell office:value-type="float" office:value="3.8438572155" table:style-name="ce1">
            <text:p>3.8438572155</text:p>
          </table:table-cell>
          <table:table-cell office:value-type="float" office:value="0.601533515801734" table:style-name="ce1">
            <text:p>0.601533515801734</text:p>
          </table:table-cell>
          <table:table-cell office:value-type="float" office:value="6" table:style-name="ce1">
            <text:p>6</text:p>
          </table:table-cell>
          <table:table-cell office:value-type="float" office:value="0.2353512977" table:style-name="ce1">
            <text:p>0.2353512977</text:p>
          </table:table-cell>
          <table:table-cell office:value-type="float" office:value="0.3232335916" table:style-name="ce1">
            <text:p>0.3232335916</text:p>
          </table:table-cell>
          <table:table-cell office:value-type="float" office:value="0.279192033516667" table:style-name="ce1">
            <text:p>0.279192033516667</text:p>
          </table:table-cell>
          <table:table-cell office:value-type="float" office:value="0.27942001835" table:style-name="ce1">
            <text:p>0.27942001835</text:p>
          </table:table-cell>
          <table:table-cell office:value-type="float" office:value="0.047419701540623" table:style-name="ce1">
            <text:p>0.047419701540623</text:p>
          </table:table-cell>
          <table:table-cell office:value-type="float" office:value="6" table:style-name="ce1">
            <text:p>6</text:p>
          </table:table-cell>
          <table:table-cell office:value-type="float" office:value="2.56926081" table:style-name="ce1">
            <text:p>2.56926081</text:p>
          </table:table-cell>
          <table:table-cell office:value-type="float" office:value="4.708586773" table:style-name="ce1">
            <text:p>4.708586773</text:p>
          </table:table-cell>
          <table:table-cell office:value-type="float" office:value="3.63289045316667" table:style-name="ce1">
            <text:p>3.63289045316667</text:p>
          </table:table-cell>
          <table:table-cell office:value-type="float" office:value="3.637085692" table:style-name="ce1">
            <text:p>3.637085692</text:p>
          </table:table-cell>
          <table:table-cell office:value-type="float" office:value="1.15292834303407" table:style-name="ce1">
            <text:p>1.15292834303407</text:p>
          </table:table-cell>
          <table:table-cell office:value-type="float" office:value="6" table:style-name="ce1">
            <text:p>6</text:p>
          </table:table-cell>
          <table:table-cell office:value-type="float" office:value="0.1578410287" table:style-name="ce1">
            <text:p>0.1578410287</text:p>
          </table:table-cell>
          <table:table-cell office:value-type="float" office:value="0.462749757" table:style-name="ce1">
            <text:p>0.462749757</text:p>
          </table:table-cell>
          <table:table-cell office:value-type="float" office:value="0.306654316466667" table:style-name="ce1">
            <text:p>0.306654316466667</text:p>
          </table:table-cell>
          <table:table-cell office:value-type="float" office:value="0.30379269035" table:style-name="ce1">
            <text:p>0.30379269035</text:p>
          </table:table-cell>
          <table:table-cell office:value-type="float" office:value="0.16268526101557" table:style-name="ce1">
            <text:p>0.16268526101557</text:p>
          </table:table-cell>
          <table:table-cell office:value-type="float" office:value="6" table:style-name="ce1">
            <text:p>6</text:p>
          </table:table-cell>
          <table:table-cell office:value-type="float" office:value="5.580513334" table:style-name="ce1">
            <text:p>5.580513334</text:p>
          </table:table-cell>
          <table:table-cell office:value-type="float" office:value="14.9559994" table:style-name="ce1">
            <text:p>14.9559994</text:p>
          </table:table-cell>
          <table:table-cell office:value-type="float" office:value="10.2238564091667" table:style-name="ce1">
            <text:p>10.2238564091667</text:p>
          </table:table-cell>
          <table:table-cell office:value-type="float" office:value="10.1936405965" table:style-name="ce1">
            <text:p>10.1936405965</text:p>
          </table:table-cell>
          <table:table-cell office:value-type="float" office:value="5.06396140754999" table:style-name="ce1">
            <text:p>5.06396140754999</text:p>
          </table:table-cell>
          <table:table-cell office:value-type="float" office:value="6" table:style-name="ce1">
            <text:p>6</text:p>
          </table:table-cell>
          <table:table-cell office:value-type="float" office:value="0.1578410287" table:style-name="ce1">
            <text:p>0.1578410287</text:p>
          </table:table-cell>
          <table:table-cell office:value-type="float" office:value="0.462749757" table:style-name="ce1">
            <text:p>0.462749757</text:p>
          </table:table-cell>
          <table:table-cell office:value-type="float" office:value="0.306654316466667" table:style-name="ce1">
            <text:p>0.306654316466667</text:p>
          </table:table-cell>
          <table:table-cell office:value-type="float" office:value="0.30379269035" table:style-name="ce1">
            <text:p>0.30379269035</text:p>
          </table:table-cell>
          <table:table-cell office:value-type="float" office:value="0.16268526101557" table:style-name="ce1">
            <text:p>0.16268526101557</text:p>
          </table:table-cell>
          <table:table-cell office:value-type="float" office:value="6" table:style-name="ce1">
            <text:p>6</text:p>
          </table:table-cell>
          <table:table-cell office:value-type="float" office:value="3.717873176" table:style-name="ce1">
            <text:p>3.717873176</text:p>
          </table:table-cell>
          <table:table-cell office:value-type="float" office:value="8.382207746" table:style-name="ce1">
            <text:p>8.382207746</text:p>
          </table:table-cell>
          <table:table-cell office:value-type="float" office:value="6.0520797395" table:style-name="ce1">
            <text:p>6.0520797395</text:p>
          </table:table-cell>
          <table:table-cell office:value-type="float" office:value="6.056713994" table:style-name="ce1">
            <text:p>6.056713994</text:p>
          </table:table-cell>
          <table:table-cell office:value-type="float" office:value="2.52668967027031" table:style-name="ce1">
            <text:p>2.52668967027031</text:p>
          </table:table-cell>
          <table:table-cell office:value-type="float" office:value="6" table:style-name="ce1">
            <text:p>6</text:p>
          </table:table-cell>
          <table:table-cell office:value-type="float" office:value="4.983006824" table:style-name="ce1">
            <text:p>4.983006824</text:p>
          </table:table-cell>
          <table:table-cell office:value-type="float" office:value="13.65552225" table:style-name="ce1">
            <text:p>13.65552225</text:p>
          </table:table-cell>
          <table:table-cell office:value-type="float" office:value="9.27505859383333" table:style-name="ce1">
            <text:p>9.27505859383333</text:p>
          </table:table-cell>
          <table:table-cell office:value-type="float" office:value="9.2461460075" table:style-name="ce1">
            <text:p>9.2461460075</text:p>
          </table:table-cell>
          <table:table-cell office:value-type="float" office:value="4.68548926777883" table:style-name="ce1">
            <text:p>4.68548926777883</text:p>
          </table:table-cell>
          <table:table-cell office:value-type="float" office:value="6" table:style-name="ce1">
            <text:p>6</text:p>
          </table:table-cell>
          <table:table-cell office:value-type="float" office:value="0.5975065099" table:style-name="ce1">
            <text:p>0.5975065099</text:p>
          </table:table-cell>
          <table:table-cell office:value-type="float" office:value="1.300477141" table:style-name="ce1">
            <text:p>1.300477141</text:p>
          </table:table-cell>
          <table:table-cell office:value-type="float" office:value="0.9487978145" table:style-name="ce1">
            <text:p>0.9487978145</text:p>
          </table:table-cell>
          <table:table-cell office:value-type="float" office:value="0.9489044569" table:style-name="ce1">
            <text:p>0.9489044569</text:p>
          </table:table-cell>
          <table:table-cell office:value-type="float" office:value="0.378485315222356" table:style-name="ce1">
            <text:p>0.378485315222356</text:p>
          </table:table-cell>
          <table:table-cell office:value-type="float" office:value="6" table:style-name="ce1">
            <text:p>6</text:p>
          </table:table-cell>
          <table:table-cell office:value-type="float" office:value="23.8679" table:style-name="ce1">
            <text:p>23.8679</text:p>
          </table:table-cell>
          <table:table-cell office:value-type="float" office:value="65.84225" table:style-name="ce1">
            <text:p>65.84225</text:p>
          </table:table-cell>
          <table:table-cell office:value-type="float" office:value="43.6161941666667" table:style-name="ce1">
            <text:p>43.6161941666667</text:p>
          </table:table-cell>
          <table:table-cell office:value-type="float" office:value="42.69381" table:style-name="ce1">
            <text:p>42.69381</text:p>
          </table:table-cell>
          <table:table-cell office:value-type="float" office:value="21.0460493370149" table:style-name="ce1">
            <text:p>21.0460493370149</text:p>
          </table:table-cell>
          <table:table-cell office:value-type="float" office:value="6" table:style-name="ce1">
            <text:p>6</text:p>
          </table:table-cell>
          <table:table-cell office:value-type="float" office:value="4.809584508" table:style-name="ce1">
            <text:p>4.809584508</text:p>
          </table:table-cell>
          <table:table-cell office:value-type="float" office:value="33.42136035" table:style-name="ce1">
            <text:p>33.42136035</text:p>
          </table:table-cell>
          <table:table-cell office:value-type="float" office:value="18.6004555356667" table:style-name="ce1">
            <text:p>18.6004555356667</text:p>
          </table:table-cell>
          <table:table-cell office:value-type="float" office:value="18.101702863" table:style-name="ce1">
            <text:p>18.101702863</text:p>
          </table:table-cell>
          <table:table-cell office:value-type="float" office:value="15.100950130053" table:style-name="ce1">
            <text:p>15.100950130053</text:p>
          </table:table-cell>
          <table:table-cell office:value-type="float" office:value="6" table:style-name="ce1">
            <text:p>6</text:p>
          </table:table-cell>
          <table:table-cell office:value-type="float" office:value="1091.697978" table:style-name="ce1">
            <text:p>1091.697978</text:p>
          </table:table-cell>
          <table:table-cell office:value-type="float" office:value="1209.030647" table:style-name="ce1">
            <text:p>1209.030647</text:p>
          </table:table-cell>
          <table:table-cell office:value-type="float" office:value="1152.5513885" table:style-name="ce1">
            <text:p>1152.5513885</text:p>
          </table:table-cell>
          <table:table-cell office:value-type="float" office:value="1159.213006" table:style-name="ce1">
            <text:p>1159.213006</text:p>
          </table:table-cell>
          <table:table-cell office:value-type="float" office:value="57.437073839469" table:style-name="ce1">
            <text:p>57.437073839469</text:p>
          </table:table-cell>
          <table:table-cell office:value-type="float" office:value="6" table:style-name="ce1">
            <text:p>6</text:p>
          </table:table-cell>
          <table:table-cell office:value-type="float" office:value="36.99317536" table:style-name="ce1">
            <text:p>36.99317536</text:p>
          </table:table-cell>
          <table:table-cell office:value-type="float" office:value="153.1554989" table:style-name="ce1">
            <text:p>153.1554989</text:p>
          </table:table-cell>
          <table:table-cell office:value-type="float" office:value="95.0742226183333" table:style-name="ce1">
            <text:p>95.0742226183333</text:p>
          </table:table-cell>
          <table:table-cell office:value-type="float" office:value="95.07453835" table:style-name="ce1">
            <text:p>95.07453835</text:p>
          </table:table-cell>
          <table:table-cell office:value-type="float" office:value="63.6227495595465" table:style-name="ce1">
            <text:p>63.6227495595465</text:p>
          </table:table-cell>
          <table:table-cell office:value-type="float" office:value="6" table:style-name="ce1">
            <text:p>6</text:p>
          </table:table-cell>
          <table:table-cell office:value-type="float" office:value="143.0169216" table:style-name="ce1">
            <text:p>143.0169216</text:p>
          </table:table-cell>
          <table:table-cell office:value-type="float" office:value="179.994669" table:style-name="ce1">
            <text:p>179.994669</text:p>
          </table:table-cell>
          <table:table-cell office:value-type="float" office:value="161.504461033333" table:style-name="ce1">
            <text:p>161.504461033333</text:p>
          </table:table-cell>
          <table:table-cell office:value-type="float" office:value="161.50280345" table:style-name="ce1">
            <text:p>161.50280345</text:p>
          </table:table-cell>
          <table:table-cell office:value-type="float" office:value="20.2497585379928" table:style-name="ce1">
            <text:p>20.2497585379928</text:p>
          </table:table-cell>
          <table:table-cell office:value-type="float" office:value="6" table:style-name="ce1">
            <text:p>6</text:p>
          </table:table-cell>
          <table:table-cell office:value-type="float" office:value="26.7801592" table:style-name="ce1">
            <text:p>26.7801592</text:p>
          </table:table-cell>
          <table:table-cell office:value-type="float" office:value="159.200069" table:style-name="ce1">
            <text:p>159.200069</text:p>
          </table:table-cell>
          <table:table-cell office:value-type="float" office:value="107.532043013333" table:style-name="ce1">
            <text:p>107.532043013333</text:p>
          </table:table-cell>
          <table:table-cell office:value-type="float" office:value="136.61553455" table:style-name="ce1">
            <text:p>136.61553455</text:p>
          </table:table-cell>
          <table:table-cell office:value-type="float" office:value="64.9493731702859" table:style-name="ce1">
            <text:p>64.9493731702859</text:p>
          </table:table-cell>
          <table:table-cell office:value-type="float" office:value="6" table:style-name="ce1">
            <text:p>6</text:p>
          </table:table-cell>
          <table:table-cell office:value-type="float" office:value="8.497625476" table:style-name="ce1">
            <text:p>8.497625476</text:p>
          </table:table-cell>
          <table:table-cell office:value-type="float" office:value="16.81490121" table:style-name="ce1">
            <text:p>16.81490121</text:p>
          </table:table-cell>
          <table:table-cell office:value-type="float" office:value="12.20195419" table:style-name="ce1">
            <text:p>12.20195419</text:p>
          </table:table-cell>
          <table:table-cell office:value-type="float" office:value="11.422854726" table:style-name="ce1">
            <text:p>11.422854726</text:p>
          </table:table-cell>
          <table:table-cell office:value-type="float" office:value="4.12438172361669" table:style-name="ce1">
            <text:p>4.12438172361669</text:p>
          </table:table-cell>
          <table:table-cell office:value-type="float" office:value="6" table:style-name="ce1">
            <text:p>6</text:p>
          </table:table-cell>
          <table:table-cell office:value-type="float" office:value="0.003610406634" table:style-name="ce1">
            <text:p>0.003610406634</text:p>
          </table:table-cell>
          <table:table-cell office:value-type="float" office:value="0.006051447908" table:style-name="ce1">
            <text:p>0.006051447908</text:p>
          </table:table-cell>
          <table:table-cell office:value-type="float" office:value="0.0049087136105" table:style-name="ce1">
            <text:p>0.0049087136105</text:p>
          </table:table-cell>
          <table:table-cell office:value-type="float" office:value="0.004958459109" table:style-name="ce1">
            <text:p>0.004958459109</text:p>
          </table:table-cell>
          <table:table-cell office:value-type="float" office:value="0.00119686650930245" table:style-name="ce1">
            <text:p>0.00119686650930245</text:p>
          </table:table-cell>
          <table:table-cell office:value-type="float" office:value="6" table:style-name="ce1">
            <text:p>6</text:p>
          </table:table-cell>
          <table:table-cell office:value-type="float" office:value="0.0183312946" table:style-name="ce1">
            <text:p>0.0183312946</text:p>
          </table:table-cell>
          <table:table-cell office:value-type="float" office:value="0.01945741467" table:style-name="ce1">
            <text:p>0.01945741467</text:p>
          </table:table-cell>
          <table:table-cell office:value-type="float" office:value="0.0189174829933333" table:style-name="ce1">
            <text:p>0.0189174829933333</text:p>
          </table:table-cell>
          <table:table-cell office:value-type="float" office:value="0.018931441875" table:style-name="ce1">
            <text:p>0.018931441875</text:p>
          </table:table-cell>
          <table:table-cell office:value-type="float" office:value="0.000571919358753714" table:style-name="ce1">
            <text:p>0.000571919358753714</text:p>
          </table:table-cell>
          <table:table-cell office:value-type="float" office:value="6" table:style-name="ce1">
            <text:p>6</text:p>
          </table:table-cell>
          <table:table-cell office:value-type="float" office:value="5.404796139" table:style-name="ce1">
            <text:p>5.404796139</text:p>
          </table:table-cell>
          <table:table-cell office:value-type="float" office:value="9.161652816" table:style-name="ce1">
            <text:p>9.161652816</text:p>
          </table:table-cell>
          <table:table-cell office:value-type="float" office:value="7.30906449216667" table:style-name="ce1">
            <text:p>7.30906449216667</text:p>
          </table:table-cell>
          <table:table-cell office:value-type="float" office:value="7.3947628695" table:style-name="ce1">
            <text:p>7.3947628695</text:p>
          </table:table-cell>
          <table:table-cell office:value-type="float" office:value="1.96037990969417" table:style-name="ce1">
            <text:p>1.96037990969417</text:p>
          </table:table-cell>
          <table:table-cell office:value-type="float" office:value="6" table:style-name="ce1">
            <text:p>6</text:p>
          </table:table-cell>
          <table:table-cell office:value-type="float" office:value="9.171427778" table:style-name="ce1">
            <text:p>9.171427778</text:p>
          </table:table-cell>
          <table:table-cell office:value-type="float" office:value="1673.214529" table:style-name="ce1">
            <text:p>1673.214529</text:p>
          </table:table-cell>
          <table:table-cell office:value-type="float" office:value="806.248144302333" table:style-name="ce1">
            <text:p>806.248144302333</text:p>
          </table:table-cell>
          <table:table-cell office:value-type="float" office:value="736.037686885" table:style-name="ce1">
            <text:p>736.037686885</text:p>
          </table:table-cell>
          <table:table-cell office:value-type="float" office:value="875.850681654652" table:style-name="ce1">
            <text:p>875.850681654652</text:p>
          </table:table-cell>
          <table:table-cell office:value-type="float" office:value="6" table:style-name="ce1">
            <text:p>6</text:p>
          </table:table-cell>
          <table:table-cell office:value-type="float" office:value="0.2667829201" table:style-name="ce1">
            <text:p>0.2667829201</text:p>
          </table:table-cell>
          <table:table-cell office:value-type="float" office:value="0.4646624593" table:style-name="ce1">
            <text:p>0.4646624593</text:p>
          </table:table-cell>
          <table:table-cell office:value-type="float" office:value="0.358845216266667" table:style-name="ce1">
            <text:p>0.358845216266667</text:p>
          </table:table-cell>
          <table:table-cell office:value-type="float" office:value="0.34792900655" table:style-name="ce1">
            <text:p>0.34792900655</text:p>
          </table:table-cell>
          <table:table-cell office:value-type="float" office:value="0.0759527206717866" table:style-name="ce1">
            <text:p>0.0759527206717866</text:p>
          </table:table-cell>
          <table:table-cell office:value-type="float" office:value="6" table:style-name="ce1">
            <text:p>6</text:p>
          </table:table-cell>
          <table:table-cell office:value-type="float" office:value="0.4780656033" table:style-name="ce1">
            <text:p>0.4780656033</text:p>
          </table:table-cell>
          <table:table-cell office:value-type="float" office:value="1.315365514" table:style-name="ce1">
            <text:p>1.315365514</text:p>
          </table:table-cell>
          <table:table-cell office:value-type="float" office:value="0.889106686983333" table:style-name="ce1">
            <text:p>0.889106686983333</text:p>
          </table:table-cell>
          <table:table-cell office:value-type="float" office:value="0.86972762615" table:style-name="ce1">
            <text:p>0.86972762615</text:p>
          </table:table-cell>
          <table:table-cell office:value-type="float" office:value="0.429506982952864" table:style-name="ce1">
            <text:p>0.429506982952864</text:p>
          </table:table-cell>
        </table:table-row>
        <table:table-row table:style-name="ro1">
          <table:table-cell office:value-type="string" table:style-name="ce1">
            <text:p>20x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F</text:p>
          </table:table-cell>
          <table:table-cell office:value-type="float" office:value="12" table:style-name="ce1">
            <text:p>12</text:p>
          </table:table-cell>
          <table:table-cell office:value-type="float" office:value="4.74135455" table:style-name="ce1">
            <text:p>4.74135455</text:p>
          </table:table-cell>
          <table:table-cell office:value-type="float" office:value="16.82961857" table:style-name="ce1">
            <text:p>16.82961857</text:p>
          </table:table-cell>
          <table:table-cell office:value-type="float" office:value="10.20623899" table:style-name="ce1">
            <text:p>10.20623899</text:p>
          </table:table-cell>
          <table:table-cell office:value-type="float" office:value="9.6707332815" table:style-name="ce1">
            <text:p>9.6707332815</text:p>
          </table:table-cell>
          <table:table-cell office:value-type="float" office:value="5.32215532691243" table:style-name="ce1">
            <text:p>5.32215532691243</text:p>
          </table:table-cell>
          <table:table-cell office:value-type="float" office:value="12" table:style-name="ce1">
            <text:p>12</text:p>
          </table:table-cell>
          <table:table-cell office:value-type="float" office:value="2.013285303" table:style-name="ce1">
            <text:p>2.013285303</text:p>
          </table:table-cell>
          <table:table-cell office:value-type="float" office:value="5.419311746" table:style-name="ce1">
            <text:p>5.419311746</text:p>
          </table:table-cell>
          <table:table-cell office:value-type="float" office:value="3.60127940858333" table:style-name="ce1">
            <text:p>3.60127940858333</text:p>
          </table:table-cell>
          <table:table-cell office:value-type="float" office:value="3.486647675" table:style-name="ce1">
            <text:p>3.486647675</text:p>
          </table:table-cell>
          <table:table-cell office:value-type="float" office:value="1.2645359222436" table:style-name="ce1">
            <text:p>1.2645359222436</text:p>
          </table:table-cell>
          <table:table-cell office:value-type="float" office:value="12" table:style-name="ce1">
            <text:p>12</text:p>
          </table:table-cell>
          <table:table-cell office:value-type="float" office:value="-2.044070495" table:style-name="ce1">
            <text:p>-2.044070495</text:p>
          </table:table-cell>
          <table:table-cell office:value-type="float" office:value="-0.09413415742" table:style-name="ce1">
            <text:p>-0.09413415742</text:p>
          </table:table-cell>
          <table:table-cell office:value-type="float" office:value="-0.94896976931" table:style-name="ce1">
            <text:p>-0.94896976931</text:p>
          </table:table-cell>
          <table:table-cell office:value-type="float" office:value="-0.8320859869" table:style-name="ce1">
            <text:p>-0.8320859869</text:p>
          </table:table-cell>
          <table:table-cell office:value-type="float" office:value="0.732885251381112" table:style-name="ce1">
            <text:p>0.732885251381112</text:p>
          </table:table-cell>
          <table:table-cell office:value-type="float" office:value="12" table:style-name="ce1">
            <text:p>12</text:p>
          </table:table-cell>
          <table:table-cell office:value-type="float" office:value="3.035939713" table:style-name="ce1">
            <text:p>3.035939713</text:p>
          </table:table-cell>
          <table:table-cell office:value-type="float" office:value="13.37489023" table:style-name="ce1">
            <text:p>13.37489023</text:p>
          </table:table-cell>
          <table:table-cell office:value-type="float" office:value="5.95832155308333" table:style-name="ce1">
            <text:p>5.95832155308333</text:p>
          </table:table-cell>
          <table:table-cell office:value-type="float" office:value="3.7516622875" table:style-name="ce1">
            <text:p>3.7516622875</text:p>
          </table:table-cell>
          <table:table-cell office:value-type="float" office:value="4.43164819239656" table:style-name="ce1">
            <text:p>4.43164819239656</text:p>
          </table:table-cell>
          <table:table-cell office:value-type="float" office:value="12" table:style-name="ce1">
            <text:p>12</text:p>
          </table:table-cell>
          <table:table-cell office:value-type="float" office:value="5.98365" table:style-name="ce1">
            <text:p>5.98365</text:p>
          </table:table-cell>
          <table:table-cell office:value-type="float" office:value="10.52518" table:style-name="ce1">
            <text:p>10.52518</text:p>
          </table:table-cell>
          <table:table-cell office:value-type="float" office:value="8.65378583333333" table:style-name="ce1">
            <text:p>8.65378583333333</text:p>
          </table:table-cell>
          <table:table-cell office:value-type="float" office:value="9.064055" table:style-name="ce1">
            <text:p>9.064055</text:p>
          </table:table-cell>
          <table:table-cell office:value-type="float" office:value="1.75833400128158" table:style-name="ce1">
            <text:p>1.75833400128158</text:p>
          </table:table-cell>
          <table:table-cell office:value-type="float" office:value="12" table:style-name="ce1">
            <text:p>12</text:p>
          </table:table-cell>
          <table:table-cell office:value-type="float" office:value="7.8136" table:style-name="ce1">
            <text:p>7.8136</text:p>
          </table:table-cell>
          <table:table-cell office:value-type="float" office:value="24.88085" table:style-name="ce1">
            <text:p>24.88085</text:p>
          </table:table-cell>
          <table:table-cell office:value-type="float" office:value="16.19379" table:style-name="ce1">
            <text:p>16.19379</text:p>
          </table:table-cell>
          <table:table-cell office:value-type="float" office:value="16.087735" table:style-name="ce1">
            <text:p>16.087735</text:p>
          </table:table-cell>
          <table:table-cell office:value-type="float" office:value="6.24963562632836" table:style-name="ce1">
            <text:p>6.24963562632836</text:p>
          </table:table-cell>
          <table:table-cell office:value-type="float" office:value="12" table:style-name="ce1">
            <text:p>12</text:p>
          </table:table-cell>
          <table:table-cell office:value-type="float" office:value="13.80456" table:style-name="ce1">
            <text:p>13.80456</text:p>
          </table:table-cell>
          <table:table-cell office:value-type="float" office:value="33.42241" table:style-name="ce1">
            <text:p>33.42241</text:p>
          </table:table-cell>
          <table:table-cell office:value-type="float" office:value="24.8475758333333" table:style-name="ce1">
            <text:p>24.8475758333333</text:p>
          </table:table-cell>
          <table:table-cell office:value-type="float" office:value="26.127815" table:style-name="ce1">
            <text:p>26.127815</text:p>
          </table:table-cell>
          <table:table-cell office:value-type="float" office:value="7.32891019158369" table:style-name="ce1">
            <text:p>7.32891019158369</text:p>
          </table:table-cell>
          <table:table-cell office:value-type="float" office:value="12" table:style-name="ce1">
            <text:p>12</text:p>
          </table:table-cell>
          <table:table-cell office:value-type="float" office:value="1.544178553" table:style-name="ce1">
            <text:p>1.544178553</text:p>
          </table:table-cell>
          <table:table-cell office:value-type="float" office:value="4.190417259" table:style-name="ce1">
            <text:p>4.190417259</text:p>
          </table:table-cell>
          <table:table-cell office:value-type="float" office:value="2.71055291091667" table:style-name="ce1">
            <text:p>2.71055291091667</text:p>
          </table:table-cell>
          <table:table-cell office:value-type="float" office:value="2.5516237725" table:style-name="ce1">
            <text:p>2.5516237725</text:p>
          </table:table-cell>
          <table:table-cell office:value-type="float" office:value="1.01631853689509" table:style-name="ce1">
            <text:p>1.01631853689509</text:p>
          </table:table-cell>
          <table:table-cell office:value-type="float" office:value="12" table:style-name="ce1">
            <text:p>12</text:p>
          </table:table-cell>
          <table:table-cell office:value-type="float" office:value="0.1522113133" table:style-name="ce1">
            <text:p>0.1522113133</text:p>
          </table:table-cell>
          <table:table-cell office:value-type="float" office:value="0.4390450235" table:style-name="ce1">
            <text:p>0.4390450235</text:p>
          </table:table-cell>
          <table:table-cell office:value-type="float" office:value="0.258951803958333" table:style-name="ce1">
            <text:p>0.258951803958333</text:p>
          </table:table-cell>
          <table:table-cell office:value-type="float" office:value="0.22233275565" table:style-name="ce1">
            <text:p>0.22233275565</text:p>
          </table:table-cell>
          <table:table-cell office:value-type="float" office:value="0.108678249087131" table:style-name="ce1">
            <text:p>0.108678249087131</text:p>
          </table:table-cell>
          <table:table-cell office:value-type="float" office:value="12" table:style-name="ce1">
            <text:p>12</text:p>
          </table:table-cell>
          <table:table-cell office:value-type="float" office:value="2.397115687" table:style-name="ce1">
            <text:p>2.397115687</text:p>
          </table:table-cell>
          <table:table-cell office:value-type="float" office:value="5.692456531" table:style-name="ce1">
            <text:p>5.692456531</text:p>
          </table:table-cell>
          <table:table-cell office:value-type="float" office:value="4.09170511191667" table:style-name="ce1">
            <text:p>4.09170511191667</text:p>
          </table:table-cell>
          <table:table-cell office:value-type="float" office:value="4.13247398" table:style-name="ce1">
            <text:p>4.13247398</text:p>
          </table:table-cell>
          <table:table-cell office:value-type="float" office:value="1.31153973629877" table:style-name="ce1">
            <text:p>1.31153973629877</text:p>
          </table:table-cell>
          <table:table-cell office:value-type="float" office:value="12" table:style-name="ce1">
            <text:p>12</text:p>
          </table:table-cell>
          <table:table-cell office:value-type="float" office:value="4.891443164" table:style-name="ce1">
            <text:p>4.891443164</text:p>
          </table:table-cell>
          <table:table-cell office:value-type="float" office:value="14.86472957" table:style-name="ce1">
            <text:p>14.86472957</text:p>
          </table:table-cell>
          <table:table-cell office:value-type="float" office:value="8.50309683616667" table:style-name="ce1">
            <text:p>8.50309683616667</text:p>
          </table:table-cell>
          <table:table-cell office:value-type="float" office:value="7.120478775" table:style-name="ce1">
            <text:p>7.120478775</text:p>
          </table:table-cell>
          <table:table-cell office:value-type="float" office:value="3.9462145636886" table:style-name="ce1">
            <text:p>3.9462145636886</text:p>
          </table:table-cell>
          <table:table-cell office:value-type="float" office:value="12" table:style-name="ce1">
            <text:p>12</text:p>
          </table:table-cell>
          <table:table-cell office:value-type="float" office:value="45.96692655" table:style-name="ce1">
            <text:p>45.96692655</text:p>
          </table:table-cell>
          <table:table-cell office:value-type="float" office:value="70.91254914" table:style-name="ce1">
            <text:p>70.91254914</text:p>
          </table:table-cell>
          <table:table-cell office:value-type="float" office:value="61.2177553791667" table:style-name="ce1">
            <text:p>61.2177553791667</text:p>
          </table:table-cell>
          <table:table-cell office:value-type="float" office:value="64.049220225" table:style-name="ce1">
            <text:p>64.049220225</text:p>
          </table:table-cell>
          <table:table-cell office:value-type="float" office:value="10.0869707398997" table:style-name="ce1">
            <text:p>10.0869707398997</text:p>
          </table:table-cell>
          <table:table-cell office:value-type="float" office:value="9" table:style-name="ce1">
            <text:p>9</text:p>
          </table:table-cell>
          <table:table-cell office:value-type="float" office:value="0.1208956761" table:style-name="ce1">
            <text:p>0.1208956761</text:p>
          </table:table-cell>
          <table:table-cell office:value-type="float" office:value="0.7155246181" table:style-name="ce1">
            <text:p>0.7155246181</text:p>
          </table:table-cell>
          <table:table-cell office:value-type="float" office:value="0.443075260266667" table:style-name="ce1">
            <text:p>0.443075260266667</text:p>
          </table:table-cell>
          <table:table-cell office:value-type="float" office:value="0.4593057857" table:style-name="ce1">
            <text:p>0.4593057857</text:p>
          </table:table-cell>
          <table:table-cell office:value-type="float" office:value="0.242786041888861" table:style-name="ce1">
            <text:p>0.242786041888861</text:p>
          </table:table-cell>
          <table:table-cell office:value-type="float" office:value="12" table:style-name="ce1">
            <text:p>12</text:p>
          </table:table-cell>
          <table:table-cell office:value-type="float" office:value="30.24888429" table:style-name="ce1">
            <text:p>30.24888429</text:p>
          </table:table-cell>
          <table:table-cell office:value-type="float" office:value="152.7483139" table:style-name="ce1">
            <text:p>152.7483139</text:p>
          </table:table-cell>
          <table:table-cell office:value-type="float" office:value="82.6646679633333" table:style-name="ce1">
            <text:p>82.6646679633333</text:p>
          </table:table-cell>
          <table:table-cell office:value-type="float" office:value="75.24859754" table:style-name="ce1">
            <text:p>75.24859754</text:p>
          </table:table-cell>
          <table:table-cell office:value-type="float" office:value="52.1843504327508" table:style-name="ce1">
            <text:p>52.1843504327508</text:p>
          </table:table-cell>
          <table:table-cell office:value-type="float" office:value="12" table:style-name="ce1">
            <text:p>12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.1952390985" table:style-name="ce1">
            <text:p>0.1952390985</text:p>
          </table:table-cell>
          <table:table-cell office:value-type="float" office:value="0.2822685161" table:style-name="ce1">
            <text:p>0.2822685161</text:p>
          </table:table-cell>
          <table:table-cell office:value-type="float" office:value="0.24522679125" table:style-name="ce1">
            <text:p>0.24522679125</text:p>
          </table:table-cell>
          <table:table-cell office:value-type="float" office:value="0.25256133055" table:style-name="ce1">
            <text:p>0.25256133055</text:p>
          </table:table-cell>
          <table:table-cell office:value-type="float" office:value="0.0323773433825926" table:style-name="ce1">
            <text:p>0.0323773433825926</text:p>
          </table:table-cell>
          <table:table-cell office:value-type="float" office:value="12" table:style-name="ce1">
            <text:p>12</text:p>
          </table:table-cell>
          <table:table-cell office:value-type="float" office:value="1.822615784" table:style-name="ce1">
            <text:p>1.822615784</text:p>
          </table:table-cell>
          <table:table-cell office:value-type="float" office:value="3.721093285" table:style-name="ce1">
            <text:p>3.721093285</text:p>
          </table:table-cell>
          <table:table-cell office:value-type="float" office:value="2.86809794758333" table:style-name="ce1">
            <text:p>2.86809794758333</text:p>
          </table:table-cell>
          <table:table-cell office:value-type="float" office:value="2.988286337" table:style-name="ce1">
            <text:p>2.988286337</text:p>
          </table:table-cell>
          <table:table-cell office:value-type="float" office:value="0.694247519739497" table:style-name="ce1">
            <text:p>0.694247519739497</text:p>
          </table:table-cell>
          <table:table-cell office:value-type="float" office:value="12" table:style-name="ce1">
            <text:p>12</text:p>
          </table:table-cell>
          <table:table-cell office:value-type="float" office:value="0.07365593522" table:style-name="ce1">
            <text:p>0.07365593522</text:p>
          </table:table-cell>
          <table:table-cell office:value-type="float" office:value="0.1554478828" table:style-name="ce1">
            <text:p>0.1554478828</text:p>
          </table:table-cell>
          <table:table-cell office:value-type="float" office:value="0.12600476952" table:style-name="ce1">
            <text:p>0.12600476952</text:p>
          </table:table-cell>
          <table:table-cell office:value-type="float" office:value="0.13883475765" table:style-name="ce1">
            <text:p>0.13883475765</text:p>
          </table:table-cell>
          <table:table-cell office:value-type="float" office:value="0.032992612224874" table:style-name="ce1">
            <text:p>0.032992612224874</text:p>
          </table:table-cell>
          <table:table-cell office:value-type="float" office:value="12" table:style-name="ce1">
            <text:p>12</text:p>
          </table:table-cell>
          <table:table-cell office:value-type="float" office:value="2.471491885" table:style-name="ce1">
            <text:p>2.471491885</text:p>
          </table:table-cell>
          <table:table-cell office:value-type="float" office:value="5.820237361" table:style-name="ce1">
            <text:p>5.820237361</text:p>
          </table:table-cell>
          <table:table-cell office:value-type="float" office:value="4.21770843658333" table:style-name="ce1">
            <text:p>4.21770843658333</text:p>
          </table:table-cell>
          <table:table-cell office:value-type="float" office:value="4.285137785" table:style-name="ce1">
            <text:p>4.285137785</text:p>
          </table:table-cell>
          <table:table-cell office:value-type="float" office:value="1.33131404500031" table:style-name="ce1">
            <text:p>1.33131404500031</text:p>
          </table:table-cell>
          <table:table-cell office:value-type="float" office:value="12" table:style-name="ce1">
            <text:p>12</text:p>
          </table:table-cell>
          <table:table-cell office:value-type="float" office:value="0.07365593522" table:style-name="ce1">
            <text:p>0.07365593522</text:p>
          </table:table-cell>
          <table:table-cell office:value-type="float" office:value="0.1554478828" table:style-name="ce1">
            <text:p>0.1554478828</text:p>
          </table:table-cell>
          <table:table-cell office:value-type="float" office:value="0.12600476952" table:style-name="ce1">
            <text:p>0.12600476952</text:p>
          </table:table-cell>
          <table:table-cell office:value-type="float" office:value="0.13883475765" table:style-name="ce1">
            <text:p>0.13883475765</text:p>
          </table:table-cell>
          <table:table-cell office:value-type="float" office:value="0.032992612224874" table:style-name="ce1">
            <text:p>0.032992612224874</text:p>
          </table:table-cell>
          <table:table-cell office:value-type="float" office:value="12" table:style-name="ce1">
            <text:p>12</text:p>
          </table:table-cell>
          <table:table-cell office:value-type="float" office:value="1.688670553" table:style-name="ce1">
            <text:p>1.688670553</text:p>
          </table:table-cell>
          <table:table-cell office:value-type="float" office:value="4.638985789" table:style-name="ce1">
            <text:p>4.638985789</text:p>
          </table:table-cell>
          <table:table-cell office:value-type="float" office:value="2.92917343066667" table:style-name="ce1">
            <text:p>2.92917343066667</text:p>
          </table:table-cell>
          <table:table-cell office:value-type="float" office:value="2.6884814535" table:style-name="ce1">
            <text:p>2.6884814535</text:p>
          </table:table-cell>
          <table:table-cell office:value-type="float" office:value="1.18187639637025" table:style-name="ce1">
            <text:p>1.18187639637025</text:p>
          </table:table-cell>
          <table:table-cell office:value-type="float" office:value="12" table:style-name="ce1">
            <text:p>12</text:p>
          </table:table-cell>
          <table:table-cell office:value-type="float" office:value="2.163809447" table:style-name="ce1">
            <text:p>2.163809447</text:p>
          </table:table-cell>
          <table:table-cell office:value-type="float" office:value="4.781184211" table:style-name="ce1">
            <text:p>4.781184211</text:p>
          </table:table-cell>
          <table:table-cell office:value-type="float" office:value="3.63687240266667" table:style-name="ce1">
            <text:p>3.63687240266667</text:p>
          </table:table-cell>
          <table:table-cell office:value-type="float" office:value="3.7979107015" table:style-name="ce1">
            <text:p>3.7979107015</text:p>
          </table:table-cell>
          <table:table-cell office:value-type="float" office:value="1.11973418272307" table:style-name="ce1">
            <text:p>1.11973418272307</text:p>
          </table:table-cell>
          <table:table-cell office:value-type="float" office:value="12" table:style-name="ce1">
            <text:p>12</text:p>
          </table:table-cell>
          <table:table-cell office:value-type="float" office:value="0.3076824372" table:style-name="ce1">
            <text:p>0.3076824372</text:p>
          </table:table-cell>
          <table:table-cell office:value-type="float" office:value="1.044538703" table:style-name="ce1">
            <text:p>1.044538703</text:p>
          </table:table-cell>
          <table:table-cell office:value-type="float" office:value="0.580836033816667" table:style-name="ce1">
            <text:p>0.580836033816667</text:p>
          </table:table-cell>
          <table:table-cell office:value-type="float" office:value="0.48613097775" table:style-name="ce1">
            <text:p>0.48613097775</text:p>
          </table:table-cell>
          <table:table-cell office:value-type="float" office:value="0.291972067210156" table:style-name="ce1">
            <text:p>0.291972067210156</text:p>
          </table:table-cell>
          <table:table-cell office:value-type="float" office:value="12" table:style-name="ce1">
            <text:p>12</text:p>
          </table:table-cell>
          <table:table-cell office:value-type="float" office:value="12.11706" table:style-name="ce1">
            <text:p>12.11706</text:p>
          </table:table-cell>
          <table:table-cell office:value-type="float" office:value="25.50030333" table:style-name="ce1">
            <text:p>25.50030333</text:p>
          </table:table-cell>
          <table:table-cell office:value-type="float" office:value="21.2510797866667" table:style-name="ce1">
            <text:p>21.2510797866667</text:p>
          </table:table-cell>
          <table:table-cell office:value-type="float" office:value="23.76690722" table:style-name="ce1">
            <text:p>23.76690722</text:p>
          </table:table-cell>
          <table:table-cell office:value-type="float" office:value="5.51356176224317" table:style-name="ce1">
            <text:p>5.51356176224317</text:p>
          </table:table-cell>
          <table:table-cell office:value-type="float" office:value="12" table:style-name="ce1">
            <text:p>12</text:p>
          </table:table-cell>
          <table:table-cell office:value-type="float" office:value="4.471256949" table:style-name="ce1">
            <text:p>4.471256949</text:p>
          </table:table-cell>
          <table:table-cell office:value-type="float" office:value="9.80249771" table:style-name="ce1">
            <text:p>9.80249771</text:p>
          </table:table-cell>
          <table:table-cell office:value-type="float" office:value="6.86994569616667" table:style-name="ce1">
            <text:p>6.86994569616667</text:p>
          </table:table-cell>
          <table:table-cell office:value-type="float" office:value="6.603078195" table:style-name="ce1">
            <text:p>6.603078195</text:p>
          </table:table-cell>
          <table:table-cell office:value-type="float" office:value="2.4693361435203" table:style-name="ce1">
            <text:p>2.4693361435203</text:p>
          </table:table-cell>
          <table:table-cell office:value-type="float" office:value="12" table:style-name="ce1">
            <text:p>12</text:p>
          </table:table-cell>
          <table:table-cell office:value-type="float" office:value="1179.825448" table:style-name="ce1">
            <text:p>1179.825448</text:p>
          </table:table-cell>
          <table:table-cell office:value-type="float" office:value="1460.304475" table:style-name="ce1">
            <text:p>1460.304475</text:p>
          </table:table-cell>
          <table:table-cell office:value-type="float" office:value="1302.57513216667" table:style-name="ce1">
            <text:p>1302.57513216667</text:p>
          </table:table-cell>
          <table:table-cell office:value-type="float" office:value="1283.576946" table:style-name="ce1">
            <text:p>1283.576946</text:p>
          </table:table-cell>
          <table:table-cell office:value-type="float" office:value="107.29620255005" table:style-name="ce1">
            <text:p>107.29620255005</text:p>
          </table:table-cell>
          <table:table-cell office:value-type="float" office:value="12" table:style-name="ce1">
            <text:p>12</text:p>
          </table:table-cell>
          <table:table-cell office:value-type="float" office:value="36.97753905" table:style-name="ce1">
            <text:p>36.97753905</text:p>
          </table:table-cell>
          <table:table-cell office:value-type="float" office:value="142.981888" table:style-name="ce1">
            <text:p>142.981888</text:p>
          </table:table-cell>
          <table:table-cell office:value-type="float" office:value="80.4882133075" table:style-name="ce1">
            <text:p>80.4882133075</text:p>
          </table:table-cell>
          <table:table-cell office:value-type="float" office:value="70.996194265" table:style-name="ce1">
            <text:p>70.996194265</text:p>
          </table:table-cell>
          <table:table-cell office:value-type="float" office:value="47.5437460599584" table:style-name="ce1">
            <text:p>47.5437460599584</text:p>
          </table:table-cell>
          <table:table-cell office:value-type="float" office:value="12" table:style-name="ce1">
            <text:p>12</text:p>
          </table:table-cell>
          <table:table-cell office:value-type="float" office:value="90.00376469" table:style-name="ce1">
            <text:p>90.00376469</text:p>
          </table:table-cell>
          <table:table-cell office:value-type="float" office:value="153.2149322" table:style-name="ce1">
            <text:p>153.2149322</text:p>
          </table:table-cell>
          <table:table-cell office:value-type="float" office:value="110.990599355833" table:style-name="ce1">
            <text:p>110.990599355833</text:p>
          </table:table-cell>
          <table:table-cell office:value-type="float" office:value="100.370476655" table:style-name="ce1">
            <text:p>100.370476655</text:p>
          </table:table-cell>
          <table:table-cell office:value-type="float" office:value="26.9472899782384" table:style-name="ce1">
            <text:p>26.9472899782384</text:p>
          </table:table-cell>
          <table:table-cell office:value-type="float" office:value="12" table:style-name="ce1">
            <text:p>12</text:p>
          </table:table-cell>
          <table:table-cell office:value-type="float" office:value="0.005587353502" table:style-name="ce1">
            <text:p>0.005587353502</text:p>
          </table:table-cell>
          <table:table-cell office:value-type="float" office:value="159.1898316" table:style-name="ce1">
            <text:p>159.1898316</text:p>
          </table:table-cell>
          <table:table-cell office:value-type="float" office:value="53.4775416875752" table:style-name="ce1">
            <text:p>53.4775416875752</text:p>
          </table:table-cell>
          <table:table-cell office:value-type="float" office:value="18.52604838394" table:style-name="ce1">
            <text:p>18.52604838394</text:p>
          </table:table-cell>
          <table:table-cell office:value-type="float" office:value="69.113652766009" table:style-name="ce1">
            <text:p>69.113652766009</text:p>
          </table:table-cell>
          <table:table-cell office:value-type="float" office:value="12" table:style-name="ce1">
            <text:p>12</text:p>
          </table:table-cell>
          <table:table-cell office:value-type="float" office:value="8.929676699" table:style-name="ce1">
            <text:p>8.929676699</text:p>
          </table:table-cell>
          <table:table-cell office:value-type="float" office:value="69.43102554" table:style-name="ce1">
            <text:p>69.43102554</text:p>
          </table:table-cell>
          <table:table-cell office:value-type="float" office:value="42.15682898475" table:style-name="ce1">
            <text:p>42.15682898475</text:p>
          </table:table-cell>
          <table:table-cell office:value-type="float" office:value="44.358296315" table:style-name="ce1">
            <text:p>44.358296315</text:p>
          </table:table-cell>
          <table:table-cell office:value-type="float" office:value="26.2970616250468" table:style-name="ce1">
            <text:p>26.2970616250468</text:p>
          </table:table-cell>
          <table:table-cell office:value-type="float" office:value="12" table:style-name="ce1">
            <text:p>12</text:p>
          </table:table-cell>
          <table:table-cell office:value-type="float" office:value="0.0004818014159" table:style-name="ce1">
            <text:p>0.0004818014159</text:p>
          </table:table-cell>
          <table:table-cell office:value-type="float" office:value="0.004200010385" table:style-name="ce1">
            <text:p>0.004200010385</text:p>
          </table:table-cell>
          <table:table-cell office:value-type="float" office:value="0.00209444636088333" table:style-name="ce1">
            <text:p>0.00209444636088333</text:p>
          </table:table-cell>
          <table:table-cell office:value-type="float" office:value="0.0018604118275" table:style-name="ce1">
            <text:p>0.0018604118275</text:p>
          </table:table-cell>
          <table:table-cell office:value-type="float" office:value="0.00140083674217862" table:style-name="ce1">
            <text:p>0.00140083674217862</text:p>
          </table:table-cell>
          <table:table-cell office:value-type="float" office:value="12" table:style-name="ce1">
            <text:p>12</text:p>
          </table:table-cell>
          <table:table-cell office:value-type="float" office:value="0.01743819721" table:style-name="ce1">
            <text:p>0.01743819721</text:p>
          </table:table-cell>
          <table:table-cell office:value-type="float" office:value="0.01840115907" table:style-name="ce1">
            <text:p>0.01840115907</text:p>
          </table:table-cell>
          <table:table-cell office:value-type="float" office:value="0.0178127604975" table:style-name="ce1">
            <text:p>0.0178127604975</text:p>
          </table:table-cell>
          <table:table-cell office:value-type="float" office:value="0.01769125827" table:style-name="ce1">
            <text:p>0.01769125827</text:p>
          </table:table-cell>
          <table:table-cell office:value-type="float" office:value="0.00039353369017424" table:style-name="ce1">
            <text:p>0.00039353369017424</text:p>
          </table:table-cell>
          <table:table-cell office:value-type="float" office:value="12" table:style-name="ce1">
            <text:p>12</text:p>
          </table:table-cell>
          <table:table-cell office:value-type="float" office:value="4.545051185" table:style-name="ce1">
            <text:p>4.545051185</text:p>
          </table:table-cell>
          <table:table-cell office:value-type="float" office:value="9.533955861" table:style-name="ce1">
            <text:p>9.533955861</text:p>
          </table:table-cell>
          <table:table-cell office:value-type="float" office:value="6.65068985058333" table:style-name="ce1">
            <text:p>6.65068985058333</text:p>
          </table:table-cell>
          <table:table-cell office:value-type="float" office:value="6.400048012" table:style-name="ce1">
            <text:p>6.400048012</text:p>
          </table:table-cell>
          <table:table-cell office:value-type="float" office:value="1.74054076309338" table:style-name="ce1">
            <text:p>1.74054076309338</text:p>
          </table:table-cell>
          <table:table-cell office:value-type="float" office:value="12" table:style-name="ce1">
            <text:p>12</text:p>
          </table:table-cell>
          <table:table-cell office:value-type="float" office:value="9.171427778" table:style-name="ce1">
            <text:p>9.171427778</text:p>
          </table:table-cell>
          <table:table-cell office:value-type="float" office:value="14.72288196" table:style-name="ce1">
            <text:p>14.72288196</text:p>
          </table:table-cell>
          <table:table-cell office:value-type="float" office:value="11.8684515925" table:style-name="ce1">
            <text:p>11.8684515925</text:p>
          </table:table-cell>
          <table:table-cell office:value-type="float" office:value="12.01980586" table:style-name="ce1">
            <text:p>12.01980586</text:p>
          </table:table-cell>
          <table:table-cell office:value-type="float" office:value="1.71481903072035" table:style-name="ce1">
            <text:p>1.71481903072035</text:p>
          </table:table-cell>
          <table:table-cell office:value-type="float" office:value="12" table:style-name="ce1">
            <text:p>12</text:p>
          </table:table-cell>
          <table:table-cell office:value-type="float" office:value="0.157324095" table:style-name="ce1">
            <text:p>0.157324095</text:p>
          </table:table-cell>
          <table:table-cell office:value-type="float" office:value="0.4800872993" table:style-name="ce1">
            <text:p>0.4800872993</text:p>
          </table:table-cell>
          <table:table-cell office:value-type="float" office:value="0.326401331658333" table:style-name="ce1">
            <text:p>0.326401331658333</text:p>
          </table:table-cell>
          <table:table-cell office:value-type="float" office:value="0.35311736695" table:style-name="ce1">
            <text:p>0.35311736695</text:p>
          </table:table-cell>
          <table:table-cell office:value-type="float" office:value="0.126747429752393" table:style-name="ce1">
            <text:p>0.126747429752393</text:p>
          </table:table-cell>
          <table:table-cell office:value-type="float" office:value="12" table:style-name="ce1">
            <text:p>12</text:p>
          </table:table-cell>
          <table:table-cell office:value-type="float" office:value="0.2404804068" table:style-name="ce1">
            <text:p>0.2404804068</text:p>
          </table:table-cell>
          <table:table-cell office:value-type="float" office:value="0.5282955436" table:style-name="ce1">
            <text:p>0.5282955436</text:p>
          </table:table-cell>
          <table:table-cell office:value-type="float" office:value="0.368981130233333" table:style-name="ce1">
            <text:p>0.368981130233333</text:p>
          </table:table-cell>
          <table:table-cell office:value-type="float" office:value="0.36200227305" table:style-name="ce1">
            <text:p>0.36200227305</text:p>
          </table:table-cell>
          <table:table-cell office:value-type="float" office:value="0.0969917647221432" table:style-name="ce1">
            <text:p>0.0969917647221432</text:p>
          </table:table-cell>
        </table:table-row>
        <table:table-row table:style-name="ro1">
          <table:table-cell office:value-type="string" table:style-name="ce1">
            <text:p>20x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G</text:p>
          </table:table-cell>
          <table:table-cell office:value-type="float" office:value="9" table:style-name="ce1">
            <text:p>9</text:p>
          </table:table-cell>
          <table:table-cell office:value-type="float" office:value="8.697725184" table:style-name="ce1">
            <text:p>8.697725184</text:p>
          </table:table-cell>
          <table:table-cell office:value-type="float" office:value="16.70826631" table:style-name="ce1">
            <text:p>16.70826631</text:p>
          </table:table-cell>
          <table:table-cell office:value-type="float" office:value="13.2317516832222" table:style-name="ce1">
            <text:p>13.2317516832222</text:p>
          </table:table-cell>
          <table:table-cell office:value-type="float" office:value="14.31927849" table:style-name="ce1">
            <text:p>14.31927849</text:p>
          </table:table-cell>
          <table:table-cell office:value-type="float" office:value="3.53078027287093" table:style-name="ce1">
            <text:p>3.53078027287093</text:p>
          </table:table-cell>
          <table:table-cell office:value-type="float" office:value="9" table:style-name="ce1">
            <text:p>9</text:p>
          </table:table-cell>
          <table:table-cell office:value-type="float" office:value="2.170127278" table:style-name="ce1">
            <text:p>2.170127278</text:p>
          </table:table-cell>
          <table:table-cell office:value-type="float" office:value="5.043483068" table:style-name="ce1">
            <text:p>5.043483068</text:p>
          </table:table-cell>
          <table:table-cell office:value-type="float" office:value="3.70431332388889" table:style-name="ce1">
            <text:p>3.70431332388889</text:p>
          </table:table-cell>
          <table:table-cell office:value-type="float" office:value="3.917362697" table:style-name="ce1">
            <text:p>3.917362697</text:p>
          </table:table-cell>
          <table:table-cell office:value-type="float" office:value="1.24842147474248" table:style-name="ce1">
            <text:p>1.24842147474248</text:p>
          </table:table-cell>
          <table:table-cell office:value-type="float" office:value="9" table:style-name="ce1">
            <text:p>9</text:p>
          </table:table-cell>
          <table:table-cell office:value-type="float" office:value="-0.2169419867" table:style-name="ce1">
            <text:p>-0.2169419867</text:p>
          </table:table-cell>
          <table:table-cell office:value-type="float" office:value="0.03483252606" table:style-name="ce1">
            <text:p>0.03483252606</text:p>
          </table:table-cell>
          <table:table-cell office:value-type="float" office:value="-0.0825032461677778" table:style-name="ce1">
            <text:p>-0.0825032461677778</text:p>
          </table:table-cell>
          <table:table-cell office:value-type="float" office:value="-0.07441871839" table:style-name="ce1">
            <text:p>-0.07441871839</text:p>
          </table:table-cell>
          <table:table-cell office:value-type="float" office:value="0.110095199430275" table:style-name="ce1">
            <text:p>0.110095199430275</text:p>
          </table:table-cell>
          <table:table-cell office:value-type="float" office:value="9" table:style-name="ce1">
            <text:p>9</text:p>
          </table:table-cell>
          <table:table-cell office:value-type="float" office:value="3.157553615" table:style-name="ce1">
            <text:p>3.157553615</text:p>
          </table:table-cell>
          <table:table-cell office:value-type="float" office:value="4.678360838" table:style-name="ce1">
            <text:p>4.678360838</text:p>
          </table:table-cell>
          <table:table-cell office:value-type="float" office:value="3.76283917966667" table:style-name="ce1">
            <text:p>3.76283917966667</text:p>
          </table:table-cell>
          <table:table-cell office:value-type="float" office:value="3.664248833" table:style-name="ce1">
            <text:p>3.664248833</text:p>
          </table:table-cell>
          <table:table-cell office:value-type="float" office:value="0.581848749048664" table:style-name="ce1">
            <text:p>0.581848749048664</text:p>
          </table:table-cell>
          <table:table-cell office:value-type="float" office:value="9" table:style-name="ce1">
            <text:p>9</text:p>
          </table:table-cell>
          <table:table-cell office:value-type="float" office:value="7.2724" table:style-name="ce1">
            <text:p>7.2724</text:p>
          </table:table-cell>
          <table:table-cell office:value-type="float" office:value="16.46348" table:style-name="ce1">
            <text:p>16.46348</text:p>
          </table:table-cell>
          <table:table-cell office:value-type="float" office:value="12.6812911111111" table:style-name="ce1">
            <text:p>12.6812911111111</text:p>
          </table:table-cell>
          <table:table-cell office:value-type="float" office:value="14.41594" table:style-name="ce1">
            <text:p>14.41594</text:p>
          </table:table-cell>
          <table:table-cell office:value-type="float" office:value="4.15781245715654" table:style-name="ce1">
            <text:p>4.15781245715654</text:p>
          </table:table-cell>
          <table:table-cell office:value-type="float" office:value="9" table:style-name="ce1">
            <text:p>9</text:p>
          </table:table-cell>
          <table:table-cell office:value-type="float" office:value="7.00697" table:style-name="ce1">
            <text:p>7.00697</text:p>
          </table:table-cell>
          <table:table-cell office:value-type="float" office:value="22.32031" table:style-name="ce1">
            <text:p>22.32031</text:p>
          </table:table-cell>
          <table:table-cell office:value-type="float" office:value="16.8168344444444" table:style-name="ce1">
            <text:p>16.8168344444444</text:p>
          </table:table-cell>
          <table:table-cell office:value-type="float" office:value="21.41902" table:style-name="ce1">
            <text:p>21.41902</text:p>
          </table:table-cell>
          <table:table-cell office:value-type="float" office:value="7.3671235869132" table:style-name="ce1">
            <text:p>7.3671235869132</text:p>
          </table:table-cell>
          <table:table-cell office:value-type="float" office:value="9" table:style-name="ce1">
            <text:p>9</text:p>
          </table:table-cell>
          <table:table-cell office:value-type="float" office:value="14.28672" table:style-name="ce1">
            <text:p>14.28672</text:p>
          </table:table-cell>
          <table:table-cell office:value-type="float" office:value="38.76157" table:style-name="ce1">
            <text:p>38.76157</text:p>
          </table:table-cell>
          <table:table-cell office:value-type="float" office:value="29.4981255555556" table:style-name="ce1">
            <text:p>29.4981255555556</text:p>
          </table:table-cell>
          <table:table-cell office:value-type="float" office:value="35.83496" table:style-name="ce1">
            <text:p>35.83496</text:p>
          </table:table-cell>
          <table:table-cell office:value-type="float" office:value="11.4916654897214" table:style-name="ce1">
            <text:p>11.4916654897214</text:p>
          </table:table-cell>
          <table:table-cell office:value-type="float" office:value="9" table:style-name="ce1">
            <text:p>9</text:p>
          </table:table-cell>
          <table:table-cell office:value-type="float" office:value="1.703800389" table:style-name="ce1">
            <text:p>1.703800389</text:p>
          </table:table-cell>
          <table:table-cell office:value-type="float" office:value="3.90321197" table:style-name="ce1">
            <text:p>3.90321197</text:p>
          </table:table-cell>
          <table:table-cell office:value-type="float" office:value="2.87399237155556" table:style-name="ce1">
            <text:p>2.87399237155556</text:p>
          </table:table-cell>
          <table:table-cell office:value-type="float" office:value="3.021416666" table:style-name="ce1">
            <text:p>3.021416666</text:p>
          </table:table-cell>
          <table:table-cell office:value-type="float" office:value="0.954246985163196" table:style-name="ce1">
            <text:p>0.954246985163196</text:p>
          </table:table-cell>
          <table:table-cell office:value-type="float" office:value="9" table:style-name="ce1">
            <text:p>9</text:p>
          </table:table-cell>
          <table:table-cell office:value-type="float" office:value="0.1146136565" table:style-name="ce1">
            <text:p>0.1146136565</text:p>
          </table:table-cell>
          <table:table-cell office:value-type="float" office:value="0.2233876636" table:style-name="ce1">
            <text:p>0.2233876636</text:p>
          </table:table-cell>
          <table:table-cell office:value-type="float" office:value="0.1624606641" table:style-name="ce1">
            <text:p>0.1624606641</text:p>
          </table:table-cell>
          <table:table-cell office:value-type="float" office:value="0.1523651133" table:style-name="ce1">
            <text:p>0.1523651133</text:p>
          </table:table-cell>
          <table:table-cell office:value-type="float" office:value="0.0453732127675182" table:style-name="ce1">
            <text:p>0.0453732127675182</text:p>
          </table:table-cell>
          <table:table-cell office:value-type="float" office:value="9" table:style-name="ce1">
            <text:p>9</text:p>
          </table:table-cell>
          <table:table-cell office:value-type="float" office:value="2.558616399" table:style-name="ce1">
            <text:p>2.558616399</text:p>
          </table:table-cell>
          <table:table-cell office:value-type="float" office:value="6.5355557" table:style-name="ce1">
            <text:p>6.5355557</text:p>
          </table:table-cell>
          <table:table-cell office:value-type="float" office:value="4.60345427644444" table:style-name="ce1">
            <text:p>4.60345427644444</text:p>
          </table:table-cell>
          <table:table-cell office:value-type="float" office:value="4.730034416" table:style-name="ce1">
            <text:p>4.730034416</text:p>
          </table:table-cell>
          <table:table-cell office:value-type="float" office:value="1.7168857208627" table:style-name="ce1">
            <text:p>1.7168857208627</text:p>
          </table:table-cell>
          <table:table-cell office:value-type="float" office:value="9" table:style-name="ce1">
            <text:p>9</text:p>
          </table:table-cell>
          <table:table-cell office:value-type="float" office:value="4.857348186" table:style-name="ce1">
            <text:p>4.857348186</text:p>
          </table:table-cell>
          <table:table-cell office:value-type="float" office:value="9.300655236" table:style-name="ce1">
            <text:p>9.300655236</text:p>
          </table:table-cell>
          <table:table-cell office:value-type="float" office:value="7.08377485188889" table:style-name="ce1">
            <text:p>7.08377485188889</text:p>
          </table:table-cell>
          <table:table-cell office:value-type="float" office:value="7.098045537" table:style-name="ce1">
            <text:p>7.098045537</text:p>
          </table:table-cell>
          <table:table-cell office:value-type="float" office:value="1.91978848236165" table:style-name="ce1">
            <text:p>1.91978848236165</text:p>
          </table:table-cell>
          <table:table-cell office:value-type="float" office:value="9" table:style-name="ce1">
            <text:p>9</text:p>
          </table:table-cell>
          <table:table-cell office:value-type="float" office:value="48.93144098" table:style-name="ce1">
            <text:p>48.93144098</text:p>
          </table:table-cell>
          <table:table-cell office:value-type="float" office:value="72.47736772" table:style-name="ce1">
            <text:p>72.47736772</text:p>
          </table:table-cell>
          <table:table-cell office:value-type="float" office:value="63.0108841033333" table:style-name="ce1">
            <text:p>63.0108841033333</text:p>
          </table:table-cell>
          <table:table-cell office:value-type="float" office:value="67.5924296" table:style-name="ce1">
            <text:p>67.5924296</text:p>
          </table:table-cell>
          <table:table-cell office:value-type="float" office:value="10.7357352283573" table:style-name="ce1">
            <text:p>10.7357352283573</text:p>
          </table:table-cell>
          <table:table-cell office:value-type="float" office:value="9" table:style-name="ce1">
            <text:p>9</text:p>
          </table:table-cell>
          <table:table-cell office:value-type="float" office:value="0.136488242" table:style-name="ce1">
            <text:p>0.136488242</text:p>
          </table:table-cell>
          <table:table-cell office:value-type="float" office:value="0.4019704366" table:style-name="ce1">
            <text:p>0.4019704366</text:p>
          </table:table-cell>
          <table:table-cell office:value-type="float" office:value="0.259860824466667" table:style-name="ce1">
            <text:p>0.259860824466667</text:p>
          </table:table-cell>
          <table:table-cell office:value-type="float" office:value="0.2419391359" table:style-name="ce1">
            <text:p>0.2419391359</text:p>
          </table:table-cell>
          <table:table-cell office:value-type="float" office:value="0.115218399616109" table:style-name="ce1">
            <text:p>0.115218399616109</text:p>
          </table:table-cell>
          <table:table-cell office:value-type="float" office:value="9" table:style-name="ce1">
            <text:p>9</text:p>
          </table:table-cell>
          <table:table-cell office:value-type="float" office:value="13.0118277" table:style-name="ce1">
            <text:p>13.0118277</text:p>
          </table:table-cell>
          <table:table-cell office:value-type="float" office:value="54.49269311" table:style-name="ce1">
            <text:p>54.49269311</text:p>
          </table:table-cell>
          <table:table-cell office:value-type="float" office:value="37.1678399155556" table:style-name="ce1">
            <text:p>37.1678399155556</text:p>
          </table:table-cell>
          <table:table-cell office:value-type="float" office:value="46.99635804" table:style-name="ce1">
            <text:p>46.99635804</text:p>
          </table:table-cell>
          <table:table-cell office:value-type="float" office:value="18.1894260572761" table:style-name="ce1">
            <text:p>18.1894260572761</text:p>
          </table:table-cell>
          <table:table-cell office:value-type="float" office:value="9" table:style-name="ce1">
            <text:p>9</text:p>
          </table:table-cell>
          <table:table-cell office:value-type="float" office:value="3.294734756" table:style-name="ce1">
            <text:p>3.294734756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02689803533333" table:style-name="ce1">
            <text:p>4.02689803533333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5491224595" table:style-name="ce1">
            <text:p>0.5491224595</text:p>
          </table:table-cell>
          <table:table-cell office:value-type="float" office:value="9" table:style-name="ce1">
            <text:p>9</text:p>
          </table:table-cell>
          <table:table-cell office:value-type="float" office:value="0.2405098595" table:style-name="ce1">
            <text:p>0.2405098595</text:p>
          </table:table-cell>
          <table:table-cell office:value-type="float" office:value="0.3141699238" table:style-name="ce1">
            <text:p>0.3141699238</text:p>
          </table:table-cell>
          <table:table-cell office:value-type="float" office:value="0.278452209433333" table:style-name="ce1">
            <text:p>0.278452209433333</text:p>
          </table:table-cell>
          <table:table-cell office:value-type="float" office:value="0.2810285233" table:style-name="ce1">
            <text:p>0.2810285233</text:p>
          </table:table-cell>
          <table:table-cell office:value-type="float" office:value="0.0318118726567599" table:style-name="ce1">
            <text:p>0.0318118726567599</text:p>
          </table:table-cell>
          <table:table-cell office:value-type="float" office:value="9" table:style-name="ce1">
            <text:p>9</text:p>
          </table:table-cell>
          <table:table-cell office:value-type="float" office:value="2.708409821" table:style-name="ce1">
            <text:p>2.708409821</text:p>
          </table:table-cell>
          <table:table-cell office:value-type="float" office:value="4.556864101" table:style-name="ce1">
            <text:p>4.556864101</text:p>
          </table:table-cell>
          <table:table-cell office:value-type="float" office:value="3.65275059633333" table:style-name="ce1">
            <text:p>3.65275059633333</text:p>
          </table:table-cell>
          <table:table-cell office:value-type="float" office:value="3.703810742" table:style-name="ce1">
            <text:p>3.703810742</text:p>
          </table:table-cell>
          <table:table-cell office:value-type="float" office:value="0.797240639886549" table:style-name="ce1">
            <text:p>0.797240639886549</text:p>
          </table:table-cell>
          <table:table-cell office:value-type="float" office:value="9" table:style-name="ce1">
            <text:p>9</text:p>
          </table:table-cell>
          <table:table-cell office:value-type="float" office:value="0.1066331969" table:style-name="ce1">
            <text:p>0.1066331969</text:p>
          </table:table-cell>
          <table:table-cell office:value-type="float" office:value="0.2856469232" table:style-name="ce1">
            <text:p>0.2856469232</text:p>
          </table:table-cell>
          <table:table-cell office:value-type="float" office:value="0.206696569077778" table:style-name="ce1">
            <text:p>0.206696569077778</text:p>
          </table:table-cell>
          <table:table-cell office:value-type="float" office:value="0.2303457197" table:style-name="ce1">
            <text:p>0.2303457197</text:p>
          </table:table-cell>
          <table:table-cell office:value-type="float" office:value="0.0790758260819363" table:style-name="ce1">
            <text:p>0.0790758260819363</text:p>
          </table:table-cell>
          <table:table-cell office:value-type="float" office:value="9" table:style-name="ce1">
            <text:p>9</text:p>
          </table:table-cell>
          <table:table-cell office:value-type="float" office:value="2.665530592" table:style-name="ce1">
            <text:p>2.665530592</text:p>
          </table:table-cell>
          <table:table-cell office:value-type="float" office:value="6.821206688" table:style-name="ce1">
            <text:p>6.821206688</text:p>
          </table:table-cell>
          <table:table-cell office:value-type="float" office:value="4.81015164177778" table:style-name="ce1">
            <text:p>4.81015164177778</text:p>
          </table:table-cell>
          <table:table-cell office:value-type="float" office:value="4.960376557" table:style-name="ce1">
            <text:p>4.960376557</text:p>
          </table:table-cell>
          <table:table-cell office:value-type="float" office:value="1.79496743596065" table:style-name="ce1">
            <text:p>1.79496743596065</text:p>
          </table:table-cell>
          <table:table-cell office:value-type="float" office:value="9" table:style-name="ce1">
            <text:p>9</text:p>
          </table:table-cell>
          <table:table-cell office:value-type="float" office:value="0.1066331969" table:style-name="ce1">
            <text:p>0.1066331969</text:p>
          </table:table-cell>
          <table:table-cell office:value-type="float" office:value="0.2856469232" table:style-name="ce1">
            <text:p>0.2856469232</text:p>
          </table:table-cell>
          <table:table-cell office:value-type="float" office:value="0.206696569077778" table:style-name="ce1">
            <text:p>0.206696569077778</text:p>
          </table:table-cell>
          <table:table-cell office:value-type="float" office:value="0.2303457197" table:style-name="ce1">
            <text:p>0.2303457197</text:p>
          </table:table-cell>
          <table:table-cell office:value-type="float" office:value="0.0790758260819363" table:style-name="ce1">
            <text:p>0.0790758260819363</text:p>
          </table:table-cell>
          <table:table-cell office:value-type="float" office:value="9" table:style-name="ce1">
            <text:p>9</text:p>
          </table:table-cell>
          <table:table-cell office:value-type="float" office:value="1.91845847" table:style-name="ce1">
            <text:p>1.91845847</text:p>
          </table:table-cell>
          <table:table-cell office:value-type="float" office:value="4.245909382" table:style-name="ce1">
            <text:p>4.245909382</text:p>
          </table:table-cell>
          <table:table-cell office:value-type="float" office:value="3.17251670722222" table:style-name="ce1">
            <text:p>3.17251670722222</text:p>
          </table:table-cell>
          <table:table-cell office:value-type="float" office:value="3.354784135" table:style-name="ce1">
            <text:p>3.354784135</text:p>
          </table:table-cell>
          <table:table-cell office:value-type="float" office:value="1.01174688864057" table:style-name="ce1">
            <text:p>1.01174688864057</text:p>
          </table:table-cell>
          <table:table-cell office:value-type="float" office:value="9" table:style-name="ce1">
            <text:p>9</text:p>
          </table:table-cell>
          <table:table-cell office:value-type="float" office:value="2.37006153" table:style-name="ce1">
            <text:p>2.37006153</text:p>
          </table:table-cell>
          <table:table-cell office:value-type="float" office:value="6.241870618" table:style-name="ce1">
            <text:p>6.241870618</text:p>
          </table:table-cell>
          <table:table-cell office:value-type="float" office:value="4.37951329277778" table:style-name="ce1">
            <text:p>4.37951329277778</text:p>
          </table:table-cell>
          <table:table-cell office:value-type="float" office:value="4.540525865" table:style-name="ce1">
            <text:p>4.540525865</text:p>
          </table:table-cell>
          <table:table-cell office:value-type="float" office:value="1.67277270821408" table:style-name="ce1">
            <text:p>1.67277270821408</text:p>
          </table:table-cell>
          <table:table-cell office:value-type="float" office:value="9" table:style-name="ce1">
            <text:p>9</text:p>
          </table:table-cell>
          <table:table-cell office:value-type="float" office:value="0.2950387599" table:style-name="ce1">
            <text:p>0.2950387599</text:p>
          </table:table-cell>
          <table:table-cell office:value-type="float" office:value="0.5796902827" table:style-name="ce1">
            <text:p>0.5796902827</text:p>
          </table:table-cell>
          <table:table-cell office:value-type="float" office:value="0.430638348788889" table:style-name="ce1">
            <text:p>0.430638348788889</text:p>
          </table:table-cell>
          <table:table-cell office:value-type="float" office:value="0.4198506916" table:style-name="ce1">
            <text:p>0.4198506916</text:p>
          </table:table-cell>
          <table:table-cell office:value-type="float" office:value="0.123550461418783" table:style-name="ce1">
            <text:p>0.123550461418783</text:p>
          </table:table-cell>
          <table:table-cell office:value-type="float" office:value="9" table:style-name="ce1">
            <text:p>9</text:p>
          </table:table-cell>
          <table:table-cell office:value-type="float" office:value="12.85104" table:style-name="ce1">
            <text:p>12.85104</text:p>
          </table:table-cell>
          <table:table-cell office:value-type="float" office:value="43.52019" table:style-name="ce1">
            <text:p>43.52019</text:p>
          </table:table-cell>
          <table:table-cell office:value-type="float" office:value="29.6525933333333" table:style-name="ce1">
            <text:p>29.6525933333333</text:p>
          </table:table-cell>
          <table:table-cell office:value-type="float" office:value="35.06076" table:style-name="ce1">
            <text:p>35.06076</text:p>
          </table:table-cell>
          <table:table-cell office:value-type="float" office:value="12.9040290764939" table:style-name="ce1">
            <text:p>12.9040290764939</text:p>
          </table:table-cell>
          <table:table-cell office:value-type="float" office:value="9" table:style-name="ce1">
            <text:p>9</text:p>
          </table:table-cell>
          <table:table-cell office:value-type="float" office:value="6.371612052" table:style-name="ce1">
            <text:p>6.371612052</text:p>
          </table:table-cell>
          <table:table-cell office:value-type="float" office:value="14.35018369" table:style-name="ce1">
            <text:p>14.35018369</text:p>
          </table:table-cell>
          <table:table-cell office:value-type="float" office:value="10.9238621185556" table:style-name="ce1">
            <text:p>10.9238621185556</text:p>
          </table:table-cell>
          <table:table-cell office:value-type="float" office:value="12.13214128" table:style-name="ce1">
            <text:p>12.13214128</text:p>
          </table:table-cell>
          <table:table-cell office:value-type="float" office:value="3.54631131726104" table:style-name="ce1">
            <text:p>3.54631131726104</text:p>
          </table:table-cell>
          <table:table-cell office:value-type="float" office:value="9" table:style-name="ce1">
            <text:p>9</text:p>
          </table:table-cell>
          <table:table-cell office:value-type="float" office:value="1418.586293" table:style-name="ce1">
            <text:p>1418.586293</text:p>
          </table:table-cell>
          <table:table-cell office:value-type="float" office:value="1622.034133" table:style-name="ce1">
            <text:p>1622.034133</text:p>
          </table:table-cell>
          <table:table-cell office:value-type="float" office:value="1532.21656044444" table:style-name="ce1">
            <text:p>1532.21656044444</text:p>
          </table:table-cell>
          <table:table-cell office:value-type="float" office:value="1559.003974" table:style-name="ce1">
            <text:p>1559.003974</text:p>
          </table:table-cell>
          <table:table-cell office:value-type="float" office:value="88.6802421576215" table:style-name="ce1">
            <text:p>88.6802421576215</text:p>
          </table:table-cell>
          <table:table-cell office:value-type="float" office:value="9" table:style-name="ce1">
            <text:p>9</text:p>
          </table:table-cell>
          <table:table-cell office:value-type="float" office:value="20.80111201" table:style-name="ce1">
            <text:p>20.80111201</text:p>
          </table:table-cell>
          <table:table-cell office:value-type="float" office:value="142.9971088" table:style-name="ce1">
            <text:p>142.9971088</text:p>
          </table:table-cell>
          <table:table-cell office:value-type="float" office:value="70.8989223455556" table:style-name="ce1">
            <text:p>70.8989223455556</text:p>
          </table:table-cell>
          <table:table-cell office:value-type="float" office:value="36.99891729" table:style-name="ce1">
            <text:p>36.99891729</text:p>
          </table:table-cell>
          <table:table-cell office:value-type="float" office:value="55.0774970108118" table:style-name="ce1">
            <text:p>55.0774970108118</text:p>
          </table:table-cell>
          <table:table-cell office:value-type="float" office:value="9" table:style-name="ce1">
            <text:p>9</text:p>
          </table:table-cell>
          <table:table-cell office:value-type="float" office:value="0.01163812675" table:style-name="ce1">
            <text:p>0.01163812675</text:p>
          </table:table-cell>
          <table:table-cell office:value-type="float" office:value="179.9977586" table:style-name="ce1">
            <text:p>179.9977586</text:p>
          </table:table-cell>
          <table:table-cell office:value-type="float" office:value="88.2322342685278" table:style-name="ce1">
            <text:p>88.2322342685278</text:p>
          </table:table-cell>
          <table:table-cell office:value-type="float" office:value="89.98724082" table:style-name="ce1">
            <text:p>89.98724082</text:p>
          </table:table-cell>
          <table:table-cell office:value-type="float" office:value="61.1111232128617" table:style-name="ce1">
            <text:p>61.1111232128617</text:p>
          </table:table-cell>
          <table:table-cell office:value-type="float" office:value="9" table:style-name="ce1">
            <text:p>9</text:p>
          </table:table-cell>
          <table:table-cell office:value-type="float" office:value="0.01475796603" table:style-name="ce1">
            <text:p>0.01475796603</text:p>
          </table:table-cell>
          <table:table-cell office:value-type="float" office:value="90.0002316" table:style-name="ce1">
            <text:p>90.0002316</text:p>
          </table:table-cell>
          <table:table-cell office:value-type="float" office:value="34.0098871801756" table:style-name="ce1">
            <text:p>34.0098871801756</text:p>
          </table:table-cell>
          <table:table-cell office:value-type="float" office:value="37.00100128" table:style-name="ce1">
            <text:p>37.00100128</text:p>
          </table:table-cell>
          <table:table-cell office:value-type="float" office:value="30.3008553462533" table:style-name="ce1">
            <text:p>30.3008553462533</text:p>
          </table:table-cell>
          <table:table-cell office:value-type="float" office:value="9" table:style-name="ce1">
            <text:p>9</text:p>
          </table:table-cell>
          <table:table-cell office:value-type="float" office:value="8.749079081" table:style-name="ce1">
            <text:p>8.749079081</text:p>
          </table:table-cell>
          <table:table-cell office:value-type="float" office:value="17.51155549" table:style-name="ce1">
            <text:p>17.51155549</text:p>
          </table:table-cell>
          <table:table-cell office:value-type="float" office:value="13.6549553915556" table:style-name="ce1">
            <text:p>13.6549553915556</text:p>
          </table:table-cell>
          <table:table-cell office:value-type="float" office:value="14.70804884" table:style-name="ce1">
            <text:p>14.70804884</text:p>
          </table:table-cell>
          <table:table-cell office:value-type="float" office:value="3.87287913755464" table:style-name="ce1">
            <text:p>3.87287913755464</text:p>
          </table:table-cell>
          <table:table-cell office:value-type="float" office:value="9" table:style-name="ce1">
            <text:p>9</text:p>
          </table:table-cell>
          <table:table-cell office:value-type="float" office:value="0.001839213131" table:style-name="ce1">
            <text:p>0.001839213131</text:p>
          </table:table-cell>
          <table:table-cell office:value-type="float" office:value="0.003274479037" table:style-name="ce1">
            <text:p>0.003274479037</text:p>
          </table:table-cell>
          <table:table-cell office:value-type="float" office:value="0.00244625691944444" table:style-name="ce1">
            <text:p>0.00244625691944444</text:p>
          </table:table-cell>
          <table:table-cell office:value-type="float" office:value="0.002286420775" table:style-name="ce1">
            <text:p>0.002286420775</text:p>
          </table:table-cell>
          <table:table-cell office:value-type="float" office:value="0.000582766834341436" table:style-name="ce1">
            <text:p>0.000582766834341436</text:p>
          </table:table-cell>
          <table:table-cell office:value-type="float" office:value="9" table:style-name="ce1">
            <text:p>9</text:p>
          </table:table-cell>
          <table:table-cell office:value-type="float" office:value="0.01713108923" table:style-name="ce1">
            <text:p>0.01713108923</text:p>
          </table:table-cell>
          <table:table-cell office:value-type="float" office:value="0.01801809339" table:style-name="ce1">
            <text:p>0.01801809339</text:p>
          </table:table-cell>
          <table:table-cell office:value-type="float" office:value="0.0177206726777778" table:style-name="ce1">
            <text:p>0.0177206726777778</text:p>
          </table:table-cell>
          <table:table-cell office:value-type="float" office:value="0.01796781604" table:style-name="ce1">
            <text:p>0.01796781604</text:p>
          </table:table-cell>
          <table:table-cell office:value-type="float" office:value="0.000404384557886518" table:style-name="ce1">
            <text:p>0.000404384557886518</text:p>
          </table:table-cell>
          <table:table-cell office:value-type="float" office:value="9" table:style-name="ce1">
            <text:p>9</text:p>
          </table:table-cell>
          <table:table-cell office:value-type="float" office:value="7.938532888" table:style-name="ce1">
            <text:p>7.938532888</text:p>
          </table:table-cell>
          <table:table-cell office:value-type="float" office:value="13.90767606" table:style-name="ce1">
            <text:p>13.90767606</text:p>
          </table:table-cell>
          <table:table-cell office:value-type="float" office:value="10.9007966576667" table:style-name="ce1">
            <text:p>10.9007966576667</text:p>
          </table:table-cell>
          <table:table-cell office:value-type="float" office:value="10.79453926" table:style-name="ce1">
            <text:p>10.79453926</text:p>
          </table:table-cell>
          <table:table-cell office:value-type="float" office:value="2.55086346008977" table:style-name="ce1">
            <text:p>2.55086346008977</text:p>
          </table:table-cell>
          <table:table-cell office:value-type="float" office:value="9" table:style-name="ce1">
            <text:p>9</text:p>
          </table:table-cell>
          <table:table-cell office:value-type="float" office:value="9.813006266" table:style-name="ce1">
            <text:p>9.813006266</text:p>
          </table:table-cell>
          <table:table-cell office:value-type="float" office:value="12.01980586" table:style-name="ce1">
            <text:p>12.01980586</text:p>
          </table:table-cell>
          <table:table-cell office:value-type="float" office:value="10.7717170908889" table:style-name="ce1">
            <text:p>10.7717170908889</text:p>
          </table:table-cell>
          <table:table-cell office:value-type="float" office:value="10.49946577" table:style-name="ce1">
            <text:p>10.49946577</text:p>
          </table:table-cell>
          <table:table-cell office:value-type="float" office:value="0.897801687377126" table:style-name="ce1">
            <text:p>0.897801687377126</text:p>
          </table:table-cell>
          <table:table-cell office:value-type="float" office:value="9" table:style-name="ce1">
            <text:p>9</text:p>
          </table:table-cell>
          <table:table-cell office:value-type="float" office:value="0.2123366179" table:style-name="ce1">
            <text:p>0.2123366179</text:p>
          </table:table-cell>
          <table:table-cell office:value-type="float" office:value="0.3713774907" table:style-name="ce1">
            <text:p>0.3713774907</text:p>
          </table:table-cell>
          <table:table-cell office:value-type="float" office:value="0.299001505233333" table:style-name="ce1">
            <text:p>0.299001505233333</text:p>
          </table:table-cell>
          <table:table-cell office:value-type="float" office:value="0.325617843" table:style-name="ce1">
            <text:p>0.325617843</text:p>
          </table:table-cell>
          <table:table-cell office:value-type="float" office:value="0.0654308038383661" table:style-name="ce1">
            <text:p>0.0654308038383661</text:p>
          </table:table-cell>
          <table:table-cell office:value-type="float" office:value="9" table:style-name="ce1">
            <text:p>9</text:p>
          </table:table-cell>
          <table:table-cell office:value-type="float" office:value="0.3003222045" table:style-name="ce1">
            <text:p>0.3003222045</text:p>
          </table:table-cell>
          <table:table-cell office:value-type="float" office:value="0.4206167949" table:style-name="ce1">
            <text:p>0.4206167949</text:p>
          </table:table-cell>
          <table:table-cell office:value-type="float" office:value="0.359268142811111" table:style-name="ce1">
            <text:p>0.359268142811111</text:p>
          </table:table-cell>
          <table:table-cell office:value-type="float" office:value="0.3542086432" table:style-name="ce1">
            <text:p>0.3542086432</text:p>
          </table:table-cell>
          <table:table-cell office:value-type="float" office:value="0.0502914555465454" table:style-name="ce1">
            <text:p>0.0502914555465454</text:p>
          </table:table-cell>
        </table:table-row>
        <table:table-row table:style-name="ro1">
          <table:table-cell office:value-type="string" table:style-name="ce1">
            <text:p>20x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H</text:p>
          </table:table-cell>
          <table:table-cell office:value-type="float" office:value="8" table:style-name="ce1">
            <text:p>8</text:p>
          </table:table-cell>
          <table:table-cell office:value-type="float" office:value="1.480282054" table:style-name="ce1">
            <text:p>1.480282054</text:p>
          </table:table-cell>
          <table:table-cell office:value-type="float" office:value="34.82867073" table:style-name="ce1">
            <text:p>34.82867073</text:p>
          </table:table-cell>
          <table:table-cell office:value-type="float" office:value="12.344360352125" table:style-name="ce1">
            <text:p>12.344360352125</text:p>
          </table:table-cell>
          <table:table-cell office:value-type="float" office:value="6.1855899585" table:style-name="ce1">
            <text:p>6.1855899585</text:p>
          </table:table-cell>
          <table:table-cell office:value-type="float" office:value="14.1711904442564" table:style-name="ce1">
            <text:p>14.1711904442564</text:p>
          </table:table-cell>
          <table:table-cell office:value-type="float" office:value="8" table:style-name="ce1">
            <text:p>8</text:p>
          </table:table-cell>
          <table:table-cell office:value-type="float" office:value="2.104905845" table:style-name="ce1">
            <text:p>2.104905845</text:p>
          </table:table-cell>
          <table:table-cell office:value-type="float" office:value="4.209778924" table:style-name="ce1">
            <text:p>4.209778924</text:p>
          </table:table-cell>
          <table:table-cell office:value-type="float" office:value="2.91409967" table:style-name="ce1">
            <text:p>2.91409967</text:p>
          </table:table-cell>
          <table:table-cell office:value-type="float" office:value="2.650520787" table:style-name="ce1">
            <text:p>2.650520787</text:p>
          </table:table-cell>
          <table:table-cell office:value-type="float" office:value="0.833355488386927" table:style-name="ce1">
            <text:p>0.833355488386927</text:p>
          </table:table-cell>
          <table:table-cell office:value-type="float" office:value="8" table:style-name="ce1">
            <text:p>8</text:p>
          </table:table-cell>
          <table:table-cell office:value-type="float" office:value="-0.7303039638" table:style-name="ce1">
            <text:p>-0.7303039638</text:p>
          </table:table-cell>
          <table:table-cell office:value-type="float" office:value="-0.07764045619" table:style-name="ce1">
            <text:p>-0.07764045619</text:p>
          </table:table-cell>
          <table:table-cell office:value-type="float" office:value="-0.50018076156125" table:style-name="ce1">
            <text:p>-0.50018076156125</text:p>
          </table:table-cell>
          <table:table-cell office:value-type="float" office:value="-0.5970304417" table:style-name="ce1">
            <text:p>-0.5970304417</text:p>
          </table:table-cell>
          <table:table-cell office:value-type="float" office:value="0.268166960727772" table:style-name="ce1">
            <text:p>0.268166960727772</text:p>
          </table:table-cell>
          <table:table-cell office:value-type="float" office:value="8" table:style-name="ce1">
            <text:p>8</text:p>
          </table:table-cell>
          <table:table-cell office:value-type="float" office:value="2.20839972" table:style-name="ce1">
            <text:p>2.20839972</text:p>
          </table:table-cell>
          <table:table-cell office:value-type="float" office:value="4.197227402" table:style-name="ce1">
            <text:p>4.197227402</text:p>
          </table:table-cell>
          <table:table-cell office:value-type="float" office:value="3.374517406875" table:style-name="ce1">
            <text:p>3.374517406875</text:p>
          </table:table-cell>
          <table:table-cell office:value-type="float" office:value="3.561886136" table:style-name="ce1">
            <text:p>3.561886136</text:p>
          </table:table-cell>
          <table:table-cell office:value-type="float" office:value="0.876016277682687" table:style-name="ce1">
            <text:p>0.876016277682687</text:p>
          </table:table-cell>
          <table:table-cell office:value-type="float" office:value="8" table:style-name="ce1">
            <text:p>8</text:p>
          </table:table-cell>
          <table:table-cell office:value-type="float" office:value="5.81694" table:style-name="ce1">
            <text:p>5.81694</text:p>
          </table:table-cell>
          <table:table-cell office:value-type="float" office:value="13.00095" table:style-name="ce1">
            <text:p>13.00095</text:p>
          </table:table-cell>
          <table:table-cell office:value-type="float" office:value="7.54219125" table:style-name="ce1">
            <text:p>7.54219125</text:p>
          </table:table-cell>
          <table:table-cell office:value-type="float" office:value="6.089555" table:style-name="ce1">
            <text:p>6.089555</text:p>
          </table:table-cell>
          <table:table-cell office:value-type="float" office:value="2.92668972281185" table:style-name="ce1">
            <text:p>2.92668972281185</text:p>
          </table:table-cell>
          <table:table-cell office:value-type="float" office:value="8" table:style-name="ce1">
            <text:p>8</text:p>
          </table:table-cell>
          <table:table-cell office:value-type="float" office:value="10.18307" table:style-name="ce1">
            <text:p>10.18307</text:p>
          </table:table-cell>
          <table:table-cell office:value-type="float" office:value="15.63079" table:style-name="ce1">
            <text:p>15.63079</text:p>
          </table:table-cell>
          <table:table-cell office:value-type="float" office:value="11.6898975" table:style-name="ce1">
            <text:p>11.6898975</text:p>
          </table:table-cell>
          <table:table-cell office:value-type="float" office:value="10.463975" table:style-name="ce1">
            <text:p>10.463975</text:p>
          </table:table-cell>
          <table:table-cell office:value-type="float" office:value="2.43796516621517" table:style-name="ce1">
            <text:p>2.43796516621517</text:p>
          </table:table-cell>
          <table:table-cell office:value-type="float" office:value="8" table:style-name="ce1">
            <text:p>8</text:p>
          </table:table-cell>
          <table:table-cell office:value-type="float" office:value="16.34954" table:style-name="ce1">
            <text:p>16.34954</text:p>
          </table:table-cell>
          <table:table-cell office:value-type="float" office:value="23.18402" table:style-name="ce1">
            <text:p>23.18402</text:p>
          </table:table-cell>
          <table:table-cell office:value-type="float" office:value="19.23208875" table:style-name="ce1">
            <text:p>19.23208875</text:p>
          </table:table-cell>
          <table:table-cell office:value-type="float" office:value="19.09754" table:style-name="ce1">
            <text:p>19.09754</text:p>
          </table:table-cell>
          <table:table-cell office:value-type="float" office:value="2.96129395821893" table:style-name="ce1">
            <text:p>2.96129395821893</text:p>
          </table:table-cell>
          <table:table-cell office:value-type="float" office:value="8" table:style-name="ce1">
            <text:p>8</text:p>
          </table:table-cell>
          <table:table-cell office:value-type="float" office:value="1.647985467" table:style-name="ce1">
            <text:p>1.647985467</text:p>
          </table:table-cell>
          <table:table-cell office:value-type="float" office:value="3.539948618" table:style-name="ce1">
            <text:p>3.539948618</text:p>
          </table:table-cell>
          <table:table-cell office:value-type="float" office:value="2.36687003275" table:style-name="ce1">
            <text:p>2.36687003275</text:p>
          </table:table-cell>
          <table:table-cell office:value-type="float" office:value="2.1219597745" table:style-name="ce1">
            <text:p>2.1219597745</text:p>
          </table:table-cell>
          <table:table-cell office:value-type="float" office:value="0.75397657676932" table:style-name="ce1">
            <text:p>0.75397657676932</text:p>
          </table:table-cell>
          <table:table-cell office:value-type="float" office:value="8" table:style-name="ce1">
            <text:p>8</text:p>
          </table:table-cell>
          <table:table-cell office:value-type="float" office:value="0.09071504701" table:style-name="ce1">
            <text:p>0.09071504701</text:p>
          </table:table-cell>
          <table:table-cell office:value-type="float" office:value="0.9268388669" table:style-name="ce1">
            <text:p>0.9268388669</text:p>
          </table:table-cell>
          <table:table-cell office:value-type="float" office:value="0.52753868456375" table:style-name="ce1">
            <text:p>0.52753868456375</text:p>
          </table:table-cell>
          <table:table-cell office:value-type="float" office:value="0.54456253785" table:style-name="ce1">
            <text:p>0.54456253785</text:p>
          </table:table-cell>
          <table:table-cell office:value-type="float" office:value="0.332751087053563" table:style-name="ce1">
            <text:p>0.332751087053563</text:p>
          </table:table-cell>
          <table:table-cell office:value-type="float" office:value="8" table:style-name="ce1">
            <text:p>8</text:p>
          </table:table-cell>
          <table:table-cell office:value-type="float" office:value="2.450628004" table:style-name="ce1">
            <text:p>2.450628004</text:p>
          </table:table-cell>
          <table:table-cell office:value-type="float" office:value="5.350372904" table:style-name="ce1">
            <text:p>5.350372904</text:p>
          </table:table-cell>
          <table:table-cell office:value-type="float" office:value="3.53867854625" table:style-name="ce1">
            <text:p>3.53867854625</text:p>
          </table:table-cell>
          <table:table-cell office:value-type="float" office:value="3.187868125" table:style-name="ce1">
            <text:p>3.187868125</text:p>
          </table:table-cell>
          <table:table-cell office:value-type="float" office:value="1.13167751066453" table:style-name="ce1">
            <text:p>1.13167751066453</text:p>
          </table:table-cell>
          <table:table-cell office:value-type="float" office:value="8" table:style-name="ce1">
            <text:p>8</text:p>
          </table:table-cell>
          <table:table-cell office:value-type="float" office:value="4.856791578" table:style-name="ce1">
            <text:p>4.856791578</text:p>
          </table:table-cell>
          <table:table-cell office:value-type="float" office:value="8.154012344" table:style-name="ce1">
            <text:p>8.154012344</text:p>
          </table:table-cell>
          <table:table-cell office:value-type="float" office:value="6.3908361115" table:style-name="ce1">
            <text:p>6.3908361115</text:p>
          </table:table-cell>
          <table:table-cell office:value-type="float" office:value="6.292464329" table:style-name="ce1">
            <text:p>6.292464329</text:p>
          </table:table-cell>
          <table:table-cell office:value-type="float" office:value="1.24190058968151" table:style-name="ce1">
            <text:p>1.24190058968151</text:p>
          </table:table-cell>
          <table:table-cell office:value-type="float" office:value="8" table:style-name="ce1">
            <text:p>8</text:p>
          </table:table-cell>
          <table:table-cell office:value-type="float" office:value="59.30926011" table:style-name="ce1">
            <text:p>59.30926011</text:p>
          </table:table-cell>
          <table:table-cell office:value-type="float" office:value="94.03892947" table:style-name="ce1">
            <text:p>94.03892947</text:p>
          </table:table-cell>
          <table:table-cell office:value-type="float" office:value="69.27052315625" table:style-name="ce1">
            <text:p>69.27052315625</text:p>
          </table:table-cell>
          <table:table-cell office:value-type="float" office:value="64.0098032" table:style-name="ce1">
            <text:p>64.0098032</text:p>
          </table:table-cell>
          <table:table-cell office:value-type="float" office:value="12.5490354245717" table:style-name="ce1">
            <text:p>12.5490354245717</text:p>
          </table:table-cell>
          <table:table-cell office:value-type="float" office:value="6" table:style-name="ce1">
            <text:p>6</text:p>
          </table:table-cell>
          <table:table-cell office:value-type="float" office:value="0.2331894867" table:style-name="ce1">
            <text:p>0.2331894867</text:p>
          </table:table-cell>
          <table:table-cell office:value-type="float" office:value="0.4435970217" table:style-name="ce1">
            <text:p>0.4435970217</text:p>
          </table:table-cell>
          <table:table-cell office:value-type="float" office:value="0.365535583583333" table:style-name="ce1">
            <text:p>0.365535583583333</text:p>
          </table:table-cell>
          <table:table-cell office:value-type="float" office:value="0.41817443515" table:style-name="ce1">
            <text:p>0.41817443515</text:p>
          </table:table-cell>
          <table:table-cell office:value-type="float" office:value="0.100591786963554" table:style-name="ce1">
            <text:p>0.100591786963554</text:p>
          </table:table-cell>
          <table:table-cell office:value-type="float" office:value="8" table:style-name="ce1">
            <text:p>8</text:p>
          </table:table-cell>
          <table:table-cell office:value-type="float" office:value="30.7513144" table:style-name="ce1">
            <text:p>30.7513144</text:p>
          </table:table-cell>
          <table:table-cell office:value-type="float" office:value="125.7469993" table:style-name="ce1">
            <text:p>125.7469993</text:p>
          </table:table-cell>
          <table:table-cell office:value-type="float" office:value="88.27749977" table:style-name="ce1">
            <text:p>88.27749977</text:p>
          </table:table-cell>
          <table:table-cell office:value-type="float" office:value="97.996109915" table:style-name="ce1">
            <text:p>97.996109915</text:p>
          </table:table-cell>
          <table:table-cell office:value-type="float" office:value="37.2219849292236" table:style-name="ce1">
            <text:p>37.2219849292236</text:p>
          </table:table-cell>
          <table:table-cell office:value-type="float" office:value="8" table:style-name="ce1">
            <text:p>8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.2002652466" table:style-name="ce1">
            <text:p>0.2002652466</text:p>
          </table:table-cell>
          <table:table-cell office:value-type="float" office:value="0.2769709287" table:style-name="ce1">
            <text:p>0.2769709287</text:p>
          </table:table-cell>
          <table:table-cell office:value-type="float" office:value="0.2396372439625" table:style-name="ce1">
            <text:p>0.2396372439625</text:p>
          </table:table-cell>
          <table:table-cell office:value-type="float" office:value="0.2428053661" table:style-name="ce1">
            <text:p>0.2428053661</text:p>
          </table:table-cell>
          <table:table-cell office:value-type="float" office:value="0.0308735977912887" table:style-name="ce1">
            <text:p>0.0308735977912887</text:p>
          </table:table-cell>
          <table:table-cell office:value-type="float" office:value="8" table:style-name="ce1">
            <text:p>8</text:p>
          </table:table-cell>
          <table:table-cell office:value-type="float" office:value="1.89943756" table:style-name="ce1">
            <text:p>1.89943756</text:p>
          </table:table-cell>
          <table:table-cell office:value-type="float" office:value="3.649547312" table:style-name="ce1">
            <text:p>3.649547312</text:p>
          </table:table-cell>
          <table:table-cell office:value-type="float" office:value="2.756398187875" table:style-name="ce1">
            <text:p>2.756398187875</text:p>
          </table:table-cell>
          <table:table-cell office:value-type="float" office:value="2.793455744" table:style-name="ce1">
            <text:p>2.793455744</text:p>
          </table:table-cell>
          <table:table-cell office:value-type="float" office:value="0.702882690144656" table:style-name="ce1">
            <text:p>0.702882690144656</text:p>
          </table:table-cell>
          <table:table-cell office:value-type="float" office:value="8" table:style-name="ce1">
            <text:p>8</text:p>
          </table:table-cell>
          <table:table-cell office:value-type="float" office:value="0.07391615818" table:style-name="ce1">
            <text:p>0.07391615818</text:p>
          </table:table-cell>
          <table:table-cell office:value-type="float" office:value="0.1544232538" table:style-name="ce1">
            <text:p>0.1544232538</text:p>
          </table:table-cell>
          <table:table-cell office:value-type="float" office:value="0.0941624592675" table:style-name="ce1">
            <text:p>0.0941624592675</text:p>
          </table:table-cell>
          <table:table-cell office:value-type="float" office:value="0.077418734595" table:style-name="ce1">
            <text:p>0.077418734595</text:p>
          </table:table-cell>
          <table:table-cell office:value-type="float" office:value="0.0323836397436083" table:style-name="ce1">
            <text:p>0.0323836397436083</text:p>
          </table:table-cell>
          <table:table-cell office:value-type="float" office:value="8" table:style-name="ce1">
            <text:p>8</text:p>
          </table:table-cell>
          <table:table-cell office:value-type="float" office:value="2.524542744" table:style-name="ce1">
            <text:p>2.524542744</text:p>
          </table:table-cell>
          <table:table-cell office:value-type="float" office:value="5.488089115" table:style-name="ce1">
            <text:p>5.488089115</text:p>
          </table:table-cell>
          <table:table-cell office:value-type="float" office:value="3.632840365375" table:style-name="ce1">
            <text:p>3.632840365375</text:p>
          </table:table-cell>
          <table:table-cell office:value-type="float" office:value="3.2652858505" table:style-name="ce1">
            <text:p>3.2652858505</text:p>
          </table:table-cell>
          <table:table-cell office:value-type="float" office:value="1.16252188156939" table:style-name="ce1">
            <text:p>1.16252188156939</text:p>
          </table:table-cell>
          <table:table-cell office:value-type="float" office:value="8" table:style-name="ce1">
            <text:p>8</text:p>
          </table:table-cell>
          <table:table-cell office:value-type="float" office:value="0.07391615818" table:style-name="ce1">
            <text:p>0.07391615818</text:p>
          </table:table-cell>
          <table:table-cell office:value-type="float" office:value="0.1544232538" table:style-name="ce1">
            <text:p>0.1544232538</text:p>
          </table:table-cell>
          <table:table-cell office:value-type="float" office:value="0.0941624592675" table:style-name="ce1">
            <text:p>0.0941624592675</text:p>
          </table:table-cell>
          <table:table-cell office:value-type="float" office:value="0.077418734595" table:style-name="ce1">
            <text:p>0.077418734595</text:p>
          </table:table-cell>
          <table:table-cell office:value-type="float" office:value="0.0323836397436083" table:style-name="ce1">
            <text:p>0.0323836397436083</text:p>
          </table:table-cell>
          <table:table-cell office:value-type="float" office:value="8" table:style-name="ce1">
            <text:p>8</text:p>
          </table:table-cell>
          <table:table-cell office:value-type="float" office:value="1.883375823" table:style-name="ce1">
            <text:p>1.883375823</text:p>
          </table:table-cell>
          <table:table-cell office:value-type="float" office:value="4.447744125" table:style-name="ce1">
            <text:p>4.447744125</text:p>
          </table:table-cell>
          <table:table-cell office:value-type="float" office:value="2.8200266755" table:style-name="ce1">
            <text:p>2.8200266755</text:p>
          </table:table-cell>
          <table:table-cell office:value-type="float" office:value="2.459444373" table:style-name="ce1">
            <text:p>2.459444373</text:p>
          </table:table-cell>
          <table:table-cell office:value-type="float" office:value="1.02988178697992" table:style-name="ce1">
            <text:p>1.02988178697992</text:p>
          </table:table-cell>
          <table:table-cell office:value-type="float" office:value="8" table:style-name="ce1">
            <text:p>8</text:p>
          </table:table-cell>
          <table:table-cell office:value-type="float" office:value="2.231824177" table:style-name="ce1">
            <text:p>2.231824177</text:p>
          </table:table-cell>
          <table:table-cell office:value-type="float" office:value="5.121300845" table:style-name="ce1">
            <text:p>5.121300845</text:p>
          </table:table-cell>
          <table:table-cell office:value-type="float" office:value="3.2869745745" table:style-name="ce1">
            <text:p>3.2869745745</text:p>
          </table:table-cell>
          <table:table-cell office:value-type="float" office:value="2.907794652" table:style-name="ce1">
            <text:p>2.907794652</text:p>
          </table:table-cell>
          <table:table-cell office:value-type="float" office:value="1.14188802559374" table:style-name="ce1">
            <text:p>1.14188802559374</text:p>
          </table:table-cell>
          <table:table-cell office:value-type="float" office:value="8" table:style-name="ce1">
            <text:p>8</text:p>
          </table:table-cell>
          <table:table-cell office:value-type="float" office:value="0.2927185666" table:style-name="ce1">
            <text:p>0.2927185666</text:p>
          </table:table-cell>
          <table:table-cell office:value-type="float" office:value="0.3745147032" table:style-name="ce1">
            <text:p>0.3745147032</text:p>
          </table:table-cell>
          <table:table-cell office:value-type="float" office:value="0.3458657908" table:style-name="ce1">
            <text:p>0.3458657908</text:p>
          </table:table-cell>
          <table:table-cell office:value-type="float" office:value="0.3581979736" table:style-name="ce1">
            <text:p>0.3581979736</text:p>
          </table:table-cell>
          <table:table-cell office:value-type="float" office:value="0.0330910995716941" table:style-name="ce1">
            <text:p>0.0330910995716941</text:p>
          </table:table-cell>
          <table:table-cell office:value-type="float" office:value="8" table:style-name="ce1">
            <text:p>8</text:p>
          </table:table-cell>
          <table:table-cell office:value-type="float" office:value="10.96304" table:style-name="ce1">
            <text:p>10.96304</text:p>
          </table:table-cell>
          <table:table-cell office:value-type="float" office:value="26.23887" table:style-name="ce1">
            <text:p>26.23887</text:p>
          </table:table-cell>
          <table:table-cell office:value-type="float" office:value="16.7378503125" table:style-name="ce1">
            <text:p>16.7378503125</text:p>
          </table:table-cell>
          <table:table-cell office:value-type="float" office:value="15.25525125" table:style-name="ce1">
            <text:p>15.25525125</text:p>
          </table:table-cell>
          <table:table-cell office:value-type="float" office:value="5.69940989091923" table:style-name="ce1">
            <text:p>5.69940989091923</text:p>
          </table:table-cell>
          <table:table-cell office:value-type="float" office:value="8" table:style-name="ce1">
            <text:p>8</text:p>
          </table:table-cell>
          <table:table-cell office:value-type="float" office:value="2.345173854" table:style-name="ce1">
            <text:p>2.345173854</text:p>
          </table:table-cell>
          <table:table-cell office:value-type="float" office:value="12.02222051" table:style-name="ce1">
            <text:p>12.02222051</text:p>
          </table:table-cell>
          <table:table-cell office:value-type="float" office:value="5.40791347225" table:style-name="ce1">
            <text:p>5.40791347225</text:p>
          </table:table-cell>
          <table:table-cell office:value-type="float" office:value="3.9254201075" table:style-name="ce1">
            <text:p>3.9254201075</text:p>
          </table:table-cell>
          <table:table-cell office:value-type="float" office:value="3.83501278178225" table:style-name="ce1">
            <text:p>3.83501278178225</text:p>
          </table:table-cell>
          <table:table-cell office:value-type="float" office:value="8" table:style-name="ce1">
            <text:p>8</text:p>
          </table:table-cell>
          <table:table-cell office:value-type="float" office:value="1006.936913" table:style-name="ce1">
            <text:p>1006.936913</text:p>
          </table:table-cell>
          <table:table-cell office:value-type="float" office:value="2070.068454" table:style-name="ce1">
            <text:p>2070.068454</text:p>
          </table:table-cell>
          <table:table-cell office:value-type="float" office:value="1392.600737625" table:style-name="ce1">
            <text:p>1392.600737625</text:p>
          </table:table-cell>
          <table:table-cell office:value-type="float" office:value="1246.564093" table:style-name="ce1">
            <text:p>1246.564093</text:p>
          </table:table-cell>
          <table:table-cell office:value-type="float" office:value="437.236047179255" table:style-name="ce1">
            <text:p>437.236047179255</text:p>
          </table:table-cell>
          <table:table-cell office:value-type="float" office:value="8" table:style-name="ce1">
            <text:p>8</text:p>
          </table:table-cell>
          <table:table-cell office:value-type="float" office:value="36.98717047" table:style-name="ce1">
            <text:p>36.98717047</text:p>
          </table:table-cell>
          <table:table-cell office:value-type="float" office:value="90.01722936" table:style-name="ce1">
            <text:p>90.01722936</text:p>
          </table:table-cell>
          <table:table-cell office:value-type="float" office:value="76.75381998125" table:style-name="ce1">
            <text:p>76.75381998125</text:p>
          </table:table-cell>
          <table:table-cell office:value-type="float" office:value="90.00703027" table:style-name="ce1">
            <text:p>90.00703027</text:p>
          </table:table-cell>
          <table:table-cell office:value-type="float" office:value="24.5398570714804" table:style-name="ce1">
            <text:p>24.5398570714804</text:p>
          </table:table-cell>
          <table:table-cell office:value-type="float" office:value="8" table:style-name="ce1">
            <text:p>8</text:p>
          </table:table-cell>
          <table:table-cell office:value-type="float" office:value="0.01821190766" table:style-name="ce1">
            <text:p>0.01821190766</text:p>
          </table:table-cell>
          <table:table-cell office:value-type="float" office:value="143.0109564" table:style-name="ce1">
            <text:p>143.0109564</text:p>
          </table:table-cell>
          <table:table-cell office:value-type="float" office:value="73.5464383472075" table:style-name="ce1">
            <text:p>73.5464383472075</text:p>
          </table:table-cell>
          <table:table-cell office:value-type="float" office:value="76.082367665" table:style-name="ce1">
            <text:p>76.082367665</text:p>
          </table:table-cell>
          <table:table-cell office:value-type="float" office:value="48.7940282356709" table:style-name="ce1">
            <text:p>48.7940282356709</text:p>
          </table:table-cell>
          <table:table-cell office:value-type="float" office:value="8" table:style-name="ce1">
            <text:p>8</text:p>
          </table:table-cell>
          <table:table-cell office:value-type="float" office:value="0.02553559031" table:style-name="ce1">
            <text:p>0.02553559031</text:p>
          </table:table-cell>
          <table:table-cell office:value-type="float" office:value="179.9973975" table:style-name="ce1">
            <text:p>179.9973975</text:p>
          </table:table-cell>
          <table:table-cell office:value-type="float" office:value="79.3395553750388" table:style-name="ce1">
            <text:p>79.3395553750388</text:p>
          </table:table-cell>
          <table:table-cell office:value-type="float" office:value="78.662088925" table:style-name="ce1">
            <text:p>78.662088925</text:p>
          </table:table-cell>
          <table:table-cell office:value-type="float" office:value="62.6190128037765" table:style-name="ce1">
            <text:p>62.6190128037765</text:p>
          </table:table-cell>
          <table:table-cell office:value-type="float" office:value="8" table:style-name="ce1">
            <text:p>8</text:p>
          </table:table-cell>
          <table:table-cell office:value-type="float" office:value="30.1556079" table:style-name="ce1">
            <text:p>30.1556079</text:p>
          </table:table-cell>
          <table:table-cell office:value-type="float" office:value="60.86223926" table:style-name="ce1">
            <text:p>60.86223926</text:p>
          </table:table-cell>
          <table:table-cell office:value-type="float" office:value="44.655835125" table:style-name="ce1">
            <text:p>44.655835125</text:p>
          </table:table-cell>
          <table:table-cell office:value-type="float" office:value="46.635493455" table:style-name="ce1">
            <text:p>46.635493455</text:p>
          </table:table-cell>
          <table:table-cell office:value-type="float" office:value="10.4859343775732" table:style-name="ce1">
            <text:p>10.4859343775732</text:p>
          </table:table-cell>
          <table:table-cell office:value-type="float" office:value="8" table:style-name="ce1">
            <text:p>8</text:p>
          </table:table-cell>
          <table:table-cell office:value-type="float" office:value="0.001371066594" table:style-name="ce1">
            <text:p>0.001371066594</text:p>
          </table:table-cell>
          <table:table-cell office:value-type="float" office:value="0.003907438853" table:style-name="ce1">
            <text:p>0.003907438853</text:p>
          </table:table-cell>
          <table:table-cell office:value-type="float" office:value="0.002624280455125" table:style-name="ce1">
            <text:p>0.002624280455125</text:p>
          </table:table-cell>
          <table:table-cell office:value-type="float" office:value="0.0025434807475" table:style-name="ce1">
            <text:p>0.0025434807475</text:p>
          </table:table-cell>
          <table:table-cell office:value-type="float" office:value="0.000964683396350754" table:style-name="ce1">
            <text:p>0.000964683396350754</text:p>
          </table:table-cell>
          <table:table-cell office:value-type="float" office:value="8" table:style-name="ce1">
            <text:p>8</text:p>
          </table:table-cell>
          <table:table-cell office:value-type="float" office:value="0.01666822952" table:style-name="ce1">
            <text:p>0.01666822952</text:p>
          </table:table-cell>
          <table:table-cell office:value-type="float" office:value="0.0186459124" table:style-name="ce1">
            <text:p>0.0186459124</text:p>
          </table:table-cell>
          <table:table-cell office:value-type="float" office:value="0.01744684944125" table:style-name="ce1">
            <text:p>0.01744684944125</text:p>
          </table:table-cell>
          <table:table-cell office:value-type="float" office:value="0.017088555595" table:style-name="ce1">
            <text:p>0.017088555595</text:p>
          </table:table-cell>
          <table:table-cell office:value-type="float" office:value="0.000794450961734829" table:style-name="ce1">
            <text:p>0.000794450961734829</text:p>
          </table:table-cell>
          <table:table-cell office:value-type="float" office:value="8" table:style-name="ce1">
            <text:p>8</text:p>
          </table:table-cell>
          <table:table-cell office:value-type="float" office:value="3.736604071" table:style-name="ce1">
            <text:p>3.736604071</text:p>
          </table:table-cell>
          <table:table-cell office:value-type="float" office:value="9.364145177" table:style-name="ce1">
            <text:p>9.364145177</text:p>
          </table:table-cell>
          <table:table-cell office:value-type="float" office:value="6.09385679625" table:style-name="ce1">
            <text:p>6.09385679625</text:p>
          </table:table-cell>
          <table:table-cell office:value-type="float" office:value="5.5874350535" table:style-name="ce1">
            <text:p>5.5874350535</text:p>
          </table:table-cell>
          <table:table-cell office:value-type="float" office:value="2.36520997736544" table:style-name="ce1">
            <text:p>2.36520997736544</text:p>
          </table:table-cell>
          <table:table-cell office:value-type="float" office:value="8" table:style-name="ce1">
            <text:p>8</text:p>
          </table:table-cell>
          <table:table-cell office:value-type="float" office:value="7.487581688" table:style-name="ce1">
            <text:p>7.487581688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9.403863173875" table:style-name="ce1">
            <text:p>9.403863173875</text:p>
          </table:table-cell>
          <table:table-cell office:value-type="float" office:value="9.192401114" table:style-name="ce1">
            <text:p>9.192401114</text:p>
          </table:table-cell>
          <table:table-cell office:value-type="float" office:value="1.87056297291642" table:style-name="ce1">
            <text:p>1.87056297291642</text:p>
          </table:table-cell>
          <table:table-cell office:value-type="float" office:value="8" table:style-name="ce1">
            <text:p>8</text:p>
          </table:table-cell>
          <table:table-cell office:value-type="float" office:value="0.1511854463" table:style-name="ce1">
            <text:p>0.1511854463</text:p>
          </table:table-cell>
          <table:table-cell office:value-type="float" office:value="0.3824956867" table:style-name="ce1">
            <text:p>0.3824956867</text:p>
          </table:table-cell>
          <table:table-cell office:value-type="float" office:value="0.2886304757375" table:style-name="ce1">
            <text:p>0.2886304757375</text:p>
          </table:table-cell>
          <table:table-cell office:value-type="float" office:value="0.3139229147" table:style-name="ce1">
            <text:p>0.3139229147</text:p>
          </table:table-cell>
          <table:table-cell office:value-type="float" office:value="0.101289587174594" table:style-name="ce1">
            <text:p>0.101289587174594</text:p>
          </table:table-cell>
          <table:table-cell office:value-type="float" office:value="8" table:style-name="ce1">
            <text:p>8</text:p>
          </table:table-cell>
          <table:table-cell office:value-type="float" office:value="0.2462709733" table:style-name="ce1">
            <text:p>0.2462709733</text:p>
          </table:table-cell>
          <table:table-cell office:value-type="float" office:value="0.6030340669" table:style-name="ce1">
            <text:p>0.6030340669</text:p>
          </table:table-cell>
          <table:table-cell office:value-type="float" office:value="0.3816739308875" table:style-name="ce1">
            <text:p>0.3816739308875</text:p>
          </table:table-cell>
          <table:table-cell office:value-type="float" office:value="0.3450883323" table:style-name="ce1">
            <text:p>0.3450883323</text:p>
          </table:table-cell>
          <table:table-cell office:value-type="float" office:value="0.14139775055383" table:style-name="ce1">
            <text:p>0.14139775055383</text:p>
          </table:table-cell>
        </table:table-row>
        <table:table-row table:style-name="ro1">
          <table:table-cell office:value-type="string" table:style-name="ce1">
            <text:p>20x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I</text:p>
          </table:table-cell>
          <table:table-cell office:value-type="float" office:value="6" table:style-name="ce1">
            <text:p>6</text:p>
          </table:table-cell>
          <table:table-cell office:value-type="float" office:value="8.117603975" table:style-name="ce1">
            <text:p>8.117603975</text:p>
          </table:table-cell>
          <table:table-cell office:value-type="float" office:value="10.95128676" table:style-name="ce1">
            <text:p>10.95128676</text:p>
          </table:table-cell>
          <table:table-cell office:value-type="float" office:value="9.12499521166667" table:style-name="ce1">
            <text:p>9.12499521166667</text:p>
          </table:table-cell>
          <table:table-cell office:value-type="float" office:value="8.286491843" table:style-name="ce1">
            <text:p>8.286491843</text:p>
          </table:table-cell>
          <table:table-cell office:value-type="float" office:value="1.39894095776189" table:style-name="ce1">
            <text:p>1.39894095776189</text:p>
          </table:table-cell>
          <table:table-cell office:value-type="float" office:value="6" table:style-name="ce1">
            <text:p>6</text:p>
          </table:table-cell>
          <table:table-cell office:value-type="float" office:value="3.339435263" table:style-name="ce1">
            <text:p>3.339435263</text:p>
          </table:table-cell>
          <table:table-cell office:value-type="float" office:value="6.465205207" table:style-name="ce1">
            <text:p>6.465205207</text:p>
          </table:table-cell>
          <table:table-cell office:value-type="float" office:value="4.5729585635" table:style-name="ce1">
            <text:p>4.5729585635</text:p>
          </table:table-cell>
          <table:table-cell office:value-type="float" office:value="3.9167318075" table:style-name="ce1">
            <text:p>3.9167318075</text:p>
          </table:table-cell>
          <table:table-cell office:value-type="float" office:value="1.48475422626332" table:style-name="ce1">
            <text:p>1.48475422626332</text:p>
          </table:table-cell>
          <table:table-cell office:value-type="float" office:value="6" table:style-name="ce1">
            <text:p>6</text:p>
          </table:table-cell>
          <table:table-cell office:value-type="float" office:value="0.07618466223" table:style-name="ce1">
            <text:p>0.07618466223</text:p>
          </table:table-cell>
          <table:table-cell office:value-type="float" office:value="0.2645262961" table:style-name="ce1">
            <text:p>0.2645262961</text:p>
          </table:table-cell>
          <table:table-cell office:value-type="float" office:value="0.154512765325" table:style-name="ce1">
            <text:p>0.154512765325</text:p>
          </table:table-cell>
          <table:table-cell office:value-type="float" office:value="0.1219432372" table:style-name="ce1">
            <text:p>0.1219432372</text:p>
          </table:table-cell>
          <table:table-cell office:value-type="float" office:value="0.0865894844297943" table:style-name="ce1">
            <text:p>0.0865894844297943</text:p>
          </table:table-cell>
          <table:table-cell office:value-type="float" office:value="6" table:style-name="ce1">
            <text:p>6</text:p>
          </table:table-cell>
          <table:table-cell office:value-type="float" office:value="3.002984181" table:style-name="ce1">
            <text:p>3.002984181</text:p>
          </table:table-cell>
          <table:table-cell office:value-type="float" office:value="3.349799855" table:style-name="ce1">
            <text:p>3.349799855</text:p>
          </table:table-cell>
          <table:table-cell office:value-type="float" office:value="3.213235988" table:style-name="ce1">
            <text:p>3.213235988</text:p>
          </table:table-cell>
          <table:table-cell office:value-type="float" office:value="3.2868611915" table:style-name="ce1">
            <text:p>3.2868611915</text:p>
          </table:table-cell>
          <table:table-cell office:value-type="float" office:value="0.164261902953733" table:style-name="ce1">
            <text:p>0.164261902953733</text:p>
          </table:table-cell>
          <table:table-cell office:value-type="float" office:value="6" table:style-name="ce1">
            <text:p>6</text:p>
          </table:table-cell>
          <table:table-cell office:value-type="float" office:value="10.07359" table:style-name="ce1">
            <text:p>10.07359</text:p>
          </table:table-cell>
          <table:table-cell office:value-type="float" office:value="18.474506" table:style-name="ce1">
            <text:p>18.474506</text:p>
          </table:table-cell>
          <table:table-cell office:value-type="float" office:value="14.287581" table:style-name="ce1">
            <text:p>14.287581</text:p>
          </table:table-cell>
          <table:table-cell office:value-type="float" office:value="14.31188" table:style-name="ce1">
            <text:p>14.31188</text:p>
          </table:table-cell>
          <table:table-cell office:value-type="float" office:value="3.75559245357294" table:style-name="ce1">
            <text:p>3.75559245357294</text:p>
          </table:table-cell>
          <table:table-cell office:value-type="float" office:value="6" table:style-name="ce1">
            <text:p>6</text:p>
          </table:table-cell>
          <table:table-cell office:value-type="float" office:value="11.62994" table:style-name="ce1">
            <text:p>11.62994</text:p>
          </table:table-cell>
          <table:table-cell office:value-type="float" office:value="29.295038" table:style-name="ce1">
            <text:p>29.295038</text:p>
          </table:table-cell>
          <table:table-cell office:value-type="float" office:value="18.0540813333333" table:style-name="ce1">
            <text:p>18.0540813333333</text:p>
          </table:table-cell>
          <table:table-cell office:value-type="float" office:value="13.19752" table:style-name="ce1">
            <text:p>13.19752</text:p>
          </table:table-cell>
          <table:table-cell office:value-type="float" office:value="8.73366262015717" table:style-name="ce1">
            <text:p>8.73366262015717</text:p>
          </table:table-cell>
          <table:table-cell office:value-type="float" office:value="6" table:style-name="ce1">
            <text:p>6</text:p>
          </table:table-cell>
          <table:table-cell office:value-type="float" office:value="21.71039" table:style-name="ce1">
            <text:p>21.71039</text:p>
          </table:table-cell>
          <table:table-cell office:value-type="float" office:value="47.769544" table:style-name="ce1">
            <text:p>47.769544</text:p>
          </table:table-cell>
          <table:table-cell office:value-type="float" office:value="32.3416623333333" table:style-name="ce1">
            <text:p>32.3416623333333</text:p>
          </table:table-cell>
          <table:table-cell office:value-type="float" office:value="27.5094" table:style-name="ce1">
            <text:p>27.5094</text:p>
          </table:table-cell>
          <table:table-cell office:value-type="float" office:value="12.2242310788362" table:style-name="ce1">
            <text:p>12.2242310788362</text:p>
          </table:table-cell>
          <table:table-cell office:value-type="float" office:value="6" table:style-name="ce1">
            <text:p>6</text:p>
          </table:table-cell>
          <table:table-cell office:value-type="float" office:value="2.678978372" table:style-name="ce1">
            <text:p>2.678978372</text:p>
          </table:table-cell>
          <table:table-cell office:value-type="float" office:value="5.047660774" table:style-name="ce1">
            <text:p>5.047660774</text:p>
          </table:table-cell>
          <table:table-cell office:value-type="float" office:value="3.59929054733333" table:style-name="ce1">
            <text:p>3.59929054733333</text:p>
          </table:table-cell>
          <table:table-cell office:value-type="float" office:value="3.0733323205" table:style-name="ce1">
            <text:p>3.0733323205</text:p>
          </table:table-cell>
          <table:table-cell office:value-type="float" office:value="1.13260898139735" table:style-name="ce1">
            <text:p>1.13260898139735</text:p>
          </table:table-cell>
          <table:table-cell office:value-type="float" office:value="6" table:style-name="ce1">
            <text:p>6</text:p>
          </table:table-cell>
          <table:table-cell office:value-type="float" office:value="0.1093545889" table:style-name="ce1">
            <text:p>0.1093545889</text:p>
          </table:table-cell>
          <table:table-cell office:value-type="float" office:value="0.2999565442" table:style-name="ce1">
            <text:p>0.2999565442</text:p>
          </table:table-cell>
          <table:table-cell office:value-type="float" office:value="0.225036653116667" table:style-name="ce1">
            <text:p>0.225036653116667</text:p>
          </table:table-cell>
          <table:table-cell office:value-type="float" office:value="0.26915067285" table:style-name="ce1">
            <text:p>0.26915067285</text:p>
          </table:table-cell>
          <table:table-cell office:value-type="float" office:value="0.0866814522403513" table:style-name="ce1">
            <text:p>0.0866814522403513</text:p>
          </table:table-cell>
          <table:table-cell office:value-type="float" office:value="6" table:style-name="ce1">
            <text:p>6</text:p>
          </table:table-cell>
          <table:table-cell office:value-type="float" office:value="4.230188039" table:style-name="ce1">
            <text:p>4.230188039</text:p>
          </table:table-cell>
          <table:table-cell office:value-type="float" office:value="8.810596442" table:style-name="ce1">
            <text:p>8.810596442</text:p>
          </table:table-cell>
          <table:table-cell office:value-type="float" office:value="6.05810706716667" table:style-name="ce1">
            <text:p>6.05810706716667</text:p>
          </table:table-cell>
          <table:table-cell office:value-type="float" office:value="5.1406781365" table:style-name="ce1">
            <text:p>5.1406781365</text:p>
          </table:table-cell>
          <table:table-cell office:value-type="float" office:value="2.16400510486825" table:style-name="ce1">
            <text:p>2.16400510486825</text:p>
          </table:table-cell>
          <table:table-cell office:value-type="float" office:value="6" table:style-name="ce1">
            <text:p>6</text:p>
          </table:table-cell>
          <table:table-cell office:value-type="float" office:value="6.15087445" table:style-name="ce1">
            <text:p>6.15087445</text:p>
          </table:table-cell>
          <table:table-cell office:value-type="float" office:value="10.64835366" table:style-name="ce1">
            <text:p>10.64835366</text:p>
          </table:table-cell>
          <table:table-cell office:value-type="float" office:value="8.2504387405" table:style-name="ce1">
            <text:p>8.2504387405</text:p>
          </table:table-cell>
          <table:table-cell office:value-type="float" office:value="7.956032447" table:style-name="ce1">
            <text:p>7.956032447</text:p>
          </table:table-cell>
          <table:table-cell office:value-type="float" office:value="2.02062603931824" table:style-name="ce1">
            <text:p>2.02062603931824</text:p>
          </table:table-cell>
          <table:table-cell office:value-type="float" office:value="6" table:style-name="ce1">
            <text:p>6</text:p>
          </table:table-cell>
          <table:table-cell office:value-type="float" office:value="68.24818067" table:style-name="ce1">
            <text:p>68.24818067</text:p>
          </table:table-cell>
          <table:table-cell office:value-type="float" office:value="73.45216492" table:style-name="ce1">
            <text:p>73.45216492</text:p>
          </table:table-cell>
          <table:table-cell office:value-type="float" office:value="71.0383122283333" table:style-name="ce1">
            <text:p>71.0383122283333</text:p>
          </table:table-cell>
          <table:table-cell office:value-type="float" office:value="71.345435415" table:style-name="ce1">
            <text:p>71.345435415</text:p>
          </table:table-cell>
          <table:table-cell office:value-type="float" office:value="2.26729060586471" table:style-name="ce1">
            <text:p>2.26729060586471</text:p>
          </table:table-cell>
          <table:table-cell office:value-type="float" office:value="6" table:style-name="ce1">
            <text:p>6</text:p>
          </table:table-cell>
          <table:table-cell office:value-type="float" office:value="0.2487381188" table:style-name="ce1">
            <text:p>0.2487381188</text:p>
          </table:table-cell>
          <table:table-cell office:value-type="float" office:value="0.3312247041" table:style-name="ce1">
            <text:p>0.3312247041</text:p>
          </table:table-cell>
          <table:table-cell office:value-type="float" office:value="0.280050879266667" table:style-name="ce1">
            <text:p>0.280050879266667</text:p>
          </table:table-cell>
          <table:table-cell office:value-type="float" office:value="0.26047172335" table:style-name="ce1">
            <text:p>0.26047172335</text:p>
          </table:table-cell>
          <table:table-cell office:value-type="float" office:value="0.0395841689643167" table:style-name="ce1">
            <text:p>0.0395841689643167</text:p>
          </table:table-cell>
          <table:table-cell office:value-type="float" office:value="6" table:style-name="ce1">
            <text:p>6</text:p>
          </table:table-cell>
          <table:table-cell office:value-type="float" office:value="12.74976274" table:style-name="ce1">
            <text:p>12.74976274</text:p>
          </table:table-cell>
          <table:table-cell office:value-type="float" office:value="126.0060618" table:style-name="ce1">
            <text:p>126.0060618</text:p>
          </table:table-cell>
          <table:table-cell office:value-type="float" office:value="72.792608415" table:style-name="ce1">
            <text:p>72.792608415</text:p>
          </table:table-cell>
          <table:table-cell office:value-type="float" office:value="79.621051815" table:style-name="ce1">
            <text:p>79.621051815</text:p>
          </table:table-cell>
          <table:table-cell office:value-type="float" office:value="50.9245386771862" table:style-name="ce1">
            <text:p>50.9245386771862</text:p>
          </table:table-cell>
          <table:table-cell office:value-type="float" office:value="6" table:style-name="ce1">
            <text:p>6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.2502599952" table:style-name="ce1">
            <text:p>0.2502599952</text:p>
          </table:table-cell>
          <table:table-cell office:value-type="float" office:value="0.3192632201" table:style-name="ce1">
            <text:p>0.3192632201</text:p>
          </table:table-cell>
          <table:table-cell office:value-type="float" office:value="0.282130403166667" table:style-name="ce1">
            <text:p>0.282130403166667</text:p>
          </table:table-cell>
          <table:table-cell office:value-type="float" office:value="0.2766592007" table:style-name="ce1">
            <text:p>0.2766592007</text:p>
          </table:table-cell>
          <table:table-cell office:value-type="float" office:value="0.0309266157941383" table:style-name="ce1">
            <text:p>0.0309266157941383</text:p>
          </table:table-cell>
          <table:table-cell office:value-type="float" office:value="6" table:style-name="ce1">
            <text:p>6</text:p>
          </table:table-cell>
          <table:table-cell office:value-type="float" office:value="2.903021372" table:style-name="ce1">
            <text:p>2.903021372</text:p>
          </table:table-cell>
          <table:table-cell office:value-type="float" office:value="4.548719961" table:style-name="ce1">
            <text:p>4.548719961</text:p>
          </table:table-cell>
          <table:table-cell office:value-type="float" office:value="3.64925966916667" table:style-name="ce1">
            <text:p>3.64925966916667</text:p>
          </table:table-cell>
          <table:table-cell office:value-type="float" office:value="3.4925809525" table:style-name="ce1">
            <text:p>3.4925809525</text:p>
          </table:table-cell>
          <table:table-cell office:value-type="float" office:value="0.742604135397106" table:style-name="ce1">
            <text:p>0.742604135397106</text:p>
          </table:table-cell>
          <table:table-cell office:value-type="float" office:value="6" table:style-name="ce1">
            <text:p>6</text:p>
          </table:table-cell>
          <table:table-cell office:value-type="float" office:value="0.1753540635" table:style-name="ce1">
            <text:p>0.1753540635</text:p>
          </table:table-cell>
          <table:table-cell office:value-type="float" office:value="0.3647981701" table:style-name="ce1">
            <text:p>0.3647981701</text:p>
          </table:table-cell>
          <table:table-cell office:value-type="float" office:value="0.246627583083333" table:style-name="ce1">
            <text:p>0.246627583083333</text:p>
          </table:table-cell>
          <table:table-cell office:value-type="float" office:value="0.1994825163" table:style-name="ce1">
            <text:p>0.1994825163</text:p>
          </table:table-cell>
          <table:table-cell office:value-type="float" office:value="0.0919803155337379" table:style-name="ce1">
            <text:p>0.0919803155337379</text:p>
          </table:table-cell>
          <table:table-cell office:value-type="float" office:value="6" table:style-name="ce1">
            <text:p>6</text:p>
          </table:table-cell>
          <table:table-cell office:value-type="float" office:value="4.405538044" table:style-name="ce1">
            <text:p>4.405538044</text:p>
          </table:table-cell>
          <table:table-cell office:value-type="float" office:value="9.174962772" table:style-name="ce1">
            <text:p>9.174962772</text:p>
          </table:table-cell>
          <table:table-cell office:value-type="float" office:value="6.3047338065" table:style-name="ce1">
            <text:p>6.3047338065</text:p>
          </table:table-cell>
          <table:table-cell office:value-type="float" office:value="5.340161876" table:style-name="ce1">
            <text:p>5.340161876</text:p>
          </table:table-cell>
          <table:table-cell office:value-type="float" office:value="2.25574590558807" table:style-name="ce1">
            <text:p>2.25574590558807</text:p>
          </table:table-cell>
          <table:table-cell office:value-type="float" office:value="6" table:style-name="ce1">
            <text:p>6</text:p>
          </table:table-cell>
          <table:table-cell office:value-type="float" office:value="0.1753540635" table:style-name="ce1">
            <text:p>0.1753540635</text:p>
          </table:table-cell>
          <table:table-cell office:value-type="float" office:value="0.3647981701" table:style-name="ce1">
            <text:p>0.3647981701</text:p>
          </table:table-cell>
          <table:table-cell office:value-type="float" office:value="0.246627583083333" table:style-name="ce1">
            <text:p>0.246627583083333</text:p>
          </table:table-cell>
          <table:table-cell office:value-type="float" office:value="0.1994825163" table:style-name="ce1">
            <text:p>0.1994825163</text:p>
          </table:table-cell>
          <table:table-cell office:value-type="float" office:value="0.0919803155337379" table:style-name="ce1">
            <text:p>0.0919803155337379</text:p>
          </table:table-cell>
          <table:table-cell office:value-type="float" office:value="6" table:style-name="ce1">
            <text:p>6</text:p>
          </table:table-cell>
          <table:table-cell office:value-type="float" office:value="2.976945779" table:style-name="ce1">
            <text:p>2.976945779</text:p>
          </table:table-cell>
          <table:table-cell office:value-type="float" office:value="5.568032296" table:style-name="ce1">
            <text:p>5.568032296</text:p>
          </table:table-cell>
          <table:table-cell office:value-type="float" office:value="3.9702022155" table:style-name="ce1">
            <text:p>3.9702022155</text:p>
          </table:table-cell>
          <table:table-cell office:value-type="float" office:value="3.367226276" table:style-name="ce1">
            <text:p>3.367226276</text:p>
          </table:table-cell>
          <table:table-cell office:value-type="float" office:value="1.2478034181659" table:style-name="ce1">
            <text:p>1.2478034181659</text:p>
          </table:table-cell>
          <table:table-cell office:value-type="float" office:value="6" table:style-name="ce1">
            <text:p>6</text:p>
          </table:table-cell>
          <table:table-cell office:value-type="float" office:value="4.053124221" table:style-name="ce1">
            <text:p>4.053124221</text:p>
          </table:table-cell>
          <table:table-cell office:value-type="float" office:value="8.530399704" table:style-name="ce1">
            <text:p>8.530399704</text:p>
          </table:table-cell>
          <table:table-cell office:value-type="float" office:value="5.82569045116667" table:style-name="ce1">
            <text:p>5.82569045116667</text:p>
          </table:table-cell>
          <table:table-cell office:value-type="float" office:value="4.899103724" table:style-name="ce1">
            <text:p>4.899103724</text:p>
          </table:table-cell>
          <table:table-cell office:value-type="float" office:value="2.1231156343262" table:style-name="ce1">
            <text:p>2.1231156343262</text:p>
          </table:table-cell>
          <table:table-cell office:value-type="float" office:value="6" table:style-name="ce1">
            <text:p>6</text:p>
          </table:table-cell>
          <table:table-cell office:value-type="float" office:value="0.3522929907" table:style-name="ce1">
            <text:p>0.3522929907</text:p>
          </table:table-cell>
          <table:table-cell office:value-type="float" office:value="0.6445630687" table:style-name="ce1">
            <text:p>0.6445630687</text:p>
          </table:table-cell>
          <table:table-cell office:value-type="float" office:value="0.479043355566667" table:style-name="ce1">
            <text:p>0.479043355566667</text:p>
          </table:table-cell>
          <table:table-cell office:value-type="float" office:value="0.44105815195" table:style-name="ce1">
            <text:p>0.44105815195</text:p>
          </table:table-cell>
          <table:table-cell office:value-type="float" office:value="0.133584616998589" table:style-name="ce1">
            <text:p>0.133584616998589</text:p>
          </table:table-cell>
          <table:table-cell office:value-type="float" office:value="6" table:style-name="ce1">
            <text:p>6</text:p>
          </table:table-cell>
          <table:table-cell office:value-type="float" office:value="21.99785" table:style-name="ce1">
            <text:p>21.99785</text:p>
          </table:table-cell>
          <table:table-cell office:value-type="float" office:value="44.900604" table:style-name="ce1">
            <text:p>44.900604</text:p>
          </table:table-cell>
          <table:table-cell office:value-type="float" office:value="31.7194828333333" table:style-name="ce1">
            <text:p>31.7194828333333</text:p>
          </table:table-cell>
          <table:table-cell office:value-type="float" office:value="28.46015" table:style-name="ce1">
            <text:p>28.46015</text:p>
          </table:table-cell>
          <table:table-cell office:value-type="float" office:value="10.4493736776938" table:style-name="ce1">
            <text:p>10.4493736776938</text:p>
          </table:table-cell>
          <table:table-cell office:value-type="float" office:value="6" table:style-name="ce1">
            <text:p>6</text:p>
          </table:table-cell>
          <table:table-cell office:value-type="float" office:value="8.433910662" table:style-name="ce1">
            <text:p>8.433910662</text:p>
          </table:table-cell>
          <table:table-cell office:value-type="float" office:value="17.02037803" table:style-name="ce1">
            <text:p>17.02037803</text:p>
          </table:table-cell>
          <table:table-cell office:value-type="float" office:value="12.5997626196667" table:style-name="ce1">
            <text:p>12.5997626196667</text:p>
          </table:table-cell>
          <table:table-cell office:value-type="float" office:value="12.335896705" table:style-name="ce1">
            <text:p>12.335896705</text:p>
          </table:table-cell>
          <table:table-cell office:value-type="float" office:value="3.83977420245041" table:style-name="ce1">
            <text:p>3.83977420245041</text:p>
          </table:table-cell>
          <table:table-cell office:value-type="float" office:value="6" table:style-name="ce1">
            <text:p>6</text:p>
          </table:table-cell>
          <table:table-cell office:value-type="float" office:value="1313.279908" table:style-name="ce1">
            <text:p>1313.279908</text:p>
          </table:table-cell>
          <table:table-cell office:value-type="float" office:value="1406.827583" table:style-name="ce1">
            <text:p>1406.827583</text:p>
          </table:table-cell>
          <table:table-cell office:value-type="float" office:value="1356.77577366667" table:style-name="ce1">
            <text:p>1356.77577366667</text:p>
          </table:table-cell>
          <table:table-cell office:value-type="float" office:value="1351.6252045" table:style-name="ce1">
            <text:p>1351.6252045</text:p>
          </table:table-cell>
          <table:table-cell office:value-type="float" office:value="38.9765393672755" table:style-name="ce1">
            <text:p>38.9765393672755</text:p>
          </table:table-cell>
          <table:table-cell office:value-type="float" office:value="6" table:style-name="ce1">
            <text:p>6</text:p>
          </table:table-cell>
          <table:table-cell office:value-type="float" office:value="12.75424079" table:style-name="ce1">
            <text:p>12.75424079</text:p>
          </table:table-cell>
          <table:table-cell office:value-type="float" office:value="89.9781567" table:style-name="ce1">
            <text:p>89.9781567</text:p>
          </table:table-cell>
          <table:table-cell office:value-type="float" office:value="64.2349940683333" table:style-name="ce1">
            <text:p>64.2349940683333</text:p>
          </table:table-cell>
          <table:table-cell office:value-type="float" office:value="89.970184305" table:style-name="ce1">
            <text:p>89.970184305</text:p>
          </table:table-cell>
          <table:table-cell office:value-type="float" office:value="39.8745487591198" table:style-name="ce1">
            <text:p>39.8745487591198</text:p>
          </table:table-cell>
          <table:table-cell office:value-type="float" office:value="6" table:style-name="ce1">
            <text:p>6</text:p>
          </table:table-cell>
          <table:table-cell office:value-type="float" office:value="37.02721207" table:style-name="ce1">
            <text:p>37.02721207</text:p>
          </table:table-cell>
          <table:table-cell office:value-type="float" office:value="123.4861139" table:style-name="ce1">
            <text:p>123.4861139</text:p>
          </table:table-cell>
          <table:table-cell office:value-type="float" office:value="83.5038743033333" table:style-name="ce1">
            <text:p>83.5038743033333</text:p>
          </table:table-cell>
          <table:table-cell office:value-type="float" office:value="89.99660596" table:style-name="ce1">
            <text:p>89.99660596</text:p>
          </table:table-cell>
          <table:table-cell office:value-type="float" office:value="38.9903909058379" table:style-name="ce1">
            <text:p>38.9903909058379</text:p>
          </table:table-cell>
          <table:table-cell office:value-type="float" office:value="6" table:style-name="ce1">
            <text:p>6</text:p>
          </table:table-cell>
          <table:table-cell office:value-type="float" office:value="0.02709485512" table:style-name="ce1">
            <text:p>0.02709485512</text:p>
          </table:table-cell>
          <table:table-cell office:value-type="float" office:value="142.9866956" table:style-name="ce1">
            <text:p>142.9866956</text:p>
          </table:table-cell>
          <table:table-cell office:value-type="float" office:value="66.16692896752" table:style-name="ce1">
            <text:p>66.16692896752</text:p>
          </table:table-cell>
          <table:table-cell office:value-type="float" office:value="37.004074215" table:style-name="ce1">
            <text:p>37.004074215</text:p>
          </table:table-cell>
          <table:table-cell office:value-type="float" office:value="61.2028795720289" table:style-name="ce1">
            <text:p>61.2028795720289</text:p>
          </table:table-cell>
          <table:table-cell office:value-type="float" office:value="6" table:style-name="ce1">
            <text:p>6</text:p>
          </table:table-cell>
          <table:table-cell office:value-type="float" office:value="21.67403719" table:style-name="ce1">
            <text:p>21.67403719</text:p>
          </table:table-cell>
          <table:table-cell office:value-type="float" office:value="83.43887241" table:style-name="ce1">
            <text:p>83.43887241</text:p>
          </table:table-cell>
          <table:table-cell office:value-type="float" office:value="46.0848790933333" table:style-name="ce1">
            <text:p>46.0848790933333</text:p>
          </table:table-cell>
          <table:table-cell office:value-type="float" office:value="33.153344125" table:style-name="ce1">
            <text:p>33.153344125</text:p>
          </table:table-cell>
          <table:table-cell office:value-type="float" office:value="29.3759667600709" table:style-name="ce1">
            <text:p>29.3759667600709</text:p>
          </table:table-cell>
          <table:table-cell office:value-type="float" office:value="6" table:style-name="ce1">
            <text:p>6</text:p>
          </table:table-cell>
          <table:table-cell office:value-type="float" office:value="0.0008929955706" table:style-name="ce1">
            <text:p>0.0008929955706</text:p>
          </table:table-cell>
          <table:table-cell office:value-type="float" office:value="0.002994984243" table:style-name="ce1">
            <text:p>0.002994984243</text:p>
          </table:table-cell>
          <table:table-cell office:value-type="float" office:value="0.00163298752165" table:style-name="ce1">
            <text:p>0.00163298752165</text:p>
          </table:table-cell>
          <table:table-cell office:value-type="float" office:value="0.001010345831" table:style-name="ce1">
            <text:p>0.001010345831</text:p>
          </table:table-cell>
          <table:table-cell office:value-type="float" office:value="0.00104741743739294" table:style-name="ce1">
            <text:p>0.00104741743739294</text:p>
          </table:table-cell>
          <table:table-cell office:value-type="float" office:value="6" table:style-name="ce1">
            <text:p>6</text:p>
          </table:table-cell>
          <table:table-cell office:value-type="float" office:value="0.01643920157" table:style-name="ce1">
            <text:p>0.01643920157</text:p>
          </table:table-cell>
          <table:table-cell office:value-type="float" office:value="0.01808038417" table:style-name="ce1">
            <text:p>0.01808038417</text:p>
          </table:table-cell>
          <table:table-cell office:value-type="float" office:value="0.017303758535" table:style-name="ce1">
            <text:p>0.017303758535</text:p>
          </table:table-cell>
          <table:table-cell office:value-type="float" office:value="0.017388165055" table:style-name="ce1">
            <text:p>0.017388165055</text:p>
          </table:table-cell>
          <table:table-cell office:value-type="float" office:value="0.000733548698893362" table:style-name="ce1">
            <text:p>0.000733548698893362</text:p>
          </table:table-cell>
          <table:table-cell office:value-type="float" office:value="6" table:style-name="ce1">
            <text:p>6</text:p>
          </table:table-cell>
          <table:table-cell office:value-type="float" office:value="9.069678274" table:style-name="ce1">
            <text:p>9.069678274</text:p>
          </table:table-cell>
          <table:table-cell office:value-type="float" office:value="15.28816545" table:style-name="ce1">
            <text:p>15.28816545</text:p>
          </table:table-cell>
          <table:table-cell office:value-type="float" office:value="11.7744892166667" table:style-name="ce1">
            <text:p>11.7744892166667</text:p>
          </table:table-cell>
          <table:table-cell office:value-type="float" office:value="11.008256545" table:style-name="ce1">
            <text:p>11.008256545</text:p>
          </table:table-cell>
          <table:table-cell office:value-type="float" office:value="2.80962181071086" table:style-name="ce1">
            <text:p>2.80962181071086</text:p>
          </table:table-cell>
          <table:table-cell office:value-type="float" office:value="6" table:style-name="ce1">
            <text:p>6</text:p>
          </table:table-cell>
          <table:table-cell office:value-type="float" office:value="13.76029373" table:style-name="ce1">
            <text:p>13.76029373</text:p>
          </table:table-cell>
          <table:table-cell office:value-type="float" office:value="40.59473542" table:style-name="ce1">
            <text:p>40.59473542</text:p>
          </table:table-cell>
          <table:table-cell office:value-type="float" office:value="23.5297101316667" table:style-name="ce1">
            <text:p>23.5297101316667</text:p>
          </table:table-cell>
          <table:table-cell office:value-type="float" office:value="15.75280713" table:style-name="ce1">
            <text:p>15.75280713</text:p>
          </table:table-cell>
          <table:table-cell office:value-type="float" office:value="13.239277442912" table:style-name="ce1">
            <text:p>13.239277442912</text:p>
          </table:table-cell>
          <table:table-cell office:value-type="float" office:value="6" table:style-name="ce1">
            <text:p>6</text:p>
          </table:table-cell>
          <table:table-cell office:value-type="float" office:value="0.2320036481" table:style-name="ce1">
            <text:p>0.2320036481</text:p>
          </table:table-cell>
          <table:table-cell office:value-type="float" office:value="0.4306385625" table:style-name="ce1">
            <text:p>0.4306385625</text:p>
          </table:table-cell>
          <table:table-cell office:value-type="float" office:value="0.323198679816667" table:style-name="ce1">
            <text:p>0.323198679816667</text:p>
          </table:table-cell>
          <table:table-cell office:value-type="float" office:value="0.3051409201" table:style-name="ce1">
            <text:p>0.3051409201</text:p>
          </table:table-cell>
          <table:table-cell office:value-type="float" office:value="0.0886679110135818" table:style-name="ce1">
            <text:p>0.0886679110135818</text:p>
          </table:table-cell>
          <table:table-cell office:value-type="float" office:value="6" table:style-name="ce1">
            <text:p>6</text:p>
          </table:table-cell>
          <table:table-cell office:value-type="float" office:value="0.4822418893" table:style-name="ce1">
            <text:p>0.4822418893</text:p>
          </table:table-cell>
          <table:table-cell office:value-type="float" office:value="0.5408776048" table:style-name="ce1">
            <text:p>0.5408776048</text:p>
          </table:table-cell>
          <table:table-cell office:value-type="float" office:value="0.5090940326" table:style-name="ce1">
            <text:p>0.5090940326</text:p>
          </table:table-cell>
          <table:table-cell office:value-type="float" office:value="0.5124956578" table:style-name="ce1">
            <text:p>0.5124956578</text:p>
          </table:table-cell>
          <table:table-cell office:value-type="float" office:value="0.0227544589228709" table:style-name="ce1">
            <text:p>0.0227544589228709</text:p>
          </table:table-cell>
        </table:table-row>
      </table:table>
      <table:table table:name="Obj_Spec_Pos" table:style-name="ta1">
        <table:table-column table:style-name="co1" table:number-columns-repeated="219" table:default-cell-style-name="ce1"/>
        <table:table-row table:style-name="ro1">
          <table:table-cell office:value-type="string" table:style-name="ce1">
            <text:p>Objective</text:p>
          </table:table-cell>
          <table:table-cell office:value-type="string" table:style-name="ce1">
            <text:p>Specimen</text:p>
          </table:table-cell>
          <table:table-cell office:value-type="string" table:style-name="ce1">
            <text:p>Position</text:p>
          </table:table-cell>
          <table:table-cell office:value-type="string" table:style-name="ce1">
            <text:p>NMP.n</text:p>
          </table:table-cell>
          <table:table-cell office:value-type="string" table:style-name="ce1">
            <text:p>NMP.min</text:p>
          </table:table-cell>
          <table:table-cell office:value-type="string" table:style-name="ce1">
            <text:p>NMP.max</text:p>
          </table:table-cell>
          <table:table-cell office:value-type="string" table:style-name="ce1">
            <text:p>NMP.mean</text:p>
          </table:table-cell>
          <table:table-cell office:value-type="string" table:style-name="ce1">
            <text:p>NMP.median</text:p>
          </table:table-cell>
          <table:table-cell office:value-type="string" table:style-name="ce1">
            <text:p>NMP.sd</text:p>
          </table:table-cell>
          <table:table-cell office:value-type="string" table:style-name="ce1">
            <text:p>Sq.n</text:p>
          </table:table-cell>
          <table:table-cell office:value-type="string" table:style-name="ce1">
            <text:p>Sq.min</text:p>
          </table:table-cell>
          <table:table-cell office:value-type="string" table:style-name="ce1">
            <text:p>Sq.max</text:p>
          </table:table-cell>
          <table:table-cell office:value-type="string" table:style-name="ce1">
            <text:p>Sq.mean</text:p>
          </table:table-cell>
          <table:table-cell office:value-type="string" table:style-name="ce1">
            <text:p>Sq.median</text:p>
          </table:table-cell>
          <table:table-cell office:value-type="string" table:style-name="ce1">
            <text:p>Sq.sd</text:p>
          </table:table-cell>
          <table:table-cell office:value-type="string" table:style-name="ce1">
            <text:p>Ssk.n</text:p>
          </table:table-cell>
          <table:table-cell office:value-type="string" table:style-name="ce1">
            <text:p>Ssk.min</text:p>
          </table:table-cell>
          <table:table-cell office:value-type="string" table:style-name="ce1">
            <text:p>Ssk.max</text:p>
          </table:table-cell>
          <table:table-cell office:value-type="string" table:style-name="ce1">
            <text:p>Ssk.mean</text:p>
          </table:table-cell>
          <table:table-cell office:value-type="string" table:style-name="ce1">
            <text:p>Ssk.median</text:p>
          </table:table-cell>
          <table:table-cell office:value-type="string" table:style-name="ce1">
            <text:p>Ssk.sd</text:p>
          </table:table-cell>
          <table:table-cell office:value-type="string" table:style-name="ce1">
            <text:p>Sku.n</text:p>
          </table:table-cell>
          <table:table-cell office:value-type="string" table:style-name="ce1">
            <text:p>Sku.min</text:p>
          </table:table-cell>
          <table:table-cell office:value-type="string" table:style-name="ce1">
            <text:p>Sku.max</text:p>
          </table:table-cell>
          <table:table-cell office:value-type="string" table:style-name="ce1">
            <text:p>Sku.mean</text:p>
          </table:table-cell>
          <table:table-cell office:value-type="string" table:style-name="ce1">
            <text:p>Sku.median</text:p>
          </table:table-cell>
          <table:table-cell office:value-type="string" table:style-name="ce1">
            <text:p>Sku.sd</text:p>
          </table:table-cell>
          <table:table-cell office:value-type="string" table:style-name="ce1">
            <text:p>Sp.n</text:p>
          </table:table-cell>
          <table:table-cell office:value-type="string" table:style-name="ce1">
            <text:p>Sp.min</text:p>
          </table:table-cell>
          <table:table-cell office:value-type="string" table:style-name="ce1">
            <text:p>Sp.max</text:p>
          </table:table-cell>
          <table:table-cell office:value-type="string" table:style-name="ce1">
            <text:p>Sp.mean</text:p>
          </table:table-cell>
          <table:table-cell office:value-type="string" table:style-name="ce1">
            <text:p>Sp.median</text:p>
          </table:table-cell>
          <table:table-cell office:value-type="string" table:style-name="ce1">
            <text:p>Sp.sd</text:p>
          </table:table-cell>
          <table:table-cell office:value-type="string" table:style-name="ce1">
            <text:p>Sv.n</text:p>
          </table:table-cell>
          <table:table-cell office:value-type="string" table:style-name="ce1">
            <text:p>Sv.min</text:p>
          </table:table-cell>
          <table:table-cell office:value-type="string" table:style-name="ce1">
            <text:p>Sv.max</text:p>
          </table:table-cell>
          <table:table-cell office:value-type="string" table:style-name="ce1">
            <text:p>Sv.mean</text:p>
          </table:table-cell>
          <table:table-cell office:value-type="string" table:style-name="ce1">
            <text:p>Sv.median</text:p>
          </table:table-cell>
          <table:table-cell office:value-type="string" table:style-name="ce1">
            <text:p>Sv.sd</text:p>
          </table:table-cell>
          <table:table-cell office:value-type="string" table:style-name="ce1">
            <text:p>Sz.n</text:p>
          </table:table-cell>
          <table:table-cell office:value-type="string" table:style-name="ce1">
            <text:p>Sz.min</text:p>
          </table:table-cell>
          <table:table-cell office:value-type="string" table:style-name="ce1">
            <text:p>Sz.max</text:p>
          </table:table-cell>
          <table:table-cell office:value-type="string" table:style-name="ce1">
            <text:p>Sz.mean</text:p>
          </table:table-cell>
          <table:table-cell office:value-type="string" table:style-name="ce1">
            <text:p>Sz.median</text:p>
          </table:table-cell>
          <table:table-cell office:value-type="string" table:style-name="ce1">
            <text:p>Sz.sd</text:p>
          </table:table-cell>
          <table:table-cell office:value-type="string" table:style-name="ce1">
            <text:p>Sa.n</text:p>
          </table:table-cell>
          <table:table-cell office:value-type="string" table:style-name="ce1">
            <text:p>Sa.min</text:p>
          </table:table-cell>
          <table:table-cell office:value-type="string" table:style-name="ce1">
            <text:p>Sa.max</text:p>
          </table:table-cell>
          <table:table-cell office:value-type="string" table:style-name="ce1">
            <text:p>Sa.mean</text:p>
          </table:table-cell>
          <table:table-cell office:value-type="string" table:style-name="ce1">
            <text:p>Sa.median</text:p>
          </table:table-cell>
          <table:table-cell office:value-type="string" table:style-name="ce1">
            <text:p>Sa.sd</text:p>
          </table:table-cell>
          <table:table-cell office:value-type="string" table:style-name="ce1">
            <text:p>Smr.n</text:p>
          </table:table-cell>
          <table:table-cell office:value-type="string" table:style-name="ce1">
            <text:p>Smr.min</text:p>
          </table:table-cell>
          <table:table-cell office:value-type="string" table:style-name="ce1">
            <text:p>Smr.max</text:p>
          </table:table-cell>
          <table:table-cell office:value-type="string" table:style-name="ce1">
            <text:p>Smr.mean</text:p>
          </table:table-cell>
          <table:table-cell office:value-type="string" table:style-name="ce1">
            <text:p>Smr.median</text:p>
          </table:table-cell>
          <table:table-cell office:value-type="string" table:style-name="ce1">
            <text:p>Smr.sd</text:p>
          </table:table-cell>
          <table:table-cell office:value-type="string" table:style-name="ce1">
            <text:p>Smc.n</text:p>
          </table:table-cell>
          <table:table-cell office:value-type="string" table:style-name="ce1">
            <text:p>Smc.min</text:p>
          </table:table-cell>
          <table:table-cell office:value-type="string" table:style-name="ce1">
            <text:p>Smc.max</text:p>
          </table:table-cell>
          <table:table-cell office:value-type="string" table:style-name="ce1">
            <text:p>Smc.mean</text:p>
          </table:table-cell>
          <table:table-cell office:value-type="string" table:style-name="ce1">
            <text:p>Smc.median</text:p>
          </table:table-cell>
          <table:table-cell office:value-type="string" table:style-name="ce1">
            <text:p>Smc.sd</text:p>
          </table:table-cell>
          <table:table-cell office:value-type="string" table:style-name="ce1">
            <text:p>Sxp.n</text:p>
          </table:table-cell>
          <table:table-cell office:value-type="string" table:style-name="ce1">
            <text:p>Sxp.min</text:p>
          </table:table-cell>
          <table:table-cell office:value-type="string" table:style-name="ce1">
            <text:p>Sxp.max</text:p>
          </table:table-cell>
          <table:table-cell office:value-type="string" table:style-name="ce1">
            <text:p>Sxp.mean</text:p>
          </table:table-cell>
          <table:table-cell office:value-type="string" table:style-name="ce1">
            <text:p>Sxp.median</text:p>
          </table:table-cell>
          <table:table-cell office:value-type="string" table:style-name="ce1">
            <text:p>Sxp.sd</text:p>
          </table:table-cell>
          <table:table-cell office:value-type="string" table:style-name="ce1">
            <text:p>Sal.n</text:p>
          </table:table-cell>
          <table:table-cell office:value-type="string" table:style-name="ce1">
            <text:p>Sal.min</text:p>
          </table:table-cell>
          <table:table-cell office:value-type="string" table:style-name="ce1">
            <text:p>Sal.max</text:p>
          </table:table-cell>
          <table:table-cell office:value-type="string" table:style-name="ce1">
            <text:p>Sal.mean</text:p>
          </table:table-cell>
          <table:table-cell office:value-type="string" table:style-name="ce1">
            <text:p>Sal.median</text:p>
          </table:table-cell>
          <table:table-cell office:value-type="string" table:style-name="ce1">
            <text:p>Sal.sd</text:p>
          </table:table-cell>
          <table:table-cell office:value-type="string" table:style-name="ce1">
            <text:p>Str.n</text:p>
          </table:table-cell>
          <table:table-cell office:value-type="string" table:style-name="ce1">
            <text:p>Str.min</text:p>
          </table:table-cell>
          <table:table-cell office:value-type="string" table:style-name="ce1">
            <text:p>Str.max</text:p>
          </table:table-cell>
          <table:table-cell office:value-type="string" table:style-name="ce1">
            <text:p>Str.mean</text:p>
          </table:table-cell>
          <table:table-cell office:value-type="string" table:style-name="ce1">
            <text:p>Str.median</text:p>
          </table:table-cell>
          <table:table-cell office:value-type="string" table:style-name="ce1">
            <text:p>Str.sd</text:p>
          </table:table-cell>
          <table:table-cell office:value-type="string" table:style-name="ce1">
            <text:p>Std.n</text:p>
          </table:table-cell>
          <table:table-cell office:value-type="string" table:style-name="ce1">
            <text:p>Std.min</text:p>
          </table:table-cell>
          <table:table-cell office:value-type="string" table:style-name="ce1">
            <text:p>Std.max</text:p>
          </table:table-cell>
          <table:table-cell office:value-type="string" table:style-name="ce1">
            <text:p>Std.mean</text:p>
          </table:table-cell>
          <table:table-cell office:value-type="string" table:style-name="ce1">
            <text:p>Std.median</text:p>
          </table:table-cell>
          <table:table-cell office:value-type="string" table:style-name="ce1">
            <text:p>Std.sd</text:p>
          </table:table-cell>
          <table:table-cell office:value-type="string" table:style-name="ce1">
            <text:p>Ssw.n</text:p>
          </table:table-cell>
          <table:table-cell office:value-type="string" table:style-name="ce1">
            <text:p>Ssw.min</text:p>
          </table:table-cell>
          <table:table-cell office:value-type="string" table:style-name="ce1">
            <text:p>Ssw.max</text:p>
          </table:table-cell>
          <table:table-cell office:value-type="string" table:style-name="ce1">
            <text:p>Ssw.mean</text:p>
          </table:table-cell>
          <table:table-cell office:value-type="string" table:style-name="ce1">
            <text:p>Ssw.median</text:p>
          </table:table-cell>
          <table:table-cell office:value-type="string" table:style-name="ce1">
            <text:p>Ssw.sd</text:p>
          </table:table-cell>
          <table:table-cell office:value-type="string" table:style-name="ce1">
            <text:p>Sdq.n</text:p>
          </table:table-cell>
          <table:table-cell office:value-type="string" table:style-name="ce1">
            <text:p>Sdq.min</text:p>
          </table:table-cell>
          <table:table-cell office:value-type="string" table:style-name="ce1">
            <text:p>Sdq.max</text:p>
          </table:table-cell>
          <table:table-cell office:value-type="string" table:style-name="ce1">
            <text:p>Sdq.mean</text:p>
          </table:table-cell>
          <table:table-cell office:value-type="string" table:style-name="ce1">
            <text:p>Sdq.median</text:p>
          </table:table-cell>
          <table:table-cell office:value-type="string" table:style-name="ce1">
            <text:p>Sdq.sd</text:p>
          </table:table-cell>
          <table:table-cell office:value-type="string" table:style-name="ce1">
            <text:p>Sdr.n</text:p>
          </table:table-cell>
          <table:table-cell office:value-type="string" table:style-name="ce1">
            <text:p>Sdr.min</text:p>
          </table:table-cell>
          <table:table-cell office:value-type="string" table:style-name="ce1">
            <text:p>Sdr.max</text:p>
          </table:table-cell>
          <table:table-cell office:value-type="string" table:style-name="ce1">
            <text:p>Sdr.mean</text:p>
          </table:table-cell>
          <table:table-cell office:value-type="string" table:style-name="ce1">
            <text:p>Sdr.median</text:p>
          </table:table-cell>
          <table:table-cell office:value-type="string" table:style-name="ce1">
            <text:p>Sdr.sd</text:p>
          </table:table-cell>
          <table:table-cell office:value-type="string" table:style-name="ce1">
            <text:p>Vm.n</text:p>
          </table:table-cell>
          <table:table-cell office:value-type="string" table:style-name="ce1">
            <text:p>Vm.min</text:p>
          </table:table-cell>
          <table:table-cell office:value-type="string" table:style-name="ce1">
            <text:p>Vm.max</text:p>
          </table:table-cell>
          <table:table-cell office:value-type="string" table:style-name="ce1">
            <text:p>Vm.mean</text:p>
          </table:table-cell>
          <table:table-cell office:value-type="string" table:style-name="ce1">
            <text:p>Vm.median</text:p>
          </table:table-cell>
          <table:table-cell office:value-type="string" table:style-name="ce1">
            <text:p>Vm.sd</text:p>
          </table:table-cell>
          <table:table-cell office:value-type="string" table:style-name="ce1">
            <text:p>Vv.n</text:p>
          </table:table-cell>
          <table:table-cell office:value-type="string" table:style-name="ce1">
            <text:p>Vv.min</text:p>
          </table:table-cell>
          <table:table-cell office:value-type="string" table:style-name="ce1">
            <text:p>Vv.max</text:p>
          </table:table-cell>
          <table:table-cell office:value-type="string" table:style-name="ce1">
            <text:p>Vv.mean</text:p>
          </table:table-cell>
          <table:table-cell office:value-type="string" table:style-name="ce1">
            <text:p>Vv.median</text:p>
          </table:table-cell>
          <table:table-cell office:value-type="string" table:style-name="ce1">
            <text:p>Vv.sd</text:p>
          </table:table-cell>
          <table:table-cell office:value-type="string" table:style-name="ce1">
            <text:p>Vmp.n</text:p>
          </table:table-cell>
          <table:table-cell office:value-type="string" table:style-name="ce1">
            <text:p>Vmp.min</text:p>
          </table:table-cell>
          <table:table-cell office:value-type="string" table:style-name="ce1">
            <text:p>Vmp.max</text:p>
          </table:table-cell>
          <table:table-cell office:value-type="string" table:style-name="ce1">
            <text:p>Vmp.mean</text:p>
          </table:table-cell>
          <table:table-cell office:value-type="string" table:style-name="ce1">
            <text:p>Vmp.median</text:p>
          </table:table-cell>
          <table:table-cell office:value-type="string" table:style-name="ce1">
            <text:p>Vmp.sd</text:p>
          </table:table-cell>
          <table:table-cell office:value-type="string" table:style-name="ce1">
            <text:p>Vmc.n</text:p>
          </table:table-cell>
          <table:table-cell office:value-type="string" table:style-name="ce1">
            <text:p>Vmc.min</text:p>
          </table:table-cell>
          <table:table-cell office:value-type="string" table:style-name="ce1">
            <text:p>Vmc.max</text:p>
          </table:table-cell>
          <table:table-cell office:value-type="string" table:style-name="ce1">
            <text:p>Vmc.mean</text:p>
          </table:table-cell>
          <table:table-cell office:value-type="string" table:style-name="ce1">
            <text:p>Vmc.median</text:p>
          </table:table-cell>
          <table:table-cell office:value-type="string" table:style-name="ce1">
            <text:p>Vmc.sd</text:p>
          </table:table-cell>
          <table:table-cell office:value-type="string" table:style-name="ce1">
            <text:p>Vvc.n</text:p>
          </table:table-cell>
          <table:table-cell office:value-type="string" table:style-name="ce1">
            <text:p>Vvc.min</text:p>
          </table:table-cell>
          <table:table-cell office:value-type="string" table:style-name="ce1">
            <text:p>Vvc.max</text:p>
          </table:table-cell>
          <table:table-cell office:value-type="string" table:style-name="ce1">
            <text:p>Vvc.mean</text:p>
          </table:table-cell>
          <table:table-cell office:value-type="string" table:style-name="ce1">
            <text:p>Vvc.median</text:p>
          </table:table-cell>
          <table:table-cell office:value-type="string" table:style-name="ce1">
            <text:p>Vvc.sd</text:p>
          </table:table-cell>
          <table:table-cell office:value-type="string" table:style-name="ce1">
            <text:p>Vvv.n</text:p>
          </table:table-cell>
          <table:table-cell office:value-type="string" table:style-name="ce1">
            <text:p>Vvv.min</text:p>
          </table:table-cell>
          <table:table-cell office:value-type="string" table:style-name="ce1">
            <text:p>Vvv.max</text:p>
          </table:table-cell>
          <table:table-cell office:value-type="string" table:style-name="ce1">
            <text:p>Vvv.mean</text:p>
          </table:table-cell>
          <table:table-cell office:value-type="string" table:style-name="ce1">
            <text:p>Vvv.median</text:p>
          </table:table-cell>
          <table:table-cell office:value-type="string" table:style-name="ce1">
            <text:p>Vvv.sd</text:p>
          </table:table-cell>
          <table:table-cell office:value-type="string" table:style-name="ce1">
            <text:p>Maximum.depth.of.furrows.n</text:p>
          </table:table-cell>
          <table:table-cell office:value-type="string" table:style-name="ce1">
            <text:p>Maximum.depth.of.furrows.min</text:p>
          </table:table-cell>
          <table:table-cell office:value-type="string" table:style-name="ce1">
            <text:p>Maximum.depth.of.furrows.max</text:p>
          </table:table-cell>
          <table:table-cell office:value-type="string" table:style-name="ce1">
            <text:p>Maximum.depth.of.furrows.mean</text:p>
          </table:table-cell>
          <table:table-cell office:value-type="string" table:style-name="ce1">
            <text:p>Maximum.depth.of.furrows.median</text:p>
          </table:table-cell>
          <table:table-cell office:value-type="string" table:style-name="ce1">
            <text:p>Maximum.depth.of.furrows.sd</text:p>
          </table:table-cell>
          <table:table-cell office:value-type="string" table:style-name="ce1">
            <text:p>Mean.depth.of.furrows.n</text:p>
          </table:table-cell>
          <table:table-cell office:value-type="string" table:style-name="ce1">
            <text:p>Mean.depth.of.furrows.min</text:p>
          </table:table-cell>
          <table:table-cell office:value-type="string" table:style-name="ce1">
            <text:p>Mean.depth.of.furrows.max</text:p>
          </table:table-cell>
          <table:table-cell office:value-type="string" table:style-name="ce1">
            <text:p>Mean.depth.of.furrows.mean</text:p>
          </table:table-cell>
          <table:table-cell office:value-type="string" table:style-name="ce1">
            <text:p>Mean.depth.of.furrows.median</text:p>
          </table:table-cell>
          <table:table-cell office:value-type="string" table:style-name="ce1">
            <text:p>Mean.depth.of.furrows.sd</text:p>
          </table:table-cell>
          <table:table-cell office:value-type="string" table:style-name="ce1">
            <text:p>Mean.density.of.furrows.n</text:p>
          </table:table-cell>
          <table:table-cell office:value-type="string" table:style-name="ce1">
            <text:p>Mean.density.of.furrows.min</text:p>
          </table:table-cell>
          <table:table-cell office:value-type="string" table:style-name="ce1">
            <text:p>Mean.density.of.furrows.max</text:p>
          </table:table-cell>
          <table:table-cell office:value-type="string" table:style-name="ce1">
            <text:p>Mean.density.of.furrows.mean</text:p>
          </table:table-cell>
          <table:table-cell office:value-type="string" table:style-name="ce1">
            <text:p>Mean.density.of.furrows.median</text:p>
          </table:table-cell>
          <table:table-cell office:value-type="string" table:style-name="ce1">
            <text:p>Mean.density.of.furrows.sd</text:p>
          </table:table-cell>
          <table:table-cell office:value-type="string" table:style-name="ce1">
            <text:p>First.direction.n</text:p>
          </table:table-cell>
          <table:table-cell office:value-type="string" table:style-name="ce1">
            <text:p>First.direction.min</text:p>
          </table:table-cell>
          <table:table-cell office:value-type="string" table:style-name="ce1">
            <text:p>First.direction.max</text:p>
          </table:table-cell>
          <table:table-cell office:value-type="string" table:style-name="ce1">
            <text:p>First.direction.mean</text:p>
          </table:table-cell>
          <table:table-cell office:value-type="string" table:style-name="ce1">
            <text:p>First.direction.median</text:p>
          </table:table-cell>
          <table:table-cell office:value-type="string" table:style-name="ce1">
            <text:p>First.direction.sd</text:p>
          </table:table-cell>
          <table:table-cell office:value-type="string" table:style-name="ce1">
            <text:p>Second.direction.n</text:p>
          </table:table-cell>
          <table:table-cell office:value-type="string" table:style-name="ce1">
            <text:p>Second.direction.min</text:p>
          </table:table-cell>
          <table:table-cell office:value-type="string" table:style-name="ce1">
            <text:p>Second.direction.max</text:p>
          </table:table-cell>
          <table:table-cell office:value-type="string" table:style-name="ce1">
            <text:p>Second.direction.mean</text:p>
          </table:table-cell>
          <table:table-cell office:value-type="string" table:style-name="ce1">
            <text:p>Second.direction.median</text:p>
          </table:table-cell>
          <table:table-cell office:value-type="string" table:style-name="ce1">
            <text:p>Second.direction.sd</text:p>
          </table:table-cell>
          <table:table-cell office:value-type="string" table:style-name="ce1">
            <text:p>Third.direction.n</text:p>
          </table:table-cell>
          <table:table-cell office:value-type="string" table:style-name="ce1">
            <text:p>Third.direction.min</text:p>
          </table:table-cell>
          <table:table-cell office:value-type="string" table:style-name="ce1">
            <text:p>Third.direction.max</text:p>
          </table:table-cell>
          <table:table-cell office:value-type="string" table:style-name="ce1">
            <text:p>Third.direction.mean</text:p>
          </table:table-cell>
          <table:table-cell office:value-type="string" table:style-name="ce1">
            <text:p>Third.direction.median</text:p>
          </table:table-cell>
          <table:table-cell office:value-type="string" table:style-name="ce1">
            <text:p>Third.direction.sd</text:p>
          </table:table-cell>
          <table:table-cell office:value-type="string" table:style-name="ce1">
            <text:p>Texture.isotropy.n</text:p>
          </table:table-cell>
          <table:table-cell office:value-type="string" table:style-name="ce1">
            <text:p>Texture.isotropy.min</text:p>
          </table:table-cell>
          <table:table-cell office:value-type="string" table:style-name="ce1">
            <text:p>Texture.isotropy.max</text:p>
          </table:table-cell>
          <table:table-cell office:value-type="string" table:style-name="ce1">
            <text:p>Texture.isotropy.mean</text:p>
          </table:table-cell>
          <table:table-cell office:value-type="string" table:style-name="ce1">
            <text:p>Texture.isotropy.median</text:p>
          </table:table-cell>
          <table:table-cell office:value-type="string" table:style-name="ce1">
            <text:p>Texture.isotropy.sd</text:p>
          </table:table-cell>
          <table:table-cell office:value-type="string" table:style-name="ce1">
            <text:p>epLsar.n</text:p>
          </table:table-cell>
          <table:table-cell office:value-type="string" table:style-name="ce1">
            <text:p>epLsar.min</text:p>
          </table:table-cell>
          <table:table-cell office:value-type="string" table:style-name="ce1">
            <text:p>epLsar.max</text:p>
          </table:table-cell>
          <table:table-cell office:value-type="string" table:style-name="ce1">
            <text:p>epLsar.mean</text:p>
          </table:table-cell>
          <table:table-cell office:value-type="string" table:style-name="ce1">
            <text:p>epLsar.median</text:p>
          </table:table-cell>
          <table:table-cell office:value-type="string" table:style-name="ce1">
            <text:p>epLsar.sd</text:p>
          </table:table-cell>
          <table:table-cell office:value-type="string" table:style-name="ce1">
            <text:p>NewEplsar.n</text:p>
          </table:table-cell>
          <table:table-cell office:value-type="string" table:style-name="ce1">
            <text:p>NewEplsar.min</text:p>
          </table:table-cell>
          <table:table-cell office:value-type="string" table:style-name="ce1">
            <text:p>NewEplsar.max</text:p>
          </table:table-cell>
          <table:table-cell office:value-type="string" table:style-name="ce1">
            <text:p>NewEplsar.mean</text:p>
          </table:table-cell>
          <table:table-cell office:value-type="string" table:style-name="ce1">
            <text:p>NewEplsar.median</text:p>
          </table:table-cell>
          <table:table-cell office:value-type="string" table:style-name="ce1">
            <text:p>NewEplsar.sd</text:p>
          </table:table-cell>
          <table:table-cell office:value-type="string" table:style-name="ce1">
            <text:p>Asfc.n</text:p>
          </table:table-cell>
          <table:table-cell office:value-type="string" table:style-name="ce1">
            <text:p>Asfc.min</text:p>
          </table:table-cell>
          <table:table-cell office:value-type="string" table:style-name="ce1">
            <text:p>Asfc.max</text:p>
          </table:table-cell>
          <table:table-cell office:value-type="string" table:style-name="ce1">
            <text:p>Asfc.mean</text:p>
          </table:table-cell>
          <table:table-cell office:value-type="string" table:style-name="ce1">
            <text:p>Asfc.median</text:p>
          </table:table-cell>
          <table:table-cell office:value-type="string" table:style-name="ce1">
            <text:p>Asfc.sd</text:p>
          </table:table-cell>
          <table:table-cell office:value-type="string" table:style-name="ce1">
            <text:p>Smfc.n</text:p>
          </table:table-cell>
          <table:table-cell office:value-type="string" table:style-name="ce1">
            <text:p>Smfc.min</text:p>
          </table:table-cell>
          <table:table-cell office:value-type="string" table:style-name="ce1">
            <text:p>Smfc.max</text:p>
          </table:table-cell>
          <table:table-cell office:value-type="string" table:style-name="ce1">
            <text:p>Smfc.mean</text:p>
          </table:table-cell>
          <table:table-cell office:value-type="string" table:style-name="ce1">
            <text:p>Smfc.median</text:p>
          </table:table-cell>
          <table:table-cell office:value-type="string" table:style-name="ce1">
            <text:p>Smfc.sd</text:p>
          </table:table-cell>
          <table:table-cell office:value-type="string" table:style-name="ce1">
            <text:p>HAsfc9.n</text:p>
          </table:table-cell>
          <table:table-cell office:value-type="string" table:style-name="ce1">
            <text:p>HAsfc9.min</text:p>
          </table:table-cell>
          <table:table-cell office:value-type="string" table:style-name="ce1">
            <text:p>HAsfc9.max</text:p>
          </table:table-cell>
          <table:table-cell office:value-type="string" table:style-name="ce1">
            <text:p>HAsfc9.mean</text:p>
          </table:table-cell>
          <table:table-cell office:value-type="string" table:style-name="ce1">
            <text:p>HAsfc9.median</text:p>
          </table:table-cell>
          <table:table-cell office:value-type="string" table:style-name="ce1">
            <text:p>HAsfc9.sd</text:p>
          </table:table-cell>
          <table:table-cell office:value-type="string" table:style-name="ce1">
            <text:p>HAsfc81.n</text:p>
          </table:table-cell>
          <table:table-cell office:value-type="string" table:style-name="ce1">
            <text:p>HAsfc81.min</text:p>
          </table:table-cell>
          <table:table-cell office:value-type="string" table:style-name="ce1">
            <text:p>HAsfc81.max</text:p>
          </table:table-cell>
          <table:table-cell office:value-type="string" table:style-name="ce1">
            <text:p>HAsfc81.mean</text:p>
          </table:table-cell>
          <table:table-cell office:value-type="string" table:style-name="ce1">
            <text:p>HAsfc81.median</text:p>
          </table:table-cell>
          <table:table-cell office:value-type="string" table:style-name="ce1">
            <text:p>HAsfc81.sd</text:p>
          </table:table-cell>
        </table:table-row>
        <table:table-row table:style-name="ro1">
          <table:table-cell office:value-type="string" table:style-name="ce1">
            <text:p>100x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bottom</text:p>
          </table:table-cell>
          <table:table-cell office:value-type="float" office:value="21" table:style-name="ce1">
            <text:p>21</text:p>
          </table:table-cell>
          <table:table-cell office:value-type="float" office:value="1.873293943" table:style-name="ce1">
            <text:p>1.873293943</text:p>
          </table:table-cell>
          <table:table-cell office:value-type="float" office:value="17.30399779" table:style-name="ce1">
            <text:p>17.30399779</text:p>
          </table:table-cell>
          <table:table-cell office:value-type="float" office:value="8.66860492809524" table:style-name="ce1">
            <text:p>8.66860492809524</text:p>
          </table:table-cell>
          <table:table-cell office:value-type="float" office:value="7.848208424" table:style-name="ce1">
            <text:p>7.848208424</text:p>
          </table:table-cell>
          <table:table-cell office:value-type="float" office:value="4.36725335831333" table:style-name="ce1">
            <text:p>4.36725335831333</text:p>
          </table:table-cell>
          <table:table-cell office:value-type="float" office:value="21" table:style-name="ce1">
            <text:p>21</text:p>
          </table:table-cell>
          <table:table-cell office:value-type="float" office:value="0.9621046084" table:style-name="ce1">
            <text:p>0.9621046084</text:p>
          </table:table-cell>
          <table:table-cell office:value-type="float" office:value="2.244968527" table:style-name="ce1">
            <text:p>2.244968527</text:p>
          </table:table-cell>
          <table:table-cell office:value-type="float" office:value="1.53858791249048" table:style-name="ce1">
            <text:p>1.53858791249048</text:p>
          </table:table-cell>
          <table:table-cell office:value-type="float" office:value="1.532776925" table:style-name="ce1">
            <text:p>1.532776925</text:p>
          </table:table-cell>
          <table:table-cell office:value-type="float" office:value="0.353725132687841" table:style-name="ce1">
            <text:p>0.353725132687841</text:p>
          </table:table-cell>
          <table:table-cell office:value-type="float" office:value="21" table:style-name="ce1">
            <text:p>21</text:p>
          </table:table-cell>
          <table:table-cell office:value-type="float" office:value="-0.9810242402" table:style-name="ce1">
            <text:p>-0.9810242402</text:p>
          </table:table-cell>
          <table:table-cell office:value-type="float" office:value="2.971046905" table:style-name="ce1">
            <text:p>2.971046905</text:p>
          </table:table-cell>
          <table:table-cell office:value-type="float" office:value="0.600607421719048" table:style-name="ce1">
            <text:p>0.600607421719048</text:p>
          </table:table-cell>
          <table:table-cell office:value-type="float" office:value="0.2262176652" table:style-name="ce1">
            <text:p>0.2262176652</text:p>
          </table:table-cell>
          <table:table-cell office:value-type="float" office:value="1.23752823170992" table:style-name="ce1">
            <text:p>1.23752823170992</text:p>
          </table:table-cell>
          <table:table-cell office:value-type="float" office:value="21" table:style-name="ce1">
            <text:p>21</text:p>
          </table:table-cell>
          <table:table-cell office:value-type="float" office:value="2.405274679" table:style-name="ce1">
            <text:p>2.405274679</text:p>
          </table:table-cell>
          <table:table-cell office:value-type="float" office:value="21.02096348" table:style-name="ce1">
            <text:p>21.02096348</text:p>
          </table:table-cell>
          <table:table-cell office:value-type="float" office:value="6.74835370680952" table:style-name="ce1">
            <text:p>6.74835370680952</text:p>
          </table:table-cell>
          <table:table-cell office:value-type="float" office:value="5.180385351" table:style-name="ce1">
            <text:p>5.180385351</text:p>
          </table:table-cell>
          <table:table-cell office:value-type="float" office:value="6.06617799867174" table:style-name="ce1">
            <text:p>6.06617799867174</text:p>
          </table:table-cell>
          <table:table-cell office:value-type="float" office:value="21" table:style-name="ce1">
            <text:p>21</text:p>
          </table:table-cell>
          <table:table-cell office:value-type="float" office:value="2.306105" table:style-name="ce1">
            <text:p>2.306105</text:p>
          </table:table-cell>
          <table:table-cell office:value-type="float" office:value="16.758899" table:style-name="ce1">
            <text:p>16.758899</text:p>
          </table:table-cell>
          <table:table-cell office:value-type="float" office:value="6.75895752380952" table:style-name="ce1">
            <text:p>6.75895752380952</text:p>
          </table:table-cell>
          <table:table-cell office:value-type="float" office:value="4.700016" table:style-name="ce1">
            <text:p>4.700016</text:p>
          </table:table-cell>
          <table:table-cell office:value-type="float" office:value="4.46502371466126" table:style-name="ce1">
            <text:p>4.46502371466126</text:p>
          </table:table-cell>
          <table:table-cell office:value-type="float" office:value="21" table:style-name="ce1">
            <text:p>21</text:p>
          </table:table-cell>
          <table:table-cell office:value-type="float" office:value="2.589301" table:style-name="ce1">
            <text:p>2.589301</text:p>
          </table:table-cell>
          <table:table-cell office:value-type="float" office:value="6.011556" table:style-name="ce1">
            <text:p>6.011556</text:p>
          </table:table-cell>
          <table:table-cell office:value-type="float" office:value="4.12362814285714" table:style-name="ce1">
            <text:p>4.12362814285714</text:p>
          </table:table-cell>
          <table:table-cell office:value-type="float" office:value="3.704482" table:style-name="ce1">
            <text:p>3.704482</text:p>
          </table:table-cell>
          <table:table-cell office:value-type="float" office:value="1.00759543134213" table:style-name="ce1">
            <text:p>1.00759543134213</text:p>
          </table:table-cell>
          <table:table-cell office:value-type="float" office:value="21" table:style-name="ce1">
            <text:p>21</text:p>
          </table:table-cell>
          <table:table-cell office:value-type="float" office:value="5.599004" table:style-name="ce1">
            <text:p>5.599004</text:p>
          </table:table-cell>
          <table:table-cell office:value-type="float" office:value="21.679156" table:style-name="ce1">
            <text:p>21.679156</text:p>
          </table:table-cell>
          <table:table-cell office:value-type="float" office:value="10.8825856666667" table:style-name="ce1">
            <text:p>10.8825856666667</text:p>
          </table:table-cell>
          <table:table-cell office:value-type="float" office:value="10.270647" table:style-name="ce1">
            <text:p>10.270647</text:p>
          </table:table-cell>
          <table:table-cell office:value-type="float" office:value="4.7685605774869" table:style-name="ce1">
            <text:p>4.7685605774869</text:p>
          </table:table-cell>
          <table:table-cell office:value-type="float" office:value="21" table:style-name="ce1">
            <text:p>21</text:p>
          </table:table-cell>
          <table:table-cell office:value-type="float" office:value="0.7806346896" table:style-name="ce1">
            <text:p>0.7806346896</text:p>
          </table:table-cell>
          <table:table-cell office:value-type="float" office:value="1.454134541" table:style-name="ce1">
            <text:p>1.454134541</text:p>
          </table:table-cell>
          <table:table-cell office:value-type="float" office:value="1.15659514542857" table:style-name="ce1">
            <text:p>1.15659514542857</text:p>
          </table:table-cell>
          <table:table-cell office:value-type="float" office:value="1.174520305" table:style-name="ce1">
            <text:p>1.174520305</text:p>
          </table:table-cell>
          <table:table-cell office:value-type="float" office:value="0.202526413447982" table:style-name="ce1">
            <text:p>0.202526413447982</text:p>
          </table:table-cell>
          <table:table-cell office:value-type="float" office:value="21" table:style-name="ce1">
            <text:p>21</text:p>
          </table:table-cell>
          <table:table-cell office:value-type="float" office:value="0.2107577466" table:style-name="ce1">
            <text:p>0.2107577466</text:p>
          </table:table-cell>
          <table:table-cell office:value-type="float" office:value="8.963865099" table:style-name="ce1">
            <text:p>8.963865099</text:p>
          </table:table-cell>
          <table:table-cell office:value-type="float" office:value="2.04566384708571" table:style-name="ce1">
            <text:p>2.04566384708571</text:p>
          </table:table-cell>
          <table:table-cell office:value-type="float" office:value="0.4885828629" table:style-name="ce1">
            <text:p>0.4885828629</text:p>
          </table:table-cell>
          <table:table-cell office:value-type="float" office:value="3.04077769317399" table:style-name="ce1">
            <text:p>3.04077769317399</text:p>
          </table:table-cell>
          <table:table-cell office:value-type="float" office:value="21" table:style-name="ce1">
            <text:p>21</text:p>
          </table:table-cell>
          <table:table-cell office:value-type="float" office:value="1.252027616" table:style-name="ce1">
            <text:p>1.252027616</text:p>
          </table:table-cell>
          <table:table-cell office:value-type="float" office:value="2.267378556" table:style-name="ce1">
            <text:p>2.267378556</text:p>
          </table:table-cell>
          <table:table-cell office:value-type="float" office:value="1.61657012795238" table:style-name="ce1">
            <text:p>1.61657012795238</text:p>
          </table:table-cell>
          <table:table-cell office:value-type="float" office:value="1.508459568" table:style-name="ce1">
            <text:p>1.508459568</text:p>
          </table:table-cell>
          <table:table-cell office:value-type="float" office:value="0.32340170759437" table:style-name="ce1">
            <text:p>0.32340170759437</text:p>
          </table:table-cell>
          <table:table-cell office:value-type="float" office:value="21" table:style-name="ce1">
            <text:p>21</text:p>
          </table:table-cell>
          <table:table-cell office:value-type="float" office:value="1.796004642" table:style-name="ce1">
            <text:p>1.796004642</text:p>
          </table:table-cell>
          <table:table-cell office:value-type="float" office:value="3.878252392" table:style-name="ce1">
            <text:p>3.878252392</text:p>
          </table:table-cell>
          <table:table-cell office:value-type="float" office:value="2.81212264609524" table:style-name="ce1">
            <text:p>2.81212264609524</text:p>
          </table:table-cell>
          <table:table-cell office:value-type="float" office:value="2.773391535" table:style-name="ce1">
            <text:p>2.773391535</text:p>
          </table:table-cell>
          <table:table-cell office:value-type="float" office:value="0.669109002709118" table:style-name="ce1">
            <text:p>0.669109002709118</text:p>
          </table:table-cell>
          <table:table-cell office:value-type="float" office:value="21" table:style-name="ce1">
            <text:p>21</text:p>
          </table:table-cell>
          <table:table-cell office:value-type="float" office:value="14.5395603" table:style-name="ce1">
            <text:p>14.5395603</text:p>
          </table:table-cell>
          <table:table-cell office:value-type="float" office:value="24.94952495" table:style-name="ce1">
            <text:p>24.94952495</text:p>
          </table:table-cell>
          <table:table-cell office:value-type="float" office:value="17.9547309438095" table:style-name="ce1">
            <text:p>17.9547309438095</text:p>
          </table:table-cell>
          <table:table-cell office:value-type="float" office:value="18.21557071" table:style-name="ce1">
            <text:p>18.21557071</text:p>
          </table:table-cell>
          <table:table-cell office:value-type="float" office:value="3.34553628316349" table:style-name="ce1">
            <text:p>3.34553628316349</text:p>
          </table:table-cell>
          <table:table-cell office:value-type="float" office:value="12" table:style-name="ce1">
            <text:p>12</text:p>
          </table:table-cell>
          <table:table-cell office:value-type="float" office:value="0.2604630607" table:style-name="ce1">
            <text:p>0.2604630607</text:p>
          </table:table-cell>
          <table:table-cell office:value-type="float" office:value="0.933805006" table:style-name="ce1">
            <text:p>0.933805006</text:p>
          </table:table-cell>
          <table:table-cell office:value-type="float" office:value="0.56883834725" table:style-name="ce1">
            <text:p>0.56883834725</text:p>
          </table:table-cell>
          <table:table-cell office:value-type="float" office:value="0.5448632073" table:style-name="ce1">
            <text:p>0.5448632073</text:p>
          </table:table-cell>
          <table:table-cell office:value-type="float" office:value="0.270473921013409" table:style-name="ce1">
            <text:p>0.270473921013409</text:p>
          </table:table-cell>
          <table:table-cell office:value-type="float" office:value="21" table:style-name="ce1">
            <text:p>21</text:p>
          </table:table-cell>
          <table:table-cell office:value-type="float" office:value="3.739768631" table:style-name="ce1">
            <text:p>3.739768631</text:p>
          </table:table-cell>
          <table:table-cell office:value-type="float" office:value="176.9911768" table:style-name="ce1">
            <text:p>176.9911768</text:p>
          </table:table-cell>
          <table:table-cell office:value-type="float" office:value="118.387119170143" table:style-name="ce1">
            <text:p>118.387119170143</text:p>
          </table:table-cell>
          <table:table-cell office:value-type="float" office:value="149.9988028" table:style-name="ce1">
            <text:p>149.9988028</text:p>
          </table:table-cell>
          <table:table-cell office:value-type="float" office:value="57.4639985514627" table:style-name="ce1">
            <text:p>57.4639985514627</text:p>
          </table:table-cell>
          <table:table-cell office:value-type="float" office:value="21" table:style-name="ce1">
            <text:p>21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689730464442857" table:style-name="ce1">
            <text:p>0.689730464442857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0786913511725166" table:style-name="ce1">
            <text:p>0.0786913511725166</text:p>
          </table:table-cell>
          <table:table-cell office:value-type="float" office:value="21" table:style-name="ce1">
            <text:p>21</text:p>
          </table:table-cell>
          <table:table-cell office:value-type="float" office:value="0.1760362849" table:style-name="ce1">
            <text:p>0.1760362849</text:p>
          </table:table-cell>
          <table:table-cell office:value-type="float" office:value="0.4100509485" table:style-name="ce1">
            <text:p>0.4100509485</text:p>
          </table:table-cell>
          <table:table-cell office:value-type="float" office:value="0.284264620104762" table:style-name="ce1">
            <text:p>0.284264620104762</text:p>
          </table:table-cell>
          <table:table-cell office:value-type="float" office:value="0.2751298869" table:style-name="ce1">
            <text:p>0.2751298869</text:p>
          </table:table-cell>
          <table:table-cell office:value-type="float" office:value="0.0785688615177332" table:style-name="ce1">
            <text:p>0.0785688615177332</text:p>
          </table:table-cell>
          <table:table-cell office:value-type="float" office:value="21" table:style-name="ce1">
            <text:p>21</text:p>
          </table:table-cell>
          <table:table-cell office:value-type="float" office:value="1.47712998" table:style-name="ce1">
            <text:p>1.47712998</text:p>
          </table:table-cell>
          <table:table-cell office:value-type="float" office:value="4.876692902" table:style-name="ce1">
            <text:p>4.876692902</text:p>
          </table:table-cell>
          <table:table-cell office:value-type="float" office:value="3.08034087761905" table:style-name="ce1">
            <text:p>3.08034087761905</text:p>
          </table:table-cell>
          <table:table-cell office:value-type="float" office:value="3.204052685" table:style-name="ce1">
            <text:p>3.204052685</text:p>
          </table:table-cell>
          <table:table-cell office:value-type="float" office:value="1.10556546870584" table:style-name="ce1">
            <text:p>1.10556546870584</text:p>
          </table:table-cell>
          <table:table-cell office:value-type="float" office:value="21" table:style-name="ce1">
            <text:p>21</text:p>
          </table:table-cell>
          <table:table-cell office:value-type="float" office:value="0.03315511149" table:style-name="ce1">
            <text:p>0.03315511149</text:p>
          </table:table-cell>
          <table:table-cell office:value-type="float" office:value="0.2270304906" table:style-name="ce1">
            <text:p>0.2270304906</text:p>
          </table:table-cell>
          <table:table-cell office:value-type="float" office:value="0.108013017464762" table:style-name="ce1">
            <text:p>0.108013017464762</text:p>
          </table:table-cell>
          <table:table-cell office:value-type="float" office:value="0.06665772585" table:style-name="ce1">
            <text:p>0.06665772585</text:p>
          </table:table-cell>
          <table:table-cell office:value-type="float" office:value="0.072951213287609" table:style-name="ce1">
            <text:p>0.072951213287609</text:p>
          </table:table-cell>
          <table:table-cell office:value-type="float" office:value="21" table:style-name="ce1">
            <text:p>21</text:p>
          </table:table-cell>
          <table:table-cell office:value-type="float" office:value="1.285182424" table:style-name="ce1">
            <text:p>1.285182424</text:p>
          </table:table-cell>
          <table:table-cell office:value-type="float" office:value="2.334109187" table:style-name="ce1">
            <text:p>2.334109187</text:p>
          </table:table-cell>
          <table:table-cell office:value-type="float" office:value="1.72458319028571" table:style-name="ce1">
            <text:p>1.72458319028571</text:p>
          </table:table-cell>
          <table:table-cell office:value-type="float" office:value="1.584398231" table:style-name="ce1">
            <text:p>1.584398231</text:p>
          </table:table-cell>
          <table:table-cell office:value-type="float" office:value="0.319050316144452" table:style-name="ce1">
            <text:p>0.319050316144452</text:p>
          </table:table-cell>
          <table:table-cell office:value-type="float" office:value="21" table:style-name="ce1">
            <text:p>21</text:p>
          </table:table-cell>
          <table:table-cell office:value-type="float" office:value="0.03315511149" table:style-name="ce1">
            <text:p>0.03315511149</text:p>
          </table:table-cell>
          <table:table-cell office:value-type="float" office:value="0.2270304906" table:style-name="ce1">
            <text:p>0.2270304906</text:p>
          </table:table-cell>
          <table:table-cell office:value-type="float" office:value="0.108013017464762" table:style-name="ce1">
            <text:p>0.108013017464762</text:p>
          </table:table-cell>
          <table:table-cell office:value-type="float" office:value="0.06665772585" table:style-name="ce1">
            <text:p>0.06665772585</text:p>
          </table:table-cell>
          <table:table-cell office:value-type="float" office:value="0.072951213287609" table:style-name="ce1">
            <text:p>0.072951213287609</text:p>
          </table:table-cell>
          <table:table-cell office:value-type="float" office:value="21" table:style-name="ce1">
            <text:p>21</text:p>
          </table:table-cell>
          <table:table-cell office:value-type="float" office:value="0.9205192905" table:style-name="ce1">
            <text:p>0.9205192905</text:p>
          </table:table-cell>
          <table:table-cell office:value-type="float" office:value="1.614001901" table:style-name="ce1">
            <text:p>1.614001901</text:p>
          </table:table-cell>
          <table:table-cell office:value-type="float" office:value="1.2905740880381" table:style-name="ce1">
            <text:p>1.2905740880381</text:p>
          </table:table-cell>
          <table:table-cell office:value-type="float" office:value="1.218516407" table:style-name="ce1">
            <text:p>1.218516407</text:p>
          </table:table-cell>
          <table:table-cell office:value-type="float" office:value="0.235938924387206" table:style-name="ce1">
            <text:p>0.235938924387206</text:p>
          </table:table-cell>
          <table:table-cell office:value-type="float" office:value="21" table:style-name="ce1">
            <text:p>21</text:p>
          </table:table-cell>
          <table:table-cell office:value-type="float" office:value="1.181889924" table:style-name="ce1">
            <text:p>1.181889924</text:p>
          </table:table-cell>
          <table:table-cell office:value-type="float" office:value="2.175722028" table:style-name="ce1">
            <text:p>2.175722028</text:p>
          </table:table-cell>
          <table:table-cell office:value-type="float" office:value="1.57115686433333" table:style-name="ce1">
            <text:p>1.57115686433333</text:p>
          </table:table-cell>
          <table:table-cell office:value-type="float" office:value="1.484264006" table:style-name="ce1">
            <text:p>1.484264006</text:p>
          </table:table-cell>
          <table:table-cell office:value-type="float" office:value="0.311431555684131" table:style-name="ce1">
            <text:p>0.311431555684131</text:p>
          </table:table-cell>
          <table:table-cell office:value-type="float" office:value="21" table:style-name="ce1">
            <text:p>21</text:p>
          </table:table-cell>
          <table:table-cell office:value-type="float" office:value="0.08931967858" table:style-name="ce1">
            <text:p>0.08931967858</text:p>
          </table:table-cell>
          <table:table-cell office:value-type="float" office:value="0.2243495653" table:style-name="ce1">
            <text:p>0.2243495653</text:p>
          </table:table-cell>
          <table:table-cell office:value-type="float" office:value="0.153426325960952" table:style-name="ce1">
            <text:p>0.153426325960952</text:p>
          </table:table-cell>
          <table:table-cell office:value-type="float" office:value="0.1578609296" table:style-name="ce1">
            <text:p>0.1578609296</text:p>
          </table:table-cell>
          <table:table-cell office:value-type="float" office:value="0.0396852160775179" table:style-name="ce1">
            <text:p>0.0396852160775179</text:p>
          </table:table-cell>
          <table:table-cell office:value-type="float" office:value="21" table:style-name="ce1">
            <text:p>21</text:p>
          </table:table-cell>
          <table:table-cell office:value-type="float" office:value="2.0924131" table:style-name="ce1">
            <text:p>2.0924131</text:p>
          </table:table-cell>
          <table:table-cell office:value-type="float" office:value="4.589052" table:style-name="ce1">
            <text:p>4.589052</text:p>
          </table:table-cell>
          <table:table-cell office:value-type="float" office:value="3.41474814290476" table:style-name="ce1">
            <text:p>3.41474814290476</text:p>
          </table:table-cell>
          <table:table-cell office:value-type="float" office:value="3.640133667" table:style-name="ce1">
            <text:p>3.640133667</text:p>
          </table:table-cell>
          <table:table-cell office:value-type="float" office:value="0.826891051487824" table:style-name="ce1">
            <text:p>0.826891051487824</text:p>
          </table:table-cell>
          <table:table-cell office:value-type="float" office:value="21" table:style-name="ce1">
            <text:p>21</text:p>
          </table:table-cell>
          <table:table-cell office:value-type="float" office:value="0.8662079112" table:style-name="ce1">
            <text:p>0.8662079112</text:p>
          </table:table-cell>
          <table:table-cell office:value-type="float" office:value="1.332671521" table:style-name="ce1">
            <text:p>1.332671521</text:p>
          </table:table-cell>
          <table:table-cell office:value-type="float" office:value="1.05236250889524" table:style-name="ce1">
            <text:p>1.05236250889524</text:p>
          </table:table-cell>
          <table:table-cell office:value-type="float" office:value="0.9593345829" table:style-name="ce1">
            <text:p>0.9593345829</text:p>
          </table:table-cell>
          <table:table-cell office:value-type="float" office:value="0.179358661608697" table:style-name="ce1">
            <text:p>0.179358661608697</text:p>
          </table:table-cell>
          <table:table-cell office:value-type="float" office:value="21" table:style-name="ce1">
            <text:p>21</text:p>
          </table:table-cell>
          <table:table-cell office:value-type="float" office:value="2087.413954" table:style-name="ce1">
            <text:p>2087.413954</text:p>
          </table:table-cell>
          <table:table-cell office:value-type="float" office:value="2719.018093" table:style-name="ce1">
            <text:p>2719.018093</text:p>
          </table:table-cell>
          <table:table-cell office:value-type="float" office:value="2355.51878771429" table:style-name="ce1">
            <text:p>2355.51878771429</text:p>
          </table:table-cell>
          <table:table-cell office:value-type="float" office:value="2290.622902" table:style-name="ce1">
            <text:p>2290.622902</text:p>
          </table:table-cell>
          <table:table-cell office:value-type="float" office:value="222.241541743965" table:style-name="ce1">
            <text:p>222.241541743965</text:p>
          </table:table-cell>
          <table:table-cell office:value-type="float" office:value="21" table:style-name="ce1">
            <text:p>21</text:p>
          </table:table-cell>
          <table:table-cell office:value-type="float" office:value="0.01758599788" table:style-name="ce1">
            <text:p>0.01758599788</text:p>
          </table:table-cell>
          <table:table-cell office:value-type="float" office:value="179.994501" table:style-name="ce1">
            <text:p>179.994501</text:p>
          </table:table-cell>
          <table:table-cell office:value-type="float" office:value="110.027514365193" table:style-name="ce1">
            <text:p>110.027514365193</text:p>
          </table:table-cell>
          <table:table-cell office:value-type="float" office:value="114.015598" table:style-name="ce1">
            <text:p>114.015598</text:p>
          </table:table-cell>
          <table:table-cell office:value-type="float" office:value="55.8055627741661" table:style-name="ce1">
            <text:p>55.8055627741661</text:p>
          </table:table-cell>
          <table:table-cell office:value-type="float" office:value="21" table:style-name="ce1">
            <text:p>21</text:p>
          </table:table-cell>
          <table:table-cell office:value-type="float" office:value="37.01426804" table:style-name="ce1">
            <text:p>37.01426804</text:p>
          </table:table-cell>
          <table:table-cell office:value-type="float" office:value="143.0144394" table:style-name="ce1">
            <text:p>143.0144394</text:p>
          </table:table-cell>
          <table:table-cell office:value-type="float" office:value="93.132907692381" table:style-name="ce1">
            <text:p>93.132907692381</text:p>
          </table:table-cell>
          <table:table-cell office:value-type="float" office:value="89.9798989" table:style-name="ce1">
            <text:p>89.9798989</text:p>
          </table:table-cell>
          <table:table-cell office:value-type="float" office:value="42.0941975857513" table:style-name="ce1">
            <text:p>42.0941975857513</text:p>
          </table:table-cell>
          <table:table-cell office:value-type="float" office:value="21" table:style-name="ce1">
            <text:p>21</text:p>
          </table:table-cell>
          <table:table-cell office:value-type="float" office:value="0.006815254722" table:style-name="ce1">
            <text:p>0.006815254722</text:p>
          </table:table-cell>
          <table:table-cell office:value-type="float" office:value="179.9996937" table:style-name="ce1">
            <text:p>179.9996937</text:p>
          </table:table-cell>
          <table:table-cell office:value-type="float" office:value="92.5880722045106" table:style-name="ce1">
            <text:p>92.5880722045106</text:p>
          </table:table-cell>
          <table:table-cell office:value-type="float" office:value="90.00516378" table:style-name="ce1">
            <text:p>90.00516378</text:p>
          </table:table-cell>
          <table:table-cell office:value-type="float" office:value="54.3634223955707" table:style-name="ce1">
            <text:p>54.3634223955707</text:p>
          </table:table-cell>
          <table:table-cell office:value-type="float" office:value="21" table:style-name="ce1">
            <text:p>21</text:p>
          </table:table-cell>
          <table:table-cell office:value-type="float" office:value="17.71177354" table:style-name="ce1">
            <text:p>17.71177354</text:p>
          </table:table-cell>
          <table:table-cell office:value-type="float" office:value="87.3891332" table:style-name="ce1">
            <text:p>87.3891332</text:p>
          </table:table-cell>
          <table:table-cell office:value-type="float" office:value="63.444822442381" table:style-name="ce1">
            <text:p>63.444822442381</text:p>
          </table:table-cell>
          <table:table-cell office:value-type="float" office:value="66.81166001" table:style-name="ce1">
            <text:p>66.81166001</text:p>
          </table:table-cell>
          <table:table-cell office:value-type="float" office:value="22.1580491174722" table:style-name="ce1">
            <text:p>22.1580491174722</text:p>
          </table:table-cell>
          <table:table-cell office:value-type="float" office:value="21" table:style-name="ce1">
            <text:p>21</text:p>
          </table:table-cell>
          <table:table-cell office:value-type="float" office:value="0.001234299585" table:style-name="ce1">
            <text:p>0.001234299585</text:p>
          </table:table-cell>
          <table:table-cell office:value-type="float" office:value="0.005993942577" table:style-name="ce1">
            <text:p>0.005993942577</text:p>
          </table:table-cell>
          <table:table-cell office:value-type="float" office:value="0.00270049721171429" table:style-name="ce1">
            <text:p>0.00270049721171429</text:p>
          </table:table-cell>
          <table:table-cell office:value-type="float" office:value="0.002235439727" table:style-name="ce1">
            <text:p>0.002235439727</text:p>
          </table:table-cell>
          <table:table-cell office:value-type="float" office:value="0.00143443083453582" table:style-name="ce1">
            <text:p>0.00143443083453582</text:p>
          </table:table-cell>
          <table:table-cell office:value-type="float" office:value="21" table:style-name="ce1">
            <text:p>21</text:p>
          </table:table-cell>
          <table:table-cell office:value-type="float" office:value="0.01705999629" table:style-name="ce1">
            <text:p>0.01705999629</text:p>
          </table:table-cell>
          <table:table-cell office:value-type="float" office:value="0.01892800391" table:style-name="ce1">
            <text:p>0.01892800391</text:p>
          </table:table-cell>
          <table:table-cell office:value-type="float" office:value="0.0179916563142857" table:style-name="ce1">
            <text:p>0.0179916563142857</text:p>
          </table:table-cell>
          <table:table-cell office:value-type="float" office:value="0.01773082041" table:style-name="ce1">
            <text:p>0.01773082041</text:p>
          </table:table-cell>
          <table:table-cell office:value-type="float" office:value="0.000581152530059505" table:style-name="ce1">
            <text:p>0.000581152530059505</text:p>
          </table:table-cell>
          <table:table-cell office:value-type="float" office:value="21" table:style-name="ce1">
            <text:p>21</text:p>
          </table:table-cell>
          <table:table-cell office:value-type="float" office:value="1.861369682" table:style-name="ce1">
            <text:p>1.861369682</text:p>
          </table:table-cell>
          <table:table-cell office:value-type="float" office:value="9.401217498" table:style-name="ce1">
            <text:p>9.401217498</text:p>
          </table:table-cell>
          <table:table-cell office:value-type="float" office:value="4.11126801804762" table:style-name="ce1">
            <text:p>4.11126801804762</text:p>
          </table:table-cell>
          <table:table-cell office:value-type="float" office:value="3.927450821" table:style-name="ce1">
            <text:p>3.927450821</text:p>
          </table:table-cell>
          <table:table-cell office:value-type="float" office:value="2.06610419512963" table:style-name="ce1">
            <text:p>2.06610419512963</text:p>
          </table:table-cell>
          <table:table-cell office:value-type="float" office:value="21" table:style-name="ce1">
            <text:p>21</text:p>
          </table:table-cell>
          <table:table-cell office:value-type="float" office:value="4.419017355" table:style-name="ce1">
            <text:p>4.419017355</text:p>
          </table:table-cell>
          <table:table-cell office:value-type="float" office:value="392.6134305" table:style-name="ce1">
            <text:p>392.6134305</text:p>
          </table:table-cell>
          <table:table-cell office:value-type="float" office:value="115.927544053952" table:style-name="ce1">
            <text:p>115.927544053952</text:p>
          </table:table-cell>
          <table:table-cell office:value-type="float" office:value="51.96430467" table:style-name="ce1">
            <text:p>51.96430467</text:p>
          </table:table-cell>
          <table:table-cell office:value-type="float" office:value="126.771305628395" table:style-name="ce1">
            <text:p>126.771305628395</text:p>
          </table:table-cell>
          <table:table-cell office:value-type="float" office:value="21" table:style-name="ce1">
            <text:p>21</text:p>
          </table:table-cell>
          <table:table-cell office:value-type="float" office:value="0.3028148264" table:style-name="ce1">
            <text:p>0.3028148264</text:p>
          </table:table-cell>
          <table:table-cell office:value-type="float" office:value="3.110228385" table:style-name="ce1">
            <text:p>3.110228385</text:p>
          </table:table-cell>
          <table:table-cell office:value-type="float" office:value="0.899788644238095" table:style-name="ce1">
            <text:p>0.899788644238095</text:p>
          </table:table-cell>
          <table:table-cell office:value-type="float" office:value="0.740174664" table:style-name="ce1">
            <text:p>0.740174664</text:p>
          </table:table-cell>
          <table:table-cell office:value-type="float" office:value="0.607422006390404" table:style-name="ce1">
            <text:p>0.607422006390404</text:p>
          </table:table-cell>
          <table:table-cell office:value-type="float" office:value="18" table:style-name="ce1">
            <text:p>18</text:p>
          </table:table-cell>
          <table:table-cell office:value-type="float" office:value="0.6351197793" table:style-name="ce1">
            <text:p>0.6351197793</text:p>
          </table:table-cell>
          <table:table-cell office:value-type="float" office:value="5.05550126" table:style-name="ce1">
            <text:p>5.05550126</text:p>
          </table:table-cell>
          <table:table-cell office:value-type="float" office:value="1.77813777145" table:style-name="ce1">
            <text:p>1.77813777145</text:p>
          </table:table-cell>
          <table:table-cell office:value-type="float" office:value="1.3053619725" table:style-name="ce1">
            <text:p>1.3053619725</text:p>
          </table:table-cell>
          <table:table-cell office:value-type="float" office:value="1.3776205342691" table:style-name="ce1">
            <text:p>1.3776205342691</text:p>
          </table:table-cell>
        </table:table-row>
        <table:table-row table:style-name="ro1">
          <table:table-cell office:value-type="string" table:style-name="ce1">
            <text:p>100x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top</text:p>
          </table:table-cell>
          <table:table-cell office:value-type="float" office:value="45" table:style-name="ce1">
            <text:p>45</text:p>
          </table:table-cell>
          <table:table-cell office:value-type="float" office:value="1.132303652" table:style-name="ce1">
            <text:p>1.132303652</text:p>
          </table:table-cell>
          <table:table-cell office:value-type="float" office:value="26.49873881" table:style-name="ce1">
            <text:p>26.49873881</text:p>
          </table:table-cell>
          <table:table-cell office:value-type="float" office:value="9.9580986602" table:style-name="ce1">
            <text:p>9.9580986602</text:p>
          </table:table-cell>
          <table:table-cell office:value-type="float" office:value="9.577243357" table:style-name="ce1">
            <text:p>9.577243357</text:p>
          </table:table-cell>
          <table:table-cell office:value-type="float" office:value="7.04830152887202" table:style-name="ce1">
            <text:p>7.04830152887202</text:p>
          </table:table-cell>
          <table:table-cell office:value-type="float" office:value="45" table:style-name="ce1">
            <text:p>45</text:p>
          </table:table-cell>
          <table:table-cell office:value-type="float" office:value="0.8693683015" table:style-name="ce1">
            <text:p>0.8693683015</text:p>
          </table:table-cell>
          <table:table-cell office:value-type="float" office:value="3.493029068" table:style-name="ce1">
            <text:p>3.493029068</text:p>
          </table:table-cell>
          <table:table-cell office:value-type="float" office:value="1.73395005009333" table:style-name="ce1">
            <text:p>1.73395005009333</text:p>
          </table:table-cell>
          <table:table-cell office:value-type="float" office:value="1.54395489" table:style-name="ce1">
            <text:p>1.54395489</text:p>
          </table:table-cell>
          <table:table-cell office:value-type="float" office:value="0.739728289436414" table:style-name="ce1">
            <text:p>0.739728289436414</text:p>
          </table:table-cell>
          <table:table-cell office:value-type="float" office:value="45" table:style-name="ce1">
            <text:p>45</text:p>
          </table:table-cell>
          <table:table-cell office:value-type="float" office:value="-1.569371082" table:style-name="ce1">
            <text:p>-1.569371082</text:p>
          </table:table-cell>
          <table:table-cell office:value-type="float" office:value="1.329234521" table:style-name="ce1">
            <text:p>1.329234521</text:p>
          </table:table-cell>
          <table:table-cell office:value-type="float" office:value="-0.0888328872311333" table:style-name="ce1">
            <text:p>-0.0888328872311333</text:p>
          </table:table-cell>
          <table:table-cell office:value-type="float" office:value="-0.03459733363" table:style-name="ce1">
            <text:p>-0.03459733363</text:p>
          </table:table-cell>
          <table:table-cell office:value-type="float" office:value="0.620923303516949" table:style-name="ce1">
            <text:p>0.620923303516949</text:p>
          </table:table-cell>
          <table:table-cell office:value-type="float" office:value="45" table:style-name="ce1">
            <text:p>45</text:p>
          </table:table-cell>
          <table:table-cell office:value-type="float" office:value="2.419064276" table:style-name="ce1">
            <text:p>2.419064276</text:p>
          </table:table-cell>
          <table:table-cell office:value-type="float" office:value="7.903457158" table:style-name="ce1">
            <text:p>7.903457158</text:p>
          </table:table-cell>
          <table:table-cell office:value-type="float" office:value="3.81679796453333" table:style-name="ce1">
            <text:p>3.81679796453333</text:p>
          </table:table-cell>
          <table:table-cell office:value-type="float" office:value="3.401603622" table:style-name="ce1">
            <text:p>3.401603622</text:p>
          </table:table-cell>
          <table:table-cell office:value-type="float" office:value="1.44275449126122" table:style-name="ce1">
            <text:p>1.44275449126122</text:p>
          </table:table-cell>
          <table:table-cell office:value-type="float" office:value="45" table:style-name="ce1">
            <text:p>45</text:p>
          </table:table-cell>
          <table:table-cell office:value-type="float" office:value="2.517291" table:style-name="ce1">
            <text:p>2.517291</text:p>
          </table:table-cell>
          <table:table-cell office:value-type="float" office:value="10.848296" table:style-name="ce1">
            <text:p>10.848296</text:p>
          </table:table-cell>
          <table:table-cell office:value-type="float" office:value="5.08962306666667" table:style-name="ce1">
            <text:p>5.08962306666667</text:p>
          </table:table-cell>
          <table:table-cell office:value-type="float" office:value="4.309142" table:style-name="ce1">
            <text:p>4.309142</text:p>
          </table:table-cell>
          <table:table-cell office:value-type="float" office:value="2.24930795187054" table:style-name="ce1">
            <text:p>2.24930795187054</text:p>
          </table:table-cell>
          <table:table-cell office:value-type="float" office:value="45" table:style-name="ce1">
            <text:p>45</text:p>
          </table:table-cell>
          <table:table-cell office:value-type="float" office:value="2.828181" table:style-name="ce1">
            <text:p>2.828181</text:p>
          </table:table-cell>
          <table:table-cell office:value-type="float" office:value="13.34995" table:style-name="ce1">
            <text:p>13.34995</text:p>
          </table:table-cell>
          <table:table-cell office:value-type="float" office:value="5.81215975555556" table:style-name="ce1">
            <text:p>5.81215975555556</text:p>
          </table:table-cell>
          <table:table-cell office:value-type="float" office:value="4.805996" table:style-name="ce1">
            <text:p>4.805996</text:p>
          </table:table-cell>
          <table:table-cell office:value-type="float" office:value="3.0036430695962" table:style-name="ce1">
            <text:p>3.0036430695962</text:p>
          </table:table-cell>
          <table:table-cell office:value-type="float" office:value="45" table:style-name="ce1">
            <text:p>45</text:p>
          </table:table-cell>
          <table:table-cell office:value-type="float" office:value="5.63969" table:style-name="ce1">
            <text:p>5.63969</text:p>
          </table:table-cell>
          <table:table-cell office:value-type="float" office:value="23.251028" table:style-name="ce1">
            <text:p>23.251028</text:p>
          </table:table-cell>
          <table:table-cell office:value-type="float" office:value="10.9017828222222" table:style-name="ce1">
            <text:p>10.9017828222222</text:p>
          </table:table-cell>
          <table:table-cell office:value-type="float" office:value="9.115138" table:style-name="ce1">
            <text:p>9.115138</text:p>
          </table:table-cell>
          <table:table-cell office:value-type="float" office:value="4.80953031350573" table:style-name="ce1">
            <text:p>4.80953031350573</text:p>
          </table:table-cell>
          <table:table-cell office:value-type="float" office:value="45" table:style-name="ce1">
            <text:p>45</text:p>
          </table:table-cell>
          <table:table-cell office:value-type="float" office:value="0.6631212577" table:style-name="ce1">
            <text:p>0.6631212577</text:p>
          </table:table-cell>
          <table:table-cell office:value-type="float" office:value="2.697161411" table:style-name="ce1">
            <text:p>2.697161411</text:p>
          </table:table-cell>
          <table:table-cell office:value-type="float" office:value="1.34209132603778" table:style-name="ce1">
            <text:p>1.34209132603778</text:p>
          </table:table-cell>
          <table:table-cell office:value-type="float" office:value="1.14597722" table:style-name="ce1">
            <text:p>1.14597722</text:p>
          </table:table-cell>
          <table:table-cell office:value-type="float" office:value="0.569210365082893" table:style-name="ce1">
            <text:p>0.569210365082893</text:p>
          </table:table-cell>
          <table:table-cell office:value-type="float" office:value="45" table:style-name="ce1">
            <text:p>45</text:p>
          </table:table-cell>
          <table:table-cell office:value-type="float" office:value="0.33125221" table:style-name="ce1">
            <text:p>0.33125221</text:p>
          </table:table-cell>
          <table:table-cell office:value-type="float" office:value="9.69679618" table:style-name="ce1">
            <text:p>9.69679618</text:p>
          </table:table-cell>
          <table:table-cell office:value-type="float" office:value="2.14094422098889" table:style-name="ce1">
            <text:p>2.14094422098889</text:p>
          </table:table-cell>
          <table:table-cell office:value-type="float" office:value="1.336612593" table:style-name="ce1">
            <text:p>1.336612593</text:p>
          </table:table-cell>
          <table:table-cell office:value-type="float" office:value="2.15149700409128" table:style-name="ce1">
            <text:p>2.15149700409128</text:p>
          </table:table-cell>
          <table:table-cell office:value-type="float" office:value="45" table:style-name="ce1">
            <text:p>45</text:p>
          </table:table-cell>
          <table:table-cell office:value-type="float" office:value="1.021998555" table:style-name="ce1">
            <text:p>1.021998555</text:p>
          </table:table-cell>
          <table:table-cell office:value-type="float" office:value="4.529189806" table:style-name="ce1">
            <text:p>4.529189806</text:p>
          </table:table-cell>
          <table:table-cell office:value-type="float" office:value="2.12290254964444" table:style-name="ce1">
            <text:p>2.12290254964444</text:p>
          </table:table-cell>
          <table:table-cell office:value-type="float" office:value="1.702105928" table:style-name="ce1">
            <text:p>1.702105928</text:p>
          </table:table-cell>
          <table:table-cell office:value-type="float" office:value="1.01501568487565" table:style-name="ce1">
            <text:p>1.01501568487565</text:p>
          </table:table-cell>
          <table:table-cell office:value-type="float" office:value="45" table:style-name="ce1">
            <text:p>45</text:p>
          </table:table-cell>
          <table:table-cell office:value-type="float" office:value="1.581533864" table:style-name="ce1">
            <text:p>1.581533864</text:p>
          </table:table-cell>
          <table:table-cell office:value-type="float" office:value="7.938791935" table:style-name="ce1">
            <text:p>7.938791935</text:p>
          </table:table-cell>
          <table:table-cell office:value-type="float" office:value="3.61904958702222" table:style-name="ce1">
            <text:p>3.61904958702222</text:p>
          </table:table-cell>
          <table:table-cell office:value-type="float" office:value="3.440945448" table:style-name="ce1">
            <text:p>3.440945448</text:p>
          </table:table-cell>
          <table:table-cell office:value-type="float" office:value="1.73187740658675" table:style-name="ce1">
            <text:p>1.73187740658675</text:p>
          </table:table-cell>
          <table:table-cell office:value-type="float" office:value="45" table:style-name="ce1">
            <text:p>45</text:p>
          </table:table-cell>
          <table:table-cell office:value-type="float" office:value="12.66522627" table:style-name="ce1">
            <text:p>12.66522627</text:p>
          </table:table-cell>
          <table:table-cell office:value-type="float" office:value="21.5096091" table:style-name="ce1">
            <text:p>21.5096091</text:p>
          </table:table-cell>
          <table:table-cell office:value-type="float" office:value="18.4576811486667" table:style-name="ce1">
            <text:p>18.4576811486667</text:p>
          </table:table-cell>
          <table:table-cell office:value-type="float" office:value="19.06886362" table:style-name="ce1">
            <text:p>19.06886362</text:p>
          </table:table-cell>
          <table:table-cell office:value-type="float" office:value="2.34181231223917" table:style-name="ce1">
            <text:p>2.34181231223917</text:p>
          </table:table-cell>
          <table:table-cell office:value-type="float" office:value="29" table:style-name="ce1">
            <text:p>29</text:p>
          </table:table-cell>
          <table:table-cell office:value-type="float" office:value="0.1913278322" table:style-name="ce1">
            <text:p>0.1913278322</text:p>
          </table:table-cell>
          <table:table-cell office:value-type="float" office:value="0.7610454585" table:style-name="ce1">
            <text:p>0.7610454585</text:p>
          </table:table-cell>
          <table:table-cell office:value-type="float" office:value="0.55607335072069" table:style-name="ce1">
            <text:p>0.55607335072069</text:p>
          </table:table-cell>
          <table:table-cell office:value-type="float" office:value="0.5955571274" table:style-name="ce1">
            <text:p>0.5955571274</text:p>
          </table:table-cell>
          <table:table-cell office:value-type="float" office:value="0.135098922319557" table:style-name="ce1">
            <text:p>0.135098922319557</text:p>
          </table:table-cell>
          <table:table-cell office:value-type="float" office:value="45" table:style-name="ce1">
            <text:p>45</text:p>
          </table:table-cell>
          <table:table-cell office:value-type="float" office:value="4.244428697" table:style-name="ce1">
            <text:p>4.244428697</text:p>
          </table:table-cell>
          <table:table-cell office:value-type="float" office:value="169.0014183" table:style-name="ce1">
            <text:p>169.0014183</text:p>
          </table:table-cell>
          <table:table-cell office:value-type="float" office:value="75.2946727041111" table:style-name="ce1">
            <text:p>75.2946727041111</text:p>
          </table:table-cell>
          <table:table-cell office:value-type="float" office:value="80.76634907" table:style-name="ce1">
            <text:p>80.76634907</text:p>
          </table:table-cell>
          <table:table-cell office:value-type="float" office:value="40.0230810604914" table:style-name="ce1">
            <text:p>40.0230810604914</text:p>
          </table:table-cell>
          <table:table-cell office:value-type="float" office:value="45" table:style-name="ce1">
            <text:p>45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755916721122222" table:style-name="ce1">
            <text:p>0.755916721122222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110282645295592" table:style-name="ce1">
            <text:p>0.110282645295592</text:p>
          </table:table-cell>
          <table:table-cell office:value-type="float" office:value="45" table:style-name="ce1">
            <text:p>45</text:p>
          </table:table-cell>
          <table:table-cell office:value-type="float" office:value="0.1381777032" table:style-name="ce1">
            <text:p>0.1381777032</text:p>
          </table:table-cell>
          <table:table-cell office:value-type="float" office:value="0.539901717" table:style-name="ce1">
            <text:p>0.539901717</text:p>
          </table:table-cell>
          <table:table-cell office:value-type="float" office:value="0.2878273218" table:style-name="ce1">
            <text:p>0.2878273218</text:p>
          </table:table-cell>
          <table:table-cell office:value-type="float" office:value="0.2848346279" table:style-name="ce1">
            <text:p>0.2848346279</text:p>
          </table:table-cell>
          <table:table-cell office:value-type="float" office:value="0.112373991294275" table:style-name="ce1">
            <text:p>0.112373991294275</text:p>
          </table:table-cell>
          <table:table-cell office:value-type="float" office:value="45" table:style-name="ce1">
            <text:p>45</text:p>
          </table:table-cell>
          <table:table-cell office:value-type="float" office:value="0.9298930574" table:style-name="ce1">
            <text:p>0.9298930574</text:p>
          </table:table-cell>
          <table:table-cell office:value-type="float" office:value="10.19782712" table:style-name="ce1">
            <text:p>10.19782712</text:p>
          </table:table-cell>
          <table:table-cell office:value-type="float" office:value="3.60764962142889" table:style-name="ce1">
            <text:p>3.60764962142889</text:p>
          </table:table-cell>
          <table:table-cell office:value-type="float" office:value="3.261630001" table:style-name="ce1">
            <text:p>3.261630001</text:p>
          </table:table-cell>
          <table:table-cell office:value-type="float" office:value="2.40729692635142" table:style-name="ce1">
            <text:p>2.40729692635142</text:p>
          </table:table-cell>
          <table:table-cell office:value-type="float" office:value="45" table:style-name="ce1">
            <text:p>45</text:p>
          </table:table-cell>
          <table:table-cell office:value-type="float" office:value="0.03196542188" table:style-name="ce1">
            <text:p>0.03196542188</text:p>
          </table:table-cell>
          <table:table-cell office:value-type="float" office:value="0.2413077875" table:style-name="ce1">
            <text:p>0.2413077875</text:p>
          </table:table-cell>
          <table:table-cell office:value-type="float" office:value="0.0858725826648889" table:style-name="ce1">
            <text:p>0.0858725826648889</text:p>
          </table:table-cell>
          <table:table-cell office:value-type="float" office:value="0.06992841675" table:style-name="ce1">
            <text:p>0.06992841675</text:p>
          </table:table-cell>
          <table:table-cell office:value-type="float" office:value="0.0500582379157383" table:style-name="ce1">
            <text:p>0.0500582379157383</text:p>
          </table:table-cell>
          <table:table-cell office:value-type="float" office:value="45" table:style-name="ce1">
            <text:p>45</text:p>
          </table:table-cell>
          <table:table-cell office:value-type="float" office:value="1.076121167" table:style-name="ce1">
            <text:p>1.076121167</text:p>
          </table:table-cell>
          <table:table-cell office:value-type="float" office:value="4.647587833" table:style-name="ce1">
            <text:p>4.647587833</text:p>
          </table:table-cell>
          <table:table-cell office:value-type="float" office:value="2.20877515157778" table:style-name="ce1">
            <text:p>2.20877515157778</text:p>
          </table:table-cell>
          <table:table-cell office:value-type="float" office:value="1.867738992" table:style-name="ce1">
            <text:p>1.867738992</text:p>
          </table:table-cell>
          <table:table-cell office:value-type="float" office:value="1.04238202349895" table:style-name="ce1">
            <text:p>1.04238202349895</text:p>
          </table:table-cell>
          <table:table-cell office:value-type="float" office:value="45" table:style-name="ce1">
            <text:p>45</text:p>
          </table:table-cell>
          <table:table-cell office:value-type="float" office:value="0.03196542188" table:style-name="ce1">
            <text:p>0.03196542188</text:p>
          </table:table-cell>
          <table:table-cell office:value-type="float" office:value="0.2413077875" table:style-name="ce1">
            <text:p>0.2413077875</text:p>
          </table:table-cell>
          <table:table-cell office:value-type="float" office:value="0.0858725826648889" table:style-name="ce1">
            <text:p>0.0858725826648889</text:p>
          </table:table-cell>
          <table:table-cell office:value-type="float" office:value="0.06992841675" table:style-name="ce1">
            <text:p>0.06992841675</text:p>
          </table:table-cell>
          <table:table-cell office:value-type="float" office:value="0.0500582379157383" table:style-name="ce1">
            <text:p>0.0500582379157383</text:p>
          </table:table-cell>
          <table:table-cell office:value-type="float" office:value="45" table:style-name="ce1">
            <text:p>45</text:p>
          </table:table-cell>
          <table:table-cell office:value-type="float" office:value="0.7231486194" table:style-name="ce1">
            <text:p>0.7231486194</text:p>
          </table:table-cell>
          <table:table-cell office:value-type="float" office:value="2.889199522" table:style-name="ce1">
            <text:p>2.889199522</text:p>
          </table:table-cell>
          <table:table-cell office:value-type="float" office:value="1.47340080976667" table:style-name="ce1">
            <text:p>1.47340080976667</text:p>
          </table:table-cell>
          <table:table-cell office:value-type="float" office:value="1.261263859" table:style-name="ce1">
            <text:p>1.261263859</text:p>
          </table:table-cell>
          <table:table-cell office:value-type="float" office:value="0.600912093644769" table:style-name="ce1">
            <text:p>0.600912093644769</text:p>
          </table:table-cell>
          <table:table-cell office:value-type="float" office:value="45" table:style-name="ce1">
            <text:p>45</text:p>
          </table:table-cell>
          <table:table-cell office:value-type="float" office:value="0.9613203806" table:style-name="ce1">
            <text:p>0.9613203806</text:p>
          </table:table-cell>
          <table:table-cell office:value-type="float" office:value="4.345592991" table:style-name="ce1">
            <text:p>4.345592991</text:p>
          </table:table-cell>
          <table:table-cell office:value-type="float" office:value="1.98748014579333" table:style-name="ce1">
            <text:p>1.98748014579333</text:p>
          </table:table-cell>
          <table:table-cell office:value-type="float" office:value="1.675789217" table:style-name="ce1">
            <text:p>1.675789217</text:p>
          </table:table-cell>
          <table:table-cell office:value-type="float" office:value="0.951863814412856" table:style-name="ce1">
            <text:p>0.951863814412856</text:p>
          </table:table-cell>
          <table:table-cell office:value-type="float" office:value="45" table:style-name="ce1">
            <text:p>45</text:p>
          </table:table-cell>
          <table:table-cell office:value-type="float" office:value="0.08317069806" table:style-name="ce1">
            <text:p>0.08317069806</text:p>
          </table:table-cell>
          <table:table-cell office:value-type="float" office:value="0.5242744435" table:style-name="ce1">
            <text:p>0.5242744435</text:p>
          </table:table-cell>
          <table:table-cell office:value-type="float" office:value="0.221295005828889" table:style-name="ce1">
            <text:p>0.221295005828889</text:p>
          </table:table-cell>
          <table:table-cell office:value-type="float" office:value="0.1890505896" table:style-name="ce1">
            <text:p>0.1890505896</text:p>
          </table:table-cell>
          <table:table-cell office:value-type="float" office:value="0.121958622029035" table:style-name="ce1">
            <text:p>0.121958622029035</text:p>
          </table:table-cell>
          <table:table-cell office:value-type="float" office:value="45" table:style-name="ce1">
            <text:p>45</text:p>
          </table:table-cell>
          <table:table-cell office:value-type="float" office:value="1.779836" table:style-name="ce1">
            <text:p>1.779836</text:p>
          </table:table-cell>
          <table:table-cell office:value-type="float" office:value="6.326772667" table:style-name="ce1">
            <text:p>6.326772667</text:p>
          </table:table-cell>
          <table:table-cell office:value-type="float" office:value="3.62753461408889" table:style-name="ce1">
            <text:p>3.62753461408889</text:p>
          </table:table-cell>
          <table:table-cell office:value-type="float" office:value="3.5516105" table:style-name="ce1">
            <text:p>3.5516105</text:p>
          </table:table-cell>
          <table:table-cell office:value-type="float" office:value="1.34054168623858" table:style-name="ce1">
            <text:p>1.34054168623858</text:p>
          </table:table-cell>
          <table:table-cell office:value-type="float" office:value="45" table:style-name="ce1">
            <text:p>45</text:p>
          </table:table-cell>
          <table:table-cell office:value-type="float" office:value="0.6521128903" table:style-name="ce1">
            <text:p>0.6521128903</text:p>
          </table:table-cell>
          <table:table-cell office:value-type="float" office:value="1.911508534" table:style-name="ce1">
            <text:p>1.911508534</text:p>
          </table:table-cell>
          <table:table-cell office:value-type="float" office:value="1.12332632886222" table:style-name="ce1">
            <text:p>1.12332632886222</text:p>
          </table:table-cell>
          <table:table-cell office:value-type="float" office:value="1.033810164" table:style-name="ce1">
            <text:p>1.033810164</text:p>
          </table:table-cell>
          <table:table-cell office:value-type="float" office:value="0.3583717269629" table:style-name="ce1">
            <text:p>0.3583717269629</text:p>
          </table:table-cell>
          <table:table-cell office:value-type="float" office:value="45" table:style-name="ce1">
            <text:p>45</text:p>
          </table:table-cell>
          <table:table-cell office:value-type="float" office:value="2022.394225" table:style-name="ce1">
            <text:p>2022.394225</text:p>
          </table:table-cell>
          <table:table-cell office:value-type="float" office:value="2659.671637" table:style-name="ce1">
            <text:p>2659.671637</text:p>
          </table:table-cell>
          <table:table-cell office:value-type="float" office:value="2325.94025291111" table:style-name="ce1">
            <text:p>2325.94025291111</text:p>
          </table:table-cell>
          <table:table-cell office:value-type="float" office:value="2350.514445" table:style-name="ce1">
            <text:p>2350.514445</text:p>
          </table:table-cell>
          <table:table-cell office:value-type="float" office:value="167.502351375959" table:style-name="ce1">
            <text:p>167.502351375959</text:p>
          </table:table-cell>
          <table:table-cell office:value-type="float" office:value="45" table:style-name="ce1">
            <text:p>45</text:p>
          </table:table-cell>
          <table:table-cell office:value-type="float" office:value="36.99840241" table:style-name="ce1">
            <text:p>36.99840241</text:p>
          </table:table-cell>
          <table:table-cell office:value-type="float" office:value="142.9993459" table:style-name="ce1">
            <text:p>142.9993459</text:p>
          </table:table-cell>
          <table:table-cell office:value-type="float" office:value="88.838768118" table:style-name="ce1">
            <text:p>88.838768118</text:p>
          </table:table-cell>
          <table:table-cell office:value-type="float" office:value="90.00463642" table:style-name="ce1">
            <text:p>90.00463642</text:p>
          </table:table-cell>
          <table:table-cell office:value-type="float" office:value="40.407562524057" table:style-name="ce1">
            <text:p>40.407562524057</text:p>
          </table:table-cell>
          <table:table-cell office:value-type="float" office:value="45" table:style-name="ce1">
            <text:p>45</text:p>
          </table:table-cell>
          <table:table-cell office:value-type="float" office:value="30.28814594" table:style-name="ce1">
            <text:p>30.28814594</text:p>
          </table:table-cell>
          <table:table-cell office:value-type="float" office:value="179.9983814" table:style-name="ce1">
            <text:p>179.9983814</text:p>
          </table:table-cell>
          <table:table-cell office:value-type="float" office:value="107.223323118667" table:style-name="ce1">
            <text:p>107.223323118667</text:p>
          </table:table-cell>
          <table:table-cell office:value-type="float" office:value="90.00221732" table:style-name="ce1">
            <text:p>90.00221732</text:p>
          </table:table-cell>
          <table:table-cell office:value-type="float" office:value="55.7800159185477" table:style-name="ce1">
            <text:p>55.7800159185477</text:p>
          </table:table-cell>
          <table:table-cell office:value-type="float" office:value="45" table:style-name="ce1">
            <text:p>45</text:p>
          </table:table-cell>
          <table:table-cell office:value-type="float" office:value="0.005383867372" table:style-name="ce1">
            <text:p>0.005383867372</text:p>
          </table:table-cell>
          <table:table-cell office:value-type="float" office:value="179.9943719" table:style-name="ce1">
            <text:p>179.9943719</text:p>
          </table:table-cell>
          <table:table-cell office:value-type="float" office:value="87.9634577118317" table:style-name="ce1">
            <text:p>87.9634577118317</text:p>
          </table:table-cell>
          <table:table-cell office:value-type="float" office:value="89.98780871" table:style-name="ce1">
            <text:p>89.98780871</text:p>
          </table:table-cell>
          <table:table-cell office:value-type="float" office:value="54.7527741214382" table:style-name="ce1">
            <text:p>54.7527741214382</text:p>
          </table:table-cell>
          <table:table-cell office:value-type="float" office:value="45" table:style-name="ce1">
            <text:p>45</text:p>
          </table:table-cell>
          <table:table-cell office:value-type="float" office:value="26.57928333" table:style-name="ce1">
            <text:p>26.57928333</text:p>
          </table:table-cell>
          <table:table-cell office:value-type="float" office:value="96.21144046" table:style-name="ce1">
            <text:p>96.21144046</text:p>
          </table:table-cell>
          <table:table-cell office:value-type="float" office:value="61.470409518" table:style-name="ce1">
            <text:p>61.470409518</text:p>
          </table:table-cell>
          <table:table-cell office:value-type="float" office:value="53.96163083" table:style-name="ce1">
            <text:p>53.96163083</text:p>
          </table:table-cell>
          <table:table-cell office:value-type="float" office:value="20.6587105316146" table:style-name="ce1">
            <text:p>20.6587105316146</text:p>
          </table:table-cell>
          <table:table-cell office:value-type="float" office:value="45" table:style-name="ce1">
            <text:p>45</text:p>
          </table:table-cell>
          <table:table-cell office:value-type="float" office:value="0.0007133517289" table:style-name="ce1">
            <text:p>0.0007133517289</text:p>
          </table:table-cell>
          <table:table-cell office:value-type="float" office:value="0.00737796167" table:style-name="ce1">
            <text:p>0.00737796167</text:p>
          </table:table-cell>
          <table:table-cell office:value-type="float" office:value="0.00272741161359778" table:style-name="ce1">
            <text:p>0.00272741161359778</text:p>
          </table:table-cell>
          <table:table-cell office:value-type="float" office:value="0.002146603709" table:style-name="ce1">
            <text:p>0.002146603709</text:p>
          </table:table-cell>
          <table:table-cell office:value-type="float" office:value="0.00158538326285022" table:style-name="ce1">
            <text:p>0.00158538326285022</text:p>
          </table:table-cell>
          <table:table-cell office:value-type="float" office:value="45" table:style-name="ce1">
            <text:p>45</text:p>
          </table:table-cell>
          <table:table-cell office:value-type="float" office:value="0.01464316295" table:style-name="ce1">
            <text:p>0.01464316295</text:p>
          </table:table-cell>
          <table:table-cell office:value-type="float" office:value="0.01892281326" table:style-name="ce1">
            <text:p>0.01892281326</text:p>
          </table:table-cell>
          <table:table-cell office:value-type="float" office:value="0.0172897837506667" table:style-name="ce1">
            <text:p>0.0172897837506667</text:p>
          </table:table-cell>
          <table:table-cell office:value-type="float" office:value="0.01733805953" table:style-name="ce1">
            <text:p>0.01733805953</text:p>
          </table:table-cell>
          <table:table-cell office:value-type="float" office:value="0.00110048606086874" table:style-name="ce1">
            <text:p>0.00110048606086874</text:p>
          </table:table-cell>
          <table:table-cell office:value-type="float" office:value="45" table:style-name="ce1">
            <text:p>45</text:p>
          </table:table-cell>
          <table:table-cell office:value-type="float" office:value="1.129879433" table:style-name="ce1">
            <text:p>1.129879433</text:p>
          </table:table-cell>
          <table:table-cell office:value-type="float" office:value="11.28928483" table:style-name="ce1">
            <text:p>11.28928483</text:p>
          </table:table-cell>
          <table:table-cell office:value-type="float" office:value="4.26237576435556" table:style-name="ce1">
            <text:p>4.26237576435556</text:p>
          </table:table-cell>
          <table:table-cell office:value-type="float" office:value="3.292327557" table:style-name="ce1">
            <text:p>3.292327557</text:p>
          </table:table-cell>
          <table:table-cell office:value-type="float" office:value="2.87065962549208" table:style-name="ce1">
            <text:p>2.87065962549208</text:p>
          </table:table-cell>
          <table:table-cell office:value-type="float" office:value="45" table:style-name="ce1">
            <text:p>45</text:p>
          </table:table-cell>
          <table:table-cell office:value-type="float" office:value="4.707294104" table:style-name="ce1">
            <text:p>4.707294104</text:p>
          </table:table-cell>
          <table:table-cell office:value-type="float" office:value="392.6134305" table:style-name="ce1">
            <text:p>392.6134305</text:p>
          </table:table-cell>
          <table:table-cell office:value-type="float" office:value="84.5899989726445" table:style-name="ce1">
            <text:p>84.5899989726445</text:p>
          </table:table-cell>
          <table:table-cell office:value-type="float" office:value="66.90947533" table:style-name="ce1">
            <text:p>66.90947533</text:p>
          </table:table-cell>
          <table:table-cell office:value-type="float" office:value="80.0711863687218" table:style-name="ce1">
            <text:p>80.0711863687218</text:p>
          </table:table-cell>
          <table:table-cell office:value-type="float" office:value="45" table:style-name="ce1">
            <text:p>45</text:p>
          </table:table-cell>
          <table:table-cell office:value-type="float" office:value="0.157794345" table:style-name="ce1">
            <text:p>0.157794345</text:p>
          </table:table-cell>
          <table:table-cell office:value-type="float" office:value="4.288811339" table:style-name="ce1">
            <text:p>4.288811339</text:p>
          </table:table-cell>
          <table:table-cell office:value-type="float" office:value="0.839721040375556" table:style-name="ce1">
            <text:p>0.839721040375556</text:p>
          </table:table-cell>
          <table:table-cell office:value-type="float" office:value="0.4664540123" table:style-name="ce1">
            <text:p>0.4664540123</text:p>
          </table:table-cell>
          <table:table-cell office:value-type="float" office:value="0.852678575385008" table:style-name="ce1">
            <text:p>0.852678575385008</text:p>
          </table:table-cell>
          <table:table-cell office:value-type="float" office:value="45" table:style-name="ce1">
            <text:p>45</text:p>
          </table:table-cell>
          <table:table-cell office:value-type="float" office:value="0.4414209603" table:style-name="ce1">
            <text:p>0.4414209603</text:p>
          </table:table-cell>
          <table:table-cell office:value-type="float" office:value="9.027625469" table:style-name="ce1">
            <text:p>9.027625469</text:p>
          </table:table-cell>
          <table:table-cell office:value-type="float" office:value="1.40594947835333" table:style-name="ce1">
            <text:p>1.40594947835333</text:p>
          </table:table-cell>
          <table:table-cell office:value-type="float" office:value="0.9267406973" table:style-name="ce1">
            <text:p>0.9267406973</text:p>
          </table:table-cell>
          <table:table-cell office:value-type="float" office:value="1.4459339790274" table:style-name="ce1">
            <text:p>1.4459339790274</text:p>
          </table:table-cell>
        </table:table-row>
        <table:table-row table:style-name="ro1">
          <table:table-cell office:value-type="string" table:style-name="ce1">
            <text:p>100x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bottom</text:p>
          </table:table-cell>
          <table:table-cell office:value-type="float" office:value="8" table:style-name="ce1">
            <text:p>8</text:p>
          </table:table-cell>
          <table:table-cell office:value-type="float" office:value="4.105075844" table:style-name="ce1">
            <text:p>4.105075844</text:p>
          </table:table-cell>
          <table:table-cell office:value-type="float" office:value="10.49670018" table:style-name="ce1">
            <text:p>10.49670018</text:p>
          </table:table-cell>
          <table:table-cell office:value-type="float" office:value="7.582063508375" table:style-name="ce1">
            <text:p>7.582063508375</text:p>
          </table:table-cell>
          <table:table-cell office:value-type="float" office:value="7.895114198" table:style-name="ce1">
            <text:p>7.895114198</text:p>
          </table:table-cell>
          <table:table-cell office:value-type="float" office:value="2.61303025384058" table:style-name="ce1">
            <text:p>2.61303025384058</text:p>
          </table:table-cell>
          <table:table-cell office:value-type="float" office:value="8" table:style-name="ce1">
            <text:p>8</text:p>
          </table:table-cell>
          <table:table-cell office:value-type="float" office:value="0.7277225583" table:style-name="ce1">
            <text:p>0.7277225583</text:p>
          </table:table-cell>
          <table:table-cell office:value-type="float" office:value="1.986206775" table:style-name="ce1">
            <text:p>1.986206775</text:p>
          </table:table-cell>
          <table:table-cell office:value-type="float" office:value="1.287709446025" table:style-name="ce1">
            <text:p>1.287709446025</text:p>
          </table:table-cell>
          <table:table-cell office:value-type="float" office:value="1.153165412" table:style-name="ce1">
            <text:p>1.153165412</text:p>
          </table:table-cell>
          <table:table-cell office:value-type="float" office:value="0.455183681013421" table:style-name="ce1">
            <text:p>0.455183681013421</text:p>
          </table:table-cell>
          <table:table-cell office:value-type="float" office:value="8" table:style-name="ce1">
            <text:p>8</text:p>
          </table:table-cell>
          <table:table-cell office:value-type="float" office:value="-0.4028243489" table:style-name="ce1">
            <text:p>-0.4028243489</text:p>
          </table:table-cell>
          <table:table-cell office:value-type="float" office:value="2.125096299" table:style-name="ce1">
            <text:p>2.125096299</text:p>
          </table:table-cell>
          <table:table-cell office:value-type="float" office:value="0.10044928887125" table:style-name="ce1">
            <text:p>0.10044928887125</text:p>
          </table:table-cell>
          <table:table-cell office:value-type="float" office:value="-0.2211262948" table:style-name="ce1">
            <text:p>-0.2211262948</text:p>
          </table:table-cell>
          <table:table-cell office:value-type="float" office:value="0.843299831390221" table:style-name="ce1">
            <text:p>0.843299831390221</text:p>
          </table:table-cell>
          <table:table-cell office:value-type="float" office:value="8" table:style-name="ce1">
            <text:p>8</text:p>
          </table:table-cell>
          <table:table-cell office:value-type="float" office:value="2.965729237" table:style-name="ce1">
            <text:p>2.965729237</text:p>
          </table:table-cell>
          <table:table-cell office:value-type="float" office:value="16.9170372" table:style-name="ce1">
            <text:p>16.9170372</text:p>
          </table:table-cell>
          <table:table-cell office:value-type="float" office:value="5.0014281055" table:style-name="ce1">
            <text:p>5.0014281055</text:p>
          </table:table-cell>
          <table:table-cell office:value-type="float" office:value="3.1419233475" table:style-name="ce1">
            <text:p>3.1419233475</text:p>
          </table:table-cell>
          <table:table-cell office:value-type="float" office:value="4.83225186616276" table:style-name="ce1">
            <text:p>4.83225186616276</text:p>
          </table:table-cell>
          <table:table-cell office:value-type="float" office:value="8" table:style-name="ce1">
            <text:p>8</text:p>
          </table:table-cell>
          <table:table-cell office:value-type="float" office:value="2.122528" table:style-name="ce1">
            <text:p>2.122528</text:p>
          </table:table-cell>
          <table:table-cell office:value-type="float" office:value="7.166561" table:style-name="ce1">
            <text:p>7.166561</text:p>
          </table:table-cell>
          <table:table-cell office:value-type="float" office:value="4.1848875" table:style-name="ce1">
            <text:p>4.1848875</text:p>
          </table:table-cell>
          <table:table-cell office:value-type="float" office:value="3.539055" table:style-name="ce1">
            <text:p>3.539055</text:p>
          </table:table-cell>
          <table:table-cell office:value-type="float" office:value="1.8469839867192" table:style-name="ce1">
            <text:p>1.8469839867192</text:p>
          </table:table-cell>
          <table:table-cell office:value-type="float" office:value="8" table:style-name="ce1">
            <text:p>8</text:p>
          </table:table-cell>
          <table:table-cell office:value-type="float" office:value="2.780413" table:style-name="ce1">
            <text:p>2.780413</text:p>
          </table:table-cell>
          <table:table-cell office:value-type="float" office:value="8.690145" table:style-name="ce1">
            <text:p>8.690145</text:p>
          </table:table-cell>
          <table:table-cell office:value-type="float" office:value="4.759173" table:style-name="ce1">
            <text:p>4.759173</text:p>
          </table:table-cell>
          <table:table-cell office:value-type="float" office:value="3.7337455" table:style-name="ce1">
            <text:p>3.7337455</text:p>
          </table:table-cell>
          <table:table-cell office:value-type="float" office:value="2.4634025617332" table:style-name="ce1">
            <text:p>2.4634025617332</text:p>
          </table:table-cell>
          <table:table-cell office:value-type="float" office:value="8" table:style-name="ce1">
            <text:p>8</text:p>
          </table:table-cell>
          <table:table-cell office:value-type="float" office:value="4.902941" table:style-name="ce1">
            <text:p>4.902941</text:p>
          </table:table-cell>
          <table:table-cell office:value-type="float" office:value="14.518543" table:style-name="ce1">
            <text:p>14.518543</text:p>
          </table:table-cell>
          <table:table-cell office:value-type="float" office:value="8.9440605" table:style-name="ce1">
            <text:p>8.9440605</text:p>
          </table:table-cell>
          <table:table-cell office:value-type="float" office:value="7.0154565" table:style-name="ce1">
            <text:p>7.0154565</text:p>
          </table:table-cell>
          <table:table-cell office:value-type="float" office:value="3.72882164437821" table:style-name="ce1">
            <text:p>3.72882164437821</text:p>
          </table:table-cell>
          <table:table-cell office:value-type="float" office:value="8" table:style-name="ce1">
            <text:p>8</text:p>
          </table:table-cell>
          <table:table-cell office:value-type="float" office:value="0.5801121603" table:style-name="ce1">
            <text:p>0.5801121603</text:p>
          </table:table-cell>
          <table:table-cell office:value-type="float" office:value="1.533975355" table:style-name="ce1">
            <text:p>1.533975355</text:p>
          </table:table-cell>
          <table:table-cell office:value-type="float" office:value="0.998523105275" table:style-name="ce1">
            <text:p>0.998523105275</text:p>
          </table:table-cell>
          <table:table-cell office:value-type="float" office:value="0.9246805844" table:style-name="ce1">
            <text:p>0.9246805844</text:p>
          </table:table-cell>
          <table:table-cell office:value-type="float" office:value="0.355352735558738" table:style-name="ce1">
            <text:p>0.355352735558738</text:p>
          </table:table-cell>
          <table:table-cell office:value-type="float" office:value="8" table:style-name="ce1">
            <text:p>8</text:p>
          </table:table-cell>
          <table:table-cell office:value-type="float" office:value="0.5156150779" table:style-name="ce1">
            <text:p>0.5156150779</text:p>
          </table:table-cell>
          <table:table-cell office:value-type="float" office:value="6.344378097" table:style-name="ce1">
            <text:p>6.344378097</text:p>
          </table:table-cell>
          <table:table-cell office:value-type="float" office:value="3.2438855001125" table:style-name="ce1">
            <text:p>3.2438855001125</text:p>
          </table:table-cell>
          <table:table-cell office:value-type="float" office:value="2.3666110755" table:style-name="ce1">
            <text:p>2.3666110755</text:p>
          </table:table-cell>
          <table:table-cell office:value-type="float" office:value="2.54900255833252" table:style-name="ce1">
            <text:p>2.54900255833252</text:p>
          </table:table-cell>
          <table:table-cell office:value-type="float" office:value="8" table:style-name="ce1">
            <text:p>8</text:p>
          </table:table-cell>
          <table:table-cell office:value-type="float" office:value="0.9276778098" table:style-name="ce1">
            <text:p>0.9276778098</text:p>
          </table:table-cell>
          <table:table-cell office:value-type="float" office:value="2.211890746" table:style-name="ce1">
            <text:p>2.211890746</text:p>
          </table:table-cell>
          <table:table-cell office:value-type="float" office:value="1.509940377925" table:style-name="ce1">
            <text:p>1.509940377925</text:p>
          </table:table-cell>
          <table:table-cell office:value-type="float" office:value="1.457174958" table:style-name="ce1">
            <text:p>1.457174958</text:p>
          </table:table-cell>
          <table:table-cell office:value-type="float" office:value="0.488055276395496" table:style-name="ce1">
            <text:p>0.488055276395496</text:p>
          </table:table-cell>
          <table:table-cell office:value-type="float" office:value="8" table:style-name="ce1">
            <text:p>8</text:p>
          </table:table-cell>
          <table:table-cell office:value-type="float" office:value="1.421802735" table:style-name="ce1">
            <text:p>1.421802735</text:p>
          </table:table-cell>
          <table:table-cell office:value-type="float" office:value="4.219261587" table:style-name="ce1">
            <text:p>4.219261587</text:p>
          </table:table-cell>
          <table:table-cell office:value-type="float" office:value="2.61521400875" table:style-name="ce1">
            <text:p>2.61521400875</text:p>
          </table:table-cell>
          <table:table-cell office:value-type="float" office:value="2.379489339" table:style-name="ce1">
            <text:p>2.379489339</text:p>
          </table:table-cell>
          <table:table-cell office:value-type="float" office:value="1.05836605393361" table:style-name="ce1">
            <text:p>1.05836605393361</text:p>
          </table:table-cell>
          <table:table-cell office:value-type="float" office:value="8" table:style-name="ce1">
            <text:p>8</text:p>
          </table:table-cell>
          <table:table-cell office:value-type="float" office:value="10.8614131" table:style-name="ce1">
            <text:p>10.8614131</text:p>
          </table:table-cell>
          <table:table-cell office:value-type="float" office:value="20.41397328" table:style-name="ce1">
            <text:p>20.41397328</text:p>
          </table:table-cell>
          <table:table-cell office:value-type="float" office:value="15.356682995" table:style-name="ce1">
            <text:p>15.356682995</text:p>
          </table:table-cell>
          <table:table-cell office:value-type="float" office:value="15.314710515" table:style-name="ce1">
            <text:p>15.314710515</text:p>
          </table:table-cell>
          <table:table-cell office:value-type="float" office:value="3.1564551022101" table:style-name="ce1">
            <text:p>3.1564551022101</text:p>
          </table:table-cell>
          <table:table-cell office:value-type="float" office:value="6" table:style-name="ce1">
            <text:p>6</text:p>
          </table:table-cell>
          <table:table-cell office:value-type="float" office:value="0.2092553315" table:style-name="ce1">
            <text:p>0.2092553315</text:p>
          </table:table-cell>
          <table:table-cell office:value-type="float" office:value="0.5907498947" table:style-name="ce1">
            <text:p>0.5907498947</text:p>
          </table:table-cell>
          <table:table-cell office:value-type="float" office:value="0.361103916466667" table:style-name="ce1">
            <text:p>0.361103916466667</text:p>
          </table:table-cell>
          <table:table-cell office:value-type="float" office:value="0.26769322775" table:style-name="ce1">
            <text:p>0.26769322775</text:p>
          </table:table-cell>
          <table:table-cell office:value-type="float" office:value="0.178400782445427" table:style-name="ce1">
            <text:p>0.178400782445427</text:p>
          </table:table-cell>
          <table:table-cell office:value-type="float" office:value="8" table:style-name="ce1">
            <text:p>8</text:p>
          </table:table-cell>
          <table:table-cell office:value-type="float" office:value="80.2491172" table:style-name="ce1">
            <text:p>80.2491172</text:p>
          </table:table-cell>
          <table:table-cell office:value-type="float" office:value="157.2525489" table:style-name="ce1">
            <text:p>157.2525489</text:p>
          </table:table-cell>
          <table:table-cell office:value-type="float" office:value="116.96828437375" table:style-name="ce1">
            <text:p>116.96828437375</text:p>
          </table:table-cell>
          <table:table-cell office:value-type="float" office:value="114.1175087" table:style-name="ce1">
            <text:p>114.1175087</text:p>
          </table:table-cell>
          <table:table-cell office:value-type="float" office:value="29.0239232103376" table:style-name="ce1">
            <text:p>29.0239232103376</text:p>
          </table:table-cell>
          <table:table-cell office:value-type="float" office:value="8" table:style-name="ce1">
            <text:p>8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74067646465" table:style-name="ce1">
            <text:p>0.74067646465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11358118195587" table:style-name="ce1">
            <text:p>0.11358118195587</text:p>
          </table:table-cell>
          <table:table-cell office:value-type="float" office:value="8" table:style-name="ce1">
            <text:p>8</text:p>
          </table:table-cell>
          <table:table-cell office:value-type="float" office:value="0.1456888397" table:style-name="ce1">
            <text:p>0.1456888397</text:p>
          </table:table-cell>
          <table:table-cell office:value-type="float" office:value="0.4467331311" table:style-name="ce1">
            <text:p>0.4467331311</text:p>
          </table:table-cell>
          <table:table-cell office:value-type="float" office:value="0.29805549655" table:style-name="ce1">
            <text:p>0.29805549655</text:p>
          </table:table-cell>
          <table:table-cell office:value-type="float" office:value="0.3040309092" table:style-name="ce1">
            <text:p>0.3040309092</text:p>
          </table:table-cell>
          <table:table-cell office:value-type="float" office:value="0.109724050332056" table:style-name="ce1">
            <text:p>0.109724050332056</text:p>
          </table:table-cell>
          <table:table-cell office:value-type="float" office:value="8" table:style-name="ce1">
            <text:p>8</text:p>
          </table:table-cell>
          <table:table-cell office:value-type="float" office:value="1.030728249" table:style-name="ce1">
            <text:p>1.030728249</text:p>
          </table:table-cell>
          <table:table-cell office:value-type="float" office:value="7.015715592" table:style-name="ce1">
            <text:p>7.015715592</text:p>
          </table:table-cell>
          <table:table-cell office:value-type="float" office:value="3.620334926" table:style-name="ce1">
            <text:p>3.620334926</text:p>
          </table:table-cell>
          <table:table-cell office:value-type="float" office:value="3.042508389" table:style-name="ce1">
            <text:p>3.042508389</text:p>
          </table:table-cell>
          <table:table-cell office:value-type="float" office:value="2.30873432153941" table:style-name="ce1">
            <text:p>2.30873432153941</text:p>
          </table:table-cell>
          <table:table-cell office:value-type="float" office:value="8" table:style-name="ce1">
            <text:p>8</text:p>
          </table:table-cell>
          <table:table-cell office:value-type="float" office:value="0.03121169688" table:style-name="ce1">
            <text:p>0.03121169688</text:p>
          </table:table-cell>
          <table:table-cell office:value-type="float" office:value="0.1016604624" table:style-name="ce1">
            <text:p>0.1016604624</text:p>
          </table:table-cell>
          <table:table-cell office:value-type="float" office:value="0.06675400366625" table:style-name="ce1">
            <text:p>0.06675400366625</text:p>
          </table:table-cell>
          <table:table-cell office:value-type="float" office:value="0.068584358005" table:style-name="ce1">
            <text:p>0.068584358005</text:p>
          </table:table-cell>
          <table:table-cell office:value-type="float" office:value="0.0267909818952035" table:style-name="ce1">
            <text:p>0.0267909818952035</text:p>
          </table:table-cell>
          <table:table-cell office:value-type="float" office:value="8" table:style-name="ce1">
            <text:p>8</text:p>
          </table:table-cell>
          <table:table-cell office:value-type="float" office:value="0.9780807358" table:style-name="ce1">
            <text:p>0.9780807358</text:p>
          </table:table-cell>
          <table:table-cell office:value-type="float" office:value="2.312857329" table:style-name="ce1">
            <text:p>2.312857329</text:p>
          </table:table-cell>
          <table:table-cell office:value-type="float" office:value="1.57669444485" table:style-name="ce1">
            <text:p>1.57669444485</text:p>
          </table:table-cell>
          <table:table-cell office:value-type="float" office:value="1.49944611" table:style-name="ce1">
            <text:p>1.49944611</text:p>
          </table:table-cell>
          <table:table-cell office:value-type="float" office:value="0.507297292066295" table:style-name="ce1">
            <text:p>0.507297292066295</text:p>
          </table:table-cell>
          <table:table-cell office:value-type="float" office:value="8" table:style-name="ce1">
            <text:p>8</text:p>
          </table:table-cell>
          <table:table-cell office:value-type="float" office:value="0.03121169688" table:style-name="ce1">
            <text:p>0.03121169688</text:p>
          </table:table-cell>
          <table:table-cell office:value-type="float" office:value="0.1016604624" table:style-name="ce1">
            <text:p>0.1016604624</text:p>
          </table:table-cell>
          <table:table-cell office:value-type="float" office:value="0.06675400366625" table:style-name="ce1">
            <text:p>0.06675400366625</text:p>
          </table:table-cell>
          <table:table-cell office:value-type="float" office:value="0.068584358005" table:style-name="ce1">
            <text:p>0.068584358005</text:p>
          </table:table-cell>
          <table:table-cell office:value-type="float" office:value="0.0267909818952035" table:style-name="ce1">
            <text:p>0.0267909818952035</text:p>
          </table:table-cell>
          <table:table-cell office:value-type="float" office:value="8" table:style-name="ce1">
            <text:p>8</text:p>
          </table:table-cell>
          <table:table-cell office:value-type="float" office:value="0.647153132" table:style-name="ce1">
            <text:p>0.647153132</text:p>
          </table:table-cell>
          <table:table-cell office:value-type="float" office:value="1.700134965" table:style-name="ce1">
            <text:p>1.700134965</text:p>
          </table:table-cell>
          <table:table-cell office:value-type="float" office:value="1.121264446875" table:style-name="ce1">
            <text:p>1.121264446875</text:p>
          </table:table-cell>
          <table:table-cell office:value-type="float" office:value="1.065778049" table:style-name="ce1">
            <text:p>1.065778049</text:p>
          </table:table-cell>
          <table:table-cell office:value-type="float" office:value="0.395904308294039" table:style-name="ce1">
            <text:p>0.395904308294039</text:p>
          </table:table-cell>
          <table:table-cell office:value-type="float" office:value="8" table:style-name="ce1">
            <text:p>8</text:p>
          </table:table-cell>
          <table:table-cell office:value-type="float" office:value="0.895231868" table:style-name="ce1">
            <text:p>0.895231868</text:p>
          </table:table-cell>
          <table:table-cell office:value-type="float" office:value="2.032365035" table:style-name="ce1">
            <text:p>2.032365035</text:p>
          </table:table-cell>
          <table:table-cell office:value-type="float" office:value="1.414754553125" table:style-name="ce1">
            <text:p>1.414754553125</text:p>
          </table:table-cell>
          <table:table-cell office:value-type="float" office:value="1.356284125" table:style-name="ce1">
            <text:p>1.356284125</text:p>
          </table:table-cell>
          <table:table-cell office:value-type="float" office:value="0.432824365149645" table:style-name="ce1">
            <text:p>0.432824365149645</text:p>
          </table:table-cell>
          <table:table-cell office:value-type="float" office:value="8" table:style-name="ce1">
            <text:p>8</text:p>
          </table:table-cell>
          <table:table-cell office:value-type="float" office:value="0.08284886777" table:style-name="ce1">
            <text:p>0.08284886777</text:p>
          </table:table-cell>
          <table:table-cell office:value-type="float" office:value="0.2822887059" table:style-name="ce1">
            <text:p>0.2822887059</text:p>
          </table:table-cell>
          <table:table-cell office:value-type="float" office:value="0.16193989175" table:style-name="ce1">
            <text:p>0.16193989175</text:p>
          </table:table-cell>
          <table:table-cell office:value-type="float" office:value="0.13982981745" table:style-name="ce1">
            <text:p>0.13982981745</text:p>
          </table:table-cell>
          <table:table-cell office:value-type="float" office:value="0.0762584450373582" table:style-name="ce1">
            <text:p>0.0762584450373582</text:p>
          </table:table-cell>
          <table:table-cell office:value-type="float" office:value="8" table:style-name="ce1">
            <text:p>8</text:p>
          </table:table-cell>
          <table:table-cell office:value-type="float" office:value="2.173074" table:style-name="ce1">
            <text:p>2.173074</text:p>
          </table:table-cell>
          <table:table-cell office:value-type="float" office:value="5.391116" table:style-name="ce1">
            <text:p>5.391116</text:p>
          </table:table-cell>
          <table:table-cell office:value-type="float" office:value="3.929695125" table:style-name="ce1">
            <text:p>3.929695125</text:p>
          </table:table-cell>
          <table:table-cell office:value-type="float" office:value="4.2601" table:style-name="ce1">
            <text:p>4.2601</text:p>
          </table:table-cell>
          <table:table-cell office:value-type="float" office:value="1.38455454471587" table:style-name="ce1">
            <text:p>1.38455454471587</text:p>
          </table:table-cell>
          <table:table-cell office:value-type="float" office:value="8" table:style-name="ce1">
            <text:p>8</text:p>
          </table:table-cell>
          <table:table-cell office:value-type="float" office:value="0.7975485361" table:style-name="ce1">
            <text:p>0.7975485361</text:p>
          </table:table-cell>
          <table:table-cell office:value-type="float" office:value="1.462278327" table:style-name="ce1">
            <text:p>1.462278327</text:p>
          </table:table-cell>
          <table:table-cell office:value-type="float" office:value="1.0992605045" table:style-name="ce1">
            <text:p>1.0992605045</text:p>
          </table:table-cell>
          <table:table-cell office:value-type="float" office:value="1.05098526745" table:style-name="ce1">
            <text:p>1.05098526745</text:p>
          </table:table-cell>
          <table:table-cell office:value-type="float" office:value="0.246420477821797" table:style-name="ce1">
            <text:p>0.246420477821797</text:p>
          </table:table-cell>
          <table:table-cell office:value-type="float" office:value="8" table:style-name="ce1">
            <text:p>8</text:p>
          </table:table-cell>
          <table:table-cell office:value-type="float" office:value="2260.127629" table:style-name="ce1">
            <text:p>2260.127629</text:p>
          </table:table-cell>
          <table:table-cell office:value-type="float" office:value="2375.44717" table:style-name="ce1">
            <text:p>2375.44717</text:p>
          </table:table-cell>
          <table:table-cell office:value-type="float" office:value="2321.86984625" table:style-name="ce1">
            <text:p>2321.86984625</text:p>
          </table:table-cell>
          <table:table-cell office:value-type="float" office:value="2320.5061675" table:style-name="ce1">
            <text:p>2320.5061675</text:p>
          </table:table-cell>
          <table:table-cell office:value-type="float" office:value="41.4533311289624" table:style-name="ce1">
            <text:p>41.4533311289624</text:p>
          </table:table-cell>
          <table:table-cell office:value-type="float" office:value="8" table:style-name="ce1">
            <text:p>8</text:p>
          </table:table-cell>
          <table:table-cell office:value-type="float" office:value="89.99408931" table:style-name="ce1">
            <text:p>89.99408931</text:p>
          </table:table-cell>
          <table:table-cell office:value-type="float" office:value="153.2423297" table:style-name="ce1">
            <text:p>153.2423297</text:p>
          </table:table-cell>
          <table:table-cell office:value-type="float" office:value="132.29364002375" table:style-name="ce1">
            <text:p>132.29364002375</text:p>
          </table:table-cell>
          <table:table-cell office:value-type="float" office:value="142.96986025" table:style-name="ce1">
            <text:p>142.96986025</text:p>
          </table:table-cell>
          <table:table-cell office:value-type="float" office:value="26.4892767957492" table:style-name="ce1">
            <text:p>26.4892767957492</text:p>
          </table:table-cell>
          <table:table-cell office:value-type="float" office:value="8" table:style-name="ce1">
            <text:p>8</text:p>
          </table:table-cell>
          <table:table-cell office:value-type="float" office:value="37.02334257" table:style-name="ce1">
            <text:p>37.02334257</text:p>
          </table:table-cell>
          <table:table-cell office:value-type="float" office:value="179.9869181" table:style-name="ce1">
            <text:p>179.9869181</text:p>
          </table:table-cell>
          <table:table-cell office:value-type="float" office:value="120.1282091025" table:style-name="ce1">
            <text:p>120.1282091025</text:p>
          </table:table-cell>
          <table:table-cell office:value-type="float" office:value="128.51358995" table:style-name="ce1">
            <text:p>128.51358995</text:p>
          </table:table-cell>
          <table:table-cell office:value-type="float" office:value="60.975995601465" table:style-name="ce1">
            <text:p>60.975995601465</text:p>
          </table:table-cell>
          <table:table-cell office:value-type="float" office:value="8" table:style-name="ce1">
            <text:p>8</text:p>
          </table:table-cell>
          <table:table-cell office:value-type="float" office:value="37.01371603" table:style-name="ce1">
            <text:p>37.01371603</text:p>
          </table:table-cell>
          <table:table-cell office:value-type="float" office:value="159.5028727" table:style-name="ce1">
            <text:p>159.5028727</text:p>
          </table:table-cell>
          <table:table-cell office:value-type="float" office:value="104.06754285625" table:style-name="ce1">
            <text:p>104.06754285625</text:p>
          </table:table-cell>
          <table:table-cell office:value-type="float" office:value="102.02404146" table:style-name="ce1">
            <text:p>102.02404146</text:p>
          </table:table-cell>
          <table:table-cell office:value-type="float" office:value="44.5194593279475" table:style-name="ce1">
            <text:p>44.5194593279475</text:p>
          </table:table-cell>
          <table:table-cell office:value-type="float" office:value="8" table:style-name="ce1">
            <text:p>8</text:p>
          </table:table-cell>
          <table:table-cell office:value-type="float" office:value="22.16077082" table:style-name="ce1">
            <text:p>22.16077082</text:p>
          </table:table-cell>
          <table:table-cell office:value-type="float" office:value="84.78592255" table:style-name="ce1">
            <text:p>84.78592255</text:p>
          </table:table-cell>
          <table:table-cell office:value-type="float" office:value="61.21395565125" table:style-name="ce1">
            <text:p>61.21395565125</text:p>
          </table:table-cell>
          <table:table-cell office:value-type="float" office:value="65.699571705" table:style-name="ce1">
            <text:p>65.699571705</text:p>
          </table:table-cell>
          <table:table-cell office:value-type="float" office:value="20.7281971527145" table:style-name="ce1">
            <text:p>20.7281971527145</text:p>
          </table:table-cell>
          <table:table-cell office:value-type="float" office:value="8" table:style-name="ce1">
            <text:p>8</text:p>
          </table:table-cell>
          <table:table-cell office:value-type="float" office:value="0.001346204802" table:style-name="ce1">
            <text:p>0.001346204802</text:p>
          </table:table-cell>
          <table:table-cell office:value-type="float" office:value="0.007747592888" table:style-name="ce1">
            <text:p>0.007747592888</text:p>
          </table:table-cell>
          <table:table-cell office:value-type="float" office:value="0.00266131563475" table:style-name="ce1">
            <text:p>0.00266131563475</text:p>
          </table:table-cell>
          <table:table-cell office:value-type="float" office:value="0.00172223189" table:style-name="ce1">
            <text:p>0.00172223189</text:p>
          </table:table-cell>
          <table:table-cell office:value-type="float" office:value="0.00219847330844162" table:style-name="ce1">
            <text:p>0.00219847330844162</text:p>
          </table:table-cell>
          <table:table-cell office:value-type="float" office:value="8" table:style-name="ce1">
            <text:p>8</text:p>
          </table:table-cell>
          <table:table-cell office:value-type="float" office:value="0.01611684075" table:style-name="ce1">
            <text:p>0.01611684075</text:p>
          </table:table-cell>
          <table:table-cell office:value-type="float" office:value="0.01847438091" table:style-name="ce1">
            <text:p>0.01847438091</text:p>
          </table:table-cell>
          <table:table-cell office:value-type="float" office:value="0.0173873906475" table:style-name="ce1">
            <text:p>0.0173873906475</text:p>
          </table:table-cell>
          <table:table-cell office:value-type="float" office:value="0.017126490525" table:style-name="ce1">
            <text:p>0.017126490525</text:p>
          </table:table-cell>
          <table:table-cell office:value-type="float" office:value="0.000782278166258362" table:style-name="ce1">
            <text:p>0.000782278166258362</text:p>
          </table:table-cell>
          <table:table-cell office:value-type="float" office:value="8" table:style-name="ce1">
            <text:p>8</text:p>
          </table:table-cell>
          <table:table-cell office:value-type="float" office:value="1.498482967" table:style-name="ce1">
            <text:p>1.498482967</text:p>
          </table:table-cell>
          <table:table-cell office:value-type="float" office:value="8.974667231" table:style-name="ce1">
            <text:p>8.974667231</text:p>
          </table:table-cell>
          <table:table-cell office:value-type="float" office:value="4.93766276975" table:style-name="ce1">
            <text:p>4.93766276975</text:p>
          </table:table-cell>
          <table:table-cell office:value-type="float" office:value="4.9679780325" table:style-name="ce1">
            <text:p>4.9679780325</text:p>
          </table:table-cell>
          <table:table-cell office:value-type="float" office:value="2.92142243502954" table:style-name="ce1">
            <text:p>2.92142243502954</text:p>
          </table:table-cell>
          <table:table-cell office:value-type="float" office:value="8" table:style-name="ce1">
            <text:p>8</text:p>
          </table:table-cell>
          <table:table-cell office:value-type="float" office:value="12.93901895" table:style-name="ce1">
            <text:p>12.93901895</text:p>
          </table:table-cell>
          <table:table-cell office:value-type="float" office:value="86.15294511" table:style-name="ce1">
            <text:p>86.15294511</text:p>
          </table:table-cell>
          <table:table-cell office:value-type="float" office:value="29.390546435" table:style-name="ce1">
            <text:p>29.390546435</text:p>
          </table:table-cell>
          <table:table-cell office:value-type="float" office:value="16.69361916" table:style-name="ce1">
            <text:p>16.69361916</text:p>
          </table:table-cell>
          <table:table-cell office:value-type="float" office:value="25.3262001990651" table:style-name="ce1">
            <text:p>25.3262001990651</text:p>
          </table:table-cell>
          <table:table-cell office:value-type="float" office:value="8" table:style-name="ce1">
            <text:p>8</text:p>
          </table:table-cell>
          <table:table-cell office:value-type="float" office:value="0.2502323885" table:style-name="ce1">
            <text:p>0.2502323885</text:p>
          </table:table-cell>
          <table:table-cell office:value-type="float" office:value="2.012358802" table:style-name="ce1">
            <text:p>2.012358802</text:p>
          </table:table-cell>
          <table:table-cell office:value-type="float" office:value="0.6260450732875" table:style-name="ce1">
            <text:p>0.6260450732875</text:p>
          </table:table-cell>
          <table:table-cell office:value-type="float" office:value="0.36408109925" table:style-name="ce1">
            <text:p>0.36408109925</text:p>
          </table:table-cell>
          <table:table-cell office:value-type="float" office:value="0.597030597779751" table:style-name="ce1">
            <text:p>0.597030597779751</text:p>
          </table:table-cell>
          <table:table-cell office:value-type="float" office:value="8" table:style-name="ce1">
            <text:p>8</text:p>
          </table:table-cell>
          <table:table-cell office:value-type="float" office:value="0.6322038176" table:style-name="ce1">
            <text:p>0.6322038176</text:p>
          </table:table-cell>
          <table:table-cell office:value-type="float" office:value="3.439145175" table:style-name="ce1">
            <text:p>3.439145175</text:p>
          </table:table-cell>
          <table:table-cell office:value-type="float" office:value="1.2179515110375" table:style-name="ce1">
            <text:p>1.2179515110375</text:p>
          </table:table-cell>
          <table:table-cell office:value-type="float" office:value="0.9061127301" table:style-name="ce1">
            <text:p>0.9061127301</text:p>
          </table:table-cell>
          <table:table-cell office:value-type="float" office:value="0.922611660448118" table:style-name="ce1">
            <text:p>0.922611660448118</text:p>
          </table:table-cell>
        </table:table-row>
        <table:table-row table:style-name="ro1">
          <table:table-cell office:value-type="string" table:style-name="ce1">
            <text:p>100x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top</text:p>
          </table:table-cell>
          <table:table-cell office:value-type="float" office:value="6" table:style-name="ce1">
            <text:p>6</text:p>
          </table:table-cell>
          <table:table-cell office:value-type="float" office:value="9.005044746" table:style-name="ce1">
            <text:p>9.005044746</text:p>
          </table:table-cell>
          <table:table-cell office:value-type="float" office:value="13.89706645" table:style-name="ce1">
            <text:p>13.89706645</text:p>
          </table:table-cell>
          <table:table-cell office:value-type="float" office:value="11.495398686" table:style-name="ce1">
            <text:p>11.495398686</text:p>
          </table:table-cell>
          <table:table-cell office:value-type="float" office:value="11.07364984" table:style-name="ce1">
            <text:p>11.07364984</text:p>
          </table:table-cell>
          <table:table-cell office:value-type="float" office:value="2.02613568159686" table:style-name="ce1">
            <text:p>2.02613568159686</text:p>
          </table:table-cell>
          <table:table-cell office:value-type="float" office:value="6" table:style-name="ce1">
            <text:p>6</text:p>
          </table:table-cell>
          <table:table-cell office:value-type="float" office:value="0.8999978616" table:style-name="ce1">
            <text:p>0.8999978616</text:p>
          </table:table-cell>
          <table:table-cell office:value-type="float" office:value="1.36940646" table:style-name="ce1">
            <text:p>1.36940646</text:p>
          </table:table-cell>
          <table:table-cell office:value-type="float" office:value="1.1371856398" table:style-name="ce1">
            <text:p>1.1371856398</text:p>
          </table:table-cell>
          <table:table-cell office:value-type="float" office:value="1.120690881" table:style-name="ce1">
            <text:p>1.120690881</text:p>
          </table:table-cell>
          <table:table-cell office:value-type="float" office:value="0.204004233780732" table:style-name="ce1">
            <text:p>0.204004233780732</text:p>
          </table:table-cell>
          <table:table-cell office:value-type="float" office:value="6" table:style-name="ce1">
            <text:p>6</text:p>
          </table:table-cell>
          <table:table-cell office:value-type="float" office:value="-1.143043277" table:style-name="ce1">
            <text:p>-1.143043277</text:p>
          </table:table-cell>
          <table:table-cell office:value-type="float" office:value="1.208530729" table:style-name="ce1">
            <text:p>1.208530729</text:p>
          </table:table-cell>
          <table:table-cell office:value-type="float" office:value="-0.0724932141" table:style-name="ce1">
            <text:p>-0.0724932141</text:p>
          </table:table-cell>
          <table:table-cell office:value-type="float" office:value="-0.2791571133" table:style-name="ce1">
            <text:p>-0.2791571133</text:p>
          </table:table-cell>
          <table:table-cell office:value-type="float" office:value="1.03934609745843" table:style-name="ce1">
            <text:p>1.03934609745843</text:p>
          </table:table-cell>
          <table:table-cell office:value-type="float" office:value="6" table:style-name="ce1">
            <text:p>6</text:p>
          </table:table-cell>
          <table:table-cell office:value-type="float" office:value="3.512504275" table:style-name="ce1">
            <text:p>3.512504275</text:p>
          </table:table-cell>
          <table:table-cell office:value-type="float" office:value="7.42077785" table:style-name="ce1">
            <text:p>7.42077785</text:p>
          </table:table-cell>
          <table:table-cell office:value-type="float" office:value="5.795047151" table:style-name="ce1">
            <text:p>5.795047151</text:p>
          </table:table-cell>
          <table:table-cell office:value-type="float" office:value="6.5739711665" table:style-name="ce1">
            <text:p>6.5739711665</text:p>
          </table:table-cell>
          <table:table-cell office:value-type="float" office:value="1.78305244644726" table:style-name="ce1">
            <text:p>1.78305244644726</text:p>
          </table:table-cell>
          <table:table-cell office:value-type="float" office:value="6" table:style-name="ce1">
            <text:p>6</text:p>
          </table:table-cell>
          <table:table-cell office:value-type="float" office:value="2.247014" table:style-name="ce1">
            <text:p>2.247014</text:p>
          </table:table-cell>
          <table:table-cell office:value-type="float" office:value="6.482238" table:style-name="ce1">
            <text:p>6.482238</text:p>
          </table:table-cell>
          <table:table-cell office:value-type="float" office:value="3.817621" table:style-name="ce1">
            <text:p>3.817621</text:p>
          </table:table-cell>
          <table:table-cell office:value-type="float" office:value="2.803917" table:style-name="ce1">
            <text:p>2.803917</text:p>
          </table:table-cell>
          <table:table-cell office:value-type="float" office:value="1.88392742761519" table:style-name="ce1">
            <text:p>1.88392742761519</text:p>
          </table:table-cell>
          <table:table-cell office:value-type="float" office:value="6" table:style-name="ce1">
            <text:p>6</text:p>
          </table:table-cell>
          <table:table-cell office:value-type="float" office:value="2.455138" table:style-name="ce1">
            <text:p>2.455138</text:p>
          </table:table-cell>
          <table:table-cell office:value-type="float" office:value="7.500111" table:style-name="ce1">
            <text:p>7.500111</text:p>
          </table:table-cell>
          <table:table-cell office:value-type="float" office:value="4.41731833333333" table:style-name="ce1">
            <text:p>4.41731833333333</text:p>
          </table:table-cell>
          <table:table-cell office:value-type="float" office:value="3.3424885" table:style-name="ce1">
            <text:p>3.3424885</text:p>
          </table:table-cell>
          <table:table-cell office:value-type="float" office:value="2.38202625505125" table:style-name="ce1">
            <text:p>2.38202625505125</text:p>
          </table:table-cell>
          <table:table-cell office:value-type="float" office:value="6" table:style-name="ce1">
            <text:p>6</text:p>
          </table:table-cell>
          <table:table-cell office:value-type="float" office:value="5.466726" table:style-name="ce1">
            <text:p>5.466726</text:p>
          </table:table-cell>
          <table:table-cell office:value-type="float" office:value="10.283138" table:style-name="ce1">
            <text:p>10.283138</text:p>
          </table:table-cell>
          <table:table-cell office:value-type="float" office:value="8.23493933333333" table:style-name="ce1">
            <text:p>8.23493933333333</text:p>
          </table:table-cell>
          <table:table-cell office:value-type="float" office:value="8.6877305" table:style-name="ce1">
            <text:p>8.6877305</text:p>
          </table:table-cell>
          <table:table-cell office:value-type="float" office:value="2.05261168081755" table:style-name="ce1">
            <text:p>2.05261168081755</text:p>
          </table:table-cell>
          <table:table-cell office:value-type="float" office:value="6" table:style-name="ce1">
            <text:p>6</text:p>
          </table:table-cell>
          <table:table-cell office:value-type="float" office:value="0.6927461236" table:style-name="ce1">
            <text:p>0.6927461236</text:p>
          </table:table-cell>
          <table:table-cell office:value-type="float" office:value="0.990798454" table:style-name="ce1">
            <text:p>0.990798454</text:p>
          </table:table-cell>
          <table:table-cell office:value-type="float" office:value="0.845859208083333" table:style-name="ce1">
            <text:p>0.845859208083333</text:p>
          </table:table-cell>
          <table:table-cell office:value-type="float" office:value="0.8349953596" table:style-name="ce1">
            <text:p>0.8349953596</text:p>
          </table:table-cell>
          <table:table-cell office:value-type="float" office:value="0.12915419340321" table:style-name="ce1">
            <text:p>0.12915419340321</text:p>
          </table:table-cell>
          <table:table-cell office:value-type="float" office:value="6" table:style-name="ce1">
            <text:p>6</text:p>
          </table:table-cell>
          <table:table-cell office:value-type="float" office:value="0.4649709938" table:style-name="ce1">
            <text:p>0.4649709938</text:p>
          </table:table-cell>
          <table:table-cell office:value-type="float" office:value="9.036297998" table:style-name="ce1">
            <text:p>9.036297998</text:p>
          </table:table-cell>
          <table:table-cell office:value-type="float" office:value="5.03468117933333" table:style-name="ce1">
            <text:p>5.03468117933333</text:p>
          </table:table-cell>
          <table:table-cell office:value-type="float" office:value="5.985683659" table:style-name="ce1">
            <text:p>5.985683659</text:p>
          </table:table-cell>
          <table:table-cell office:value-type="float" office:value="3.86230520160195" table:style-name="ce1">
            <text:p>3.86230520160195</text:p>
          </table:table-cell>
          <table:table-cell office:value-type="float" office:value="6" table:style-name="ce1">
            <text:p>6</text:p>
          </table:table-cell>
          <table:table-cell office:value-type="float" office:value="1.128811537" table:style-name="ce1">
            <text:p>1.128811537</text:p>
          </table:table-cell>
          <table:table-cell office:value-type="float" office:value="1.616860402" table:style-name="ce1">
            <text:p>1.616860402</text:p>
          </table:table-cell>
          <table:table-cell office:value-type="float" office:value="1.33109902033333" table:style-name="ce1">
            <text:p>1.33109902033333</text:p>
          </table:table-cell>
          <table:table-cell office:value-type="float" office:value="1.243136248" table:style-name="ce1">
            <text:p>1.243136248</text:p>
          </table:table-cell>
          <table:table-cell office:value-type="float" office:value="0.228110483561775" table:style-name="ce1">
            <text:p>0.228110483561775</text:p>
          </table:table-cell>
          <table:table-cell office:value-type="float" office:value="6" table:style-name="ce1">
            <text:p>6</text:p>
          </table:table-cell>
          <table:table-cell office:value-type="float" office:value="1.802825995" table:style-name="ce1">
            <text:p>1.802825995</text:p>
          </table:table-cell>
          <table:table-cell office:value-type="float" office:value="3.363585356" table:style-name="ce1">
            <text:p>3.363585356</text:p>
          </table:table-cell>
          <table:table-cell office:value-type="float" office:value="2.44561606766667" table:style-name="ce1">
            <text:p>2.44561606766667</text:p>
          </table:table-cell>
          <table:table-cell office:value-type="float" office:value="2.095455096" table:style-name="ce1">
            <text:p>2.095455096</text:p>
          </table:table-cell>
          <table:table-cell office:value-type="float" office:value="0.71320236292127" table:style-name="ce1">
            <text:p>0.71320236292127</text:p>
          </table:table-cell>
          <table:table-cell office:value-type="float" office:value="6" table:style-name="ce1">
            <text:p>6</text:p>
          </table:table-cell>
          <table:table-cell office:value-type="float" office:value="14.39460063" table:style-name="ce1">
            <text:p>14.39460063</text:p>
          </table:table-cell>
          <table:table-cell office:value-type="float" office:value="17.52812332" table:style-name="ce1">
            <text:p>17.52812332</text:p>
          </table:table-cell>
          <table:table-cell office:value-type="float" office:value="16.6381239883333" table:style-name="ce1">
            <text:p>16.6381239883333</text:p>
          </table:table-cell>
          <table:table-cell office:value-type="float" office:value="17.153140825" table:style-name="ce1">
            <text:p>17.153140825</text:p>
          </table:table-cell>
          <table:table-cell office:value-type="float" office:value="1.19891332712175" table:style-name="ce1">
            <text:p>1.19891332712175</text:p>
          </table:table-cell>
          <table:table-cell office:value-type="float" office:value="6" table:style-name="ce1">
            <text:p>6</text:p>
          </table:table-cell>
          <table:table-cell office:value-type="float" office:value="0.3086091554" table:style-name="ce1">
            <text:p>0.3086091554</text:p>
          </table:table-cell>
          <table:table-cell office:value-type="float" office:value="0.6970855544" table:style-name="ce1">
            <text:p>0.6970855544</text:p>
          </table:table-cell>
          <table:table-cell office:value-type="float" office:value="0.458144427233333" table:style-name="ce1">
            <text:p>0.458144427233333</text:p>
          </table:table-cell>
          <table:table-cell office:value-type="float" office:value="0.4392335552" table:style-name="ce1">
            <text:p>0.4392335552</text:p>
          </table:table-cell>
          <table:table-cell office:value-type="float" office:value="0.131509138018448" table:style-name="ce1">
            <text:p>0.131509138018448</text:p>
          </table:table-cell>
          <table:table-cell office:value-type="float" office:value="6" table:style-name="ce1">
            <text:p>6</text:p>
          </table:table-cell>
          <table:table-cell office:value-type="float" office:value="67.76532305" table:style-name="ce1">
            <text:p>67.76532305</text:p>
          </table:table-cell>
          <table:table-cell office:value-type="float" office:value="102.5075475" table:style-name="ce1">
            <text:p>102.5075475</text:p>
          </table:table-cell>
          <table:table-cell office:value-type="float" office:value="84.467595335" table:style-name="ce1">
            <text:p>84.467595335</text:p>
          </table:table-cell>
          <table:table-cell office:value-type="float" office:value="84.508914785" table:style-name="ce1">
            <text:p>84.508914785</text:p>
          </table:table-cell>
          <table:table-cell office:value-type="float" office:value="14.9436156285937" table:style-name="ce1">
            <text:p>14.9436156285937</text:p>
          </table:table-cell>
          <table:table-cell office:value-type="float" office:value="6" table:style-name="ce1">
            <text:p>6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.1638830103" table:style-name="ce1">
            <text:p>0.1638830103</text:p>
          </table:table-cell>
          <table:table-cell office:value-type="float" office:value="0.359797864" table:style-name="ce1">
            <text:p>0.359797864</text:p>
          </table:table-cell>
          <table:table-cell office:value-type="float" office:value="0.23784442375" table:style-name="ce1">
            <text:p>0.23784442375</text:p>
          </table:table-cell>
          <table:table-cell office:value-type="float" office:value="0.1840834428" table:style-name="ce1">
            <text:p>0.1840834428</text:p>
          </table:table-cell>
          <table:table-cell office:value-type="float" office:value="0.0929713017902315" table:style-name="ce1">
            <text:p>0.0929713017902315</text:p>
          </table:table-cell>
          <table:table-cell office:value-type="float" office:value="6" table:style-name="ce1">
            <text:p>6</text:p>
          </table:table-cell>
          <table:table-cell office:value-type="float" office:value="1.302904308" table:style-name="ce1">
            <text:p>1.302904308</text:p>
          </table:table-cell>
          <table:table-cell office:value-type="float" office:value="4.136376705" table:style-name="ce1">
            <text:p>4.136376705</text:p>
          </table:table-cell>
          <table:table-cell office:value-type="float" office:value="2.3645872795" table:style-name="ce1">
            <text:p>2.3645872795</text:p>
          </table:table-cell>
          <table:table-cell office:value-type="float" office:value="1.5828952945" table:style-name="ce1">
            <text:p>1.5828952945</text:p>
          </table:table-cell>
          <table:table-cell office:value-type="float" office:value="1.35314065923106" table:style-name="ce1">
            <text:p>1.35314065923106</text:p>
          </table:table-cell>
          <table:table-cell office:value-type="float" office:value="6" table:style-name="ce1">
            <text:p>6</text:p>
          </table:table-cell>
          <table:table-cell office:value-type="float" office:value="0.03915330456" table:style-name="ce1">
            <text:p>0.03915330456</text:p>
          </table:table-cell>
          <table:table-cell office:value-type="float" office:value="0.09691462776" table:style-name="ce1">
            <text:p>0.09691462776</text:p>
          </table:table-cell>
          <table:table-cell office:value-type="float" office:value="0.0628297725083333" table:style-name="ce1">
            <text:p>0.0628297725083333</text:p>
          </table:table-cell>
          <table:table-cell office:value-type="float" office:value="0.05301672822" table:style-name="ce1">
            <text:p>0.05301672822</text:p>
          </table:table-cell>
          <table:table-cell office:value-type="float" office:value="0.0237847272562532" table:style-name="ce1">
            <text:p>0.0237847272562532</text:p>
          </table:table-cell>
          <table:table-cell office:value-type="float" office:value="6" table:style-name="ce1">
            <text:p>6</text:p>
          </table:table-cell>
          <table:table-cell office:value-type="float" office:value="1.175397456" table:style-name="ce1">
            <text:p>1.175397456</text:p>
          </table:table-cell>
          <table:table-cell office:value-type="float" office:value="1.669027983" table:style-name="ce1">
            <text:p>1.669027983</text:p>
          </table:table-cell>
          <table:table-cell office:value-type="float" office:value="1.393928822" table:style-name="ce1">
            <text:p>1.393928822</text:p>
          </table:table-cell>
          <table:table-cell office:value-type="float" office:value="1.3111703465" table:style-name="ce1">
            <text:p>1.3111703465</text:p>
          </table:table-cell>
          <table:table-cell office:value-type="float" office:value="0.224812126646762" table:style-name="ce1">
            <text:p>0.224812126646762</text:p>
          </table:table-cell>
          <table:table-cell office:value-type="float" office:value="6" table:style-name="ce1">
            <text:p>6</text:p>
          </table:table-cell>
          <table:table-cell office:value-type="float" office:value="0.03915330456" table:style-name="ce1">
            <text:p>0.03915330456</text:p>
          </table:table-cell>
          <table:table-cell office:value-type="float" office:value="0.09691462776" table:style-name="ce1">
            <text:p>0.09691462776</text:p>
          </table:table-cell>
          <table:table-cell office:value-type="float" office:value="0.0628297725083333" table:style-name="ce1">
            <text:p>0.0628297725083333</text:p>
          </table:table-cell>
          <table:table-cell office:value-type="float" office:value="0.05301672822" table:style-name="ce1">
            <text:p>0.05301672822</text:p>
          </table:table-cell>
          <table:table-cell office:value-type="float" office:value="0.0237847272562532" table:style-name="ce1">
            <text:p>0.0237847272562532</text:p>
          </table:table-cell>
          <table:table-cell office:value-type="float" office:value="6" table:style-name="ce1">
            <text:p>6</text:p>
          </table:table-cell>
          <table:table-cell office:value-type="float" office:value="0.7512247201" table:style-name="ce1">
            <text:p>0.7512247201</text:p>
          </table:table-cell>
          <table:table-cell office:value-type="float" office:value="1.044437535" table:style-name="ce1">
            <text:p>1.044437535</text:p>
          </table:table-cell>
          <table:table-cell office:value-type="float" office:value="0.917563118333333" table:style-name="ce1">
            <text:p>0.917563118333333</text:p>
          </table:table-cell>
          <table:table-cell office:value-type="float" office:value="0.9120297776" table:style-name="ce1">
            <text:p>0.9120297776</text:p>
          </table:table-cell>
          <table:table-cell office:value-type="float" office:value="0.11486688602199" table:style-name="ce1">
            <text:p>0.11486688602199</text:p>
          </table:table-cell>
          <table:table-cell office:value-type="float" office:value="6" table:style-name="ce1">
            <text:p>6</text:p>
          </table:table-cell>
          <table:table-cell office:value-type="float" office:value="1.055855767" table:style-name="ce1">
            <text:p>1.055855767</text:p>
          </table:table-cell>
          <table:table-cell office:value-type="float" office:value="1.449924465" table:style-name="ce1">
            <text:p>1.449924465</text:p>
          </table:table-cell>
          <table:table-cell office:value-type="float" office:value="1.24912688166667" table:style-name="ce1">
            <text:p>1.24912688166667</text:p>
          </table:table-cell>
          <table:table-cell office:value-type="float" office:value="1.2114397225" table:style-name="ce1">
            <text:p>1.2114397225</text:p>
          </table:table-cell>
          <table:table-cell office:value-type="float" office:value="0.171646245318467" table:style-name="ce1">
            <text:p>0.171646245318467</text:p>
          </table:table-cell>
          <table:table-cell office:value-type="float" office:value="6" table:style-name="ce1">
            <text:p>6</text:p>
          </table:table-cell>
          <table:table-cell office:value-type="float" office:value="0.09103999449" table:style-name="ce1">
            <text:p>0.09103999449</text:p>
          </table:table-cell>
          <table:table-cell office:value-type="float" office:value="0.2224546502" table:style-name="ce1">
            <text:p>0.2224546502</text:p>
          </table:table-cell>
          <table:table-cell office:value-type="float" office:value="0.144801940348333" table:style-name="ce1">
            <text:p>0.144801940348333</text:p>
          </table:table-cell>
          <table:table-cell office:value-type="float" office:value="0.1157366098" table:style-name="ce1">
            <text:p>0.1157366098</text:p>
          </table:table-cell>
          <table:table-cell office:value-type="float" office:value="0.0594221782150935" table:style-name="ce1">
            <text:p>0.0594221782150935</text:p>
          </table:table-cell>
          <table:table-cell office:value-type="float" office:value="6" table:style-name="ce1">
            <text:p>6</text:p>
          </table:table-cell>
          <table:table-cell office:value-type="float" office:value="2.019722" table:style-name="ce1">
            <text:p>2.019722</text:p>
          </table:table-cell>
          <table:table-cell office:value-type="float" office:value="6.156622" table:style-name="ce1">
            <text:p>6.156622</text:p>
          </table:table-cell>
          <table:table-cell office:value-type="float" office:value="3.60326175" table:style-name="ce1">
            <text:p>3.60326175</text:p>
          </table:table-cell>
          <table:table-cell office:value-type="float" office:value="2.68112625" table:style-name="ce1">
            <text:p>2.68112625</text:p>
          </table:table-cell>
          <table:table-cell office:value-type="float" office:value="1.97316109851349" table:style-name="ce1">
            <text:p>1.97316109851349</text:p>
          </table:table-cell>
          <table:table-cell office:value-type="float" office:value="6" table:style-name="ce1">
            <text:p>6</text:p>
          </table:table-cell>
          <table:table-cell office:value-type="float" office:value="0.6679938515" table:style-name="ce1">
            <text:p>0.6679938515</text:p>
          </table:table-cell>
          <table:table-cell office:value-type="float" office:value="0.9493738711" table:style-name="ce1">
            <text:p>0.9493738711</text:p>
          </table:table-cell>
          <table:table-cell office:value-type="float" office:value="0.76937132665" table:style-name="ce1">
            <text:p>0.76937132665</text:p>
          </table:table-cell>
          <table:table-cell office:value-type="float" office:value="0.6994187164" table:style-name="ce1">
            <text:p>0.6994187164</text:p>
          </table:table-cell>
          <table:table-cell office:value-type="float" office:value="0.132441568309832" table:style-name="ce1">
            <text:p>0.132441568309832</text:p>
          </table:table-cell>
          <table:table-cell office:value-type="float" office:value="6" table:style-name="ce1">
            <text:p>6</text:p>
          </table:table-cell>
          <table:table-cell office:value-type="float" office:value="2524.214087" table:style-name="ce1">
            <text:p>2524.214087</text:p>
          </table:table-cell>
          <table:table-cell office:value-type="float" office:value="2671.173369" table:style-name="ce1">
            <text:p>2671.173369</text:p>
          </table:table-cell>
          <table:table-cell office:value-type="float" office:value="2617.4083255" table:style-name="ce1">
            <text:p>2617.4083255</text:p>
          </table:table-cell>
          <table:table-cell office:value-type="float" office:value="2619.8893785" table:style-name="ce1">
            <text:p>2619.8893785</text:p>
          </table:table-cell>
          <table:table-cell office:value-type="float" office:value="53.084344109506" table:style-name="ce1">
            <text:p>53.084344109506</text:p>
          </table:table-cell>
          <table:table-cell office:value-type="float" office:value="6" table:style-name="ce1">
            <text:p>6</text:p>
          </table:table-cell>
          <table:table-cell office:value-type="float" office:value="0.005873193964" table:style-name="ce1">
            <text:p>0.005873193964</text:p>
          </table:table-cell>
          <table:table-cell office:value-type="float" office:value="102.4861466" table:style-name="ce1">
            <text:p>102.4861466</text:p>
          </table:table-cell>
          <table:table-cell office:value-type="float" office:value="53.2502093598942" table:style-name="ce1">
            <text:p>53.2502093598942</text:p>
          </table:table-cell>
          <table:table-cell office:value-type="float" office:value="63.50014772" table:style-name="ce1">
            <text:p>63.50014772</text:p>
          </table:table-cell>
          <table:table-cell office:value-type="float" office:value="47.0259645424787" table:style-name="ce1">
            <text:p>47.0259645424787</text:p>
          </table:table-cell>
          <table:table-cell office:value-type="float" office:value="6" table:style-name="ce1">
            <text:p>6</text:p>
          </table:table-cell>
          <table:table-cell office:value-type="float" office:value="37.02496951" table:style-name="ce1">
            <text:p>37.02496951</text:p>
          </table:table-cell>
          <table:table-cell office:value-type="float" office:value="90.00658675" table:style-name="ce1">
            <text:p>90.00658675</text:p>
          </table:table-cell>
          <table:table-cell office:value-type="float" office:value="77.15719877" table:style-name="ce1">
            <text:p>77.15719877</text:p>
          </table:table-cell>
          <table:table-cell office:value-type="float" office:value="89.976686445" table:style-name="ce1">
            <text:p>89.976686445</text:p>
          </table:table-cell>
          <table:table-cell office:value-type="float" office:value="21.8840273494268" table:style-name="ce1">
            <text:p>21.8840273494268</text:p>
          </table:table-cell>
          <table:table-cell office:value-type="float" office:value="6" table:style-name="ce1">
            <text:p>6</text:p>
          </table:table-cell>
          <table:table-cell office:value-type="float" office:value="37.01362484" table:style-name="ce1">
            <text:p>37.01362484</text:p>
          </table:table-cell>
          <table:table-cell office:value-type="float" office:value="179.9926273" table:style-name="ce1">
            <text:p>179.9926273</text:p>
          </table:table-cell>
          <table:table-cell office:value-type="float" office:value="104.322839088333" table:style-name="ce1">
            <text:p>104.322839088333</text:p>
          </table:table-cell>
          <table:table-cell office:value-type="float" office:value="81.48903223" table:style-name="ce1">
            <text:p>81.48903223</text:p>
          </table:table-cell>
          <table:table-cell office:value-type="float" office:value="60.8485291608676" table:style-name="ce1">
            <text:p>60.8485291608676</text:p>
          </table:table-cell>
          <table:table-cell office:value-type="float" office:value="6" table:style-name="ce1">
            <text:p>6</text:p>
          </table:table-cell>
          <table:table-cell office:value-type="float" office:value="44.49189855" table:style-name="ce1">
            <text:p>44.49189855</text:p>
          </table:table-cell>
          <table:table-cell office:value-type="float" office:value="73.51500158" table:style-name="ce1">
            <text:p>73.51500158</text:p>
          </table:table-cell>
          <table:table-cell office:value-type="float" office:value="57.2283561383333" table:style-name="ce1">
            <text:p>57.2283561383333</text:p>
          </table:table-cell>
          <table:table-cell office:value-type="float" office:value="58.860168885" table:style-name="ce1">
            <text:p>58.860168885</text:p>
          </table:table-cell>
          <table:table-cell office:value-type="float" office:value="11.204505433232" table:style-name="ce1">
            <text:p>11.204505433232</text:p>
          </table:table-cell>
          <table:table-cell office:value-type="float" office:value="6" table:style-name="ce1">
            <text:p>6</text:p>
          </table:table-cell>
          <table:table-cell office:value-type="float" office:value="0.001235567911" table:style-name="ce1">
            <text:p>0.001235567911</text:p>
          </table:table-cell>
          <table:table-cell office:value-type="float" office:value="0.003901298218" table:style-name="ce1">
            <text:p>0.003901298218</text:p>
          </table:table-cell>
          <table:table-cell office:value-type="float" office:value="0.00228665640966667" table:style-name="ce1">
            <text:p>0.00228665640966667</text:p>
          </table:table-cell>
          <table:table-cell office:value-type="float" office:value="0.0020814984235" table:style-name="ce1">
            <text:p>0.0020814984235</text:p>
          </table:table-cell>
          <table:table-cell office:value-type="float" office:value="0.00104206998930116" table:style-name="ce1">
            <text:p>0.00104206998930116</text:p>
          </table:table-cell>
          <table:table-cell office:value-type="float" office:value="6" table:style-name="ce1">
            <text:p>6</text:p>
          </table:table-cell>
          <table:table-cell office:value-type="float" office:value="0.01683063042" table:style-name="ce1">
            <text:p>0.01683063042</text:p>
          </table:table-cell>
          <table:table-cell office:value-type="float" office:value="0.01724514435" table:style-name="ce1">
            <text:p>0.01724514435</text:p>
          </table:table-cell>
          <table:table-cell office:value-type="float" office:value="0.0170506185316667" table:style-name="ce1">
            <text:p>0.0170506185316667</text:p>
          </table:table-cell>
          <table:table-cell office:value-type="float" office:value="0.017059160275" table:style-name="ce1">
            <text:p>0.017059160275</text:p>
          </table:table-cell>
          <table:table-cell office:value-type="float" office:value="0.00015467355727013" table:style-name="ce1">
            <text:p>0.00015467355727013</text:p>
          </table:table-cell>
          <table:table-cell office:value-type="float" office:value="6" table:style-name="ce1">
            <text:p>6</text:p>
          </table:table-cell>
          <table:table-cell office:value-type="float" office:value="1.53389307" table:style-name="ce1">
            <text:p>1.53389307</text:p>
          </table:table-cell>
          <table:table-cell office:value-type="float" office:value="5.982936718" table:style-name="ce1">
            <text:p>5.982936718</text:p>
          </table:table-cell>
          <table:table-cell office:value-type="float" office:value="3.05533372283333" table:style-name="ce1">
            <text:p>3.05533372283333</text:p>
          </table:table-cell>
          <table:table-cell office:value-type="float" office:value="1.707572634" table:style-name="ce1">
            <text:p>1.707572634</text:p>
          </table:table-cell>
          <table:table-cell office:value-type="float" office:value="2.21088921323988" table:style-name="ce1">
            <text:p>2.21088921323988</text:p>
          </table:table-cell>
          <table:table-cell office:value-type="float" office:value="6" table:style-name="ce1">
            <text:p>6</text:p>
          </table:table-cell>
          <table:table-cell office:value-type="float" office:value="5.014376727" table:style-name="ce1">
            <text:p>5.014376727</text:p>
          </table:table-cell>
          <table:table-cell office:value-type="float" office:value="24.3420757" table:style-name="ce1">
            <text:p>24.3420757</text:p>
          </table:table-cell>
          <table:table-cell office:value-type="float" office:value="10.6375038816667" table:style-name="ce1">
            <text:p>10.6375038816667</text:p>
          </table:table-cell>
          <table:table-cell office:value-type="float" office:value="5.689946869" table:style-name="ce1">
            <text:p>5.689946869</text:p>
          </table:table-cell>
          <table:table-cell office:value-type="float" office:value="8.33050775010433" table:style-name="ce1">
            <text:p>8.33050775010433</text:p>
          </table:table-cell>
          <table:table-cell office:value-type="float" office:value="6" table:style-name="ce1">
            <text:p>6</text:p>
          </table:table-cell>
          <table:table-cell office:value-type="float" office:value="0.2267435339" table:style-name="ce1">
            <text:p>0.2267435339</text:p>
          </table:table-cell>
          <table:table-cell office:value-type="float" office:value="1.072538189" table:style-name="ce1">
            <text:p>1.072538189</text:p>
          </table:table-cell>
          <table:table-cell office:value-type="float" office:value="0.550422628416667" table:style-name="ce1">
            <text:p>0.550422628416667</text:p>
          </table:table-cell>
          <table:table-cell office:value-type="float" office:value="0.3465498411" table:style-name="ce1">
            <text:p>0.3465498411</text:p>
          </table:table-cell>
          <table:table-cell office:value-type="float" office:value="0.400869273085163" table:style-name="ce1">
            <text:p>0.400869273085163</text:p>
          </table:table-cell>
          <table:table-cell office:value-type="float" office:value="6" table:style-name="ce1">
            <text:p>6</text:p>
          </table:table-cell>
          <table:table-cell office:value-type="float" office:value="0.4150829822" table:style-name="ce1">
            <text:p>0.4150829822</text:p>
          </table:table-cell>
          <table:table-cell office:value-type="float" office:value="1.907681913" table:style-name="ce1">
            <text:p>1.907681913</text:p>
          </table:table-cell>
          <table:table-cell office:value-type="float" office:value="0.95275642255" table:style-name="ce1">
            <text:p>0.95275642255</text:p>
          </table:table-cell>
          <table:table-cell office:value-type="float" office:value="0.56878166175" table:style-name="ce1">
            <text:p>0.56878166175</text:p>
          </table:table-cell>
          <table:table-cell office:value-type="float" office:value="0.670362404109002" table:style-name="ce1">
            <text:p>0.670362404109002</text:p>
          </table:table-cell>
        </table:table-row>
        <table:table-row table:style-name="ro1">
          <table:table-cell office:value-type="string" table:style-name="ce1">
            <text:p>20x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bottom</text:p>
          </table:table-cell>
          <table:table-cell office:value-type="float" office:value="21" table:style-name="ce1">
            <text:p>21</text:p>
          </table:table-cell>
          <table:table-cell office:value-type="float" office:value="4.237994026" table:style-name="ce1">
            <text:p>4.237994026</text:p>
          </table:table-cell>
          <table:table-cell office:value-type="float" office:value="23.24979894" table:style-name="ce1">
            <text:p>23.24979894</text:p>
          </table:table-cell>
          <table:table-cell office:value-type="float" office:value="10.5235482866667" table:style-name="ce1">
            <text:p>10.5235482866667</text:p>
          </table:table-cell>
          <table:table-cell office:value-type="float" office:value="9.126838235" table:style-name="ce1">
            <text:p>9.126838235</text:p>
          </table:table-cell>
          <table:table-cell office:value-type="float" office:value="6.08078002162113" table:style-name="ce1">
            <text:p>6.08078002162113</text:p>
          </table:table-cell>
          <table:table-cell office:value-type="float" office:value="21" table:style-name="ce1">
            <text:p>21</text:p>
          </table:table-cell>
          <table:table-cell office:value-type="float" office:value="2.170127278" table:style-name="ce1">
            <text:p>2.170127278</text:p>
          </table:table-cell>
          <table:table-cell office:value-type="float" office:value="7.914668182" table:style-name="ce1">
            <text:p>7.914668182</text:p>
          </table:table-cell>
          <table:table-cell office:value-type="float" office:value="4.52969675195238" table:style-name="ce1">
            <text:p>4.52969675195238</text:p>
          </table:table-cell>
          <table:table-cell office:value-type="float" office:value="4.15492554" table:style-name="ce1">
            <text:p>4.15492554</text:p>
          </table:table-cell>
          <table:table-cell office:value-type="float" office:value="1.84658168034907" table:style-name="ce1">
            <text:p>1.84658168034907</text:p>
          </table:table-cell>
          <table:table-cell office:value-type="float" office:value="21" table:style-name="ce1">
            <text:p>21</text:p>
          </table:table-cell>
          <table:table-cell office:value-type="float" office:value="-2.044070495" table:style-name="ce1">
            <text:p>-2.044070495</text:p>
          </table:table-cell>
          <table:table-cell office:value-type="float" office:value="0.09596102145" table:style-name="ce1">
            <text:p>0.09596102145</text:p>
          </table:table-cell>
          <table:table-cell office:value-type="float" office:value="-0.716655960243333" table:style-name="ce1">
            <text:p>-0.716655960243333</text:p>
          </table:table-cell>
          <table:table-cell office:value-type="float" office:value="-0.6757432963" table:style-name="ce1">
            <text:p>-0.6757432963</text:p>
          </table:table-cell>
          <table:table-cell office:value-type="float" office:value="0.65561810535476" table:style-name="ce1">
            <text:p>0.65561810535476</text:p>
          </table:table-cell>
          <table:table-cell office:value-type="float" office:value="21" table:style-name="ce1">
            <text:p>21</text:p>
          </table:table-cell>
          <table:table-cell office:value-type="float" office:value="3.157553615" table:style-name="ce1">
            <text:p>3.157553615</text:p>
          </table:table-cell>
          <table:table-cell office:value-type="float" office:value="13.37489023" table:style-name="ce1">
            <text:p>13.37489023</text:p>
          </table:table-cell>
          <table:table-cell office:value-type="float" office:value="5.12418572495238" table:style-name="ce1">
            <text:p>5.12418572495238</text:p>
          </table:table-cell>
          <table:table-cell office:value-type="float" office:value="4.132465723" table:style-name="ce1">
            <text:p>4.132465723</text:p>
          </table:table-cell>
          <table:table-cell office:value-type="float" office:value="3.44973610726582" table:style-name="ce1">
            <text:p>3.44973610726582</text:p>
          </table:table-cell>
          <table:table-cell office:value-type="float" office:value="21" table:style-name="ce1">
            <text:p>21</text:p>
          </table:table-cell>
          <table:table-cell office:value-type="float" office:value="7.2724" table:style-name="ce1">
            <text:p>7.2724</text:p>
          </table:table-cell>
          <table:table-cell office:value-type="float" office:value="17.45352" table:style-name="ce1">
            <text:p>17.45352</text:p>
          </table:table-cell>
          <table:table-cell office:value-type="float" office:value="11.1478233333333" table:style-name="ce1">
            <text:p>11.1478233333333</text:p>
          </table:table-cell>
          <table:table-cell office:value-type="float" office:value="10.60261" table:style-name="ce1">
            <text:p>10.60261</text:p>
          </table:table-cell>
          <table:table-cell office:value-type="float" office:value="3.37991081710499" table:style-name="ce1">
            <text:p>3.37991081710499</text:p>
          </table:table-cell>
          <table:table-cell office:value-type="float" office:value="21" table:style-name="ce1">
            <text:p>21</text:p>
          </table:table-cell>
          <table:table-cell office:value-type="float" office:value="7.00697" table:style-name="ce1">
            <text:p>7.00697</text:p>
          </table:table-cell>
          <table:table-cell office:value-type="float" office:value="33.6139" table:style-name="ce1">
            <text:p>33.6139</text:p>
          </table:table-cell>
          <table:table-cell office:value-type="float" office:value="19.2089919047619" table:style-name="ce1">
            <text:p>19.2089919047619</text:p>
          </table:table-cell>
          <table:table-cell office:value-type="float" office:value="18.14064" table:style-name="ce1">
            <text:p>18.14064</text:p>
          </table:table-cell>
          <table:table-cell office:value-type="float" office:value="8.31634776381172" table:style-name="ce1">
            <text:p>8.31634776381172</text:p>
          </table:table-cell>
          <table:table-cell office:value-type="float" office:value="21" table:style-name="ce1">
            <text:p>21</text:p>
          </table:table-cell>
          <table:table-cell office:value-type="float" office:value="14.28672" table:style-name="ce1">
            <text:p>14.28672</text:p>
          </table:table-cell>
          <table:table-cell office:value-type="float" office:value="51.03114" table:style-name="ce1">
            <text:p>51.03114</text:p>
          </table:table-cell>
          <table:table-cell office:value-type="float" office:value="30.3568152380952" table:style-name="ce1">
            <text:p>30.3568152380952</text:p>
          </table:table-cell>
          <table:table-cell office:value-type="float" office:value="28.74325" table:style-name="ce1">
            <text:p>28.74325</text:p>
          </table:table-cell>
          <table:table-cell office:value-type="float" office:value="10.8327799551129" table:style-name="ce1">
            <text:p>10.8327799551129</text:p>
          </table:table-cell>
          <table:table-cell office:value-type="float" office:value="21" table:style-name="ce1">
            <text:p>21</text:p>
          </table:table-cell>
          <table:table-cell office:value-type="float" office:value="1.703800389" table:style-name="ce1">
            <text:p>1.703800389</text:p>
          </table:table-cell>
          <table:table-cell office:value-type="float" office:value="6.090216984" table:style-name="ce1">
            <text:p>6.090216984</text:p>
          </table:table-cell>
          <table:table-cell office:value-type="float" office:value="3.434711813" table:style-name="ce1">
            <text:p>3.434711813</text:p>
          </table:table-cell>
          <table:table-cell office:value-type="float" office:value="3.206180789" table:style-name="ce1">
            <text:p>3.206180789</text:p>
          </table:table-cell>
          <table:table-cell office:value-type="float" office:value="1.44452796476032" table:style-name="ce1">
            <text:p>1.44452796476032</text:p>
          </table:table-cell>
          <table:table-cell office:value-type="float" office:value="21" table:style-name="ce1">
            <text:p>21</text:p>
          </table:table-cell>
          <table:table-cell office:value-type="float" office:value="0.07081850159" table:style-name="ce1">
            <text:p>0.07081850159</text:p>
          </table:table-cell>
          <table:table-cell office:value-type="float" office:value="0.5497909225" table:style-name="ce1">
            <text:p>0.5497909225</text:p>
          </table:table-cell>
          <table:table-cell office:value-type="float" office:value="0.265737054863809" table:style-name="ce1">
            <text:p>0.265737054863809</text:p>
          </table:table-cell>
          <table:table-cell office:value-type="float" office:value="0.2477750981" table:style-name="ce1">
            <text:p>0.2477750981</text:p>
          </table:table-cell>
          <table:table-cell office:value-type="float" office:value="0.1299493341108" table:style-name="ce1">
            <text:p>0.1299493341108</text:p>
          </table:table-cell>
          <table:table-cell office:value-type="float" office:value="21" table:style-name="ce1">
            <text:p>21</text:p>
          </table:table-cell>
          <table:table-cell office:value-type="float" office:value="2.558616399" table:style-name="ce1">
            <text:p>2.558616399</text:p>
          </table:table-cell>
          <table:table-cell office:value-type="float" office:value="9.808675221" table:style-name="ce1">
            <text:p>9.808675221</text:p>
          </table:table-cell>
          <table:table-cell office:value-type="float" office:value="5.401289988" table:style-name="ce1">
            <text:p>5.401289988</text:p>
          </table:table-cell>
          <table:table-cell office:value-type="float" office:value="5.178408452" table:style-name="ce1">
            <text:p>5.178408452</text:p>
          </table:table-cell>
          <table:table-cell office:value-type="float" office:value="2.27018121989334" table:style-name="ce1">
            <text:p>2.27018121989334</text:p>
          </table:table-cell>
          <table:table-cell office:value-type="float" office:value="21" table:style-name="ce1">
            <text:p>21</text:p>
          </table:table-cell>
          <table:table-cell office:value-type="float" office:value="4.857348186" table:style-name="ce1">
            <text:p>4.857348186</text:p>
          </table:table-cell>
          <table:table-cell office:value-type="float" office:value="19.25844352" table:style-name="ce1">
            <text:p>19.25844352</text:p>
          </table:table-cell>
          <table:table-cell office:value-type="float" office:value="10.847289216381" table:style-name="ce1">
            <text:p>10.847289216381</text:p>
          </table:table-cell>
          <table:table-cell office:value-type="float" office:value="8.715243235" table:style-name="ce1">
            <text:p>8.715243235</text:p>
          </table:table-cell>
          <table:table-cell office:value-type="float" office:value="5.28792033538198" table:style-name="ce1">
            <text:p>5.28792033538198</text:p>
          </table:table-cell>
          <table:table-cell office:value-type="float" office:value="21" table:style-name="ce1">
            <text:p>21</text:p>
          </table:table-cell>
          <table:table-cell office:value-type="float" office:value="48.93144098" table:style-name="ce1">
            <text:p>48.93144098</text:p>
          </table:table-cell>
          <table:table-cell office:value-type="float" office:value="104.2985194" table:style-name="ce1">
            <text:p>104.2985194</text:p>
          </table:table-cell>
          <table:table-cell office:value-type="float" office:value="72.7563572395238" table:style-name="ce1">
            <text:p>72.7563572395238</text:p>
          </table:table-cell>
          <table:table-cell office:value-type="float" office:value="68.83674503" table:style-name="ce1">
            <text:p>68.83674503</text:p>
          </table:table-cell>
          <table:table-cell office:value-type="float" office:value="18.0116063739576" table:style-name="ce1">
            <text:p>18.0116063739576</text:p>
          </table:table-cell>
          <table:table-cell office:value-type="float" office:value="13" table:style-name="ce1">
            <text:p>13</text:p>
          </table:table-cell>
          <table:table-cell office:value-type="float" office:value="0.136488242" table:style-name="ce1">
            <text:p>0.136488242</text:p>
          </table:table-cell>
          <table:table-cell office:value-type="float" office:value="0.7155246181" table:style-name="ce1">
            <text:p>0.7155246181</text:p>
          </table:table-cell>
          <table:table-cell office:value-type="float" office:value="0.441894793938462" table:style-name="ce1">
            <text:p>0.441894793938462</text:p>
          </table:table-cell>
          <table:table-cell office:value-type="float" office:value="0.3269743585" table:style-name="ce1">
            <text:p>0.3269743585</text:p>
          </table:table-cell>
          <table:table-cell office:value-type="float" office:value="0.250654564124317" table:style-name="ce1">
            <text:p>0.250654564124317</text:p>
          </table:table-cell>
          <table:table-cell office:value-type="float" office:value="21" table:style-name="ce1">
            <text:p>21</text:p>
          </table:table-cell>
          <table:table-cell office:value-type="float" office:value="3.744904233" table:style-name="ce1">
            <text:p>3.744904233</text:p>
          </table:table-cell>
          <table:table-cell office:value-type="float" office:value="152.7483139" table:style-name="ce1">
            <text:p>152.7483139</text:p>
          </table:table-cell>
          <table:table-cell office:value-type="float" office:value="92.7760740565714" table:style-name="ce1">
            <text:p>92.7760740565714</text:p>
          </table:table-cell>
          <table:table-cell office:value-type="float" office:value="99.76256434" table:style-name="ce1">
            <text:p>99.76256434</text:p>
          </table:table-cell>
          <table:table-cell office:value-type="float" office:value="49.3490611627844" table:style-name="ce1">
            <text:p>49.3490611627844</text:p>
          </table:table-cell>
          <table:table-cell office:value-type="float" office:value="21" table:style-name="ce1">
            <text:p>21</text:p>
          </table:table-cell>
          <table:table-cell office:value-type="float" office:value="3.294734756" table:style-name="ce1">
            <text:p>3.294734756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23608754371429" table:style-name="ce1">
            <text:p>4.23608754371429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39379612417348" table:style-name="ce1">
            <text:p>0.39379612417348</text:p>
          </table:table-cell>
          <table:table-cell office:value-type="float" office:value="21" table:style-name="ce1">
            <text:p>21</text:p>
          </table:table-cell>
          <table:table-cell office:value-type="float" office:value="0.2353512977" table:style-name="ce1">
            <text:p>0.2353512977</text:p>
          </table:table-cell>
          <table:table-cell office:value-type="float" office:value="0.3303469567" table:style-name="ce1">
            <text:p>0.3303469567</text:p>
          </table:table-cell>
          <table:table-cell office:value-type="float" office:value="0.262629177752381" table:style-name="ce1">
            <text:p>0.262629177752381</text:p>
          </table:table-cell>
          <table:table-cell office:value-type="float" office:value="0.2518864342" table:style-name="ce1">
            <text:p>0.2518864342</text:p>
          </table:table-cell>
          <table:table-cell office:value-type="float" office:value="0.0320912984562735" table:style-name="ce1">
            <text:p>0.0320912984562735</text:p>
          </table:table-cell>
          <table:table-cell office:value-type="float" office:value="21" table:style-name="ce1">
            <text:p>21</text:p>
          </table:table-cell>
          <table:table-cell office:value-type="float" office:value="2.56926081" table:style-name="ce1">
            <text:p>2.56926081</text:p>
          </table:table-cell>
          <table:table-cell office:value-type="float" office:value="4.980405779" table:style-name="ce1">
            <text:p>4.980405779</text:p>
          </table:table-cell>
          <table:table-cell office:value-type="float" office:value="3.25278495695238" table:style-name="ce1">
            <text:p>3.25278495695238</text:p>
          </table:table-cell>
          <table:table-cell office:value-type="float" office:value="2.963263498" table:style-name="ce1">
            <text:p>2.963263498</text:p>
          </table:table-cell>
          <table:table-cell office:value-type="float" office:value="0.814472081058935" table:style-name="ce1">
            <text:p>0.814472081058935</text:p>
          </table:table-cell>
          <table:table-cell office:value-type="float" office:value="21" table:style-name="ce1">
            <text:p>21</text:p>
          </table:table-cell>
          <table:table-cell office:value-type="float" office:value="0.1066331969" table:style-name="ce1">
            <text:p>0.1066331969</text:p>
          </table:table-cell>
          <table:table-cell office:value-type="float" office:value="0.2506585726" table:style-name="ce1">
            <text:p>0.2506585726</text:p>
          </table:table-cell>
          <table:table-cell office:value-type="float" office:value="0.166647044609524" table:style-name="ce1">
            <text:p>0.166647044609524</text:p>
          </table:table-cell>
          <table:table-cell office:value-type="float" office:value="0.1506350794" table:style-name="ce1">
            <text:p>0.1506350794</text:p>
          </table:table-cell>
          <table:table-cell office:value-type="float" office:value="0.0507778266270732" table:style-name="ce1">
            <text:p>0.0507778266270732</text:p>
          </table:table-cell>
          <table:table-cell office:value-type="float" office:value="21" table:style-name="ce1">
            <text:p>21</text:p>
          </table:table-cell>
          <table:table-cell office:value-type="float" office:value="2.665530592" table:style-name="ce1">
            <text:p>2.665530592</text:p>
          </table:table-cell>
          <table:table-cell office:value-type="float" office:value="10.04001375" table:style-name="ce1">
            <text:p>10.04001375</text:p>
          </table:table-cell>
          <table:table-cell office:value-type="float" office:value="5.56793666961905" table:style-name="ce1">
            <text:p>5.56793666961905</text:p>
          </table:table-cell>
          <table:table-cell office:value-type="float" office:value="5.429069076" table:style-name="ce1">
            <text:p>5.429069076</text:p>
          </table:table-cell>
          <table:table-cell office:value-type="float" office:value="2.30178595650777" table:style-name="ce1">
            <text:p>2.30178595650777</text:p>
          </table:table-cell>
          <table:table-cell office:value-type="float" office:value="21" table:style-name="ce1">
            <text:p>21</text:p>
          </table:table-cell>
          <table:table-cell office:value-type="float" office:value="0.1066331969" table:style-name="ce1">
            <text:p>0.1066331969</text:p>
          </table:table-cell>
          <table:table-cell office:value-type="float" office:value="0.2506585726" table:style-name="ce1">
            <text:p>0.2506585726</text:p>
          </table:table-cell>
          <table:table-cell office:value-type="float" office:value="0.166647044609524" table:style-name="ce1">
            <text:p>0.166647044609524</text:p>
          </table:table-cell>
          <table:table-cell office:value-type="float" office:value="0.1506350794" table:style-name="ce1">
            <text:p>0.1506350794</text:p>
          </table:table-cell>
          <table:table-cell office:value-type="float" office:value="0.0507778266270732" table:style-name="ce1">
            <text:p>0.0507778266270732</text:p>
          </table:table-cell>
          <table:table-cell office:value-type="float" office:value="21" table:style-name="ce1">
            <text:p>21</text:p>
          </table:table-cell>
          <table:table-cell office:value-type="float" office:value="1.91845847" table:style-name="ce1">
            <text:p>1.91845847</text:p>
          </table:table-cell>
          <table:table-cell office:value-type="float" office:value="6.486713922" table:style-name="ce1">
            <text:p>6.486713922</text:p>
          </table:table-cell>
          <table:table-cell office:value-type="float" office:value="3.68389415838095" table:style-name="ce1">
            <text:p>3.68389415838095</text:p>
          </table:table-cell>
          <table:table-cell office:value-type="float" office:value="3.505561804" table:style-name="ce1">
            <text:p>3.505561804</text:p>
          </table:table-cell>
          <table:table-cell office:value-type="float" office:value="1.51826031157973" table:style-name="ce1">
            <text:p>1.51826031157973</text:p>
          </table:table-cell>
          <table:table-cell office:value-type="float" office:value="21" table:style-name="ce1">
            <text:p>21</text:p>
          </table:table-cell>
          <table:table-cell office:value-type="float" office:value="2.37006153" table:style-name="ce1">
            <text:p>2.37006153</text:p>
          </table:table-cell>
          <table:table-cell office:value-type="float" office:value="8.822106078" table:style-name="ce1">
            <text:p>8.822106078</text:p>
          </table:table-cell>
          <table:table-cell office:value-type="float" office:value="4.87354774638095" table:style-name="ce1">
            <text:p>4.87354774638095</text:p>
          </table:table-cell>
          <table:table-cell office:value-type="float" office:value="4.935559399" table:style-name="ce1">
            <text:p>4.935559399</text:p>
          </table:table-cell>
          <table:table-cell office:value-type="float" office:value="1.99748476003506" table:style-name="ce1">
            <text:p>1.99748476003506</text:p>
          </table:table-cell>
          <table:table-cell office:value-type="float" office:value="21" table:style-name="ce1">
            <text:p>21</text:p>
          </table:table-cell>
          <table:table-cell office:value-type="float" office:value="0.2950387599" table:style-name="ce1">
            <text:p>0.2950387599</text:p>
          </table:table-cell>
          <table:table-cell office:value-type="float" office:value="1.217907669" table:style-name="ce1">
            <text:p>1.217907669</text:p>
          </table:table-cell>
          <table:table-cell office:value-type="float" office:value="0.694388922961905" table:style-name="ce1">
            <text:p>0.694388922961905</text:p>
          </table:table-cell>
          <table:table-cell office:value-type="float" office:value="0.546755139" table:style-name="ce1">
            <text:p>0.546755139</text:p>
          </table:table-cell>
          <table:table-cell office:value-type="float" office:value="0.345833560359663" table:style-name="ce1">
            <text:p>0.345833560359663</text:p>
          </table:table-cell>
          <table:table-cell office:value-type="float" office:value="21" table:style-name="ce1">
            <text:p>21</text:p>
          </table:table-cell>
          <table:table-cell office:value-type="float" office:value="12.85104" table:style-name="ce1">
            <text:p>12.85104</text:p>
          </table:table-cell>
          <table:table-cell office:value-type="float" office:value="47.53151" table:style-name="ce1">
            <text:p>47.53151</text:p>
          </table:table-cell>
          <table:table-cell office:value-type="float" office:value="26.0526700752381" table:style-name="ce1">
            <text:p>26.0526700752381</text:p>
          </table:table-cell>
          <table:table-cell office:value-type="float" office:value="24.70566444" table:style-name="ce1">
            <text:p>24.70566444</text:p>
          </table:table-cell>
          <table:table-cell office:value-type="float" office:value="9.8183624850905" table:style-name="ce1">
            <text:p>9.8183624850905</text:p>
          </table:table-cell>
          <table:table-cell office:value-type="float" office:value="21" table:style-name="ce1">
            <text:p>21</text:p>
          </table:table-cell>
          <table:table-cell office:value-type="float" office:value="4.535682548" table:style-name="ce1">
            <text:p>4.535682548</text:p>
          </table:table-cell>
          <table:table-cell office:value-type="float" office:value="16.9466616" table:style-name="ce1">
            <text:p>16.9466616</text:p>
          </table:table-cell>
          <table:table-cell office:value-type="float" office:value="8.93686478947619" table:style-name="ce1">
            <text:p>8.93686478947619</text:p>
          </table:table-cell>
          <table:table-cell office:value-type="float" office:value="7.868337202" table:style-name="ce1">
            <text:p>7.868337202</text:p>
          </table:table-cell>
          <table:table-cell office:value-type="float" office:value="4.206239224961" table:style-name="ce1">
            <text:p>4.206239224961</text:p>
          </table:table-cell>
          <table:table-cell office:value-type="float" office:value="21" table:style-name="ce1">
            <text:p>21</text:p>
          </table:table-cell>
          <table:table-cell office:value-type="float" office:value="1091.697978" table:style-name="ce1">
            <text:p>1091.697978</text:p>
          </table:table-cell>
          <table:table-cell office:value-type="float" office:value="1630.213607" table:style-name="ce1">
            <text:p>1630.213607</text:p>
          </table:table-cell>
          <table:table-cell office:value-type="float" office:value="1336.32554928571" table:style-name="ce1">
            <text:p>1336.32554928571</text:p>
          </table:table-cell>
          <table:table-cell office:value-type="float" office:value="1317.8997" table:style-name="ce1">
            <text:p>1317.8997</text:p>
          </table:table-cell>
          <table:table-cell office:value-type="float" office:value="167.8323000664" table:style-name="ce1">
            <text:p>167.8323000664</text:p>
          </table:table-cell>
          <table:table-cell office:value-type="float" office:value="21" table:style-name="ce1">
            <text:p>21</text:p>
          </table:table-cell>
          <table:table-cell office:value-type="float" office:value="36.98983998" table:style-name="ce1">
            <text:p>36.98983998</text:p>
          </table:table-cell>
          <table:table-cell office:value-type="float" office:value="143.0151507" table:style-name="ce1">
            <text:p>143.0151507</text:p>
          </table:table-cell>
          <table:table-cell office:value-type="float" office:value="87.2087637419048" table:style-name="ce1">
            <text:p>87.2087637419048</text:p>
          </table:table-cell>
          <table:table-cell office:value-type="float" office:value="89.98307408" table:style-name="ce1">
            <text:p>89.98307408</text:p>
          </table:table-cell>
          <table:table-cell office:value-type="float" office:value="47.6107169918046" table:style-name="ce1">
            <text:p>47.6107169918046</text:p>
          </table:table-cell>
          <table:table-cell office:value-type="float" office:value="21" table:style-name="ce1">
            <text:p>21</text:p>
          </table:table-cell>
          <table:table-cell office:value-type="float" office:value="0.00439433679" table:style-name="ce1">
            <text:p>0.00439433679</text:p>
          </table:table-cell>
          <table:table-cell office:value-type="float" office:value="179.994669" table:style-name="ce1">
            <text:p>179.994669</text:p>
          </table:table-cell>
          <table:table-cell office:value-type="float" office:value="100.09068859911" table:style-name="ce1">
            <text:p>100.09068859911</text:p>
          </table:table-cell>
          <table:table-cell office:value-type="float" office:value="142.9933242" table:style-name="ce1">
            <text:p>142.9933242</text:p>
          </table:table-cell>
          <table:table-cell office:value-type="float" office:value="66.062291802199" table:style-name="ce1">
            <text:p>66.062291802199</text:p>
          </table:table-cell>
          <table:table-cell office:value-type="float" office:value="21" table:style-name="ce1">
            <text:p>21</text:p>
          </table:table-cell>
          <table:table-cell office:value-type="float" office:value="0.01475796603" table:style-name="ce1">
            <text:p>0.01475796603</text:p>
          </table:table-cell>
          <table:table-cell office:value-type="float" office:value="159.1898316" table:style-name="ce1">
            <text:p>159.1898316</text:p>
          </table:table-cell>
          <table:table-cell office:value-type="float" office:value="83.77507554198" table:style-name="ce1">
            <text:p>83.77507554198</text:p>
          </table:table-cell>
          <table:table-cell office:value-type="float" office:value="117.9804767" table:style-name="ce1">
            <text:p>117.9804767</text:p>
          </table:table-cell>
          <table:table-cell office:value-type="float" office:value="61.2487523059057" table:style-name="ce1">
            <text:p>61.2487523059057</text:p>
          </table:table-cell>
          <table:table-cell office:value-type="float" office:value="21" table:style-name="ce1">
            <text:p>21</text:p>
          </table:table-cell>
          <table:table-cell office:value-type="float" office:value="8.490359332" table:style-name="ce1">
            <text:p>8.490359332</text:p>
          </table:table-cell>
          <table:table-cell office:value-type="float" office:value="69.43102554" table:style-name="ce1">
            <text:p>69.43102554</text:p>
          </table:table-cell>
          <table:table-cell office:value-type="float" office:value="22.2183861918571" table:style-name="ce1">
            <text:p>22.2183861918571</text:p>
          </table:table-cell>
          <table:table-cell office:value-type="float" office:value="16.53470039" table:style-name="ce1">
            <text:p>16.53470039</text:p>
          </table:table-cell>
          <table:table-cell office:value-type="float" office:value="20.4404034995233" table:style-name="ce1">
            <text:p>20.4404034995233</text:p>
          </table:table-cell>
          <table:table-cell office:value-type="float" office:value="21" table:style-name="ce1">
            <text:p>21</text:p>
          </table:table-cell>
          <table:table-cell office:value-type="float" office:value="0.00211375009" table:style-name="ce1">
            <text:p>0.00211375009</text:p>
          </table:table-cell>
          <table:table-cell office:value-type="float" office:value="0.005894427771" table:style-name="ce1">
            <text:p>0.005894427771</text:p>
          </table:table-cell>
          <table:table-cell office:value-type="float" office:value="0.00308937116671429" table:style-name="ce1">
            <text:p>0.00308937116671429</text:p>
          </table:table-cell>
          <table:table-cell office:value-type="float" office:value="0.002348136575" table:style-name="ce1">
            <text:p>0.002348136575</text:p>
          </table:table-cell>
          <table:table-cell office:value-type="float" office:value="0.00128366852441695" table:style-name="ce1">
            <text:p>0.00128366852441695</text:p>
          </table:table-cell>
          <table:table-cell office:value-type="float" office:value="21" table:style-name="ce1">
            <text:p>21</text:p>
          </table:table-cell>
          <table:table-cell office:value-type="float" office:value="0.01681411698" table:style-name="ce1">
            <text:p>0.01681411698</text:p>
          </table:table-cell>
          <table:table-cell office:value-type="float" office:value="0.01844993635" table:style-name="ce1">
            <text:p>0.01844993635</text:p>
          </table:table-cell>
          <table:table-cell office:value-type="float" office:value="0.01771989333" table:style-name="ce1">
            <text:p>0.01771989333</text:p>
          </table:table-cell>
          <table:table-cell office:value-type="float" office:value="0.01790984466" table:style-name="ce1">
            <text:p>0.01790984466</text:p>
          </table:table-cell>
          <table:table-cell office:value-type="float" office:value="0.000533263537076362" table:style-name="ce1">
            <text:p>0.000533263537076362</text:p>
          </table:table-cell>
          <table:table-cell office:value-type="float" office:value="21" table:style-name="ce1">
            <text:p>21</text:p>
          </table:table-cell>
          <table:table-cell office:value-type="float" office:value="5.404796139" table:style-name="ce1">
            <text:p>5.404796139</text:p>
          </table:table-cell>
          <table:table-cell office:value-type="float" office:value="9.392765757" table:style-name="ce1">
            <text:p>9.392765757</text:p>
          </table:table-cell>
          <table:table-cell office:value-type="float" office:value="7.23955111514286" table:style-name="ce1">
            <text:p>7.23955111514286</text:p>
          </table:table-cell>
          <table:table-cell office:value-type="float" office:value="6.564636641" table:style-name="ce1">
            <text:p>6.564636641</text:p>
          </table:table-cell>
          <table:table-cell office:value-type="float" office:value="1.43964077118285" table:style-name="ce1">
            <text:p>1.43964077118285</text:p>
          </table:table-cell>
          <table:table-cell office:value-type="float" office:value="21" table:style-name="ce1">
            <text:p>21</text:p>
          </table:table-cell>
          <table:table-cell office:value-type="float" office:value="9.171427778" table:style-name="ce1">
            <text:p>9.171427778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11.3917561778095" table:style-name="ce1">
            <text:p>11.3917561778095</text:p>
          </table:table-cell>
          <table:table-cell office:value-type="float" office:value="12.01980586" table:style-name="ce1">
            <text:p>12.01980586</text:p>
          </table:table-cell>
          <table:table-cell office:value-type="float" office:value="1.41326093018125" table:style-name="ce1">
            <text:p>1.41326093018125</text:p>
          </table:table-cell>
          <table:table-cell office:value-type="float" office:value="21" table:style-name="ce1">
            <text:p>21</text:p>
          </table:table-cell>
          <table:table-cell office:value-type="float" office:value="0.1684859083" table:style-name="ce1">
            <text:p>0.1684859083</text:p>
          </table:table-cell>
          <table:table-cell office:value-type="float" office:value="0.3279257685" table:style-name="ce1">
            <text:p>0.3279257685</text:p>
          </table:table-cell>
          <table:table-cell office:value-type="float" office:value="0.25810113692381" table:style-name="ce1">
            <text:p>0.25810113692381</text:p>
          </table:table-cell>
          <table:table-cell office:value-type="float" office:value="0.267592663" table:style-name="ce1">
            <text:p>0.267592663</text:p>
          </table:table-cell>
          <table:table-cell office:value-type="float" office:value="0.0523573285151114" table:style-name="ce1">
            <text:p>0.0523573285151114</text:p>
          </table:table-cell>
          <table:table-cell office:value-type="float" office:value="21" table:style-name="ce1">
            <text:p>21</text:p>
          </table:table-cell>
          <table:table-cell office:value-type="float" office:value="0.2400503472" table:style-name="ce1">
            <text:p>0.2400503472</text:p>
          </table:table-cell>
          <table:table-cell office:value-type="float" office:value="0.5295244833" table:style-name="ce1">
            <text:p>0.5295244833</text:p>
          </table:table-cell>
          <table:table-cell office:value-type="float" office:value="0.355873540580952" table:style-name="ce1">
            <text:p>0.355873540580952</text:p>
          </table:table-cell>
          <table:table-cell office:value-type="float" office:value="0.3504631823" table:style-name="ce1">
            <text:p>0.3504631823</text:p>
          </table:table-cell>
          <table:table-cell office:value-type="float" office:value="0.0803824242027289" table:style-name="ce1">
            <text:p>0.0803824242027289</text:p>
          </table:table-cell>
        </table:table-row>
        <table:table-row table:style-name="ro1">
          <table:table-cell office:value-type="string" table:style-name="ce1">
            <text:p>20x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top</text:p>
          </table:table-cell>
          <table:table-cell office:value-type="float" office:value="45" table:style-name="ce1">
            <text:p>45</text:p>
          </table:table-cell>
          <table:table-cell office:value-type="float" office:value="1.529900046" table:style-name="ce1">
            <text:p>1.529900046</text:p>
          </table:table-cell>
          <table:table-cell office:value-type="float" office:value="27.13845646" table:style-name="ce1">
            <text:p>27.13845646</text:p>
          </table:table-cell>
          <table:table-cell office:value-type="float" office:value="12.2146602452889" table:style-name="ce1">
            <text:p>12.2146602452889</text:p>
          </table:table-cell>
          <table:table-cell office:value-type="float" office:value="11.62748449" table:style-name="ce1">
            <text:p>11.62748449</text:p>
          </table:table-cell>
          <table:table-cell office:value-type="float" office:value="7.35118275418833" table:style-name="ce1">
            <text:p>7.35118275418833</text:p>
          </table:table-cell>
          <table:table-cell office:value-type="float" office:value="45" table:style-name="ce1">
            <text:p>45</text:p>
          </table:table-cell>
          <table:table-cell office:value-type="float" office:value="2.013285303" table:style-name="ce1">
            <text:p>2.013285303</text:p>
          </table:table-cell>
          <table:table-cell office:value-type="float" office:value="10.4904709" table:style-name="ce1">
            <text:p>10.4904709</text:p>
          </table:table-cell>
          <table:table-cell office:value-type="float" office:value="4.76653951964444" table:style-name="ce1">
            <text:p>4.76653951964444</text:p>
          </table:table-cell>
          <table:table-cell office:value-type="float" office:value="3.917362697" table:style-name="ce1">
            <text:p>3.917362697</text:p>
          </table:table-cell>
          <table:table-cell office:value-type="float" office:value="1.99987368702231" table:style-name="ce1">
            <text:p>1.99987368702231</text:p>
          </table:table-cell>
          <table:table-cell office:value-type="float" office:value="45" table:style-name="ce1">
            <text:p>45</text:p>
          </table:table-cell>
          <table:table-cell office:value-type="float" office:value="-1.021273766" table:style-name="ce1">
            <text:p>-1.021273766</text:p>
          </table:table-cell>
          <table:table-cell office:value-type="float" office:value="0.8300851265" table:style-name="ce1">
            <text:p>0.8300851265</text:p>
          </table:table-cell>
          <table:table-cell office:value-type="float" office:value="-0.129385648108622" table:style-name="ce1">
            <text:p>-0.129385648108622</text:p>
          </table:table-cell>
          <table:table-cell office:value-type="float" office:value="-0.102784182" table:style-name="ce1">
            <text:p>-0.102784182</text:p>
          </table:table-cell>
          <table:table-cell office:value-type="float" office:value="0.479874923278457" table:style-name="ce1">
            <text:p>0.479874923278457</text:p>
          </table:table-cell>
          <table:table-cell office:value-type="float" office:value="45" table:style-name="ce1">
            <text:p>45</text:p>
          </table:table-cell>
          <table:table-cell office:value-type="float" office:value="2.670761316" table:style-name="ce1">
            <text:p>2.670761316</text:p>
          </table:table-cell>
          <table:table-cell office:value-type="float" office:value="4.678360838" table:style-name="ce1">
            <text:p>4.678360838</text:p>
          </table:table-cell>
          <table:table-cell office:value-type="float" office:value="3.38915847886667" table:style-name="ce1">
            <text:p>3.38915847886667</text:p>
          </table:table-cell>
          <table:table-cell office:value-type="float" office:value="3.143031876" table:style-name="ce1">
            <text:p>3.143031876</text:p>
          </table:table-cell>
          <table:table-cell office:value-type="float" office:value="0.566036187778823" table:style-name="ce1">
            <text:p>0.566036187778823</text:p>
          </table:table-cell>
          <table:table-cell office:value-type="float" office:value="45" table:style-name="ce1">
            <text:p>45</text:p>
          </table:table-cell>
          <table:table-cell office:value-type="float" office:value="5.98365" table:style-name="ce1">
            <text:p>5.98365</text:p>
          </table:table-cell>
          <table:table-cell office:value-type="float" office:value="35.01605" table:style-name="ce1">
            <text:p>35.01605</text:p>
          </table:table-cell>
          <table:table-cell office:value-type="float" office:value="14.2154919111111" table:style-name="ce1">
            <text:p>14.2154919111111</text:p>
          </table:table-cell>
          <table:table-cell office:value-type="float" office:value="12.00291" table:style-name="ce1">
            <text:p>12.00291</text:p>
          </table:table-cell>
          <table:table-cell office:value-type="float" office:value="6.53214210882795" table:style-name="ce1">
            <text:p>6.53214210882795</text:p>
          </table:table-cell>
          <table:table-cell office:value-type="float" office:value="45" table:style-name="ce1">
            <text:p>45</text:p>
          </table:table-cell>
          <table:table-cell office:value-type="float" office:value="7.8136" table:style-name="ce1">
            <text:p>7.8136</text:p>
          </table:table-cell>
          <table:table-cell office:value-type="float" office:value="28.06376" table:style-name="ce1">
            <text:p>28.06376</text:p>
          </table:table-cell>
          <table:table-cell office:value-type="float" office:value="16.3813551333333" table:style-name="ce1">
            <text:p>16.3813551333333</text:p>
          </table:table-cell>
          <table:table-cell office:value-type="float" office:value="16.359" table:style-name="ce1">
            <text:p>16.359</text:p>
          </table:table-cell>
          <table:table-cell office:value-type="float" office:value="5.146856531267" table:style-name="ce1">
            <text:p>5.146856531267</text:p>
          </table:table-cell>
          <table:table-cell office:value-type="float" office:value="45" table:style-name="ce1">
            <text:p>45</text:p>
          </table:table-cell>
          <table:table-cell office:value-type="float" office:value="13.80456" table:style-name="ce1">
            <text:p>13.80456</text:p>
          </table:table-cell>
          <table:table-cell office:value-type="float" office:value="63.07981" table:style-name="ce1">
            <text:p>63.07981</text:p>
          </table:table-cell>
          <table:table-cell office:value-type="float" office:value="30.5968470444444" table:style-name="ce1">
            <text:p>30.5968470444444</text:p>
          </table:table-cell>
          <table:table-cell office:value-type="float" office:value="26.89423" table:style-name="ce1">
            <text:p>26.89423</text:p>
          </table:table-cell>
          <table:table-cell office:value-type="float" office:value="10.8798111612625" table:style-name="ce1">
            <text:p>10.8798111612625</text:p>
          </table:table-cell>
          <table:table-cell office:value-type="float" office:value="45" table:style-name="ce1">
            <text:p>45</text:p>
          </table:table-cell>
          <table:table-cell office:value-type="float" office:value="1.544178553" table:style-name="ce1">
            <text:p>1.544178553</text:p>
          </table:table-cell>
          <table:table-cell office:value-type="float" office:value="8.171196733" table:style-name="ce1">
            <text:p>8.171196733</text:p>
          </table:table-cell>
          <table:table-cell office:value-type="float" office:value="3.75449335606667" table:style-name="ce1">
            <text:p>3.75449335606667</text:p>
          </table:table-cell>
          <table:table-cell office:value-type="float" office:value="3.029953946" table:style-name="ce1">
            <text:p>3.029953946</text:p>
          </table:table-cell>
          <table:table-cell office:value-type="float" office:value="1.5787492766709" table:style-name="ce1">
            <text:p>1.5787492766709</text:p>
          </table:table-cell>
          <table:table-cell office:value-type="float" office:value="45" table:style-name="ce1">
            <text:p>45</text:p>
          </table:table-cell>
          <table:table-cell office:value-type="float" office:value="0.02268696286" table:style-name="ce1">
            <text:p>0.02268696286</text:p>
          </table:table-cell>
          <table:table-cell office:value-type="float" office:value="0.4557698222" table:style-name="ce1">
            <text:p>0.4557698222</text:p>
          </table:table-cell>
          <table:table-cell office:value-type="float" office:value="0.187424843855778" table:style-name="ce1">
            <text:p>0.187424843855778</text:p>
          </table:table-cell>
          <table:table-cell office:value-type="float" office:value="0.1580103946" table:style-name="ce1">
            <text:p>0.1580103946</text:p>
          </table:table-cell>
          <table:table-cell office:value-type="float" office:value="0.121365023265154" table:style-name="ce1">
            <text:p>0.121365023265154</text:p>
          </table:table-cell>
          <table:table-cell office:value-type="float" office:value="45" table:style-name="ce1">
            <text:p>45</text:p>
          </table:table-cell>
          <table:table-cell office:value-type="float" office:value="2.397115687" table:style-name="ce1">
            <text:p>2.397115687</text:p>
          </table:table-cell>
          <table:table-cell office:value-type="float" office:value="14.49325079" table:style-name="ce1">
            <text:p>14.49325079</text:p>
          </table:table-cell>
          <table:table-cell office:value-type="float" office:value="6.18565936633333" table:style-name="ce1">
            <text:p>6.18565936633333</text:p>
          </table:table-cell>
          <table:table-cell office:value-type="float" office:value="4.924122106" table:style-name="ce1">
            <text:p>4.924122106</text:p>
          </table:table-cell>
          <table:table-cell office:value-type="float" office:value="3.0008897919358" table:style-name="ce1">
            <text:p>3.0008897919358</text:p>
          </table:table-cell>
          <table:table-cell office:value-type="float" office:value="45" table:style-name="ce1">
            <text:p>45</text:p>
          </table:table-cell>
          <table:table-cell office:value-type="float" office:value="4.891443164" table:style-name="ce1">
            <text:p>4.891443164</text:p>
          </table:table-cell>
          <table:table-cell office:value-type="float" office:value="21.73036559" table:style-name="ce1">
            <text:p>21.73036559</text:p>
          </table:table-cell>
          <table:table-cell office:value-type="float" office:value="9.62184391775556" table:style-name="ce1">
            <text:p>9.62184391775556</text:p>
          </table:table-cell>
          <table:table-cell office:value-type="float" office:value="8.548178109" table:style-name="ce1">
            <text:p>8.548178109</text:p>
          </table:table-cell>
          <table:table-cell office:value-type="float" office:value="4.25992187875367" table:style-name="ce1">
            <text:p>4.25992187875367</text:p>
          </table:table-cell>
          <table:table-cell office:value-type="float" office:value="45" table:style-name="ce1">
            <text:p>45</text:p>
          </table:table-cell>
          <table:table-cell office:value-type="float" office:value="45.96692655" table:style-name="ce1">
            <text:p>45.96692655</text:p>
          </table:table-cell>
          <table:table-cell office:value-type="float" office:value="98.23472307" table:style-name="ce1">
            <text:p>98.23472307</text:p>
          </table:table-cell>
          <table:table-cell office:value-type="float" office:value="66.0098277866667" table:style-name="ce1">
            <text:p>66.0098277866667</text:p>
          </table:table-cell>
          <table:table-cell office:value-type="float" office:value="65.3219076" table:style-name="ce1">
            <text:p>65.3219076</text:p>
          </table:table-cell>
          <table:table-cell office:value-type="float" office:value="14.0566695313479" table:style-name="ce1">
            <text:p>14.0566695313479</text:p>
          </table:table-cell>
          <table:table-cell office:value-type="float" office:value="30" table:style-name="ce1">
            <text:p>30</text:p>
          </table:table-cell>
          <table:table-cell office:value-type="float" office:value="0.1208956761" table:style-name="ce1">
            <text:p>0.1208956761</text:p>
          </table:table-cell>
          <table:table-cell office:value-type="float" office:value="0.5898152737" table:style-name="ce1">
            <text:p>0.5898152737</text:p>
          </table:table-cell>
          <table:table-cell office:value-type="float" office:value="0.36203678691" table:style-name="ce1">
            <text:p>0.36203678691</text:p>
          </table:table-cell>
          <table:table-cell office:value-type="float" office:value="0.3231510947" table:style-name="ce1">
            <text:p>0.3231510947</text:p>
          </table:table-cell>
          <table:table-cell office:value-type="float" office:value="0.135174527750302" table:style-name="ce1">
            <text:p>0.135174527750302</text:p>
          </table:table-cell>
          <table:table-cell office:value-type="float" office:value="45" table:style-name="ce1">
            <text:p>45</text:p>
          </table:table-cell>
          <table:table-cell office:value-type="float" office:value="3.990606654" table:style-name="ce1">
            <text:p>3.990606654</text:p>
          </table:table-cell>
          <table:table-cell office:value-type="float" office:value="171.9922019" table:style-name="ce1">
            <text:p>171.9922019</text:p>
          </table:table-cell>
          <table:table-cell office:value-type="float" office:value="82.0473131670889" table:style-name="ce1">
            <text:p>82.0473131670889</text:p>
          </table:table-cell>
          <table:table-cell office:value-type="float" office:value="84.52149023" table:style-name="ce1">
            <text:p>84.52149023</text:p>
          </table:table-cell>
          <table:table-cell office:value-type="float" office:value="48.233068359311" table:style-name="ce1">
            <text:p>48.233068359311</text:p>
          </table:table-cell>
          <table:table-cell office:value-type="float" office:value="45" table:style-name="ce1">
            <text:p>45</text:p>
          </table:table-cell>
          <table:table-cell office:value-type="float" office:value="3.294734756" table:style-name="ce1">
            <text:p>3.294734756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05130347797778" table:style-name="ce1">
            <text:p>4.05130347797778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51417561041062" table:style-name="ce1">
            <text:p>0.51417561041062</text:p>
          </table:table-cell>
          <table:table-cell office:value-type="float" office:value="45" table:style-name="ce1">
            <text:p>45</text:p>
          </table:table-cell>
          <table:table-cell office:value-type="float" office:value="0.1952390985" table:style-name="ce1">
            <text:p>0.1952390985</text:p>
          </table:table-cell>
          <table:table-cell office:value-type="float" office:value="0.3249494078" table:style-name="ce1">
            <text:p>0.3249494078</text:p>
          </table:table-cell>
          <table:table-cell office:value-type="float" office:value="0.268835444108889" table:style-name="ce1">
            <text:p>0.268835444108889</text:p>
          </table:table-cell>
          <table:table-cell office:value-type="float" office:value="0.2733159248" table:style-name="ce1">
            <text:p>0.2733159248</text:p>
          </table:table-cell>
          <table:table-cell office:value-type="float" office:value="0.0377893275705714" table:style-name="ce1">
            <text:p>0.0377893275705714</text:p>
          </table:table-cell>
          <table:table-cell office:value-type="float" office:value="45" table:style-name="ce1">
            <text:p>45</text:p>
          </table:table-cell>
          <table:table-cell office:value-type="float" office:value="1.822615784" table:style-name="ce1">
            <text:p>1.822615784</text:p>
          </table:table-cell>
          <table:table-cell office:value-type="float" office:value="4.909059724" table:style-name="ce1">
            <text:p>4.909059724</text:p>
          </table:table-cell>
          <table:table-cell office:value-type="float" office:value="3.4282170118" table:style-name="ce1">
            <text:p>3.4282170118</text:p>
          </table:table-cell>
          <table:table-cell office:value-type="float" office:value="3.432888816" table:style-name="ce1">
            <text:p>3.432888816</text:p>
          </table:table-cell>
          <table:table-cell office:value-type="float" office:value="0.91711644034189" table:style-name="ce1">
            <text:p>0.91711644034189</text:p>
          </table:table-cell>
          <table:table-cell office:value-type="float" office:value="45" table:style-name="ce1">
            <text:p>45</text:p>
          </table:table-cell>
          <table:table-cell office:value-type="float" office:value="0.07365593522" table:style-name="ce1">
            <text:p>0.07365593522</text:p>
          </table:table-cell>
          <table:table-cell office:value-type="float" office:value="0.462749757" table:style-name="ce1">
            <text:p>0.462749757</text:p>
          </table:table-cell>
          <table:table-cell office:value-type="float" office:value="0.212358339387556" table:style-name="ce1">
            <text:p>0.212358339387556</text:p>
          </table:table-cell>
          <table:table-cell office:value-type="float" office:value="0.1635102659" table:style-name="ce1">
            <text:p>0.1635102659</text:p>
          </table:table-cell>
          <table:table-cell office:value-type="float" office:value="0.106225326222171" table:style-name="ce1">
            <text:p>0.106225326222171</text:p>
          </table:table-cell>
          <table:table-cell office:value-type="float" office:value="45" table:style-name="ce1">
            <text:p>45</text:p>
          </table:table-cell>
          <table:table-cell office:value-type="float" office:value="2.471491885" table:style-name="ce1">
            <text:p>2.471491885</text:p>
          </table:table-cell>
          <table:table-cell office:value-type="float" office:value="14.9559994" table:style-name="ce1">
            <text:p>14.9559994</text:p>
          </table:table-cell>
          <table:table-cell office:value-type="float" office:value="6.39801760686667" table:style-name="ce1">
            <text:p>6.39801760686667</text:p>
          </table:table-cell>
          <table:table-cell office:value-type="float" office:value="5.122850938" table:style-name="ce1">
            <text:p>5.122850938</text:p>
          </table:table-cell>
          <table:table-cell office:value-type="float" office:value="3.09730969368101" table:style-name="ce1">
            <text:p>3.09730969368101</text:p>
          </table:table-cell>
          <table:table-cell office:value-type="float" office:value="45" table:style-name="ce1">
            <text:p>45</text:p>
          </table:table-cell>
          <table:table-cell office:value-type="float" office:value="0.07365593522" table:style-name="ce1">
            <text:p>0.07365593522</text:p>
          </table:table-cell>
          <table:table-cell office:value-type="float" office:value="0.462749757" table:style-name="ce1">
            <text:p>0.462749757</text:p>
          </table:table-cell>
          <table:table-cell office:value-type="float" office:value="0.212358339387556" table:style-name="ce1">
            <text:p>0.212358339387556</text:p>
          </table:table-cell>
          <table:table-cell office:value-type="float" office:value="0.1635102659" table:style-name="ce1">
            <text:p>0.1635102659</text:p>
          </table:table-cell>
          <table:table-cell office:value-type="float" office:value="0.106225326222171" table:style-name="ce1">
            <text:p>0.106225326222171</text:p>
          </table:table-cell>
          <table:table-cell office:value-type="float" office:value="45" table:style-name="ce1">
            <text:p>45</text:p>
          </table:table-cell>
          <table:table-cell office:value-type="float" office:value="1.688670553" table:style-name="ce1">
            <text:p>1.688670553</text:p>
          </table:table-cell>
          <table:table-cell office:value-type="float" office:value="8.382207746" table:style-name="ce1">
            <text:p>8.382207746</text:p>
          </table:table-cell>
          <table:table-cell office:value-type="float" office:value="4.11939855402222" table:style-name="ce1">
            <text:p>4.11939855402222</text:p>
          </table:table-cell>
          <table:table-cell office:value-type="float" office:value="3.354784135" table:style-name="ce1">
            <text:p>3.354784135</text:p>
          </table:table-cell>
          <table:table-cell office:value-type="float" office:value="1.61195563493462" table:style-name="ce1">
            <text:p>1.61195563493462</text:p>
          </table:table-cell>
          <table:table-cell office:value-type="float" office:value="45" table:style-name="ce1">
            <text:p>45</text:p>
          </table:table-cell>
          <table:table-cell office:value-type="float" office:value="2.163809447" table:style-name="ce1">
            <text:p>2.163809447</text:p>
          </table:table-cell>
          <table:table-cell office:value-type="float" office:value="13.65552225" table:style-name="ce1">
            <text:p>13.65552225</text:p>
          </table:table-cell>
          <table:table-cell office:value-type="float" office:value="5.8263221792" table:style-name="ce1">
            <text:p>5.8263221792</text:p>
          </table:table-cell>
          <table:table-cell office:value-type="float" office:value="4.673575732" table:style-name="ce1">
            <text:p>4.673575732</text:p>
          </table:table-cell>
          <table:table-cell office:value-type="float" office:value="2.92264603432225" table:style-name="ce1">
            <text:p>2.92264603432225</text:p>
          </table:table-cell>
          <table:table-cell office:value-type="float" office:value="45" table:style-name="ce1">
            <text:p>45</text:p>
          </table:table-cell>
          <table:table-cell office:value-type="float" office:value="0.2796838925" table:style-name="ce1">
            <text:p>0.2796838925</text:p>
          </table:table-cell>
          <table:table-cell office:value-type="float" office:value="1.300477141" table:style-name="ce1">
            <text:p>1.300477141</text:p>
          </table:table-cell>
          <table:table-cell office:value-type="float" office:value="0.571695427548889" table:style-name="ce1">
            <text:p>0.571695427548889</text:p>
          </table:table-cell>
          <table:table-cell office:value-type="float" office:value="0.5146680537" table:style-name="ce1">
            <text:p>0.5146680537</text:p>
          </table:table-cell>
          <table:table-cell office:value-type="float" office:value="0.267216028777813" table:style-name="ce1">
            <text:p>0.267216028777813</text:p>
          </table:table-cell>
          <table:table-cell office:value-type="float" office:value="45" table:style-name="ce1">
            <text:p>45</text:p>
          </table:table-cell>
          <table:table-cell office:value-type="float" office:value="12.11706" table:style-name="ce1">
            <text:p>12.11706</text:p>
          </table:table-cell>
          <table:table-cell office:value-type="float" office:value="65.84225" table:style-name="ce1">
            <text:p>65.84225</text:p>
          </table:table-cell>
          <table:table-cell office:value-type="float" office:value="28.2960622242222" table:style-name="ce1">
            <text:p>28.2960622242222</text:p>
          </table:table-cell>
          <table:table-cell office:value-type="float" office:value="26.88839" table:style-name="ce1">
            <text:p>26.88839</text:p>
          </table:table-cell>
          <table:table-cell office:value-type="float" office:value="12.9814611551807" table:style-name="ce1">
            <text:p>12.9814611551807</text:p>
          </table:table-cell>
          <table:table-cell office:value-type="float" office:value="45" table:style-name="ce1">
            <text:p>45</text:p>
          </table:table-cell>
          <table:table-cell office:value-type="float" office:value="3.607164742" table:style-name="ce1">
            <text:p>3.607164742</text:p>
          </table:table-cell>
          <table:table-cell office:value-type="float" office:value="33.42136035" table:style-name="ce1">
            <text:p>33.42136035</text:p>
          </table:table-cell>
          <table:table-cell office:value-type="float" office:value="11.1481153922222" table:style-name="ce1">
            <text:p>11.1481153922222</text:p>
          </table:table-cell>
          <table:table-cell office:value-type="float" office:value="10.19693905" table:style-name="ce1">
            <text:p>10.19693905</text:p>
          </table:table-cell>
          <table:table-cell office:value-type="float" office:value="7.06742031598986" table:style-name="ce1">
            <text:p>7.06742031598986</text:p>
          </table:table-cell>
          <table:table-cell office:value-type="float" office:value="45" table:style-name="ce1">
            <text:p>45</text:p>
          </table:table-cell>
          <table:table-cell office:value-type="float" office:value="985.8758419" table:style-name="ce1">
            <text:p>985.8758419</text:p>
          </table:table-cell>
          <table:table-cell office:value-type="float" office:value="1694.354509" table:style-name="ce1">
            <text:p>1694.354509</text:p>
          </table:table-cell>
          <table:table-cell office:value-type="float" office:value="1351.54365245333" table:style-name="ce1">
            <text:p>1351.54365245333</text:p>
          </table:table-cell>
          <table:table-cell office:value-type="float" office:value="1317.496901" table:style-name="ce1">
            <text:p>1317.496901</text:p>
          </table:table-cell>
          <table:table-cell office:value-type="float" office:value="205.384996576213" table:style-name="ce1">
            <text:p>205.384996576213</text:p>
          </table:table-cell>
          <table:table-cell office:value-type="float" office:value="45" table:style-name="ce1">
            <text:p>45</text:p>
          </table:table-cell>
          <table:table-cell office:value-type="float" office:value="20.80111201" table:style-name="ce1">
            <text:p>20.80111201</text:p>
          </table:table-cell>
          <table:table-cell office:value-type="float" office:value="179.9990981" table:style-name="ce1">
            <text:p>179.9990981</text:p>
          </table:table-cell>
          <table:table-cell office:value-type="float" office:value="103.624945345778" table:style-name="ce1">
            <text:p>103.624945345778</text:p>
          </table:table-cell>
          <table:table-cell office:value-type="float" office:value="104.9801787" table:style-name="ce1">
            <text:p>104.9801787</text:p>
          </table:table-cell>
          <table:table-cell office:value-type="float" office:value="43.3874738037107" table:style-name="ce1">
            <text:p>43.3874738037107</text:p>
          </table:table-cell>
          <table:table-cell office:value-type="float" office:value="45" table:style-name="ce1">
            <text:p>45</text:p>
          </table:table-cell>
          <table:table-cell office:value-type="float" office:value="0.01163812675" table:style-name="ce1">
            <text:p>0.01163812675</text:p>
          </table:table-cell>
          <table:table-cell office:value-type="float" office:value="179.9977586" table:style-name="ce1">
            <text:p>179.9977586</text:p>
          </table:table-cell>
          <table:table-cell office:value-type="float" office:value="97.9278914928167" table:style-name="ce1">
            <text:p>97.9278914928167</text:p>
          </table:table-cell>
          <table:table-cell office:value-type="float" office:value="101.3800939" table:style-name="ce1">
            <text:p>101.3800939</text:p>
          </table:table-cell>
          <table:table-cell office:value-type="float" office:value="43.5224339286267" table:style-name="ce1">
            <text:p>43.5224339286267</text:p>
          </table:table-cell>
          <table:table-cell office:value-type="float" office:value="45" table:style-name="ce1">
            <text:p>45</text:p>
          </table:table-cell>
          <table:table-cell office:value-type="float" office:value="0.005587353502" table:style-name="ce1">
            <text:p>0.005587353502</text:p>
          </table:table-cell>
          <table:table-cell office:value-type="float" office:value="159.200069" table:style-name="ce1">
            <text:p>159.200069</text:p>
          </table:table-cell>
          <table:table-cell office:value-type="float" office:value="74.1056264857978" table:style-name="ce1">
            <text:p>74.1056264857978</text:p>
          </table:table-cell>
          <table:table-cell office:value-type="float" office:value="89.98883064" table:style-name="ce1">
            <text:p>89.98883064</text:p>
          </table:table-cell>
          <table:table-cell office:value-type="float" office:value="43.0422686066294" table:style-name="ce1">
            <text:p>43.0422686066294</text:p>
          </table:table-cell>
          <table:table-cell office:value-type="float" office:value="33" table:style-name="ce1">
            <text:p>33</text:p>
          </table:table-cell>
          <table:table-cell office:value-type="float" office:value="8.497625476" table:style-name="ce1">
            <text:p>8.497625476</text:p>
          </table:table-cell>
          <table:table-cell office:value-type="float" office:value="76.96237585" table:style-name="ce1">
            <text:p>76.96237585</text:p>
          </table:table-cell>
          <table:table-cell office:value-type="float" office:value="27.1942167320303" table:style-name="ce1">
            <text:p>27.1942167320303</text:p>
          </table:table-cell>
          <table:table-cell office:value-type="float" office:value="18.18272581" table:style-name="ce1">
            <text:p>18.18272581</text:p>
          </table:table-cell>
          <table:table-cell office:value-type="float" office:value="21.5181452440742" table:style-name="ce1">
            <text:p>21.5181452440742</text:p>
          </table:table-cell>
          <table:table-cell office:value-type="float" office:value="45" table:style-name="ce1">
            <text:p>45</text:p>
          </table:table-cell>
          <table:table-cell office:value-type="float" office:value="0.0003137680101" table:style-name="ce1">
            <text:p>0.0003137680101</text:p>
          </table:table-cell>
          <table:table-cell office:value-type="float" office:value="0.00653337429" table:style-name="ce1">
            <text:p>0.00653337429</text:p>
          </table:table-cell>
          <table:table-cell office:value-type="float" office:value="0.00305597725118444" table:style-name="ce1">
            <text:p>0.00305597725118444</text:p>
          </table:table-cell>
          <table:table-cell office:value-type="float" office:value="0.003090521286" table:style-name="ce1">
            <text:p>0.003090521286</text:p>
          </table:table-cell>
          <table:table-cell office:value-type="float" office:value="0.00172256214050476" table:style-name="ce1">
            <text:p>0.00172256214050476</text:p>
          </table:table-cell>
          <table:table-cell office:value-type="float" office:value="45" table:style-name="ce1">
            <text:p>45</text:p>
          </table:table-cell>
          <table:table-cell office:value-type="float" office:value="0.01490531735" table:style-name="ce1">
            <text:p>0.01490531735</text:p>
          </table:table-cell>
          <table:table-cell office:value-type="float" office:value="0.01945741467" table:style-name="ce1">
            <text:p>0.01945741467</text:p>
          </table:table-cell>
          <table:table-cell office:value-type="float" office:value="0.0172661057206667" table:style-name="ce1">
            <text:p>0.0172661057206667</text:p>
          </table:table-cell>
          <table:table-cell office:value-type="float" office:value="0.01743819721" table:style-name="ce1">
            <text:p>0.01743819721</text:p>
          </table:table-cell>
          <table:table-cell office:value-type="float" office:value="0.00112477708651934" table:style-name="ce1">
            <text:p>0.00112477708651934</text:p>
          </table:table-cell>
          <table:table-cell office:value-type="float" office:value="45" table:style-name="ce1">
            <text:p>45</text:p>
          </table:table-cell>
          <table:table-cell office:value-type="float" office:value="4.158484581" table:style-name="ce1">
            <text:p>4.158484581</text:p>
          </table:table-cell>
          <table:table-cell office:value-type="float" office:value="13.90767606" table:style-name="ce1">
            <text:p>13.90767606</text:p>
          </table:table-cell>
          <table:table-cell office:value-type="float" office:value="7.99230920817778" table:style-name="ce1">
            <text:p>7.99230920817778</text:p>
          </table:table-cell>
          <table:table-cell office:value-type="float" office:value="6.88219875" table:style-name="ce1">
            <text:p>6.88219875</text:p>
          </table:table-cell>
          <table:table-cell office:value-type="float" office:value="2.87889843880662" table:style-name="ce1">
            <text:p>2.87889843880662</text:p>
          </table:table-cell>
          <table:table-cell office:value-type="float" office:value="45" table:style-name="ce1">
            <text:p>45</text:p>
          </table:table-cell>
          <table:table-cell office:value-type="float" office:value="8.571795962" table:style-name="ce1">
            <text:p>8.571795962</text:p>
          </table:table-cell>
          <table:table-cell office:value-type="float" office:value="1673.214529" table:style-name="ce1">
            <text:p>1673.214529</text:p>
          </table:table-cell>
          <table:table-cell office:value-type="float" office:value="117.450605911911" table:style-name="ce1">
            <text:p>117.450605911911</text:p>
          </table:table-cell>
          <table:table-cell office:value-type="float" office:value="12.01980586" table:style-name="ce1">
            <text:p>12.01980586</text:p>
          </table:table-cell>
          <table:table-cell office:value-type="float" office:value="402.275937884957" table:style-name="ce1">
            <text:p>402.275937884957</text:p>
          </table:table-cell>
          <table:table-cell office:value-type="float" office:value="45" table:style-name="ce1">
            <text:p>45</text:p>
          </table:table-cell>
          <table:table-cell office:value-type="float" office:value="0.1024300263" table:style-name="ce1">
            <text:p>0.1024300263</text:p>
          </table:table-cell>
          <table:table-cell office:value-type="float" office:value="0.4800872993" table:style-name="ce1">
            <text:p>0.4800872993</text:p>
          </table:table-cell>
          <table:table-cell office:value-type="float" office:value="0.289587774913333" table:style-name="ce1">
            <text:p>0.289587774913333</text:p>
          </table:table-cell>
          <table:table-cell office:value-type="float" office:value="0.2837376365" table:style-name="ce1">
            <text:p>0.2837376365</text:p>
          </table:table-cell>
          <table:table-cell office:value-type="float" office:value="0.107137020226293" table:style-name="ce1">
            <text:p>0.107137020226293</text:p>
          </table:table-cell>
          <table:table-cell office:value-type="float" office:value="45" table:style-name="ce1">
            <text:p>45</text:p>
          </table:table-cell>
          <table:table-cell office:value-type="float" office:value="0.1974013257" table:style-name="ce1">
            <text:p>0.1974013257</text:p>
          </table:table-cell>
          <table:table-cell office:value-type="float" office:value="1.315365514" table:style-name="ce1">
            <text:p>1.315365514</text:p>
          </table:table-cell>
          <table:table-cell office:value-type="float" office:value="0.431024013057778" table:style-name="ce1">
            <text:p>0.431024013057778</text:p>
          </table:table-cell>
          <table:table-cell office:value-type="float" office:value="0.3869750385" table:style-name="ce1">
            <text:p>0.3869750385</text:p>
          </table:table-cell>
          <table:table-cell office:value-type="float" office:value="0.253711278716537" table:style-name="ce1">
            <text:p>0.253711278716537</text:p>
          </table:table-cell>
        </table:table-row>
        <table:table-row table:style-name="ro1">
          <table:table-cell office:value-type="string" table:style-name="ce1">
            <text:p>20x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bottom</text:p>
          </table:table-cell>
          <table:table-cell office:value-type="float" office:value="8" table:style-name="ce1">
            <text:p>8</text:p>
          </table:table-cell>
          <table:table-cell office:value-type="float" office:value="1.480282054" table:style-name="ce1">
            <text:p>1.480282054</text:p>
          </table:table-cell>
          <table:table-cell office:value-type="float" office:value="10.95128676" table:style-name="ce1">
            <text:p>10.95128676</text:p>
          </table:table-cell>
          <table:table-cell office:value-type="float" office:value="5.603628718625" table:style-name="ce1">
            <text:p>5.603628718625</text:p>
          </table:table-cell>
          <table:table-cell office:value-type="float" office:value="4.998851103" table:style-name="ce1">
            <text:p>4.998851103</text:p>
          </table:table-cell>
          <table:table-cell office:value-type="float" office:value="4.36596045295613" table:style-name="ce1">
            <text:p>4.36596045295613</text:p>
          </table:table-cell>
          <table:table-cell office:value-type="float" office:value="8" table:style-name="ce1">
            <text:p>8</text:p>
          </table:table-cell>
          <table:table-cell office:value-type="float" office:value="2.104905845" table:style-name="ce1">
            <text:p>2.104905845</text:p>
          </table:table-cell>
          <table:table-cell office:value-type="float" office:value="6.465205207" table:style-name="ce1">
            <text:p>6.465205207</text:p>
          </table:table-cell>
          <table:table-cell office:value-type="float" office:value="3.783718575875" table:style-name="ce1">
            <text:p>3.783718575875</text:p>
          </table:table-cell>
          <table:table-cell office:value-type="float" office:value="3.272608976" table:style-name="ce1">
            <text:p>3.272608976</text:p>
          </table:table-cell>
          <table:table-cell office:value-type="float" office:value="1.79453260044519" table:style-name="ce1">
            <text:p>1.79453260044519</text:p>
          </table:table-cell>
          <table:table-cell office:value-type="float" office:value="8" table:style-name="ce1">
            <text:p>8</text:p>
          </table:table-cell>
          <table:table-cell office:value-type="float" office:value="-0.7303039638" table:style-name="ce1">
            <text:p>-0.7303039638</text:p>
          </table:table-cell>
          <table:table-cell office:value-type="float" office:value="0.2645262961" table:style-name="ce1">
            <text:p>0.2645262961</text:p>
          </table:table-cell>
          <table:table-cell office:value-type="float" office:value="-0.2546782935375" table:style-name="ce1">
            <text:p>-0.2546782935375</text:p>
          </table:table-cell>
          <table:table-cell office:value-type="float" office:value="-0.2741333893" table:style-name="ce1">
            <text:p>-0.2741333893</text:p>
          </table:table-cell>
          <table:table-cell office:value-type="float" office:value="0.481649699766607" table:style-name="ce1">
            <text:p>0.481649699766607</text:p>
          </table:table-cell>
          <table:table-cell office:value-type="float" office:value="8" table:style-name="ce1">
            <text:p>8</text:p>
          </table:table-cell>
          <table:table-cell office:value-type="float" office:value="3.286573796" table:style-name="ce1">
            <text:p>3.286573796</text:p>
          </table:table-cell>
          <table:table-cell office:value-type="float" office:value="4.197227402" table:style-name="ce1">
            <text:p>4.197227402</text:p>
          </table:table-cell>
          <table:table-cell office:value-type="float" office:value="3.732365453" table:style-name="ce1">
            <text:p>3.732365453</text:p>
          </table:table-cell>
          <table:table-cell office:value-type="float" office:value="3.735161494" table:style-name="ce1">
            <text:p>3.735161494</text:p>
          </table:table-cell>
          <table:table-cell office:value-type="float" office:value="0.444484080366354" table:style-name="ce1">
            <text:p>0.444484080366354</text:p>
          </table:table-cell>
          <table:table-cell office:value-type="float" office:value="8" table:style-name="ce1">
            <text:p>8</text:p>
          </table:table-cell>
          <table:table-cell office:value-type="float" office:value="5.81694" table:style-name="ce1">
            <text:p>5.81694</text:p>
          </table:table-cell>
          <table:table-cell office:value-type="float" office:value="18.474506" table:style-name="ce1">
            <text:p>18.474506</text:p>
          </table:table-cell>
          <table:table-cell office:value-type="float" office:value="11.15238825" table:style-name="ce1">
            <text:p>11.15238825</text:p>
          </table:table-cell>
          <table:table-cell office:value-type="float" office:value="10.15197" table:style-name="ce1">
            <text:p>10.15197</text:p>
          </table:table-cell>
          <table:table-cell office:value-type="float" office:value="5.81968966093715" table:style-name="ce1">
            <text:p>5.81968966093715</text:p>
          </table:table-cell>
          <table:table-cell office:value-type="float" office:value="8" table:style-name="ce1">
            <text:p>8</text:p>
          </table:table-cell>
          <table:table-cell office:value-type="float" office:value="10.65947" table:style-name="ce1">
            <text:p>10.65947</text:p>
          </table:table-cell>
          <table:table-cell office:value-type="float" office:value="29.295038" table:style-name="ce1">
            <text:p>29.295038</text:p>
          </table:table-cell>
          <table:table-cell office:value-type="float" office:value="17.19693725" table:style-name="ce1">
            <text:p>17.19693725</text:p>
          </table:table-cell>
          <table:table-cell office:value-type="float" office:value="14.43509" table:style-name="ce1">
            <text:p>14.43509</text:p>
          </table:table-cell>
          <table:table-cell office:value-type="float" office:value="7.69857844115711" table:style-name="ce1">
            <text:p>7.69857844115711</text:p>
          </table:table-cell>
          <table:table-cell office:value-type="float" office:value="8" table:style-name="ce1">
            <text:p>8</text:p>
          </table:table-cell>
          <table:table-cell office:value-type="float" office:value="16.59623" table:style-name="ce1">
            <text:p>16.59623</text:p>
          </table:table-cell>
          <table:table-cell office:value-type="float" office:value="47.769544" table:style-name="ce1">
            <text:p>47.769544</text:p>
          </table:table-cell>
          <table:table-cell office:value-type="float" office:value="28.3493255" table:style-name="ce1">
            <text:p>28.3493255</text:p>
          </table:table-cell>
          <table:table-cell office:value-type="float" office:value="24.460945" table:style-name="ce1">
            <text:p>24.460945</text:p>
          </table:table-cell>
          <table:table-cell office:value-type="float" office:value="12.6692652144456" table:style-name="ce1">
            <text:p>12.6692652144456</text:p>
          </table:table-cell>
          <table:table-cell office:value-type="float" office:value="8" table:style-name="ce1">
            <text:p>8</text:p>
          </table:table-cell>
          <table:table-cell office:value-type="float" office:value="1.647985467" table:style-name="ce1">
            <text:p>1.647985467</text:p>
          </table:table-cell>
          <table:table-cell office:value-type="float" office:value="5.047660774" table:style-name="ce1">
            <text:p>5.047660774</text:p>
          </table:table-cell>
          <table:table-cell office:value-type="float" office:value="2.966779193625" table:style-name="ce1">
            <text:p>2.966779193625</text:p>
          </table:table-cell>
          <table:table-cell office:value-type="float" office:value="2.5778020655" table:style-name="ce1">
            <text:p>2.5778020655</text:p>
          </table:table-cell>
          <table:table-cell office:value-type="float" office:value="1.39437302332262" table:style-name="ce1">
            <text:p>1.39437302332262</text:p>
          </table:table-cell>
          <table:table-cell office:value-type="float" office:value="8" table:style-name="ce1">
            <text:p>8</text:p>
          </table:table-cell>
          <table:table-cell office:value-type="float" office:value="0.1093545889" table:style-name="ce1">
            <text:p>0.1093545889</text:p>
          </table:table-cell>
          <table:table-cell office:value-type="float" office:value="0.9268388669" table:style-name="ce1">
            <text:p>0.9268388669</text:p>
          </table:table-cell>
          <table:table-cell office:value-type="float" office:value="0.399994113275" table:style-name="ce1">
            <text:p>0.399994113275</text:p>
          </table:table-cell>
          <table:table-cell office:value-type="float" office:value="0.3008951552" table:style-name="ce1">
            <text:p>0.3008951552</text:p>
          </table:table-cell>
          <table:table-cell office:value-type="float" office:value="0.307951282041503" table:style-name="ce1">
            <text:p>0.307951282041503</text:p>
          </table:table-cell>
          <table:table-cell office:value-type="float" office:value="8" table:style-name="ce1">
            <text:p>8</text:p>
          </table:table-cell>
          <table:table-cell office:value-type="float" office:value="2.450628004" table:style-name="ce1">
            <text:p>2.450628004</text:p>
          </table:table-cell>
          <table:table-cell office:value-type="float" office:value="8.810596442" table:style-name="ce1">
            <text:p>8.810596442</text:p>
          </table:table-cell>
          <table:table-cell office:value-type="float" office:value="4.8863407195" table:style-name="ce1">
            <text:p>4.8863407195</text:p>
          </table:table-cell>
          <table:table-cell office:value-type="float" office:value="4.129693042" table:style-name="ce1">
            <text:p>4.129693042</text:p>
          </table:table-cell>
          <table:table-cell office:value-type="float" office:value="2.63637427268054" table:style-name="ce1">
            <text:p>2.63637427268054</text:p>
          </table:table-cell>
          <table:table-cell office:value-type="float" office:value="8" table:style-name="ce1">
            <text:p>8</text:p>
          </table:table-cell>
          <table:table-cell office:value-type="float" office:value="4.856791578" table:style-name="ce1">
            <text:p>4.856791578</text:p>
          </table:table-cell>
          <table:table-cell office:value-type="float" office:value="10.64835366" table:style-name="ce1">
            <text:p>10.64835366</text:p>
          </table:table-cell>
          <table:table-cell office:value-type="float" office:value="7.441479769625" table:style-name="ce1">
            <text:p>7.441479769625</text:p>
          </table:table-cell>
          <table:table-cell office:value-type="float" office:value="7.1124544615" table:style-name="ce1">
            <text:p>7.1124544615</text:p>
          </table:table-cell>
          <table:table-cell office:value-type="float" office:value="2.29390654155801" table:style-name="ce1">
            <text:p>2.29390654155801</text:p>
          </table:table-cell>
          <table:table-cell office:value-type="float" office:value="8" table:style-name="ce1">
            <text:p>8</text:p>
          </table:table-cell>
          <table:table-cell office:value-type="float" office:value="62.84931181" table:style-name="ce1">
            <text:p>62.84931181</text:p>
          </table:table-cell>
          <table:table-cell office:value-type="float" office:value="71.36696198" table:style-name="ce1">
            <text:p>71.36696198</text:p>
          </table:table-cell>
          <table:table-cell office:value-type="float" office:value="66.96093624875" table:style-name="ce1">
            <text:p>66.96093624875</text:p>
          </table:table-cell>
          <table:table-cell office:value-type="float" office:value="66.82246495" table:style-name="ce1">
            <text:p>66.82246495</text:p>
          </table:table-cell>
          <table:table-cell office:value-type="float" office:value="3.40066505742981" table:style-name="ce1">
            <text:p>3.40066505742981</text:p>
          </table:table-cell>
          <table:table-cell office:value-type="float" office:value="8" table:style-name="ce1">
            <text:p>8</text:p>
          </table:table-cell>
          <table:table-cell office:value-type="float" office:value="0.2331894867" table:style-name="ce1">
            <text:p>0.2331894867</text:p>
          </table:table-cell>
          <table:table-cell office:value-type="float" office:value="0.4186016431" table:style-name="ce1">
            <text:p>0.4186016431</text:p>
          </table:table-cell>
          <table:table-cell office:value-type="float" office:value="0.2910114815875" table:style-name="ce1">
            <text:p>0.2910114815875</text:p>
          </table:table-cell>
          <table:table-cell office:value-type="float" office:value="0.25478031585" table:style-name="ce1">
            <text:p>0.25478031585</text:p>
          </table:table-cell>
          <table:table-cell office:value-type="float" office:value="0.0790304740194176" table:style-name="ce1">
            <text:p>0.0790304740194176</text:p>
          </table:table-cell>
          <table:table-cell office:value-type="float" office:value="8" table:style-name="ce1">
            <text:p>8</text:p>
          </table:table-cell>
          <table:table-cell office:value-type="float" office:value="12.74976274" table:style-name="ce1">
            <text:p>12.74976274</text:p>
          </table:table-cell>
          <table:table-cell office:value-type="float" office:value="126.0060618" table:style-name="ce1">
            <text:p>126.0060618</text:p>
          </table:table-cell>
          <table:table-cell office:value-type="float" office:value="83.6872095475" table:style-name="ce1">
            <text:p>83.6872095475</text:p>
          </table:table-cell>
          <table:table-cell office:value-type="float" office:value="97.996109915" table:style-name="ce1">
            <text:p>97.996109915</text:p>
          </table:table-cell>
          <table:table-cell office:value-type="float" office:value="45.5136167871237" table:style-name="ce1">
            <text:p>45.5136167871237</text:p>
          </table:table-cell>
          <table:table-cell office:value-type="float" office:value="8" table:style-name="ce1">
            <text:p>8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.2002652466" table:style-name="ce1">
            <text:p>0.2002652466</text:p>
          </table:table-cell>
          <table:table-cell office:value-type="float" office:value="0.3192632201" table:style-name="ce1">
            <text:p>0.3192632201</text:p>
          </table:table-cell>
          <table:table-cell office:value-type="float" office:value="0.2485860184125" table:style-name="ce1">
            <text:p>0.2485860184125</text:p>
          </table:table-cell>
          <table:table-cell office:value-type="float" office:value="0.23715314305" table:style-name="ce1">
            <text:p>0.23715314305</text:p>
          </table:table-cell>
          <table:table-cell office:value-type="float" office:value="0.0474495974194281" table:style-name="ce1">
            <text:p>0.0474495974194281</text:p>
          </table:table-cell>
          <table:table-cell office:value-type="float" office:value="8" table:style-name="ce1">
            <text:p>8</text:p>
          </table:table-cell>
          <table:table-cell office:value-type="float" office:value="1.89943756" table:style-name="ce1">
            <text:p>1.89943756</text:p>
          </table:table-cell>
          <table:table-cell office:value-type="float" office:value="4.548719961" table:style-name="ce1">
            <text:p>4.548719961</text:p>
          </table:table-cell>
          <table:table-cell office:value-type="float" office:value="2.9278986505" table:style-name="ce1">
            <text:p>2.9278986505</text:p>
          </table:table-cell>
          <table:table-cell office:value-type="float" office:value="2.6272127635" table:style-name="ce1">
            <text:p>2.6272127635</text:p>
          </table:table-cell>
          <table:table-cell office:value-type="float" office:value="1.06868094129946" table:style-name="ce1">
            <text:p>1.06868094129946</text:p>
          </table:table-cell>
          <table:table-cell office:value-type="float" office:value="8" table:style-name="ce1">
            <text:p>8</text:p>
          </table:table-cell>
          <table:table-cell office:value-type="float" office:value="0.07391615818" table:style-name="ce1">
            <text:p>0.07391615818</text:p>
          </table:table-cell>
          <table:table-cell office:value-type="float" office:value="0.3647981701" table:style-name="ce1">
            <text:p>0.3647981701</text:p>
          </table:table-cell>
          <table:table-cell office:value-type="float" office:value="0.17945026848375" table:style-name="ce1">
            <text:p>0.17945026848375</text:p>
          </table:table-cell>
          <table:table-cell office:value-type="float" office:value="0.138992008705" table:style-name="ce1">
            <text:p>0.138992008705</text:p>
          </table:table-cell>
          <table:table-cell office:value-type="float" office:value="0.12618551076681" table:style-name="ce1">
            <text:p>0.12618551076681</text:p>
          </table:table-cell>
          <table:table-cell office:value-type="float" office:value="8" table:style-name="ce1">
            <text:p>8</text:p>
          </table:table-cell>
          <table:table-cell office:value-type="float" office:value="2.524542744" table:style-name="ce1">
            <text:p>2.524542744</text:p>
          </table:table-cell>
          <table:table-cell office:value-type="float" office:value="9.174962772" table:style-name="ce1">
            <text:p>9.174962772</text:p>
          </table:table-cell>
          <table:table-cell office:value-type="float" office:value="5.065789915" table:style-name="ce1">
            <text:p>5.065789915</text:p>
          </table:table-cell>
          <table:table-cell office:value-type="float" office:value="4.2677315145" table:style-name="ce1">
            <text:p>4.2677315145</text:p>
          </table:table-cell>
          <table:table-cell office:value-type="float" office:value="2.76199284638276" table:style-name="ce1">
            <text:p>2.76199284638276</text:p>
          </table:table-cell>
          <table:table-cell office:value-type="float" office:value="8" table:style-name="ce1">
            <text:p>8</text:p>
          </table:table-cell>
          <table:table-cell office:value-type="float" office:value="0.07391615818" table:style-name="ce1">
            <text:p>0.07391615818</text:p>
          </table:table-cell>
          <table:table-cell office:value-type="float" office:value="0.3647981701" table:style-name="ce1">
            <text:p>0.3647981701</text:p>
          </table:table-cell>
          <table:table-cell office:value-type="float" office:value="0.17945026848375" table:style-name="ce1">
            <text:p>0.17945026848375</text:p>
          </table:table-cell>
          <table:table-cell office:value-type="float" office:value="0.138992008705" table:style-name="ce1">
            <text:p>0.138992008705</text:p>
          </table:table-cell>
          <table:table-cell office:value-type="float" office:value="0.12618551076681" table:style-name="ce1">
            <text:p>0.12618551076681</text:p>
          </table:table-cell>
          <table:table-cell office:value-type="float" office:value="8" table:style-name="ce1">
            <text:p>8</text:p>
          </table:table-cell>
          <table:table-cell office:value-type="float" office:value="1.883375823" table:style-name="ce1">
            <text:p>1.883375823</text:p>
          </table:table-cell>
          <table:table-cell office:value-type="float" office:value="5.568032296" table:style-name="ce1">
            <text:p>5.568032296</text:p>
          </table:table-cell>
          <table:table-cell office:value-type="float" office:value="3.317268193875" table:style-name="ce1">
            <text:p>3.317268193875</text:p>
          </table:table-cell>
          <table:table-cell office:value-type="float" office:value="2.899084535" table:style-name="ce1">
            <text:p>2.899084535</text:p>
          </table:table-cell>
          <table:table-cell office:value-type="float" office:value="1.49713917446531" table:style-name="ce1">
            <text:p>1.49713917446531</text:p>
          </table:table-cell>
          <table:table-cell office:value-type="float" office:value="8" table:style-name="ce1">
            <text:p>8</text:p>
          </table:table-cell>
          <table:table-cell office:value-type="float" office:value="2.231824177" table:style-name="ce1">
            <text:p>2.231824177</text:p>
          </table:table-cell>
          <table:table-cell office:value-type="float" office:value="8.530399704" table:style-name="ce1">
            <text:p>8.530399704</text:p>
          </table:table-cell>
          <table:table-cell office:value-type="float" office:value="4.631758806125" table:style-name="ce1">
            <text:p>4.631758806125</text:p>
          </table:table-cell>
          <table:table-cell office:value-type="float" office:value="3.86751449" table:style-name="ce1">
            <text:p>3.86751449</text:p>
          </table:table-cell>
          <table:table-cell office:value-type="float" office:value="2.6215166822315" table:style-name="ce1">
            <text:p>2.6215166822315</text:p>
          </table:table-cell>
          <table:table-cell office:value-type="float" office:value="8" table:style-name="ce1">
            <text:p>8</text:p>
          </table:table-cell>
          <table:table-cell office:value-type="float" office:value="0.2927185666" table:style-name="ce1">
            <text:p>0.2927185666</text:p>
          </table:table-cell>
          <table:table-cell office:value-type="float" office:value="0.6445630687" table:style-name="ce1">
            <text:p>0.6445630687</text:p>
          </table:table-cell>
          <table:table-cell office:value-type="float" office:value="0.43403110875" table:style-name="ce1">
            <text:p>0.43403110875</text:p>
          </table:table-cell>
          <table:table-cell office:value-type="float" office:value="0.3996846515" table:style-name="ce1">
            <text:p>0.3996846515</text:p>
          </table:table-cell>
          <table:table-cell office:value-type="float" office:value="0.141034940921431" table:style-name="ce1">
            <text:p>0.141034940921431</text:p>
          </table:table-cell>
          <table:table-cell office:value-type="float" office:value="8" table:style-name="ce1">
            <text:p>8</text:p>
          </table:table-cell>
          <table:table-cell office:value-type="float" office:value="10.96304" table:style-name="ce1">
            <text:p>10.96304</text:p>
          </table:table-cell>
          <table:table-cell office:value-type="float" office:value="44.900604" table:style-name="ce1">
            <text:p>44.900604</text:p>
          </table:table-cell>
          <table:table-cell office:value-type="float" office:value="25.0831661875" table:style-name="ce1">
            <text:p>25.0831661875</text:p>
          </table:table-cell>
          <table:table-cell office:value-type="float" office:value="22.433465" table:style-name="ce1">
            <text:p>22.433465</text:p>
          </table:table-cell>
          <table:table-cell office:value-type="float" office:value="13.8725560314123" table:style-name="ce1">
            <text:p>13.8725560314123</text:p>
          </table:table-cell>
          <table:table-cell office:value-type="float" office:value="8" table:style-name="ce1">
            <text:p>8</text:p>
          </table:table-cell>
          <table:table-cell office:value-type="float" office:value="2.345173854" table:style-name="ce1">
            <text:p>2.345173854</text:p>
          </table:table-cell>
          <table:table-cell office:value-type="float" office:value="17.02037803" table:style-name="ce1">
            <text:p>17.02037803</text:p>
          </table:table-cell>
          <table:table-cell office:value-type="float" office:value="8.636419994125" table:style-name="ce1">
            <text:p>8.636419994125</text:p>
          </table:table-cell>
          <table:table-cell office:value-type="float" office:value="7.555946205" table:style-name="ce1">
            <text:p>7.555946205</text:p>
          </table:table-cell>
          <table:table-cell office:value-type="float" office:value="6.69864016557901" table:style-name="ce1">
            <text:p>6.69864016557901</text:p>
          </table:table-cell>
          <table:table-cell office:value-type="float" office:value="8" table:style-name="ce1">
            <text:p>8</text:p>
          </table:table-cell>
          <table:table-cell office:value-type="float" office:value="1006.936913" table:style-name="ce1">
            <text:p>1006.936913</text:p>
          </table:table-cell>
          <table:table-cell office:value-type="float" office:value="1355.218977" table:style-name="ce1">
            <text:p>1355.218977</text:p>
          </table:table-cell>
          <table:table-cell office:value-type="float" office:value="1185.088211125" table:style-name="ce1">
            <text:p>1185.088211125</text:p>
          </table:table-cell>
          <table:table-cell office:value-type="float" office:value="1189.2117875" table:style-name="ce1">
            <text:p>1189.2117875</text:p>
          </table:table-cell>
          <table:table-cell office:value-type="float" office:value="161.166823645614" table:style-name="ce1">
            <text:p>161.166823645614</text:p>
          </table:table-cell>
          <table:table-cell office:value-type="float" office:value="8" table:style-name="ce1">
            <text:p>8</text:p>
          </table:table-cell>
          <table:table-cell office:value-type="float" office:value="12.75424079" table:style-name="ce1">
            <text:p>12.75424079</text:p>
          </table:table-cell>
          <table:table-cell office:value-type="float" office:value="90.01722936" table:style-name="ce1">
            <text:p>90.01722936</text:p>
          </table:table-cell>
          <table:table-cell office:value-type="float" office:value="70.688565465" table:style-name="ce1">
            <text:p>70.688565465</text:p>
          </table:table-cell>
          <table:table-cell office:value-type="float" office:value="89.990033505" table:style-name="ce1">
            <text:p>89.990033505</text:p>
          </table:table-cell>
          <table:table-cell office:value-type="float" office:value="35.7560352671875" table:style-name="ce1">
            <text:p>35.7560352671875</text:p>
          </table:table-cell>
          <table:table-cell office:value-type="float" office:value="8" table:style-name="ce1">
            <text:p>8</text:p>
          </table:table-cell>
          <table:table-cell office:value-type="float" office:value="37.00673242" table:style-name="ce1">
            <text:p>37.00673242</text:p>
          </table:table-cell>
          <table:table-cell office:value-type="float" office:value="123.4861139" table:style-name="ce1">
            <text:p>123.4861139</text:p>
          </table:table-cell>
          <table:table-cell office:value-type="float" office:value="86.5424518725" table:style-name="ce1">
            <text:p>86.5424518725</text:p>
          </table:table-cell>
          <table:table-cell office:value-type="float" office:value="92.837698955" table:style-name="ce1">
            <text:p>92.837698955</text:p>
          </table:table-cell>
          <table:table-cell office:value-type="float" office:value="33.4403386545342" table:style-name="ce1">
            <text:p>33.4403386545342</text:p>
          </table:table-cell>
          <table:table-cell office:value-type="float" office:value="8" table:style-name="ce1">
            <text:p>8</text:p>
          </table:table-cell>
          <table:table-cell office:value-type="float" office:value="0.02709485512" table:style-name="ce1">
            <text:p>0.02709485512</text:p>
          </table:table-cell>
          <table:table-cell office:value-type="float" office:value="100.8343381" table:style-name="ce1">
            <text:p>100.8343381</text:p>
          </table:table-cell>
          <table:table-cell office:value-type="float" office:value="45.77954175814" table:style-name="ce1">
            <text:p>45.77954175814</text:p>
          </table:table-cell>
          <table:table-cell office:value-type="float" office:value="36.993970105" table:style-name="ce1">
            <text:p>36.993970105</text:p>
          </table:table-cell>
          <table:table-cell office:value-type="float" office:value="36.0737218993673" table:style-name="ce1">
            <text:p>36.0737218993673</text:p>
          </table:table-cell>
          <table:table-cell office:value-type="float" office:value="8" table:style-name="ce1">
            <text:p>8</text:p>
          </table:table-cell>
          <table:table-cell office:value-type="float" office:value="21.67403719" table:style-name="ce1">
            <text:p>21.67403719</text:p>
          </table:table-cell>
          <table:table-cell office:value-type="float" office:value="83.43887241" table:style-name="ce1">
            <text:p>83.43887241</text:p>
          </table:table-cell>
          <table:table-cell office:value-type="float" office:value="49.53992494" table:style-name="ce1">
            <text:p>49.53992494</text:p>
          </table:table-cell>
          <table:table-cell office:value-type="float" office:value="46.68546651" table:style-name="ce1">
            <text:p>46.68546651</text:p>
          </table:table-cell>
          <table:table-cell office:value-type="float" office:value="23.7100268094948" table:style-name="ce1">
            <text:p>23.7100268094948</text:p>
          </table:table-cell>
          <table:table-cell office:value-type="float" office:value="8" table:style-name="ce1">
            <text:p>8</text:p>
          </table:table-cell>
          <table:table-cell office:value-type="float" office:value="0.0008929955706" table:style-name="ce1">
            <text:p>0.0008929955706</text:p>
          </table:table-cell>
          <table:table-cell office:value-type="float" office:value="0.002994984243" table:style-name="ce1">
            <text:p>0.002994984243</text:p>
          </table:table-cell>
          <table:table-cell office:value-type="float" office:value="0.0019034134683625" table:style-name="ce1">
            <text:p>0.0019034134683625</text:p>
          </table:table-cell>
          <table:table-cell office:value-type="float" office:value="0.0018671736545" table:style-name="ce1">
            <text:p>0.0018671736545</text:p>
          </table:table-cell>
          <table:table-cell office:value-type="float" office:value="0.00086219592520053" table:style-name="ce1">
            <text:p>0.00086219592520053</text:p>
          </table:table-cell>
          <table:table-cell office:value-type="float" office:value="8" table:style-name="ce1">
            <text:p>8</text:p>
          </table:table-cell>
          <table:table-cell office:value-type="float" office:value="0.01643920157" table:style-name="ce1">
            <text:p>0.01643920157</text:p>
          </table:table-cell>
          <table:table-cell office:value-type="float" office:value="0.01808038417" table:style-name="ce1">
            <text:p>0.01808038417</text:p>
          </table:table-cell>
          <table:table-cell office:value-type="float" office:value="0.01706714442" table:style-name="ce1">
            <text:p>0.01706714442</text:p>
          </table:table-cell>
          <table:table-cell office:value-type="float" office:value="0.016870952755" table:style-name="ce1">
            <text:p>0.016870952755</text:p>
          </table:table-cell>
          <table:table-cell office:value-type="float" office:value="0.000669276174335963" table:style-name="ce1">
            <text:p>0.000669276174335963</text:p>
          </table:table-cell>
          <table:table-cell office:value-type="float" office:value="8" table:style-name="ce1">
            <text:p>8</text:p>
          </table:table-cell>
          <table:table-cell office:value-type="float" office:value="3.736604071" table:style-name="ce1">
            <text:p>3.736604071</text:p>
          </table:table-cell>
          <table:table-cell office:value-type="float" office:value="15.28816545" table:style-name="ce1">
            <text:p>15.28816545</text:p>
          </table:table-cell>
          <table:table-cell office:value-type="float" office:value="8.064940249875" table:style-name="ce1">
            <text:p>8.064940249875</text:p>
          </table:table-cell>
          <table:table-cell office:value-type="float" office:value="6.649236095" table:style-name="ce1">
            <text:p>6.649236095</text:p>
          </table:table-cell>
          <table:table-cell office:value-type="float" office:value="4.95570691679653" table:style-name="ce1">
            <text:p>4.95570691679653</text:p>
          </table:table-cell>
          <table:table-cell office:value-type="float" office:value="8" table:style-name="ce1">
            <text:p>8</text:p>
          </table:table-cell>
          <table:table-cell office:value-type="float" office:value="9.813006266" table:style-name="ce1">
            <text:p>9.813006266</text:p>
          </table:table-cell>
          <table:table-cell office:value-type="float" office:value="40.59473542" table:style-name="ce1">
            <text:p>40.59473542</text:p>
          </table:table-cell>
          <table:table-cell office:value-type="float" office:value="19.168153032" table:style-name="ce1">
            <text:p>19.168153032</text:p>
          </table:table-cell>
          <table:table-cell office:value-type="float" office:value="13.310466825" table:style-name="ce1">
            <text:p>13.310466825</text:p>
          </table:table-cell>
          <table:table-cell office:value-type="float" office:value="13.3352273169198" table:style-name="ce1">
            <text:p>13.3352273169198</text:p>
          </table:table-cell>
          <table:table-cell office:value-type="float" office:value="8" table:style-name="ce1">
            <text:p>8</text:p>
          </table:table-cell>
          <table:table-cell office:value-type="float" office:value="0.2320036481" table:style-name="ce1">
            <text:p>0.2320036481</text:p>
          </table:table-cell>
          <table:table-cell office:value-type="float" office:value="0.3824956867" table:style-name="ce1">
            <text:p>0.3824956867</text:p>
          </table:table-cell>
          <table:table-cell office:value-type="float" office:value="0.3232384360875" table:style-name="ce1">
            <text:p>0.3232384360875</text:p>
          </table:table-cell>
          <table:table-cell office:value-type="float" office:value="0.3419248373" table:style-name="ce1">
            <text:p>0.3419248373</text:p>
          </table:table-cell>
          <table:table-cell office:value-type="float" office:value="0.0632317857300451" table:style-name="ce1">
            <text:p>0.0632317857300451</text:p>
          </table:table-cell>
          <table:table-cell office:value-type="float" office:value="8" table:style-name="ce1">
            <text:p>8</text:p>
          </table:table-cell>
          <table:table-cell office:value-type="float" office:value="0.4044793089" table:style-name="ce1">
            <text:p>0.4044793089</text:p>
          </table:table-cell>
          <table:table-cell office:value-type="float" office:value="0.6030340669" table:style-name="ce1">
            <text:p>0.6030340669</text:p>
          </table:table-cell>
          <table:table-cell office:value-type="float" office:value="0.5007574670625" table:style-name="ce1">
            <text:p>0.5007574670625</text:p>
          </table:table-cell>
          <table:table-cell office:value-type="float" office:value="0.4986425272" table:style-name="ce1">
            <text:p>0.4986425272</text:p>
          </table:table-cell>
          <table:table-cell office:value-type="float" office:value="0.0717114701919678" table:style-name="ce1">
            <text:p>0.0717114701919678</text:p>
          </table:table-cell>
        </table:table-row>
        <table:table-row table:style-name="ro1">
          <table:table-cell office:value-type="string" table:style-name="ce1">
            <text:p>20x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top</text:p>
          </table:table-cell>
          <table:table-cell office:value-type="float" office:value="6" table:style-name="ce1">
            <text:p>6</text:p>
          </table:table-cell>
          <table:table-cell office:value-type="float" office:value="8.117603975" table:style-name="ce1">
            <text:p>8.117603975</text:p>
          </table:table-cell>
          <table:table-cell office:value-type="float" office:value="34.82867073" table:style-name="ce1">
            <text:p>34.82867073</text:p>
          </table:table-cell>
          <table:table-cell office:value-type="float" office:value="18.1126373896667" table:style-name="ce1">
            <text:p>18.1126373896667</text:p>
          </table:table-cell>
          <table:table-cell office:value-type="float" office:value="12.07067153" table:style-name="ce1">
            <text:p>12.07067153</text:p>
          </table:table-cell>
          <table:table-cell office:value-type="float" office:value="12.4992833590286" table:style-name="ce1">
            <text:p>12.4992833590286</text:p>
          </table:table-cell>
          <table:table-cell office:value-type="float" office:value="6" table:style-name="ce1">
            <text:p>6</text:p>
          </table:table-cell>
          <table:table-cell office:value-type="float" office:value="2.657942176" table:style-name="ce1">
            <text:p>2.657942176</text:p>
          </table:table-cell>
          <table:table-cell office:value-type="float" office:value="4.209778924" table:style-name="ce1">
            <text:p>4.209778924</text:p>
          </table:table-cell>
          <table:table-cell office:value-type="float" office:value="3.413466689" table:style-name="ce1">
            <text:p>3.413466689</text:p>
          </table:table-cell>
          <table:table-cell office:value-type="float" office:value="3.341416543" table:style-name="ce1">
            <text:p>3.341416543</text:p>
          </table:table-cell>
          <table:table-cell office:value-type="float" office:value="0.679145123727597" table:style-name="ce1">
            <text:p>0.679145123727597</text:p>
          </table:table-cell>
          <table:table-cell office:value-type="float" office:value="6" table:style-name="ce1">
            <text:p>6</text:p>
          </table:table-cell>
          <table:table-cell office:value-type="float" office:value="-0.5295357461" table:style-name="ce1">
            <text:p>-0.5295357461</text:p>
          </table:table-cell>
          <table:table-cell office:value-type="float" office:value="0.08039721962" table:style-name="ce1">
            <text:p>0.08039721962</text:p>
          </table:table-cell>
          <table:table-cell office:value-type="float" office:value="-0.172823858706667" table:style-name="ce1">
            <text:p>-0.172823858706667</text:p>
          </table:table-cell>
          <table:table-cell office:value-type="float" office:value="-0.090423812295" table:style-name="ce1">
            <text:p>-0.090423812295</text:p>
          </table:table-cell>
          <table:table-cell office:value-type="float" office:value="0.269656460041029" table:style-name="ce1">
            <text:p>0.269656460041029</text:p>
          </table:table-cell>
          <table:table-cell office:value-type="float" office:value="6" table:style-name="ce1">
            <text:p>6</text:p>
          </table:table-cell>
          <table:table-cell office:value-type="float" office:value="2.20839972" table:style-name="ce1">
            <text:p>2.20839972</text:p>
          </table:table-cell>
          <table:table-cell office:value-type="float" office:value="3.005418023" table:style-name="ce1">
            <text:p>3.005418023</text:p>
          </table:table-cell>
          <table:table-cell office:value-type="float" office:value="2.73610525983333" table:style-name="ce1">
            <text:p>2.73610525983333</text:p>
          </table:table-cell>
          <table:table-cell office:value-type="float" office:value="2.987187513" table:style-name="ce1">
            <text:p>2.987187513</text:p>
          </table:table-cell>
          <table:table-cell office:value-type="float" office:value="0.402488950867303" table:style-name="ce1">
            <text:p>0.402488950867303</text:p>
          </table:table-cell>
          <table:table-cell office:value-type="float" office:value="6" table:style-name="ce1">
            <text:p>6</text:p>
          </table:table-cell>
          <table:table-cell office:value-type="float" office:value="6.10356" table:style-name="ce1">
            <text:p>6.10356</text:p>
          </table:table-cell>
          <table:table-cell office:value-type="float" office:value="13.00095" table:style-name="ce1">
            <text:p>13.00095</text:p>
          </table:table-cell>
          <table:table-cell office:value-type="float" office:value="9.473985" table:style-name="ce1">
            <text:p>9.473985</text:p>
          </table:table-cell>
          <table:table-cell office:value-type="float" office:value="10.07702" table:style-name="ce1">
            <text:p>10.07702</text:p>
          </table:table-cell>
          <table:table-cell office:value-type="float" office:value="2.81929083158691" table:style-name="ce1">
            <text:p>2.81929083158691</text:p>
          </table:table-cell>
          <table:table-cell office:value-type="float" office:value="6" table:style-name="ce1">
            <text:p>6</text:p>
          </table:table-cell>
          <table:table-cell office:value-type="float" office:value="10.18307" table:style-name="ce1">
            <text:p>10.18307</text:p>
          </table:table-cell>
          <table:table-cell office:value-type="float" office:value="11.71043" table:style-name="ce1">
            <text:p>11.71043</text:p>
          </table:table-cell>
          <table:table-cell office:value-type="float" office:value="10.7113616666667" table:style-name="ce1">
            <text:p>10.7113616666667</text:p>
          </table:table-cell>
          <table:table-cell office:value-type="float" office:value="10.25723" table:style-name="ce1">
            <text:p>10.25723</text:p>
          </table:table-cell>
          <table:table-cell office:value-type="float" office:value="0.743665144037736" table:style-name="ce1">
            <text:p>0.743665144037736</text:p>
          </table:table-cell>
          <table:table-cell office:value-type="float" office:value="6" table:style-name="ce1">
            <text:p>6</text:p>
          </table:table-cell>
          <table:table-cell office:value-type="float" office:value="16.34954" table:style-name="ce1">
            <text:p>16.34954</text:p>
          </table:table-cell>
          <table:table-cell office:value-type="float" office:value="23.18402" table:style-name="ce1">
            <text:p>23.18402</text:p>
          </table:table-cell>
          <table:table-cell office:value-type="float" office:value="20.1853466666667" table:style-name="ce1">
            <text:p>20.1853466666667</text:p>
          </table:table-cell>
          <table:table-cell office:value-type="float" office:value="21.722145" table:style-name="ce1">
            <text:p>21.722145</text:p>
          </table:table-cell>
          <table:table-cell office:value-type="float" office:value="3.02302030484525" table:style-name="ce1">
            <text:p>3.02302030484525</text:p>
          </table:table-cell>
          <table:table-cell office:value-type="float" office:value="6" table:style-name="ce1">
            <text:p>6</text:p>
          </table:table-cell>
          <table:table-cell office:value-type="float" office:value="2.150281591" table:style-name="ce1">
            <text:p>2.150281591</text:p>
          </table:table-cell>
          <table:table-cell office:value-type="float" office:value="3.539948618" table:style-name="ce1">
            <text:p>3.539948618</text:p>
          </table:table-cell>
          <table:table-cell office:value-type="float" office:value="2.79941166616667" table:style-name="ce1">
            <text:p>2.79941166616667</text:p>
          </table:table-cell>
          <table:table-cell office:value-type="float" office:value="2.6807637985" table:style-name="ce1">
            <text:p>2.6807637985</text:p>
          </table:table-cell>
          <table:table-cell office:value-type="float" office:value="0.615618018756223" table:style-name="ce1">
            <text:p>0.615618018756223</text:p>
          </table:table-cell>
          <table:table-cell office:value-type="float" office:value="6" table:style-name="ce1">
            <text:p>6</text:p>
          </table:table-cell>
          <table:table-cell office:value-type="float" office:value="0.09071504701" table:style-name="ce1">
            <text:p>0.09071504701</text:p>
          </table:table-cell>
          <table:table-cell office:value-type="float" office:value="0.8068488126" table:style-name="ce1">
            <text:p>0.8068488126</text:p>
          </table:table-cell>
          <table:table-cell office:value-type="float" office:value="0.395096081501667" table:style-name="ce1">
            <text:p>0.395096081501667</text:p>
          </table:table-cell>
          <table:table-cell office:value-type="float" office:value="0.2917848934" table:style-name="ce1">
            <text:p>0.2917848934</text:p>
          </table:table-cell>
          <table:table-cell office:value-type="float" office:value="0.304122048461929" table:style-name="ce1">
            <text:p>0.304122048461929</text:p>
          </table:table-cell>
          <table:table-cell office:value-type="float" office:value="6" table:style-name="ce1">
            <text:p>6</text:p>
          </table:table-cell>
          <table:table-cell office:value-type="float" office:value="3.229425188" table:style-name="ce1">
            <text:p>3.229425188</text:p>
          </table:table-cell>
          <table:table-cell office:value-type="float" office:value="5.350372904" table:style-name="ce1">
            <text:p>5.350372904</text:p>
          </table:table-cell>
          <table:table-cell office:value-type="float" office:value="4.2612241695" table:style-name="ce1">
            <text:p>4.2612241695</text:p>
          </table:table-cell>
          <table:table-cell office:value-type="float" office:value="4.2316581665" table:style-name="ce1">
            <text:p>4.2316581665</text:p>
          </table:table-cell>
          <table:table-cell office:value-type="float" office:value="0.910966952993999" table:style-name="ce1">
            <text:p>0.910966952993999</text:p>
          </table:table-cell>
          <table:table-cell office:value-type="float" office:value="6" table:style-name="ce1">
            <text:p>6</text:p>
          </table:table-cell>
          <table:table-cell office:value-type="float" office:value="6.091423758" table:style-name="ce1">
            <text:p>6.091423758</text:p>
          </table:table-cell>
          <table:table-cell office:value-type="float" office:value="8.154012344" table:style-name="ce1">
            <text:p>8.154012344</text:p>
          </table:table-cell>
          <table:table-cell office:value-type="float" office:value="6.84958052966667" table:style-name="ce1">
            <text:p>6.84958052966667</text:p>
          </table:table-cell>
          <table:table-cell office:value-type="float" office:value="6.291780231" table:style-name="ce1">
            <text:p>6.291780231</text:p>
          </table:table-cell>
          <table:table-cell office:value-type="float" office:value="1.00320019290636" table:style-name="ce1">
            <text:p>1.00320019290636</text:p>
          </table:table-cell>
          <table:table-cell office:value-type="float" office:value="6" table:style-name="ce1">
            <text:p>6</text:p>
          </table:table-cell>
          <table:table-cell office:value-type="float" office:value="59.30926011" table:style-name="ce1">
            <text:p>59.30926011</text:p>
          </table:table-cell>
          <table:table-cell office:value-type="float" office:value="94.03892947" table:style-name="ce1">
            <text:p>94.03892947</text:p>
          </table:table-cell>
          <table:table-cell office:value-type="float" office:value="74.1177614383333" table:style-name="ce1">
            <text:p>74.1177614383333</text:p>
          </table:table-cell>
          <table:table-cell office:value-type="float" office:value="73.40402541" table:style-name="ce1">
            <text:p>73.40402541</text:p>
          </table:table-cell>
          <table:table-cell office:value-type="float" office:value="13.283087187937" table:style-name="ce1">
            <text:p>13.283087187937</text:p>
          </table:table-cell>
          <table:table-cell office:value-type="float" office:value="4" table:style-name="ce1">
            <text:p>4</text:p>
          </table:table-cell>
          <table:table-cell office:value-type="float" office:value="0.3302111352" table:style-name="ce1">
            <text:p>0.3302111352</text:p>
          </table:table-cell>
          <table:table-cell office:value-type="float" office:value="0.4435970217" table:style-name="ce1">
            <text:p>0.4435970217</text:p>
          </table:table-cell>
          <table:table-cell office:value-type="float" office:value="0.3863567311" table:style-name="ce1">
            <text:p>0.3863567311</text:p>
          </table:table-cell>
          <table:table-cell office:value-type="float" office:value="0.38580938375" table:style-name="ce1">
            <text:p>0.38580938375</text:p>
          </table:table-cell>
          <table:table-cell office:value-type="float" office:value="0.0642608032167041" table:style-name="ce1">
            <text:p>0.0642608032167041</text:p>
          </table:table-cell>
          <table:table-cell office:value-type="float" office:value="6" table:style-name="ce1">
            <text:p>6</text:p>
          </table:table-cell>
          <table:table-cell office:value-type="float" office:value="30.7513144" table:style-name="ce1">
            <text:p>30.7513144</text:p>
          </table:table-cell>
          <table:table-cell office:value-type="float" office:value="125.7469993" table:style-name="ce1">
            <text:p>125.7469993</text:p>
          </table:table-cell>
          <table:table-cell office:value-type="float" office:value="78.9129953783333" table:style-name="ce1">
            <text:p>78.9129953783333</text:p>
          </table:table-cell>
          <table:table-cell office:value-type="float" office:value="79.621051815" table:style-name="ce1">
            <text:p>79.621051815</text:p>
          </table:table-cell>
          <table:table-cell office:value-type="float" office:value="42.2099811244639" table:style-name="ce1">
            <text:p>42.2099811244639</text:p>
          </table:table-cell>
          <table:table-cell office:value-type="float" office:value="6" table:style-name="ce1">
            <text:p>6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.2615644413" table:style-name="ce1">
            <text:p>0.2615644413</text:p>
          </table:table-cell>
          <table:table-cell office:value-type="float" office:value="0.2769709287" table:style-name="ce1">
            <text:p>0.2769709287</text:p>
          </table:table-cell>
          <table:table-cell office:value-type="float" office:value="0.2701987039" table:style-name="ce1">
            <text:p>0.2701987039</text:p>
          </table:table-cell>
          <table:table-cell office:value-type="float" office:value="0.27218820735" table:style-name="ce1">
            <text:p>0.27218820735</text:p>
          </table:table-cell>
          <table:table-cell office:value-type="float" office:value="0.00753167976162211" table:style-name="ce1">
            <text:p>0.00753167976162211</text:p>
          </table:table-cell>
          <table:table-cell office:value-type="float" office:value="6" table:style-name="ce1">
            <text:p>6</text:p>
          </table:table-cell>
          <table:table-cell office:value-type="float" office:value="3.235507333" table:style-name="ce1">
            <text:p>3.235507333</text:p>
          </table:table-cell>
          <table:table-cell office:value-type="float" office:value="3.649547312" table:style-name="ce1">
            <text:p>3.649547312</text:p>
          </table:table-cell>
          <table:table-cell office:value-type="float" office:value="3.42059238566667" table:style-name="ce1">
            <text:p>3.42059238566667</text:p>
          </table:table-cell>
          <table:table-cell office:value-type="float" office:value="3.439026007" table:style-name="ce1">
            <text:p>3.439026007</text:p>
          </table:table-cell>
          <table:table-cell office:value-type="float" office:value="0.156235237461412" table:style-name="ce1">
            <text:p>0.156235237461412</text:p>
          </table:table-cell>
          <table:table-cell office:value-type="float" office:value="6" table:style-name="ce1">
            <text:p>6</text:p>
          </table:table-cell>
          <table:table-cell office:value-type="float" office:value="0.07630640197" table:style-name="ce1">
            <text:p>0.07630640197</text:p>
          </table:table-cell>
          <table:table-cell office:value-type="float" office:value="0.1762820213" table:style-name="ce1">
            <text:p>0.1762820213</text:p>
          </table:table-cell>
          <table:table-cell office:value-type="float" office:value="0.132910504128333" table:style-name="ce1">
            <text:p>0.132910504128333</text:p>
          </table:table-cell>
          <table:table-cell office:value-type="float" office:value="0.14607166505" table:style-name="ce1">
            <text:p>0.14607166505</text:p>
          </table:table-cell>
          <table:table-cell office:value-type="float" office:value="0.0457306155391626" table:style-name="ce1">
            <text:p>0.0457306155391626</text:p>
          </table:table-cell>
          <table:table-cell office:value-type="float" office:value="6" table:style-name="ce1">
            <text:p>6</text:p>
          </table:table-cell>
          <table:table-cell office:value-type="float" office:value="3.306803751" table:style-name="ce1">
            <text:p>3.306803751</text:p>
          </table:table-cell>
          <table:table-cell office:value-type="float" office:value="5.488089115" table:style-name="ce1">
            <text:p>5.488089115</text:p>
          </table:table-cell>
          <table:table-cell office:value-type="float" office:value="4.394134407" table:style-name="ce1">
            <text:p>4.394134407</text:p>
          </table:table-cell>
          <table:table-cell office:value-type="float" office:value="4.407472454" table:style-name="ce1">
            <text:p>4.407472454</text:p>
          </table:table-cell>
          <table:table-cell office:value-type="float" office:value="0.941470850085955" table:style-name="ce1">
            <text:p>0.941470850085955</text:p>
          </table:table-cell>
          <table:table-cell office:value-type="float" office:value="6" table:style-name="ce1">
            <text:p>6</text:p>
          </table:table-cell>
          <table:table-cell office:value-type="float" office:value="0.07630640197" table:style-name="ce1">
            <text:p>0.07630640197</text:p>
          </table:table-cell>
          <table:table-cell office:value-type="float" office:value="0.1762820213" table:style-name="ce1">
            <text:p>0.1762820213</text:p>
          </table:table-cell>
          <table:table-cell office:value-type="float" office:value="0.132910504128333" table:style-name="ce1">
            <text:p>0.132910504128333</text:p>
          </table:table-cell>
          <table:table-cell office:value-type="float" office:value="0.14607166505" table:style-name="ce1">
            <text:p>0.14607166505</text:p>
          </table:table-cell>
          <table:table-cell office:value-type="float" office:value="0.0457306155391626" table:style-name="ce1">
            <text:p>0.0457306155391626</text:p>
          </table:table-cell>
          <table:table-cell office:value-type="float" office:value="6" table:style-name="ce1">
            <text:p>6</text:p>
          </table:table-cell>
          <table:table-cell office:value-type="float" office:value="2.473745122" table:style-name="ce1">
            <text:p>2.473745122</text:p>
          </table:table-cell>
          <table:table-cell office:value-type="float" office:value="4.447744125" table:style-name="ce1">
            <text:p>4.447744125</text:p>
          </table:table-cell>
          <table:table-cell office:value-type="float" office:value="3.30721352433333" table:style-name="ce1">
            <text:p>3.30721352433333</text:p>
          </table:table-cell>
          <table:table-cell office:value-type="float" office:value="2.9780609525" table:style-name="ce1">
            <text:p>2.9780609525</text:p>
          </table:table-cell>
          <table:table-cell office:value-type="float" office:value="0.900556031131235" table:style-name="ce1">
            <text:p>0.900556031131235</text:p>
          </table:table-cell>
          <table:table-cell office:value-type="float" office:value="6" table:style-name="ce1">
            <text:p>6</text:p>
          </table:table-cell>
          <table:table-cell office:value-type="float" office:value="2.950664878" table:style-name="ce1">
            <text:p>2.950664878</text:p>
          </table:table-cell>
          <table:table-cell office:value-type="float" office:value="5.121300845" table:style-name="ce1">
            <text:p>5.121300845</text:p>
          </table:table-cell>
          <table:table-cell office:value-type="float" office:value="4.032644809" table:style-name="ce1">
            <text:p>4.032644809</text:p>
          </table:table-cell>
          <table:table-cell office:value-type="float" office:value="4.0551190475" table:style-name="ce1">
            <text:p>4.0551190475</text:p>
          </table:table-cell>
          <table:table-cell office:value-type="float" office:value="0.940827083362157" table:style-name="ce1">
            <text:p>0.940827083362157</text:p>
          </table:table-cell>
          <table:table-cell office:value-type="float" office:value="6" table:style-name="ce1">
            <text:p>6</text:p>
          </table:table-cell>
          <table:table-cell office:value-type="float" office:value="0.3522929907" table:style-name="ce1">
            <text:p>0.3522929907</text:p>
          </table:table-cell>
          <table:table-cell office:value-type="float" office:value="0.3745147032" table:style-name="ce1">
            <text:p>0.3745147032</text:p>
          </table:table-cell>
          <table:table-cell office:value-type="float" office:value="0.3614895983" table:style-name="ce1">
            <text:p>0.3614895983</text:p>
          </table:table-cell>
          <table:table-cell office:value-type="float" office:value="0.3614635714" table:style-name="ce1">
            <text:p>0.3614635714</text:p>
          </table:table-cell>
          <table:table-cell office:value-type="float" office:value="0.00918030205235695" table:style-name="ce1">
            <text:p>0.00918030205235695</text:p>
          </table:table-cell>
          <table:table-cell office:value-type="float" office:value="6" table:style-name="ce1">
            <text:p>6</text:p>
          </table:table-cell>
          <table:table-cell office:value-type="float" office:value="14.27512" table:style-name="ce1">
            <text:p>14.27512</text:p>
          </table:table-cell>
          <table:table-cell office:value-type="float" office:value="26.23887" table:style-name="ce1">
            <text:p>26.23887</text:p>
          </table:table-cell>
          <table:table-cell office:value-type="float" office:value="20.592395" table:style-name="ce1">
            <text:p>20.592395</text:p>
          </table:table-cell>
          <table:table-cell office:value-type="float" office:value="22.013825" table:style-name="ce1">
            <text:p>22.013825</text:p>
          </table:table-cell>
          <table:table-cell office:value-type="float" office:value="5.03173330216437" table:style-name="ce1">
            <text:p>5.03173330216437</text:p>
          </table:table-cell>
          <table:table-cell office:value-type="float" office:value="6" table:style-name="ce1">
            <text:p>6</text:p>
          </table:table-cell>
          <table:table-cell office:value-type="float" office:value="5.002499045" table:style-name="ce1">
            <text:p>5.002499045</text:p>
          </table:table-cell>
          <table:table-cell office:value-type="float" office:value="12.02222051" table:style-name="ce1">
            <text:p>12.02222051</text:p>
          </table:table-cell>
          <table:table-cell office:value-type="float" office:value="8.29508725716667" table:style-name="ce1">
            <text:p>8.29508725716667</text:p>
          </table:table-cell>
          <table:table-cell office:value-type="float" office:value="8.445096479" table:style-name="ce1">
            <text:p>8.445096479</text:p>
          </table:table-cell>
          <table:table-cell office:value-type="float" office:value="2.8108228575883" table:style-name="ce1">
            <text:p>2.8108228575883</text:p>
          </table:table-cell>
          <table:table-cell office:value-type="float" office:value="6" table:style-name="ce1">
            <text:p>6</text:p>
          </table:table-cell>
          <table:table-cell office:value-type="float" office:value="1398.100106" table:style-name="ce1">
            <text:p>1398.100106</text:p>
          </table:table-cell>
          <table:table-cell office:value-type="float" office:value="2070.068454" table:style-name="ce1">
            <text:p>2070.068454</text:p>
          </table:table-cell>
          <table:table-cell office:value-type="float" office:value="1633.45914233333" table:style-name="ce1">
            <text:p>1633.45914233333</text:p>
          </table:table-cell>
          <table:table-cell office:value-type="float" office:value="1469.649213" table:style-name="ce1">
            <text:p>1469.649213</text:p>
          </table:table-cell>
          <table:table-cell office:value-type="float" office:value="309.558562077109" table:style-name="ce1">
            <text:p>309.558562077109</text:p>
          </table:table-cell>
          <table:table-cell office:value-type="float" office:value="6" table:style-name="ce1">
            <text:p>6</text:p>
          </table:table-cell>
          <table:table-cell office:value-type="float" office:value="36.98717047" table:style-name="ce1">
            <text:p>36.98717047</text:p>
          </table:table-cell>
          <table:table-cell office:value-type="float" office:value="90.01303858" table:style-name="ce1">
            <text:p>90.01303858</text:p>
          </table:table-cell>
          <table:table-cell office:value-type="float" office:value="72.32200009" table:style-name="ce1">
            <text:p>72.32200009</text:p>
          </table:table-cell>
          <table:table-cell office:value-type="float" office:value="89.97258421" table:style-name="ce1">
            <text:p>89.97258421</text:p>
          </table:table-cell>
          <table:table-cell office:value-type="float" office:value="27.3644047349869" table:style-name="ce1">
            <text:p>27.3644047349869</text:p>
          </table:table-cell>
          <table:table-cell office:value-type="float" office:value="6" table:style-name="ce1">
            <text:p>6</text:p>
          </table:table-cell>
          <table:table-cell office:value-type="float" office:value="0.01821190766" table:style-name="ce1">
            <text:p>0.01821190766</text:p>
          </table:table-cell>
          <table:table-cell office:value-type="float" office:value="143.0109564" table:style-name="ce1">
            <text:p>143.0109564</text:p>
          </table:table-cell>
          <table:table-cell office:value-type="float" office:value="66.17585626961" table:style-name="ce1">
            <text:p>66.17585626961</text:p>
          </table:table-cell>
          <table:table-cell office:value-type="float" office:value="46.75907822" table:style-name="ce1">
            <text:p>46.75907822</text:p>
          </table:table-cell>
          <table:table-cell office:value-type="float" office:value="55.4206439396631" table:style-name="ce1">
            <text:p>55.4206439396631</text:p>
          </table:table-cell>
          <table:table-cell office:value-type="float" office:value="6" table:style-name="ce1">
            <text:p>6</text:p>
          </table:table-cell>
          <table:table-cell office:value-type="float" office:value="0.02553559031" table:style-name="ce1">
            <text:p>0.02553559031</text:p>
          </table:table-cell>
          <table:table-cell office:value-type="float" office:value="179.9973975" table:style-name="ce1">
            <text:p>179.9973975</text:p>
          </table:table-cell>
          <table:table-cell office:value-type="float" office:value="110.913613790052" table:style-name="ce1">
            <text:p>110.913613790052</text:p>
          </table:table-cell>
          <table:table-cell office:value-type="float" office:value="142.98637845" table:style-name="ce1">
            <text:p>142.98637845</text:p>
          </table:table-cell>
          <table:table-cell office:value-type="float" office:value="67.9957928519123" table:style-name="ce1">
            <text:p>67.9957928519123</text:p>
          </table:table-cell>
          <table:table-cell office:value-type="float" office:value="6" table:style-name="ce1">
            <text:p>6</text:p>
          </table:table-cell>
          <table:table-cell office:value-type="float" office:value="30.1556079" table:style-name="ce1">
            <text:p>30.1556079</text:p>
          </table:table-cell>
          <table:table-cell office:value-type="float" office:value="60.86223926" table:style-name="ce1">
            <text:p>60.86223926</text:p>
          </table:table-cell>
          <table:table-cell office:value-type="float" office:value="39.57275934" table:style-name="ce1">
            <text:p>39.57275934</text:p>
          </table:table-cell>
          <table:table-cell office:value-type="float" office:value="33.153344125" table:style-name="ce1">
            <text:p>33.153344125</text:p>
          </table:table-cell>
          <table:table-cell office:value-type="float" office:value="12.7722796045733" table:style-name="ce1">
            <text:p>12.7722796045733</text:p>
          </table:table-cell>
          <table:table-cell office:value-type="float" office:value="6" table:style-name="ce1">
            <text:p>6</text:p>
          </table:table-cell>
          <table:table-cell office:value-type="float" office:value="0.000983379933" table:style-name="ce1">
            <text:p>0.000983379933</text:p>
          </table:table-cell>
          <table:table-cell office:value-type="float" office:value="0.003907438853" table:style-name="ce1">
            <text:p>0.003907438853</text:p>
          </table:table-cell>
          <table:table-cell office:value-type="float" office:value="0.002594143504" table:style-name="ce1">
            <text:p>0.002594143504</text:p>
          </table:table-cell>
          <table:table-cell office:value-type="float" office:value="0.0028982482465" table:style-name="ce1">
            <text:p>0.0028982482465</text:p>
          </table:table-cell>
          <table:table-cell office:value-type="float" office:value="0.00130609104560783" table:style-name="ce1">
            <text:p>0.00130609104560783</text:p>
          </table:table-cell>
          <table:table-cell office:value-type="float" office:value="6" table:style-name="ce1">
            <text:p>6</text:p>
          </table:table-cell>
          <table:table-cell office:value-type="float" office:value="0.01709631196" table:style-name="ce1">
            <text:p>0.01709631196</text:p>
          </table:table-cell>
          <table:table-cell office:value-type="float" office:value="0.0186459124" table:style-name="ce1">
            <text:p>0.0186459124</text:p>
          </table:table-cell>
          <table:table-cell office:value-type="float" office:value="0.0178100318966667" table:style-name="ce1">
            <text:p>0.0178100318966667</text:p>
          </table:table-cell>
          <table:table-cell office:value-type="float" office:value="0.0175810917" table:style-name="ce1">
            <text:p>0.0175810917</text:p>
          </table:table-cell>
          <table:table-cell office:value-type="float" office:value="0.000655904633858933" table:style-name="ce1">
            <text:p>0.000655904633858933</text:p>
          </table:table-cell>
          <table:table-cell office:value-type="float" office:value="6" table:style-name="ce1">
            <text:p>6</text:p>
          </table:table-cell>
          <table:table-cell office:value-type="float" office:value="6.946076191" table:style-name="ce1">
            <text:p>6.946076191</text:p>
          </table:table-cell>
          <table:table-cell office:value-type="float" office:value="11.01180027" table:style-name="ce1">
            <text:p>11.01180027</text:p>
          </table:table-cell>
          <table:table-cell office:value-type="float" office:value="9.14637794516667" table:style-name="ce1">
            <text:p>9.14637794516667</text:p>
          </table:table-cell>
          <table:table-cell office:value-type="float" office:value="8.849815015" table:style-name="ce1">
            <text:p>8.849815015</text:p>
          </table:table-cell>
          <table:table-cell office:value-type="float" office:value="1.6337086691095" table:style-name="ce1">
            <text:p>1.6337086691095</text:p>
          </table:table-cell>
          <table:table-cell office:value-type="float" office:value="6" table:style-name="ce1">
            <text:p>6</text:p>
          </table:table-cell>
          <table:table-cell office:value-type="float" office:value="7.487581688" table:style-name="ce1">
            <text:p>7.487581688</text:p>
          </table:table-cell>
          <table:table-cell office:value-type="float" office:value="15.75280713" table:style-name="ce1">
            <text:p>15.75280713</text:p>
          </table:table-cell>
          <table:table-cell office:value-type="float" office:value="10.5106569875" table:style-name="ce1">
            <text:p>10.5106569875</text:p>
          </table:table-cell>
          <table:table-cell office:value-type="float" office:value="8.2915821445" table:style-name="ce1">
            <text:p>8.2915821445</text:p>
          </table:table-cell>
          <table:table-cell office:value-type="float" office:value="4.0802909369462" table:style-name="ce1">
            <text:p>4.0802909369462</text:p>
          </table:table-cell>
          <table:table-cell office:value-type="float" office:value="6" table:style-name="ce1">
            <text:p>6</text:p>
          </table:table-cell>
          <table:table-cell office:value-type="float" office:value="0.1511854463" table:style-name="ce1">
            <text:p>0.1511854463</text:p>
          </table:table-cell>
          <table:table-cell office:value-type="float" office:value="0.4306385625" table:style-name="ce1">
            <text:p>0.4306385625</text:p>
          </table:table-cell>
          <table:table-cell office:value-type="float" office:value="0.277054732683333" table:style-name="ce1">
            <text:p>0.277054732683333</text:p>
          </table:table-cell>
          <table:table-cell office:value-type="float" office:value="0.2497676102" table:style-name="ce1">
            <text:p>0.2497676102</text:p>
          </table:table-cell>
          <table:table-cell office:value-type="float" office:value="0.126430482479983" table:style-name="ce1">
            <text:p>0.126430482479983</text:p>
          </table:table-cell>
          <table:table-cell office:value-type="float" office:value="6" table:style-name="ce1">
            <text:p>6</text:p>
          </table:table-cell>
          <table:table-cell office:value-type="float" office:value="0.2462709733" table:style-name="ce1">
            <text:p>0.2462709733</text:p>
          </table:table-cell>
          <table:table-cell office:value-type="float" office:value="0.5227611856" table:style-name="ce1">
            <text:p>0.5227611856</text:p>
          </table:table-cell>
          <table:table-cell office:value-type="float" office:value="0.350315984366667" table:style-name="ce1">
            <text:p>0.350315984366667</text:p>
          </table:table-cell>
          <table:table-cell office:value-type="float" office:value="0.28327805885" table:style-name="ce1">
            <text:p>0.28327805885</text:p>
          </table:table-cell>
          <table:table-cell office:value-type="float" office:value="0.130086594002205" table:style-name="ce1">
            <text:p>0.130086594002205</text:p>
          </table:table-cell>
        </table:table-row>
      </table:table>
      <table:table table:name="Obj_Spec_Tooth_NMP" table:style-name="ta1">
        <table:table-column table:style-name="co1" table:number-columns-repeated="220" table:default-cell-style-name="ce1"/>
        <table:table-row table:style-name="ro1">
          <table:table-cell office:value-type="string" table:style-name="ce1">
            <text:p>Objective</text:p>
          </table:table-cell>
          <table:table-cell office:value-type="string" table:style-name="ce1">
            <text:p>Specimen</text:p>
          </table:table-cell>
          <table:table-cell office:value-type="string" table:style-name="ce1">
            <text:p>Tooth</text:p>
          </table:table-cell>
          <table:table-cell office:value-type="string" table:style-name="ce1">
            <text:p>NMP_cat</text:p>
          </table:table-cell>
          <table:table-cell office:value-type="string" table:style-name="ce1">
            <text:p>NMP.n</text:p>
          </table:table-cell>
          <table:table-cell office:value-type="string" table:style-name="ce1">
            <text:p>NMP.min</text:p>
          </table:table-cell>
          <table:table-cell office:value-type="string" table:style-name="ce1">
            <text:p>NMP.max</text:p>
          </table:table-cell>
          <table:table-cell office:value-type="string" table:style-name="ce1">
            <text:p>NMP.mean</text:p>
          </table:table-cell>
          <table:table-cell office:value-type="string" table:style-name="ce1">
            <text:p>NMP.median</text:p>
          </table:table-cell>
          <table:table-cell office:value-type="string" table:style-name="ce1">
            <text:p>NMP.sd</text:p>
          </table:table-cell>
          <table:table-cell office:value-type="string" table:style-name="ce1">
            <text:p>Sq.n</text:p>
          </table:table-cell>
          <table:table-cell office:value-type="string" table:style-name="ce1">
            <text:p>Sq.min</text:p>
          </table:table-cell>
          <table:table-cell office:value-type="string" table:style-name="ce1">
            <text:p>Sq.max</text:p>
          </table:table-cell>
          <table:table-cell office:value-type="string" table:style-name="ce1">
            <text:p>Sq.mean</text:p>
          </table:table-cell>
          <table:table-cell office:value-type="string" table:style-name="ce1">
            <text:p>Sq.median</text:p>
          </table:table-cell>
          <table:table-cell office:value-type="string" table:style-name="ce1">
            <text:p>Sq.sd</text:p>
          </table:table-cell>
          <table:table-cell office:value-type="string" table:style-name="ce1">
            <text:p>Ssk.n</text:p>
          </table:table-cell>
          <table:table-cell office:value-type="string" table:style-name="ce1">
            <text:p>Ssk.min</text:p>
          </table:table-cell>
          <table:table-cell office:value-type="string" table:style-name="ce1">
            <text:p>Ssk.max</text:p>
          </table:table-cell>
          <table:table-cell office:value-type="string" table:style-name="ce1">
            <text:p>Ssk.mean</text:p>
          </table:table-cell>
          <table:table-cell office:value-type="string" table:style-name="ce1">
            <text:p>Ssk.median</text:p>
          </table:table-cell>
          <table:table-cell office:value-type="string" table:style-name="ce1">
            <text:p>Ssk.sd</text:p>
          </table:table-cell>
          <table:table-cell office:value-type="string" table:style-name="ce1">
            <text:p>Sku.n</text:p>
          </table:table-cell>
          <table:table-cell office:value-type="string" table:style-name="ce1">
            <text:p>Sku.min</text:p>
          </table:table-cell>
          <table:table-cell office:value-type="string" table:style-name="ce1">
            <text:p>Sku.max</text:p>
          </table:table-cell>
          <table:table-cell office:value-type="string" table:style-name="ce1">
            <text:p>Sku.mean</text:p>
          </table:table-cell>
          <table:table-cell office:value-type="string" table:style-name="ce1">
            <text:p>Sku.median</text:p>
          </table:table-cell>
          <table:table-cell office:value-type="string" table:style-name="ce1">
            <text:p>Sku.sd</text:p>
          </table:table-cell>
          <table:table-cell office:value-type="string" table:style-name="ce1">
            <text:p>Sp.n</text:p>
          </table:table-cell>
          <table:table-cell office:value-type="string" table:style-name="ce1">
            <text:p>Sp.min</text:p>
          </table:table-cell>
          <table:table-cell office:value-type="string" table:style-name="ce1">
            <text:p>Sp.max</text:p>
          </table:table-cell>
          <table:table-cell office:value-type="string" table:style-name="ce1">
            <text:p>Sp.mean</text:p>
          </table:table-cell>
          <table:table-cell office:value-type="string" table:style-name="ce1">
            <text:p>Sp.median</text:p>
          </table:table-cell>
          <table:table-cell office:value-type="string" table:style-name="ce1">
            <text:p>Sp.sd</text:p>
          </table:table-cell>
          <table:table-cell office:value-type="string" table:style-name="ce1">
            <text:p>Sv.n</text:p>
          </table:table-cell>
          <table:table-cell office:value-type="string" table:style-name="ce1">
            <text:p>Sv.min</text:p>
          </table:table-cell>
          <table:table-cell office:value-type="string" table:style-name="ce1">
            <text:p>Sv.max</text:p>
          </table:table-cell>
          <table:table-cell office:value-type="string" table:style-name="ce1">
            <text:p>Sv.mean</text:p>
          </table:table-cell>
          <table:table-cell office:value-type="string" table:style-name="ce1">
            <text:p>Sv.median</text:p>
          </table:table-cell>
          <table:table-cell office:value-type="string" table:style-name="ce1">
            <text:p>Sv.sd</text:p>
          </table:table-cell>
          <table:table-cell office:value-type="string" table:style-name="ce1">
            <text:p>Sz.n</text:p>
          </table:table-cell>
          <table:table-cell office:value-type="string" table:style-name="ce1">
            <text:p>Sz.min</text:p>
          </table:table-cell>
          <table:table-cell office:value-type="string" table:style-name="ce1">
            <text:p>Sz.max</text:p>
          </table:table-cell>
          <table:table-cell office:value-type="string" table:style-name="ce1">
            <text:p>Sz.mean</text:p>
          </table:table-cell>
          <table:table-cell office:value-type="string" table:style-name="ce1">
            <text:p>Sz.median</text:p>
          </table:table-cell>
          <table:table-cell office:value-type="string" table:style-name="ce1">
            <text:p>Sz.sd</text:p>
          </table:table-cell>
          <table:table-cell office:value-type="string" table:style-name="ce1">
            <text:p>Sa.n</text:p>
          </table:table-cell>
          <table:table-cell office:value-type="string" table:style-name="ce1">
            <text:p>Sa.min</text:p>
          </table:table-cell>
          <table:table-cell office:value-type="string" table:style-name="ce1">
            <text:p>Sa.max</text:p>
          </table:table-cell>
          <table:table-cell office:value-type="string" table:style-name="ce1">
            <text:p>Sa.mean</text:p>
          </table:table-cell>
          <table:table-cell office:value-type="string" table:style-name="ce1">
            <text:p>Sa.median</text:p>
          </table:table-cell>
          <table:table-cell office:value-type="string" table:style-name="ce1">
            <text:p>Sa.sd</text:p>
          </table:table-cell>
          <table:table-cell office:value-type="string" table:style-name="ce1">
            <text:p>Smr.n</text:p>
          </table:table-cell>
          <table:table-cell office:value-type="string" table:style-name="ce1">
            <text:p>Smr.min</text:p>
          </table:table-cell>
          <table:table-cell office:value-type="string" table:style-name="ce1">
            <text:p>Smr.max</text:p>
          </table:table-cell>
          <table:table-cell office:value-type="string" table:style-name="ce1">
            <text:p>Smr.mean</text:p>
          </table:table-cell>
          <table:table-cell office:value-type="string" table:style-name="ce1">
            <text:p>Smr.median</text:p>
          </table:table-cell>
          <table:table-cell office:value-type="string" table:style-name="ce1">
            <text:p>Smr.sd</text:p>
          </table:table-cell>
          <table:table-cell office:value-type="string" table:style-name="ce1">
            <text:p>Smc.n</text:p>
          </table:table-cell>
          <table:table-cell office:value-type="string" table:style-name="ce1">
            <text:p>Smc.min</text:p>
          </table:table-cell>
          <table:table-cell office:value-type="string" table:style-name="ce1">
            <text:p>Smc.max</text:p>
          </table:table-cell>
          <table:table-cell office:value-type="string" table:style-name="ce1">
            <text:p>Smc.mean</text:p>
          </table:table-cell>
          <table:table-cell office:value-type="string" table:style-name="ce1">
            <text:p>Smc.median</text:p>
          </table:table-cell>
          <table:table-cell office:value-type="string" table:style-name="ce1">
            <text:p>Smc.sd</text:p>
          </table:table-cell>
          <table:table-cell office:value-type="string" table:style-name="ce1">
            <text:p>Sxp.n</text:p>
          </table:table-cell>
          <table:table-cell office:value-type="string" table:style-name="ce1">
            <text:p>Sxp.min</text:p>
          </table:table-cell>
          <table:table-cell office:value-type="string" table:style-name="ce1">
            <text:p>Sxp.max</text:p>
          </table:table-cell>
          <table:table-cell office:value-type="string" table:style-name="ce1">
            <text:p>Sxp.mean</text:p>
          </table:table-cell>
          <table:table-cell office:value-type="string" table:style-name="ce1">
            <text:p>Sxp.median</text:p>
          </table:table-cell>
          <table:table-cell office:value-type="string" table:style-name="ce1">
            <text:p>Sxp.sd</text:p>
          </table:table-cell>
          <table:table-cell office:value-type="string" table:style-name="ce1">
            <text:p>Sal.n</text:p>
          </table:table-cell>
          <table:table-cell office:value-type="string" table:style-name="ce1">
            <text:p>Sal.min</text:p>
          </table:table-cell>
          <table:table-cell office:value-type="string" table:style-name="ce1">
            <text:p>Sal.max</text:p>
          </table:table-cell>
          <table:table-cell office:value-type="string" table:style-name="ce1">
            <text:p>Sal.mean</text:p>
          </table:table-cell>
          <table:table-cell office:value-type="string" table:style-name="ce1">
            <text:p>Sal.median</text:p>
          </table:table-cell>
          <table:table-cell office:value-type="string" table:style-name="ce1">
            <text:p>Sal.sd</text:p>
          </table:table-cell>
          <table:table-cell office:value-type="string" table:style-name="ce1">
            <text:p>Str.n</text:p>
          </table:table-cell>
          <table:table-cell office:value-type="string" table:style-name="ce1">
            <text:p>Str.min</text:p>
          </table:table-cell>
          <table:table-cell office:value-type="string" table:style-name="ce1">
            <text:p>Str.max</text:p>
          </table:table-cell>
          <table:table-cell office:value-type="string" table:style-name="ce1">
            <text:p>Str.mean</text:p>
          </table:table-cell>
          <table:table-cell office:value-type="string" table:style-name="ce1">
            <text:p>Str.median</text:p>
          </table:table-cell>
          <table:table-cell office:value-type="string" table:style-name="ce1">
            <text:p>Str.sd</text:p>
          </table:table-cell>
          <table:table-cell office:value-type="string" table:style-name="ce1">
            <text:p>Std.n</text:p>
          </table:table-cell>
          <table:table-cell office:value-type="string" table:style-name="ce1">
            <text:p>Std.min</text:p>
          </table:table-cell>
          <table:table-cell office:value-type="string" table:style-name="ce1">
            <text:p>Std.max</text:p>
          </table:table-cell>
          <table:table-cell office:value-type="string" table:style-name="ce1">
            <text:p>Std.mean</text:p>
          </table:table-cell>
          <table:table-cell office:value-type="string" table:style-name="ce1">
            <text:p>Std.median</text:p>
          </table:table-cell>
          <table:table-cell office:value-type="string" table:style-name="ce1">
            <text:p>Std.sd</text:p>
          </table:table-cell>
          <table:table-cell office:value-type="string" table:style-name="ce1">
            <text:p>Ssw.n</text:p>
          </table:table-cell>
          <table:table-cell office:value-type="string" table:style-name="ce1">
            <text:p>Ssw.min</text:p>
          </table:table-cell>
          <table:table-cell office:value-type="string" table:style-name="ce1">
            <text:p>Ssw.max</text:p>
          </table:table-cell>
          <table:table-cell office:value-type="string" table:style-name="ce1">
            <text:p>Ssw.mean</text:p>
          </table:table-cell>
          <table:table-cell office:value-type="string" table:style-name="ce1">
            <text:p>Ssw.median</text:p>
          </table:table-cell>
          <table:table-cell office:value-type="string" table:style-name="ce1">
            <text:p>Ssw.sd</text:p>
          </table:table-cell>
          <table:table-cell office:value-type="string" table:style-name="ce1">
            <text:p>Sdq.n</text:p>
          </table:table-cell>
          <table:table-cell office:value-type="string" table:style-name="ce1">
            <text:p>Sdq.min</text:p>
          </table:table-cell>
          <table:table-cell office:value-type="string" table:style-name="ce1">
            <text:p>Sdq.max</text:p>
          </table:table-cell>
          <table:table-cell office:value-type="string" table:style-name="ce1">
            <text:p>Sdq.mean</text:p>
          </table:table-cell>
          <table:table-cell office:value-type="string" table:style-name="ce1">
            <text:p>Sdq.median</text:p>
          </table:table-cell>
          <table:table-cell office:value-type="string" table:style-name="ce1">
            <text:p>Sdq.sd</text:p>
          </table:table-cell>
          <table:table-cell office:value-type="string" table:style-name="ce1">
            <text:p>Sdr.n</text:p>
          </table:table-cell>
          <table:table-cell office:value-type="string" table:style-name="ce1">
            <text:p>Sdr.min</text:p>
          </table:table-cell>
          <table:table-cell office:value-type="string" table:style-name="ce1">
            <text:p>Sdr.max</text:p>
          </table:table-cell>
          <table:table-cell office:value-type="string" table:style-name="ce1">
            <text:p>Sdr.mean</text:p>
          </table:table-cell>
          <table:table-cell office:value-type="string" table:style-name="ce1">
            <text:p>Sdr.median</text:p>
          </table:table-cell>
          <table:table-cell office:value-type="string" table:style-name="ce1">
            <text:p>Sdr.sd</text:p>
          </table:table-cell>
          <table:table-cell office:value-type="string" table:style-name="ce1">
            <text:p>Vm.n</text:p>
          </table:table-cell>
          <table:table-cell office:value-type="string" table:style-name="ce1">
            <text:p>Vm.min</text:p>
          </table:table-cell>
          <table:table-cell office:value-type="string" table:style-name="ce1">
            <text:p>Vm.max</text:p>
          </table:table-cell>
          <table:table-cell office:value-type="string" table:style-name="ce1">
            <text:p>Vm.mean</text:p>
          </table:table-cell>
          <table:table-cell office:value-type="string" table:style-name="ce1">
            <text:p>Vm.median</text:p>
          </table:table-cell>
          <table:table-cell office:value-type="string" table:style-name="ce1">
            <text:p>Vm.sd</text:p>
          </table:table-cell>
          <table:table-cell office:value-type="string" table:style-name="ce1">
            <text:p>Vv.n</text:p>
          </table:table-cell>
          <table:table-cell office:value-type="string" table:style-name="ce1">
            <text:p>Vv.min</text:p>
          </table:table-cell>
          <table:table-cell office:value-type="string" table:style-name="ce1">
            <text:p>Vv.max</text:p>
          </table:table-cell>
          <table:table-cell office:value-type="string" table:style-name="ce1">
            <text:p>Vv.mean</text:p>
          </table:table-cell>
          <table:table-cell office:value-type="string" table:style-name="ce1">
            <text:p>Vv.median</text:p>
          </table:table-cell>
          <table:table-cell office:value-type="string" table:style-name="ce1">
            <text:p>Vv.sd</text:p>
          </table:table-cell>
          <table:table-cell office:value-type="string" table:style-name="ce1">
            <text:p>Vmp.n</text:p>
          </table:table-cell>
          <table:table-cell office:value-type="string" table:style-name="ce1">
            <text:p>Vmp.min</text:p>
          </table:table-cell>
          <table:table-cell office:value-type="string" table:style-name="ce1">
            <text:p>Vmp.max</text:p>
          </table:table-cell>
          <table:table-cell office:value-type="string" table:style-name="ce1">
            <text:p>Vmp.mean</text:p>
          </table:table-cell>
          <table:table-cell office:value-type="string" table:style-name="ce1">
            <text:p>Vmp.median</text:p>
          </table:table-cell>
          <table:table-cell office:value-type="string" table:style-name="ce1">
            <text:p>Vmp.sd</text:p>
          </table:table-cell>
          <table:table-cell office:value-type="string" table:style-name="ce1">
            <text:p>Vmc.n</text:p>
          </table:table-cell>
          <table:table-cell office:value-type="string" table:style-name="ce1">
            <text:p>Vmc.min</text:p>
          </table:table-cell>
          <table:table-cell office:value-type="string" table:style-name="ce1">
            <text:p>Vmc.max</text:p>
          </table:table-cell>
          <table:table-cell office:value-type="string" table:style-name="ce1">
            <text:p>Vmc.mean</text:p>
          </table:table-cell>
          <table:table-cell office:value-type="string" table:style-name="ce1">
            <text:p>Vmc.median</text:p>
          </table:table-cell>
          <table:table-cell office:value-type="string" table:style-name="ce1">
            <text:p>Vmc.sd</text:p>
          </table:table-cell>
          <table:table-cell office:value-type="string" table:style-name="ce1">
            <text:p>Vvc.n</text:p>
          </table:table-cell>
          <table:table-cell office:value-type="string" table:style-name="ce1">
            <text:p>Vvc.min</text:p>
          </table:table-cell>
          <table:table-cell office:value-type="string" table:style-name="ce1">
            <text:p>Vvc.max</text:p>
          </table:table-cell>
          <table:table-cell office:value-type="string" table:style-name="ce1">
            <text:p>Vvc.mean</text:p>
          </table:table-cell>
          <table:table-cell office:value-type="string" table:style-name="ce1">
            <text:p>Vvc.median</text:p>
          </table:table-cell>
          <table:table-cell office:value-type="string" table:style-name="ce1">
            <text:p>Vvc.sd</text:p>
          </table:table-cell>
          <table:table-cell office:value-type="string" table:style-name="ce1">
            <text:p>Vvv.n</text:p>
          </table:table-cell>
          <table:table-cell office:value-type="string" table:style-name="ce1">
            <text:p>Vvv.min</text:p>
          </table:table-cell>
          <table:table-cell office:value-type="string" table:style-name="ce1">
            <text:p>Vvv.max</text:p>
          </table:table-cell>
          <table:table-cell office:value-type="string" table:style-name="ce1">
            <text:p>Vvv.mean</text:p>
          </table:table-cell>
          <table:table-cell office:value-type="string" table:style-name="ce1">
            <text:p>Vvv.median</text:p>
          </table:table-cell>
          <table:table-cell office:value-type="string" table:style-name="ce1">
            <text:p>Vvv.sd</text:p>
          </table:table-cell>
          <table:table-cell office:value-type="string" table:style-name="ce1">
            <text:p>Maximum.depth.of.furrows.n</text:p>
          </table:table-cell>
          <table:table-cell office:value-type="string" table:style-name="ce1">
            <text:p>Maximum.depth.of.furrows.min</text:p>
          </table:table-cell>
          <table:table-cell office:value-type="string" table:style-name="ce1">
            <text:p>Maximum.depth.of.furrows.max</text:p>
          </table:table-cell>
          <table:table-cell office:value-type="string" table:style-name="ce1">
            <text:p>Maximum.depth.of.furrows.mean</text:p>
          </table:table-cell>
          <table:table-cell office:value-type="string" table:style-name="ce1">
            <text:p>Maximum.depth.of.furrows.median</text:p>
          </table:table-cell>
          <table:table-cell office:value-type="string" table:style-name="ce1">
            <text:p>Maximum.depth.of.furrows.sd</text:p>
          </table:table-cell>
          <table:table-cell office:value-type="string" table:style-name="ce1">
            <text:p>Mean.depth.of.furrows.n</text:p>
          </table:table-cell>
          <table:table-cell office:value-type="string" table:style-name="ce1">
            <text:p>Mean.depth.of.furrows.min</text:p>
          </table:table-cell>
          <table:table-cell office:value-type="string" table:style-name="ce1">
            <text:p>Mean.depth.of.furrows.max</text:p>
          </table:table-cell>
          <table:table-cell office:value-type="string" table:style-name="ce1">
            <text:p>Mean.depth.of.furrows.mean</text:p>
          </table:table-cell>
          <table:table-cell office:value-type="string" table:style-name="ce1">
            <text:p>Mean.depth.of.furrows.median</text:p>
          </table:table-cell>
          <table:table-cell office:value-type="string" table:style-name="ce1">
            <text:p>Mean.depth.of.furrows.sd</text:p>
          </table:table-cell>
          <table:table-cell office:value-type="string" table:style-name="ce1">
            <text:p>Mean.density.of.furrows.n</text:p>
          </table:table-cell>
          <table:table-cell office:value-type="string" table:style-name="ce1">
            <text:p>Mean.density.of.furrows.min</text:p>
          </table:table-cell>
          <table:table-cell office:value-type="string" table:style-name="ce1">
            <text:p>Mean.density.of.furrows.max</text:p>
          </table:table-cell>
          <table:table-cell office:value-type="string" table:style-name="ce1">
            <text:p>Mean.density.of.furrows.mean</text:p>
          </table:table-cell>
          <table:table-cell office:value-type="string" table:style-name="ce1">
            <text:p>Mean.density.of.furrows.median</text:p>
          </table:table-cell>
          <table:table-cell office:value-type="string" table:style-name="ce1">
            <text:p>Mean.density.of.furrows.sd</text:p>
          </table:table-cell>
          <table:table-cell office:value-type="string" table:style-name="ce1">
            <text:p>First.direction.n</text:p>
          </table:table-cell>
          <table:table-cell office:value-type="string" table:style-name="ce1">
            <text:p>First.direction.min</text:p>
          </table:table-cell>
          <table:table-cell office:value-type="string" table:style-name="ce1">
            <text:p>First.direction.max</text:p>
          </table:table-cell>
          <table:table-cell office:value-type="string" table:style-name="ce1">
            <text:p>First.direction.mean</text:p>
          </table:table-cell>
          <table:table-cell office:value-type="string" table:style-name="ce1">
            <text:p>First.direction.median</text:p>
          </table:table-cell>
          <table:table-cell office:value-type="string" table:style-name="ce1">
            <text:p>First.direction.sd</text:p>
          </table:table-cell>
          <table:table-cell office:value-type="string" table:style-name="ce1">
            <text:p>Second.direction.n</text:p>
          </table:table-cell>
          <table:table-cell office:value-type="string" table:style-name="ce1">
            <text:p>Second.direction.min</text:p>
          </table:table-cell>
          <table:table-cell office:value-type="string" table:style-name="ce1">
            <text:p>Second.direction.max</text:p>
          </table:table-cell>
          <table:table-cell office:value-type="string" table:style-name="ce1">
            <text:p>Second.direction.mean</text:p>
          </table:table-cell>
          <table:table-cell office:value-type="string" table:style-name="ce1">
            <text:p>Second.direction.median</text:p>
          </table:table-cell>
          <table:table-cell office:value-type="string" table:style-name="ce1">
            <text:p>Second.direction.sd</text:p>
          </table:table-cell>
          <table:table-cell office:value-type="string" table:style-name="ce1">
            <text:p>Third.direction.n</text:p>
          </table:table-cell>
          <table:table-cell office:value-type="string" table:style-name="ce1">
            <text:p>Third.direction.min</text:p>
          </table:table-cell>
          <table:table-cell office:value-type="string" table:style-name="ce1">
            <text:p>Third.direction.max</text:p>
          </table:table-cell>
          <table:table-cell office:value-type="string" table:style-name="ce1">
            <text:p>Third.direction.mean</text:p>
          </table:table-cell>
          <table:table-cell office:value-type="string" table:style-name="ce1">
            <text:p>Third.direction.median</text:p>
          </table:table-cell>
          <table:table-cell office:value-type="string" table:style-name="ce1">
            <text:p>Third.direction.sd</text:p>
          </table:table-cell>
          <table:table-cell office:value-type="string" table:style-name="ce1">
            <text:p>Texture.isotropy.n</text:p>
          </table:table-cell>
          <table:table-cell office:value-type="string" table:style-name="ce1">
            <text:p>Texture.isotropy.min</text:p>
          </table:table-cell>
          <table:table-cell office:value-type="string" table:style-name="ce1">
            <text:p>Texture.isotropy.max</text:p>
          </table:table-cell>
          <table:table-cell office:value-type="string" table:style-name="ce1">
            <text:p>Texture.isotropy.mean</text:p>
          </table:table-cell>
          <table:table-cell office:value-type="string" table:style-name="ce1">
            <text:p>Texture.isotropy.median</text:p>
          </table:table-cell>
          <table:table-cell office:value-type="string" table:style-name="ce1">
            <text:p>Texture.isotropy.sd</text:p>
          </table:table-cell>
          <table:table-cell office:value-type="string" table:style-name="ce1">
            <text:p>epLsar.n</text:p>
          </table:table-cell>
          <table:table-cell office:value-type="string" table:style-name="ce1">
            <text:p>epLsar.min</text:p>
          </table:table-cell>
          <table:table-cell office:value-type="string" table:style-name="ce1">
            <text:p>epLsar.max</text:p>
          </table:table-cell>
          <table:table-cell office:value-type="string" table:style-name="ce1">
            <text:p>epLsar.mean</text:p>
          </table:table-cell>
          <table:table-cell office:value-type="string" table:style-name="ce1">
            <text:p>epLsar.median</text:p>
          </table:table-cell>
          <table:table-cell office:value-type="string" table:style-name="ce1">
            <text:p>epLsar.sd</text:p>
          </table:table-cell>
          <table:table-cell office:value-type="string" table:style-name="ce1">
            <text:p>NewEplsar.n</text:p>
          </table:table-cell>
          <table:table-cell office:value-type="string" table:style-name="ce1">
            <text:p>NewEplsar.min</text:p>
          </table:table-cell>
          <table:table-cell office:value-type="string" table:style-name="ce1">
            <text:p>NewEplsar.max</text:p>
          </table:table-cell>
          <table:table-cell office:value-type="string" table:style-name="ce1">
            <text:p>NewEplsar.mean</text:p>
          </table:table-cell>
          <table:table-cell office:value-type="string" table:style-name="ce1">
            <text:p>NewEplsar.median</text:p>
          </table:table-cell>
          <table:table-cell office:value-type="string" table:style-name="ce1">
            <text:p>NewEplsar.sd</text:p>
          </table:table-cell>
          <table:table-cell office:value-type="string" table:style-name="ce1">
            <text:p>Asfc.n</text:p>
          </table:table-cell>
          <table:table-cell office:value-type="string" table:style-name="ce1">
            <text:p>Asfc.min</text:p>
          </table:table-cell>
          <table:table-cell office:value-type="string" table:style-name="ce1">
            <text:p>Asfc.max</text:p>
          </table:table-cell>
          <table:table-cell office:value-type="string" table:style-name="ce1">
            <text:p>Asfc.mean</text:p>
          </table:table-cell>
          <table:table-cell office:value-type="string" table:style-name="ce1">
            <text:p>Asfc.median</text:p>
          </table:table-cell>
          <table:table-cell office:value-type="string" table:style-name="ce1">
            <text:p>Asfc.sd</text:p>
          </table:table-cell>
          <table:table-cell office:value-type="string" table:style-name="ce1">
            <text:p>Smfc.n</text:p>
          </table:table-cell>
          <table:table-cell office:value-type="string" table:style-name="ce1">
            <text:p>Smfc.min</text:p>
          </table:table-cell>
          <table:table-cell office:value-type="string" table:style-name="ce1">
            <text:p>Smfc.max</text:p>
          </table:table-cell>
          <table:table-cell office:value-type="string" table:style-name="ce1">
            <text:p>Smfc.mean</text:p>
          </table:table-cell>
          <table:table-cell office:value-type="string" table:style-name="ce1">
            <text:p>Smfc.median</text:p>
          </table:table-cell>
          <table:table-cell office:value-type="string" table:style-name="ce1">
            <text:p>Smfc.sd</text:p>
          </table:table-cell>
          <table:table-cell office:value-type="string" table:style-name="ce1">
            <text:p>HAsfc9.n</text:p>
          </table:table-cell>
          <table:table-cell office:value-type="string" table:style-name="ce1">
            <text:p>HAsfc9.min</text:p>
          </table:table-cell>
          <table:table-cell office:value-type="string" table:style-name="ce1">
            <text:p>HAsfc9.max</text:p>
          </table:table-cell>
          <table:table-cell office:value-type="string" table:style-name="ce1">
            <text:p>HAsfc9.mean</text:p>
          </table:table-cell>
          <table:table-cell office:value-type="string" table:style-name="ce1">
            <text:p>HAsfc9.median</text:p>
          </table:table-cell>
          <table:table-cell office:value-type="string" table:style-name="ce1">
            <text:p>HAsfc9.sd</text:p>
          </table:table-cell>
          <table:table-cell office:value-type="string" table:style-name="ce1">
            <text:p>HAsfc81.n</text:p>
          </table:table-cell>
          <table:table-cell office:value-type="string" table:style-name="ce1">
            <text:p>HAsfc81.min</text:p>
          </table:table-cell>
          <table:table-cell office:value-type="string" table:style-name="ce1">
            <text:p>HAsfc81.max</text:p>
          </table:table-cell>
          <table:table-cell office:value-type="string" table:style-name="ce1">
            <text:p>HAsfc81.mean</text:p>
          </table:table-cell>
          <table:table-cell office:value-type="string" table:style-name="ce1">
            <text:p>HAsfc81.median</text:p>
          </table:table-cell>
          <table:table-cell office:value-type="string" table:style-name="ce1">
            <text:p>HAsfc81.sd</text:p>
          </table:table-cell>
        </table:table-row>
        <table:table-row table:style-name="ro1">
          <table:table-cell office:value-type="string" table:style-name="ce1">
            <text:p>100x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&lt;10%</text:p>
          </table:table-cell>
          <table:table-cell office:value-type="float" office:value="6" table:style-name="ce1">
            <text:p>6</text:p>
          </table:table-cell>
          <table:table-cell office:value-type="float" office:value="3.029439204" table:style-name="ce1">
            <text:p>3.029439204</text:p>
          </table:table-cell>
          <table:table-cell office:value-type="float" office:value="9.838464462" table:style-name="ce1">
            <text:p>9.838464462</text:p>
          </table:table-cell>
          <table:table-cell office:value-type="float" office:value="6.452812043" table:style-name="ce1">
            <text:p>6.452812043</text:p>
          </table:table-cell>
          <table:table-cell office:value-type="float" office:value="6.510486853" table:style-name="ce1">
            <text:p>6.510486853</text:p>
          </table:table-cell>
          <table:table-cell office:value-type="float" office:value="3.62988201561328" table:style-name="ce1">
            <text:p>3.62988201561328</text:p>
          </table:table-cell>
          <table:table-cell office:value-type="float" office:value="6" table:style-name="ce1">
            <text:p>6</text:p>
          </table:table-cell>
          <table:table-cell office:value-type="float" office:value="1.159639001" table:style-name="ce1">
            <text:p>1.159639001</text:p>
          </table:table-cell>
          <table:table-cell office:value-type="float" office:value="1.672438156" table:style-name="ce1">
            <text:p>1.672438156</text:p>
          </table:table-cell>
          <table:table-cell office:value-type="float" office:value="1.4241683125" table:style-name="ce1">
            <text:p>1.4241683125</text:p>
          </table:table-cell>
          <table:table-cell office:value-type="float" office:value="1.436619289" table:style-name="ce1">
            <text:p>1.436619289</text:p>
          </table:table-cell>
          <table:table-cell office:value-type="float" office:value="0.26227247623705" table:style-name="ce1">
            <text:p>0.26227247623705</text:p>
          </table:table-cell>
          <table:table-cell office:value-type="float" office:value="6" table:style-name="ce1">
            <text:p>6</text:p>
          </table:table-cell>
          <table:table-cell office:value-type="float" office:value="-0.3552218013" table:style-name="ce1">
            <text:p>-0.3552218013</text:p>
          </table:table-cell>
          <table:table-cell office:value-type="float" office:value="1.530409683" table:style-name="ce1">
            <text:p>1.530409683</text:p>
          </table:table-cell>
          <table:table-cell office:value-type="float" office:value="0.548966924" table:style-name="ce1">
            <text:p>0.548966924</text:p>
          </table:table-cell>
          <table:table-cell office:value-type="float" office:value="0.50516429375" table:style-name="ce1">
            <text:p>0.50516429375</text:p>
          </table:table-cell>
          <table:table-cell office:value-type="float" office:value="0.980434311320845" table:style-name="ce1">
            <text:p>0.980434311320845</text:p>
          </table:table-cell>
          <table:table-cell office:value-type="float" office:value="6" table:style-name="ce1">
            <text:p>6</text:p>
          </table:table-cell>
          <table:table-cell office:value-type="float" office:value="2.419064276" table:style-name="ce1">
            <text:p>2.419064276</text:p>
          </table:table-cell>
          <table:table-cell office:value-type="float" office:value="8.222024958" table:style-name="ce1">
            <text:p>8.222024958</text:p>
          </table:table-cell>
          <table:table-cell office:value-type="float" office:value="5.07687725216667" table:style-name="ce1">
            <text:p>5.07687725216667</text:p>
          </table:table-cell>
          <table:table-cell office:value-type="float" office:value="4.827212719" table:style-name="ce1">
            <text:p>4.827212719</text:p>
          </table:table-cell>
          <table:table-cell office:value-type="float" office:value="2.88241709394525" table:style-name="ce1">
            <text:p>2.88241709394525</text:p>
          </table:table-cell>
          <table:table-cell office:value-type="float" office:value="6" table:style-name="ce1">
            <text:p>6</text:p>
          </table:table-cell>
          <table:table-cell office:value-type="float" office:value="2.691938" table:style-name="ce1">
            <text:p>2.691938</text:p>
          </table:table-cell>
          <table:table-cell office:value-type="float" office:value="8.770563" table:style-name="ce1">
            <text:p>8.770563</text:p>
          </table:table-cell>
          <table:table-cell office:value-type="float" office:value="5.58949716666667" table:style-name="ce1">
            <text:p>5.58949716666667</text:p>
          </table:table-cell>
          <table:table-cell office:value-type="float" office:value="5.480238" table:style-name="ce1">
            <text:p>5.480238</text:p>
          </table:table-cell>
          <table:table-cell office:value-type="float" office:value="3.14871566683455" table:style-name="ce1">
            <text:p>3.14871566683455</text:p>
          </table:table-cell>
          <table:table-cell office:value-type="float" office:value="6" table:style-name="ce1">
            <text:p>6</text:p>
          </table:table-cell>
          <table:table-cell office:value-type="float" office:value="3.171959" table:style-name="ce1">
            <text:p>3.171959</text:p>
          </table:table-cell>
          <table:table-cell office:value-type="float" office:value="3.535302" table:style-name="ce1">
            <text:p>3.535302</text:p>
          </table:table-cell>
          <table:table-cell office:value-type="float" office:value="3.36995583333333" table:style-name="ce1">
            <text:p>3.36995583333333</text:p>
          </table:table-cell>
          <table:table-cell office:value-type="float" office:value="3.4057835" table:style-name="ce1">
            <text:p>3.4057835</text:p>
          </table:table-cell>
          <table:table-cell office:value-type="float" office:value="0.134653957677324" table:style-name="ce1">
            <text:p>0.134653957677324</text:p>
          </table:table-cell>
          <table:table-cell office:value-type="float" office:value="6" table:style-name="ce1">
            <text:p>6</text:p>
          </table:table-cell>
          <table:table-cell office:value-type="float" office:value="5.863897" table:style-name="ce1">
            <text:p>5.863897</text:p>
          </table:table-cell>
          <table:table-cell office:value-type="float" office:value="12.162856" table:style-name="ce1">
            <text:p>12.162856</text:p>
          </table:table-cell>
          <table:table-cell office:value-type="float" office:value="8.959453" table:style-name="ce1">
            <text:p>8.959453</text:p>
          </table:table-cell>
          <table:table-cell office:value-type="float" office:value="8.957526" table:style-name="ce1">
            <text:p>8.957526</text:p>
          </table:table-cell>
          <table:table-cell office:value-type="float" office:value="3.24614864909751" table:style-name="ce1">
            <text:p>3.24614864909751</text:p>
          </table:table-cell>
          <table:table-cell office:value-type="float" office:value="6" table:style-name="ce1">
            <text:p>6</text:p>
          </table:table-cell>
          <table:table-cell office:value-type="float" office:value="0.9563751082" table:style-name="ce1">
            <text:p>0.9563751082</text:p>
          </table:table-cell>
          <table:table-cell office:value-type="float" office:value="1.174520305" table:style-name="ce1">
            <text:p>1.174520305</text:p>
          </table:table-cell>
          <table:table-cell office:value-type="float" office:value="1.06484958316667" table:style-name="ce1">
            <text:p>1.06484958316667</text:p>
          </table:table-cell>
          <table:table-cell office:value-type="float" office:value="1.06753063695" table:style-name="ce1">
            <text:p>1.06753063695</text:p>
          </table:table-cell>
          <table:table-cell office:value-type="float" office:value="0.101290168181655" table:style-name="ce1">
            <text:p>0.101290168181655</text:p>
          </table:table-cell>
          <table:table-cell office:value-type="float" office:value="6" table:style-name="ce1">
            <text:p>6</text:p>
          </table:table-cell>
          <table:table-cell office:value-type="float" office:value="0.3605701096" table:style-name="ce1">
            <text:p>0.3605701096</text:p>
          </table:table-cell>
          <table:table-cell office:value-type="float" office:value="5.865499589" table:style-name="ce1">
            <text:p>5.865499589</text:p>
          </table:table-cell>
          <table:table-cell office:value-type="float" office:value="2.79711871523333" table:style-name="ce1">
            <text:p>2.79711871523333</text:p>
          </table:table-cell>
          <table:table-cell office:value-type="float" office:value="2.59309094895" table:style-name="ce1">
            <text:p>2.59309094895</text:p>
          </table:table-cell>
          <table:table-cell office:value-type="float" office:value="2.67110997710604" table:style-name="ce1">
            <text:p>2.67110997710604</text:p>
          </table:table-cell>
          <table:table-cell office:value-type="float" office:value="6" table:style-name="ce1">
            <text:p>6</text:p>
          </table:table-cell>
          <table:table-cell office:value-type="float" office:value="1.299871441" table:style-name="ce1">
            <text:p>1.299871441</text:p>
          </table:table-cell>
          <table:table-cell office:value-type="float" office:value="1.501281603" table:style-name="ce1">
            <text:p>1.501281603</text:p>
          </table:table-cell>
          <table:table-cell office:value-type="float" office:value="1.39417411466667" table:style-name="ce1">
            <text:p>1.39417411466667</text:p>
          </table:table-cell>
          <table:table-cell office:value-type="float" office:value="1.386793421" table:style-name="ce1">
            <text:p>1.386793421</text:p>
          </table:table-cell>
          <table:table-cell office:value-type="float" office:value="0.0836152015093967" table:style-name="ce1">
            <text:p>0.0836152015093967</text:p>
          </table:table-cell>
          <table:table-cell office:value-type="float" office:value="6" table:style-name="ce1">
            <text:p>6</text:p>
          </table:table-cell>
          <table:table-cell office:value-type="float" office:value="2.478542335" table:style-name="ce1">
            <text:p>2.478542335</text:p>
          </table:table-cell>
          <table:table-cell office:value-type="float" office:value="2.785412905" table:style-name="ce1">
            <text:p>2.785412905</text:p>
          </table:table-cell>
          <table:table-cell office:value-type="float" office:value="2.65250362916667" table:style-name="ce1">
            <text:p>2.65250362916667</text:p>
          </table:table-cell>
          <table:table-cell office:value-type="float" office:value="2.6903544555" table:style-name="ce1">
            <text:p>2.6903544555</text:p>
          </table:table-cell>
          <table:table-cell office:value-type="float" office:value="0.14174246824305" table:style-name="ce1">
            <text:p>0.14174246824305</text:p>
          </table:table-cell>
          <table:table-cell office:value-type="float" office:value="6" table:style-name="ce1">
            <text:p>6</text:p>
          </table:table-cell>
          <table:table-cell office:value-type="float" office:value="15.04553967" table:style-name="ce1">
            <text:p>15.04553967</text:p>
          </table:table-cell>
          <table:table-cell office:value-type="float" office:value="20.72644025" table:style-name="ce1">
            <text:p>20.72644025</text:p>
          </table:table-cell>
          <table:table-cell office:value-type="float" office:value="17.8288360233333" table:style-name="ce1">
            <text:p>17.8288360233333</text:p>
          </table:table-cell>
          <table:table-cell office:value-type="float" office:value="17.81322888" table:style-name="ce1">
            <text:p>17.81322888</text:p>
          </table:table-cell>
          <table:table-cell office:value-type="float" office:value="2.9246119562543" table:style-name="ce1">
            <text:p>2.9246119562543</text:p>
          </table:table-cell>
          <table:table-cell office:value-type="float" office:value="6" table:style-name="ce1">
            <text:p>6</text:p>
          </table:table-cell>
          <table:table-cell office:value-type="float" office:value="0.3796597473" table:style-name="ce1">
            <text:p>0.3796597473</text:p>
          </table:table-cell>
          <table:table-cell office:value-type="float" office:value="0.5567233555" table:style-name="ce1">
            <text:p>0.5567233555</text:p>
          </table:table-cell>
          <table:table-cell office:value-type="float" office:value="0.4681136898" table:style-name="ce1">
            <text:p>0.4681136898</text:p>
          </table:table-cell>
          <table:table-cell office:value-type="float" office:value="0.4692094249" table:style-name="ce1">
            <text:p>0.4692094249</text:p>
          </table:table-cell>
          <table:table-cell office:value-type="float" office:value="0.0813128171534765" table:style-name="ce1">
            <text:p>0.0813128171534765</text:p>
          </table:table-cell>
          <table:table-cell office:value-type="float" office:value="6" table:style-name="ce1">
            <text:p>6</text:p>
          </table:table-cell>
          <table:table-cell office:value-type="float" office:value="58.51425571" table:style-name="ce1">
            <text:p>58.51425571</text:p>
          </table:table-cell>
          <table:table-cell office:value-type="float" office:value="84.49349707" table:style-name="ce1">
            <text:p>84.49349707</text:p>
          </table:table-cell>
          <table:table-cell office:value-type="float" office:value="71.5035050516667" table:style-name="ce1">
            <text:p>71.5035050516667</text:p>
          </table:table-cell>
          <table:table-cell office:value-type="float" office:value="71.50334133" table:style-name="ce1">
            <text:p>71.50334133</text:p>
          </table:table-cell>
          <table:table-cell office:value-type="float" office:value="14.2284433891002" table:style-name="ce1">
            <text:p>14.2284433891002</text:p>
          </table:table-cell>
          <table:table-cell office:value-type="float" office:value="6" table:style-name="ce1">
            <text:p>6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.175793189" table:style-name="ce1">
            <text:p>0.175793189</text:p>
          </table:table-cell>
          <table:table-cell office:value-type="float" office:value="0.4100509485" table:style-name="ce1">
            <text:p>0.4100509485</text:p>
          </table:table-cell>
          <table:table-cell office:value-type="float" office:value="0.290866331666667" table:style-name="ce1">
            <text:p>0.290866331666667</text:p>
          </table:table-cell>
          <table:table-cell office:value-type="float" office:value="0.2870492162" table:style-name="ce1">
            <text:p>0.2870492162</text:p>
          </table:table-cell>
          <table:table-cell office:value-type="float" office:value="0.124870776477513" table:style-name="ce1">
            <text:p>0.124870776477513</text:p>
          </table:table-cell>
          <table:table-cell office:value-type="float" office:value="6" table:style-name="ce1">
            <text:p>6</text:p>
          </table:table-cell>
          <table:table-cell office:value-type="float" office:value="1.461777572" table:style-name="ce1">
            <text:p>1.461777572</text:p>
          </table:table-cell>
          <table:table-cell office:value-type="float" office:value="4.876692902" table:style-name="ce1">
            <text:p>4.876692902</text:p>
          </table:table-cell>
          <table:table-cell office:value-type="float" office:value="3.148060109" table:style-name="ce1">
            <text:p>3.148060109</text:p>
          </table:table-cell>
          <table:table-cell office:value-type="float" office:value="3.1091740225" table:style-name="ce1">
            <text:p>3.1091740225</text:p>
          </table:table-cell>
          <table:table-cell office:value-type="float" office:value="1.82983184785811" table:style-name="ce1">
            <text:p>1.82983184785811</text:p>
          </table:table-cell>
          <table:table-cell office:value-type="float" office:value="6" table:style-name="ce1">
            <text:p>6</text:p>
          </table:table-cell>
          <table:table-cell office:value-type="float" office:value="0.03196542188" table:style-name="ce1">
            <text:p>0.03196542188</text:p>
          </table:table-cell>
          <table:table-cell office:value-type="float" office:value="0.2068188938" table:style-name="ce1">
            <text:p>0.2068188938</text:p>
          </table:table-cell>
          <table:table-cell office:value-type="float" office:value="0.119996985708333" table:style-name="ce1">
            <text:p>0.119996985708333</text:p>
          </table:table-cell>
          <table:table-cell office:value-type="float" office:value="0.121447209785" table:style-name="ce1">
            <text:p>0.121447209785</text:p>
          </table:table-cell>
          <table:table-cell office:value-type="float" office:value="0.0937935376923977" table:style-name="ce1">
            <text:p>0.0937935376923977</text:p>
          </table:table-cell>
          <table:table-cell office:value-type="float" office:value="6" table:style-name="ce1">
            <text:p>6</text:p>
          </table:table-cell>
          <table:table-cell office:value-type="float" office:value="1.465109427" table:style-name="ce1">
            <text:p>1.465109427</text:p>
          </table:table-cell>
          <table:table-cell office:value-type="float" office:value="1.545739333" table:style-name="ce1">
            <text:p>1.545739333</text:p>
          </table:table-cell>
          <table:table-cell office:value-type="float" office:value="1.514171195" table:style-name="ce1">
            <text:p>1.514171195</text:p>
          </table:table-cell>
          <table:table-cell office:value-type="float" office:value="1.517574119" table:style-name="ce1">
            <text:p>1.517574119</text:p>
          </table:table-cell>
          <table:table-cell office:value-type="float" office:value="0.0300675684811773" table:style-name="ce1">
            <text:p>0.0300675684811773</text:p>
          </table:table-cell>
          <table:table-cell office:value-type="float" office:value="6" table:style-name="ce1">
            <text:p>6</text:p>
          </table:table-cell>
          <table:table-cell office:value-type="float" office:value="0.03196542188" table:style-name="ce1">
            <text:p>0.03196542188</text:p>
          </table:table-cell>
          <table:table-cell office:value-type="float" office:value="0.2068188938" table:style-name="ce1">
            <text:p>0.2068188938</text:p>
          </table:table-cell>
          <table:table-cell office:value-type="float" office:value="0.119996985708333" table:style-name="ce1">
            <text:p>0.119996985708333</text:p>
          </table:table-cell>
          <table:table-cell office:value-type="float" office:value="0.121447209785" table:style-name="ce1">
            <text:p>0.121447209785</text:p>
          </table:table-cell>
          <table:table-cell office:value-type="float" office:value="0.0937935376923977" table:style-name="ce1">
            <text:p>0.0937935376923977</text:p>
          </table:table-cell>
          <table:table-cell office:value-type="float" office:value="6" table:style-name="ce1">
            <text:p>6</text:p>
          </table:table-cell>
          <table:table-cell office:value-type="float" office:value="1.152959113" table:style-name="ce1">
            <text:p>1.152959113</text:p>
          </table:table-cell>
          <table:table-cell office:value-type="float" office:value="1.218516407" table:style-name="ce1">
            <text:p>1.218516407</text:p>
          </table:table-cell>
          <table:table-cell office:value-type="float" office:value="1.18194506766667" table:style-name="ce1">
            <text:p>1.18194506766667</text:p>
          </table:table-cell>
          <table:table-cell office:value-type="float" office:value="1.178111328" table:style-name="ce1">
            <text:p>1.178111328</text:p>
          </table:table-cell>
          <table:table-cell office:value-type="float" office:value="0.0267241878751989" table:style-name="ce1">
            <text:p>0.0267241878751989</text:p>
          </table:table-cell>
          <table:table-cell office:value-type="float" office:value="6" table:style-name="ce1">
            <text:p>6</text:p>
          </table:table-cell>
          <table:table-cell office:value-type="float" office:value="1.318488887" table:style-name="ce1">
            <text:p>1.318488887</text:p>
          </table:table-cell>
          <table:table-cell office:value-type="float" office:value="1.391427209" table:style-name="ce1">
            <text:p>1.391427209</text:p>
          </table:table-cell>
          <table:table-cell office:value-type="float" office:value="1.362946099" table:style-name="ce1">
            <text:p>1.362946099</text:p>
          </table:table-cell>
          <table:table-cell office:value-type="float" office:value="1.3630358705" table:style-name="ce1">
            <text:p>1.3630358705</text:p>
          </table:table-cell>
          <table:table-cell office:value-type="float" office:value="0.0277713304003582" table:style-name="ce1">
            <text:p>0.0277713304003582</text:p>
          </table:table-cell>
          <table:table-cell office:value-type="float" office:value="6" table:style-name="ce1">
            <text:p>6</text:p>
          </table:table-cell>
          <table:table-cell office:value-type="float" office:value="0.1466205402" table:style-name="ce1">
            <text:p>0.1466205402</text:p>
          </table:table-cell>
          <table:table-cell office:value-type="float" office:value="0.1560377403" table:style-name="ce1">
            <text:p>0.1560377403</text:p>
          </table:table-cell>
          <table:table-cell office:value-type="float" office:value="0.151225095983333" table:style-name="ce1">
            <text:p>0.151225095983333</text:p>
          </table:table-cell>
          <table:table-cell office:value-type="float" office:value="0.15126077685" table:style-name="ce1">
            <text:p>0.15126077685</text:p>
          </table:table-cell>
          <table:table-cell office:value-type="float" office:value="0.00423889571083101" table:style-name="ce1">
            <text:p>0.00423889571083101</text:p>
          </table:table-cell>
          <table:table-cell office:value-type="float" office:value="6" table:style-name="ce1">
            <text:p>6</text:p>
          </table:table-cell>
          <table:table-cell office:value-type="float" office:value="2.286745" table:style-name="ce1">
            <text:p>2.286745</text:p>
          </table:table-cell>
          <table:table-cell office:value-type="float" office:value="4.589052" table:style-name="ce1">
            <text:p>4.589052</text:p>
          </table:table-cell>
          <table:table-cell office:value-type="float" office:value="3.42051258333333" table:style-name="ce1">
            <text:p>3.42051258333333</text:p>
          </table:table-cell>
          <table:table-cell office:value-type="float" office:value="3.418155" table:style-name="ce1">
            <text:p>3.418155</text:p>
          </table:table-cell>
          <table:table-cell office:value-type="float" office:value="1.22446052744408" table:style-name="ce1">
            <text:p>1.22446052744408</text:p>
          </table:table-cell>
          <table:table-cell office:value-type="float" office:value="6" table:style-name="ce1">
            <text:p>6</text:p>
          </table:table-cell>
          <table:table-cell office:value-type="float" office:value="0.791866183" table:style-name="ce1">
            <text:p>0.791866183</text:p>
          </table:table-cell>
          <table:table-cell office:value-type="float" office:value="1.312929646" table:style-name="ce1">
            <text:p>1.312929646</text:p>
          </table:table-cell>
          <table:table-cell office:value-type="float" office:value="1.05416071893333" table:style-name="ce1">
            <text:p>1.05416071893333</text:p>
          </table:table-cell>
          <table:table-cell office:value-type="float" office:value="1.05993710035" table:style-name="ce1">
            <text:p>1.05993710035</text:p>
          </table:table-cell>
          <table:table-cell office:value-type="float" office:value="0.266661273811422" table:style-name="ce1">
            <text:p>0.266661273811422</text:p>
          </table:table-cell>
          <table:table-cell office:value-type="float" office:value="6" table:style-name="ce1">
            <text:p>6</text:p>
          </table:table-cell>
          <table:table-cell office:value-type="float" office:value="2022.394225" table:style-name="ce1">
            <text:p>2022.394225</text:p>
          </table:table-cell>
          <table:table-cell office:value-type="float" office:value="2228.890208" table:style-name="ce1">
            <text:p>2228.890208</text:p>
          </table:table-cell>
          <table:table-cell office:value-type="float" office:value="2120.18327316667" table:style-name="ce1">
            <text:p>2120.18327316667</text:p>
          </table:table-cell>
          <table:table-cell office:value-type="float" office:value="2115.9904965" table:style-name="ce1">
            <text:p>2115.9904965</text:p>
          </table:table-cell>
          <table:table-cell office:value-type="float" office:value="101.928457240473" table:style-name="ce1">
            <text:p>101.928457240473</text:p>
          </table:table-cell>
          <table:table-cell office:value-type="float" office:value="6" table:style-name="ce1">
            <text:p>6</text:p>
          </table:table-cell>
          <table:table-cell office:value-type="float" office:value="37.00334227" table:style-name="ce1">
            <text:p>37.00334227</text:p>
          </table:table-cell>
          <table:table-cell office:value-type="float" office:value="90.0030828" table:style-name="ce1">
            <text:p>90.0030828</text:p>
          </table:table-cell>
          <table:table-cell office:value-type="float" office:value="63.5016033833333" table:style-name="ce1">
            <text:p>63.5016033833333</text:p>
          </table:table-cell>
          <table:table-cell office:value-type="float" office:value="63.499364855" table:style-name="ce1">
            <text:p>63.499364855</text:p>
          </table:table-cell>
          <table:table-cell office:value-type="float" office:value="29.0267741209549" table:style-name="ce1">
            <text:p>29.0267741209549</text:p>
          </table:table-cell>
          <table:table-cell office:value-type="float" office:value="6" table:style-name="ce1">
            <text:p>6</text:p>
          </table:table-cell>
          <table:table-cell office:value-type="float" office:value="56.54719844" table:style-name="ce1">
            <text:p>56.54719844</text:p>
          </table:table-cell>
          <table:table-cell office:value-type="float" office:value="90.00751472" table:style-name="ce1">
            <text:p>90.00751472</text:p>
          </table:table-cell>
          <table:table-cell office:value-type="float" office:value="81.5610737983333" table:style-name="ce1">
            <text:p>81.5610737983333</text:p>
          </table:table-cell>
          <table:table-cell office:value-type="float" office:value="84.27317897" table:style-name="ce1">
            <text:p>84.27317897</text:p>
          </table:table-cell>
          <table:table-cell office:value-type="float" office:value="12.5716913544455" table:style-name="ce1">
            <text:p>12.5716913544455</text:p>
          </table:table-cell>
          <table:table-cell office:value-type="float" office:value="6" table:style-name="ce1">
            <text:p>6</text:p>
          </table:table-cell>
          <table:table-cell office:value-type="float" office:value="56.55125977" table:style-name="ce1">
            <text:p>56.55125977</text:p>
          </table:table-cell>
          <table:table-cell office:value-type="float" office:value="142.9886268" table:style-name="ce1">
            <text:p>142.9886268</text:p>
          </table:table-cell>
          <table:table-cell office:value-type="float" office:value="83.8997152983333" table:style-name="ce1">
            <text:p>83.8997152983333</text:p>
          </table:table-cell>
          <table:table-cell office:value-type="float" office:value="78.659359345" table:style-name="ce1">
            <text:p>78.659359345</text:p>
          </table:table-cell>
          <table:table-cell office:value-type="float" office:value="31.8724939639734" table:style-name="ce1">
            <text:p>31.8724939639734</text:p>
          </table:table-cell>
          <table:table-cell office:value-type="float" office:value="6" table:style-name="ce1">
            <text:p>6</text:p>
          </table:table-cell>
          <table:table-cell office:value-type="float" office:value="47.34345062" table:style-name="ce1">
            <text:p>47.34345062</text:p>
          </table:table-cell>
          <table:table-cell office:value-type="float" office:value="72.77926151" table:style-name="ce1">
            <text:p>72.77926151</text:p>
          </table:table-cell>
          <table:table-cell office:value-type="float" office:value="60.7539453833333" table:style-name="ce1">
            <text:p>60.7539453833333</text:p>
          </table:table-cell>
          <table:table-cell office:value-type="float" office:value="62.2576746" table:style-name="ce1">
            <text:p>62.2576746</text:p>
          </table:table-cell>
          <table:table-cell office:value-type="float" office:value="9.85224845271564" table:style-name="ce1">
            <text:p>9.85224845271564</text:p>
          </table:table-cell>
          <table:table-cell office:value-type="float" office:value="6" table:style-name="ce1">
            <text:p>6</text:p>
          </table:table-cell>
          <table:table-cell office:value-type="float" office:value="0.001128927582" table:style-name="ce1">
            <text:p>0.001128927582</text:p>
          </table:table-cell>
          <table:table-cell office:value-type="float" office:value="0.001796345543" table:style-name="ce1">
            <text:p>0.001796345543</text:p>
          </table:table-cell>
          <table:table-cell office:value-type="float" office:value="0.00135283844966667" table:style-name="ce1">
            <text:p>0.00135283844966667</text:p>
          </table:table-cell>
          <table:table-cell office:value-type="float" office:value="0.0012393391765" table:style-name="ce1">
            <text:p>0.0012393391765</text:p>
          </table:table-cell>
          <table:table-cell office:value-type="float" office:value="0.000255991915027028" table:style-name="ce1">
            <text:p>0.000255991915027028</text:p>
          </table:table-cell>
          <table:table-cell office:value-type="float" office:value="6" table:style-name="ce1">
            <text:p>6</text:p>
          </table:table-cell>
          <table:table-cell office:value-type="float" office:value="0.01718885164" table:style-name="ce1">
            <text:p>0.01718885164</text:p>
          </table:table-cell>
          <table:table-cell office:value-type="float" office:value="0.01778691873" table:style-name="ce1">
            <text:p>0.01778691873</text:p>
          </table:table-cell>
          <table:table-cell office:value-type="float" office:value="0.0174813488716667" table:style-name="ce1">
            <text:p>0.0174813488716667</text:p>
          </table:table-cell>
          <table:table-cell office:value-type="float" office:value="0.017471582495" table:style-name="ce1">
            <text:p>0.017471582495</text:p>
          </table:table-cell>
          <table:table-cell office:value-type="float" office:value="0.000257262590870005" table:style-name="ce1">
            <text:p>0.000257262590870005</text:p>
          </table:table-cell>
          <table:table-cell office:value-type="float" office:value="6" table:style-name="ce1">
            <text:p>6</text:p>
          </table:table-cell>
          <table:table-cell office:value-type="float" office:value="1.787470208" table:style-name="ce1">
            <text:p>1.787470208</text:p>
          </table:table-cell>
          <table:table-cell office:value-type="float" office:value="9.401217498" table:style-name="ce1">
            <text:p>9.401217498</text:p>
          </table:table-cell>
          <table:table-cell office:value-type="float" office:value="5.05265701666667" table:style-name="ce1">
            <text:p>5.05265701666667</text:p>
          </table:table-cell>
          <table:table-cell office:value-type="float" office:value="4.695853656" table:style-name="ce1">
            <text:p>4.695853656</text:p>
          </table:table-cell>
          <table:table-cell office:value-type="float" office:value="3.59514119213721" table:style-name="ce1">
            <text:p>3.59514119213721</text:p>
          </table:table-cell>
          <table:table-cell office:value-type="float" office:value="6" table:style-name="ce1">
            <text:p>6</text:p>
          </table:table-cell>
          <table:table-cell office:value-type="float" office:value="37.88584608" table:style-name="ce1">
            <text:p>37.88584608</text:p>
          </table:table-cell>
          <table:table-cell office:value-type="float" office:value="86.15294511" table:style-name="ce1">
            <text:p>86.15294511</text:p>
          </table:table-cell>
          <table:table-cell office:value-type="float" office:value="56.59354971" table:style-name="ce1">
            <text:p>56.59354971</text:p>
          </table:table-cell>
          <table:table-cell office:value-type="float" office:value="51.96430467" table:style-name="ce1">
            <text:p>51.96430467</text:p>
          </table:table-cell>
          <table:table-cell office:value-type="float" office:value="16.5304830567884" table:style-name="ce1">
            <text:p>16.5304830567884</text:p>
          </table:table-cell>
          <table:table-cell office:value-type="float" office:value="6" table:style-name="ce1">
            <text:p>6</text:p>
          </table:table-cell>
          <table:table-cell office:value-type="float" office:value="0.1722547748" table:style-name="ce1">
            <text:p>0.1722547748</text:p>
          </table:table-cell>
          <table:table-cell office:value-type="float" office:value="3.110228385" table:style-name="ce1">
            <text:p>3.110228385</text:p>
          </table:table-cell>
          <table:table-cell office:value-type="float" office:value="1.0929365502" table:style-name="ce1">
            <text:p>1.0929365502</text:p>
          </table:table-cell>
          <table:table-cell office:value-type="float" office:value="0.72617129575" table:style-name="ce1">
            <text:p>0.72617129575</text:p>
          </table:table-cell>
          <table:table-cell office:value-type="float" office:value="1.15138430387272" table:style-name="ce1">
            <text:p>1.15138430387272</text:p>
          </table:table-cell>
          <table:table-cell office:value-type="float" office:value="6" table:style-name="ce1">
            <text:p>6</text:p>
          </table:table-cell>
          <table:table-cell office:value-type="float" office:value="0.5164331512" table:style-name="ce1">
            <text:p>0.5164331512</text:p>
          </table:table-cell>
          <table:table-cell office:value-type="float" office:value="5.05550126" table:style-name="ce1">
            <text:p>5.05550126</text:p>
          </table:table-cell>
          <table:table-cell office:value-type="float" office:value="2.5601960963" table:style-name="ce1">
            <text:p>2.5601960963</text:p>
          </table:table-cell>
          <table:table-cell office:value-type="float" office:value="2.25063712335" table:style-name="ce1">
            <text:p>2.25063712335</text:p>
          </table:table-cell>
          <table:table-cell office:value-type="float" office:value="2.21909106271202" table:style-name="ce1">
            <text:p>2.21909106271202</text:p>
          </table:table-cell>
        </table:table-row>
        <table:table-row table:style-name="ro1">
          <table:table-cell office:value-type="string" table:style-name="ce1">
            <text:p>100x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10-20%</text:p>
          </table:table-cell>
          <table:table-cell office:value-type="float" office:value="3" table:style-name="ce1">
            <text:p>3</text:p>
          </table:table-cell>
          <table:table-cell office:value-type="float" office:value="17.13330569" table:style-name="ce1">
            <text:p>17.13330569</text:p>
          </table:table-cell>
          <table:table-cell office:value-type="float" office:value="17.30399779" table:style-name="ce1">
            <text:p>17.30399779</text:p>
          </table:table-cell>
          <table:table-cell office:value-type="float" office:value="17.2086313533333" table:style-name="ce1">
            <text:p>17.2086313533333</text:p>
          </table:table-cell>
          <table:table-cell office:value-type="float" office:value="17.18859058" table:style-name="ce1">
            <text:p>17.18859058</text:p>
          </table:table-cell>
          <table:table-cell office:value-type="float" office:value="0.0870928969402847" table:style-name="ce1">
            <text:p>0.0870928969402847</text:p>
          </table:table-cell>
          <table:table-cell office:value-type="float" office:value="3" table:style-name="ce1">
            <text:p>3</text:p>
          </table:table-cell>
          <table:table-cell office:value-type="float" office:value="2.138343245" table:style-name="ce1">
            <text:p>2.138343245</text:p>
          </table:table-cell>
          <table:table-cell office:value-type="float" office:value="2.244968527" table:style-name="ce1">
            <text:p>2.244968527</text:p>
          </table:table-cell>
          <table:table-cell office:value-type="float" office:value="2.19356221166667" table:style-name="ce1">
            <text:p>2.19356221166667</text:p>
          </table:table-cell>
          <table:table-cell office:value-type="float" office:value="2.197374863" table:style-name="ce1">
            <text:p>2.197374863</text:p>
          </table:table-cell>
          <table:table-cell office:value-type="float" office:value="0.0534147912383551" table:style-name="ce1">
            <text:p>0.0534147912383551</text:p>
          </table:table-cell>
          <table:table-cell office:value-type="float" office:value="3" table:style-name="ce1">
            <text:p>3</text:p>
          </table:table-cell>
          <table:table-cell office:value-type="float" office:value="2.801615705" table:style-name="ce1">
            <text:p>2.801615705</text:p>
          </table:table-cell>
          <table:table-cell office:value-type="float" office:value="2.971046905" table:style-name="ce1">
            <text:p>2.971046905</text:p>
          </table:table-cell>
          <table:table-cell office:value-type="float" office:value="2.88968611233333" table:style-name="ce1">
            <text:p>2.88968611233333</text:p>
          </table:table-cell>
          <table:table-cell office:value-type="float" office:value="2.896395727" table:style-name="ce1">
            <text:p>2.896395727</text:p>
          </table:table-cell>
          <table:table-cell office:value-type="float" office:value="0.0849146458515335" table:style-name="ce1">
            <text:p>0.0849146458515335</text:p>
          </table:table-cell>
          <table:table-cell office:value-type="float" office:value="3" table:style-name="ce1">
            <text:p>3</text:p>
          </table:table-cell>
          <table:table-cell office:value-type="float" office:value="19.93933914" table:style-name="ce1">
            <text:p>19.93933914</text:p>
          </table:table-cell>
          <table:table-cell office:value-type="float" office:value="21.02096348" table:style-name="ce1">
            <text:p>21.02096348</text:p>
          </table:table-cell>
          <table:table-cell office:value-type="float" office:value="20.5116705433333" table:style-name="ce1">
            <text:p>20.5116705433333</text:p>
          </table:table-cell>
          <table:table-cell office:value-type="float" office:value="20.57470901" table:style-name="ce1">
            <text:p>20.57470901</text:p>
          </table:table-cell>
          <table:table-cell office:value-type="float" office:value="0.543560658464049" table:style-name="ce1">
            <text:p>0.543560658464049</text:p>
          </table:table-cell>
          <table:table-cell office:value-type="float" office:value="3" table:style-name="ce1">
            <text:p>3</text:p>
          </table:table-cell>
          <table:table-cell office:value-type="float" office:value="15.829936" table:style-name="ce1">
            <text:p>15.829936</text:p>
          </table:table-cell>
          <table:table-cell office:value-type="float" office:value="16.758899" table:style-name="ce1">
            <text:p>16.758899</text:p>
          </table:table-cell>
          <table:table-cell office:value-type="float" office:value="16.3014123333333" table:style-name="ce1">
            <text:p>16.3014123333333</text:p>
          </table:table-cell>
          <table:table-cell office:value-type="float" office:value="16.315402" table:style-name="ce1">
            <text:p>16.315402</text:p>
          </table:table-cell>
          <table:table-cell office:value-type="float" office:value="0.464639480589342" table:style-name="ce1">
            <text:p>0.464639480589342</text:p>
          </table:table-cell>
          <table:table-cell office:value-type="float" office:value="3" table:style-name="ce1">
            <text:p>3</text:p>
          </table:table-cell>
          <table:table-cell office:value-type="float" office:value="4.905119" table:style-name="ce1">
            <text:p>4.905119</text:p>
          </table:table-cell>
          <table:table-cell office:value-type="float" office:value="4.992381" table:style-name="ce1">
            <text:p>4.992381</text:p>
          </table:table-cell>
          <table:table-cell office:value-type="float" office:value="4.93925233333333" table:style-name="ce1">
            <text:p>4.93925233333333</text:p>
          </table:table-cell>
          <table:table-cell office:value-type="float" office:value="4.920257" table:style-name="ce1">
            <text:p>4.920257</text:p>
          </table:table-cell>
          <table:table-cell office:value-type="float" office:value="0.0466291880406825" table:style-name="ce1">
            <text:p>0.0466291880406825</text:p>
          </table:table-cell>
          <table:table-cell office:value-type="float" office:value="3" table:style-name="ce1">
            <text:p>3</text:p>
          </table:table-cell>
          <table:table-cell office:value-type="float" office:value="20.735055" table:style-name="ce1">
            <text:p>20.735055</text:p>
          </table:table-cell>
          <table:table-cell office:value-type="float" office:value="21.679156" table:style-name="ce1">
            <text:p>21.679156</text:p>
          </table:table-cell>
          <table:table-cell office:value-type="float" office:value="21.2406646666667" table:style-name="ce1">
            <text:p>21.2406646666667</text:p>
          </table:table-cell>
          <table:table-cell office:value-type="float" office:value="21.307783" table:style-name="ce1">
            <text:p>21.307783</text:p>
          </table:table-cell>
          <table:table-cell office:value-type="float" office:value="0.475615735181599" table:style-name="ce1">
            <text:p>0.475615735181599</text:p>
          </table:table-cell>
          <table:table-cell office:value-type="float" office:value="3" table:style-name="ce1">
            <text:p>3</text:p>
          </table:table-cell>
          <table:table-cell office:value-type="float" office:value="1.406809332" table:style-name="ce1">
            <text:p>1.406809332</text:p>
          </table:table-cell>
          <table:table-cell office:value-type="float" office:value="1.454134541" table:style-name="ce1">
            <text:p>1.454134541</text:p>
          </table:table-cell>
          <table:table-cell office:value-type="float" office:value="1.431977214" table:style-name="ce1">
            <text:p>1.431977214</text:p>
          </table:table-cell>
          <table:table-cell office:value-type="float" office:value="1.434987769" table:style-name="ce1">
            <text:p>1.434987769</text:p>
          </table:table-cell>
          <table:table-cell office:value-type="float" office:value="0.0238058067029756" table:style-name="ce1">
            <text:p>0.0238058067029756</text:p>
          </table:table-cell>
          <table:table-cell office:value-type="float" office:value="3" table:style-name="ce1">
            <text:p>3</text:p>
          </table:table-cell>
          <table:table-cell office:value-type="float" office:value="0.2107577466" table:style-name="ce1">
            <text:p>0.2107577466</text:p>
          </table:table-cell>
          <table:table-cell office:value-type="float" office:value="0.2875333923" table:style-name="ce1">
            <text:p>0.2875333923</text:p>
          </table:table-cell>
          <table:table-cell office:value-type="float" office:value="0.2492114473" table:style-name="ce1">
            <text:p>0.2492114473</text:p>
          </table:table-cell>
          <table:table-cell office:value-type="float" office:value="0.249343203" table:style-name="ce1">
            <text:p>0.249343203</text:p>
          </table:table-cell>
          <table:table-cell office:value-type="float" office:value="0.0383879924303987" table:style-name="ce1">
            <text:p>0.0383879924303987</text:p>
          </table:table-cell>
          <table:table-cell office:value-type="float" office:value="3" table:style-name="ce1">
            <text:p>3</text:p>
          </table:table-cell>
          <table:table-cell office:value-type="float" office:value="1.637558833" table:style-name="ce1">
            <text:p>1.637558833</text:p>
          </table:table-cell>
          <table:table-cell office:value-type="float" office:value="1.661310314" table:style-name="ce1">
            <text:p>1.661310314</text:p>
          </table:table-cell>
          <table:table-cell office:value-type="float" office:value="1.651303525" table:style-name="ce1">
            <text:p>1.651303525</text:p>
          </table:table-cell>
          <table:table-cell office:value-type="float" office:value="1.655041428" table:style-name="ce1">
            <text:p>1.655041428</text:p>
          </table:table-cell>
          <table:table-cell office:value-type="float" office:value="0.0123090272382264" table:style-name="ce1">
            <text:p>0.0123090272382264</text:p>
          </table:table-cell>
          <table:table-cell office:value-type="float" office:value="3" table:style-name="ce1">
            <text:p>3</text:p>
          </table:table-cell>
          <table:table-cell office:value-type="float" office:value="3.243297943" table:style-name="ce1">
            <text:p>3.243297943</text:p>
          </table:table-cell>
          <table:table-cell office:value-type="float" office:value="3.360698586" table:style-name="ce1">
            <text:p>3.360698586</text:p>
          </table:table-cell>
          <table:table-cell office:value-type="float" office:value="3.29804428033333" table:style-name="ce1">
            <text:p>3.29804428033333</text:p>
          </table:table-cell>
          <table:table-cell office:value-type="float" office:value="3.290136312" table:style-name="ce1">
            <text:p>3.290136312</text:p>
          </table:table-cell>
          <table:table-cell office:value-type="float" office:value="0.0590984747398281" table:style-name="ce1">
            <text:p>0.0590984747398281</text:p>
          </table:table-cell>
          <table:table-cell office:value-type="float" office:value="3" table:style-name="ce1">
            <text:p>3</text:p>
          </table:table-cell>
          <table:table-cell office:value-type="float" office:value="15.29801428" table:style-name="ce1">
            <text:p>15.29801428</text:p>
          </table:table-cell>
          <table:table-cell office:value-type="float" office:value="15.39440959" table:style-name="ce1">
            <text:p>15.39440959</text:p>
          </table:table-cell>
          <table:table-cell office:value-type="float" office:value="15.3524261266667" table:style-name="ce1">
            <text:p>15.3524261266667</text:p>
          </table:table-cell>
          <table:table-cell office:value-type="float" office:value="15.36485451" table:style-name="ce1">
            <text:p>15.36485451</text:p>
          </table:table-cell>
          <table:table-cell office:value-type="float" office:value="0.0493848406062958" table:style-name="ce1">
            <text:p>0.0493848406062958</text:p>
          </table:table-cell>
          <table:table-cell office:value-type="float" office:value="3" table:style-name="ce1">
            <text:p>3</text:p>
          </table:table-cell>
          <table:table-cell office:value-type="float" office:value="0.2604630607" table:style-name="ce1">
            <text:p>0.2604630607</text:p>
          </table:table-cell>
          <table:table-cell office:value-type="float" office:value="0.2661670872" table:style-name="ce1">
            <text:p>0.2661670872</text:p>
          </table:table-cell>
          <table:table-cell office:value-type="float" office:value="0.263127623466667" table:style-name="ce1">
            <text:p>0.263127623466667</text:p>
          </table:table-cell>
          <table:table-cell office:value-type="float" office:value="0.2627527225" table:style-name="ce1">
            <text:p>0.2627527225</text:p>
          </table:table-cell>
          <table:table-cell office:value-type="float" office:value="0.00287043422312394" table:style-name="ce1">
            <text:p>0.00287043422312394</text:p>
          </table:table-cell>
          <table:table-cell office:value-type="float" office:value="3" table:style-name="ce1">
            <text:p>3</text:p>
          </table:table-cell>
          <table:table-cell office:value-type="float" office:value="176.2592177" table:style-name="ce1">
            <text:p>176.2592177</text:p>
          </table:table-cell>
          <table:table-cell office:value-type="float" office:value="176.9911768" table:style-name="ce1">
            <text:p>176.9911768</text:p>
          </table:table-cell>
          <table:table-cell office:value-type="float" office:value="176.7465181" table:style-name="ce1">
            <text:p>176.7465181</text:p>
          </table:table-cell>
          <table:table-cell office:value-type="float" office:value="176.9891598" table:style-name="ce1">
            <text:p>176.9891598</text:p>
          </table:table-cell>
          <table:table-cell office:value-type="float" office:value="0.422015730693036" table:style-name="ce1">
            <text:p>0.422015730693036</text:p>
          </table:table-cell>
          <table:table-cell office:value-type="float" office:value="3" table:style-name="ce1">
            <text:p>3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.359519941" table:style-name="ce1">
            <text:p>0.359519941</text:p>
          </table:table-cell>
          <table:table-cell office:value-type="float" office:value="0.3841581387" table:style-name="ce1">
            <text:p>0.3841581387</text:p>
          </table:table-cell>
          <table:table-cell office:value-type="float" office:value="0.372392258133333" table:style-name="ce1">
            <text:p>0.372392258133333</text:p>
          </table:table-cell>
          <table:table-cell office:value-type="float" office:value="0.3734986947" table:style-name="ce1">
            <text:p>0.3734986947</text:p>
          </table:table-cell>
          <table:table-cell office:value-type="float" office:value="0.012356308019919" table:style-name="ce1">
            <text:p>0.012356308019919</text:p>
          </table:table-cell>
          <table:table-cell office:value-type="float" office:value="3" table:style-name="ce1">
            <text:p>3</text:p>
          </table:table-cell>
          <table:table-cell office:value-type="float" office:value="3.874555907" table:style-name="ce1">
            <text:p>3.874555907</text:p>
          </table:table-cell>
          <table:table-cell office:value-type="float" office:value="4.172498192" table:style-name="ce1">
            <text:p>4.172498192</text:p>
          </table:table-cell>
          <table:table-cell office:value-type="float" office:value="4.02184441433333" table:style-name="ce1">
            <text:p>4.02184441433333</text:p>
          </table:table-cell>
          <table:table-cell office:value-type="float" office:value="4.018479144" table:style-name="ce1">
            <text:p>4.018479144</text:p>
          </table:table-cell>
          <table:table-cell office:value-type="float" office:value="0.14899964792263" table:style-name="ce1">
            <text:p>0.14899964792263</text:p>
          </table:table-cell>
          <table:table-cell office:value-type="float" office:value="3" table:style-name="ce1">
            <text:p>3</text:p>
          </table:table-cell>
          <table:table-cell office:value-type="float" office:value="0.2112337551" table:style-name="ce1">
            <text:p>0.2112337551</text:p>
          </table:table-cell>
          <table:table-cell office:value-type="float" office:value="0.2270304906" table:style-name="ce1">
            <text:p>0.2270304906</text:p>
          </table:table-cell>
          <table:table-cell office:value-type="float" office:value="0.2189392183" table:style-name="ce1">
            <text:p>0.2189392183</text:p>
          </table:table-cell>
          <table:table-cell office:value-type="float" office:value="0.2185534092" table:style-name="ce1">
            <text:p>0.2185534092</text:p>
          </table:table-cell>
          <table:table-cell office:value-type="float" office:value="0.0079054316523813" table:style-name="ce1">
            <text:p>0.0079054316523813</text:p>
          </table:table-cell>
          <table:table-cell office:value-type="float" office:value="3" table:style-name="ce1">
            <text:p>3</text:p>
          </table:table-cell>
          <table:table-cell office:value-type="float" office:value="1.848792465" table:style-name="ce1">
            <text:p>1.848792465</text:p>
          </table:table-cell>
          <table:table-cell office:value-type="float" office:value="1.888340647" table:style-name="ce1">
            <text:p>1.888340647</text:p>
          </table:table-cell>
          <table:table-cell office:value-type="float" office:value="1.87024260766667" table:style-name="ce1">
            <text:p>1.87024260766667</text:p>
          </table:table-cell>
          <table:table-cell office:value-type="float" office:value="1.873594711" table:style-name="ce1">
            <text:p>1.873594711</text:p>
          </table:table-cell>
          <table:table-cell office:value-type="float" office:value="0.0199860481947855" table:style-name="ce1">
            <text:p>0.0199860481947855</text:p>
          </table:table-cell>
          <table:table-cell office:value-type="float" office:value="3" table:style-name="ce1">
            <text:p>3</text:p>
          </table:table-cell>
          <table:table-cell office:value-type="float" office:value="0.2112337551" table:style-name="ce1">
            <text:p>0.2112337551</text:p>
          </table:table-cell>
          <table:table-cell office:value-type="float" office:value="0.2270304906" table:style-name="ce1">
            <text:p>0.2270304906</text:p>
          </table:table-cell>
          <table:table-cell office:value-type="float" office:value="0.2189392183" table:style-name="ce1">
            <text:p>0.2189392183</text:p>
          </table:table-cell>
          <table:table-cell office:value-type="float" office:value="0.2185534092" table:style-name="ce1">
            <text:p>0.2185534092</text:p>
          </table:table-cell>
          <table:table-cell office:value-type="float" office:value="0.0079054316523813" table:style-name="ce1">
            <text:p>0.0079054316523813</text:p>
          </table:table-cell>
          <table:table-cell office:value-type="float" office:value="3" table:style-name="ce1">
            <text:p>3</text:p>
          </table:table-cell>
          <table:table-cell office:value-type="float" office:value="1.534756362" table:style-name="ce1">
            <text:p>1.534756362</text:p>
          </table:table-cell>
          <table:table-cell office:value-type="float" office:value="1.59873091" table:style-name="ce1">
            <text:p>1.59873091</text:p>
          </table:table-cell>
          <table:table-cell office:value-type="float" office:value="1.57044156466667" table:style-name="ce1">
            <text:p>1.57044156466667</text:p>
          </table:table-cell>
          <table:table-cell office:value-type="float" office:value="1.577837422" table:style-name="ce1">
            <text:p>1.577837422</text:p>
          </table:table-cell>
          <table:table-cell office:value-type="float" office:value="0.0326222275024613" table:style-name="ce1">
            <text:p>0.0326222275024613</text:p>
          </table:table-cell>
          <table:table-cell office:value-type="float" office:value="3" table:style-name="ce1">
            <text:p>3</text:p>
          </table:table-cell>
          <table:table-cell office:value-type="float" office:value="1.675560638" table:style-name="ce1">
            <text:p>1.675560638</text:p>
          </table:table-cell>
          <table:table-cell office:value-type="float" office:value="1.71523009" table:style-name="ce1">
            <text:p>1.71523009</text:p>
          </table:table-cell>
          <table:table-cell office:value-type="float" office:value="1.69744643533333" table:style-name="ce1">
            <text:p>1.69744643533333</text:p>
          </table:table-cell>
          <table:table-cell office:value-type="float" office:value="1.701548578" table:style-name="ce1">
            <text:p>1.701548578</text:p>
          </table:table-cell>
          <table:table-cell office:value-type="float" office:value="0.0201503606999562" table:style-name="ce1">
            <text:p>0.0201503606999562</text:p>
          </table:table-cell>
          <table:table-cell office:value-type="float" office:value="3" table:style-name="ce1">
            <text:p>3</text:p>
          </table:table-cell>
          <table:table-cell office:value-type="float" office:value="0.1720461334" table:style-name="ce1">
            <text:p>0.1720461334</text:p>
          </table:table-cell>
          <table:table-cell office:value-type="float" office:value="0.173231827" table:style-name="ce1">
            <text:p>0.173231827</text:p>
          </table:table-cell>
          <table:table-cell office:value-type="float" office:value="0.172796172333333" table:style-name="ce1">
            <text:p>0.172796172333333</text:p>
          </table:table-cell>
          <table:table-cell office:value-type="float" office:value="0.1731105566" table:style-name="ce1">
            <text:p>0.1731105566</text:p>
          </table:table-cell>
          <table:table-cell office:value-type="float" office:value="0.000652376753583308" table:style-name="ce1">
            <text:p>0.000652376753583308</text:p>
          </table:table-cell>
          <table:table-cell office:value-type="float" office:value="3" table:style-name="ce1">
            <text:p>3</text:p>
          </table:table-cell>
          <table:table-cell office:value-type="float" office:value="3.56045" table:style-name="ce1">
            <text:p>3.56045</text:p>
          </table:table-cell>
          <table:table-cell office:value-type="float" office:value="3.8879148" table:style-name="ce1">
            <text:p>3.8879148</text:p>
          </table:table-cell>
          <table:table-cell office:value-type="float" office:value="3.69616615566667" table:style-name="ce1">
            <text:p>3.69616615566667</text:p>
          </table:table-cell>
          <table:table-cell office:value-type="float" office:value="3.640133667" table:style-name="ce1">
            <text:p>3.640133667</text:p>
          </table:table-cell>
          <table:table-cell office:value-type="float" office:value="0.170771861409879" table:style-name="ce1">
            <text:p>0.170771861409879</text:p>
          </table:table-cell>
          <table:table-cell office:value-type="float" office:value="3" table:style-name="ce1">
            <text:p>3</text:p>
          </table:table-cell>
          <table:table-cell office:value-type="float" office:value="0.9463035555" table:style-name="ce1">
            <text:p>0.9463035555</text:p>
          </table:table-cell>
          <table:table-cell office:value-type="float" office:value="0.9746719753" table:style-name="ce1">
            <text:p>0.9746719753</text:p>
          </table:table-cell>
          <table:table-cell office:value-type="float" office:value="0.960103371233333" table:style-name="ce1">
            <text:p>0.960103371233333</text:p>
          </table:table-cell>
          <table:table-cell office:value-type="float" office:value="0.9593345829" table:style-name="ce1">
            <text:p>0.9593345829</text:p>
          </table:table-cell>
          <table:table-cell office:value-type="float" office:value="0.0141998270099801" table:style-name="ce1">
            <text:p>0.0141998270099801</text:p>
          </table:table-cell>
          <table:table-cell office:value-type="float" office:value="3" table:style-name="ce1">
            <text:p>3</text:p>
          </table:table-cell>
          <table:table-cell office:value-type="float" office:value="2714.375287" table:style-name="ce1">
            <text:p>2714.375287</text:p>
          </table:table-cell>
          <table:table-cell office:value-type="float" office:value="2719.018093" table:style-name="ce1">
            <text:p>2719.018093</text:p>
          </table:table-cell>
          <table:table-cell office:value-type="float" office:value="2716.95714466667" table:style-name="ce1">
            <text:p>2716.95714466667</text:p>
          </table:table-cell>
          <table:table-cell office:value-type="float" office:value="2717.478054" table:style-name="ce1">
            <text:p>2717.478054</text:p>
          </table:table-cell>
          <table:table-cell office:value-type="float" office:value="2.36483018176255" table:style-name="ce1">
            <text:p>2.36483018176255</text:p>
          </table:table-cell>
          <table:table-cell office:value-type="float" office:value="3" table:style-name="ce1">
            <text:p>3</text:p>
          </table:table-cell>
          <table:table-cell office:value-type="float" office:value="0.01758599788" table:style-name="ce1">
            <text:p>0.01758599788</text:p>
          </table:table-cell>
          <table:table-cell office:value-type="float" office:value="0.02752820423" table:style-name="ce1">
            <text:p>0.02752820423</text:p>
          </table:table-cell>
          <table:table-cell office:value-type="float" office:value="0.02106561302" table:style-name="ce1">
            <text:p>0.02106561302</text:p>
          </table:table-cell>
          <table:table-cell office:value-type="float" office:value="0.01808263695" table:style-name="ce1">
            <text:p>0.01808263695</text:p>
          </table:table-cell>
          <table:table-cell office:value-type="float" office:value="0.00560227422143361" table:style-name="ce1">
            <text:p>0.00560227422143361</text:p>
          </table:table-cell>
          <table:table-cell office:value-type="float" office:value="3" table:style-name="ce1">
            <text:p>3</text:p>
          </table:table-cell>
          <table:table-cell office:value-type="float" office:value="37.01839493" table:style-name="ce1">
            <text:p>37.01839493</text:p>
          </table:table-cell>
          <table:table-cell office:value-type="float" office:value="37.02791552" table:style-name="ce1">
            <text:p>37.02791552</text:p>
          </table:table-cell>
          <table:table-cell office:value-type="float" office:value="37.02230876" table:style-name="ce1">
            <text:p>37.02230876</text:p>
          </table:table-cell>
          <table:table-cell office:value-type="float" office:value="37.02061583" table:style-name="ce1">
            <text:p>37.02061583</text:p>
          </table:table-cell>
          <table:table-cell office:value-type="float" office:value="0.00498095547818991" table:style-name="ce1">
            <text:p>0.00498095547818991</text:p>
          </table:table-cell>
          <table:table-cell office:value-type="float" office:value="3" table:style-name="ce1">
            <text:p>3</text:p>
          </table:table-cell>
          <table:table-cell office:value-type="float" office:value="20.4547003" table:style-name="ce1">
            <text:p>20.4547003</text:p>
          </table:table-cell>
          <table:table-cell office:value-type="float" office:value="142.9949404" table:style-name="ce1">
            <text:p>142.9949404</text:p>
          </table:table-cell>
          <table:table-cell office:value-type="float" office:value="102.143831566667" table:style-name="ce1">
            <text:p>102.143831566667</text:p>
          </table:table-cell>
          <table:table-cell office:value-type="float" office:value="142.981854" table:style-name="ce1">
            <text:p>142.981854</text:p>
          </table:table-cell>
          <table:table-cell office:value-type="float" office:value="70.7448631926056" table:style-name="ce1">
            <text:p>70.7448631926056</text:p>
          </table:table-cell>
          <table:table-cell office:value-type="float" office:value="3" table:style-name="ce1">
            <text:p>3</text:p>
          </table:table-cell>
          <table:table-cell office:value-type="float" office:value="62.33723654" table:style-name="ce1">
            <text:p>62.33723654</text:p>
          </table:table-cell>
          <table:table-cell office:value-type="float" office:value="64.20231307" table:style-name="ce1">
            <text:p>64.20231307</text:p>
          </table:table-cell>
          <table:table-cell office:value-type="float" office:value="63.3487740833333" table:style-name="ce1">
            <text:p>63.3487740833333</text:p>
          </table:table-cell>
          <table:table-cell office:value-type="float" office:value="63.50677264" table:style-name="ce1">
            <text:p>63.50677264</text:p>
          </table:table-cell>
          <table:table-cell office:value-type="float" office:value="0.94252335441663" table:style-name="ce1">
            <text:p>0.94252335441663</text:p>
          </table:table-cell>
          <table:table-cell office:value-type="float" office:value="3" table:style-name="ce1">
            <text:p>3</text:p>
          </table:table-cell>
          <table:table-cell office:value-type="float" office:value="0.00281781237" table:style-name="ce1">
            <text:p>0.00281781237</text:p>
          </table:table-cell>
          <table:table-cell office:value-type="float" office:value="0.003074548286" table:style-name="ce1">
            <text:p>0.003074548286</text:p>
          </table:table-cell>
          <table:table-cell office:value-type="float" office:value="0.002962348863" table:style-name="ce1">
            <text:p>0.002962348863</text:p>
          </table:table-cell>
          <table:table-cell office:value-type="float" office:value="0.002994685933" table:style-name="ce1">
            <text:p>0.002994685933</text:p>
          </table:table-cell>
          <table:table-cell office:value-type="float" office:value="0.000131387203384608" table:style-name="ce1">
            <text:p>0.000131387203384608</text:p>
          </table:table-cell>
          <table:table-cell office:value-type="float" office:value="3" table:style-name="ce1">
            <text:p>3</text:p>
          </table:table-cell>
          <table:table-cell office:value-type="float" office:value="0.01881819386" table:style-name="ce1">
            <text:p>0.01881819386</text:p>
          </table:table-cell>
          <table:table-cell office:value-type="float" office:value="0.01892800391" table:style-name="ce1">
            <text:p>0.01892800391</text:p>
          </table:table-cell>
          <table:table-cell office:value-type="float" office:value="0.0188774691433333" table:style-name="ce1">
            <text:p>0.0188774691433333</text:p>
          </table:table-cell>
          <table:table-cell office:value-type="float" office:value="0.01888620966" table:style-name="ce1">
            <text:p>0.01888620966</text:p>
          </table:table-cell>
          <table:table-cell office:value-type="float" office:value="5.54243560535526e-05" table:style-name="ce1">
            <text:p>5.54243560535526e-05</text:p>
          </table:table-cell>
          <table:table-cell office:value-type="float" office:value="3" table:style-name="ce1">
            <text:p>3</text:p>
          </table:table-cell>
          <table:table-cell office:value-type="float" office:value="4.300021776" table:style-name="ce1">
            <text:p>4.300021776</text:p>
          </table:table-cell>
          <table:table-cell office:value-type="float" office:value="4.51543877" table:style-name="ce1">
            <text:p>4.51543877</text:p>
          </table:table-cell>
          <table:table-cell office:value-type="float" office:value="4.40372239966667" table:style-name="ce1">
            <text:p>4.40372239966667</text:p>
          </table:table-cell>
          <table:table-cell office:value-type="float" office:value="4.395706653" table:style-name="ce1">
            <text:p>4.395706653</text:p>
          </table:table-cell>
          <table:table-cell office:value-type="float" office:value="0.107931966867871" table:style-name="ce1">
            <text:p>0.107931966867871</text:p>
          </table:table-cell>
          <table:table-cell office:value-type="float" office:value="3" table:style-name="ce1">
            <text:p>3</text:p>
          </table:table-cell>
          <table:table-cell office:value-type="float" office:value="4.419017355" table:style-name="ce1">
            <text:p>4.419017355</text:p>
          </table:table-cell>
          <table:table-cell office:value-type="float" office:value="11.40276297" table:style-name="ce1">
            <text:p>11.40276297</text:p>
          </table:table-cell>
          <table:table-cell office:value-type="float" office:value="8.22585870233333" table:style-name="ce1">
            <text:p>8.22585870233333</text:p>
          </table:table-cell>
          <table:table-cell office:value-type="float" office:value="8.855795782" table:style-name="ce1">
            <text:p>8.855795782</text:p>
          </table:table-cell>
          <table:table-cell office:value-type="float" office:value="3.53423135165373" table:style-name="ce1">
            <text:p>3.53423135165373</text:p>
          </table:table-cell>
          <table:table-cell office:value-type="float" office:value="3" table:style-name="ce1">
            <text:p>3</text:p>
          </table:table-cell>
          <table:table-cell office:value-type="float" office:value="0.9225810118" table:style-name="ce1">
            <text:p>0.9225810118</text:p>
          </table:table-cell>
          <table:table-cell office:value-type="float" office:value="1.079764953" table:style-name="ce1">
            <text:p>1.079764953</text:p>
          </table:table-cell>
          <table:table-cell office:value-type="float" office:value="0.987006592833333" table:style-name="ce1">
            <text:p>0.987006592833333</text:p>
          </table:table-cell>
          <table:table-cell office:value-type="float" office:value="0.9586738137" table:style-name="ce1">
            <text:p>0.9586738137</text:p>
          </table:table-cell>
          <table:table-cell office:value-type="float" office:value="0.0823332109349256" table:style-name="ce1">
            <text:p>0.0823332109349256</text:p>
          </table:table-cell>
          <table:table-cell office:value-type="float" office:value="3" table:style-name="ce1">
            <text:p>3</text:p>
          </table:table-cell>
          <table:table-cell office:value-type="float" office:value="1.297419703" table:style-name="ce1">
            <text:p>1.297419703</text:p>
          </table:table-cell>
          <table:table-cell office:value-type="float" office:value="1.698557314" table:style-name="ce1">
            <text:p>1.698557314</text:p>
          </table:table-cell>
          <table:table-cell office:value-type="float" office:value="1.56135104533333" table:style-name="ce1">
            <text:p>1.56135104533333</text:p>
          </table:table-cell>
          <table:table-cell office:value-type="float" office:value="1.688076119" table:style-name="ce1">
            <text:p>1.688076119</text:p>
          </table:table-cell>
          <table:table-cell office:value-type="float" office:value="0.228631316668481" table:style-name="ce1">
            <text:p>0.228631316668481</text:p>
          </table:table-cell>
        </table:table-row>
        <table:table-row table:style-name="ro1">
          <table:table-cell office:value-type="string" table:style-name="ce1">
            <text:p>100x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&lt;10%</text:p>
          </table:table-cell>
          <table:table-cell office:value-type="float" office:value="12" table:style-name="ce1">
            <text:p>12</text:p>
          </table:table-cell>
          <table:table-cell office:value-type="float" office:value="1.132303652" table:style-name="ce1">
            <text:p>1.132303652</text:p>
          </table:table-cell>
          <table:table-cell office:value-type="float" office:value="7.703258353" table:style-name="ce1">
            <text:p>7.703258353</text:p>
          </table:table-cell>
          <table:table-cell office:value-type="float" office:value="5.54111525741667" table:style-name="ce1">
            <text:p>5.54111525741667</text:p>
          </table:table-cell>
          <table:table-cell office:value-type="float" office:value="6.718237103" table:style-name="ce1">
            <text:p>6.718237103</text:p>
          </table:table-cell>
          <table:table-cell office:value-type="float" office:value="2.62475751480269" table:style-name="ce1">
            <text:p>2.62475751480269</text:p>
          </table:table-cell>
          <table:table-cell office:value-type="float" office:value="12" table:style-name="ce1">
            <text:p>12</text:p>
          </table:table-cell>
          <table:table-cell office:value-type="float" office:value="1.011471856" table:style-name="ce1">
            <text:p>1.011471856</text:p>
          </table:table-cell>
          <table:table-cell office:value-type="float" office:value="2.989016393" table:style-name="ce1">
            <text:p>2.989016393</text:p>
          </table:table-cell>
          <table:table-cell office:value-type="float" office:value="1.82040150675" table:style-name="ce1">
            <text:p>1.82040150675</text:p>
          </table:table-cell>
          <table:table-cell office:value-type="float" office:value="1.597983948" table:style-name="ce1">
            <text:p>1.597983948</text:p>
          </table:table-cell>
          <table:table-cell office:value-type="float" office:value="0.765997589278226" table:style-name="ce1">
            <text:p>0.765997589278226</text:p>
          </table:table-cell>
          <table:table-cell office:value-type="float" office:value="12" table:style-name="ce1">
            <text:p>12</text:p>
          </table:table-cell>
          <table:table-cell office:value-type="float" office:value="-1.29346291" table:style-name="ce1">
            <text:p>-1.29346291</text:p>
          </table:table-cell>
          <table:table-cell office:value-type="float" office:value="0.2973527184" table:style-name="ce1">
            <text:p>0.2973527184</text:p>
          </table:table-cell>
          <table:table-cell office:value-type="float" office:value="-0.3873834799725" table:style-name="ce1">
            <text:p>-0.3873834799725</text:p>
          </table:table-cell>
          <table:table-cell office:value-type="float" office:value="-0.317808430815" table:style-name="ce1">
            <text:p>-0.317808430815</text:p>
          </table:table-cell>
          <table:table-cell office:value-type="float" office:value="0.604301811651921" table:style-name="ce1">
            <text:p>0.604301811651921</text:p>
          </table:table-cell>
          <table:table-cell office:value-type="float" office:value="12" table:style-name="ce1">
            <text:p>12</text:p>
          </table:table-cell>
          <table:table-cell office:value-type="float" office:value="2.674084083" table:style-name="ce1">
            <text:p>2.674084083</text:p>
          </table:table-cell>
          <table:table-cell office:value-type="float" office:value="6.595203356" table:style-name="ce1">
            <text:p>6.595203356</text:p>
          </table:table-cell>
          <table:table-cell office:value-type="float" office:value="3.84813428358333" table:style-name="ce1">
            <text:p>3.84813428358333</text:p>
          </table:table-cell>
          <table:table-cell office:value-type="float" office:value="3.0149488515" table:style-name="ce1">
            <text:p>3.0149488515</text:p>
          </table:table-cell>
          <table:table-cell office:value-type="float" office:value="1.33272899609849" table:style-name="ce1">
            <text:p>1.33272899609849</text:p>
          </table:table-cell>
          <table:table-cell office:value-type="float" office:value="12" table:style-name="ce1">
            <text:p>12</text:p>
          </table:table-cell>
          <table:table-cell office:value-type="float" office:value="2.517291" table:style-name="ce1">
            <text:p>2.517291</text:p>
          </table:table-cell>
          <table:table-cell office:value-type="float" office:value="7.563302" table:style-name="ce1">
            <text:p>7.563302</text:p>
          </table:table-cell>
          <table:table-cell office:value-type="float" office:value="4.5286955" table:style-name="ce1">
            <text:p>4.5286955</text:p>
          </table:table-cell>
          <table:table-cell office:value-type="float" office:value="4.2339695" table:style-name="ce1">
            <text:p>4.2339695</text:p>
          </table:table-cell>
          <table:table-cell office:value-type="float" office:value="1.89842233380077" table:style-name="ce1">
            <text:p>1.89842233380077</text:p>
          </table:table-cell>
          <table:table-cell office:value-type="float" office:value="12" table:style-name="ce1">
            <text:p>12</text:p>
          </table:table-cell>
          <table:table-cell office:value-type="float" office:value="3.407908" table:style-name="ce1">
            <text:p>3.407908</text:p>
          </table:table-cell>
          <table:table-cell office:value-type="float" office:value="10.804258" table:style-name="ce1">
            <text:p>10.804258</text:p>
          </table:table-cell>
          <table:table-cell office:value-type="float" office:value="6.7964745" table:style-name="ce1">
            <text:p>6.7964745</text:p>
          </table:table-cell>
          <table:table-cell office:value-type="float" office:value="6.0097065" table:style-name="ce1">
            <text:p>6.0097065</text:p>
          </table:table-cell>
          <table:table-cell office:value-type="float" office:value="2.6142728370479" table:style-name="ce1">
            <text:p>2.6142728370479</text:p>
          </table:table-cell>
          <table:table-cell office:value-type="float" office:value="12" table:style-name="ce1">
            <text:p>12</text:p>
          </table:table-cell>
          <table:table-cell office:value-type="float" office:value="5.9769" table:style-name="ce1">
            <text:p>5.9769</text:p>
          </table:table-cell>
          <table:table-cell office:value-type="float" office:value="17.254167" table:style-name="ce1">
            <text:p>17.254167</text:p>
          </table:table-cell>
          <table:table-cell office:value-type="float" office:value="11.32517" table:style-name="ce1">
            <text:p>11.32517</text:p>
          </table:table-cell>
          <table:table-cell office:value-type="float" office:value="10.278845" table:style-name="ce1">
            <text:p>10.278845</text:p>
          </table:table-cell>
          <table:table-cell office:value-type="float" office:value="4.29852612428966" table:style-name="ce1">
            <text:p>4.29852612428966</text:p>
          </table:table-cell>
          <table:table-cell office:value-type="float" office:value="12" table:style-name="ce1">
            <text:p>12</text:p>
          </table:table-cell>
          <table:table-cell office:value-type="float" office:value="0.8198351573" table:style-name="ce1">
            <text:p>0.8198351573</text:p>
          </table:table-cell>
          <table:table-cell office:value-type="float" office:value="2.35450403" table:style-name="ce1">
            <text:p>2.35450403</text:p>
          </table:table-cell>
          <table:table-cell office:value-type="float" office:value="1.41978314179167" table:style-name="ce1">
            <text:p>1.41978314179167</text:p>
          </table:table-cell>
          <table:table-cell office:value-type="float" office:value="1.229517524" table:style-name="ce1">
            <text:p>1.229517524</text:p>
          </table:table-cell>
          <table:table-cell office:value-type="float" office:value="0.603117136701619" table:style-name="ce1">
            <text:p>0.603117136701619</text:p>
          </table:table-cell>
          <table:table-cell office:value-type="float" office:value="12" table:style-name="ce1">
            <text:p>12</text:p>
          </table:table-cell>
          <table:table-cell office:value-type="float" office:value="0.4605404274" table:style-name="ce1">
            <text:p>0.4605404274</text:p>
          </table:table-cell>
          <table:table-cell office:value-type="float" office:value="9.69679618" table:style-name="ce1">
            <text:p>9.69679618</text:p>
          </table:table-cell>
          <table:table-cell office:value-type="float" office:value="3.55458365643333" table:style-name="ce1">
            <text:p>3.55458365643333</text:p>
          </table:table-cell>
          <table:table-cell office:value-type="float" office:value="2.223255861" table:style-name="ce1">
            <text:p>2.223255861</text:p>
          </table:table-cell>
          <table:table-cell office:value-type="float" office:value="3.16002071489251" table:style-name="ce1">
            <text:p>3.16002071489251</text:p>
          </table:table-cell>
          <table:table-cell office:value-type="float" office:value="12" table:style-name="ce1">
            <text:p>12</text:p>
          </table:table-cell>
          <table:table-cell office:value-type="float" office:value="1.402521684" table:style-name="ce1">
            <text:p>1.402521684</text:p>
          </table:table-cell>
          <table:table-cell office:value-type="float" office:value="4.529189806" table:style-name="ce1">
            <text:p>4.529189806</text:p>
          </table:table-cell>
          <table:table-cell office:value-type="float" office:value="2.39142180616667" table:style-name="ce1">
            <text:p>2.39142180616667</text:p>
          </table:table-cell>
          <table:table-cell office:value-type="float" office:value="1.760793271" table:style-name="ce1">
            <text:p>1.760793271</text:p>
          </table:table-cell>
          <table:table-cell office:value-type="float" office:value="1.3105205789347" table:style-name="ce1">
            <text:p>1.3105205789347</text:p>
          </table:table-cell>
          <table:table-cell office:value-type="float" office:value="12" table:style-name="ce1">
            <text:p>12</text:p>
          </table:table-cell>
          <table:table-cell office:value-type="float" office:value="1.751259963" table:style-name="ce1">
            <text:p>1.751259963</text:p>
          </table:table-cell>
          <table:table-cell office:value-type="float" office:value="4.90381985" table:style-name="ce1">
            <text:p>4.90381985</text:p>
          </table:table-cell>
          <table:table-cell office:value-type="float" office:value="3.79434127333333" table:style-name="ce1">
            <text:p>3.79434127333333</text:p>
          </table:table-cell>
          <table:table-cell office:value-type="float" office:value="4.180913989" table:style-name="ce1">
            <text:p>4.180913989</text:p>
          </table:table-cell>
          <table:table-cell office:value-type="float" office:value="1.2129838139066" table:style-name="ce1">
            <text:p>1.2129838139066</text:p>
          </table:table-cell>
          <table:table-cell office:value-type="float" office:value="12" table:style-name="ce1">
            <text:p>12</text:p>
          </table:table-cell>
          <table:table-cell office:value-type="float" office:value="18.77993204" table:style-name="ce1">
            <text:p>18.77993204</text:p>
          </table:table-cell>
          <table:table-cell office:value-type="float" office:value="24.94952495" table:style-name="ce1">
            <text:p>24.94952495</text:p>
          </table:table-cell>
          <table:table-cell office:value-type="float" office:value="21.3336037183333" table:style-name="ce1">
            <text:p>21.3336037183333</text:p>
          </table:table-cell>
          <table:table-cell office:value-type="float" office:value="20.789111245" table:style-name="ce1">
            <text:p>20.789111245</text:p>
          </table:table-cell>
          <table:table-cell office:value-type="float" office:value="2.30463810289705" table:style-name="ce1">
            <text:p>2.30463810289705</text:p>
          </table:table-cell>
          <table:table-cell office:value-type="float" office:value="6" table:style-name="ce1">
            <text:p>6</text:p>
          </table:table-cell>
          <table:table-cell office:value-type="float" office:value="0.4087253579" table:style-name="ce1">
            <text:p>0.4087253579</text:p>
          </table:table-cell>
          <table:table-cell office:value-type="float" office:value="0.933805006" table:style-name="ce1">
            <text:p>0.933805006</text:p>
          </table:table-cell>
          <table:table-cell office:value-type="float" office:value="0.707527748983333" table:style-name="ce1">
            <text:p>0.707527748983333</text:p>
          </table:table-cell>
          <table:table-cell office:value-type="float" office:value="0.7642708345" table:style-name="ce1">
            <text:p>0.7642708345</text:p>
          </table:table-cell>
          <table:table-cell office:value-type="float" office:value="0.252032099491583" table:style-name="ce1">
            <text:p>0.252032099491583</text:p>
          </table:table-cell>
          <table:table-cell office:value-type="float" office:value="12" table:style-name="ce1">
            <text:p>12</text:p>
          </table:table-cell>
          <table:table-cell office:value-type="float" office:value="7.250655197" table:style-name="ce1">
            <text:p>7.250655197</text:p>
          </table:table-cell>
          <table:table-cell office:value-type="float" office:value="167.2362981" table:style-name="ce1">
            <text:p>167.2362981</text:p>
          </table:table-cell>
          <table:table-cell office:value-type="float" office:value="106.321683813917" table:style-name="ce1">
            <text:p>106.321683813917</text:p>
          </table:table-cell>
          <table:table-cell office:value-type="float" office:value="95.73836058" table:style-name="ce1">
            <text:p>95.73836058</text:p>
          </table:table-cell>
          <table:table-cell office:value-type="float" office:value="42.091257767697" table:style-name="ce1">
            <text:p>42.091257767697</text:p>
          </table:table-cell>
          <table:table-cell office:value-type="float" office:value="12" table:style-name="ce1">
            <text:p>12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676667387466667" table:style-name="ce1">
            <text:p>0.676667387466667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0633525564726463" table:style-name="ce1">
            <text:p>0.0633525564726463</text:p>
          </table:table-cell>
          <table:table-cell office:value-type="float" office:value="12" table:style-name="ce1">
            <text:p>12</text:p>
          </table:table-cell>
          <table:table-cell office:value-type="float" office:value="0.1381777032" table:style-name="ce1">
            <text:p>0.1381777032</text:p>
          </table:table-cell>
          <table:table-cell office:value-type="float" office:value="0.3074799057" table:style-name="ce1">
            <text:p>0.3074799057</text:p>
          </table:table-cell>
          <table:table-cell office:value-type="float" office:value="0.229654483333333" table:style-name="ce1">
            <text:p>0.229654483333333</text:p>
          </table:table-cell>
          <table:table-cell office:value-type="float" office:value="0.23162854055" table:style-name="ce1">
            <text:p>0.23162854055</text:p>
          </table:table-cell>
          <table:table-cell office:value-type="float" office:value="0.0677118018593431" table:style-name="ce1">
            <text:p>0.0677118018593431</text:p>
          </table:table-cell>
          <table:table-cell office:value-type="float" office:value="12" table:style-name="ce1">
            <text:p>12</text:p>
          </table:table-cell>
          <table:table-cell office:value-type="float" office:value="0.9298930574" table:style-name="ce1">
            <text:p>0.9298930574</text:p>
          </table:table-cell>
          <table:table-cell office:value-type="float" office:value="4.024301832" table:style-name="ce1">
            <text:p>4.024301832</text:p>
          </table:table-cell>
          <table:table-cell office:value-type="float" office:value="2.461690543275" table:style-name="ce1">
            <text:p>2.461690543275</text:p>
          </table:table-cell>
          <table:table-cell office:value-type="float" office:value="2.347772245" table:style-name="ce1">
            <text:p>2.347772245</text:p>
          </table:table-cell>
          <table:table-cell office:value-type="float" office:value="1.21640305054679" table:style-name="ce1">
            <text:p>1.21640305054679</text:p>
          </table:table-cell>
          <table:table-cell office:value-type="float" office:value="12" table:style-name="ce1">
            <text:p>12</text:p>
          </table:table-cell>
          <table:table-cell office:value-type="float" office:value="0.03197344001" table:style-name="ce1">
            <text:p>0.03197344001</text:p>
          </table:table-cell>
          <table:table-cell office:value-type="float" office:value="0.1213260303" table:style-name="ce1">
            <text:p>0.1213260303</text:p>
          </table:table-cell>
          <table:table-cell office:value-type="float" office:value="0.0672485202991667" table:style-name="ce1">
            <text:p>0.0672485202991667</text:p>
          </table:table-cell>
          <table:table-cell office:value-type="float" office:value="0.0577520563" table:style-name="ce1">
            <text:p>0.0577520563</text:p>
          </table:table-cell>
          <table:table-cell office:value-type="float" office:value="0.0331364614470368" table:style-name="ce1">
            <text:p>0.0331364614470368</text:p>
          </table:table-cell>
          <table:table-cell office:value-type="float" office:value="12" table:style-name="ce1">
            <text:p>12</text:p>
          </table:table-cell>
          <table:table-cell office:value-type="float" office:value="1.443109934" table:style-name="ce1">
            <text:p>1.443109934</text:p>
          </table:table-cell>
          <table:table-cell office:value-type="float" office:value="4.647587833" table:style-name="ce1">
            <text:p>4.647587833</text:p>
          </table:table-cell>
          <table:table-cell office:value-type="float" office:value="2.45867016866667" table:style-name="ce1">
            <text:p>2.45867016866667</text:p>
          </table:table-cell>
          <table:table-cell office:value-type="float" office:value="1.814789751" table:style-name="ce1">
            <text:p>1.814789751</text:p>
          </table:table-cell>
          <table:table-cell office:value-type="float" office:value="1.3423032007111" table:style-name="ce1">
            <text:p>1.3423032007111</text:p>
          </table:table-cell>
          <table:table-cell office:value-type="float" office:value="12" table:style-name="ce1">
            <text:p>12</text:p>
          </table:table-cell>
          <table:table-cell office:value-type="float" office:value="0.03197344001" table:style-name="ce1">
            <text:p>0.03197344001</text:p>
          </table:table-cell>
          <table:table-cell office:value-type="float" office:value="0.1213260303" table:style-name="ce1">
            <text:p>0.1213260303</text:p>
          </table:table-cell>
          <table:table-cell office:value-type="float" office:value="0.0672485202991667" table:style-name="ce1">
            <text:p>0.0672485202991667</text:p>
          </table:table-cell>
          <table:table-cell office:value-type="float" office:value="0.0577520563" table:style-name="ce1">
            <text:p>0.0577520563</text:p>
          </table:table-cell>
          <table:table-cell office:value-type="float" office:value="0.0331364614470368" table:style-name="ce1">
            <text:p>0.0331364614470368</text:p>
          </table:table-cell>
          <table:table-cell office:value-type="float" office:value="12" table:style-name="ce1">
            <text:p>12</text:p>
          </table:table-cell>
          <table:table-cell office:value-type="float" office:value="0.9124581674" table:style-name="ce1">
            <text:p>0.9124581674</text:p>
          </table:table-cell>
          <table:table-cell office:value-type="float" office:value="2.567554009" table:style-name="ce1">
            <text:p>2.567554009</text:p>
          </table:table-cell>
          <table:table-cell office:value-type="float" office:value="1.5681781186" table:style-name="ce1">
            <text:p>1.5681781186</text:p>
          </table:table-cell>
          <table:table-cell office:value-type="float" office:value="1.3664076945" table:style-name="ce1">
            <text:p>1.3664076945</text:p>
          </table:table-cell>
          <table:table-cell office:value-type="float" office:value="0.645215492083855" table:style-name="ce1">
            <text:p>0.645215492083855</text:p>
          </table:table-cell>
          <table:table-cell office:value-type="float" office:value="12" table:style-name="ce1">
            <text:p>12</text:p>
          </table:table-cell>
          <table:table-cell office:value-type="float" office:value="1.339437979" table:style-name="ce1">
            <text:p>1.339437979</text:p>
          </table:table-cell>
          <table:table-cell office:value-type="float" office:value="4.345592991" table:style-name="ce1">
            <text:p>4.345592991</text:p>
          </table:table-cell>
          <table:table-cell office:value-type="float" office:value="2.23057196475" table:style-name="ce1">
            <text:p>2.23057196475</text:p>
          </table:table-cell>
          <table:table-cell office:value-type="float" office:value="1.60985151" table:style-name="ce1">
            <text:p>1.60985151</text:p>
          </table:table-cell>
          <table:table-cell office:value-type="float" office:value="1.2893312403987" table:style-name="ce1">
            <text:p>1.2893312403987</text:p>
          </table:table-cell>
          <table:table-cell office:value-type="float" office:value="12" table:style-name="ce1">
            <text:p>12</text:p>
          </table:table-cell>
          <table:table-cell office:value-type="float" office:value="0.09424189984" table:style-name="ce1">
            <text:p>0.09424189984</text:p>
          </table:table-cell>
          <table:table-cell office:value-type="float" office:value="0.3308371859" table:style-name="ce1">
            <text:p>0.3308371859</text:p>
          </table:table-cell>
          <table:table-cell office:value-type="float" office:value="0.228098204015" table:style-name="ce1">
            <text:p>0.228098204015</text:p>
          </table:table-cell>
          <table:table-cell office:value-type="float" office:value="0.24392682615" table:style-name="ce1">
            <text:p>0.24392682615</text:p>
          </table:table-cell>
          <table:table-cell office:value-type="float" office:value="0.0861523471751977" table:style-name="ce1">
            <text:p>0.0861523471751977</text:p>
          </table:table-cell>
          <table:table-cell office:value-type="float" office:value="12" table:style-name="ce1">
            <text:p>12</text:p>
          </table:table-cell>
          <table:table-cell office:value-type="float" office:value="1.779836" table:style-name="ce1">
            <text:p>1.779836</text:p>
          </table:table-cell>
          <table:table-cell office:value-type="float" office:value="3.851679" table:style-name="ce1">
            <text:p>3.851679</text:p>
          </table:table-cell>
          <table:table-cell office:value-type="float" office:value="2.97318135833333" table:style-name="ce1">
            <text:p>2.97318135833333</text:p>
          </table:table-cell>
          <table:table-cell office:value-type="float" office:value="3.035904" table:style-name="ce1">
            <text:p>3.035904</text:p>
          </table:table-cell>
          <table:table-cell office:value-type="float" office:value="0.68191358665667" table:style-name="ce1">
            <text:p>0.68191358665667</text:p>
          </table:table-cell>
          <table:table-cell office:value-type="float" office:value="12" table:style-name="ce1">
            <text:p>12</text:p>
          </table:table-cell>
          <table:table-cell office:value-type="float" office:value="0.6521128903" table:style-name="ce1">
            <text:p>0.6521128903</text:p>
          </table:table-cell>
          <table:table-cell office:value-type="float" office:value="1.241307101" table:style-name="ce1">
            <text:p>1.241307101</text:p>
          </table:table-cell>
          <table:table-cell office:value-type="float" office:value="0.913024574433333" table:style-name="ce1">
            <text:p>0.913024574433333</text:p>
          </table:table-cell>
          <table:table-cell office:value-type="float" office:value="0.871097455" table:style-name="ce1">
            <text:p>0.871097455</text:p>
          </table:table-cell>
          <table:table-cell office:value-type="float" office:value="0.214564890054327" table:style-name="ce1">
            <text:p>0.214564890054327</text:p>
          </table:table-cell>
          <table:table-cell office:value-type="float" office:value="12" table:style-name="ce1">
            <text:p>12</text:p>
          </table:table-cell>
          <table:table-cell office:value-type="float" office:value="2212.059625" table:style-name="ce1">
            <text:p>2212.059625</text:p>
          </table:table-cell>
          <table:table-cell office:value-type="float" office:value="2544.651146" table:style-name="ce1">
            <text:p>2544.651146</text:p>
          </table:table-cell>
          <table:table-cell office:value-type="float" office:value="2393.106703" table:style-name="ce1">
            <text:p>2393.106703</text:p>
          </table:table-cell>
          <table:table-cell office:value-type="float" office:value="2411.4282775" table:style-name="ce1">
            <text:p>2411.4282775</text:p>
          </table:table-cell>
          <table:table-cell office:value-type="float" office:value="126.718505077015" table:style-name="ce1">
            <text:p>126.718505077015</text:p>
          </table:table-cell>
          <table:table-cell office:value-type="float" office:value="12" table:style-name="ce1">
            <text:p>12</text:p>
          </table:table-cell>
          <table:table-cell office:value-type="float" office:value="36.99840241" table:style-name="ce1">
            <text:p>36.99840241</text:p>
          </table:table-cell>
          <table:table-cell office:value-type="float" office:value="142.9951219" table:style-name="ce1">
            <text:p>142.9951219</text:p>
          </table:table-cell>
          <table:table-cell office:value-type="float" office:value="76.7599035191667" table:style-name="ce1">
            <text:p>76.7599035191667</text:p>
          </table:table-cell>
          <table:table-cell office:value-type="float" office:value="63.51890215" table:style-name="ce1">
            <text:p>63.51890215</text:p>
          </table:table-cell>
          <table:table-cell office:value-type="float" office:value="45.8863828330949" table:style-name="ce1">
            <text:p>45.8863828330949</text:p>
          </table:table-cell>
          <table:table-cell office:value-type="float" office:value="12" table:style-name="ce1">
            <text:p>12</text:p>
          </table:table-cell>
          <table:table-cell office:value-type="float" office:value="36.96705792" table:style-name="ce1">
            <text:p>36.96705792</text:p>
          </table:table-cell>
          <table:table-cell office:value-type="float" office:value="179.993667" table:style-name="ce1">
            <text:p>179.993667</text:p>
          </table:table-cell>
          <table:table-cell office:value-type="float" office:value="116.910078403333" table:style-name="ce1">
            <text:p>116.910078403333</text:p>
          </table:table-cell>
          <table:table-cell office:value-type="float" office:value="142.99257385" table:style-name="ce1">
            <text:p>142.99257385</text:p>
          </table:table-cell>
          <table:table-cell office:value-type="float" office:value="56.6277297062787" table:style-name="ce1">
            <text:p>56.6277297062787</text:p>
          </table:table-cell>
          <table:table-cell office:value-type="float" office:value="12" table:style-name="ce1">
            <text:p>12</text:p>
          </table:table-cell>
          <table:table-cell office:value-type="float" office:value="0.006815254722" table:style-name="ce1">
            <text:p>0.006815254722</text:p>
          </table:table-cell>
          <table:table-cell office:value-type="float" office:value="179.9996937" table:style-name="ce1">
            <text:p>179.9996937</text:p>
          </table:table-cell>
          <table:table-cell office:value-type="float" office:value="94.4206644520602" table:style-name="ce1">
            <text:p>94.4206644520602</text:p>
          </table:table-cell>
          <table:table-cell office:value-type="float" office:value="90.006704735" table:style-name="ce1">
            <text:p>90.006704735</text:p>
          </table:table-cell>
          <table:table-cell office:value-type="float" office:value="47.0803239346443" table:style-name="ce1">
            <text:p>47.0803239346443</text:p>
          </table:table-cell>
          <table:table-cell office:value-type="float" office:value="12" table:style-name="ce1">
            <text:p>12</text:p>
          </table:table-cell>
          <table:table-cell office:value-type="float" office:value="26.57928333" table:style-name="ce1">
            <text:p>26.57928333</text:p>
          </table:table-cell>
          <table:table-cell office:value-type="float" office:value="90.72533325" table:style-name="ce1">
            <text:p>90.72533325</text:p>
          </table:table-cell>
          <table:table-cell office:value-type="float" office:value="62.6356259958333" table:style-name="ce1">
            <text:p>62.6356259958333</text:p>
          </table:table-cell>
          <table:table-cell office:value-type="float" office:value="64.96688873" table:style-name="ce1">
            <text:p>64.96688873</text:p>
          </table:table-cell>
          <table:table-cell office:value-type="float" office:value="25.6984376249209" table:style-name="ce1">
            <text:p>25.6984376249209</text:p>
          </table:table-cell>
          <table:table-cell office:value-type="float" office:value="12" table:style-name="ce1">
            <text:p>12</text:p>
          </table:table-cell>
          <table:table-cell office:value-type="float" office:value="0.0007133517289" table:style-name="ce1">
            <text:p>0.0007133517289</text:p>
          </table:table-cell>
          <table:table-cell office:value-type="float" office:value="0.00737796167" table:style-name="ce1">
            <text:p>0.00737796167</text:p>
          </table:table-cell>
          <table:table-cell office:value-type="float" office:value="0.00403976224074167" table:style-name="ce1">
            <text:p>0.00403976224074167</text:p>
          </table:table-cell>
          <table:table-cell office:value-type="float" office:value="0.0036373963675" table:style-name="ce1">
            <text:p>0.0036373963675</text:p>
          </table:table-cell>
          <table:table-cell office:value-type="float" office:value="0.00241697056312848" table:style-name="ce1">
            <text:p>0.00241697056312848</text:p>
          </table:table-cell>
          <table:table-cell office:value-type="float" office:value="12" table:style-name="ce1">
            <text:p>12</text:p>
          </table:table-cell>
          <table:table-cell office:value-type="float" office:value="0.01464316295" table:style-name="ce1">
            <text:p>0.01464316295</text:p>
          </table:table-cell>
          <table:table-cell office:value-type="float" office:value="0.01853126404" table:style-name="ce1">
            <text:p>0.01853126404</text:p>
          </table:table-cell>
          <table:table-cell office:value-type="float" office:value="0.0166707614333333" table:style-name="ce1">
            <text:p>0.0166707614333333</text:p>
          </table:table-cell>
          <table:table-cell office:value-type="float" office:value="0.01671591079" table:style-name="ce1">
            <text:p>0.01671591079</text:p>
          </table:table-cell>
          <table:table-cell office:value-type="float" office:value="0.00168476701773963" table:style-name="ce1">
            <text:p>0.00168476701773963</text:p>
          </table:table-cell>
          <table:table-cell office:value-type="float" office:value="12" table:style-name="ce1">
            <text:p>12</text:p>
          </table:table-cell>
          <table:table-cell office:value-type="float" office:value="1.129879433" table:style-name="ce1">
            <text:p>1.129879433</text:p>
          </table:table-cell>
          <table:table-cell office:value-type="float" office:value="3.590787065" table:style-name="ce1">
            <text:p>3.590787065</text:p>
          </table:table-cell>
          <table:table-cell office:value-type="float" office:value="2.42646985366667" table:style-name="ce1">
            <text:p>2.42646985366667</text:p>
          </table:table-cell>
          <table:table-cell office:value-type="float" office:value="2.4913304395" table:style-name="ce1">
            <text:p>2.4913304395</text:p>
          </table:table-cell>
          <table:table-cell office:value-type="float" office:value="0.918741307975724" table:style-name="ce1">
            <text:p>0.918741307975724</text:p>
          </table:table-cell>
          <table:table-cell office:value-type="float" office:value="12" table:style-name="ce1">
            <text:p>12</text:p>
          </table:table-cell>
          <table:table-cell office:value-type="float" office:value="27.62160183" table:style-name="ce1">
            <text:p>27.62160183</text:p>
          </table:table-cell>
          <table:table-cell office:value-type="float" office:value="195.913005" table:style-name="ce1">
            <text:p>195.913005</text:p>
          </table:table-cell>
          <table:table-cell office:value-type="float" office:value="97.1622386883333" table:style-name="ce1">
            <text:p>97.1622386883333</text:p>
          </table:table-cell>
          <table:table-cell office:value-type="float" office:value="74.482427455" table:style-name="ce1">
            <text:p>74.482427455</text:p>
          </table:table-cell>
          <table:table-cell office:value-type="float" office:value="66.9973044305724" table:style-name="ce1">
            <text:p>66.9973044305724</text:p>
          </table:table-cell>
          <table:table-cell office:value-type="float" office:value="12" table:style-name="ce1">
            <text:p>12</text:p>
          </table:table-cell>
          <table:table-cell office:value-type="float" office:value="0.157794345" table:style-name="ce1">
            <text:p>0.157794345</text:p>
          </table:table-cell>
          <table:table-cell office:value-type="float" office:value="1.431513228" table:style-name="ce1">
            <text:p>1.431513228</text:p>
          </table:table-cell>
          <table:table-cell office:value-type="float" office:value="0.623835204391667" table:style-name="ce1">
            <text:p>0.623835204391667</text:p>
          </table:table-cell>
          <table:table-cell office:value-type="float" office:value="0.49641910325" table:style-name="ce1">
            <text:p>0.49641910325</text:p>
          </table:table-cell>
          <table:table-cell office:value-type="float" office:value="0.447771231450124" table:style-name="ce1">
            <text:p>0.447771231450124</text:p>
          </table:table-cell>
          <table:table-cell office:value-type="float" office:value="12" table:style-name="ce1">
            <text:p>12</text:p>
          </table:table-cell>
          <table:table-cell office:value-type="float" office:value="0.4996307911" table:style-name="ce1">
            <text:p>0.4996307911</text:p>
          </table:table-cell>
          <table:table-cell office:value-type="float" office:value="1.904144897" table:style-name="ce1">
            <text:p>1.904144897</text:p>
          </table:table-cell>
          <table:table-cell office:value-type="float" office:value="1.02578700749167" table:style-name="ce1">
            <text:p>1.02578700749167</text:p>
          </table:table-cell>
          <table:table-cell office:value-type="float" office:value="0.8556656966" table:style-name="ce1">
            <text:p>0.8556656966</text:p>
          </table:table-cell>
          <table:table-cell office:value-type="float" office:value="0.492485850336325" table:style-name="ce1">
            <text:p>0.492485850336325</text:p>
          </table:table-cell>
        </table:table-row>
        <table:table-row table:style-name="ro1">
          <table:table-cell office:value-type="string" table:style-name="ce1">
            <text:p>100x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&lt;10%</text:p>
          </table:table-cell>
          <table:table-cell office:value-type="float" office:value="6" table:style-name="ce1">
            <text:p>6</text:p>
          </table:table-cell>
          <table:table-cell office:value-type="float" office:value="3.01164438" table:style-name="ce1">
            <text:p>3.01164438</text:p>
          </table:table-cell>
          <table:table-cell office:value-type="float" office:value="9.832244912" table:style-name="ce1">
            <text:p>9.832244912</text:p>
          </table:table-cell>
          <table:table-cell office:value-type="float" office:value="6.20742775533333" table:style-name="ce1">
            <text:p>6.20742775533333</text:p>
          </table:table-cell>
          <table:table-cell office:value-type="float" office:value="5.8811893165" table:style-name="ce1">
            <text:p>5.8811893165</text:p>
          </table:table-cell>
          <table:table-cell office:value-type="float" office:value="3.46230603082625" table:style-name="ce1">
            <text:p>3.46230603082625</text:p>
          </table:table-cell>
          <table:table-cell office:value-type="float" office:value="6" table:style-name="ce1">
            <text:p>6</text:p>
          </table:table-cell>
          <table:table-cell office:value-type="float" office:value="0.8693683015" table:style-name="ce1">
            <text:p>0.8693683015</text:p>
          </table:table-cell>
          <table:table-cell office:value-type="float" office:value="1.450182666" table:style-name="ce1">
            <text:p>1.450182666</text:p>
          </table:table-cell>
          <table:table-cell office:value-type="float" office:value="1.1519767222" table:style-name="ce1">
            <text:p>1.1519767222</text:p>
          </table:table-cell>
          <table:table-cell office:value-type="float" office:value="1.13929260825" table:style-name="ce1">
            <text:p>1.13929260825</text:p>
          </table:table-cell>
          <table:table-cell office:value-type="float" office:value="0.30424450360703" table:style-name="ce1">
            <text:p>0.30424450360703</text:p>
          </table:table-cell>
          <table:table-cell office:value-type="float" office:value="6" table:style-name="ce1">
            <text:p>6</text:p>
          </table:table-cell>
          <table:table-cell office:value-type="float" office:value="-0.2917737163" table:style-name="ce1">
            <text:p>-0.2917737163</text:p>
          </table:table-cell>
          <table:table-cell office:value-type="float" office:value="0.127714848" table:style-name="ce1">
            <text:p>0.127714848</text:p>
          </table:table-cell>
          <table:table-cell office:value-type="float" office:value="-0.0756012934466667" table:style-name="ce1">
            <text:p>-0.0756012934466667</text:p>
          </table:table-cell>
          <table:table-cell office:value-type="float" office:value="-0.081539179615" table:style-name="ce1">
            <text:p>-0.081539179615</text:p>
          </table:table-cell>
          <table:table-cell office:value-type="float" office:value="0.149839686898868" table:style-name="ce1">
            <text:p>0.149839686898868</text:p>
          </table:table-cell>
          <table:table-cell office:value-type="float" office:value="6" table:style-name="ce1">
            <text:p>6</text:p>
          </table:table-cell>
          <table:table-cell office:value-type="float" office:value="2.88455812" table:style-name="ce1">
            <text:p>2.88455812</text:p>
          </table:table-cell>
          <table:table-cell office:value-type="float" office:value="3.696960182" table:style-name="ce1">
            <text:p>3.696960182</text:p>
          </table:table-cell>
          <table:table-cell office:value-type="float" office:value="3.3148787325" table:style-name="ce1">
            <text:p>3.3148787325</text:p>
          </table:table-cell>
          <table:table-cell office:value-type="float" office:value="3.3540874" table:style-name="ce1">
            <text:p>3.3540874</text:p>
          </table:table-cell>
          <table:table-cell office:value-type="float" office:value="0.268572336093784" table:style-name="ce1">
            <text:p>0.268572336093784</text:p>
          </table:table-cell>
          <table:table-cell office:value-type="float" office:value="6" table:style-name="ce1">
            <text:p>6</text:p>
          </table:table-cell>
          <table:table-cell office:value-type="float" office:value="2.751093" table:style-name="ce1">
            <text:p>2.751093</text:p>
          </table:table-cell>
          <table:table-cell office:value-type="float" office:value="4.410902" table:style-name="ce1">
            <text:p>4.410902</text:p>
          </table:table-cell>
          <table:table-cell office:value-type="float" office:value="3.54008183333333" table:style-name="ce1">
            <text:p>3.54008183333333</text:p>
          </table:table-cell>
          <table:table-cell office:value-type="float" office:value="3.3784" table:style-name="ce1">
            <text:p>3.3784</text:p>
          </table:table-cell>
          <table:table-cell office:value-type="float" office:value="0.678659597047125" table:style-name="ce1">
            <text:p>0.678659597047125</text:p>
          </table:table-cell>
          <table:table-cell office:value-type="float" office:value="6" table:style-name="ce1">
            <text:p>6</text:p>
          </table:table-cell>
          <table:table-cell office:value-type="float" office:value="2.828181" table:style-name="ce1">
            <text:p>2.828181</text:p>
          </table:table-cell>
          <table:table-cell office:value-type="float" office:value="5.012724" table:style-name="ce1">
            <text:p>5.012724</text:p>
          </table:table-cell>
          <table:table-cell office:value-type="float" office:value="3.84804016666667" table:style-name="ce1">
            <text:p>3.84804016666667</text:p>
          </table:table-cell>
          <table:table-cell office:value-type="float" office:value="3.8025665" table:style-name="ce1">
            <text:p>3.8025665</text:p>
          </table:table-cell>
          <table:table-cell office:value-type="float" office:value="1.09662236798515" table:style-name="ce1">
            <text:p>1.09662236798515</text:p>
          </table:table-cell>
          <table:table-cell office:value-type="float" office:value="6" table:style-name="ce1">
            <text:p>6</text:p>
          </table:table-cell>
          <table:table-cell office:value-type="float" office:value="5.63969" table:style-name="ce1">
            <text:p>5.63969</text:p>
          </table:table-cell>
          <table:table-cell office:value-type="float" office:value="9.127438" table:style-name="ce1">
            <text:p>9.127438</text:p>
          </table:table-cell>
          <table:table-cell office:value-type="float" office:value="7.388122" table:style-name="ce1">
            <text:p>7.388122</text:p>
          </table:table-cell>
          <table:table-cell office:value-type="float" office:value="7.3028655" table:style-name="ce1">
            <text:p>7.3028655</text:p>
          </table:table-cell>
          <table:table-cell office:value-type="float" office:value="1.66507333001006" table:style-name="ce1">
            <text:p>1.66507333001006</text:p>
          </table:table-cell>
          <table:table-cell office:value-type="float" office:value="6" table:style-name="ce1">
            <text:p>6</text:p>
          </table:table-cell>
          <table:table-cell office:value-type="float" office:value="0.6631212577" table:style-name="ce1">
            <text:p>0.6631212577</text:p>
          </table:table-cell>
          <table:table-cell office:value-type="float" office:value="1.171683365" table:style-name="ce1">
            <text:p>1.171683365</text:p>
          </table:table-cell>
          <table:table-cell office:value-type="float" office:value="0.9073660321" table:style-name="ce1">
            <text:p>0.9073660321</text:p>
          </table:table-cell>
          <table:table-cell office:value-type="float" office:value="0.8895862146" table:style-name="ce1">
            <text:p>0.8895862146</text:p>
          </table:table-cell>
          <table:table-cell office:value-type="float" office:value="0.252775737022645" table:style-name="ce1">
            <text:p>0.252775737022645</text:p>
          </table:table-cell>
          <table:table-cell office:value-type="float" office:value="6" table:style-name="ce1">
            <text:p>6</text:p>
          </table:table-cell>
          <table:table-cell office:value-type="float" office:value="0.7714485398" table:style-name="ce1">
            <text:p>0.7714485398</text:p>
          </table:table-cell>
          <table:table-cell office:value-type="float" office:value="3.941658928" table:style-name="ce1">
            <text:p>3.941658928</text:p>
          </table:table-cell>
          <table:table-cell office:value-type="float" office:value="1.81308850546667" table:style-name="ce1">
            <text:p>1.81308850546667</text:p>
          </table:table-cell>
          <table:table-cell office:value-type="float" office:value="1.5121874525" table:style-name="ce1">
            <text:p>1.5121874525</text:p>
          </table:table-cell>
          <table:table-cell office:value-type="float" office:value="1.11974164265918" table:style-name="ce1">
            <text:p>1.11974164265918</text:p>
          </table:table-cell>
          <table:table-cell office:value-type="float" office:value="6" table:style-name="ce1">
            <text:p>6</text:p>
          </table:table-cell>
          <table:table-cell office:value-type="float" office:value="1.021998555" table:style-name="ce1">
            <text:p>1.021998555</text:p>
          </table:table-cell>
          <table:table-cell office:value-type="float" office:value="1.843230441" table:style-name="ce1">
            <text:p>1.843230441</text:p>
          </table:table-cell>
          <table:table-cell office:value-type="float" office:value="1.4319459415" table:style-name="ce1">
            <text:p>1.4319459415</text:p>
          </table:table-cell>
          <table:table-cell office:value-type="float" office:value="1.4319033015" table:style-name="ce1">
            <text:p>1.4319033015</text:p>
          </table:table-cell>
          <table:table-cell office:value-type="float" office:value="0.435600507214807" table:style-name="ce1">
            <text:p>0.435600507214807</text:p>
          </table:table-cell>
          <table:table-cell office:value-type="float" office:value="6" table:style-name="ce1">
            <text:p>6</text:p>
          </table:table-cell>
          <table:table-cell office:value-type="float" office:value="1.805524256" table:style-name="ce1">
            <text:p>1.805524256</text:p>
          </table:table-cell>
          <table:table-cell office:value-type="float" office:value="2.990308039" table:style-name="ce1">
            <text:p>2.990308039</text:p>
          </table:table-cell>
          <table:table-cell office:value-type="float" office:value="2.33770640283333" table:style-name="ce1">
            <text:p>2.33770640283333</text:p>
          </table:table-cell>
          <table:table-cell office:value-type="float" office:value="2.225325927" table:style-name="ce1">
            <text:p>2.225325927</text:p>
          </table:table-cell>
          <table:table-cell office:value-type="float" office:value="0.561086685397394" table:style-name="ce1">
            <text:p>0.561086685397394</text:p>
          </table:table-cell>
          <table:table-cell office:value-type="float" office:value="6" table:style-name="ce1">
            <text:p>6</text:p>
          </table:table-cell>
          <table:table-cell office:value-type="float" office:value="15.30469555" table:style-name="ce1">
            <text:p>15.30469555</text:p>
          </table:table-cell>
          <table:table-cell office:value-type="float" office:value="16.74031886" table:style-name="ce1">
            <text:p>16.74031886</text:p>
          </table:table-cell>
          <table:table-cell office:value-type="float" office:value="16.030388315" table:style-name="ce1">
            <text:p>16.030388315</text:p>
          </table:table-cell>
          <table:table-cell office:value-type="float" office:value="16.00245612" table:style-name="ce1">
            <text:p>16.00245612</text:p>
          </table:table-cell>
          <table:table-cell office:value-type="float" office:value="0.463163396645585" table:style-name="ce1">
            <text:p>0.463163396645585</text:p>
          </table:table-cell>
          <table:table-cell office:value-type="float" office:value="1" table:style-name="ce1">
            <text:p>1</text:p>
          </table:table-cell>
          <table:table-cell office:value-type="float" office:value="0.3676758664" table:style-name="ce1">
            <text:p>0.3676758664</text:p>
          </table:table-cell>
          <table:table-cell office:value-type="float" office:value="0.3676758664" table:style-name="ce1">
            <text:p>0.3676758664</text:p>
          </table:table-cell>
          <table:table-cell office:value-type="float" office:value="0.3676758664" table:style-name="ce1">
            <text:p>0.3676758664</text:p>
          </table:table-cell>
          <table:table-cell office:value-type="float" office:value="0.3676758664" table:style-name="ce1">
            <text:p>0.3676758664</text:p>
          </table:table-cell>
          <table:table-cell/>
          <table:table-cell office:value-type="float" office:value="6" table:style-name="ce1">
            <text:p>6</text:p>
          </table:table-cell>
          <table:table-cell office:value-type="float" office:value="93.75621272" table:style-name="ce1">
            <text:p>93.75621272</text:p>
          </table:table-cell>
          <table:table-cell office:value-type="float" office:value="99.75202813" table:style-name="ce1">
            <text:p>99.75202813</text:p>
          </table:table-cell>
          <table:table-cell office:value-type="float" office:value="97.00064463" table:style-name="ce1">
            <text:p>97.00064463</text:p>
          </table:table-cell>
          <table:table-cell office:value-type="float" office:value="97.493298605" table:style-name="ce1">
            <text:p>97.493298605</text:p>
          </table:table-cell>
          <table:table-cell office:value-type="float" office:value="3.06063897229913" table:style-name="ce1">
            <text:p>3.06063897229913</text:p>
          </table:table-cell>
          <table:table-cell office:value-type="float" office:value="6" table:style-name="ce1">
            <text:p>6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.1563555852" table:style-name="ce1">
            <text:p>0.1563555852</text:p>
          </table:table-cell>
          <table:table-cell office:value-type="float" office:value="0.335482882" table:style-name="ce1">
            <text:p>0.335482882</text:p>
          </table:table-cell>
          <table:table-cell office:value-type="float" office:value="0.245036559266667" table:style-name="ce1">
            <text:p>0.245036559266667</text:p>
          </table:table-cell>
          <table:table-cell office:value-type="float" office:value="0.24319340415" table:style-name="ce1">
            <text:p>0.24319340415</text:p>
          </table:table-cell>
          <table:table-cell office:value-type="float" office:value="0.0955252878834125" table:style-name="ce1">
            <text:p>0.0955252878834125</text:p>
          </table:table-cell>
          <table:table-cell office:value-type="float" office:value="6" table:style-name="ce1">
            <text:p>6</text:p>
          </table:table-cell>
          <table:table-cell office:value-type="float" office:value="1.171017377" table:style-name="ce1">
            <text:p>1.171017377</text:p>
          </table:table-cell>
          <table:table-cell office:value-type="float" office:value="3.915957103" table:style-name="ce1">
            <text:p>3.915957103</text:p>
          </table:table-cell>
          <table:table-cell office:value-type="float" office:value="2.51288257716667" table:style-name="ce1">
            <text:p>2.51288257716667</text:p>
          </table:table-cell>
          <table:table-cell office:value-type="float" office:value="2.4446845355" table:style-name="ce1">
            <text:p>2.4446845355</text:p>
          </table:table-cell>
          <table:table-cell office:value-type="float" office:value="1.44836934382208" table:style-name="ce1">
            <text:p>1.44836934382208</text:p>
          </table:table-cell>
          <table:table-cell office:value-type="float" office:value="6" table:style-name="ce1">
            <text:p>6</text:p>
          </table:table-cell>
          <table:table-cell office:value-type="float" office:value="0.04604328256" table:style-name="ce1">
            <text:p>0.04604328256</text:p>
          </table:table-cell>
          <table:table-cell office:value-type="float" office:value="0.07593062353" table:style-name="ce1">
            <text:p>0.07593062353</text:p>
          </table:table-cell>
          <table:table-cell office:value-type="float" office:value="0.0571508934133333" table:style-name="ce1">
            <text:p>0.0571508934133333</text:p>
          </table:table-cell>
          <table:table-cell office:value-type="float" office:value="0.05375383868" table:style-name="ce1">
            <text:p>0.05375383868</text:p>
          </table:table-cell>
          <table:table-cell office:value-type="float" office:value="0.0115123302756971" table:style-name="ce1">
            <text:p>0.0115123302756971</text:p>
          </table:table-cell>
          <table:table-cell office:value-type="float" office:value="6" table:style-name="ce1">
            <text:p>6</text:p>
          </table:table-cell>
          <table:table-cell office:value-type="float" office:value="1.076121167" table:style-name="ce1">
            <text:p>1.076121167</text:p>
          </table:table-cell>
          <table:table-cell office:value-type="float" office:value="1.9001237" table:style-name="ce1">
            <text:p>1.9001237</text:p>
          </table:table-cell>
          <table:table-cell office:value-type="float" office:value="1.48909700433333" table:style-name="ce1">
            <text:p>1.48909700433333</text:p>
          </table:table-cell>
          <table:table-cell office:value-type="float" office:value="1.4892963645" table:style-name="ce1">
            <text:p>1.4892963645</text:p>
          </table:table-cell>
          <table:table-cell office:value-type="float" office:value="0.442068431882678" table:style-name="ce1">
            <text:p>0.442068431882678</text:p>
          </table:table-cell>
          <table:table-cell office:value-type="float" office:value="6" table:style-name="ce1">
            <text:p>6</text:p>
          </table:table-cell>
          <table:table-cell office:value-type="float" office:value="0.04604328256" table:style-name="ce1">
            <text:p>0.04604328256</text:p>
          </table:table-cell>
          <table:table-cell office:value-type="float" office:value="0.07593062353" table:style-name="ce1">
            <text:p>0.07593062353</text:p>
          </table:table-cell>
          <table:table-cell office:value-type="float" office:value="0.0571508934133333" table:style-name="ce1">
            <text:p>0.0571508934133333</text:p>
          </table:table-cell>
          <table:table-cell office:value-type="float" office:value="0.05375383868" table:style-name="ce1">
            <text:p>0.05375383868</text:p>
          </table:table-cell>
          <table:table-cell office:value-type="float" office:value="0.0115123302756971" table:style-name="ce1">
            <text:p>0.0115123302756971</text:p>
          </table:table-cell>
          <table:table-cell office:value-type="float" office:value="6" table:style-name="ce1">
            <text:p>6</text:p>
          </table:table-cell>
          <table:table-cell office:value-type="float" office:value="0.7231486194" table:style-name="ce1">
            <text:p>0.7231486194</text:p>
          </table:table-cell>
          <table:table-cell office:value-type="float" office:value="1.295675333" table:style-name="ce1">
            <text:p>1.295675333</text:p>
          </table:table-cell>
          <table:table-cell office:value-type="float" office:value="0.99800873005" table:style-name="ce1">
            <text:p>0.99800873005</text:p>
          </table:table-cell>
          <table:table-cell office:value-type="float" office:value="0.97165530325" table:style-name="ce1">
            <text:p>0.97165530325</text:p>
          </table:table-cell>
          <table:table-cell office:value-type="float" office:value="0.270201904902046" table:style-name="ce1">
            <text:p>0.270201904902046</text:p>
          </table:table-cell>
          <table:table-cell office:value-type="float" office:value="6" table:style-name="ce1">
            <text:p>6</text:p>
          </table:table-cell>
          <table:table-cell office:value-type="float" office:value="0.9613203806" table:style-name="ce1">
            <text:p>0.9613203806</text:p>
          </table:table-cell>
          <table:table-cell office:value-type="float" office:value="1.743955931" table:style-name="ce1">
            <text:p>1.743955931</text:p>
          </table:table-cell>
          <table:table-cell office:value-type="float" office:value="1.34721593661667" table:style-name="ce1">
            <text:p>1.34721593661667</text:p>
          </table:table-cell>
          <table:table-cell office:value-type="float" office:value="1.3440550893" table:style-name="ce1">
            <text:p>1.3440550893</text:p>
          </table:table-cell>
          <table:table-cell office:value-type="float" office:value="0.408057510101279" table:style-name="ce1">
            <text:p>0.408057510101279</text:p>
          </table:table-cell>
          <table:table-cell office:value-type="float" office:value="6" table:style-name="ce1">
            <text:p>6</text:p>
          </table:table-cell>
          <table:table-cell office:value-type="float" office:value="0.107364135" table:style-name="ce1">
            <text:p>0.107364135</text:p>
          </table:table-cell>
          <table:table-cell office:value-type="float" office:value="0.1824711656" table:style-name="ce1">
            <text:p>0.1824711656</text:p>
          </table:table-cell>
          <table:table-cell office:value-type="float" office:value="0.14188106785" table:style-name="ce1">
            <text:p>0.14188106785</text:p>
          </table:table-cell>
          <table:table-cell office:value-type="float" office:value="0.13548427805" table:style-name="ce1">
            <text:p>0.13548427805</text:p>
          </table:table-cell>
          <table:table-cell office:value-type="float" office:value="0.035573846365401" table:style-name="ce1">
            <text:p>0.035573846365401</text:p>
          </table:table-cell>
          <table:table-cell office:value-type="float" office:value="6" table:style-name="ce1">
            <text:p>6</text:p>
          </table:table-cell>
          <table:table-cell office:value-type="float" office:value="2.0725068" table:style-name="ce1">
            <text:p>2.0725068</text:p>
          </table:table-cell>
          <table:table-cell office:value-type="float" office:value="4.270712" table:style-name="ce1">
            <text:p>4.270712</text:p>
          </table:table-cell>
          <table:table-cell office:value-type="float" office:value="3.1593178" table:style-name="ce1">
            <text:p>3.1593178</text:p>
          </table:table-cell>
          <table:table-cell office:value-type="float" office:value="3.142619" table:style-name="ce1">
            <text:p>3.142619</text:p>
          </table:table-cell>
          <table:table-cell office:value-type="float" office:value="1.18514968053636" table:style-name="ce1">
            <text:p>1.18514968053636</text:p>
          </table:table-cell>
          <table:table-cell office:value-type="float" office:value="6" table:style-name="ce1">
            <text:p>6</text:p>
          </table:table-cell>
          <table:table-cell office:value-type="float" office:value="0.6979617728" table:style-name="ce1">
            <text:p>0.6979617728</text:p>
          </table:table-cell>
          <table:table-cell office:value-type="float" office:value="1.147376088" table:style-name="ce1">
            <text:p>1.147376088</text:p>
          </table:table-cell>
          <table:table-cell office:value-type="float" office:value="0.898770483216667" table:style-name="ce1">
            <text:p>0.898770483216667</text:p>
          </table:table-cell>
          <table:table-cell office:value-type="float" office:value="0.8770526793" table:style-name="ce1">
            <text:p>0.8770526793</text:p>
          </table:table-cell>
          <table:table-cell office:value-type="float" office:value="0.219343387657621" table:style-name="ce1">
            <text:p>0.219343387657621</text:p>
          </table:table-cell>
          <table:table-cell office:value-type="float" office:value="6" table:style-name="ce1">
            <text:p>6</text:p>
          </table:table-cell>
          <table:table-cell office:value-type="float" office:value="2308.808036" table:style-name="ce1">
            <text:p>2308.808036</text:p>
          </table:table-cell>
          <table:table-cell office:value-type="float" office:value="2453.475243" table:style-name="ce1">
            <text:p>2453.475243</text:p>
          </table:table-cell>
          <table:table-cell office:value-type="float" office:value="2367.06558833333" table:style-name="ce1">
            <text:p>2367.06558833333</text:p>
          </table:table-cell>
          <table:table-cell office:value-type="float" office:value="2358.2637775" table:style-name="ce1">
            <text:p>2358.2637775</text:p>
          </table:table-cell>
          <table:table-cell office:value-type="float" office:value="65.2231617170278" table:style-name="ce1">
            <text:p>65.2231617170278</text:p>
          </table:table-cell>
          <table:table-cell office:value-type="float" office:value="6" table:style-name="ce1">
            <text:p>6</text:p>
          </table:table-cell>
          <table:table-cell office:value-type="float" office:value="89.98838768" table:style-name="ce1">
            <text:p>89.98838768</text:p>
          </table:table-cell>
          <table:table-cell office:value-type="float" office:value="142.9887744" table:style-name="ce1">
            <text:p>142.9887744</text:p>
          </table:table-cell>
          <table:table-cell office:value-type="float" office:value="116.49183262" table:style-name="ce1">
            <text:p>116.49183262</text:p>
          </table:table-cell>
          <table:table-cell office:value-type="float" office:value="116.49626641" table:style-name="ce1">
            <text:p>116.49626641</text:p>
          </table:table-cell>
          <table:table-cell office:value-type="float" office:value="29.0255132220526" table:style-name="ce1">
            <text:p>29.0255132220526</text:p>
          </table:table-cell>
          <table:table-cell office:value-type="float" office:value="6" table:style-name="ce1">
            <text:p>6</text:p>
          </table:table-cell>
          <table:table-cell office:value-type="float" office:value="89.99250052" table:style-name="ce1">
            <text:p>89.99250052</text:p>
          </table:table-cell>
          <table:table-cell office:value-type="float" office:value="142.9942779" table:style-name="ce1">
            <text:p>142.9942779</text:p>
          </table:table-cell>
          <table:table-cell office:value-type="float" office:value="116.493255143333" table:style-name="ce1">
            <text:p>116.493255143333</text:p>
          </table:table-cell>
          <table:table-cell office:value-type="float" office:value="116.49216411" table:style-name="ce1">
            <text:p>116.49216411</text:p>
          </table:table-cell>
          <table:table-cell office:value-type="float" office:value="29.0252675348911" table:style-name="ce1">
            <text:p>29.0252675348911</text:p>
          </table:table-cell>
          <table:table-cell office:value-type="float" office:value="6" table:style-name="ce1">
            <text:p>6</text:p>
          </table:table-cell>
          <table:table-cell office:value-type="float" office:value="0.005383867372" table:style-name="ce1">
            <text:p>0.005383867372</text:p>
          </table:table-cell>
          <table:table-cell office:value-type="float" office:value="179.9943719" table:style-name="ce1">
            <text:p>179.9943719</text:p>
          </table:table-cell>
          <table:table-cell office:value-type="float" office:value="42.3348539720708" table:style-name="ce1">
            <text:p>42.3348539720708</text:p>
          </table:table-cell>
          <table:table-cell office:value-type="float" office:value="18.499302175006" table:style-name="ce1">
            <text:p>18.499302175006</text:p>
          </table:table-cell>
          <table:table-cell office:value-type="float" office:value="69.8316207445951" table:style-name="ce1">
            <text:p>69.8316207445951</text:p>
          </table:table-cell>
          <table:table-cell office:value-type="float" office:value="6" table:style-name="ce1">
            <text:p>6</text:p>
          </table:table-cell>
          <table:table-cell office:value-type="float" office:value="76.01949212" table:style-name="ce1">
            <text:p>76.01949212</text:p>
          </table:table-cell>
          <table:table-cell office:value-type="float" office:value="96.19182797" table:style-name="ce1">
            <text:p>96.19182797</text:p>
          </table:table-cell>
          <table:table-cell office:value-type="float" office:value="84.69223934" table:style-name="ce1">
            <text:p>84.69223934</text:p>
          </table:table-cell>
          <table:table-cell office:value-type="float" office:value="83.630608515" table:style-name="ce1">
            <text:p>83.630608515</text:p>
          </table:table-cell>
          <table:table-cell office:value-type="float" office:value="9.31189771020171" table:style-name="ce1">
            <text:p>9.31189771020171</text:p>
          </table:table-cell>
          <table:table-cell office:value-type="float" office:value="6" table:style-name="ce1">
            <text:p>6</text:p>
          </table:table-cell>
          <table:table-cell office:value-type="float" office:value="0.001484910061" table:style-name="ce1">
            <text:p>0.001484910061</text:p>
          </table:table-cell>
          <table:table-cell office:value-type="float" office:value="0.001962233641" table:style-name="ce1">
            <text:p>0.001962233641</text:p>
          </table:table-cell>
          <table:table-cell office:value-type="float" office:value="0.001719062689" table:style-name="ce1">
            <text:p>0.001719062689</text:p>
          </table:table-cell>
          <table:table-cell office:value-type="float" office:value="0.001739666904" table:style-name="ce1">
            <text:p>0.001739666904</text:p>
          </table:table-cell>
          <table:table-cell office:value-type="float" office:value="0.000181862368840167" table:style-name="ce1">
            <text:p>0.000181862368840167</text:p>
          </table:table-cell>
          <table:table-cell office:value-type="float" office:value="6" table:style-name="ce1">
            <text:p>6</text:p>
          </table:table-cell>
          <table:table-cell office:value-type="float" office:value="0.01694429141" table:style-name="ce1">
            <text:p>0.01694429141</text:p>
          </table:table-cell>
          <table:table-cell office:value-type="float" office:value="0.01736893648" table:style-name="ce1">
            <text:p>0.01736893648</text:p>
          </table:table-cell>
          <table:table-cell office:value-type="float" office:value="0.017168117345" table:style-name="ce1">
            <text:p>0.017168117345</text:p>
          </table:table-cell>
          <table:table-cell office:value-type="float" office:value="0.01718930731" table:style-name="ce1">
            <text:p>0.01718930731</text:p>
          </table:table-cell>
          <table:table-cell office:value-type="float" office:value="0.000211522639742738" table:style-name="ce1">
            <text:p>0.000211522639742738</text:p>
          </table:table-cell>
          <table:table-cell office:value-type="float" office:value="6" table:style-name="ce1">
            <text:p>6</text:p>
          </table:table-cell>
          <table:table-cell office:value-type="float" office:value="1.471805123" table:style-name="ce1">
            <text:p>1.471805123</text:p>
          </table:table-cell>
          <table:table-cell office:value-type="float" office:value="5.055396759" table:style-name="ce1">
            <text:p>5.055396759</text:p>
          </table:table-cell>
          <table:table-cell office:value-type="float" office:value="3.22389458233333" table:style-name="ce1">
            <text:p>3.22389458233333</text:p>
          </table:table-cell>
          <table:table-cell office:value-type="float" office:value="3.1599342935" table:style-name="ce1">
            <text:p>3.1599342935</text:p>
          </table:table-cell>
          <table:table-cell office:value-type="float" office:value="1.89723346369092" table:style-name="ce1">
            <text:p>1.89723346369092</text:p>
          </table:table-cell>
          <table:table-cell office:value-type="float" office:value="6" table:style-name="ce1">
            <text:p>6</text:p>
          </table:table-cell>
          <table:table-cell office:value-type="float" office:value="4.707294104" table:style-name="ce1">
            <text:p>4.707294104</text:p>
          </table:table-cell>
          <table:table-cell office:value-type="float" office:value="91.77317444" table:style-name="ce1">
            <text:p>91.77317444</text:p>
          </table:table-cell>
          <table:table-cell office:value-type="float" office:value="38.0993924878333" table:style-name="ce1">
            <text:p>38.0993924878333</text:p>
          </table:table-cell>
          <table:table-cell office:value-type="float" office:value="20.6278235845" table:style-name="ce1">
            <text:p>20.6278235845</text:p>
          </table:table-cell>
          <table:table-cell office:value-type="float" office:value="41.1749317401598" table:style-name="ce1">
            <text:p>41.1749317401598</text:p>
          </table:table-cell>
          <table:table-cell office:value-type="float" office:value="6" table:style-name="ce1">
            <text:p>6</text:p>
          </table:table-cell>
          <table:table-cell office:value-type="float" office:value="0.2411966901" table:style-name="ce1">
            <text:p>0.2411966901</text:p>
          </table:table-cell>
          <table:table-cell office:value-type="float" office:value="1.066781237" table:style-name="ce1">
            <text:p>1.066781237</text:p>
          </table:table-cell>
          <table:table-cell office:value-type="float" office:value="0.645303884266667" table:style-name="ce1">
            <text:p>0.645303884266667</text:p>
          </table:table-cell>
          <table:table-cell office:value-type="float" office:value="0.6016134943" table:style-name="ce1">
            <text:p>0.6016134943</text:p>
          </table:table-cell>
          <table:table-cell office:value-type="float" office:value="0.391222699389653" table:style-name="ce1">
            <text:p>0.391222699389653</text:p>
          </table:table-cell>
          <table:table-cell office:value-type="float" office:value="6" table:style-name="ce1">
            <text:p>6</text:p>
          </table:table-cell>
          <table:table-cell office:value-type="float" office:value="0.4414209603" table:style-name="ce1">
            <text:p>0.4414209603</text:p>
          </table:table-cell>
          <table:table-cell office:value-type="float" office:value="1.723039734" table:style-name="ce1">
            <text:p>1.723039734</text:p>
          </table:table-cell>
          <table:table-cell office:value-type="float" office:value="1.07623872811667" table:style-name="ce1">
            <text:p>1.07623872811667</text:p>
          </table:table-cell>
          <table:table-cell office:value-type="float" office:value="1.04813767835" table:style-name="ce1">
            <text:p>1.04813767835</text:p>
          </table:table-cell>
          <table:table-cell office:value-type="float" office:value="0.633707382048186" table:style-name="ce1">
            <text:p>0.633707382048186</text:p>
          </table:table-cell>
        </table:table-row>
        <table:table-row table:style-name="ro1">
          <table:table-cell office:value-type="string" table:style-name="ce1">
            <text:p>100x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10-20%</text:p>
          </table:table-cell>
          <table:table-cell office:value-type="float" office:value="3" table:style-name="ce1">
            <text:p>3</text:p>
          </table:table-cell>
          <table:table-cell office:value-type="float" office:value="18.12722435" table:style-name="ce1">
            <text:p>18.12722435</text:p>
          </table:table-cell>
          <table:table-cell office:value-type="float" office:value="18.71911821" table:style-name="ce1">
            <text:p>18.71911821</text:p>
          </table:table-cell>
          <table:table-cell office:value-type="float" office:value="18.4156847833333" table:style-name="ce1">
            <text:p>18.4156847833333</text:p>
          </table:table-cell>
          <table:table-cell office:value-type="float" office:value="18.40071179" table:style-name="ce1">
            <text:p>18.40071179</text:p>
          </table:table-cell>
          <table:table-cell office:value-type="float" office:value="0.29623086988605" table:style-name="ce1">
            <text:p>0.29623086988605</text:p>
          </table:table-cell>
          <table:table-cell office:value-type="float" office:value="3" table:style-name="ce1">
            <text:p>3</text:p>
          </table:table-cell>
          <table:table-cell office:value-type="float" office:value="1.554197731" table:style-name="ce1">
            <text:p>1.554197731</text:p>
          </table:table-cell>
          <table:table-cell office:value-type="float" office:value="1.605153249" table:style-name="ce1">
            <text:p>1.605153249</text:p>
          </table:table-cell>
          <table:table-cell office:value-type="float" office:value="1.582349275" table:style-name="ce1">
            <text:p>1.582349275</text:p>
          </table:table-cell>
          <table:table-cell office:value-type="float" office:value="1.587696845" table:style-name="ce1">
            <text:p>1.587696845</text:p>
          </table:table-cell>
          <table:table-cell office:value-type="float" office:value="0.0258952424653788" table:style-name="ce1">
            <text:p>0.0258952424653788</text:p>
          </table:table-cell>
          <table:table-cell office:value-type="float" office:value="3" table:style-name="ce1">
            <text:p>3</text:p>
          </table:table-cell>
          <table:table-cell office:value-type="float" office:value="-0.3079188767" table:style-name="ce1">
            <text:p>-0.3079188767</text:p>
          </table:table-cell>
          <table:table-cell office:value-type="float" office:value="-0.2457725812" table:style-name="ce1">
            <text:p>-0.2457725812</text:p>
          </table:table-cell>
          <table:table-cell office:value-type="float" office:value="-0.285376846766667" table:style-name="ce1">
            <text:p>-0.285376846766667</text:p>
          </table:table-cell>
          <table:table-cell office:value-type="float" office:value="-0.3024390824" table:style-name="ce1">
            <text:p>-0.3024390824</text:p>
          </table:table-cell>
          <table:table-cell office:value-type="float" office:value="0.0344075634809975" table:style-name="ce1">
            <text:p>0.0344075634809975</text:p>
          </table:table-cell>
          <table:table-cell office:value-type="float" office:value="3" table:style-name="ce1">
            <text:p>3</text:p>
          </table:table-cell>
          <table:table-cell office:value-type="float" office:value="2.801927862" table:style-name="ce1">
            <text:p>2.801927862</text:p>
          </table:table-cell>
          <table:table-cell office:value-type="float" office:value="2.877494542" table:style-name="ce1">
            <text:p>2.877494542</text:p>
          </table:table-cell>
          <table:table-cell office:value-type="float" office:value="2.840299486" table:style-name="ce1">
            <text:p>2.840299486</text:p>
          </table:table-cell>
          <table:table-cell office:value-type="float" office:value="2.841476054" table:style-name="ce1">
            <text:p>2.841476054</text:p>
          </table:table-cell>
          <table:table-cell office:value-type="float" office:value="0.0377970768148751" table:style-name="ce1">
            <text:p>0.0377970768148751</text:p>
          </table:table-cell>
          <table:table-cell office:value-type="float" office:value="3" table:style-name="ce1">
            <text:p>3</text:p>
          </table:table-cell>
          <table:table-cell office:value-type="float" office:value="4.726013" table:style-name="ce1">
            <text:p>4.726013</text:p>
          </table:table-cell>
          <table:table-cell office:value-type="float" office:value="4.969035" table:style-name="ce1">
            <text:p>4.969035</text:p>
          </table:table-cell>
          <table:table-cell office:value-type="float" office:value="4.84674666666667" table:style-name="ce1">
            <text:p>4.84674666666667</text:p>
          </table:table-cell>
          <table:table-cell office:value-type="float" office:value="4.845192" table:style-name="ce1">
            <text:p>4.845192</text:p>
          </table:table-cell>
          <table:table-cell office:value-type="float" office:value="0.12151845893663" table:style-name="ce1">
            <text:p>0.12151845893663</text:p>
          </table:table-cell>
          <table:table-cell office:value-type="float" office:value="3" table:style-name="ce1">
            <text:p>3</text:p>
          </table:table-cell>
          <table:table-cell office:value-type="float" office:value="4.067066" table:style-name="ce1">
            <text:p>4.067066</text:p>
          </table:table-cell>
          <table:table-cell office:value-type="float" office:value="4.222886" table:style-name="ce1">
            <text:p>4.222886</text:p>
          </table:table-cell>
          <table:table-cell office:value-type="float" office:value="4.164834" table:style-name="ce1">
            <text:p>4.164834</text:p>
          </table:table-cell>
          <table:table-cell office:value-type="float" office:value="4.20455" table:style-name="ce1">
            <text:p>4.20455</text:p>
          </table:table-cell>
          <table:table-cell office:value-type="float" office:value="0.0851644796379338" table:style-name="ce1">
            <text:p>0.0851644796379338</text:p>
          </table:table-cell>
          <table:table-cell office:value-type="float" office:value="3" table:style-name="ce1">
            <text:p>3</text:p>
          </table:table-cell>
          <table:table-cell office:value-type="float" office:value="8.948899" table:style-name="ce1">
            <text:p>8.948899</text:p>
          </table:table-cell>
          <table:table-cell office:value-type="float" office:value="9.049742" table:style-name="ce1">
            <text:p>9.049742</text:p>
          </table:table-cell>
          <table:table-cell office:value-type="float" office:value="9.01158066666667" table:style-name="ce1">
            <text:p>9.01158066666667</text:p>
          </table:table-cell>
          <table:table-cell office:value-type="float" office:value="9.036101" table:style-name="ce1">
            <text:p>9.036101</text:p>
          </table:table-cell>
          <table:table-cell office:value-type="float" office:value="0.0547107185324165" table:style-name="ce1">
            <text:p>0.0547107185324165</text:p>
          </table:table-cell>
          <table:table-cell office:value-type="float" office:value="3" table:style-name="ce1">
            <text:p>3</text:p>
          </table:table-cell>
          <table:table-cell office:value-type="float" office:value="1.234000922" table:style-name="ce1">
            <text:p>1.234000922</text:p>
          </table:table-cell>
          <table:table-cell office:value-type="float" office:value="1.278975318" table:style-name="ce1">
            <text:p>1.278975318</text:p>
          </table:table-cell>
          <table:table-cell office:value-type="float" office:value="1.259026818" table:style-name="ce1">
            <text:p>1.259026818</text:p>
          </table:table-cell>
          <table:table-cell office:value-type="float" office:value="1.264104214" table:style-name="ce1">
            <text:p>1.264104214</text:p>
          </table:table-cell>
          <table:table-cell office:value-type="float" office:value="0.0229130756664578" table:style-name="ce1">
            <text:p>0.0229130756664578</text:p>
          </table:table-cell>
          <table:table-cell office:value-type="float" office:value="3" table:style-name="ce1">
            <text:p>3</text:p>
          </table:table-cell>
          <table:table-cell office:value-type="float" office:value="0.6752289173" table:style-name="ce1">
            <text:p>0.6752289173</text:p>
          </table:table-cell>
          <table:table-cell office:value-type="float" office:value="0.8122483504" table:style-name="ce1">
            <text:p>0.8122483504</text:p>
          </table:table-cell>
          <table:table-cell office:value-type="float" office:value="0.750195177866667" table:style-name="ce1">
            <text:p>0.750195177866667</text:p>
          </table:table-cell>
          <table:table-cell office:value-type="float" office:value="0.7631082659" table:style-name="ce1">
            <text:p>0.7631082659</text:p>
          </table:table-cell>
          <table:table-cell office:value-type="float" office:value="0.0694164400101216" table:style-name="ce1">
            <text:p>0.0694164400101216</text:p>
          </table:table-cell>
          <table:table-cell office:value-type="float" office:value="3" table:style-name="ce1">
            <text:p>3</text:p>
          </table:table-cell>
          <table:table-cell office:value-type="float" office:value="1.797687975" table:style-name="ce1">
            <text:p>1.797687975</text:p>
          </table:table-cell>
          <table:table-cell office:value-type="float" office:value="1.839124434" table:style-name="ce1">
            <text:p>1.839124434</text:p>
          </table:table-cell>
          <table:table-cell office:value-type="float" office:value="1.81198674666667" table:style-name="ce1">
            <text:p>1.81198674666667</text:p>
          </table:table-cell>
          <table:table-cell office:value-type="float" office:value="1.799147831" table:style-name="ce1">
            <text:p>1.799147831</text:p>
          </table:table-cell>
          <table:table-cell office:value-type="float" office:value="0.0235132590305236" table:style-name="ce1">
            <text:p>0.0235132590305236</text:p>
          </table:table-cell>
          <table:table-cell office:value-type="float" office:value="3" table:style-name="ce1">
            <text:p>3</text:p>
          </table:table-cell>
          <table:table-cell office:value-type="float" office:value="3.392692062" table:style-name="ce1">
            <text:p>3.392692062</text:p>
          </table:table-cell>
          <table:table-cell office:value-type="float" office:value="3.574844328" table:style-name="ce1">
            <text:p>3.574844328</text:p>
          </table:table-cell>
          <table:table-cell office:value-type="float" office:value="3.498574065" table:style-name="ce1">
            <text:p>3.498574065</text:p>
          </table:table-cell>
          <table:table-cell office:value-type="float" office:value="3.528185805" table:style-name="ce1">
            <text:p>3.528185805</text:p>
          </table:table-cell>
          <table:table-cell office:value-type="float" office:value="0.0946176693942754" table:style-name="ce1">
            <text:p>0.0946176693942754</text:p>
          </table:table-cell>
          <table:table-cell office:value-type="float" office:value="3" table:style-name="ce1">
            <text:p>3</text:p>
          </table:table-cell>
          <table:table-cell office:value-type="float" office:value="19.46628431" table:style-name="ce1">
            <text:p>19.46628431</text:p>
          </table:table-cell>
          <table:table-cell office:value-type="float" office:value="19.56039702" table:style-name="ce1">
            <text:p>19.56039702</text:p>
          </table:table-cell>
          <table:table-cell office:value-type="float" office:value="19.5141106166667" table:style-name="ce1">
            <text:p>19.5141106166667</text:p>
          </table:table-cell>
          <table:table-cell office:value-type="float" office:value="19.51565052" table:style-name="ce1">
            <text:p>19.51565052</text:p>
          </table:table-cell>
          <table:table-cell office:value-type="float" office:value="0.0470752485133439" table:style-name="ce1">
            <text:p>0.0470752485133439</text:p>
          </table:table-cell>
          <table:table-cell office:value-type="float" office:value="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-Inf" table:style-name="ce1">
            <text:p>-Inf</text:p>
          </table:table-cell>
          <table:table-cell office:value-type="float" office:value="NaN" table:style-name="ce1">
            <text:p>NaN</text:p>
          </table:table-cell>
          <table:table-cell/>
          <table:table-cell/>
          <table:table-cell office:value-type="float" office:value="3" table:style-name="ce1">
            <text:p>3</text:p>
          </table:table-cell>
          <table:table-cell office:value-type="float" office:value="80.76634907" table:style-name="ce1">
            <text:p>80.76634907</text:p>
          </table:table-cell>
          <table:table-cell office:value-type="float" office:value="81.00336502" table:style-name="ce1">
            <text:p>81.00336502</text:p>
          </table:table-cell>
          <table:table-cell office:value-type="float" office:value="80.9237695566667" table:style-name="ce1">
            <text:p>80.9237695566667</text:p>
          </table:table-cell>
          <table:table-cell office:value-type="float" office:value="81.00159458" table:style-name="ce1">
            <text:p>81.00159458</text:p>
          </table:table-cell>
          <table:table-cell office:value-type="float" office:value="0.136333014458076" table:style-name="ce1">
            <text:p>0.136333014458076</text:p>
          </table:table-cell>
          <table:table-cell office:value-type="float" office:value="3" table:style-name="ce1">
            <text:p>3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.2132968867" table:style-name="ce1">
            <text:p>0.2132968867</text:p>
          </table:table-cell>
          <table:table-cell office:value-type="float" office:value="0.2141540679" table:style-name="ce1">
            <text:p>0.2141540679</text:p>
          </table:table-cell>
          <table:table-cell office:value-type="float" office:value="0.213785872033333" table:style-name="ce1">
            <text:p>0.213785872033333</text:p>
          </table:table-cell>
          <table:table-cell office:value-type="float" office:value="0.2139066615" table:style-name="ce1">
            <text:p>0.2139066615</text:p>
          </table:table-cell>
          <table:table-cell office:value-type="float" office:value="0.000441171705633505" table:style-name="ce1">
            <text:p>0.000441171705633505</text:p>
          </table:table-cell>
          <table:table-cell office:value-type="float" office:value="3" table:style-name="ce1">
            <text:p>3</text:p>
          </table:table-cell>
          <table:table-cell office:value-type="float" office:value="2.147368006" table:style-name="ce1">
            <text:p>2.147368006</text:p>
          </table:table-cell>
          <table:table-cell office:value-type="float" office:value="2.17073495" table:style-name="ce1">
            <text:p>2.17073495</text:p>
          </table:table-cell>
          <table:table-cell office:value-type="float" office:value="2.15978080766667" table:style-name="ce1">
            <text:p>2.15978080766667</text:p>
          </table:table-cell>
          <table:table-cell office:value-type="float" office:value="2.161239467" table:style-name="ce1">
            <text:p>2.161239467</text:p>
          </table:table-cell>
          <table:table-cell office:value-type="float" office:value="0.0117515651409853" table:style-name="ce1">
            <text:p>0.0117515651409853</text:p>
          </table:table-cell>
          <table:table-cell office:value-type="float" office:value="3" table:style-name="ce1">
            <text:p>3</text:p>
          </table:table-cell>
          <table:table-cell office:value-type="float" office:value="0.06744772379" table:style-name="ce1">
            <text:p>0.06744772379</text:p>
          </table:table-cell>
          <table:table-cell office:value-type="float" office:value="0.06981534081" table:style-name="ce1">
            <text:p>0.06981534081</text:p>
          </table:table-cell>
          <table:table-cell office:value-type="float" office:value="0.0688917122433333" table:style-name="ce1">
            <text:p>0.0688917122433333</text:p>
          </table:table-cell>
          <table:table-cell office:value-type="float" office:value="0.06941207213" table:style-name="ce1">
            <text:p>0.06941207213</text:p>
          </table:table-cell>
          <table:table-cell office:value-type="float" office:value="0.00126668204261655" table:style-name="ce1">
            <text:p>0.00126668204261655</text:p>
          </table:table-cell>
          <table:table-cell office:value-type="float" office:value="3" table:style-name="ce1">
            <text:p>3</text:p>
          </table:table-cell>
          <table:table-cell office:value-type="float" office:value="1.865135415" table:style-name="ce1">
            <text:p>1.865135415</text:p>
          </table:table-cell>
          <table:table-cell office:value-type="float" office:value="1.908939653" table:style-name="ce1">
            <text:p>1.908939653</text:p>
          </table:table-cell>
          <table:table-cell office:value-type="float" office:value="1.880878382" table:style-name="ce1">
            <text:p>1.880878382</text:p>
          </table:table-cell>
          <table:table-cell office:value-type="float" office:value="1.868560078" table:style-name="ce1">
            <text:p>1.868560078</text:p>
          </table:table-cell>
          <table:table-cell office:value-type="float" office:value="0.0243620253010187" table:style-name="ce1">
            <text:p>0.0243620253010187</text:p>
          </table:table-cell>
          <table:table-cell office:value-type="float" office:value="3" table:style-name="ce1">
            <text:p>3</text:p>
          </table:table-cell>
          <table:table-cell office:value-type="float" office:value="0.06744772379" table:style-name="ce1">
            <text:p>0.06744772379</text:p>
          </table:table-cell>
          <table:table-cell office:value-type="float" office:value="0.06981534081" table:style-name="ce1">
            <text:p>0.06981534081</text:p>
          </table:table-cell>
          <table:table-cell office:value-type="float" office:value="0.0688917122433333" table:style-name="ce1">
            <text:p>0.0688917122433333</text:p>
          </table:table-cell>
          <table:table-cell office:value-type="float" office:value="0.06941207213" table:style-name="ce1">
            <text:p>0.06941207213</text:p>
          </table:table-cell>
          <table:table-cell office:value-type="float" office:value="0.00126668204261655" table:style-name="ce1">
            <text:p>0.00126668204261655</text:p>
          </table:table-cell>
          <table:table-cell office:value-type="float" office:value="3" table:style-name="ce1">
            <text:p>3</text:p>
          </table:table-cell>
          <table:table-cell office:value-type="float" office:value="1.555079279" table:style-name="ce1">
            <text:p>1.555079279</text:p>
          </table:table-cell>
          <table:table-cell office:value-type="float" office:value="1.635715994" table:style-name="ce1">
            <text:p>1.635715994</text:p>
          </table:table-cell>
          <table:table-cell office:value-type="float" office:value="1.60857373633333" table:style-name="ce1">
            <text:p>1.60857373633333</text:p>
          </table:table-cell>
          <table:table-cell office:value-type="float" office:value="1.634925936" table:style-name="ce1">
            <text:p>1.634925936</text:p>
          </table:table-cell>
          <table:table-cell office:value-type="float" office:value="0.0463292431618702" table:style-name="ce1">
            <text:p>0.0463292431618702</text:p>
          </table:table-cell>
          <table:table-cell office:value-type="float" office:value="3" table:style-name="ce1">
            <text:p>3</text:p>
          </table:table-cell>
          <table:table-cell office:value-type="float" office:value="1.674892721" table:style-name="ce1">
            <text:p>1.674892721</text:p>
          </table:table-cell>
          <table:table-cell office:value-type="float" office:value="1.719889064" table:style-name="ce1">
            <text:p>1.719889064</text:p>
          </table:table-cell>
          <table:table-cell office:value-type="float" office:value="1.69196526366667" table:style-name="ce1">
            <text:p>1.69196526366667</text:p>
          </table:table-cell>
          <table:table-cell office:value-type="float" office:value="1.681114006" table:style-name="ce1">
            <text:p>1.681114006</text:p>
          </table:table-cell>
          <table:table-cell office:value-type="float" office:value="0.0243819618889602" table:style-name="ce1">
            <text:p>0.0243819618889602</text:p>
          </table:table-cell>
          <table:table-cell office:value-type="float" office:value="3" table:style-name="ce1">
            <text:p>3</text:p>
          </table:table-cell>
          <table:table-cell office:value-type="float" office:value="0.1874460724" table:style-name="ce1">
            <text:p>0.1874460724</text:p>
          </table:table-cell>
          <table:table-cell office:value-type="float" office:value="0.1902426941" table:style-name="ce1">
            <text:p>0.1902426941</text:p>
          </table:table-cell>
          <table:table-cell office:value-type="float" office:value="0.1889131187" table:style-name="ce1">
            <text:p>0.1889131187</text:p>
          </table:table-cell>
          <table:table-cell office:value-type="float" office:value="0.1890505896" table:style-name="ce1">
            <text:p>0.1890505896</text:p>
          </table:table-cell>
          <table:table-cell office:value-type="float" office:value="0.0014033698441565" table:style-name="ce1">
            <text:p>0.0014033698441565</text:p>
          </table:table-cell>
          <table:table-cell office:value-type="float" office:value="3" table:style-name="ce1">
            <text:p>3</text:p>
          </table:table-cell>
          <table:table-cell office:value-type="float" office:value="2.6256" table:style-name="ce1">
            <text:p>2.6256</text:p>
          </table:table-cell>
          <table:table-cell office:value-type="float" office:value="2.664725" table:style-name="ce1">
            <text:p>2.664725</text:p>
          </table:table-cell>
          <table:table-cell office:value-type="float" office:value="2.646726" table:style-name="ce1">
            <text:p>2.646726</text:p>
          </table:table-cell>
          <table:table-cell office:value-type="float" office:value="2.649853" table:style-name="ce1">
            <text:p>2.649853</text:p>
          </table:table-cell>
          <table:table-cell office:value-type="float" office:value="0.0197490506860456" table:style-name="ce1">
            <text:p>0.0197490506860456</text:p>
          </table:table-cell>
          <table:table-cell office:value-type="float" office:value="3" table:style-name="ce1">
            <text:p>3</text:p>
          </table:table-cell>
          <table:table-cell office:value-type="float" office:value="0.936074248" table:style-name="ce1">
            <text:p>0.936074248</text:p>
          </table:table-cell>
          <table:table-cell office:value-type="float" office:value="0.9504411048" table:style-name="ce1">
            <text:p>0.9504411048</text:p>
          </table:table-cell>
          <table:table-cell office:value-type="float" office:value="0.942846713" table:style-name="ce1">
            <text:p>0.942846713</text:p>
          </table:table-cell>
          <table:table-cell office:value-type="float" office:value="0.9420247862" table:style-name="ce1">
            <text:p>0.9420247862</text:p>
          </table:table-cell>
          <table:table-cell office:value-type="float" office:value="0.00721860902988553" table:style-name="ce1">
            <text:p>0.00721860902988553</text:p>
          </table:table-cell>
          <table:table-cell office:value-type="float" office:value="3" table:style-name="ce1">
            <text:p>3</text:p>
          </table:table-cell>
          <table:table-cell office:value-type="float" office:value="2545.64733" table:style-name="ce1">
            <text:p>2545.64733</text:p>
          </table:table-cell>
          <table:table-cell office:value-type="float" office:value="2582.752598" table:style-name="ce1">
            <text:p>2582.752598</text:p>
          </table:table-cell>
          <table:table-cell office:value-type="float" office:value="2559.439704" table:style-name="ce1">
            <text:p>2559.439704</text:p>
          </table:table-cell>
          <table:table-cell office:value-type="float" office:value="2549.919184" table:style-name="ce1">
            <text:p>2549.919184</text:p>
          </table:table-cell>
          <table:table-cell office:value-type="float" office:value="20.3022278122565" table:style-name="ce1">
            <text:p>20.3022278122565</text:p>
          </table:table-cell>
          <table:table-cell office:value-type="float" office:value="3" table:style-name="ce1">
            <text:p>3</text:p>
          </table:table-cell>
          <table:table-cell office:value-type="float" office:value="90.00758926" table:style-name="ce1">
            <text:p>90.00758926</text:p>
          </table:table-cell>
          <table:table-cell office:value-type="float" office:value="90.02553044" table:style-name="ce1">
            <text:p>90.02553044</text:p>
          </table:table-cell>
          <table:table-cell office:value-type="float" office:value="90.0153612766667" table:style-name="ce1">
            <text:p>90.0153612766667</text:p>
          </table:table-cell>
          <table:table-cell office:value-type="float" office:value="90.01296413" table:style-name="ce1">
            <text:p>90.01296413</text:p>
          </table:table-cell>
          <table:table-cell office:value-type="float" office:value="0.00920767174991481" table:style-name="ce1">
            <text:p>0.00920767174991481</text:p>
          </table:table-cell>
          <table:table-cell office:value-type="float" office:value="3" table:style-name="ce1">
            <text:p>3</text:p>
          </table:table-cell>
          <table:table-cell office:value-type="float" office:value="37.01736124" table:style-name="ce1">
            <text:p>37.01736124</text:p>
          </table:table-cell>
          <table:table-cell office:value-type="float" office:value="37.01915367" table:style-name="ce1">
            <text:p>37.01915367</text:p>
          </table:table-cell>
          <table:table-cell office:value-type="float" office:value="37.01809314" table:style-name="ce1">
            <text:p>37.01809314</text:p>
          </table:table-cell>
          <table:table-cell office:value-type="float" office:value="37.01776451" table:style-name="ce1">
            <text:p>37.01776451</text:p>
          </table:table-cell>
          <table:table-cell office:value-type="float" office:value="0.000940318873522211" table:style-name="ce1">
            <text:p>0.000940318873522211</text:p>
          </table:table-cell>
          <table:table-cell office:value-type="float" office:value="3" table:style-name="ce1">
            <text:p>3</text:p>
          </table:table-cell>
          <table:table-cell office:value-type="float" office:value="179.9894642" table:style-name="ce1">
            <text:p>179.9894642</text:p>
          </table:table-cell>
          <table:table-cell office:value-type="float" office:value="179.9937363" table:style-name="ce1">
            <text:p>179.9937363</text:p>
          </table:table-cell>
          <table:table-cell office:value-type="float" office:value="179.992081466667" table:style-name="ce1">
            <text:p>179.992081466667</text:p>
          </table:table-cell>
          <table:table-cell office:value-type="float" office:value="179.9930439" table:style-name="ce1">
            <text:p>179.9930439</text:p>
          </table:table-cell>
          <table:table-cell office:value-type="float" office:value="0.0022929060258467" table:style-name="ce1">
            <text:p>0.0022929060258467</text:p>
          </table:table-cell>
          <table:table-cell office:value-type="float" office:value="3" table:style-name="ce1">
            <text:p>3</text:p>
          </table:table-cell>
          <table:table-cell office:value-type="float" office:value="46.40116028" table:style-name="ce1">
            <text:p>46.40116028</text:p>
          </table:table-cell>
          <table:table-cell office:value-type="float" office:value="48.07762418" table:style-name="ce1">
            <text:p>48.07762418</text:p>
          </table:table-cell>
          <table:table-cell office:value-type="float" office:value="47.2345982366667" table:style-name="ce1">
            <text:p>47.2345982366667</text:p>
          </table:table-cell>
          <table:table-cell office:value-type="float" office:value="47.22501025" table:style-name="ce1">
            <text:p>47.22501025</text:p>
          </table:table-cell>
          <table:table-cell office:value-type="float" office:value="0.838273075505258" table:style-name="ce1">
            <text:p>0.838273075505258</text:p>
          </table:table-cell>
          <table:table-cell office:value-type="float" office:value="3" table:style-name="ce1">
            <text:p>3</text:p>
          </table:table-cell>
          <table:table-cell office:value-type="float" office:value="0.00326726957" table:style-name="ce1">
            <text:p>0.00326726957</text:p>
          </table:table-cell>
          <table:table-cell office:value-type="float" office:value="0.003556413776" table:style-name="ce1">
            <text:p>0.003556413776</text:p>
          </table:table-cell>
          <table:table-cell office:value-type="float" office:value="0.003390486788" table:style-name="ce1">
            <text:p>0.003390486788</text:p>
          </table:table-cell>
          <table:table-cell office:value-type="float" office:value="0.003347777018" table:style-name="ce1">
            <text:p>0.003347777018</text:p>
          </table:table-cell>
          <table:table-cell office:value-type="float" office:value="0.000149228637687048" table:style-name="ce1">
            <text:p>0.000149228637687048</text:p>
          </table:table-cell>
          <table:table-cell office:value-type="float" office:value="3" table:style-name="ce1">
            <text:p>3</text:p>
          </table:table-cell>
          <table:table-cell office:value-type="float" office:value="0.01639714277" table:style-name="ce1">
            <text:p>0.01639714277</text:p>
          </table:table-cell>
          <table:table-cell office:value-type="float" office:value="0.01652372273" table:style-name="ce1">
            <text:p>0.01652372273</text:p>
          </table:table-cell>
          <table:table-cell office:value-type="float" office:value="0.01647742935" table:style-name="ce1">
            <text:p>0.01647742935</text:p>
          </table:table-cell>
          <table:table-cell office:value-type="float" office:value="0.01651142255" table:style-name="ce1">
            <text:p>0.01651142255</text:p>
          </table:table-cell>
          <table:table-cell office:value-type="float" office:value="6.98016819502246e-05" table:style-name="ce1">
            <text:p>6.98016819502246e-05</text:p>
          </table:table-cell>
          <table:table-cell office:value-type="float" office:value="3" table:style-name="ce1">
            <text:p>3</text:p>
          </table:table-cell>
          <table:table-cell office:value-type="float" office:value="1.999155248" table:style-name="ce1">
            <text:p>1.999155248</text:p>
          </table:table-cell>
          <table:table-cell office:value-type="float" office:value="2.283661054" table:style-name="ce1">
            <text:p>2.283661054</text:p>
          </table:table-cell>
          <table:table-cell office:value-type="float" office:value="2.10490109666667" table:style-name="ce1">
            <text:p>2.10490109666667</text:p>
          </table:table-cell>
          <table:table-cell office:value-type="float" office:value="2.031886988" table:style-name="ce1">
            <text:p>2.031886988</text:p>
          </table:table-cell>
          <table:table-cell office:value-type="float" office:value="0.15567332289194" table:style-name="ce1">
            <text:p>0.15567332289194</text:p>
          </table:table-cell>
          <table:table-cell office:value-type="float" office:value="3" table:style-name="ce1">
            <text:p>3</text:p>
          </table:table-cell>
          <table:table-cell office:value-type="float" office:value="110.9309244" table:style-name="ce1">
            <text:p>110.9309244</text:p>
          </table:table-cell>
          <table:table-cell office:value-type="float" office:value="252.2584773" table:style-name="ce1">
            <text:p>252.2584773</text:p>
          </table:table-cell>
          <table:table-cell office:value-type="float" office:value="190.627629" table:style-name="ce1">
            <text:p>190.627629</text:p>
          </table:table-cell>
          <table:table-cell office:value-type="float" office:value="208.6934853" table:style-name="ce1">
            <text:p>208.6934853</text:p>
          </table:table-cell>
          <table:table-cell office:value-type="float" office:value="72.3750694304659" table:style-name="ce1">
            <text:p>72.3750694304659</text:p>
          </table:table-cell>
          <table:table-cell office:value-type="float" office:value="3" table:style-name="ce1">
            <text:p>3</text:p>
          </table:table-cell>
          <table:table-cell office:value-type="float" office:value="0.2587146583" table:style-name="ce1">
            <text:p>0.2587146583</text:p>
          </table:table-cell>
          <table:table-cell office:value-type="float" office:value="0.4709893504" table:style-name="ce1">
            <text:p>0.4709893504</text:p>
          </table:table-cell>
          <table:table-cell office:value-type="float" office:value="0.3406195024" table:style-name="ce1">
            <text:p>0.3406195024</text:p>
          </table:table-cell>
          <table:table-cell office:value-type="float" office:value="0.2921544985" table:style-name="ce1">
            <text:p>0.2921544985</text:p>
          </table:table-cell>
          <table:table-cell office:value-type="float" office:value="0.114134914372455" table:style-name="ce1">
            <text:p>0.114134914372455</text:p>
          </table:table-cell>
          <table:table-cell office:value-type="float" office:value="3" table:style-name="ce1">
            <text:p>3</text:p>
          </table:table-cell>
          <table:table-cell office:value-type="float" office:value="0.5082758204" table:style-name="ce1">
            <text:p>0.5082758204</text:p>
          </table:table-cell>
          <table:table-cell office:value-type="float" office:value="0.8014174693" table:style-name="ce1">
            <text:p>0.8014174693</text:p>
          </table:table-cell>
          <table:table-cell office:value-type="float" office:value="0.6105363769" table:style-name="ce1">
            <text:p>0.6105363769</text:p>
          </table:table-cell>
          <table:table-cell office:value-type="float" office:value="0.521915841" table:style-name="ce1">
            <text:p>0.521915841</text:p>
          </table:table-cell>
          <table:table-cell office:value-type="float" office:value="0.165448499894545" table:style-name="ce1">
            <text:p>0.165448499894545</text:p>
          </table:table-cell>
        </table:table-row>
        <table:table-row table:style-name="ro1">
          <table:table-cell office:value-type="string" table:style-name="ce1">
            <text:p>100x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&lt;10%</text:p>
          </table:table-cell>
          <table:table-cell office:value-type="float" office:value="4" table:style-name="ce1">
            <text:p>4</text:p>
          </table:table-cell>
          <table:table-cell office:value-type="float" office:value="1.873293943" table:style-name="ce1">
            <text:p>1.873293943</text:p>
          </table:table-cell>
          <table:table-cell office:value-type="float" office:value="9.951798487" table:style-name="ce1">
            <text:p>9.951798487</text:p>
          </table:table-cell>
          <table:table-cell office:value-type="float" office:value="4.11263432525" table:style-name="ce1">
            <text:p>4.11263432525</text:p>
          </table:table-cell>
          <table:table-cell office:value-type="float" office:value="2.3127224355" table:style-name="ce1">
            <text:p>2.3127224355</text:p>
          </table:table-cell>
          <table:table-cell office:value-type="float" office:value="3.91381736272399" table:style-name="ce1">
            <text:p>3.91381736272399</text:p>
          </table:table-cell>
          <table:table-cell office:value-type="float" office:value="4" table:style-name="ce1">
            <text:p>4</text:p>
          </table:table-cell>
          <table:table-cell office:value-type="float" office:value="1.502130568" table:style-name="ce1">
            <text:p>1.502130568</text:p>
          </table:table-cell>
          <table:table-cell office:value-type="float" office:value="1.830867628" table:style-name="ce1">
            <text:p>1.830867628</text:p>
          </table:table-cell>
          <table:table-cell office:value-type="float" office:value="1.5958147095" table:style-name="ce1">
            <text:p>1.5958147095</text:p>
          </table:table-cell>
          <table:table-cell office:value-type="float" office:value="1.525130321" table:style-name="ce1">
            <text:p>1.525130321</text:p>
          </table:table-cell>
          <table:table-cell office:value-type="float" office:value="0.157200614422742" table:style-name="ce1">
            <text:p>0.157200614422742</text:p>
          </table:table-cell>
          <table:table-cell office:value-type="float" office:value="4" table:style-name="ce1">
            <text:p>4</text:p>
          </table:table-cell>
          <table:table-cell office:value-type="float" office:value="-0.2746941525" table:style-name="ce1">
            <text:p>-0.2746941525</text:p>
          </table:table-cell>
          <table:table-cell office:value-type="float" office:value="0.7893793723" table:style-name="ce1">
            <text:p>0.7893793723</text:p>
          </table:table-cell>
          <table:table-cell office:value-type="float" office:value="0.017657311925" table:style-name="ce1">
            <text:p>0.017657311925</text:p>
          </table:table-cell>
          <table:table-cell office:value-type="float" office:value="-0.22202798605" table:style-name="ce1">
            <text:p>-0.22202798605</text:p>
          </table:table-cell>
          <table:table-cell office:value-type="float" office:value="0.515175172012004" table:style-name="ce1">
            <text:p>0.515175172012004</text:p>
          </table:table-cell>
          <table:table-cell office:value-type="float" office:value="4" table:style-name="ce1">
            <text:p>4</text:p>
          </table:table-cell>
          <table:table-cell office:value-type="float" office:value="2.405274679" table:style-name="ce1">
            <text:p>2.405274679</text:p>
          </table:table-cell>
          <table:table-cell office:value-type="float" office:value="6.154837238" table:style-name="ce1">
            <text:p>6.154837238</text:p>
          </table:table-cell>
          <table:table-cell office:value-type="float" office:value="3.3522318455" table:style-name="ce1">
            <text:p>3.3522318455</text:p>
          </table:table-cell>
          <table:table-cell office:value-type="float" office:value="2.4244077325" table:style-name="ce1">
            <text:p>2.4244077325</text:p>
          </table:table-cell>
          <table:table-cell office:value-type="float" office:value="1.86842561692358" table:style-name="ce1">
            <text:p>1.86842561692358</text:p>
          </table:table-cell>
          <table:table-cell office:value-type="float" office:value="4" table:style-name="ce1">
            <text:p>4</text:p>
          </table:table-cell>
          <table:table-cell office:value-type="float" office:value="4.592454" table:style-name="ce1">
            <text:p>4.592454</text:p>
          </table:table-cell>
          <table:table-cell office:value-type="float" office:value="7.718037" table:style-name="ce1">
            <text:p>7.718037</text:p>
          </table:table-cell>
          <table:table-cell office:value-type="float" office:value="5.4362985" table:style-name="ce1">
            <text:p>5.4362985</text:p>
          </table:table-cell>
          <table:table-cell office:value-type="float" office:value="4.7173515" table:style-name="ce1">
            <text:p>4.7173515</text:p>
          </table:table-cell>
          <table:table-cell office:value-type="float" office:value="1.52236381320859" table:style-name="ce1">
            <text:p>1.52236381320859</text:p>
          </table:table-cell>
          <table:table-cell office:value-type="float" office:value="4" table:style-name="ce1">
            <text:p>4</text:p>
          </table:table-cell>
          <table:table-cell office:value-type="float" office:value="3.651517" table:style-name="ce1">
            <text:p>3.651517</text:p>
          </table:table-cell>
          <table:table-cell office:value-type="float" office:value="5.415356" table:style-name="ce1">
            <text:p>5.415356</text:p>
          </table:table-cell>
          <table:table-cell office:value-type="float" office:value="4.110754" table:style-name="ce1">
            <text:p>4.110754</text:p>
          </table:table-cell>
          <table:table-cell office:value-type="float" office:value="3.6880715" table:style-name="ce1">
            <text:p>3.6880715</text:p>
          </table:table-cell>
          <table:table-cell office:value-type="float" office:value="0.870008544250381" table:style-name="ce1">
            <text:p>0.870008544250381</text:p>
          </table:table-cell>
          <table:table-cell office:value-type="float" office:value="4" table:style-name="ce1">
            <text:p>4</text:p>
          </table:table-cell>
          <table:table-cell office:value-type="float" office:value="8.243971" table:style-name="ce1">
            <text:p>8.243971</text:p>
          </table:table-cell>
          <table:table-cell office:value-type="float" office:value="13.133393" table:style-name="ce1">
            <text:p>13.133393</text:p>
          </table:table-cell>
          <table:table-cell office:value-type="float" office:value="9.5470525" table:style-name="ce1">
            <text:p>9.5470525</text:p>
          </table:table-cell>
          <table:table-cell office:value-type="float" office:value="8.405423" table:style-name="ce1">
            <text:p>8.405423</text:p>
          </table:table-cell>
          <table:table-cell office:value-type="float" office:value="2.39226343262018" table:style-name="ce1">
            <text:p>2.39226343262018</text:p>
          </table:table-cell>
          <table:table-cell office:value-type="float" office:value="4" table:style-name="ce1">
            <text:p>4</text:p>
          </table:table-cell>
          <table:table-cell office:value-type="float" office:value="1.255237343" table:style-name="ce1">
            <text:p>1.255237343</text:p>
          </table:table-cell>
          <table:table-cell office:value-type="float" office:value="1.285841539" table:style-name="ce1">
            <text:p>1.285841539</text:p>
          </table:table-cell>
          <table:table-cell office:value-type="float" office:value="1.2732469425" table:style-name="ce1">
            <text:p>1.2732469425</text:p>
          </table:table-cell>
          <table:table-cell office:value-type="float" office:value="1.275954444" table:style-name="ce1">
            <text:p>1.275954444</text:p>
          </table:table-cell>
          <table:table-cell office:value-type="float" office:value="0.0135794017482768" table:style-name="ce1">
            <text:p>0.0135794017482768</text:p>
          </table:table-cell>
          <table:table-cell office:value-type="float" office:value="4" table:style-name="ce1">
            <text:p>4</text:p>
          </table:table-cell>
          <table:table-cell office:value-type="float" office:value="0.4885828629" table:style-name="ce1">
            <text:p>0.4885828629</text:p>
          </table:table-cell>
          <table:table-cell office:value-type="float" office:value="1.04068129" table:style-name="ce1">
            <text:p>1.04068129</text:p>
          </table:table-cell>
          <table:table-cell office:value-type="float" office:value="0.671992378775" table:style-name="ce1">
            <text:p>0.671992378775</text:p>
          </table:table-cell>
          <table:table-cell office:value-type="float" office:value="0.5793526811" table:style-name="ce1">
            <text:p>0.5793526811</text:p>
          </table:table-cell>
          <table:table-cell office:value-type="float" office:value="0.250631015721704" table:style-name="ce1">
            <text:p>0.250631015721704</text:p>
          </table:table-cell>
          <table:table-cell office:value-type="float" office:value="4" table:style-name="ce1">
            <text:p>4</text:p>
          </table:table-cell>
          <table:table-cell office:value-type="float" office:value="1.677784329" table:style-name="ce1">
            <text:p>1.677784329</text:p>
          </table:table-cell>
          <table:table-cell office:value-type="float" office:value="1.778959766" table:style-name="ce1">
            <text:p>1.778959766</text:p>
          </table:table-cell>
          <table:table-cell office:value-type="float" office:value="1.747087024" table:style-name="ce1">
            <text:p>1.747087024</text:p>
          </table:table-cell>
          <table:table-cell office:value-type="float" office:value="1.7658020005" table:style-name="ce1">
            <text:p>1.7658020005</text:p>
          </table:table-cell>
          <table:table-cell office:value-type="float" office:value="0.0466786277440665" table:style-name="ce1">
            <text:p>0.0466786277440665</text:p>
          </table:table-cell>
          <table:table-cell office:value-type="float" office:value="4" table:style-name="ce1">
            <text:p>4</text:p>
          </table:table-cell>
          <table:table-cell office:value-type="float" office:value="3.161220457" table:style-name="ce1">
            <text:p>3.161220457</text:p>
          </table:table-cell>
          <table:table-cell office:value-type="float" office:value="3.440945448" table:style-name="ce1">
            <text:p>3.440945448</text:p>
          </table:table-cell>
          <table:table-cell office:value-type="float" office:value="3.2379713735" table:style-name="ce1">
            <text:p>3.2379713735</text:p>
          </table:table-cell>
          <table:table-cell office:value-type="float" office:value="3.1748597945" table:style-name="ce1">
            <text:p>3.1748597945</text:p>
          </table:table-cell>
          <table:table-cell office:value-type="float" office:value="0.135815790716958" table:style-name="ce1">
            <text:p>0.135815790716958</text:p>
          </table:table-cell>
          <table:table-cell office:value-type="float" office:value="4" table:style-name="ce1">
            <text:p>4</text:p>
          </table:table-cell>
          <table:table-cell office:value-type="float" office:value="15.60475335" table:style-name="ce1">
            <text:p>15.60475335</text:p>
          </table:table-cell>
          <table:table-cell office:value-type="float" office:value="19.02102583" table:style-name="ce1">
            <text:p>19.02102583</text:p>
          </table:table-cell>
          <table:table-cell office:value-type="float" office:value="18.0385327775" table:style-name="ce1">
            <text:p>18.0385327775</text:p>
          </table:table-cell>
          <table:table-cell office:value-type="float" office:value="18.764175965" table:style-name="ce1">
            <text:p>18.764175965</text:p>
          </table:table-cell>
          <table:table-cell office:value-type="float" office:value="1.62964079396388" table:style-name="ce1">
            <text:p>1.62964079396388</text:p>
          </table:table-cell>
          <table:table-cell office:value-type="float" office:value="1" table:style-name="ce1">
            <text:p>1</text:p>
          </table:table-cell>
          <table:table-cell office:value-type="float" office:value="0.3238969645" table:style-name="ce1">
            <text:p>0.3238969645</text:p>
          </table:table-cell>
          <table:table-cell office:value-type="float" office:value="0.3238969645" table:style-name="ce1">
            <text:p>0.3238969645</text:p>
          </table:table-cell>
          <table:table-cell office:value-type="float" office:value="0.3238969645" table:style-name="ce1">
            <text:p>0.3238969645</text:p>
          </table:table-cell>
          <table:table-cell office:value-type="float" office:value="0.3238969645" table:style-name="ce1">
            <text:p>0.3238969645</text:p>
          </table:table-cell>
          <table:table-cell/>
          <table:table-cell office:value-type="float" office:value="4" table:style-name="ce1">
            <text:p>4</text:p>
          </table:table-cell>
          <table:table-cell office:value-type="float" office:value="33.75801659" table:style-name="ce1">
            <text:p>33.75801659</text:p>
          </table:table-cell>
          <table:table-cell office:value-type="float" office:value="150.001197" table:style-name="ce1">
            <text:p>150.001197</text:p>
          </table:table-cell>
          <table:table-cell office:value-type="float" office:value="120.9397098475" table:style-name="ce1">
            <text:p>120.9397098475</text:p>
          </table:table-cell>
          <table:table-cell office:value-type="float" office:value="149.9998129" table:style-name="ce1">
            <text:p>149.9998129</text:p>
          </table:table-cell>
          <table:table-cell office:value-type="float" office:value="58.1211288478473" table:style-name="ce1">
            <text:p>58.1211288478473</text:p>
          </table:table-cell>
          <table:table-cell office:value-type="float" office:value="4" table:style-name="ce1">
            <text:p>4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.1760362849" table:style-name="ce1">
            <text:p>0.1760362849</text:p>
          </table:table-cell>
          <table:table-cell office:value-type="float" office:value="0.3771954041" table:style-name="ce1">
            <text:p>0.3771954041</text:p>
          </table:table-cell>
          <table:table-cell office:value-type="float" office:value="0.22646772175" table:style-name="ce1">
            <text:p>0.22646772175</text:p>
          </table:table-cell>
          <table:table-cell office:value-type="float" office:value="0.176319599" table:style-name="ce1">
            <text:p>0.176319599</text:p>
          </table:table-cell>
          <table:table-cell office:value-type="float" office:value="0.100485418377065" table:style-name="ce1">
            <text:p>0.100485418377065</text:p>
          </table:table-cell>
          <table:table-cell office:value-type="float" office:value="4" table:style-name="ce1">
            <text:p>4</text:p>
          </table:table-cell>
          <table:table-cell office:value-type="float" office:value="1.47712998" table:style-name="ce1">
            <text:p>1.47712998</text:p>
          </table:table-cell>
          <table:table-cell office:value-type="float" office:value="4.364132454" table:style-name="ce1">
            <text:p>4.364132454</text:p>
          </table:table-cell>
          <table:table-cell office:value-type="float" office:value="2.2006880315" table:style-name="ce1">
            <text:p>2.2006880315</text:p>
          </table:table-cell>
          <table:table-cell office:value-type="float" office:value="1.480744846" table:style-name="ce1">
            <text:p>1.480744846</text:p>
          </table:table-cell>
          <table:table-cell office:value-type="float" office:value="1.44229887701331" table:style-name="ce1">
            <text:p>1.44229887701331</text:p>
          </table:table-cell>
          <table:table-cell office:value-type="float" office:value="4" table:style-name="ce1">
            <text:p>4</text:p>
          </table:table-cell>
          <table:table-cell office:value-type="float" office:value="0.04845692936" table:style-name="ce1">
            <text:p>0.04845692936</text:p>
          </table:table-cell>
          <table:table-cell office:value-type="float" office:value="0.1899545191" table:style-name="ce1">
            <text:p>0.1899545191</text:p>
          </table:table-cell>
          <table:table-cell office:value-type="float" office:value="0.0857786629425" table:style-name="ce1">
            <text:p>0.0857786629425</text:p>
          </table:table-cell>
          <table:table-cell office:value-type="float" office:value="0.052351601655" table:style-name="ce1">
            <text:p>0.052351601655</text:p>
          </table:table-cell>
          <table:table-cell office:value-type="float" office:value="0.069478673664825" table:style-name="ce1">
            <text:p>0.069478673664825</text:p>
          </table:table-cell>
          <table:table-cell office:value-type="float" office:value="4" table:style-name="ce1">
            <text:p>4</text:p>
          </table:table-cell>
          <table:table-cell office:value-type="float" office:value="1.811305023" table:style-name="ce1">
            <text:p>1.811305023</text:p>
          </table:table-cell>
          <table:table-cell office:value-type="float" office:value="1.867738992" table:style-name="ce1">
            <text:p>1.867738992</text:p>
          </table:table-cell>
          <table:table-cell office:value-type="float" office:value="1.83286561575" table:style-name="ce1">
            <text:p>1.83286561575</text:p>
          </table:table-cell>
          <table:table-cell office:value-type="float" office:value="1.826209224" table:style-name="ce1">
            <text:p>1.826209224</text:p>
          </table:table-cell>
          <table:table-cell office:value-type="float" office:value="0.024776021119621" table:style-name="ce1">
            <text:p>0.024776021119621</text:p>
          </table:table-cell>
          <table:table-cell office:value-type="float" office:value="4" table:style-name="ce1">
            <text:p>4</text:p>
          </table:table-cell>
          <table:table-cell office:value-type="float" office:value="0.04845692936" table:style-name="ce1">
            <text:p>0.04845692936</text:p>
          </table:table-cell>
          <table:table-cell office:value-type="float" office:value="0.1899545191" table:style-name="ce1">
            <text:p>0.1899545191</text:p>
          </table:table-cell>
          <table:table-cell office:value-type="float" office:value="0.0857786629425" table:style-name="ce1">
            <text:p>0.0857786629425</text:p>
          </table:table-cell>
          <table:table-cell office:value-type="float" office:value="0.052351601655" table:style-name="ce1">
            <text:p>0.052351601655</text:p>
          </table:table-cell>
          <table:table-cell office:value-type="float" office:value="0.069478673664825" table:style-name="ce1">
            <text:p>0.069478673664825</text:p>
          </table:table-cell>
          <table:table-cell office:value-type="float" office:value="4" table:style-name="ce1">
            <text:p>4</text:p>
          </table:table-cell>
          <table:table-cell office:value-type="float" office:value="1.337285067" table:style-name="ce1">
            <text:p>1.337285067</text:p>
          </table:table-cell>
          <table:table-cell office:value-type="float" office:value="1.614001901" table:style-name="ce1">
            <text:p>1.614001901</text:p>
          </table:table-cell>
          <table:table-cell office:value-type="float" office:value="1.53544768675" table:style-name="ce1">
            <text:p>1.53544768675</text:p>
          </table:table-cell>
          <table:table-cell office:value-type="float" office:value="1.5952518895" table:style-name="ce1">
            <text:p>1.5952518895</text:p>
          </table:table-cell>
          <table:table-cell office:value-type="float" office:value="0.132443739583264" table:style-name="ce1">
            <text:p>0.132443739583264</text:p>
          </table:table-cell>
          <table:table-cell office:value-type="float" office:value="4" table:style-name="ce1">
            <text:p>4</text:p>
          </table:table-cell>
          <table:table-cell office:value-type="float" office:value="1.651067" table:style-name="ce1">
            <text:p>1.651067</text:p>
          </table:table-cell>
          <table:table-cell office:value-type="float" office:value="1.674926099" table:style-name="ce1">
            <text:p>1.674926099</text:p>
          </table:table-cell>
          <table:table-cell office:value-type="float" office:value="1.66176756325" table:style-name="ce1">
            <text:p>1.66176756325</text:p>
          </table:table-cell>
          <table:table-cell office:value-type="float" office:value="1.660538577" table:style-name="ce1">
            <text:p>1.660538577</text:p>
          </table:table-cell>
          <table:table-cell office:value-type="float" office:value="0.00986985657650142" table:style-name="ce1">
            <text:p>0.00986985657650142</text:p>
          </table:table-cell>
          <table:table-cell office:value-type="float" office:value="4" table:style-name="ce1">
            <text:p>4</text:p>
          </table:table-cell>
          <table:table-cell office:value-type="float" office:value="0.1572800831" table:style-name="ce1">
            <text:p>0.1572800831</text:p>
          </table:table-cell>
          <table:table-cell office:value-type="float" office:value="0.2080870589" table:style-name="ce1">
            <text:p>0.2080870589</text:p>
          </table:table-cell>
          <table:table-cell office:value-type="float" office:value="0.17109805205" table:style-name="ce1">
            <text:p>0.17109805205</text:p>
          </table:table-cell>
          <table:table-cell office:value-type="float" office:value="0.1595125331" table:style-name="ce1">
            <text:p>0.1595125331</text:p>
          </table:table-cell>
          <table:table-cell office:value-type="float" office:value="0.0246888913061655" table:style-name="ce1">
            <text:p>0.0246888913061655</text:p>
          </table:table-cell>
          <table:table-cell office:value-type="float" office:value="4" table:style-name="ce1">
            <text:p>4</text:p>
          </table:table-cell>
          <table:table-cell office:value-type="float" office:value="2.0924131" table:style-name="ce1">
            <text:p>2.0924131</text:p>
          </table:table-cell>
          <table:table-cell office:value-type="float" office:value="4.542736" table:style-name="ce1">
            <text:p>4.542736</text:p>
          </table:table-cell>
          <table:table-cell office:value-type="float" office:value="2.715939525" table:style-name="ce1">
            <text:p>2.715939525</text:p>
          </table:table-cell>
          <table:table-cell office:value-type="float" office:value="2.1143045" table:style-name="ce1">
            <text:p>2.1143045</text:p>
          </table:table-cell>
          <table:table-cell office:value-type="float" office:value="1.21791508896142" table:style-name="ce1">
            <text:p>1.21791508896142</text:p>
          </table:table-cell>
          <table:table-cell office:value-type="float" office:value="4" table:style-name="ce1">
            <text:p>4</text:p>
          </table:table-cell>
          <table:table-cell office:value-type="float" office:value="0.9223246448" table:style-name="ce1">
            <text:p>0.9223246448</text:p>
          </table:table-cell>
          <table:table-cell office:value-type="float" office:value="1.208818546" table:style-name="ce1">
            <text:p>1.208818546</text:p>
          </table:table-cell>
          <table:table-cell office:value-type="float" office:value="1.000196591675" table:style-name="ce1">
            <text:p>1.000196591675</text:p>
          </table:table-cell>
          <table:table-cell office:value-type="float" office:value="0.93482158795" table:style-name="ce1">
            <text:p>0.93482158795</text:p>
          </table:table-cell>
          <table:table-cell office:value-type="float" office:value="0.139231398041855" table:style-name="ce1">
            <text:p>0.139231398041855</text:p>
          </table:table-cell>
          <table:table-cell office:value-type="float" office:value="4" table:style-name="ce1">
            <text:p>4</text:p>
          </table:table-cell>
          <table:table-cell office:value-type="float" office:value="2087.413954" table:style-name="ce1">
            <text:p>2087.413954</text:p>
          </table:table-cell>
          <table:table-cell office:value-type="float" office:value="2203.936167" table:style-name="ce1">
            <text:p>2203.936167</text:p>
          </table:table-cell>
          <table:table-cell office:value-type="float" office:value="2117.844578" table:style-name="ce1">
            <text:p>2117.844578</text:p>
          </table:table-cell>
          <table:table-cell office:value-type="float" office:value="2090.0140955" table:style-name="ce1">
            <text:p>2090.0140955</text:p>
          </table:table-cell>
          <table:table-cell office:value-type="float" office:value="57.4255579924763" table:style-name="ce1">
            <text:p>57.4255579924763</text:p>
          </table:table-cell>
          <table:table-cell office:value-type="float" office:value="4" table:style-name="ce1">
            <text:p>4</text:p>
          </table:table-cell>
          <table:table-cell office:value-type="float" office:value="37.00743266" table:style-name="ce1">
            <text:p>37.00743266</text:p>
          </table:table-cell>
          <table:table-cell office:value-type="float" office:value="143.0007972" table:style-name="ce1">
            <text:p>143.0007972</text:p>
          </table:table-cell>
          <table:table-cell office:value-type="float" office:value="116.49931914" table:style-name="ce1">
            <text:p>116.49931914</text:p>
          </table:table-cell>
          <table:table-cell office:value-type="float" office:value="142.99452335" table:style-name="ce1">
            <text:p>142.99452335</text:p>
          </table:table-cell>
          <table:table-cell office:value-type="float" office:value="52.9945910692086" table:style-name="ce1">
            <text:p>52.9945910692086</text:p>
          </table:table-cell>
          <table:table-cell office:value-type="float" office:value="4" table:style-name="ce1">
            <text:p>4</text:p>
          </table:table-cell>
          <table:table-cell office:value-type="float" office:value="114.0268979" table:style-name="ce1">
            <text:p>114.0268979</text:p>
          </table:table-cell>
          <table:table-cell office:value-type="float" office:value="157.3190538" table:style-name="ce1">
            <text:p>157.3190538</text:p>
          </table:table-cell>
          <table:table-cell office:value-type="float" office:value="124.851640375" table:style-name="ce1">
            <text:p>124.851640375</text:p>
          </table:table-cell>
          <table:table-cell office:value-type="float" office:value="114.0303049" table:style-name="ce1">
            <text:p>114.0303049</text:p>
          </table:table-cell>
          <table:table-cell office:value-type="float" office:value="21.6449424082268" table:style-name="ce1">
            <text:p>21.6449424082268</text:p>
          </table:table-cell>
          <table:table-cell office:value-type="float" office:value="4" table:style-name="ce1">
            <text:p>4</text:p>
          </table:table-cell>
          <table:table-cell office:value-type="float" office:value="30.26909293" table:style-name="ce1">
            <text:p>30.26909293</text:p>
          </table:table-cell>
          <table:table-cell office:value-type="float" office:value="90.0076881" table:style-name="ce1">
            <text:p>90.0076881</text:p>
          </table:table-cell>
          <table:table-cell office:value-type="float" office:value="75.0715709375" table:style-name="ce1">
            <text:p>75.0715709375</text:p>
          </table:table-cell>
          <table:table-cell office:value-type="float" office:value="90.00475136" table:style-name="ce1">
            <text:p>90.00475136</text:p>
          </table:table-cell>
          <table:table-cell office:value-type="float" office:value="29.8683187056481" table:style-name="ce1">
            <text:p>29.8683187056481</text:p>
          </table:table-cell>
          <table:table-cell office:value-type="float" office:value="4" table:style-name="ce1">
            <text:p>4</text:p>
          </table:table-cell>
          <table:table-cell office:value-type="float" office:value="17.71177354" table:style-name="ce1">
            <text:p>17.71177354</text:p>
          </table:table-cell>
          <table:table-cell office:value-type="float" office:value="71.11204769" table:style-name="ce1">
            <text:p>71.11204769</text:p>
          </table:table-cell>
          <table:table-cell office:value-type="float" office:value="31.282375905" table:style-name="ce1">
            <text:p>31.282375905</text:p>
          </table:table-cell>
          <table:table-cell office:value-type="float" office:value="18.152841195" table:style-name="ce1">
            <text:p>18.152841195</text:p>
          </table:table-cell>
          <table:table-cell office:value-type="float" office:value="26.5544842816091" table:style-name="ce1">
            <text:p>26.5544842816091</text:p>
          </table:table-cell>
          <table:table-cell office:value-type="float" office:value="4" table:style-name="ce1">
            <text:p>4</text:p>
          </table:table-cell>
          <table:table-cell office:value-type="float" office:value="0.001959017143" table:style-name="ce1">
            <text:p>0.001959017143</text:p>
          </table:table-cell>
          <table:table-cell office:value-type="float" office:value="0.005993942577" table:style-name="ce1">
            <text:p>0.005993942577</text:p>
          </table:table-cell>
          <table:table-cell office:value-type="float" office:value="0.00493201989625" table:style-name="ce1">
            <text:p>0.00493201989625</text:p>
          </table:table-cell>
          <table:table-cell office:value-type="float" office:value="0.0058875599325" table:style-name="ce1">
            <text:p>0.0058875599325</text:p>
          </table:table-cell>
          <table:table-cell office:value-type="float" office:value="0.00198277611265687" table:style-name="ce1">
            <text:p>0.00198277611265687</text:p>
          </table:table-cell>
          <table:table-cell office:value-type="float" office:value="4" table:style-name="ce1">
            <text:p>4</text:p>
          </table:table-cell>
          <table:table-cell office:value-type="float" office:value="0.01688918037" table:style-name="ce1">
            <text:p>0.01688918037</text:p>
          </table:table-cell>
          <table:table-cell office:value-type="float" office:value="0.01735259925" table:style-name="ce1">
            <text:p>0.01735259925</text:p>
          </table:table-cell>
          <table:table-cell office:value-type="float" office:value="0.01712996944" table:style-name="ce1">
            <text:p>0.01712996944</text:p>
          </table:table-cell>
          <table:table-cell office:value-type="float" office:value="0.01713904907" table:style-name="ce1">
            <text:p>0.01713904907</text:p>
          </table:table-cell>
          <table:table-cell office:value-type="float" office:value="0.000200172402314798" table:style-name="ce1">
            <text:p>0.000200172402314798</text:p>
          </table:table-cell>
          <table:table-cell office:value-type="float" office:value="4" table:style-name="ce1">
            <text:p>4</text:p>
          </table:table-cell>
          <table:table-cell office:value-type="float" office:value="1.861369682" table:style-name="ce1">
            <text:p>1.861369682</text:p>
          </table:table-cell>
          <table:table-cell office:value-type="float" office:value="6.737118657" table:style-name="ce1">
            <text:p>6.737118657</text:p>
          </table:table-cell>
          <table:table-cell office:value-type="float" office:value="3.14155369625" table:style-name="ce1">
            <text:p>3.14155369625</text:p>
          </table:table-cell>
          <table:table-cell office:value-type="float" office:value="1.983863223" table:style-name="ce1">
            <text:p>1.983863223</text:p>
          </table:table-cell>
          <table:table-cell office:value-type="float" office:value="2.39918007966324" table:style-name="ce1">
            <text:p>2.39918007966324</text:p>
          </table:table-cell>
          <table:table-cell office:value-type="float" office:value="4" table:style-name="ce1">
            <text:p>4</text:p>
          </table:table-cell>
          <table:table-cell office:value-type="float" office:value="31.34296752" table:style-name="ce1">
            <text:p>31.34296752</text:p>
          </table:table-cell>
          <table:table-cell office:value-type="float" office:value="392.6134305" table:style-name="ce1">
            <text:p>392.6134305</text:p>
          </table:table-cell>
          <table:table-cell office:value-type="float" office:value="232.118338155" table:style-name="ce1">
            <text:p>232.118338155</text:p>
          </table:table-cell>
          <table:table-cell office:value-type="float" office:value="252.2584773" table:style-name="ce1">
            <text:p>252.2584773</text:p>
          </table:table-cell>
          <table:table-cell office:value-type="float" office:value="149.310274852974" table:style-name="ce1">
            <text:p>149.310274852974</text:p>
          </table:table-cell>
          <table:table-cell office:value-type="float" office:value="4" table:style-name="ce1">
            <text:p>4</text:p>
          </table:table-cell>
          <table:table-cell office:value-type="float" office:value="0.7172367245" table:style-name="ce1">
            <text:p>0.7172367245</text:p>
          </table:table-cell>
          <table:table-cell office:value-type="float" office:value="4.288811339" table:style-name="ce1">
            <text:p>4.288811339</text:p>
          </table:table-cell>
          <table:table-cell office:value-type="float" office:value="1.68567800185" table:style-name="ce1">
            <text:p>1.68567800185</text:p>
          </table:table-cell>
          <table:table-cell office:value-type="float" office:value="0.86833197195" table:style-name="ce1">
            <text:p>0.86833197195</text:p>
          </table:table-cell>
          <table:table-cell office:value-type="float" office:value="1.74003250304945" table:style-name="ce1">
            <text:p>1.74003250304945</text:p>
          </table:table-cell>
          <table:table-cell office:value-type="float" office:value="1" table:style-name="ce1">
            <text:p>1</text:p>
          </table:table-cell>
          <table:table-cell office:value-type="float" office:value="4.184395825" table:style-name="ce1">
            <text:p>4.184395825</text:p>
          </table:table-cell>
          <table:table-cell office:value-type="float" office:value="4.184395825" table:style-name="ce1">
            <text:p>4.184395825</text:p>
          </table:table-cell>
          <table:table-cell office:value-type="float" office:value="4.184395825" table:style-name="ce1">
            <text:p>4.184395825</text:p>
          </table:table-cell>
          <table:table-cell office:value-type="float" office:value="4.184395825" table:style-name="ce1">
            <text:p>4.184395825</text:p>
          </table:table-cell>
          <table:table-cell/>
        </table:table-row>
        <table:table-row table:style-name="ro1">
          <table:table-cell office:value-type="string" table:style-name="ce1">
            <text:p>100x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10-20%</text:p>
          </table:table-cell>
          <table:table-cell office:value-type="float" office:value="3" table:style-name="ce1">
            <text:p>3</text:p>
          </table:table-cell>
          <table:table-cell office:value-type="float" office:value="11.06820773" table:style-name="ce1">
            <text:p>11.06820773</text:p>
          </table:table-cell>
          <table:table-cell office:value-type="float" office:value="19.88476556" table:style-name="ce1">
            <text:p>19.88476556</text:p>
          </table:table-cell>
          <table:table-cell office:value-type="float" office:value="14.2643078433333" table:style-name="ce1">
            <text:p>14.2643078433333</text:p>
          </table:table-cell>
          <table:table-cell office:value-type="float" office:value="11.83995024" table:style-name="ce1">
            <text:p>11.83995024</text:p>
          </table:table-cell>
          <table:table-cell office:value-type="float" office:value="4.88273031551648" table:style-name="ce1">
            <text:p>4.88273031551648</text:p>
          </table:table-cell>
          <table:table-cell office:value-type="float" office:value="3" table:style-name="ce1">
            <text:p>3</text:p>
          </table:table-cell>
          <table:table-cell office:value-type="float" office:value="1.993296428" table:style-name="ce1">
            <text:p>1.993296428</text:p>
          </table:table-cell>
          <table:table-cell office:value-type="float" office:value="2.521515703" table:style-name="ce1">
            <text:p>2.521515703</text:p>
          </table:table-cell>
          <table:table-cell office:value-type="float" office:value="2.20802329766667" table:style-name="ce1">
            <text:p>2.20802329766667</text:p>
          </table:table-cell>
          <table:table-cell office:value-type="float" office:value="2.109257762" table:style-name="ce1">
            <text:p>2.109257762</text:p>
          </table:table-cell>
          <table:table-cell office:value-type="float" office:value="0.277614613983169" table:style-name="ce1">
            <text:p>0.277614613983169</text:p>
          </table:table-cell>
          <table:table-cell office:value-type="float" office:value="3" table:style-name="ce1">
            <text:p>3</text:p>
          </table:table-cell>
          <table:table-cell office:value-type="float" office:value="-0.3601006698" table:style-name="ce1">
            <text:p>-0.3601006698</text:p>
          </table:table-cell>
          <table:table-cell office:value-type="float" office:value="1.329234521" table:style-name="ce1">
            <text:p>1.329234521</text:p>
          </table:table-cell>
          <table:table-cell office:value-type="float" office:value="0.631278270933333" table:style-name="ce1">
            <text:p>0.631278270933333</text:p>
          </table:table-cell>
          <table:table-cell office:value-type="float" office:value="0.9247009616" table:style-name="ce1">
            <text:p>0.9247009616</text:p>
          </table:table-cell>
          <table:table-cell office:value-type="float" office:value="0.882063491630488" table:style-name="ce1">
            <text:p>0.882063491630488</text:p>
          </table:table-cell>
          <table:table-cell office:value-type="float" office:value="3" table:style-name="ce1">
            <text:p>3</text:p>
          </table:table-cell>
          <table:table-cell office:value-type="float" office:value="3.784337516" table:style-name="ce1">
            <text:p>3.784337516</text:p>
          </table:table-cell>
          <table:table-cell office:value-type="float" office:value="7.903457158" table:style-name="ce1">
            <text:p>7.903457158</text:p>
          </table:table-cell>
          <table:table-cell office:value-type="float" office:value="6.14926858333333" table:style-name="ce1">
            <text:p>6.14926858333333</text:p>
          </table:table-cell>
          <table:table-cell office:value-type="float" office:value="6.760011076" table:style-name="ce1">
            <text:p>6.760011076</text:p>
          </table:table-cell>
          <table:table-cell office:value-type="float" office:value="2.12639165031729" table:style-name="ce1">
            <text:p>2.12639165031729</text:p>
          </table:table-cell>
          <table:table-cell office:value-type="float" office:value="3" table:style-name="ce1">
            <text:p>3</text:p>
          </table:table-cell>
          <table:table-cell office:value-type="float" office:value="7.793524" table:style-name="ce1">
            <text:p>7.793524</text:p>
          </table:table-cell>
          <table:table-cell office:value-type="float" office:value="10.848296" table:style-name="ce1">
            <text:p>10.848296</text:p>
          </table:table-cell>
          <table:table-cell office:value-type="float" office:value="9.323797" table:style-name="ce1">
            <text:p>9.323797</text:p>
          </table:table-cell>
          <table:table-cell office:value-type="float" office:value="9.329571" table:style-name="ce1">
            <text:p>9.329571</text:p>
          </table:table-cell>
          <table:table-cell office:value-type="float" office:value="1.52739418530483" table:style-name="ce1">
            <text:p>1.52739418530483</text:p>
          </table:table-cell>
          <table:table-cell office:value-type="float" office:value="3" table:style-name="ce1">
            <text:p>3</text:p>
          </table:table-cell>
          <table:table-cell office:value-type="float" office:value="5.472273" table:style-name="ce1">
            <text:p>5.472273</text:p>
          </table:table-cell>
          <table:table-cell office:value-type="float" office:value="8.313511" table:style-name="ce1">
            <text:p>8.313511</text:p>
          </table:table-cell>
          <table:table-cell office:value-type="float" office:value="6.484475" table:style-name="ce1">
            <text:p>6.484475</text:p>
          </table:table-cell>
          <table:table-cell office:value-type="float" office:value="5.667641" table:style-name="ce1">
            <text:p>5.667641</text:p>
          </table:table-cell>
          <table:table-cell office:value-type="float" office:value="1.58700084462107" table:style-name="ce1">
            <text:p>1.58700084462107</text:p>
          </table:table-cell>
          <table:table-cell office:value-type="float" office:value="3" table:style-name="ce1">
            <text:p>3</text:p>
          </table:table-cell>
          <table:table-cell office:value-type="float" office:value="14.801844" table:style-name="ce1">
            <text:p>14.801844</text:p>
          </table:table-cell>
          <table:table-cell office:value-type="float" office:value="16.515937" table:style-name="ce1">
            <text:p>16.515937</text:p>
          </table:table-cell>
          <table:table-cell office:value-type="float" office:value="15.808272" table:style-name="ce1">
            <text:p>15.808272</text:p>
          </table:table-cell>
          <table:table-cell office:value-type="float" office:value="16.107035" table:style-name="ce1">
            <text:p>16.107035</text:p>
          </table:table-cell>
          <table:table-cell office:value-type="float" office:value="0.895250356486386" table:style-name="ce1">
            <text:p>0.895250356486386</text:p>
          </table:table-cell>
          <table:table-cell office:value-type="float" office:value="3" table:style-name="ce1">
            <text:p>3</text:p>
          </table:table-cell>
          <table:table-cell office:value-type="float" office:value="1.38427027" table:style-name="ce1">
            <text:p>1.38427027</text:p>
          </table:table-cell>
          <table:table-cell office:value-type="float" office:value="1.897087483" table:style-name="ce1">
            <text:p>1.897087483</text:p>
          </table:table-cell>
          <table:table-cell office:value-type="float" office:value="1.580210019" table:style-name="ce1">
            <text:p>1.580210019</text:p>
          </table:table-cell>
          <table:table-cell office:value-type="float" office:value="1.459272304" table:style-name="ce1">
            <text:p>1.459272304</text:p>
          </table:table-cell>
          <table:table-cell office:value-type="float" office:value="0.276974406162984" table:style-name="ce1">
            <text:p>0.276974406162984</text:p>
          </table:table-cell>
          <table:table-cell office:value-type="float" office:value="3" table:style-name="ce1">
            <text:p>3</text:p>
          </table:table-cell>
          <table:table-cell office:value-type="float" office:value="0.4319870373" table:style-name="ce1">
            <text:p>0.4319870373</text:p>
          </table:table-cell>
          <table:table-cell office:value-type="float" office:value="0.6077809169" table:style-name="ce1">
            <text:p>0.6077809169</text:p>
          </table:table-cell>
          <table:table-cell office:value-type="float" office:value="0.516307041266667" table:style-name="ce1">
            <text:p>0.516307041266667</text:p>
          </table:table-cell>
          <table:table-cell office:value-type="float" office:value="0.5091531696" table:style-name="ce1">
            <text:p>0.5091531696</text:p>
          </table:table-cell>
          <table:table-cell office:value-type="float" office:value="0.0881150125465132" table:style-name="ce1">
            <text:p>0.0881150125465132</text:p>
          </table:table-cell>
          <table:table-cell office:value-type="float" office:value="3" table:style-name="ce1">
            <text:p>3</text:p>
          </table:table-cell>
          <table:table-cell office:value-type="float" office:value="1.702105928" table:style-name="ce1">
            <text:p>1.702105928</text:p>
          </table:table-cell>
          <table:table-cell office:value-type="float" office:value="2.948768012" table:style-name="ce1">
            <text:p>2.948768012</text:p>
          </table:table-cell>
          <table:table-cell office:value-type="float" office:value="2.15836603966667" table:style-name="ce1">
            <text:p>2.15836603966667</text:p>
          </table:table-cell>
          <table:table-cell office:value-type="float" office:value="1.824224179" table:style-name="ce1">
            <text:p>1.824224179</text:p>
          </table:table-cell>
          <table:table-cell office:value-type="float" office:value="0.687226072852407" table:style-name="ce1">
            <text:p>0.687226072852407</text:p>
          </table:table-cell>
          <table:table-cell office:value-type="float" office:value="3" table:style-name="ce1">
            <text:p>3</text:p>
          </table:table-cell>
          <table:table-cell office:value-type="float" office:value="3.633491432" table:style-name="ce1">
            <text:p>3.633491432</text:p>
          </table:table-cell>
          <table:table-cell office:value-type="float" office:value="6.231784996" table:style-name="ce1">
            <text:p>6.231784996</text:p>
          </table:table-cell>
          <table:table-cell office:value-type="float" office:value="4.62940487133333" table:style-name="ce1">
            <text:p>4.62940487133333</text:p>
          </table:table-cell>
          <table:table-cell office:value-type="float" office:value="4.022938186" table:style-name="ce1">
            <text:p>4.022938186</text:p>
          </table:table-cell>
          <table:table-cell office:value-type="float" office:value="1.40129716387901" table:style-name="ce1">
            <text:p>1.40129716387901</text:p>
          </table:table-cell>
          <table:table-cell office:value-type="float" office:value="3" table:style-name="ce1">
            <text:p>3</text:p>
          </table:table-cell>
          <table:table-cell office:value-type="float" office:value="16.65976389" table:style-name="ce1">
            <text:p>16.65976389</text:p>
          </table:table-cell>
          <table:table-cell office:value-type="float" office:value="18.95495496" table:style-name="ce1">
            <text:p>18.95495496</text:p>
          </table:table-cell>
          <table:table-cell office:value-type="float" office:value="18.1088806866667" table:style-name="ce1">
            <text:p>18.1088806866667</text:p>
          </table:table-cell>
          <table:table-cell office:value-type="float" office:value="18.71192321" table:style-name="ce1">
            <text:p>18.71192321</text:p>
          </table:table-cell>
          <table:table-cell office:value-type="float" office:value="1.26084127695087" table:style-name="ce1">
            <text:p>1.26084127695087</text:p>
          </table:table-cell>
          <table:table-cell office:value-type="float" office:value="3" table:style-name="ce1">
            <text:p>3</text:p>
          </table:table-cell>
          <table:table-cell office:value-type="float" office:value="0.1913278322" table:style-name="ce1">
            <text:p>0.1913278322</text:p>
          </table:table-cell>
          <table:table-cell office:value-type="float" office:value="0.6291415776" table:style-name="ce1">
            <text:p>0.6291415776</text:p>
          </table:table-cell>
          <table:table-cell office:value-type="float" office:value="0.3925912507" table:style-name="ce1">
            <text:p>0.3925912507</text:p>
          </table:table-cell>
          <table:table-cell office:value-type="float" office:value="0.3573043423" table:style-name="ce1">
            <text:p>0.3573043423</text:p>
          </table:table-cell>
          <table:table-cell office:value-type="float" office:value="0.221029620964287" table:style-name="ce1">
            <text:p>0.221029620964287</text:p>
          </table:table-cell>
          <table:table-cell office:value-type="float" office:value="3" table:style-name="ce1">
            <text:p>3</text:p>
          </table:table-cell>
          <table:table-cell office:value-type="float" office:value="22.50909144" table:style-name="ce1">
            <text:p>22.50909144</text:p>
          </table:table-cell>
          <table:table-cell office:value-type="float" office:value="33.75959125" table:style-name="ce1">
            <text:p>33.75959125</text:p>
          </table:table-cell>
          <table:table-cell office:value-type="float" office:value="30.0083156166667" table:style-name="ce1">
            <text:p>30.0083156166667</text:p>
          </table:table-cell>
          <table:table-cell office:value-type="float" office:value="33.75626416" table:style-name="ce1">
            <text:p>33.75626416</text:p>
          </table:table-cell>
          <table:table-cell office:value-type="float" office:value="6.49451885872297" table:style-name="ce1">
            <text:p>6.49451885872297</text:p>
          </table:table-cell>
          <table:table-cell office:value-type="float" office:value="3" table:style-name="ce1">
            <text:p>3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804685541833333" table:style-name="ce1">
            <text:p>0.804685541833333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126705112945293" table:style-name="ce1">
            <text:p>0.126705112945293</text:p>
          </table:table-cell>
          <table:table-cell office:value-type="float" office:value="3" table:style-name="ce1">
            <text:p>3</text:p>
          </table:table-cell>
          <table:table-cell office:value-type="float" office:value="0.4374149805" table:style-name="ce1">
            <text:p>0.4374149805</text:p>
          </table:table-cell>
          <table:table-cell office:value-type="float" office:value="0.539901717" table:style-name="ce1">
            <text:p>0.539901717</text:p>
          </table:table-cell>
          <table:table-cell office:value-type="float" office:value="0.480219385266667" table:style-name="ce1">
            <text:p>0.480219385266667</text:p>
          </table:table-cell>
          <table:table-cell office:value-type="float" office:value="0.4633414583" table:style-name="ce1">
            <text:p>0.4633414583</text:p>
          </table:table-cell>
          <table:table-cell office:value-type="float" office:value="0.0532872508544418" table:style-name="ce1">
            <text:p>0.0532872508544418</text:p>
          </table:table-cell>
          <table:table-cell office:value-type="float" office:value="3" table:style-name="ce1">
            <text:p>3</text:p>
          </table:table-cell>
          <table:table-cell office:value-type="float" office:value="5.871620802" table:style-name="ce1">
            <text:p>5.871620802</text:p>
          </table:table-cell>
          <table:table-cell office:value-type="float" office:value="7.191813011" table:style-name="ce1">
            <text:p>7.191813011</text:p>
          </table:table-cell>
          <table:table-cell office:value-type="float" office:value="6.678252892" table:style-name="ce1">
            <text:p>6.678252892</text:p>
          </table:table-cell>
          <table:table-cell office:value-type="float" office:value="6.971324863" table:style-name="ce1">
            <text:p>6.971324863</text:p>
          </table:table-cell>
          <table:table-cell office:value-type="float" office:value="0.707209482625512" table:style-name="ce1">
            <text:p>0.707209482625512</text:p>
          </table:table-cell>
          <table:table-cell office:value-type="float" office:value="3" table:style-name="ce1">
            <text:p>3</text:p>
          </table:table-cell>
          <table:table-cell office:value-type="float" office:value="0.1322619061" table:style-name="ce1">
            <text:p>0.1322619061</text:p>
          </table:table-cell>
          <table:table-cell office:value-type="float" office:value="0.2413077875" table:style-name="ce1">
            <text:p>0.2413077875</text:p>
          </table:table-cell>
          <table:table-cell office:value-type="float" office:value="0.195335346" table:style-name="ce1">
            <text:p>0.195335346</text:p>
          </table:table-cell>
          <table:table-cell office:value-type="float" office:value="0.2124363444" table:style-name="ce1">
            <text:p>0.2124363444</text:p>
          </table:table-cell>
          <table:table-cell office:value-type="float" office:value="0.0564985324790239" table:style-name="ce1">
            <text:p>0.0564985324790239</text:p>
          </table:table-cell>
          <table:table-cell office:value-type="float" office:value="3" table:style-name="ce1">
            <text:p>3</text:p>
          </table:table-cell>
          <table:table-cell office:value-type="float" office:value="1.914542568" table:style-name="ce1">
            <text:p>1.914542568</text:p>
          </table:table-cell>
          <table:table-cell office:value-type="float" office:value="3.081030154" table:style-name="ce1">
            <text:p>3.081030154</text:p>
          </table:table-cell>
          <table:table-cell office:value-type="float" office:value="2.35370157433333" table:style-name="ce1">
            <text:p>2.35370157433333</text:p>
          </table:table-cell>
          <table:table-cell office:value-type="float" office:value="2.065532001" table:style-name="ce1">
            <text:p>2.065532001</text:p>
          </table:table-cell>
          <table:table-cell office:value-type="float" office:value="0.634393095264571" table:style-name="ce1">
            <text:p>0.634393095264571</text:p>
          </table:table-cell>
          <table:table-cell office:value-type="float" office:value="3" table:style-name="ce1">
            <text:p>3</text:p>
          </table:table-cell>
          <table:table-cell office:value-type="float" office:value="0.1322619061" table:style-name="ce1">
            <text:p>0.1322619061</text:p>
          </table:table-cell>
          <table:table-cell office:value-type="float" office:value="0.2413077875" table:style-name="ce1">
            <text:p>0.2413077875</text:p>
          </table:table-cell>
          <table:table-cell office:value-type="float" office:value="0.195335346" table:style-name="ce1">
            <text:p>0.195335346</text:p>
          </table:table-cell>
          <table:table-cell office:value-type="float" office:value="0.2124363444" table:style-name="ce1">
            <text:p>0.2124363444</text:p>
          </table:table-cell>
          <table:table-cell office:value-type="float" office:value="0.0564985324790239" table:style-name="ce1">
            <text:p>0.0564985324790239</text:p>
          </table:table-cell>
          <table:table-cell office:value-type="float" office:value="3" table:style-name="ce1">
            <text:p>3</text:p>
          </table:table-cell>
          <table:table-cell office:value-type="float" office:value="1.480022532" table:style-name="ce1">
            <text:p>1.480022532</text:p>
          </table:table-cell>
          <table:table-cell office:value-type="float" office:value="1.913731357" table:style-name="ce1">
            <text:p>1.913731357</text:p>
          </table:table-cell>
          <table:table-cell office:value-type="float" office:value="1.643284968" table:style-name="ce1">
            <text:p>1.643284968</text:p>
          </table:table-cell>
          <table:table-cell office:value-type="float" office:value="1.536101015" table:style-name="ce1">
            <text:p>1.536101015</text:p>
          </table:table-cell>
          <table:table-cell office:value-type="float" office:value="0.235885853870574" table:style-name="ce1">
            <text:p>0.235885853870574</text:p>
          </table:table-cell>
          <table:table-cell office:value-type="float" office:value="3" table:style-name="ce1">
            <text:p>3</text:p>
          </table:table-cell>
          <table:table-cell office:value-type="float" office:value="1.681220468" table:style-name="ce1">
            <text:p>1.681220468</text:p>
          </table:table-cell>
          <table:table-cell office:value-type="float" office:value="2.670292643" table:style-name="ce1">
            <text:p>2.670292643</text:p>
          </table:table-cell>
          <table:table-cell office:value-type="float" office:value="2.06865336533333" table:style-name="ce1">
            <text:p>2.06865336533333</text:p>
          </table:table-cell>
          <table:table-cell office:value-type="float" office:value="1.854446985" table:style-name="ce1">
            <text:p>1.854446985</text:p>
          </table:table-cell>
          <table:table-cell office:value-type="float" office:value="0.528184836843542" table:style-name="ce1">
            <text:p>0.528184836843542</text:p>
          </table:table-cell>
          <table:table-cell office:value-type="float" office:value="3" table:style-name="ce1">
            <text:p>3</text:p>
          </table:table-cell>
          <table:table-cell office:value-type="float" office:value="0.2110850156" table:style-name="ce1">
            <text:p>0.2110850156</text:p>
          </table:table-cell>
          <table:table-cell office:value-type="float" office:value="0.4107375108" table:style-name="ce1">
            <text:p>0.4107375108</text:p>
          </table:table-cell>
          <table:table-cell office:value-type="float" office:value="0.285048208833333" table:style-name="ce1">
            <text:p>0.285048208833333</text:p>
          </table:table-cell>
          <table:table-cell office:value-type="float" office:value="0.2333221001" table:style-name="ce1">
            <text:p>0.2333221001</text:p>
          </table:table-cell>
          <table:table-cell office:value-type="float" office:value="0.109416509053323" table:style-name="ce1">
            <text:p>0.109416509053323</text:p>
          </table:table-cell>
          <table:table-cell office:value-type="float" office:value="3" table:style-name="ce1">
            <text:p>3</text:p>
          </table:table-cell>
          <table:table-cell office:value-type="float" office:value="4.639575167" table:style-name="ce1">
            <text:p>4.639575167</text:p>
          </table:table-cell>
          <table:table-cell office:value-type="float" office:value="6.21459" table:style-name="ce1">
            <text:p>6.21459</text:p>
          </table:table-cell>
          <table:table-cell office:value-type="float" office:value="5.44602072233333" table:style-name="ce1">
            <text:p>5.44602072233333</text:p>
          </table:table-cell>
          <table:table-cell office:value-type="float" office:value="5.483897" table:style-name="ce1">
            <text:p>5.483897</text:p>
          </table:table-cell>
          <table:table-cell office:value-type="float" office:value="0.788190262785526" table:style-name="ce1">
            <text:p>0.788190262785526</text:p>
          </table:table-cell>
          <table:table-cell office:value-type="float" office:value="3" table:style-name="ce1">
            <text:p>3</text:p>
          </table:table-cell>
          <table:table-cell office:value-type="float" office:value="1.615297837" table:style-name="ce1">
            <text:p>1.615297837</text:p>
          </table:table-cell>
          <table:table-cell office:value-type="float" office:value="1.754694328" table:style-name="ce1">
            <text:p>1.754694328</text:p>
          </table:table-cell>
          <table:table-cell office:value-type="float" office:value="1.70035200733333" table:style-name="ce1">
            <text:p>1.70035200733333</text:p>
          </table:table-cell>
          <table:table-cell office:value-type="float" office:value="1.731063857" table:style-name="ce1">
            <text:p>1.731063857</text:p>
          </table:table-cell>
          <table:table-cell office:value-type="float" office:value="0.0746006615804393" table:style-name="ce1">
            <text:p>0.0746006615804393</text:p>
          </table:table-cell>
          <table:table-cell office:value-type="float" office:value="3" table:style-name="ce1">
            <text:p>3</text:p>
          </table:table-cell>
          <table:table-cell office:value-type="float" office:value="2152.425698" table:style-name="ce1">
            <text:p>2152.425698</text:p>
          </table:table-cell>
          <table:table-cell office:value-type="float" office:value="2222.442131" table:style-name="ce1">
            <text:p>2222.442131</text:p>
          </table:table-cell>
          <table:table-cell office:value-type="float" office:value="2188.18259633333" table:style-name="ce1">
            <text:p>2188.18259633333</text:p>
          </table:table-cell>
          <table:table-cell office:value-type="float" office:value="2189.67996" table:style-name="ce1">
            <text:p>2189.67996</text:p>
          </table:table-cell>
          <table:table-cell office:value-type="float" office:value="35.0322251073716" table:style-name="ce1">
            <text:p>35.0322251073716</text:p>
          </table:table-cell>
          <table:table-cell office:value-type="float" office:value="3" table:style-name="ce1">
            <text:p>3</text:p>
          </table:table-cell>
          <table:table-cell office:value-type="float" office:value="37.00623725" table:style-name="ce1">
            <text:p>37.00623725</text:p>
          </table:table-cell>
          <table:table-cell office:value-type="float" office:value="142.9984856" table:style-name="ce1">
            <text:p>142.9984856</text:p>
          </table:table-cell>
          <table:table-cell office:value-type="float" office:value="72.3389323766667" table:style-name="ce1">
            <text:p>72.3389323766667</text:p>
          </table:table-cell>
          <table:table-cell office:value-type="float" office:value="37.01207428" table:style-name="ce1">
            <text:p>37.01207428</text:p>
          </table:table-cell>
          <table:table-cell office:value-type="float" office:value="61.1929681810626" table:style-name="ce1">
            <text:p>61.1929681810626</text:p>
          </table:table-cell>
          <table:table-cell office:value-type="float" office:value="3" table:style-name="ce1">
            <text:p>3</text:p>
          </table:table-cell>
          <table:table-cell office:value-type="float" office:value="30.28814594" table:style-name="ce1">
            <text:p>30.28814594</text:p>
          </table:table-cell>
          <table:table-cell office:value-type="float" office:value="179.9926615" table:style-name="ce1">
            <text:p>179.9926615</text:p>
          </table:table-cell>
          <table:table-cell office:value-type="float" office:value="100.090054683333" table:style-name="ce1">
            <text:p>100.090054683333</text:p>
          </table:table-cell>
          <table:table-cell office:value-type="float" office:value="89.98935661" table:style-name="ce1">
            <text:p>89.98935661</text:p>
          </table:table-cell>
          <table:table-cell office:value-type="float" office:value="75.3616518591521" table:style-name="ce1">
            <text:p>75.3616518591521</text:p>
          </table:table-cell>
          <table:table-cell office:value-type="float" office:value="3" table:style-name="ce1">
            <text:p>3</text:p>
          </table:table-cell>
          <table:table-cell office:value-type="float" office:value="20.49669898" table:style-name="ce1">
            <text:p>20.49669898</text:p>
          </table:table-cell>
          <table:table-cell office:value-type="float" office:value="37.01352153" table:style-name="ce1">
            <text:p>37.01352153</text:p>
          </table:table-cell>
          <table:table-cell office:value-type="float" office:value="29.2690741766667" table:style-name="ce1">
            <text:p>29.2690741766667</text:p>
          </table:table-cell>
          <table:table-cell office:value-type="float" office:value="30.29700202" table:style-name="ce1">
            <text:p>30.29700202</text:p>
          </table:table-cell>
          <table:table-cell office:value-type="float" office:value="8.30625267647042" table:style-name="ce1">
            <text:p>8.30625267647042</text:p>
          </table:table-cell>
          <table:table-cell office:value-type="float" office:value="3" table:style-name="ce1">
            <text:p>3</text:p>
          </table:table-cell>
          <table:table-cell office:value-type="float" office:value="55.55440863" table:style-name="ce1">
            <text:p>55.55440863</text:p>
          </table:table-cell>
          <table:table-cell office:value-type="float" office:value="96.21144046" table:style-name="ce1">
            <text:p>96.21144046</text:p>
          </table:table-cell>
          <table:table-cell office:value-type="float" office:value="74.4860934733333" table:style-name="ce1">
            <text:p>74.4860934733333</text:p>
          </table:table-cell>
          <table:table-cell office:value-type="float" office:value="71.69243133" table:style-name="ce1">
            <text:p>71.69243133</text:p>
          </table:table-cell>
          <table:table-cell office:value-type="float" office:value="20.4719801297952" table:style-name="ce1">
            <text:p>20.4719801297952</text:p>
          </table:table-cell>
          <table:table-cell office:value-type="float" office:value="3" table:style-name="ce1">
            <text:p>3</text:p>
          </table:table-cell>
          <table:table-cell office:value-type="float" office:value="0.002140588302" table:style-name="ce1">
            <text:p>0.002140588302</text:p>
          </table:table-cell>
          <table:table-cell office:value-type="float" office:value="0.003041972017" table:style-name="ce1">
            <text:p>0.003041972017</text:p>
          </table:table-cell>
          <table:table-cell office:value-type="float" office:value="0.002632730194" table:style-name="ce1">
            <text:p>0.002632730194</text:p>
          </table:table-cell>
          <table:table-cell office:value-type="float" office:value="0.002715630263" table:style-name="ce1">
            <text:p>0.002715630263</text:p>
          </table:table-cell>
          <table:table-cell office:value-type="float" office:value="0.000456374261431288" table:style-name="ce1">
            <text:p>0.000456374261431288</text:p>
          </table:table-cell>
          <table:table-cell office:value-type="float" office:value="3" table:style-name="ce1">
            <text:p>3</text:p>
          </table:table-cell>
          <table:table-cell office:value-type="float" office:value="0.01687079358" table:style-name="ce1">
            <text:p>0.01687079358</text:p>
          </table:table-cell>
          <table:table-cell office:value-type="float" office:value="0.01848961231" table:style-name="ce1">
            <text:p>0.01848961231</text:p>
          </table:table-cell>
          <table:table-cell office:value-type="float" office:value="0.01756461426" table:style-name="ce1">
            <text:p>0.01756461426</text:p>
          </table:table-cell>
          <table:table-cell office:value-type="float" office:value="0.01733343689" table:style-name="ce1">
            <text:p>0.01733343689</text:p>
          </table:table-cell>
          <table:table-cell office:value-type="float" office:value="0.000833801986355148" table:style-name="ce1">
            <text:p>0.000833801986355148</text:p>
          </table:table-cell>
          <table:table-cell office:value-type="float" office:value="3" table:style-name="ce1">
            <text:p>3</text:p>
          </table:table-cell>
          <table:table-cell office:value-type="float" office:value="8.346783902" table:style-name="ce1">
            <text:p>8.346783902</text:p>
          </table:table-cell>
          <table:table-cell office:value-type="float" office:value="11.28928483" table:style-name="ce1">
            <text:p>11.28928483</text:p>
          </table:table-cell>
          <table:table-cell office:value-type="float" office:value="9.76927417466667" table:style-name="ce1">
            <text:p>9.76927417466667</text:p>
          </table:table-cell>
          <table:table-cell office:value-type="float" office:value="9.671753792" table:style-name="ce1">
            <text:p>9.671753792</text:p>
          </table:table-cell>
          <table:table-cell office:value-type="float" office:value="1.47367248620472" table:style-name="ce1">
            <text:p>1.47367248620472</text:p>
          </table:table-cell>
          <table:table-cell office:value-type="float" office:value="3" table:style-name="ce1">
            <text:p>3</text:p>
          </table:table-cell>
          <table:table-cell office:value-type="float" office:value="18.90493135" table:style-name="ce1">
            <text:p>18.90493135</text:p>
          </table:table-cell>
          <table:table-cell office:value-type="float" office:value="134.0878756" table:style-name="ce1">
            <text:p>134.0878756</text:p>
          </table:table-cell>
          <table:table-cell office:value-type="float" office:value="59.6409499366667" table:style-name="ce1">
            <text:p>59.6409499366667</text:p>
          </table:table-cell>
          <table:table-cell office:value-type="float" office:value="25.93004286" table:style-name="ce1">
            <text:p>25.93004286</text:p>
          </table:table-cell>
          <table:table-cell office:value-type="float" office:value="64.568541902953" table:style-name="ce1">
            <text:p>64.568541902953</text:p>
          </table:table-cell>
          <table:table-cell office:value-type="float" office:value="3" table:style-name="ce1">
            <text:p>3</text:p>
          </table:table-cell>
          <table:table-cell office:value-type="float" office:value="0.4918012578" table:style-name="ce1">
            <text:p>0.4918012578</text:p>
          </table:table-cell>
          <table:table-cell office:value-type="float" office:value="3.080181656" table:style-name="ce1">
            <text:p>3.080181656</text:p>
          </table:table-cell>
          <table:table-cell office:value-type="float" office:value="2.06022238893333" table:style-name="ce1">
            <text:p>2.06022238893333</text:p>
          </table:table-cell>
          <table:table-cell office:value-type="float" office:value="2.608684253" table:style-name="ce1">
            <text:p>2.608684253</text:p>
          </table:table-cell>
          <table:table-cell office:value-type="float" office:value="1.37859931948993" table:style-name="ce1">
            <text:p>1.37859931948993</text:p>
          </table:table-cell>
          <table:table-cell office:value-type="float" office:value="3" table:style-name="ce1">
            <text:p>3</text:p>
          </table:table-cell>
          <table:table-cell office:value-type="float" office:value="1.179870707" table:style-name="ce1">
            <text:p>1.179870707</text:p>
          </table:table-cell>
          <table:table-cell office:value-type="float" office:value="9.027625469" table:style-name="ce1">
            <text:p>9.027625469</text:p>
          </table:table-cell>
          <table:table-cell office:value-type="float" office:value="4.776888947" table:style-name="ce1">
            <text:p>4.776888947</text:p>
          </table:table-cell>
          <table:table-cell office:value-type="float" office:value="4.123170665" table:style-name="ce1">
            <text:p>4.123170665</text:p>
          </table:table-cell>
          <table:table-cell office:value-type="float" office:value="3.96450808995129" table:style-name="ce1">
            <text:p>3.96450808995129</text:p>
          </table:table-cell>
        </table:table-row>
        <table:table-row table:style-name="ro1">
          <table:table-cell office:value-type="string" table:style-name="ce1">
            <text:p>100x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≥20%</text:p>
          </table:table-cell>
          <table:table-cell office:value-type="float" office:value="2" table:style-name="ce1">
            <text:p>2</text:p>
          </table:table-cell>
          <table:table-cell office:value-type="float" office:value="20.16032618" table:style-name="ce1">
            <text:p>20.16032618</text:p>
          </table:table-cell>
          <table:table-cell office:value-type="float" office:value="20.36591687" table:style-name="ce1">
            <text:p>20.36591687</text:p>
          </table:table-cell>
          <table:table-cell office:value-type="float" office:value="20.263121525" table:style-name="ce1">
            <text:p>20.263121525</text:p>
          </table:table-cell>
          <table:table-cell office:value-type="float" office:value="20.263121525" table:style-name="ce1">
            <text:p>20.263121525</text:p>
          </table:table-cell>
          <table:table-cell office:value-type="float" office:value="0.145374571047822" table:style-name="ce1">
            <text:p>0.145374571047822</text:p>
          </table:table-cell>
          <table:table-cell office:value-type="float" office:value="2" table:style-name="ce1">
            <text:p>2</text:p>
          </table:table-cell>
          <table:table-cell office:value-type="float" office:value="2.541860791" table:style-name="ce1">
            <text:p>2.541860791</text:p>
          </table:table-cell>
          <table:table-cell office:value-type="float" office:value="2.556159131" table:style-name="ce1">
            <text:p>2.556159131</text:p>
          </table:table-cell>
          <table:table-cell office:value-type="float" office:value="2.549009961" table:style-name="ce1">
            <text:p>2.549009961</text:p>
          </table:table-cell>
          <table:table-cell office:value-type="float" office:value="2.549009961" table:style-name="ce1">
            <text:p>2.549009961</text:p>
          </table:table-cell>
          <table:table-cell office:value-type="float" office:value="0.0101104531737108" table:style-name="ce1">
            <text:p>0.0101104531737108</text:p>
          </table:table-cell>
          <table:table-cell office:value-type="float" office:value="2" table:style-name="ce1">
            <text:p>2</text:p>
          </table:table-cell>
          <table:table-cell office:value-type="float" office:value="-0.3949724534" table:style-name="ce1">
            <text:p>-0.3949724534</text:p>
          </table:table-cell>
          <table:table-cell office:value-type="float" office:value="-0.3800098637" table:style-name="ce1">
            <text:p>-0.3800098637</text:p>
          </table:table-cell>
          <table:table-cell office:value-type="float" office:value="-0.38749115855" table:style-name="ce1">
            <text:p>-0.38749115855</text:p>
          </table:table-cell>
          <table:table-cell office:value-type="float" office:value="-0.38749115855" table:style-name="ce1">
            <text:p>-0.38749115855</text:p>
          </table:table-cell>
          <table:table-cell office:value-type="float" office:value="0.010580148640982" table:style-name="ce1">
            <text:p>0.010580148640982</text:p>
          </table:table-cell>
          <table:table-cell office:value-type="float" office:value="2" table:style-name="ce1">
            <text:p>2</text:p>
          </table:table-cell>
          <table:table-cell office:value-type="float" office:value="3.737041719" table:style-name="ce1">
            <text:p>3.737041719</text:p>
          </table:table-cell>
          <table:table-cell office:value-type="float" office:value="3.745586563" table:style-name="ce1">
            <text:p>3.745586563</text:p>
          </table:table-cell>
          <table:table-cell office:value-type="float" office:value="3.741314141" table:style-name="ce1">
            <text:p>3.741314141</text:p>
          </table:table-cell>
          <table:table-cell office:value-type="float" office:value="3.741314141" table:style-name="ce1">
            <text:p>3.741314141</text:p>
          </table:table-cell>
          <table:table-cell office:value-type="float" office:value="0.00604211713658102" table:style-name="ce1">
            <text:p>0.00604211713658102</text:p>
          </table:table-cell>
          <table:table-cell office:value-type="float" office:value="2" table:style-name="ce1">
            <text:p>2</text:p>
          </table:table-cell>
          <table:table-cell office:value-type="float" office:value="7.790248" table:style-name="ce1">
            <text:p>7.790248</text:p>
          </table:table-cell>
          <table:table-cell office:value-type="float" office:value="7.819751" table:style-name="ce1">
            <text:p>7.819751</text:p>
          </table:table-cell>
          <table:table-cell office:value-type="float" office:value="7.8049995" table:style-name="ce1">
            <text:p>7.8049995</text:p>
          </table:table-cell>
          <table:table-cell office:value-type="float" office:value="7.8049995" table:style-name="ce1">
            <text:p>7.8049995</text:p>
          </table:table-cell>
          <table:table-cell office:value-type="float" office:value="0.0208617713653468" table:style-name="ce1">
            <text:p>0.0208617713653468</text:p>
          </table:table-cell>
          <table:table-cell office:value-type="float" office:value="2" table:style-name="ce1">
            <text:p>2</text:p>
          </table:table-cell>
          <table:table-cell office:value-type="float" office:value="8.425996" table:style-name="ce1">
            <text:p>8.425996</text:p>
          </table:table-cell>
          <table:table-cell office:value-type="float" office:value="8.51438" table:style-name="ce1">
            <text:p>8.51438</text:p>
          </table:table-cell>
          <table:table-cell office:value-type="float" office:value="8.470188" table:style-name="ce1">
            <text:p>8.470188</text:p>
          </table:table-cell>
          <table:table-cell office:value-type="float" office:value="8.470188" table:style-name="ce1">
            <text:p>8.470188</text:p>
          </table:table-cell>
          <table:table-cell office:value-type="float" office:value="0.0624969257483915" table:style-name="ce1">
            <text:p>0.0624969257483915</text:p>
          </table:table-cell>
          <table:table-cell office:value-type="float" office:value="2" table:style-name="ce1">
            <text:p>2</text:p>
          </table:table-cell>
          <table:table-cell office:value-type="float" office:value="16.216244" table:style-name="ce1">
            <text:p>16.216244</text:p>
          </table:table-cell>
          <table:table-cell office:value-type="float" office:value="16.334131" table:style-name="ce1">
            <text:p>16.334131</text:p>
          </table:table-cell>
          <table:table-cell office:value-type="float" office:value="16.2751875" table:style-name="ce1">
            <text:p>16.2751875</text:p>
          </table:table-cell>
          <table:table-cell office:value-type="float" office:value="16.2751875" table:style-name="ce1">
            <text:p>16.2751875</text:p>
          </table:table-cell>
          <table:table-cell office:value-type="float" office:value="0.0833586971137383" table:style-name="ce1">
            <text:p>0.0833586971137383</text:p>
          </table:table-cell>
          <table:table-cell office:value-type="float" office:value="2" table:style-name="ce1">
            <text:p>2</text:p>
          </table:table-cell>
          <table:table-cell office:value-type="float" office:value="1.91973367" table:style-name="ce1">
            <text:p>1.91973367</text:p>
          </table:table-cell>
          <table:table-cell office:value-type="float" office:value="1.934896094" table:style-name="ce1">
            <text:p>1.934896094</text:p>
          </table:table-cell>
          <table:table-cell office:value-type="float" office:value="1.927314882" table:style-name="ce1">
            <text:p>1.927314882</text:p>
          </table:table-cell>
          <table:table-cell office:value-type="float" office:value="1.927314882" table:style-name="ce1">
            <text:p>1.927314882</text:p>
          </table:table-cell>
          <table:table-cell office:value-type="float" office:value="0.0107214528296256" table:style-name="ce1">
            <text:p>0.0107214528296256</text:p>
          </table:table-cell>
          <table:table-cell office:value-type="float" office:value="2" table:style-name="ce1">
            <text:p>2</text:p>
          </table:table-cell>
          <table:table-cell office:value-type="float" office:value="0.4884204065" table:style-name="ce1">
            <text:p>0.4884204065</text:p>
          </table:table-cell>
          <table:table-cell office:value-type="float" office:value="0.5106925281" table:style-name="ce1">
            <text:p>0.5106925281</text:p>
          </table:table-cell>
          <table:table-cell office:value-type="float" office:value="0.4995564673" table:style-name="ce1">
            <text:p>0.4995564673</text:p>
          </table:table-cell>
          <table:table-cell office:value-type="float" office:value="0.4995564673" table:style-name="ce1">
            <text:p>0.4995564673</text:p>
          </table:table-cell>
          <table:table-cell office:value-type="float" office:value="0.0157487682147714" table:style-name="ce1">
            <text:p>0.0157487682147714</text:p>
          </table:table-cell>
          <table:table-cell office:value-type="float" office:value="2" table:style-name="ce1">
            <text:p>2</text:p>
          </table:table-cell>
          <table:table-cell office:value-type="float" office:value="2.985847007" table:style-name="ce1">
            <text:p>2.985847007</text:p>
          </table:table-cell>
          <table:table-cell office:value-type="float" office:value="3.00452863" table:style-name="ce1">
            <text:p>3.00452863</text:p>
          </table:table-cell>
          <table:table-cell office:value-type="float" office:value="2.9951878185" table:style-name="ce1">
            <text:p>2.9951878185</text:p>
          </table:table-cell>
          <table:table-cell office:value-type="float" office:value="2.9951878185" table:style-name="ce1">
            <text:p>2.9951878185</text:p>
          </table:table-cell>
          <table:table-cell office:value-type="float" office:value="0.0132099023068706" table:style-name="ce1">
            <text:p>0.0132099023068706</text:p>
          </table:table-cell>
          <table:table-cell office:value-type="float" office:value="2" table:style-name="ce1">
            <text:p>2</text:p>
          </table:table-cell>
          <table:table-cell office:value-type="float" office:value="6.301623409" table:style-name="ce1">
            <text:p>6.301623409</text:p>
          </table:table-cell>
          <table:table-cell office:value-type="float" office:value="6.368570467" table:style-name="ce1">
            <text:p>6.368570467</text:p>
          </table:table-cell>
          <table:table-cell office:value-type="float" office:value="6.335096938" table:style-name="ce1">
            <text:p>6.335096938</text:p>
          </table:table-cell>
          <table:table-cell office:value-type="float" office:value="6.335096938" table:style-name="ce1">
            <text:p>6.335096938</text:p>
          </table:table-cell>
          <table:table-cell office:value-type="float" office:value="0.0473387186922886" table:style-name="ce1">
            <text:p>0.0473387186922886</text:p>
          </table:table-cell>
          <table:table-cell office:value-type="float" office:value="2" table:style-name="ce1">
            <text:p>2</text:p>
          </table:table-cell>
          <table:table-cell office:value-type="float" office:value="19.06886362" table:style-name="ce1">
            <text:p>19.06886362</text:p>
          </table:table-cell>
          <table:table-cell office:value-type="float" office:value="19.18083099" table:style-name="ce1">
            <text:p>19.18083099</text:p>
          </table:table-cell>
          <table:table-cell office:value-type="float" office:value="19.124847305" table:style-name="ce1">
            <text:p>19.124847305</text:p>
          </table:table-cell>
          <table:table-cell office:value-type="float" office:value="19.124847305" table:style-name="ce1">
            <text:p>19.124847305</text:p>
          </table:table-cell>
          <table:table-cell office:value-type="float" office:value="0.0791728865986247" table:style-name="ce1">
            <text:p>0.0791728865986247</text:p>
          </table:table-cell>
          <table:table-cell office:value-type="float" office:value="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-Inf" table:style-name="ce1">
            <text:p>-Inf</text:p>
          </table:table-cell>
          <table:table-cell office:value-type="float" office:value="NaN" table:style-name="ce1">
            <text:p>NaN</text:p>
          </table:table-cell>
          <table:table-cell/>
          <table:table-cell/>
          <table:table-cell office:value-type="float" office:value="2" table:style-name="ce1">
            <text:p>2</text:p>
          </table:table-cell>
          <table:table-cell office:value-type="float" office:value="12.9978239" table:style-name="ce1">
            <text:p>12.9978239</text:p>
          </table:table-cell>
          <table:table-cell office:value-type="float" office:value="12.99989784" table:style-name="ce1">
            <text:p>12.99989784</text:p>
          </table:table-cell>
          <table:table-cell office:value-type="float" office:value="12.99886087" table:style-name="ce1">
            <text:p>12.99886087</text:p>
          </table:table-cell>
          <table:table-cell office:value-type="float" office:value="12.99886087" table:style-name="ce1">
            <text:p>12.99886087</text:p>
          </table:table-cell>
          <table:table-cell office:value-type="float" office:value="0.00146649703777328" table:style-name="ce1">
            <text:p>0.00146649703777328</text:p>
          </table:table-cell>
          <table:table-cell office:value-type="float" office:value="2" table:style-name="ce1">
            <text:p>2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4367082591" table:style-name="ce1">
            <text:p>0.4367082591</text:p>
          </table:table-cell>
          <table:table-cell office:value-type="float" office:value="0.4392384125" table:style-name="ce1">
            <text:p>0.4392384125</text:p>
          </table:table-cell>
          <table:table-cell office:value-type="float" office:value="0.4379733358" table:style-name="ce1">
            <text:p>0.4379733358</text:p>
          </table:table-cell>
          <table:table-cell office:value-type="float" office:value="0.4379733358" table:style-name="ce1">
            <text:p>0.4379733358</text:p>
          </table:table-cell>
          <table:table-cell office:value-type="float" office:value="0.00178908862658221" table:style-name="ce1">
            <text:p>0.00178908862658221</text:p>
          </table:table-cell>
          <table:table-cell office:value-type="float" office:value="2" table:style-name="ce1">
            <text:p>2</text:p>
          </table:table-cell>
          <table:table-cell office:value-type="float" office:value="6.995833889" table:style-name="ce1">
            <text:p>6.995833889</text:p>
          </table:table-cell>
          <table:table-cell office:value-type="float" office:value="7.056046025" table:style-name="ce1">
            <text:p>7.056046025</text:p>
          </table:table-cell>
          <table:table-cell office:value-type="float" office:value="7.025939957" table:style-name="ce1">
            <text:p>7.025939957</text:p>
          </table:table-cell>
          <table:table-cell office:value-type="float" office:value="7.025939957" table:style-name="ce1">
            <text:p>7.025939957</text:p>
          </table:table-cell>
          <table:table-cell office:value-type="float" office:value="0.0425764096753264" table:style-name="ce1">
            <text:p>0.0425764096753264</text:p>
          </table:table-cell>
          <table:table-cell office:value-type="float" office:value="2" table:style-name="ce1">
            <text:p>2</text:p>
          </table:table-cell>
          <table:table-cell office:value-type="float" office:value="0.1262038814" table:style-name="ce1">
            <text:p>0.1262038814</text:p>
          </table:table-cell>
          <table:table-cell office:value-type="float" office:value="0.128380084" table:style-name="ce1">
            <text:p>0.128380084</text:p>
          </table:table-cell>
          <table:table-cell office:value-type="float" office:value="0.1272919827" table:style-name="ce1">
            <text:p>0.1272919827</text:p>
          </table:table-cell>
          <table:table-cell office:value-type="float" office:value="0.1272919827" table:style-name="ce1">
            <text:p>0.1272919827</text:p>
          </table:table-cell>
          <table:table-cell office:value-type="float" office:value="0.0015388076156958" table:style-name="ce1">
            <text:p>0.0015388076156958</text:p>
          </table:table-cell>
          <table:table-cell office:value-type="float" office:value="2" table:style-name="ce1">
            <text:p>2</text:p>
          </table:table-cell>
          <table:table-cell office:value-type="float" office:value="3.114227443" table:style-name="ce1">
            <text:p>3.114227443</text:p>
          </table:table-cell>
          <table:table-cell office:value-type="float" office:value="3.130732295" table:style-name="ce1">
            <text:p>3.130732295</text:p>
          </table:table-cell>
          <table:table-cell office:value-type="float" office:value="3.122479869" table:style-name="ce1">
            <text:p>3.122479869</text:p>
          </table:table-cell>
          <table:table-cell office:value-type="float" office:value="3.122479869" table:style-name="ce1">
            <text:p>3.122479869</text:p>
          </table:table-cell>
          <table:table-cell office:value-type="float" office:value="0.0116706927716805" table:style-name="ce1">
            <text:p>0.0116706927716805</text:p>
          </table:table-cell>
          <table:table-cell office:value-type="float" office:value="2" table:style-name="ce1">
            <text:p>2</text:p>
          </table:table-cell>
          <table:table-cell office:value-type="float" office:value="0.1262038814" table:style-name="ce1">
            <text:p>0.1262038814</text:p>
          </table:table-cell>
          <table:table-cell office:value-type="float" office:value="0.128380084" table:style-name="ce1">
            <text:p>0.128380084</text:p>
          </table:table-cell>
          <table:table-cell office:value-type="float" office:value="0.1272919827" table:style-name="ce1">
            <text:p>0.1272919827</text:p>
          </table:table-cell>
          <table:table-cell office:value-type="float" office:value="0.1272919827" table:style-name="ce1">
            <text:p>0.1272919827</text:p>
          </table:table-cell>
          <table:table-cell office:value-type="float" office:value="0.0015388076156958" table:style-name="ce1">
            <text:p>0.0015388076156958</text:p>
          </table:table-cell>
          <table:table-cell office:value-type="float" office:value="2" table:style-name="ce1">
            <text:p>2</text:p>
          </table:table-cell>
          <table:table-cell office:value-type="float" office:value="1.949865837" table:style-name="ce1">
            <text:p>1.949865837</text:p>
          </table:table-cell>
          <table:table-cell office:value-type="float" office:value="1.980013415" table:style-name="ce1">
            <text:p>1.980013415</text:p>
          </table:table-cell>
          <table:table-cell office:value-type="float" office:value="1.964939626" table:style-name="ce1">
            <text:p>1.964939626</text:p>
          </table:table-cell>
          <table:table-cell office:value-type="float" office:value="1.964939626" table:style-name="ce1">
            <text:p>1.964939626</text:p>
          </table:table-cell>
          <table:table-cell office:value-type="float" office:value="0.0213175568401504" table:style-name="ce1">
            <text:p>0.0213175568401504</text:p>
          </table:table-cell>
          <table:table-cell office:value-type="float" office:value="2" table:style-name="ce1">
            <text:p>2</text:p>
          </table:table-cell>
          <table:table-cell office:value-type="float" office:value="2.700631163" table:style-name="ce1">
            <text:p>2.700631163</text:p>
          </table:table-cell>
          <table:table-cell office:value-type="float" office:value="2.717068585" table:style-name="ce1">
            <text:p>2.717068585</text:p>
          </table:table-cell>
          <table:table-cell office:value-type="float" office:value="2.708849874" table:style-name="ce1">
            <text:p>2.708849874</text:p>
          </table:table-cell>
          <table:table-cell office:value-type="float" office:value="2.708849874" table:style-name="ce1">
            <text:p>2.708849874</text:p>
          </table:table-cell>
          <table:table-cell office:value-type="float" office:value="0.0116230125614247" table:style-name="ce1">
            <text:p>0.0116230125614247</text:p>
          </table:table-cell>
          <table:table-cell office:value-type="float" office:value="2" table:style-name="ce1">
            <text:p>2</text:p>
          </table:table-cell>
          <table:table-cell office:value-type="float" office:value="0.4135962805" table:style-name="ce1">
            <text:p>0.4135962805</text:p>
          </table:table-cell>
          <table:table-cell office:value-type="float" office:value="0.4136637095" table:style-name="ce1">
            <text:p>0.4136637095</text:p>
          </table:table-cell>
          <table:table-cell office:value-type="float" office:value="0.413629995" table:style-name="ce1">
            <text:p>0.413629995</text:p>
          </table:table-cell>
          <table:table-cell office:value-type="float" office:value="0.413629995" table:style-name="ce1">
            <text:p>0.413629995</text:p>
          </table:table-cell>
          <table:table-cell office:value-type="float" office:value="4.76795031485939e-05" table:style-name="ce1">
            <text:p>4.76795031485939e-05</text:p>
          </table:table-cell>
          <table:table-cell office:value-type="float" office:value="2" table:style-name="ce1">
            <text:p>2</text:p>
          </table:table-cell>
          <table:table-cell office:value-type="float" office:value="6.19059075" table:style-name="ce1">
            <text:p>6.19059075</text:p>
          </table:table-cell>
          <table:table-cell office:value-type="float" office:value="6.230614" table:style-name="ce1">
            <text:p>6.230614</text:p>
          </table:table-cell>
          <table:table-cell office:value-type="float" office:value="6.210602375" table:style-name="ce1">
            <text:p>6.210602375</text:p>
          </table:table-cell>
          <table:table-cell office:value-type="float" office:value="6.210602375" table:style-name="ce1">
            <text:p>6.210602375</text:p>
          </table:table-cell>
          <table:table-cell office:value-type="float" office:value="0.0283007114801245" table:style-name="ce1">
            <text:p>0.0283007114801245</text:p>
          </table:table-cell>
          <table:table-cell office:value-type="float" office:value="2" table:style-name="ce1">
            <text:p>2</text:p>
          </table:table-cell>
          <table:table-cell office:value-type="float" office:value="1.729830979" table:style-name="ce1">
            <text:p>1.729830979</text:p>
          </table:table-cell>
          <table:table-cell office:value-type="float" office:value="1.744581461" table:style-name="ce1">
            <text:p>1.744581461</text:p>
          </table:table-cell>
          <table:table-cell office:value-type="float" office:value="1.73720622" table:style-name="ce1">
            <text:p>1.73720622</text:p>
          </table:table-cell>
          <table:table-cell office:value-type="float" office:value="1.73720622" table:style-name="ce1">
            <text:p>1.73720622</text:p>
          </table:table-cell>
          <table:table-cell office:value-type="float" office:value="0.0104301658479701" table:style-name="ce1">
            <text:p>0.0104301658479701</text:p>
          </table:table-cell>
          <table:table-cell office:value-type="float" office:value="2" table:style-name="ce1">
            <text:p>2</text:p>
          </table:table-cell>
          <table:table-cell office:value-type="float" office:value="2230.262774" table:style-name="ce1">
            <text:p>2230.262774</text:p>
          </table:table-cell>
          <table:table-cell office:value-type="float" office:value="2237.544855" table:style-name="ce1">
            <text:p>2237.544855</text:p>
          </table:table-cell>
          <table:table-cell office:value-type="float" office:value="2233.9038145" table:style-name="ce1">
            <text:p>2233.9038145</text:p>
          </table:table-cell>
          <table:table-cell office:value-type="float" office:value="2233.9038145" table:style-name="ce1">
            <text:p>2233.9038145</text:p>
          </table:table-cell>
          <table:table-cell office:value-type="float" office:value="5.14920885624992" table:style-name="ce1">
            <text:p>5.14920885624992</text:p>
          </table:table-cell>
          <table:table-cell office:value-type="float" office:value="2" table:style-name="ce1">
            <text:p>2</text:p>
          </table:table-cell>
          <table:table-cell office:value-type="float" office:value="142.9925519" table:style-name="ce1">
            <text:p>142.9925519</text:p>
          </table:table-cell>
          <table:table-cell office:value-type="float" office:value="142.9988889" table:style-name="ce1">
            <text:p>142.9988889</text:p>
          </table:table-cell>
          <table:table-cell office:value-type="float" office:value="142.9957204" table:style-name="ce1">
            <text:p>142.9957204</text:p>
          </table:table-cell>
          <table:table-cell office:value-type="float" office:value="142.9957204" table:style-name="ce1">
            <text:p>142.9957204</text:p>
          </table:table-cell>
          <table:table-cell office:value-type="float" office:value="0.00448093567238059" table:style-name="ce1">
            <text:p>0.00448093567238059</text:p>
          </table:table-cell>
          <table:table-cell office:value-type="float" office:value="2" table:style-name="ce1">
            <text:p>2</text:p>
          </table:table-cell>
          <table:table-cell office:value-type="float" office:value="179.9859048" table:style-name="ce1">
            <text:p>179.9859048</text:p>
          </table:table-cell>
          <table:table-cell office:value-type="float" office:value="179.9889302" table:style-name="ce1">
            <text:p>179.9889302</text:p>
          </table:table-cell>
          <table:table-cell office:value-type="float" office:value="179.9874175" table:style-name="ce1">
            <text:p>179.9874175</text:p>
          </table:table-cell>
          <table:table-cell office:value-type="float" office:value="179.9874175" table:style-name="ce1">
            <text:p>179.9874175</text:p>
          </table:table-cell>
          <table:table-cell office:value-type="float" office:value="0.00213928085581078" table:style-name="ce1">
            <text:p>0.00213928085581078</text:p>
          </table:table-cell>
          <table:table-cell office:value-type="float" office:value="2" table:style-name="ce1">
            <text:p>2</text:p>
          </table:table-cell>
          <table:table-cell office:value-type="float" office:value="37.01988473" table:style-name="ce1">
            <text:p>37.01988473</text:p>
          </table:table-cell>
          <table:table-cell office:value-type="float" office:value="37.02478927" table:style-name="ce1">
            <text:p>37.02478927</text:p>
          </table:table-cell>
          <table:table-cell office:value-type="float" office:value="37.022337" table:style-name="ce1">
            <text:p>37.022337</text:p>
          </table:table-cell>
          <table:table-cell office:value-type="float" office:value="37.022337" table:style-name="ce1">
            <text:p>37.022337</text:p>
          </table:table-cell>
          <table:table-cell office:value-type="float" office:value="0.00346803349259946" table:style-name="ce1">
            <text:p>0.00346803349259946</text:p>
          </table:table-cell>
          <table:table-cell office:value-type="float" office:value="2" table:style-name="ce1">
            <text:p>2</text:p>
          </table:table-cell>
          <table:table-cell office:value-type="float" office:value="95.34747804" table:style-name="ce1">
            <text:p>95.34747804</text:p>
          </table:table-cell>
          <table:table-cell office:value-type="float" office:value="95.87010056" table:style-name="ce1">
            <text:p>95.87010056</text:p>
          </table:table-cell>
          <table:table-cell office:value-type="float" office:value="95.6087893" table:style-name="ce1">
            <text:p>95.6087893</text:p>
          </table:table-cell>
          <table:table-cell office:value-type="float" office:value="95.6087893" table:style-name="ce1">
            <text:p>95.6087893</text:p>
          </table:table-cell>
          <table:table-cell office:value-type="float" office:value="0.369549927892801" table:style-name="ce1">
            <text:p>0.369549927892801</text:p>
          </table:table-cell>
          <table:table-cell office:value-type="float" office:value="2" table:style-name="ce1">
            <text:p>2</text:p>
          </table:table-cell>
          <table:table-cell office:value-type="float" office:value="0.002062258249" table:style-name="ce1">
            <text:p>0.002062258249</text:p>
          </table:table-cell>
          <table:table-cell office:value-type="float" office:value="0.002130881006" table:style-name="ce1">
            <text:p>0.002130881006</text:p>
          </table:table-cell>
          <table:table-cell office:value-type="float" office:value="0.0020965696275" table:style-name="ce1">
            <text:p>0.0020965696275</text:p>
          </table:table-cell>
          <table:table-cell office:value-type="float" office:value="0.0020965696275" table:style-name="ce1">
            <text:p>0.0020965696275</text:p>
          </table:table-cell>
          <table:table-cell office:value-type="float" office:value="4.85236168184166e-05" table:style-name="ce1">
            <text:p>4.85236168184166e-05</text:p>
          </table:table-cell>
          <table:table-cell office:value-type="float" office:value="2" table:style-name="ce1">
            <text:p>2</text:p>
          </table:table-cell>
          <table:table-cell office:value-type="float" office:value="0.01850015125" table:style-name="ce1">
            <text:p>0.01850015125</text:p>
          </table:table-cell>
          <table:table-cell office:value-type="float" office:value="0.01854620176" table:style-name="ce1">
            <text:p>0.01854620176</text:p>
          </table:table-cell>
          <table:table-cell office:value-type="float" office:value="0.018523176505" table:style-name="ce1">
            <text:p>0.018523176505</text:p>
          </table:table-cell>
          <table:table-cell office:value-type="float" office:value="0.018523176505" table:style-name="ce1">
            <text:p>0.018523176505</text:p>
          </table:table-cell>
          <table:table-cell office:value-type="float" office:value="3.25626278980985e-05" table:style-name="ce1">
            <text:p>3.25626278980985e-05</text:p>
          </table:table-cell>
          <table:table-cell office:value-type="float" office:value="2" table:style-name="ce1">
            <text:p>2</text:p>
          </table:table-cell>
          <table:table-cell office:value-type="float" office:value="8.217212154" table:style-name="ce1">
            <text:p>8.217212154</text:p>
          </table:table-cell>
          <table:table-cell office:value-type="float" office:value="8.315243991" table:style-name="ce1">
            <text:p>8.315243991</text:p>
          </table:table-cell>
          <table:table-cell office:value-type="float" office:value="8.2662280725" table:style-name="ce1">
            <text:p>8.2662280725</text:p>
          </table:table-cell>
          <table:table-cell office:value-type="float" office:value="8.2662280725" table:style-name="ce1">
            <text:p>8.2662280725</text:p>
          </table:table-cell>
          <table:table-cell office:value-type="float" office:value="0.0693189767148735" table:style-name="ce1">
            <text:p>0.0693189767148735</text:p>
          </table:table-cell>
          <table:table-cell office:value-type="float" office:value="2" table:style-name="ce1">
            <text:p>2</text:p>
          </table:table-cell>
          <table:table-cell office:value-type="float" office:value="55.35422139" table:style-name="ce1">
            <text:p>55.35422139</text:p>
          </table:table-cell>
          <table:table-cell office:value-type="float" office:value="66.90947533" table:style-name="ce1">
            <text:p>66.90947533</text:p>
          </table:table-cell>
          <table:table-cell office:value-type="float" office:value="61.13184836" table:style-name="ce1">
            <text:p>61.13184836</text:p>
          </table:table-cell>
          <table:table-cell office:value-type="float" office:value="61.13184836" table:style-name="ce1">
            <text:p>61.13184836</text:p>
          </table:table-cell>
          <table:table-cell office:value-type="float" office:value="8.17079841930658" table:style-name="ce1">
            <text:p>8.17079841930658</text:p>
          </table:table-cell>
          <table:table-cell office:value-type="float" office:value="2" table:style-name="ce1">
            <text:p>2</text:p>
          </table:table-cell>
          <table:table-cell office:value-type="float" office:value="0.5814329748" table:style-name="ce1">
            <text:p>0.5814329748</text:p>
          </table:table-cell>
          <table:table-cell office:value-type="float" office:value="0.6660422378" table:style-name="ce1">
            <text:p>0.6660422378</text:p>
          </table:table-cell>
          <table:table-cell office:value-type="float" office:value="0.6237376063" table:style-name="ce1">
            <text:p>0.6237376063</text:p>
          </table:table-cell>
          <table:table-cell office:value-type="float" office:value="0.6237376063" table:style-name="ce1">
            <text:p>0.6237376063</text:p>
          </table:table-cell>
          <table:table-cell office:value-type="float" office:value="0.0598277836184961" table:style-name="ce1">
            <text:p>0.0598277836184961</text:p>
          </table:table-cell>
          <table:table-cell office:value-type="float" office:value="2" table:style-name="ce1">
            <text:p>2</text:p>
          </table:table-cell>
          <table:table-cell office:value-type="float" office:value="1.103064132" table:style-name="ce1">
            <text:p>1.103064132</text:p>
          </table:table-cell>
          <table:table-cell office:value-type="float" office:value="1.239260194" table:style-name="ce1">
            <text:p>1.239260194</text:p>
          </table:table-cell>
          <table:table-cell office:value-type="float" office:value="1.171162163" table:style-name="ce1">
            <text:p>1.171162163</text:p>
          </table:table-cell>
          <table:table-cell office:value-type="float" office:value="1.171162163" table:style-name="ce1">
            <text:p>1.171162163</text:p>
          </table:table-cell>
          <table:table-cell office:value-type="float" office:value="0.0963051590111035" table:style-name="ce1">
            <text:p>0.0963051590111035</text:p>
          </table:table-cell>
        </table:table-row>
        <table:table-row table:style-name="ro1">
          <table:table-cell office:value-type="string" table:style-name="ce1">
            <text:p>100x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E</text:p>
          </table:table-cell>
          <table:table-cell office:value-type="string" table:style-name="ce1">
            <text:p>&lt;10%</text:p>
          </table:table-cell>
          <table:table-cell office:value-type="float" office:value="3" table:style-name="ce1">
            <text:p>3</text:p>
          </table:table-cell>
          <table:table-cell office:value-type="float" office:value="7.352026537" table:style-name="ce1">
            <text:p>7.352026537</text:p>
          </table:table-cell>
          <table:table-cell office:value-type="float" office:value="7.995749974" table:style-name="ce1">
            <text:p>7.995749974</text:p>
          </table:table-cell>
          <table:table-cell office:value-type="float" office:value="7.73199497833333" table:style-name="ce1">
            <text:p>7.73199497833333</text:p>
          </table:table-cell>
          <table:table-cell office:value-type="float" office:value="7.848208424" table:style-name="ce1">
            <text:p>7.848208424</text:p>
          </table:table-cell>
          <table:table-cell office:value-type="float" office:value="0.337230098821357" table:style-name="ce1">
            <text:p>0.337230098821357</text:p>
          </table:table-cell>
          <table:table-cell office:value-type="float" office:value="3" table:style-name="ce1">
            <text:p>3</text:p>
          </table:table-cell>
          <table:table-cell office:value-type="float" office:value="1.227924978" table:style-name="ce1">
            <text:p>1.227924978</text:p>
          </table:table-cell>
          <table:table-cell office:value-type="float" office:value="1.637118182" table:style-name="ce1">
            <text:p>1.637118182</text:p>
          </table:table-cell>
          <table:table-cell office:value-type="float" office:value="1.41275977033333" table:style-name="ce1">
            <text:p>1.41275977033333</text:p>
          </table:table-cell>
          <table:table-cell office:value-type="float" office:value="1.373236151" table:style-name="ce1">
            <text:p>1.373236151</text:p>
          </table:table-cell>
          <table:table-cell office:value-type="float" office:value="0.207440007987493" table:style-name="ce1">
            <text:p>0.207440007987493</text:p>
          </table:table-cell>
          <table:table-cell office:value-type="float" office:value="3" table:style-name="ce1">
            <text:p>3</text:p>
          </table:table-cell>
          <table:table-cell office:value-type="float" office:value="0.9049406852" table:style-name="ce1">
            <text:p>0.9049406852</text:p>
          </table:table-cell>
          <table:table-cell office:value-type="float" office:value="1.247376159" table:style-name="ce1">
            <text:p>1.247376159</text:p>
          </table:table-cell>
          <table:table-cell office:value-type="float" office:value="1.0778440784" table:style-name="ce1">
            <text:p>1.0778440784</text:p>
          </table:table-cell>
          <table:table-cell office:value-type="float" office:value="1.081215391" table:style-name="ce1">
            <text:p>1.081215391</text:p>
          </table:table-cell>
          <table:table-cell office:value-type="float" office:value="0.17124262828117" table:style-name="ce1">
            <text:p>0.17124262828117</text:p>
          </table:table-cell>
          <table:table-cell office:value-type="float" office:value="3" table:style-name="ce1">
            <text:p>3</text:p>
          </table:table-cell>
          <table:table-cell office:value-type="float" office:value="4.802219444" table:style-name="ce1">
            <text:p>4.802219444</text:p>
          </table:table-cell>
          <table:table-cell office:value-type="float" office:value="7.029555044" table:style-name="ce1">
            <text:p>7.029555044</text:p>
          </table:table-cell>
          <table:table-cell office:value-type="float" office:value="5.91178556733333" table:style-name="ce1">
            <text:p>5.91178556733333</text:p>
          </table:table-cell>
          <table:table-cell office:value-type="float" office:value="5.903582214" table:style-name="ce1">
            <text:p>5.903582214</text:p>
          </table:table-cell>
          <table:table-cell office:value-type="float" office:value="1.11369045969303" table:style-name="ce1">
            <text:p>1.11369045969303</text:p>
          </table:table-cell>
          <table:table-cell office:value-type="float" office:value="3" table:style-name="ce1">
            <text:p>3</text:p>
          </table:table-cell>
          <table:table-cell office:value-type="float" office:value="5.823009" table:style-name="ce1">
            <text:p>5.823009</text:p>
          </table:table-cell>
          <table:table-cell office:value-type="float" office:value="8.002171" table:style-name="ce1">
            <text:p>8.002171</text:p>
          </table:table-cell>
          <table:table-cell office:value-type="float" office:value="7.228029" table:style-name="ce1">
            <text:p>7.228029</text:p>
          </table:table-cell>
          <table:table-cell office:value-type="float" office:value="7.858907" table:style-name="ce1">
            <text:p>7.858907</text:p>
          </table:table-cell>
          <table:table-cell office:value-type="float" office:value="1.2188896766008" table:style-name="ce1">
            <text:p>1.2188896766008</text:p>
          </table:table-cell>
          <table:table-cell office:value-type="float" office:value="3" table:style-name="ce1">
            <text:p>3</text:p>
          </table:table-cell>
          <table:table-cell office:value-type="float" office:value="2.589301" table:style-name="ce1">
            <text:p>2.589301</text:p>
          </table:table-cell>
          <table:table-cell office:value-type="float" office:value="3.966702" table:style-name="ce1">
            <text:p>3.966702</text:p>
          </table:table-cell>
          <table:table-cell office:value-type="float" office:value="3.169123" table:style-name="ce1">
            <text:p>3.169123</text:p>
          </table:table-cell>
          <table:table-cell office:value-type="float" office:value="2.951366" table:style-name="ce1">
            <text:p>2.951366</text:p>
          </table:table-cell>
          <table:table-cell office:value-type="float" office:value="0.714053192687352" table:style-name="ce1">
            <text:p>0.714053192687352</text:p>
          </table:table-cell>
          <table:table-cell office:value-type="float" office:value="3" table:style-name="ce1">
            <text:p>3</text:p>
          </table:table-cell>
          <table:table-cell office:value-type="float" office:value="8.41231" table:style-name="ce1">
            <text:p>8.41231</text:p>
          </table:table-cell>
          <table:table-cell office:value-type="float" office:value="11.968873" table:style-name="ce1">
            <text:p>11.968873</text:p>
          </table:table-cell>
          <table:table-cell office:value-type="float" office:value="10.397152" table:style-name="ce1">
            <text:p>10.397152</text:p>
          </table:table-cell>
          <table:table-cell office:value-type="float" office:value="10.810273" table:style-name="ce1">
            <text:p>10.810273</text:p>
          </table:table-cell>
          <table:table-cell office:value-type="float" office:value="1.8139147757607" table:style-name="ce1">
            <text:p>1.8139147757607</text:p>
          </table:table-cell>
          <table:table-cell office:value-type="float" office:value="3" table:style-name="ce1">
            <text:p>3</text:p>
          </table:table-cell>
          <table:table-cell office:value-type="float" office:value="0.9650876673" table:style-name="ce1">
            <text:p>0.9650876673</text:p>
          </table:table-cell>
          <table:table-cell office:value-type="float" office:value="1.261399573" table:style-name="ce1">
            <text:p>1.261399573</text:p>
          </table:table-cell>
          <table:table-cell office:value-type="float" office:value="1.09133310843333" table:style-name="ce1">
            <text:p>1.09133310843333</text:p>
          </table:table-cell>
          <table:table-cell office:value-type="float" office:value="1.047512085" table:style-name="ce1">
            <text:p>1.047512085</text:p>
          </table:table-cell>
          <table:table-cell office:value-type="float" office:value="0.152939196859242" table:style-name="ce1">
            <text:p>0.152939196859242</text:p>
          </table:table-cell>
          <table:table-cell office:value-type="float" office:value="3" table:style-name="ce1">
            <text:p>3</text:p>
          </table:table-cell>
          <table:table-cell office:value-type="float" office:value="0.3037452155" table:style-name="ce1">
            <text:p>0.3037452155</text:p>
          </table:table-cell>
          <table:table-cell office:value-type="float" office:value="0.5215783836" table:style-name="ce1">
            <text:p>0.5215783836</text:p>
          </table:table-cell>
          <table:table-cell office:value-type="float" office:value="0.4460303814" table:style-name="ce1">
            <text:p>0.4460303814</text:p>
          </table:table-cell>
          <table:table-cell office:value-type="float" office:value="0.5127675451" table:style-name="ce1">
            <text:p>0.5127675451</text:p>
          </table:table-cell>
          <table:table-cell office:value-type="float" office:value="0.123301293769211" table:style-name="ce1">
            <text:p>0.123301293769211</text:p>
          </table:table-cell>
          <table:table-cell office:value-type="float" office:value="3" table:style-name="ce1">
            <text:p>3</text:p>
          </table:table-cell>
          <table:table-cell office:value-type="float" office:value="1.430178173" table:style-name="ce1">
            <text:p>1.430178173</text:p>
          </table:table-cell>
          <table:table-cell office:value-type="float" office:value="1.729550375" table:style-name="ce1">
            <text:p>1.729550375</text:p>
          </table:table-cell>
          <table:table-cell office:value-type="float" office:value="1.54084254733333" table:style-name="ce1">
            <text:p>1.54084254733333</text:p>
          </table:table-cell>
          <table:table-cell office:value-type="float" office:value="1.462799094" table:style-name="ce1">
            <text:p>1.462799094</text:p>
          </table:table-cell>
          <table:table-cell office:value-type="float" office:value="0.164237676215679" table:style-name="ce1">
            <text:p>0.164237676215679</text:p>
          </table:table-cell>
          <table:table-cell office:value-type="float" office:value="3" table:style-name="ce1">
            <text:p>3</text:p>
          </table:table-cell>
          <table:table-cell office:value-type="float" office:value="1.796004642" table:style-name="ce1">
            <text:p>1.796004642</text:p>
          </table:table-cell>
          <table:table-cell office:value-type="float" office:value="2.303771215" table:style-name="ce1">
            <text:p>2.303771215</text:p>
          </table:table-cell>
          <table:table-cell office:value-type="float" office:value="2.007816809" table:style-name="ce1">
            <text:p>2.007816809</text:p>
          </table:table-cell>
          <table:table-cell office:value-type="float" office:value="1.92367457" table:style-name="ce1">
            <text:p>1.92367457</text:p>
          </table:table-cell>
          <table:table-cell office:value-type="float" office:value="0.264133792711177" table:style-name="ce1">
            <text:p>0.264133792711177</text:p>
          </table:table-cell>
          <table:table-cell office:value-type="float" office:value="3" table:style-name="ce1">
            <text:p>3</text:p>
          </table:table-cell>
          <table:table-cell office:value-type="float" office:value="17.99139274" table:style-name="ce1">
            <text:p>17.99139274</text:p>
          </table:table-cell>
          <table:table-cell office:value-type="float" office:value="18.62246264" table:style-name="ce1">
            <text:p>18.62246264</text:p>
          </table:table-cell>
          <table:table-cell office:value-type="float" office:value="18.2764753633333" table:style-name="ce1">
            <text:p>18.2764753633333</text:p>
          </table:table-cell>
          <table:table-cell office:value-type="float" office:value="18.21557071" table:style-name="ce1">
            <text:p>18.21557071</text:p>
          </table:table-cell>
          <table:table-cell office:value-type="float" office:value="0.319913015161532" table:style-name="ce1">
            <text:p>0.319913015161532</text:p>
          </table:table-cell>
          <table:table-cell office:value-type="float" office:value="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-Inf" table:style-name="ce1">
            <text:p>-Inf</text:p>
          </table:table-cell>
          <table:table-cell office:value-type="float" office:value="NaN" table:style-name="ce1">
            <text:p>NaN</text:p>
          </table:table-cell>
          <table:table-cell/>
          <table:table-cell/>
          <table:table-cell office:value-type="float" office:value="3" table:style-name="ce1">
            <text:p>3</text:p>
          </table:table-cell>
          <table:table-cell office:value-type="float" office:value="152.4896518" table:style-name="ce1">
            <text:p>152.4896518</text:p>
          </table:table-cell>
          <table:table-cell office:value-type="float" office:value="152.7444974" table:style-name="ce1">
            <text:p>152.7444974</text:p>
          </table:table-cell>
          <table:table-cell office:value-type="float" office:value="152.5763071" table:style-name="ce1">
            <text:p>152.5763071</text:p>
          </table:table-cell>
          <table:table-cell office:value-type="float" office:value="152.4947721" table:style-name="ce1">
            <text:p>152.4947721</text:p>
          </table:table-cell>
          <table:table-cell office:value-type="float" office:value="0.145679570045324" table:style-name="ce1">
            <text:p>0.145679570045324</text:p>
          </table:table-cell>
          <table:table-cell office:value-type="float" office:value="3" table:style-name="ce1">
            <text:p>3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.2704724033" table:style-name="ce1">
            <text:p>0.2704724033</text:p>
          </table:table-cell>
          <table:table-cell office:value-type="float" office:value="0.274570625" table:style-name="ce1">
            <text:p>0.274570625</text:p>
          </table:table-cell>
          <table:table-cell office:value-type="float" office:value="0.272444693833333" table:style-name="ce1">
            <text:p>0.272444693833333</text:p>
          </table:table-cell>
          <table:table-cell office:value-type="float" office:value="0.2722910532" table:style-name="ce1">
            <text:p>0.2722910532</text:p>
          </table:table-cell>
          <table:table-cell office:value-type="float" office:value="0.00205342624867465" table:style-name="ce1">
            <text:p>0.00205342624867465</text:p>
          </table:table-cell>
          <table:table-cell office:value-type="float" office:value="3" table:style-name="ce1">
            <text:p>3</text:p>
          </table:table-cell>
          <table:table-cell office:value-type="float" office:value="2.732038133" table:style-name="ce1">
            <text:p>2.732038133</text:p>
          </table:table-cell>
          <table:table-cell office:value-type="float" office:value="2.82158136" table:style-name="ce1">
            <text:p>2.82158136</text:p>
          </table:table-cell>
          <table:table-cell office:value-type="float" office:value="2.76348695166667" table:style-name="ce1">
            <text:p>2.76348695166667</text:p>
          </table:table-cell>
          <table:table-cell office:value-type="float" office:value="2.736841362" table:style-name="ce1">
            <text:p>2.736841362</text:p>
          </table:table-cell>
          <table:table-cell office:value-type="float" office:value="0.0503685215378283" table:style-name="ce1">
            <text:p>0.0503685215378283</text:p>
          </table:table-cell>
          <table:table-cell office:value-type="float" office:value="3" table:style-name="ce1">
            <text:p>3</text:p>
          </table:table-cell>
          <table:table-cell office:value-type="float" office:value="0.09849536515" table:style-name="ce1">
            <text:p>0.09849536515</text:p>
          </table:table-cell>
          <table:table-cell office:value-type="float" office:value="0.1469448824" table:style-name="ce1">
            <text:p>0.1469448824</text:p>
          </table:table-cell>
          <table:table-cell office:value-type="float" office:value="0.12234638825" table:style-name="ce1">
            <text:p>0.12234638825</text:p>
          </table:table-cell>
          <table:table-cell office:value-type="float" office:value="0.1215989172" table:style-name="ce1">
            <text:p>0.1215989172</text:p>
          </table:table-cell>
          <table:table-cell office:value-type="float" office:value="0.0242334059753773" table:style-name="ce1">
            <text:p>0.0242334059753773</text:p>
          </table:table-cell>
          <table:table-cell office:value-type="float" office:value="3" table:style-name="ce1">
            <text:p>3</text:p>
          </table:table-cell>
          <table:table-cell office:value-type="float" office:value="1.528673929" table:style-name="ce1">
            <text:p>1.528673929</text:p>
          </table:table-cell>
          <table:table-cell office:value-type="float" office:value="1.876495622" table:style-name="ce1">
            <text:p>1.876495622</text:p>
          </table:table-cell>
          <table:table-cell office:value-type="float" office:value="1.66318926066667" table:style-name="ce1">
            <text:p>1.66318926066667</text:p>
          </table:table-cell>
          <table:table-cell office:value-type="float" office:value="1.584398231" table:style-name="ce1">
            <text:p>1.584398231</text:p>
          </table:table-cell>
          <table:table-cell office:value-type="float" office:value="0.186818099490646" table:style-name="ce1">
            <text:p>0.186818099490646</text:p>
          </table:table-cell>
          <table:table-cell office:value-type="float" office:value="3" table:style-name="ce1">
            <text:p>3</text:p>
          </table:table-cell>
          <table:table-cell office:value-type="float" office:value="0.09849536515" table:style-name="ce1">
            <text:p>0.09849536515</text:p>
          </table:table-cell>
          <table:table-cell office:value-type="float" office:value="0.1469448824" table:style-name="ce1">
            <text:p>0.1469448824</text:p>
          </table:table-cell>
          <table:table-cell office:value-type="float" office:value="0.12234638825" table:style-name="ce1">
            <text:p>0.12234638825</text:p>
          </table:table-cell>
          <table:table-cell office:value-type="float" office:value="0.1215989172" table:style-name="ce1">
            <text:p>0.1215989172</text:p>
          </table:table-cell>
          <table:table-cell office:value-type="float" office:value="0.0242334059753773" table:style-name="ce1">
            <text:p>0.0242334059753773</text:p>
          </table:table-cell>
          <table:table-cell office:value-type="float" office:value="3" table:style-name="ce1">
            <text:p>3</text:p>
          </table:table-cell>
          <table:table-cell office:value-type="float" office:value="1.05223575" table:style-name="ce1">
            <text:p>1.05223575</text:p>
          </table:table-cell>
          <table:table-cell office:value-type="float" office:value="1.362097633" table:style-name="ce1">
            <text:p>1.362097633</text:p>
          </table:table-cell>
          <table:table-cell office:value-type="float" office:value="1.18603912566667" table:style-name="ce1">
            <text:p>1.18603912566667</text:p>
          </table:table-cell>
          <table:table-cell office:value-type="float" office:value="1.143783994" table:style-name="ce1">
            <text:p>1.143783994</text:p>
          </table:table-cell>
          <table:table-cell office:value-type="float" office:value="0.159193965803362" table:style-name="ce1">
            <text:p>0.159193965803362</text:p>
          </table:table-cell>
          <table:table-cell office:value-type="float" office:value="3" table:style-name="ce1">
            <text:p>3</text:p>
          </table:table-cell>
          <table:table-cell office:value-type="float" office:value="1.43935425" table:style-name="ce1">
            <text:p>1.43935425</text:p>
          </table:table-cell>
          <table:table-cell office:value-type="float" office:value="1.758007367" table:style-name="ce1">
            <text:p>1.758007367</text:p>
          </table:table-cell>
          <table:table-cell office:value-type="float" office:value="1.56054187433333" table:style-name="ce1">
            <text:p>1.56054187433333</text:p>
          </table:table-cell>
          <table:table-cell office:value-type="float" office:value="1.484264006" table:style-name="ce1">
            <text:p>1.484264006</text:p>
          </table:table-cell>
          <table:table-cell office:value-type="float" office:value="0.172478077278134" table:style-name="ce1">
            <text:p>0.172478077278134</text:p>
          </table:table-cell>
          <table:table-cell office:value-type="float" office:value="3" table:style-name="ce1">
            <text:p>3</text:p>
          </table:table-cell>
          <table:table-cell office:value-type="float" office:value="0.08931967858" table:style-name="ce1">
            <text:p>0.08931967858</text:p>
          </table:table-cell>
          <table:table-cell office:value-type="float" office:value="0.118488255" table:style-name="ce1">
            <text:p>0.118488255</text:p>
          </table:table-cell>
          <table:table-cell office:value-type="float" office:value="0.102647386193333" table:style-name="ce1">
            <text:p>0.102647386193333</text:p>
          </table:table-cell>
          <table:table-cell office:value-type="float" office:value="0.100134225" table:style-name="ce1">
            <text:p>0.100134225</text:p>
          </table:table-cell>
          <table:table-cell office:value-type="float" office:value="0.0147457942132698" table:style-name="ce1">
            <text:p>0.0147457942132698</text:p>
          </table:table-cell>
          <table:table-cell office:value-type="float" office:value="3" table:style-name="ce1">
            <text:p>3</text:p>
          </table:table-cell>
          <table:table-cell office:value-type="float" office:value="2.666318" table:style-name="ce1">
            <text:p>2.666318</text:p>
          </table:table-cell>
          <table:table-cell office:value-type="float" office:value="2.717487" table:style-name="ce1">
            <text:p>2.717487</text:p>
          </table:table-cell>
          <table:table-cell office:value-type="float" office:value="2.68406366666667" table:style-name="ce1">
            <text:p>2.68406366666667</text:p>
          </table:table-cell>
          <table:table-cell office:value-type="float" office:value="2.668386" table:style-name="ce1">
            <text:p>2.668386</text:p>
          </table:table-cell>
          <table:table-cell office:value-type="float" office:value="0.028963918318027" table:style-name="ce1">
            <text:p>0.028963918318027</text:p>
          </table:table-cell>
          <table:table-cell office:value-type="float" office:value="3" table:style-name="ce1">
            <text:p>3</text:p>
          </table:table-cell>
          <table:table-cell office:value-type="float" office:value="0.8852142945" table:style-name="ce1">
            <text:p>0.8852142945</text:p>
          </table:table-cell>
          <table:table-cell office:value-type="float" office:value="0.9481564315" table:style-name="ce1">
            <text:p>0.9481564315</text:p>
          </table:table-cell>
          <table:table-cell office:value-type="float" office:value="0.914996357866667" table:style-name="ce1">
            <text:p>0.914996357866667</text:p>
          </table:table-cell>
          <table:table-cell office:value-type="float" office:value="0.9116183476" table:style-name="ce1">
            <text:p>0.9116183476</text:p>
          </table:table-cell>
          <table:table-cell office:value-type="float" office:value="0.0316067456020542" table:style-name="ce1">
            <text:p>0.0316067456020542</text:p>
          </table:table-cell>
          <table:table-cell office:value-type="float" office:value="3" table:style-name="ce1">
            <text:p>3</text:p>
          </table:table-cell>
          <table:table-cell office:value-type="float" office:value="2488.45113" table:style-name="ce1">
            <text:p>2488.45113</text:p>
          </table:table-cell>
          <table:table-cell office:value-type="float" office:value="2533.807434" table:style-name="ce1">
            <text:p>2533.807434</text:p>
          </table:table-cell>
          <table:table-cell office:value-type="float" office:value="2509.20421833333" table:style-name="ce1">
            <text:p>2509.20421833333</text:p>
          </table:table-cell>
          <table:table-cell office:value-type="float" office:value="2505.354091" table:style-name="ce1">
            <text:p>2505.354091</text:p>
          </table:table-cell>
          <table:table-cell office:value-type="float" office:value="22.9219586531618" table:style-name="ce1">
            <text:p>22.9219586531618</text:p>
          </table:table-cell>
          <table:table-cell office:value-type="float" office:value="3" table:style-name="ce1">
            <text:p>3</text:p>
          </table:table-cell>
          <table:table-cell office:value-type="float" office:value="153.1502482" table:style-name="ce1">
            <text:p>153.1502482</text:p>
          </table:table-cell>
          <table:table-cell office:value-type="float" office:value="153.1796969" table:style-name="ce1">
            <text:p>153.1796969</text:p>
          </table:table-cell>
          <table:table-cell office:value-type="float" office:value="153.161499533333" table:style-name="ce1">
            <text:p>153.161499533333</text:p>
          </table:table-cell>
          <table:table-cell office:value-type="float" office:value="153.1545535" table:style-name="ce1">
            <text:p>153.1545535</text:p>
          </table:table-cell>
          <table:table-cell office:value-type="float" office:value="0.0159057227821831" table:style-name="ce1">
            <text:p>0.0159057227821831</text:p>
          </table:table-cell>
          <table:table-cell office:value-type="float" office:value="3" table:style-name="ce1">
            <text:p>3</text:p>
          </table:table-cell>
          <table:table-cell office:value-type="float" office:value="142.9953345" table:style-name="ce1">
            <text:p>142.9953345</text:p>
          </table:table-cell>
          <table:table-cell office:value-type="float" office:value="142.996758" table:style-name="ce1">
            <text:p>142.996758</text:p>
          </table:table-cell>
          <table:table-cell office:value-type="float" office:value="142.9962034" table:style-name="ce1">
            <text:p>142.9962034</text:p>
          </table:table-cell>
          <table:table-cell office:value-type="float" office:value="142.9965177" table:style-name="ce1">
            <text:p>142.9965177</text:p>
          </table:table-cell>
          <table:table-cell office:value-type="float" office:value="0.000762021279222798" table:style-name="ce1">
            <text:p>0.000762021279222798</text:p>
          </table:table-cell>
          <table:table-cell office:value-type="float" office:value="3" table:style-name="ce1">
            <text:p>3</text:p>
          </table:table-cell>
          <table:table-cell office:value-type="float" office:value="159.5272115" table:style-name="ce1">
            <text:p>159.5272115</text:p>
          </table:table-cell>
          <table:table-cell office:value-type="float" office:value="159.5333467" table:style-name="ce1">
            <text:p>159.5333467</text:p>
          </table:table-cell>
          <table:table-cell office:value-type="float" office:value="159.529725366667" table:style-name="ce1">
            <text:p>159.529725366667</text:p>
          </table:table-cell>
          <table:table-cell office:value-type="float" office:value="159.5286179" table:style-name="ce1">
            <text:p>159.5286179</text:p>
          </table:table-cell>
          <table:table-cell office:value-type="float" office:value="0.00321403664779767" table:style-name="ce1">
            <text:p>0.00321403664779767</text:p>
          </table:table-cell>
          <table:table-cell office:value-type="float" office:value="3" table:style-name="ce1">
            <text:p>3</text:p>
          </table:table-cell>
          <table:table-cell office:value-type="float" office:value="85.6832602" table:style-name="ce1">
            <text:p>85.6832602</text:p>
          </table:table-cell>
          <table:table-cell office:value-type="float" office:value="87.07636665" table:style-name="ce1">
            <text:p>87.07636665</text:p>
          </table:table-cell>
          <table:table-cell office:value-type="float" office:value="86.1483018866667" table:style-name="ce1">
            <text:p>86.1483018866667</text:p>
          </table:table-cell>
          <table:table-cell office:value-type="float" office:value="85.68527881" table:style-name="ce1">
            <text:p>85.68527881</text:p>
          </table:table-cell>
          <table:table-cell office:value-type="float" office:value="0.803728295136046" table:style-name="ce1">
            <text:p>0.803728295136046</text:p>
          </table:table-cell>
          <table:table-cell office:value-type="float" office:value="3" table:style-name="ce1">
            <text:p>3</text:p>
          </table:table-cell>
          <table:table-cell office:value-type="float" office:value="0.002083548661" table:style-name="ce1">
            <text:p>0.002083548661</text:p>
          </table:table-cell>
          <table:table-cell office:value-type="float" office:value="0.002235439727" table:style-name="ce1">
            <text:p>0.002235439727</text:p>
          </table:table-cell>
          <table:table-cell office:value-type="float" office:value="0.00218448410566667" table:style-name="ce1">
            <text:p>0.00218448410566667</text:p>
          </table:table-cell>
          <table:table-cell office:value-type="float" office:value="0.002234463929" table:style-name="ce1">
            <text:p>0.002234463929</text:p>
          </table:table-cell>
          <table:table-cell office:value-type="float" office:value="8.7414020831772e-05" table:style-name="ce1">
            <text:p>8.7414020831772e-05</text:p>
          </table:table-cell>
          <table:table-cell office:value-type="float" office:value="3" table:style-name="ce1">
            <text:p>3</text:p>
          </table:table-cell>
          <table:table-cell office:value-type="float" office:value="0.01836315126" table:style-name="ce1">
            <text:p>0.01836315126</text:p>
          </table:table-cell>
          <table:table-cell office:value-type="float" office:value="0.01846493708" table:style-name="ce1">
            <text:p>0.01846493708</text:p>
          </table:table-cell>
          <table:table-cell office:value-type="float" office:value="0.0184264789633333" table:style-name="ce1">
            <text:p>0.0184264789633333</text:p>
          </table:table-cell>
          <table:table-cell office:value-type="float" office:value="0.01845134855" table:style-name="ce1">
            <text:p>0.01845134855</text:p>
          </table:table-cell>
          <table:table-cell office:value-type="float" office:value="5.52626505335778e-05" table:style-name="ce1">
            <text:p>5.52626505335778e-05</text:p>
          </table:table-cell>
          <table:table-cell office:value-type="float" office:value="3" table:style-name="ce1">
            <text:p>3</text:p>
          </table:table-cell>
          <table:table-cell office:value-type="float" office:value="3.178172013" table:style-name="ce1">
            <text:p>3.178172013</text:p>
          </table:table-cell>
          <table:table-cell office:value-type="float" office:value="3.337234715" table:style-name="ce1">
            <text:p>3.337234715</text:p>
          </table:table-cell>
          <table:table-cell office:value-type="float" office:value="3.23746256" table:style-name="ce1">
            <text:p>3.23746256</text:p>
          </table:table-cell>
          <table:table-cell office:value-type="float" office:value="3.196980952" table:style-name="ce1">
            <text:p>3.196980952</text:p>
          </table:table-cell>
          <table:table-cell office:value-type="float" office:value="0.0869155120308478" table:style-name="ce1">
            <text:p>0.0869155120308478</text:p>
          </table:table-cell>
          <table:table-cell office:value-type="float" office:value="3" table:style-name="ce1">
            <text:p>3</text:p>
          </table:table-cell>
          <table:table-cell office:value-type="float" office:value="4.707294104" table:style-name="ce1">
            <text:p>4.707294104</text:p>
          </table:table-cell>
          <table:table-cell office:value-type="float" office:value="5.341492035" table:style-name="ce1">
            <text:p>5.341492035</text:p>
          </table:table-cell>
          <table:table-cell office:value-type="float" office:value="5.02105428866667" table:style-name="ce1">
            <text:p>5.02105428866667</text:p>
          </table:table-cell>
          <table:table-cell office:value-type="float" office:value="5.014376727" table:style-name="ce1">
            <text:p>5.014376727</text:p>
          </table:table-cell>
          <table:table-cell office:value-type="float" office:value="0.31715169287508" table:style-name="ce1">
            <text:p>0.31715169287508</text:p>
          </table:table-cell>
          <table:table-cell office:value-type="float" office:value="3" table:style-name="ce1">
            <text:p>3</text:p>
          </table:table-cell>
          <table:table-cell office:value-type="float" office:value="0.9315469815" table:style-name="ce1">
            <text:p>0.9315469815</text:p>
          </table:table-cell>
          <table:table-cell office:value-type="float" office:value="1.215675948" table:style-name="ce1">
            <text:p>1.215675948</text:p>
          </table:table-cell>
          <table:table-cell office:value-type="float" office:value="1.0820441605" table:style-name="ce1">
            <text:p>1.0820441605</text:p>
          </table:table-cell>
          <table:table-cell office:value-type="float" office:value="1.098909552" table:style-name="ce1">
            <text:p>1.098909552</text:p>
          </table:table-cell>
          <table:table-cell office:value-type="float" office:value="0.142813334370169" table:style-name="ce1">
            <text:p>0.142813334370169</text:p>
          </table:table-cell>
          <table:table-cell office:value-type="float" office:value="3" table:style-name="ce1">
            <text:p>3</text:p>
          </table:table-cell>
          <table:table-cell office:value-type="float" office:value="1.858282077" table:style-name="ce1">
            <text:p>1.858282077</text:p>
          </table:table-cell>
          <table:table-cell office:value-type="float" office:value="2.050036305" table:style-name="ce1">
            <text:p>2.050036305</text:p>
          </table:table-cell>
          <table:table-cell office:value-type="float" office:value="1.97858582066667" table:style-name="ce1">
            <text:p>1.97858582066667</text:p>
          </table:table-cell>
          <table:table-cell office:value-type="float" office:value="2.02743908" table:style-name="ce1">
            <text:p>2.02743908</text:p>
          </table:table-cell>
          <table:table-cell office:value-type="float" office:value="0.104796954629352" table:style-name="ce1">
            <text:p>0.104796954629352</text:p>
          </table:table-cell>
        </table:table-row>
        <table:table-row table:style-name="ro1">
          <table:table-cell office:value-type="string" table:style-name="ce1">
            <text:p>100x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E</text:p>
          </table:table-cell>
          <table:table-cell office:value-type="string" table:style-name="ce1">
            <text:p>≥20%</text:p>
          </table:table-cell>
          <table:table-cell office:value-type="float" office:value="3" table:style-name="ce1">
            <text:p>3</text:p>
          </table:table-cell>
          <table:table-cell office:value-type="float" office:value="26.03123596" table:style-name="ce1">
            <text:p>26.03123596</text:p>
          </table:table-cell>
          <table:table-cell office:value-type="float" office:value="26.49873881" table:style-name="ce1">
            <text:p>26.49873881</text:p>
          </table:table-cell>
          <table:table-cell office:value-type="float" office:value="26.28053626" table:style-name="ce1">
            <text:p>26.28053626</text:p>
          </table:table-cell>
          <table:table-cell office:value-type="float" office:value="26.31163401" table:style-name="ce1">
            <text:p>26.31163401</text:p>
          </table:table-cell>
          <table:table-cell office:value-type="float" office:value="0.235297750160998" table:style-name="ce1">
            <text:p>0.235297750160998</text:p>
          </table:table-cell>
          <table:table-cell office:value-type="float" office:value="3" table:style-name="ce1">
            <text:p>3</text:p>
          </table:table-cell>
          <table:table-cell office:value-type="float" office:value="3.29075722" table:style-name="ce1">
            <text:p>3.29075722</text:p>
          </table:table-cell>
          <table:table-cell office:value-type="float" office:value="3.493029068" table:style-name="ce1">
            <text:p>3.493029068</text:p>
          </table:table-cell>
          <table:table-cell office:value-type="float" office:value="3.39219071" table:style-name="ce1">
            <text:p>3.39219071</text:p>
          </table:table-cell>
          <table:table-cell office:value-type="float" office:value="3.392785842" table:style-name="ce1">
            <text:p>3.392785842</text:p>
          </table:table-cell>
          <table:table-cell office:value-type="float" office:value="0.101137237256645" table:style-name="ce1">
            <text:p>0.101137237256645</text:p>
          </table:table-cell>
          <table:table-cell office:value-type="float" office:value="3" table:style-name="ce1">
            <text:p>3</text:p>
          </table:table-cell>
          <table:table-cell office:value-type="float" office:value="-0.3871952872" table:style-name="ce1">
            <text:p>-0.3871952872</text:p>
          </table:table-cell>
          <table:table-cell office:value-type="float" office:value="-0.3178380616" table:style-name="ce1">
            <text:p>-0.3178380616</text:p>
          </table:table-cell>
          <table:table-cell office:value-type="float" office:value="-0.356564433366667" table:style-name="ce1">
            <text:p>-0.356564433366667</text:p>
          </table:table-cell>
          <table:table-cell office:value-type="float" office:value="-0.3646599513" table:style-name="ce1">
            <text:p>-0.3646599513</text:p>
          </table:table-cell>
          <table:table-cell office:value-type="float" office:value="0.0353802097745196" table:style-name="ce1">
            <text:p>0.0353802097745196</text:p>
          </table:table-cell>
          <table:table-cell office:value-type="float" office:value="3" table:style-name="ce1">
            <text:p>3</text:p>
          </table:table-cell>
          <table:table-cell office:value-type="float" office:value="3.447480418" table:style-name="ce1">
            <text:p>3.447480418</text:p>
          </table:table-cell>
          <table:table-cell office:value-type="float" office:value="3.531469928" table:style-name="ce1">
            <text:p>3.531469928</text:p>
          </table:table-cell>
          <table:table-cell office:value-type="float" office:value="3.48755833033333" table:style-name="ce1">
            <text:p>3.48755833033333</text:p>
          </table:table-cell>
          <table:table-cell office:value-type="float" office:value="3.483724645" table:style-name="ce1">
            <text:p>3.483724645</text:p>
          </table:table-cell>
          <table:table-cell office:value-type="float" office:value="0.0421257914458148" table:style-name="ce1">
            <text:p>0.0421257914458148</text:p>
          </table:table-cell>
          <table:table-cell office:value-type="float" office:value="3" table:style-name="ce1">
            <text:p>3</text:p>
          </table:table-cell>
          <table:table-cell office:value-type="float" office:value="8.36726" table:style-name="ce1">
            <text:p>8.36726</text:p>
          </table:table-cell>
          <table:table-cell office:value-type="float" office:value="9.901078" table:style-name="ce1">
            <text:p>9.901078</text:p>
          </table:table-cell>
          <table:table-cell office:value-type="float" office:value="9.110456" table:style-name="ce1">
            <text:p>9.110456</text:p>
          </table:table-cell>
          <table:table-cell office:value-type="float" office:value="9.06303" table:style-name="ce1">
            <text:p>9.06303</text:p>
          </table:table-cell>
          <table:table-cell office:value-type="float" office:value="0.768008029507505" table:style-name="ce1">
            <text:p>0.768008029507505</text:p>
          </table:table-cell>
          <table:table-cell office:value-type="float" office:value="3" table:style-name="ce1">
            <text:p>3</text:p>
          </table:table-cell>
          <table:table-cell office:value-type="float" office:value="13.214091" table:style-name="ce1">
            <text:p>13.214091</text:p>
          </table:table-cell>
          <table:table-cell office:value-type="float" office:value="13.34995" table:style-name="ce1">
            <text:p>13.34995</text:p>
          </table:table-cell>
          <table:table-cell office:value-type="float" office:value="13.26605" table:style-name="ce1">
            <text:p>13.26605</text:p>
          </table:table-cell>
          <table:table-cell office:value-type="float" office:value="13.234109" table:style-name="ce1">
            <text:p>13.234109</text:p>
          </table:table-cell>
          <table:table-cell office:value-type="float" office:value="0.0733456718627622" table:style-name="ce1">
            <text:p>0.0733456718627622</text:p>
          </table:table-cell>
          <table:table-cell office:value-type="float" office:value="3" table:style-name="ce1">
            <text:p>3</text:p>
          </table:table-cell>
          <table:table-cell office:value-type="float" office:value="21.601369" table:style-name="ce1">
            <text:p>21.601369</text:p>
          </table:table-cell>
          <table:table-cell office:value-type="float" office:value="23.251028" table:style-name="ce1">
            <text:p>23.251028</text:p>
          </table:table-cell>
          <table:table-cell office:value-type="float" office:value="22.376506" table:style-name="ce1">
            <text:p>22.376506</text:p>
          </table:table-cell>
          <table:table-cell office:value-type="float" office:value="22.277121" table:style-name="ce1">
            <text:p>22.277121</text:p>
          </table:table-cell>
          <table:table-cell office:value-type="float" office:value="0.829307987263479" table:style-name="ce1">
            <text:p>0.829307987263479</text:p>
          </table:table-cell>
          <table:table-cell office:value-type="float" office:value="3" table:style-name="ce1">
            <text:p>3</text:p>
          </table:table-cell>
          <table:table-cell office:value-type="float" office:value="2.534111296" table:style-name="ce1">
            <text:p>2.534111296</text:p>
          </table:table-cell>
          <table:table-cell office:value-type="float" office:value="2.697161411" table:style-name="ce1">
            <text:p>2.697161411</text:p>
          </table:table-cell>
          <table:table-cell office:value-type="float" office:value="2.61623784433333" table:style-name="ce1">
            <text:p>2.61623784433333</text:p>
          </table:table-cell>
          <table:table-cell office:value-type="float" office:value="2.617440826" table:style-name="ce1">
            <text:p>2.617440826</text:p>
          </table:table-cell>
          <table:table-cell office:value-type="float" office:value="0.0815317139157891" table:style-name="ce1">
            <text:p>0.0815317139157891</text:p>
          </table:table-cell>
          <table:table-cell office:value-type="float" office:value="3" table:style-name="ce1">
            <text:p>3</text:p>
          </table:table-cell>
          <table:table-cell office:value-type="float" office:value="0.33125221" table:style-name="ce1">
            <text:p>0.33125221</text:p>
          </table:table-cell>
          <table:table-cell office:value-type="float" office:value="0.8453412695" table:style-name="ce1">
            <text:p>0.8453412695</text:p>
          </table:table-cell>
          <table:table-cell office:value-type="float" office:value="0.5512895509" table:style-name="ce1">
            <text:p>0.5512895509</text:p>
          </table:table-cell>
          <table:table-cell office:value-type="float" office:value="0.4772751732" table:style-name="ce1">
            <text:p>0.4772751732</text:p>
          </table:table-cell>
          <table:table-cell office:value-type="float" office:value="0.264915998675311" table:style-name="ce1">
            <text:p>0.264915998675311</text:p>
          </table:table-cell>
          <table:table-cell office:value-type="float" office:value="3" table:style-name="ce1">
            <text:p>3</text:p>
          </table:table-cell>
          <table:table-cell office:value-type="float" office:value="4.0446037" table:style-name="ce1">
            <text:p>4.0446037</text:p>
          </table:table-cell>
          <table:table-cell office:value-type="float" office:value="4.169920538" table:style-name="ce1">
            <text:p>4.169920538</text:p>
          </table:table-cell>
          <table:table-cell office:value-type="float" office:value="4.09482175566667" table:style-name="ce1">
            <text:p>4.09482175566667</text:p>
          </table:table-cell>
          <table:table-cell office:value-type="float" office:value="4.069941029" table:style-name="ce1">
            <text:p>4.069941029</text:p>
          </table:table-cell>
          <table:table-cell office:value-type="float" office:value="0.0662598324113157" table:style-name="ce1">
            <text:p>0.0662598324113157</text:p>
          </table:table-cell>
          <table:table-cell office:value-type="float" office:value="3" table:style-name="ce1">
            <text:p>3</text:p>
          </table:table-cell>
          <table:table-cell office:value-type="float" office:value="7.438445202" table:style-name="ce1">
            <text:p>7.438445202</text:p>
          </table:table-cell>
          <table:table-cell office:value-type="float" office:value="7.938791935" table:style-name="ce1">
            <text:p>7.938791935</text:p>
          </table:table-cell>
          <table:table-cell office:value-type="float" office:value="7.68806090833333" table:style-name="ce1">
            <text:p>7.68806090833333</text:p>
          </table:table-cell>
          <table:table-cell office:value-type="float" office:value="7.686945588" table:style-name="ce1">
            <text:p>7.686945588</text:p>
          </table:table-cell>
          <table:table-cell office:value-type="float" office:value="0.250175231109173" table:style-name="ce1">
            <text:p>0.250175231109173</text:p>
          </table:table-cell>
          <table:table-cell office:value-type="float" office:value="3" table:style-name="ce1">
            <text:p>3</text:p>
          </table:table-cell>
          <table:table-cell office:value-type="float" office:value="19.1678821" table:style-name="ce1">
            <text:p>19.1678821</text:p>
          </table:table-cell>
          <table:table-cell office:value-type="float" office:value="19.73920679" table:style-name="ce1">
            <text:p>19.73920679</text:p>
          </table:table-cell>
          <table:table-cell office:value-type="float" office:value="19.4222914133333" table:style-name="ce1">
            <text:p>19.4222914133333</text:p>
          </table:table-cell>
          <table:table-cell office:value-type="float" office:value="19.35978535" table:style-name="ce1">
            <text:p>19.35978535</text:p>
          </table:table-cell>
          <table:table-cell office:value-type="float" office:value="0.290745991057439" table:style-name="ce1">
            <text:p>0.290745991057439</text:p>
          </table:table-cell>
          <table:table-cell office:value-type="float" office:value="3" table:style-name="ce1">
            <text:p>3</text:p>
          </table:table-cell>
          <table:table-cell office:value-type="float" office:value="0.5640784703" table:style-name="ce1">
            <text:p>0.5640784703</text:p>
          </table:table-cell>
          <table:table-cell office:value-type="float" office:value="0.6061795811" table:style-name="ce1">
            <text:p>0.6061795811</text:p>
          </table:table-cell>
          <table:table-cell office:value-type="float" office:value="0.5837642198" table:style-name="ce1">
            <text:p>0.5837642198</text:p>
          </table:table-cell>
          <table:table-cell office:value-type="float" office:value="0.581034608" table:style-name="ce1">
            <text:p>0.581034608</text:p>
          </table:table-cell>
          <table:table-cell office:value-type="float" office:value="0.0211828696847829" table:style-name="ce1">
            <text:p>0.0211828696847829</text:p>
          </table:table-cell>
          <table:table-cell office:value-type="float" office:value="3" table:style-name="ce1">
            <text:p>3</text:p>
          </table:table-cell>
          <table:table-cell office:value-type="float" office:value="157.5002452" table:style-name="ce1">
            <text:p>157.5002452</text:p>
          </table:table-cell>
          <table:table-cell office:value-type="float" office:value="169.0014183" table:style-name="ce1">
            <text:p>169.0014183</text:p>
          </table:table-cell>
          <table:table-cell office:value-type="float" office:value="163.167305766667" table:style-name="ce1">
            <text:p>163.167305766667</text:p>
          </table:table-cell>
          <table:table-cell office:value-type="float" office:value="163.0002538" table:style-name="ce1">
            <text:p>163.0002538</text:p>
          </table:table-cell>
          <table:table-cell office:value-type="float" office:value="5.7524060564877" table:style-name="ce1">
            <text:p>5.7524060564877</text:p>
          </table:table-cell>
          <table:table-cell office:value-type="float" office:value="3" table:style-name="ce1">
            <text:p>3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.5099399418" table:style-name="ce1">
            <text:p>0.5099399418</text:p>
          </table:table-cell>
          <table:table-cell office:value-type="float" office:value="0.523421698" table:style-name="ce1">
            <text:p>0.523421698</text:p>
          </table:table-cell>
          <table:table-cell office:value-type="float" office:value="0.516657734133333" table:style-name="ce1">
            <text:p>0.516657734133333</text:p>
          </table:table-cell>
          <table:table-cell office:value-type="float" office:value="0.5166115626" table:style-name="ce1">
            <text:p>0.5166115626</text:p>
          </table:table-cell>
          <table:table-cell office:value-type="float" office:value="0.00674099669314023" table:style-name="ce1">
            <text:p>0.00674099669314023</text:p>
          </table:table-cell>
          <table:table-cell office:value-type="float" office:value="3" table:style-name="ce1">
            <text:p>3</text:p>
          </table:table-cell>
          <table:table-cell office:value-type="float" office:value="9.728608535" table:style-name="ce1">
            <text:p>9.728608535</text:p>
          </table:table-cell>
          <table:table-cell office:value-type="float" office:value="10.19782712" table:style-name="ce1">
            <text:p>10.19782712</text:p>
          </table:table-cell>
          <table:table-cell office:value-type="float" office:value="9.96981276133333" table:style-name="ce1">
            <text:p>9.96981276133333</text:p>
          </table:table-cell>
          <table:table-cell office:value-type="float" office:value="9.983002629" table:style-name="ce1">
            <text:p>9.983002629</text:p>
          </table:table-cell>
          <table:table-cell office:value-type="float" office:value="0.234887206088686" table:style-name="ce1">
            <text:p>0.234887206088686</text:p>
          </table:table-cell>
          <table:table-cell office:value-type="float" office:value="3" table:style-name="ce1">
            <text:p>3</text:p>
          </table:table-cell>
          <table:table-cell office:value-type="float" office:value="0.1458873291" table:style-name="ce1">
            <text:p>0.1458873291</text:p>
          </table:table-cell>
          <table:table-cell office:value-type="float" office:value="0.1774978243" table:style-name="ce1">
            <text:p>0.1774978243</text:p>
          </table:table-cell>
          <table:table-cell office:value-type="float" office:value="0.162242584566667" table:style-name="ce1">
            <text:p>0.162242584566667</text:p>
          </table:table-cell>
          <table:table-cell office:value-type="float" office:value="0.1633426003" table:style-name="ce1">
            <text:p>0.1633426003</text:p>
          </table:table-cell>
          <table:table-cell office:value-type="float" office:value="0.0158339312129834" table:style-name="ce1">
            <text:p>0.0158339312129834</text:p>
          </table:table-cell>
          <table:table-cell office:value-type="float" office:value="3" table:style-name="ce1">
            <text:p>3</text:p>
          </table:table-cell>
          <table:table-cell office:value-type="float" office:value="4.190491333" table:style-name="ce1">
            <text:p>4.190491333</text:p>
          </table:table-cell>
          <table:table-cell office:value-type="float" office:value="4.347418326" table:style-name="ce1">
            <text:p>4.347418326</text:p>
          </table:table-cell>
          <table:table-cell office:value-type="float" office:value="4.257064452" table:style-name="ce1">
            <text:p>4.257064452</text:p>
          </table:table-cell>
          <table:table-cell office:value-type="float" office:value="4.233283697" table:style-name="ce1">
            <text:p>4.233283697</text:p>
          </table:table-cell>
          <table:table-cell office:value-type="float" office:value="0.0811212889091576" table:style-name="ce1">
            <text:p>0.0811212889091576</text:p>
          </table:table-cell>
          <table:table-cell office:value-type="float" office:value="3" table:style-name="ce1">
            <text:p>3</text:p>
          </table:table-cell>
          <table:table-cell office:value-type="float" office:value="0.1458873291" table:style-name="ce1">
            <text:p>0.1458873291</text:p>
          </table:table-cell>
          <table:table-cell office:value-type="float" office:value="0.1774978243" table:style-name="ce1">
            <text:p>0.1774978243</text:p>
          </table:table-cell>
          <table:table-cell office:value-type="float" office:value="0.162242584566667" table:style-name="ce1">
            <text:p>0.162242584566667</text:p>
          </table:table-cell>
          <table:table-cell office:value-type="float" office:value="0.1633426003" table:style-name="ce1">
            <text:p>0.1633426003</text:p>
          </table:table-cell>
          <table:table-cell office:value-type="float" office:value="0.0158339312129834" table:style-name="ce1">
            <text:p>0.0158339312129834</text:p>
          </table:table-cell>
          <table:table-cell office:value-type="float" office:value="3" table:style-name="ce1">
            <text:p>3</text:p>
          </table:table-cell>
          <table:table-cell office:value-type="float" office:value="2.605587935" table:style-name="ce1">
            <text:p>2.605587935</text:p>
          </table:table-cell>
          <table:table-cell office:value-type="float" office:value="2.889199522" table:style-name="ce1">
            <text:p>2.889199522</text:p>
          </table:table-cell>
          <table:table-cell office:value-type="float" office:value="2.73853440133333" table:style-name="ce1">
            <text:p>2.73853440133333</text:p>
          </table:table-cell>
          <table:table-cell office:value-type="float" office:value="2.720815747" table:style-name="ce1">
            <text:p>2.720815747</text:p>
          </table:table-cell>
          <table:table-cell office:value-type="float" office:value="0.142633607903968" table:style-name="ce1">
            <text:p>0.142633607903968</text:p>
          </table:table-cell>
          <table:table-cell office:value-type="float" office:value="3" table:style-name="ce1">
            <text:p>3</text:p>
          </table:table-cell>
          <table:table-cell office:value-type="float" office:value="3.680061065" table:style-name="ce1">
            <text:p>3.680061065</text:p>
          </table:table-cell>
          <table:table-cell office:value-type="float" office:value="3.827689478" table:style-name="ce1">
            <text:p>3.827689478</text:p>
          </table:table-cell>
          <table:table-cell office:value-type="float" office:value="3.738919932" table:style-name="ce1">
            <text:p>3.738919932</text:p>
          </table:table-cell>
          <table:table-cell office:value-type="float" office:value="3.709009253" table:style-name="ce1">
            <text:p>3.709009253</text:p>
          </table:table-cell>
          <table:table-cell office:value-type="float" office:value="0.0782273840793965" table:style-name="ce1">
            <text:p>0.0782273840793965</text:p>
          </table:table-cell>
          <table:table-cell office:value-type="float" office:value="3" table:style-name="ce1">
            <text:p>3</text:p>
          </table:table-cell>
          <table:table-cell office:value-type="float" office:value="0.5104302681" table:style-name="ce1">
            <text:p>0.5104302681</text:p>
          </table:table-cell>
          <table:table-cell office:value-type="float" office:value="0.5242744435" table:style-name="ce1">
            <text:p>0.5242744435</text:p>
          </table:table-cell>
          <table:table-cell office:value-type="float" office:value="0.518144519866667" table:style-name="ce1">
            <text:p>0.518144519866667</text:p>
          </table:table-cell>
          <table:table-cell office:value-type="float" office:value="0.519728848" table:style-name="ce1">
            <text:p>0.519728848</text:p>
          </table:table-cell>
          <table:table-cell office:value-type="float" office:value="0.00705676057777536" table:style-name="ce1">
            <text:p>0.00705676057777536</text:p>
          </table:table-cell>
          <table:table-cell office:value-type="float" office:value="3" table:style-name="ce1">
            <text:p>3</text:p>
          </table:table-cell>
          <table:table-cell office:value-type="float" office:value="6.21895475" table:style-name="ce1">
            <text:p>6.21895475</text:p>
          </table:table-cell>
          <table:table-cell office:value-type="float" office:value="6.326772667" table:style-name="ce1">
            <text:p>6.326772667</text:p>
          </table:table-cell>
          <table:table-cell office:value-type="float" office:value="6.272343739" table:style-name="ce1">
            <text:p>6.272343739</text:p>
          </table:table-cell>
          <table:table-cell office:value-type="float" office:value="6.2713038" table:style-name="ce1">
            <text:p>6.2713038</text:p>
          </table:table-cell>
          <table:table-cell office:value-type="float" office:value="0.0539164808884772" table:style-name="ce1">
            <text:p>0.0539164808884772</text:p>
          </table:table-cell>
          <table:table-cell office:value-type="float" office:value="3" table:style-name="ce1">
            <text:p>3</text:p>
          </table:table-cell>
          <table:table-cell office:value-type="float" office:value="1.880422482" table:style-name="ce1">
            <text:p>1.880422482</text:p>
          </table:table-cell>
          <table:table-cell office:value-type="float" office:value="1.911508534" table:style-name="ce1">
            <text:p>1.911508534</text:p>
          </table:table-cell>
          <table:table-cell office:value-type="float" office:value="1.89769968833333" table:style-name="ce1">
            <text:p>1.89769968833333</text:p>
          </table:table-cell>
          <table:table-cell office:value-type="float" office:value="1.901168049" table:style-name="ce1">
            <text:p>1.901168049</text:p>
          </table:table-cell>
          <table:table-cell office:value-type="float" office:value="0.0158305970046059" table:style-name="ce1">
            <text:p>0.0158305970046059</text:p>
          </table:table-cell>
          <table:table-cell office:value-type="float" office:value="3" table:style-name="ce1">
            <text:p>3</text:p>
          </table:table-cell>
          <table:table-cell office:value-type="float" office:value="2644.184599" table:style-name="ce1">
            <text:p>2644.184599</text:p>
          </table:table-cell>
          <table:table-cell office:value-type="float" office:value="2659.671637" table:style-name="ce1">
            <text:p>2659.671637</text:p>
          </table:table-cell>
          <table:table-cell office:value-type="float" office:value="2650.21121033333" table:style-name="ce1">
            <text:p>2650.21121033333</text:p>
          </table:table-cell>
          <table:table-cell office:value-type="float" office:value="2646.777395" table:style-name="ce1">
            <text:p>2646.777395</text:p>
          </table:table-cell>
          <table:table-cell office:value-type="float" office:value="8.29490218814757" table:style-name="ce1">
            <text:p>8.29490218814757</text:p>
          </table:table-cell>
          <table:table-cell office:value-type="float" office:value="3" table:style-name="ce1">
            <text:p>3</text:p>
          </table:table-cell>
          <table:table-cell office:value-type="float" office:value="142.991877" table:style-name="ce1">
            <text:p>142.991877</text:p>
          </table:table-cell>
          <table:table-cell office:value-type="float" office:value="142.9993459" table:style-name="ce1">
            <text:p>142.9993459</text:p>
          </table:table-cell>
          <table:table-cell office:value-type="float" office:value="142.994712866667" table:style-name="ce1">
            <text:p>142.994712866667</text:p>
          </table:table-cell>
          <table:table-cell office:value-type="float" office:value="142.9929157" table:style-name="ce1">
            <text:p>142.9929157</text:p>
          </table:table-cell>
          <table:table-cell office:value-type="float" office:value="0.00404579693304195" table:style-name="ce1">
            <text:p>0.00404579693304195</text:p>
          </table:table-cell>
          <table:table-cell office:value-type="float" office:value="3" table:style-name="ce1">
            <text:p>3</text:p>
          </table:table-cell>
          <table:table-cell office:value-type="float" office:value="179.9928148" table:style-name="ce1">
            <text:p>179.9928148</text:p>
          </table:table-cell>
          <table:table-cell office:value-type="float" office:value="179.9983814" table:style-name="ce1">
            <text:p>179.9983814</text:p>
          </table:table-cell>
          <table:table-cell office:value-type="float" office:value="179.995680566667" table:style-name="ce1">
            <text:p>179.995680566667</text:p>
          </table:table-cell>
          <table:table-cell office:value-type="float" office:value="179.9958455" table:style-name="ce1">
            <text:p>179.9958455</text:p>
          </table:table-cell>
          <table:table-cell office:value-type="float" office:value="0.00278696270935919" table:style-name="ce1">
            <text:p>0.00278696270935919</text:p>
          </table:table-cell>
          <table:table-cell office:value-type="float" office:value="3" table:style-name="ce1">
            <text:p>3</text:p>
          </table:table-cell>
          <table:table-cell office:value-type="float" office:value="159.5238988" table:style-name="ce1">
            <text:p>159.5238988</text:p>
          </table:table-cell>
          <table:table-cell office:value-type="float" office:value="159.5348092" table:style-name="ce1">
            <text:p>159.5348092</text:p>
          </table:table-cell>
          <table:table-cell office:value-type="float" office:value="159.530863933333" table:style-name="ce1">
            <text:p>159.530863933333</text:p>
          </table:table-cell>
          <table:table-cell office:value-type="float" office:value="159.5338838" table:style-name="ce1">
            <text:p>159.5338838</text:p>
          </table:table-cell>
          <table:table-cell office:value-type="float" office:value="0.00604970272437706" table:style-name="ce1">
            <text:p>0.00604970272437706</text:p>
          </table:table-cell>
          <table:table-cell office:value-type="float" office:value="3" table:style-name="ce1">
            <text:p>3</text:p>
          </table:table-cell>
          <table:table-cell office:value-type="float" office:value="39.93223327" table:style-name="ce1">
            <text:p>39.93223327</text:p>
          </table:table-cell>
          <table:table-cell office:value-type="float" office:value="41.03205674" table:style-name="ce1">
            <text:p>41.03205674</text:p>
          </table:table-cell>
          <table:table-cell office:value-type="float" office:value="40.5095935633333" table:style-name="ce1">
            <text:p>40.5095935633333</text:p>
          </table:table-cell>
          <table:table-cell office:value-type="float" office:value="40.56449068" table:style-name="ce1">
            <text:p>40.56449068</text:p>
          </table:table-cell>
          <table:table-cell office:value-type="float" office:value="0.551963029880125" table:style-name="ce1">
            <text:p>0.551963029880125</text:p>
          </table:table-cell>
          <table:table-cell office:value-type="float" office:value="3" table:style-name="ce1">
            <text:p>3</text:p>
          </table:table-cell>
          <table:table-cell office:value-type="float" office:value="0.003270701156" table:style-name="ce1">
            <text:p>0.003270701156</text:p>
          </table:table-cell>
          <table:table-cell office:value-type="float" office:value="0.003424330493" table:style-name="ce1">
            <text:p>0.003424330493</text:p>
          </table:table-cell>
          <table:table-cell office:value-type="float" office:value="0.003331713982" table:style-name="ce1">
            <text:p>0.003331713982</text:p>
          </table:table-cell>
          <table:table-cell office:value-type="float" office:value="0.003300110297" table:style-name="ce1">
            <text:p>0.003300110297</text:p>
          </table:table-cell>
          <table:table-cell office:value-type="float" office:value="8.15450058308252e-05" table:style-name="ce1">
            <text:p>8.15450058308252e-05</text:p>
          </table:table-cell>
          <table:table-cell office:value-type="float" office:value="3" table:style-name="ce1">
            <text:p>3</text:p>
          </table:table-cell>
          <table:table-cell office:value-type="float" office:value="0.01881858886" table:style-name="ce1">
            <text:p>0.01881858886</text:p>
          </table:table-cell>
          <table:table-cell office:value-type="float" office:value="0.01892281326" table:style-name="ce1">
            <text:p>0.01892281326</text:p>
          </table:table-cell>
          <table:table-cell office:value-type="float" office:value="0.01888737601" table:style-name="ce1">
            <text:p>0.01888737601</text:p>
          </table:table-cell>
          <table:table-cell office:value-type="float" office:value="0.01892072591" table:style-name="ce1">
            <text:p>0.01892072591</text:p>
          </table:table-cell>
          <table:table-cell office:value-type="float" office:value="5.95805611029935e-05" table:style-name="ce1">
            <text:p>5.95805611029935e-05</text:p>
          </table:table-cell>
          <table:table-cell office:value-type="float" office:value="3" table:style-name="ce1">
            <text:p>3</text:p>
          </table:table-cell>
          <table:table-cell office:value-type="float" office:value="9.94485666" table:style-name="ce1">
            <text:p>9.94485666</text:p>
          </table:table-cell>
          <table:table-cell office:value-type="float" office:value="11.05249006" table:style-name="ce1">
            <text:p>11.05249006</text:p>
          </table:table-cell>
          <table:table-cell office:value-type="float" office:value="10.3712505466667" table:style-name="ce1">
            <text:p>10.3712505466667</text:p>
          </table:table-cell>
          <table:table-cell office:value-type="float" office:value="10.11640492" table:style-name="ce1">
            <text:p>10.11640492</text:p>
          </table:table-cell>
          <table:table-cell office:value-type="float" office:value="0.596173344986368" table:style-name="ce1">
            <text:p>0.596173344986368</text:p>
          </table:table-cell>
          <table:table-cell office:value-type="float" office:value="3" table:style-name="ce1">
            <text:p>3</text:p>
          </table:table-cell>
          <table:table-cell office:value-type="float" office:value="236.8100579" table:style-name="ce1">
            <text:p>236.8100579</text:p>
          </table:table-cell>
          <table:table-cell office:value-type="float" office:value="392.6134305" table:style-name="ce1">
            <text:p>392.6134305</text:p>
          </table:table-cell>
          <table:table-cell office:value-type="float" office:value="293.893988566667" table:style-name="ce1">
            <text:p>293.893988566667</text:p>
          </table:table-cell>
          <table:table-cell office:value-type="float" office:value="252.2584773" table:style-name="ce1">
            <text:p>252.2584773</text:p>
          </table:table-cell>
          <table:table-cell office:value-type="float" office:value="85.8417705852527" table:style-name="ce1">
            <text:p>85.8417705852527</text:p>
          </table:table-cell>
          <table:table-cell office:value-type="float" office:value="3" table:style-name="ce1">
            <text:p>3</text:p>
          </table:table-cell>
          <table:table-cell office:value-type="float" office:value="0.9065142901" table:style-name="ce1">
            <text:p>0.9065142901</text:p>
          </table:table-cell>
          <table:table-cell office:value-type="float" office:value="1.26825679" table:style-name="ce1">
            <text:p>1.26825679</text:p>
          </table:table-cell>
          <table:table-cell office:value-type="float" office:value="1.0686846127" table:style-name="ce1">
            <text:p>1.0686846127</text:p>
          </table:table-cell>
          <table:table-cell office:value-type="float" office:value="1.031282758" table:style-name="ce1">
            <text:p>1.031282758</text:p>
          </table:table-cell>
          <table:table-cell office:value-type="float" office:value="0.183748695532037" table:style-name="ce1">
            <text:p>0.183748695532037</text:p>
          </table:table-cell>
          <table:table-cell office:value-type="float" office:value="3" table:style-name="ce1">
            <text:p>3</text:p>
          </table:table-cell>
          <table:table-cell office:value-type="float" office:value="1.395295907" table:style-name="ce1">
            <text:p>1.395295907</text:p>
          </table:table-cell>
          <table:table-cell office:value-type="float" office:value="2.023038402" table:style-name="ce1">
            <text:p>2.023038402</text:p>
          </table:table-cell>
          <table:table-cell office:value-type="float" office:value="1.73929084966667" table:style-name="ce1">
            <text:p>1.73929084966667</text:p>
          </table:table-cell>
          <table:table-cell office:value-type="float" office:value="1.79953824" table:style-name="ce1">
            <text:p>1.79953824</text:p>
          </table:table-cell>
          <table:table-cell office:value-type="float" office:value="0.318178363561524" table:style-name="ce1">
            <text:p>0.318178363561524</text:p>
          </table:table-cell>
        </table:table-row>
        <table:table-row table:style-name="ro1">
          <table:table-cell office:value-type="string" table:style-name="ce1">
            <text:p>100x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&lt;10%</text:p>
          </table:table-cell>
          <table:table-cell office:value-type="float" office:value="9" table:style-name="ce1">
            <text:p>9</text:p>
          </table:table-cell>
          <table:table-cell office:value-type="float" office:value="3.436992502" table:style-name="ce1">
            <text:p>3.436992502</text:p>
          </table:table-cell>
          <table:table-cell office:value-type="float" office:value="6.83494005" table:style-name="ce1">
            <text:p>6.83494005</text:p>
          </table:table-cell>
          <table:table-cell office:value-type="float" office:value="4.77966667822222" table:style-name="ce1">
            <text:p>4.77966667822222</text:p>
          </table:table-cell>
          <table:table-cell office:value-type="float" office:value="4.121834076" table:style-name="ce1">
            <text:p>4.121834076</text:p>
          </table:table-cell>
          <table:table-cell office:value-type="float" office:value="1.47801788470326" table:style-name="ce1">
            <text:p>1.47801788470326</text:p>
          </table:table-cell>
          <table:table-cell office:value-type="float" office:value="9" table:style-name="ce1">
            <text:p>9</text:p>
          </table:table-cell>
          <table:table-cell office:value-type="float" office:value="1.154380104" table:style-name="ce1">
            <text:p>1.154380104</text:p>
          </table:table-cell>
          <table:table-cell office:value-type="float" office:value="1.589753906" table:style-name="ce1">
            <text:p>1.589753906</text:p>
          </table:table-cell>
          <table:table-cell office:value-type="float" office:value="1.43282627566667" table:style-name="ce1">
            <text:p>1.43282627566667</text:p>
          </table:table-cell>
          <table:table-cell office:value-type="float" office:value="1.54395489" table:style-name="ce1">
            <text:p>1.54395489</text:p>
          </table:table-cell>
          <table:table-cell office:value-type="float" office:value="0.200519129652285" table:style-name="ce1">
            <text:p>0.200519129652285</text:p>
          </table:table-cell>
          <table:table-cell office:value-type="float" office:value="9" table:style-name="ce1">
            <text:p>9</text:p>
          </table:table-cell>
          <table:table-cell office:value-type="float" office:value="-1.569371082" table:style-name="ce1">
            <text:p>-1.569371082</text:p>
          </table:table-cell>
          <table:table-cell office:value-type="float" office:value="0.5997910257" table:style-name="ce1">
            <text:p>0.5997910257</text:p>
          </table:table-cell>
          <table:table-cell office:value-type="float" office:value="-0.248101216833333" table:style-name="ce1">
            <text:p>-0.248101216833333</text:p>
          </table:table-cell>
          <table:table-cell office:value-type="float" office:value="0.2262176652" table:style-name="ce1">
            <text:p>0.2262176652</text:p>
          </table:table-cell>
          <table:table-cell office:value-type="float" office:value="0.994951617533108" table:style-name="ce1">
            <text:p>0.994951617533108</text:p>
          </table:table-cell>
          <table:table-cell office:value-type="float" office:value="9" table:style-name="ce1">
            <text:p>9</text:p>
          </table:table-cell>
          <table:table-cell office:value-type="float" office:value="2.642898343" table:style-name="ce1">
            <text:p>2.642898343</text:p>
          </table:table-cell>
          <table:table-cell office:value-type="float" office:value="6.886316528" table:style-name="ce1">
            <text:p>6.886316528</text:p>
          </table:table-cell>
          <table:table-cell office:value-type="float" office:value="4.18330182277778" table:style-name="ce1">
            <text:p>4.18330182277778</text:p>
          </table:table-cell>
          <table:table-cell office:value-type="float" office:value="3.079984554" table:style-name="ce1">
            <text:p>3.079984554</text:p>
          </table:table-cell>
          <table:table-cell office:value-type="float" office:value="1.98457781197129" table:style-name="ce1">
            <text:p>1.98457781197129</text:p>
          </table:table-cell>
          <table:table-cell office:value-type="float" office:value="9" table:style-name="ce1">
            <text:p>9</text:p>
          </table:table-cell>
          <table:table-cell office:value-type="float" office:value="3.382845" table:style-name="ce1">
            <text:p>3.382845</text:p>
          </table:table-cell>
          <table:table-cell office:value-type="float" office:value="4.070465" table:style-name="ce1">
            <text:p>4.070465</text:p>
          </table:table-cell>
          <table:table-cell office:value-type="float" office:value="3.707914" table:style-name="ce1">
            <text:p>3.707914</text:p>
          </table:table-cell>
          <table:table-cell office:value-type="float" office:value="3.663704" table:style-name="ce1">
            <text:p>3.663704</text:p>
          </table:table-cell>
          <table:table-cell office:value-type="float" office:value="0.293437154688189" table:style-name="ce1">
            <text:p>0.293437154688189</text:p>
          </table:table-cell>
          <table:table-cell office:value-type="float" office:value="9" table:style-name="ce1">
            <text:p>9</text:p>
          </table:table-cell>
          <table:table-cell office:value-type="float" office:value="3.168038" table:style-name="ce1">
            <text:p>3.168038</text:p>
          </table:table-cell>
          <table:table-cell office:value-type="float" office:value="7.211929" table:style-name="ce1">
            <text:p>7.211929</text:p>
          </table:table-cell>
          <table:table-cell office:value-type="float" office:value="4.89734577777778" table:style-name="ce1">
            <text:p>4.89734577777778</text:p>
          </table:table-cell>
          <table:table-cell office:value-type="float" office:value="4.278523" table:style-name="ce1">
            <text:p>4.278523</text:p>
          </table:table-cell>
          <table:table-cell office:value-type="float" office:value="1.78257654133916" table:style-name="ce1">
            <text:p>1.78257654133916</text:p>
          </table:table-cell>
          <table:table-cell office:value-type="float" office:value="9" table:style-name="ce1">
            <text:p>9</text:p>
          </table:table-cell>
          <table:table-cell office:value-type="float" office:value="6.815415" table:style-name="ce1">
            <text:p>6.815415</text:p>
          </table:table-cell>
          <table:table-cell office:value-type="float" office:value="10.594774" table:style-name="ce1">
            <text:p>10.594774</text:p>
          </table:table-cell>
          <table:table-cell office:value-type="float" office:value="8.60525977777778" table:style-name="ce1">
            <text:p>8.60525977777778</text:p>
          </table:table-cell>
          <table:table-cell office:value-type="float" office:value="8.348815" table:style-name="ce1">
            <text:p>8.348815</text:p>
          </table:table-cell>
          <table:table-cell office:value-type="float" office:value="1.6157621823514" table:style-name="ce1">
            <text:p>1.6157621823514</text:p>
          </table:table-cell>
          <table:table-cell office:value-type="float" office:value="9" table:style-name="ce1">
            <text:p>9</text:p>
          </table:table-cell>
          <table:table-cell office:value-type="float" office:value="0.9274524212" table:style-name="ce1">
            <text:p>0.9274524212</text:p>
          </table:table-cell>
          <table:table-cell office:value-type="float" office:value="1.293649889" table:style-name="ce1">
            <text:p>1.293649889</text:p>
          </table:table-cell>
          <table:table-cell office:value-type="float" office:value="1.10950630498889" table:style-name="ce1">
            <text:p>1.10950630498889</text:p>
          </table:table-cell>
          <table:table-cell office:value-type="float" office:value="1.105162193" table:style-name="ce1">
            <text:p>1.105162193</text:p>
          </table:table-cell>
          <table:table-cell office:value-type="float" office:value="0.153635751703293" table:style-name="ce1">
            <text:p>0.153635751703293</text:p>
          </table:table-cell>
          <table:table-cell office:value-type="float" office:value="9" table:style-name="ce1">
            <text:p>9</text:p>
          </table:table-cell>
          <table:table-cell office:value-type="float" office:value="1.032812716" table:style-name="ce1">
            <text:p>1.032812716</text:p>
          </table:table-cell>
          <table:table-cell office:value-type="float" office:value="3.409406258" table:style-name="ce1">
            <text:p>3.409406258</text:p>
          </table:table-cell>
          <table:table-cell office:value-type="float" office:value="2.30583264744444" table:style-name="ce1">
            <text:p>2.30583264744444</text:p>
          </table:table-cell>
          <table:table-cell office:value-type="float" office:value="2.464575061" table:style-name="ce1">
            <text:p>2.464575061</text:p>
          </table:table-cell>
          <table:table-cell office:value-type="float" office:value="1.00957888294984" table:style-name="ce1">
            <text:p>1.00957888294984</text:p>
          </table:table-cell>
          <table:table-cell office:value-type="float" office:value="9" table:style-name="ce1">
            <text:p>9</text:p>
          </table:table-cell>
          <table:table-cell office:value-type="float" office:value="1.535264298" table:style-name="ce1">
            <text:p>1.535264298</text:p>
          </table:table-cell>
          <table:table-cell office:value-type="float" office:value="2.267378556" table:style-name="ce1">
            <text:p>2.267378556</text:p>
          </table:table-cell>
          <table:table-cell office:value-type="float" office:value="1.827917905" table:style-name="ce1">
            <text:p>1.827917905</text:p>
          </table:table-cell>
          <table:table-cell office:value-type="float" office:value="1.67845147" table:style-name="ce1">
            <text:p>1.67845147</text:p>
          </table:table-cell>
          <table:table-cell office:value-type="float" office:value="0.333731639623216" table:style-name="ce1">
            <text:p>0.333731639623216</text:p>
          </table:table-cell>
          <table:table-cell office:value-type="float" office:value="9" table:style-name="ce1">
            <text:p>9</text:p>
          </table:table-cell>
          <table:table-cell office:value-type="float" office:value="1.581533864" table:style-name="ce1">
            <text:p>1.581533864</text:p>
          </table:table-cell>
          <table:table-cell office:value-type="float" office:value="4.490486061" table:style-name="ce1">
            <text:p>4.490486061</text:p>
          </table:table-cell>
          <table:table-cell office:value-type="float" office:value="2.90813998555556" table:style-name="ce1">
            <text:p>2.90813998555556</text:p>
          </table:table-cell>
          <table:table-cell office:value-type="float" office:value="2.668016098" table:style-name="ce1">
            <text:p>2.668016098</text:p>
          </table:table-cell>
          <table:table-cell office:value-type="float" office:value="1.2670761830966" table:style-name="ce1">
            <text:p>1.2670761830966</text:p>
          </table:table-cell>
          <table:table-cell office:value-type="float" office:value="9" table:style-name="ce1">
            <text:p>9</text:p>
          </table:table-cell>
          <table:table-cell office:value-type="float" office:value="16.58467677" table:style-name="ce1">
            <text:p>16.58467677</text:p>
          </table:table-cell>
          <table:table-cell office:value-type="float" office:value="18.59265289" table:style-name="ce1">
            <text:p>18.59265289</text:p>
          </table:table-cell>
          <table:table-cell office:value-type="float" office:value="17.8335357822222" table:style-name="ce1">
            <text:p>17.8335357822222</text:p>
          </table:table-cell>
          <table:table-cell office:value-type="float" office:value="18.39397721" table:style-name="ce1">
            <text:p>18.39397721</text:p>
          </table:table-cell>
          <table:table-cell office:value-type="float" office:value="0.934094119111454" table:style-name="ce1">
            <text:p>0.934094119111454</text:p>
          </table:table-cell>
          <table:table-cell office:value-type="float" office:value="6" table:style-name="ce1">
            <text:p>6</text:p>
          </table:table-cell>
          <table:table-cell office:value-type="float" office:value="0.5955571274" table:style-name="ce1">
            <text:p>0.5955571274</text:p>
          </table:table-cell>
          <table:table-cell office:value-type="float" office:value="0.7610454585" table:style-name="ce1">
            <text:p>0.7610454585</text:p>
          </table:table-cell>
          <table:table-cell office:value-type="float" office:value="0.677291323416667" table:style-name="ce1">
            <text:p>0.677291323416667</text:p>
          </table:table-cell>
          <table:table-cell office:value-type="float" office:value="0.67659199705" table:style-name="ce1">
            <text:p>0.67659199705</text:p>
          </table:table-cell>
          <table:table-cell office:value-type="float" office:value="0.0865798798801223" table:style-name="ce1">
            <text:p>0.0865798798801223</text:p>
          </table:table-cell>
          <table:table-cell office:value-type="float" office:value="9" table:style-name="ce1">
            <text:p>9</text:p>
          </table:table-cell>
          <table:table-cell office:value-type="float" office:value="73.75338955" table:style-name="ce1">
            <text:p>73.75338955</text:p>
          </table:table-cell>
          <table:table-cell office:value-type="float" office:value="106.4945754" table:style-name="ce1">
            <text:p>106.4945754</text:p>
          </table:table-cell>
          <table:table-cell office:value-type="float" office:value="93.0556190022222" table:style-name="ce1">
            <text:p>93.0556190022222</text:p>
          </table:table-cell>
          <table:table-cell office:value-type="float" office:value="100.9958179" table:style-name="ce1">
            <text:p>100.9958179</text:p>
          </table:table-cell>
          <table:table-cell office:value-type="float" office:value="14.6072492580874" table:style-name="ce1">
            <text:p>14.6072492580874</text:p>
          </table:table-cell>
          <table:table-cell office:value-type="float" office:value="9" table:style-name="ce1">
            <text:p>9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731532310766667" table:style-name="ce1">
            <text:p>0.731532310766667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1097298466" table:style-name="ce1">
            <text:p>0.1097298466</text:p>
          </table:table-cell>
          <table:table-cell office:value-type="float" office:value="9" table:style-name="ce1">
            <text:p>9</text:p>
          </table:table-cell>
          <table:table-cell office:value-type="float" office:value="0.172204713" table:style-name="ce1">
            <text:p>0.172204713</text:p>
          </table:table-cell>
          <table:table-cell office:value-type="float" office:value="0.2765090979" table:style-name="ce1">
            <text:p>0.2765090979</text:p>
          </table:table-cell>
          <table:table-cell office:value-type="float" office:value="0.227832894866667" table:style-name="ce1">
            <text:p>0.227832894866667</text:p>
          </table:table-cell>
          <table:table-cell office:value-type="float" office:value="0.2347763327" table:style-name="ce1">
            <text:p>0.2347763327</text:p>
          </table:table-cell>
          <table:table-cell office:value-type="float" office:value="0.0442028683615499" table:style-name="ce1">
            <text:p>0.0442028683615499</text:p>
          </table:table-cell>
          <table:table-cell office:value-type="float" office:value="9" table:style-name="ce1">
            <text:p>9</text:p>
          </table:table-cell>
          <table:table-cell office:value-type="float" office:value="1.414691622" table:style-name="ce1">
            <text:p>1.414691622</text:p>
          </table:table-cell>
          <table:table-cell office:value-type="float" office:value="3.221965352" table:style-name="ce1">
            <text:p>3.221965352</text:p>
          </table:table-cell>
          <table:table-cell office:value-type="float" office:value="2.33895239811111" table:style-name="ce1">
            <text:p>2.33895239811111</text:p>
          </table:table-cell>
          <table:table-cell office:value-type="float" office:value="2.381137791" table:style-name="ce1">
            <text:p>2.381137791</text:p>
          </table:table-cell>
          <table:table-cell office:value-type="float" office:value="0.764084321787344" table:style-name="ce1">
            <text:p>0.764084321787344</text:p>
          </table:table-cell>
          <table:table-cell office:value-type="float" office:value="9" table:style-name="ce1">
            <text:p>9</text:p>
          </table:table-cell>
          <table:table-cell office:value-type="float" office:value="0.04345272585" table:style-name="ce1">
            <text:p>0.04345272585</text:p>
          </table:table-cell>
          <table:table-cell office:value-type="float" office:value="0.06992841675" table:style-name="ce1">
            <text:p>0.06992841675</text:p>
          </table:table-cell>
          <table:table-cell office:value-type="float" office:value="0.0598469502333333" table:style-name="ce1">
            <text:p>0.0598469502333333</text:p>
          </table:table-cell>
          <table:table-cell office:value-type="float" office:value="0.06665772585" table:style-name="ce1">
            <text:p>0.06665772585</text:p>
          </table:table-cell>
          <table:table-cell office:value-type="float" office:value="0.0118543410933378" table:style-name="ce1">
            <text:p>0.0118543410933378</text:p>
          </table:table-cell>
          <table:table-cell office:value-type="float" office:value="9" table:style-name="ce1">
            <text:p>9</text:p>
          </table:table-cell>
          <table:table-cell office:value-type="float" office:value="1.58000807" table:style-name="ce1">
            <text:p>1.58000807</text:p>
          </table:table-cell>
          <table:table-cell office:value-type="float" office:value="2.334109187" table:style-name="ce1">
            <text:p>2.334109187</text:p>
          </table:table-cell>
          <table:table-cell office:value-type="float" office:value="1.887764942" table:style-name="ce1">
            <text:p>1.887764942</text:p>
          </table:table-cell>
          <table:table-cell office:value-type="float" office:value="1.747985061" table:style-name="ce1">
            <text:p>1.747985061</text:p>
          </table:table-cell>
          <table:table-cell office:value-type="float" office:value="0.340749501252018" table:style-name="ce1">
            <text:p>0.340749501252018</text:p>
          </table:table-cell>
          <table:table-cell office:value-type="float" office:value="9" table:style-name="ce1">
            <text:p>9</text:p>
          </table:table-cell>
          <table:table-cell office:value-type="float" office:value="0.04345272585" table:style-name="ce1">
            <text:p>0.04345272585</text:p>
          </table:table-cell>
          <table:table-cell office:value-type="float" office:value="0.06992841675" table:style-name="ce1">
            <text:p>0.06992841675</text:p>
          </table:table-cell>
          <table:table-cell office:value-type="float" office:value="0.0598469502333333" table:style-name="ce1">
            <text:p>0.0598469502333333</text:p>
          </table:table-cell>
          <table:table-cell office:value-type="float" office:value="0.06665772585" table:style-name="ce1">
            <text:p>0.06665772585</text:p>
          </table:table-cell>
          <table:table-cell office:value-type="float" office:value="0.0118543410933378" table:style-name="ce1">
            <text:p>0.0118543410933378</text:p>
          </table:table-cell>
          <table:table-cell office:value-type="float" office:value="9" table:style-name="ce1">
            <text:p>9</text:p>
          </table:table-cell>
          <table:table-cell office:value-type="float" office:value="1.001050791" table:style-name="ce1">
            <text:p>1.001050791</text:p>
          </table:table-cell>
          <table:table-cell office:value-type="float" office:value="1.38934433" table:style-name="ce1">
            <text:p>1.38934433</text:p>
          </table:table-cell>
          <table:table-cell office:value-type="float" office:value="1.16967289" table:style-name="ce1">
            <text:p>1.16967289</text:p>
          </table:table-cell>
          <table:table-cell office:value-type="float" office:value="1.117994278" table:style-name="ce1">
            <text:p>1.117994278</text:p>
          </table:table-cell>
          <table:table-cell office:value-type="float" office:value="0.168786766432087" table:style-name="ce1">
            <text:p>0.168786766432087</text:p>
          </table:table-cell>
          <table:table-cell office:value-type="float" office:value="9" table:style-name="ce1">
            <text:p>9</text:p>
          </table:table-cell>
          <table:table-cell office:value-type="float" office:value="1.278887959" table:style-name="ce1">
            <text:p>1.278887959</text:p>
          </table:table-cell>
          <table:table-cell office:value-type="float" office:value="2.175722028" table:style-name="ce1">
            <text:p>2.175722028</text:p>
          </table:table-cell>
          <table:table-cell office:value-type="float" office:value="1.70672466555556" table:style-name="ce1">
            <text:p>1.70672466555556</text:p>
          </table:table-cell>
          <table:table-cell office:value-type="float" office:value="1.66395718" table:style-name="ce1">
            <text:p>1.66395718</text:p>
          </table:table-cell>
          <table:table-cell office:value-type="float" office:value="0.386766612194182" table:style-name="ce1">
            <text:p>0.386766612194182</text:p>
          </table:table-cell>
          <table:table-cell office:value-type="float" office:value="9" table:style-name="ce1">
            <text:p>9</text:p>
          </table:table-cell>
          <table:table-cell office:value-type="float" office:value="0.08317069806" table:style-name="ce1">
            <text:p>0.08317069806</text:p>
          </table:table-cell>
          <table:table-cell office:value-type="float" office:value="0.3015585548" table:style-name="ce1">
            <text:p>0.3015585548</text:p>
          </table:table-cell>
          <table:table-cell office:value-type="float" office:value="0.181040276635556" table:style-name="ce1">
            <text:p>0.181040276635556</text:p>
          </table:table-cell>
          <table:table-cell office:value-type="float" office:value="0.1582229935" table:style-name="ce1">
            <text:p>0.1582229935</text:p>
          </table:table-cell>
          <table:table-cell office:value-type="float" office:value="0.0955576354094688" table:style-name="ce1">
            <text:p>0.0955576354094688</text:p>
          </table:table-cell>
          <table:table-cell office:value-type="float" office:value="9" table:style-name="ce1">
            <text:p>9</text:p>
          </table:table-cell>
          <table:table-cell office:value-type="float" office:value="2.251077" table:style-name="ce1">
            <text:p>2.251077</text:p>
          </table:table-cell>
          <table:table-cell office:value-type="float" office:value="4.198983" table:style-name="ce1">
            <text:p>4.198983</text:p>
          </table:table-cell>
          <table:table-cell office:value-type="float" office:value="3.5456835" table:style-name="ce1">
            <text:p>3.5456835</text:p>
          </table:table-cell>
          <table:table-cell office:value-type="float" office:value="4.161738" table:style-name="ce1">
            <text:p>4.161738</text:p>
          </table:table-cell>
          <table:table-cell office:value-type="float" office:value="0.944590356117336" table:style-name="ce1">
            <text:p>0.944590356117336</text:p>
          </table:table-cell>
          <table:table-cell office:value-type="float" office:value="9" table:style-name="ce1">
            <text:p>9</text:p>
          </table:table-cell>
          <table:table-cell office:value-type="float" office:value="0.9022833499" table:style-name="ce1">
            <text:p>0.9022833499</text:p>
          </table:table-cell>
          <table:table-cell office:value-type="float" office:value="1.332671521" table:style-name="ce1">
            <text:p>1.332671521</text:p>
          </table:table-cell>
          <table:table-cell office:value-type="float" office:value="1.07244536127778" table:style-name="ce1">
            <text:p>1.07244536127778</text:p>
          </table:table-cell>
          <table:table-cell office:value-type="float" office:value="0.9675296767" table:style-name="ce1">
            <text:p>0.9675296767</text:p>
          </table:table-cell>
          <table:table-cell office:value-type="float" office:value="0.195282448055025" table:style-name="ce1">
            <text:p>0.195282448055025</text:p>
          </table:table-cell>
          <table:table-cell office:value-type="float" office:value="9" table:style-name="ce1">
            <text:p>9</text:p>
          </table:table-cell>
          <table:table-cell office:value-type="float" office:value="2121.704366" table:style-name="ce1">
            <text:p>2121.704366</text:p>
          </table:table-cell>
          <table:table-cell office:value-type="float" office:value="2152.355836" table:style-name="ce1">
            <text:p>2152.355836</text:p>
          </table:table-cell>
          <table:table-cell office:value-type="float" office:value="2138.35741322222" table:style-name="ce1">
            <text:p>2138.35741322222</text:p>
          </table:table-cell>
          <table:table-cell office:value-type="float" office:value="2142.680683" table:style-name="ce1">
            <text:p>2142.680683</text:p>
          </table:table-cell>
          <table:table-cell office:value-type="float" office:value="12.5394217323406" table:style-name="ce1">
            <text:p>12.5394217323406</text:p>
          </table:table-cell>
          <table:table-cell office:value-type="float" office:value="9" table:style-name="ce1">
            <text:p>9</text:p>
          </table:table-cell>
          <table:table-cell office:value-type="float" office:value="89.99214869" table:style-name="ce1">
            <text:p>89.99214869</text:p>
          </table:table-cell>
          <table:table-cell office:value-type="float" office:value="114.0170811" table:style-name="ce1">
            <text:p>114.0170811</text:p>
          </table:table-cell>
          <table:table-cell office:value-type="float" office:value="103.339571515556" table:style-name="ce1">
            <text:p>103.339571515556</text:p>
          </table:table-cell>
          <table:table-cell office:value-type="float" office:value="113.9987708" table:style-name="ce1">
            <text:p>113.9987708</text:p>
          </table:table-cell>
          <table:table-cell office:value-type="float" office:value="12.6535360338999" table:style-name="ce1">
            <text:p>12.6535360338999</text:p>
          </table:table-cell>
          <table:table-cell office:value-type="float" office:value="9" table:style-name="ce1">
            <text:p>9</text:p>
          </table:table-cell>
          <table:table-cell office:value-type="float" office:value="37.038929" table:style-name="ce1">
            <text:p>37.038929</text:p>
          </table:table-cell>
          <table:table-cell office:value-type="float" office:value="114.0095663" table:style-name="ce1">
            <text:p>114.0095663</text:p>
          </table:table-cell>
          <table:table-cell office:value-type="float" office:value="76.2097882433333" table:style-name="ce1">
            <text:p>76.2097882433333</text:p>
          </table:table-cell>
          <table:table-cell office:value-type="float" office:value="89.9798989" table:style-name="ce1">
            <text:p>89.9798989</text:p>
          </table:table-cell>
          <table:table-cell office:value-type="float" office:value="30.4041620432817" table:style-name="ce1">
            <text:p>30.4041620432817</text:p>
          </table:table-cell>
          <table:table-cell office:value-type="float" office:value="9" table:style-name="ce1">
            <text:p>9</text:p>
          </table:table-cell>
          <table:table-cell office:value-type="float" office:value="66.02103381" table:style-name="ce1">
            <text:p>66.02103381</text:p>
          </table:table-cell>
          <table:table-cell office:value-type="float" office:value="142.9951446" table:style-name="ce1">
            <text:p>142.9951446</text:p>
          </table:table-cell>
          <table:table-cell office:value-type="float" office:value="102.073520975556" table:style-name="ce1">
            <text:p>102.073520975556</text:p>
          </table:table-cell>
          <table:table-cell office:value-type="float" office:value="100.8037585" table:style-name="ce1">
            <text:p>100.8037585</text:p>
          </table:table-cell>
          <table:table-cell office:value-type="float" office:value="33.6709255678039" table:style-name="ce1">
            <text:p>33.6709255678039</text:p>
          </table:table-cell>
          <table:table-cell office:value-type="float" office:value="9" table:style-name="ce1">
            <text:p>9</text:p>
          </table:table-cell>
          <table:table-cell office:value-type="float" office:value="40.62463679" table:style-name="ce1">
            <text:p>40.62463679</text:p>
          </table:table-cell>
          <table:table-cell office:value-type="float" office:value="55.59787296" table:style-name="ce1">
            <text:p>55.59787296</text:p>
          </table:table-cell>
          <table:table-cell office:value-type="float" office:value="46.2795810288889" table:style-name="ce1">
            <text:p>46.2795810288889</text:p>
          </table:table-cell>
          <table:table-cell office:value-type="float" office:value="43.93325749" table:style-name="ce1">
            <text:p>43.93325749</text:p>
          </table:table-cell>
          <table:table-cell office:value-type="float" office:value="5.99581242341153" table:style-name="ce1">
            <text:p>5.99581242341153</text:p>
          </table:table-cell>
          <table:table-cell office:value-type="float" office:value="9" table:style-name="ce1">
            <text:p>9</text:p>
          </table:table-cell>
          <table:table-cell office:value-type="float" office:value="0.001363956116" table:style-name="ce1">
            <text:p>0.001363956116</text:p>
          </table:table-cell>
          <table:table-cell office:value-type="float" office:value="0.002272503919" table:style-name="ce1">
            <text:p>0.002272503919</text:p>
          </table:table-cell>
          <table:table-cell office:value-type="float" office:value="0.00182990271244444" table:style-name="ce1">
            <text:p>0.00182990271244444</text:p>
          </table:table-cell>
          <table:table-cell office:value-type="float" office:value="0.002018529154" table:style-name="ce1">
            <text:p>0.002018529154</text:p>
          </table:table-cell>
          <table:table-cell office:value-type="float" office:value="0.000373020836218096" table:style-name="ce1">
            <text:p>0.000373020836218096</text:p>
          </table:table-cell>
          <table:table-cell office:value-type="float" office:value="9" table:style-name="ce1">
            <text:p>9</text:p>
          </table:table-cell>
          <table:table-cell office:value-type="float" office:value="0.01704536493" table:style-name="ce1">
            <text:p>0.01704536493</text:p>
          </table:table-cell>
          <table:table-cell office:value-type="float" office:value="0.01780855623" table:style-name="ce1">
            <text:p>0.01780855623</text:p>
          </table:table-cell>
          <table:table-cell office:value-type="float" office:value="0.0174831119955556" table:style-name="ce1">
            <text:p>0.0174831119955556</text:p>
          </table:table-cell>
          <table:table-cell office:value-type="float" office:value="0.01757707724" table:style-name="ce1">
            <text:p>0.01757707724</text:p>
          </table:table-cell>
          <table:table-cell office:value-type="float" office:value="0.000313600917096584" table:style-name="ce1">
            <text:p>0.000313600917096584</text:p>
          </table:table-cell>
          <table:table-cell office:value-type="float" office:value="9" table:style-name="ce1">
            <text:p>9</text:p>
          </table:table-cell>
          <table:table-cell office:value-type="float" office:value="1.801757319" table:style-name="ce1">
            <text:p>1.801757319</text:p>
          </table:table-cell>
          <table:table-cell office:value-type="float" office:value="3.978989694" table:style-name="ce1">
            <text:p>3.978989694</text:p>
          </table:table-cell>
          <table:table-cell office:value-type="float" office:value="2.89672813255556" table:style-name="ce1">
            <text:p>2.89672813255556</text:p>
          </table:table-cell>
          <table:table-cell office:value-type="float" office:value="2.925707644" table:style-name="ce1">
            <text:p>2.925707644</text:p>
          </table:table-cell>
          <table:table-cell office:value-type="float" office:value="0.916966254483295" table:style-name="ce1">
            <text:p>0.916966254483295</text:p>
          </table:table-cell>
          <table:table-cell office:value-type="float" office:value="9" table:style-name="ce1">
            <text:p>9</text:p>
          </table:table-cell>
          <table:table-cell office:value-type="float" office:value="91.77317444" table:style-name="ce1">
            <text:p>91.77317444</text:p>
          </table:table-cell>
          <table:table-cell office:value-type="float" office:value="304.9177089" table:style-name="ce1">
            <text:p>304.9177089</text:p>
          </table:table-cell>
          <table:table-cell office:value-type="float" office:value="145.38869598" table:style-name="ce1">
            <text:p>145.38869598</text:p>
          </table:table-cell>
          <table:table-cell office:value-type="float" office:value="104.1374661" table:style-name="ce1">
            <text:p>104.1374661</text:p>
          </table:table-cell>
          <table:table-cell office:value-type="float" office:value="90.7022700229816" table:style-name="ce1">
            <text:p>90.7022700229816</text:p>
          </table:table-cell>
          <table:table-cell office:value-type="float" office:value="9" table:style-name="ce1">
            <text:p>9</text:p>
          </table:table-cell>
          <table:table-cell office:value-type="float" office:value="0.3028148264" table:style-name="ce1">
            <text:p>0.3028148264</text:p>
          </table:table-cell>
          <table:table-cell office:value-type="float" office:value="2.099241532" table:style-name="ce1">
            <text:p>2.099241532</text:p>
          </table:table-cell>
          <table:table-cell office:value-type="float" office:value="0.941213693255556" table:style-name="ce1">
            <text:p>0.941213693255556</text:p>
          </table:table-cell>
          <table:table-cell office:value-type="float" office:value="0.4878863943" table:style-name="ce1">
            <text:p>0.4878863943</text:p>
          </table:table-cell>
          <table:table-cell office:value-type="float" office:value="0.805831712175259" table:style-name="ce1">
            <text:p>0.805831712175259</text:p>
          </table:table-cell>
          <table:table-cell office:value-type="float" office:value="9" table:style-name="ce1">
            <text:p>9</text:p>
          </table:table-cell>
          <table:table-cell office:value-type="float" office:value="0.7581172984" table:style-name="ce1">
            <text:p>0.7581172984</text:p>
          </table:table-cell>
          <table:table-cell office:value-type="float" office:value="2.612902077" table:style-name="ce1">
            <text:p>2.612902077</text:p>
          </table:table-cell>
          <table:table-cell office:value-type="float" office:value="1.38253814446667" table:style-name="ce1">
            <text:p>1.38253814446667</text:p>
          </table:table-cell>
          <table:table-cell office:value-type="float" office:value="0.8252345772" table:style-name="ce1">
            <text:p>0.8252345772</text:p>
          </table:table-cell>
          <table:table-cell office:value-type="float" office:value="0.866613802136555" table:style-name="ce1">
            <text:p>0.866613802136555</text:p>
          </table:table-cell>
        </table:table-row>
        <table:table-row table:style-name="ro1">
          <table:table-cell office:value-type="string" table:style-name="ce1">
            <text:p>100x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10-20%</text:p>
          </table:table-cell>
          <table:table-cell office:value-type="float" office:value="3" table:style-name="ce1">
            <text:p>3</text:p>
          </table:table-cell>
          <table:table-cell office:value-type="float" office:value="10.22096679" table:style-name="ce1">
            <text:p>10.22096679</text:p>
          </table:table-cell>
          <table:table-cell office:value-type="float" office:value="10.62644691" table:style-name="ce1">
            <text:p>10.62644691</text:p>
          </table:table-cell>
          <table:table-cell office:value-type="float" office:value="10.4595556466667" table:style-name="ce1">
            <text:p>10.4595556466667</text:p>
          </table:table-cell>
          <table:table-cell office:value-type="float" office:value="10.53125324" table:style-name="ce1">
            <text:p>10.53125324</text:p>
          </table:table-cell>
          <table:table-cell office:value-type="float" office:value="0.212035234327099" table:style-name="ce1">
            <text:p>0.212035234327099</text:p>
          </table:table-cell>
          <table:table-cell office:value-type="float" office:value="3" table:style-name="ce1">
            <text:p>3</text:p>
          </table:table-cell>
          <table:table-cell office:value-type="float" office:value="2.10781764" table:style-name="ce1">
            <text:p>2.10781764</text:p>
          </table:table-cell>
          <table:table-cell office:value-type="float" office:value="2.279344179" table:style-name="ce1">
            <text:p>2.279344179</text:p>
          </table:table-cell>
          <table:table-cell office:value-type="float" office:value="2.19333471933333" table:style-name="ce1">
            <text:p>2.19333471933333</text:p>
          </table:table-cell>
          <table:table-cell office:value-type="float" office:value="2.192842339" table:style-name="ce1">
            <text:p>2.192842339</text:p>
          </table:table-cell>
          <table:table-cell office:value-type="float" office:value="0.085764329555615" table:style-name="ce1">
            <text:p>0.085764329555615</text:p>
          </table:table-cell>
          <table:table-cell office:value-type="float" office:value="3" table:style-name="ce1">
            <text:p>3</text:p>
          </table:table-cell>
          <table:table-cell office:value-type="float" office:value="-0.08381944652" table:style-name="ce1">
            <text:p>-0.08381944652</text:p>
          </table:table-cell>
          <table:table-cell office:value-type="float" office:value="-0.002038217131" table:style-name="ce1">
            <text:p>-0.002038217131</text:p>
          </table:table-cell>
          <table:table-cell office:value-type="float" office:value="-0.0383828849003333" table:style-name="ce1">
            <text:p>-0.0383828849003333</text:p>
          </table:table-cell>
          <table:table-cell office:value-type="float" office:value="-0.02929099105" table:style-name="ce1">
            <text:p>-0.02929099105</text:p>
          </table:table-cell>
          <table:table-cell office:value-type="float" office:value="0.0416417971566232" table:style-name="ce1">
            <text:p>0.0416417971566232</text:p>
          </table:table-cell>
          <table:table-cell office:value-type="float" office:value="3" table:style-name="ce1">
            <text:p>3</text:p>
          </table:table-cell>
          <table:table-cell office:value-type="float" office:value="2.635377389" table:style-name="ce1">
            <text:p>2.635377389</text:p>
          </table:table-cell>
          <table:table-cell office:value-type="float" office:value="2.668084948" table:style-name="ce1">
            <text:p>2.668084948</text:p>
          </table:table-cell>
          <table:table-cell office:value-type="float" office:value="2.65144022766667" table:style-name="ce1">
            <text:p>2.65144022766667</text:p>
          </table:table-cell>
          <table:table-cell office:value-type="float" office:value="2.650858346" table:style-name="ce1">
            <text:p>2.650858346</text:p>
          </table:table-cell>
          <table:table-cell office:value-type="float" office:value="0.0163615416034103" table:style-name="ce1">
            <text:p>0.0163615416034103</text:p>
          </table:table-cell>
          <table:table-cell office:value-type="float" office:value="3" table:style-name="ce1">
            <text:p>3</text:p>
          </table:table-cell>
          <table:table-cell office:value-type="float" office:value="5.339364" table:style-name="ce1">
            <text:p>5.339364</text:p>
          </table:table-cell>
          <table:table-cell office:value-type="float" office:value="5.660091" table:style-name="ce1">
            <text:p>5.660091</text:p>
          </table:table-cell>
          <table:table-cell office:value-type="float" office:value="5.493904" table:style-name="ce1">
            <text:p>5.493904</text:p>
          </table:table-cell>
          <table:table-cell office:value-type="float" office:value="5.482257" table:style-name="ce1">
            <text:p>5.482257</text:p>
          </table:table-cell>
          <table:table-cell office:value-type="float" office:value="0.160680402006592" table:style-name="ce1">
            <text:p>0.160680402006592</text:p>
          </table:table-cell>
          <table:table-cell office:value-type="float" office:value="3" table:style-name="ce1">
            <text:p>3</text:p>
          </table:table-cell>
          <table:table-cell office:value-type="float" office:value="5.825007" table:style-name="ce1">
            <text:p>5.825007</text:p>
          </table:table-cell>
          <table:table-cell office:value-type="float" office:value="7.047254" table:style-name="ce1">
            <text:p>7.047254</text:p>
          </table:table-cell>
          <table:table-cell office:value-type="float" office:value="6.60871566666667" table:style-name="ce1">
            <text:p>6.60871566666667</text:p>
          </table:table-cell>
          <table:table-cell office:value-type="float" office:value="6.953886" table:style-name="ce1">
            <text:p>6.953886</text:p>
          </table:table-cell>
          <table:table-cell office:value-type="float" office:value="0.680315258914816" table:style-name="ce1">
            <text:p>0.680315258914816</text:p>
          </table:table-cell>
          <table:table-cell office:value-type="float" office:value="3" table:style-name="ce1">
            <text:p>3</text:p>
          </table:table-cell>
          <table:table-cell office:value-type="float" office:value="11.164371" table:style-name="ce1">
            <text:p>11.164371</text:p>
          </table:table-cell>
          <table:table-cell office:value-type="float" office:value="12.707345" table:style-name="ce1">
            <text:p>12.707345</text:p>
          </table:table-cell>
          <table:table-cell office:value-type="float" office:value="12.1026196666667" table:style-name="ce1">
            <text:p>12.1026196666667</text:p>
          </table:table-cell>
          <table:table-cell office:value-type="float" office:value="12.436143" table:style-name="ce1">
            <text:p>12.436143</text:p>
          </table:table-cell>
          <table:table-cell office:value-type="float" office:value="0.823784287042023" table:style-name="ce1">
            <text:p>0.823784287042023</text:p>
          </table:table-cell>
          <table:table-cell office:value-type="float" office:value="3" table:style-name="ce1">
            <text:p>3</text:p>
          </table:table-cell>
          <table:table-cell office:value-type="float" office:value="1.706157347" table:style-name="ce1">
            <text:p>1.706157347</text:p>
          </table:table-cell>
          <table:table-cell office:value-type="float" office:value="1.862327627" table:style-name="ce1">
            <text:p>1.862327627</text:p>
          </table:table-cell>
          <table:table-cell office:value-type="float" office:value="1.78479032933333" table:style-name="ce1">
            <text:p>1.78479032933333</text:p>
          </table:table-cell>
          <table:table-cell office:value-type="float" office:value="1.785886014" table:style-name="ce1">
            <text:p>1.785886014</text:p>
          </table:table-cell>
          <table:table-cell office:value-type="float" office:value="0.0780909052482181" table:style-name="ce1">
            <text:p>0.0780909052482181</text:p>
          </table:table-cell>
          <table:table-cell office:value-type="float" office:value="3" table:style-name="ce1">
            <text:p>3</text:p>
          </table:table-cell>
          <table:table-cell office:value-type="float" office:value="1.071024466" table:style-name="ce1">
            <text:p>1.071024466</text:p>
          </table:table-cell>
          <table:table-cell office:value-type="float" office:value="1.901824675" table:style-name="ce1">
            <text:p>1.901824675</text:p>
          </table:table-cell>
          <table:table-cell office:value-type="float" office:value="1.51133057433333" table:style-name="ce1">
            <text:p>1.51133057433333</text:p>
          </table:table-cell>
          <table:table-cell office:value-type="float" office:value="1.561142582" table:style-name="ce1">
            <text:p>1.561142582</text:p>
          </table:table-cell>
          <table:table-cell office:value-type="float" office:value="0.417634019087824" table:style-name="ce1">
            <text:p>0.417634019087824</text:p>
          </table:table-cell>
          <table:table-cell office:value-type="float" office:value="3" table:style-name="ce1">
            <text:p>3</text:p>
          </table:table-cell>
          <table:table-cell office:value-type="float" office:value="2.79573897" table:style-name="ce1">
            <text:p>2.79573897</text:p>
          </table:table-cell>
          <table:table-cell office:value-type="float" office:value="2.998793617" table:style-name="ce1">
            <text:p>2.998793617</text:p>
          </table:table-cell>
          <table:table-cell office:value-type="float" office:value="2.89473090533333" table:style-name="ce1">
            <text:p>2.89473090533333</text:p>
          </table:table-cell>
          <table:table-cell office:value-type="float" office:value="2.889660129" table:style-name="ce1">
            <text:p>2.889660129</text:p>
          </table:table-cell>
          <table:table-cell office:value-type="float" office:value="0.101622251483328" table:style-name="ce1">
            <text:p>0.101622251483328</text:p>
          </table:table-cell>
          <table:table-cell office:value-type="float" office:value="3" table:style-name="ce1">
            <text:p>3</text:p>
          </table:table-cell>
          <table:table-cell office:value-type="float" office:value="4.014342719" table:style-name="ce1">
            <text:p>4.014342719</text:p>
          </table:table-cell>
          <table:table-cell office:value-type="float" office:value="4.342734413" table:style-name="ce1">
            <text:p>4.342734413</text:p>
          </table:table-cell>
          <table:table-cell office:value-type="float" office:value="4.19043171466667" table:style-name="ce1">
            <text:p>4.19043171466667</text:p>
          </table:table-cell>
          <table:table-cell office:value-type="float" office:value="4.214218012" table:style-name="ce1">
            <text:p>4.214218012</text:p>
          </table:table-cell>
          <table:table-cell office:value-type="float" office:value="0.165482981383796" table:style-name="ce1">
            <text:p>0.165482981383796</text:p>
          </table:table-cell>
          <table:table-cell office:value-type="float" office:value="3" table:style-name="ce1">
            <text:p>3</text:p>
          </table:table-cell>
          <table:table-cell office:value-type="float" office:value="20.29756834" table:style-name="ce1">
            <text:p>20.29756834</text:p>
          </table:table-cell>
          <table:table-cell office:value-type="float" office:value="20.48031702" table:style-name="ce1">
            <text:p>20.48031702</text:p>
          </table:table-cell>
          <table:table-cell office:value-type="float" office:value="20.3890181266667" table:style-name="ce1">
            <text:p>20.3890181266667</text:p>
          </table:table-cell>
          <table:table-cell office:value-type="float" office:value="20.38916902" table:style-name="ce1">
            <text:p>20.38916902</text:p>
          </table:table-cell>
          <table:table-cell office:value-type="float" office:value="0.0913744334430266" table:style-name="ce1">
            <text:p>0.0913744334430266</text:p>
          </table:table-cell>
          <table:table-cell office:value-type="float" office:value="3" table:style-name="ce1">
            <text:p>3</text:p>
          </table:table-cell>
          <table:table-cell office:value-type="float" office:value="0.6681339759" table:style-name="ce1">
            <text:p>0.6681339759</text:p>
          </table:table-cell>
          <table:table-cell office:value-type="float" office:value="0.6800334393" table:style-name="ce1">
            <text:p>0.6800334393</text:p>
          </table:table-cell>
          <table:table-cell office:value-type="float" office:value="0.673499637566667" table:style-name="ce1">
            <text:p>0.673499637566667</text:p>
          </table:table-cell>
          <table:table-cell office:value-type="float" office:value="0.6723314975" table:style-name="ce1">
            <text:p>0.6723314975</text:p>
          </table:table-cell>
          <table:table-cell office:value-type="float" office:value="0.00603512391865313" table:style-name="ce1">
            <text:p>0.00603512391865313</text:p>
          </table:table-cell>
          <table:table-cell office:value-type="float" office:value="3" table:style-name="ce1">
            <text:p>3</text:p>
          </table:table-cell>
          <table:table-cell office:value-type="float" office:value="73.50418556" table:style-name="ce1">
            <text:p>73.50418556</text:p>
          </table:table-cell>
          <table:table-cell office:value-type="float" office:value="78.5019459" table:style-name="ce1">
            <text:p>78.5019459</text:p>
          </table:table-cell>
          <table:table-cell office:value-type="float" office:value="76.83411264" table:style-name="ce1">
            <text:p>76.83411264</text:p>
          </table:table-cell>
          <table:table-cell office:value-type="float" office:value="78.49620646" table:style-name="ce1">
            <text:p>78.49620646</text:p>
          </table:table-cell>
          <table:table-cell office:value-type="float" office:value="2.88380287188304" table:style-name="ce1">
            <text:p>2.88380287188304</text:p>
          </table:table-cell>
          <table:table-cell office:value-type="float" office:value="3" table:style-name="ce1">
            <text:p>3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.3056883996" table:style-name="ce1">
            <text:p>0.3056883996</text:p>
          </table:table-cell>
          <table:table-cell office:value-type="float" office:value="0.3143156791" table:style-name="ce1">
            <text:p>0.3143156791</text:p>
          </table:table-cell>
          <table:table-cell office:value-type="float" office:value="0.3102496027" table:style-name="ce1">
            <text:p>0.3102496027</text:p>
          </table:table-cell>
          <table:table-cell office:value-type="float" office:value="0.3107447294" table:style-name="ce1">
            <text:p>0.3107447294</text:p>
          </table:table-cell>
          <table:table-cell office:value-type="float" office:value="0.00433489916025389" table:style-name="ce1">
            <text:p>0.00433489916025389</text:p>
          </table:table-cell>
          <table:table-cell office:value-type="float" office:value="3" table:style-name="ce1">
            <text:p>3</text:p>
          </table:table-cell>
          <table:table-cell office:value-type="float" office:value="3.890066233" table:style-name="ce1">
            <text:p>3.890066233</text:p>
          </table:table-cell>
          <table:table-cell office:value-type="float" office:value="4.081635874" table:style-name="ce1">
            <text:p>4.081635874</text:p>
          </table:table-cell>
          <table:table-cell office:value-type="float" office:value="3.98908021433333" table:style-name="ce1">
            <text:p>3.98908021433333</text:p>
          </table:table-cell>
          <table:table-cell office:value-type="float" office:value="3.995538536" table:style-name="ce1">
            <text:p>3.995538536</text:p>
          </table:table-cell>
          <table:table-cell office:value-type="float" office:value="0.0959479769316674" table:style-name="ce1">
            <text:p>0.0959479769316674</text:p>
          </table:table-cell>
          <table:table-cell office:value-type="float" office:value="3" table:style-name="ce1">
            <text:p>3</text:p>
          </table:table-cell>
          <table:table-cell office:value-type="float" office:value="0.09133049296" table:style-name="ce1">
            <text:p>0.09133049296</text:p>
          </table:table-cell>
          <table:table-cell office:value-type="float" office:value="0.09570829831" table:style-name="ce1">
            <text:p>0.09570829831</text:p>
          </table:table-cell>
          <table:table-cell office:value-type="float" office:value="0.09389407825" table:style-name="ce1">
            <text:p>0.09389407825</text:p>
          </table:table-cell>
          <table:table-cell office:value-type="float" office:value="0.09464344348" table:style-name="ce1">
            <text:p>0.09464344348</text:p>
          </table:table-cell>
          <table:table-cell office:value-type="float" office:value="0.00228308039862198" table:style-name="ce1">
            <text:p>0.00228308039862198</text:p>
          </table:table-cell>
          <table:table-cell office:value-type="float" office:value="3" table:style-name="ce1">
            <text:p>3</text:p>
          </table:table-cell>
          <table:table-cell office:value-type="float" office:value="2.89038235" table:style-name="ce1">
            <text:p>2.89038235</text:p>
          </table:table-cell>
          <table:table-cell office:value-type="float" office:value="3.090124143" table:style-name="ce1">
            <text:p>3.090124143</text:p>
          </table:table-cell>
          <table:table-cell office:value-type="float" office:value="2.988624856" table:style-name="ce1">
            <text:p>2.988624856</text:p>
          </table:table-cell>
          <table:table-cell office:value-type="float" office:value="2.985368075" table:style-name="ce1">
            <text:p>2.985368075</text:p>
          </table:table-cell>
          <table:table-cell office:value-type="float" office:value="0.0999107148136535" table:style-name="ce1">
            <text:p>0.0999107148136535</text:p>
          </table:table-cell>
          <table:table-cell office:value-type="float" office:value="3" table:style-name="ce1">
            <text:p>3</text:p>
          </table:table-cell>
          <table:table-cell office:value-type="float" office:value="0.09133049296" table:style-name="ce1">
            <text:p>0.09133049296</text:p>
          </table:table-cell>
          <table:table-cell office:value-type="float" office:value="0.09570829831" table:style-name="ce1">
            <text:p>0.09570829831</text:p>
          </table:table-cell>
          <table:table-cell office:value-type="float" office:value="0.09389407825" table:style-name="ce1">
            <text:p>0.09389407825</text:p>
          </table:table-cell>
          <table:table-cell office:value-type="float" office:value="0.09464344348" table:style-name="ce1">
            <text:p>0.09464344348</text:p>
          </table:table-cell>
          <table:table-cell office:value-type="float" office:value="0.00228308039862198" table:style-name="ce1">
            <text:p>0.00228308039862198</text:p>
          </table:table-cell>
          <table:table-cell office:value-type="float" office:value="3" table:style-name="ce1">
            <text:p>3</text:p>
          </table:table-cell>
          <table:table-cell office:value-type="float" office:value="1.979093563" table:style-name="ce1">
            <text:p>1.979093563</text:p>
          </table:table-cell>
          <table:table-cell office:value-type="float" office:value="2.16742394" table:style-name="ce1">
            <text:p>2.16742394</text:p>
          </table:table-cell>
          <table:table-cell office:value-type="float" office:value="2.076520499" table:style-name="ce1">
            <text:p>2.076520499</text:p>
          </table:table-cell>
          <table:table-cell office:value-type="float" office:value="2.083043994" table:style-name="ce1">
            <text:p>2.083043994</text:p>
          </table:table-cell>
          <table:table-cell office:value-type="float" office:value="0.0943345096743594" table:style-name="ce1">
            <text:p>0.0943345096743594</text:p>
          </table:table-cell>
          <table:table-cell office:value-type="float" office:value="3" table:style-name="ce1">
            <text:p>3</text:p>
          </table:table-cell>
          <table:table-cell office:value-type="float" office:value="2.667610437" table:style-name="ce1">
            <text:p>2.667610437</text:p>
          </table:table-cell>
          <table:table-cell office:value-type="float" office:value="2.85673206" table:style-name="ce1">
            <text:p>2.85673206</text:p>
          </table:table-cell>
          <table:table-cell office:value-type="float" office:value="2.76158183433333" table:style-name="ce1">
            <text:p>2.76158183433333</text:p>
          </table:table-cell>
          <table:table-cell office:value-type="float" office:value="2.760403006" table:style-name="ce1">
            <text:p>2.760403006</text:p>
          </table:table-cell>
          <table:table-cell office:value-type="float" office:value="0.0945663222226504" table:style-name="ce1">
            <text:p>0.0945663222226504</text:p>
          </table:table-cell>
          <table:table-cell office:value-type="float" office:value="3" table:style-name="ce1">
            <text:p>3</text:p>
          </table:table-cell>
          <table:table-cell office:value-type="float" office:value="0.2227719131" table:style-name="ce1">
            <text:p>0.2227719131</text:p>
          </table:table-cell>
          <table:table-cell office:value-type="float" office:value="0.2333920837" table:style-name="ce1">
            <text:p>0.2333920837</text:p>
          </table:table-cell>
          <table:table-cell office:value-type="float" office:value="0.227043022033333" table:style-name="ce1">
            <text:p>0.227043022033333</text:p>
          </table:table-cell>
          <table:table-cell office:value-type="float" office:value="0.2249650693" table:style-name="ce1">
            <text:p>0.2249650693</text:p>
          </table:table-cell>
          <table:table-cell office:value-type="float" office:value="0.00560673002424334" table:style-name="ce1">
            <text:p>0.00560673002424334</text:p>
          </table:table-cell>
          <table:table-cell office:value-type="float" office:value="3" table:style-name="ce1">
            <text:p>3</text:p>
          </table:table-cell>
          <table:table-cell office:value-type="float" office:value="3.759291" table:style-name="ce1">
            <text:p>3.759291</text:p>
          </table:table-cell>
          <table:table-cell office:value-type="float" office:value="3.772467" table:style-name="ce1">
            <text:p>3.772467</text:p>
          </table:table-cell>
          <table:table-cell office:value-type="float" office:value="3.76579633333333" table:style-name="ce1">
            <text:p>3.76579633333333</text:p>
          </table:table-cell>
          <table:table-cell office:value-type="float" office:value="3.765631" table:style-name="ce1">
            <text:p>3.765631</text:p>
          </table:table-cell>
          <table:table-cell office:value-type="float" office:value="0.006589555776631" table:style-name="ce1">
            <text:p>0.006589555776631</text:p>
          </table:table-cell>
          <table:table-cell office:value-type="float" office:value="3" table:style-name="ce1">
            <text:p>3</text:p>
          </table:table-cell>
          <table:table-cell office:value-type="float" office:value="1.281300932" table:style-name="ce1">
            <text:p>1.281300932</text:p>
          </table:table-cell>
          <table:table-cell office:value-type="float" office:value="1.284893426" table:style-name="ce1">
            <text:p>1.284893426</text:p>
          </table:table-cell>
          <table:table-cell office:value-type="float" office:value="1.28254863933333" table:style-name="ce1">
            <text:p>1.28254863933333</text:p>
          </table:table-cell>
          <table:table-cell office:value-type="float" office:value="1.28145156" table:style-name="ce1">
            <text:p>1.28145156</text:p>
          </table:table-cell>
          <table:table-cell office:value-type="float" office:value="0.0020320409894314" table:style-name="ce1">
            <text:p>0.0020320409894314</text:p>
          </table:table-cell>
          <table:table-cell office:value-type="float" office:value="3" table:style-name="ce1">
            <text:p>3</text:p>
          </table:table-cell>
          <table:table-cell office:value-type="float" office:value="2372.052888" table:style-name="ce1">
            <text:p>2372.052888</text:p>
          </table:table-cell>
          <table:table-cell office:value-type="float" office:value="2403.319087" table:style-name="ce1">
            <text:p>2403.319087</text:p>
          </table:table-cell>
          <table:table-cell office:value-type="float" office:value="2386.869551" table:style-name="ce1">
            <text:p>2386.869551</text:p>
          </table:table-cell>
          <table:table-cell office:value-type="float" office:value="2385.236678" table:style-name="ce1">
            <text:p>2385.236678</text:p>
          </table:table-cell>
          <table:table-cell office:value-type="float" office:value="15.6969266307928" table:style-name="ce1">
            <text:p>15.6969266307928</text:p>
          </table:table-cell>
          <table:table-cell office:value-type="float" office:value="3" table:style-name="ce1">
            <text:p>3</text:p>
          </table:table-cell>
          <table:table-cell office:value-type="float" office:value="90.0051262" table:style-name="ce1">
            <text:p>90.0051262</text:p>
          </table:table-cell>
          <table:table-cell office:value-type="float" office:value="90.02622557" table:style-name="ce1">
            <text:p>90.02622557</text:p>
          </table:table-cell>
          <table:table-cell office:value-type="float" office:value="90.0149573833333" table:style-name="ce1">
            <text:p>90.0149573833333</text:p>
          </table:table-cell>
          <table:table-cell office:value-type="float" office:value="90.01352038" table:style-name="ce1">
            <text:p>90.01352038</text:p>
          </table:table-cell>
          <table:table-cell office:value-type="float" office:value="0.0106228333100966" table:style-name="ce1">
            <text:p>0.0106228333100966</text:p>
          </table:table-cell>
          <table:table-cell office:value-type="float" office:value="3" table:style-name="ce1">
            <text:p>3</text:p>
          </table:table-cell>
          <table:table-cell office:value-type="float" office:value="56.52063275" table:style-name="ce1">
            <text:p>56.52063275</text:p>
          </table:table-cell>
          <table:table-cell office:value-type="float" office:value="114.0357734" table:style-name="ce1">
            <text:p>114.0357734</text:p>
          </table:table-cell>
          <table:table-cell office:value-type="float" office:value="75.6938018633333" table:style-name="ce1">
            <text:p>75.6938018633333</text:p>
          </table:table-cell>
          <table:table-cell office:value-type="float" office:value="56.52499944" table:style-name="ce1">
            <text:p>56.52499944</text:p>
          </table:table-cell>
          <table:table-cell office:value-type="float" office:value="33.2051214537142" table:style-name="ce1">
            <text:p>33.2051214537142</text:p>
          </table:table-cell>
          <table:table-cell office:value-type="float" office:value="3" table:style-name="ce1">
            <text:p>3</text:p>
          </table:table-cell>
          <table:table-cell office:value-type="float" office:value="56.51809272" table:style-name="ce1">
            <text:p>56.51809272</text:p>
          </table:table-cell>
          <table:table-cell office:value-type="float" office:value="114.0350391" table:style-name="ce1">
            <text:p>114.0350391</text:p>
          </table:table-cell>
          <table:table-cell office:value-type="float" office:value="94.8596141733333" table:style-name="ce1">
            <text:p>94.8596141733333</text:p>
          </table:table-cell>
          <table:table-cell office:value-type="float" office:value="114.0257107" table:style-name="ce1">
            <text:p>114.0257107</text:p>
          </table:table-cell>
          <table:table-cell office:value-type="float" office:value="33.204731925918" table:style-name="ce1">
            <text:p>33.204731925918</text:p>
          </table:table-cell>
          <table:table-cell office:value-type="float" office:value="3" table:style-name="ce1">
            <text:p>3</text:p>
          </table:table-cell>
          <table:table-cell office:value-type="float" office:value="76.59234472" table:style-name="ce1">
            <text:p>76.59234472</text:p>
          </table:table-cell>
          <table:table-cell office:value-type="float" office:value="77.20472063" table:style-name="ce1">
            <text:p>77.20472063</text:p>
          </table:table-cell>
          <table:table-cell office:value-type="float" office:value="76.96844786" table:style-name="ce1">
            <text:p>76.96844786</text:p>
          </table:table-cell>
          <table:table-cell office:value-type="float" office:value="77.10827823" table:style-name="ce1">
            <text:p>77.10827823</text:p>
          </table:table-cell>
          <table:table-cell office:value-type="float" office:value="0.329265034687611" table:style-name="ce1">
            <text:p>0.329265034687611</text:p>
          </table:table-cell>
          <table:table-cell office:value-type="float" office:value="3" table:style-name="ce1">
            <text:p>3</text:p>
          </table:table-cell>
          <table:table-cell office:value-type="float" office:value="0.001878618728" table:style-name="ce1">
            <text:p>0.001878618728</text:p>
          </table:table-cell>
          <table:table-cell office:value-type="float" office:value="0.002297947634" table:style-name="ce1">
            <text:p>0.002297947634</text:p>
          </table:table-cell>
          <table:table-cell office:value-type="float" office:value="0.002078619772" table:style-name="ce1">
            <text:p>0.002078619772</text:p>
          </table:table-cell>
          <table:table-cell office:value-type="float" office:value="0.002059292954" table:style-name="ce1">
            <text:p>0.002059292954</text:p>
          </table:table-cell>
          <table:table-cell office:value-type="float" office:value="0.000210331469999839" table:style-name="ce1">
            <text:p>0.000210331469999839</text:p>
          </table:table-cell>
          <table:table-cell office:value-type="float" office:value="3" table:style-name="ce1">
            <text:p>3</text:p>
          </table:table-cell>
          <table:table-cell office:value-type="float" office:value="0.0178307635" table:style-name="ce1">
            <text:p>0.0178307635</text:p>
          </table:table-cell>
          <table:table-cell office:value-type="float" office:value="0.01796183289" table:style-name="ce1">
            <text:p>0.01796183289</text:p>
          </table:table-cell>
          <table:table-cell office:value-type="float" office:value="0.0179077651366667" table:style-name="ce1">
            <text:p>0.0179077651366667</text:p>
          </table:table-cell>
          <table:table-cell office:value-type="float" office:value="0.01793069902" table:style-name="ce1">
            <text:p>0.01793069902</text:p>
          </table:table-cell>
          <table:table-cell office:value-type="float" office:value="6.84782337849287e-05" table:style-name="ce1">
            <text:p>6.84782337849287e-05</text:p>
          </table:table-cell>
          <table:table-cell office:value-type="float" office:value="3" table:style-name="ce1">
            <text:p>3</text:p>
          </table:table-cell>
          <table:table-cell office:value-type="float" office:value="3.997954393" table:style-name="ce1">
            <text:p>3.997954393</text:p>
          </table:table-cell>
          <table:table-cell office:value-type="float" office:value="4.54345673" table:style-name="ce1">
            <text:p>4.54345673</text:p>
          </table:table-cell>
          <table:table-cell office:value-type="float" office:value="4.23565910566667" table:style-name="ce1">
            <text:p>4.23565910566667</text:p>
          </table:table-cell>
          <table:table-cell office:value-type="float" office:value="4.165566194" table:style-name="ce1">
            <text:p>4.165566194</text:p>
          </table:table-cell>
          <table:table-cell office:value-type="float" office:value="0.27942434059607" table:style-name="ce1">
            <text:p>0.27942434059607</text:p>
          </table:table-cell>
          <table:table-cell office:value-type="float" office:value="3" table:style-name="ce1">
            <text:p>3</text:p>
          </table:table-cell>
          <table:table-cell office:value-type="float" office:value="125.8762755" table:style-name="ce1">
            <text:p>125.8762755</text:p>
          </table:table-cell>
          <table:table-cell office:value-type="float" office:value="125.8762755" table:style-name="ce1">
            <text:p>125.8762755</text:p>
          </table:table-cell>
          <table:table-cell office:value-type="float" office:value="125.8762755" table:style-name="ce1">
            <text:p>125.8762755</text:p>
          </table:table-cell>
          <table:table-cell office:value-type="float" office:value="125.8762755" table:style-name="ce1">
            <text:p>125.876275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.2995473919" table:style-name="ce1">
            <text:p>0.2995473919</text:p>
          </table:table-cell>
          <table:table-cell office:value-type="float" office:value="0.8084057918" table:style-name="ce1">
            <text:p>0.8084057918</text:p>
          </table:table-cell>
          <table:table-cell office:value-type="float" office:value="0.524802398666667" table:style-name="ce1">
            <text:p>0.524802398666667</text:p>
          </table:table-cell>
          <table:table-cell office:value-type="float" office:value="0.4664540123" table:style-name="ce1">
            <text:p>0.4664540123</text:p>
          </table:table-cell>
          <table:table-cell office:value-type="float" office:value="0.259398570603025" table:style-name="ce1">
            <text:p>0.259398570603025</text:p>
          </table:table-cell>
          <table:table-cell office:value-type="float" office:value="3" table:style-name="ce1">
            <text:p>3</text:p>
          </table:table-cell>
          <table:table-cell office:value-type="float" office:value="0.8978906234" table:style-name="ce1">
            <text:p>0.8978906234</text:p>
          </table:table-cell>
          <table:table-cell office:value-type="float" office:value="1.111689841" table:style-name="ce1">
            <text:p>1.111689841</text:p>
          </table:table-cell>
          <table:table-cell office:value-type="float" office:value="1.01484654413333" table:style-name="ce1">
            <text:p>1.01484654413333</text:p>
          </table:table-cell>
          <table:table-cell office:value-type="float" office:value="1.034959168" table:style-name="ce1">
            <text:p>1.034959168</text:p>
          </table:table-cell>
          <table:table-cell office:value-type="float" office:value="0.108309346737456" table:style-name="ce1">
            <text:p>0.108309346737456</text:p>
          </table:table-cell>
        </table:table-row>
        <table:table-row table:style-name="ro1">
          <table:table-cell office:value-type="string" table:style-name="ce1">
            <text:p>100x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10-20%</text:p>
          </table:table-cell>
          <table:table-cell office:value-type="float" office:value="9" table:style-name="ce1">
            <text:p>9</text:p>
          </table:table-cell>
          <table:table-cell office:value-type="float" office:value="10.05148405" table:style-name="ce1">
            <text:p>10.05148405</text:p>
          </table:table-cell>
          <table:table-cell office:value-type="float" office:value="14.64738606" table:style-name="ce1">
            <text:p>14.64738606</text:p>
          </table:table-cell>
          <table:table-cell office:value-type="float" office:value="11.6249342522222" table:style-name="ce1">
            <text:p>11.6249342522222</text:p>
          </table:table-cell>
          <table:table-cell office:value-type="float" office:value="10.23340589" table:style-name="ce1">
            <text:p>10.23340589</text:p>
          </table:table-cell>
          <table:table-cell office:value-type="float" office:value="2.19089651379345" table:style-name="ce1">
            <text:p>2.19089651379345</text:p>
          </table:table-cell>
          <table:table-cell office:value-type="float" office:value="9" table:style-name="ce1">
            <text:p>9</text:p>
          </table:table-cell>
          <table:table-cell office:value-type="float" office:value="0.9621046084" table:style-name="ce1">
            <text:p>0.9621046084</text:p>
          </table:table-cell>
          <table:table-cell office:value-type="float" office:value="1.216688695" table:style-name="ce1">
            <text:p>1.216688695</text:p>
          </table:table-cell>
          <table:table-cell office:value-type="float" office:value="1.07922610381111" table:style-name="ce1">
            <text:p>1.07922610381111</text:p>
          </table:table-cell>
          <table:table-cell office:value-type="float" office:value="1.05561488" table:style-name="ce1">
            <text:p>1.05561488</text:p>
          </table:table-cell>
          <table:table-cell office:value-type="float" office:value="0.109448563166063" table:style-name="ce1">
            <text:p>0.109448563166063</text:p>
          </table:table-cell>
          <table:table-cell office:value-type="float" office:value="9" table:style-name="ce1">
            <text:p>9</text:p>
          </table:table-cell>
          <table:table-cell office:value-type="float" office:value="-0.2210838726" table:style-name="ce1">
            <text:p>-0.2210838726</text:p>
          </table:table-cell>
          <table:table-cell office:value-type="float" office:value="0.6324382361" table:style-name="ce1">
            <text:p>0.6324382361</text:p>
          </table:table-cell>
          <table:table-cell office:value-type="float" office:value="0.178388337561111" table:style-name="ce1">
            <text:p>0.178388337561111</text:p>
          </table:table-cell>
          <table:table-cell office:value-type="float" office:value="0.1176223312" table:style-name="ce1">
            <text:p>0.1176223312</text:p>
          </table:table-cell>
          <table:table-cell office:value-type="float" office:value="0.368818158912633" table:style-name="ce1">
            <text:p>0.368818158912633</text:p>
          </table:table-cell>
          <table:table-cell office:value-type="float" office:value="9" table:style-name="ce1">
            <text:p>9</text:p>
          </table:table-cell>
          <table:table-cell office:value-type="float" office:value="2.841239599" table:style-name="ce1">
            <text:p>2.841239599</text:p>
          </table:table-cell>
          <table:table-cell office:value-type="float" office:value="4.89215337" table:style-name="ce1">
            <text:p>4.89215337</text:p>
          </table:table-cell>
          <table:table-cell office:value-type="float" office:value="3.74953873922222" table:style-name="ce1">
            <text:p>3.74953873922222</text:p>
          </table:table-cell>
          <table:table-cell office:value-type="float" office:value="3.520411724" table:style-name="ce1">
            <text:p>3.520411724</text:p>
          </table:table-cell>
          <table:table-cell office:value-type="float" office:value="0.895152782847216" table:style-name="ce1">
            <text:p>0.895152782847216</text:p>
          </table:table-cell>
          <table:table-cell office:value-type="float" office:value="9" table:style-name="ce1">
            <text:p>9</text:p>
          </table:table-cell>
          <table:table-cell office:value-type="float" office:value="2.306105" table:style-name="ce1">
            <text:p>2.306105</text:p>
          </table:table-cell>
          <table:table-cell office:value-type="float" office:value="4.873684" table:style-name="ce1">
            <text:p>4.873684</text:p>
          </table:table-cell>
          <table:table-cell office:value-type="float" office:value="3.80109688888889" table:style-name="ce1">
            <text:p>3.80109688888889</text:p>
          </table:table-cell>
          <table:table-cell office:value-type="float" office:value="4.2165" table:style-name="ce1">
            <text:p>4.2165</text:p>
          </table:table-cell>
          <table:table-cell office:value-type="float" office:value="1.1485477768794" table:style-name="ce1">
            <text:p>1.1485477768794</text:p>
          </table:table-cell>
          <table:table-cell office:value-type="float" office:value="9" table:style-name="ce1">
            <text:p>9</text:p>
          </table:table-cell>
          <table:table-cell office:value-type="float" office:value="3.07663" table:style-name="ce1">
            <text:p>3.07663</text:p>
          </table:table-cell>
          <table:table-cell office:value-type="float" office:value="3.58296" table:style-name="ce1">
            <text:p>3.58296</text:p>
          </table:table-cell>
          <table:table-cell office:value-type="float" office:value="3.32453955555556" table:style-name="ce1">
            <text:p>3.32453955555556</text:p>
          </table:table-cell>
          <table:table-cell office:value-type="float" office:value="3.314363" table:style-name="ce1">
            <text:p>3.314363</text:p>
          </table:table-cell>
          <table:table-cell office:value-type="float" office:value="0.203679766295717" table:style-name="ce1">
            <text:p>0.203679766295717</text:p>
          </table:table-cell>
          <table:table-cell office:value-type="float" office:value="9" table:style-name="ce1">
            <text:p>9</text:p>
          </table:table-cell>
          <table:table-cell office:value-type="float" office:value="5.599004" table:style-name="ce1">
            <text:p>5.599004</text:p>
          </table:table-cell>
          <table:table-cell office:value-type="float" office:value="7.966378" table:style-name="ce1">
            <text:p>7.966378</text:p>
          </table:table-cell>
          <table:table-cell office:value-type="float" office:value="7.12563644444444" table:style-name="ce1">
            <text:p>7.12563644444444</text:p>
          </table:table-cell>
          <table:table-cell office:value-type="float" office:value="7.776467" table:style-name="ce1">
            <text:p>7.776467</text:p>
          </table:table-cell>
          <table:table-cell office:value-type="float" office:value="1.11131182113416" table:style-name="ce1">
            <text:p>1.11131182113416</text:p>
          </table:table-cell>
          <table:table-cell office:value-type="float" office:value="9" table:style-name="ce1">
            <text:p>9</text:p>
          </table:table-cell>
          <table:table-cell office:value-type="float" office:value="0.7806346896" table:style-name="ce1">
            <text:p>0.7806346896</text:p>
          </table:table-cell>
          <table:table-cell office:value-type="float" office:value="0.9474885202" table:style-name="ce1">
            <text:p>0.9474885202</text:p>
          </table:table-cell>
          <table:table-cell office:value-type="float" office:value="0.843112894933333" table:style-name="ce1">
            <text:p>0.843112894933333</text:p>
          </table:table-cell>
          <table:table-cell office:value-type="float" office:value="0.7985585983" table:style-name="ce1">
            <text:p>0.7985585983</text:p>
          </table:table-cell>
          <table:table-cell office:value-type="float" office:value="0.077798379926519" table:style-name="ce1">
            <text:p>0.077798379926519</text:p>
          </table:table-cell>
          <table:table-cell office:value-type="float" office:value="9" table:style-name="ce1">
            <text:p>9</text:p>
          </table:table-cell>
          <table:table-cell office:value-type="float" office:value="0.6254305244" table:style-name="ce1">
            <text:p>0.6254305244</text:p>
          </table:table-cell>
          <table:table-cell office:value-type="float" office:value="8.963865099" table:style-name="ce1">
            <text:p>8.963865099</text:p>
          </table:table-cell>
          <table:table-cell office:value-type="float" office:value="3.60805719288889" table:style-name="ce1">
            <text:p>3.60805719288889</text:p>
          </table:table-cell>
          <table:table-cell office:value-type="float" office:value="1.336612593" table:style-name="ce1">
            <text:p>1.336612593</text:p>
          </table:table-cell>
          <table:table-cell office:value-type="float" office:value="3.95954008695462" table:style-name="ce1">
            <text:p>3.95954008695462</text:p>
          </table:table-cell>
          <table:table-cell office:value-type="float" office:value="9" table:style-name="ce1">
            <text:p>9</text:p>
          </table:table-cell>
          <table:table-cell office:value-type="float" office:value="1.252027616" table:style-name="ce1">
            <text:p>1.252027616</text:p>
          </table:table-cell>
          <table:table-cell office:value-type="float" office:value="1.471082303" table:style-name="ce1">
            <text:p>1.471082303</text:p>
          </table:table-cell>
          <table:table-cell office:value-type="float" office:value="1.32651844144444" table:style-name="ce1">
            <text:p>1.32651844144444</text:p>
          </table:table-cell>
          <table:table-cell office:value-type="float" office:value="1.261122358" table:style-name="ce1">
            <text:p>1.261122358</text:p>
          </table:table-cell>
          <table:table-cell office:value-type="float" office:value="0.100096640752795" table:style-name="ce1">
            <text:p>0.100096640752795</text:p>
          </table:table-cell>
          <table:table-cell office:value-type="float" office:value="9" table:style-name="ce1">
            <text:p>9</text:p>
          </table:table-cell>
          <table:table-cell office:value-type="float" office:value="1.860410044" table:style-name="ce1">
            <text:p>1.860410044</text:p>
          </table:table-cell>
          <table:table-cell office:value-type="float" office:value="2.478418757" table:style-name="ce1">
            <text:p>2.478418757</text:p>
          </table:table-cell>
          <table:table-cell office:value-type="float" office:value="2.07845714733333" table:style-name="ce1">
            <text:p>2.07845714733333</text:p>
          </table:table-cell>
          <table:table-cell office:value-type="float" office:value="1.915052667" table:style-name="ce1">
            <text:p>1.915052667</text:p>
          </table:table-cell>
          <table:table-cell office:value-type="float" office:value="0.284337260411257" table:style-name="ce1">
            <text:p>0.284337260411257</text:p>
          </table:table-cell>
          <table:table-cell office:value-type="float" office:value="9" table:style-name="ce1">
            <text:p>9</text:p>
          </table:table-cell>
          <table:table-cell office:value-type="float" office:value="12.66522627" table:style-name="ce1">
            <text:p>12.66522627</text:p>
          </table:table-cell>
          <table:table-cell office:value-type="float" office:value="20.90244018" table:style-name="ce1">
            <text:p>20.90244018</text:p>
          </table:table-cell>
          <table:table-cell office:value-type="float" office:value="16.0434617888889" table:style-name="ce1">
            <text:p>16.0434617888889</text:p>
          </table:table-cell>
          <table:table-cell office:value-type="float" office:value="14.65230964" table:style-name="ce1">
            <text:p>14.65230964</text:p>
          </table:table-cell>
          <table:table-cell office:value-type="float" office:value="3.68131156210356" table:style-name="ce1">
            <text:p>3.68131156210356</text:p>
          </table:table-cell>
          <table:table-cell office:value-type="float" office:value="9" table:style-name="ce1">
            <text:p>9</text:p>
          </table:table-cell>
          <table:table-cell office:value-type="float" office:value="0.4756542514" table:style-name="ce1">
            <text:p>0.4756542514</text:p>
          </table:table-cell>
          <table:table-cell office:value-type="float" office:value="0.6931333708" table:style-name="ce1">
            <text:p>0.6931333708</text:p>
          </table:table-cell>
          <table:table-cell office:value-type="float" office:value="0.600452193244444" table:style-name="ce1">
            <text:p>0.600452193244444</text:p>
          </table:table-cell>
          <table:table-cell office:value-type="float" office:value="0.6324568028" table:style-name="ce1">
            <text:p>0.6324568028</text:p>
          </table:table-cell>
          <table:table-cell office:value-type="float" office:value="0.0937072457395839" table:style-name="ce1">
            <text:p>0.0937072457395839</text:p>
          </table:table-cell>
          <table:table-cell office:value-type="float" office:value="9" table:style-name="ce1">
            <text:p>9</text:p>
          </table:table-cell>
          <table:table-cell office:value-type="float" office:value="3.739768631" table:style-name="ce1">
            <text:p>3.739768631</text:p>
          </table:table-cell>
          <table:table-cell office:value-type="float" office:value="58.50752721" table:style-name="ce1">
            <text:p>58.50752721</text:p>
          </table:table-cell>
          <table:table-cell office:value-type="float" office:value="22.1642835456667" table:style-name="ce1">
            <text:p>22.1642835456667</text:p>
          </table:table-cell>
          <table:table-cell office:value-type="float" office:value="4.245100731" table:style-name="ce1">
            <text:p>4.245100731</text:p>
          </table:table-cell>
          <table:table-cell office:value-type="float" office:value="27.2575345329701" table:style-name="ce1">
            <text:p>27.2575345329701</text:p>
          </table:table-cell>
          <table:table-cell office:value-type="float" office:value="9" table:style-name="ce1">
            <text:p>9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804685541833333" table:style-name="ce1">
            <text:p>0.804685541833333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1097298466" table:style-name="ce1">
            <text:p>0.1097298466</text:p>
          </table:table-cell>
          <table:table-cell office:value-type="float" office:value="9" table:style-name="ce1">
            <text:p>9</text:p>
          </table:table-cell>
          <table:table-cell office:value-type="float" office:value="0.2798199131" table:style-name="ce1">
            <text:p>0.2798199131</text:p>
          </table:table-cell>
          <table:table-cell office:value-type="float" office:value="0.3044480423" table:style-name="ce1">
            <text:p>0.3044480423</text:p>
          </table:table-cell>
          <table:table-cell office:value-type="float" office:value="0.291217011877778" table:style-name="ce1">
            <text:p>0.291217011877778</text:p>
          </table:table-cell>
          <table:table-cell office:value-type="float" office:value="0.286963743" table:style-name="ce1">
            <text:p>0.286963743</text:p>
          </table:table-cell>
          <table:table-cell office:value-type="float" office:value="0.00959948916749833" table:style-name="ce1">
            <text:p>0.00959948916749833</text:p>
          </table:table-cell>
          <table:table-cell office:value-type="float" office:value="9" table:style-name="ce1">
            <text:p>9</text:p>
          </table:table-cell>
          <table:table-cell office:value-type="float" office:value="3.17202754" table:style-name="ce1">
            <text:p>3.17202754</text:p>
          </table:table-cell>
          <table:table-cell office:value-type="float" office:value="3.684478275" table:style-name="ce1">
            <text:p>3.684478275</text:p>
          </table:table-cell>
          <table:table-cell office:value-type="float" office:value="3.43038566788889" table:style-name="ce1">
            <text:p>3.43038566788889</text:p>
          </table:table-cell>
          <table:table-cell office:value-type="float" office:value="3.396164005" table:style-name="ce1">
            <text:p>3.396164005</text:p>
          </table:table-cell>
          <table:table-cell office:value-type="float" office:value="0.193969372461814" table:style-name="ce1">
            <text:p>0.193969372461814</text:p>
          </table:table-cell>
          <table:table-cell office:value-type="float" office:value="9" table:style-name="ce1">
            <text:p>9</text:p>
          </table:table-cell>
          <table:table-cell office:value-type="float" office:value="0.03315511149" table:style-name="ce1">
            <text:p>0.03315511149</text:p>
          </table:table-cell>
          <table:table-cell office:value-type="float" office:value="0.07724767061" table:style-name="ce1">
            <text:p>0.07724767061</text:p>
          </table:table-cell>
          <table:table-cell office:value-type="float" office:value="0.0601556573622222" table:style-name="ce1">
            <text:p>0.0601556573622222</text:p>
          </table:table-cell>
          <table:table-cell office:value-type="float" office:value="0.07029005636" table:style-name="ce1">
            <text:p>0.07029005636</text:p>
          </table:table-cell>
          <table:table-cell office:value-type="float" office:value="0.0201961065621441" table:style-name="ce1">
            <text:p>0.0201961065621441</text:p>
          </table:table-cell>
          <table:table-cell office:value-type="float" office:value="9" table:style-name="ce1">
            <text:p>9</text:p>
          </table:table-cell>
          <table:table-cell office:value-type="float" office:value="1.285182424" table:style-name="ce1">
            <text:p>1.285182424</text:p>
          </table:table-cell>
          <table:table-cell office:value-type="float" office:value="1.541359103" table:style-name="ce1">
            <text:p>1.541359103</text:p>
          </table:table-cell>
          <table:table-cell office:value-type="float" office:value="1.38667416888889" table:style-name="ce1">
            <text:p>1.38667416888889</text:p>
          </table:table-cell>
          <table:table-cell office:value-type="float" office:value="1.337350528" table:style-name="ce1">
            <text:p>1.337350528</text:p>
          </table:table-cell>
          <table:table-cell office:value-type="float" office:value="0.109386070403092" table:style-name="ce1">
            <text:p>0.109386070403092</text:p>
          </table:table-cell>
          <table:table-cell office:value-type="float" office:value="9" table:style-name="ce1">
            <text:p>9</text:p>
          </table:table-cell>
          <table:table-cell office:value-type="float" office:value="0.03315511149" table:style-name="ce1">
            <text:p>0.03315511149</text:p>
          </table:table-cell>
          <table:table-cell office:value-type="float" office:value="0.07724767061" table:style-name="ce1">
            <text:p>0.07724767061</text:p>
          </table:table-cell>
          <table:table-cell office:value-type="float" office:value="0.0601556573622222" table:style-name="ce1">
            <text:p>0.0601556573622222</text:p>
          </table:table-cell>
          <table:table-cell office:value-type="float" office:value="0.07029005636" table:style-name="ce1">
            <text:p>0.07029005636</text:p>
          </table:table-cell>
          <table:table-cell office:value-type="float" office:value="0.0201961065621441" table:style-name="ce1">
            <text:p>0.0201961065621441</text:p>
          </table:table-cell>
          <table:table-cell office:value-type="float" office:value="9" table:style-name="ce1">
            <text:p>9</text:p>
          </table:table-cell>
          <table:table-cell office:value-type="float" office:value="0.8513784393" table:style-name="ce1">
            <text:p>0.8513784393</text:p>
          </table:table-cell>
          <table:table-cell office:value-type="float" office:value="1.0383956" table:style-name="ce1">
            <text:p>1.0383956</text:p>
          </table:table-cell>
          <table:table-cell office:value-type="float" office:value="0.937591464977778" table:style-name="ce1">
            <text:p>0.937591464977778</text:p>
          </table:table-cell>
          <table:table-cell office:value-type="float" office:value="0.9224820758" table:style-name="ce1">
            <text:p>0.9224820758</text:p>
          </table:table-cell>
          <table:table-cell office:value-type="float" office:value="0.0799795315111563" table:style-name="ce1">
            <text:p>0.0799795315111563</text:p>
          </table:table-cell>
          <table:table-cell office:value-type="float" office:value="9" table:style-name="ce1">
            <text:p>9</text:p>
          </table:table-cell>
          <table:table-cell office:value-type="float" office:value="1.181889924" table:style-name="ce1">
            <text:p>1.181889924</text:p>
          </table:table-cell>
          <table:table-cell office:value-type="float" office:value="1.398750217" table:style-name="ce1">
            <text:p>1.398750217</text:p>
          </table:table-cell>
          <table:table-cell office:value-type="float" office:value="1.268938535" table:style-name="ce1">
            <text:p>1.268938535</text:p>
          </table:table-cell>
          <table:table-cell office:value-type="float" office:value="1.231460561" table:style-name="ce1">
            <text:p>1.231460561</text:p>
          </table:table-cell>
          <table:table-cell office:value-type="float" office:value="0.0900163817853058" table:style-name="ce1">
            <text:p>0.0900163817853058</text:p>
          </table:table-cell>
          <table:table-cell office:value-type="float" office:value="9" table:style-name="ce1">
            <text:p>9</text:p>
          </table:table-cell>
          <table:table-cell office:value-type="float" office:value="0.1030088661" table:style-name="ce1">
            <text:p>0.1030088661</text:p>
          </table:table-cell>
          <table:table-cell office:value-type="float" office:value="0.1454126202" table:style-name="ce1">
            <text:p>0.1454126202</text:p>
          </table:table-cell>
          <table:table-cell office:value-type="float" office:value="0.117735633833333" table:style-name="ce1">
            <text:p>0.117735633833333</text:p>
          </table:table-cell>
          <table:table-cell office:value-type="float" office:value="0.105889967" table:style-name="ce1">
            <text:p>0.105889967</text:p>
          </table:table-cell>
          <table:table-cell office:value-type="float" office:value="0.0196359520925371" table:style-name="ce1">
            <text:p>0.0196359520925371</text:p>
          </table:table-cell>
          <table:table-cell office:value-type="float" office:value="9" table:style-name="ce1">
            <text:p>9</text:p>
          </table:table-cell>
          <table:table-cell office:value-type="float" office:value="3.013565" table:style-name="ce1">
            <text:p>3.013565</text:p>
          </table:table-cell>
          <table:table-cell office:value-type="float" office:value="3.797789" table:style-name="ce1">
            <text:p>3.797789</text:p>
          </table:table-cell>
          <table:table-cell office:value-type="float" office:value="3.45134953711111" table:style-name="ce1">
            <text:p>3.45134953711111</text:p>
          </table:table-cell>
          <table:table-cell office:value-type="float" office:value="3.5516105" table:style-name="ce1">
            <text:p>3.5516105</text:p>
          </table:table-cell>
          <table:table-cell office:value-type="float" office:value="0.337509541303152" table:style-name="ce1">
            <text:p>0.337509541303152</text:p>
          </table:table-cell>
          <table:table-cell office:value-type="float" office:value="9" table:style-name="ce1">
            <text:p>9</text:p>
          </table:table-cell>
          <table:table-cell office:value-type="float" office:value="1.027951173" table:style-name="ce1">
            <text:p>1.027951173</text:p>
          </table:table-cell>
          <table:table-cell office:value-type="float" office:value="1.164053704" table:style-name="ce1">
            <text:p>1.164053704</text:p>
          </table:table-cell>
          <table:table-cell office:value-type="float" office:value="1.08361866555556" table:style-name="ce1">
            <text:p>1.08361866555556</text:p>
          </table:table-cell>
          <table:table-cell office:value-type="float" office:value="1.063392499" table:style-name="ce1">
            <text:p>1.063392499</text:p>
          </table:table-cell>
          <table:table-cell office:value-type="float" office:value="0.0553591596893939" table:style-name="ce1">
            <text:p>0.0553591596893939</text:p>
          </table:table-cell>
          <table:table-cell office:value-type="float" office:value="9" table:style-name="ce1">
            <text:p>9</text:p>
          </table:table-cell>
          <table:table-cell office:value-type="float" office:value="2283.943675" table:style-name="ce1">
            <text:p>2283.943675</text:p>
          </table:table-cell>
          <table:table-cell office:value-type="float" office:value="2434.308415" table:style-name="ce1">
            <text:p>2434.308415</text:p>
          </table:table-cell>
          <table:table-cell office:value-type="float" office:value="2363.937376" table:style-name="ce1">
            <text:p>2363.937376</text:p>
          </table:table-cell>
          <table:table-cell office:value-type="float" office:value="2374.445056" table:style-name="ce1">
            <text:p>2374.445056</text:p>
          </table:table-cell>
          <table:table-cell office:value-type="float" office:value="61.2818138814518" table:style-name="ce1">
            <text:p>61.2818138814518</text:p>
          </table:table-cell>
          <table:table-cell office:value-type="float" office:value="9" table:style-name="ce1">
            <text:p>9</text:p>
          </table:table-cell>
          <table:table-cell office:value-type="float" office:value="56.5243137" table:style-name="ce1">
            <text:p>56.5243137</text:p>
          </table:table-cell>
          <table:table-cell office:value-type="float" office:value="179.994501" table:style-name="ce1">
            <text:p>179.994501</text:p>
          </table:table-cell>
          <table:table-cell office:value-type="float" office:value="108.839828953333" table:style-name="ce1">
            <text:p>108.839828953333</text:p>
          </table:table-cell>
          <table:table-cell office:value-type="float" office:value="89.99985531" table:style-name="ce1">
            <text:p>89.99985531</text:p>
          </table:table-cell>
          <table:table-cell office:value-type="float" office:value="55.2970189743965" table:style-name="ce1">
            <text:p>55.2970189743965</text:p>
          </table:table-cell>
          <table:table-cell office:value-type="float" office:value="9" table:style-name="ce1">
            <text:p>9</text:p>
          </table:table-cell>
          <table:table-cell office:value-type="float" office:value="37.01426804" table:style-name="ce1">
            <text:p>37.01426804</text:p>
          </table:table-cell>
          <table:table-cell office:value-type="float" office:value="179.985141" table:style-name="ce1">
            <text:p>179.985141</text:p>
          </table:table-cell>
          <table:table-cell office:value-type="float" office:value="102.875085495556" table:style-name="ce1">
            <text:p>102.875085495556</text:p>
          </table:table-cell>
          <table:table-cell office:value-type="float" office:value="65.95212935" table:style-name="ce1">
            <text:p>65.95212935</text:p>
          </table:table-cell>
          <table:table-cell office:value-type="float" office:value="66.3179338093661" table:style-name="ce1">
            <text:p>66.3179338093661</text:p>
          </table:table-cell>
          <table:table-cell office:value-type="float" office:value="9" table:style-name="ce1">
            <text:p>9</text:p>
          </table:table-cell>
          <table:table-cell office:value-type="float" office:value="26.77194331" table:style-name="ce1">
            <text:p>26.77194331</text:p>
          </table:table-cell>
          <table:table-cell office:value-type="float" office:value="142.9957083" table:style-name="ce1">
            <text:p>142.9957083</text:p>
          </table:table-cell>
          <table:table-cell office:value-type="float" office:value="60.3646117444444" table:style-name="ce1">
            <text:p>60.3646117444444</text:p>
          </table:table-cell>
          <table:table-cell office:value-type="float" office:value="37.0070064" table:style-name="ce1">
            <text:p>37.0070064</text:p>
          </table:table-cell>
          <table:table-cell office:value-type="float" office:value="48.3572447648445" table:style-name="ce1">
            <text:p>48.3572447648445</text:p>
          </table:table-cell>
          <table:table-cell office:value-type="float" office:value="9" table:style-name="ce1">
            <text:p>9</text:p>
          </table:table-cell>
          <table:table-cell office:value-type="float" office:value="50.3364176" table:style-name="ce1">
            <text:p>50.3364176</text:p>
          </table:table-cell>
          <table:table-cell office:value-type="float" office:value="74.59673689" table:style-name="ce1">
            <text:p>74.59673689</text:p>
          </table:table-cell>
          <table:table-cell office:value-type="float" office:value="63.9171489466667" table:style-name="ce1">
            <text:p>63.9171489466667</text:p>
          </table:table-cell>
          <table:table-cell office:value-type="float" office:value="66.82609483" table:style-name="ce1">
            <text:p>66.82609483</text:p>
          </table:table-cell>
          <table:table-cell office:value-type="float" office:value="10.5809154986218" table:style-name="ce1">
            <text:p>10.5809154986218</text:p>
          </table:table-cell>
          <table:table-cell office:value-type="float" office:value="9" table:style-name="ce1">
            <text:p>9</text:p>
          </table:table-cell>
          <table:table-cell office:value-type="float" office:value="0.001740930523" table:style-name="ce1">
            <text:p>0.001740930523</text:p>
          </table:table-cell>
          <table:table-cell office:value-type="float" office:value="0.003153033143" table:style-name="ce1">
            <text:p>0.003153033143</text:p>
          </table:table-cell>
          <table:table-cell office:value-type="float" office:value="0.00248932399677778" table:style-name="ce1">
            <text:p>0.00248932399677778</text:p>
          </table:table-cell>
          <table:table-cell office:value-type="float" office:value="0.002562163616" table:style-name="ce1">
            <text:p>0.002562163616</text:p>
          </table:table-cell>
          <table:table-cell office:value-type="float" office:value="0.000573168167553807" table:style-name="ce1">
            <text:p>0.000573168167553807</text:p>
          </table:table-cell>
          <table:table-cell office:value-type="float" office:value="9" table:style-name="ce1">
            <text:p>9</text:p>
          </table:table-cell>
          <table:table-cell office:value-type="float" office:value="0.01720007992" table:style-name="ce1">
            <text:p>0.01720007992</text:p>
          </table:table-cell>
          <table:table-cell office:value-type="float" office:value="0.01859095675" table:style-name="ce1">
            <text:p>0.01859095675</text:p>
          </table:table-cell>
          <table:table-cell office:value-type="float" office:value="0.0178423866177778" table:style-name="ce1">
            <text:p>0.0178423866177778</text:p>
          </table:table-cell>
          <table:table-cell office:value-type="float" office:value="0.01763715722" table:style-name="ce1">
            <text:p>0.01763715722</text:p>
          </table:table-cell>
          <table:table-cell office:value-type="float" office:value="0.000579703786940485" table:style-name="ce1">
            <text:p>0.000579703786940485</text:p>
          </table:table-cell>
          <table:table-cell office:value-type="float" office:value="9" table:style-name="ce1">
            <text:p>9</text:p>
          </table:table-cell>
          <table:table-cell office:value-type="float" office:value="4.084698263" table:style-name="ce1">
            <text:p>4.084698263</text:p>
          </table:table-cell>
          <table:table-cell office:value-type="float" office:value="4.939963211" table:style-name="ce1">
            <text:p>4.939963211</text:p>
          </table:table-cell>
          <table:table-cell office:value-type="float" office:value="4.64783957377778" table:style-name="ce1">
            <text:p>4.64783957377778</text:p>
          </table:table-cell>
          <table:table-cell office:value-type="float" office:value="4.896487997" table:style-name="ce1">
            <text:p>4.896487997</text:p>
          </table:table-cell>
          <table:table-cell office:value-type="float" office:value="0.396423872611391" table:style-name="ce1">
            <text:p>0.396423872611391</text:p>
          </table:table-cell>
          <table:table-cell office:value-type="float" office:value="9" table:style-name="ce1">
            <text:p>9</text:p>
          </table:table-cell>
          <table:table-cell office:value-type="float" office:value="6.456534308" table:style-name="ce1">
            <text:p>6.456534308</text:p>
          </table:table-cell>
          <table:table-cell office:value-type="float" office:value="12.93901895" table:style-name="ce1">
            <text:p>12.93901895</text:p>
          </table:table-cell>
          <table:table-cell office:value-type="float" office:value="10.8701422568889" table:style-name="ce1">
            <text:p>10.8701422568889</text:p>
          </table:table-cell>
          <table:table-cell office:value-type="float" office:value="12.14662777" table:style-name="ce1">
            <text:p>12.14662777</text:p>
          </table:table-cell>
          <table:table-cell office:value-type="float" office:value="2.57741799273459" table:style-name="ce1">
            <text:p>2.57741799273459</text:p>
          </table:table-cell>
          <table:table-cell office:value-type="float" office:value="9" table:style-name="ce1">
            <text:p>9</text:p>
          </table:table-cell>
          <table:table-cell office:value-type="float" office:value="0.3639261353" table:style-name="ce1">
            <text:p>0.3639261353</text:p>
          </table:table-cell>
          <table:table-cell office:value-type="float" office:value="0.5393186085" table:style-name="ce1">
            <text:p>0.5393186085</text:p>
          </table:table-cell>
          <table:table-cell office:value-type="float" office:value="0.457365984333333" table:style-name="ce1">
            <text:p>0.457365984333333</text:p>
          </table:table-cell>
          <table:table-cell office:value-type="float" office:value="0.4571816127" table:style-name="ce1">
            <text:p>0.4571816127</text:p>
          </table:table-cell>
          <table:table-cell office:value-type="float" office:value="0.0651341469942247" table:style-name="ce1">
            <text:p>0.0651341469942247</text:p>
          </table:table-cell>
          <table:table-cell office:value-type="float" office:value="9" table:style-name="ce1">
            <text:p>9</text:p>
          </table:table-cell>
          <table:table-cell office:value-type="float" office:value="0.6351197793" table:style-name="ce1">
            <text:p>0.6351197793</text:p>
          </table:table-cell>
          <table:table-cell office:value-type="float" office:value="0.9865875677" table:style-name="ce1">
            <text:p>0.9865875677</text:p>
          </table:table-cell>
          <table:table-cell office:value-type="float" office:value="0.792454574811111" table:style-name="ce1">
            <text:p>0.792454574811111</text:p>
          </table:table-cell>
          <table:table-cell office:value-type="float" office:value="0.7720128774" table:style-name="ce1">
            <text:p>0.7720128774</text:p>
          </table:table-cell>
          <table:table-cell office:value-type="float" office:value="0.138228271237697" table:style-name="ce1">
            <text:p>0.138228271237697</text:p>
          </table:table-cell>
        </table:table-row>
        <table:table-row table:style-name="ro1">
          <table:table-cell office:value-type="string" table:style-name="ce1">
            <text:p>100x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H</text:p>
          </table:table-cell>
          <table:table-cell office:value-type="string" table:style-name="ce1">
            <text:p>&lt;10%</text:p>
          </table:table-cell>
          <table:table-cell office:value-type="float" office:value="5" table:style-name="ce1">
            <text:p>5</text:p>
          </table:table-cell>
          <table:table-cell office:value-type="float" office:value="4.105075844" table:style-name="ce1">
            <text:p>4.105075844</text:p>
          </table:table-cell>
          <table:table-cell office:value-type="float" office:value="9.005044746" table:style-name="ce1">
            <text:p>9.005044746</text:p>
          </table:table-cell>
          <table:table-cell office:value-type="float" office:value="6.0756711932" table:style-name="ce1">
            <text:p>6.0756711932</text:p>
          </table:table-cell>
          <table:table-cell office:value-type="float" office:value="6.461939809" table:style-name="ce1">
            <text:p>6.461939809</text:p>
          </table:table-cell>
          <table:table-cell office:value-type="float" office:value="2.04605465937215" table:style-name="ce1">
            <text:p>2.04605465937215</text:p>
          </table:table-cell>
          <table:table-cell office:value-type="float" office:value="5" table:style-name="ce1">
            <text:p>5</text:p>
          </table:table-cell>
          <table:table-cell office:value-type="float" office:value="0.7277225583" table:style-name="ce1">
            <text:p>0.7277225583</text:p>
          </table:table-cell>
          <table:table-cell office:value-type="float" office:value="1.204228483" table:style-name="ce1">
            <text:p>1.204228483</text:p>
          </table:table-cell>
          <table:table-cell office:value-type="float" office:value="0.98586099736" table:style-name="ce1">
            <text:p>0.98586099736</text:p>
          </table:table-cell>
          <table:table-cell office:value-type="float" office:value="0.9699913519" table:style-name="ce1">
            <text:p>0.9699913519</text:p>
          </table:table-cell>
          <table:table-cell office:value-type="float" office:value="0.188392836349808" table:style-name="ce1">
            <text:p>0.188392836349808</text:p>
          </table:table-cell>
          <table:table-cell office:value-type="float" office:value="5" table:style-name="ce1">
            <text:p>5</text:p>
          </table:table-cell>
          <table:table-cell office:value-type="float" office:value="-0.2104305243" table:style-name="ce1">
            <text:p>-0.2104305243</text:p>
          </table:table-cell>
          <table:table-cell office:value-type="float" office:value="2.125096299" table:style-name="ce1">
            <text:p>2.125096299</text:p>
          </table:table-cell>
          <table:table-cell office:value-type="float" office:value="0.397401019654" table:style-name="ce1">
            <text:p>0.397401019654</text:p>
          </table:table-cell>
          <table:table-cell office:value-type="float" office:value="0.01739641067" table:style-name="ce1">
            <text:p>0.01739641067</text:p>
          </table:table-cell>
          <table:table-cell office:value-type="float" office:value="0.977525919496932" table:style-name="ce1">
            <text:p>0.977525919496932</text:p>
          </table:table-cell>
          <table:table-cell office:value-type="float" office:value="5" table:style-name="ce1">
            <text:p>5</text:p>
          </table:table-cell>
          <table:table-cell office:value-type="float" office:value="3.000435586" table:style-name="ce1">
            <text:p>3.000435586</text:p>
          </table:table-cell>
          <table:table-cell office:value-type="float" office:value="16.9170372" table:style-name="ce1">
            <text:p>16.9170372</text:p>
          </table:table-cell>
          <table:table-cell office:value-type="float" office:value="5.9427647512" table:style-name="ce1">
            <text:p>5.9427647512</text:p>
          </table:table-cell>
          <table:table-cell office:value-type="float" office:value="3.188524951" table:style-name="ce1">
            <text:p>3.188524951</text:p>
          </table:table-cell>
          <table:table-cell office:value-type="float" office:value="6.1378312789477" table:style-name="ce1">
            <text:p>6.1378312789477</text:p>
          </table:table-cell>
          <table:table-cell office:value-type="float" office:value="5" table:style-name="ce1">
            <text:p>5</text:p>
          </table:table-cell>
          <table:table-cell office:value-type="float" office:value="2.122528" table:style-name="ce1">
            <text:p>2.122528</text:p>
          </table:table-cell>
          <table:table-cell office:value-type="float" office:value="7.166561" table:style-name="ce1">
            <text:p>7.166561</text:p>
          </table:table-cell>
          <table:table-cell office:value-type="float" office:value="3.7228426" table:style-name="ce1">
            <text:p>3.7228426</text:p>
          </table:table-cell>
          <table:table-cell office:value-type="float" office:value="3.267052" table:style-name="ce1">
            <text:p>3.267052</text:p>
          </table:table-cell>
          <table:table-cell office:value-type="float" office:value="2.05023171384939" table:style-name="ce1">
            <text:p>2.05023171384939</text:p>
          </table:table-cell>
          <table:table-cell office:value-type="float" office:value="5" table:style-name="ce1">
            <text:p>5</text:p>
          </table:table-cell>
          <table:table-cell office:value-type="float" office:value="2.780413" table:style-name="ce1">
            <text:p>2.780413</text:p>
          </table:table-cell>
          <table:table-cell office:value-type="float" office:value="3.219712" table:style-name="ce1">
            <text:p>3.219712</text:p>
          </table:table-cell>
          <table:table-cell office:value-type="float" office:value="3.0864746" table:style-name="ce1">
            <text:p>3.0864746</text:p>
          </table:table-cell>
          <table:table-cell office:value-type="float" office:value="3.130012" table:style-name="ce1">
            <text:p>3.130012</text:p>
          </table:table-cell>
          <table:table-cell office:value-type="float" office:value="0.177328055568768" table:style-name="ce1">
            <text:p>0.177328055568768</text:p>
          </table:table-cell>
          <table:table-cell office:value-type="float" office:value="5" table:style-name="ce1">
            <text:p>5</text:p>
          </table:table-cell>
          <table:table-cell office:value-type="float" office:value="4.902941" table:style-name="ce1">
            <text:p>4.902941</text:p>
          </table:table-cell>
          <table:table-cell office:value-type="float" office:value="10.272391" table:style-name="ce1">
            <text:p>10.272391</text:p>
          </table:table-cell>
          <table:table-cell office:value-type="float" office:value="6.8093172" table:style-name="ce1">
            <text:p>6.8093172</text:p>
          </table:table-cell>
          <table:table-cell office:value-type="float" office:value="6.397064" table:style-name="ce1">
            <text:p>6.397064</text:p>
          </table:table-cell>
          <table:table-cell office:value-type="float" office:value="2.09993549578022" table:style-name="ce1">
            <text:p>2.09993549578022</text:p>
          </table:table-cell>
          <table:table-cell office:value-type="float" office:value="5" table:style-name="ce1">
            <text:p>5</text:p>
          </table:table-cell>
          <table:table-cell office:value-type="float" office:value="0.5801121603" table:style-name="ce1">
            <text:p>0.5801121603</text:p>
          </table:table-cell>
          <table:table-cell office:value-type="float" office:value="0.9411914436" table:style-name="ce1">
            <text:p>0.9411914436</text:p>
          </table:table-cell>
          <table:table-cell office:value-type="float" office:value="0.7530247004" table:style-name="ce1">
            <text:p>0.7530247004</text:p>
          </table:table-cell>
          <table:table-cell office:value-type="float" office:value="0.6927461236" table:style-name="ce1">
            <text:p>0.6927461236</text:p>
          </table:table-cell>
          <table:table-cell office:value-type="float" office:value="0.152779438419961" table:style-name="ce1">
            <text:p>0.152779438419961</text:p>
          </table:table-cell>
          <table:table-cell office:value-type="float" office:value="5" table:style-name="ce1">
            <text:p>5</text:p>
          </table:table-cell>
          <table:table-cell office:value-type="float" office:value="0.5156150779" table:style-name="ce1">
            <text:p>0.5156150779</text:p>
          </table:table-cell>
          <table:table-cell office:value-type="float" office:value="9.036297998" table:style-name="ce1">
            <text:p>9.036297998</text:p>
          </table:table-cell>
          <table:table-cell office:value-type="float" office:value="4.12590266478" table:style-name="ce1">
            <text:p>4.12590266478</text:p>
          </table:table-cell>
          <table:table-cell office:value-type="float" office:value="3.099476242" table:style-name="ce1">
            <text:p>3.099476242</text:p>
          </table:table-cell>
          <table:table-cell office:value-type="float" office:value="3.51184383652709" table:style-name="ce1">
            <text:p>3.51184383652709</text:p>
          </table:table-cell>
          <table:table-cell office:value-type="float" office:value="5" table:style-name="ce1">
            <text:p>5</text:p>
          </table:table-cell>
          <table:table-cell office:value-type="float" office:value="0.9276778098" table:style-name="ce1">
            <text:p>0.9276778098</text:p>
          </table:table-cell>
          <table:table-cell office:value-type="float" office:value="1.514283643" table:style-name="ce1">
            <text:p>1.514283643</text:p>
          </table:table-cell>
          <table:table-cell office:value-type="float" office:value="1.18727035588" table:style-name="ce1">
            <text:p>1.18727035588</text:p>
          </table:table-cell>
          <table:table-cell office:value-type="float" office:value="1.192306014" table:style-name="ce1">
            <text:p>1.192306014</text:p>
          </table:table-cell>
          <table:table-cell office:value-type="float" office:value="0.255122245029637" table:style-name="ce1">
            <text:p>0.255122245029637</text:p>
          </table:table-cell>
          <table:table-cell office:value-type="float" office:value="5" table:style-name="ce1">
            <text:p>5</text:p>
          </table:table-cell>
          <table:table-cell office:value-type="float" office:value="1.421802735" table:style-name="ce1">
            <text:p>1.421802735</text:p>
          </table:table-cell>
          <table:table-cell office:value-type="float" office:value="2.308981553" table:style-name="ce1">
            <text:p>2.308981553</text:p>
          </table:table-cell>
          <table:table-cell office:value-type="float" office:value="1.9170835654" table:style-name="ce1">
            <text:p>1.9170835654</text:p>
          </table:table-cell>
          <table:table-cell office:value-type="float" office:value="1.989976002" table:style-name="ce1">
            <text:p>1.989976002</text:p>
          </table:table-cell>
          <table:table-cell office:value-type="float" office:value="0.406651512580346" table:style-name="ce1">
            <text:p>0.406651512580346</text:p>
          </table:table-cell>
          <table:table-cell office:value-type="float" office:value="5" table:style-name="ce1">
            <text:p>5</text:p>
          </table:table-cell>
          <table:table-cell office:value-type="float" office:value="10.8614131" table:style-name="ce1">
            <text:p>10.8614131</text:p>
          </table:table-cell>
          <table:table-cell office:value-type="float" office:value="20.41397328" table:style-name="ce1">
            <text:p>20.41397328</text:p>
          </table:table-cell>
          <table:table-cell office:value-type="float" office:value="15.743225142" table:style-name="ce1">
            <text:p>15.743225142</text:p>
          </table:table-cell>
          <table:table-cell office:value-type="float" office:value="17.12528843" table:style-name="ce1">
            <text:p>17.12528843</text:p>
          </table:table-cell>
          <table:table-cell office:value-type="float" office:value="4.24134973269468" table:style-name="ce1">
            <text:p>4.24134973269468</text:p>
          </table:table-cell>
          <table:table-cell office:value-type="float" office:value="3" table:style-name="ce1">
            <text:p>3</text:p>
          </table:table-cell>
          <table:table-cell office:value-type="float" office:value="0.2092553315" table:style-name="ce1">
            <text:p>0.2092553315</text:p>
          </table:table-cell>
          <table:table-cell office:value-type="float" office:value="0.6970855544" table:style-name="ce1">
            <text:p>0.6970855544</text:p>
          </table:table-cell>
          <table:table-cell office:value-type="float" office:value="0.3971721114" table:style-name="ce1">
            <text:p>0.3971721114</text:p>
          </table:table-cell>
          <table:table-cell office:value-type="float" office:value="0.2851754483" table:style-name="ce1">
            <text:p>0.2851754483</text:p>
          </table:table-cell>
          <table:table-cell office:value-type="float" office:value="0.262491944643673" table:style-name="ce1">
            <text:p>0.262491944643673</text:p>
          </table:table-cell>
          <table:table-cell office:value-type="float" office:value="5" table:style-name="ce1">
            <text:p>5</text:p>
          </table:table-cell>
          <table:table-cell office:value-type="float" office:value="80.2491172" table:style-name="ce1">
            <text:p>80.2491172</text:p>
          </table:table-cell>
          <table:table-cell office:value-type="float" office:value="106.7460631" table:style-name="ce1">
            <text:p>106.7460631</text:p>
          </table:table-cell>
          <table:table-cell office:value-type="float" office:value="95.600788826" table:style-name="ce1">
            <text:p>95.600788826</text:p>
          </table:table-cell>
          <table:table-cell office:value-type="float" office:value="99.74399904" table:style-name="ce1">
            <text:p>99.74399904</text:p>
          </table:table-cell>
          <table:table-cell office:value-type="float" office:value="12.4907314083133" table:style-name="ce1">
            <text:p>12.4907314083133</text:p>
          </table:table-cell>
          <table:table-cell office:value-type="float" office:value="5" table:style-name="ce1">
            <text:p>5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70227101834" table:style-name="ce1">
            <text:p>0.70227101834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0981453584632897" table:style-name="ce1">
            <text:p>0.0981453584632897</text:p>
          </table:table-cell>
          <table:table-cell office:value-type="float" office:value="5" table:style-name="ce1">
            <text:p>5</text:p>
          </table:table-cell>
          <table:table-cell office:value-type="float" office:value="0.1456888397" table:style-name="ce1">
            <text:p>0.1456888397</text:p>
          </table:table-cell>
          <table:table-cell office:value-type="float" office:value="0.2863676761" table:style-name="ce1">
            <text:p>0.2863676761</text:p>
          </table:table-cell>
          <table:table-cell office:value-type="float" office:value="0.20254244892" table:style-name="ce1">
            <text:p>0.20254244892</text:p>
          </table:table-cell>
          <table:table-cell office:value-type="float" office:value="0.2083447007" table:style-name="ce1">
            <text:p>0.2083447007</text:p>
          </table:table-cell>
          <table:table-cell office:value-type="float" office:value="0.0543641881993385" table:style-name="ce1">
            <text:p>0.0543641881993385</text:p>
          </table:table-cell>
          <table:table-cell office:value-type="float" office:value="5" table:style-name="ce1">
            <text:p>5</text:p>
          </table:table-cell>
          <table:table-cell office:value-type="float" office:value="1.030728249" table:style-name="ce1">
            <text:p>1.030728249</text:p>
          </table:table-cell>
          <table:table-cell office:value-type="float" office:value="2.192750141" table:style-name="ce1">
            <text:p>2.192750141</text:p>
          </table:table-cell>
          <table:table-cell office:value-type="float" office:value="1.6904221712" table:style-name="ce1">
            <text:p>1.6904221712</text:p>
          </table:table-cell>
          <table:table-cell office:value-type="float" office:value="1.959436055" table:style-name="ce1">
            <text:p>1.959436055</text:p>
          </table:table-cell>
          <table:table-cell office:value-type="float" office:value="0.496531027096646" table:style-name="ce1">
            <text:p>0.496531027096646</text:p>
          </table:table-cell>
          <table:table-cell office:value-type="float" office:value="5" table:style-name="ce1">
            <text:p>5</text:p>
          </table:table-cell>
          <table:table-cell office:value-type="float" office:value="0.03121169688" table:style-name="ce1">
            <text:p>0.03121169688</text:p>
          </table:table-cell>
          <table:table-cell office:value-type="float" office:value="0.07848312367" table:style-name="ce1">
            <text:p>0.07848312367</text:p>
          </table:table-cell>
          <table:table-cell office:value-type="float" office:value="0.057203368224" table:style-name="ce1">
            <text:p>0.057203368224</text:p>
          </table:table-cell>
          <table:table-cell office:value-type="float" office:value="0.06477933199" table:style-name="ce1">
            <text:p>0.06477933199</text:p>
          </table:table-cell>
          <table:table-cell office:value-type="float" office:value="0.0208698950171691" table:style-name="ce1">
            <text:p>0.0208698950171691</text:p>
          </table:table-cell>
          <table:table-cell office:value-type="float" office:value="5" table:style-name="ce1">
            <text:p>5</text:p>
          </table:table-cell>
          <table:table-cell office:value-type="float" office:value="0.9780807358" table:style-name="ce1">
            <text:p>0.9780807358</text:p>
          </table:table-cell>
          <table:table-cell office:value-type="float" office:value="1.586673214" table:style-name="ce1">
            <text:p>1.586673214</text:p>
          </table:table-cell>
          <table:table-cell office:value-type="float" office:value="1.24447380956" table:style-name="ce1">
            <text:p>1.24447380956</text:p>
          </table:table-cell>
          <table:table-cell office:value-type="float" office:value="1.231459811" table:style-name="ce1">
            <text:p>1.231459811</text:p>
          </table:table-cell>
          <table:table-cell office:value-type="float" office:value="0.262600425960826" table:style-name="ce1">
            <text:p>0.262600425960826</text:p>
          </table:table-cell>
          <table:table-cell office:value-type="float" office:value="5" table:style-name="ce1">
            <text:p>5</text:p>
          </table:table-cell>
          <table:table-cell office:value-type="float" office:value="0.03121169688" table:style-name="ce1">
            <text:p>0.03121169688</text:p>
          </table:table-cell>
          <table:table-cell office:value-type="float" office:value="0.07848312367" table:style-name="ce1">
            <text:p>0.07848312367</text:p>
          </table:table-cell>
          <table:table-cell office:value-type="float" office:value="0.057203368224" table:style-name="ce1">
            <text:p>0.057203368224</text:p>
          </table:table-cell>
          <table:table-cell office:value-type="float" office:value="0.06477933199" table:style-name="ce1">
            <text:p>0.06477933199</text:p>
          </table:table-cell>
          <table:table-cell office:value-type="float" office:value="0.0208698950171691" table:style-name="ce1">
            <text:p>0.0208698950171691</text:p>
          </table:table-cell>
          <table:table-cell office:value-type="float" office:value="5" table:style-name="ce1">
            <text:p>5</text:p>
          </table:table-cell>
          <table:table-cell office:value-type="float" office:value="0.647153132" table:style-name="ce1">
            <text:p>0.647153132</text:p>
          </table:table-cell>
          <table:table-cell office:value-type="float" office:value="1.05854915" table:style-name="ce1">
            <text:p>1.05854915</text:p>
          </table:table-cell>
          <table:table-cell office:value-type="float" office:value="0.83532864062" table:style-name="ce1">
            <text:p>0.83532864062</text:p>
          </table:table-cell>
          <table:table-cell office:value-type="float" office:value="0.7512247201" table:style-name="ce1">
            <text:p>0.7512247201</text:p>
          </table:table-cell>
          <table:table-cell office:value-type="float" office:value="0.195821076027506" table:style-name="ce1">
            <text:p>0.195821076027506</text:p>
          </table:table-cell>
          <table:table-cell office:value-type="float" office:value="5" table:style-name="ce1">
            <text:p>5</text:p>
          </table:table-cell>
          <table:table-cell office:value-type="float" office:value="0.895231868" table:style-name="ce1">
            <text:p>0.895231868</text:p>
          </table:table-cell>
          <table:table-cell office:value-type="float" office:value="1.44990385" table:style-name="ce1">
            <text:p>1.44990385</text:p>
          </table:table-cell>
          <table:table-cell office:value-type="float" office:value="1.1324125594" table:style-name="ce1">
            <text:p>1.1324125594</text:p>
          </table:table-cell>
          <table:table-cell office:value-type="float" office:value="1.11952828" table:style-name="ce1">
            <text:p>1.11952828</text:p>
          </table:table-cell>
          <table:table-cell office:value-type="float" office:value="0.241039501756133" table:style-name="ce1">
            <text:p>0.241039501756133</text:p>
          </table:table-cell>
          <table:table-cell office:value-type="float" office:value="5" table:style-name="ce1">
            <text:p>5</text:p>
          </table:table-cell>
          <table:table-cell office:value-type="float" office:value="0.08284886777" table:style-name="ce1">
            <text:p>0.08284886777</text:p>
          </table:table-cell>
          <table:table-cell office:value-type="float" office:value="0.136769364" table:style-name="ce1">
            <text:p>0.136769364</text:p>
          </table:table-cell>
          <table:table-cell office:value-type="float" office:value="0.11206125026" table:style-name="ce1">
            <text:p>0.11206125026</text:p>
          </table:table-cell>
          <table:table-cell office:value-type="float" office:value="0.1119315312" table:style-name="ce1">
            <text:p>0.1119315312</text:p>
          </table:table-cell>
          <table:table-cell office:value-type="float" office:value="0.0222824588512317" table:style-name="ce1">
            <text:p>0.0222824588512317</text:p>
          </table:table-cell>
          <table:table-cell office:value-type="float" office:value="5" table:style-name="ce1">
            <text:p>5</text:p>
          </table:table-cell>
          <table:table-cell office:value-type="float" office:value="2.173074" table:style-name="ce1">
            <text:p>2.173074</text:p>
          </table:table-cell>
          <table:table-cell office:value-type="float" office:value="3.591972" table:style-name="ce1">
            <text:p>3.591972</text:p>
          </table:table-cell>
          <table:table-cell office:value-type="float" office:value="2.611617" table:style-name="ce1">
            <text:p>2.611617</text:p>
          </table:table-cell>
          <table:table-cell office:value-type="float" office:value="2.494674" table:style-name="ce1">
            <text:p>2.494674</text:p>
          </table:table-cell>
          <table:table-cell office:value-type="float" office:value="0.569240804704828" table:style-name="ce1">
            <text:p>0.569240804704828</text:p>
          </table:table-cell>
          <table:table-cell office:value-type="float" office:value="5" table:style-name="ce1">
            <text:p>5</text:p>
          </table:table-cell>
          <table:table-cell office:value-type="float" office:value="0.6719989576" table:style-name="ce1">
            <text:p>0.6719989576</text:p>
          </table:table-cell>
          <table:table-cell office:value-type="float" office:value="0.9919941979" table:style-name="ce1">
            <text:p>0.9919941979</text:p>
          </table:table-cell>
          <table:table-cell office:value-type="float" office:value="0.86441735432" table:style-name="ce1">
            <text:p>0.86441735432</text:p>
          </table:table-cell>
          <table:table-cell office:value-type="float" office:value="0.8814768263" table:style-name="ce1">
            <text:p>0.8814768263</text:p>
          </table:table-cell>
          <table:table-cell office:value-type="float" office:value="0.133424120361678" table:style-name="ce1">
            <text:p>0.133424120361678</text:p>
          </table:table-cell>
          <table:table-cell office:value-type="float" office:value="5" table:style-name="ce1">
            <text:p>5</text:p>
          </table:table-cell>
          <table:table-cell office:value-type="float" office:value="2260.127629" table:style-name="ce1">
            <text:p>2260.127629</text:p>
          </table:table-cell>
          <table:table-cell office:value-type="float" office:value="2524.214087" table:style-name="ce1">
            <text:p>2524.214087</text:p>
          </table:table-cell>
          <table:table-cell office:value-type="float" office:value="2346.9718062" table:style-name="ce1">
            <text:p>2346.9718062</text:p>
          </table:table-cell>
          <table:table-cell office:value-type="float" office:value="2330.409937" table:style-name="ce1">
            <text:p>2330.409937</text:p>
          </table:table-cell>
          <table:table-cell office:value-type="float" office:value="105.117917756235" table:style-name="ce1">
            <text:p>105.117917756235</text:p>
          </table:table-cell>
          <table:table-cell office:value-type="float" office:value="5" table:style-name="ce1">
            <text:p>5</text:p>
          </table:table-cell>
          <table:table-cell office:value-type="float" office:value="37.01589388" table:style-name="ce1">
            <text:p>37.01589388</text:p>
          </table:table-cell>
          <table:table-cell office:value-type="float" office:value="142.9818965" table:style-name="ce1">
            <text:p>142.9818965</text:p>
          </table:table-cell>
          <table:table-cell office:value-type="float" office:value="100.593777554" table:style-name="ce1">
            <text:p>100.593777554</text:p>
          </table:table-cell>
          <table:table-cell office:value-type="float" office:value="89.99667308" table:style-name="ce1">
            <text:p>89.99667308</text:p>
          </table:table-cell>
          <table:table-cell office:value-type="float" office:value="44.3288060590144" table:style-name="ce1">
            <text:p>44.3288060590144</text:p>
          </table:table-cell>
          <table:table-cell office:value-type="float" office:value="5" table:style-name="ce1">
            <text:p>5</text:p>
          </table:table-cell>
          <table:table-cell office:value-type="float" office:value="89.97060774" table:style-name="ce1">
            <text:p>89.97060774</text:p>
          </table:table-cell>
          <table:table-cell office:value-type="float" office:value="179.9853196" table:style-name="ce1">
            <text:p>179.9853196</text:p>
          </table:table-cell>
          <table:table-cell office:value-type="float" office:value="123.397835732" table:style-name="ce1">
            <text:p>123.397835732</text:p>
          </table:table-cell>
          <table:table-cell office:value-type="float" office:value="114.0428843" table:style-name="ce1">
            <text:p>114.0428843</text:p>
          </table:table-cell>
          <table:table-cell office:value-type="float" office:value="38.4242025033192" table:style-name="ce1">
            <text:p>38.4242025033192</text:p>
          </table:table-cell>
          <table:table-cell office:value-type="float" office:value="5" table:style-name="ce1">
            <text:p>5</text:p>
          </table:table-cell>
          <table:table-cell office:value-type="float" office:value="37.01371603" table:style-name="ce1">
            <text:p>37.01371603</text:p>
          </table:table-cell>
          <table:table-cell office:value-type="float" office:value="179.9926157" table:style-name="ce1">
            <text:p>179.9926157</text:p>
          </table:table-cell>
          <table:table-cell office:value-type="float" office:value="102.706040362" table:style-name="ce1">
            <text:p>102.706040362</text:p>
          </table:table-cell>
          <table:table-cell office:value-type="float" office:value="114.0439965" table:style-name="ce1">
            <text:p>114.0439965</text:p>
          </table:table-cell>
          <table:table-cell office:value-type="float" office:value="57.2020538371861" table:style-name="ce1">
            <text:p>57.2020538371861</text:p>
          </table:table-cell>
          <table:table-cell office:value-type="float" office:value="5" table:style-name="ce1">
            <text:p>5</text:p>
          </table:table-cell>
          <table:table-cell office:value-type="float" office:value="22.16077082" table:style-name="ce1">
            <text:p>22.16077082</text:p>
          </table:table-cell>
          <table:table-cell office:value-type="float" office:value="68.61621786" table:style-name="ce1">
            <text:p>68.61621786</text:p>
          </table:table-cell>
          <table:table-cell office:value-type="float" office:value="50.443125858" table:style-name="ce1">
            <text:p>50.443125858</text:p>
          </table:table-cell>
          <table:table-cell office:value-type="float" office:value="50.6695398" table:style-name="ce1">
            <text:p>50.6695398</text:p>
          </table:table-cell>
          <table:table-cell office:value-type="float" office:value="18.0116983252846" table:style-name="ce1">
            <text:p>18.0116983252846</text:p>
          </table:table-cell>
          <table:table-cell office:value-type="float" office:value="5" table:style-name="ce1">
            <text:p>5</text:p>
          </table:table-cell>
          <table:table-cell office:value-type="float" office:value="0.00131729389" table:style-name="ce1">
            <text:p>0.00131729389</text:p>
          </table:table-cell>
          <table:table-cell office:value-type="float" office:value="0.007747592888" table:style-name="ce1">
            <text:p>0.007747592888</text:p>
          </table:table-cell>
          <table:table-cell office:value-type="float" office:value="0.003162882887" table:style-name="ce1">
            <text:p>0.003162882887</text:p>
          </table:table-cell>
          <table:table-cell office:value-type="float" office:value="0.001606828897" table:style-name="ce1">
            <text:p>0.001606828897</text:p>
          </table:table-cell>
          <table:table-cell office:value-type="float" office:value="0.00276355074192265" table:style-name="ce1">
            <text:p>0.00276355074192265</text:p>
          </table:table-cell>
          <table:table-cell office:value-type="float" office:value="5" table:style-name="ce1">
            <text:p>5</text:p>
          </table:table-cell>
          <table:table-cell office:value-type="float" office:value="0.01611684075" table:style-name="ce1">
            <text:p>0.01611684075</text:p>
          </table:table-cell>
          <table:table-cell office:value-type="float" office:value="0.01847438091" table:style-name="ce1">
            <text:p>0.01847438091</text:p>
          </table:table-cell>
          <table:table-cell office:value-type="float" office:value="0.017205420024" table:style-name="ce1">
            <text:p>0.017205420024</text:p>
          </table:table-cell>
          <table:table-cell office:value-type="float" office:value="0.01717281905" table:style-name="ce1">
            <text:p>0.01717281905</text:p>
          </table:table-cell>
          <table:table-cell office:value-type="float" office:value="0.000838529401721222" table:style-name="ce1">
            <text:p>0.000838529401721222</text:p>
          </table:table-cell>
          <table:table-cell office:value-type="float" office:value="5" table:style-name="ce1">
            <text:p>5</text:p>
          </table:table-cell>
          <table:table-cell office:value-type="float" office:value="1.498482967" table:style-name="ce1">
            <text:p>1.498482967</text:p>
          </table:table-cell>
          <table:table-cell office:value-type="float" office:value="4.411114427" table:style-name="ce1">
            <text:p>4.411114427</text:p>
          </table:table-cell>
          <table:table-cell office:value-type="float" office:value="2.3911011604" table:style-name="ce1">
            <text:p>2.3911011604</text:p>
          </table:table-cell>
          <table:table-cell office:value-type="float" office:value="2.254075071" table:style-name="ce1">
            <text:p>2.254075071</text:p>
          </table:table-cell>
          <table:table-cell office:value-type="float" office:value="1.18833228932223" table:style-name="ce1">
            <text:p>1.18833228932223</text:p>
          </table:table-cell>
          <table:table-cell office:value-type="float" office:value="5" table:style-name="ce1">
            <text:p>5</text:p>
          </table:table-cell>
          <table:table-cell office:value-type="float" office:value="5.689946869" table:style-name="ce1">
            <text:p>5.689946869</text:p>
          </table:table-cell>
          <table:table-cell office:value-type="float" office:value="86.15294511" table:style-name="ce1">
            <text:p>86.15294511</text:p>
          </table:table-cell>
          <table:table-cell office:value-type="float" office:value="37.1026250138" table:style-name="ce1">
            <text:p>37.1026250138</text:p>
          </table:table-cell>
          <table:table-cell office:value-type="float" office:value="35.5657003" table:style-name="ce1">
            <text:p>35.5657003</text:p>
          </table:table-cell>
          <table:table-cell office:value-type="float" office:value="30.7419853854312" table:style-name="ce1">
            <text:p>30.7419853854312</text:p>
          </table:table-cell>
          <table:table-cell office:value-type="float" office:value="5" table:style-name="ce1">
            <text:p>5</text:p>
          </table:table-cell>
          <table:table-cell office:value-type="float" office:value="0.2549505204" table:style-name="ce1">
            <text:p>0.2549505204</text:p>
          </table:table-cell>
          <table:table-cell office:value-type="float" office:value="2.012358802" table:style-name="ce1">
            <text:p>2.012358802</text:p>
          </table:table-cell>
          <table:table-cell office:value-type="float" office:value="0.6533433164" table:style-name="ce1">
            <text:p>0.6533433164</text:p>
          </table:table-cell>
          <table:table-cell office:value-type="float" office:value="0.344272285" table:style-name="ce1">
            <text:p>0.344272285</text:p>
          </table:table-cell>
          <table:table-cell office:value-type="float" office:value="0.761539399094632" table:style-name="ce1">
            <text:p>0.761539399094632</text:p>
          </table:table-cell>
          <table:table-cell office:value-type="float" office:value="5" table:style-name="ce1">
            <text:p>5</text:p>
          </table:table-cell>
          <table:table-cell office:value-type="float" office:value="0.4150829822" table:style-name="ce1">
            <text:p>0.4150829822</text:p>
          </table:table-cell>
          <table:table-cell office:value-type="float" office:value="3.439145175" table:style-name="ce1">
            <text:p>3.439145175</text:p>
          </table:table-cell>
          <table:table-cell office:value-type="float" office:value="1.18750474306" table:style-name="ce1">
            <text:p>1.18750474306</text:p>
          </table:table-cell>
          <table:table-cell office:value-type="float" office:value="0.711802954" table:style-name="ce1">
            <text:p>0.711802954</text:p>
          </table:table-cell>
          <table:table-cell office:value-type="float" office:value="1.26511549522599" table:style-name="ce1">
            <text:p>1.26511549522599</text:p>
          </table:table-cell>
        </table:table-row>
        <table:table-row table:style-name="ro1">
          <table:table-cell office:value-type="string" table:style-name="ce1">
            <text:p>100x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H</text:p>
          </table:table-cell>
          <table:table-cell office:value-type="string" table:style-name="ce1">
            <text:p>10-20%</text:p>
          </table:table-cell>
          <table:table-cell office:value-type="float" office:value="3" table:style-name="ce1">
            <text:p>3</text:p>
          </table:table-cell>
          <table:table-cell office:value-type="float" office:value="10.15479769" table:style-name="ce1">
            <text:p>10.15479769</text:p>
          </table:table-cell>
          <table:table-cell office:value-type="float" office:value="11.86033655" table:style-name="ce1">
            <text:p>11.86033655</text:p>
          </table:table-cell>
          <table:table-cell office:value-type="float" office:value="10.76736579" table:style-name="ce1">
            <text:p>10.76736579</text:p>
          </table:table-cell>
          <table:table-cell office:value-type="float" office:value="10.28696313" table:style-name="ce1">
            <text:p>10.28696313</text:p>
          </table:table-cell>
          <table:table-cell office:value-type="float" office:value="0.948844422201991" table:style-name="ce1">
            <text:p>0.948844422201991</text:p>
          </table:table-cell>
          <table:table-cell office:value-type="float" office:value="3" table:style-name="ce1">
            <text:p>3</text:p>
          </table:table-cell>
          <table:table-cell office:value-type="float" office:value="0.9461897562" table:style-name="ce1">
            <text:p>0.9461897562</text:p>
          </table:table-cell>
          <table:table-cell office:value-type="float" office:value="1.185734409" table:style-name="ce1">
            <text:p>1.185734409</text:p>
          </table:table-cell>
          <table:table-cell office:value-type="float" office:value="1.0625238394" table:style-name="ce1">
            <text:p>1.0625238394</text:p>
          </table:table-cell>
          <table:table-cell office:value-type="float" office:value="1.055647353" table:style-name="ce1">
            <text:p>1.055647353</text:p>
          </table:table-cell>
          <table:table-cell office:value-type="float" office:value="0.119920284856963" table:style-name="ce1">
            <text:p>0.119920284856963</text:p>
          </table:table-cell>
          <table:table-cell office:value-type="float" office:value="3" table:style-name="ce1">
            <text:p>3</text:p>
          </table:table-cell>
          <table:table-cell office:value-type="float" office:value="-0.3478837023" table:style-name="ce1">
            <text:p>-0.3478837023</text:p>
          </table:table-cell>
          <table:table-cell office:value-type="float" office:value="1.208530729" table:style-name="ce1">
            <text:p>1.208530729</text:p>
          </table:table-cell>
          <table:table-cell office:value-type="float" office:value="0.6691050509" table:style-name="ce1">
            <text:p>0.6691050509</text:p>
          </table:table-cell>
          <table:table-cell office:value-type="float" office:value="1.146668126" table:style-name="ce1">
            <text:p>1.146668126</text:p>
          </table:table-cell>
          <table:table-cell office:value-type="float" office:value="0.881281078041479" table:style-name="ce1">
            <text:p>0.881281078041479</text:p>
          </table:table-cell>
          <table:table-cell office:value-type="float" office:value="3" table:style-name="ce1">
            <text:p>3</text:p>
          </table:table-cell>
          <table:table-cell office:value-type="float" office:value="3.554779831" table:style-name="ce1">
            <text:p>3.554779831</text:p>
          </table:table-cell>
          <table:table-cell office:value-type="float" office:value="7.42077785" table:style-name="ce1">
            <text:p>7.42077785</text:p>
          </table:table-cell>
          <table:table-cell office:value-type="float" office:value="6.03661209933333" table:style-name="ce1">
            <text:p>6.03661209933333</text:p>
          </table:table-cell>
          <table:table-cell office:value-type="float" office:value="7.134278617" table:style-name="ce1">
            <text:p>7.134278617</text:p>
          </table:table-cell>
          <table:table-cell office:value-type="float" office:value="2.1540981892042" table:style-name="ce1">
            <text:p>2.1540981892042</text:p>
          </table:table-cell>
          <table:table-cell office:value-type="float" office:value="3" table:style-name="ce1">
            <text:p>3</text:p>
          </table:table-cell>
          <table:table-cell office:value-type="float" office:value="2.598016" table:style-name="ce1">
            <text:p>2.598016</text:p>
          </table:table-cell>
          <table:table-cell office:value-type="float" office:value="6.482238" table:style-name="ce1">
            <text:p>6.482238</text:p>
          </table:table-cell>
          <table:table-cell office:value-type="float" office:value="5.01695933333333" table:style-name="ce1">
            <text:p>5.01695933333333</text:p>
          </table:table-cell>
          <table:table-cell office:value-type="float" office:value="5.970624" table:style-name="ce1">
            <text:p>5.970624</text:p>
          </table:table-cell>
          <table:table-cell office:value-type="float" office:value="2.11042705599064" table:style-name="ce1">
            <text:p>2.11042705599064</text:p>
          </table:table-cell>
          <table:table-cell office:value-type="float" office:value="3" table:style-name="ce1">
            <text:p>3</text:p>
          </table:table-cell>
          <table:table-cell office:value-type="float" office:value="2.455138" table:style-name="ce1">
            <text:p>2.455138</text:p>
          </table:table-cell>
          <table:table-cell office:value-type="float" office:value="3.465265" table:style-name="ce1">
            <text:p>3.465265</text:p>
          </table:table-cell>
          <table:table-cell office:value-type="float" office:value="2.79595466666667" table:style-name="ce1">
            <text:p>2.79595466666667</text:p>
          </table:table-cell>
          <table:table-cell office:value-type="float" office:value="2.467461" table:style-name="ce1">
            <text:p>2.467461</text:p>
          </table:table-cell>
          <table:table-cell office:value-type="float" office:value="0.579672498754541" table:style-name="ce1">
            <text:p>0.579672498754541</text:p>
          </table:table-cell>
          <table:table-cell office:value-type="float" office:value="3" table:style-name="ce1">
            <text:p>3</text:p>
          </table:table-cell>
          <table:table-cell office:value-type="float" office:value="6.063281" table:style-name="ce1">
            <text:p>6.063281</text:p>
          </table:table-cell>
          <table:table-cell office:value-type="float" office:value="8.949699" table:style-name="ce1">
            <text:p>8.949699</text:p>
          </table:table-cell>
          <table:table-cell office:value-type="float" office:value="7.812914" table:style-name="ce1">
            <text:p>7.812914</text:p>
          </table:table-cell>
          <table:table-cell office:value-type="float" office:value="8.425762" table:style-name="ce1">
            <text:p>8.425762</text:p>
          </table:table-cell>
          <table:table-cell office:value-type="float" office:value="1.53770583045295" table:style-name="ce1">
            <text:p>1.53770583045295</text:p>
          </table:table-cell>
          <table:table-cell office:value-type="float" office:value="3" table:style-name="ce1">
            <text:p>3</text:p>
          </table:table-cell>
          <table:table-cell office:value-type="float" office:value="0.7324235944" table:style-name="ce1">
            <text:p>0.7324235944</text:p>
          </table:table-cell>
          <table:table-cell office:value-type="float" office:value="0.8864919785" table:style-name="ce1">
            <text:p>0.8864919785</text:p>
          </table:table-cell>
          <table:table-cell office:value-type="float" office:value="0.8008047712" table:style-name="ce1">
            <text:p>0.8008047712</text:p>
          </table:table-cell>
          <table:table-cell office:value-type="float" office:value="0.7834987407" table:style-name="ce1">
            <text:p>0.7834987407</text:p>
          </table:table-cell>
          <table:table-cell office:value-type="float" office:value="0.0784786006727087" table:style-name="ce1">
            <text:p>0.0784786006727087</text:p>
          </table:table-cell>
          <table:table-cell office:value-type="float" office:value="3" table:style-name="ce1">
            <text:p>3</text:p>
          </table:table-cell>
          <table:table-cell office:value-type="float" office:value="0.4649709938" table:style-name="ce1">
            <text:p>0.4649709938</text:p>
          </table:table-cell>
          <table:table-cell office:value-type="float" office:value="4.235996421" table:style-name="ce1">
            <text:p>4.235996421</text:p>
          </table:table-cell>
          <table:table-cell office:value-type="float" office:value="1.75643847933333" table:style-name="ce1">
            <text:p>1.75643847933333</text:p>
          </table:table-cell>
          <table:table-cell office:value-type="float" office:value="0.5683480232" table:style-name="ce1">
            <text:p>0.5683480232</text:p>
          </table:table-cell>
          <table:table-cell office:value-type="float" office:value="2.14798216755018" table:style-name="ce1">
            <text:p>2.14798216755018</text:p>
          </table:table-cell>
          <table:table-cell office:value-type="float" office:value="3" table:style-name="ce1">
            <text:p>3</text:p>
          </table:table-cell>
          <table:table-cell office:value-type="float" office:value="1.128811537" table:style-name="ce1">
            <text:p>1.128811537</text:p>
          </table:table-cell>
          <table:table-cell office:value-type="float" office:value="1.293966482" table:style-name="ce1">
            <text:p>1.293966482</text:p>
          </table:table-cell>
          <table:table-cell office:value-type="float" office:value="1.187582129" table:style-name="ce1">
            <text:p>1.187582129</text:p>
          </table:table-cell>
          <table:table-cell office:value-type="float" office:value="1.139968368" table:style-name="ce1">
            <text:p>1.139968368</text:p>
          </table:table-cell>
          <table:table-cell office:value-type="float" office:value="0.0923002797499125" table:style-name="ce1">
            <text:p>0.0923002797499125</text:p>
          </table:table-cell>
          <table:table-cell office:value-type="float" office:value="3" table:style-name="ce1">
            <text:p>3</text:p>
          </table:table-cell>
          <table:table-cell office:value-type="float" office:value="1.802825995" table:style-name="ce1">
            <text:p>1.802825995</text:p>
          </table:table-cell>
          <table:table-cell office:value-type="float" office:value="2.20093419" table:style-name="ce1">
            <text:p>2.20093419</text:p>
          </table:table-cell>
          <table:table-cell office:value-type="float" office:value="1.99339615266667" table:style-name="ce1">
            <text:p>1.99339615266667</text:p>
          </table:table-cell>
          <table:table-cell office:value-type="float" office:value="1.976428273" table:style-name="ce1">
            <text:p>1.976428273</text:p>
          </table:table-cell>
          <table:table-cell office:value-type="float" office:value="0.199595755057131" table:style-name="ce1">
            <text:p>0.199595755057131</text:p>
          </table:table-cell>
          <table:table-cell office:value-type="float" office:value="3" table:style-name="ce1">
            <text:p>3</text:p>
          </table:table-cell>
          <table:table-cell office:value-type="float" office:value="14.39460063" table:style-name="ce1">
            <text:p>14.39460063</text:p>
          </table:table-cell>
          <table:table-cell office:value-type="float" office:value="17.52812332" table:style-name="ce1">
            <text:p>17.52812332</text:p>
          </table:table-cell>
          <table:table-cell office:value-type="float" office:value="16.03308367" table:style-name="ce1">
            <text:p>16.03308367</text:p>
          </table:table-cell>
          <table:table-cell office:value-type="float" office:value="16.17652706" table:style-name="ce1">
            <text:p>16.17652706</text:p>
          </table:table-cell>
          <table:table-cell office:value-type="float" office:value="1.57167843937213" table:style-name="ce1">
            <text:p>1.57167843937213</text:p>
          </table:table-cell>
          <table:table-cell office:value-type="float" office:value="3" table:style-name="ce1">
            <text:p>3</text:p>
          </table:table-cell>
          <table:table-cell office:value-type="float" office:value="0.3086091554" table:style-name="ce1">
            <text:p>0.3086091554</text:p>
          </table:table-cell>
          <table:table-cell office:value-type="float" office:value="0.4720673807" table:style-name="ce1">
            <text:p>0.4720673807</text:p>
          </table:table-cell>
          <table:table-cell office:value-type="float" office:value="0.416690278033333" table:style-name="ce1">
            <text:p>0.416690278033333</text:p>
          </table:table-cell>
          <table:table-cell office:value-type="float" office:value="0.469394298" table:style-name="ce1">
            <text:p>0.469394298</text:p>
          </table:table-cell>
          <table:table-cell office:value-type="float" office:value="0.0936105397113033" table:style-name="ce1">
            <text:p>0.0936105397113033</text:p>
          </table:table-cell>
          <table:table-cell office:value-type="float" office:value="3" table:style-name="ce1">
            <text:p>3</text:p>
          </table:table-cell>
          <table:table-cell office:value-type="float" office:value="67.76532305" table:style-name="ce1">
            <text:p>67.76532305</text:p>
          </table:table-cell>
          <table:table-cell office:value-type="float" office:value="102.5075475" table:style-name="ce1">
            <text:p>102.5075475</text:p>
          </table:table-cell>
          <table:table-cell office:value-type="float" office:value="79.3479144666667" table:style-name="ce1">
            <text:p>79.3479144666667</text:p>
          </table:table-cell>
          <table:table-cell office:value-type="float" office:value="67.77087285" table:style-name="ce1">
            <text:p>67.77087285</text:p>
          </table:table-cell>
          <table:table-cell office:value-type="float" office:value="20.0568307411482" table:style-name="ce1">
            <text:p>20.0568307411482</text:p>
          </table:table-cell>
          <table:table-cell office:value-type="float" office:value="3" table:style-name="ce1">
            <text:p>3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.1800869991" table:style-name="ce1">
            <text:p>0.1800869991</text:p>
          </table:table-cell>
          <table:table-cell office:value-type="float" office:value="0.1852348571" table:style-name="ce1">
            <text:p>0.1852348571</text:p>
          </table:table-cell>
          <table:table-cell office:value-type="float" office:value="0.1827512949" table:style-name="ce1">
            <text:p>0.1827512949</text:p>
          </table:table-cell>
          <table:table-cell office:value-type="float" office:value="0.1829320285" table:style-name="ce1">
            <text:p>0.1829320285</text:p>
          </table:table-cell>
          <table:table-cell office:value-type="float" office:value="0.00257868357358318" table:style-name="ce1">
            <text:p>0.00257868357358318</text:p>
          </table:table-cell>
          <table:table-cell office:value-type="float" office:value="3" table:style-name="ce1">
            <text:p>3</text:p>
          </table:table-cell>
          <table:table-cell office:value-type="float" office:value="1.506410226" table:style-name="ce1">
            <text:p>1.506410226</text:p>
          </table:table-cell>
          <table:table-cell office:value-type="float" office:value="1.604230718" table:style-name="ce1">
            <text:p>1.604230718</text:p>
          </table:table-cell>
          <table:table-cell office:value-type="float" office:value="1.55740027166667" table:style-name="ce1">
            <text:p>1.55740027166667</text:p>
          </table:table-cell>
          <table:table-cell office:value-type="float" office:value="1.561559871" table:style-name="ce1">
            <text:p>1.561559871</text:p>
          </table:table-cell>
          <table:table-cell office:value-type="float" office:value="0.0490427248808721" table:style-name="ce1">
            <text:p>0.0490427248808721</text:p>
          </table:table-cell>
          <table:table-cell office:value-type="float" office:value="3" table:style-name="ce1">
            <text:p>3</text:p>
          </table:table-cell>
          <table:table-cell office:value-type="float" office:value="0.04658559996" table:style-name="ce1">
            <text:p>0.04658559996</text:p>
          </table:table-cell>
          <table:table-cell office:value-type="float" office:value="0.09691462776" table:style-name="ce1">
            <text:p>0.09691462776</text:p>
          </table:table-cell>
          <table:table-cell office:value-type="float" office:value="0.0772639580166667" table:style-name="ce1">
            <text:p>0.0772639580166667</text:p>
          </table:table-cell>
          <table:table-cell office:value-type="float" office:value="0.08829164633" table:style-name="ce1">
            <text:p>0.08829164633</text:p>
          </table:table-cell>
          <table:table-cell office:value-type="float" office:value="0.0269157981857368" table:style-name="ce1">
            <text:p>0.0269157981857368</text:p>
          </table:table-cell>
          <table:table-cell office:value-type="float" office:value="3" table:style-name="ce1">
            <text:p>3</text:p>
          </table:table-cell>
          <table:table-cell office:value-type="float" office:value="1.175397456" table:style-name="ce1">
            <text:p>1.175397456</text:p>
          </table:table-cell>
          <table:table-cell office:value-type="float" office:value="1.390880882" table:style-name="ce1">
            <text:p>1.390880882</text:p>
          </table:table-cell>
          <table:table-cell office:value-type="float" office:value="1.26484600166667" table:style-name="ce1">
            <text:p>1.26484600166667</text:p>
          </table:table-cell>
          <table:table-cell office:value-type="float" office:value="1.228259667" table:style-name="ce1">
            <text:p>1.228259667</text:p>
          </table:table-cell>
          <table:table-cell office:value-type="float" office:value="0.112304036585647" table:style-name="ce1">
            <text:p>0.112304036585647</text:p>
          </table:table-cell>
          <table:table-cell office:value-type="float" office:value="3" table:style-name="ce1">
            <text:p>3</text:p>
          </table:table-cell>
          <table:table-cell office:value-type="float" office:value="0.04658559996" table:style-name="ce1">
            <text:p>0.04658559996</text:p>
          </table:table-cell>
          <table:table-cell office:value-type="float" office:value="0.09691462776" table:style-name="ce1">
            <text:p>0.09691462776</text:p>
          </table:table-cell>
          <table:table-cell office:value-type="float" office:value="0.0772639580166667" table:style-name="ce1">
            <text:p>0.0772639580166667</text:p>
          </table:table-cell>
          <table:table-cell office:value-type="float" office:value="0.08829164633" table:style-name="ce1">
            <text:p>0.08829164633</text:p>
          </table:table-cell>
          <table:table-cell office:value-type="float" office:value="0.0269157981857368" table:style-name="ce1">
            <text:p>0.0269157981857368</text:p>
          </table:table-cell>
          <table:table-cell office:value-type="float" office:value="3" table:style-name="ce1">
            <text:p>3</text:p>
          </table:table-cell>
          <table:table-cell office:value-type="float" office:value="0.8488532327" table:style-name="ce1">
            <text:p>0.8488532327</text:p>
          </table:table-cell>
          <table:table-cell office:value-type="float" office:value="0.9520662275" table:style-name="ce1">
            <text:p>0.9520662275</text:p>
          </table:table-cell>
          <table:table-cell office:value-type="float" office:value="0.8909709293" table:style-name="ce1">
            <text:p>0.8909709293</text:p>
          </table:table-cell>
          <table:table-cell office:value-type="float" office:value="0.8719933277" table:style-name="ce1">
            <text:p>0.8719933277</text:p>
          </table:table-cell>
          <table:table-cell office:value-type="float" office:value="0.0541603415403046" table:style-name="ce1">
            <text:p>0.0541603415403046</text:p>
          </table:table-cell>
          <table:table-cell office:value-type="float" office:value="3" table:style-name="ce1">
            <text:p>3</text:p>
          </table:table-cell>
          <table:table-cell office:value-type="float" office:value="1.055855767" table:style-name="ce1">
            <text:p>1.055855767</text:p>
          </table:table-cell>
          <table:table-cell office:value-type="float" office:value="1.285659773" table:style-name="ce1">
            <text:p>1.285659773</text:p>
          </table:table-cell>
          <table:table-cell office:value-type="float" office:value="1.159578404" table:style-name="ce1">
            <text:p>1.159578404</text:p>
          </table:table-cell>
          <table:table-cell office:value-type="float" office:value="1.137219672" table:style-name="ce1">
            <text:p>1.137219672</text:p>
          </table:table-cell>
          <table:table-cell office:value-type="float" office:value="0.116522122216761" table:style-name="ce1">
            <text:p>0.116522122216761</text:p>
          </table:table-cell>
          <table:table-cell office:value-type="float" office:value="3" table:style-name="ce1">
            <text:p>3</text:p>
          </table:table-cell>
          <table:table-cell office:value-type="float" office:value="0.09103999449" table:style-name="ce1">
            <text:p>0.09103999449</text:p>
          </table:table-cell>
          <table:table-cell office:value-type="float" office:value="0.1195416884" table:style-name="ce1">
            <text:p>0.1195416884</text:p>
          </table:table-cell>
          <table:table-cell office:value-type="float" office:value="0.105267597496667" table:style-name="ce1">
            <text:p>0.105267597496667</text:p>
          </table:table-cell>
          <table:table-cell office:value-type="float" office:value="0.1052211096" table:style-name="ce1">
            <text:p>0.1052211096</text:p>
          </table:table-cell>
          <table:table-cell office:value-type="float" office:value="0.0142509038232049" table:style-name="ce1">
            <text:p>0.0142509038232049</text:p>
          </table:table-cell>
          <table:table-cell office:value-type="float" office:value="3" table:style-name="ce1">
            <text:p>3</text:p>
          </table:table-cell>
          <table:table-cell office:value-type="float" office:value="2.019722" table:style-name="ce1">
            <text:p>2.019722</text:p>
          </table:table-cell>
          <table:table-cell office:value-type="float" office:value="3.1023395" table:style-name="ce1">
            <text:p>3.1023395</text:p>
          </table:table-cell>
          <table:table-cell office:value-type="float" office:value="2.38744383333333" table:style-name="ce1">
            <text:p>2.38744383333333</text:p>
          </table:table-cell>
          <table:table-cell office:value-type="float" office:value="2.04027" table:style-name="ce1">
            <text:p>2.04027</text:p>
          </table:table-cell>
          <table:table-cell office:value-type="float" office:value="0.61920304887822" table:style-name="ce1">
            <text:p>0.61920304887822</text:p>
          </table:table-cell>
          <table:table-cell office:value-type="float" office:value="3" table:style-name="ce1">
            <text:p>3</text:p>
          </table:table-cell>
          <table:table-cell office:value-type="float" office:value="0.6679938515" table:style-name="ce1">
            <text:p>0.6679938515</text:p>
          </table:table-cell>
          <table:table-cell office:value-type="float" office:value="0.7165476511" table:style-name="ce1">
            <text:p>0.7165476511</text:p>
          </table:table-cell>
          <table:table-cell office:value-type="float" office:value="0.688943761433333" table:style-name="ce1">
            <text:p>0.688943761433333</text:p>
          </table:table-cell>
          <table:table-cell office:value-type="float" office:value="0.6822897817" table:style-name="ce1">
            <text:p>0.6822897817</text:p>
          </table:table-cell>
          <table:table-cell office:value-type="float" office:value="0.0249514418144112" table:style-name="ce1">
            <text:p>0.0249514418144112</text:p>
          </table:table-cell>
          <table:table-cell office:value-type="float" office:value="3" table:style-name="ce1">
            <text:p>3</text:p>
          </table:table-cell>
          <table:table-cell office:value-type="float" office:value="2606.574011" table:style-name="ce1">
            <text:p>2606.574011</text:p>
          </table:table-cell>
          <table:table-cell office:value-type="float" office:value="2632.773112" table:style-name="ce1">
            <text:p>2632.773112</text:p>
          </table:table-cell>
          <table:table-cell office:value-type="float" office:value="2615.45092266667" table:style-name="ce1">
            <text:p>2615.45092266667</text:p>
          </table:table-cell>
          <table:table-cell office:value-type="float" office:value="2607.005645" table:style-name="ce1">
            <text:p>2607.005645</text:p>
          </table:table-cell>
          <table:table-cell office:value-type="float" office:value="15.0030083467406" table:style-name="ce1">
            <text:p>15.0030083467406</text:p>
          </table:table-cell>
          <table:table-cell office:value-type="float" office:value="3" table:style-name="ce1">
            <text:p>3</text:p>
          </table:table-cell>
          <table:table-cell office:value-type="float" office:value="89.98440156" table:style-name="ce1">
            <text:p>89.98440156</text:p>
          </table:table-cell>
          <table:table-cell office:value-type="float" office:value="102.4861466" table:style-name="ce1">
            <text:p>102.4861466</text:p>
          </table:table-cell>
          <table:table-cell office:value-type="float" office:value="94.1567312333333" table:style-name="ce1">
            <text:p>94.1567312333333</text:p>
          </table:table-cell>
          <table:table-cell office:value-type="float" office:value="89.99964554" table:style-name="ce1">
            <text:p>89.99964554</text:p>
          </table:table-cell>
          <table:table-cell office:value-type="float" office:value="7.21348933301898" table:style-name="ce1">
            <text:p>7.21348933301898</text:p>
          </table:table-cell>
          <table:table-cell office:value-type="float" office:value="3" table:style-name="ce1">
            <text:p>3</text:p>
          </table:table-cell>
          <table:table-cell office:value-type="float" office:value="37.02496951" table:style-name="ce1">
            <text:p>37.02496951</text:p>
          </table:table-cell>
          <table:table-cell office:value-type="float" office:value="89.98276515" table:style-name="ce1">
            <text:p>89.98276515</text:p>
          </table:table-cell>
          <table:table-cell office:value-type="float" office:value="64.3232587" table:style-name="ce1">
            <text:p>64.3232587</text:p>
          </table:table-cell>
          <table:table-cell office:value-type="float" office:value="65.96204144" table:style-name="ce1">
            <text:p>65.96204144</text:p>
          </table:table-cell>
          <table:table-cell office:value-type="float" office:value="26.5169047291288" table:style-name="ce1">
            <text:p>26.5169047291288</text:p>
          </table:table-cell>
          <table:table-cell office:value-type="float" office:value="3" table:style-name="ce1">
            <text:p>3</text:p>
          </table:table-cell>
          <table:table-cell office:value-type="float" office:value="37.01362484" table:style-name="ce1">
            <text:p>37.01362484</text:p>
          </table:table-cell>
          <table:table-cell office:value-type="float" office:value="179.9926273" table:style-name="ce1">
            <text:p>179.9926273</text:p>
          </table:table-cell>
          <table:table-cell office:value-type="float" office:value="94.3221181233333" table:style-name="ce1">
            <text:p>94.3221181233333</text:p>
          </table:table-cell>
          <table:table-cell office:value-type="float" office:value="65.96010223" table:style-name="ce1">
            <text:p>65.96010223</text:p>
          </table:table-cell>
          <table:table-cell office:value-type="float" office:value="75.5913470263921" table:style-name="ce1">
            <text:p>75.5913470263921</text:p>
          </table:table-cell>
          <table:table-cell office:value-type="float" office:value="3" table:style-name="ce1">
            <text:p>3</text:p>
          </table:table-cell>
          <table:table-cell office:value-type="float" office:value="44.49189855" table:style-name="ce1">
            <text:p>44.49189855</text:p>
          </table:table-cell>
          <table:table-cell office:value-type="float" office:value="73.51500158" table:style-name="ce1">
            <text:p>73.51500158</text:p>
          </table:table-cell>
          <table:table-cell office:value-type="float" office:value="54.1877062466667" table:style-name="ce1">
            <text:p>54.1877062466667</text:p>
          </table:table-cell>
          <table:table-cell office:value-type="float" office:value="44.55621861" table:style-name="ce1">
            <text:p>44.55621861</text:p>
          </table:table-cell>
          <table:table-cell office:value-type="float" office:value="16.737959641006" table:style-name="ce1">
            <text:p>16.737959641006</text:p>
          </table:table-cell>
          <table:table-cell office:value-type="float" office:value="3" table:style-name="ce1">
            <text:p>3</text:p>
          </table:table-cell>
          <table:table-cell office:value-type="float" office:value="0.001235567911" table:style-name="ce1">
            <text:p>0.001235567911</text:p>
          </table:table-cell>
          <table:table-cell office:value-type="float" office:value="0.003901298218" table:style-name="ce1">
            <text:p>0.003901298218</text:p>
          </table:table-cell>
          <table:table-cell office:value-type="float" office:value="0.00274654924033333" table:style-name="ce1">
            <text:p>0.00274654924033333</text:p>
          </table:table-cell>
          <table:table-cell office:value-type="float" office:value="0.003102781592" table:style-name="ce1">
            <text:p>0.003102781592</text:p>
          </table:table-cell>
          <table:table-cell office:value-type="float" office:value="0.00136810293241958" table:style-name="ce1">
            <text:p>0.00136810293241958</text:p>
          </table:table-cell>
          <table:table-cell office:value-type="float" office:value="3" table:style-name="ce1">
            <text:p>3</text:p>
          </table:table-cell>
          <table:table-cell office:value-type="float" office:value="0.01704520264" table:style-name="ce1">
            <text:p>0.01704520264</text:p>
          </table:table-cell>
          <table:table-cell office:value-type="float" office:value="0.01724514435" table:style-name="ce1">
            <text:p>0.01724514435</text:p>
          </table:table-cell>
          <table:table-cell office:value-type="float" office:value="0.0171211549666667" table:style-name="ce1">
            <text:p>0.0171211549666667</text:p>
          </table:table-cell>
          <table:table-cell office:value-type="float" office:value="0.01707311791" table:style-name="ce1">
            <text:p>0.01707311791</text:p>
          </table:table-cell>
          <table:table-cell office:value-type="float" office:value="0.000108281304754462" table:style-name="ce1">
            <text:p>0.000108281304754462</text:p>
          </table:table-cell>
          <table:table-cell office:value-type="float" office:value="3" table:style-name="ce1">
            <text:p>3</text:p>
          </table:table-cell>
          <table:table-cell office:value-type="float" office:value="1.571817885" table:style-name="ce1">
            <text:p>1.571817885</text:p>
          </table:table-cell>
          <table:table-cell office:value-type="float" office:value="1.833937114" table:style-name="ce1">
            <text:p>1.833937114</text:p>
          </table:table-cell>
          <table:table-cell office:value-type="float" office:value="1.662321051" table:style-name="ce1">
            <text:p>1.662321051</text:p>
          </table:table-cell>
          <table:table-cell office:value-type="float" office:value="1.581208154" table:style-name="ce1">
            <text:p>1.581208154</text:p>
          </table:table-cell>
          <table:table-cell office:value-type="float" office:value="0.148698013092603" table:style-name="ce1">
            <text:p>0.148698013092603</text:p>
          </table:table-cell>
          <table:table-cell office:value-type="float" office:value="3" table:style-name="ce1">
            <text:p>3</text:p>
          </table:table-cell>
          <table:table-cell office:value-type="float" office:value="5.014376727" table:style-name="ce1">
            <text:p>5.014376727</text:p>
          </table:table-cell>
          <table:table-cell office:value-type="float" office:value="5.689946869" table:style-name="ce1">
            <text:p>5.689946869</text:p>
          </table:table-cell>
          <table:table-cell office:value-type="float" office:value="5.34860521033333" table:style-name="ce1">
            <text:p>5.34860521033333</text:p>
          </table:table-cell>
          <table:table-cell office:value-type="float" office:value="5.341492035" table:style-name="ce1">
            <text:p>5.341492035</text:p>
          </table:table-cell>
          <table:table-cell office:value-type="float" office:value="0.337841238065999" table:style-name="ce1">
            <text:p>0.337841238065999</text:p>
          </table:table-cell>
          <table:table-cell office:value-type="float" office:value="3" table:style-name="ce1">
            <text:p>3</text:p>
          </table:table-cell>
          <table:table-cell office:value-type="float" office:value="0.2267435339" table:style-name="ce1">
            <text:p>0.2267435339</text:p>
          </table:table-cell>
          <table:table-cell office:value-type="float" office:value="0.3674302822" table:style-name="ce1">
            <text:p>0.3674302822</text:p>
          </table:table-cell>
          <table:table-cell office:value-type="float" office:value="0.306614405366667" table:style-name="ce1">
            <text:p>0.306614405366667</text:p>
          </table:table-cell>
          <table:table-cell office:value-type="float" office:value="0.3256694" table:style-name="ce1">
            <text:p>0.3256694</text:p>
          </table:table-cell>
          <table:table-cell office:value-type="float" office:value="0.0722530961424088" table:style-name="ce1">
            <text:p>0.0722530961424088</text:p>
          </table:table-cell>
          <table:table-cell office:value-type="float" office:value="3" table:style-name="ce1">
            <text:p>3</text:p>
          </table:table-cell>
          <table:table-cell office:value-type="float" office:value="0.5409953856" table:style-name="ce1">
            <text:p>0.5409953856</text:p>
          </table:table-cell>
          <table:table-cell office:value-type="float" office:value="0.5785279668" table:style-name="ce1">
            <text:p>0.5785279668</text:p>
          </table:table-cell>
          <table:table-cell office:value-type="float" office:value="0.5595195697" table:style-name="ce1">
            <text:p>0.5595195697</text:p>
          </table:table-cell>
          <table:table-cell office:value-type="float" office:value="0.5590353567" table:style-name="ce1">
            <text:p>0.5590353567</text:p>
          </table:table-cell>
          <table:table-cell office:value-type="float" office:value="0.0187709751892562" table:style-name="ce1">
            <text:p>0.0187709751892562</text:p>
          </table:table-cell>
        </table:table-row>
        <table:table-row table:style-name="ro1">
          <table:table-cell office:value-type="string" table:style-name="ce1">
            <text:p>100x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I</text:p>
          </table:table-cell>
          <table:table-cell office:value-type="string" table:style-name="ce1">
            <text:p>&lt;10%</text:p>
          </table:table-cell>
          <table:table-cell office:value-type="float" office:value="2" table:style-name="ce1">
            <text:p>2</text:p>
          </table:table-cell>
          <table:table-cell office:value-type="float" office:value="9.116823883" table:style-name="ce1">
            <text:p>9.116823883</text:p>
          </table:table-cell>
          <table:table-cell office:value-type="float" office:value="9.231367264" table:style-name="ce1">
            <text:p>9.231367264</text:p>
          </table:table-cell>
          <table:table-cell office:value-type="float" office:value="9.1740955735" table:style-name="ce1">
            <text:p>9.1740955735</text:p>
          </table:table-cell>
          <table:table-cell office:value-type="float" office:value="9.1740955735" table:style-name="ce1">
            <text:p>9.1740955735</text:p>
          </table:table-cell>
          <table:table-cell office:value-type="float" office:value="0.0809944014451336" table:style-name="ce1">
            <text:p>0.0809944014451336</text:p>
          </table:table-cell>
          <table:table-cell office:value-type="float" office:value="2" table:style-name="ce1">
            <text:p>2</text:p>
          </table:table-cell>
          <table:table-cell office:value-type="float" office:value="1.152479241" table:style-name="ce1">
            <text:p>1.152479241</text:p>
          </table:table-cell>
          <table:table-cell office:value-type="float" office:value="1.153851583" table:style-name="ce1">
            <text:p>1.153851583</text:p>
          </table:table-cell>
          <table:table-cell office:value-type="float" office:value="1.153165412" table:style-name="ce1">
            <text:p>1.153165412</text:p>
          </table:table-cell>
          <table:table-cell office:value-type="float" office:value="1.153165412" table:style-name="ce1">
            <text:p>1.153165412</text:p>
          </table:table-cell>
          <table:table-cell office:value-type="float" office:value="0.000970392334307128" table:style-name="ce1">
            <text:p>0.000970392334307128</text:p>
          </table:table-cell>
          <table:table-cell office:value-type="float" office:value="2" table:style-name="ce1">
            <text:p>2</text:p>
          </table:table-cell>
          <table:table-cell office:value-type="float" office:value="-0.3163008134" table:style-name="ce1">
            <text:p>-0.3163008134</text:p>
          </table:table-cell>
          <table:table-cell office:value-type="float" office:value="-0.312024549" table:style-name="ce1">
            <text:p>-0.312024549</text:p>
          </table:table-cell>
          <table:table-cell office:value-type="float" office:value="-0.3141626812" table:style-name="ce1">
            <text:p>-0.3141626812</text:p>
          </table:table-cell>
          <table:table-cell office:value-type="float" office:value="-0.3141626812" table:style-name="ce1">
            <text:p>-0.3141626812</text:p>
          </table:table-cell>
          <table:table-cell office:value-type="float" office:value="0.00302377555538663" table:style-name="ce1">
            <text:p>0.00302377555538663</text:p>
          </table:table-cell>
          <table:table-cell office:value-type="float" office:value="2" table:style-name="ce1">
            <text:p>2</text:p>
          </table:table-cell>
          <table:table-cell office:value-type="float" office:value="2.965729237" table:style-name="ce1">
            <text:p>2.965729237</text:p>
          </table:table-cell>
          <table:table-cell office:value-type="float" office:value="2.966868275" table:style-name="ce1">
            <text:p>2.966868275</text:p>
          </table:table-cell>
          <table:table-cell office:value-type="float" office:value="2.966298756" table:style-name="ce1">
            <text:p>2.966298756</text:p>
          </table:table-cell>
          <table:table-cell office:value-type="float" office:value="2.966298756" table:style-name="ce1">
            <text:p>2.966298756</text:p>
          </table:table-cell>
          <table:table-cell office:value-type="float" office:value="0.000805421493829032" table:style-name="ce1">
            <text:p>0.000805421493829032</text:p>
          </table:table-cell>
          <table:table-cell office:value-type="float" office:value="2" table:style-name="ce1">
            <text:p>2</text:p>
          </table:table-cell>
          <table:table-cell office:value-type="float" office:value="2.705396" table:style-name="ce1">
            <text:p>2.705396</text:p>
          </table:table-cell>
          <table:table-cell office:value-type="float" office:value="2.733121" table:style-name="ce1">
            <text:p>2.733121</text:p>
          </table:table-cell>
          <table:table-cell office:value-type="float" office:value="2.7192585" table:style-name="ce1">
            <text:p>2.7192585</text:p>
          </table:table-cell>
          <table:table-cell office:value-type="float" office:value="2.7192585" table:style-name="ce1">
            <text:p>2.7192585</text:p>
          </table:table-cell>
          <table:table-cell office:value-type="float" office:value="0.0196045355083972" table:style-name="ce1">
            <text:p>0.0196045355083972</text:p>
          </table:table-cell>
          <table:table-cell office:value-type="float" office:value="2" table:style-name="ce1">
            <text:p>2</text:p>
          </table:table-cell>
          <table:table-cell office:value-type="float" office:value="4.271085" table:style-name="ce1">
            <text:p>4.271085</text:p>
          </table:table-cell>
          <table:table-cell office:value-type="float" office:value="4.290328" table:style-name="ce1">
            <text:p>4.290328</text:p>
          </table:table-cell>
          <table:table-cell office:value-type="float" office:value="4.2807065" table:style-name="ce1">
            <text:p>4.2807065</text:p>
          </table:table-cell>
          <table:table-cell office:value-type="float" office:value="4.2807065" table:style-name="ce1">
            <text:p>4.2807065</text:p>
          </table:table-cell>
          <table:table-cell office:value-type="float" office:value="0.0136068557903723" table:style-name="ce1">
            <text:p>0.0136068557903723</text:p>
          </table:table-cell>
          <table:table-cell office:value-type="float" office:value="2" table:style-name="ce1">
            <text:p>2</text:p>
          </table:table-cell>
          <table:table-cell office:value-type="float" office:value="6.976481" table:style-name="ce1">
            <text:p>6.976481</text:p>
          </table:table-cell>
          <table:table-cell office:value-type="float" office:value="7.023449" table:style-name="ce1">
            <text:p>7.023449</text:p>
          </table:table-cell>
          <table:table-cell office:value-type="float" office:value="6.999965" table:style-name="ce1">
            <text:p>6.999965</text:p>
          </table:table-cell>
          <table:table-cell office:value-type="float" office:value="6.999965" table:style-name="ce1">
            <text:p>6.999965</text:p>
          </table:table-cell>
          <table:table-cell office:value-type="float" office:value="0.0332113912987702" table:style-name="ce1">
            <text:p>0.0332113912987702</text:p>
          </table:table-cell>
          <table:table-cell office:value-type="float" office:value="2" table:style-name="ce1">
            <text:p>2</text:p>
          </table:table-cell>
          <table:table-cell office:value-type="float" office:value="0.9244253513" table:style-name="ce1">
            <text:p>0.9244253513</text:p>
          </table:table-cell>
          <table:table-cell office:value-type="float" office:value="0.9249358175" table:style-name="ce1">
            <text:p>0.9249358175</text:p>
          </table:table-cell>
          <table:table-cell office:value-type="float" office:value="0.9246805844" table:style-name="ce1">
            <text:p>0.9246805844</text:p>
          </table:table-cell>
          <table:table-cell office:value-type="float" office:value="0.9246805844" table:style-name="ce1">
            <text:p>0.9246805844</text:p>
          </table:table-cell>
          <table:table-cell office:value-type="float" office:value="0.000360954111586492" table:style-name="ce1">
            <text:p>0.000360954111586492</text:p>
          </table:table-cell>
          <table:table-cell office:value-type="float" office:value="2" table:style-name="ce1">
            <text:p>2</text:p>
          </table:table-cell>
          <table:table-cell office:value-type="float" office:value="5.981702928" table:style-name="ce1">
            <text:p>5.981702928</text:p>
          </table:table-cell>
          <table:table-cell office:value-type="float" office:value="6.227544147" table:style-name="ce1">
            <text:p>6.227544147</text:p>
          </table:table-cell>
          <table:table-cell office:value-type="float" office:value="6.1046235375" table:style-name="ce1">
            <text:p>6.1046235375</text:p>
          </table:table-cell>
          <table:table-cell office:value-type="float" office:value="6.1046235375" table:style-name="ce1">
            <text:p>6.1046235375</text:p>
          </table:table-cell>
          <table:table-cell office:value-type="float" office:value="0.173835993050067" table:style-name="ce1">
            <text:p>0.173835993050067</text:p>
          </table:table-cell>
          <table:table-cell office:value-type="float" office:value="2" table:style-name="ce1">
            <text:p>2</text:p>
          </table:table-cell>
          <table:table-cell office:value-type="float" office:value="1.453288786" table:style-name="ce1">
            <text:p>1.453288786</text:p>
          </table:table-cell>
          <table:table-cell office:value-type="float" office:value="1.46106113" table:style-name="ce1">
            <text:p>1.46106113</text:p>
          </table:table-cell>
          <table:table-cell office:value-type="float" office:value="1.457174958" table:style-name="ce1">
            <text:p>1.457174958</text:p>
          </table:table-cell>
          <table:table-cell office:value-type="float" office:value="1.457174958" table:style-name="ce1">
            <text:p>1.457174958</text:p>
          </table:table-cell>
          <table:table-cell office:value-type="float" office:value="0.00549587714811453" table:style-name="ce1">
            <text:p>0.00549587714811453</text:p>
          </table:table-cell>
          <table:table-cell office:value-type="float" office:value="2" table:style-name="ce1">
            <text:p>2</text:p>
          </table:table-cell>
          <table:table-cell office:value-type="float" office:value="2.449997125" table:style-name="ce1">
            <text:p>2.449997125</text:p>
          </table:table-cell>
          <table:table-cell office:value-type="float" office:value="2.457969843" table:style-name="ce1">
            <text:p>2.457969843</text:p>
          </table:table-cell>
          <table:table-cell office:value-type="float" office:value="2.453983484" table:style-name="ce1">
            <text:p>2.453983484</text:p>
          </table:table-cell>
          <table:table-cell office:value-type="float" office:value="2.453983484" table:style-name="ce1">
            <text:p>2.453983484</text:p>
          </table:table-cell>
          <table:table-cell office:value-type="float" office:value="0.00563756296228804" table:style-name="ce1">
            <text:p>0.00563756296228804</text:p>
          </table:table-cell>
          <table:table-cell office:value-type="float" office:value="2" table:style-name="ce1">
            <text:p>2</text:p>
          </table:table-cell>
          <table:table-cell office:value-type="float" office:value="15.11243815" table:style-name="ce1">
            <text:p>15.11243815</text:p>
          </table:table-cell>
          <table:table-cell office:value-type="float" office:value="15.11842011" table:style-name="ce1">
            <text:p>15.11842011</text:p>
          </table:table-cell>
          <table:table-cell office:value-type="float" office:value="15.11542913" table:style-name="ce1">
            <text:p>15.11542913</text:p>
          </table:table-cell>
          <table:table-cell office:value-type="float" office:value="15.11542913" table:style-name="ce1">
            <text:p>15.11542913</text:p>
          </table:table-cell>
          <table:table-cell office:value-type="float" office:value="0.00422988448078775" table:style-name="ce1">
            <text:p>0.00422988448078775</text:p>
          </table:table-cell>
          <table:table-cell office:value-type="float" office:value="2" table:style-name="ce1">
            <text:p>2</text:p>
          </table:table-cell>
          <table:table-cell office:value-type="float" office:value="0.243375606" table:style-name="ce1">
            <text:p>0.243375606</text:p>
          </table:table-cell>
          <table:table-cell office:value-type="float" office:value="0.2502110072" table:style-name="ce1">
            <text:p>0.2502110072</text:p>
          </table:table-cell>
          <table:table-cell office:value-type="float" office:value="0.2467933066" table:style-name="ce1">
            <text:p>0.2467933066</text:p>
          </table:table-cell>
          <table:table-cell office:value-type="float" office:value="0.2467933066" table:style-name="ce1">
            <text:p>0.2467933066</text:p>
          </table:table-cell>
          <table:table-cell office:value-type="float" office:value="0.00483335854065067" table:style-name="ce1">
            <text:p>0.00483335854065067</text:p>
          </table:table-cell>
          <table:table-cell office:value-type="float" office:value="2" table:style-name="ce1">
            <text:p>2</text:p>
          </table:table-cell>
          <table:table-cell office:value-type="float" office:value="157.2514738" table:style-name="ce1">
            <text:p>157.2514738</text:p>
          </table:table-cell>
          <table:table-cell office:value-type="float" office:value="157.2525489" table:style-name="ce1">
            <text:p>157.2525489</text:p>
          </table:table-cell>
          <table:table-cell office:value-type="float" office:value="157.25201135" table:style-name="ce1">
            <text:p>157.25201135</text:p>
          </table:table-cell>
          <table:table-cell office:value-type="float" office:value="157.25201135" table:style-name="ce1">
            <text:p>157.25201135</text:p>
          </table:table-cell>
          <table:table-cell office:value-type="float" office:value="0.000760210500439523" table:style-name="ce1">
            <text:p>0.000760210500439523</text:p>
          </table:table-cell>
          <table:table-cell office:value-type="float" office:value="2" table:style-name="ce1">
            <text:p>2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3216941423" table:style-name="ce1">
            <text:p>0.3216941423</text:p>
          </table:table-cell>
          <table:table-cell office:value-type="float" office:value="0.3221736571" table:style-name="ce1">
            <text:p>0.3221736571</text:p>
          </table:table-cell>
          <table:table-cell office:value-type="float" office:value="0.3219338997" table:style-name="ce1">
            <text:p>0.3219338997</text:p>
          </table:table-cell>
          <table:table-cell office:value-type="float" office:value="0.3219338997" table:style-name="ce1">
            <text:p>0.3219338997</text:p>
          </table:table-cell>
          <table:table-cell office:value-type="float" office:value="0.000339068166759329" table:style-name="ce1">
            <text:p>0.000339068166759329</text:p>
          </table:table-cell>
          <table:table-cell office:value-type="float" office:value="2" table:style-name="ce1">
            <text:p>2</text:p>
          </table:table-cell>
          <table:table-cell office:value-type="float" office:value="3.892266637" table:style-name="ce1">
            <text:p>3.892266637</text:p>
          </table:table-cell>
          <table:table-cell office:value-type="float" office:value="3.91078828" table:style-name="ce1">
            <text:p>3.91078828</text:p>
          </table:table-cell>
          <table:table-cell office:value-type="float" office:value="3.9015274585" table:style-name="ce1">
            <text:p>3.9015274585</text:p>
          </table:table-cell>
          <table:table-cell office:value-type="float" office:value="3.9015274585" table:style-name="ce1">
            <text:p>3.9015274585</text:p>
          </table:table-cell>
          <table:table-cell office:value-type="float" office:value="0.0130967793640161" table:style-name="ce1">
            <text:p>0.0130967793640161</text:p>
          </table:table-cell>
          <table:table-cell office:value-type="float" office:value="2" table:style-name="ce1">
            <text:p>2</text:p>
          </table:table-cell>
          <table:table-cell office:value-type="float" office:value="0.04216639196" table:style-name="ce1">
            <text:p>0.04216639196</text:p>
          </table:table-cell>
          <table:table-cell office:value-type="float" office:value="0.04237533621" table:style-name="ce1">
            <text:p>0.04237533621</text:p>
          </table:table-cell>
          <table:table-cell office:value-type="float" office:value="0.042270864085" table:style-name="ce1">
            <text:p>0.042270864085</text:p>
          </table:table-cell>
          <table:table-cell office:value-type="float" office:value="0.042270864085" table:style-name="ce1">
            <text:p>0.042270864085</text:p>
          </table:table-cell>
          <table:table-cell office:value-type="float" office:value="0.000147745896064939" table:style-name="ce1">
            <text:p>0.000147745896064939</text:p>
          </table:table-cell>
          <table:table-cell office:value-type="float" office:value="2" table:style-name="ce1">
            <text:p>2</text:p>
          </table:table-cell>
          <table:table-cell office:value-type="float" office:value="1.495664469" table:style-name="ce1">
            <text:p>1.495664469</text:p>
          </table:table-cell>
          <table:table-cell office:value-type="float" office:value="1.503227751" table:style-name="ce1">
            <text:p>1.503227751</text:p>
          </table:table-cell>
          <table:table-cell office:value-type="float" office:value="1.49944611" table:style-name="ce1">
            <text:p>1.49944611</text:p>
          </table:table-cell>
          <table:table-cell office:value-type="float" office:value="1.49944611" table:style-name="ce1">
            <text:p>1.49944611</text:p>
          </table:table-cell>
          <table:table-cell office:value-type="float" office:value="0.00534804799022616" table:style-name="ce1">
            <text:p>0.00534804799022616</text:p>
          </table:table-cell>
          <table:table-cell office:value-type="float" office:value="2" table:style-name="ce1">
            <text:p>2</text:p>
          </table:table-cell>
          <table:table-cell office:value-type="float" office:value="0.04216639196" table:style-name="ce1">
            <text:p>0.04216639196</text:p>
          </table:table-cell>
          <table:table-cell office:value-type="float" office:value="0.04237533621" table:style-name="ce1">
            <text:p>0.04237533621</text:p>
          </table:table-cell>
          <table:table-cell office:value-type="float" office:value="0.042270864085" table:style-name="ce1">
            <text:p>0.042270864085</text:p>
          </table:table-cell>
          <table:table-cell office:value-type="float" office:value="0.042270864085" table:style-name="ce1">
            <text:p>0.042270864085</text:p>
          </table:table-cell>
          <table:table-cell office:value-type="float" office:value="0.000147745896064939" table:style-name="ce1">
            <text:p>0.000147745896064939</text:p>
          </table:table-cell>
          <table:table-cell office:value-type="float" office:value="2" table:style-name="ce1">
            <text:p>2</text:p>
          </table:table-cell>
          <table:table-cell office:value-type="float" office:value="1.073006948" table:style-name="ce1">
            <text:p>1.073006948</text:p>
          </table:table-cell>
          <table:table-cell office:value-type="float" office:value="1.073866802" table:style-name="ce1">
            <text:p>1.073866802</text:p>
          </table:table-cell>
          <table:table-cell office:value-type="float" office:value="1.073436875" table:style-name="ce1">
            <text:p>1.073436875</text:p>
          </table:table-cell>
          <table:table-cell office:value-type="float" office:value="1.073436875" table:style-name="ce1">
            <text:p>1.073436875</text:p>
          </table:table-cell>
          <table:table-cell office:value-type="float" office:value="0.000608008594230373" table:style-name="ce1">
            <text:p>0.000608008594230373</text:p>
          </table:table-cell>
          <table:table-cell office:value-type="float" office:value="2" table:style-name="ce1">
            <text:p>2</text:p>
          </table:table-cell>
          <table:table-cell office:value-type="float" office:value="1.352774198" table:style-name="ce1">
            <text:p>1.352774198</text:p>
          </table:table-cell>
          <table:table-cell office:value-type="float" office:value="1.359794052" table:style-name="ce1">
            <text:p>1.359794052</text:p>
          </table:table-cell>
          <table:table-cell office:value-type="float" office:value="1.356284125" table:style-name="ce1">
            <text:p>1.356284125</text:p>
          </table:table-cell>
          <table:table-cell office:value-type="float" office:value="1.356284125" table:style-name="ce1">
            <text:p>1.356284125</text:p>
          </table:table-cell>
          <table:table-cell office:value-type="float" office:value="0.00496378636633947" table:style-name="ce1">
            <text:p>0.00496378636633947</text:p>
          </table:table-cell>
          <table:table-cell office:value-type="float" office:value="2" table:style-name="ce1">
            <text:p>2</text:p>
          </table:table-cell>
          <table:table-cell office:value-type="float" office:value="0.1428902709" table:style-name="ce1">
            <text:p>0.1428902709</text:p>
          </table:table-cell>
          <table:table-cell office:value-type="float" office:value="0.143433699" table:style-name="ce1">
            <text:p>0.143433699</text:p>
          </table:table-cell>
          <table:table-cell office:value-type="float" office:value="0.14316198495" table:style-name="ce1">
            <text:p>0.14316198495</text:p>
          </table:table-cell>
          <table:table-cell office:value-type="float" office:value="0.14316198495" table:style-name="ce1">
            <text:p>0.14316198495</text:p>
          </table:table-cell>
          <table:table-cell office:value-type="float" office:value="0.000384261694597316" table:style-name="ce1">
            <text:p>0.000384261694597316</text:p>
          </table:table-cell>
          <table:table-cell office:value-type="float" office:value="2" table:style-name="ce1">
            <text:p>2</text:p>
          </table:table-cell>
          <table:table-cell office:value-type="float" office:value="5.33903575" table:style-name="ce1">
            <text:p>5.33903575</text:p>
          </table:table-cell>
          <table:table-cell office:value-type="float" office:value="5.391116" table:style-name="ce1">
            <text:p>5.391116</text:p>
          </table:table-cell>
          <table:table-cell office:value-type="float" office:value="5.365075875" table:style-name="ce1">
            <text:p>5.365075875</text:p>
          </table:table-cell>
          <table:table-cell office:value-type="float" office:value="5.365075875" table:style-name="ce1">
            <text:p>5.365075875</text:p>
          </table:table-cell>
          <table:table-cell office:value-type="float" office:value="0.036826297940891" table:style-name="ce1">
            <text:p>0.036826297940891</text:p>
          </table:table-cell>
          <table:table-cell office:value-type="float" office:value="2" table:style-name="ce1">
            <text:p>2</text:p>
          </table:table-cell>
          <table:table-cell office:value-type="float" office:value="1.109976337" table:style-name="ce1">
            <text:p>1.109976337</text:p>
          </table:table-cell>
          <table:table-cell office:value-type="float" office:value="1.113961318" table:style-name="ce1">
            <text:p>1.113961318</text:p>
          </table:table-cell>
          <table:table-cell office:value-type="float" office:value="1.1119688275" table:style-name="ce1">
            <text:p>1.1119688275</text:p>
          </table:table-cell>
          <table:table-cell office:value-type="float" office:value="1.1119688275" table:style-name="ce1">
            <text:p>1.1119688275</text:p>
          </table:table-cell>
          <table:table-cell office:value-type="float" office:value="0.00281780708799963" table:style-name="ce1">
            <text:p>0.00281780708799963</text:p>
          </table:table-cell>
          <table:table-cell office:value-type="float" office:value="2" table:style-name="ce1">
            <text:p>2</text:p>
          </table:table-cell>
          <table:table-cell office:value-type="float" office:value="2370.981274" table:style-name="ce1">
            <text:p>2370.981274</text:p>
          </table:table-cell>
          <table:table-cell office:value-type="float" office:value="2375.44717" table:style-name="ce1">
            <text:p>2375.44717</text:p>
          </table:table-cell>
          <table:table-cell office:value-type="float" office:value="2373.214222" table:style-name="ce1">
            <text:p>2373.214222</text:p>
          </table:table-cell>
          <table:table-cell office:value-type="float" office:value="2373.214222" table:style-name="ce1">
            <text:p>2373.214222</text:p>
          </table:table-cell>
          <table:table-cell office:value-type="float" office:value="3.15786534567367" table:style-name="ce1">
            <text:p>3.15786534567367</text:p>
          </table:table-cell>
          <table:table-cell office:value-type="float" office:value="2" table:style-name="ce1">
            <text:p>2</text:p>
          </table:table-cell>
          <table:table-cell office:value-type="float" office:value="153.2417038" table:style-name="ce1">
            <text:p>153.2417038</text:p>
          </table:table-cell>
          <table:table-cell office:value-type="float" office:value="153.2423297" table:style-name="ce1">
            <text:p>153.2423297</text:p>
          </table:table-cell>
          <table:table-cell office:value-type="float" office:value="153.24201675" table:style-name="ce1">
            <text:p>153.24201675</text:p>
          </table:table-cell>
          <table:table-cell office:value-type="float" office:value="153.24201675" table:style-name="ce1">
            <text:p>153.24201675</text:p>
          </table:table-cell>
          <table:table-cell office:value-type="float" office:value="0.000442578134336622" table:style-name="ce1">
            <text:p>0.000442578134336622</text:p>
          </table:table-cell>
          <table:table-cell office:value-type="float" office:value="2" table:style-name="ce1">
            <text:p>2</text:p>
          </table:table-cell>
          <table:table-cell office:value-type="float" office:value="179.9717293" table:style-name="ce1">
            <text:p>179.9717293</text:p>
          </table:table-cell>
          <table:table-cell office:value-type="float" office:value="179.9869181" table:style-name="ce1">
            <text:p>179.9869181</text:p>
          </table:table-cell>
          <table:table-cell office:value-type="float" office:value="179.9793237" table:style-name="ce1">
            <text:p>179.9793237</text:p>
          </table:table-cell>
          <table:table-cell office:value-type="float" office:value="179.9793237" table:style-name="ce1">
            <text:p>179.9793237</text:p>
          </table:table-cell>
          <table:table-cell office:value-type="float" office:value="0.0107401034780892" table:style-name="ce1">
            <text:p>0.0107401034780892</text:p>
          </table:table-cell>
          <table:table-cell office:value-type="float" office:value="2" table:style-name="ce1">
            <text:p>2</text:p>
          </table:table-cell>
          <table:table-cell office:value-type="float" office:value="159.4949372" table:style-name="ce1">
            <text:p>159.4949372</text:p>
          </table:table-cell>
          <table:table-cell office:value-type="float" office:value="159.5028727" table:style-name="ce1">
            <text:p>159.5028727</text:p>
          </table:table-cell>
          <table:table-cell office:value-type="float" office:value="159.49890495" table:style-name="ce1">
            <text:p>159.49890495</text:p>
          </table:table-cell>
          <table:table-cell office:value-type="float" office:value="159.49890495" table:style-name="ce1">
            <text:p>159.49890495</text:p>
          </table:table-cell>
          <table:table-cell office:value-type="float" office:value="0.00561124586210733" table:style-name="ce1">
            <text:p>0.00561124586210733</text:p>
          </table:table-cell>
          <table:table-cell office:value-type="float" office:value="2" table:style-name="ce1">
            <text:p>2</text:p>
          </table:table-cell>
          <table:table-cell office:value-type="float" office:value="84.39763028" table:style-name="ce1">
            <text:p>84.39763028</text:p>
          </table:table-cell>
          <table:table-cell office:value-type="float" office:value="84.78592255" table:style-name="ce1">
            <text:p>84.78592255</text:p>
          </table:table-cell>
          <table:table-cell office:value-type="float" office:value="84.591776415" table:style-name="ce1">
            <text:p>84.591776415</text:p>
          </table:table-cell>
          <table:table-cell office:value-type="float" office:value="84.591776415" table:style-name="ce1">
            <text:p>84.591776415</text:p>
          </table:table-cell>
          <table:table-cell office:value-type="float" office:value="0.274564097199313" table:style-name="ce1">
            <text:p>0.274564097199313</text:p>
          </table:table-cell>
          <table:table-cell office:value-type="float" office:value="2" table:style-name="ce1">
            <text:p>2</text:p>
          </table:table-cell>
          <table:table-cell office:value-type="float" office:value="0.001837634883" table:style-name="ce1">
            <text:p>0.001837634883</text:p>
          </table:table-cell>
          <table:table-cell office:value-type="float" office:value="0.001899939833" table:style-name="ce1">
            <text:p>0.001899939833</text:p>
          </table:table-cell>
          <table:table-cell office:value-type="float" office:value="0.001868787358" table:style-name="ce1">
            <text:p>0.001868787358</text:p>
          </table:table-cell>
          <table:table-cell office:value-type="float" office:value="0.001868787358" table:style-name="ce1">
            <text:p>0.001868787358</text:p>
          </table:table-cell>
          <table:table-cell office:value-type="float" office:value="4.40562526464887e-05" table:style-name="ce1">
            <text:p>4.40562526464887e-05</text:p>
          </table:table-cell>
          <table:table-cell office:value-type="float" office:value="2" table:style-name="ce1">
            <text:p>2</text:p>
          </table:table-cell>
          <table:table-cell office:value-type="float" office:value="0.01810665513" table:style-name="ce1">
            <text:p>0.01810665513</text:p>
          </table:table-cell>
          <table:table-cell office:value-type="float" office:value="0.01812620667" table:style-name="ce1">
            <text:p>0.01812620667</text:p>
          </table:table-cell>
          <table:table-cell office:value-type="float" office:value="0.0181164309" table:style-name="ce1">
            <text:p>0.0181164309</text:p>
          </table:table-cell>
          <table:table-cell office:value-type="float" office:value="0.0181164309" table:style-name="ce1">
            <text:p>0.0181164309</text:p>
          </table:table-cell>
          <table:table-cell office:value-type="float" office:value="1.38250265166394e-05" table:style-name="ce1">
            <text:p>1.38250265166394e-05</text:p>
          </table:table-cell>
          <table:table-cell office:value-type="float" office:value="2" table:style-name="ce1">
            <text:p>2</text:p>
          </table:table-cell>
          <table:table-cell office:value-type="float" office:value="5.524841638" table:style-name="ce1">
            <text:p>5.524841638</text:p>
          </table:table-cell>
          <table:table-cell office:value-type="float" office:value="5.624980313" table:style-name="ce1">
            <text:p>5.624980313</text:p>
          </table:table-cell>
          <table:table-cell office:value-type="float" office:value="5.5749109755" table:style-name="ce1">
            <text:p>5.5749109755</text:p>
          </table:table-cell>
          <table:table-cell office:value-type="float" office:value="5.5749109755" table:style-name="ce1">
            <text:p>5.5749109755</text:p>
          </table:table-cell>
          <table:table-cell office:value-type="float" office:value="0.0708087361515359" table:style-name="ce1">
            <text:p>0.0708087361515359</text:p>
          </table:table-cell>
          <table:table-cell office:value-type="float" office:value="2" table:style-name="ce1">
            <text:p>2</text:p>
          </table:table-cell>
          <table:table-cell office:value-type="float" office:value="12.93901895" table:style-name="ce1">
            <text:p>12.93901895</text:p>
          </table:table-cell>
          <table:table-cell office:value-type="float" office:value="12.93901895" table:style-name="ce1">
            <text:p>12.93901895</text:p>
          </table:table-cell>
          <table:table-cell office:value-type="float" office:value="12.93901895" table:style-name="ce1">
            <text:p>12.93901895</text:p>
          </table:table-cell>
          <table:table-cell office:value-type="float" office:value="12.93901895" table:style-name="ce1">
            <text:p>12.9390189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7410871152" table:style-name="ce1">
            <text:p>0.7410871152</text:p>
          </table:table-cell>
          <table:table-cell office:value-type="float" office:value="0.7520430192" table:style-name="ce1">
            <text:p>0.7520430192</text:p>
          </table:table-cell>
          <table:table-cell office:value-type="float" office:value="0.7465650672" table:style-name="ce1">
            <text:p>0.7465650672</text:p>
          </table:table-cell>
          <table:table-cell office:value-type="float" office:value="0.7465650672" table:style-name="ce1">
            <text:p>0.7465650672</text:p>
          </table:table-cell>
          <table:table-cell office:value-type="float" office:value="0.00774699401242883" table:style-name="ce1">
            <text:p>0.00774699401242883</text:p>
          </table:table-cell>
          <table:table-cell office:value-type="float" office:value="2" table:style-name="ce1">
            <text:p>2</text:p>
          </table:table-cell>
          <table:table-cell office:value-type="float" office:value="1.176905141" table:style-name="ce1">
            <text:p>1.176905141</text:p>
          </table:table-cell>
          <table:table-cell office:value-type="float" office:value="1.232040754" table:style-name="ce1">
            <text:p>1.232040754</text:p>
          </table:table-cell>
          <table:table-cell office:value-type="float" office:value="1.2044729475" table:style-name="ce1">
            <text:p>1.2044729475</text:p>
          </table:table-cell>
          <table:table-cell office:value-type="float" office:value="1.2044729475" table:style-name="ce1">
            <text:p>1.2044729475</text:p>
          </table:table-cell>
          <table:table-cell office:value-type="float" office:value="0.0389867658371772" table:style-name="ce1">
            <text:p>0.0389867658371772</text:p>
          </table:table-cell>
        </table:table-row>
        <table:table-row table:style-name="ro1">
          <table:table-cell office:value-type="string" table:style-name="ce1">
            <text:p>100x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I</text:p>
          </table:table-cell>
          <table:table-cell office:value-type="string" table:style-name="ce1">
            <text:p>10-20%</text:p>
          </table:table-cell>
          <table:table-cell office:value-type="float" office:value="4" table:style-name="ce1">
            <text:p>4</text:p>
          </table:table-cell>
          <table:table-cell office:value-type="float" office:value="10.43830552" table:style-name="ce1">
            <text:p>10.43830552</text:p>
          </table:table-cell>
          <table:table-cell office:value-type="float" office:value="13.89706645" table:style-name="ce1">
            <text:p>13.89706645</text:p>
          </table:table-cell>
          <table:table-cell office:value-type="float" office:value="12.150063925" table:style-name="ce1">
            <text:p>12.150063925</text:p>
          </table:table-cell>
          <table:table-cell office:value-type="float" office:value="12.132441865" table:style-name="ce1">
            <text:p>12.132441865</text:p>
          </table:table-cell>
          <table:table-cell office:value-type="float" office:value="1.94371272341835" table:style-name="ce1">
            <text:p>1.94371272341835</text:p>
          </table:table-cell>
          <table:table-cell office:value-type="float" office:value="4" table:style-name="ce1">
            <text:p>4</text:p>
          </table:table-cell>
          <table:table-cell office:value-type="float" office:value="1.366137999" table:style-name="ce1">
            <text:p>1.366137999</text:p>
          </table:table-cell>
          <table:table-cell office:value-type="float" office:value="1.986206775" table:style-name="ce1">
            <text:p>1.986206775</text:p>
          </table:table-cell>
          <table:table-cell office:value-type="float" office:value="1.6753955195" table:style-name="ce1">
            <text:p>1.6753955195</text:p>
          </table:table-cell>
          <table:table-cell office:value-type="float" office:value="1.674618652" table:style-name="ce1">
            <text:p>1.674618652</text:p>
          </table:table-cell>
          <table:table-cell office:value-type="float" office:value="0.355224821706108" table:style-name="ce1">
            <text:p>0.355224821706108</text:p>
          </table:table-cell>
          <table:table-cell office:value-type="float" office:value="4" table:style-name="ce1">
            <text:p>4</text:p>
          </table:table-cell>
          <table:table-cell office:value-type="float" office:value="-1.143043277" table:style-name="ce1">
            <text:p>-1.143043277</text:p>
          </table:table-cell>
          <table:table-cell office:value-type="float" office:value="-0.3626916003" table:style-name="ce1">
            <text:p>-0.3626916003</text:p>
          </table:table-cell>
          <table:table-cell office:value-type="float" office:value="-0.74933996555" table:style-name="ce1">
            <text:p>-0.74933996555</text:p>
          </table:table-cell>
          <table:table-cell office:value-type="float" office:value="-0.74581249245" table:style-name="ce1">
            <text:p>-0.74581249245</text:p>
          </table:table-cell>
          <table:table-cell office:value-type="float" office:value="0.424187802418491" table:style-name="ce1">
            <text:p>0.424187802418491</text:p>
          </table:table-cell>
          <table:table-cell office:value-type="float" office:value="4" table:style-name="ce1">
            <text:p>4</text:p>
          </table:table-cell>
          <table:table-cell office:value-type="float" office:value="3.879678514" table:style-name="ce1">
            <text:p>3.879678514</text:p>
          </table:table-cell>
          <table:table-cell office:value-type="float" office:value="6.667763541" table:style-name="ce1">
            <text:p>6.667763541</text:p>
          </table:table-cell>
          <table:table-cell office:value-type="float" office:value="5.256362546" table:style-name="ce1">
            <text:p>5.256362546</text:p>
          </table:table-cell>
          <table:table-cell office:value-type="float" office:value="5.2390040645" table:style-name="ce1">
            <text:p>5.2390040645</text:p>
          </table:table-cell>
          <table:table-cell office:value-type="float" office:value="1.52413294857329" table:style-name="ce1">
            <text:p>1.52413294857329</text:p>
          </table:table-cell>
          <table:table-cell office:value-type="float" office:value="4" table:style-name="ce1">
            <text:p>4</text:p>
          </table:table-cell>
          <table:table-cell office:value-type="float" office:value="2.783027" table:style-name="ce1">
            <text:p>2.783027</text:p>
          </table:table-cell>
          <table:table-cell office:value-type="float" office:value="5.844986" table:style-name="ce1">
            <text:p>5.844986</text:p>
          </table:table-cell>
          <table:table-cell office:value-type="float" office:value="4.3203045" table:style-name="ce1">
            <text:p>4.3203045</text:p>
          </table:table-cell>
          <table:table-cell office:value-type="float" office:value="4.3266025" table:style-name="ce1">
            <text:p>4.3266025</text:p>
          </table:table-cell>
          <table:table-cell office:value-type="float" office:value="1.75106963174864" table:style-name="ce1">
            <text:p>1.75106963174864</text:p>
          </table:table-cell>
          <table:table-cell office:value-type="float" office:value="4" table:style-name="ce1">
            <text:p>4</text:p>
          </table:table-cell>
          <table:table-cell office:value-type="float" office:value="7.396223" table:style-name="ce1">
            <text:p>7.396223</text:p>
          </table:table-cell>
          <table:table-cell office:value-type="float" office:value="8.690145" table:style-name="ce1">
            <text:p>8.690145</text:p>
          </table:table-cell>
          <table:table-cell office:value-type="float" office:value="8.048911" table:style-name="ce1">
            <text:p>8.048911</text:p>
          </table:table-cell>
          <table:table-cell office:value-type="float" office:value="8.054638" table:style-name="ce1">
            <text:p>8.054638</text:p>
          </table:table-cell>
          <table:table-cell office:value-type="float" office:value="0.695760651521292" table:style-name="ce1">
            <text:p>0.695760651521292</text:p>
          </table:table-cell>
          <table:table-cell office:value-type="float" office:value="4" table:style-name="ce1">
            <text:p>4</text:p>
          </table:table-cell>
          <table:table-cell office:value-type="float" office:value="10.22103" table:style-name="ce1">
            <text:p>10.22103</text:p>
          </table:table-cell>
          <table:table-cell office:value-type="float" office:value="14.518543" table:style-name="ce1">
            <text:p>14.518543</text:p>
          </table:table-cell>
          <table:table-cell office:value-type="float" office:value="12.3692155" table:style-name="ce1">
            <text:p>12.3692155</text:p>
          </table:table-cell>
          <table:table-cell office:value-type="float" office:value="12.3686445" table:style-name="ce1">
            <text:p>12.3686445</text:p>
          </table:table-cell>
          <table:table-cell office:value-type="float" office:value="2.44492569892782" table:style-name="ce1">
            <text:p>2.44492569892782</text:p>
          </table:table-cell>
          <table:table-cell office:value-type="float" office:value="4" table:style-name="ce1">
            <text:p>4</text:p>
          </table:table-cell>
          <table:table-cell office:value-type="float" office:value="0.9891963573" table:style-name="ce1">
            <text:p>0.9891963573</text:p>
          </table:table-cell>
          <table:table-cell office:value-type="float" office:value="1.533975355" table:style-name="ce1">
            <text:p>1.533975355</text:p>
          </table:table-cell>
          <table:table-cell office:value-type="float" office:value="1.261610276575" table:style-name="ce1">
            <text:p>1.261610276575</text:p>
          </table:table-cell>
          <table:table-cell office:value-type="float" office:value="1.261634697" table:style-name="ce1">
            <text:p>1.261634697</text:p>
          </table:table-cell>
          <table:table-cell office:value-type="float" office:value="0.313632811632567" table:style-name="ce1">
            <text:p>0.313632811632567</text:p>
          </table:table-cell>
          <table:table-cell office:value-type="float" office:value="4" table:style-name="ce1">
            <text:p>4</text:p>
          </table:table-cell>
          <table:table-cell office:value-type="float" office:value="1.072192829" table:style-name="ce1">
            <text:p>1.072192829</text:p>
          </table:table-cell>
          <table:table-cell office:value-type="float" office:value="8.167102743" table:style-name="ce1">
            <text:p>8.167102743</text:p>
          </table:table-cell>
          <table:table-cell office:value-type="float" office:value="4.51277381" table:style-name="ce1">
            <text:p>4.51277381</text:p>
          </table:table-cell>
          <table:table-cell office:value-type="float" office:value="4.405899834" table:style-name="ce1">
            <text:p>4.405899834</text:p>
          </table:table-cell>
          <table:table-cell office:value-type="float" office:value="3.9743056689012" table:style-name="ce1">
            <text:p>3.9743056689012</text:p>
          </table:table-cell>
          <table:table-cell office:value-type="float" office:value="4" table:style-name="ce1">
            <text:p>4</text:p>
          </table:table-cell>
          <table:table-cell office:value-type="float" office:value="1.614681319" table:style-name="ce1">
            <text:p>1.614681319</text:p>
          </table:table-cell>
          <table:table-cell office:value-type="float" office:value="2.211890746" table:style-name="ce1">
            <text:p>2.211890746</text:p>
          </table:table-cell>
          <table:table-cell office:value-type="float" office:value="1.91316726575" table:style-name="ce1">
            <text:p>1.91316726575</text:p>
          </table:table-cell>
          <table:table-cell office:value-type="float" office:value="1.913048499" table:style-name="ce1">
            <text:p>1.913048499</text:p>
          </table:table-cell>
          <table:table-cell office:value-type="float" office:value="0.343406651013033" table:style-name="ce1">
            <text:p>0.343406651013033</text:p>
          </table:table-cell>
          <table:table-cell office:value-type="float" office:value="4" table:style-name="ce1">
            <text:p>4</text:p>
          </table:table-cell>
          <table:table-cell office:value-type="float" office:value="3.33994659" table:style-name="ce1">
            <text:p>3.33994659</text:p>
          </table:table-cell>
          <table:table-cell office:value-type="float" office:value="4.219261587" table:style-name="ce1">
            <text:p>4.219261587</text:p>
          </table:table-cell>
          <table:table-cell office:value-type="float" office:value="3.78045880575" table:style-name="ce1">
            <text:p>3.78045880575</text:p>
          </table:table-cell>
          <table:table-cell office:value-type="float" office:value="3.781313523" table:style-name="ce1">
            <text:p>3.781313523</text:p>
          </table:table-cell>
          <table:table-cell office:value-type="float" office:value="0.495174715681655" table:style-name="ce1">
            <text:p>0.495174715681655</text:p>
          </table:table-cell>
          <table:table-cell office:value-type="float" office:value="4" table:style-name="ce1">
            <text:p>4</text:p>
          </table:table-cell>
          <table:table-cell office:value-type="float" office:value="15.51100092" table:style-name="ce1">
            <text:p>15.51100092</text:p>
          </table:table-cell>
          <table:table-cell office:value-type="float" office:value="17.42321127" table:style-name="ce1">
            <text:p>17.42321127</text:p>
          </table:table-cell>
          <table:table-cell office:value-type="float" office:value="16.4089932275" table:style-name="ce1">
            <text:p>16.4089932275</text:p>
          </table:table-cell>
          <table:table-cell office:value-type="float" office:value="16.35088036" table:style-name="ce1">
            <text:p>16.35088036</text:p>
          </table:table-cell>
          <table:table-cell office:value-type="float" office:value="1.03601115719131" table:style-name="ce1">
            <text:p>1.03601115719131</text:p>
          </table:table-cell>
          <table:table-cell office:value-type="float" office:value="4" table:style-name="ce1">
            <text:p>4</text:p>
          </table:table-cell>
          <table:table-cell office:value-type="float" office:value="0.3926373625" table:style-name="ce1">
            <text:p>0.3926373625</text:p>
          </table:table-cell>
          <table:table-cell office:value-type="float" office:value="0.5907498947" table:style-name="ce1">
            <text:p>0.5907498947</text:p>
          </table:table-cell>
          <table:table-cell office:value-type="float" office:value="0.495079070175" table:style-name="ce1">
            <text:p>0.495079070175</text:p>
          </table:table-cell>
          <table:table-cell office:value-type="float" office:value="0.49846451175" table:style-name="ce1">
            <text:p>0.49846451175</text:p>
          </table:table-cell>
          <table:table-cell office:value-type="float" office:value="0.109013583849813" table:style-name="ce1">
            <text:p>0.109013583849813</text:p>
          </table:table-cell>
          <table:table-cell office:value-type="float" office:value="4" table:style-name="ce1">
            <text:p>4</text:p>
          </table:table-cell>
          <table:table-cell office:value-type="float" office:value="84.50861078" table:style-name="ce1">
            <text:p>84.50861078</text:p>
          </table:table-cell>
          <table:table-cell office:value-type="float" office:value="121.4933529" table:style-name="ce1">
            <text:p>121.4933529</text:p>
          </table:table-cell>
          <table:table-cell office:value-type="float" office:value="103.0000341925" table:style-name="ce1">
            <text:p>103.0000341925</text:p>
          </table:table-cell>
          <table:table-cell office:value-type="float" office:value="102.999086545" table:style-name="ce1">
            <text:p>102.999086545</text:p>
          </table:table-cell>
          <table:table-cell office:value-type="float" office:value="21.3517056120299" table:style-name="ce1">
            <text:p>21.3517056120299</text:p>
          </table:table-cell>
          <table:table-cell office:value-type="float" office:value="4" table:style-name="ce1">
            <text:p>4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.3551317835" table:style-name="ce1">
            <text:p>0.3551317835</text:p>
          </table:table-cell>
          <table:table-cell office:value-type="float" office:value="0.4467331311" table:style-name="ce1">
            <text:p>0.4467331311</text:p>
          </table:table-cell>
          <table:table-cell office:value-type="float" office:value="0.40166914655" table:style-name="ce1">
            <text:p>0.40166914655</text:p>
          </table:table-cell>
          <table:table-cell office:value-type="float" office:value="0.4024058358" table:style-name="ce1">
            <text:p>0.4024058358</text:p>
          </table:table-cell>
          <table:table-cell office:value-type="float" office:value="0.051083111387527" table:style-name="ce1">
            <text:p>0.051083111387527</text:p>
          </table:table-cell>
          <table:table-cell office:value-type="float" office:value="4" table:style-name="ce1">
            <text:p>4</text:p>
          </table:table-cell>
          <table:table-cell office:value-type="float" office:value="4.076041849" table:style-name="ce1">
            <text:p>4.076041849</text:p>
          </table:table-cell>
          <table:table-cell office:value-type="float" office:value="7.015715592" table:style-name="ce1">
            <text:p>7.015715592</text:p>
          </table:table-cell>
          <table:table-cell office:value-type="float" office:value="5.55570912425" table:style-name="ce1">
            <text:p>5.55570912425</text:p>
          </table:table-cell>
          <table:table-cell office:value-type="float" office:value="5.565539528" table:style-name="ce1">
            <text:p>5.565539528</text:p>
          </table:table-cell>
          <table:table-cell office:value-type="float" office:value="1.67394147192428" table:style-name="ce1">
            <text:p>1.67394147192428</text:p>
          </table:table-cell>
          <table:table-cell office:value-type="float" office:value="4" table:style-name="ce1">
            <text:p>4</text:p>
          </table:table-cell>
          <table:table-cell office:value-type="float" office:value="0.05216763325" table:style-name="ce1">
            <text:p>0.05216763325</text:p>
          </table:table-cell>
          <table:table-cell office:value-type="float" office:value="0.1016604624" table:style-name="ce1">
            <text:p>0.1016604624</text:p>
          </table:table-cell>
          <table:table-cell office:value-type="float" office:value="0.07716505526" table:style-name="ce1">
            <text:p>0.07716505526</text:p>
          </table:table-cell>
          <table:table-cell office:value-type="float" office:value="0.077416062695" table:style-name="ce1">
            <text:p>0.077416062695</text:p>
          </table:table-cell>
          <table:table-cell office:value-type="float" office:value="0.0278941430474271" table:style-name="ce1">
            <text:p>0.0278941430474271</text:p>
          </table:table-cell>
          <table:table-cell office:value-type="float" office:value="4" table:style-name="ce1">
            <text:p>4</text:p>
          </table:table-cell>
          <table:table-cell office:value-type="float" office:value="1.668547133" table:style-name="ce1">
            <text:p>1.668547133</text:p>
          </table:table-cell>
          <table:table-cell office:value-type="float" office:value="2.312857329" table:style-name="ce1">
            <text:p>2.312857329</text:p>
          </table:table-cell>
          <table:table-cell office:value-type="float" office:value="1.9903323045" table:style-name="ce1">
            <text:p>1.9903323045</text:p>
          </table:table-cell>
          <table:table-cell office:value-type="float" office:value="1.989962378" table:style-name="ce1">
            <text:p>1.989962378</text:p>
          </table:table-cell>
          <table:table-cell office:value-type="float" office:value="0.371288806503901" table:style-name="ce1">
            <text:p>0.371288806503901</text:p>
          </table:table-cell>
          <table:table-cell office:value-type="float" office:value="4" table:style-name="ce1">
            <text:p>4</text:p>
          </table:table-cell>
          <table:table-cell office:value-type="float" office:value="0.05216763325" table:style-name="ce1">
            <text:p>0.05216763325</text:p>
          </table:table-cell>
          <table:table-cell office:value-type="float" office:value="0.1016604624" table:style-name="ce1">
            <text:p>0.1016604624</text:p>
          </table:table-cell>
          <table:table-cell office:value-type="float" office:value="0.07716505526" table:style-name="ce1">
            <text:p>0.07716505526</text:p>
          </table:table-cell>
          <table:table-cell office:value-type="float" office:value="0.077416062695" table:style-name="ce1">
            <text:p>0.077416062695</text:p>
          </table:table-cell>
          <table:table-cell office:value-type="float" office:value="0.0278941430474271" table:style-name="ce1">
            <text:p>0.0278941430474271</text:p>
          </table:table-cell>
          <table:table-cell office:value-type="float" office:value="4" table:style-name="ce1">
            <text:p>4</text:p>
          </table:table-cell>
          <table:table-cell office:value-type="float" office:value="1.036803667" table:style-name="ce1">
            <text:p>1.036803667</text:p>
          </table:table-cell>
          <table:table-cell office:value-type="float" office:value="1.700134965" table:style-name="ce1">
            <text:p>1.700134965</text:p>
          </table:table-cell>
          <table:table-cell office:value-type="float" office:value="1.369766136" table:style-name="ce1">
            <text:p>1.369766136</text:p>
          </table:table-cell>
          <table:table-cell office:value-type="float" office:value="1.371062956" table:style-name="ce1">
            <text:p>1.371062956</text:p>
          </table:table-cell>
          <table:table-cell office:value-type="float" office:value="0.38007861630128" table:style-name="ce1">
            <text:p>0.38007861630128</text:p>
          </table:table-cell>
          <table:table-cell office:value-type="float" office:value="4" table:style-name="ce1">
            <text:p>4</text:p>
          </table:table-cell>
          <table:table-cell office:value-type="float" office:value="1.446573333" table:style-name="ce1">
            <text:p>1.446573333</text:p>
          </table:table-cell>
          <table:table-cell office:value-type="float" office:value="2.032365035" table:style-name="ce1">
            <text:p>2.032365035</text:p>
          </table:table-cell>
          <table:table-cell office:value-type="float" office:value="1.739857864" table:style-name="ce1">
            <text:p>1.739857864</text:p>
          </table:table-cell>
          <table:table-cell office:value-type="float" office:value="1.740246544" table:style-name="ce1">
            <text:p>1.740246544</text:p>
          </table:table-cell>
          <table:table-cell office:value-type="float" office:value="0.336724606795307" table:style-name="ce1">
            <text:p>0.336724606795307</text:p>
          </table:table-cell>
          <table:table-cell office:value-type="float" office:value="4" table:style-name="ce1">
            <text:p>4</text:p>
          </table:table-cell>
          <table:table-cell office:value-type="float" office:value="0.2186226682" table:style-name="ce1">
            <text:p>0.2186226682</text:p>
          </table:table-cell>
          <table:table-cell office:value-type="float" office:value="0.2822887059" table:style-name="ce1">
            <text:p>0.2822887059</text:p>
          </table:table-cell>
          <table:table-cell office:value-type="float" office:value="0.2504744406" table:style-name="ce1">
            <text:p>0.2504744406</text:p>
          </table:table-cell>
          <table:table-cell office:value-type="float" office:value="0.25049319415" table:style-name="ce1">
            <text:p>0.25049319415</text:p>
          </table:table-cell>
          <table:table-cell office:value-type="float" office:value="0.0346362213040223" table:style-name="ce1">
            <text:p>0.0346362213040223</text:p>
          </table:table-cell>
          <table:table-cell office:value-type="float" office:value="4" table:style-name="ce1">
            <text:p>4</text:p>
          </table:table-cell>
          <table:table-cell office:value-type="float" office:value="4.928228" table:style-name="ce1">
            <text:p>4.928228</text:p>
          </table:table-cell>
          <table:table-cell office:value-type="float" office:value="6.156622" table:style-name="ce1">
            <text:p>6.156622</text:p>
          </table:table-cell>
          <table:table-cell office:value-type="float" office:value="5.5266408125" table:style-name="ce1">
            <text:p>5.5266408125</text:p>
          </table:table-cell>
          <table:table-cell office:value-type="float" office:value="5.510856625" table:style-name="ce1">
            <text:p>5.510856625</text:p>
          </table:table-cell>
          <table:table-cell office:value-type="float" office:value="0.662557910300909" table:style-name="ce1">
            <text:p>0.662557910300909</text:p>
          </table:table-cell>
          <table:table-cell office:value-type="float" office:value="4" table:style-name="ce1">
            <text:p>4</text:p>
          </table:table-cell>
          <table:table-cell office:value-type="float" office:value="0.9280238469" table:style-name="ce1">
            <text:p>0.9280238469</text:p>
          </table:table-cell>
          <table:table-cell office:value-type="float" office:value="1.462278327" table:style-name="ce1">
            <text:p>1.462278327</text:p>
          </table:table-cell>
          <table:table-cell office:value-type="float" office:value="1.19936407125" table:style-name="ce1">
            <text:p>1.19936407125</text:p>
          </table:table-cell>
          <table:table-cell office:value-type="float" office:value="1.20357705555" table:style-name="ce1">
            <text:p>1.20357705555</text:p>
          </table:table-cell>
          <table:table-cell office:value-type="float" office:value="0.301122034879189" table:style-name="ce1">
            <text:p>0.301122034879189</text:p>
          </table:table-cell>
          <table:table-cell office:value-type="float" office:value="4" table:style-name="ce1">
            <text:p>4</text:p>
          </table:table-cell>
          <table:table-cell office:value-type="float" office:value="2307.282984" table:style-name="ce1">
            <text:p>2307.282984</text:p>
          </table:table-cell>
          <table:table-cell office:value-type="float" office:value="2671.173369" table:style-name="ce1">
            <text:p>2671.173369</text:p>
          </table:table-cell>
          <table:table-cell office:value-type="float" office:value="2487.94212" table:style-name="ce1">
            <text:p>2487.94212</text:p>
          </table:table-cell>
          <table:table-cell office:value-type="float" office:value="2486.6560635" table:style-name="ce1">
            <text:p>2486.6560635</text:p>
          </table:table-cell>
          <table:table-cell office:value-type="float" office:value="206.724057771853" table:style-name="ce1">
            <text:p>206.724057771853</text:p>
          </table:table-cell>
          <table:table-cell office:value-type="float" office:value="4" table:style-name="ce1">
            <text:p>4</text:p>
          </table:table-cell>
          <table:table-cell office:value-type="float" office:value="0.005873193964" table:style-name="ce1">
            <text:p>0.005873193964</text:p>
          </table:table-cell>
          <table:table-cell office:value-type="float" office:value="142.9593855" table:style-name="ce1">
            <text:p>142.9593855</text:p>
          </table:table-cell>
          <table:table-cell office:value-type="float" office:value="71.4818153448413" table:style-name="ce1">
            <text:p>71.4818153448413</text:p>
          </table:table-cell>
          <table:table-cell office:value-type="float" office:value="71.4810013427005" table:style-name="ce1">
            <text:p>71.4810013427005</text:p>
          </table:table-cell>
          <table:table-cell office:value-type="float" office:value="82.5313331364918" table:style-name="ce1">
            <text:p>82.5313331364918</text:p>
          </table:table-cell>
          <table:table-cell office:value-type="float" office:value="4" table:style-name="ce1">
            <text:p>4</text:p>
          </table:table-cell>
          <table:table-cell office:value-type="float" office:value="37.02334257" table:style-name="ce1">
            <text:p>37.02334257</text:p>
          </table:table-cell>
          <table:table-cell office:value-type="float" office:value="90.00658675" table:style-name="ce1">
            <text:p>90.00658675</text:p>
          </table:table-cell>
          <table:table-cell office:value-type="float" office:value="63.51281582" table:style-name="ce1">
            <text:p>63.51281582</text:p>
          </table:table-cell>
          <table:table-cell office:value-type="float" office:value="63.51066698" table:style-name="ce1">
            <text:p>63.51066698</text:p>
          </table:table-cell>
          <table:table-cell office:value-type="float" office:value="30.5863877839035" table:style-name="ce1">
            <text:p>30.5863877839035</text:p>
          </table:table-cell>
          <table:table-cell office:value-type="float" office:value="4" table:style-name="ce1">
            <text:p>4</text:p>
          </table:table-cell>
          <table:table-cell office:value-type="float" office:value="78.67032761" table:style-name="ce1">
            <text:p>78.67032761</text:p>
          </table:table-cell>
          <table:table-cell office:value-type="float" office:value="90.00408642" table:style-name="ce1">
            <text:p>90.00408642</text:p>
          </table:table-cell>
          <table:table-cell office:value-type="float" office:value="85.745752825" table:style-name="ce1">
            <text:p>85.745752825</text:p>
          </table:table-cell>
          <table:table-cell office:value-type="float" office:value="87.154298635" table:style-name="ce1">
            <text:p>87.154298635</text:p>
          </table:table-cell>
          <table:table-cell office:value-type="float" office:value="5.42736515474268" table:style-name="ce1">
            <text:p>5.42736515474268</text:p>
          </table:table-cell>
          <table:table-cell office:value-type="float" office:value="4" table:style-name="ce1">
            <text:p>4</text:p>
          </table:table-cell>
          <table:table-cell office:value-type="float" office:value="58.81611812" table:style-name="ce1">
            <text:p>58.81611812</text:p>
          </table:table-cell>
          <table:table-cell office:value-type="float" office:value="65.78119323" table:style-name="ce1">
            <text:p>65.78119323</text:p>
          </table:table-cell>
          <table:table-cell office:value-type="float" office:value="62.279870295" table:style-name="ce1">
            <text:p>62.279870295</text:p>
          </table:table-cell>
          <table:table-cell office:value-type="float" office:value="62.261084915" table:style-name="ce1">
            <text:p>62.261084915</text:p>
          </table:table-cell>
          <table:table-cell office:value-type="float" office:value="3.9494571787654" table:style-name="ce1">
            <text:p>3.9494571787654</text:p>
          </table:table-cell>
          <table:table-cell office:value-type="float" office:value="4" table:style-name="ce1">
            <text:p>4</text:p>
          </table:table-cell>
          <table:table-cell office:value-type="float" office:value="0.001476185779" table:style-name="ce1">
            <text:p>0.001476185779</text:p>
          </table:table-cell>
          <table:table-cell office:value-type="float" office:value="0.00219937655" table:style-name="ce1">
            <text:p>0.00219937655</text:p>
          </table:table-cell>
          <table:table-cell office:value-type="float" office:value="0.001804706666" table:style-name="ce1">
            <text:p>0.001804706666</text:p>
          </table:table-cell>
          <table:table-cell office:value-type="float" office:value="0.0017716321675" table:style-name="ce1">
            <text:p>0.0017716321675</text:p>
          </table:table-cell>
          <table:table-cell office:value-type="float" office:value="0.000336450600223228" table:style-name="ce1">
            <text:p>0.000336450600223228</text:p>
          </table:table-cell>
          <table:table-cell office:value-type="float" office:value="4" table:style-name="ce1">
            <text:p>4</text:p>
          </table:table-cell>
          <table:table-cell office:value-type="float" office:value="0.01683063042" table:style-name="ce1">
            <text:p>0.01683063042</text:p>
          </table:table-cell>
          <table:table-cell office:value-type="float" office:value="0.01703286998" table:style-name="ce1">
            <text:p>0.01703286998</text:p>
          </table:table-cell>
          <table:table-cell office:value-type="float" office:value="0.0169448523875" table:style-name="ce1">
            <text:p>0.0169448523875</text:p>
          </table:table-cell>
          <table:table-cell office:value-type="float" office:value="0.016957954575" table:style-name="ce1">
            <text:p>0.016957954575</text:p>
          </table:table-cell>
          <table:table-cell office:value-type="float" office:value="8.77277585188482e-05" table:style-name="ce1">
            <text:p>8.77277585188482e-05</text:p>
          </table:table-cell>
          <table:table-cell office:value-type="float" office:value="4" table:style-name="ce1">
            <text:p>4</text:p>
          </table:table-cell>
          <table:table-cell office:value-type="float" office:value="5.828209396" table:style-name="ce1">
            <text:p>5.828209396</text:p>
          </table:table-cell>
          <table:table-cell office:value-type="float" office:value="8.974667231" table:style-name="ce1">
            <text:p>8.974667231</text:p>
          </table:table-cell>
          <table:table-cell office:value-type="float" office:value="7.43525339725" table:style-name="ce1">
            <text:p>7.43525339725</text:p>
          </table:table-cell>
          <table:table-cell office:value-type="float" office:value="7.469068481" table:style-name="ce1">
            <text:p>7.469068481</text:p>
          </table:table-cell>
          <table:table-cell office:value-type="float" office:value="1.7674697099967" table:style-name="ce1">
            <text:p>1.7674697099967</text:p>
          </table:table-cell>
          <table:table-cell office:value-type="float" office:value="4" table:style-name="ce1">
            <text:p>4</text:p>
          </table:table-cell>
          <table:table-cell office:value-type="float" office:value="13.78310215" table:style-name="ce1">
            <text:p>13.78310215</text:p>
          </table:table-cell>
          <table:table-cell office:value-type="float" office:value="24.3420757" table:style-name="ce1">
            <text:p>24.3420757</text:p>
          </table:table-cell>
          <table:table-cell office:value-type="float" office:value="17.8781040425" table:style-name="ce1">
            <text:p>17.8781040425</text:p>
          </table:table-cell>
          <table:table-cell office:value-type="float" office:value="16.69361916" table:style-name="ce1">
            <text:p>16.69361916</text:p>
          </table:table-cell>
          <table:table-cell office:value-type="float" office:value="4.60354867828423" table:style-name="ce1">
            <text:p>4.60354867828423</text:p>
          </table:table-cell>
          <table:table-cell office:value-type="float" office:value="4" table:style-name="ce1">
            <text:p>4</text:p>
          </table:table-cell>
          <table:table-cell office:value-type="float" office:value="0.2502323885" table:style-name="ce1">
            <text:p>0.2502323885</text:p>
          </table:table-cell>
          <table:table-cell office:value-type="float" office:value="1.072538189" table:style-name="ce1">
            <text:p>1.072538189</text:p>
          </table:table-cell>
          <table:table-cell office:value-type="float" office:value="0.657801606075" table:style-name="ce1">
            <text:p>0.657801606075</text:p>
          </table:table-cell>
          <table:table-cell office:value-type="float" office:value="0.6542179234" table:style-name="ce1">
            <text:p>0.6542179234</text:p>
          </table:table-cell>
          <table:table-cell office:value-type="float" office:value="0.468943566091854" table:style-name="ce1">
            <text:p>0.468943566091854</text:p>
          </table:table-cell>
          <table:table-cell office:value-type="float" office:value="4" table:style-name="ce1">
            <text:p>4</text:p>
          </table:table-cell>
          <table:table-cell office:value-type="float" office:value="0.9039046469" table:style-name="ce1">
            <text:p>0.9039046469</text:p>
          </table:table-cell>
          <table:table-cell office:value-type="float" office:value="1.907681913" table:style-name="ce1">
            <text:p>1.907681913</text:p>
          </table:table-cell>
          <table:table-cell office:value-type="float" office:value="1.35878057605" table:style-name="ce1">
            <text:p>1.35878057605</text:p>
          </table:table-cell>
          <table:table-cell office:value-type="float" office:value="1.31176787215" table:style-name="ce1">
            <text:p>1.31176787215</text:p>
          </table:table-cell>
          <table:table-cell office:value-type="float" office:value="0.528571734605305" table:style-name="ce1">
            <text:p>0.528571734605305</text:p>
          </table:table-cell>
        </table:table-row>
        <table:table-row table:style-name="ro1">
          <table:table-cell office:value-type="string" table:style-name="ce1">
            <text:p>20x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10-20%</text:p>
          </table:table-cell>
          <table:table-cell office:value-type="float" office:value="6" table:style-name="ce1">
            <text:p>6</text:p>
          </table:table-cell>
          <table:table-cell office:value-type="float" office:value="11.53262868" table:style-name="ce1">
            <text:p>11.53262868</text:p>
          </table:table-cell>
          <table:table-cell office:value-type="float" office:value="13.5795324" table:style-name="ce1">
            <text:p>13.5795324</text:p>
          </table:table-cell>
          <table:table-cell office:value-type="float" office:value="12.6978855516667" table:style-name="ce1">
            <text:p>12.6978855516667</text:p>
          </table:table-cell>
          <table:table-cell office:value-type="float" office:value="12.990363625" table:style-name="ce1">
            <text:p>12.990363625</text:p>
          </table:table-cell>
          <table:table-cell office:value-type="float" office:value="0.944071380327103" table:style-name="ce1">
            <text:p>0.944071380327103</text:p>
          </table:table-cell>
          <table:table-cell office:value-type="float" office:value="6" table:style-name="ce1">
            <text:p>6</text:p>
          </table:table-cell>
          <table:table-cell office:value-type="float" office:value="7.283898596" table:style-name="ce1">
            <text:p>7.283898596</text:p>
          </table:table-cell>
          <table:table-cell office:value-type="float" office:value="7.914668182" table:style-name="ce1">
            <text:p>7.914668182</text:p>
          </table:table-cell>
          <table:table-cell office:value-type="float" office:value="7.592926334" table:style-name="ce1">
            <text:p>7.592926334</text:p>
          </table:table-cell>
          <table:table-cell office:value-type="float" office:value="7.586829521" table:style-name="ce1">
            <text:p>7.586829521</text:p>
          </table:table-cell>
          <table:table-cell office:value-type="float" office:value="0.330298388542785" table:style-name="ce1">
            <text:p>0.330298388542785</text:p>
          </table:table-cell>
          <table:table-cell office:value-type="float" office:value="6" table:style-name="ce1">
            <text:p>6</text:p>
          </table:table-cell>
          <table:table-cell office:value-type="float" office:value="-0.722214999" table:style-name="ce1">
            <text:p>-0.722214999</text:p>
          </table:table-cell>
          <table:table-cell office:value-type="float" office:value="0.8300851265" table:style-name="ce1">
            <text:p>0.8300851265</text:p>
          </table:table-cell>
          <table:table-cell office:value-type="float" office:value="0.0474470204333333" table:style-name="ce1">
            <text:p>0.0474470204333333</text:p>
          </table:table-cell>
          <table:table-cell office:value-type="float" office:value="0.04004562255" table:style-name="ce1">
            <text:p>0.04004562255</text:p>
          </table:table-cell>
          <table:table-cell office:value-type="float" office:value="0.838103929801242" table:style-name="ce1">
            <text:p>0.838103929801242</text:p>
          </table:table-cell>
          <table:table-cell office:value-type="float" office:value="6" table:style-name="ce1">
            <text:p>6</text:p>
          </table:table-cell>
          <table:table-cell office:value-type="float" office:value="3.13368115" table:style-name="ce1">
            <text:p>3.13368115</text:p>
          </table:table-cell>
          <table:table-cell office:value-type="float" office:value="4.156843421" table:style-name="ce1">
            <text:p>4.156843421</text:p>
          </table:table-cell>
          <table:table-cell office:value-type="float" office:value="3.63849929866667" table:style-name="ce1">
            <text:p>3.63849929866667</text:p>
          </table:table-cell>
          <table:table-cell office:value-type="float" office:value="3.632486811" table:style-name="ce1">
            <text:p>3.632486811</text:p>
          </table:table-cell>
          <table:table-cell office:value-type="float" office:value="0.543747083921853" table:style-name="ce1">
            <text:p>0.543747083921853</text:p>
          </table:table-cell>
          <table:table-cell office:value-type="float" office:value="6" table:style-name="ce1">
            <text:p>6</text:p>
          </table:table-cell>
          <table:table-cell office:value-type="float" office:value="17.41724" table:style-name="ce1">
            <text:p>17.41724</text:p>
          </table:table-cell>
          <table:table-cell office:value-type="float" office:value="22.04176" table:style-name="ce1">
            <text:p>22.04176</text:p>
          </table:table-cell>
          <table:table-cell office:value-type="float" office:value="19.71859" table:style-name="ce1">
            <text:p>19.71859</text:p>
          </table:table-cell>
          <table:table-cell office:value-type="float" office:value="19.700405" table:style-name="ce1">
            <text:p>19.700405</text:p>
          </table:table-cell>
          <table:table-cell office:value-type="float" office:value="2.49742459496178" table:style-name="ce1">
            <text:p>2.49742459496178</text:p>
          </table:table-cell>
          <table:table-cell office:value-type="float" office:value="6" table:style-name="ce1">
            <text:p>6</text:p>
          </table:table-cell>
          <table:table-cell office:value-type="float" office:value="17.87937" table:style-name="ce1">
            <text:p>17.87937</text:p>
          </table:table-cell>
          <table:table-cell office:value-type="float" office:value="33.6139" table:style-name="ce1">
            <text:p>33.6139</text:p>
          </table:table-cell>
          <table:table-cell office:value-type="float" office:value="26.1422583333333" table:style-name="ce1">
            <text:p>26.1422583333333</text:p>
          </table:table-cell>
          <table:table-cell office:value-type="float" office:value="26.443805" table:style-name="ce1">
            <text:p>26.443805</text:p>
          </table:table-cell>
          <table:table-cell office:value-type="float" office:value="8.02252080943993" table:style-name="ce1">
            <text:p>8.02252080943993</text:p>
          </table:table-cell>
          <table:table-cell office:value-type="float" office:value="6" table:style-name="ce1">
            <text:p>6</text:p>
          </table:table-cell>
          <table:table-cell office:value-type="float" office:value="39.92113" table:style-name="ce1">
            <text:p>39.92113</text:p>
          </table:table-cell>
          <table:table-cell office:value-type="float" office:value="51.03114" table:style-name="ce1">
            <text:p>51.03114</text:p>
          </table:table-cell>
          <table:table-cell office:value-type="float" office:value="45.8608483333333" table:style-name="ce1">
            <text:p>45.8608483333333</text:p>
          </table:table-cell>
          <table:table-cell office:value-type="float" office:value="46.14421" table:style-name="ce1">
            <text:p>46.14421</text:p>
          </table:table-cell>
          <table:table-cell office:value-type="float" office:value="5.53127181957429" table:style-name="ce1">
            <text:p>5.53127181957429</text:p>
          </table:table-cell>
          <table:table-cell office:value-type="float" office:value="6" table:style-name="ce1">
            <text:p>6</text:p>
          </table:table-cell>
          <table:table-cell office:value-type="float" office:value="5.800399284" table:style-name="ce1">
            <text:p>5.800399284</text:p>
          </table:table-cell>
          <table:table-cell office:value-type="float" office:value="6.090216984" table:style-name="ce1">
            <text:p>6.090216984</text:p>
          </table:table-cell>
          <table:table-cell office:value-type="float" office:value="5.93768604183333" table:style-name="ce1">
            <text:p>5.93768604183333</text:p>
          </table:table-cell>
          <table:table-cell office:value-type="float" office:value="5.93086757" table:style-name="ce1">
            <text:p>5.93086757</text:p>
          </table:table-cell>
          <table:table-cell office:value-type="float" office:value="0.146986753575816" table:style-name="ce1">
            <text:p>0.146986753575816</text:p>
          </table:table-cell>
          <table:table-cell office:value-type="float" office:value="6" table:style-name="ce1">
            <text:p>6</text:p>
          </table:table-cell>
          <table:table-cell office:value-type="float" office:value="0.178916662" table:style-name="ce1">
            <text:p>0.178916662</text:p>
          </table:table-cell>
          <table:table-cell office:value-type="float" office:value="0.3189856041" table:style-name="ce1">
            <text:p>0.3189856041</text:p>
          </table:table-cell>
          <table:table-cell office:value-type="float" office:value="0.2463760395" table:style-name="ce1">
            <text:p>0.2463760395</text:p>
          </table:table-cell>
          <table:table-cell office:value-type="float" office:value="0.24640835005" table:style-name="ce1">
            <text:p>0.24640835005</text:p>
          </table:table-cell>
          <table:table-cell office:value-type="float" office:value="0.0688112452307764" table:style-name="ce1">
            <text:p>0.0688112452307764</text:p>
          </table:table-cell>
          <table:table-cell office:value-type="float" office:value="6" table:style-name="ce1">
            <text:p>6</text:p>
          </table:table-cell>
          <table:table-cell office:value-type="float" office:value="9.755109429" table:style-name="ce1">
            <text:p>9.755109429</text:p>
          </table:table-cell>
          <table:table-cell office:value-type="float" office:value="11.44755672" table:style-name="ce1">
            <text:p>11.44755672</text:p>
          </table:table-cell>
          <table:table-cell office:value-type="float" office:value="10.605827652" table:style-name="ce1">
            <text:p>10.605827652</text:p>
          </table:table-cell>
          <table:table-cell office:value-type="float" office:value="10.6144986255" table:style-name="ce1">
            <text:p>10.6144986255</text:p>
          </table:table-cell>
          <table:table-cell office:value-type="float" office:value="0.903298451851577" table:style-name="ce1">
            <text:p>0.903298451851577</text:p>
          </table:table-cell>
          <table:table-cell office:value-type="float" office:value="6" table:style-name="ce1">
            <text:p>6</text:p>
          </table:table-cell>
          <table:table-cell office:value-type="float" office:value="8.719022467" table:style-name="ce1">
            <text:p>8.719022467</text:p>
          </table:table-cell>
          <table:table-cell office:value-type="float" office:value="19.25844352" table:style-name="ce1">
            <text:p>19.25844352</text:p>
          </table:table-cell>
          <table:table-cell office:value-type="float" office:value="13.999960642" table:style-name="ce1">
            <text:p>13.999960642</text:p>
          </table:table-cell>
          <table:table-cell office:value-type="float" office:value="14.006213716" table:style-name="ce1">
            <text:p>14.006213716</text:p>
          </table:table-cell>
          <table:table-cell office:value-type="float" office:value="5.66342697479783" table:style-name="ce1">
            <text:p>5.66342697479783</text:p>
          </table:table-cell>
          <table:table-cell office:value-type="float" office:value="6" table:style-name="ce1">
            <text:p>6</text:p>
          </table:table-cell>
          <table:table-cell office:value-type="float" office:value="66.07591064" table:style-name="ce1">
            <text:p>66.07591064</text:p>
          </table:table-cell>
          <table:table-cell office:value-type="float" office:value="91.81795286" table:style-name="ce1">
            <text:p>91.81795286</text:p>
          </table:table-cell>
          <table:table-cell office:value-type="float" office:value="78.8480524" table:style-name="ce1">
            <text:p>78.8480524</text:p>
          </table:table-cell>
          <table:table-cell office:value-type="float" office:value="78.761626935" table:style-name="ce1">
            <text:p>78.761626935</text:p>
          </table:table-cell>
          <table:table-cell office:value-type="float" office:value="13.9009576348597" table:style-name="ce1">
            <text:p>13.9009576348597</text:p>
          </table:table-cell>
          <table:table-cell office:value-type="float" office:value="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-Inf" table:style-name="ce1">
            <text:p>-Inf</text:p>
          </table:table-cell>
          <table:table-cell office:value-type="float" office:value="NaN" table:style-name="ce1">
            <text:p>NaN</text:p>
          </table:table-cell>
          <table:table-cell/>
          <table:table-cell/>
          <table:table-cell office:value-type="float" office:value="6" table:style-name="ce1">
            <text:p>6</text:p>
          </table:table-cell>
          <table:table-cell office:value-type="float" office:value="3.744904233" table:style-name="ce1">
            <text:p>3.744904233</text:p>
          </table:table-cell>
          <table:table-cell office:value-type="float" office:value="58.74993215" table:style-name="ce1">
            <text:p>58.74993215</text:p>
          </table:table-cell>
          <table:table-cell office:value-type="float" office:value="31.1684549646667" table:style-name="ce1">
            <text:p>31.1684549646667</text:p>
          </table:table-cell>
          <table:table-cell office:value-type="float" office:value="31.129064257" table:style-name="ce1">
            <text:p>31.129064257</text:p>
          </table:table-cell>
          <table:table-cell office:value-type="float" office:value="30.0390911315511" table:style-name="ce1">
            <text:p>30.0390911315511</text:p>
          </table:table-cell>
          <table:table-cell office:value-type="float" office:value="6" table:style-name="ce1">
            <text:p>6</text:p>
          </table:table-cell>
          <table:table-cell office:value-type="float" office:value="3.294734756" table:style-name="ce1">
            <text:p>3.294734756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3.8438572155" table:style-name="ce1">
            <text:p>3.8438572155</text:p>
          </table:table-cell>
          <table:table-cell office:value-type="float" office:value="3.8438572155" table:style-name="ce1">
            <text:p>3.8438572155</text:p>
          </table:table-cell>
          <table:table-cell office:value-type="float" office:value="0.601533515801734" table:style-name="ce1">
            <text:p>0.601533515801734</text:p>
          </table:table-cell>
          <table:table-cell office:value-type="float" office:value="6" table:style-name="ce1">
            <text:p>6</text:p>
          </table:table-cell>
          <table:table-cell office:value-type="float" office:value="0.2516132152" table:style-name="ce1">
            <text:p>0.2516132152</text:p>
          </table:table-cell>
          <table:table-cell office:value-type="float" office:value="0.3303469567" table:style-name="ce1">
            <text:p>0.3303469567</text:p>
          </table:table-cell>
          <table:table-cell office:value-type="float" office:value="0.292654057766667" table:style-name="ce1">
            <text:p>0.292654057766667</text:p>
          </table:table-cell>
          <table:table-cell office:value-type="float" office:value="0.2936004772" table:style-name="ce1">
            <text:p>0.2936004772</text:p>
          </table:table-cell>
          <table:table-cell office:value-type="float" office:value="0.0411014550027351" table:style-name="ce1">
            <text:p>0.0411014550027351</text:p>
          </table:table-cell>
          <table:table-cell office:value-type="float" office:value="6" table:style-name="ce1">
            <text:p>6</text:p>
          </table:table-cell>
          <table:table-cell office:value-type="float" office:value="2.969515205" table:style-name="ce1">
            <text:p>2.969515205</text:p>
          </table:table-cell>
          <table:table-cell office:value-type="float" office:value="4.980405779" table:style-name="ce1">
            <text:p>4.980405779</text:p>
          </table:table-cell>
          <table:table-cell office:value-type="float" office:value="4.01139823216667" table:style-name="ce1">
            <text:p>4.01139823216667</text:p>
          </table:table-cell>
          <table:table-cell office:value-type="float" office:value="4.031495855" table:style-name="ce1">
            <text:p>4.031495855</text:p>
          </table:table-cell>
          <table:table-cell office:value-type="float" office:value="1.05698824287271" table:style-name="ce1">
            <text:p>1.05698824287271</text:p>
          </table:table-cell>
          <table:table-cell office:value-type="float" office:value="6" table:style-name="ce1">
            <text:p>6</text:p>
          </table:table-cell>
          <table:table-cell office:value-type="float" office:value="0.2300958521" table:style-name="ce1">
            <text:p>0.2300958521</text:p>
          </table:table-cell>
          <table:table-cell office:value-type="float" office:value="0.4188576829" table:style-name="ce1">
            <text:p>0.4188576829</text:p>
          </table:table-cell>
          <table:table-cell office:value-type="float" office:value="0.32311384785" table:style-name="ce1">
            <text:p>0.32311384785</text:p>
          </table:table-cell>
          <table:table-cell office:value-type="float" office:value="0.3223188531" table:style-name="ce1">
            <text:p>0.3223188531</text:p>
          </table:table-cell>
          <table:table-cell office:value-type="float" office:value="0.101094144093487" table:style-name="ce1">
            <text:p>0.101094144093487</text:p>
          </table:table-cell>
          <table:table-cell office:value-type="float" office:value="6" table:style-name="ce1">
            <text:p>6</text:p>
          </table:table-cell>
          <table:table-cell office:value-type="float" office:value="9.985204453" table:style-name="ce1">
            <text:p>9.985204453</text:p>
          </table:table-cell>
          <table:table-cell office:value-type="float" office:value="11.86154823" table:style-name="ce1">
            <text:p>11.86154823</text:p>
          </table:table-cell>
          <table:table-cell office:value-type="float" office:value="10.9289405605" table:style-name="ce1">
            <text:p>10.9289405605</text:p>
          </table:table-cell>
          <table:table-cell office:value-type="float" office:value="10.936814915" table:style-name="ce1">
            <text:p>10.936814915</text:p>
          </table:table-cell>
          <table:table-cell office:value-type="float" office:value="1.00435505521167" table:style-name="ce1">
            <text:p>1.00435505521167</text:p>
          </table:table-cell>
          <table:table-cell office:value-type="float" office:value="6" table:style-name="ce1">
            <text:p>6</text:p>
          </table:table-cell>
          <table:table-cell office:value-type="float" office:value="0.2300958521" table:style-name="ce1">
            <text:p>0.2300958521</text:p>
          </table:table-cell>
          <table:table-cell office:value-type="float" office:value="0.4188576829" table:style-name="ce1">
            <text:p>0.4188576829</text:p>
          </table:table-cell>
          <table:table-cell office:value-type="float" office:value="0.32311384785" table:style-name="ce1">
            <text:p>0.32311384785</text:p>
          </table:table-cell>
          <table:table-cell office:value-type="float" office:value="0.3223188531" table:style-name="ce1">
            <text:p>0.3223188531</text:p>
          </table:table-cell>
          <table:table-cell office:value-type="float" office:value="0.101094144093487" table:style-name="ce1">
            <text:p>0.101094144093487</text:p>
          </table:table-cell>
          <table:table-cell office:value-type="float" office:value="6" table:style-name="ce1">
            <text:p>6</text:p>
          </table:table-cell>
          <table:table-cell office:value-type="float" office:value="5.853783627" table:style-name="ce1">
            <text:p>5.853783627</text:p>
          </table:table-cell>
          <table:table-cell office:value-type="float" office:value="6.486713922" table:style-name="ce1">
            <text:p>6.486713922</text:p>
          </table:table-cell>
          <table:table-cell office:value-type="float" office:value="6.16715950616667" table:style-name="ce1">
            <text:p>6.16715950616667</text:p>
          </table:table-cell>
          <table:table-cell office:value-type="float" office:value="6.162432087" table:style-name="ce1">
            <text:p>6.162432087</text:p>
          </table:table-cell>
          <table:table-cell office:value-type="float" office:value="0.321042930510338" table:style-name="ce1">
            <text:p>0.321042930510338</text:p>
          </table:table-cell>
          <table:table-cell office:value-type="float" office:value="6" table:style-name="ce1">
            <text:p>6</text:p>
          </table:table-cell>
          <table:table-cell office:value-type="float" office:value="8.769410121" table:style-name="ce1">
            <text:p>8.769410121</text:p>
          </table:table-cell>
          <table:table-cell office:value-type="float" office:value="11.36513687" table:style-name="ce1">
            <text:p>11.36513687</text:p>
          </table:table-cell>
          <table:table-cell office:value-type="float" office:value="10.0723438263333" table:style-name="ce1">
            <text:p>10.0723438263333</text:p>
          </table:table-cell>
          <table:table-cell office:value-type="float" office:value="10.074535889" table:style-name="ce1">
            <text:p>10.074535889</text:p>
          </table:table-cell>
          <table:table-cell office:value-type="float" office:value="1.39866513692637" table:style-name="ce1">
            <text:p>1.39866513692637</text:p>
          </table:table-cell>
          <table:table-cell office:value-type="float" office:value="6" table:style-name="ce1">
            <text:p>6</text:p>
          </table:table-cell>
          <table:table-cell office:value-type="float" office:value="0.4867680817" table:style-name="ce1">
            <text:p>0.4867680817</text:p>
          </table:table-cell>
          <table:table-cell office:value-type="float" office:value="1.217907669" table:style-name="ce1">
            <text:p>1.217907669</text:p>
          </table:table-cell>
          <table:table-cell office:value-type="float" office:value="0.856596733266667" table:style-name="ce1">
            <text:p>0.856596733266667</text:p>
          </table:table-cell>
          <table:table-cell office:value-type="float" office:value="0.8612223556" table:style-name="ce1">
            <text:p>0.8612223556</text:p>
          </table:table-cell>
          <table:table-cell office:value-type="float" office:value="0.394396582144101" table:style-name="ce1">
            <text:p>0.394396582144101</text:p>
          </table:table-cell>
          <table:table-cell office:value-type="float" office:value="6" table:style-name="ce1">
            <text:p>6</text:p>
          </table:table-cell>
          <table:table-cell office:value-type="float" office:value="36.91157" table:style-name="ce1">
            <text:p>36.91157</text:p>
          </table:table-cell>
          <table:table-cell office:value-type="float" office:value="47.53151" table:style-name="ce1">
            <text:p>47.53151</text:p>
          </table:table-cell>
          <table:table-cell office:value-type="float" office:value="43.1942291666667" table:style-name="ce1">
            <text:p>43.1942291666667</text:p>
          </table:table-cell>
          <table:table-cell office:value-type="float" office:value="44.22975" table:style-name="ce1">
            <text:p>44.22975</text:p>
          </table:table-cell>
          <table:table-cell office:value-type="float" office:value="4.66399349473648" table:style-name="ce1">
            <text:p>4.66399349473648</text:p>
          </table:table-cell>
          <table:table-cell office:value-type="float" office:value="6" table:style-name="ce1">
            <text:p>6</text:p>
          </table:table-cell>
          <table:table-cell office:value-type="float" office:value="16.91223039" table:style-name="ce1">
            <text:p>16.91223039</text:p>
          </table:table-cell>
          <table:table-cell office:value-type="float" office:value="18.82234901" table:style-name="ce1">
            <text:p>18.82234901</text:p>
          </table:table-cell>
          <table:table-cell office:value-type="float" office:value="17.708465145" table:style-name="ce1">
            <text:p>17.708465145</text:p>
          </table:table-cell>
          <table:table-cell office:value-type="float" office:value="17.62495354" table:style-name="ce1">
            <text:p>17.62495354</text:p>
          </table:table-cell>
          <table:table-cell office:value-type="float" office:value="0.874530680924586" table:style-name="ce1">
            <text:p>0.874530680924586</text:p>
          </table:table-cell>
          <table:table-cell office:value-type="float" office:value="6" table:style-name="ce1">
            <text:p>6</text:p>
          </table:table-cell>
          <table:table-cell office:value-type="float" office:value="1318.768123" table:style-name="ce1">
            <text:p>1318.768123</text:p>
          </table:table-cell>
          <table:table-cell office:value-type="float" office:value="1442.806651" table:style-name="ce1">
            <text:p>1442.806651</text:p>
          </table:table-cell>
          <table:table-cell office:value-type="float" office:value="1387.01822633333" table:style-name="ce1">
            <text:p>1387.01822633333</text:p>
          </table:table-cell>
          <table:table-cell office:value-type="float" office:value="1397.834509" table:style-name="ce1">
            <text:p>1397.834509</text:p>
          </table:table-cell>
          <table:table-cell office:value-type="float" office:value="61.9318792896918" table:style-name="ce1">
            <text:p>61.9318792896918</text:p>
          </table:table-cell>
          <table:table-cell office:value-type="float" office:value="6" table:style-name="ce1">
            <text:p>6</text:p>
          </table:table-cell>
          <table:table-cell office:value-type="float" office:value="89.99845217" table:style-name="ce1">
            <text:p>89.99845217</text:p>
          </table:table-cell>
          <table:table-cell office:value-type="float" office:value="143.0151507" table:style-name="ce1">
            <text:p>143.0151507</text:p>
          </table:table-cell>
          <table:table-cell office:value-type="float" office:value="116.508512965" table:style-name="ce1">
            <text:p>116.508512965</text:p>
          </table:table-cell>
          <table:table-cell office:value-type="float" office:value="116.51145215" table:style-name="ce1">
            <text:p>116.51145215</text:p>
          </table:table-cell>
          <table:table-cell office:value-type="float" office:value="29.0351540526593" table:style-name="ce1">
            <text:p>29.0351540526593</text:p>
          </table:table-cell>
          <table:table-cell office:value-type="float" office:value="6" table:style-name="ce1">
            <text:p>6</text:p>
          </table:table-cell>
          <table:table-cell office:value-type="float" office:value="0.00439433679" table:style-name="ce1">
            <text:p>0.00439433679</text:p>
          </table:table-cell>
          <table:table-cell office:value-type="float" office:value="37.00584615" table:style-name="ce1">
            <text:p>37.00584615</text:p>
          </table:table-cell>
          <table:table-cell office:value-type="float" office:value="18.5064485252175" table:style-name="ce1">
            <text:p>18.5064485252175</text:p>
          </table:table-cell>
          <table:table-cell office:value-type="float" office:value="18.508706299075" table:style-name="ce1">
            <text:p>18.508706299075</text:p>
          </table:table-cell>
          <table:table-cell office:value-type="float" office:value="20.2633048866001" table:style-name="ce1">
            <text:p>20.2633048866001</text:p>
          </table:table-cell>
          <table:table-cell office:value-type="float" office:value="6" table:style-name="ce1">
            <text:p>6</text:p>
          </table:table-cell>
          <table:table-cell office:value-type="float" office:value="20.77061939" table:style-name="ce1">
            <text:p>20.77061939</text:p>
          </table:table-cell>
          <table:table-cell office:value-type="float" office:value="56.52724758" table:style-name="ce1">
            <text:p>56.52724758</text:p>
          </table:table-cell>
          <table:table-cell office:value-type="float" office:value="38.6482424383333" table:style-name="ce1">
            <text:p>38.6482424383333</text:p>
          </table:table-cell>
          <table:table-cell office:value-type="float" office:value="38.647063825" table:style-name="ce1">
            <text:p>38.647063825</text:p>
          </table:table-cell>
          <table:table-cell office:value-type="float" office:value="19.581798533845" table:style-name="ce1">
            <text:p>19.581798533845</text:p>
          </table:table-cell>
          <table:table-cell office:value-type="float" office:value="6" table:style-name="ce1">
            <text:p>6</text:p>
          </table:table-cell>
          <table:table-cell office:value-type="float" office:value="9.799016045" table:style-name="ce1">
            <text:p>9.799016045</text:p>
          </table:table-cell>
          <table:table-cell office:value-type="float" office:value="20.96000293" table:style-name="ce1">
            <text:p>20.96000293</text:p>
          </table:table-cell>
          <table:table-cell office:value-type="float" office:value="15.3778871643333" table:style-name="ce1">
            <text:p>15.3778871643333</text:p>
          </table:table-cell>
          <table:table-cell office:value-type="float" office:value="15.3694435505" table:style-name="ce1">
            <text:p>15.3694435505</text:p>
          </table:table-cell>
          <table:table-cell office:value-type="float" office:value="6.09798901656914" table:style-name="ce1">
            <text:p>6.09798901656914</text:p>
          </table:table-cell>
          <table:table-cell office:value-type="float" office:value="6" table:style-name="ce1">
            <text:p>6</text:p>
          </table:table-cell>
          <table:table-cell office:value-type="float" office:value="0.00211375009" table:style-name="ce1">
            <text:p>0.00211375009</text:p>
          </table:table-cell>
          <table:table-cell office:value-type="float" office:value="0.003465574812" table:style-name="ce1">
            <text:p>0.003465574812</text:p>
          </table:table-cell>
          <table:table-cell office:value-type="float" office:value="0.0027523283415" table:style-name="ce1">
            <text:p>0.0027523283415</text:p>
          </table:table-cell>
          <table:table-cell office:value-type="float" office:value="0.00271823785" table:style-name="ce1">
            <text:p>0.00271823785</text:p>
          </table:table-cell>
          <table:table-cell office:value-type="float" office:value="0.000690025584744032" table:style-name="ce1">
            <text:p>0.000690025584744032</text:p>
          </table:table-cell>
          <table:table-cell office:value-type="float" office:value="6" table:style-name="ce1">
            <text:p>6</text:p>
          </table:table-cell>
          <table:table-cell office:value-type="float" office:value="0.01632353201" table:style-name="ce1">
            <text:p>0.01632353201</text:p>
          </table:table-cell>
          <table:table-cell office:value-type="float" office:value="0.01805046735" table:style-name="ce1">
            <text:p>0.01805046735</text:p>
          </table:table-cell>
          <table:table-cell office:value-type="float" office:value="0.0172067860683333" table:style-name="ce1">
            <text:p>0.0172067860683333</text:p>
          </table:table-cell>
          <table:table-cell office:value-type="float" office:value="0.01721977755" table:style-name="ce1">
            <text:p>0.01721977755</text:p>
          </table:table-cell>
          <table:table-cell office:value-type="float" office:value="0.000911837877078361" table:style-name="ce1">
            <text:p>0.000911837877078361</text:p>
          </table:table-cell>
          <table:table-cell office:value-type="float" office:value="6" table:style-name="ce1">
            <text:p>6</text:p>
          </table:table-cell>
          <table:table-cell office:value-type="float" office:value="6.642577214" table:style-name="ce1">
            <text:p>6.642577214</text:p>
          </table:table-cell>
          <table:table-cell office:value-type="float" office:value="9.392765757" table:style-name="ce1">
            <text:p>9.392765757</text:p>
          </table:table-cell>
          <table:table-cell office:value-type="float" office:value="8.0839479345" table:style-name="ce1">
            <text:p>8.0839479345</text:p>
          </table:table-cell>
          <table:table-cell office:value-type="float" office:value="8.119105111" table:style-name="ce1">
            <text:p>8.119105111</text:p>
          </table:table-cell>
          <table:table-cell office:value-type="float" office:value="1.36409601225353" table:style-name="ce1">
            <text:p>1.36409601225353</text:p>
          </table:table-cell>
          <table:table-cell office:value-type="float" office:value="6" table:style-name="ce1">
            <text:p>6</text:p>
          </table:table-cell>
          <table:table-cell office:value-type="float" office:value="11.23394588" table:style-name="ce1">
            <text:p>11.23394588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12.3092462266667" table:style-name="ce1">
            <text:p>12.3092462266667</text:p>
          </table:table-cell>
          <table:table-cell office:value-type="float" office:value="12.44022289" table:style-name="ce1">
            <text:p>12.44022289</text:p>
          </table:table-cell>
          <table:table-cell office:value-type="float" office:value="0.668719268811217" table:style-name="ce1">
            <text:p>0.668719268811217</text:p>
          </table:table-cell>
          <table:table-cell office:value-type="float" office:value="6" table:style-name="ce1">
            <text:p>6</text:p>
          </table:table-cell>
          <table:table-cell office:value-type="float" office:value="0.2647109718" table:style-name="ce1">
            <text:p>0.2647109718</text:p>
          </table:table-cell>
          <table:table-cell office:value-type="float" office:value="0.369931044" table:style-name="ce1">
            <text:p>0.369931044</text:p>
          </table:table-cell>
          <table:table-cell office:value-type="float" office:value="0.317496855783333" table:style-name="ce1">
            <text:p>0.317496855783333</text:p>
          </table:table-cell>
          <table:table-cell office:value-type="float" office:value="0.31947821845" table:style-name="ce1">
            <text:p>0.31947821845</text:p>
          </table:table-cell>
          <table:table-cell office:value-type="float" office:value="0.0528166701767016" table:style-name="ce1">
            <text:p>0.0528166701767016</text:p>
          </table:table-cell>
          <table:table-cell office:value-type="float" office:value="6" table:style-name="ce1">
            <text:p>6</text:p>
          </table:table-cell>
          <table:table-cell office:value-type="float" office:value="0.3504631823" table:style-name="ce1">
            <text:p>0.3504631823</text:p>
          </table:table-cell>
          <table:table-cell office:value-type="float" office:value="0.4857648111" table:style-name="ce1">
            <text:p>0.4857648111</text:p>
          </table:table-cell>
          <table:table-cell office:value-type="float" office:value="0.414846179466667" table:style-name="ce1">
            <text:p>0.414846179466667</text:p>
          </table:table-cell>
          <table:table-cell office:value-type="float" office:value="0.4135926437" table:style-name="ce1">
            <text:p>0.4135926437</text:p>
          </table:table-cell>
          <table:table-cell office:value-type="float" office:value="0.0603632753487074" table:style-name="ce1">
            <text:p>0.0603632753487074</text:p>
          </table:table-cell>
        </table:table-row>
        <table:table-row table:style-name="ro1">
          <table:table-cell office:value-type="string" table:style-name="ce1">
            <text:p>20x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A</text:p>
          </table:table-cell>
          <table:table-cell office:value-type="string" table:style-name="ce1">
            <text:p>≥20%</text:p>
          </table:table-cell>
          <table:table-cell office:value-type="float" office:value="3" table:style-name="ce1">
            <text:p>3</text:p>
          </table:table-cell>
          <table:table-cell office:value-type="float" office:value="23.11121324" table:style-name="ce1">
            <text:p>23.11121324</text:p>
          </table:table-cell>
          <table:table-cell office:value-type="float" office:value="23.24979894" table:style-name="ce1">
            <text:p>23.24979894</text:p>
          </table:table-cell>
          <table:table-cell office:value-type="float" office:value="23.18467084" table:style-name="ce1">
            <text:p>23.18467084</text:p>
          </table:table-cell>
          <table:table-cell office:value-type="float" office:value="23.19300034" table:style-name="ce1">
            <text:p>23.19300034</text:p>
          </table:table-cell>
          <table:table-cell office:value-type="float" office:value="0.0696673129150968" table:style-name="ce1">
            <text:p>0.0696673129150968</text:p>
          </table:table-cell>
          <table:table-cell office:value-type="float" office:value="3" table:style-name="ce1">
            <text:p>3</text:p>
          </table:table-cell>
          <table:table-cell office:value-type="float" office:value="4.151320134" table:style-name="ce1">
            <text:p>4.151320134</text:p>
          </table:table-cell>
          <table:table-cell office:value-type="float" office:value="4.156065202" table:style-name="ce1">
            <text:p>4.156065202</text:p>
          </table:table-cell>
          <table:table-cell office:value-type="float" office:value="4.15410362533333" table:style-name="ce1">
            <text:p>4.15410362533333</text:p>
          </table:table-cell>
          <table:table-cell office:value-type="float" office:value="4.15492554" table:style-name="ce1">
            <text:p>4.15492554</text:p>
          </table:table-cell>
          <table:table-cell office:value-type="float" office:value="0.00247700936022002" table:style-name="ce1">
            <text:p>0.00247700936022002</text:p>
          </table:table-cell>
          <table:table-cell office:value-type="float" office:value="3" table:style-name="ce1">
            <text:p>3</text:p>
          </table:table-cell>
          <table:table-cell office:value-type="float" office:value="0.07862128448" table:style-name="ce1">
            <text:p>0.07862128448</text:p>
          </table:table-cell>
          <table:table-cell office:value-type="float" office:value="0.09596102145" table:style-name="ce1">
            <text:p>0.09596102145</text:p>
          </table:table-cell>
          <table:table-cell office:value-type="float" office:value="0.0880385390633333" table:style-name="ce1">
            <text:p>0.0880385390633333</text:p>
          </table:table-cell>
          <table:table-cell office:value-type="float" office:value="0.08953331126" table:style-name="ce1">
            <text:p>0.08953331126</text:p>
          </table:table-cell>
          <table:table-cell office:value-type="float" office:value="0.00876597841014578" table:style-name="ce1">
            <text:p>0.00876597841014578</text:p>
          </table:table-cell>
          <table:table-cell office:value-type="float" office:value="3" table:style-name="ce1">
            <text:p>3</text:p>
          </table:table-cell>
          <table:table-cell office:value-type="float" office:value="3.368310572" table:style-name="ce1">
            <text:p>3.368310572</text:p>
          </table:table-cell>
          <table:table-cell office:value-type="float" office:value="3.385310554" table:style-name="ce1">
            <text:p>3.385310554</text:p>
          </table:table-cell>
          <table:table-cell office:value-type="float" office:value="3.37526266633333" table:style-name="ce1">
            <text:p>3.37526266633333</text:p>
          </table:table-cell>
          <table:table-cell office:value-type="float" office:value="3.372166873" table:style-name="ce1">
            <text:p>3.372166873</text:p>
          </table:table-cell>
          <table:table-cell office:value-type="float" office:value="0.0089127885239198" table:style-name="ce1">
            <text:p>0.0089127885239198</text:p>
          </table:table-cell>
          <table:table-cell office:value-type="float" office:value="3" table:style-name="ce1">
            <text:p>3</text:p>
          </table:table-cell>
          <table:table-cell office:value-type="float" office:value="13.25175" table:style-name="ce1">
            <text:p>13.25175</text:p>
          </table:table-cell>
          <table:table-cell office:value-type="float" office:value="13.34997" table:style-name="ce1">
            <text:p>13.34997</text:p>
          </table:table-cell>
          <table:table-cell office:value-type="float" office:value="13.2848466666667" table:style-name="ce1">
            <text:p>13.2848466666667</text:p>
          </table:table-cell>
          <table:table-cell office:value-type="float" office:value="13.25282" table:style-name="ce1">
            <text:p>13.25282</text:p>
          </table:table-cell>
          <table:table-cell office:value-type="float" office:value="0.0564009985136204" table:style-name="ce1">
            <text:p>0.0564009985136204</text:p>
          </table:table-cell>
          <table:table-cell office:value-type="float" office:value="3" table:style-name="ce1">
            <text:p>3</text:p>
          </table:table-cell>
          <table:table-cell office:value-type="float" office:value="12.0453" table:style-name="ce1">
            <text:p>12.0453</text:p>
          </table:table-cell>
          <table:table-cell office:value-type="float" office:value="12.09389" table:style-name="ce1">
            <text:p>12.09389</text:p>
          </table:table-cell>
          <table:table-cell office:value-type="float" office:value="12.0744833333333" table:style-name="ce1">
            <text:p>12.0744833333333</text:p>
          </table:table-cell>
          <table:table-cell office:value-type="float" office:value="12.08426" table:style-name="ce1">
            <text:p>12.08426</text:p>
          </table:table-cell>
          <table:table-cell office:value-type="float" office:value="0.0257280864685534" table:style-name="ce1">
            <text:p>0.0257280864685534</text:p>
          </table:table-cell>
          <table:table-cell office:value-type="float" office:value="3" table:style-name="ce1">
            <text:p>3</text:p>
          </table:table-cell>
          <table:table-cell office:value-type="float" office:value="25.29705" table:style-name="ce1">
            <text:p>25.29705</text:p>
          </table:table-cell>
          <table:table-cell office:value-type="float" office:value="25.44386" table:style-name="ce1">
            <text:p>25.44386</text:p>
          </table:table-cell>
          <table:table-cell office:value-type="float" office:value="25.35933" table:style-name="ce1">
            <text:p>25.35933</text:p>
          </table:table-cell>
          <table:table-cell office:value-type="float" office:value="25.33708" table:style-name="ce1">
            <text:p>25.33708</text:p>
          </table:table-cell>
          <table:table-cell office:value-type="float" office:value="0.075891968613287" table:style-name="ce1">
            <text:p>0.075891968613287</text:p>
          </table:table-cell>
          <table:table-cell office:value-type="float" office:value="3" table:style-name="ce1">
            <text:p>3</text:p>
          </table:table-cell>
          <table:table-cell office:value-type="float" office:value="3.205475208" table:style-name="ce1">
            <text:p>3.205475208</text:p>
          </table:table-cell>
          <table:table-cell office:value-type="float" office:value="3.21122201" table:style-name="ce1">
            <text:p>3.21122201</text:p>
          </table:table-cell>
          <table:table-cell office:value-type="float" office:value="3.20762600233333" table:style-name="ce1">
            <text:p>3.20762600233333</text:p>
          </table:table-cell>
          <table:table-cell office:value-type="float" office:value="3.206180789" table:style-name="ce1">
            <text:p>3.206180789</text:p>
          </table:table-cell>
          <table:table-cell office:value-type="float" office:value="0.00313415291441481" table:style-name="ce1">
            <text:p>0.00313415291441481</text:p>
          </table:table-cell>
          <table:table-cell office:value-type="float" office:value="3" table:style-name="ce1">
            <text:p>3</text:p>
          </table:table-cell>
          <table:table-cell office:value-type="float" office:value="0.2477750981" table:style-name="ce1">
            <text:p>0.2477750981</text:p>
          </table:table-cell>
          <table:table-cell office:value-type="float" office:value="0.272055691" table:style-name="ce1">
            <text:p>0.272055691</text:p>
          </table:table-cell>
          <table:table-cell office:value-type="float" office:value="0.262115890266667" table:style-name="ce1">
            <text:p>0.262115890266667</text:p>
          </table:table-cell>
          <table:table-cell office:value-type="float" office:value="0.2665168817" table:style-name="ce1">
            <text:p>0.2665168817</text:p>
          </table:table-cell>
          <table:table-cell office:value-type="float" office:value="0.0127245173618133" table:style-name="ce1">
            <text:p>0.0127245173618133</text:p>
          </table:table-cell>
          <table:table-cell office:value-type="float" office:value="3" table:style-name="ce1">
            <text:p>3</text:p>
          </table:table-cell>
          <table:table-cell office:value-type="float" office:value="5.165735915" table:style-name="ce1">
            <text:p>5.165735915</text:p>
          </table:table-cell>
          <table:table-cell office:value-type="float" office:value="5.180450602" table:style-name="ce1">
            <text:p>5.180450602</text:p>
          </table:table-cell>
          <table:table-cell office:value-type="float" office:value="5.17486498966667" table:style-name="ce1">
            <text:p>5.17486498966667</text:p>
          </table:table-cell>
          <table:table-cell office:value-type="float" office:value="5.178408452" table:style-name="ce1">
            <text:p>5.178408452</text:p>
          </table:table-cell>
          <table:table-cell office:value-type="float" office:value="0.00797167468966248" table:style-name="ce1">
            <text:p>0.00797167468966248</text:p>
          </table:table-cell>
          <table:table-cell office:value-type="float" office:value="3" table:style-name="ce1">
            <text:p>3</text:p>
          </table:table-cell>
          <table:table-cell office:value-type="float" office:value="8.700284256" table:style-name="ce1">
            <text:p>8.700284256</text:p>
          </table:table-cell>
          <table:table-cell office:value-type="float" office:value="8.76855092" table:style-name="ce1">
            <text:p>8.76855092</text:p>
          </table:table-cell>
          <table:table-cell office:value-type="float" office:value="8.728026137" table:style-name="ce1">
            <text:p>8.728026137</text:p>
          </table:table-cell>
          <table:table-cell office:value-type="float" office:value="8.715243235" table:style-name="ce1">
            <text:p>8.715243235</text:p>
          </table:table-cell>
          <table:table-cell office:value-type="float" office:value="0.0358836493556381" table:style-name="ce1">
            <text:p>0.0358836493556381</text:p>
          </table:table-cell>
          <table:table-cell office:value-type="float" office:value="3" table:style-name="ce1">
            <text:p>3</text:p>
          </table:table-cell>
          <table:table-cell office:value-type="float" office:value="103.8043847" table:style-name="ce1">
            <text:p>103.8043847</text:p>
          </table:table-cell>
          <table:table-cell office:value-type="float" office:value="104.2985194" table:style-name="ce1">
            <text:p>104.2985194</text:p>
          </table:table-cell>
          <table:table-cell office:value-type="float" office:value="104.034205333333" table:style-name="ce1">
            <text:p>104.034205333333</text:p>
          </table:table-cell>
          <table:table-cell office:value-type="float" office:value="103.9997119" table:style-name="ce1">
            <text:p>103.9997119</text:p>
          </table:table-cell>
          <table:table-cell office:value-type="float" office:value="0.248866677446709" table:style-name="ce1">
            <text:p>0.248866677446709</text:p>
          </table:table-cell>
          <table:table-cell office:value-type="float" office:value="3" table:style-name="ce1">
            <text:p>3</text:p>
          </table:table-cell>
          <table:table-cell office:value-type="float" office:value="0.6688977524" table:style-name="ce1">
            <text:p>0.6688977524</text:p>
          </table:table-cell>
          <table:table-cell office:value-type="float" office:value="0.669827851" table:style-name="ce1">
            <text:p>0.669827851</text:p>
          </table:table-cell>
          <table:table-cell office:value-type="float" office:value="0.6695120643" table:style-name="ce1">
            <text:p>0.6695120643</text:p>
          </table:table-cell>
          <table:table-cell office:value-type="float" office:value="0.6698105895" table:style-name="ce1">
            <text:p>0.6698105895</text:p>
          </table:table-cell>
          <table:table-cell office:value-type="float" office:value="0.000532079714616851" table:style-name="ce1">
            <text:p>0.000532079714616851</text:p>
          </table:table-cell>
          <table:table-cell office:value-type="float" office:value="3" table:style-name="ce1">
            <text:p>3</text:p>
          </table:table-cell>
          <table:table-cell office:value-type="float" office:value="84.75681039" table:style-name="ce1">
            <text:p>84.75681039</text:p>
          </table:table-cell>
          <table:table-cell office:value-type="float" office:value="84.99555071" table:style-name="ce1">
            <text:p>84.99555071</text:p>
          </table:table-cell>
          <table:table-cell office:value-type="float" office:value="84.8374325366667" table:style-name="ce1">
            <text:p>84.8374325366667</text:p>
          </table:table-cell>
          <table:table-cell office:value-type="float" office:value="84.75993651" table:style-name="ce1">
            <text:p>84.75993651</text:p>
          </table:table-cell>
          <table:table-cell office:value-type="float" office:value="0.136943275520438" table:style-name="ce1">
            <text:p>0.136943275520438</text:p>
          </table:table-cell>
          <table:table-cell office:value-type="float" office:value="3" table:style-name="ce1">
            <text:p>3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.2825511224" table:style-name="ce1">
            <text:p>0.2825511224</text:p>
          </table:table-cell>
          <table:table-cell office:value-type="float" office:value="0.2828066798" table:style-name="ce1">
            <text:p>0.2828066798</text:p>
          </table:table-cell>
          <table:table-cell office:value-type="float" office:value="0.282717313133333" table:style-name="ce1">
            <text:p>0.282717313133333</text:p>
          </table:table-cell>
          <table:table-cell office:value-type="float" office:value="0.2827941372" table:style-name="ce1">
            <text:p>0.2827941372</text:p>
          </table:table-cell>
          <table:table-cell office:value-type="float" office:value="0.000144061962669168" table:style-name="ce1">
            <text:p>0.000144061962669168</text:p>
          </table:table-cell>
          <table:table-cell office:value-type="float" office:value="3" table:style-name="ce1">
            <text:p>3</text:p>
          </table:table-cell>
          <table:table-cell office:value-type="float" office:value="3.760748152" table:style-name="ce1">
            <text:p>3.760748152</text:p>
          </table:table-cell>
          <table:table-cell office:value-type="float" office:value="3.770827458" table:style-name="ce1">
            <text:p>3.770827458</text:p>
          </table:table-cell>
          <table:table-cell office:value-type="float" office:value="3.76705952733333" table:style-name="ce1">
            <text:p>3.76705952733333</text:p>
          </table:table-cell>
          <table:table-cell office:value-type="float" office:value="3.769602972" table:style-name="ce1">
            <text:p>3.769602972</text:p>
          </table:table-cell>
          <table:table-cell office:value-type="float" office:value="0.00549999413087904" table:style-name="ce1">
            <text:p>0.00549999413087904</text:p>
          </table:table-cell>
          <table:table-cell office:value-type="float" office:value="3" table:style-name="ce1">
            <text:p>3</text:p>
          </table:table-cell>
          <table:table-cell office:value-type="float" office:value="0.2492267489" table:style-name="ce1">
            <text:p>0.2492267489</text:p>
          </table:table-cell>
          <table:table-cell office:value-type="float" office:value="0.2506585726" table:style-name="ce1">
            <text:p>0.2506585726</text:p>
          </table:table-cell>
          <table:table-cell office:value-type="float" office:value="0.249853138866667" table:style-name="ce1">
            <text:p>0.249853138866667</text:p>
          </table:table-cell>
          <table:table-cell office:value-type="float" office:value="0.2496740951" table:style-name="ce1">
            <text:p>0.2496740951</text:p>
          </table:table-cell>
          <table:table-cell office:value-type="float" office:value="0.000732510941731989" table:style-name="ce1">
            <text:p>0.000732510941731989</text:p>
          </table:table-cell>
          <table:table-cell office:value-type="float" office:value="3" table:style-name="ce1">
            <text:p>3</text:p>
          </table:table-cell>
          <table:table-cell office:value-type="float" office:value="5.415414237" table:style-name="ce1">
            <text:p>5.415414237</text:p>
          </table:table-cell>
          <table:table-cell office:value-type="float" office:value="5.429674246" table:style-name="ce1">
            <text:p>5.429674246</text:p>
          </table:table-cell>
          <table:table-cell office:value-type="float" office:value="5.42471918633333" table:style-name="ce1">
            <text:p>5.42471918633333</text:p>
          </table:table-cell>
          <table:table-cell office:value-type="float" office:value="5.429069076" table:style-name="ce1">
            <text:p>5.429069076</text:p>
          </table:table-cell>
          <table:table-cell office:value-type="float" office:value="0.00806400144184947" table:style-name="ce1">
            <text:p>0.00806400144184947</text:p>
          </table:table-cell>
          <table:table-cell office:value-type="float" office:value="3" table:style-name="ce1">
            <text:p>3</text:p>
          </table:table-cell>
          <table:table-cell office:value-type="float" office:value="0.2492267489" table:style-name="ce1">
            <text:p>0.2492267489</text:p>
          </table:table-cell>
          <table:table-cell office:value-type="float" office:value="0.2506585726" table:style-name="ce1">
            <text:p>0.2506585726</text:p>
          </table:table-cell>
          <table:table-cell office:value-type="float" office:value="0.249853138866667" table:style-name="ce1">
            <text:p>0.249853138866667</text:p>
          </table:table-cell>
          <table:table-cell office:value-type="float" office:value="0.2496740951" table:style-name="ce1">
            <text:p>0.2496740951</text:p>
          </table:table-cell>
          <table:table-cell office:value-type="float" office:value="0.000732510941731989" table:style-name="ce1">
            <text:p>0.000732510941731989</text:p>
          </table:table-cell>
          <table:table-cell office:value-type="float" office:value="3" table:style-name="ce1">
            <text:p>3</text:p>
          </table:table-cell>
          <table:table-cell office:value-type="float" office:value="3.504600601" table:style-name="ce1">
            <text:p>3.504600601</text:p>
          </table:table-cell>
          <table:table-cell office:value-type="float" office:value="3.506463768" table:style-name="ce1">
            <text:p>3.506463768</text:p>
          </table:table-cell>
          <table:table-cell office:value-type="float" office:value="3.50554205766667" table:style-name="ce1">
            <text:p>3.50554205766667</text:p>
          </table:table-cell>
          <table:table-cell office:value-type="float" office:value="3.505561804" table:style-name="ce1">
            <text:p>3.505561804</text:p>
          </table:table-cell>
          <table:table-cell office:value-type="float" office:value="0.000931740444400982" table:style-name="ce1">
            <text:p>0.000931740444400982</text:p>
          </table:table-cell>
          <table:table-cell office:value-type="float" office:value="3" table:style-name="ce1">
            <text:p>3</text:p>
          </table:table-cell>
          <table:table-cell office:value-type="float" office:value="4.917986232" table:style-name="ce1">
            <text:p>4.917986232</text:p>
          </table:table-cell>
          <table:table-cell office:value-type="float" office:value="4.936738196" table:style-name="ce1">
            <text:p>4.936738196</text:p>
          </table:table-cell>
          <table:table-cell office:value-type="float" office:value="4.930094609" table:style-name="ce1">
            <text:p>4.930094609</text:p>
          </table:table-cell>
          <table:table-cell office:value-type="float" office:value="4.935559399" table:style-name="ce1">
            <text:p>4.935559399</text:p>
          </table:table-cell>
          <table:table-cell office:value-type="float" office:value="0.0105027132576494" table:style-name="ce1">
            <text:p>0.0105027132576494</text:p>
          </table:table-cell>
          <table:table-cell office:value-type="float" office:value="3" table:style-name="ce1">
            <text:p>3</text:p>
          </table:table-cell>
          <table:table-cell office:value-type="float" office:value="0.4923308797" table:style-name="ce1">
            <text:p>0.4923308797</text:p>
          </table:table-cell>
          <table:table-cell office:value-type="float" office:value="0.4974280048" table:style-name="ce1">
            <text:p>0.4974280048</text:p>
          </table:table-cell>
          <table:table-cell office:value-type="float" office:value="0.494624577233333" table:style-name="ce1">
            <text:p>0.494624577233333</text:p>
          </table:table-cell>
          <table:table-cell office:value-type="float" office:value="0.4941148472" table:style-name="ce1">
            <text:p>0.4941148472</text:p>
          </table:table-cell>
          <table:table-cell office:value-type="float" office:value="0.00258651108666172" table:style-name="ce1">
            <text:p>0.00258651108666172</text:p>
          </table:table-cell>
          <table:table-cell office:value-type="float" office:value="3" table:style-name="ce1">
            <text:p>3</text:p>
          </table:table-cell>
          <table:table-cell office:value-type="float" office:value="25.71173222" table:style-name="ce1">
            <text:p>25.71173222</text:p>
          </table:table-cell>
          <table:table-cell office:value-type="float" office:value="26.17369" table:style-name="ce1">
            <text:p>26.17369</text:p>
          </table:table-cell>
          <table:table-cell office:value-type="float" office:value="25.9683190733333" table:style-name="ce1">
            <text:p>25.9683190733333</text:p>
          </table:table-cell>
          <table:table-cell office:value-type="float" office:value="26.019535" table:style-name="ce1">
            <text:p>26.019535</text:p>
          </table:table-cell>
          <table:table-cell office:value-type="float" office:value="0.235198960422611" table:style-name="ce1">
            <text:p>0.235198960422611</text:p>
          </table:table-cell>
          <table:table-cell office:value-type="float" office:value="3" table:style-name="ce1">
            <text:p>3</text:p>
          </table:table-cell>
          <table:table-cell office:value-type="float" office:value="11.95183855" table:style-name="ce1">
            <text:p>11.95183855</text:p>
          </table:table-cell>
          <table:table-cell office:value-type="float" office:value="12.01229031" table:style-name="ce1">
            <text:p>12.01229031</text:p>
          </table:table-cell>
          <table:table-cell office:value-type="float" office:value="11.9756998" table:style-name="ce1">
            <text:p>11.9756998</text:p>
          </table:table-cell>
          <table:table-cell office:value-type="float" office:value="11.96297054" table:style-name="ce1">
            <text:p>11.96297054</text:p>
          </table:table-cell>
          <table:table-cell office:value-type="float" office:value="0.0321734264088404" table:style-name="ce1">
            <text:p>0.0321734264088404</text:p>
          </table:table-cell>
          <table:table-cell office:value-type="float" office:value="3" table:style-name="ce1">
            <text:p>3</text:p>
          </table:table-cell>
          <table:table-cell office:value-type="float" office:value="1624.918977" table:style-name="ce1">
            <text:p>1624.918977</text:p>
          </table:table-cell>
          <table:table-cell office:value-type="float" office:value="1630.213607" table:style-name="ce1">
            <text:p>1630.213607</text:p>
          </table:table-cell>
          <table:table-cell office:value-type="float" office:value="1627.26639666667" table:style-name="ce1">
            <text:p>1627.26639666667</text:p>
          </table:table-cell>
          <table:table-cell office:value-type="float" office:value="1626.666606" table:style-name="ce1">
            <text:p>1626.666606</text:p>
          </table:table-cell>
          <table:table-cell office:value-type="float" office:value="2.69779323560757" table:style-name="ce1">
            <text:p>2.69779323560757</text:p>
          </table:table-cell>
          <table:table-cell office:value-type="float" office:value="3" table:style-name="ce1">
            <text:p>3</text:p>
          </table:table-cell>
          <table:table-cell office:value-type="float" office:value="89.97788963" table:style-name="ce1">
            <text:p>89.97788963</text:p>
          </table:table-cell>
          <table:table-cell office:value-type="float" office:value="89.99584619" table:style-name="ce1">
            <text:p>89.99584619</text:p>
          </table:table-cell>
          <table:table-cell office:value-type="float" office:value="89.9856033" table:style-name="ce1">
            <text:p>89.9856033</text:p>
          </table:table-cell>
          <table:table-cell office:value-type="float" office:value="89.98307408" table:style-name="ce1">
            <text:p>89.98307408</text:p>
          </table:table-cell>
          <table:table-cell office:value-type="float" office:value="0.00924160305978377" table:style-name="ce1">
            <text:p>0.00924160305978377</text:p>
          </table:table-cell>
          <table:table-cell office:value-type="float" office:value="3" table:style-name="ce1">
            <text:p>3</text:p>
          </table:table-cell>
          <table:table-cell office:value-type="float" office:value="36.99646421" table:style-name="ce1">
            <text:p>36.99646421</text:p>
          </table:table-cell>
          <table:table-cell office:value-type="float" office:value="143.0060098" table:style-name="ce1">
            <text:p>143.0060098</text:p>
          </table:table-cell>
          <table:table-cell office:value-type="float" office:value="107.66613927" table:style-name="ce1">
            <text:p>107.66613927</text:p>
          </table:table-cell>
          <table:table-cell office:value-type="float" office:value="142.9959438" table:style-name="ce1">
            <text:p>142.9959438</text:p>
          </table:table-cell>
          <table:table-cell office:value-type="float" office:value="61.201734086099" table:style-name="ce1">
            <text:p>61.201734086099</text:p>
          </table:table-cell>
          <table:table-cell office:value-type="float" office:value="3" table:style-name="ce1">
            <text:p>3</text:p>
          </table:table-cell>
          <table:table-cell office:value-type="float" office:value="36.98638529" table:style-name="ce1">
            <text:p>36.98638529</text:p>
          </table:table-cell>
          <table:table-cell office:value-type="float" office:value="142.9999047" table:style-name="ce1">
            <text:p>142.9999047</text:p>
          </table:table-cell>
          <table:table-cell office:value-type="float" office:value="101.14429973" table:style-name="ce1">
            <text:p>101.14429973</text:p>
          </table:table-cell>
          <table:table-cell office:value-type="float" office:value="123.4466092" table:style-name="ce1">
            <text:p>123.4466092</text:p>
          </table:table-cell>
          <table:table-cell office:value-type="float" office:value="56.4159669791749" table:style-name="ce1">
            <text:p>56.4159669791749</text:p>
          </table:table-cell>
          <table:table-cell office:value-type="float" office:value="3" table:style-name="ce1">
            <text:p>3</text:p>
          </table:table-cell>
          <table:table-cell office:value-type="float" office:value="23.48963199" table:style-name="ce1">
            <text:p>23.48963199</text:p>
          </table:table-cell>
          <table:table-cell office:value-type="float" office:value="24.18518482" table:style-name="ce1">
            <text:p>24.18518482</text:p>
          </table:table-cell>
          <table:table-cell office:value-type="float" office:value="23.8584335166667" table:style-name="ce1">
            <text:p>23.8584335166667</text:p>
          </table:table-cell>
          <table:table-cell office:value-type="float" office:value="23.90048374" table:style-name="ce1">
            <text:p>23.90048374</text:p>
          </table:table-cell>
          <table:table-cell office:value-type="float" office:value="0.3496778528761" table:style-name="ce1">
            <text:p>0.3496778528761</text:p>
          </table:table-cell>
          <table:table-cell office:value-type="float" office:value="3" table:style-name="ce1">
            <text:p>3</text:p>
          </table:table-cell>
          <table:table-cell office:value-type="float" office:value="0.002912573862" table:style-name="ce1">
            <text:p>0.002912573862</text:p>
          </table:table-cell>
          <table:table-cell office:value-type="float" office:value="0.003031213385" table:style-name="ce1">
            <text:p>0.003031213385</text:p>
          </table:table-cell>
          <table:table-cell office:value-type="float" office:value="0.002952397141" table:style-name="ce1">
            <text:p>0.002952397141</text:p>
          </table:table-cell>
          <table:table-cell office:value-type="float" office:value="0.002913404176" table:style-name="ce1">
            <text:p>0.002913404176</text:p>
          </table:table-cell>
          <table:table-cell office:value-type="float" office:value="6.82581320725619e-05" table:style-name="ce1">
            <text:p>6.82581320725619e-05</text:p>
          </table:table-cell>
          <table:table-cell office:value-type="float" office:value="3" table:style-name="ce1">
            <text:p>3</text:p>
          </table:table-cell>
          <table:table-cell office:value-type="float" office:value="0.01681411698" table:style-name="ce1">
            <text:p>0.01681411698</text:p>
          </table:table-cell>
          <table:table-cell office:value-type="float" office:value="0.01682147127" table:style-name="ce1">
            <text:p>0.01682147127</text:p>
          </table:table-cell>
          <table:table-cell office:value-type="float" office:value="0.01681678399" table:style-name="ce1">
            <text:p>0.01681678399</text:p>
          </table:table-cell>
          <table:table-cell office:value-type="float" office:value="0.01681476372" table:style-name="ce1">
            <text:p>0.01681476372</text:p>
          </table:table-cell>
          <table:table-cell office:value-type="float" office:value="4.07216324644521e-06" table:style-name="ce1">
            <text:p>4.07216324644521e-06</text:p>
          </table:table-cell>
          <table:table-cell office:value-type="float" office:value="3" table:style-name="ce1">
            <text:p>3</text:p>
          </table:table-cell>
          <table:table-cell office:value-type="float" office:value="8.943922696" table:style-name="ce1">
            <text:p>8.943922696</text:p>
          </table:table-cell>
          <table:table-cell office:value-type="float" office:value="9.013476046" table:style-name="ce1">
            <text:p>9.013476046</text:p>
          </table:table-cell>
          <table:table-cell office:value-type="float" office:value="8.989870727" table:style-name="ce1">
            <text:p>8.989870727</text:p>
          </table:table-cell>
          <table:table-cell office:value-type="float" office:value="9.012213439" table:style-name="ce1">
            <text:p>9.012213439</text:p>
          </table:table-cell>
          <table:table-cell office:value-type="float" office:value="0.0397971696065415" table:style-name="ce1">
            <text:p>0.0397971696065415</text:p>
          </table:table-cell>
          <table:table-cell office:value-type="float" office:value="3" table:style-name="ce1">
            <text:p>3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.1684859083" table:style-name="ce1">
            <text:p>0.1684859083</text:p>
          </table:table-cell>
          <table:table-cell office:value-type="float" office:value="0.1777462867" table:style-name="ce1">
            <text:p>0.1777462867</text:p>
          </table:table-cell>
          <table:table-cell office:value-type="float" office:value="0.174005857166667" table:style-name="ce1">
            <text:p>0.174005857166667</text:p>
          </table:table-cell>
          <table:table-cell office:value-type="float" office:value="0.1757853765" table:style-name="ce1">
            <text:p>0.1757853765</text:p>
          </table:table-cell>
          <table:table-cell office:value-type="float" office:value="0.0048799250835517" table:style-name="ce1">
            <text:p>0.0048799250835517</text:p>
          </table:table-cell>
          <table:table-cell office:value-type="float" office:value="3" table:style-name="ce1">
            <text:p>3</text:p>
          </table:table-cell>
          <table:table-cell office:value-type="float" office:value="0.2400503472" table:style-name="ce1">
            <text:p>0.2400503472</text:p>
          </table:table-cell>
          <table:table-cell office:value-type="float" office:value="0.2479349007" table:style-name="ce1">
            <text:p>0.2479349007</text:p>
          </table:table-cell>
          <table:table-cell office:value-type="float" office:value="0.243863053366667" table:style-name="ce1">
            <text:p>0.243863053366667</text:p>
          </table:table-cell>
          <table:table-cell office:value-type="float" office:value="0.2436039122" table:style-name="ce1">
            <text:p>0.2436039122</text:p>
          </table:table-cell>
          <table:table-cell office:value-type="float" office:value="0.00394865946642484" table:style-name="ce1">
            <text:p>0.00394865946642484</text:p>
          </table:table-cell>
        </table:table-row>
        <table:table-row table:style-name="ro1">
          <table:table-cell office:value-type="string" table:style-name="ce1">
            <text:p>20x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&lt;10%</text:p>
          </table:table-cell>
          <table:table-cell office:value-type="float" office:value="9" table:style-name="ce1">
            <text:p>9</text:p>
          </table:table-cell>
          <table:table-cell office:value-type="float" office:value="1.529900046" table:style-name="ce1">
            <text:p>1.529900046</text:p>
          </table:table-cell>
          <table:table-cell office:value-type="float" office:value="9.128848805" table:style-name="ce1">
            <text:p>9.128848805</text:p>
          </table:table-cell>
          <table:table-cell office:value-type="float" office:value="5.97942676411111" table:style-name="ce1">
            <text:p>5.97942676411111</text:p>
          </table:table-cell>
          <table:table-cell office:value-type="float" office:value="7.284294577" table:style-name="ce1">
            <text:p>7.284294577</text:p>
          </table:table-cell>
          <table:table-cell office:value-type="float" office:value="3.42490219994063" table:style-name="ce1">
            <text:p>3.42490219994063</text:p>
          </table:table-cell>
          <table:table-cell office:value-type="float" office:value="9" table:style-name="ce1">
            <text:p>9</text:p>
          </table:table-cell>
          <table:table-cell office:value-type="float" office:value="3.812817167" table:style-name="ce1">
            <text:p>3.812817167</text:p>
          </table:table-cell>
          <table:table-cell office:value-type="float" office:value="6.337307547" table:style-name="ce1">
            <text:p>6.337307547</text:p>
          </table:table-cell>
          <table:table-cell office:value-type="float" office:value="5.19438119622222" table:style-name="ce1">
            <text:p>5.19438119622222</text:p>
          </table:table-cell>
          <table:table-cell office:value-type="float" office:value="5.429365183" table:style-name="ce1">
            <text:p>5.429365183</text:p>
          </table:table-cell>
          <table:table-cell office:value-type="float" office:value="1.10047374980646" table:style-name="ce1">
            <text:p>1.10047374980646</text:p>
          </table:table-cell>
          <table:table-cell office:value-type="float" office:value="9" table:style-name="ce1">
            <text:p>9</text:p>
          </table:table-cell>
          <table:table-cell office:value-type="float" office:value="-1.09091714" table:style-name="ce1">
            <text:p>-1.09091714</text:p>
          </table:table-cell>
          <table:table-cell office:value-type="float" office:value="-0.2374999943" table:style-name="ce1">
            <text:p>-0.2374999943</text:p>
          </table:table-cell>
          <table:table-cell office:value-type="float" office:value="-0.627366288233333" table:style-name="ce1">
            <text:p>-0.627366288233333</text:p>
          </table:table-cell>
          <table:table-cell office:value-type="float" office:value="-0.5490169005" table:style-name="ce1">
            <text:p>-0.5490169005</text:p>
          </table:table-cell>
          <table:table-cell office:value-type="float" office:value="0.369774018047458" table:style-name="ce1">
            <text:p>0.369774018047458</text:p>
          </table:table-cell>
          <table:table-cell office:value-type="float" office:value="9" table:style-name="ce1">
            <text:p>9</text:p>
          </table:table-cell>
          <table:table-cell office:value-type="float" office:value="2.762718304" table:style-name="ce1">
            <text:p>2.762718304</text:p>
          </table:table-cell>
          <table:table-cell office:value-type="float" office:value="4.29688709" table:style-name="ce1">
            <text:p>4.29688709</text:p>
          </table:table-cell>
          <table:table-cell office:value-type="float" office:value="3.41171220866667" table:style-name="ce1">
            <text:p>3.41171220866667</text:p>
          </table:table-cell>
          <table:table-cell office:value-type="float" office:value="3.051719939" table:style-name="ce1">
            <text:p>3.051719939</text:p>
          </table:table-cell>
          <table:table-cell office:value-type="float" office:value="0.668992571188391" table:style-name="ce1">
            <text:p>0.668992571188391</text:p>
          </table:table-cell>
          <table:table-cell office:value-type="float" office:value="9" table:style-name="ce1">
            <text:p>9</text:p>
          </table:table-cell>
          <table:table-cell office:value-type="float" office:value="11.51697" table:style-name="ce1">
            <text:p>11.51697</text:p>
          </table:table-cell>
          <table:table-cell office:value-type="float" office:value="13.861" table:style-name="ce1">
            <text:p>13.861</text:p>
          </table:table-cell>
          <table:table-cell office:value-type="float" office:value="12.5000351111111" table:style-name="ce1">
            <text:p>12.5000351111111</text:p>
          </table:table-cell>
          <table:table-cell office:value-type="float" office:value="12.55602" table:style-name="ce1">
            <text:p>12.55602</text:p>
          </table:table-cell>
          <table:table-cell office:value-type="float" office:value="0.742056186541397" table:style-name="ce1">
            <text:p>0.742056186541397</text:p>
          </table:table-cell>
          <table:table-cell office:value-type="float" office:value="9" table:style-name="ce1">
            <text:p>9</text:p>
          </table:table-cell>
          <table:table-cell office:value-type="float" office:value="12.122121" table:style-name="ce1">
            <text:p>12.122121</text:p>
          </table:table-cell>
          <table:table-cell office:value-type="float" office:value="23.19778" table:style-name="ce1">
            <text:p>23.19778</text:p>
          </table:table-cell>
          <table:table-cell office:value-type="float" office:value="17.9401834444444" table:style-name="ce1">
            <text:p>17.9401834444444</text:p>
          </table:table-cell>
          <table:table-cell office:value-type="float" office:value="18.72157" table:style-name="ce1">
            <text:p>18.72157</text:p>
          </table:table-cell>
          <table:table-cell office:value-type="float" office:value="4.77612049046389" table:style-name="ce1">
            <text:p>4.77612049046389</text:p>
          </table:table-cell>
          <table:table-cell office:value-type="float" office:value="9" table:style-name="ce1">
            <text:p>9</text:p>
          </table:table-cell>
          <table:table-cell office:value-type="float" office:value="24.92201" table:style-name="ce1">
            <text:p>24.92201</text:p>
          </table:table-cell>
          <table:table-cell office:value-type="float" office:value="35.77961" table:style-name="ce1">
            <text:p>35.77961</text:p>
          </table:table-cell>
          <table:table-cell office:value-type="float" office:value="30.4402185555556" table:style-name="ce1">
            <text:p>30.4402185555556</text:p>
          </table:table-cell>
          <table:table-cell office:value-type="float" office:value="30.61527" table:style-name="ce1">
            <text:p>30.61527</text:p>
          </table:table-cell>
          <table:table-cell office:value-type="float" office:value="4.48774403508013" table:style-name="ce1">
            <text:p>4.48774403508013</text:p>
          </table:table-cell>
          <table:table-cell office:value-type="float" office:value="9" table:style-name="ce1">
            <text:p>9</text:p>
          </table:table-cell>
          <table:table-cell office:value-type="float" office:value="3.010089658" table:style-name="ce1">
            <text:p>3.010089658</text:p>
          </table:table-cell>
          <table:table-cell office:value-type="float" office:value="4.818758883" table:style-name="ce1">
            <text:p>4.818758883</text:p>
          </table:table-cell>
          <table:table-cell office:value-type="float" office:value="4.07223575588889" table:style-name="ce1">
            <text:p>4.07223575588889</text:p>
          </table:table-cell>
          <table:table-cell office:value-type="float" office:value="4.377733684" table:style-name="ce1">
            <text:p>4.377733684</text:p>
          </table:table-cell>
          <table:table-cell office:value-type="float" office:value="0.810910136685282" table:style-name="ce1">
            <text:p>0.810910136685282</text:p>
          </table:table-cell>
          <table:table-cell office:value-type="float" office:value="9" table:style-name="ce1">
            <text:p>9</text:p>
          </table:table-cell>
          <table:table-cell office:value-type="float" office:value="0.03624208253" table:style-name="ce1">
            <text:p>0.03624208253</text:p>
          </table:table-cell>
          <table:table-cell office:value-type="float" office:value="0.3863176735" table:style-name="ce1">
            <text:p>0.3863176735</text:p>
          </table:table-cell>
          <table:table-cell office:value-type="float" office:value="0.167861886883333" table:style-name="ce1">
            <text:p>0.167861886883333</text:p>
          </table:table-cell>
          <table:table-cell office:value-type="float" office:value="0.08434683396" table:style-name="ce1">
            <text:p>0.08434683396</text:p>
          </table:table-cell>
          <table:table-cell office:value-type="float" office:value="0.150350667451123" table:style-name="ce1">
            <text:p>0.150350667451123</text:p>
          </table:table-cell>
          <table:table-cell office:value-type="float" office:value="9" table:style-name="ce1">
            <text:p>9</text:p>
          </table:table-cell>
          <table:table-cell office:value-type="float" office:value="4.832574737" table:style-name="ce1">
            <text:p>4.832574737</text:p>
          </table:table-cell>
          <table:table-cell office:value-type="float" office:value="6.945673816" table:style-name="ce1">
            <text:p>6.945673816</text:p>
          </table:table-cell>
          <table:table-cell office:value-type="float" office:value="6.07862163188889" table:style-name="ce1">
            <text:p>6.07862163188889</text:p>
          </table:table-cell>
          <table:table-cell office:value-type="float" office:value="6.458704504" table:style-name="ce1">
            <text:p>6.458704504</text:p>
          </table:table-cell>
          <table:table-cell office:value-type="float" office:value="0.952107695584551" table:style-name="ce1">
            <text:p>0.952107695584551</text:p>
          </table:table-cell>
          <table:table-cell office:value-type="float" office:value="9" table:style-name="ce1">
            <text:p>9</text:p>
          </table:table-cell>
          <table:table-cell office:value-type="float" office:value="8.469783151" table:style-name="ce1">
            <text:p>8.469783151</text:p>
          </table:table-cell>
          <table:table-cell office:value-type="float" office:value="18.22120569" table:style-name="ce1">
            <text:p>18.22120569</text:p>
          </table:table-cell>
          <table:table-cell office:value-type="float" office:value="13.1726044987778" table:style-name="ce1">
            <text:p>13.1726044987778</text:p>
          </table:table-cell>
          <table:table-cell office:value-type="float" office:value="12.79293885" table:style-name="ce1">
            <text:p>12.79293885</text:p>
          </table:table-cell>
          <table:table-cell office:value-type="float" office:value="4.21993296318914" table:style-name="ce1">
            <text:p>4.21993296318914</text:p>
          </table:table-cell>
          <table:table-cell office:value-type="float" office:value="9" table:style-name="ce1">
            <text:p>9</text:p>
          </table:table-cell>
          <table:table-cell office:value-type="float" office:value="49.42794285" table:style-name="ce1">
            <text:p>49.42794285</text:p>
          </table:table-cell>
          <table:table-cell office:value-type="float" office:value="87.23983302" table:style-name="ce1">
            <text:p>87.23983302</text:p>
          </table:table-cell>
          <table:table-cell office:value-type="float" office:value="71.0375256177778" table:style-name="ce1">
            <text:p>71.0375256177778</text:p>
          </table:table-cell>
          <table:table-cell office:value-type="float" office:value="76.06079042" table:style-name="ce1">
            <text:p>76.06079042</text:p>
          </table:table-cell>
          <table:table-cell office:value-type="float" office:value="16.5610891301505" table:style-name="ce1">
            <text:p>16.5610891301505</text:p>
          </table:table-cell>
          <table:table-cell office:value-type="float" office:value="6" table:style-name="ce1">
            <text:p>6</text:p>
          </table:table-cell>
          <table:table-cell office:value-type="float" office:value="0.2421394857" table:style-name="ce1">
            <text:p>0.2421394857</text:p>
          </table:table-cell>
          <table:table-cell office:value-type="float" office:value="0.5635176023" table:style-name="ce1">
            <text:p>0.5635176023</text:p>
          </table:table-cell>
          <table:table-cell office:value-type="float" office:value="0.40481750885" table:style-name="ce1">
            <text:p>0.40481750885</text:p>
          </table:table-cell>
          <table:table-cell office:value-type="float" office:value="0.4051273366" table:style-name="ce1">
            <text:p>0.4051273366</text:p>
          </table:table-cell>
          <table:table-cell office:value-type="float" office:value="0.168729650957672" table:style-name="ce1">
            <text:p>0.168729650957672</text:p>
          </table:table-cell>
          <table:table-cell office:value-type="float" office:value="9" table:style-name="ce1">
            <text:p>9</text:p>
          </table:table-cell>
          <table:table-cell office:value-type="float" office:value="100.0141027" table:style-name="ce1">
            <text:p>100.0141027</text:p>
          </table:table-cell>
          <table:table-cell office:value-type="float" office:value="133.2549998" table:style-name="ce1">
            <text:p>133.2549998</text:p>
          </table:table-cell>
          <table:table-cell office:value-type="float" office:value="113.394035" table:style-name="ce1">
            <text:p>113.394035</text:p>
          </table:table-cell>
          <table:table-cell office:value-type="float" office:value="106.9917204" table:style-name="ce1">
            <text:p>106.9917204</text:p>
          </table:table-cell>
          <table:table-cell office:value-type="float" office:value="15.1914768077341" table:style-name="ce1">
            <text:p>15.1914768077341</text:p>
          </table:table-cell>
          <table:table-cell office:value-type="float" office:value="9" table:style-name="ce1">
            <text:p>9</text:p>
          </table:table-cell>
          <table:table-cell office:value-type="float" office:value="3.294734756" table:style-name="ce1">
            <text:p>3.294734756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02689803533333" table:style-name="ce1">
            <text:p>4.02689803533333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5491224595" table:style-name="ce1">
            <text:p>0.5491224595</text:p>
          </table:table-cell>
          <table:table-cell office:value-type="float" office:value="9" table:style-name="ce1">
            <text:p>9</text:p>
          </table:table-cell>
          <table:table-cell office:value-type="float" office:value="0.2271956801" table:style-name="ce1">
            <text:p>0.2271956801</text:p>
          </table:table-cell>
          <table:table-cell office:value-type="float" office:value="0.2756571341" table:style-name="ce1">
            <text:p>0.2756571341</text:p>
          </table:table-cell>
          <table:table-cell office:value-type="float" office:value="0.250524788344444" table:style-name="ce1">
            <text:p>0.250524788344444</text:p>
          </table:table-cell>
          <table:table-cell office:value-type="float" office:value="0.2518864342" table:style-name="ce1">
            <text:p>0.2518864342</text:p>
          </table:table-cell>
          <table:table-cell office:value-type="float" office:value="0.0195690033819211" table:style-name="ce1">
            <text:p>0.0195690033819211</text:p>
          </table:table-cell>
          <table:table-cell office:value-type="float" office:value="9" table:style-name="ce1">
            <text:p>9</text:p>
          </table:table-cell>
          <table:table-cell office:value-type="float" office:value="2.388275803" table:style-name="ce1">
            <text:p>2.388275803</text:p>
          </table:table-cell>
          <table:table-cell office:value-type="float" office:value="3.481493116" table:style-name="ce1">
            <text:p>3.481493116</text:p>
          </table:table-cell>
          <table:table-cell office:value-type="float" office:value="2.921744111" table:style-name="ce1">
            <text:p>2.921744111</text:p>
          </table:table-cell>
          <table:table-cell office:value-type="float" office:value="2.963263498" table:style-name="ce1">
            <text:p>2.963263498</text:p>
          </table:table-cell>
          <table:table-cell office:value-type="float" office:value="0.442817481316178" table:style-name="ce1">
            <text:p>0.442817481316178</text:p>
          </table:table-cell>
          <table:table-cell office:value-type="float" office:value="9" table:style-name="ce1">
            <text:p>9</text:p>
          </table:table-cell>
          <table:table-cell office:value-type="float" office:value="0.1458004863" table:style-name="ce1">
            <text:p>0.1458004863</text:p>
          </table:table-cell>
          <table:table-cell office:value-type="float" office:value="0.1698738221" table:style-name="ce1">
            <text:p>0.1698738221</text:p>
          </table:table-cell>
          <table:table-cell office:value-type="float" office:value="0.152787049344444" table:style-name="ce1">
            <text:p>0.152787049344444</text:p>
          </table:table-cell>
          <table:table-cell office:value-type="float" office:value="0.1497870801" table:style-name="ce1">
            <text:p>0.1497870801</text:p>
          </table:table-cell>
          <table:table-cell office:value-type="float" office:value="0.00846135078811379" table:style-name="ce1">
            <text:p>0.00846135078811379</text:p>
          </table:table-cell>
          <table:table-cell office:value-type="float" office:value="9" table:style-name="ce1">
            <text:p>9</text:p>
          </table:table-cell>
          <table:table-cell office:value-type="float" office:value="4.985552664" table:style-name="ce1">
            <text:p>4.985552664</text:p>
          </table:table-cell>
          <table:table-cell office:value-type="float" office:value="7.092428865" table:style-name="ce1">
            <text:p>7.092428865</text:p>
          </table:table-cell>
          <table:table-cell office:value-type="float" office:value="6.23140900066667" table:style-name="ce1">
            <text:p>6.23140900066667</text:p>
          </table:table-cell>
          <table:table-cell office:value-type="float" office:value="6.628582932" table:style-name="ce1">
            <text:p>6.628582932</text:p>
          </table:table-cell>
          <table:table-cell office:value-type="float" office:value="0.952719855724379" table:style-name="ce1">
            <text:p>0.952719855724379</text:p>
          </table:table-cell>
          <table:table-cell office:value-type="float" office:value="9" table:style-name="ce1">
            <text:p>9</text:p>
          </table:table-cell>
          <table:table-cell office:value-type="float" office:value="0.1458004863" table:style-name="ce1">
            <text:p>0.1458004863</text:p>
          </table:table-cell>
          <table:table-cell office:value-type="float" office:value="0.1698738221" table:style-name="ce1">
            <text:p>0.1698738221</text:p>
          </table:table-cell>
          <table:table-cell office:value-type="float" office:value="0.152787049344444" table:style-name="ce1">
            <text:p>0.152787049344444</text:p>
          </table:table-cell>
          <table:table-cell office:value-type="float" office:value="0.1497870801" table:style-name="ce1">
            <text:p>0.1497870801</text:p>
          </table:table-cell>
          <table:table-cell office:value-type="float" office:value="0.00846135078811379" table:style-name="ce1">
            <text:p>0.00846135078811379</text:p>
          </table:table-cell>
          <table:table-cell office:value-type="float" office:value="9" table:style-name="ce1">
            <text:p>9</text:p>
          </table:table-cell>
          <table:table-cell office:value-type="float" office:value="3.311604947" table:style-name="ce1">
            <text:p>3.311604947</text:p>
          </table:table-cell>
          <table:table-cell office:value-type="float" office:value="5.395062129" table:style-name="ce1">
            <text:p>5.395062129</text:p>
          </table:table-cell>
          <table:table-cell office:value-type="float" office:value="4.55562678433333" table:style-name="ce1">
            <text:p>4.55562678433333</text:p>
          </table:table-cell>
          <table:table-cell office:value-type="float" office:value="4.99106795" table:style-name="ce1">
            <text:p>4.99106795</text:p>
          </table:table-cell>
          <table:table-cell office:value-type="float" office:value="0.933299572657816" table:style-name="ce1">
            <text:p>0.933299572657816</text:p>
          </table:table-cell>
          <table:table-cell office:value-type="float" office:value="9" table:style-name="ce1">
            <text:p>9</text:p>
          </table:table-cell>
          <table:table-cell office:value-type="float" office:value="4.465460246" table:style-name="ce1">
            <text:p>4.465460246</text:p>
          </table:table-cell>
          <table:table-cell office:value-type="float" office:value="5.917076151" table:style-name="ce1">
            <text:p>5.917076151</text:p>
          </table:table-cell>
          <table:table-cell office:value-type="float" office:value="5.42021243788889" table:style-name="ce1">
            <text:p>5.42021243788889</text:p>
          </table:table-cell>
          <table:table-cell office:value-type="float" office:value="5.887834104" table:style-name="ce1">
            <text:p>5.887834104</text:p>
          </table:table-cell>
          <table:table-cell office:value-type="float" office:value="0.711743874189793" table:style-name="ce1">
            <text:p>0.711743874189793</text:p>
          </table:table-cell>
          <table:table-cell office:value-type="float" office:value="9" table:style-name="ce1">
            <text:p>9</text:p>
          </table:table-cell>
          <table:table-cell office:value-type="float" office:value="0.5200924174" table:style-name="ce1">
            <text:p>0.5200924174</text:p>
          </table:table-cell>
          <table:table-cell office:value-type="float" office:value="1.203141133" table:style-name="ce1">
            <text:p>1.203141133</text:p>
          </table:table-cell>
          <table:table-cell office:value-type="float" office:value="0.811196562933333" table:style-name="ce1">
            <text:p>0.811196562933333</text:p>
          </table:table-cell>
          <table:table-cell office:value-type="float" office:value="0.7143708271" table:style-name="ce1">
            <text:p>0.7143708271</text:p>
          </table:table-cell>
          <table:table-cell office:value-type="float" office:value="0.304819566160471" table:style-name="ce1">
            <text:p>0.304819566160471</text:p>
          </table:table-cell>
          <table:table-cell office:value-type="float" office:value="9" table:style-name="ce1">
            <text:p>9</text:p>
          </table:table-cell>
          <table:table-cell office:value-type="float" office:value="14.0932775" table:style-name="ce1">
            <text:p>14.0932775</text:p>
          </table:table-cell>
          <table:table-cell office:value-type="float" office:value="27.93735" table:style-name="ce1">
            <text:p>27.93735</text:p>
          </table:table-cell>
          <table:table-cell office:value-type="float" office:value="22.2143356077778" table:style-name="ce1">
            <text:p>22.2143356077778</text:p>
          </table:table-cell>
          <table:table-cell office:value-type="float" office:value="24.57292" table:style-name="ce1">
            <text:p>24.57292</text:p>
          </table:table-cell>
          <table:table-cell office:value-type="float" office:value="6.15318170931896" table:style-name="ce1">
            <text:p>6.15318170931896</text:p>
          </table:table-cell>
          <table:table-cell office:value-type="float" office:value="9" table:style-name="ce1">
            <text:p>9</text:p>
          </table:table-cell>
          <table:table-cell office:value-type="float" office:value="3.607164742" table:style-name="ce1">
            <text:p>3.607164742</text:p>
          </table:table-cell>
          <table:table-cell office:value-type="float" office:value="10.33529629" table:style-name="ce1">
            <text:p>10.33529629</text:p>
          </table:table-cell>
          <table:table-cell office:value-type="float" office:value="7.96514112444444" table:style-name="ce1">
            <text:p>7.96514112444444</text:p>
          </table:table-cell>
          <table:table-cell office:value-type="float" office:value="10.01698165" table:style-name="ce1">
            <text:p>10.01698165</text:p>
          </table:table-cell>
          <table:table-cell office:value-type="float" office:value="3.25796100153504" table:style-name="ce1">
            <text:p>3.25796100153504</text:p>
          </table:table-cell>
          <table:table-cell office:value-type="float" office:value="9" table:style-name="ce1">
            <text:p>9</text:p>
          </table:table-cell>
          <table:table-cell office:value-type="float" office:value="985.8758419" table:style-name="ce1">
            <text:p>985.8758419</text:p>
          </table:table-cell>
          <table:table-cell office:value-type="float" office:value="1319.784361" table:style-name="ce1">
            <text:p>1319.784361</text:p>
          </table:table-cell>
          <table:table-cell office:value-type="float" office:value="1161.29589837778" table:style-name="ce1">
            <text:p>1161.29589837778</text:p>
          </table:table-cell>
          <table:table-cell office:value-type="float" office:value="1178.606974" table:style-name="ce1">
            <text:p>1178.606974</text:p>
          </table:table-cell>
          <table:table-cell office:value-type="float" office:value="143.728075478032" table:style-name="ce1">
            <text:p>143.728075478032</text:p>
          </table:table-cell>
          <table:table-cell office:value-type="float" office:value="9" table:style-name="ce1">
            <text:p>9</text:p>
          </table:table-cell>
          <table:table-cell office:value-type="float" office:value="37.00402445" table:style-name="ce1">
            <text:p>37.00402445</text:p>
          </table:table-cell>
          <table:table-cell office:value-type="float" office:value="114.0470214" table:style-name="ce1">
            <text:p>114.0470214</text:p>
          </table:table-cell>
          <table:table-cell office:value-type="float" office:value="87.9610090922222" table:style-name="ce1">
            <text:p>87.9610090922222</text:p>
          </table:table-cell>
          <table:table-cell office:value-type="float" office:value="112.2716021" table:style-name="ce1">
            <text:p>112.2716021</text:p>
          </table:table-cell>
          <table:table-cell office:value-type="float" office:value="38.2230561578412" table:style-name="ce1">
            <text:p>38.2230561578412</text:p>
          </table:table-cell>
          <table:table-cell office:value-type="float" office:value="9" table:style-name="ce1">
            <text:p>9</text:p>
          </table:table-cell>
          <table:table-cell office:value-type="float" office:value="26.77148376" table:style-name="ce1">
            <text:p>26.77148376</text:p>
          </table:table-cell>
          <table:table-cell office:value-type="float" office:value="107.0301405" table:style-name="ce1">
            <text:p>107.0301405</text:p>
          </table:table-cell>
          <table:table-cell office:value-type="float" office:value="78.3937606011111" table:style-name="ce1">
            <text:p>78.3937606011111</text:p>
          </table:table-cell>
          <table:table-cell office:value-type="float" office:value="101.3838341" table:style-name="ce1">
            <text:p>101.3838341</text:p>
          </table:table-cell>
          <table:table-cell office:value-type="float" office:value="38.7914880152195" table:style-name="ce1">
            <text:p>38.7914880152195</text:p>
          </table:table-cell>
          <table:table-cell office:value-type="float" office:value="9" table:style-name="ce1">
            <text:p>9</text:p>
          </table:table-cell>
          <table:table-cell office:value-type="float" office:value="89.98605155" table:style-name="ce1">
            <text:p>89.98605155</text:p>
          </table:table-cell>
          <table:table-cell office:value-type="float" office:value="131.4615542" table:style-name="ce1">
            <text:p>131.4615542</text:p>
          </table:table-cell>
          <table:table-cell office:value-type="float" office:value="109.481874864444" table:style-name="ce1">
            <text:p>109.481874864444</text:p>
          </table:table-cell>
          <table:table-cell office:value-type="float" office:value="106.9971328" table:style-name="ce1">
            <text:p>106.9971328</text:p>
          </table:table-cell>
          <table:table-cell office:value-type="float" office:value="18.0520754824066" table:style-name="ce1">
            <text:p>18.0520754824066</text:p>
          </table:table-cell>
          <table:table-cell office:value-type="float" office:value="6" table:style-name="ce1">
            <text:p>6</text:p>
          </table:table-cell>
          <table:table-cell office:value-type="float" office:value="18.08597872" table:style-name="ce1">
            <text:p>18.08597872</text:p>
          </table:table-cell>
          <table:table-cell office:value-type="float" office:value="19.52852712" table:style-name="ce1">
            <text:p>19.52852712</text:p>
          </table:table-cell>
          <table:table-cell office:value-type="float" office:value="18.81250237" table:style-name="ce1">
            <text:p>18.81250237</text:p>
          </table:table-cell>
          <table:table-cell office:value-type="float" office:value="18.810920125" table:style-name="ce1">
            <text:p>18.810920125</text:p>
          </table:table-cell>
          <table:table-cell office:value-type="float" office:value="0.719486960147548" table:style-name="ce1">
            <text:p>0.719486960147548</text:p>
          </table:table-cell>
          <table:table-cell office:value-type="float" office:value="9" table:style-name="ce1">
            <text:p>9</text:p>
          </table:table-cell>
          <table:table-cell office:value-type="float" office:value="0.001626999185" table:style-name="ce1">
            <text:p>0.001626999185</text:p>
          </table:table-cell>
          <table:table-cell office:value-type="float" office:value="0.003584599848" table:style-name="ce1">
            <text:p>0.003584599848</text:p>
          </table:table-cell>
          <table:table-cell office:value-type="float" office:value="0.00240790282822222" table:style-name="ce1">
            <text:p>0.00240790282822222</text:p>
          </table:table-cell>
          <table:table-cell office:value-type="float" office:value="0.002348136575" table:style-name="ce1">
            <text:p>0.002348136575</text:p>
          </table:table-cell>
          <table:table-cell office:value-type="float" office:value="0.000695184454420155" table:style-name="ce1">
            <text:p>0.000695184454420155</text:p>
          </table:table-cell>
          <table:table-cell office:value-type="float" office:value="9" table:style-name="ce1">
            <text:p>9</text:p>
          </table:table-cell>
          <table:table-cell office:value-type="float" office:value="0.01627382416" table:style-name="ce1">
            <text:p>0.01627382416</text:p>
          </table:table-cell>
          <table:table-cell office:value-type="float" office:value="0.01712404981" table:style-name="ce1">
            <text:p>0.01712404981</text:p>
          </table:table-cell>
          <table:table-cell office:value-type="float" office:value="0.0169231809977778" table:style-name="ce1">
            <text:p>0.0169231809977778</text:p>
          </table:table-cell>
          <table:table-cell office:value-type="float" office:value="0.01709523645" table:style-name="ce1">
            <text:p>0.01709523645</text:p>
          </table:table-cell>
          <table:table-cell office:value-type="float" office:value="0.000311573877818304" table:style-name="ce1">
            <text:p>0.000311573877818304</text:p>
          </table:table-cell>
          <table:table-cell office:value-type="float" office:value="9" table:style-name="ce1">
            <text:p>9</text:p>
          </table:table-cell>
          <table:table-cell office:value-type="float" office:value="4.158484581" table:style-name="ce1">
            <text:p>4.158484581</text:p>
          </table:table-cell>
          <table:table-cell office:value-type="float" office:value="6.610388459" table:style-name="ce1">
            <text:p>6.610388459</text:p>
          </table:table-cell>
          <table:table-cell office:value-type="float" office:value="5.54146699944444" table:style-name="ce1">
            <text:p>5.54146699944444</text:p>
          </table:table-cell>
          <table:table-cell office:value-type="float" office:value="5.982883813" table:style-name="ce1">
            <text:p>5.982883813</text:p>
          </table:table-cell>
          <table:table-cell office:value-type="float" office:value="1.04208258286283" table:style-name="ce1">
            <text:p>1.04208258286283</text:p>
          </table:table-cell>
          <table:table-cell office:value-type="float" office:value="9" table:style-name="ce1">
            <text:p>9</text:p>
          </table:table-cell>
          <table:table-cell office:value-type="float" office:value="9.171427778" table:style-name="ce1">
            <text:p>9.171427778</text:p>
          </table:table-cell>
          <table:table-cell office:value-type="float" office:value="12.01980586" table:style-name="ce1">
            <text:p>12.01980586</text:p>
          </table:table-cell>
          <table:table-cell office:value-type="float" office:value="9.70177372755556" table:style-name="ce1">
            <text:p>9.70177372755556</text:p>
          </table:table-cell>
          <table:table-cell office:value-type="float" office:value="9.171427778" table:style-name="ce1">
            <text:p>9.171427778</text:p>
          </table:table-cell>
          <table:table-cell office:value-type="float" office:value="0.923087558883314" table:style-name="ce1">
            <text:p>0.923087558883314</text:p>
          </table:table-cell>
          <table:table-cell office:value-type="float" office:value="9" table:style-name="ce1">
            <text:p>9</text:p>
          </table:table-cell>
          <table:table-cell office:value-type="float" office:value="0.2784421484" table:style-name="ce1">
            <text:p>0.2784421484</text:p>
          </table:table-cell>
          <table:table-cell office:value-type="float" office:value="0.4100632969" table:style-name="ce1">
            <text:p>0.4100632969</text:p>
          </table:table-cell>
          <table:table-cell office:value-type="float" office:value="0.317592815977778" table:style-name="ce1">
            <text:p>0.317592815977778</text:p>
          </table:table-cell>
          <table:table-cell office:value-type="float" office:value="0.2987776885" table:style-name="ce1">
            <text:p>0.2987776885</text:p>
          </table:table-cell>
          <table:table-cell office:value-type="float" office:value="0.0507597689058605" table:style-name="ce1">
            <text:p>0.0507597689058605</text:p>
          </table:table-cell>
          <table:table-cell office:value-type="float" office:value="9" table:style-name="ce1">
            <text:p>9</text:p>
          </table:table-cell>
          <table:table-cell office:value-type="float" office:value="0.3493210697" table:style-name="ce1">
            <text:p>0.3493210697</text:p>
          </table:table-cell>
          <table:table-cell office:value-type="float" office:value="0.5886051669" table:style-name="ce1">
            <text:p>0.5886051669</text:p>
          </table:table-cell>
          <table:table-cell office:value-type="float" office:value="0.463472100633333" table:style-name="ce1">
            <text:p>0.463472100633333</text:p>
          </table:table-cell>
          <table:table-cell office:value-type="float" office:value="0.4737665537" table:style-name="ce1">
            <text:p>0.4737665537</text:p>
          </table:table-cell>
          <table:table-cell office:value-type="float" office:value="0.102128189493468" table:style-name="ce1">
            <text:p>0.102128189493468</text:p>
          </table:table-cell>
        </table:table-row>
        <table:table-row table:style-name="ro1">
          <table:table-cell office:value-type="string" table:style-name="ce1">
            <text:p>20x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10-20%</text:p>
          </table:table-cell>
          <table:table-cell office:value-type="float" office:value="3" table:style-name="ce1">
            <text:p>3</text:p>
          </table:table-cell>
          <table:table-cell office:value-type="float" office:value="19.10579906" table:style-name="ce1">
            <text:p>19.10579906</text:p>
          </table:table-cell>
          <table:table-cell office:value-type="float" office:value="19.23928653" table:style-name="ce1">
            <text:p>19.23928653</text:p>
          </table:table-cell>
          <table:table-cell office:value-type="float" office:value="19.1537894433333" table:style-name="ce1">
            <text:p>19.1537894433333</text:p>
          </table:table-cell>
          <table:table-cell office:value-type="float" office:value="19.11628274" table:style-name="ce1">
            <text:p>19.11628274</text:p>
          </table:table-cell>
          <table:table-cell office:value-type="float" office:value="0.0742279647973149" table:style-name="ce1">
            <text:p>0.0742279647973149</text:p>
          </table:table-cell>
          <table:table-cell office:value-type="float" office:value="3" table:style-name="ce1">
            <text:p>3</text:p>
          </table:table-cell>
          <table:table-cell office:value-type="float" office:value="6.25511832" table:style-name="ce1">
            <text:p>6.25511832</text:p>
          </table:table-cell>
          <table:table-cell office:value-type="float" office:value="6.265481744" table:style-name="ce1">
            <text:p>6.265481744</text:p>
          </table:table-cell>
          <table:table-cell office:value-type="float" office:value="6.26125452033333" table:style-name="ce1">
            <text:p>6.26125452033333</text:p>
          </table:table-cell>
          <table:table-cell office:value-type="float" office:value="6.263163497" table:style-name="ce1">
            <text:p>6.263163497</text:p>
          </table:table-cell>
          <table:table-cell office:value-type="float" office:value="0.00543905168079412" table:style-name="ce1">
            <text:p>0.00543905168079412</text:p>
          </table:table-cell>
          <table:table-cell office:value-type="float" office:value="3" table:style-name="ce1">
            <text:p>3</text:p>
          </table:table-cell>
          <table:table-cell office:value-type="float" office:value="0.006277013638" table:style-name="ce1">
            <text:p>0.006277013638</text:p>
          </table:table-cell>
          <table:table-cell office:value-type="float" office:value="0.01041166909" table:style-name="ce1">
            <text:p>0.01041166909</text:p>
          </table:table-cell>
          <table:table-cell office:value-type="float" office:value="0.008471968544" table:style-name="ce1">
            <text:p>0.008471968544</text:p>
          </table:table-cell>
          <table:table-cell office:value-type="float" office:value="0.008727222904" table:style-name="ce1">
            <text:p>0.008727222904</text:p>
          </table:table-cell>
          <table:table-cell office:value-type="float" office:value="0.00207911279586092" table:style-name="ce1">
            <text:p>0.00207911279586092</text:p>
          </table:table-cell>
          <table:table-cell office:value-type="float" office:value="3" table:style-name="ce1">
            <text:p>3</text:p>
          </table:table-cell>
          <table:table-cell office:value-type="float" office:value="2.797579355" table:style-name="ce1">
            <text:p>2.797579355</text:p>
          </table:table-cell>
          <table:table-cell office:value-type="float" office:value="2.802838434" table:style-name="ce1">
            <text:p>2.802838434</text:p>
          </table:table-cell>
          <table:table-cell office:value-type="float" office:value="2.79975615333333" table:style-name="ce1">
            <text:p>2.79975615333333</text:p>
          </table:table-cell>
          <table:table-cell office:value-type="float" office:value="2.798850671" table:style-name="ce1">
            <text:p>2.798850671</text:p>
          </table:table-cell>
          <table:table-cell office:value-type="float" office:value="0.00274397552358697" table:style-name="ce1">
            <text:p>0.00274397552358697</text:p>
          </table:table-cell>
          <table:table-cell office:value-type="float" office:value="3" table:style-name="ce1">
            <text:p>3</text:p>
          </table:table-cell>
          <table:table-cell office:value-type="float" office:value="17.04614" table:style-name="ce1">
            <text:p>17.04614</text:p>
          </table:table-cell>
          <table:table-cell office:value-type="float" office:value="17.07941" table:style-name="ce1">
            <text:p>17.07941</text:p>
          </table:table-cell>
          <table:table-cell office:value-type="float" office:value="17.06101" table:style-name="ce1">
            <text:p>17.06101</text:p>
          </table:table-cell>
          <table:table-cell office:value-type="float" office:value="17.05748" table:style-name="ce1">
            <text:p>17.05748</text:p>
          </table:table-cell>
          <table:table-cell office:value-type="float" office:value="0.0169135714738184" table:style-name="ce1">
            <text:p>0.0169135714738184</text:p>
          </table:table-cell>
          <table:table-cell office:value-type="float" office:value="3" table:style-name="ce1">
            <text:p>3</text:p>
          </table:table-cell>
          <table:table-cell office:value-type="float" office:value="17.70771" table:style-name="ce1">
            <text:p>17.70771</text:p>
          </table:table-cell>
          <table:table-cell office:value-type="float" office:value="17.84738" table:style-name="ce1">
            <text:p>17.84738</text:p>
          </table:table-cell>
          <table:table-cell office:value-type="float" office:value="17.80063" table:style-name="ce1">
            <text:p>17.80063</text:p>
          </table:table-cell>
          <table:table-cell office:value-type="float" office:value="17.8468" table:style-name="ce1">
            <text:p>17.8468</text:p>
          </table:table-cell>
          <table:table-cell office:value-type="float" office:value="0.0804716030659279" table:style-name="ce1">
            <text:p>0.0804716030659279</text:p>
          </table:table-cell>
          <table:table-cell office:value-type="float" office:value="3" table:style-name="ce1">
            <text:p>3</text:p>
          </table:table-cell>
          <table:table-cell office:value-type="float" office:value="34.76519" table:style-name="ce1">
            <text:p>34.76519</text:p>
          </table:table-cell>
          <table:table-cell office:value-type="float" office:value="34.92621" table:style-name="ce1">
            <text:p>34.92621</text:p>
          </table:table-cell>
          <table:table-cell office:value-type="float" office:value="34.86164" table:style-name="ce1">
            <text:p>34.86164</text:p>
          </table:table-cell>
          <table:table-cell office:value-type="float" office:value="34.89352" table:style-name="ce1">
            <text:p>34.89352</text:p>
          </table:table-cell>
          <table:table-cell office:value-type="float" office:value="0.0851123428181848" table:style-name="ce1">
            <text:p>0.0851123428181848</text:p>
          </table:table-cell>
          <table:table-cell office:value-type="float" office:value="3" table:style-name="ce1">
            <text:p>3</text:p>
          </table:table-cell>
          <table:table-cell office:value-type="float" office:value="5.042135" table:style-name="ce1">
            <text:p>5.042135</text:p>
          </table:table-cell>
          <table:table-cell office:value-type="float" office:value="5.052227876" table:style-name="ce1">
            <text:p>5.052227876</text:p>
          </table:table-cell>
          <table:table-cell office:value-type="float" office:value="5.04825451133333" table:style-name="ce1">
            <text:p>5.04825451133333</text:p>
          </table:table-cell>
          <table:table-cell office:value-type="float" office:value="5.050400658" table:style-name="ce1">
            <text:p>5.050400658</text:p>
          </table:table-cell>
          <table:table-cell office:value-type="float" office:value="0.00537782443223808" table:style-name="ce1">
            <text:p>0.00537782443223808</text:p>
          </table:table-cell>
          <table:table-cell office:value-type="float" office:value="3" table:style-name="ce1">
            <text:p>3</text:p>
          </table:table-cell>
          <table:table-cell office:value-type="float" office:value="0.1580103946" table:style-name="ce1">
            <text:p>0.1580103946</text:p>
          </table:table-cell>
          <table:table-cell office:value-type="float" office:value="0.1787826835" table:style-name="ce1">
            <text:p>0.1787826835</text:p>
          </table:table-cell>
          <table:table-cell office:value-type="float" office:value="0.170222170966667" table:style-name="ce1">
            <text:p>0.170222170966667</text:p>
          </table:table-cell>
          <table:table-cell office:value-type="float" office:value="0.1738734348" table:style-name="ce1">
            <text:p>0.1738734348</text:p>
          </table:table-cell>
          <table:table-cell office:value-type="float" office:value="0.0108568315922152" table:style-name="ce1">
            <text:p>0.0108568315922152</text:p>
          </table:table-cell>
          <table:table-cell office:value-type="float" office:value="3" table:style-name="ce1">
            <text:p>3</text:p>
          </table:table-cell>
          <table:table-cell office:value-type="float" office:value="8.276945237" table:style-name="ce1">
            <text:p>8.276945237</text:p>
          </table:table-cell>
          <table:table-cell office:value-type="float" office:value="8.280492384" table:style-name="ce1">
            <text:p>8.280492384</text:p>
          </table:table-cell>
          <table:table-cell office:value-type="float" office:value="8.27871562933333" table:style-name="ce1">
            <text:p>8.27871562933333</text:p>
          </table:table-cell>
          <table:table-cell office:value-type="float" office:value="8.278709267" table:style-name="ce1">
            <text:p>8.278709267</text:p>
          </table:table-cell>
          <table:table-cell office:value-type="float" office:value="0.00177358205881988" table:style-name="ce1">
            <text:p>0.00177358205881988</text:p>
          </table:table-cell>
          <table:table-cell office:value-type="float" office:value="3" table:style-name="ce1">
            <text:p>3</text:p>
          </table:table-cell>
          <table:table-cell office:value-type="float" office:value="12.87483893" table:style-name="ce1">
            <text:p>12.87483893</text:p>
          </table:table-cell>
          <table:table-cell office:value-type="float" office:value="12.88124537" table:style-name="ce1">
            <text:p>12.88124537</text:p>
          </table:table-cell>
          <table:table-cell office:value-type="float" office:value="12.8782167133333" table:style-name="ce1">
            <text:p>12.8782167133333</text:p>
          </table:table-cell>
          <table:table-cell office:value-type="float" office:value="12.87856584" table:style-name="ce1">
            <text:p>12.87856584</text:p>
          </table:table-cell>
          <table:table-cell office:value-type="float" office:value="0.00321745791587656" table:style-name="ce1">
            <text:p>0.00321745791587656</text:p>
          </table:table-cell>
          <table:table-cell office:value-type="float" office:value="3" table:style-name="ce1">
            <text:p>3</text:p>
          </table:table-cell>
          <table:table-cell office:value-type="float" office:value="56.0148811" table:style-name="ce1">
            <text:p>56.0148811</text:p>
          </table:table-cell>
          <table:table-cell office:value-type="float" office:value="56.07572191" table:style-name="ce1">
            <text:p>56.07572191</text:p>
          </table:table-cell>
          <table:table-cell office:value-type="float" office:value="56.0357738366667" table:style-name="ce1">
            <text:p>56.0357738366667</text:p>
          </table:table-cell>
          <table:table-cell office:value-type="float" office:value="56.0167185" table:style-name="ce1">
            <text:p>56.0167185</text:p>
          </table:table-cell>
          <table:table-cell office:value-type="float" office:value="0.034608242254902" table:style-name="ce1">
            <text:p>0.034608242254902</text:p>
          </table:table-cell>
          <table:table-cell office:value-type="float" office:value="3" table:style-name="ce1">
            <text:p>3</text:p>
          </table:table-cell>
          <table:table-cell office:value-type="float" office:value="0.3080420817" table:style-name="ce1">
            <text:p>0.3080420817</text:p>
          </table:table-cell>
          <table:table-cell office:value-type="float" office:value="0.3104415142" table:style-name="ce1">
            <text:p>0.3104415142</text:p>
          </table:table-cell>
          <table:table-cell office:value-type="float" office:value="0.309397881666667" table:style-name="ce1">
            <text:p>0.309397881666667</text:p>
          </table:table-cell>
          <table:table-cell office:value-type="float" office:value="0.3097100491" table:style-name="ce1">
            <text:p>0.3097100491</text:p>
          </table:table-cell>
          <table:table-cell office:value-type="float" office:value="0.00122979895118652" table:style-name="ce1">
            <text:p>0.00122979895118652</text:p>
          </table:table-cell>
          <table:table-cell office:value-type="float" office:value="3" table:style-name="ce1">
            <text:p>3</text:p>
          </table:table-cell>
          <table:table-cell office:value-type="float" office:value="84.52024059" table:style-name="ce1">
            <text:p>84.52024059</text:p>
          </table:table-cell>
          <table:table-cell office:value-type="float" office:value="84.52171848" table:style-name="ce1">
            <text:p>84.52171848</text:p>
          </table:table-cell>
          <table:table-cell office:value-type="float" office:value="84.5211497666667" table:style-name="ce1">
            <text:p>84.5211497666667</text:p>
          </table:table-cell>
          <table:table-cell office:value-type="float" office:value="84.52149023" table:style-name="ce1">
            <text:p>84.52149023</text:p>
          </table:table-cell>
          <table:table-cell office:value-type="float" office:value="0.000795597997756833" table:style-name="ce1">
            <text:p>0.000795597997756833</text:p>
          </table:table-cell>
          <table:table-cell office:value-type="float" office:value="3" table:style-name="ce1">
            <text:p>3</text:p>
          </table:table-cell>
          <table:table-cell office:value-type="float" office:value="3.294734756" table:style-name="ce1">
            <text:p>3.294734756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3.66081639566667" table:style-name="ce1">
            <text:p>3.66081639566667</text:p>
          </table:table-cell>
          <table:table-cell office:value-type="float" office:value="3.294734756" table:style-name="ce1">
            <text:p>3.294734756</text:p>
          </table:table-cell>
          <table:table-cell office:value-type="float" office:value="0.634071999620789" table:style-name="ce1">
            <text:p>0.634071999620789</text:p>
          </table:table-cell>
          <table:table-cell office:value-type="float" office:value="3" table:style-name="ce1">
            <text:p>3</text:p>
          </table:table-cell>
          <table:table-cell office:value-type="float" office:value="0.2901777964" table:style-name="ce1">
            <text:p>0.2901777964</text:p>
          </table:table-cell>
          <table:table-cell office:value-type="float" office:value="0.2906352873" table:style-name="ce1">
            <text:p>0.2906352873</text:p>
          </table:table-cell>
          <table:table-cell office:value-type="float" office:value="0.290455737866667" table:style-name="ce1">
            <text:p>0.290455737866667</text:p>
          </table:table-cell>
          <table:table-cell office:value-type="float" office:value="0.2905541299" table:style-name="ce1">
            <text:p>0.2905541299</text:p>
          </table:table-cell>
          <table:table-cell office:value-type="float" office:value="0.000244100850189623" table:style-name="ce1">
            <text:p>0.000244100850189623</text:p>
          </table:table-cell>
          <table:table-cell office:value-type="float" office:value="3" table:style-name="ce1">
            <text:p>3</text:p>
          </table:table-cell>
          <table:table-cell office:value-type="float" office:value="3.93675738" table:style-name="ce1">
            <text:p>3.93675738</text:p>
          </table:table-cell>
          <table:table-cell office:value-type="float" office:value="3.944783951" table:style-name="ce1">
            <text:p>3.944783951</text:p>
          </table:table-cell>
          <table:table-cell office:value-type="float" office:value="3.94195965066667" table:style-name="ce1">
            <text:p>3.94195965066667</text:p>
          </table:table-cell>
          <table:table-cell office:value-type="float" office:value="3.944337621" table:style-name="ce1">
            <text:p>3.944337621</text:p>
          </table:table-cell>
          <table:table-cell office:value-type="float" office:value="0.00451082228470259" table:style-name="ce1">
            <text:p>0.00451082228470259</text:p>
          </table:table-cell>
          <table:table-cell office:value-type="float" office:value="3" table:style-name="ce1">
            <text:p>3</text:p>
          </table:table-cell>
          <table:table-cell office:value-type="float" office:value="0.2701670683" table:style-name="ce1">
            <text:p>0.2701670683</text:p>
          </table:table-cell>
          <table:table-cell office:value-type="float" office:value="0.272316169" table:style-name="ce1">
            <text:p>0.272316169</text:p>
          </table:table-cell>
          <table:table-cell office:value-type="float" office:value="0.271410926866667" table:style-name="ce1">
            <text:p>0.271410926866667</text:p>
          </table:table-cell>
          <table:table-cell office:value-type="float" office:value="0.2717495433" table:style-name="ce1">
            <text:p>0.2717495433</text:p>
          </table:table-cell>
          <table:table-cell office:value-type="float" office:value="0.00111384661034529" table:style-name="ce1">
            <text:p>0.00111384661034529</text:p>
          </table:table-cell>
          <table:table-cell office:value-type="float" office:value="3" table:style-name="ce1">
            <text:p>3</text:p>
          </table:table-cell>
          <table:table-cell office:value-type="float" office:value="8.54710825" table:style-name="ce1">
            <text:p>8.54710825</text:p>
          </table:table-cell>
          <table:table-cell office:value-type="float" office:value="8.552239429" table:style-name="ce1">
            <text:p>8.552239429</text:p>
          </table:table-cell>
          <table:table-cell office:value-type="float" office:value="8.55012314533333" table:style-name="ce1">
            <text:p>8.55012314533333</text:p>
          </table:table-cell>
          <table:table-cell office:value-type="float" office:value="8.551021757" table:style-name="ce1">
            <text:p>8.551021757</text:p>
          </table:table-cell>
          <table:table-cell office:value-type="float" office:value="0.00268102157360011" table:style-name="ce1">
            <text:p>0.00268102157360011</text:p>
          </table:table-cell>
          <table:table-cell office:value-type="float" office:value="3" table:style-name="ce1">
            <text:p>3</text:p>
          </table:table-cell>
          <table:table-cell office:value-type="float" office:value="0.2701670683" table:style-name="ce1">
            <text:p>0.2701670683</text:p>
          </table:table-cell>
          <table:table-cell office:value-type="float" office:value="0.272316169" table:style-name="ce1">
            <text:p>0.272316169</text:p>
          </table:table-cell>
          <table:table-cell office:value-type="float" office:value="0.271410926866667" table:style-name="ce1">
            <text:p>0.271410926866667</text:p>
          </table:table-cell>
          <table:table-cell office:value-type="float" office:value="0.2717495433" table:style-name="ce1">
            <text:p>0.2717495433</text:p>
          </table:table-cell>
          <table:table-cell office:value-type="float" office:value="0.00111384661034529" table:style-name="ce1">
            <text:p>0.00111384661034529</text:p>
          </table:table-cell>
          <table:table-cell office:value-type="float" office:value="3" table:style-name="ce1">
            <text:p>3</text:p>
          </table:table-cell>
          <table:table-cell office:value-type="float" office:value="5.740003321" table:style-name="ce1">
            <text:p>5.740003321</text:p>
          </table:table-cell>
          <table:table-cell office:value-type="float" office:value="5.749053232" table:style-name="ce1">
            <text:p>5.749053232</text:p>
          </table:table-cell>
          <table:table-cell office:value-type="float" office:value="5.74330259566667" table:style-name="ce1">
            <text:p>5.74330259566667</text:p>
          </table:table-cell>
          <table:table-cell office:value-type="float" office:value="5.740851234" table:style-name="ce1">
            <text:p>5.740851234</text:p>
          </table:table-cell>
          <table:table-cell office:value-type="float" office:value="0.0049982099588334" table:style-name="ce1">
            <text:p>0.0049982099588334</text:p>
          </table:table-cell>
          <table:table-cell office:value-type="float" office:value="3" table:style-name="ce1">
            <text:p>3</text:p>
          </table:table-cell>
          <table:table-cell office:value-type="float" office:value="7.899138766" table:style-name="ce1">
            <text:p>7.899138766</text:p>
          </table:table-cell>
          <table:table-cell office:value-type="float" office:value="7.905106768" table:style-name="ce1">
            <text:p>7.905106768</text:p>
          </table:table-cell>
          <table:table-cell office:value-type="float" office:value="7.90249740433333" table:style-name="ce1">
            <text:p>7.90249740433333</text:p>
          </table:table-cell>
          <table:table-cell office:value-type="float" office:value="7.903246679" table:style-name="ce1">
            <text:p>7.903246679</text:p>
          </table:table-cell>
          <table:table-cell office:value-type="float" office:value="0.00305373891526129" table:style-name="ce1">
            <text:p>0.00305373891526129</text:p>
          </table:table-cell>
          <table:table-cell office:value-type="float" office:value="3" table:style-name="ce1">
            <text:p>3</text:p>
          </table:table-cell>
          <table:table-cell office:value-type="float" office:value="0.647132661" table:style-name="ce1">
            <text:p>0.647132661</text:p>
          </table:table-cell>
          <table:table-cell office:value-type="float" office:value="0.6479694849" table:style-name="ce1">
            <text:p>0.6479694849</text:p>
          </table:table-cell>
          <table:table-cell office:value-type="float" office:value="0.6476257413" table:style-name="ce1">
            <text:p>0.6476257413</text:p>
          </table:table-cell>
          <table:table-cell office:value-type="float" office:value="0.647775078" table:style-name="ce1">
            <text:p>0.647775078</text:p>
          </table:table-cell>
          <table:table-cell office:value-type="float" office:value="0.00043794365776656" table:style-name="ce1">
            <text:p>0.00043794365776656</text:p>
          </table:table-cell>
          <table:table-cell office:value-type="float" office:value="3" table:style-name="ce1">
            <text:p>3</text:p>
          </table:table-cell>
          <table:table-cell office:value-type="float" office:value="36.83985" table:style-name="ce1">
            <text:p>36.83985</text:p>
          </table:table-cell>
          <table:table-cell office:value-type="float" office:value="37.62139" table:style-name="ce1">
            <text:p>37.62139</text:p>
          </table:table-cell>
          <table:table-cell office:value-type="float" office:value="37.2444733333333" table:style-name="ce1">
            <text:p>37.2444733333333</text:p>
          </table:table-cell>
          <table:table-cell office:value-type="float" office:value="37.27218" table:style-name="ce1">
            <text:p>37.27218</text:p>
          </table:table-cell>
          <table:table-cell office:value-type="float" office:value="0.391505986459126" table:style-name="ce1">
            <text:p>0.391505986459126</text:p>
          </table:table-cell>
          <table:table-cell office:value-type="float" office:value="3" table:style-name="ce1">
            <text:p>3</text:p>
          </table:table-cell>
          <table:table-cell office:value-type="float" office:value="15.00229757" table:style-name="ce1">
            <text:p>15.00229757</text:p>
          </table:table-cell>
          <table:table-cell office:value-type="float" office:value="15.07497877" table:style-name="ce1">
            <text:p>15.07497877</text:p>
          </table:table-cell>
          <table:table-cell office:value-type="float" office:value="15.03548622" table:style-name="ce1">
            <text:p>15.03548622</text:p>
          </table:table-cell>
          <table:table-cell office:value-type="float" office:value="15.02918232" table:style-name="ce1">
            <text:p>15.02918232</text:p>
          </table:table-cell>
          <table:table-cell office:value-type="float" office:value="0.0367483819340048" table:style-name="ce1">
            <text:p>0.0367483819340048</text:p>
          </table:table-cell>
          <table:table-cell office:value-type="float" office:value="3" table:style-name="ce1">
            <text:p>3</text:p>
          </table:table-cell>
          <table:table-cell office:value-type="float" office:value="1371.471268" table:style-name="ce1">
            <text:p>1371.471268</text:p>
          </table:table-cell>
          <table:table-cell office:value-type="float" office:value="1380.731086" table:style-name="ce1">
            <text:p>1380.731086</text:p>
          </table:table-cell>
          <table:table-cell office:value-type="float" office:value="1375.24423933333" table:style-name="ce1">
            <text:p>1375.24423933333</text:p>
          </table:table-cell>
          <table:table-cell office:value-type="float" office:value="1373.530364" table:style-name="ce1">
            <text:p>1373.530364</text:p>
          </table:table-cell>
          <table:table-cell office:value-type="float" office:value="4.8620040972769" table:style-name="ce1">
            <text:p>4.8620040972769</text:p>
          </table:table-cell>
          <table:table-cell office:value-type="float" office:value="3" table:style-name="ce1">
            <text:p>3</text:p>
          </table:table-cell>
          <table:table-cell office:value-type="float" office:value="89.98460544" table:style-name="ce1">
            <text:p>89.98460544</text:p>
          </table:table-cell>
          <table:table-cell office:value-type="float" office:value="89.99983128" table:style-name="ce1">
            <text:p>89.99983128</text:p>
          </table:table-cell>
          <table:table-cell office:value-type="float" office:value="89.99036511" table:style-name="ce1">
            <text:p>89.99036511</text:p>
          </table:table-cell>
          <table:table-cell office:value-type="float" office:value="89.98665861" table:style-name="ce1">
            <text:p>89.98665861</text:p>
          </table:table-cell>
          <table:table-cell office:value-type="float" office:value="0.00826197056481411" table:style-name="ce1">
            <text:p>0.00826197056481411</text:p>
          </table:table-cell>
          <table:table-cell office:value-type="float" office:value="3" table:style-name="ce1">
            <text:p>3</text:p>
          </table:table-cell>
          <table:table-cell office:value-type="float" office:value="84.31362889" table:style-name="ce1">
            <text:p>84.31362889</text:p>
          </table:table-cell>
          <table:table-cell office:value-type="float" office:value="84.31398337" table:style-name="ce1">
            <text:p>84.31398337</text:p>
          </table:table-cell>
          <table:table-cell office:value-type="float" office:value="84.3137777433333" table:style-name="ce1">
            <text:p>84.3137777433333</text:p>
          </table:table-cell>
          <table:table-cell office:value-type="float" office:value="84.31372097" table:style-name="ce1">
            <text:p>84.31372097</text:p>
          </table:table-cell>
          <table:table-cell office:value-type="float" office:value="0.000183933211065725" table:style-name="ce1">
            <text:p>0.000183933211065725</text:p>
          </table:table-cell>
          <table:table-cell office:value-type="float" office:value="3" table:style-name="ce1">
            <text:p>3</text:p>
          </table:table-cell>
          <table:table-cell office:value-type="float" office:value="95.73212274" table:style-name="ce1">
            <text:p>95.73212274</text:p>
          </table:table-cell>
          <table:table-cell office:value-type="float" office:value="95.73648142" table:style-name="ce1">
            <text:p>95.73648142</text:p>
          </table:table-cell>
          <table:table-cell office:value-type="float" office:value="95.73393597" table:style-name="ce1">
            <text:p>95.73393597</text:p>
          </table:table-cell>
          <table:table-cell office:value-type="float" office:value="95.73320375" table:style-name="ce1">
            <text:p>95.73320375</text:p>
          </table:table-cell>
          <table:table-cell office:value-type="float" office:value="0.00226972078281009" table:style-name="ce1">
            <text:p>0.00226972078281009</text:p>
          </table:table-cell>
          <table:table-cell office:value-type="float" office:value="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-Inf" table:style-name="ce1">
            <text:p>-Inf</text:p>
          </table:table-cell>
          <table:table-cell office:value-type="float" office:value="NaN" table:style-name="ce1">
            <text:p>NaN</text:p>
          </table:table-cell>
          <table:table-cell/>
          <table:table-cell/>
          <table:table-cell office:value-type="float" office:value="3" table:style-name="ce1">
            <text:p>3</text:p>
          </table:table-cell>
          <table:table-cell office:value-type="float" office:value="0.006503492718" table:style-name="ce1">
            <text:p>0.006503492718</text:p>
          </table:table-cell>
          <table:table-cell office:value-type="float" office:value="0.00653337429" table:style-name="ce1">
            <text:p>0.00653337429</text:p>
          </table:table-cell>
          <table:table-cell office:value-type="float" office:value="0.006517589617" table:style-name="ce1">
            <text:p>0.006517589617</text:p>
          </table:table-cell>
          <table:table-cell office:value-type="float" office:value="0.006515901843" table:style-name="ce1">
            <text:p>0.006515901843</text:p>
          </table:table-cell>
          <table:table-cell office:value-type="float" office:value="1.50121125130378e-05" table:style-name="ce1">
            <text:p>1.50121125130378e-05</text:p>
          </table:table-cell>
          <table:table-cell office:value-type="float" office:value="3" table:style-name="ce1">
            <text:p>3</text:p>
          </table:table-cell>
          <table:table-cell office:value-type="float" office:value="0.01490531735" table:style-name="ce1">
            <text:p>0.01490531735</text:p>
          </table:table-cell>
          <table:table-cell office:value-type="float" office:value="0.01492259668" table:style-name="ce1">
            <text:p>0.01492259668</text:p>
          </table:table-cell>
          <table:table-cell office:value-type="float" office:value="0.0149126811166667" table:style-name="ce1">
            <text:p>0.0149126811166667</text:p>
          </table:table-cell>
          <table:table-cell office:value-type="float" office:value="0.01491012932" table:style-name="ce1">
            <text:p>0.01491012932</text:p>
          </table:table-cell>
          <table:table-cell office:value-type="float" office:value="8.91782265932854e-06" table:style-name="ce1">
            <text:p>8.91782265932854e-06</text:p>
          </table:table-cell>
          <table:table-cell office:value-type="float" office:value="3" table:style-name="ce1">
            <text:p>3</text:p>
          </table:table-cell>
          <table:table-cell office:value-type="float" office:value="6.988740501" table:style-name="ce1">
            <text:p>6.988740501</text:p>
          </table:table-cell>
          <table:table-cell office:value-type="float" office:value="7.240774246" table:style-name="ce1">
            <text:p>7.240774246</text:p>
          </table:table-cell>
          <table:table-cell office:value-type="float" office:value="7.111513159" table:style-name="ce1">
            <text:p>7.111513159</text:p>
          </table:table-cell>
          <table:table-cell office:value-type="float" office:value="7.10502473" table:style-name="ce1">
            <text:p>7.10502473</text:p>
          </table:table-cell>
          <table:table-cell office:value-type="float" office:value="0.126142090270644" table:style-name="ce1">
            <text:p>0.126142090270644</text:p>
          </table:table-cell>
          <table:table-cell office:value-type="float" office:value="3" table:style-name="ce1">
            <text:p>3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13.76029373" table:style-name="ce1">
            <text:p>13.76029373</text:p>
          </table:table-cell>
          <table:table-cell office:value-type="float" office:value="13.4604091266667" table:style-name="ce1">
            <text:p>13.4604091266667</text:p>
          </table:table-cell>
          <table:table-cell office:value-type="float" office:value="13.76029373" table:style-name="ce1">
            <text:p>13.76029373</text:p>
          </table:table-cell>
          <table:table-cell office:value-type="float" office:value="0.519415369380973" table:style-name="ce1">
            <text:p>0.519415369380973</text:p>
          </table:table-cell>
          <table:table-cell office:value-type="float" office:value="3" table:style-name="ce1">
            <text:p>3</text:p>
          </table:table-cell>
          <table:table-cell office:value-type="float" office:value="0.1024300263" table:style-name="ce1">
            <text:p>0.1024300263</text:p>
          </table:table-cell>
          <table:table-cell office:value-type="float" office:value="0.1206095754" table:style-name="ce1">
            <text:p>0.1206095754</text:p>
          </table:table-cell>
          <table:table-cell office:value-type="float" office:value="0.1137976873" table:style-name="ce1">
            <text:p>0.1137976873</text:p>
          </table:table-cell>
          <table:table-cell office:value-type="float" office:value="0.1183534602" table:style-name="ce1">
            <text:p>0.1183534602</text:p>
          </table:table-cell>
          <table:table-cell office:value-type="float" office:value="0.00990910194755854" table:style-name="ce1">
            <text:p>0.00990910194755854</text:p>
          </table:table-cell>
          <table:table-cell office:value-type="float" office:value="3" table:style-name="ce1">
            <text:p>3</text:p>
          </table:table-cell>
          <table:table-cell office:value-type="float" office:value="0.2268309218" table:style-name="ce1">
            <text:p>0.2268309218</text:p>
          </table:table-cell>
          <table:table-cell office:value-type="float" office:value="0.2547953878" table:style-name="ce1">
            <text:p>0.2547953878</text:p>
          </table:table-cell>
          <table:table-cell office:value-type="float" office:value="0.2434951902" table:style-name="ce1">
            <text:p>0.2434951902</text:p>
          </table:table-cell>
          <table:table-cell office:value-type="float" office:value="0.248859261" table:style-name="ce1">
            <text:p>0.248859261</text:p>
          </table:table-cell>
          <table:table-cell office:value-type="float" office:value="0.0147337293760558" table:style-name="ce1">
            <text:p>0.0147337293760558</text:p>
          </table:table-cell>
        </table:table-row>
        <table:table-row table:style-name="ro1">
          <table:table-cell office:value-type="string" table:style-name="ce1">
            <text:p>20x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&lt;10%</text:p>
          </table:table-cell>
          <table:table-cell office:value-type="float" office:value="6" table:style-name="ce1">
            <text:p>6</text:p>
          </table:table-cell>
          <table:table-cell office:value-type="float" office:value="3.044289982" table:style-name="ce1">
            <text:p>3.044289982</text:p>
          </table:table-cell>
          <table:table-cell office:value-type="float" office:value="4.706313189" table:style-name="ce1">
            <text:p>4.706313189</text:p>
          </table:table-cell>
          <table:table-cell office:value-type="float" office:value="3.99951411233333" table:style-name="ce1">
            <text:p>3.99951411233333</text:p>
          </table:table-cell>
          <table:table-cell office:value-type="float" office:value="4.218714097" table:style-name="ce1">
            <text:p>4.218714097</text:p>
          </table:table-cell>
          <table:table-cell office:value-type="float" office:value="0.716608016636553" table:style-name="ce1">
            <text:p>0.716608016636553</text:p>
          </table:table-cell>
          <table:table-cell office:value-type="float" office:value="6" table:style-name="ce1">
            <text:p>6</text:p>
          </table:table-cell>
          <table:table-cell office:value-type="float" office:value="3.380546785" table:style-name="ce1">
            <text:p>3.380546785</text:p>
          </table:table-cell>
          <table:table-cell office:value-type="float" office:value="3.604152028" table:style-name="ce1">
            <text:p>3.604152028</text:p>
          </table:table-cell>
          <table:table-cell office:value-type="float" office:value="3.4944526035" table:style-name="ce1">
            <text:p>3.4944526035</text:p>
          </table:table-cell>
          <table:table-cell office:value-type="float" office:value="3.491530431" table:style-name="ce1">
            <text:p>3.491530431</text:p>
          </table:table-cell>
          <table:table-cell office:value-type="float" office:value="0.1074051850242" table:style-name="ce1">
            <text:p>0.1074051850242</text:p>
          </table:table-cell>
          <table:table-cell office:value-type="float" office:value="6" table:style-name="ce1">
            <text:p>6</text:p>
          </table:table-cell>
          <table:table-cell office:value-type="float" office:value="0.05532170653" table:style-name="ce1">
            <text:p>0.05532170653</text:p>
          </table:table-cell>
          <table:table-cell office:value-type="float" office:value="0.7955110108" table:style-name="ce1">
            <text:p>0.7955110108</text:p>
          </table:table-cell>
          <table:table-cell office:value-type="float" office:value="0.42652610518" table:style-name="ce1">
            <text:p>0.42652610518</text:p>
          </table:table-cell>
          <table:table-cell office:value-type="float" office:value="0.429312210385" table:style-name="ce1">
            <text:p>0.429312210385</text:p>
          </table:table-cell>
          <table:table-cell office:value-type="float" office:value="0.400273814631351" table:style-name="ce1">
            <text:p>0.400273814631351</text:p>
          </table:table-cell>
          <table:table-cell office:value-type="float" office:value="6" table:style-name="ce1">
            <text:p>6</text:p>
          </table:table-cell>
          <table:table-cell office:value-type="float" office:value="2.670761316" table:style-name="ce1">
            <text:p>2.670761316</text:p>
          </table:table-cell>
          <table:table-cell office:value-type="float" office:value="3.936492427" table:style-name="ce1">
            <text:p>3.936492427</text:p>
          </table:table-cell>
          <table:table-cell office:value-type="float" office:value="3.2940134555" table:style-name="ce1">
            <text:p>3.2940134555</text:p>
          </table:table-cell>
          <table:table-cell office:value-type="float" office:value="3.3016455885" table:style-name="ce1">
            <text:p>3.3016455885</text:p>
          </table:table-cell>
          <table:table-cell office:value-type="float" office:value="0.649611388534891" table:style-name="ce1">
            <text:p>0.649611388534891</text:p>
          </table:table-cell>
          <table:table-cell office:value-type="float" office:value="6" table:style-name="ce1">
            <text:p>6</text:p>
          </table:table-cell>
          <table:table-cell office:value-type="float" office:value="10.33245" table:style-name="ce1">
            <text:p>10.33245</text:p>
          </table:table-cell>
          <table:table-cell office:value-type="float" office:value="14.53715" table:style-name="ce1">
            <text:p>14.53715</text:p>
          </table:table-cell>
          <table:table-cell office:value-type="float" office:value="12.541205" table:style-name="ce1">
            <text:p>12.541205</text:p>
          </table:table-cell>
          <table:table-cell office:value-type="float" office:value="12.72018" table:style-name="ce1">
            <text:p>12.72018</text:p>
          </table:table-cell>
          <table:table-cell office:value-type="float" office:value="2.12339193199701" table:style-name="ce1">
            <text:p>2.12339193199701</text:p>
          </table:table-cell>
          <table:table-cell office:value-type="float" office:value="6" table:style-name="ce1">
            <text:p>6</text:p>
          </table:table-cell>
          <table:table-cell office:value-type="float" office:value="8.16541" table:style-name="ce1">
            <text:p>8.16541</text:p>
          </table:table-cell>
          <table:table-cell office:value-type="float" office:value="13.52249" table:style-name="ce1">
            <text:p>13.52249</text:p>
          </table:table-cell>
          <table:table-cell office:value-type="float" office:value="10.843695" table:style-name="ce1">
            <text:p>10.843695</text:p>
          </table:table-cell>
          <table:table-cell office:value-type="float" office:value="10.823065" table:style-name="ce1">
            <text:p>10.823065</text:p>
          </table:table-cell>
          <table:table-cell office:value-type="float" office:value="2.84713078233333" table:style-name="ce1">
            <text:p>2.84713078233333</text:p>
          </table:table-cell>
          <table:table-cell office:value-type="float" office:value="6" table:style-name="ce1">
            <text:p>6</text:p>
          </table:table-cell>
          <table:table-cell office:value-type="float" office:value="22.5014" table:style-name="ce1">
            <text:p>22.5014</text:p>
          </table:table-cell>
          <table:table-cell office:value-type="float" office:value="24.45405" table:style-name="ce1">
            <text:p>24.45405</text:p>
          </table:table-cell>
          <table:table-cell office:value-type="float" office:value="23.3849" table:style-name="ce1">
            <text:p>23.3849</text:p>
          </table:table-cell>
          <table:table-cell office:value-type="float" office:value="23.34427" table:style-name="ce1">
            <text:p>23.34427</text:p>
          </table:table-cell>
          <table:table-cell office:value-type="float" office:value="0.779945611257605" table:style-name="ce1">
            <text:p>0.779945611257605</text:p>
          </table:table-cell>
          <table:table-cell office:value-type="float" office:value="6" table:style-name="ce1">
            <text:p>6</text:p>
          </table:table-cell>
          <table:table-cell office:value-type="float" office:value="2.724073902" table:style-name="ce1">
            <text:p>2.724073902</text:p>
          </table:table-cell>
          <table:table-cell office:value-type="float" office:value="2.78846536" table:style-name="ce1">
            <text:p>2.78846536</text:p>
          </table:table-cell>
          <table:table-cell office:value-type="float" office:value="2.76604114533333" table:style-name="ce1">
            <text:p>2.76604114533333</text:p>
          </table:table-cell>
          <table:table-cell office:value-type="float" office:value="2.769991091" table:style-name="ce1">
            <text:p>2.769991091</text:p>
          </table:table-cell>
          <table:table-cell office:value-type="float" office:value="0.0235316484240261" table:style-name="ce1">
            <text:p>0.0235316484240261</text:p>
          </table:table-cell>
          <table:table-cell office:value-type="float" office:value="6" table:style-name="ce1">
            <text:p>6</text:p>
          </table:table-cell>
          <table:table-cell office:value-type="float" office:value="0.09431684972" table:style-name="ce1">
            <text:p>0.09431684972</text:p>
          </table:table-cell>
          <table:table-cell office:value-type="float" office:value="0.2164086536" table:style-name="ce1">
            <text:p>0.2164086536</text:p>
          </table:table-cell>
          <table:table-cell office:value-type="float" office:value="0.169697584303333" table:style-name="ce1">
            <text:p>0.169697584303333</text:p>
          </table:table-cell>
          <table:table-cell office:value-type="float" office:value="0.1816716156" table:style-name="ce1">
            <text:p>0.1816716156</text:p>
          </table:table-cell>
          <table:table-cell office:value-type="float" office:value="0.0416156780172425" table:style-name="ce1">
            <text:p>0.0416156780172425</text:p>
          </table:table-cell>
          <table:table-cell office:value-type="float" office:value="6" table:style-name="ce1">
            <text:p>6</text:p>
          </table:table-cell>
          <table:table-cell office:value-type="float" office:value="4.464514032" table:style-name="ce1">
            <text:p>4.464514032</text:p>
          </table:table-cell>
          <table:table-cell office:value-type="float" office:value="4.984851284" table:style-name="ce1">
            <text:p>4.984851284</text:p>
          </table:table-cell>
          <table:table-cell office:value-type="float" office:value="4.71283317816667" table:style-name="ce1">
            <text:p>4.71283317816667</text:p>
          </table:table-cell>
          <table:table-cell office:value-type="float" office:value="4.6720289435" table:style-name="ce1">
            <text:p>4.6720289435</text:p>
          </table:table-cell>
          <table:table-cell office:value-type="float" office:value="0.213887307287045" table:style-name="ce1">
            <text:p>0.213887307287045</text:p>
          </table:table-cell>
          <table:table-cell office:value-type="float" office:value="6" table:style-name="ce1">
            <text:p>6</text:p>
          </table:table-cell>
          <table:table-cell office:value-type="float" office:value="5.344653422" table:style-name="ce1">
            <text:p>5.344653422</text:p>
          </table:table-cell>
          <table:table-cell office:value-type="float" office:value="6.259207974" table:style-name="ce1">
            <text:p>6.259207974</text:p>
          </table:table-cell>
          <table:table-cell office:value-type="float" office:value="5.805522932" table:style-name="ce1">
            <text:p>5.805522932</text:p>
          </table:table-cell>
          <table:table-cell office:value-type="float" office:value="5.810828487" table:style-name="ce1">
            <text:p>5.810828487</text:p>
          </table:table-cell>
          <table:table-cell office:value-type="float" office:value="0.470642195069773" table:style-name="ce1">
            <text:p>0.470642195069773</text:p>
          </table:table-cell>
          <table:table-cell office:value-type="float" office:value="6" table:style-name="ce1">
            <text:p>6</text:p>
          </table:table-cell>
          <table:table-cell office:value-type="float" office:value="53.17483259" table:style-name="ce1">
            <text:p>53.17483259</text:p>
          </table:table-cell>
          <table:table-cell office:value-type="float" office:value="65.3219076" table:style-name="ce1">
            <text:p>65.3219076</text:p>
          </table:table-cell>
          <table:table-cell office:value-type="float" office:value="59.276980085" table:style-name="ce1">
            <text:p>59.276980085</text:p>
          </table:table-cell>
          <table:table-cell office:value-type="float" office:value="59.41803533" table:style-name="ce1">
            <text:p>59.41803533</text:p>
          </table:table-cell>
          <table:table-cell office:value-type="float" office:value="5.82584388484317" table:style-name="ce1">
            <text:p>5.82584388484317</text:p>
          </table:table-cell>
          <table:table-cell office:value-type="float" office:value="3" table:style-name="ce1">
            <text:p>3</text:p>
          </table:table-cell>
          <table:table-cell office:value-type="float" office:value="0.3120792314" table:style-name="ce1">
            <text:p>0.3120792314</text:p>
          </table:table-cell>
          <table:table-cell office:value-type="float" office:value="0.3280669846" table:style-name="ce1">
            <text:p>0.3280669846</text:p>
          </table:table-cell>
          <table:table-cell office:value-type="float" office:value="0.318012923266667" table:style-name="ce1">
            <text:p>0.318012923266667</text:p>
          </table:table-cell>
          <table:table-cell office:value-type="float" office:value="0.3138925538" table:style-name="ce1">
            <text:p>0.3138925538</text:p>
          </table:table-cell>
          <table:table-cell office:value-type="float" office:value="0.00875415024445017" table:style-name="ce1">
            <text:p>0.00875415024445017</text:p>
          </table:table-cell>
          <table:table-cell office:value-type="float" office:value="6" table:style-name="ce1">
            <text:p>6</text:p>
          </table:table-cell>
          <table:table-cell office:value-type="float" office:value="84.50106256" table:style-name="ce1">
            <text:p>84.50106256</text:p>
          </table:table-cell>
          <table:table-cell office:value-type="float" office:value="94.00975791" table:style-name="ce1">
            <text:p>94.00975791</text:p>
          </table:table-cell>
          <table:table-cell office:value-type="float" office:value="89.255160795" table:style-name="ce1">
            <text:p>89.255160795</text:p>
          </table:table-cell>
          <table:table-cell office:value-type="float" office:value="89.25410158" table:style-name="ce1">
            <text:p>89.25410158</text:p>
          </table:table-cell>
          <table:table-cell office:value-type="float" office:value="5.20555385355749" table:style-name="ce1">
            <text:p>5.20555385355749</text:p>
          </table:table-cell>
          <table:table-cell office:value-type="float" office:value="6" table:style-name="ce1">
            <text:p>6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.2269892752" table:style-name="ce1">
            <text:p>0.2269892752</text:p>
          </table:table-cell>
          <table:table-cell office:value-type="float" office:value="0.2492942313" table:style-name="ce1">
            <text:p>0.2492942313</text:p>
          </table:table-cell>
          <table:table-cell office:value-type="float" office:value="0.23884393775" table:style-name="ce1">
            <text:p>0.23884393775</text:p>
          </table:table-cell>
          <table:table-cell office:value-type="float" office:value="0.2396957188" table:style-name="ce1">
            <text:p>0.2396957188</text:p>
          </table:table-cell>
          <table:table-cell office:value-type="float" office:value="0.00932075465543439" table:style-name="ce1">
            <text:p>0.00932075465543439</text:p>
          </table:table-cell>
          <table:table-cell office:value-type="float" office:value="6" table:style-name="ce1">
            <text:p>6</text:p>
          </table:table-cell>
          <table:table-cell office:value-type="float" office:value="2.43295694" table:style-name="ce1">
            <text:p>2.43295694</text:p>
          </table:table-cell>
          <table:table-cell office:value-type="float" office:value="2.917013873" table:style-name="ce1">
            <text:p>2.917013873</text:p>
          </table:table-cell>
          <table:table-cell office:value-type="float" office:value="2.68844252783333" table:style-name="ce1">
            <text:p>2.68844252783333</text:p>
          </table:table-cell>
          <table:table-cell office:value-type="float" office:value="2.7043774195" table:style-name="ce1">
            <text:p>2.7043774195</text:p>
          </table:table-cell>
          <table:table-cell office:value-type="float" office:value="0.201118968731047" table:style-name="ce1">
            <text:p>0.201118968731047</text:p>
          </table:table-cell>
          <table:table-cell office:value-type="float" office:value="6" table:style-name="ce1">
            <text:p>6</text:p>
          </table:table-cell>
          <table:table-cell office:value-type="float" office:value="0.1410312323" table:style-name="ce1">
            <text:p>0.1410312323</text:p>
          </table:table-cell>
          <table:table-cell office:value-type="float" office:value="0.2765474163" table:style-name="ce1">
            <text:p>0.2765474163</text:p>
          </table:table-cell>
          <table:table-cell office:value-type="float" office:value="0.203410880833333" table:style-name="ce1">
            <text:p>0.203410880833333</text:p>
          </table:table-cell>
          <table:table-cell office:value-type="float" office:value="0.20127195425" table:style-name="ce1">
            <text:p>0.20127195425</text:p>
          </table:table-cell>
          <table:table-cell office:value-type="float" office:value="0.0657218580658925" table:style-name="ce1">
            <text:p>0.0657218580658925</text:p>
          </table:table-cell>
          <table:table-cell office:value-type="float" office:value="6" table:style-name="ce1">
            <text:p>6</text:p>
          </table:table-cell>
          <table:table-cell office:value-type="float" office:value="4.611273235" table:style-name="ce1">
            <text:p>4.611273235</text:p>
          </table:table-cell>
          <table:table-cell office:value-type="float" office:value="5.240637707" table:style-name="ce1">
            <text:p>5.240637707</text:p>
          </table:table-cell>
          <table:table-cell office:value-type="float" office:value="4.91624528383333" table:style-name="ce1">
            <text:p>4.91624528383333</text:p>
          </table:table-cell>
          <table:table-cell office:value-type="float" office:value="4.8808180985" table:style-name="ce1">
            <text:p>4.8808180985</text:p>
          </table:table-cell>
          <table:table-cell office:value-type="float" office:value="0.273885448280493" table:style-name="ce1">
            <text:p>0.273885448280493</text:p>
          </table:table-cell>
          <table:table-cell office:value-type="float" office:value="6" table:style-name="ce1">
            <text:p>6</text:p>
          </table:table-cell>
          <table:table-cell office:value-type="float" office:value="0.1410312323" table:style-name="ce1">
            <text:p>0.1410312323</text:p>
          </table:table-cell>
          <table:table-cell office:value-type="float" office:value="0.2765474163" table:style-name="ce1">
            <text:p>0.2765474163</text:p>
          </table:table-cell>
          <table:table-cell office:value-type="float" office:value="0.203410880833333" table:style-name="ce1">
            <text:p>0.203410880833333</text:p>
          </table:table-cell>
          <table:table-cell office:value-type="float" office:value="0.20127195425" table:style-name="ce1">
            <text:p>0.20127195425</text:p>
          </table:table-cell>
          <table:table-cell office:value-type="float" office:value="0.0657218580658925" table:style-name="ce1">
            <text:p>0.0657218580658925</text:p>
          </table:table-cell>
          <table:table-cell office:value-type="float" office:value="6" table:style-name="ce1">
            <text:p>6</text:p>
          </table:table-cell>
          <table:table-cell office:value-type="float" office:value="2.976132229" table:style-name="ce1">
            <text:p>2.976132229</text:p>
          </table:table-cell>
          <table:table-cell office:value-type="float" office:value="3.184156454" table:style-name="ce1">
            <text:p>3.184156454</text:p>
          </table:table-cell>
          <table:table-cell office:value-type="float" office:value="3.077189877" table:style-name="ce1">
            <text:p>3.077189877</text:p>
          </table:table-cell>
          <table:table-cell office:value-type="float" office:value="3.0680847515" table:style-name="ce1">
            <text:p>3.0680847515</text:p>
          </table:table-cell>
          <table:table-cell office:value-type="float" office:value="0.0953788530759759" table:style-name="ce1">
            <text:p>0.0953788530759759</text:p>
          </table:table-cell>
          <table:table-cell office:value-type="float" office:value="6" table:style-name="ce1">
            <text:p>6</text:p>
          </table:table-cell>
          <table:table-cell office:value-type="float" office:value="4.261226683" table:style-name="ce1">
            <text:p>4.261226683</text:p>
          </table:table-cell>
          <table:table-cell office:value-type="float" office:value="4.960953814" table:style-name="ce1">
            <text:p>4.960953814</text:p>
          </table:table-cell>
          <table:table-cell office:value-type="float" office:value="4.604150123" table:style-name="ce1">
            <text:p>4.604150123</text:p>
          </table:table-cell>
          <table:table-cell office:value-type="float" office:value="4.5684872645" table:style-name="ce1">
            <text:p>4.5684872645</text:p>
          </table:table-cell>
          <table:table-cell office:value-type="float" office:value="0.305351268963999" table:style-name="ce1">
            <text:p>0.305351268963999</text:p>
          </table:table-cell>
          <table:table-cell office:value-type="float" office:value="6" table:style-name="ce1">
            <text:p>6</text:p>
          </table:table-cell>
          <table:table-cell office:value-type="float" office:value="0.2796838925" table:style-name="ce1">
            <text:p>0.2796838925</text:p>
          </table:table-cell>
          <table:table-cell office:value-type="float" office:value="0.3500465517" table:style-name="ce1">
            <text:p>0.3500465517</text:p>
          </table:table-cell>
          <table:table-cell office:value-type="float" office:value="0.31209516075" table:style-name="ce1">
            <text:p>0.31209516075</text:p>
          </table:table-cell>
          <table:table-cell office:value-type="float" office:value="0.31145495145" table:style-name="ce1">
            <text:p>0.31145495145</text:p>
          </table:table-cell>
          <table:table-cell office:value-type="float" office:value="0.0317798199801419" table:style-name="ce1">
            <text:p>0.0317798199801419</text:p>
          </table:table-cell>
          <table:table-cell office:value-type="float" office:value="6" table:style-name="ce1">
            <text:p>6</text:p>
          </table:table-cell>
          <table:table-cell office:value-type="float" office:value="14.51106" table:style-name="ce1">
            <text:p>14.51106</text:p>
          </table:table-cell>
          <table:table-cell office:value-type="float" office:value="17.10022" table:style-name="ce1">
            <text:p>17.10022</text:p>
          </table:table-cell>
          <table:table-cell office:value-type="float" office:value="15.869924" table:style-name="ce1">
            <text:p>15.869924</text:p>
          </table:table-cell>
          <table:table-cell office:value-type="float" office:value="15.972982" table:style-name="ce1">
            <text:p>15.972982</text:p>
          </table:table-cell>
          <table:table-cell office:value-type="float" office:value="1.23158277303639" table:style-name="ce1">
            <text:p>1.23158277303639</text:p>
          </table:table-cell>
          <table:table-cell office:value-type="float" office:value="6" table:style-name="ce1">
            <text:p>6</text:p>
          </table:table-cell>
          <table:table-cell office:value-type="float" office:value="4.866629388" table:style-name="ce1">
            <text:p>4.866629388</text:p>
          </table:table-cell>
          <table:table-cell office:value-type="float" office:value="5.788417068" table:style-name="ce1">
            <text:p>5.788417068</text:p>
          </table:table-cell>
          <table:table-cell office:value-type="float" office:value="5.1593520035" table:style-name="ce1">
            <text:p>5.1593520035</text:p>
          </table:table-cell>
          <table:table-cell office:value-type="float" office:value="5.089719993" table:style-name="ce1">
            <text:p>5.089719993</text:p>
          </table:table-cell>
          <table:table-cell office:value-type="float" office:value="0.332974690578179" table:style-name="ce1">
            <text:p>0.332974690578179</text:p>
          </table:table-cell>
          <table:table-cell office:value-type="float" office:value="6" table:style-name="ce1">
            <text:p>6</text:p>
          </table:table-cell>
          <table:table-cell office:value-type="float" office:value="1157.084646" table:style-name="ce1">
            <text:p>1157.084646</text:p>
          </table:table-cell>
          <table:table-cell office:value-type="float" office:value="1216.242188" table:style-name="ce1">
            <text:p>1216.242188</text:p>
          </table:table-cell>
          <table:table-cell office:value-type="float" office:value="1176.53023116667" table:style-name="ce1">
            <text:p>1176.53023116667</text:p>
          </table:table-cell>
          <table:table-cell office:value-type="float" office:value="1168.790719" table:style-name="ce1">
            <text:p>1168.790719</text:p>
          </table:table-cell>
          <table:table-cell office:value-type="float" office:value="21.6317390303274" table:style-name="ce1">
            <text:p>21.6317390303274</text:p>
          </table:table-cell>
          <table:table-cell office:value-type="float" office:value="6" table:style-name="ce1">
            <text:p>6</text:p>
          </table:table-cell>
          <table:table-cell office:value-type="float" office:value="89.98080714" table:style-name="ce1">
            <text:p>89.98080714</text:p>
          </table:table-cell>
          <table:table-cell office:value-type="float" office:value="90.00906658" table:style-name="ce1">
            <text:p>90.00906658</text:p>
          </table:table-cell>
          <table:table-cell office:value-type="float" office:value="89.9940840633333" table:style-name="ce1">
            <text:p>89.9940840633333</text:p>
          </table:table-cell>
          <table:table-cell office:value-type="float" office:value="89.99506034" table:style-name="ce1">
            <text:p>89.99506034</text:p>
          </table:table-cell>
          <table:table-cell office:value-type="float" office:value="0.0105332118390845" table:style-name="ce1">
            <text:p>0.0105332118390845</text:p>
          </table:table-cell>
          <table:table-cell office:value-type="float" office:value="6" table:style-name="ce1">
            <text:p>6</text:p>
          </table:table-cell>
          <table:table-cell office:value-type="float" office:value="36.98182486" table:style-name="ce1">
            <text:p>36.98182486</text:p>
          </table:table-cell>
          <table:table-cell office:value-type="float" office:value="143.0005255" table:style-name="ce1">
            <text:p>143.0005255</text:p>
          </table:table-cell>
          <table:table-cell office:value-type="float" office:value="103.859267551667" table:style-name="ce1">
            <text:p>103.859267551667</text:p>
          </table:table-cell>
          <table:table-cell office:value-type="float" office:value="110.79401543" table:style-name="ce1">
            <text:p>110.79401543</text:p>
          </table:table-cell>
          <table:table-cell office:value-type="float" office:value="45.4881333552731" table:style-name="ce1">
            <text:p>45.4881333552731</text:p>
          </table:table-cell>
          <table:table-cell office:value-type="float" office:value="6" table:style-name="ce1">
            <text:p>6</text:p>
          </table:table-cell>
          <table:table-cell office:value-type="float" office:value="36.98900886" table:style-name="ce1">
            <text:p>36.98900886</text:p>
          </table:table-cell>
          <table:table-cell office:value-type="float" office:value="106.9935056" table:style-name="ce1">
            <text:p>106.9935056</text:p>
          </table:table-cell>
          <table:table-cell office:value-type="float" office:value="85.8760030466667" table:style-name="ce1">
            <text:p>85.8760030466667</text:p>
          </table:table-cell>
          <table:table-cell office:value-type="float" office:value="92.857018355" table:style-name="ce1">
            <text:p>92.857018355</text:p>
          </table:table-cell>
          <table:table-cell office:value-type="float" office:value="26.7543322941414" table:style-name="ce1">
            <text:p>26.7543322941414</text:p>
          </table:table-cell>
          <table:table-cell office:value-type="float" office:value="3" table:style-name="ce1">
            <text:p>3</text:p>
          </table:table-cell>
          <table:table-cell office:value-type="float" office:value="25.4707879" table:style-name="ce1">
            <text:p>25.4707879</text:p>
          </table:table-cell>
          <table:table-cell office:value-type="float" office:value="27.2407345" table:style-name="ce1">
            <text:p>27.2407345</text:p>
          </table:table-cell>
          <table:table-cell office:value-type="float" office:value="26.3417628133333" table:style-name="ce1">
            <text:p>26.3417628133333</text:p>
          </table:table-cell>
          <table:table-cell office:value-type="float" office:value="26.31376604" table:style-name="ce1">
            <text:p>26.31376604</text:p>
          </table:table-cell>
          <table:table-cell office:value-type="float" office:value="0.885305374546374" table:style-name="ce1">
            <text:p>0.885305374546374</text:p>
          </table:table-cell>
          <table:table-cell office:value-type="float" office:value="6" table:style-name="ce1">
            <text:p>6</text:p>
          </table:table-cell>
          <table:table-cell office:value-type="float" office:value="0.003479587665" table:style-name="ce1">
            <text:p>0.003479587665</text:p>
          </table:table-cell>
          <table:table-cell office:value-type="float" office:value="0.004587560571" table:style-name="ce1">
            <text:p>0.004587560571</text:p>
          </table:table-cell>
          <table:table-cell office:value-type="float" office:value="0.00390336892783333" table:style-name="ce1">
            <text:p>0.00390336892783333</text:p>
          </table:table-cell>
          <table:table-cell office:value-type="float" office:value="0.0037954595065" table:style-name="ce1">
            <text:p>0.0037954595065</text:p>
          </table:table-cell>
          <table:table-cell office:value-type="float" office:value="0.000448465887424551" table:style-name="ce1">
            <text:p>0.000448465887424551</text:p>
          </table:table-cell>
          <table:table-cell office:value-type="float" office:value="6" table:style-name="ce1">
            <text:p>6</text:p>
          </table:table-cell>
          <table:table-cell office:value-type="float" office:value="0.01575069421" table:style-name="ce1">
            <text:p>0.01575069421</text:p>
          </table:table-cell>
          <table:table-cell office:value-type="float" office:value="0.0163162279" table:style-name="ce1">
            <text:p>0.0163162279</text:p>
          </table:table-cell>
          <table:table-cell office:value-type="float" office:value="0.016081941895" table:style-name="ce1">
            <text:p>0.016081941895</text:p>
          </table:table-cell>
          <table:table-cell office:value-type="float" office:value="0.01612198973" table:style-name="ce1">
            <text:p>0.01612198973</text:p>
          </table:table-cell>
          <table:table-cell office:value-type="float" office:value="0.000228454847870054" table:style-name="ce1">
            <text:p>0.000228454847870054</text:p>
          </table:table-cell>
          <table:table-cell office:value-type="float" office:value="6" table:style-name="ce1">
            <text:p>6</text:p>
          </table:table-cell>
          <table:table-cell office:value-type="float" office:value="4.912850583" table:style-name="ce1">
            <text:p>4.912850583</text:p>
          </table:table-cell>
          <table:table-cell office:value-type="float" office:value="6.643634232" table:style-name="ce1">
            <text:p>6.643634232</text:p>
          </table:table-cell>
          <table:table-cell office:value-type="float" office:value="5.69889373633333" table:style-name="ce1">
            <text:p>5.69889373633333</text:p>
          </table:table-cell>
          <table:table-cell office:value-type="float" office:value="5.651575829" table:style-name="ce1">
            <text:p>5.651575829</text:p>
          </table:table-cell>
          <table:table-cell office:value-type="float" office:value="0.682609267563721" table:style-name="ce1">
            <text:p>0.682609267563721</text:p>
          </table:table-cell>
          <table:table-cell office:value-type="float" office:value="6" table:style-name="ce1">
            <text:p>6</text:p>
          </table:table-cell>
          <table:table-cell office:value-type="float" office:value="8.571795962" table:style-name="ce1">
            <text:p>8.571795962</text:p>
          </table:table-cell>
          <table:table-cell office:value-type="float" office:value="12.01980586" table:style-name="ce1">
            <text:p>12.01980586</text:p>
          </table:table-cell>
          <table:table-cell office:value-type="float" office:value="9.77454959966667" table:style-name="ce1">
            <text:p>9.77454959966667</text:p>
          </table:table-cell>
          <table:table-cell office:value-type="float" office:value="9.492217022" table:style-name="ce1">
            <text:p>9.492217022</text:p>
          </table:table-cell>
          <table:table-cell office:value-type="float" office:value="1.32854406034377" table:style-name="ce1">
            <text:p>1.32854406034377</text:p>
          </table:table-cell>
          <table:table-cell office:value-type="float" office:value="6" table:style-name="ce1">
            <text:p>6</text:p>
          </table:table-cell>
          <table:table-cell office:value-type="float" office:value="0.1876715346" table:style-name="ce1">
            <text:p>0.1876715346</text:p>
          </table:table-cell>
          <table:table-cell office:value-type="float" office:value="0.2831086939" table:style-name="ce1">
            <text:p>0.2831086939</text:p>
          </table:table-cell>
          <table:table-cell office:value-type="float" office:value="0.237512732483333" table:style-name="ce1">
            <text:p>0.237512732483333</text:p>
          </table:table-cell>
          <table:table-cell office:value-type="float" office:value="0.2387229024" table:style-name="ce1">
            <text:p>0.2387229024</text:p>
          </table:table-cell>
          <table:table-cell office:value-type="float" office:value="0.0390923423765975" table:style-name="ce1">
            <text:p>0.0390923423765975</text:p>
          </table:table-cell>
          <table:table-cell office:value-type="float" office:value="6" table:style-name="ce1">
            <text:p>6</text:p>
          </table:table-cell>
          <table:table-cell office:value-type="float" office:value="0.2761538473" table:style-name="ce1">
            <text:p>0.2761538473</text:p>
          </table:table-cell>
          <table:table-cell office:value-type="float" office:value="0.4290443426" table:style-name="ce1">
            <text:p>0.4290443426</text:p>
          </table:table-cell>
          <table:table-cell office:value-type="float" office:value="0.349302160883333" table:style-name="ce1">
            <text:p>0.349302160883333</text:p>
          </table:table-cell>
          <table:table-cell office:value-type="float" office:value="0.34955760915" table:style-name="ce1">
            <text:p>0.34955760915</text:p>
          </table:table-cell>
          <table:table-cell office:value-type="float" office:value="0.074101513439647" table:style-name="ce1">
            <text:p>0.074101513439647</text:p>
          </table:table-cell>
        </table:table-row>
        <table:table-row table:style-name="ro1">
          <table:table-cell office:value-type="string" table:style-name="ce1">
            <text:p>20x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C</text:p>
          </table:table-cell>
          <table:table-cell office:value-type="string" table:style-name="ce1">
            <text:p>≥20%</text:p>
          </table:table-cell>
          <table:table-cell office:value-type="float" office:value="3" table:style-name="ce1">
            <text:p>3</text:p>
          </table:table-cell>
          <table:table-cell office:value-type="float" office:value="23.6588063" table:style-name="ce1">
            <text:p>23.6588063</text:p>
          </table:table-cell>
          <table:table-cell office:value-type="float" office:value="23.77240349" table:style-name="ce1">
            <text:p>23.77240349</text:p>
          </table:table-cell>
          <table:table-cell office:value-type="float" office:value="23.7271896066667" table:style-name="ce1">
            <text:p>23.7271896066667</text:p>
          </table:table-cell>
          <table:table-cell office:value-type="float" office:value="23.75035903" table:style-name="ce1">
            <text:p>23.75035903</text:p>
          </table:table-cell>
          <table:table-cell office:value-type="float" office:value="0.0602386672094714" table:style-name="ce1">
            <text:p>0.0602386672094714</text:p>
          </table:table-cell>
          <table:table-cell office:value-type="float" office:value="3" table:style-name="ce1">
            <text:p>3</text:p>
          </table:table-cell>
          <table:table-cell office:value-type="float" office:value="4.058354235" table:style-name="ce1">
            <text:p>4.058354235</text:p>
          </table:table-cell>
          <table:table-cell office:value-type="float" office:value="4.155296303" table:style-name="ce1">
            <text:p>4.155296303</text:p>
          </table:table-cell>
          <table:table-cell office:value-type="float" office:value="4.10470338733333" table:style-name="ce1">
            <text:p>4.10470338733333</text:p>
          </table:table-cell>
          <table:table-cell office:value-type="float" office:value="4.100459624" table:style-name="ce1">
            <text:p>4.100459624</text:p>
          </table:table-cell>
          <table:table-cell office:value-type="float" office:value="0.0486101664515886" table:style-name="ce1">
            <text:p>0.0486101664515886</text:p>
          </table:table-cell>
          <table:table-cell office:value-type="float" office:value="3" table:style-name="ce1">
            <text:p>3</text:p>
          </table:table-cell>
          <table:table-cell office:value-type="float" office:value="-0.3593023331" table:style-name="ce1">
            <text:p>-0.3593023331</text:p>
          </table:table-cell>
          <table:table-cell office:value-type="float" office:value="-0.2824244966" table:style-name="ce1">
            <text:p>-0.2824244966</text:p>
          </table:table-cell>
          <table:table-cell office:value-type="float" office:value="-0.323770059633333" table:style-name="ce1">
            <text:p>-0.323770059633333</text:p>
          </table:table-cell>
          <table:table-cell office:value-type="float" office:value="-0.3295833492" table:style-name="ce1">
            <text:p>-0.3295833492</text:p>
          </table:table-cell>
          <table:table-cell office:value-type="float" office:value="0.0387672050568469" table:style-name="ce1">
            <text:p>0.0387672050568469</text:p>
          </table:table-cell>
          <table:table-cell office:value-type="float" office:value="3" table:style-name="ce1">
            <text:p>3</text:p>
          </table:table-cell>
          <table:table-cell office:value-type="float" office:value="2.736376096" table:style-name="ce1">
            <text:p>2.736376096</text:p>
          </table:table-cell>
          <table:table-cell office:value-type="float" office:value="2.784156968" table:style-name="ce1">
            <text:p>2.784156968</text:p>
          </table:table-cell>
          <table:table-cell office:value-type="float" office:value="2.75757492133333" table:style-name="ce1">
            <text:p>2.75757492133333</text:p>
          </table:table-cell>
          <table:table-cell office:value-type="float" office:value="2.7521917" table:style-name="ce1">
            <text:p>2.7521917</text:p>
          </table:table-cell>
          <table:table-cell office:value-type="float" office:value="0.0243410607043498" table:style-name="ce1">
            <text:p>0.0243410607043498</text:p>
          </table:table-cell>
          <table:table-cell office:value-type="float" office:value="3" table:style-name="ce1">
            <text:p>3</text:p>
          </table:table-cell>
          <table:table-cell office:value-type="float" office:value="11.11512" table:style-name="ce1">
            <text:p>11.11512</text:p>
          </table:table-cell>
          <table:table-cell office:value-type="float" office:value="13.83565" table:style-name="ce1">
            <text:p>13.83565</text:p>
          </table:table-cell>
          <table:table-cell office:value-type="float" office:value="12.3178933333333" table:style-name="ce1">
            <text:p>12.3178933333333</text:p>
          </table:table-cell>
          <table:table-cell office:value-type="float" office:value="12.00291" table:style-name="ce1">
            <text:p>12.00291</text:p>
          </table:table-cell>
          <table:table-cell office:value-type="float" office:value="1.38734701694757" table:style-name="ce1">
            <text:p>1.38734701694757</text:p>
          </table:table-cell>
          <table:table-cell office:value-type="float" office:value="3" table:style-name="ce1">
            <text:p>3</text:p>
          </table:table-cell>
          <table:table-cell office:value-type="float" office:value="13.15899" table:style-name="ce1">
            <text:p>13.15899</text:p>
          </table:table-cell>
          <table:table-cell office:value-type="float" office:value="13.37131" table:style-name="ce1">
            <text:p>13.37131</text:p>
          </table:table-cell>
          <table:table-cell office:value-type="float" office:value="13.2774166666667" table:style-name="ce1">
            <text:p>13.2774166666667</text:p>
          </table:table-cell>
          <table:table-cell office:value-type="float" office:value="13.30195" table:style-name="ce1">
            <text:p>13.30195</text:p>
          </table:table-cell>
          <table:table-cell office:value-type="float" office:value="0.10826522494935" table:style-name="ce1">
            <text:p>0.10826522494935</text:p>
          </table:table-cell>
          <table:table-cell office:value-type="float" office:value="3" table:style-name="ce1">
            <text:p>3</text:p>
          </table:table-cell>
          <table:table-cell office:value-type="float" office:value="24.27411" table:style-name="ce1">
            <text:p>24.27411</text:p>
          </table:table-cell>
          <table:table-cell office:value-type="float" office:value="27.20696" table:style-name="ce1">
            <text:p>27.20696</text:p>
          </table:table-cell>
          <table:table-cell office:value-type="float" office:value="25.59531" table:style-name="ce1">
            <text:p>25.59531</text:p>
          </table:table-cell>
          <table:table-cell office:value-type="float" office:value="25.30486" table:style-name="ce1">
            <text:p>25.30486</text:p>
          </table:table-cell>
          <table:table-cell office:value-type="float" office:value="1.4878417867838" table:style-name="ce1">
            <text:p>1.4878417867838</text:p>
          </table:table-cell>
          <table:table-cell office:value-type="float" office:value="3" table:style-name="ce1">
            <text:p>3</text:p>
          </table:table-cell>
          <table:table-cell office:value-type="float" office:value="3.29309148" table:style-name="ce1">
            <text:p>3.29309148</text:p>
          </table:table-cell>
          <table:table-cell office:value-type="float" office:value="3.391868742" table:style-name="ce1">
            <text:p>3.391868742</text:p>
          </table:table-cell>
          <table:table-cell office:value-type="float" office:value="3.34112054466667" table:style-name="ce1">
            <text:p>3.34112054466667</text:p>
          </table:table-cell>
          <table:table-cell office:value-type="float" office:value="3.338401412" table:style-name="ce1">
            <text:p>3.338401412</text:p>
          </table:table-cell>
          <table:table-cell office:value-type="float" office:value="0.0494447381821197" table:style-name="ce1">
            <text:p>0.0494447381821197</text:p>
          </table:table-cell>
          <table:table-cell office:value-type="float" office:value="3" table:style-name="ce1">
            <text:p>3</text:p>
          </table:table-cell>
          <table:table-cell office:value-type="float" office:value="0.03649504589" table:style-name="ce1">
            <text:p>0.03649504589</text:p>
          </table:table-cell>
          <table:table-cell office:value-type="float" office:value="0.06734544692" table:style-name="ce1">
            <text:p>0.06734544692</text:p>
          </table:table-cell>
          <table:table-cell office:value-type="float" office:value="0.05345364618" table:style-name="ce1">
            <text:p>0.05345364618</text:p>
          </table:table-cell>
          <table:table-cell office:value-type="float" office:value="0.05652044573" table:style-name="ce1">
            <text:p>0.05652044573</text:p>
          </table:table-cell>
          <table:table-cell office:value-type="float" office:value="0.0156521805362022" table:style-name="ce1">
            <text:p>0.0156521805362022</text:p>
          </table:table-cell>
          <table:table-cell office:value-type="float" office:value="3" table:style-name="ce1">
            <text:p>3</text:p>
          </table:table-cell>
          <table:table-cell office:value-type="float" office:value="4.988125788" table:style-name="ce1">
            <text:p>4.988125788</text:p>
          </table:table-cell>
          <table:table-cell office:value-type="float" office:value="5.147714303" table:style-name="ce1">
            <text:p>5.147714303</text:p>
          </table:table-cell>
          <table:table-cell office:value-type="float" office:value="5.065403819" table:style-name="ce1">
            <text:p>5.065403819</text:p>
          </table:table-cell>
          <table:table-cell office:value-type="float" office:value="5.060371366" table:style-name="ce1">
            <text:p>5.060371366</text:p>
          </table:table-cell>
          <table:table-cell office:value-type="float" office:value="0.0799131886322541" table:style-name="ce1">
            <text:p>0.0799131886322541</text:p>
          </table:table-cell>
          <table:table-cell office:value-type="float" office:value="3" table:style-name="ce1">
            <text:p>3</text:p>
          </table:table-cell>
          <table:table-cell office:value-type="float" office:value="8.993127071" table:style-name="ce1">
            <text:p>8.993127071</text:p>
          </table:table-cell>
          <table:table-cell office:value-type="float" office:value="9.038981962" table:style-name="ce1">
            <text:p>9.038981962</text:p>
          </table:table-cell>
          <table:table-cell office:value-type="float" office:value="9.01774624433333" table:style-name="ce1">
            <text:p>9.01774624433333</text:p>
          </table:table-cell>
          <table:table-cell office:value-type="float" office:value="9.0211297" table:style-name="ce1">
            <text:p>9.0211297</text:p>
          </table:table-cell>
          <table:table-cell office:value-type="float" office:value="0.0231139262424556" table:style-name="ce1">
            <text:p>0.0231139262424556</text:p>
          </table:table-cell>
          <table:table-cell office:value-type="float" office:value="3" table:style-name="ce1">
            <text:p>3</text:p>
          </table:table-cell>
          <table:table-cell office:value-type="float" office:value="56.70370471" table:style-name="ce1">
            <text:p>56.70370471</text:p>
          </table:table-cell>
          <table:table-cell office:value-type="float" office:value="57.08874913" table:style-name="ce1">
            <text:p>57.08874913</text:p>
          </table:table-cell>
          <table:table-cell office:value-type="float" office:value="56.8839820733333" table:style-name="ce1">
            <text:p>56.8839820733333</text:p>
          </table:table-cell>
          <table:table-cell office:value-type="float" office:value="56.85949238" table:style-name="ce1">
            <text:p>56.85949238</text:p>
          </table:table-cell>
          <table:table-cell office:value-type="float" office:value="0.193686886889522" table:style-name="ce1">
            <text:p>0.193686886889522</text:p>
          </table:table-cell>
          <table:table-cell office:value-type="float" office:value="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-Inf" table:style-name="ce1">
            <text:p>-Inf</text:p>
          </table:table-cell>
          <table:table-cell office:value-type="float" office:value="NaN" table:style-name="ce1">
            <text:p>NaN</text:p>
          </table:table-cell>
          <table:table-cell/>
          <table:table-cell/>
          <table:table-cell office:value-type="float" office:value="3" table:style-name="ce1">
            <text:p>3</text:p>
          </table:table-cell>
          <table:table-cell office:value-type="float" office:value="163.2498908" table:style-name="ce1">
            <text:p>163.2498908</text:p>
          </table:table-cell>
          <table:table-cell office:value-type="float" office:value="171.9922019" table:style-name="ce1">
            <text:p>171.9922019</text:p>
          </table:table-cell>
          <table:table-cell office:value-type="float" office:value="168.9976263" table:style-name="ce1">
            <text:p>168.9976263</text:p>
          </table:table-cell>
          <table:table-cell office:value-type="float" office:value="171.7507862" table:style-name="ce1">
            <text:p>171.7507862</text:p>
          </table:table-cell>
          <table:table-cell office:value-type="float" office:value="4.97914831256529" table:style-name="ce1">
            <text:p>4.97914831256529</text:p>
          </table:table-cell>
          <table:table-cell office:value-type="float" office:value="3" table:style-name="ce1">
            <text:p>3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.307797211" table:style-name="ce1">
            <text:p>0.307797211</text:p>
          </table:table-cell>
          <table:table-cell office:value-type="float" office:value="0.3080319594" table:style-name="ce1">
            <text:p>0.3080319594</text:p>
          </table:table-cell>
          <table:table-cell office:value-type="float" office:value="0.3079062032" table:style-name="ce1">
            <text:p>0.3079062032</text:p>
          </table:table-cell>
          <table:table-cell office:value-type="float" office:value="0.3078894392" table:style-name="ce1">
            <text:p>0.3078894392</text:p>
          </table:table-cell>
          <table:table-cell office:value-type="float" office:value="0.000118268662787901" table:style-name="ce1">
            <text:p>0.000118268662787901</text:p>
          </table:table-cell>
          <table:table-cell office:value-type="float" office:value="3" table:style-name="ce1">
            <text:p>3</text:p>
          </table:table-cell>
          <table:table-cell office:value-type="float" office:value="4.44713087" table:style-name="ce1">
            <text:p>4.44713087</text:p>
          </table:table-cell>
          <table:table-cell office:value-type="float" office:value="4.454354387" table:style-name="ce1">
            <text:p>4.454354387</text:p>
          </table:table-cell>
          <table:table-cell office:value-type="float" office:value="4.450672793" table:style-name="ce1">
            <text:p>4.450672793</text:p>
          </table:table-cell>
          <table:table-cell office:value-type="float" office:value="4.450533122" table:style-name="ce1">
            <text:p>4.450533122</text:p>
          </table:table-cell>
          <table:table-cell office:value-type="float" office:value="0.00361378339880876" table:style-name="ce1">
            <text:p>0.00361378339880876</text:p>
          </table:table-cell>
          <table:table-cell office:value-type="float" office:value="3" table:style-name="ce1">
            <text:p>3</text:p>
          </table:table-cell>
          <table:table-cell office:value-type="float" office:value="0.1347205946" table:style-name="ce1">
            <text:p>0.1347205946</text:p>
          </table:table-cell>
          <table:table-cell office:value-type="float" office:value="0.1417069784" table:style-name="ce1">
            <text:p>0.1417069784</text:p>
          </table:table-cell>
          <table:table-cell office:value-type="float" office:value="0.137467262533333" table:style-name="ce1">
            <text:p>0.137467262533333</text:p>
          </table:table-cell>
          <table:table-cell office:value-type="float" office:value="0.1359742146" table:style-name="ce1">
            <text:p>0.1359742146</text:p>
          </table:table-cell>
          <table:table-cell office:value-type="float" office:value="0.00372481996191075" table:style-name="ce1">
            <text:p>0.00372481996191075</text:p>
          </table:table-cell>
          <table:table-cell office:value-type="float" office:value="3" table:style-name="ce1">
            <text:p>3</text:p>
          </table:table-cell>
          <table:table-cell office:value-type="float" office:value="5.122850938" table:style-name="ce1">
            <text:p>5.122850938</text:p>
          </table:table-cell>
          <table:table-cell office:value-type="float" office:value="5.289422177" table:style-name="ce1">
            <text:p>5.289422177</text:p>
          </table:table-cell>
          <table:table-cell office:value-type="float" office:value="5.202873238" table:style-name="ce1">
            <text:p>5.202873238</text:p>
          </table:table-cell>
          <table:table-cell office:value-type="float" office:value="5.196346599" table:style-name="ce1">
            <text:p>5.196346599</text:p>
          </table:table-cell>
          <table:table-cell office:value-type="float" office:value="0.0834771955564871" table:style-name="ce1">
            <text:p>0.0834771955564871</text:p>
          </table:table-cell>
          <table:table-cell office:value-type="float" office:value="3" table:style-name="ce1">
            <text:p>3</text:p>
          </table:table-cell>
          <table:table-cell office:value-type="float" office:value="0.1347205946" table:style-name="ce1">
            <text:p>0.1347205946</text:p>
          </table:table-cell>
          <table:table-cell office:value-type="float" office:value="0.1417069784" table:style-name="ce1">
            <text:p>0.1417069784</text:p>
          </table:table-cell>
          <table:table-cell office:value-type="float" office:value="0.137467262533333" table:style-name="ce1">
            <text:p>0.137467262533333</text:p>
          </table:table-cell>
          <table:table-cell office:value-type="float" office:value="0.1359742146" table:style-name="ce1">
            <text:p>0.1359742146</text:p>
          </table:table-cell>
          <table:table-cell office:value-type="float" office:value="0.00372481996191075" table:style-name="ce1">
            <text:p>0.00372481996191075</text:p>
          </table:table-cell>
          <table:table-cell office:value-type="float" office:value="3" table:style-name="ce1">
            <text:p>3</text:p>
          </table:table-cell>
          <table:table-cell office:value-type="float" office:value="3.731115122" table:style-name="ce1">
            <text:p>3.731115122</text:p>
          </table:table-cell>
          <table:table-cell office:value-type="float" office:value="3.885489631" table:style-name="ce1">
            <text:p>3.885489631</text:p>
          </table:table-cell>
          <table:table-cell office:value-type="float" office:value="3.80823634033333" table:style-name="ce1">
            <text:p>3.80823634033333</text:p>
          </table:table-cell>
          <table:table-cell office:value-type="float" office:value="3.808104268" table:style-name="ce1">
            <text:p>3.808104268</text:p>
          </table:table-cell>
          <table:table-cell office:value-type="float" office:value="0.0771873392440347" table:style-name="ce1">
            <text:p>0.0771873392440347</text:p>
          </table:table-cell>
          <table:table-cell office:value-type="float" office:value="3" table:style-name="ce1">
            <text:p>3</text:p>
          </table:table-cell>
          <table:table-cell office:value-type="float" office:value="4.586854878" table:style-name="ce1">
            <text:p>4.586854878</text:p>
          </table:table-cell>
          <table:table-cell office:value-type="float" office:value="4.779810369" table:style-name="ce1">
            <text:p>4.779810369</text:p>
          </table:table-cell>
          <table:table-cell office:value-type="float" office:value="4.68008032633333" table:style-name="ce1">
            <text:p>4.68008032633333</text:p>
          </table:table-cell>
          <table:table-cell office:value-type="float" office:value="4.673575732" table:style-name="ce1">
            <text:p>4.673575732</text:p>
          </table:table-cell>
          <table:table-cell office:value-type="float" office:value="0.0966420596186966" table:style-name="ce1">
            <text:p>0.0966420596186966</text:p>
          </table:table-cell>
          <table:table-cell office:value-type="float" office:value="3" table:style-name="ce1">
            <text:p>3</text:p>
          </table:table-cell>
          <table:table-cell office:value-type="float" office:value="0.5096118077" table:style-name="ce1">
            <text:p>0.5096118077</text:p>
          </table:table-cell>
          <table:table-cell office:value-type="float" office:value="0.5359960598" table:style-name="ce1">
            <text:p>0.5359960598</text:p>
          </table:table-cell>
          <table:table-cell office:value-type="float" office:value="0.522792911433333" table:style-name="ce1">
            <text:p>0.522792911433333</text:p>
          </table:table-cell>
          <table:table-cell office:value-type="float" office:value="0.5227708668" table:style-name="ce1">
            <text:p>0.5227708668</text:p>
          </table:table-cell>
          <table:table-cell office:value-type="float" office:value="0.0131921398640813" table:style-name="ce1">
            <text:p>0.0131921398640813</text:p>
          </table:table-cell>
          <table:table-cell office:value-type="float" office:value="3" table:style-name="ce1">
            <text:p>3</text:p>
          </table:table-cell>
          <table:table-cell office:value-type="float" office:value="24.59902333" table:style-name="ce1">
            <text:p>24.59902333</text:p>
          </table:table-cell>
          <table:table-cell office:value-type="float" office:value="28.32292" table:style-name="ce1">
            <text:p>28.32292</text:p>
          </table:table-cell>
          <table:table-cell office:value-type="float" office:value="26.6034444433333" table:style-name="ce1">
            <text:p>26.6034444433333</text:p>
          </table:table-cell>
          <table:table-cell office:value-type="float" office:value="26.88839" table:style-name="ce1">
            <text:p>26.88839</text:p>
          </table:table-cell>
          <table:table-cell office:value-type="float" office:value="1.87822977292645" table:style-name="ce1">
            <text:p>1.87822977292645</text:p>
          </table:table-cell>
          <table:table-cell office:value-type="float" office:value="3" table:style-name="ce1">
            <text:p>3</text:p>
          </table:table-cell>
          <table:table-cell office:value-type="float" office:value="9.444899539" table:style-name="ce1">
            <text:p>9.444899539</text:p>
          </table:table-cell>
          <table:table-cell office:value-type="float" office:value="11.78431695" table:style-name="ce1">
            <text:p>11.78431695</text:p>
          </table:table-cell>
          <table:table-cell office:value-type="float" office:value="10.4875717796667" table:style-name="ce1">
            <text:p>10.4875717796667</text:p>
          </table:table-cell>
          <table:table-cell office:value-type="float" office:value="10.23349885" table:style-name="ce1">
            <text:p>10.23349885</text:p>
          </table:table-cell>
          <table:table-cell office:value-type="float" office:value="1.19022403181693" table:style-name="ce1">
            <text:p>1.19022403181693</text:p>
          </table:table-cell>
          <table:table-cell office:value-type="float" office:value="3" table:style-name="ce1">
            <text:p>3</text:p>
          </table:table-cell>
          <table:table-cell office:value-type="float" office:value="1684.843894" table:style-name="ce1">
            <text:p>1684.843894</text:p>
          </table:table-cell>
          <table:table-cell office:value-type="float" office:value="1689.999151" table:style-name="ce1">
            <text:p>1689.999151</text:p>
          </table:table-cell>
          <table:table-cell office:value-type="float" office:value="1688.27609033333" table:style-name="ce1">
            <text:p>1688.27609033333</text:p>
          </table:table-cell>
          <table:table-cell office:value-type="float" office:value="1689.985226" table:style-name="ce1">
            <text:p>1689.985226</text:p>
          </table:table-cell>
          <table:table-cell office:value-type="float" office:value="2.97237736993741" table:style-name="ce1">
            <text:p>2.97237736993741</text:p>
          </table:table-cell>
          <table:table-cell office:value-type="float" office:value="3" table:style-name="ce1">
            <text:p>3</text:p>
          </table:table-cell>
          <table:table-cell office:value-type="float" office:value="143.0023351" table:style-name="ce1">
            <text:p>143.0023351</text:p>
          </table:table-cell>
          <table:table-cell office:value-type="float" office:value="143.0109435" table:style-name="ce1">
            <text:p>143.0109435</text:p>
          </table:table-cell>
          <table:table-cell office:value-type="float" office:value="143.007532933333" table:style-name="ce1">
            <text:p>143.007532933333</text:p>
          </table:table-cell>
          <table:table-cell office:value-type="float" office:value="143.0093202" table:style-name="ce1">
            <text:p>143.0093202</text:p>
          </table:table-cell>
          <table:table-cell office:value-type="float" office:value="0.00457404407972301" table:style-name="ce1">
            <text:p>0.00457404407972301</text:p>
          </table:table-cell>
          <table:table-cell office:value-type="float" office:value="3" table:style-name="ce1">
            <text:p>3</text:p>
          </table:table-cell>
          <table:table-cell office:value-type="float" office:value="37.0113037" table:style-name="ce1">
            <text:p>37.0113037</text:p>
          </table:table-cell>
          <table:table-cell office:value-type="float" office:value="37.02532037" table:style-name="ce1">
            <text:p>37.02532037</text:p>
          </table:table-cell>
          <table:table-cell office:value-type="float" office:value="37.0178363533333" table:style-name="ce1">
            <text:p>37.0178363533333</text:p>
          </table:table-cell>
          <table:table-cell office:value-type="float" office:value="37.01688499" table:style-name="ce1">
            <text:p>37.01688499</text:p>
          </table:table-cell>
          <table:table-cell office:value-type="float" office:value="0.00705659823259474" table:style-name="ce1">
            <text:p>0.00705659823259474</text:p>
          </table:table-cell>
          <table:table-cell office:value-type="float" office:value="3" table:style-name="ce1">
            <text:p>3</text:p>
          </table:table-cell>
          <table:table-cell office:value-type="float" office:value="89.98192401" table:style-name="ce1">
            <text:p>89.98192401</text:p>
          </table:table-cell>
          <table:table-cell office:value-type="float" office:value="90.00650214" table:style-name="ce1">
            <text:p>90.00650214</text:p>
          </table:table-cell>
          <table:table-cell office:value-type="float" office:value="89.9977315366667" table:style-name="ce1">
            <text:p>89.9977315366667</text:p>
          </table:table-cell>
          <table:table-cell office:value-type="float" office:value="90.00476846" table:style-name="ce1">
            <text:p>90.00476846</text:p>
          </table:table-cell>
          <table:table-cell office:value-type="float" office:value="0.0137171365843438" table:style-name="ce1">
            <text:p>0.0137171365843438</text:p>
          </table:table-cell>
          <table:table-cell office:value-type="float" office:value="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-Inf" table:style-name="ce1">
            <text:p>-Inf</text:p>
          </table:table-cell>
          <table:table-cell office:value-type="float" office:value="NaN" table:style-name="ce1">
            <text:p>NaN</text:p>
          </table:table-cell>
          <table:table-cell/>
          <table:table-cell/>
          <table:table-cell office:value-type="float" office:value="3" table:style-name="ce1">
            <text:p>3</text:p>
          </table:table-cell>
          <table:table-cell office:value-type="float" office:value="0.0003137680101" table:style-name="ce1">
            <text:p>0.0003137680101</text:p>
          </table:table-cell>
          <table:table-cell office:value-type="float" office:value="0.0004221313286" table:style-name="ce1">
            <text:p>0.0004221313286</text:p>
          </table:table-cell>
          <table:table-cell office:value-type="float" office:value="0.0003759644979" table:style-name="ce1">
            <text:p>0.0003759644979</text:p>
          </table:table-cell>
          <table:table-cell office:value-type="float" office:value="0.000391994155" table:style-name="ce1">
            <text:p>0.000391994155</text:p>
          </table:table-cell>
          <table:table-cell office:value-type="float" office:value="5.59317854993097e-05" table:style-name="ce1">
            <text:p>5.59317854993097e-05</text:p>
          </table:table-cell>
          <table:table-cell office:value-type="float" office:value="3" table:style-name="ce1">
            <text:p>3</text:p>
          </table:table-cell>
          <table:table-cell office:value-type="float" office:value="0.01774484312" table:style-name="ce1">
            <text:p>0.01774484312</text:p>
          </table:table-cell>
          <table:table-cell office:value-type="float" office:value="0.01780384843" table:style-name="ce1">
            <text:p>0.01780384843</text:p>
          </table:table-cell>
          <table:table-cell office:value-type="float" office:value="0.01777785199" table:style-name="ce1">
            <text:p>0.01777785199</text:p>
          </table:table-cell>
          <table:table-cell office:value-type="float" office:value="0.01778486442" table:style-name="ce1">
            <text:p>0.01778486442</text:p>
          </table:table-cell>
          <table:table-cell office:value-type="float" office:value="3.01212098516605e-05" table:style-name="ce1">
            <text:p>3.01212098516605e-05</text:p>
          </table:table-cell>
          <table:table-cell office:value-type="float" office:value="3" table:style-name="ce1">
            <text:p>3</text:p>
          </table:table-cell>
          <table:table-cell office:value-type="float" office:value="10.4613774" table:style-name="ce1">
            <text:p>10.4613774</text:p>
          </table:table-cell>
          <table:table-cell office:value-type="float" office:value="10.60854088" table:style-name="ce1">
            <text:p>10.60854088</text:p>
          </table:table-cell>
          <table:table-cell office:value-type="float" office:value="10.5182852366667" table:style-name="ce1">
            <text:p>10.5182852366667</text:p>
          </table:table-cell>
          <table:table-cell office:value-type="float" office:value="10.48493743" table:style-name="ce1">
            <text:p>10.48493743</text:p>
          </table:table-cell>
          <table:table-cell office:value-type="float" office:value="0.079046376378273" table:style-name="ce1">
            <text:p>0.079046376378273</text:p>
          </table:table-cell>
          <table:table-cell office:value-type="float" office:value="3" table:style-name="ce1">
            <text:p>3</text:p>
          </table:table-cell>
          <table:table-cell office:value-type="float" office:value="8.571795962" table:style-name="ce1">
            <text:p>8.571795962</text:p>
          </table:table-cell>
          <table:table-cell office:value-type="float" office:value="9.171427778" table:style-name="ce1">
            <text:p>9.171427778</text:p>
          </table:table-cell>
          <table:table-cell office:value-type="float" office:value="8.771673234" table:style-name="ce1">
            <text:p>8.771673234</text:p>
          </table:table-cell>
          <table:table-cell office:value-type="float" office:value="8.571795962" table:style-name="ce1">
            <text:p>8.571795962</text:p>
          </table:table-cell>
          <table:table-cell office:value-type="float" office:value="0.346197590382264" table:style-name="ce1">
            <text:p>0.346197590382264</text:p>
          </table:table-cell>
          <table:table-cell office:value-type="float" office:value="3" table:style-name="ce1">
            <text:p>3</text:p>
          </table:table-cell>
          <table:table-cell office:value-type="float" office:value="0.154965033" table:style-name="ce1">
            <text:p>0.154965033</text:p>
          </table:table-cell>
          <table:table-cell office:value-type="float" office:value="0.1757874434" table:style-name="ce1">
            <text:p>0.1757874434</text:p>
          </table:table-cell>
          <table:table-cell office:value-type="float" office:value="0.1662149931" table:style-name="ce1">
            <text:p>0.1662149931</text:p>
          </table:table-cell>
          <table:table-cell office:value-type="float" office:value="0.1678925029" table:style-name="ce1">
            <text:p>0.1678925029</text:p>
          </table:table-cell>
          <table:table-cell office:value-type="float" office:value="0.0105120751073862" table:style-name="ce1">
            <text:p>0.0105120751073862</text:p>
          </table:table-cell>
          <table:table-cell office:value-type="float" office:value="3" table:style-name="ce1">
            <text:p>3</text:p>
          </table:table-cell>
          <table:table-cell office:value-type="float" office:value="0.1974013257" table:style-name="ce1">
            <text:p>0.1974013257</text:p>
          </table:table-cell>
          <table:table-cell office:value-type="float" office:value="0.2157539365" table:style-name="ce1">
            <text:p>0.2157539365</text:p>
          </table:table-cell>
          <table:table-cell office:value-type="float" office:value="0.2045818487" table:style-name="ce1">
            <text:p>0.2045818487</text:p>
          </table:table-cell>
          <table:table-cell office:value-type="float" office:value="0.2005902839" table:style-name="ce1">
            <text:p>0.2005902839</text:p>
          </table:table-cell>
          <table:table-cell office:value-type="float" office:value="0.0098058157722098" table:style-name="ce1">
            <text:p>0.0098058157722098</text:p>
          </table:table-cell>
        </table:table-row>
        <table:table-row table:style-name="ro1">
          <table:table-cell office:value-type="string" table:style-name="ce1">
            <text:p>20x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&lt;10%</text:p>
          </table:table-cell>
          <table:table-cell office:value-type="float" office:value="3" table:style-name="ce1">
            <text:p>3</text:p>
          </table:table-cell>
          <table:table-cell office:value-type="float" office:value="6.086928424" table:style-name="ce1">
            <text:p>6.086928424</text:p>
          </table:table-cell>
          <table:table-cell office:value-type="float" office:value="6.718534582" table:style-name="ce1">
            <text:p>6.718534582</text:p>
          </table:table-cell>
          <table:table-cell office:value-type="float" office:value="6.360701019" table:style-name="ce1">
            <text:p>6.360701019</text:p>
          </table:table-cell>
          <table:table-cell office:value-type="float" office:value="6.276640051" table:style-name="ce1">
            <text:p>6.276640051</text:p>
          </table:table-cell>
          <table:table-cell office:value-type="float" office:value="0.324085281155598" table:style-name="ce1">
            <text:p>0.324085281155598</text:p>
          </table:table-cell>
          <table:table-cell office:value-type="float" office:value="3" table:style-name="ce1">
            <text:p>3</text:p>
          </table:table-cell>
          <table:table-cell office:value-type="float" office:value="3.426828045" table:style-name="ce1">
            <text:p>3.426828045</text:p>
          </table:table-cell>
          <table:table-cell office:value-type="float" office:value="3.628410415" table:style-name="ce1">
            <text:p>3.628410415</text:p>
          </table:table-cell>
          <table:table-cell office:value-type="float" office:value="3.52734286333333" table:style-name="ce1">
            <text:p>3.52734286333333</text:p>
          </table:table-cell>
          <table:table-cell office:value-type="float" office:value="3.52679013" table:style-name="ce1">
            <text:p>3.52679013</text:p>
          </table:table-cell>
          <table:table-cell office:value-type="float" office:value="0.100792321678328" table:style-name="ce1">
            <text:p>0.100792321678328</text:p>
          </table:table-cell>
          <table:table-cell office:value-type="float" office:value="3" table:style-name="ce1">
            <text:p>3</text:p>
          </table:table-cell>
          <table:table-cell office:value-type="float" office:value="-0.6984304873" table:style-name="ce1">
            <text:p>-0.6984304873</text:p>
          </table:table-cell>
          <table:table-cell office:value-type="float" office:value="-0.4468256288" table:style-name="ce1">
            <text:p>-0.4468256288</text:p>
          </table:table-cell>
          <table:table-cell office:value-type="float" office:value="-0.586645821833333" table:style-name="ce1">
            <text:p>-0.586645821833333</text:p>
          </table:table-cell>
          <table:table-cell office:value-type="float" office:value="-0.6146813494" table:style-name="ce1">
            <text:p>-0.6146813494</text:p>
          </table:table-cell>
          <table:table-cell office:value-type="float" office:value="0.128123941204044" table:style-name="ce1">
            <text:p>0.128123941204044</text:p>
          </table:table-cell>
          <table:table-cell office:value-type="float" office:value="3" table:style-name="ce1">
            <text:p>3</text:p>
          </table:table-cell>
          <table:table-cell office:value-type="float" office:value="3.180449994" table:style-name="ce1">
            <text:p>3.180449994</text:p>
          </table:table-cell>
          <table:table-cell office:value-type="float" office:value="4.237688596" table:style-name="ce1">
            <text:p>4.237688596</text:p>
          </table:table-cell>
          <table:table-cell office:value-type="float" office:value="3.73690304133333" table:style-name="ce1">
            <text:p>3.73690304133333</text:p>
          </table:table-cell>
          <table:table-cell office:value-type="float" office:value="3.792570534" table:style-name="ce1">
            <text:p>3.792570534</text:p>
          </table:table-cell>
          <table:table-cell office:value-type="float" office:value="0.53081307227175" table:style-name="ce1">
            <text:p>0.53081307227175</text:p>
          </table:table-cell>
          <table:table-cell office:value-type="float" office:value="3" table:style-name="ce1">
            <text:p>3</text:p>
          </table:table-cell>
          <table:table-cell office:value-type="float" office:value="8.71734" table:style-name="ce1">
            <text:p>8.71734</text:p>
          </table:table-cell>
          <table:table-cell office:value-type="float" office:value="9.60542" table:style-name="ce1">
            <text:p>9.60542</text:p>
          </table:table-cell>
          <table:table-cell office:value-type="float" office:value="9.09344333333333" table:style-name="ce1">
            <text:p>9.09344333333333</text:p>
          </table:table-cell>
          <table:table-cell office:value-type="float" office:value="8.95757" table:style-name="ce1">
            <text:p>8.95757</text:p>
          </table:table-cell>
          <table:table-cell office:value-type="float" office:value="0.459366622245602" table:style-name="ce1">
            <text:p>0.459366622245602</text:p>
          </table:table-cell>
          <table:table-cell office:value-type="float" office:value="3" table:style-name="ce1">
            <text:p>3</text:p>
          </table:table-cell>
          <table:table-cell office:value-type="float" office:value="13.00639" table:style-name="ce1">
            <text:p>13.00639</text:p>
          </table:table-cell>
          <table:table-cell office:value-type="float" office:value="15.95655" table:style-name="ce1">
            <text:p>15.95655</text:p>
          </table:table-cell>
          <table:table-cell office:value-type="float" office:value="14.4840966666667" table:style-name="ce1">
            <text:p>14.4840966666667</text:p>
          </table:table-cell>
          <table:table-cell office:value-type="float" office:value="14.48935" table:style-name="ce1">
            <text:p>14.48935</text:p>
          </table:table-cell>
          <table:table-cell office:value-type="float" office:value="1.47508701591917" table:style-name="ce1">
            <text:p>1.47508701591917</text:p>
          </table:table-cell>
          <table:table-cell office:value-type="float" office:value="3" table:style-name="ce1">
            <text:p>3</text:p>
          </table:table-cell>
          <table:table-cell office:value-type="float" office:value="22.61181" table:style-name="ce1">
            <text:p>22.61181</text:p>
          </table:table-cell>
          <table:table-cell office:value-type="float" office:value="24.67389" table:style-name="ce1">
            <text:p>24.67389</text:p>
          </table:table-cell>
          <table:table-cell office:value-type="float" office:value="23.57754" table:style-name="ce1">
            <text:p>23.57754</text:p>
          </table:table-cell>
          <table:table-cell office:value-type="float" office:value="23.44692" table:style-name="ce1">
            <text:p>23.44692</text:p>
          </table:table-cell>
          <table:table-cell office:value-type="float" office:value="1.03722691340902" table:style-name="ce1">
            <text:p>1.03722691340902</text:p>
          </table:table-cell>
          <table:table-cell office:value-type="float" office:value="3" table:style-name="ce1">
            <text:p>3</text:p>
          </table:table-cell>
          <table:table-cell office:value-type="float" office:value="2.585196189" table:style-name="ce1">
            <text:p>2.585196189</text:p>
          </table:table-cell>
          <table:table-cell office:value-type="float" office:value="2.850593593" table:style-name="ce1">
            <text:p>2.850593593</text:p>
          </table:table-cell>
          <table:table-cell office:value-type="float" office:value="2.70929029466667" table:style-name="ce1">
            <text:p>2.70929029466667</text:p>
          </table:table-cell>
          <table:table-cell office:value-type="float" office:value="2.692081102" table:style-name="ce1">
            <text:p>2.692081102</text:p>
          </table:table-cell>
          <table:table-cell office:value-type="float" office:value="0.133533002462551" table:style-name="ce1">
            <text:p>0.133533002462551</text:p>
          </table:table-cell>
          <table:table-cell office:value-type="float" office:value="3" table:style-name="ce1">
            <text:p>3</text:p>
          </table:table-cell>
          <table:table-cell office:value-type="float" office:value="0.2825836986" table:style-name="ce1">
            <text:p>0.2825836986</text:p>
          </table:table-cell>
          <table:table-cell office:value-type="float" office:value="0.4557698222" table:style-name="ce1">
            <text:p>0.4557698222</text:p>
          </table:table-cell>
          <table:table-cell office:value-type="float" office:value="0.394735688033333" table:style-name="ce1">
            <text:p>0.394735688033333</text:p>
          </table:table-cell>
          <table:table-cell office:value-type="float" office:value="0.4458535433" table:style-name="ce1">
            <text:p>0.4458535433</text:p>
          </table:table-cell>
          <table:table-cell office:value-type="float" office:value="0.0972529418434041" table:style-name="ce1">
            <text:p>0.0972529418434041</text:p>
          </table:table-cell>
          <table:table-cell office:value-type="float" office:value="3" table:style-name="ce1">
            <text:p>3</text:p>
          </table:table-cell>
          <table:table-cell office:value-type="float" office:value="4.029494808" table:style-name="ce1">
            <text:p>4.029494808</text:p>
          </table:table-cell>
          <table:table-cell office:value-type="float" office:value="4.433435303" table:style-name="ce1">
            <text:p>4.433435303</text:p>
          </table:table-cell>
          <table:table-cell office:value-type="float" office:value="4.22603177766667" table:style-name="ce1">
            <text:p>4.22603177766667</text:p>
          </table:table-cell>
          <table:table-cell office:value-type="float" office:value="4.215165222" table:style-name="ce1">
            <text:p>4.215165222</text:p>
          </table:table-cell>
          <table:table-cell office:value-type="float" office:value="0.202189372616995" table:style-name="ce1">
            <text:p>0.202189372616995</text:p>
          </table:table-cell>
          <table:table-cell office:value-type="float" office:value="3" table:style-name="ce1">
            <text:p>3</text:p>
          </table:table-cell>
          <table:table-cell office:value-type="float" office:value="8.538418728" table:style-name="ce1">
            <text:p>8.538418728</text:p>
          </table:table-cell>
          <table:table-cell office:value-type="float" office:value="8.752218208" table:style-name="ce1">
            <text:p>8.752218208</text:p>
          </table:table-cell>
          <table:table-cell office:value-type="float" office:value="8.61293834833333" table:style-name="ce1">
            <text:p>8.61293834833333</text:p>
          </table:table-cell>
          <table:table-cell office:value-type="float" office:value="8.548178109" table:style-name="ce1">
            <text:p>8.548178109</text:p>
          </table:table-cell>
          <table:table-cell office:value-type="float" office:value="0.120718560548702" table:style-name="ce1">
            <text:p>0.120718560548702</text:p>
          </table:table-cell>
          <table:table-cell office:value-type="float" office:value="3" table:style-name="ce1">
            <text:p>3</text:p>
          </table:table-cell>
          <table:table-cell office:value-type="float" office:value="57.48637281" table:style-name="ce1">
            <text:p>57.48637281</text:p>
          </table:table-cell>
          <table:table-cell office:value-type="float" office:value="65.35852565" table:style-name="ce1">
            <text:p>65.35852565</text:p>
          </table:table-cell>
          <table:table-cell office:value-type="float" office:value="61.21382851" table:style-name="ce1">
            <text:p>61.21382851</text:p>
          </table:table-cell>
          <table:table-cell office:value-type="float" office:value="60.79658707" table:style-name="ce1">
            <text:p>60.79658707</text:p>
          </table:table-cell>
          <table:table-cell office:value-type="float" office:value="3.95262765746029" table:style-name="ce1">
            <text:p>3.95262765746029</text:p>
          </table:table-cell>
          <table:table-cell office:value-type="float" office:value="3" table:style-name="ce1">
            <text:p>3</text:p>
          </table:table-cell>
          <table:table-cell office:value-type="float" office:value="0.3182352048" table:style-name="ce1">
            <text:p>0.3182352048</text:p>
          </table:table-cell>
          <table:table-cell office:value-type="float" office:value="0.3495145049" table:style-name="ce1">
            <text:p>0.3495145049</text:p>
          </table:table-cell>
          <table:table-cell office:value-type="float" office:value="0.3369060896" table:style-name="ce1">
            <text:p>0.3369060896</text:p>
          </table:table-cell>
          <table:table-cell office:value-type="float" office:value="0.3429685591" table:style-name="ce1">
            <text:p>0.3429685591</text:p>
          </table:table-cell>
          <table:table-cell office:value-type="float" office:value="0.0164973878543025" table:style-name="ce1">
            <text:p>0.0164973878543025</text:p>
          </table:table-cell>
          <table:table-cell office:value-type="float" office:value="3" table:style-name="ce1">
            <text:p>3</text:p>
          </table:table-cell>
          <table:table-cell office:value-type="float" office:value="136.4938148" table:style-name="ce1">
            <text:p>136.4938148</text:p>
          </table:table-cell>
          <table:table-cell office:value-type="float" office:value="136.4983504" table:style-name="ce1">
            <text:p>136.4983504</text:p>
          </table:table-cell>
          <table:table-cell office:value-type="float" office:value="136.496251433333" table:style-name="ce1">
            <text:p>136.496251433333</text:p>
          </table:table-cell>
          <table:table-cell office:value-type="float" office:value="136.4965891" table:style-name="ce1">
            <text:p>136.4965891</text:p>
          </table:table-cell>
          <table:table-cell office:value-type="float" office:value="0.00228657624480937" table:style-name="ce1">
            <text:p>0.00228657624480937</text:p>
          </table:table-cell>
          <table:table-cell office:value-type="float" office:value="3" table:style-name="ce1">
            <text:p>3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.2359092484" table:style-name="ce1">
            <text:p>0.2359092484</text:p>
          </table:table-cell>
          <table:table-cell office:value-type="float" office:value="0.2386552805" table:style-name="ce1">
            <text:p>0.2386552805</text:p>
          </table:table-cell>
          <table:table-cell office:value-type="float" office:value="0.237663565333333" table:style-name="ce1">
            <text:p>0.237663565333333</text:p>
          </table:table-cell>
          <table:table-cell office:value-type="float" office:value="0.2384261671" table:style-name="ce1">
            <text:p>0.2384261671</text:p>
          </table:table-cell>
          <table:table-cell office:value-type="float" office:value="0.00152359580087698" table:style-name="ce1">
            <text:p>0.00152359580087698</text:p>
          </table:table-cell>
          <table:table-cell office:value-type="float" office:value="3" table:style-name="ce1">
            <text:p>3</text:p>
          </table:table-cell>
          <table:table-cell office:value-type="float" office:value="2.573564936" table:style-name="ce1">
            <text:p>2.573564936</text:p>
          </table:table-cell>
          <table:table-cell office:value-type="float" office:value="2.632128443" table:style-name="ce1">
            <text:p>2.632128443</text:p>
          </table:table-cell>
          <table:table-cell office:value-type="float" office:value="2.60907137733333" table:style-name="ce1">
            <text:p>2.60907137733333</text:p>
          </table:table-cell>
          <table:table-cell office:value-type="float" office:value="2.621520753" table:style-name="ce1">
            <text:p>2.621520753</text:p>
          </table:table-cell>
          <table:table-cell office:value-type="float" office:value="0.0312035463353464" table:style-name="ce1">
            <text:p>0.0312035463353464</text:p>
          </table:table-cell>
          <table:table-cell office:value-type="float" office:value="3" table:style-name="ce1">
            <text:p>3</text:p>
          </table:table-cell>
          <table:table-cell office:value-type="float" office:value="0.1319620237" table:style-name="ce1">
            <text:p>0.1319620237</text:p>
          </table:table-cell>
          <table:table-cell office:value-type="float" office:value="0.1376511563" table:style-name="ce1">
            <text:p>0.1376511563</text:p>
          </table:table-cell>
          <table:table-cell office:value-type="float" office:value="0.134690830833333" table:style-name="ce1">
            <text:p>0.134690830833333</text:p>
          </table:table-cell>
          <table:table-cell office:value-type="float" office:value="0.1344593125" table:style-name="ce1">
            <text:p>0.1344593125</text:p>
          </table:table-cell>
          <table:table-cell office:value-type="float" office:value="0.00285162374606079" table:style-name="ce1">
            <text:p>0.00285162374606079</text:p>
          </table:table-cell>
          <table:table-cell office:value-type="float" office:value="3" table:style-name="ce1">
            <text:p>3</text:p>
          </table:table-cell>
          <table:table-cell office:value-type="float" office:value="4.167145666" table:style-name="ce1">
            <text:p>4.167145666</text:p>
          </table:table-cell>
          <table:table-cell office:value-type="float" office:value="4.565400824" table:style-name="ce1">
            <text:p>4.565400824</text:p>
          </table:table-cell>
          <table:table-cell office:value-type="float" office:value="4.36072328233333" table:style-name="ce1">
            <text:p>4.36072328233333</text:p>
          </table:table-cell>
          <table:table-cell office:value-type="float" office:value="4.349623357" table:style-name="ce1">
            <text:p>4.349623357</text:p>
          </table:table-cell>
          <table:table-cell office:value-type="float" office:value="0.199359471746906" table:style-name="ce1">
            <text:p>0.199359471746906</text:p>
          </table:table-cell>
          <table:table-cell office:value-type="float" office:value="3" table:style-name="ce1">
            <text:p>3</text:p>
          </table:table-cell>
          <table:table-cell office:value-type="float" office:value="0.1319620237" table:style-name="ce1">
            <text:p>0.1319620237</text:p>
          </table:table-cell>
          <table:table-cell office:value-type="float" office:value="0.1376511563" table:style-name="ce1">
            <text:p>0.1376511563</text:p>
          </table:table-cell>
          <table:table-cell office:value-type="float" office:value="0.134690830833333" table:style-name="ce1">
            <text:p>0.134690830833333</text:p>
          </table:table-cell>
          <table:table-cell office:value-type="float" office:value="0.1344593125" table:style-name="ce1">
            <text:p>0.1344593125</text:p>
          </table:table-cell>
          <table:table-cell office:value-type="float" office:value="0.00285162374606079" table:style-name="ce1">
            <text:p>0.00285162374606079</text:p>
          </table:table-cell>
          <table:table-cell office:value-type="float" office:value="3" table:style-name="ce1">
            <text:p>3</text:p>
          </table:table-cell>
          <table:table-cell office:value-type="float" office:value="2.823097219" table:style-name="ce1">
            <text:p>2.823097219</text:p>
          </table:table-cell>
          <table:table-cell office:value-type="float" office:value="3.261257229" table:style-name="ce1">
            <text:p>3.261257229</text:p>
          </table:table-cell>
          <table:table-cell office:value-type="float" office:value="3.023769016" table:style-name="ce1">
            <text:p>3.023769016</text:p>
          </table:table-cell>
          <table:table-cell office:value-type="float" office:value="2.9869526" table:style-name="ce1">
            <text:p>2.9869526</text:p>
          </table:table-cell>
          <table:table-cell office:value-type="float" office:value="0.221387973829009" table:style-name="ce1">
            <text:p>0.221387973829009</text:p>
          </table:table-cell>
          <table:table-cell office:value-type="float" office:value="3" table:style-name="ce1">
            <text:p>3</text:p>
          </table:table-cell>
          <table:table-cell office:value-type="float" office:value="3.621832781" table:style-name="ce1">
            <text:p>3.621832781</text:p>
          </table:table-cell>
          <table:table-cell office:value-type="float" office:value="4.050732771" table:style-name="ce1">
            <text:p>4.050732771</text:p>
          </table:table-cell>
          <table:table-cell office:value-type="float" office:value="3.824550984" table:style-name="ce1">
            <text:p>3.824550984</text:p>
          </table:table-cell>
          <table:table-cell office:value-type="float" office:value="3.8010874" table:style-name="ce1">
            <text:p>3.8010874</text:p>
          </table:table-cell>
          <table:table-cell office:value-type="float" office:value="0.215410550312871" table:style-name="ce1">
            <text:p>0.215410550312871</text:p>
          </table:table-cell>
          <table:table-cell office:value-type="float" office:value="3" table:style-name="ce1">
            <text:p>3</text:p>
          </table:table-cell>
          <table:table-cell office:value-type="float" office:value="0.5146680537" table:style-name="ce1">
            <text:p>0.5146680537</text:p>
          </table:table-cell>
          <table:table-cell office:value-type="float" office:value="0.5485359572" table:style-name="ce1">
            <text:p>0.5485359572</text:p>
          </table:table-cell>
          <table:table-cell office:value-type="float" office:value="0.5361722986" table:style-name="ce1">
            <text:p>0.5361722986</text:p>
          </table:table-cell>
          <table:table-cell office:value-type="float" office:value="0.5453128849" table:style-name="ce1">
            <text:p>0.5453128849</text:p>
          </table:table-cell>
          <table:table-cell office:value-type="float" office:value="0.0186928184151598" table:style-name="ce1">
            <text:p>0.0186928184151598</text:p>
          </table:table-cell>
          <table:table-cell office:value-type="float" office:value="3" table:style-name="ce1">
            <text:p>3</text:p>
          </table:table-cell>
          <table:table-cell office:value-type="float" office:value="19.36242429" table:style-name="ce1">
            <text:p>19.36242429</text:p>
          </table:table-cell>
          <table:table-cell office:value-type="float" office:value="23.56550667" table:style-name="ce1">
            <text:p>23.56550667</text:p>
          </table:table-cell>
          <table:table-cell office:value-type="float" office:value="21.53830032" table:style-name="ce1">
            <text:p>21.53830032</text:p>
          </table:table-cell>
          <table:table-cell office:value-type="float" office:value="21.68697" table:style-name="ce1">
            <text:p>21.68697</text:p>
          </table:table-cell>
          <table:table-cell office:value-type="float" office:value="2.10548150753696" table:style-name="ce1">
            <text:p>2.10548150753696</text:p>
          </table:table-cell>
          <table:table-cell office:value-type="float" office:value="3" table:style-name="ce1">
            <text:p>3</text:p>
          </table:table-cell>
          <table:table-cell office:value-type="float" office:value="6.488187225" table:style-name="ce1">
            <text:p>6.488187225</text:p>
          </table:table-cell>
          <table:table-cell office:value-type="float" office:value="7.56986723" table:style-name="ce1">
            <text:p>7.56986723</text:p>
          </table:table-cell>
          <table:table-cell office:value-type="float" office:value="6.95673293466667" table:style-name="ce1">
            <text:p>6.95673293466667</text:p>
          </table:table-cell>
          <table:table-cell office:value-type="float" office:value="6.812144349" table:style-name="ce1">
            <text:p>6.812144349</text:p>
          </table:table-cell>
          <table:table-cell office:value-type="float" office:value="0.555146199332226" table:style-name="ce1">
            <text:p>0.555146199332226</text:p>
          </table:table-cell>
          <table:table-cell office:value-type="float" office:value="3" table:style-name="ce1">
            <text:p>3</text:p>
          </table:table-cell>
          <table:table-cell office:value-type="float" office:value="1247.706612" table:style-name="ce1">
            <text:p>1247.706612</text:p>
          </table:table-cell>
          <table:table-cell office:value-type="float" office:value="1276.965438" table:style-name="ce1">
            <text:p>1276.965438</text:p>
          </table:table-cell>
          <table:table-cell office:value-type="float" office:value="1261.22441566667" table:style-name="ce1">
            <text:p>1261.22441566667</text:p>
          </table:table-cell>
          <table:table-cell office:value-type="float" office:value="1259.001197" table:style-name="ce1">
            <text:p>1259.001197</text:p>
          </table:table-cell>
          <table:table-cell office:value-type="float" office:value="14.7555667683227" table:style-name="ce1">
            <text:p>14.7555667683227</text:p>
          </table:table-cell>
          <table:table-cell office:value-type="float" office:value="3" table:style-name="ce1">
            <text:p>3</text:p>
          </table:table-cell>
          <table:table-cell office:value-type="float" office:value="136.6753749" table:style-name="ce1">
            <text:p>136.6753749</text:p>
          </table:table-cell>
          <table:table-cell office:value-type="float" office:value="136.6889136" table:style-name="ce1">
            <text:p>136.6889136</text:p>
          </table:table-cell>
          <table:table-cell office:value-type="float" office:value="136.681919633333" table:style-name="ce1">
            <text:p>136.681919633333</text:p>
          </table:table-cell>
          <table:table-cell office:value-type="float" office:value="136.6814704" table:style-name="ce1">
            <text:p>136.6814704</text:p>
          </table:table-cell>
          <table:table-cell office:value-type="float" office:value="0.00678052043454819" table:style-name="ce1">
            <text:p>0.00678052043454819</text:p>
          </table:table-cell>
          <table:table-cell office:value-type="float" office:value="3" table:style-name="ce1">
            <text:p>3</text:p>
          </table:table-cell>
          <table:table-cell office:value-type="float" office:value="142.9979375" table:style-name="ce1">
            <text:p>142.9979375</text:p>
          </table:table-cell>
          <table:table-cell office:value-type="float" office:value="143.0102657" table:style-name="ce1">
            <text:p>143.0102657</text:p>
          </table:table-cell>
          <table:table-cell office:value-type="float" office:value="143.004232566667" table:style-name="ce1">
            <text:p>143.004232566667</text:p>
          </table:table-cell>
          <table:table-cell office:value-type="float" office:value="143.0044945" table:style-name="ce1">
            <text:p>143.0044945</text:p>
          </table:table-cell>
          <table:table-cell office:value-type="float" office:value="0.00616827249829622" table:style-name="ce1">
            <text:p>0.00616827249829622</text:p>
          </table:table-cell>
          <table:table-cell office:value-type="float" office:value="3" table:style-name="ce1">
            <text:p>3</text:p>
          </table:table-cell>
          <table:table-cell office:value-type="float" office:value="36.99564388" table:style-name="ce1">
            <text:p>36.99564388</text:p>
          </table:table-cell>
          <table:table-cell office:value-type="float" office:value="123.4820501" table:style-name="ce1">
            <text:p>123.4820501</text:p>
          </table:table-cell>
          <table:table-cell office:value-type="float" office:value="94.6523190266667" table:style-name="ce1">
            <text:p>94.6523190266667</text:p>
          </table:table-cell>
          <table:table-cell office:value-type="float" office:value="123.4792631" table:style-name="ce1">
            <text:p>123.4792631</text:p>
          </table:table-cell>
          <table:table-cell office:value-type="float" office:value="49.932145394205" table:style-name="ce1">
            <text:p>49.932145394205</text:p>
          </table:table-cell>
          <table:table-cell office:value-type="float" office:value="3" table:style-name="ce1">
            <text:p>3</text:p>
          </table:table-cell>
          <table:table-cell office:value-type="float" office:value="16.58994867" table:style-name="ce1">
            <text:p>16.58994867</text:p>
          </table:table-cell>
          <table:table-cell office:value-type="float" office:value="17.37088308" table:style-name="ce1">
            <text:p>17.37088308</text:p>
          </table:table-cell>
          <table:table-cell office:value-type="float" office:value="16.8863838133333" table:style-name="ce1">
            <text:p>16.8863838133333</text:p>
          </table:table-cell>
          <table:table-cell office:value-type="float" office:value="16.69831969" table:style-name="ce1">
            <text:p>16.69831969</text:p>
          </table:table-cell>
          <table:table-cell office:value-type="float" office:value="0.423072953572269" table:style-name="ce1">
            <text:p>0.423072953572269</text:p>
          </table:table-cell>
          <table:table-cell office:value-type="float" office:value="3" table:style-name="ce1">
            <text:p>3</text:p>
          </table:table-cell>
          <table:table-cell office:value-type="float" office:value="0.002626281003" table:style-name="ce1">
            <text:p>0.002626281003</text:p>
          </table:table-cell>
          <table:table-cell office:value-type="float" office:value="0.002856758268" table:style-name="ce1">
            <text:p>0.002856758268</text:p>
          </table:table-cell>
          <table:table-cell office:value-type="float" office:value="0.002749309696" table:style-name="ce1">
            <text:p>0.002749309696</text:p>
          </table:table-cell>
          <table:table-cell office:value-type="float" office:value="0.002764889817" table:style-name="ce1">
            <text:p>0.002764889817</text:p>
          </table:table-cell>
          <table:table-cell office:value-type="float" office:value="0.00011602584862112" table:style-name="ce1">
            <text:p>0.00011602584862112</text:p>
          </table:table-cell>
          <table:table-cell office:value-type="float" office:value="3" table:style-name="ce1">
            <text:p>3</text:p>
          </table:table-cell>
          <table:table-cell office:value-type="float" office:value="0.01739313503" table:style-name="ce1">
            <text:p>0.01739313503</text:p>
          </table:table-cell>
          <table:table-cell office:value-type="float" office:value="0.01760872137" table:style-name="ce1">
            <text:p>0.01760872137</text:p>
          </table:table-cell>
          <table:table-cell office:value-type="float" office:value="0.0175339989066667" table:style-name="ce1">
            <text:p>0.0175339989066667</text:p>
          </table:table-cell>
          <table:table-cell office:value-type="float" office:value="0.01760014032" table:style-name="ce1">
            <text:p>0.01760014032</text:p>
          </table:table-cell>
          <table:table-cell office:value-type="float" office:value="0.000122067122588136" table:style-name="ce1">
            <text:p>0.000122067122588136</text:p>
          </table:table-cell>
          <table:table-cell office:value-type="float" office:value="3" table:style-name="ce1">
            <text:p>3</text:p>
          </table:table-cell>
          <table:table-cell office:value-type="float" office:value="6.283560472" table:style-name="ce1">
            <text:p>6.283560472</text:p>
          </table:table-cell>
          <table:table-cell office:value-type="float" office:value="6.570894448" table:style-name="ce1">
            <text:p>6.570894448</text:p>
          </table:table-cell>
          <table:table-cell office:value-type="float" office:value="6.46940600033333" table:style-name="ce1">
            <text:p>6.46940600033333</text:p>
          </table:table-cell>
          <table:table-cell office:value-type="float" office:value="6.553763081" table:style-name="ce1">
            <text:p>6.553763081</text:p>
          </table:table-cell>
          <table:table-cell office:value-type="float" office:value="0.161174722692313" table:style-name="ce1">
            <text:p>0.161174722692313</text:p>
          </table:table-cell>
          <table:table-cell office:value-type="float" office:value="3" table:style-name="ce1">
            <text:p>3</text:p>
          </table:table-cell>
          <table:table-cell office:value-type="float" office:value="12.01980586" table:style-name="ce1">
            <text:p>12.01980586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12.5803619" table:style-name="ce1">
            <text:p>12.5803619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0.485455770884806" table:style-name="ce1">
            <text:p>0.485455770884806</text:p>
          </table:table-cell>
          <table:table-cell office:value-type="float" office:value="3" table:style-name="ce1">
            <text:p>3</text:p>
          </table:table-cell>
          <table:table-cell office:value-type="float" office:value="0.2907782478" table:style-name="ce1">
            <text:p>0.2907782478</text:p>
          </table:table-cell>
          <table:table-cell office:value-type="float" office:value="0.3218716836" table:style-name="ce1">
            <text:p>0.3218716836</text:p>
          </table:table-cell>
          <table:table-cell office:value-type="float" office:value="0.306111143966667" table:style-name="ce1">
            <text:p>0.306111143966667</text:p>
          </table:table-cell>
          <table:table-cell office:value-type="float" office:value="0.3056835005" table:style-name="ce1">
            <text:p>0.3056835005</text:p>
          </table:table-cell>
          <table:table-cell office:value-type="float" office:value="0.0155511284691214" table:style-name="ce1">
            <text:p>0.0155511284691214</text:p>
          </table:table-cell>
          <table:table-cell office:value-type="float" office:value="3" table:style-name="ce1">
            <text:p>3</text:p>
          </table:table-cell>
          <table:table-cell office:value-type="float" office:value="0.4349898509" table:style-name="ce1">
            <text:p>0.4349898509</text:p>
          </table:table-cell>
          <table:table-cell office:value-type="float" office:value="0.4656016603" table:style-name="ce1">
            <text:p>0.4656016603</text:p>
          </table:table-cell>
          <table:table-cell office:value-type="float" office:value="0.451599114133333" table:style-name="ce1">
            <text:p>0.451599114133333</text:p>
          </table:table-cell>
          <table:table-cell office:value-type="float" office:value="0.4542058312" table:style-name="ce1">
            <text:p>0.4542058312</text:p>
          </table:table-cell>
          <table:table-cell office:value-type="float" office:value="0.0154714882634064" table:style-name="ce1">
            <text:p>0.0154714882634064</text:p>
          </table:table-cell>
        </table:table-row>
        <table:table-row table:style-name="ro1">
          <table:table-cell office:value-type="string" table:style-name="ce1">
            <text:p>20x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10-20%</text:p>
          </table:table-cell>
          <table:table-cell office:value-type="float" office:value="3" table:style-name="ce1">
            <text:p>3</text:p>
          </table:table-cell>
          <table:table-cell office:value-type="float" office:value="10.01601275" table:style-name="ce1">
            <text:p>10.01601275</text:p>
          </table:table-cell>
          <table:table-cell office:value-type="float" office:value="10.12673771" table:style-name="ce1">
            <text:p>10.12673771</text:p>
          </table:table-cell>
          <table:table-cell office:value-type="float" office:value="10.0706093" table:style-name="ce1">
            <text:p>10.0706093</text:p>
          </table:table-cell>
          <table:table-cell office:value-type="float" office:value="10.06907744" table:style-name="ce1">
            <text:p>10.06907744</text:p>
          </table:table-cell>
          <table:table-cell office:value-type="float" office:value="0.0553783724755896" table:style-name="ce1">
            <text:p>0.0553783724755896</text:p>
          </table:table-cell>
          <table:table-cell office:value-type="float" office:value="3" table:style-name="ce1">
            <text:p>3</text:p>
          </table:table-cell>
          <table:table-cell office:value-type="float" office:value="3.532449177" table:style-name="ce1">
            <text:p>3.532449177</text:p>
          </table:table-cell>
          <table:table-cell office:value-type="float" office:value="3.557277704" table:style-name="ce1">
            <text:p>3.557277704</text:p>
          </table:table-cell>
          <table:table-cell office:value-type="float" office:value="3.54491744033333" table:style-name="ce1">
            <text:p>3.54491744033333</text:p>
          </table:table-cell>
          <table:table-cell office:value-type="float" office:value="3.54502544" table:style-name="ce1">
            <text:p>3.54502544</text:p>
          </table:table-cell>
          <table:table-cell office:value-type="float" office:value="0.0124146158294742" table:style-name="ce1">
            <text:p>0.0124146158294742</text:p>
          </table:table-cell>
          <table:table-cell office:value-type="float" office:value="3" table:style-name="ce1">
            <text:p>3</text:p>
          </table:table-cell>
          <table:table-cell office:value-type="float" office:value="-0.6878331703" table:style-name="ce1">
            <text:p>-0.6878331703</text:p>
          </table:table-cell>
          <table:table-cell office:value-type="float" office:value="-0.653432868" table:style-name="ce1">
            <text:p>-0.653432868</text:p>
          </table:table-cell>
          <table:table-cell office:value-type="float" office:value="-0.672336444866667" table:style-name="ce1">
            <text:p>-0.672336444866667</text:p>
          </table:table-cell>
          <table:table-cell office:value-type="float" office:value="-0.6757432963" table:style-name="ce1">
            <text:p>-0.6757432963</text:p>
          </table:table-cell>
          <table:table-cell office:value-type="float" office:value="0.0174513660525315" table:style-name="ce1">
            <text:p>0.0174513660525315</text:p>
          </table:table-cell>
          <table:table-cell office:value-type="float" office:value="3" table:style-name="ce1">
            <text:p>3</text:p>
          </table:table-cell>
          <table:table-cell office:value-type="float" office:value="4.374010862" table:style-name="ce1">
            <text:p>4.374010862</text:p>
          </table:table-cell>
          <table:table-cell office:value-type="float" office:value="4.404212125" table:style-name="ce1">
            <text:p>4.404212125</text:p>
          </table:table-cell>
          <table:table-cell office:value-type="float" office:value="4.39250582333333" table:style-name="ce1">
            <text:p>4.39250582333333</text:p>
          </table:table-cell>
          <table:table-cell office:value-type="float" office:value="4.399294483" table:style-name="ce1">
            <text:p>4.399294483</text:p>
          </table:table-cell>
          <table:table-cell office:value-type="float" office:value="0.0162047368615215" table:style-name="ce1">
            <text:p>0.0162047368615215</text:p>
          </table:table-cell>
          <table:table-cell office:value-type="float" office:value="3" table:style-name="ce1">
            <text:p>3</text:p>
          </table:table-cell>
          <table:table-cell office:value-type="float" office:value="8.31663" table:style-name="ce1">
            <text:p>8.31663</text:p>
          </table:table-cell>
          <table:table-cell office:value-type="float" office:value="8.34959" table:style-name="ce1">
            <text:p>8.34959</text:p>
          </table:table-cell>
          <table:table-cell office:value-type="float" office:value="8.32888" table:style-name="ce1">
            <text:p>8.32888</text:p>
          </table:table-cell>
          <table:table-cell office:value-type="float" office:value="8.32042" table:style-name="ce1">
            <text:p>8.32042</text:p>
          </table:table-cell>
          <table:table-cell office:value-type="float" office:value="0.0180352183241562" table:style-name="ce1">
            <text:p>0.0180352183241562</text:p>
          </table:table-cell>
          <table:table-cell office:value-type="float" office:value="3" table:style-name="ce1">
            <text:p>3</text:p>
          </table:table-cell>
          <table:table-cell office:value-type="float" office:value="15.84284" table:style-name="ce1">
            <text:p>15.84284</text:p>
          </table:table-cell>
          <table:table-cell office:value-type="float" office:value="15.92498" table:style-name="ce1">
            <text:p>15.92498</text:p>
          </table:table-cell>
          <table:table-cell office:value-type="float" office:value="15.88448" table:style-name="ce1">
            <text:p>15.88448</text:p>
          </table:table-cell>
          <table:table-cell office:value-type="float" office:value="15.88562" table:style-name="ce1">
            <text:p>15.88562</text:p>
          </table:table-cell>
          <table:table-cell office:value-type="float" office:value="0.0410818646120153" table:style-name="ce1">
            <text:p>0.0410818646120153</text:p>
          </table:table-cell>
          <table:table-cell office:value-type="float" office:value="3" table:style-name="ce1">
            <text:p>3</text:p>
          </table:table-cell>
          <table:table-cell office:value-type="float" office:value="24.15947" table:style-name="ce1">
            <text:p>24.15947</text:p>
          </table:table-cell>
          <table:table-cell office:value-type="float" office:value="24.2454" table:style-name="ce1">
            <text:p>24.2454</text:p>
          </table:table-cell>
          <table:table-cell office:value-type="float" office:value="24.21336" table:style-name="ce1">
            <text:p>24.21336</text:p>
          </table:table-cell>
          <table:table-cell office:value-type="float" office:value="24.23521" table:style-name="ce1">
            <text:p>24.23521</text:p>
          </table:table-cell>
          <table:table-cell office:value-type="float" office:value="0.0469473971589483" table:style-name="ce1">
            <text:p>0.0469473971589483</text:p>
          </table:table-cell>
          <table:table-cell office:value-type="float" office:value="3" table:style-name="ce1">
            <text:p>3</text:p>
          </table:table-cell>
          <table:table-cell office:value-type="float" office:value="2.702283587" table:style-name="ce1">
            <text:p>2.702283587</text:p>
          </table:table-cell>
          <table:table-cell office:value-type="float" office:value="2.714820218" table:style-name="ce1">
            <text:p>2.714820218</text:p>
          </table:table-cell>
          <table:table-cell office:value-type="float" office:value="2.70835292333333" table:style-name="ce1">
            <text:p>2.70835292333333</text:p>
          </table:table-cell>
          <table:table-cell office:value-type="float" office:value="2.707954965" table:style-name="ce1">
            <text:p>2.707954965</text:p>
          </table:table-cell>
          <table:table-cell office:value-type="float" office:value="0.00627778283582989" table:style-name="ce1">
            <text:p>0.00627778283582989</text:p>
          </table:table-cell>
          <table:table-cell office:value-type="float" office:value="3" table:style-name="ce1">
            <text:p>3</text:p>
          </table:table-cell>
          <table:table-cell office:value-type="float" office:value="0.4988973408" table:style-name="ce1">
            <text:p>0.4988973408</text:p>
          </table:table-cell>
          <table:table-cell office:value-type="float" office:value="0.5497909225" table:style-name="ce1">
            <text:p>0.5497909225</text:p>
          </table:table-cell>
          <table:table-cell office:value-type="float" office:value="0.5273257901" table:style-name="ce1">
            <text:p>0.5273257901</text:p>
          </table:table-cell>
          <table:table-cell office:value-type="float" office:value="0.533289107" table:style-name="ce1">
            <text:p>0.533289107</text:p>
          </table:table-cell>
          <table:table-cell office:value-type="float" office:value="0.0259655546041484" table:style-name="ce1">
            <text:p>0.0259655546041484</text:p>
          </table:table-cell>
          <table:table-cell office:value-type="float" office:value="3" table:style-name="ce1">
            <text:p>3</text:p>
          </table:table-cell>
          <table:table-cell office:value-type="float" office:value="4.435104762" table:style-name="ce1">
            <text:p>4.435104762</text:p>
          </table:table-cell>
          <table:table-cell office:value-type="float" office:value="4.437221486" table:style-name="ce1">
            <text:p>4.437221486</text:p>
          </table:table-cell>
          <table:table-cell office:value-type="float" office:value="4.43610630933333" table:style-name="ce1">
            <text:p>4.43610630933333</text:p>
          </table:table-cell>
          <table:table-cell office:value-type="float" office:value="4.43599268" table:style-name="ce1">
            <text:p>4.43599268</text:p>
          </table:table-cell>
          <table:table-cell office:value-type="float" office:value="0.00106292701635144" table:style-name="ce1">
            <text:p>0.00106292701635144</text:p>
          </table:table-cell>
          <table:table-cell office:value-type="float" office:value="3" table:style-name="ce1">
            <text:p>3</text:p>
          </table:table-cell>
          <table:table-cell office:value-type="float" office:value="8.020344612" table:style-name="ce1">
            <text:p>8.020344612</text:p>
          </table:table-cell>
          <table:table-cell office:value-type="float" office:value="8.280532821" table:style-name="ce1">
            <text:p>8.280532821</text:p>
          </table:table-cell>
          <table:table-cell office:value-type="float" office:value="8.154296782" table:style-name="ce1">
            <text:p>8.154296782</text:p>
          </table:table-cell>
          <table:table-cell office:value-type="float" office:value="8.162012913" table:style-name="ce1">
            <text:p>8.162012913</text:p>
          </table:table-cell>
          <table:table-cell office:value-type="float" office:value="0.130265613397641" table:style-name="ce1">
            <text:p>0.130265613397641</text:p>
          </table:table-cell>
          <table:table-cell office:value-type="float" office:value="3" table:style-name="ce1">
            <text:p>3</text:p>
          </table:table-cell>
          <table:table-cell office:value-type="float" office:value="78.35200181" table:style-name="ce1">
            <text:p>78.35200181</text:p>
          </table:table-cell>
          <table:table-cell office:value-type="float" office:value="79.59101541" table:style-name="ce1">
            <text:p>79.59101541</text:p>
          </table:table-cell>
          <table:table-cell office:value-type="float" office:value="79.0069919" table:style-name="ce1">
            <text:p>79.0069919</text:p>
          </table:table-cell>
          <table:table-cell office:value-type="float" office:value="79.07795848" table:style-name="ce1">
            <text:p>79.07795848</text:p>
          </table:table-cell>
          <table:table-cell office:value-type="float" office:value="0.622547883181614" table:style-name="ce1">
            <text:p>0.622547883181614</text:p>
          </table:table-cell>
          <table:table-cell office:value-type="float" office:value="3" table:style-name="ce1">
            <text:p>3</text:p>
          </table:table-cell>
          <table:table-cell office:value-type="float" office:value="0.3256618801" table:style-name="ce1">
            <text:p>0.3256618801</text:p>
          </table:table-cell>
          <table:table-cell office:value-type="float" office:value="0.3269743585" table:style-name="ce1">
            <text:p>0.3269743585</text:p>
          </table:table-cell>
          <table:table-cell office:value-type="float" office:value="0.326473568366667" table:style-name="ce1">
            <text:p>0.326473568366667</text:p>
          </table:table-cell>
          <table:table-cell office:value-type="float" office:value="0.3267844665" table:style-name="ce1">
            <text:p>0.3267844665</text:p>
          </table:table-cell>
          <table:table-cell office:value-type="float" office:value="0.000709325824004196" table:style-name="ce1">
            <text:p>0.000709325824004196</text:p>
          </table:table-cell>
          <table:table-cell office:value-type="float" office:value="3" table:style-name="ce1">
            <text:p>3</text:p>
          </table:table-cell>
          <table:table-cell office:value-type="float" office:value="125.5120688" table:style-name="ce1">
            <text:p>125.5120688</text:p>
          </table:table-cell>
          <table:table-cell office:value-type="float" office:value="125.7441918" table:style-name="ce1">
            <text:p>125.7441918</text:p>
          </table:table-cell>
          <table:table-cell office:value-type="float" office:value="125.589531566667" table:style-name="ce1">
            <text:p>125.589531566667</text:p>
          </table:table-cell>
          <table:table-cell office:value-type="float" office:value="125.5123341" table:style-name="ce1">
            <text:p>125.5123341</text:p>
          </table:table-cell>
          <table:table-cell office:value-type="float" office:value="0.133939756708241" table:style-name="ce1">
            <text:p>0.133939756708241</text:p>
          </table:table-cell>
          <table:table-cell office:value-type="float" office:value="3" table:style-name="ce1">
            <text:p>3</text:p>
          </table:table-cell>
          <table:table-cell office:value-type="float" office:value="3.294734756" table:style-name="ce1">
            <text:p>3.294734756</text:p>
          </table:table-cell>
          <table:table-cell office:value-type="float" office:value="3.294734756" table:style-name="ce1">
            <text:p>3.294734756</text:p>
          </table:table-cell>
          <table:table-cell office:value-type="float" office:value="3.294734756" table:style-name="ce1">
            <text:p>3.294734756</text:p>
          </table:table-cell>
          <table:table-cell office:value-type="float" office:value="3.294734756" table:style-name="ce1">
            <text:p>3.294734756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.2379812593" table:style-name="ce1">
            <text:p>0.2379812593</text:p>
          </table:table-cell>
          <table:table-cell office:value-type="float" office:value="0.2391531416" table:style-name="ce1">
            <text:p>0.2391531416</text:p>
          </table:table-cell>
          <table:table-cell office:value-type="float" office:value="0.238670550266667" table:style-name="ce1">
            <text:p>0.238670550266667</text:p>
          </table:table-cell>
          <table:table-cell office:value-type="float" office:value="0.2388772499" table:style-name="ce1">
            <text:p>0.2388772499</text:p>
          </table:table-cell>
          <table:table-cell office:value-type="float" office:value="0.00061267494242741" table:style-name="ce1">
            <text:p>0.00061267494242741</text:p>
          </table:table-cell>
          <table:table-cell office:value-type="float" office:value="3" table:style-name="ce1">
            <text:p>3</text:p>
          </table:table-cell>
          <table:table-cell office:value-type="float" office:value="2.656214176" table:style-name="ce1">
            <text:p>2.656214176</text:p>
          </table:table-cell>
          <table:table-cell office:value-type="float" office:value="2.680349309" table:style-name="ce1">
            <text:p>2.680349309</text:p>
          </table:table-cell>
          <table:table-cell office:value-type="float" office:value="2.67131142033333" table:style-name="ce1">
            <text:p>2.67131142033333</text:p>
          </table:table-cell>
          <table:table-cell office:value-type="float" office:value="2.677370776" table:style-name="ce1">
            <text:p>2.677370776</text:p>
          </table:table-cell>
          <table:table-cell office:value-type="float" office:value="0.0131591414823799" table:style-name="ce1">
            <text:p>0.0131591414823799</text:p>
          </table:table-cell>
          <table:table-cell office:value-type="float" office:value="3" table:style-name="ce1">
            <text:p>3</text:p>
          </table:table-cell>
          <table:table-cell office:value-type="float" office:value="0.1236009539" table:style-name="ce1">
            <text:p>0.1236009539</text:p>
          </table:table-cell>
          <table:table-cell office:value-type="float" office:value="0.1246860676" table:style-name="ce1">
            <text:p>0.1246860676</text:p>
          </table:table-cell>
          <table:table-cell office:value-type="float" office:value="0.124051342433333" table:style-name="ce1">
            <text:p>0.124051342433333</text:p>
          </table:table-cell>
          <table:table-cell office:value-type="float" office:value="0.1238670058" table:style-name="ce1">
            <text:p>0.1238670058</text:p>
          </table:table-cell>
          <table:table-cell office:value-type="float" office:value="0.000565555418392773" table:style-name="ce1">
            <text:p>0.000565555418392773</text:p>
          </table:table-cell>
          <table:table-cell office:value-type="float" office:value="3" table:style-name="ce1">
            <text:p>3</text:p>
          </table:table-cell>
          <table:table-cell office:value-type="float" office:value="4.558967672" table:style-name="ce1">
            <text:p>4.558967672</text:p>
          </table:table-cell>
          <table:table-cell office:value-type="float" office:value="4.561906337" table:style-name="ce1">
            <text:p>4.561906337</text:p>
          </table:table-cell>
          <table:table-cell office:value-type="float" office:value="4.560156053" table:style-name="ce1">
            <text:p>4.560156053</text:p>
          </table:table-cell>
          <table:table-cell office:value-type="float" office:value="4.55959415" table:style-name="ce1">
            <text:p>4.55959415</text:p>
          </table:table-cell>
          <table:table-cell office:value-type="float" office:value="0.00154781757052098" table:style-name="ce1">
            <text:p>0.00154781757052098</text:p>
          </table:table-cell>
          <table:table-cell office:value-type="float" office:value="3" table:style-name="ce1">
            <text:p>3</text:p>
          </table:table-cell>
          <table:table-cell office:value-type="float" office:value="0.1236009539" table:style-name="ce1">
            <text:p>0.1236009539</text:p>
          </table:table-cell>
          <table:table-cell office:value-type="float" office:value="0.1246860676" table:style-name="ce1">
            <text:p>0.1246860676</text:p>
          </table:table-cell>
          <table:table-cell office:value-type="float" office:value="0.124051342433333" table:style-name="ce1">
            <text:p>0.124051342433333</text:p>
          </table:table-cell>
          <table:table-cell office:value-type="float" office:value="0.1238670058" table:style-name="ce1">
            <text:p>0.1238670058</text:p>
          </table:table-cell>
          <table:table-cell office:value-type="float" office:value="0.000565555418392773" table:style-name="ce1">
            <text:p>0.000565555418392773</text:p>
          </table:table-cell>
          <table:table-cell office:value-type="float" office:value="3" table:style-name="ce1">
            <text:p>3</text:p>
          </table:table-cell>
          <table:table-cell office:value-type="float" office:value="3.00761239" table:style-name="ce1">
            <text:p>3.00761239</text:p>
          </table:table-cell>
          <table:table-cell office:value-type="float" office:value="3.027297215" table:style-name="ce1">
            <text:p>3.027297215</text:p>
          </table:table-cell>
          <table:table-cell office:value-type="float" office:value="3.01702226433333" table:style-name="ce1">
            <text:p>3.01702226433333</text:p>
          </table:table-cell>
          <table:table-cell office:value-type="float" office:value="3.016157188" table:style-name="ce1">
            <text:p>3.016157188</text:p>
          </table:table-cell>
          <table:table-cell office:value-type="float" office:value="0.00987088403422041" table:style-name="ce1">
            <text:p>0.00987088403422041</text:p>
          </table:table-cell>
          <table:table-cell office:value-type="float" office:value="3" table:style-name="ce1">
            <text:p>3</text:p>
          </table:table-cell>
          <table:table-cell office:value-type="float" office:value="4.051482785" table:style-name="ce1">
            <text:p>4.051482785</text:p>
          </table:table-cell>
          <table:table-cell office:value-type="float" office:value="4.06700761" table:style-name="ce1">
            <text:p>4.06700761</text:p>
          </table:table-cell>
          <table:table-cell office:value-type="float" office:value="4.05840773566667" table:style-name="ce1">
            <text:p>4.05840773566667</text:p>
          </table:table-cell>
          <table:table-cell office:value-type="float" office:value="4.056732812" table:style-name="ce1">
            <text:p>4.056732812</text:p>
          </table:table-cell>
          <table:table-cell office:value-type="float" office:value="0.00789677622748843" table:style-name="ce1">
            <text:p>0.00789677622748843</text:p>
          </table:table-cell>
          <table:table-cell office:value-type="float" office:value="3" table:style-name="ce1">
            <text:p>3</text:p>
          </table:table-cell>
          <table:table-cell office:value-type="float" office:value="0.4948987266" table:style-name="ce1">
            <text:p>0.4948987266</text:p>
          </table:table-cell>
          <table:table-cell office:value-type="float" office:value="0.5081113654" table:style-name="ce1">
            <text:p>0.5081113654</text:p>
          </table:table-cell>
          <table:table-cell office:value-type="float" office:value="0.5017483175" table:style-name="ce1">
            <text:p>0.5017483175</text:p>
          </table:table-cell>
          <table:table-cell office:value-type="float" office:value="0.5022348605" table:style-name="ce1">
            <text:p>0.5022348605</text:p>
          </table:table-cell>
          <table:table-cell office:value-type="float" office:value="0.00661974312816994" table:style-name="ce1">
            <text:p>0.00661974312816994</text:p>
          </table:table-cell>
          <table:table-cell office:value-type="float" office:value="3" table:style-name="ce1">
            <text:p>3</text:p>
          </table:table-cell>
          <table:table-cell office:value-type="float" office:value="21.932658" table:style-name="ce1">
            <text:p>21.932658</text:p>
          </table:table-cell>
          <table:table-cell office:value-type="float" office:value="22.272314" table:style-name="ce1">
            <text:p>22.272314</text:p>
          </table:table-cell>
          <table:table-cell office:value-type="float" office:value="22.08429275" table:style-name="ce1">
            <text:p>22.08429275</text:p>
          </table:table-cell>
          <table:table-cell office:value-type="float" office:value="22.04790625" table:style-name="ce1">
            <text:p>22.04790625</text:p>
          </table:table-cell>
          <table:table-cell office:value-type="float" office:value="0.172726757106963" table:style-name="ce1">
            <text:p>0.172726757106963</text:p>
          </table:table-cell>
          <table:table-cell office:value-type="float" office:value="3" table:style-name="ce1">
            <text:p>3</text:p>
          </table:table-cell>
          <table:table-cell office:value-type="float" office:value="7.816522666" table:style-name="ce1">
            <text:p>7.816522666</text:p>
          </table:table-cell>
          <table:table-cell office:value-type="float" office:value="7.871384682" table:style-name="ce1">
            <text:p>7.871384682</text:p>
          </table:table-cell>
          <table:table-cell office:value-type="float" office:value="7.85208151666667" table:style-name="ce1">
            <text:p>7.85208151666667</text:p>
          </table:table-cell>
          <table:table-cell office:value-type="float" office:value="7.868337202" table:style-name="ce1">
            <text:p>7.868337202</text:p>
          </table:table-cell>
          <table:table-cell office:value-type="float" office:value="0.0308325425344446" table:style-name="ce1">
            <text:p>0.0308325425344446</text:p>
          </table:table-cell>
          <table:table-cell office:value-type="float" office:value="3" table:style-name="ce1">
            <text:p>3</text:p>
          </table:table-cell>
          <table:table-cell office:value-type="float" office:value="1263.463303" table:style-name="ce1">
            <text:p>1263.463303</text:p>
          </table:table-cell>
          <table:table-cell office:value-type="float" office:value="1268.412081" table:style-name="ce1">
            <text:p>1268.412081</text:p>
          </table:table-cell>
          <table:table-cell office:value-type="float" office:value="1265.661879" table:style-name="ce1">
            <text:p>1265.661879</text:p>
          </table:table-cell>
          <table:table-cell office:value-type="float" office:value="1265.110253" table:style-name="ce1">
            <text:p>1265.110253</text:p>
          </table:table-cell>
          <table:table-cell office:value-type="float" office:value="2.52008320422716" table:style-name="ce1">
            <text:p>2.52008320422716</text:p>
          </table:table-cell>
          <table:table-cell office:value-type="float" office:value="3" table:style-name="ce1">
            <text:p>3</text:p>
          </table:table-cell>
          <table:table-cell office:value-type="float" office:value="123.4846435" table:style-name="ce1">
            <text:p>123.4846435</text:p>
          </table:table-cell>
          <table:table-cell office:value-type="float" office:value="123.4902267" table:style-name="ce1">
            <text:p>123.4902267</text:p>
          </table:table-cell>
          <table:table-cell office:value-type="float" office:value="123.487932366667" table:style-name="ce1">
            <text:p>123.487932366667</text:p>
          </table:table-cell>
          <table:table-cell office:value-type="float" office:value="123.4889269" table:style-name="ce1">
            <text:p>123.4889269</text:p>
          </table:table-cell>
          <table:table-cell office:value-type="float" office:value="0.00292144706837226" table:style-name="ce1">
            <text:p>0.00292144706837226</text:p>
          </table:table-cell>
          <table:table-cell office:value-type="float" office:value="3" table:style-name="ce1">
            <text:p>3</text:p>
          </table:table-cell>
          <table:table-cell office:value-type="float" office:value="142.9933242" table:style-name="ce1">
            <text:p>142.9933242</text:p>
          </table:table-cell>
          <table:table-cell office:value-type="float" office:value="142.9975016" table:style-name="ce1">
            <text:p>142.9975016</text:p>
          </table:table-cell>
          <table:table-cell office:value-type="float" office:value="142.9956484" table:style-name="ce1">
            <text:p>142.9956484</text:p>
          </table:table-cell>
          <table:table-cell office:value-type="float" office:value="142.9961194" table:style-name="ce1">
            <text:p>142.9961194</text:p>
          </table:table-cell>
          <table:table-cell office:value-type="float" office:value="0.00212815611269708" table:style-name="ce1">
            <text:p>0.00212815611269708</text:p>
          </table:table-cell>
          <table:table-cell office:value-type="float" office:value="3" table:style-name="ce1">
            <text:p>3</text:p>
          </table:table-cell>
          <table:table-cell office:value-type="float" office:value="117.9804767" table:style-name="ce1">
            <text:p>117.9804767</text:p>
          </table:table-cell>
          <table:table-cell office:value-type="float" office:value="117.9859219" table:style-name="ce1">
            <text:p>117.9859219</text:p>
          </table:table-cell>
          <table:table-cell office:value-type="float" office:value="117.9833935" table:style-name="ce1">
            <text:p>117.9833935</text:p>
          </table:table-cell>
          <table:table-cell office:value-type="float" office:value="117.9837819" table:style-name="ce1">
            <text:p>117.9837819</text:p>
          </table:table-cell>
          <table:table-cell office:value-type="float" office:value="0.00274329941493672" table:style-name="ce1">
            <text:p>0.00274329941493672</text:p>
          </table:table-cell>
          <table:table-cell office:value-type="float" office:value="3" table:style-name="ce1">
            <text:p>3</text:p>
          </table:table-cell>
          <table:table-cell office:value-type="float" office:value="8.490359332" table:style-name="ce1">
            <text:p>8.490359332</text:p>
          </table:table-cell>
          <table:table-cell office:value-type="float" office:value="8.564793955" table:style-name="ce1">
            <text:p>8.564793955</text:p>
          </table:table-cell>
          <table:table-cell office:value-type="float" office:value="8.52368045966667" table:style-name="ce1">
            <text:p>8.52368045966667</text:p>
          </table:table-cell>
          <table:table-cell office:value-type="float" office:value="8.515888092" table:style-name="ce1">
            <text:p>8.515888092</text:p>
          </table:table-cell>
          <table:table-cell office:value-type="float" office:value="0.0378241856578224" table:style-name="ce1">
            <text:p>0.0378241856578224</text:p>
          </table:table-cell>
          <table:table-cell office:value-type="float" office:value="3" table:style-name="ce1">
            <text:p>3</text:p>
          </table:table-cell>
          <table:table-cell office:value-type="float" office:value="0.005780399538" table:style-name="ce1">
            <text:p>0.005780399538</text:p>
          </table:table-cell>
          <table:table-cell office:value-type="float" office:value="0.005894427771" table:style-name="ce1">
            <text:p>0.005894427771</text:p>
          </table:table-cell>
          <table:table-cell office:value-type="float" office:value="0.00584011574933333" table:style-name="ce1">
            <text:p>0.00584011574933333</text:p>
          </table:table-cell>
          <table:table-cell office:value-type="float" office:value="0.005845519939" table:style-name="ce1">
            <text:p>0.005845519939</text:p>
          </table:table-cell>
          <table:table-cell office:value-type="float" office:value="5.72058863207323e-05" table:style-name="ce1">
            <text:p>5.72058863207323e-05</text:p>
          </table:table-cell>
          <table:table-cell office:value-type="float" office:value="3" table:style-name="ce1">
            <text:p>3</text:p>
          </table:table-cell>
          <table:table-cell office:value-type="float" office:value="0.01774175914" table:style-name="ce1">
            <text:p>0.01774175914</text:p>
          </table:table-cell>
          <table:table-cell office:value-type="float" office:value="0.01779233045" table:style-name="ce1">
            <text:p>0.01779233045</text:p>
          </table:table-cell>
          <table:table-cell office:value-type="float" office:value="0.0177737285966667" table:style-name="ce1">
            <text:p>0.0177737285966667</text:p>
          </table:table-cell>
          <table:table-cell office:value-type="float" office:value="0.0177870962" table:style-name="ce1">
            <text:p>0.0177870962</text:p>
          </table:table-cell>
          <table:table-cell office:value-type="float" office:value="2.78097817851392e-05" table:style-name="ce1">
            <text:p>2.78097817851392e-05</text:p>
          </table:table-cell>
          <table:table-cell office:value-type="float" office:value="3" table:style-name="ce1">
            <text:p>3</text:p>
          </table:table-cell>
          <table:table-cell office:value-type="float" office:value="6.481732363" table:style-name="ce1">
            <text:p>6.481732363</text:p>
          </table:table-cell>
          <table:table-cell office:value-type="float" office:value="6.641348504" table:style-name="ce1">
            <text:p>6.641348504</text:p>
          </table:table-cell>
          <table:table-cell office:value-type="float" office:value="6.56257250266667" table:style-name="ce1">
            <text:p>6.56257250266667</text:p>
          </table:table-cell>
          <table:table-cell office:value-type="float" office:value="6.564636641" table:style-name="ce1">
            <text:p>6.564636641</text:p>
          </table:table-cell>
          <table:table-cell office:value-type="float" office:value="0.0798280878966001" table:style-name="ce1">
            <text:p>0.0798280878966001</text:p>
          </table:table-cell>
          <table:table-cell office:value-type="float" office:value="3" table:style-name="ce1">
            <text:p>3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.1923746828" table:style-name="ce1">
            <text:p>0.1923746828</text:p>
          </table:table-cell>
          <table:table-cell office:value-type="float" office:value="0.2082179093" table:style-name="ce1">
            <text:p>0.2082179093</text:p>
          </table:table-cell>
          <table:table-cell office:value-type="float" office:value="0.198759656833333" table:style-name="ce1">
            <text:p>0.198759656833333</text:p>
          </table:table-cell>
          <table:table-cell office:value-type="float" office:value="0.1956863784" table:style-name="ce1">
            <text:p>0.1956863784</text:p>
          </table:table-cell>
          <table:table-cell office:value-type="float" office:value="0.00835677789157815" table:style-name="ce1">
            <text:p>0.00835677789157815</text:p>
          </table:table-cell>
          <table:table-cell office:value-type="float" office:value="3" table:style-name="ce1">
            <text:p>3</text:p>
          </table:table-cell>
          <table:table-cell office:value-type="float" office:value="0.2825802205" table:style-name="ce1">
            <text:p>0.2825802205</text:p>
          </table:table-cell>
          <table:table-cell office:value-type="float" office:value="0.2931581361" table:style-name="ce1">
            <text:p>0.2931581361</text:p>
          </table:table-cell>
          <table:table-cell office:value-type="float" office:value="0.287278538966667" table:style-name="ce1">
            <text:p>0.287278538966667</text:p>
          </table:table-cell>
          <table:table-cell office:value-type="float" office:value="0.2860972603" table:style-name="ce1">
            <text:p>0.2860972603</text:p>
          </table:table-cell>
          <table:table-cell office:value-type="float" office:value="0.00538698794099471" table:style-name="ce1">
            <text:p>0.00538698794099471</text:p>
          </table:table-cell>
        </table:table-row>
        <table:table-row table:style-name="ro1">
          <table:table-cell office:value-type="string" table:style-name="ce1">
            <text:p>20x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D</text:p>
          </table:table-cell>
          <table:table-cell office:value-type="string" table:style-name="ce1">
            <text:p>≥20%</text:p>
          </table:table-cell>
          <table:table-cell office:value-type="float" office:value="3" table:style-name="ce1">
            <text:p>3</text:p>
          </table:table-cell>
          <table:table-cell office:value-type="float" office:value="26.55165728" table:style-name="ce1">
            <text:p>26.55165728</text:p>
          </table:table-cell>
          <table:table-cell office:value-type="float" office:value="27.13845646" table:style-name="ce1">
            <text:p>27.13845646</text:p>
          </table:table-cell>
          <table:table-cell office:value-type="float" office:value="26.8289005066667" table:style-name="ce1">
            <text:p>26.8289005066667</text:p>
          </table:table-cell>
          <table:table-cell office:value-type="float" office:value="26.79658778" table:style-name="ce1">
            <text:p>26.79658778</text:p>
          </table:table-cell>
          <table:table-cell office:value-type="float" office:value="0.294731070029348" table:style-name="ce1">
            <text:p>0.294731070029348</text:p>
          </table:table-cell>
          <table:table-cell office:value-type="float" office:value="3" table:style-name="ce1">
            <text:p>3</text:p>
          </table:table-cell>
          <table:table-cell office:value-type="float" office:value="3.630760823" table:style-name="ce1">
            <text:p>3.630760823</text:p>
          </table:table-cell>
          <table:table-cell office:value-type="float" office:value="3.638065947" table:style-name="ce1">
            <text:p>3.638065947</text:p>
          </table:table-cell>
          <table:table-cell office:value-type="float" office:value="3.63545610966667" table:style-name="ce1">
            <text:p>3.63545610966667</text:p>
          </table:table-cell>
          <table:table-cell office:value-type="float" office:value="3.637541559" table:style-name="ce1">
            <text:p>3.637541559</text:p>
          </table:table-cell>
          <table:table-cell office:value-type="float" office:value="0.00407468199437315" table:style-name="ce1">
            <text:p>0.00407468199437315</text:p>
          </table:table-cell>
          <table:table-cell office:value-type="float" office:value="3" table:style-name="ce1">
            <text:p>3</text:p>
          </table:table-cell>
          <table:table-cell office:value-type="float" office:value="-0.2016845394" table:style-name="ce1">
            <text:p>-0.2016845394</text:p>
          </table:table-cell>
          <table:table-cell office:value-type="float" office:value="-0.1916548276" table:style-name="ce1">
            <text:p>-0.1916548276</text:p>
          </table:table-cell>
          <table:table-cell office:value-type="float" office:value="-0.195576232633333" table:style-name="ce1">
            <text:p>-0.195576232633333</text:p>
          </table:table-cell>
          <table:table-cell office:value-type="float" office:value="-0.1933893309" table:style-name="ce1">
            <text:p>-0.1933893309</text:p>
          </table:table-cell>
          <table:table-cell office:value-type="float" office:value="0.00536056751577733" table:style-name="ce1">
            <text:p>0.00536056751577733</text:p>
          </table:table-cell>
          <table:table-cell office:value-type="float" office:value="3" table:style-name="ce1">
            <text:p>3</text:p>
          </table:table-cell>
          <table:table-cell office:value-type="float" office:value="4.166202257" table:style-name="ce1">
            <text:p>4.166202257</text:p>
          </table:table-cell>
          <table:table-cell office:value-type="float" office:value="4.177491397" table:style-name="ce1">
            <text:p>4.177491397</text:p>
          </table:table-cell>
          <table:table-cell office:value-type="float" office:value="4.17367513533333" table:style-name="ce1">
            <text:p>4.17367513533333</text:p>
          </table:table-cell>
          <table:table-cell office:value-type="float" office:value="4.177331752" table:style-name="ce1">
            <text:p>4.177331752</text:p>
          </table:table-cell>
          <table:table-cell office:value-type="float" office:value="0.00647219472591066" table:style-name="ce1">
            <text:p>0.00647219472591066</text:p>
          </table:table-cell>
          <table:table-cell office:value-type="float" office:value="3" table:style-name="ce1">
            <text:p>3</text:p>
          </table:table-cell>
          <table:table-cell office:value-type="float" office:value="11.87043" table:style-name="ce1">
            <text:p>11.87043</text:p>
          </table:table-cell>
          <table:table-cell office:value-type="float" office:value="11.94619" table:style-name="ce1">
            <text:p>11.94619</text:p>
          </table:table-cell>
          <table:table-cell office:value-type="float" office:value="11.9143266666667" table:style-name="ce1">
            <text:p>11.9143266666667</text:p>
          </table:table-cell>
          <table:table-cell office:value-type="float" office:value="11.92636" table:style-name="ce1">
            <text:p>11.92636</text:p>
          </table:table-cell>
          <table:table-cell office:value-type="float" office:value="0.0392873418970194" table:style-name="ce1">
            <text:p>0.0392873418970194</text:p>
          </table:table-cell>
          <table:table-cell office:value-type="float" office:value="3" table:style-name="ce1">
            <text:p>3</text:p>
          </table:table-cell>
          <table:table-cell office:value-type="float" office:value="17.44801" table:style-name="ce1">
            <text:p>17.44801</text:p>
          </table:table-cell>
          <table:table-cell office:value-type="float" office:value="17.53184" table:style-name="ce1">
            <text:p>17.53184</text:p>
          </table:table-cell>
          <table:table-cell office:value-type="float" office:value="17.4829766666667" table:style-name="ce1">
            <text:p>17.4829766666667</text:p>
          </table:table-cell>
          <table:table-cell office:value-type="float" office:value="17.46908" table:style-name="ce1">
            <text:p>17.46908</text:p>
          </table:table-cell>
          <table:table-cell office:value-type="float" office:value="0.043608545416389" table:style-name="ce1">
            <text:p>0.043608545416389</text:p>
          </table:table-cell>
          <table:table-cell office:value-type="float" office:value="3" table:style-name="ce1">
            <text:p>3</text:p>
          </table:table-cell>
          <table:table-cell office:value-type="float" office:value="29.3942" table:style-name="ce1">
            <text:p>29.3942</text:p>
          </table:table-cell>
          <table:table-cell office:value-type="float" office:value="29.40227" table:style-name="ce1">
            <text:p>29.40227</text:p>
          </table:table-cell>
          <table:table-cell office:value-type="float" office:value="29.3973033333333" table:style-name="ce1">
            <text:p>29.3973033333333</text:p>
          </table:table-cell>
          <table:table-cell office:value-type="float" office:value="29.39544" table:style-name="ce1">
            <text:p>29.39544</text:p>
          </table:table-cell>
          <table:table-cell office:value-type="float" office:value="0.00434571436398377" table:style-name="ce1">
            <text:p>0.00434571436398377</text:p>
          </table:table-cell>
          <table:table-cell office:value-type="float" office:value="3" table:style-name="ce1">
            <text:p>3</text:p>
          </table:table-cell>
          <table:table-cell office:value-type="float" office:value="2.80425063" table:style-name="ce1">
            <text:p>2.80425063</text:p>
          </table:table-cell>
          <table:table-cell office:value-type="float" office:value="2.809518532" table:style-name="ce1">
            <text:p>2.809518532</text:p>
          </table:table-cell>
          <table:table-cell office:value-type="float" office:value="2.80732343433333" table:style-name="ce1">
            <text:p>2.80732343433333</text:p>
          </table:table-cell>
          <table:table-cell office:value-type="float" office:value="2.808201141" table:style-name="ce1">
            <text:p>2.808201141</text:p>
          </table:table-cell>
          <table:table-cell office:value-type="float" office:value="0.00274143659692038" table:style-name="ce1">
            <text:p>0.00274143659692038</text:p>
          </table:table-cell>
          <table:table-cell office:value-type="float" office:value="3" table:style-name="ce1">
            <text:p>3</text:p>
          </table:table-cell>
          <table:table-cell office:value-type="float" office:value="0.1497011278" table:style-name="ce1">
            <text:p>0.1497011278</text:p>
          </table:table-cell>
          <table:table-cell office:value-type="float" office:value="0.1543474533" table:style-name="ce1">
            <text:p>0.1543474533</text:p>
          </table:table-cell>
          <table:table-cell office:value-type="float" office:value="0.152182862933333" table:style-name="ce1">
            <text:p>0.152182862933333</text:p>
          </table:table-cell>
          <table:table-cell office:value-type="float" office:value="0.1525000077" table:style-name="ce1">
            <text:p>0.1525000077</text:p>
          </table:table-cell>
          <table:table-cell office:value-type="float" office:value="0.00233934195133067" table:style-name="ce1">
            <text:p>0.00233934195133067</text:p>
          </table:table-cell>
          <table:table-cell office:value-type="float" office:value="3" table:style-name="ce1">
            <text:p>3</text:p>
          </table:table-cell>
          <table:table-cell office:value-type="float" office:value="4.520924174" table:style-name="ce1">
            <text:p>4.520924174</text:p>
          </table:table-cell>
          <table:table-cell office:value-type="float" office:value="4.532944001" table:style-name="ce1">
            <text:p>4.532944001</text:p>
          </table:table-cell>
          <table:table-cell office:value-type="float" office:value="4.52802574033333" table:style-name="ce1">
            <text:p>4.52802574033333</text:p>
          </table:table-cell>
          <table:table-cell office:value-type="float" office:value="4.530209046" table:style-name="ce1">
            <text:p>4.530209046</text:p>
          </table:table-cell>
          <table:table-cell office:value-type="float" office:value="0.00630033157881829" table:style-name="ce1">
            <text:p>0.00630033157881829</text:p>
          </table:table-cell>
          <table:table-cell office:value-type="float" office:value="3" table:style-name="ce1">
            <text:p>3</text:p>
          </table:table-cell>
          <table:table-cell office:value-type="float" office:value="7.158657411" table:style-name="ce1">
            <text:p>7.158657411</text:p>
          </table:table-cell>
          <table:table-cell office:value-type="float" office:value="7.159146693" table:style-name="ce1">
            <text:p>7.159146693</text:p>
          </table:table-cell>
          <table:table-cell office:value-type="float" office:value="7.158976852" table:style-name="ce1">
            <text:p>7.158976852</text:p>
          </table:table-cell>
          <table:table-cell office:value-type="float" office:value="7.159126452" table:style-name="ce1">
            <text:p>7.159126452</text:p>
          </table:table-cell>
          <table:table-cell office:value-type="float" office:value="0.000276829078821183" table:style-name="ce1">
            <text:p>0.000276829078821183</text:p>
          </table:table-cell>
          <table:table-cell office:value-type="float" office:value="3" table:style-name="ce1">
            <text:p>3</text:p>
          </table:table-cell>
          <table:table-cell office:value-type="float" office:value="65.81745618" table:style-name="ce1">
            <text:p>65.81745618</text:p>
          </table:table-cell>
          <table:table-cell office:value-type="float" office:value="66.09502633" table:style-name="ce1">
            <text:p>66.09502633</text:p>
          </table:table-cell>
          <table:table-cell office:value-type="float" office:value="65.92943014" table:style-name="ce1">
            <text:p>65.92943014</text:p>
          </table:table-cell>
          <table:table-cell office:value-type="float" office:value="65.87580791" table:style-name="ce1">
            <text:p>65.87580791</text:p>
          </table:table-cell>
          <table:table-cell office:value-type="float" office:value="0.1463482309609" table:style-name="ce1">
            <text:p>0.1463482309609</text:p>
          </table:table-cell>
          <table:table-cell office:value-type="float" office:value="3" table:style-name="ce1">
            <text:p>3</text:p>
          </table:table-cell>
          <table:table-cell office:value-type="float" office:value="0.5872065674" table:style-name="ce1">
            <text:p>0.5872065674</text:p>
          </table:table-cell>
          <table:table-cell office:value-type="float" office:value="0.5898152737" table:style-name="ce1">
            <text:p>0.5898152737</text:p>
          </table:table-cell>
          <table:table-cell office:value-type="float" office:value="0.5883245179" table:style-name="ce1">
            <text:p>0.5883245179</text:p>
          </table:table-cell>
          <table:table-cell office:value-type="float" office:value="0.5879517126" table:style-name="ce1">
            <text:p>0.5879517126</text:p>
          </table:table-cell>
          <table:table-cell office:value-type="float" office:value="0.00134371685398969" table:style-name="ce1">
            <text:p>0.00134371685398969</text:p>
          </table:table-cell>
          <table:table-cell office:value-type="float" office:value="3" table:style-name="ce1">
            <text:p>3</text:p>
          </table:table-cell>
          <table:table-cell office:value-type="float" office:value="3.990606654" table:style-name="ce1">
            <text:p>3.990606654</text:p>
          </table:table-cell>
          <table:table-cell office:value-type="float" office:value="3.993555672" table:style-name="ce1">
            <text:p>3.993555672</text:p>
          </table:table-cell>
          <table:table-cell office:value-type="float" office:value="3.992060033" table:style-name="ce1">
            <text:p>3.992060033</text:p>
          </table:table-cell>
          <table:table-cell office:value-type="float" office:value="3.992017773" table:style-name="ce1">
            <text:p>3.992017773</text:p>
          </table:table-cell>
          <table:table-cell office:value-type="float" office:value="0.00147496312556643" table:style-name="ce1">
            <text:p>0.00147496312556643</text:p>
          </table:table-cell>
          <table:table-cell office:value-type="float" office:value="3" table:style-name="ce1">
            <text:p>3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.3235980422" table:style-name="ce1">
            <text:p>0.3235980422</text:p>
          </table:table-cell>
          <table:table-cell office:value-type="float" office:value="0.3249494078" table:style-name="ce1">
            <text:p>0.3249494078</text:p>
          </table:table-cell>
          <table:table-cell office:value-type="float" office:value="0.3243043197" table:style-name="ce1">
            <text:p>0.3243043197</text:p>
          </table:table-cell>
          <table:table-cell office:value-type="float" office:value="0.3243655091" table:style-name="ce1">
            <text:p>0.3243655091</text:p>
          </table:table-cell>
          <table:table-cell office:value-type="float" office:value="0.000677757591783451" table:style-name="ce1">
            <text:p>0.000677757591783451</text:p>
          </table:table-cell>
          <table:table-cell office:value-type="float" office:value="3" table:style-name="ce1">
            <text:p>3</text:p>
          </table:table-cell>
          <table:table-cell office:value-type="float" office:value="4.869380765" table:style-name="ce1">
            <text:p>4.869380765</text:p>
          </table:table-cell>
          <table:table-cell office:value-type="float" office:value="4.909059724" table:style-name="ce1">
            <text:p>4.909059724</text:p>
          </table:table-cell>
          <table:table-cell office:value-type="float" office:value="4.89133676833333" table:style-name="ce1">
            <text:p>4.89133676833333</text:p>
          </table:table-cell>
          <table:table-cell office:value-type="float" office:value="4.895569816" table:style-name="ce1">
            <text:p>4.895569816</text:p>
          </table:table-cell>
          <table:table-cell office:value-type="float" office:value="0.0201753306352615" table:style-name="ce1">
            <text:p>0.0201753306352615</text:p>
          </table:table-cell>
          <table:table-cell office:value-type="float" office:value="3" table:style-name="ce1">
            <text:p>3</text:p>
          </table:table-cell>
          <table:table-cell office:value-type="float" office:value="0.1844835047" table:style-name="ce1">
            <text:p>0.1844835047</text:p>
          </table:table-cell>
          <table:table-cell office:value-type="float" office:value="0.1865409564" table:style-name="ce1">
            <text:p>0.1865409564</text:p>
          </table:table-cell>
          <table:table-cell office:value-type="float" office:value="0.1856028779" table:style-name="ce1">
            <text:p>0.1856028779</text:p>
          </table:table-cell>
          <table:table-cell office:value-type="float" office:value="0.1857841726" table:style-name="ce1">
            <text:p>0.1857841726</text:p>
          </table:table-cell>
          <table:table-cell office:value-type="float" office:value="0.00104063812184847" table:style-name="ce1">
            <text:p>0.00104063812184847</text:p>
          </table:table-cell>
          <table:table-cell office:value-type="float" office:value="3" table:style-name="ce1">
            <text:p>3</text:p>
          </table:table-cell>
          <table:table-cell office:value-type="float" office:value="4.705405215" table:style-name="ce1">
            <text:p>4.705405215</text:p>
          </table:table-cell>
          <table:table-cell office:value-type="float" office:value="4.718724254" table:style-name="ce1">
            <text:p>4.718724254</text:p>
          </table:table-cell>
          <table:table-cell office:value-type="float" office:value="4.71362570466667" table:style-name="ce1">
            <text:p>4.71362570466667</text:p>
          </table:table-cell>
          <table:table-cell office:value-type="float" office:value="4.716747645" table:style-name="ce1">
            <text:p>4.716747645</text:p>
          </table:table-cell>
          <table:table-cell office:value-type="float" office:value="0.00718742537732039" table:style-name="ce1">
            <text:p>0.00718742537732039</text:p>
          </table:table-cell>
          <table:table-cell office:value-type="float" office:value="3" table:style-name="ce1">
            <text:p>3</text:p>
          </table:table-cell>
          <table:table-cell office:value-type="float" office:value="0.1844835047" table:style-name="ce1">
            <text:p>0.1844835047</text:p>
          </table:table-cell>
          <table:table-cell office:value-type="float" office:value="0.1865409564" table:style-name="ce1">
            <text:p>0.1865409564</text:p>
          </table:table-cell>
          <table:table-cell office:value-type="float" office:value="0.1856028779" table:style-name="ce1">
            <text:p>0.1856028779</text:p>
          </table:table-cell>
          <table:table-cell office:value-type="float" office:value="0.1857841726" table:style-name="ce1">
            <text:p>0.1857841726</text:p>
          </table:table-cell>
          <table:table-cell office:value-type="float" office:value="0.00104063812184847" table:style-name="ce1">
            <text:p>0.00104063812184847</text:p>
          </table:table-cell>
          <table:table-cell office:value-type="float" office:value="3" table:style-name="ce1">
            <text:p>3</text:p>
          </table:table-cell>
          <table:table-cell office:value-type="float" office:value="2.982238328" table:style-name="ce1">
            <text:p>2.982238328</text:p>
          </table:table-cell>
          <table:table-cell office:value-type="float" office:value="2.989053104" table:style-name="ce1">
            <text:p>2.989053104</text:p>
          </table:table-cell>
          <table:table-cell office:value-type="float" office:value="2.98638270233333" table:style-name="ce1">
            <text:p>2.98638270233333</text:p>
          </table:table-cell>
          <table:table-cell office:value-type="float" office:value="2.987856675" table:style-name="ce1">
            <text:p>2.987856675</text:p>
          </table:table-cell>
          <table:table-cell office:value-type="float" office:value="0.00363864529036611" table:style-name="ce1">
            <text:p>0.00363864529036611</text:p>
          </table:table-cell>
          <table:table-cell office:value-type="float" office:value="3" table:style-name="ce1">
            <text:p>3</text:p>
          </table:table-cell>
          <table:table-cell office:value-type="float" office:value="4.255371672" table:style-name="ce1">
            <text:p>4.255371672</text:p>
          </table:table-cell>
          <table:table-cell office:value-type="float" office:value="4.268986896" table:style-name="ce1">
            <text:p>4.268986896</text:p>
          </table:table-cell>
          <table:table-cell office:value-type="float" office:value="4.26426396433333" table:style-name="ce1">
            <text:p>4.26426396433333</text:p>
          </table:table-cell>
          <table:table-cell office:value-type="float" office:value="4.268433325" table:style-name="ce1">
            <text:p>4.268433325</text:p>
          </table:table-cell>
          <table:table-cell office:value-type="float" office:value="0.00770592352798208" table:style-name="ce1">
            <text:p>0.00770592352798208</text:p>
          </table:table-cell>
          <table:table-cell office:value-type="float" office:value="3" table:style-name="ce1">
            <text:p>3</text:p>
          </table:table-cell>
          <table:table-cell office:value-type="float" office:value="0.4483143202" table:style-name="ce1">
            <text:p>0.4483143202</text:p>
          </table:table-cell>
          <table:table-cell office:value-type="float" office:value="0.450033543" table:style-name="ce1">
            <text:p>0.450033543</text:p>
          </table:table-cell>
          <table:table-cell office:value-type="float" office:value="0.449361740433333" table:style-name="ce1">
            <text:p>0.449361740433333</text:p>
          </table:table-cell>
          <table:table-cell office:value-type="float" office:value="0.4497373581" table:style-name="ce1">
            <text:p>0.4497373581</text:p>
          </table:table-cell>
          <table:table-cell office:value-type="float" office:value="0.00091910186195221" table:style-name="ce1">
            <text:p>0.00091910186195221</text:p>
          </table:table-cell>
          <table:table-cell office:value-type="float" office:value="3" table:style-name="ce1">
            <text:p>3</text:p>
          </table:table-cell>
          <table:table-cell office:value-type="float" office:value="27.35728" table:style-name="ce1">
            <text:p>27.35728</text:p>
          </table:table-cell>
          <table:table-cell office:value-type="float" office:value="27.46891" table:style-name="ce1">
            <text:p>27.46891</text:p>
          </table:table-cell>
          <table:table-cell office:value-type="float" office:value="27.4049933333333" table:style-name="ce1">
            <text:p>27.4049933333333</text:p>
          </table:table-cell>
          <table:table-cell office:value-type="float" office:value="27.38879" table:style-name="ce1">
            <text:p>27.38879</text:p>
          </table:table-cell>
          <table:table-cell office:value-type="float" office:value="0.0575519350963408" table:style-name="ce1">
            <text:p>0.0575519350963408</text:p>
          </table:table-cell>
          <table:table-cell office:value-type="float" office:value="3" table:style-name="ce1">
            <text:p>3</text:p>
          </table:table-cell>
          <table:table-cell office:value-type="float" office:value="10.38374786" table:style-name="ce1">
            <text:p>10.38374786</text:p>
          </table:table-cell>
          <table:table-cell office:value-type="float" office:value="10.39390406" table:style-name="ce1">
            <text:p>10.39390406</text:p>
          </table:table-cell>
          <table:table-cell office:value-type="float" office:value="10.3888742766667" table:style-name="ce1">
            <text:p>10.3888742766667</text:p>
          </table:table-cell>
          <table:table-cell office:value-type="float" office:value="10.38897091" table:style-name="ce1">
            <text:p>10.38897091</text:p>
          </table:table-cell>
          <table:table-cell office:value-type="float" office:value="0.00507878953204772" table:style-name="ce1">
            <text:p>0.00507878953204772</text:p>
          </table:table-cell>
          <table:table-cell office:value-type="float" office:value="3" table:style-name="ce1">
            <text:p>3</text:p>
          </table:table-cell>
          <table:table-cell office:value-type="float" office:value="1677.947406" table:style-name="ce1">
            <text:p>1677.947406</text:p>
          </table:table-cell>
          <table:table-cell office:value-type="float" office:value="1694.354509" table:style-name="ce1">
            <text:p>1694.354509</text:p>
          </table:table-cell>
          <table:table-cell office:value-type="float" office:value="1686.72301366667" table:style-name="ce1">
            <text:p>1686.72301366667</text:p>
          </table:table-cell>
          <table:table-cell office:value-type="float" office:value="1687.867126" table:style-name="ce1">
            <text:p>1687.867126</text:p>
          </table:table-cell>
          <table:table-cell office:value-type="float" office:value="8.26317142425452" table:style-name="ce1">
            <text:p>8.26317142425452</text:p>
          </table:table-cell>
          <table:table-cell office:value-type="float" office:value="3" table:style-name="ce1">
            <text:p>3</text:p>
          </table:table-cell>
          <table:table-cell office:value-type="float" office:value="179.9912078" table:style-name="ce1">
            <text:p>179.9912078</text:p>
          </table:table-cell>
          <table:table-cell office:value-type="float" office:value="179.9990981" table:style-name="ce1">
            <text:p>179.9990981</text:p>
          </table:table-cell>
          <table:table-cell office:value-type="float" office:value="179.9958862" table:style-name="ce1">
            <text:p>179.9958862</text:p>
          </table:table-cell>
          <table:table-cell office:value-type="float" office:value="179.9973527" table:style-name="ce1">
            <text:p>179.9973527</text:p>
          </table:table-cell>
          <table:table-cell office:value-type="float" office:value="0.00414453558434786" table:style-name="ce1">
            <text:p>0.00414453558434786</text:p>
          </table:table-cell>
          <table:table-cell office:value-type="float" office:value="3" table:style-name="ce1">
            <text:p>3</text:p>
          </table:table-cell>
          <table:table-cell office:value-type="float" office:value="142.9731137" table:style-name="ce1">
            <text:p>142.9731137</text:p>
          </table:table-cell>
          <table:table-cell office:value-type="float" office:value="142.9765429" table:style-name="ce1">
            <text:p>142.9765429</text:p>
          </table:table-cell>
          <table:table-cell office:value-type="float" office:value="142.974822" table:style-name="ce1">
            <text:p>142.974822</text:p>
          </table:table-cell>
          <table:table-cell office:value-type="float" office:value="142.9748094" table:style-name="ce1">
            <text:p>142.9748094</text:p>
          </table:table-cell>
          <table:table-cell office:value-type="float" office:value="0.00171463472203233" table:style-name="ce1">
            <text:p>0.00171463472203233</text:p>
          </table:table-cell>
          <table:table-cell office:value-type="float" office:value="3" table:style-name="ce1">
            <text:p>3</text:p>
          </table:table-cell>
          <table:table-cell office:value-type="float" office:value="89.99614506" table:style-name="ce1">
            <text:p>89.99614506</text:p>
          </table:table-cell>
          <table:table-cell office:value-type="float" office:value="90.00540549" table:style-name="ce1">
            <text:p>90.00540549</text:p>
          </table:table-cell>
          <table:table-cell office:value-type="float" office:value="90.0002164366667" table:style-name="ce1">
            <text:p>90.0002164366667</text:p>
          </table:table-cell>
          <table:table-cell office:value-type="float" office:value="89.99909876" table:style-name="ce1">
            <text:p>89.99909876</text:p>
          </table:table-cell>
          <table:table-cell office:value-type="float" office:value="0.00473030567665877" table:style-name="ce1">
            <text:p>0.00473030567665877</text:p>
          </table:table-cell>
          <table:table-cell office:value-type="float" office:value="3" table:style-name="ce1">
            <text:p>3</text:p>
          </table:table-cell>
          <table:table-cell office:value-type="float" office:value="76.2868084" table:style-name="ce1">
            <text:p>76.2868084</text:p>
          </table:table-cell>
          <table:table-cell office:value-type="float" office:value="76.96237585" table:style-name="ce1">
            <text:p>76.96237585</text:p>
          </table:table-cell>
          <table:table-cell office:value-type="float" office:value="76.67795723" table:style-name="ce1">
            <text:p>76.67795723</text:p>
          </table:table-cell>
          <table:table-cell office:value-type="float" office:value="76.78468744" table:style-name="ce1">
            <text:p>76.78468744</text:p>
          </table:table-cell>
          <table:table-cell office:value-type="float" office:value="0.35020186774182" table:style-name="ce1">
            <text:p>0.35020186774182</text:p>
          </table:table-cell>
          <table:table-cell office:value-type="float" office:value="3" table:style-name="ce1">
            <text:p>3</text:p>
          </table:table-cell>
          <table:table-cell office:value-type="float" office:value="0.002941452003" table:style-name="ce1">
            <text:p>0.002941452003</text:p>
          </table:table-cell>
          <table:table-cell office:value-type="float" office:value="0.002980659802" table:style-name="ce1">
            <text:p>0.002980659802</text:p>
          </table:table-cell>
          <table:table-cell office:value-type="float" office:value="0.00296079378733333" table:style-name="ce1">
            <text:p>0.00296079378733333</text:p>
          </table:table-cell>
          <table:table-cell office:value-type="float" office:value="0.002960269557" table:style-name="ce1">
            <text:p>0.002960269557</text:p>
          </table:table-cell>
          <table:table-cell office:value-type="float" office:value="1.96091557362342e-05" table:style-name="ce1">
            <text:p>1.96091557362342e-05</text:p>
          </table:table-cell>
          <table:table-cell office:value-type="float" office:value="3" table:style-name="ce1">
            <text:p>3</text:p>
          </table:table-cell>
          <table:table-cell office:value-type="float" office:value="0.0186131146" table:style-name="ce1">
            <text:p>0.0186131146</text:p>
          </table:table-cell>
          <table:table-cell office:value-type="float" office:value="0.0186247356" table:style-name="ce1">
            <text:p>0.0186247356</text:p>
          </table:table-cell>
          <table:table-cell office:value-type="float" office:value="0.01862076959" table:style-name="ce1">
            <text:p>0.01862076959</text:p>
          </table:table-cell>
          <table:table-cell office:value-type="float" office:value="0.01862445857" table:style-name="ce1">
            <text:p>0.01862445857</text:p>
          </table:table-cell>
          <table:table-cell office:value-type="float" office:value="6.63086271387744e-06" table:style-name="ce1">
            <text:p>6.63086271387744e-06</text:p>
          </table:table-cell>
          <table:table-cell office:value-type="float" office:value="3" table:style-name="ce1">
            <text:p>3</text:p>
          </table:table-cell>
          <table:table-cell office:value-type="float" office:value="12.74048967" table:style-name="ce1">
            <text:p>12.74048967</text:p>
          </table:table-cell>
          <table:table-cell office:value-type="float" office:value="12.87425905" table:style-name="ce1">
            <text:p>12.87425905</text:p>
          </table:table-cell>
          <table:table-cell office:value-type="float" office:value="12.7964856033333" table:style-name="ce1">
            <text:p>12.7964856033333</text:p>
          </table:table-cell>
          <table:table-cell office:value-type="float" office:value="12.77470809" table:style-name="ce1">
            <text:p>12.77470809</text:p>
          </table:table-cell>
          <table:table-cell office:value-type="float" office:value="0.0694928544645679" table:style-name="ce1">
            <text:p>0.0694928544645679</text:p>
          </table:table-cell>
          <table:table-cell office:value-type="float" office:value="3" table:style-name="ce1">
            <text:p>3</text:p>
          </table:table-cell>
          <table:table-cell office:value-type="float" office:value="14.72288196" table:style-name="ce1">
            <text:p>14.72288196</text:p>
          </table:table-cell>
          <table:table-cell office:value-type="float" office:value="15.75280713" table:style-name="ce1">
            <text:p>15.75280713</text:p>
          </table:table-cell>
          <table:table-cell office:value-type="float" office:value="15.40949874" table:style-name="ce1">
            <text:p>15.40949874</text:p>
          </table:table-cell>
          <table:table-cell office:value-type="float" office:value="15.75280713" table:style-name="ce1">
            <text:p>15.75280713</text:p>
          </table:table-cell>
          <table:table-cell office:value-type="float" office:value="0.594627574144671" table:style-name="ce1">
            <text:p>0.594627574144671</text:p>
          </table:table-cell>
          <table:table-cell office:value-type="float" office:value="3" table:style-name="ce1">
            <text:p>3</text:p>
          </table:table-cell>
          <table:table-cell office:value-type="float" office:value="0.2047356364" table:style-name="ce1">
            <text:p>0.2047356364</text:p>
          </table:table-cell>
          <table:table-cell office:value-type="float" office:value="0.2124368177" table:style-name="ce1">
            <text:p>0.2124368177</text:p>
          </table:table-cell>
          <table:table-cell office:value-type="float" office:value="0.208537344466667" table:style-name="ce1">
            <text:p>0.208537344466667</text:p>
          </table:table-cell>
          <table:table-cell office:value-type="float" office:value="0.2084395793" table:style-name="ce1">
            <text:p>0.2084395793</text:p>
          </table:table-cell>
          <table:table-cell office:value-type="float" office:value="0.00385152137144888" table:style-name="ce1">
            <text:p>0.00385152137144888</text:p>
          </table:table-cell>
          <table:table-cell office:value-type="float" office:value="3" table:style-name="ce1">
            <text:p>3</text:p>
          </table:table-cell>
          <table:table-cell office:value-type="float" office:value="0.2621481471" table:style-name="ce1">
            <text:p>0.2621481471</text:p>
          </table:table-cell>
          <table:table-cell office:value-type="float" office:value="0.2856142729" table:style-name="ce1">
            <text:p>0.2856142729</text:p>
          </table:table-cell>
          <table:table-cell office:value-type="float" office:value="0.275001928633333" table:style-name="ce1">
            <text:p>0.275001928633333</text:p>
          </table:table-cell>
          <table:table-cell office:value-type="float" office:value="0.2772433659" table:style-name="ce1">
            <text:p>0.2772433659</text:p>
          </table:table-cell>
          <table:table-cell office:value-type="float" office:value="0.0118925521138508" table:style-name="ce1">
            <text:p>0.0118925521138508</text:p>
          </table:table-cell>
        </table:table-row>
        <table:table-row table:style-name="ro1">
          <table:table-cell office:value-type="string" table:style-name="ce1">
            <text:p>20x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E</text:p>
          </table:table-cell>
          <table:table-cell office:value-type="string" table:style-name="ce1">
            <text:p>&lt;10%</text:p>
          </table:table-cell>
          <table:table-cell office:value-type="float" office:value="3" table:style-name="ce1">
            <text:p>3</text:p>
          </table:table-cell>
          <table:table-cell office:value-type="float" office:value="4.237994026" table:style-name="ce1">
            <text:p>4.237994026</text:p>
          </table:table-cell>
          <table:table-cell office:value-type="float" office:value="4.374928194" table:style-name="ce1">
            <text:p>4.374928194</text:p>
          </table:table-cell>
          <table:table-cell office:value-type="float" office:value="4.289263557" table:style-name="ce1">
            <text:p>4.289263557</text:p>
          </table:table-cell>
          <table:table-cell office:value-type="float" office:value="4.254868451" table:style-name="ce1">
            <text:p>4.254868451</text:p>
          </table:table-cell>
          <table:table-cell office:value-type="float" office:value="0.0746659834129737" table:style-name="ce1">
            <text:p>0.0746659834129737</text:p>
          </table:table-cell>
          <table:table-cell office:value-type="float" office:value="3" table:style-name="ce1">
            <text:p>3</text:p>
          </table:table-cell>
          <table:table-cell office:value-type="float" office:value="4.237298575" table:style-name="ce1">
            <text:p>4.237298575</text:p>
          </table:table-cell>
          <table:table-cell office:value-type="float" office:value="4.286994427" table:style-name="ce1">
            <text:p>4.286994427</text:p>
          </table:table-cell>
          <table:table-cell office:value-type="float" office:value="4.26643486233333" table:style-name="ce1">
            <text:p>4.26643486233333</text:p>
          </table:table-cell>
          <table:table-cell office:value-type="float" office:value="4.275011585" table:style-name="ce1">
            <text:p>4.275011585</text:p>
          </table:table-cell>
          <table:table-cell office:value-type="float" office:value="0.0259343315949566" table:style-name="ce1">
            <text:p>0.0259343315949566</text:p>
          </table:table-cell>
          <table:table-cell office:value-type="float" office:value="3" table:style-name="ce1">
            <text:p>3</text:p>
          </table:table-cell>
          <table:table-cell office:value-type="float" office:value="-0.4000926797" table:style-name="ce1">
            <text:p>-0.4000926797</text:p>
          </table:table-cell>
          <table:table-cell office:value-type="float" office:value="-0.3548177759" table:style-name="ce1">
            <text:p>-0.3548177759</text:p>
          </table:table-cell>
          <table:table-cell office:value-type="float" office:value="-0.382733231966667" table:style-name="ce1">
            <text:p>-0.382733231966667</text:p>
          </table:table-cell>
          <table:table-cell office:value-type="float" office:value="-0.3932892403" table:style-name="ce1">
            <text:p>-0.3932892403</text:p>
          </table:table-cell>
          <table:table-cell office:value-type="float" office:value="0.0244136480779679" table:style-name="ce1">
            <text:p>0.0244136480779679</text:p>
          </table:table-cell>
          <table:table-cell office:value-type="float" office:value="3" table:style-name="ce1">
            <text:p>3</text:p>
          </table:table-cell>
          <table:table-cell office:value-type="float" office:value="3.16000858" table:style-name="ce1">
            <text:p>3.16000858</text:p>
          </table:table-cell>
          <table:table-cell office:value-type="float" office:value="3.277940884" table:style-name="ce1">
            <text:p>3.277940884</text:p>
          </table:table-cell>
          <table:table-cell office:value-type="float" office:value="3.22258066466667" table:style-name="ce1">
            <text:p>3.22258066466667</text:p>
          </table:table-cell>
          <table:table-cell office:value-type="float" office:value="3.22979253" table:style-name="ce1">
            <text:p>3.22979253</text:p>
          </table:table-cell>
          <table:table-cell office:value-type="float" office:value="0.0592959976126273" table:style-name="ce1">
            <text:p>0.0592959976126273</text:p>
          </table:table-cell>
          <table:table-cell office:value-type="float" office:value="3" table:style-name="ce1">
            <text:p>3</text:p>
          </table:table-cell>
          <table:table-cell office:value-type="float" office:value="10.40029" table:style-name="ce1">
            <text:p>10.40029</text:p>
          </table:table-cell>
          <table:table-cell office:value-type="float" office:value="10.77842" table:style-name="ce1">
            <text:p>10.77842</text:p>
          </table:table-cell>
          <table:table-cell office:value-type="float" office:value="10.5937733333333" table:style-name="ce1">
            <text:p>10.5937733333333</text:p>
          </table:table-cell>
          <table:table-cell office:value-type="float" office:value="10.60261" table:style-name="ce1">
            <text:p>10.60261</text:p>
          </table:table-cell>
          <table:table-cell office:value-type="float" office:value="0.189219817232058" table:style-name="ce1">
            <text:p>0.189219817232058</text:p>
          </table:table-cell>
          <table:table-cell office:value-type="float" office:value="3" table:style-name="ce1">
            <text:p>3</text:p>
          </table:table-cell>
          <table:table-cell office:value-type="float" office:value="17.68809" table:style-name="ce1">
            <text:p>17.68809</text:p>
          </table:table-cell>
          <table:table-cell office:value-type="float" office:value="18.48099" table:style-name="ce1">
            <text:p>18.48099</text:p>
          </table:table-cell>
          <table:table-cell office:value-type="float" office:value="18.10324" table:style-name="ce1">
            <text:p>18.10324</text:p>
          </table:table-cell>
          <table:table-cell office:value-type="float" office:value="18.14064" table:style-name="ce1">
            <text:p>18.14064</text:p>
          </table:table-cell>
          <table:table-cell office:value-type="float" office:value="0.397770879401698" table:style-name="ce1">
            <text:p>0.397770879401698</text:p>
          </table:table-cell>
          <table:table-cell office:value-type="float" office:value="3" table:style-name="ce1">
            <text:p>3</text:p>
          </table:table-cell>
          <table:table-cell office:value-type="float" office:value="28.46651" table:style-name="ce1">
            <text:p>28.46651</text:p>
          </table:table-cell>
          <table:table-cell office:value-type="float" office:value="28.88128" table:style-name="ce1">
            <text:p>28.88128</text:p>
          </table:table-cell>
          <table:table-cell office:value-type="float" office:value="28.6970133333333" table:style-name="ce1">
            <text:p>28.6970133333333</text:p>
          </table:table-cell>
          <table:table-cell office:value-type="float" office:value="28.74325" table:style-name="ce1">
            <text:p>28.74325</text:p>
          </table:table-cell>
          <table:table-cell office:value-type="float" office:value="0.211215317231808" table:style-name="ce1">
            <text:p>0.211215317231808</text:p>
          </table:table-cell>
          <table:table-cell office:value-type="float" office:value="3" table:style-name="ce1">
            <text:p>3</text:p>
          </table:table-cell>
          <table:table-cell office:value-type="float" office:value="3.286514189" table:style-name="ce1">
            <text:p>3.286514189</text:p>
          </table:table-cell>
          <table:table-cell office:value-type="float" office:value="3.32207276" table:style-name="ce1">
            <text:p>3.32207276</text:p>
          </table:table-cell>
          <table:table-cell office:value-type="float" office:value="3.30696594533333" table:style-name="ce1">
            <text:p>3.30696594533333</text:p>
          </table:table-cell>
          <table:table-cell office:value-type="float" office:value="3.312310887" table:style-name="ce1">
            <text:p>3.312310887</text:p>
          </table:table-cell>
          <table:table-cell office:value-type="float" office:value="0.0183719703340596" table:style-name="ce1">
            <text:p>0.0183719703340596</text:p>
          </table:table-cell>
          <table:table-cell office:value-type="float" office:value="3" table:style-name="ce1">
            <text:p>3</text:p>
          </table:table-cell>
          <table:table-cell office:value-type="float" office:value="0.1678432128" table:style-name="ce1">
            <text:p>0.1678432128</text:p>
          </table:table-cell>
          <table:table-cell office:value-type="float" office:value="0.3018577976" table:style-name="ce1">
            <text:p>0.3018577976</text:p>
          </table:table-cell>
          <table:table-cell office:value-type="float" office:value="0.2243521213" table:style-name="ce1">
            <text:p>0.2243521213</text:p>
          </table:table-cell>
          <table:table-cell office:value-type="float" office:value="0.2033553535" table:style-name="ce1">
            <text:p>0.2033553535</text:p>
          </table:table-cell>
          <table:table-cell office:value-type="float" office:value="0.0694307239506721" table:style-name="ce1">
            <text:p>0.0694307239506721</text:p>
          </table:table-cell>
          <table:table-cell office:value-type="float" office:value="3" table:style-name="ce1">
            <text:p>3</text:p>
          </table:table-cell>
          <table:table-cell office:value-type="float" office:value="5.422667545" table:style-name="ce1">
            <text:p>5.422667545</text:p>
          </table:table-cell>
          <table:table-cell office:value-type="float" office:value="5.465313736" table:style-name="ce1">
            <text:p>5.465313736</text:p>
          </table:table-cell>
          <table:table-cell office:value-type="float" office:value="5.443282916" table:style-name="ce1">
            <text:p>5.443282916</text:p>
          </table:table-cell>
          <table:table-cell office:value-type="float" office:value="5.441867467" table:style-name="ce1">
            <text:p>5.441867467</text:p>
          </table:table-cell>
          <table:table-cell office:value-type="float" office:value="0.0213583010468016" table:style-name="ce1">
            <text:p>0.0213583010468016</text:p>
          </table:table-cell>
          <table:table-cell office:value-type="float" office:value="3" table:style-name="ce1">
            <text:p>3</text:p>
          </table:table-cell>
          <table:table-cell office:value-type="float" office:value="9.552248396" table:style-name="ce1">
            <text:p>9.552248396</text:p>
          </table:table-cell>
          <table:table-cell office:value-type="float" office:value="9.758310495" table:style-name="ce1">
            <text:p>9.758310495</text:p>
          </table:table-cell>
          <table:table-cell office:value-type="float" office:value="9.68693279933333" table:style-name="ce1">
            <text:p>9.68693279933333</text:p>
          </table:table-cell>
          <table:table-cell office:value-type="float" office:value="9.750239507" table:style-name="ce1">
            <text:p>9.750239507</text:p>
          </table:table-cell>
          <table:table-cell office:value-type="float" office:value="0.11670990355478" table:style-name="ce1">
            <text:p>0.11670990355478</text:p>
          </table:table-cell>
          <table:table-cell office:value-type="float" office:value="3" table:style-name="ce1">
            <text:p>3</text:p>
          </table:table-cell>
          <table:table-cell office:value-type="float" office:value="54.54083128" table:style-name="ce1">
            <text:p>54.54083128</text:p>
          </table:table-cell>
          <table:table-cell office:value-type="float" office:value="55.65086749" table:style-name="ce1">
            <text:p>55.65086749</text:p>
          </table:table-cell>
          <table:table-cell office:value-type="float" office:value="55.0783425633333" table:style-name="ce1">
            <text:p>55.0783425633333</text:p>
          </table:table-cell>
          <table:table-cell office:value-type="float" office:value="55.04332892" table:style-name="ce1">
            <text:p>55.04332892</text:p>
          </table:table-cell>
          <table:table-cell office:value-type="float" office:value="0.555845808918623" table:style-name="ce1">
            <text:p>0.555845808918623</text:p>
          </table:table-cell>
          <table:table-cell office:value-type="float" office:value="1" table:style-name="ce1">
            <text:p>1</text:p>
          </table:table-cell>
          <table:table-cell office:value-type="float" office:value="0.2045249775" table:style-name="ce1">
            <text:p>0.2045249775</text:p>
          </table:table-cell>
          <table:table-cell office:value-type="float" office:value="0.2045249775" table:style-name="ce1">
            <text:p>0.2045249775</text:p>
          </table:table-cell>
          <table:table-cell office:value-type="float" office:value="0.2045249775" table:style-name="ce1">
            <text:p>0.2045249775</text:p>
          </table:table-cell>
          <table:table-cell office:value-type="float" office:value="0.2045249775" table:style-name="ce1">
            <text:p>0.2045249775</text:p>
          </table:table-cell>
          <table:table-cell/>
          <table:table-cell office:value-type="float" office:value="3" table:style-name="ce1">
            <text:p>3</text:p>
          </table:table-cell>
          <table:table-cell office:value-type="float" office:value="99.76208543" table:style-name="ce1">
            <text:p>99.76208543</text:p>
          </table:table-cell>
          <table:table-cell office:value-type="float" office:value="99.76449797" table:style-name="ce1">
            <text:p>99.76449797</text:p>
          </table:table-cell>
          <table:table-cell office:value-type="float" office:value="99.7630492466667" table:style-name="ce1">
            <text:p>99.7630492466667</text:p>
          </table:table-cell>
          <table:table-cell office:value-type="float" office:value="99.76256434" table:style-name="ce1">
            <text:p>99.76256434</text:p>
          </table:table-cell>
          <table:table-cell office:value-type="float" office:value="0.00127727763991481" table:style-name="ce1">
            <text:p>0.00127727763991481</text:p>
          </table:table-cell>
          <table:table-cell office:value-type="float" office:value="3" table:style-name="ce1">
            <text:p>3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.2353512977" table:style-name="ce1">
            <text:p>0.2353512977</text:p>
          </table:table-cell>
          <table:table-cell office:value-type="float" office:value="0.2368187847" table:style-name="ce1">
            <text:p>0.2368187847</text:p>
          </table:table-cell>
          <table:table-cell office:value-type="float" office:value="0.235908080866667" table:style-name="ce1">
            <text:p>0.235908080866667</text:p>
          </table:table-cell>
          <table:table-cell office:value-type="float" office:value="0.2355541602" table:style-name="ce1">
            <text:p>0.2355541602</text:p>
          </table:table-cell>
          <table:table-cell office:value-type="float" office:value="0.000795188281171569" table:style-name="ce1">
            <text:p>0.000795188281171569</text:p>
          </table:table-cell>
          <table:table-cell office:value-type="float" office:value="3" table:style-name="ce1">
            <text:p>3</text:p>
          </table:table-cell>
          <table:table-cell office:value-type="float" office:value="2.56926081" table:style-name="ce1">
            <text:p>2.56926081</text:p>
          </table:table-cell>
          <table:table-cell office:value-type="float" office:value="2.601175557" table:style-name="ce1">
            <text:p>2.601175557</text:p>
          </table:table-cell>
          <table:table-cell office:value-type="float" office:value="2.580531189" table:style-name="ce1">
            <text:p>2.580531189</text:p>
          </table:table-cell>
          <table:table-cell office:value-type="float" office:value="2.5711572" table:style-name="ce1">
            <text:p>2.5711572</text:p>
          </table:table-cell>
          <table:table-cell office:value-type="float" office:value="0.0179036734037346" table:style-name="ce1">
            <text:p>0.0179036734037346</text:p>
          </table:table-cell>
          <table:table-cell office:value-type="float" office:value="3" table:style-name="ce1">
            <text:p>3</text:p>
          </table:table-cell>
          <table:table-cell office:value-type="float" office:value="0.1578410287" table:style-name="ce1">
            <text:p>0.1578410287</text:p>
          </table:table-cell>
          <table:table-cell office:value-type="float" office:value="0.1587252142" table:style-name="ce1">
            <text:p>0.1587252142</text:p>
          </table:table-cell>
          <table:table-cell office:value-type="float" office:value="0.1581996819" table:style-name="ce1">
            <text:p>0.1581996819</text:p>
          </table:table-cell>
          <table:table-cell office:value-type="float" office:value="0.1580328028" table:style-name="ce1">
            <text:p>0.1580328028</text:p>
          </table:table-cell>
          <table:table-cell office:value-type="float" office:value="0.000465115550283115" table:style-name="ce1">
            <text:p>0.000465115550283115</text:p>
          </table:table-cell>
          <table:table-cell office:value-type="float" office:value="3" table:style-name="ce1">
            <text:p>3</text:p>
          </table:table-cell>
          <table:table-cell office:value-type="float" office:value="5.580513334" table:style-name="ce1">
            <text:p>5.580513334</text:p>
          </table:table-cell>
          <table:table-cell office:value-type="float" office:value="5.624041213" table:style-name="ce1">
            <text:p>5.624041213</text:p>
          </table:table-cell>
          <table:table-cell office:value-type="float" office:value="5.601484715" table:style-name="ce1">
            <text:p>5.601484715</text:p>
          </table:table-cell>
          <table:table-cell office:value-type="float" office:value="5.599899598" table:style-name="ce1">
            <text:p>5.599899598</text:p>
          </table:table-cell>
          <table:table-cell office:value-type="float" office:value="0.0218071893990818" table:style-name="ce1">
            <text:p>0.0218071893990818</text:p>
          </table:table-cell>
          <table:table-cell office:value-type="float" office:value="3" table:style-name="ce1">
            <text:p>3</text:p>
          </table:table-cell>
          <table:table-cell office:value-type="float" office:value="0.1578410287" table:style-name="ce1">
            <text:p>0.1578410287</text:p>
          </table:table-cell>
          <table:table-cell office:value-type="float" office:value="0.1587252142" table:style-name="ce1">
            <text:p>0.1587252142</text:p>
          </table:table-cell>
          <table:table-cell office:value-type="float" office:value="0.1581996819" table:style-name="ce1">
            <text:p>0.1581996819</text:p>
          </table:table-cell>
          <table:table-cell office:value-type="float" office:value="0.1580328028" table:style-name="ce1">
            <text:p>0.1580328028</text:p>
          </table:table-cell>
          <table:table-cell office:value-type="float" office:value="0.000465115550283115" table:style-name="ce1">
            <text:p>0.000465115550283115</text:p>
          </table:table-cell>
          <table:table-cell office:value-type="float" office:value="3" table:style-name="ce1">
            <text:p>3</text:p>
          </table:table-cell>
          <table:table-cell office:value-type="float" office:value="3.717873176" table:style-name="ce1">
            <text:p>3.717873176</text:p>
          </table:table-cell>
          <table:table-cell office:value-type="float" office:value="3.768101365" table:style-name="ce1">
            <text:p>3.768101365</text:p>
          </table:table-cell>
          <table:table-cell office:value-type="float" office:value="3.74561575233333" table:style-name="ce1">
            <text:p>3.74561575233333</text:p>
          </table:table-cell>
          <table:table-cell office:value-type="float" office:value="3.750872716" table:style-name="ce1">
            <text:p>3.750872716</text:p>
          </table:table-cell>
          <table:table-cell office:value-type="float" office:value="0.0255234106811654" table:style-name="ce1">
            <text:p>0.0255234106811654</text:p>
          </table:table-cell>
          <table:table-cell office:value-type="float" office:value="3" table:style-name="ce1">
            <text:p>3</text:p>
          </table:table-cell>
          <table:table-cell office:value-type="float" office:value="4.983006824" table:style-name="ce1">
            <text:p>4.983006824</text:p>
          </table:table-cell>
          <table:table-cell office:value-type="float" office:value="5.019228635" table:style-name="ce1">
            <text:p>5.019228635</text:p>
          </table:table-cell>
          <table:table-cell office:value-type="float" office:value="4.998167581" table:style-name="ce1">
            <text:p>4.998167581</text:p>
          </table:table-cell>
          <table:table-cell office:value-type="float" office:value="4.992267284" table:style-name="ce1">
            <text:p>4.992267284</text:p>
          </table:table-cell>
          <table:table-cell office:value-type="float" office:value="0.0188179442699271" table:style-name="ce1">
            <text:p>0.0188179442699271</text:p>
          </table:table-cell>
          <table:table-cell office:value-type="float" office:value="3" table:style-name="ce1">
            <text:p>3</text:p>
          </table:table-cell>
          <table:table-cell office:value-type="float" office:value="0.5975065099" table:style-name="ce1">
            <text:p>0.5975065099</text:p>
          </table:table-cell>
          <table:table-cell office:value-type="float" office:value="0.6076323138" table:style-name="ce1">
            <text:p>0.6076323138</text:p>
          </table:table-cell>
          <table:table-cell office:value-type="float" office:value="0.603317134" table:style-name="ce1">
            <text:p>0.603317134</text:p>
          </table:table-cell>
          <table:table-cell office:value-type="float" office:value="0.6048125783" table:style-name="ce1">
            <text:p>0.6048125783</text:p>
          </table:table-cell>
          <table:table-cell office:value-type="float" office:value="0.00522592014827207" table:style-name="ce1">
            <text:p>0.00522592014827207</text:p>
          </table:table-cell>
          <table:table-cell office:value-type="float" office:value="3" table:style-name="ce1">
            <text:p>3</text:p>
          </table:table-cell>
          <table:table-cell office:value-type="float" office:value="23.8679" table:style-name="ce1">
            <text:p>23.8679</text:p>
          </table:table-cell>
          <table:table-cell office:value-type="float" office:value="25.1599" table:style-name="ce1">
            <text:p>25.1599</text:p>
          </table:table-cell>
          <table:table-cell office:value-type="float" office:value="24.47808" table:style-name="ce1">
            <text:p>24.47808</text:p>
          </table:table-cell>
          <table:table-cell office:value-type="float" office:value="24.40644" table:style-name="ce1">
            <text:p>24.40644</text:p>
          </table:table-cell>
          <table:table-cell office:value-type="float" office:value="0.648972431771952" table:style-name="ce1">
            <text:p>0.648972431771952</text:p>
          </table:table-cell>
          <table:table-cell office:value-type="float" office:value="3" table:style-name="ce1">
            <text:p>3</text:p>
          </table:table-cell>
          <table:table-cell office:value-type="float" office:value="4.809584508" table:style-name="ce1">
            <text:p>4.809584508</text:p>
          </table:table-cell>
          <table:table-cell office:value-type="float" office:value="4.862885606" table:style-name="ce1">
            <text:p>4.862885606</text:p>
          </table:table-cell>
          <table:table-cell office:value-type="float" office:value="4.82834415466667" table:style-name="ce1">
            <text:p>4.82834415466667</text:p>
          </table:table-cell>
          <table:table-cell office:value-type="float" office:value="4.81256235" table:style-name="ce1">
            <text:p>4.81256235</text:p>
          </table:table-cell>
          <table:table-cell office:value-type="float" office:value="0.0299508060142628" table:style-name="ce1">
            <text:p>0.0299508060142628</text:p>
          </table:table-cell>
          <table:table-cell office:value-type="float" office:value="3" table:style-name="ce1">
            <text:p>3</text:p>
          </table:table-cell>
          <table:table-cell office:value-type="float" office:value="1091.697978" table:style-name="ce1">
            <text:p>1091.697978</text:p>
          </table:table-cell>
          <table:table-cell office:value-type="float" office:value="1117.703184" table:style-name="ce1">
            <text:p>1117.703184</text:p>
          </table:table-cell>
          <table:table-cell office:value-type="float" office:value="1100.86071" table:style-name="ce1">
            <text:p>1100.86071</text:p>
          </table:table-cell>
          <table:table-cell office:value-type="float" office:value="1093.180968" table:style-name="ce1">
            <text:p>1093.180968</text:p>
          </table:table-cell>
          <table:table-cell office:value-type="float" office:value="14.6048455200845" table:style-name="ce1">
            <text:p>14.6048455200845</text:p>
          </table:table-cell>
          <table:table-cell office:value-type="float" office:value="3" table:style-name="ce1">
            <text:p>3</text:p>
          </table:table-cell>
          <table:table-cell office:value-type="float" office:value="36.99317536" table:style-name="ce1">
            <text:p>36.99317536</text:p>
          </table:table-cell>
          <table:table-cell office:value-type="float" office:value="36.9974399" table:style-name="ce1">
            <text:p>36.9974399</text:p>
          </table:table-cell>
          <table:table-cell office:value-type="float" office:value="36.9948641366667" table:style-name="ce1">
            <text:p>36.9948641366667</text:p>
          </table:table-cell>
          <table:table-cell office:value-type="float" office:value="36.99397715" table:style-name="ce1">
            <text:p>36.99397715</text:p>
          </table:table-cell>
          <table:table-cell office:value-type="float" office:value="0.00226641442879255" table:style-name="ce1">
            <text:p>0.00226641442879255</text:p>
          </table:table-cell>
          <table:table-cell office:value-type="float" office:value="3" table:style-name="ce1">
            <text:p>3</text:p>
          </table:table-cell>
          <table:table-cell office:value-type="float" office:value="179.9847384" table:style-name="ce1">
            <text:p>179.9847384</text:p>
          </table:table-cell>
          <table:table-cell office:value-type="float" office:value="179.994669" table:style-name="ce1">
            <text:p>179.994669</text:p>
          </table:table-cell>
          <table:table-cell office:value-type="float" office:value="179.989876666667" table:style-name="ce1">
            <text:p>179.989876666667</text:p>
          </table:table-cell>
          <table:table-cell office:value-type="float" office:value="179.9902226" table:style-name="ce1">
            <text:p>179.9902226</text:p>
          </table:table-cell>
          <table:table-cell office:value-type="float" office:value="0.00497432975317169" table:style-name="ce1">
            <text:p>0.00497432975317169</text:p>
          </table:table-cell>
          <table:table-cell office:value-type="float" office:value="3" table:style-name="ce1">
            <text:p>3</text:p>
          </table:table-cell>
          <table:table-cell office:value-type="float" office:value="26.7801592" table:style-name="ce1">
            <text:p>26.7801592</text:p>
          </table:table-cell>
          <table:table-cell office:value-type="float" office:value="114.0335765" table:style-name="ce1">
            <text:p>114.0335765</text:p>
          </table:table-cell>
          <table:table-cell office:value-type="float" office:value="55.8652134266667" table:style-name="ce1">
            <text:p>55.8652134266667</text:p>
          </table:table-cell>
          <table:table-cell office:value-type="float" office:value="26.78190458" table:style-name="ce1">
            <text:p>26.78190458</text:p>
          </table:table-cell>
          <table:table-cell office:value-type="float" office:value="50.3752801256225" table:style-name="ce1">
            <text:p>50.3752801256225</text:p>
          </table:table-cell>
          <table:table-cell office:value-type="float" office:value="3" table:style-name="ce1">
            <text:p>3</text:p>
          </table:table-cell>
          <table:table-cell office:value-type="float" office:value="14.29504042" table:style-name="ce1">
            <text:p>14.29504042</text:p>
          </table:table-cell>
          <table:table-cell office:value-type="float" office:value="16.81490121" table:style-name="ce1">
            <text:p>16.81490121</text:p>
          </table:table-cell>
          <table:table-cell office:value-type="float" office:value="15.88154734" table:style-name="ce1">
            <text:p>15.88154734</text:p>
          </table:table-cell>
          <table:table-cell office:value-type="float" office:value="16.53470039" table:style-name="ce1">
            <text:p>16.53470039</text:p>
          </table:table-cell>
          <table:table-cell office:value-type="float" office:value="1.3810797516031" table:style-name="ce1">
            <text:p>1.3810797516031</text:p>
          </table:table-cell>
          <table:table-cell office:value-type="float" office:value="3" table:style-name="ce1">
            <text:p>3</text:p>
          </table:table-cell>
          <table:table-cell office:value-type="float" office:value="0.003610406634" table:style-name="ce1">
            <text:p>0.003610406634</text:p>
          </table:table-cell>
          <table:table-cell office:value-type="float" office:value="0.004014569169" table:style-name="ce1">
            <text:p>0.004014569169</text:p>
          </table:table-cell>
          <table:table-cell office:value-type="float" office:value="0.00382341911066667" table:style-name="ce1">
            <text:p>0.00382341911066667</text:p>
          </table:table-cell>
          <table:table-cell office:value-type="float" office:value="0.003845281529" table:style-name="ce1">
            <text:p>0.003845281529</text:p>
          </table:table-cell>
          <table:table-cell office:value-type="float" office:value="0.000202966284579343" table:style-name="ce1">
            <text:p>0.000202966284579343</text:p>
          </table:table-cell>
          <table:table-cell office:value-type="float" office:value="3" table:style-name="ce1">
            <text:p>3</text:p>
          </table:table-cell>
          <table:table-cell office:value-type="float" office:value="0.0183312946" table:style-name="ce1">
            <text:p>0.0183312946</text:p>
          </table:table-cell>
          <table:table-cell office:value-type="float" office:value="0.01844993635" table:style-name="ce1">
            <text:p>0.01844993635</text:p>
          </table:table-cell>
          <table:table-cell office:value-type="float" office:value="0.01839672199" table:style-name="ce1">
            <text:p>0.01839672199</text:p>
          </table:table-cell>
          <table:table-cell office:value-type="float" office:value="0.01840893502" table:style-name="ce1">
            <text:p>0.01840893502</text:p>
          </table:table-cell>
          <table:table-cell office:value-type="float" office:value="6.02564086807488e-05" table:style-name="ce1">
            <text:p>6.02564086807488e-05</text:p>
          </table:table-cell>
          <table:table-cell office:value-type="float" office:value="3" table:style-name="ce1">
            <text:p>3</text:p>
          </table:table-cell>
          <table:table-cell office:value-type="float" office:value="5.404796139" table:style-name="ce1">
            <text:p>5.404796139</text:p>
          </table:table-cell>
          <table:table-cell office:value-type="float" office:value="5.753774959" table:style-name="ce1">
            <text:p>5.753774959</text:p>
          </table:table-cell>
          <table:table-cell office:value-type="float" office:value="5.52357197866667" table:style-name="ce1">
            <text:p>5.52357197866667</text:p>
          </table:table-cell>
          <table:table-cell office:value-type="float" office:value="5.412144838" table:style-name="ce1">
            <text:p>5.412144838</text:p>
          </table:table-cell>
          <table:table-cell office:value-type="float" office:value="0.199395486308016" table:style-name="ce1">
            <text:p>0.199395486308016</text:p>
          </table:table-cell>
          <table:table-cell office:value-type="float" office:value="3" table:style-name="ce1">
            <text:p>3</text:p>
          </table:table-cell>
          <table:table-cell office:value-type="float" office:value="9.171427778" table:style-name="ce1">
            <text:p>9.171427778</text:p>
          </table:table-cell>
          <table:table-cell office:value-type="float" office:value="10.49946577" table:style-name="ce1">
            <text:p>10.49946577</text:p>
          </table:table-cell>
          <table:table-cell office:value-type="float" office:value="9.82796660466667" table:style-name="ce1">
            <text:p>9.82796660466667</text:p>
          </table:table-cell>
          <table:table-cell office:value-type="float" office:value="9.813006266" table:style-name="ce1">
            <text:p>9.813006266</text:p>
          </table:table-cell>
          <table:table-cell office:value-type="float" office:value="0.664145380055161" table:style-name="ce1">
            <text:p>0.664145380055161</text:p>
          </table:table-cell>
          <table:table-cell office:value-type="float" office:value="3" table:style-name="ce1">
            <text:p>3</text:p>
          </table:table-cell>
          <table:table-cell office:value-type="float" office:value="0.2667829201" table:style-name="ce1">
            <text:p>0.2667829201</text:p>
          </table:table-cell>
          <table:table-cell office:value-type="float" office:value="0.3121643441" table:style-name="ce1">
            <text:p>0.3121643441</text:p>
          </table:table-cell>
          <table:table-cell office:value-type="float" office:value="0.2951729706" table:style-name="ce1">
            <text:p>0.2951729706</text:p>
          </table:table-cell>
          <table:table-cell office:value-type="float" office:value="0.3065716476" table:style-name="ce1">
            <text:p>0.3065716476</text:p>
          </table:table-cell>
          <table:table-cell office:value-type="float" office:value="0.0247450154390675" table:style-name="ce1">
            <text:p>0.0247450154390675</text:p>
          </table:table-cell>
          <table:table-cell office:value-type="float" office:value="3" table:style-name="ce1">
            <text:p>3</text:p>
          </table:table-cell>
          <table:table-cell office:value-type="float" office:value="0.4780656033" table:style-name="ce1">
            <text:p>0.4780656033</text:p>
          </table:table-cell>
          <table:table-cell office:value-type="float" office:value="0.5295244833" table:style-name="ce1">
            <text:p>0.5295244833</text:p>
          </table:table-cell>
          <table:table-cell office:value-type="float" office:value="0.4988754553" table:style-name="ce1">
            <text:p>0.4988754553</text:p>
          </table:table-cell>
          <table:table-cell office:value-type="float" office:value="0.4890362793" table:style-name="ce1">
            <text:p>0.4890362793</text:p>
          </table:table-cell>
          <table:table-cell office:value-type="float" office:value="0.0271037104652266" table:style-name="ce1">
            <text:p>0.0271037104652266</text:p>
          </table:table-cell>
        </table:table-row>
        <table:table-row table:style-name="ro1">
          <table:table-cell office:value-type="string" table:style-name="ce1">
            <text:p>20x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E</text:p>
          </table:table-cell>
          <table:table-cell office:value-type="string" table:style-name="ce1">
            <text:p>10-20%</text:p>
          </table:table-cell>
          <table:table-cell office:value-type="float" office:value="3" table:style-name="ce1">
            <text:p>3</text:p>
          </table:table-cell>
          <table:table-cell office:value-type="float" office:value="11.37465533" table:style-name="ce1">
            <text:p>11.37465533</text:p>
          </table:table-cell>
          <table:table-cell office:value-type="float" office:value="11.49658203" table:style-name="ce1">
            <text:p>11.49658203</text:p>
          </table:table-cell>
          <table:table-cell office:value-type="float" office:value="11.4163267833333" table:style-name="ce1">
            <text:p>11.4163267833333</text:p>
          </table:table-cell>
          <table:table-cell office:value-type="float" office:value="11.37774299" table:style-name="ce1">
            <text:p>11.37774299</text:p>
          </table:table-cell>
          <table:table-cell office:value-type="float" office:value="0.0695202263676883" table:style-name="ce1">
            <text:p>0.0695202263676883</text:p>
          </table:table-cell>
          <table:table-cell office:value-type="float" office:value="3" table:style-name="ce1">
            <text:p>3</text:p>
          </table:table-cell>
          <table:table-cell office:value-type="float" office:value="10.39599791" table:style-name="ce1">
            <text:p>10.39599791</text:p>
          </table:table-cell>
          <table:table-cell office:value-type="float" office:value="10.4904709" table:style-name="ce1">
            <text:p>10.4904709</text:p>
          </table:table-cell>
          <table:table-cell office:value-type="float" office:value="10.43579818" table:style-name="ce1">
            <text:p>10.43579818</text:p>
          </table:table-cell>
          <table:table-cell office:value-type="float" office:value="10.42092573" table:style-name="ce1">
            <text:p>10.42092573</text:p>
          </table:table-cell>
          <table:table-cell office:value-type="float" office:value="0.0489609925005293" table:style-name="ce1">
            <text:p>0.0489609925005293</text:p>
          </table:table-cell>
          <table:table-cell office:value-type="float" office:value="3" table:style-name="ce1">
            <text:p>3</text:p>
          </table:table-cell>
          <table:table-cell office:value-type="float" office:value="0.07398134333" table:style-name="ce1">
            <text:p>0.07398134333</text:p>
          </table:table-cell>
          <table:table-cell office:value-type="float" office:value="0.09698487912" table:style-name="ce1">
            <text:p>0.09698487912</text:p>
          </table:table-cell>
          <table:table-cell office:value-type="float" office:value="0.08471626921" table:style-name="ce1">
            <text:p>0.08471626921</text:p>
          </table:table-cell>
          <table:table-cell office:value-type="float" office:value="0.08318258518" table:style-name="ce1">
            <text:p>0.08318258518</text:p>
          </table:table-cell>
          <table:table-cell office:value-type="float" office:value="0.0115782038649508" table:style-name="ce1">
            <text:p>0.0115782038649508</text:p>
          </table:table-cell>
          <table:table-cell office:value-type="float" office:value="3" table:style-name="ce1">
            <text:p>3</text:p>
          </table:table-cell>
          <table:table-cell office:value-type="float" office:value="3.004329361" table:style-name="ce1">
            <text:p>3.004329361</text:p>
          </table:table-cell>
          <table:table-cell office:value-type="float" office:value="3.050988215" table:style-name="ce1">
            <text:p>3.050988215</text:p>
          </table:table-cell>
          <table:table-cell office:value-type="float" office:value="3.02645296633333" table:style-name="ce1">
            <text:p>3.02645296633333</text:p>
          </table:table-cell>
          <table:table-cell office:value-type="float" office:value="3.024041323" table:style-name="ce1">
            <text:p>3.024041323</text:p>
          </table:table-cell>
          <table:table-cell office:value-type="float" office:value="0.0234227278903149" table:style-name="ce1">
            <text:p>0.0234227278903149</text:p>
          </table:table-cell>
          <table:table-cell office:value-type="float" office:value="3" table:style-name="ce1">
            <text:p>3</text:p>
          </table:table-cell>
          <table:table-cell office:value-type="float" office:value="32.93916" table:style-name="ce1">
            <text:p>32.93916</text:p>
          </table:table-cell>
          <table:table-cell office:value-type="float" office:value="35.01605" table:style-name="ce1">
            <text:p>35.01605</text:p>
          </table:table-cell>
          <table:table-cell office:value-type="float" office:value="33.9942566666667" table:style-name="ce1">
            <text:p>33.9942566666667</text:p>
          </table:table-cell>
          <table:table-cell office:value-type="float" office:value="34.02756" table:style-name="ce1">
            <text:p>34.02756</text:p>
          </table:table-cell>
          <table:table-cell office:value-type="float" office:value="1.03884544184076" table:style-name="ce1">
            <text:p>1.03884544184076</text:p>
          </table:table-cell>
          <table:table-cell office:value-type="float" office:value="3" table:style-name="ce1">
            <text:p>3</text:p>
          </table:table-cell>
          <table:table-cell office:value-type="float" office:value="28.04867" table:style-name="ce1">
            <text:p>28.04867</text:p>
          </table:table-cell>
          <table:table-cell office:value-type="float" office:value="28.06376" table:style-name="ce1">
            <text:p>28.06376</text:p>
          </table:table-cell>
          <table:table-cell office:value-type="float" office:value="28.0578266666667" table:style-name="ce1">
            <text:p>28.0578266666667</text:p>
          </table:table-cell>
          <table:table-cell office:value-type="float" office:value="28.06105" table:style-name="ce1">
            <text:p>28.06105</text:p>
          </table:table-cell>
          <table:table-cell office:value-type="float" office:value="0.0080448389252562" table:style-name="ce1">
            <text:p>0.0080448389252562</text:p>
          </table:table-cell>
          <table:table-cell office:value-type="float" office:value="3" table:style-name="ce1">
            <text:p>3</text:p>
          </table:table-cell>
          <table:table-cell office:value-type="float" office:value="60.98783" table:style-name="ce1">
            <text:p>60.98783</text:p>
          </table:table-cell>
          <table:table-cell office:value-type="float" office:value="63.07981" table:style-name="ce1">
            <text:p>63.07981</text:p>
          </table:table-cell>
          <table:table-cell office:value-type="float" office:value="62.0520833333333" table:style-name="ce1">
            <text:p>62.0520833333333</text:p>
          </table:table-cell>
          <table:table-cell office:value-type="float" office:value="62.08861" table:style-name="ce1">
            <text:p>62.08861</text:p>
          </table:table-cell>
          <table:table-cell office:value-type="float" office:value="1.04646821649457" table:style-name="ce1">
            <text:p>1.04646821649457</text:p>
          </table:table-cell>
          <table:table-cell office:value-type="float" office:value="3" table:style-name="ce1">
            <text:p>3</text:p>
          </table:table-cell>
          <table:table-cell office:value-type="float" office:value="8.124334605" table:style-name="ce1">
            <text:p>8.124334605</text:p>
          </table:table-cell>
          <table:table-cell office:value-type="float" office:value="8.171196733" table:style-name="ce1">
            <text:p>8.171196733</text:p>
          </table:table-cell>
          <table:table-cell office:value-type="float" office:value="8.14309897566667" table:style-name="ce1">
            <text:p>8.14309897566667</text:p>
          </table:table-cell>
          <table:table-cell office:value-type="float" office:value="8.133765589" table:style-name="ce1">
            <text:p>8.133765589</text:p>
          </table:table-cell>
          <table:table-cell office:value-type="float" office:value="0.0247860614090713" table:style-name="ce1">
            <text:p>0.0247860614090713</text:p>
          </table:table-cell>
          <table:table-cell office:value-type="float" office:value="3" table:style-name="ce1">
            <text:p>3</text:p>
          </table:table-cell>
          <table:table-cell office:value-type="float" office:value="0.02268696286" table:style-name="ce1">
            <text:p>0.02268696286</text:p>
          </table:table-cell>
          <table:table-cell office:value-type="float" office:value="0.03256021202" table:style-name="ce1">
            <text:p>0.03256021202</text:p>
          </table:table-cell>
          <table:table-cell office:value-type="float" office:value="0.0282217557133333" table:style-name="ce1">
            <text:p>0.0282217557133333</text:p>
          </table:table-cell>
          <table:table-cell office:value-type="float" office:value="0.02941809226" table:style-name="ce1">
            <text:p>0.02941809226</text:p>
          </table:table-cell>
          <table:table-cell office:value-type="float" office:value="0.00504417268672752" table:style-name="ce1">
            <text:p>0.00504417268672752</text:p>
          </table:table-cell>
          <table:table-cell office:value-type="float" office:value="3" table:style-name="ce1">
            <text:p>3</text:p>
          </table:table-cell>
          <table:table-cell office:value-type="float" office:value="14.3143753" table:style-name="ce1">
            <text:p>14.3143753</text:p>
          </table:table-cell>
          <table:table-cell office:value-type="float" office:value="14.49325079" table:style-name="ce1">
            <text:p>14.49325079</text:p>
          </table:table-cell>
          <table:table-cell office:value-type="float" office:value="14.3911193966667" table:style-name="ce1">
            <text:p>14.3911193966667</text:p>
          </table:table-cell>
          <table:table-cell office:value-type="float" office:value="14.3657321" table:style-name="ce1">
            <text:p>14.3657321</text:p>
          </table:table-cell>
          <table:table-cell office:value-type="float" office:value="0.0921004688083397" table:style-name="ce1">
            <text:p>0.0921004688083397</text:p>
          </table:table-cell>
          <table:table-cell office:value-type="float" office:value="3" table:style-name="ce1">
            <text:p>3</text:p>
          </table:table-cell>
          <table:table-cell office:value-type="float" office:value="21.55623416" table:style-name="ce1">
            <text:p>21.55623416</text:p>
          </table:table-cell>
          <table:table-cell office:value-type="float" office:value="21.73036559" table:style-name="ce1">
            <text:p>21.73036559</text:p>
          </table:table-cell>
          <table:table-cell office:value-type="float" office:value="21.62905686" table:style-name="ce1">
            <text:p>21.62905686</text:p>
          </table:table-cell>
          <table:table-cell office:value-type="float" office:value="21.60057083" table:style-name="ce1">
            <text:p>21.60057083</text:p>
          </table:table-cell>
          <table:table-cell office:value-type="float" office:value="0.0904932547615135" table:style-name="ce1">
            <text:p>0.0904932547615135</text:p>
          </table:table-cell>
          <table:table-cell office:value-type="float" office:value="3" table:style-name="ce1">
            <text:p>3</text:p>
          </table:table-cell>
          <table:table-cell office:value-type="float" office:value="97.75562058" table:style-name="ce1">
            <text:p>97.75562058</text:p>
          </table:table-cell>
          <table:table-cell office:value-type="float" office:value="98.23472307" table:style-name="ce1">
            <text:p>98.23472307</text:p>
          </table:table-cell>
          <table:table-cell office:value-type="float" office:value="97.99304747" table:style-name="ce1">
            <text:p>97.99304747</text:p>
          </table:table-cell>
          <table:table-cell office:value-type="float" office:value="97.98879876" table:style-name="ce1">
            <text:p>97.98879876</text:p>
          </table:table-cell>
          <table:table-cell office:value-type="float" office:value="0.239579501697346" table:style-name="ce1">
            <text:p>0.239579501697346</text:p>
          </table:table-cell>
          <table:table-cell office:value-type="float" office:value="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-Inf" table:style-name="ce1">
            <text:p>-Inf</text:p>
          </table:table-cell>
          <table:table-cell office:value-type="float" office:value="NaN" table:style-name="ce1">
            <text:p>NaN</text:p>
          </table:table-cell>
          <table:table-cell/>
          <table:table-cell/>
          <table:table-cell office:value-type="float" office:value="3" table:style-name="ce1">
            <text:p>3</text:p>
          </table:table-cell>
          <table:table-cell office:value-type="float" office:value="152.7528645" table:style-name="ce1">
            <text:p>152.7528645</text:p>
          </table:table-cell>
          <table:table-cell office:value-type="float" office:value="152.7544112" table:style-name="ce1">
            <text:p>152.7544112</text:p>
          </table:table-cell>
          <table:table-cell office:value-type="float" office:value="152.7535869" table:style-name="ce1">
            <text:p>152.7535869</text:p>
          </table:table-cell>
          <table:table-cell office:value-type="float" office:value="152.753485" table:style-name="ce1">
            <text:p>152.753485</text:p>
          </table:table-cell>
          <table:table-cell office:value-type="float" office:value="0.000778368762221494" table:style-name="ce1">
            <text:p>0.000778368762221494</text:p>
          </table:table-cell>
          <table:table-cell office:value-type="float" office:value="3" table:style-name="ce1">
            <text:p>3</text:p>
          </table:table-cell>
          <table:table-cell office:value-type="float" office:value="3.294734756" table:style-name="ce1">
            <text:p>3.294734756</text:p>
          </table:table-cell>
          <table:table-cell office:value-type="float" office:value="3.294734756" table:style-name="ce1">
            <text:p>3.294734756</text:p>
          </table:table-cell>
          <table:table-cell office:value-type="float" office:value="3.294734756" table:style-name="ce1">
            <text:p>3.294734756</text:p>
          </table:table-cell>
          <table:table-cell office:value-type="float" office:value="3.294734756" table:style-name="ce1">
            <text:p>3.294734756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.322021252" table:style-name="ce1">
            <text:p>0.322021252</text:p>
          </table:table-cell>
          <table:table-cell office:value-type="float" office:value="0.3232335916" table:style-name="ce1">
            <text:p>0.3232335916</text:p>
          </table:table-cell>
          <table:table-cell office:value-type="float" office:value="0.322475986166667" table:style-name="ce1">
            <text:p>0.322475986166667</text:p>
          </table:table-cell>
          <table:table-cell office:value-type="float" office:value="0.3221731149" table:style-name="ce1">
            <text:p>0.3221731149</text:p>
          </table:table-cell>
          <table:table-cell office:value-type="float" office:value="0.000660484730755555" table:style-name="ce1">
            <text:p>0.000660484730755555</text:p>
          </table:table-cell>
          <table:table-cell office:value-type="float" office:value="3" table:style-name="ce1">
            <text:p>3</text:p>
          </table:table-cell>
          <table:table-cell office:value-type="float" office:value="4.672995827" table:style-name="ce1">
            <text:p>4.672995827</text:p>
          </table:table-cell>
          <table:table-cell office:value-type="float" office:value="4.708586773" table:style-name="ce1">
            <text:p>4.708586773</text:p>
          </table:table-cell>
          <table:table-cell office:value-type="float" office:value="4.68524971733333" table:style-name="ce1">
            <text:p>4.68524971733333</text:p>
          </table:table-cell>
          <table:table-cell office:value-type="float" office:value="4.674166552" table:style-name="ce1">
            <text:p>4.674166552</text:p>
          </table:table-cell>
          <table:table-cell office:value-type="float" office:value="0.0202189582978015" table:style-name="ce1">
            <text:p>0.0202189582978015</text:p>
          </table:table-cell>
          <table:table-cell office:value-type="float" office:value="3" table:style-name="ce1">
            <text:p>3</text:p>
          </table:table-cell>
          <table:table-cell office:value-type="float" office:value="0.4488601665" table:style-name="ce1">
            <text:p>0.4488601665</text:p>
          </table:table-cell>
          <table:table-cell office:value-type="float" office:value="0.462749757" table:style-name="ce1">
            <text:p>0.462749757</text:p>
          </table:table-cell>
          <table:table-cell office:value-type="float" office:value="0.455108951033333" table:style-name="ce1">
            <text:p>0.455108951033333</text:p>
          </table:table-cell>
          <table:table-cell office:value-type="float" office:value="0.4537169296" table:style-name="ce1">
            <text:p>0.4537169296</text:p>
          </table:table-cell>
          <table:table-cell office:value-type="float" office:value="0.00704865049619905" table:style-name="ce1">
            <text:p>0.00704865049619905</text:p>
          </table:table-cell>
          <table:table-cell office:value-type="float" office:value="3" table:style-name="ce1">
            <text:p>3</text:p>
          </table:table-cell>
          <table:table-cell office:value-type="float" office:value="14.76323998" table:style-name="ce1">
            <text:p>14.76323998</text:p>
          </table:table-cell>
          <table:table-cell office:value-type="float" office:value="14.9559994" table:style-name="ce1">
            <text:p>14.9559994</text:p>
          </table:table-cell>
          <table:table-cell office:value-type="float" office:value="14.8462281033333" table:style-name="ce1">
            <text:p>14.8462281033333</text:p>
          </table:table-cell>
          <table:table-cell office:value-type="float" office:value="14.81944493" table:style-name="ce1">
            <text:p>14.81944493</text:p>
          </table:table-cell>
          <table:table-cell office:value-type="float" office:value="0.0991314898507867" table:style-name="ce1">
            <text:p>0.0991314898507867</text:p>
          </table:table-cell>
          <table:table-cell office:value-type="float" office:value="3" table:style-name="ce1">
            <text:p>3</text:p>
          </table:table-cell>
          <table:table-cell office:value-type="float" office:value="0.4488601665" table:style-name="ce1">
            <text:p>0.4488601665</text:p>
          </table:table-cell>
          <table:table-cell office:value-type="float" office:value="0.462749757" table:style-name="ce1">
            <text:p>0.462749757</text:p>
          </table:table-cell>
          <table:table-cell office:value-type="float" office:value="0.455108951033333" table:style-name="ce1">
            <text:p>0.455108951033333</text:p>
          </table:table-cell>
          <table:table-cell office:value-type="float" office:value="0.4537169296" table:style-name="ce1">
            <text:p>0.4537169296</text:p>
          </table:table-cell>
          <table:table-cell office:value-type="float" office:value="0.00704865049619905" table:style-name="ce1">
            <text:p>0.00704865049619905</text:p>
          </table:table-cell>
          <table:table-cell office:value-type="float" office:value="3" table:style-name="ce1">
            <text:p>3</text:p>
          </table:table-cell>
          <table:table-cell office:value-type="float" office:value="8.345326623" table:style-name="ce1">
            <text:p>8.345326623</text:p>
          </table:table-cell>
          <table:table-cell office:value-type="float" office:value="8.382207746" table:style-name="ce1">
            <text:p>8.382207746</text:p>
          </table:table-cell>
          <table:table-cell office:value-type="float" office:value="8.35854372666667" table:style-name="ce1">
            <text:p>8.35854372666667</text:p>
          </table:table-cell>
          <table:table-cell office:value-type="float" office:value="8.348096811" table:style-name="ce1">
            <text:p>8.348096811</text:p>
          </table:table-cell>
          <table:table-cell office:value-type="float" office:value="0.0205403954111194" table:style-name="ce1">
            <text:p>0.0205403954111194</text:p>
          </table:table-cell>
          <table:table-cell office:value-type="float" office:value="3" table:style-name="ce1">
            <text:p>3</text:p>
          </table:table-cell>
          <table:table-cell office:value-type="float" office:value="13.47306338" table:style-name="ce1">
            <text:p>13.47306338</text:p>
          </table:table-cell>
          <table:table-cell office:value-type="float" office:value="13.65552225" table:style-name="ce1">
            <text:p>13.65552225</text:p>
          </table:table-cell>
          <table:table-cell office:value-type="float" office:value="13.5519496066667" table:style-name="ce1">
            <text:p>13.5519496066667</text:p>
          </table:table-cell>
          <table:table-cell office:value-type="float" office:value="13.52726319" table:style-name="ce1">
            <text:p>13.52726319</text:p>
          </table:table-cell>
          <table:table-cell office:value-type="float" office:value="0.0937009828459636" table:style-name="ce1">
            <text:p>0.0937009828459636</text:p>
          </table:table-cell>
          <table:table-cell office:value-type="float" office:value="3" table:style-name="ce1">
            <text:p>3</text:p>
          </table:table-cell>
          <table:table-cell office:value-type="float" office:value="1.2901766" table:style-name="ce1">
            <text:p>1.2901766</text:p>
          </table:table-cell>
          <table:table-cell office:value-type="float" office:value="1.300477141" table:style-name="ce1">
            <text:p>1.300477141</text:p>
          </table:table-cell>
          <table:table-cell office:value-type="float" office:value="1.294278495" table:style-name="ce1">
            <text:p>1.294278495</text:p>
          </table:table-cell>
          <table:table-cell office:value-type="float" office:value="1.292181744" table:style-name="ce1">
            <text:p>1.292181744</text:p>
          </table:table-cell>
          <table:table-cell office:value-type="float" office:value="0.00546100355156186" table:style-name="ce1">
            <text:p>0.00546100355156186</text:p>
          </table:table-cell>
          <table:table-cell office:value-type="float" office:value="3" table:style-name="ce1">
            <text:p>3</text:p>
          </table:table-cell>
          <table:table-cell office:value-type="float" office:value="60.22772" table:style-name="ce1">
            <text:p>60.22772</text:p>
          </table:table-cell>
          <table:table-cell office:value-type="float" office:value="65.84225" table:style-name="ce1">
            <text:p>65.84225</text:p>
          </table:table-cell>
          <table:table-cell office:value-type="float" office:value="62.7543083333333" table:style-name="ce1">
            <text:p>62.7543083333333</text:p>
          </table:table-cell>
          <table:table-cell office:value-type="float" office:value="62.192955" table:style-name="ce1">
            <text:p>62.192955</text:p>
          </table:table-cell>
          <table:table-cell office:value-type="float" office:value="2.84904807854454" table:style-name="ce1">
            <text:p>2.84904807854454</text:p>
          </table:table-cell>
          <table:table-cell office:value-type="float" office:value="3" table:style-name="ce1">
            <text:p>3</text:p>
          </table:table-cell>
          <table:table-cell office:value-type="float" office:value="31.34052012" table:style-name="ce1">
            <text:p>31.34052012</text:p>
          </table:table-cell>
          <table:table-cell office:value-type="float" office:value="33.42136035" table:style-name="ce1">
            <text:p>33.42136035</text:p>
          </table:table-cell>
          <table:table-cell office:value-type="float" office:value="32.3725669166667" table:style-name="ce1">
            <text:p>32.3725669166667</text:p>
          </table:table-cell>
          <table:table-cell office:value-type="float" office:value="32.35582028" table:style-name="ce1">
            <text:p>32.35582028</text:p>
          </table:table-cell>
          <table:table-cell office:value-type="float" office:value="1.04052119299721" table:style-name="ce1">
            <text:p>1.04052119299721</text:p>
          </table:table-cell>
          <table:table-cell office:value-type="float" office:value="3" table:style-name="ce1">
            <text:p>3</text:p>
          </table:table-cell>
          <table:table-cell office:value-type="float" office:value="1200.722828" table:style-name="ce1">
            <text:p>1200.722828</text:p>
          </table:table-cell>
          <table:table-cell office:value-type="float" office:value="1209.030647" table:style-name="ce1">
            <text:p>1209.030647</text:p>
          </table:table-cell>
          <table:table-cell office:value-type="float" office:value="1204.242067" table:style-name="ce1">
            <text:p>1204.242067</text:p>
          </table:table-cell>
          <table:table-cell office:value-type="float" office:value="1202.972726" table:style-name="ce1">
            <text:p>1202.972726</text:p>
          </table:table-cell>
          <table:table-cell office:value-type="float" office:value="4.29690400927243" table:style-name="ce1">
            <text:p>4.29690400927243</text:p>
          </table:table-cell>
          <table:table-cell office:value-type="float" office:value="3" table:style-name="ce1">
            <text:p>3</text:p>
          </table:table-cell>
          <table:table-cell office:value-type="float" office:value="153.1516368" table:style-name="ce1">
            <text:p>153.1516368</text:p>
          </table:table-cell>
          <table:table-cell office:value-type="float" office:value="153.1554989" table:style-name="ce1">
            <text:p>153.1554989</text:p>
          </table:table-cell>
          <table:table-cell office:value-type="float" office:value="153.1535811" table:style-name="ce1">
            <text:p>153.1535811</text:p>
          </table:table-cell>
          <table:table-cell office:value-type="float" office:value="153.1536076" table:style-name="ce1">
            <text:p>153.1536076</text:p>
          </table:table-cell>
          <table:table-cell office:value-type="float" office:value="0.00193118636852696" table:style-name="ce1">
            <text:p>0.00193118636852696</text:p>
          </table:table-cell>
          <table:table-cell office:value-type="float" office:value="3" table:style-name="ce1">
            <text:p>3</text:p>
          </table:table-cell>
          <table:table-cell office:value-type="float" office:value="143.0169216" table:style-name="ce1">
            <text:p>143.0169216</text:p>
          </table:table-cell>
          <table:table-cell office:value-type="float" office:value="143.0208685" table:style-name="ce1">
            <text:p>143.0208685</text:p>
          </table:table-cell>
          <table:table-cell office:value-type="float" office:value="143.0190454" table:style-name="ce1">
            <text:p>143.0190454</text:p>
          </table:table-cell>
          <table:table-cell office:value-type="float" office:value="143.0193461" table:style-name="ce1">
            <text:p>143.0193461</text:p>
          </table:table-cell>
          <table:table-cell office:value-type="float" office:value="0.00199055777862284" table:style-name="ce1">
            <text:p>0.00199055777862284</text:p>
          </table:table-cell>
          <table:table-cell office:value-type="float" office:value="3" table:style-name="ce1">
            <text:p>3</text:p>
          </table:table-cell>
          <table:table-cell office:value-type="float" office:value="159.1974926" table:style-name="ce1">
            <text:p>159.1974926</text:p>
          </table:table-cell>
          <table:table-cell office:value-type="float" office:value="159.200069" table:style-name="ce1">
            <text:p>159.200069</text:p>
          </table:table-cell>
          <table:table-cell office:value-type="float" office:value="159.1988726" table:style-name="ce1">
            <text:p>159.1988726</text:p>
          </table:table-cell>
          <table:table-cell office:value-type="float" office:value="159.1990562" table:style-name="ce1">
            <text:p>159.1990562</text:p>
          </table:table-cell>
          <table:table-cell office:value-type="float" office:value="0.00129797571626391" table:style-name="ce1">
            <text:p>0.00129797571626391</text:p>
          </table:table-cell>
          <table:table-cell office:value-type="float" office:value="3" table:style-name="ce1">
            <text:p>3</text:p>
          </table:table-cell>
          <table:table-cell office:value-type="float" office:value="8.497625476" table:style-name="ce1">
            <text:p>8.497625476</text:p>
          </table:table-cell>
          <table:table-cell office:value-type="float" office:value="8.550669032" table:style-name="ce1">
            <text:p>8.550669032</text:p>
          </table:table-cell>
          <table:table-cell office:value-type="float" office:value="8.52236104" table:style-name="ce1">
            <text:p>8.52236104</text:p>
          </table:table-cell>
          <table:table-cell office:value-type="float" office:value="8.518788612" table:style-name="ce1">
            <text:p>8.518788612</text:p>
          </table:table-cell>
          <table:table-cell office:value-type="float" office:value="0.0267016177345621" table:style-name="ce1">
            <text:p>0.0267016177345621</text:p>
          </table:table-cell>
          <table:table-cell office:value-type="float" office:value="3" table:style-name="ce1">
            <text:p>3</text:p>
          </table:table-cell>
          <table:table-cell office:value-type="float" office:value="0.005902349049" table:style-name="ce1">
            <text:p>0.005902349049</text:p>
          </table:table-cell>
          <table:table-cell office:value-type="float" office:value="0.006051447908" table:style-name="ce1">
            <text:p>0.006051447908</text:p>
          </table:table-cell>
          <table:table-cell office:value-type="float" office:value="0.00599400811033333" table:style-name="ce1">
            <text:p>0.00599400811033333</text:p>
          </table:table-cell>
          <table:table-cell office:value-type="float" office:value="0.006028227374" table:style-name="ce1">
            <text:p>0.006028227374</text:p>
          </table:table-cell>
          <table:table-cell office:value-type="float" office:value="8.02236619906628e-05" table:style-name="ce1">
            <text:p>8.02236619906628e-05</text:p>
          </table:table-cell>
          <table:table-cell office:value-type="float" office:value="3" table:style-name="ce1">
            <text:p>3</text:p>
          </table:table-cell>
          <table:table-cell office:value-type="float" office:value="0.0194129474" table:style-name="ce1">
            <text:p>0.0194129474</text:p>
          </table:table-cell>
          <table:table-cell office:value-type="float" office:value="0.01945741467" table:style-name="ce1">
            <text:p>0.01945741467</text:p>
          </table:table-cell>
          <table:table-cell office:value-type="float" office:value="0.0194382439966667" table:style-name="ce1">
            <text:p>0.0194382439966667</text:p>
          </table:table-cell>
          <table:table-cell office:value-type="float" office:value="0.01944436992" table:style-name="ce1">
            <text:p>0.01944436992</text:p>
          </table:table-cell>
          <table:table-cell office:value-type="float" office:value="2.28578154649033e-05" table:style-name="ce1">
            <text:p>2.28578154649033e-05</text:p>
          </table:table-cell>
          <table:table-cell office:value-type="float" office:value="3" table:style-name="ce1">
            <text:p>3</text:p>
          </table:table-cell>
          <table:table-cell office:value-type="float" office:value="9.03575078" table:style-name="ce1">
            <text:p>9.03575078</text:p>
          </table:table-cell>
          <table:table-cell office:value-type="float" office:value="9.161652816" table:style-name="ce1">
            <text:p>9.161652816</text:p>
          </table:table-cell>
          <table:table-cell office:value-type="float" office:value="9.09455700566667" table:style-name="ce1">
            <text:p>9.09455700566667</text:p>
          </table:table-cell>
          <table:table-cell office:value-type="float" office:value="9.086267421" table:style-name="ce1">
            <text:p>9.086267421</text:p>
          </table:table-cell>
          <table:table-cell office:value-type="float" office:value="0.0633590449556783" table:style-name="ce1">
            <text:p>0.0633590449556783</text:p>
          </table:table-cell>
          <table:table-cell office:value-type="float" office:value="3" table:style-name="ce1">
            <text:p>3</text:p>
          </table:table-cell>
          <table:table-cell office:value-type="float" office:value="1461.575908" table:style-name="ce1">
            <text:p>1461.575908</text:p>
          </table:table-cell>
          <table:table-cell office:value-type="float" office:value="1673.214529" table:style-name="ce1">
            <text:p>1673.214529</text:p>
          </table:table-cell>
          <table:table-cell office:value-type="float" office:value="1602.668322" table:style-name="ce1">
            <text:p>1602.668322</text:p>
          </table:table-cell>
          <table:table-cell office:value-type="float" office:value="1673.214529" table:style-name="ce1">
            <text:p>1673.214529</text:p>
          </table:table-cell>
          <table:table-cell office:value-type="float" office:value="122.189614805271" table:style-name="ce1">
            <text:p>122.189614805271</text:p>
          </table:table-cell>
          <table:table-cell office:value-type="float" office:value="3" table:style-name="ce1">
            <text:p>3</text:p>
          </table:table-cell>
          <table:table-cell office:value-type="float" office:value="0.383693669" table:style-name="ce1">
            <text:p>0.383693669</text:p>
          </table:table-cell>
          <table:table-cell office:value-type="float" office:value="0.4646624593" table:style-name="ce1">
            <text:p>0.4646624593</text:p>
          </table:table-cell>
          <table:table-cell office:value-type="float" office:value="0.422517461933333" table:style-name="ce1">
            <text:p>0.422517461933333</text:p>
          </table:table-cell>
          <table:table-cell office:value-type="float" office:value="0.4191962575" table:style-name="ce1">
            <text:p>0.4191962575</text:p>
          </table:table-cell>
          <table:table-cell office:value-type="float" office:value="0.0405864392356282" table:style-name="ce1">
            <text:p>0.0405864392356282</text:p>
          </table:table-cell>
          <table:table-cell office:value-type="float" office:value="3" table:style-name="ce1">
            <text:p>3</text:p>
          </table:table-cell>
          <table:table-cell office:value-type="float" office:value="1.209930769" table:style-name="ce1">
            <text:p>1.209930769</text:p>
          </table:table-cell>
          <table:table-cell office:value-type="float" office:value="1.315365514" table:style-name="ce1">
            <text:p>1.315365514</text:p>
          </table:table-cell>
          <table:table-cell office:value-type="float" office:value="1.27933791866667" table:style-name="ce1">
            <text:p>1.27933791866667</text:p>
          </table:table-cell>
          <table:table-cell office:value-type="float" office:value="1.312717473" table:style-name="ce1">
            <text:p>1.312717473</text:p>
          </table:table-cell>
          <table:table-cell office:value-type="float" office:value="0.0601229352986256" table:style-name="ce1">
            <text:p>0.0601229352986256</text:p>
          </table:table-cell>
        </table:table-row>
        <table:table-row table:style-name="ro1">
          <table:table-cell office:value-type="string" table:style-name="ce1">
            <text:p>20x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&lt;10%</text:p>
          </table:table-cell>
          <table:table-cell office:value-type="float" office:value="6" table:style-name="ce1">
            <text:p>6</text:p>
          </table:table-cell>
          <table:table-cell office:value-type="float" office:value="4.74135455" table:style-name="ce1">
            <text:p>4.74135455</text:p>
          </table:table-cell>
          <table:table-cell office:value-type="float" office:value="5.788861443" table:style-name="ce1">
            <text:p>5.788861443</text:p>
          </table:table-cell>
          <table:table-cell office:value-type="float" office:value="5.24660596666667" table:style-name="ce1">
            <text:p>5.24660596666667</text:p>
          </table:table-cell>
          <table:table-cell office:value-type="float" office:value="5.2359547335" table:style-name="ce1">
            <text:p>5.2359547335</text:p>
          </table:table-cell>
          <table:table-cell office:value-type="float" office:value="0.52381221653479" table:style-name="ce1">
            <text:p>0.52381221653479</text:p>
          </table:table-cell>
          <table:table-cell office:value-type="float" office:value="6" table:style-name="ce1">
            <text:p>6</text:p>
          </table:table-cell>
          <table:table-cell office:value-type="float" office:value="2.013285303" table:style-name="ce1">
            <text:p>2.013285303</text:p>
          </table:table-cell>
          <table:table-cell office:value-type="float" office:value="3.348900875" table:style-name="ce1">
            <text:p>3.348900875</text:p>
          </table:table-cell>
          <table:table-cell office:value-type="float" office:value="2.676257273" table:style-name="ce1">
            <text:p>2.676257273</text:p>
          </table:table-cell>
          <table:table-cell office:value-type="float" office:value="2.671390656" table:style-name="ce1">
            <text:p>2.671390656</text:p>
          </table:table-cell>
          <table:table-cell office:value-type="float" office:value="0.724144211739609" table:style-name="ce1">
            <text:p>0.724144211739609</text:p>
          </table:table-cell>
          <table:table-cell office:value-type="float" office:value="6" table:style-name="ce1">
            <text:p>6</text:p>
          </table:table-cell>
          <table:table-cell office:value-type="float" office:value="-2.044070495" table:style-name="ce1">
            <text:p>-2.044070495</text:p>
          </table:table-cell>
          <table:table-cell office:value-type="float" office:value="-0.648066514" table:style-name="ce1">
            <text:p>-0.648066514</text:p>
          </table:table-cell>
          <table:table-cell office:value-type="float" office:value="-1.33866773243333" table:style-name="ce1">
            <text:p>-1.33866773243333</text:p>
          </table:table-cell>
          <table:table-cell office:value-type="float" office:value="-1.3316915104" table:style-name="ce1">
            <text:p>-1.3316915104</text:p>
          </table:table-cell>
          <table:table-cell office:value-type="float" office:value="0.752861672427822" table:style-name="ce1">
            <text:p>0.752861672427822</text:p>
          </table:table-cell>
          <table:table-cell office:value-type="float" office:value="6" table:style-name="ce1">
            <text:p>6</text:p>
          </table:table-cell>
          <table:table-cell office:value-type="float" office:value="3.95307401" table:style-name="ce1">
            <text:p>3.95307401</text:p>
          </table:table-cell>
          <table:table-cell office:value-type="float" office:value="13.37489023" table:style-name="ce1">
            <text:p>13.37489023</text:p>
          </table:table-cell>
          <table:table-cell office:value-type="float" office:value="8.624350503" table:style-name="ce1">
            <text:p>8.624350503</text:p>
          </table:table-cell>
          <table:table-cell office:value-type="float" office:value="8.569956515" table:style-name="ce1">
            <text:p>8.569956515</text:p>
          </table:table-cell>
          <table:table-cell office:value-type="float" office:value="5.10641639648306" table:style-name="ce1">
            <text:p>5.10641639648306</text:p>
          </table:table-cell>
          <table:table-cell office:value-type="float" office:value="6" table:style-name="ce1">
            <text:p>6</text:p>
          </table:table-cell>
          <table:table-cell office:value-type="float" office:value="5.98365" table:style-name="ce1">
            <text:p>5.98365</text:p>
          </table:table-cell>
          <table:table-cell office:value-type="float" office:value="8.57313" table:style-name="ce1">
            <text:p>8.57313</text:p>
          </table:table-cell>
          <table:table-cell office:value-type="float" office:value="7.26981666666667" table:style-name="ce1">
            <text:p>7.26981666666667</text:p>
          </table:table-cell>
          <table:table-cell office:value-type="float" office:value="7.2648" table:style-name="ce1">
            <text:p>7.2648</text:p>
          </table:table-cell>
          <table:table-cell office:value-type="float" office:value="1.39617521279625" table:style-name="ce1">
            <text:p>1.39617521279625</text:p>
          </table:table-cell>
          <table:table-cell office:value-type="float" office:value="6" table:style-name="ce1">
            <text:p>6</text:p>
          </table:table-cell>
          <table:table-cell office:value-type="float" office:value="7.8136" table:style-name="ce1">
            <text:p>7.8136</text:p>
          </table:table-cell>
          <table:table-cell office:value-type="float" office:value="24.88085" table:style-name="ce1">
            <text:p>24.88085</text:p>
          </table:table-cell>
          <table:table-cell office:value-type="float" office:value="16.3017933333333" table:style-name="ce1">
            <text:p>16.3017933333333</text:p>
          </table:table-cell>
          <table:table-cell office:value-type="float" office:value="16.248625" table:style-name="ce1">
            <text:p>16.248625</text:p>
          </table:table-cell>
          <table:table-cell office:value-type="float" office:value="9.26337927147252" table:style-name="ce1">
            <text:p>9.26337927147252</text:p>
          </table:table-cell>
          <table:table-cell office:value-type="float" office:value="6" table:style-name="ce1">
            <text:p>6</text:p>
          </table:table-cell>
          <table:table-cell office:value-type="float" office:value="13.80456" table:style-name="ce1">
            <text:p>13.80456</text:p>
          </table:table-cell>
          <table:table-cell office:value-type="float" office:value="33.42241" table:style-name="ce1">
            <text:p>33.42241</text:p>
          </table:table-cell>
          <table:table-cell office:value-type="float" office:value="23.57161" table:style-name="ce1">
            <text:p>23.57161</text:p>
          </table:table-cell>
          <table:table-cell office:value-type="float" office:value="23.527015" table:style-name="ce1">
            <text:p>23.527015</text:p>
          </table:table-cell>
          <table:table-cell office:value-type="float" office:value="10.65923703743" table:style-name="ce1">
            <text:p>10.65923703743</text:p>
          </table:table-cell>
          <table:table-cell office:value-type="float" office:value="6" table:style-name="ce1">
            <text:p>6</text:p>
          </table:table-cell>
          <table:table-cell office:value-type="float" office:value="1.544178553" table:style-name="ce1">
            <text:p>1.544178553</text:p>
          </table:table-cell>
          <table:table-cell office:value-type="float" office:value="2.22581265" table:style-name="ce1">
            <text:p>2.22581265</text:p>
          </table:table-cell>
          <table:table-cell office:value-type="float" office:value="1.88400475833333" table:style-name="ce1">
            <text:p>1.88400475833333</text:p>
          </table:table-cell>
          <table:table-cell office:value-type="float" office:value="1.884046952" table:style-name="ce1">
            <text:p>1.884046952</text:p>
          </table:table-cell>
          <table:table-cell office:value-type="float" office:value="0.370005314545606" table:style-name="ce1">
            <text:p>0.370005314545606</text:p>
          </table:table-cell>
          <table:table-cell office:value-type="float" office:value="6" table:style-name="ce1">
            <text:p>6</text:p>
          </table:table-cell>
          <table:table-cell office:value-type="float" office:value="0.1522113133" table:style-name="ce1">
            <text:p>0.1522113133</text:p>
          </table:table-cell>
          <table:table-cell office:value-type="float" office:value="0.2536370367" table:style-name="ce1">
            <text:p>0.2536370367</text:p>
          </table:table-cell>
          <table:table-cell office:value-type="float" office:value="0.194533839466667" table:style-name="ce1">
            <text:p>0.194533839466667</text:p>
          </table:table-cell>
          <table:table-cell office:value-type="float" office:value="0.1887932351" table:style-name="ce1">
            <text:p>0.1887932351</text:p>
          </table:table-cell>
          <table:table-cell office:value-type="float" office:value="0.0462437496485816" table:style-name="ce1">
            <text:p>0.0462437496485816</text:p>
          </table:table-cell>
          <table:table-cell office:value-type="float" office:value="6" table:style-name="ce1">
            <text:p>6</text:p>
          </table:table-cell>
          <table:table-cell office:value-type="float" office:value="2.397115687" table:style-name="ce1">
            <text:p>2.397115687</text:p>
          </table:table-cell>
          <table:table-cell office:value-type="float" office:value="3.473842631" table:style-name="ce1">
            <text:p>3.473842631</text:p>
          </table:table-cell>
          <table:table-cell office:value-type="float" office:value="2.93095019733333" table:style-name="ce1">
            <text:p>2.93095019733333</text:p>
          </table:table-cell>
          <table:table-cell office:value-type="float" office:value="2.925950027" table:style-name="ce1">
            <text:p>2.925950027</text:p>
          </table:table-cell>
          <table:table-cell office:value-type="float" office:value="0.583512222833079" table:style-name="ce1">
            <text:p>0.583512222833079</text:p>
          </table:table-cell>
          <table:table-cell office:value-type="float" office:value="6" table:style-name="ce1">
            <text:p>6</text:p>
          </table:table-cell>
          <table:table-cell office:value-type="float" office:value="4.891443164" table:style-name="ce1">
            <text:p>4.891443164</text:p>
          </table:table-cell>
          <table:table-cell office:value-type="float" office:value="7.12049081" table:style-name="ce1">
            <text:p>7.12049081</text:p>
          </table:table-cell>
          <table:table-cell office:value-type="float" office:value="6.0056372175" table:style-name="ce1">
            <text:p>6.0056372175</text:p>
          </table:table-cell>
          <table:table-cell office:value-type="float" office:value="6.004147034" table:style-name="ce1">
            <text:p>6.004147034</text:p>
          </table:table-cell>
          <table:table-cell office:value-type="float" office:value="1.21226159669732" table:style-name="ce1">
            <text:p>1.21226159669732</text:p>
          </table:table-cell>
          <table:table-cell office:value-type="float" office:value="6" table:style-name="ce1">
            <text:p>6</text:p>
          </table:table-cell>
          <table:table-cell office:value-type="float" office:value="58.97879882" table:style-name="ce1">
            <text:p>58.97879882</text:p>
          </table:table-cell>
          <table:table-cell office:value-type="float" office:value="68.91481012" table:style-name="ce1">
            <text:p>68.91481012</text:p>
          </table:table-cell>
          <table:table-cell office:value-type="float" office:value="63.9858171916667" table:style-name="ce1">
            <text:p>63.9858171916667</text:p>
          </table:table-cell>
          <table:table-cell office:value-type="float" office:value="64.049220225" table:style-name="ce1">
            <text:p>64.049220225</text:p>
          </table:table-cell>
          <table:table-cell office:value-type="float" office:value="5.33264364547132" table:style-name="ce1">
            <text:p>5.33264364547132</text:p>
          </table:table-cell>
          <table:table-cell office:value-type="float" office:value="6" table:style-name="ce1">
            <text:p>6</text:p>
          </table:table-cell>
          <table:table-cell office:value-type="float" office:value="0.4591981999" table:style-name="ce1">
            <text:p>0.4591981999</text:p>
          </table:table-cell>
          <table:table-cell office:value-type="float" office:value="0.7155246181" table:style-name="ce1">
            <text:p>0.7155246181</text:p>
          </table:table-cell>
          <table:table-cell office:value-type="float" office:value="0.586959495483333" table:style-name="ce1">
            <text:p>0.586959495483333</text:p>
          </table:table-cell>
          <table:table-cell office:value-type="float" office:value="0.5861707044" table:style-name="ce1">
            <text:p>0.5861707044</text:p>
          </table:table-cell>
          <table:table-cell office:value-type="float" office:value="0.139381611740067" table:style-name="ce1">
            <text:p>0.139381611740067</text:p>
          </table:table-cell>
          <table:table-cell office:value-type="float" office:value="6" table:style-name="ce1">
            <text:p>6</text:p>
          </table:table-cell>
          <table:table-cell office:value-type="float" office:value="30.24888429" table:style-name="ce1">
            <text:p>30.24888429</text:p>
          </table:table-cell>
          <table:table-cell office:value-type="float" office:value="152.7483139" table:style-name="ce1">
            <text:p>152.7483139</text:p>
          </table:table-cell>
          <table:table-cell office:value-type="float" office:value="91.49860722" table:style-name="ce1">
            <text:p>91.49860722</text:p>
          </table:table-cell>
          <table:table-cell office:value-type="float" office:value="91.49835695" table:style-name="ce1">
            <text:p>91.49835695</text:p>
          </table:table-cell>
          <table:table-cell office:value-type="float" office:value="67.0945021549106" table:style-name="ce1">
            <text:p>67.0945021549106</text:p>
          </table:table-cell>
          <table:table-cell office:value-type="float" office:value="6" table:style-name="ce1">
            <text:p>6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.1952390985" table:style-name="ce1">
            <text:p>0.1952390985</text:p>
          </table:table-cell>
          <table:table-cell office:value-type="float" office:value="0.2586349391" table:style-name="ce1">
            <text:p>0.2586349391</text:p>
          </table:table-cell>
          <table:table-cell office:value-type="float" office:value="0.227142024833333" table:style-name="ce1">
            <text:p>0.227142024833333</text:p>
          </table:table-cell>
          <table:table-cell office:value-type="float" office:value="0.22724838045" table:style-name="ce1">
            <text:p>0.22724838045</text:p>
          </table:table-cell>
          <table:table-cell office:value-type="float" office:value="0.0343335439855777" table:style-name="ce1">
            <text:p>0.0343335439855777</text:p>
          </table:table-cell>
          <table:table-cell office:value-type="float" office:value="6" table:style-name="ce1">
            <text:p>6</text:p>
          </table:table-cell>
          <table:table-cell office:value-type="float" office:value="1.822615784" table:style-name="ce1">
            <text:p>1.822615784</text:p>
          </table:table-cell>
          <table:table-cell office:value-type="float" office:value="3.103747324" table:style-name="ce1">
            <text:p>3.103747324</text:p>
          </table:table-cell>
          <table:table-cell office:value-type="float" office:value="2.465810361" table:style-name="ce1">
            <text:p>2.465810361</text:p>
          </table:table-cell>
          <table:table-cell office:value-type="float" office:value="2.4663067845" table:style-name="ce1">
            <text:p>2.4663067845</text:p>
          </table:table-cell>
          <table:table-cell office:value-type="float" office:value="0.694635222158035" table:style-name="ce1">
            <text:p>0.694635222158035</text:p>
          </table:table-cell>
          <table:table-cell office:value-type="float" office:value="6" table:style-name="ce1">
            <text:p>6</text:p>
          </table:table-cell>
          <table:table-cell office:value-type="float" office:value="0.07365593522" table:style-name="ce1">
            <text:p>0.07365593522</text:p>
          </table:table-cell>
          <table:table-cell office:value-type="float" office:value="0.1507574019" table:style-name="ce1">
            <text:p>0.1507574019</text:p>
          </table:table-cell>
          <table:table-cell office:value-type="float" office:value="0.11226730889" table:style-name="ce1">
            <text:p>0.11226730889</text:p>
          </table:table-cell>
          <table:table-cell office:value-type="float" office:value="0.11212887604" table:style-name="ce1">
            <text:p>0.11212887604</text:p>
          </table:table-cell>
          <table:table-cell office:value-type="float" office:value="0.0418020784444135" table:style-name="ce1">
            <text:p>0.0418020784444135</text:p>
          </table:table-cell>
          <table:table-cell office:value-type="float" office:value="6" table:style-name="ce1">
            <text:p>6</text:p>
          </table:table-cell>
          <table:table-cell office:value-type="float" office:value="2.471491885" table:style-name="ce1">
            <text:p>2.471491885</text:p>
          </table:table-cell>
          <table:table-cell office:value-type="float" office:value="3.623725956" table:style-name="ce1">
            <text:p>3.623725956</text:p>
          </table:table-cell>
          <table:table-cell office:value-type="float" office:value="3.04321590483333" table:style-name="ce1">
            <text:p>3.04321590483333</text:p>
          </table:table-cell>
          <table:table-cell office:value-type="float" office:value="3.038094172" table:style-name="ce1">
            <text:p>3.038094172</text:p>
          </table:table-cell>
          <table:table-cell office:value-type="float" office:value="0.625305113171196" table:style-name="ce1">
            <text:p>0.625305113171196</text:p>
          </table:table-cell>
          <table:table-cell office:value-type="float" office:value="6" table:style-name="ce1">
            <text:p>6</text:p>
          </table:table-cell>
          <table:table-cell office:value-type="float" office:value="0.07365593522" table:style-name="ce1">
            <text:p>0.07365593522</text:p>
          </table:table-cell>
          <table:table-cell office:value-type="float" office:value="0.1507574019" table:style-name="ce1">
            <text:p>0.1507574019</text:p>
          </table:table-cell>
          <table:table-cell office:value-type="float" office:value="0.11226730889" table:style-name="ce1">
            <text:p>0.11226730889</text:p>
          </table:table-cell>
          <table:table-cell office:value-type="float" office:value="0.11212887604" table:style-name="ce1">
            <text:p>0.11212887604</text:p>
          </table:table-cell>
          <table:table-cell office:value-type="float" office:value="0.0418020784444135" table:style-name="ce1">
            <text:p>0.0418020784444135</text:p>
          </table:table-cell>
          <table:table-cell office:value-type="float" office:value="6" table:style-name="ce1">
            <text:p>6</text:p>
          </table:table-cell>
          <table:table-cell office:value-type="float" office:value="1.688670553" table:style-name="ce1">
            <text:p>1.688670553</text:p>
          </table:table-cell>
          <table:table-cell office:value-type="float" office:value="2.144263058" table:style-name="ce1">
            <text:p>2.144263058</text:p>
          </table:table-cell>
          <table:table-cell office:value-type="float" office:value="1.91720468416667" table:style-name="ce1">
            <text:p>1.91720468416667</text:p>
          </table:table-cell>
          <table:table-cell office:value-type="float" office:value="1.919092144" table:style-name="ce1">
            <text:p>1.919092144</text:p>
          </table:table-cell>
          <table:table-cell office:value-type="float" office:value="0.246369403844566" table:style-name="ce1">
            <text:p>0.246369403844566</text:p>
          </table:table-cell>
          <table:table-cell office:value-type="float" office:value="6" table:style-name="ce1">
            <text:p>6</text:p>
          </table:table-cell>
          <table:table-cell office:value-type="float" office:value="2.163809447" table:style-name="ce1">
            <text:p>2.163809447</text:p>
          </table:table-cell>
          <table:table-cell office:value-type="float" office:value="3.073251252" table:style-name="ce1">
            <text:p>3.073251252</text:p>
          </table:table-cell>
          <table:table-cell office:value-type="float" office:value="2.61588031583333" table:style-name="ce1">
            <text:p>2.61588031583333</text:p>
          </table:table-cell>
          <table:table-cell office:value-type="float" office:value="2.612495701" table:style-name="ce1">
            <text:p>2.612495701</text:p>
          </table:table-cell>
          <table:table-cell office:value-type="float" office:value="0.494523247922628" table:style-name="ce1">
            <text:p>0.494523247922628</text:p>
          </table:table-cell>
          <table:table-cell office:value-type="float" office:value="6" table:style-name="ce1">
            <text:p>6</text:p>
          </table:table-cell>
          <table:table-cell office:value-type="float" office:value="0.3076824372" table:style-name="ce1">
            <text:p>0.3076824372</text:p>
          </table:table-cell>
          <table:table-cell office:value-type="float" office:value="0.5504747041" table:style-name="ce1">
            <text:p>0.5504747041</text:p>
          </table:table-cell>
          <table:table-cell office:value-type="float" office:value="0.427335588916667" table:style-name="ce1">
            <text:p>0.427335588916667</text:p>
          </table:table-cell>
          <table:table-cell office:value-type="float" office:value="0.42559847125" table:style-name="ce1">
            <text:p>0.42559847125</text:p>
          </table:table-cell>
          <table:table-cell office:value-type="float" office:value="0.130786820547568" table:style-name="ce1">
            <text:p>0.130786820547568</text:p>
          </table:table-cell>
          <table:table-cell office:value-type="float" office:value="6" table:style-name="ce1">
            <text:p>6</text:p>
          </table:table-cell>
          <table:table-cell office:value-type="float" office:value="12.11706" table:style-name="ce1">
            <text:p>12.11706</text:p>
          </table:table-cell>
          <table:table-cell office:value-type="float" office:value="25.29669" table:style-name="ce1">
            <text:p>25.29669</text:p>
          </table:table-cell>
          <table:table-cell office:value-type="float" office:value="18.6190018516667" table:style-name="ce1">
            <text:p>18.6190018516667</text:p>
          </table:table-cell>
          <table:table-cell office:value-type="float" office:value="18.52669222" table:style-name="ce1">
            <text:p>18.52669222</text:p>
          </table:table-cell>
          <table:table-cell office:value-type="float" office:value="6.9617438941461" table:style-name="ce1">
            <text:p>6.9617438941461</text:p>
          </table:table-cell>
          <table:table-cell office:value-type="float" office:value="6" table:style-name="ce1">
            <text:p>6</text:p>
          </table:table-cell>
          <table:table-cell office:value-type="float" office:value="4.471256949" table:style-name="ce1">
            <text:p>4.471256949</text:p>
          </table:table-cell>
          <table:table-cell office:value-type="float" office:value="4.617979266" table:style-name="ce1">
            <text:p>4.617979266</text:p>
          </table:table-cell>
          <table:table-cell office:value-type="float" office:value="4.54177965783333" table:style-name="ce1">
            <text:p>4.54177965783333</text:p>
          </table:table-cell>
          <table:table-cell office:value-type="float" office:value="4.539182386" table:style-name="ce1">
            <text:p>4.539182386</text:p>
          </table:table-cell>
          <table:table-cell office:value-type="float" office:value="0.0494010045439642" table:style-name="ce1">
            <text:p>0.0494010045439642</text:p>
          </table:table-cell>
          <table:table-cell office:value-type="float" office:value="6" table:style-name="ce1">
            <text:p>6</text:p>
          </table:table-cell>
          <table:table-cell office:value-type="float" office:value="1179.825448" table:style-name="ce1">
            <text:p>1179.825448</text:p>
          </table:table-cell>
          <table:table-cell office:value-type="float" office:value="1251.732365" table:style-name="ce1">
            <text:p>1251.732365</text:p>
          </table:table-cell>
          <table:table-cell office:value-type="float" office:value="1216.20110716667" table:style-name="ce1">
            <text:p>1216.20110716667</text:p>
          </table:table-cell>
          <table:table-cell office:value-type="float" office:value="1216.207147" table:style-name="ce1">
            <text:p>1216.207147</text:p>
          </table:table-cell>
          <table:table-cell office:value-type="float" office:value="38.3191012007565" table:style-name="ce1">
            <text:p>38.3191012007565</text:p>
          </table:table-cell>
          <table:table-cell office:value-type="float" office:value="6" table:style-name="ce1">
            <text:p>6</text:p>
          </table:table-cell>
          <table:table-cell office:value-type="float" office:value="37.00893578" table:style-name="ce1">
            <text:p>37.00893578</text:p>
          </table:table-cell>
          <table:table-cell office:value-type="float" office:value="142.981888" table:style-name="ce1">
            <text:p>142.981888</text:p>
          </table:table-cell>
          <table:table-cell office:value-type="float" office:value="89.9958437483333" table:style-name="ce1">
            <text:p>89.9958437483333</text:p>
          </table:table-cell>
          <table:table-cell office:value-type="float" office:value="89.995781115" table:style-name="ce1">
            <text:p>89.995781115</text:p>
          </table:table-cell>
          <table:table-cell office:value-type="float" office:value="58.0410954732457" table:style-name="ce1">
            <text:p>58.0410954732457</text:p>
          </table:table-cell>
          <table:table-cell office:value-type="float" office:value="6" table:style-name="ce1">
            <text:p>6</text:p>
          </table:table-cell>
          <table:table-cell office:value-type="float" office:value="90.01173479" table:style-name="ce1">
            <text:p>90.01173479</text:p>
          </table:table-cell>
          <table:table-cell office:value-type="float" office:value="153.2149322" table:style-name="ce1">
            <text:p>153.2149322</text:p>
          </table:table-cell>
          <table:table-cell office:value-type="float" office:value="121.614225518333" table:style-name="ce1">
            <text:p>121.614225518333</text:p>
          </table:table-cell>
          <table:table-cell office:value-type="float" office:value="121.615013305" table:style-name="ce1">
            <text:p>121.615013305</text:p>
          </table:table-cell>
          <table:table-cell office:value-type="float" office:value="34.6137531907214" table:style-name="ce1">
            <text:p>34.6137531907214</text:p>
          </table:table-cell>
          <table:table-cell office:value-type="float" office:value="6" table:style-name="ce1">
            <text:p>6</text:p>
          </table:table-cell>
          <table:table-cell office:value-type="float" office:value="0.005587353502" table:style-name="ce1">
            <text:p>0.005587353502</text:p>
          </table:table-cell>
          <table:table-cell office:value-type="float" office:value="159.1898316" table:style-name="ce1">
            <text:p>159.1898316</text:p>
          </table:table-cell>
          <table:table-cell office:value-type="float" office:value="79.5984955554187" table:style-name="ce1">
            <text:p>79.5984955554187</text:p>
          </table:table-cell>
          <table:table-cell office:value-type="float" office:value="79.59944147013" table:style-name="ce1">
            <text:p>79.59944147013</text:p>
          </table:table-cell>
          <table:table-cell office:value-type="float" office:value="87.1826518101311" table:style-name="ce1">
            <text:p>87.1826518101311</text:p>
          </table:table-cell>
          <table:table-cell office:value-type="float" office:value="6" table:style-name="ce1">
            <text:p>6</text:p>
          </table:table-cell>
          <table:table-cell office:value-type="float" office:value="26.52240709" table:style-name="ce1">
            <text:p>26.52240709</text:p>
          </table:table-cell>
          <table:table-cell office:value-type="float" office:value="69.43102554" table:style-name="ce1">
            <text:p>69.43102554</text:p>
          </table:table-cell>
          <table:table-cell office:value-type="float" office:value="48.0235949633333" table:style-name="ce1">
            <text:p>48.0235949633333</text:p>
          </table:table-cell>
          <table:table-cell office:value-type="float" office:value="47.957293685" table:style-name="ce1">
            <text:p>47.957293685</text:p>
          </table:table-cell>
          <table:table-cell office:value-type="float" office:value="23.2387709207305" table:style-name="ce1">
            <text:p>23.2387709207305</text:p>
          </table:table-cell>
          <table:table-cell office:value-type="float" office:value="6" table:style-name="ce1">
            <text:p>6</text:p>
          </table:table-cell>
          <table:table-cell office:value-type="float" office:value="0.001357175777" table:style-name="ce1">
            <text:p>0.001357175777</text:p>
          </table:table-cell>
          <table:table-cell office:value-type="float" office:value="0.002299456907" table:style-name="ce1">
            <text:p>0.002299456907</text:p>
          </table:table-cell>
          <table:table-cell office:value-type="float" office:value="0.00184680381366667" table:style-name="ce1">
            <text:p>0.00184680381366667</text:p>
          </table:table-cell>
          <table:table-cell office:value-type="float" office:value="0.0018604118275" table:style-name="ce1">
            <text:p>0.0018604118275</text:p>
          </table:table-cell>
          <table:table-cell office:value-type="float" office:value="0.000472137876668985" table:style-name="ce1">
            <text:p>0.000472137876668985</text:p>
          </table:table-cell>
          <table:table-cell office:value-type="float" office:value="6" table:style-name="ce1">
            <text:p>6</text:p>
          </table:table-cell>
          <table:table-cell office:value-type="float" office:value="0.0174746974" table:style-name="ce1">
            <text:p>0.0174746974</text:p>
          </table:table-cell>
          <table:table-cell office:value-type="float" office:value="0.01793693615" table:style-name="ce1">
            <text:p>0.01793693615</text:p>
          </table:table-cell>
          <table:table-cell office:value-type="float" office:value="0.0176961552" table:style-name="ce1">
            <text:p>0.0176961552</text:p>
          </table:table-cell>
          <table:table-cell office:value-type="float" office:value="0.01768666461" table:style-name="ce1">
            <text:p>0.01768666461</text:p>
          </table:table-cell>
          <table:table-cell office:value-type="float" office:value="0.000235430202716146" table:style-name="ce1">
            <text:p>0.000235430202716146</text:p>
          </table:table-cell>
          <table:table-cell office:value-type="float" office:value="6" table:style-name="ce1">
            <text:p>6</text:p>
          </table:table-cell>
          <table:table-cell office:value-type="float" office:value="4.545051185" table:style-name="ce1">
            <text:p>4.545051185</text:p>
          </table:table-cell>
          <table:table-cell office:value-type="float" office:value="6.367408127" table:style-name="ce1">
            <text:p>6.367408127</text:p>
          </table:table-cell>
          <table:table-cell office:value-type="float" office:value="5.45083276066667" table:style-name="ce1">
            <text:p>5.45083276066667</text:p>
          </table:table-cell>
          <table:table-cell office:value-type="float" office:value="5.454791026" table:style-name="ce1">
            <text:p>5.454791026</text:p>
          </table:table-cell>
          <table:table-cell office:value-type="float" office:value="0.95627885188851" table:style-name="ce1">
            <text:p>0.95627885188851</text:p>
          </table:table-cell>
          <table:table-cell office:value-type="float" office:value="6" table:style-name="ce1">
            <text:p>6</text:p>
          </table:table-cell>
          <table:table-cell office:value-type="float" office:value="10.49946577" table:style-name="ce1">
            <text:p>10.49946577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12.046693865" table:style-name="ce1">
            <text:p>12.046693865</text:p>
          </table:table-cell>
          <table:table-cell office:value-type="float" office:value="12.01980586" table:style-name="ce1">
            <text:p>12.01980586</text:p>
          </table:table-cell>
          <table:table-cell office:value-type="float" office:value="0.862681868743756" table:style-name="ce1">
            <text:p>0.862681868743756</text:p>
          </table:table-cell>
          <table:table-cell office:value-type="float" office:value="6" table:style-name="ce1">
            <text:p>6</text:p>
          </table:table-cell>
          <table:table-cell office:value-type="float" office:value="0.2402020794" table:style-name="ce1">
            <text:p>0.2402020794</text:p>
          </table:table-cell>
          <table:table-cell office:value-type="float" office:value="0.4460517728" table:style-name="ce1">
            <text:p>0.4460517728</text:p>
          </table:table-cell>
          <table:table-cell office:value-type="float" office:value="0.344931426366667" table:style-name="ce1">
            <text:p>0.344931426366667</text:p>
          </table:table-cell>
          <table:table-cell office:value-type="float" office:value="0.35311736695" table:style-name="ce1">
            <text:p>0.35311736695</text:p>
          </table:table-cell>
          <table:table-cell office:value-type="float" office:value="0.0973570717225578" table:style-name="ce1">
            <text:p>0.0973570717225578</text:p>
          </table:table-cell>
          <table:table-cell office:value-type="float" office:value="6" table:style-name="ce1">
            <text:p>6</text:p>
          </table:table-cell>
          <table:table-cell office:value-type="float" office:value="0.317517979" table:style-name="ce1">
            <text:p>0.317517979</text:p>
          </table:table-cell>
          <table:table-cell office:value-type="float" office:value="0.5282955436" table:style-name="ce1">
            <text:p>0.5282955436</text:p>
          </table:table-cell>
          <table:table-cell office:value-type="float" office:value="0.416588580733333" table:style-name="ce1">
            <text:p>0.416588580733333</text:p>
          </table:table-cell>
          <table:table-cell office:value-type="float" office:value="0.41630627695" table:style-name="ce1">
            <text:p>0.41630627695</text:p>
          </table:table-cell>
          <table:table-cell office:value-type="float" office:value="0.0972647453183737" table:style-name="ce1">
            <text:p>0.0972647453183737</text:p>
          </table:table-cell>
        </table:table-row>
        <table:table-row table:style-name="ro1">
          <table:table-cell office:value-type="string" table:style-name="ce1">
            <text:p>20x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F</text:p>
          </table:table-cell>
          <table:table-cell office:value-type="string" table:style-name="ce1">
            <text:p>10-20%</text:p>
          </table:table-cell>
          <table:table-cell office:value-type="float" office:value="6" table:style-name="ce1">
            <text:p>6</text:p>
          </table:table-cell>
          <table:table-cell office:value-type="float" office:value="13.55260512" table:style-name="ce1">
            <text:p>13.55260512</text:p>
          </table:table-cell>
          <table:table-cell office:value-type="float" office:value="16.82961857" table:style-name="ce1">
            <text:p>16.82961857</text:p>
          </table:table-cell>
          <table:table-cell office:value-type="float" office:value="15.1658720133333" table:style-name="ce1">
            <text:p>15.1658720133333</text:p>
          </table:table-cell>
          <table:table-cell office:value-type="float" office:value="15.151438995" table:style-name="ce1">
            <text:p>15.151438995</text:p>
          </table:table-cell>
          <table:table-cell office:value-type="float" office:value="1.73385683705365" table:style-name="ce1">
            <text:p>1.73385683705365</text:p>
          </table:table-cell>
          <table:table-cell office:value-type="float" office:value="6" table:style-name="ce1">
            <text:p>6</text:p>
          </table:table-cell>
          <table:table-cell office:value-type="float" office:value="3.624394475" table:style-name="ce1">
            <text:p>3.624394475</text:p>
          </table:table-cell>
          <table:table-cell office:value-type="float" office:value="5.419311746" table:style-name="ce1">
            <text:p>5.419311746</text:p>
          </table:table-cell>
          <table:table-cell office:value-type="float" office:value="4.52630154416667" table:style-name="ce1">
            <text:p>4.52630154416667</text:p>
          </table:table-cell>
          <table:table-cell office:value-type="float" office:value="4.532419325" table:style-name="ce1">
            <text:p>4.532419325</text:p>
          </table:table-cell>
          <table:table-cell office:value-type="float" office:value="0.969499507197357" table:style-name="ce1">
            <text:p>0.969499507197357</text:p>
          </table:table-cell>
          <table:table-cell office:value-type="float" office:value="6" table:style-name="ce1">
            <text:p>6</text:p>
          </table:table-cell>
          <table:table-cell office:value-type="float" office:value="-1.021273766" table:style-name="ce1">
            <text:p>-1.021273766</text:p>
          </table:table-cell>
          <table:table-cell office:value-type="float" office:value="-0.09413415742" table:style-name="ce1">
            <text:p>-0.09413415742</text:p>
          </table:table-cell>
          <table:table-cell office:value-type="float" office:value="-0.559271806186667" table:style-name="ce1">
            <text:p>-0.559271806186667</text:p>
          </table:table-cell>
          <table:table-cell office:value-type="float" office:value="-0.55829237935" table:style-name="ce1">
            <text:p>-0.55829237935</text:p>
          </table:table-cell>
          <table:table-cell office:value-type="float" office:value="0.500390085834588" table:style-name="ce1">
            <text:p>0.500390085834588</text:p>
          </table:table-cell>
          <table:table-cell office:value-type="float" office:value="6" table:style-name="ce1">
            <text:p>6</text:p>
          </table:table-cell>
          <table:table-cell office:value-type="float" office:value="3.035939713" table:style-name="ce1">
            <text:p>3.035939713</text:p>
          </table:table-cell>
          <table:table-cell office:value-type="float" office:value="3.550250565" table:style-name="ce1">
            <text:p>3.550250565</text:p>
          </table:table-cell>
          <table:table-cell office:value-type="float" office:value="3.29229260316667" table:style-name="ce1">
            <text:p>3.29229260316667</text:p>
          </table:table-cell>
          <table:table-cell office:value-type="float" office:value="3.2888325855" table:style-name="ce1">
            <text:p>3.2888325855</text:p>
          </table:table-cell>
          <table:table-cell office:value-type="float" office:value="0.270035664314151" table:style-name="ce1">
            <text:p>0.270035664314151</text:p>
          </table:table-cell>
          <table:table-cell office:value-type="float" office:value="6" table:style-name="ce1">
            <text:p>6</text:p>
          </table:table-cell>
          <table:table-cell office:value-type="float" office:value="9.55498" table:style-name="ce1">
            <text:p>9.55498</text:p>
          </table:table-cell>
          <table:table-cell office:value-type="float" office:value="10.52518" table:style-name="ce1">
            <text:p>10.52518</text:p>
          </table:table-cell>
          <table:table-cell office:value-type="float" office:value="10.037755" table:style-name="ce1">
            <text:p>10.037755</text:p>
          </table:table-cell>
          <table:table-cell office:value-type="float" office:value="10.036305" table:style-name="ce1">
            <text:p>10.036305</text:p>
          </table:table-cell>
          <table:table-cell office:value-type="float" office:value="0.505598474117555" table:style-name="ce1">
            <text:p>0.505598474117555</text:p>
          </table:table-cell>
          <table:table-cell office:value-type="float" office:value="6" table:style-name="ce1">
            <text:p>6</text:p>
          </table:table-cell>
          <table:table-cell office:value-type="float" office:value="15.75772" table:style-name="ce1">
            <text:p>15.75772</text:p>
          </table:table-cell>
          <table:table-cell office:value-type="float" office:value="16.40051" table:style-name="ce1">
            <text:p>16.40051</text:p>
          </table:table-cell>
          <table:table-cell office:value-type="float" office:value="16.0857866666667" table:style-name="ce1">
            <text:p>16.0857866666667</text:p>
          </table:table-cell>
          <table:table-cell office:value-type="float" office:value="16.087735" table:style-name="ce1">
            <text:p>16.087735</text:p>
          </table:table-cell>
          <table:table-cell office:value-type="float" office:value="0.298812919644829" table:style-name="ce1">
            <text:p>0.298812919644829</text:p>
          </table:table-cell>
          <table:table-cell office:value-type="float" office:value="6" table:style-name="ce1">
            <text:p>6</text:p>
          </table:table-cell>
          <table:table-cell office:value-type="float" office:value="25.35239" table:style-name="ce1">
            <text:p>25.35239</text:p>
          </table:table-cell>
          <table:table-cell office:value-type="float" office:value="26.89423" table:style-name="ce1">
            <text:p>26.89423</text:p>
          </table:table-cell>
          <table:table-cell office:value-type="float" office:value="26.1235416666667" table:style-name="ce1">
            <text:p>26.1235416666667</text:p>
          </table:table-cell>
          <table:table-cell office:value-type="float" office:value="26.127815" table:style-name="ce1">
            <text:p>26.127815</text:p>
          </table:table-cell>
          <table:table-cell office:value-type="float" office:value="0.801053526886104" table:style-name="ce1">
            <text:p>0.801053526886104</text:p>
          </table:table-cell>
          <table:table-cell office:value-type="float" office:value="6" table:style-name="ce1">
            <text:p>6</text:p>
          </table:table-cell>
          <table:table-cell office:value-type="float" office:value="2.877434895" table:style-name="ce1">
            <text:p>2.877434895</text:p>
          </table:table-cell>
          <table:table-cell office:value-type="float" office:value="4.190417259" table:style-name="ce1">
            <text:p>4.190417259</text:p>
          </table:table-cell>
          <table:table-cell office:value-type="float" office:value="3.5371010635" table:style-name="ce1">
            <text:p>3.5371010635</text:p>
          </table:table-cell>
          <table:table-cell office:value-type="float" office:value="3.5423829995" table:style-name="ce1">
            <text:p>3.5423829995</text:p>
          </table:table-cell>
          <table:table-cell office:value-type="float" office:value="0.704164072695461" table:style-name="ce1">
            <text:p>0.704164072695461</text:p>
          </table:table-cell>
          <table:table-cell office:value-type="float" office:value="6" table:style-name="ce1">
            <text:p>6</text:p>
          </table:table-cell>
          <table:table-cell office:value-type="float" office:value="0.2115619536" table:style-name="ce1">
            <text:p>0.2115619536</text:p>
          </table:table-cell>
          <table:table-cell office:value-type="float" office:value="0.4390450235" table:style-name="ce1">
            <text:p>0.4390450235</text:p>
          </table:table-cell>
          <table:table-cell office:value-type="float" office:value="0.32336976845" table:style-name="ce1">
            <text:p>0.32336976845</text:p>
          </table:table-cell>
          <table:table-cell office:value-type="float" office:value="0.31790747865" table:style-name="ce1">
            <text:p>0.31790747865</text:p>
          </table:table-cell>
          <table:table-cell office:value-type="float" office:value="0.117840628284383" table:style-name="ce1">
            <text:p>0.117840628284383</text:p>
          </table:table-cell>
          <table:table-cell office:value-type="float" office:value="6" table:style-name="ce1">
            <text:p>6</text:p>
          </table:table-cell>
          <table:table-cell office:value-type="float" office:value="4.791105329" table:style-name="ce1">
            <text:p>4.791105329</text:p>
          </table:table-cell>
          <table:table-cell office:value-type="float" office:value="5.692456531" table:style-name="ce1">
            <text:p>5.692456531</text:p>
          </table:table-cell>
          <table:table-cell office:value-type="float" office:value="5.2524600265" table:style-name="ce1">
            <text:p>5.2524600265</text:p>
          </table:table-cell>
          <table:table-cell office:value-type="float" office:value="5.2650418975" table:style-name="ce1">
            <text:p>5.2650418975</text:p>
          </table:table-cell>
          <table:table-cell office:value-type="float" office:value="0.458441936796071" table:style-name="ce1">
            <text:p>0.458441936796071</text:p>
          </table:table-cell>
          <table:table-cell office:value-type="float" office:value="6" table:style-name="ce1">
            <text:p>6</text:p>
          </table:table-cell>
          <table:table-cell office:value-type="float" office:value="7.12046674" table:style-name="ce1">
            <text:p>7.12046674</text:p>
          </table:table-cell>
          <table:table-cell office:value-type="float" office:value="14.86472957" table:style-name="ce1">
            <text:p>14.86472957</text:p>
          </table:table-cell>
          <table:table-cell office:value-type="float" office:value="11.0005564548333" table:style-name="ce1">
            <text:p>11.0005564548333</text:p>
          </table:table-cell>
          <table:table-cell office:value-type="float" office:value="11.005653718" table:style-name="ce1">
            <text:p>11.005653718</text:p>
          </table:table-cell>
          <table:table-cell office:value-type="float" office:value="4.22144898708405" table:style-name="ce1">
            <text:p>4.22144898708405</text:p>
          </table:table-cell>
          <table:table-cell office:value-type="float" office:value="6" table:style-name="ce1">
            <text:p>6</text:p>
          </table:table-cell>
          <table:table-cell office:value-type="float" office:value="45.96692655" table:style-name="ce1">
            <text:p>45.96692655</text:p>
          </table:table-cell>
          <table:table-cell office:value-type="float" office:value="70.91254914" table:style-name="ce1">
            <text:p>70.91254914</text:p>
          </table:table-cell>
          <table:table-cell office:value-type="float" office:value="58.4496935666667" table:style-name="ce1">
            <text:p>58.4496935666667</text:p>
          </table:table-cell>
          <table:table-cell office:value-type="float" office:value="58.53772284" table:style-name="ce1">
            <text:p>58.53772284</text:p>
          </table:table-cell>
          <table:table-cell office:value-type="float" office:value="13.3047760609621" table:style-name="ce1">
            <text:p>13.3047760609621</text:p>
          </table:table-cell>
          <table:table-cell office:value-type="float" office:value="3" table:style-name="ce1">
            <text:p>3</text:p>
          </table:table-cell>
          <table:table-cell office:value-type="float" office:value="0.1208956761" table:style-name="ce1">
            <text:p>0.1208956761</text:p>
          </table:table-cell>
          <table:table-cell office:value-type="float" office:value="0.1726239704" table:style-name="ce1">
            <text:p>0.1726239704</text:p>
          </table:table-cell>
          <table:table-cell office:value-type="float" office:value="0.155306789833333" table:style-name="ce1">
            <text:p>0.155306789833333</text:p>
          </table:table-cell>
          <table:table-cell office:value-type="float" office:value="0.172400723" table:style-name="ce1">
            <text:p>0.172400723</text:p>
          </table:table-cell>
          <table:table-cell office:value-type="float" office:value="0.0298011077164374" table:style-name="ce1">
            <text:p>0.0298011077164374</text:p>
          </table:table-cell>
          <table:table-cell office:value-type="float" office:value="6" table:style-name="ce1">
            <text:p>6</text:p>
          </table:table-cell>
          <table:table-cell office:value-type="float" office:value="39.50112992" table:style-name="ce1">
            <text:p>39.50112992</text:p>
          </table:table-cell>
          <table:table-cell office:value-type="float" office:value="106.7421228" table:style-name="ce1">
            <text:p>106.7421228</text:p>
          </table:table-cell>
          <table:table-cell office:value-type="float" office:value="73.8307287066667" table:style-name="ce1">
            <text:p>73.8307287066667</text:p>
          </table:table-cell>
          <table:table-cell office:value-type="float" office:value="75.24859754" table:style-name="ce1">
            <text:p>75.24859754</text:p>
          </table:table-cell>
          <table:table-cell office:value-type="float" office:value="36.0844782154522" table:style-name="ce1">
            <text:p>36.0844782154522</text:p>
          </table:table-cell>
          <table:table-cell office:value-type="float" office:value="6" table:style-name="ce1">
            <text:p>6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.246095792" table:style-name="ce1">
            <text:p>0.246095792</text:p>
          </table:table-cell>
          <table:table-cell office:value-type="float" office:value="0.2822685161" table:style-name="ce1">
            <text:p>0.2822685161</text:p>
          </table:table-cell>
          <table:table-cell office:value-type="float" office:value="0.263311557666667" table:style-name="ce1">
            <text:p>0.263311557666667</text:p>
          </table:table-cell>
          <table:table-cell office:value-type="float" office:value="0.26233357335" table:style-name="ce1">
            <text:p>0.26233357335</text:p>
          </table:table-cell>
          <table:table-cell office:value-type="float" office:value="0.0185070228857303" table:style-name="ce1">
            <text:p>0.0185070228857303</text:p>
          </table:table-cell>
          <table:table-cell office:value-type="float" office:value="6" table:style-name="ce1">
            <text:p>6</text:p>
          </table:table-cell>
          <table:table-cell office:value-type="float" office:value="2.866807533" table:style-name="ce1">
            <text:p>2.866807533</text:p>
          </table:table-cell>
          <table:table-cell office:value-type="float" office:value="3.721093285" table:style-name="ce1">
            <text:p>3.721093285</text:p>
          </table:table-cell>
          <table:table-cell office:value-type="float" office:value="3.27038553416667" table:style-name="ce1">
            <text:p>3.27038553416667</text:p>
          </table:table-cell>
          <table:table-cell office:value-type="float" office:value="3.2439741975" table:style-name="ce1">
            <text:p>3.2439741975</text:p>
          </table:table-cell>
          <table:table-cell office:value-type="float" office:value="0.435238260764756" table:style-name="ce1">
            <text:p>0.435238260764756</text:p>
          </table:table-cell>
          <table:table-cell office:value-type="float" office:value="6" table:style-name="ce1">
            <text:p>6</text:p>
          </table:table-cell>
          <table:table-cell office:value-type="float" office:value="0.1267527375" table:style-name="ce1">
            <text:p>0.1267527375</text:p>
          </table:table-cell>
          <table:table-cell office:value-type="float" office:value="0.1554478828" table:style-name="ce1">
            <text:p>0.1554478828</text:p>
          </table:table-cell>
          <table:table-cell office:value-type="float" office:value="0.13974223015" table:style-name="ce1">
            <text:p>0.13974223015</text:p>
          </table:table-cell>
          <table:table-cell office:value-type="float" office:value="0.13897651765" table:style-name="ce1">
            <text:p>0.13897651765</text:p>
          </table:table-cell>
          <table:table-cell office:value-type="float" office:value="0.0139424127720838" table:style-name="ce1">
            <text:p>0.0139424127720838</text:p>
          </table:table-cell>
          <table:table-cell office:value-type="float" office:value="6" table:style-name="ce1">
            <text:p>6</text:p>
          </table:table-cell>
          <table:table-cell office:value-type="float" office:value="4.946549614" table:style-name="ce1">
            <text:p>4.946549614</text:p>
          </table:table-cell>
          <table:table-cell office:value-type="float" office:value="5.820237361" table:style-name="ce1">
            <text:p>5.820237361</text:p>
          </table:table-cell>
          <table:table-cell office:value-type="float" office:value="5.39220096833333" table:style-name="ce1">
            <text:p>5.39220096833333</text:p>
          </table:table-cell>
          <table:table-cell office:value-type="float" office:value="5.4035034365" table:style-name="ce1">
            <text:p>5.4035034365</text:p>
          </table:table-cell>
          <table:table-cell office:value-type="float" office:value="0.444554393103323" table:style-name="ce1">
            <text:p>0.444554393103323</text:p>
          </table:table-cell>
          <table:table-cell office:value-type="float" office:value="6" table:style-name="ce1">
            <text:p>6</text:p>
          </table:table-cell>
          <table:table-cell office:value-type="float" office:value="0.1267527375" table:style-name="ce1">
            <text:p>0.1267527375</text:p>
          </table:table-cell>
          <table:table-cell office:value-type="float" office:value="0.1554478828" table:style-name="ce1">
            <text:p>0.1554478828</text:p>
          </table:table-cell>
          <table:table-cell office:value-type="float" office:value="0.13974223015" table:style-name="ce1">
            <text:p>0.13974223015</text:p>
          </table:table-cell>
          <table:table-cell office:value-type="float" office:value="0.13897651765" table:style-name="ce1">
            <text:p>0.13897651765</text:p>
          </table:table-cell>
          <table:table-cell office:value-type="float" office:value="0.0139424127720838" table:style-name="ce1">
            <text:p>0.0139424127720838</text:p>
          </table:table-cell>
          <table:table-cell office:value-type="float" office:value="6" table:style-name="ce1">
            <text:p>6</text:p>
          </table:table-cell>
          <table:table-cell office:value-type="float" office:value="3.232699849" table:style-name="ce1">
            <text:p>3.232699849</text:p>
          </table:table-cell>
          <table:table-cell office:value-type="float" office:value="4.638985789" table:style-name="ce1">
            <text:p>4.638985789</text:p>
          </table:table-cell>
          <table:table-cell office:value-type="float" office:value="3.94114217716667" table:style-name="ce1">
            <text:p>3.94114217716667</text:p>
          </table:table-cell>
          <table:table-cell office:value-type="float" office:value="3.9469065265" table:style-name="ce1">
            <text:p>3.9469065265</text:p>
          </table:table-cell>
          <table:table-cell office:value-type="float" office:value="0.744673302435551" table:style-name="ce1">
            <text:p>0.744673302435551</text:p>
          </table:table-cell>
          <table:table-cell office:value-type="float" office:value="6" table:style-name="ce1">
            <text:p>6</text:p>
          </table:table-cell>
          <table:table-cell office:value-type="float" office:value="4.522570151" table:style-name="ce1">
            <text:p>4.522570151</text:p>
          </table:table-cell>
          <table:table-cell office:value-type="float" office:value="4.781184211" table:style-name="ce1">
            <text:p>4.781184211</text:p>
          </table:table-cell>
          <table:table-cell office:value-type="float" office:value="4.6578644895" table:style-name="ce1">
            <text:p>4.6578644895</text:p>
          </table:table-cell>
          <table:table-cell office:value-type="float" office:value="4.6665484735" table:style-name="ce1">
            <text:p>4.6665484735</text:p>
          </table:table-cell>
          <table:table-cell office:value-type="float" office:value="0.109532396439112" table:style-name="ce1">
            <text:p>0.109532396439112</text:p>
          </table:table-cell>
          <table:table-cell office:value-type="float" office:value="6" table:style-name="ce1">
            <text:p>6</text:p>
          </table:table-cell>
          <table:table-cell office:value-type="float" office:value="0.4239794636" table:style-name="ce1">
            <text:p>0.4239794636</text:p>
          </table:table-cell>
          <table:table-cell office:value-type="float" office:value="1.044538703" table:style-name="ce1">
            <text:p>1.044538703</text:p>
          </table:table-cell>
          <table:table-cell office:value-type="float" office:value="0.734336478716667" table:style-name="ce1">
            <text:p>0.734336478716667</text:p>
          </table:table-cell>
          <table:table-cell office:value-type="float" office:value="0.73421218615" table:style-name="ce1">
            <text:p>0.73421218615</text:p>
          </table:table-cell>
          <table:table-cell office:value-type="float" office:value="0.337475915342711" table:style-name="ce1">
            <text:p>0.337475915342711</text:p>
          </table:table-cell>
          <table:table-cell office:value-type="float" office:value="6" table:style-name="ce1">
            <text:p>6</text:p>
          </table:table-cell>
          <table:table-cell office:value-type="float" office:value="22.577398" table:style-name="ce1">
            <text:p>22.577398</text:p>
          </table:table-cell>
          <table:table-cell office:value-type="float" office:value="25.50030333" table:style-name="ce1">
            <text:p>25.50030333</text:p>
          </table:table-cell>
          <table:table-cell office:value-type="float" office:value="23.8831577216667" table:style-name="ce1">
            <text:p>23.8831577216667</text:p>
          </table:table-cell>
          <table:table-cell office:value-type="float" office:value="23.8039775" table:style-name="ce1">
            <text:p>23.8039775</text:p>
          </table:table-cell>
          <table:table-cell office:value-type="float" office:value="1.33638280873418" table:style-name="ce1">
            <text:p>1.33638280873418</text:p>
          </table:table-cell>
          <table:table-cell office:value-type="float" office:value="6" table:style-name="ce1">
            <text:p>6</text:p>
          </table:table-cell>
          <table:table-cell office:value-type="float" office:value="8.588177124" table:style-name="ce1">
            <text:p>8.588177124</text:p>
          </table:table-cell>
          <table:table-cell office:value-type="float" office:value="9.80249771" table:style-name="ce1">
            <text:p>9.80249771</text:p>
          </table:table-cell>
          <table:table-cell office:value-type="float" office:value="9.1981117345" table:style-name="ce1">
            <text:p>9.1981117345</text:p>
          </table:table-cell>
          <table:table-cell office:value-type="float" office:value="9.1957705385" table:style-name="ce1">
            <text:p>9.1957705385</text:p>
          </table:table-cell>
          <table:table-cell office:value-type="float" office:value="0.635191839654459" table:style-name="ce1">
            <text:p>0.635191839654459</text:p>
          </table:table-cell>
          <table:table-cell office:value-type="float" office:value="6" table:style-name="ce1">
            <text:p>6</text:p>
          </table:table-cell>
          <table:table-cell office:value-type="float" office:value="1315.421527" table:style-name="ce1">
            <text:p>1315.421527</text:p>
          </table:table-cell>
          <table:table-cell office:value-type="float" office:value="1460.304475" table:style-name="ce1">
            <text:p>1460.304475</text:p>
          </table:table-cell>
          <table:table-cell office:value-type="float" office:value="1388.94915716667" table:style-name="ce1">
            <text:p>1388.94915716667</text:p>
          </table:table-cell>
          <table:table-cell office:value-type="float" office:value="1390.2770345" table:style-name="ce1">
            <text:p>1390.2770345</text:p>
          </table:table-cell>
          <table:table-cell office:value-type="float" office:value="77.1618973039139" table:style-name="ce1">
            <text:p>77.1618973039139</text:p>
          </table:table-cell>
          <table:table-cell office:value-type="float" office:value="6" table:style-name="ce1">
            <text:p>6</text:p>
          </table:table-cell>
          <table:table-cell office:value-type="float" office:value="36.97753905" table:style-name="ce1">
            <text:p>36.97753905</text:p>
          </table:table-cell>
          <table:table-cell office:value-type="float" office:value="104.982491" table:style-name="ce1">
            <text:p>104.982491</text:p>
          </table:table-cell>
          <table:table-cell office:value-type="float" office:value="70.9805828666667" table:style-name="ce1">
            <text:p>70.9805828666667</text:p>
          </table:table-cell>
          <table:table-cell office:value-type="float" office:value="70.980672035" table:style-name="ce1">
            <text:p>70.980672035</text:p>
          </table:table-cell>
          <table:table-cell office:value-type="float" office:value="37.2448692458069" table:style-name="ce1">
            <text:p>37.2448692458069</text:p>
          </table:table-cell>
          <table:table-cell office:value-type="float" office:value="6" table:style-name="ce1">
            <text:p>6</text:p>
          </table:table-cell>
          <table:table-cell office:value-type="float" office:value="90.00376469" table:style-name="ce1">
            <text:p>90.00376469</text:p>
          </table:table-cell>
          <table:table-cell office:value-type="float" office:value="110.719685" table:style-name="ce1">
            <text:p>110.719685</text:p>
          </table:table-cell>
          <table:table-cell office:value-type="float" office:value="100.366973193333" table:style-name="ce1">
            <text:p>100.366973193333</text:p>
          </table:table-cell>
          <table:table-cell office:value-type="float" office:value="100.370476655" table:style-name="ce1">
            <text:p>100.370476655</text:p>
          </table:table-cell>
          <table:table-cell office:value-type="float" office:value="11.338642467742" table:style-name="ce1">
            <text:p>11.338642467742</text:p>
          </table:table-cell>
          <table:table-cell office:value-type="float" office:value="6" table:style-name="ce1">
            <text:p>6</text:p>
          </table:table-cell>
          <table:table-cell office:value-type="float" office:value="0.0279073086" table:style-name="ce1">
            <text:p>0.0279073086</text:p>
          </table:table-cell>
          <table:table-cell office:value-type="float" office:value="90.01003197" table:style-name="ce1">
            <text:p>90.01003197</text:p>
          </table:table-cell>
          <table:table-cell office:value-type="float" office:value="27.3565878197317" table:style-name="ce1">
            <text:p>27.3565878197317</text:p>
          </table:table-cell>
          <table:table-cell office:value-type="float" office:value="18.52604838394" table:style-name="ce1">
            <text:p>18.52604838394</text:p>
          </table:table-cell>
          <table:table-cell office:value-type="float" office:value="35.6425092563366" table:style-name="ce1">
            <text:p>35.6425092563366</text:p>
          </table:table-cell>
          <table:table-cell office:value-type="float" office:value="6" table:style-name="ce1">
            <text:p>6</text:p>
          </table:table-cell>
          <table:table-cell office:value-type="float" office:value="8.929676699" table:style-name="ce1">
            <text:p>8.929676699</text:p>
          </table:table-cell>
          <table:table-cell office:value-type="float" office:value="65.87898943" table:style-name="ce1">
            <text:p>65.87898943</text:p>
          </table:table-cell>
          <table:table-cell office:value-type="float" office:value="36.2900630061667" table:style-name="ce1">
            <text:p>36.2900630061667</text:p>
          </table:table-cell>
          <table:table-cell office:value-type="float" office:value="35.329509537" table:style-name="ce1">
            <text:p>35.329509537</text:p>
          </table:table-cell>
          <table:table-cell office:value-type="float" office:value="29.9788601021656" table:style-name="ce1">
            <text:p>29.9788601021656</text:p>
          </table:table-cell>
          <table:table-cell office:value-type="float" office:value="6" table:style-name="ce1">
            <text:p>6</text:p>
          </table:table-cell>
          <table:table-cell office:value-type="float" office:value="0.0004818014159" table:style-name="ce1">
            <text:p>0.0004818014159</text:p>
          </table:table-cell>
          <table:table-cell office:value-type="float" office:value="0.004200010385" table:style-name="ce1">
            <text:p>0.004200010385</text:p>
          </table:table-cell>
          <table:table-cell office:value-type="float" office:value="0.0023420889081" table:style-name="ce1">
            <text:p>0.0023420889081</text:p>
          </table:table-cell>
          <table:table-cell office:value-type="float" office:value="0.0023423982914" table:style-name="ce1">
            <text:p>0.0023423982914</text:p>
          </table:table-cell>
          <table:table-cell office:value-type="float" office:value="0.0019867202376471" table:style-name="ce1">
            <text:p>0.0019867202376471</text:p>
          </table:table-cell>
          <table:table-cell office:value-type="float" office:value="6" table:style-name="ce1">
            <text:p>6</text:p>
          </table:table-cell>
          <table:table-cell office:value-type="float" office:value="0.01743819721" table:style-name="ce1">
            <text:p>0.01743819721</text:p>
          </table:table-cell>
          <table:table-cell office:value-type="float" office:value="0.01840115907" table:style-name="ce1">
            <text:p>0.01840115907</text:p>
          </table:table-cell>
          <table:table-cell office:value-type="float" office:value="0.017929365795" table:style-name="ce1">
            <text:p>0.017929365795</text:p>
          </table:table-cell>
          <table:table-cell office:value-type="float" office:value="0.01793433326" table:style-name="ce1">
            <text:p>0.01793433326</text:p>
          </table:table-cell>
          <table:table-cell office:value-type="float" office:value="0.000502644600430187" table:style-name="ce1">
            <text:p>0.000502644600430187</text:p>
          </table:table-cell>
          <table:table-cell office:value-type="float" office:value="6" table:style-name="ce1">
            <text:p>6</text:p>
          </table:table-cell>
          <table:table-cell office:value-type="float" office:value="6.432687897" table:style-name="ce1">
            <text:p>6.432687897</text:p>
          </table:table-cell>
          <table:table-cell office:value-type="float" office:value="9.533955861" table:style-name="ce1">
            <text:p>9.533955861</text:p>
          </table:table-cell>
          <table:table-cell office:value-type="float" office:value="7.8505469405" table:style-name="ce1">
            <text:p>7.8505469405</text:p>
          </table:table-cell>
          <table:table-cell office:value-type="float" office:value="7.74852938" table:style-name="ce1">
            <text:p>7.74852938</text:p>
          </table:table-cell>
          <table:table-cell office:value-type="float" office:value="1.51499656635658" table:style-name="ce1">
            <text:p>1.51499656635658</text:p>
          </table:table-cell>
          <table:table-cell office:value-type="float" office:value="6" table:style-name="ce1">
            <text:p>6</text:p>
          </table:table-cell>
          <table:table-cell office:value-type="float" office:value="9.171427778" table:style-name="ce1">
            <text:p>9.171427778</text:p>
          </table:table-cell>
          <table:table-cell office:value-type="float" office:value="14.72288196" table:style-name="ce1">
            <text:p>14.72288196</text:p>
          </table:table-cell>
          <table:table-cell office:value-type="float" office:value="11.69020932" table:style-name="ce1">
            <text:p>11.69020932</text:p>
          </table:table-cell>
          <table:table-cell office:value-type="float" office:value="11.336823093" table:style-name="ce1">
            <text:p>11.336823093</text:p>
          </table:table-cell>
          <table:table-cell office:value-type="float" office:value="2.37673320604395" table:style-name="ce1">
            <text:p>2.37673320604395</text:p>
          </table:table-cell>
          <table:table-cell office:value-type="float" office:value="6" table:style-name="ce1">
            <text:p>6</text:p>
          </table:table-cell>
          <table:table-cell office:value-type="float" office:value="0.157324095" table:style-name="ce1">
            <text:p>0.157324095</text:p>
          </table:table-cell>
          <table:table-cell office:value-type="float" office:value="0.4800872993" table:style-name="ce1">
            <text:p>0.4800872993</text:p>
          </table:table-cell>
          <table:table-cell office:value-type="float" office:value="0.30787123695" table:style-name="ce1">
            <text:p>0.30787123695</text:p>
          </table:table-cell>
          <table:table-cell office:value-type="float" office:value="0.3023051674" table:style-name="ce1">
            <text:p>0.3023051674</text:p>
          </table:table-cell>
          <table:table-cell office:value-type="float" office:value="0.158241366555311" table:style-name="ce1">
            <text:p>0.158241366555311</text:p>
          </table:table-cell>
          <table:table-cell office:value-type="float" office:value="6" table:style-name="ce1">
            <text:p>6</text:p>
          </table:table-cell>
          <table:table-cell office:value-type="float" office:value="0.2404804068" table:style-name="ce1">
            <text:p>0.2404804068</text:p>
          </table:table-cell>
          <table:table-cell office:value-type="float" office:value="0.4063431743" table:style-name="ce1">
            <text:p>0.4063431743</text:p>
          </table:table-cell>
          <table:table-cell office:value-type="float" office:value="0.321373679733333" table:style-name="ce1">
            <text:p>0.321373679733333</text:p>
          </table:table-cell>
          <table:table-cell office:value-type="float" office:value="0.32296239835" table:style-name="ce1">
            <text:p>0.32296239835</text:p>
          </table:table-cell>
          <table:table-cell office:value-type="float" office:value="0.0761336208734506" table:style-name="ce1">
            <text:p>0.0761336208734506</text:p>
          </table:table-cell>
        </table:table-row>
        <table:table-row table:style-name="ro1">
          <table:table-cell office:value-type="string" table:style-name="ce1">
            <text:p>20x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&lt;10%</text:p>
          </table:table-cell>
          <table:table-cell office:value-type="float" office:value="3" table:style-name="ce1">
            <text:p>3</text:p>
          </table:table-cell>
          <table:table-cell office:value-type="float" office:value="8.697725184" table:style-name="ce1">
            <text:p>8.697725184</text:p>
          </table:table-cell>
          <table:table-cell office:value-type="float" office:value="8.753303079" table:style-name="ce1">
            <text:p>8.753303079</text:p>
          </table:table-cell>
          <table:table-cell office:value-type="float" office:value="8.73223996633333" table:style-name="ce1">
            <text:p>8.73223996633333</text:p>
          </table:table-cell>
          <table:table-cell office:value-type="float" office:value="8.745691636" table:style-name="ce1">
            <text:p>8.745691636</text:p>
          </table:table-cell>
          <table:table-cell office:value-type="float" office:value="0.0301319791214189" table:style-name="ce1">
            <text:p>0.0301319791214189</text:p>
          </table:table-cell>
          <table:table-cell office:value-type="float" office:value="3" table:style-name="ce1">
            <text:p>3</text:p>
          </table:table-cell>
          <table:table-cell office:value-type="float" office:value="2.170127278" table:style-name="ce1">
            <text:p>2.170127278</text:p>
          </table:table-cell>
          <table:table-cell office:value-type="float" office:value="2.178521304" table:style-name="ce1">
            <text:p>2.178521304</text:p>
          </table:table-cell>
          <table:table-cell office:value-type="float" office:value="2.17470855466667" table:style-name="ce1">
            <text:p>2.17470855466667</text:p>
          </table:table-cell>
          <table:table-cell office:value-type="float" office:value="2.175477082" table:style-name="ce1">
            <text:p>2.175477082</text:p>
          </table:table-cell>
          <table:table-cell office:value-type="float" office:value="0.00424945806176869" table:style-name="ce1">
            <text:p>0.00424945806176869</text:p>
          </table:table-cell>
          <table:table-cell office:value-type="float" office:value="3" table:style-name="ce1">
            <text:p>3</text:p>
          </table:table-cell>
          <table:table-cell office:value-type="float" office:value="-0.2169419867" table:style-name="ce1">
            <text:p>-0.2169419867</text:p>
          </table:table-cell>
          <table:table-cell office:value-type="float" office:value="-0.2157127122" table:style-name="ce1">
            <text:p>-0.2157127122</text:p>
          </table:table-cell>
          <table:table-cell office:value-type="float" office:value="-0.2162679519" table:style-name="ce1">
            <text:p>-0.2162679519</text:p>
          </table:table-cell>
          <table:table-cell office:value-type="float" office:value="-0.2161491568" table:style-name="ce1">
            <text:p>-0.2161491568</text:p>
          </table:table-cell>
          <table:table-cell office:value-type="float" office:value="0.000623187897768868" table:style-name="ce1">
            <text:p>0.000623187897768868</text:p>
          </table:table-cell>
          <table:table-cell office:value-type="float" office:value="3" table:style-name="ce1">
            <text:p>3</text:p>
          </table:table-cell>
          <table:table-cell office:value-type="float" office:value="3.157553615" table:style-name="ce1">
            <text:p>3.157553615</text:p>
          </table:table-cell>
          <table:table-cell office:value-type="float" office:value="3.170232356" table:style-name="ce1">
            <text:p>3.170232356</text:p>
          </table:table-cell>
          <table:table-cell office:value-type="float" office:value="3.16318039533333" table:style-name="ce1">
            <text:p>3.16318039533333</text:p>
          </table:table-cell>
          <table:table-cell office:value-type="float" office:value="3.161755215" table:style-name="ce1">
            <text:p>3.161755215</text:p>
          </table:table-cell>
          <table:table-cell office:value-type="float" office:value="0.00645840325259749" table:style-name="ce1">
            <text:p>0.00645840325259749</text:p>
          </table:table-cell>
          <table:table-cell office:value-type="float" office:value="3" table:style-name="ce1">
            <text:p>3</text:p>
          </table:table-cell>
          <table:table-cell office:value-type="float" office:value="7.2724" table:style-name="ce1">
            <text:p>7.2724</text:p>
          </table:table-cell>
          <table:table-cell office:value-type="float" office:value="7.29174" table:style-name="ce1">
            <text:p>7.29174</text:p>
          </table:table-cell>
          <table:table-cell office:value-type="float" office:value="7.28129666666667" table:style-name="ce1">
            <text:p>7.28129666666667</text:p>
          </table:table-cell>
          <table:table-cell office:value-type="float" office:value="7.27975" table:style-name="ce1">
            <text:p>7.27975</text:p>
          </table:table-cell>
          <table:table-cell office:value-type="float" office:value="0.00976232724985853" table:style-name="ce1">
            <text:p>0.00976232724985853</text:p>
          </table:table-cell>
          <table:table-cell office:value-type="float" office:value="3" table:style-name="ce1">
            <text:p>3</text:p>
          </table:table-cell>
          <table:table-cell office:value-type="float" office:value="7.00697" table:style-name="ce1">
            <text:p>7.00697</text:p>
          </table:table-cell>
          <table:table-cell office:value-type="float" office:value="7.03822" table:style-name="ce1">
            <text:p>7.03822</text:p>
          </table:table-cell>
          <table:table-cell office:value-type="float" office:value="7.02217666666667" table:style-name="ce1">
            <text:p>7.02217666666667</text:p>
          </table:table-cell>
          <table:table-cell office:value-type="float" office:value="7.02134" table:style-name="ce1">
            <text:p>7.02134</text:p>
          </table:table-cell>
          <table:table-cell office:value-type="float" office:value="0.0156417912443982" table:style-name="ce1">
            <text:p>0.0156417912443982</text:p>
          </table:table-cell>
          <table:table-cell office:value-type="float" office:value="3" table:style-name="ce1">
            <text:p>3</text:p>
          </table:table-cell>
          <table:table-cell office:value-type="float" office:value="14.28672" table:style-name="ce1">
            <text:p>14.28672</text:p>
          </table:table-cell>
          <table:table-cell office:value-type="float" office:value="14.31308" table:style-name="ce1">
            <text:p>14.31308</text:p>
          </table:table-cell>
          <table:table-cell office:value-type="float" office:value="14.3034733333333" table:style-name="ce1">
            <text:p>14.3034733333333</text:p>
          </table:table-cell>
          <table:table-cell office:value-type="float" office:value="14.31062" table:style-name="ce1">
            <text:p>14.31062</text:p>
          </table:table-cell>
          <table:table-cell office:value-type="float" office:value="0.0145608562019311" table:style-name="ce1">
            <text:p>0.0145608562019311</text:p>
          </table:table-cell>
          <table:table-cell office:value-type="float" office:value="3" table:style-name="ce1">
            <text:p>3</text:p>
          </table:table-cell>
          <table:table-cell office:value-type="float" office:value="1.703800389" table:style-name="ce1">
            <text:p>1.703800389</text:p>
          </table:table-cell>
          <table:table-cell office:value-type="float" office:value="1.71307101" table:style-name="ce1">
            <text:p>1.71307101</text:p>
          </table:table-cell>
          <table:table-cell office:value-type="float" office:value="1.70892788433333" table:style-name="ce1">
            <text:p>1.70892788433333</text:p>
          </table:table-cell>
          <table:table-cell office:value-type="float" office:value="1.709912254" table:style-name="ce1">
            <text:p>1.709912254</text:p>
          </table:table-cell>
          <table:table-cell office:value-type="float" office:value="0.00471305009117241" table:style-name="ce1">
            <text:p>0.00471305009117241</text:p>
          </table:table-cell>
          <table:table-cell office:value-type="float" office:value="3" table:style-name="ce1">
            <text:p>3</text:p>
          </table:table-cell>
          <table:table-cell office:value-type="float" office:value="0.2150711172" table:style-name="ce1">
            <text:p>0.2150711172</text:p>
          </table:table-cell>
          <table:table-cell office:value-type="float" office:value="0.2233876636" table:style-name="ce1">
            <text:p>0.2233876636</text:p>
          </table:table-cell>
          <table:table-cell office:value-type="float" office:value="0.2185772416" table:style-name="ce1">
            <text:p>0.2185772416</text:p>
          </table:table-cell>
          <table:table-cell office:value-type="float" office:value="0.217272944" table:style-name="ce1">
            <text:p>0.217272944</text:p>
          </table:table-cell>
          <table:table-cell office:value-type="float" office:value="0.00430895929173886" table:style-name="ce1">
            <text:p>0.00430895929173886</text:p>
          </table:table-cell>
          <table:table-cell office:value-type="float" office:value="3" table:style-name="ce1">
            <text:p>3</text:p>
          </table:table-cell>
          <table:table-cell office:value-type="float" office:value="2.558616399" table:style-name="ce1">
            <text:p>2.558616399</text:p>
          </table:table-cell>
          <table:table-cell office:value-type="float" office:value="2.570116636" table:style-name="ce1">
            <text:p>2.570116636</text:p>
          </table:table-cell>
          <table:table-cell office:value-type="float" office:value="2.56437670233333" table:style-name="ce1">
            <text:p>2.56437670233333</text:p>
          </table:table-cell>
          <table:table-cell office:value-type="float" office:value="2.564397072" table:style-name="ce1">
            <text:p>2.564397072</text:p>
          </table:table-cell>
          <table:table-cell office:value-type="float" office:value="0.00575014555959515" table:style-name="ce1">
            <text:p>0.00575014555959515</text:p>
          </table:table-cell>
          <table:table-cell office:value-type="float" office:value="3" table:style-name="ce1">
            <text:p>3</text:p>
          </table:table-cell>
          <table:table-cell office:value-type="float" office:value="4.857348186" table:style-name="ce1">
            <text:p>4.857348186</text:p>
          </table:table-cell>
          <table:table-cell office:value-type="float" office:value="4.87167607" table:style-name="ce1">
            <text:p>4.87167607</text:p>
          </table:table-cell>
          <table:table-cell office:value-type="float" office:value="4.86439997" table:style-name="ce1">
            <text:p>4.86439997</text:p>
          </table:table-cell>
          <table:table-cell office:value-type="float" office:value="4.864175654" table:style-name="ce1">
            <text:p>4.864175654</text:p>
          </table:table-cell>
          <table:table-cell office:value-type="float" office:value="0.00716657541858428" table:style-name="ce1">
            <text:p>0.00716657541858428</text:p>
          </table:table-cell>
          <table:table-cell office:value-type="float" office:value="3" table:style-name="ce1">
            <text:p>3</text:p>
          </table:table-cell>
          <table:table-cell office:value-type="float" office:value="48.93144098" table:style-name="ce1">
            <text:p>48.93144098</text:p>
          </table:table-cell>
          <table:table-cell office:value-type="float" office:value="49.03270158" table:style-name="ce1">
            <text:p>49.03270158</text:p>
          </table:table-cell>
          <table:table-cell office:value-type="float" office:value="48.97751181" table:style-name="ce1">
            <text:p>48.97751181</text:p>
          </table:table-cell>
          <table:table-cell office:value-type="float" office:value="48.96839287" table:style-name="ce1">
            <text:p>48.96839287</text:p>
          </table:table-cell>
          <table:table-cell office:value-type="float" office:value="0.051242497774141" table:style-name="ce1">
            <text:p>0.051242497774141</text:p>
          </table:table-cell>
          <table:table-cell office:value-type="float" office:value="3" table:style-name="ce1">
            <text:p>3</text:p>
          </table:table-cell>
          <table:table-cell office:value-type="float" office:value="0.136488242" table:style-name="ce1">
            <text:p>0.136488242</text:p>
          </table:table-cell>
          <table:table-cell office:value-type="float" office:value="0.1365842961" table:style-name="ce1">
            <text:p>0.1365842961</text:p>
          </table:table-cell>
          <table:table-cell office:value-type="float" office:value="0.136527102766667" table:style-name="ce1">
            <text:p>0.136527102766667</text:p>
          </table:table-cell>
          <table:table-cell office:value-type="float" office:value="0.1365087702" table:style-name="ce1">
            <text:p>0.1365087702</text:p>
          </table:table-cell>
          <table:table-cell office:value-type="float" office:value="5.05831966382441e-05" table:style-name="ce1">
            <text:p>5.05831966382441e-05</text:p>
          </table:table-cell>
          <table:table-cell office:value-type="float" office:value="3" table:style-name="ce1">
            <text:p>3</text:p>
          </table:table-cell>
          <table:table-cell office:value-type="float" office:value="46.99554509" table:style-name="ce1">
            <text:p>46.99554509</text:p>
          </table:table-cell>
          <table:table-cell office:value-type="float" office:value="54.49269311" table:style-name="ce1">
            <text:p>54.49269311</text:p>
          </table:table-cell>
          <table:table-cell office:value-type="float" office:value="49.4948654133333" table:style-name="ce1">
            <text:p>49.4948654133333</text:p>
          </table:table-cell>
          <table:table-cell office:value-type="float" office:value="46.99635804" table:style-name="ce1">
            <text:p>46.99635804</text:p>
          </table:table-cell>
          <table:table-cell office:value-type="float" office:value="4.32824576813728" table:style-name="ce1">
            <text:p>4.32824576813728</text:p>
          </table:table-cell>
          <table:table-cell office:value-type="float" office:value="3" table:style-name="ce1">
            <text:p>3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.2405098595" table:style-name="ce1">
            <text:p>0.2405098595</text:p>
          </table:table-cell>
          <table:table-cell office:value-type="float" office:value="0.2407939189" table:style-name="ce1">
            <text:p>0.2407939189</text:p>
          </table:table-cell>
          <table:table-cell office:value-type="float" office:value="0.240638081533333" table:style-name="ce1">
            <text:p>0.240638081533333</text:p>
          </table:table-cell>
          <table:table-cell office:value-type="float" office:value="0.2406104662" table:style-name="ce1">
            <text:p>0.2406104662</text:p>
          </table:table-cell>
          <table:table-cell office:value-type="float" office:value="0.000144029131283988" table:style-name="ce1">
            <text:p>0.000144029131283988</text:p>
          </table:table-cell>
          <table:table-cell office:value-type="float" office:value="3" table:style-name="ce1">
            <text:p>3</text:p>
          </table:table-cell>
          <table:table-cell office:value-type="float" office:value="2.708409821" table:style-name="ce1">
            <text:p>2.708409821</text:p>
          </table:table-cell>
          <table:table-cell office:value-type="float" office:value="2.715519412" table:style-name="ce1">
            <text:p>2.715519412</text:p>
          </table:table-cell>
          <table:table-cell office:value-type="float" office:value="2.71175373" table:style-name="ce1">
            <text:p>2.71175373</text:p>
          </table:table-cell>
          <table:table-cell office:value-type="float" office:value="2.711331957" table:style-name="ce1">
            <text:p>2.711331957</text:p>
          </table:table-cell>
          <table:table-cell office:value-type="float" office:value="0.00357351233305084" table:style-name="ce1">
            <text:p>0.00357351233305084</text:p>
          </table:table-cell>
          <table:table-cell office:value-type="float" office:value="3" table:style-name="ce1">
            <text:p>3</text:p>
          </table:table-cell>
          <table:table-cell office:value-type="float" office:value="0.1066331969" table:style-name="ce1">
            <text:p>0.1066331969</text:p>
          </table:table-cell>
          <table:table-cell office:value-type="float" office:value="0.1069141492" table:style-name="ce1">
            <text:p>0.1069141492</text:p>
          </table:table-cell>
          <table:table-cell office:value-type="float" office:value="0.106790371033333" table:style-name="ce1">
            <text:p>0.106790371033333</text:p>
          </table:table-cell>
          <table:table-cell office:value-type="float" office:value="0.106823767" table:style-name="ce1">
            <text:p>0.106823767</text:p>
          </table:table-cell>
          <table:table-cell office:value-type="float" office:value="0.00014342251099818" table:style-name="ce1">
            <text:p>0.00014342251099818</text:p>
          </table:table-cell>
          <table:table-cell office:value-type="float" office:value="3" table:style-name="ce1">
            <text:p>3</text:p>
          </table:table-cell>
          <table:table-cell office:value-type="float" office:value="2.665530592" table:style-name="ce1">
            <text:p>2.665530592</text:p>
          </table:table-cell>
          <table:table-cell office:value-type="float" office:value="2.67674911" table:style-name="ce1">
            <text:p>2.67674911</text:p>
          </table:table-cell>
          <table:table-cell office:value-type="float" office:value="2.671166551" table:style-name="ce1">
            <text:p>2.671166551</text:p>
          </table:table-cell>
          <table:table-cell office:value-type="float" office:value="2.671219951" table:style-name="ce1">
            <text:p>2.671219951</text:p>
          </table:table-cell>
          <table:table-cell office:value-type="float" office:value="0.00560944963424038" table:style-name="ce1">
            <text:p>0.00560944963424038</text:p>
          </table:table-cell>
          <table:table-cell office:value-type="float" office:value="3" table:style-name="ce1">
            <text:p>3</text:p>
          </table:table-cell>
          <table:table-cell office:value-type="float" office:value="0.1066331969" table:style-name="ce1">
            <text:p>0.1066331969</text:p>
          </table:table-cell>
          <table:table-cell office:value-type="float" office:value="0.1069141492" table:style-name="ce1">
            <text:p>0.1069141492</text:p>
          </table:table-cell>
          <table:table-cell office:value-type="float" office:value="0.106790371033333" table:style-name="ce1">
            <text:p>0.106790371033333</text:p>
          </table:table-cell>
          <table:table-cell office:value-type="float" office:value="0.106823767" table:style-name="ce1">
            <text:p>0.106823767</text:p>
          </table:table-cell>
          <table:table-cell office:value-type="float" office:value="0.00014342251099818" table:style-name="ce1">
            <text:p>0.00014342251099818</text:p>
          </table:table-cell>
          <table:table-cell office:value-type="float" office:value="3" table:style-name="ce1">
            <text:p>3</text:p>
          </table:table-cell>
          <table:table-cell office:value-type="float" office:value="1.91845847" table:style-name="ce1">
            <text:p>1.91845847</text:p>
          </table:table-cell>
          <table:table-cell office:value-type="float" office:value="1.93142965" table:style-name="ce1">
            <text:p>1.93142965</text:p>
          </table:table-cell>
          <table:table-cell office:value-type="float" office:value="1.92523324166667" table:style-name="ce1">
            <text:p>1.92523324166667</text:p>
          </table:table-cell>
          <table:table-cell office:value-type="float" office:value="1.925811605" table:style-name="ce1">
            <text:p>1.925811605</text:p>
          </table:table-cell>
          <table:table-cell office:value-type="float" office:value="0.00650490244024527" table:style-name="ce1">
            <text:p>0.00650490244024527</text:p>
          </table:table-cell>
          <table:table-cell office:value-type="float" office:value="3" table:style-name="ce1">
            <text:p>3</text:p>
          </table:table-cell>
          <table:table-cell office:value-type="float" office:value="2.37006153" table:style-name="ce1">
            <text:p>2.37006153</text:p>
          </table:table-cell>
          <table:table-cell office:value-type="float" office:value="2.38171035" table:style-name="ce1">
            <text:p>2.38171035</text:p>
          </table:table-cell>
          <table:table-cell office:value-type="float" office:value="2.37591009166667" table:style-name="ce1">
            <text:p>2.37591009166667</text:p>
          </table:table-cell>
          <table:table-cell office:value-type="float" office:value="2.375958395" table:style-name="ce1">
            <text:p>2.375958395</text:p>
          </table:table-cell>
          <table:table-cell office:value-type="float" office:value="0.00582456022006025" table:style-name="ce1">
            <text:p>0.00582456022006025</text:p>
          </table:table-cell>
          <table:table-cell office:value-type="float" office:value="3" table:style-name="ce1">
            <text:p>3</text:p>
          </table:table-cell>
          <table:table-cell office:value-type="float" office:value="0.2950387599" table:style-name="ce1">
            <text:p>0.2950387599</text:p>
          </table:table-cell>
          <table:table-cell office:value-type="float" office:value="0.2954690613" table:style-name="ce1">
            <text:p>0.2954690613</text:p>
          </table:table-cell>
          <table:table-cell office:value-type="float" office:value="0.2952564589" table:style-name="ce1">
            <text:p>0.2952564589</text:p>
          </table:table-cell>
          <table:table-cell office:value-type="float" office:value="0.2952615555" table:style-name="ce1">
            <text:p>0.2952615555</text:p>
          </table:table-cell>
          <table:table-cell office:value-type="float" office:value="0.00021519596931439" table:style-name="ce1">
            <text:p>0.00021519596931439</text:p>
          </table:table-cell>
          <table:table-cell office:value-type="float" office:value="3" table:style-name="ce1">
            <text:p>3</text:p>
          </table:table-cell>
          <table:table-cell office:value-type="float" office:value="12.85104" table:style-name="ce1">
            <text:p>12.85104</text:p>
          </table:table-cell>
          <table:table-cell office:value-type="float" office:value="12.98598" table:style-name="ce1">
            <text:p>12.98598</text:p>
          </table:table-cell>
          <table:table-cell office:value-type="float" office:value="12.9344" table:style-name="ce1">
            <text:p>12.9344</text:p>
          </table:table-cell>
          <table:table-cell office:value-type="float" office:value="12.96618" table:style-name="ce1">
            <text:p>12.96618</text:p>
          </table:table-cell>
          <table:table-cell office:value-type="float" office:value="0.072867531864336" table:style-name="ce1">
            <text:p>0.072867531864336</text:p>
          </table:table-cell>
          <table:table-cell office:value-type="float" office:value="3" table:style-name="ce1">
            <text:p>3</text:p>
          </table:table-cell>
          <table:table-cell office:value-type="float" office:value="6.371612052" table:style-name="ce1">
            <text:p>6.371612052</text:p>
          </table:table-cell>
          <table:table-cell office:value-type="float" office:value="6.407085613" table:style-name="ce1">
            <text:p>6.407085613</text:p>
          </table:table-cell>
          <table:table-cell office:value-type="float" office:value="6.385547039" table:style-name="ce1">
            <text:p>6.385547039</text:p>
          </table:table-cell>
          <table:table-cell office:value-type="float" office:value="6.377943452" table:style-name="ce1">
            <text:p>6.377943452</text:p>
          </table:table-cell>
          <table:table-cell office:value-type="float" office:value="0.0189196798058292" table:style-name="ce1">
            <text:p>0.0189196798058292</text:p>
          </table:table-cell>
          <table:table-cell office:value-type="float" office:value="3" table:style-name="ce1">
            <text:p>3</text:p>
          </table:table-cell>
          <table:table-cell office:value-type="float" office:value="1418.586293" table:style-name="ce1">
            <text:p>1418.586293</text:p>
          </table:table-cell>
          <table:table-cell office:value-type="float" office:value="1419.82568" table:style-name="ce1">
            <text:p>1419.82568</text:p>
          </table:table-cell>
          <table:table-cell office:value-type="float" office:value="1419.26627466667" table:style-name="ce1">
            <text:p>1419.26627466667</text:p>
          </table:table-cell>
          <table:table-cell office:value-type="float" office:value="1419.386851" table:style-name="ce1">
            <text:p>1419.386851</text:p>
          </table:table-cell>
          <table:table-cell office:value-type="float" office:value="0.628429807585731" table:style-name="ce1">
            <text:p>0.628429807585731</text:p>
          </table:table-cell>
          <table:table-cell office:value-type="float" office:value="3" table:style-name="ce1">
            <text:p>3</text:p>
          </table:table-cell>
          <table:table-cell office:value-type="float" office:value="36.98983998" table:style-name="ce1">
            <text:p>36.98983998</text:p>
          </table:table-cell>
          <table:table-cell office:value-type="float" office:value="36.99891729" table:style-name="ce1">
            <text:p>36.99891729</text:p>
          </table:table-cell>
          <table:table-cell office:value-type="float" office:value="36.99332638" table:style-name="ce1">
            <text:p>36.99332638</text:p>
          </table:table-cell>
          <table:table-cell office:value-type="float" office:value="36.99122187" table:style-name="ce1">
            <text:p>36.99122187</text:p>
          </table:table-cell>
          <table:table-cell office:value-type="float" office:value="0.00489092127968923" table:style-name="ce1">
            <text:p>0.00489092127968923</text:p>
          </table:table-cell>
          <table:table-cell office:value-type="float" office:value="3" table:style-name="ce1">
            <text:p>3</text:p>
          </table:table-cell>
          <table:table-cell office:value-type="float" office:value="89.98406899" table:style-name="ce1">
            <text:p>89.98406899</text:p>
          </table:table-cell>
          <table:table-cell office:value-type="float" office:value="89.99256353" table:style-name="ce1">
            <text:p>89.99256353</text:p>
          </table:table-cell>
          <table:table-cell office:value-type="float" office:value="89.98795778" table:style-name="ce1">
            <text:p>89.98795778</text:p>
          </table:table-cell>
          <table:table-cell office:value-type="float" office:value="89.98724082" table:style-name="ce1">
            <text:p>89.98724082</text:p>
          </table:table-cell>
          <table:table-cell office:value-type="float" office:value="0.00429241495944937" table:style-name="ce1">
            <text:p>0.00429241495944937</text:p>
          </table:table-cell>
          <table:table-cell office:value-type="float" office:value="3" table:style-name="ce1">
            <text:p>3</text:p>
          </table:table-cell>
          <table:table-cell office:value-type="float" office:value="0.01475796603" table:style-name="ce1">
            <text:p>0.01475796603</text:p>
          </table:table-cell>
          <table:table-cell office:value-type="float" office:value="0.02148327781" table:style-name="ce1">
            <text:p>0.02148327781</text:p>
          </table:table-cell>
          <table:table-cell office:value-type="float" office:value="0.01750169386" table:style-name="ce1">
            <text:p>0.01750169386</text:p>
          </table:table-cell>
          <table:table-cell office:value-type="float" office:value="0.01626383774" table:style-name="ce1">
            <text:p>0.01626383774</text:p>
          </table:table-cell>
          <table:table-cell office:value-type="float" office:value="0.00352940086486613" table:style-name="ce1">
            <text:p>0.00352940086486613</text:p>
          </table:table-cell>
          <table:table-cell office:value-type="float" office:value="3" table:style-name="ce1">
            <text:p>3</text:p>
          </table:table-cell>
          <table:table-cell office:value-type="float" office:value="8.749079081" table:style-name="ce1">
            <text:p>8.749079081</text:p>
          </table:table-cell>
          <table:table-cell office:value-type="float" office:value="8.750937769" table:style-name="ce1">
            <text:p>8.750937769</text:p>
          </table:table-cell>
          <table:table-cell office:value-type="float" office:value="8.74993817133333" table:style-name="ce1">
            <text:p>8.74993817133333</text:p>
          </table:table-cell>
          <table:table-cell office:value-type="float" office:value="8.749797664" table:style-name="ce1">
            <text:p>8.749797664</text:p>
          </table:table-cell>
          <table:table-cell office:value-type="float" office:value="0.000937276375129882" table:style-name="ce1">
            <text:p>0.000937276375129882</text:p>
          </table:table-cell>
          <table:table-cell office:value-type="float" office:value="3" table:style-name="ce1">
            <text:p>3</text:p>
          </table:table-cell>
          <table:table-cell office:value-type="float" office:value="0.002239245052" table:style-name="ce1">
            <text:p>0.002239245052</text:p>
          </table:table-cell>
          <table:table-cell office:value-type="float" office:value="0.002294063528" table:style-name="ce1">
            <text:p>0.002294063528</text:p>
          </table:table-cell>
          <table:table-cell office:value-type="float" office:value="0.00227324311833333" table:style-name="ce1">
            <text:p>0.00227324311833333</text:p>
          </table:table-cell>
          <table:table-cell office:value-type="float" office:value="0.002286420775" table:style-name="ce1">
            <text:p>0.002286420775</text:p>
          </table:table-cell>
          <table:table-cell office:value-type="float" office:value="2.96901381633539e-05" table:style-name="ce1">
            <text:p>2.96901381633539e-05</text:p>
          </table:table-cell>
          <table:table-cell office:value-type="float" office:value="3" table:style-name="ce1">
            <text:p>3</text:p>
          </table:table-cell>
          <table:table-cell office:value-type="float" office:value="0.01800464739" table:style-name="ce1">
            <text:p>0.01800464739</text:p>
          </table:table-cell>
          <table:table-cell office:value-type="float" office:value="0.01801809339" table:style-name="ce1">
            <text:p>0.01801809339</text:p>
          </table:table-cell>
          <table:table-cell office:value-type="float" office:value="0.0180100822166667" table:style-name="ce1">
            <text:p>0.0180100822166667</text:p>
          </table:table-cell>
          <table:table-cell office:value-type="float" office:value="0.01800750587" table:style-name="ce1">
            <text:p>0.01800750587</text:p>
          </table:table-cell>
          <table:table-cell office:value-type="float" office:value="7.0835655294588e-06" table:style-name="ce1">
            <text:p>7.0835655294588e-06</text:p>
          </table:table-cell>
          <table:table-cell office:value-type="float" office:value="3" table:style-name="ce1">
            <text:p>3</text:p>
          </table:table-cell>
          <table:table-cell office:value-type="float" office:value="7.938532888" table:style-name="ce1">
            <text:p>7.938532888</text:p>
          </table:table-cell>
          <table:table-cell office:value-type="float" office:value="8.002533411" table:style-name="ce1">
            <text:p>8.002533411</text:p>
          </table:table-cell>
          <table:table-cell office:value-type="float" office:value="7.974724863" table:style-name="ce1">
            <text:p>7.974724863</text:p>
          </table:table-cell>
          <table:table-cell office:value-type="float" office:value="7.98310829" table:style-name="ce1">
            <text:p>7.98310829</text:p>
          </table:table-cell>
          <table:table-cell office:value-type="float" office:value="0.0328135356562901" table:style-name="ce1">
            <text:p>0.0328135356562901</text:p>
          </table:table-cell>
          <table:table-cell office:value-type="float" office:value="3" table:style-name="ce1">
            <text:p>3</text:p>
          </table:table-cell>
          <table:table-cell office:value-type="float" office:value="9.813006266" table:style-name="ce1">
            <text:p>9.813006266</text:p>
          </table:table-cell>
          <table:table-cell office:value-type="float" office:value="9.813006266" table:style-name="ce1">
            <text:p>9.813006266</text:p>
          </table:table-cell>
          <table:table-cell office:value-type="float" office:value="9.813006266" table:style-name="ce1">
            <text:p>9.813006266</text:p>
          </table:table-cell>
          <table:table-cell office:value-type="float" office:value="9.813006266" table:style-name="ce1">
            <text:p>9.813006266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.3205227827" table:style-name="ce1">
            <text:p>0.3205227827</text:p>
          </table:table-cell>
          <table:table-cell office:value-type="float" office:value="0.3279257685" table:style-name="ce1">
            <text:p>0.3279257685</text:p>
          </table:table-cell>
          <table:table-cell office:value-type="float" office:value="0.324688798066667" table:style-name="ce1">
            <text:p>0.324688798066667</text:p>
          </table:table-cell>
          <table:table-cell office:value-type="float" office:value="0.325617843" table:style-name="ce1">
            <text:p>0.325617843</text:p>
          </table:table-cell>
          <table:table-cell office:value-type="float" office:value="0.00378792727687117" table:style-name="ce1">
            <text:p>0.00378792727687117</text:p>
          </table:table-cell>
          <table:table-cell office:value-type="float" office:value="3" table:style-name="ce1">
            <text:p>3</text:p>
          </table:table-cell>
          <table:table-cell office:value-type="float" office:value="0.4148292402" table:style-name="ce1">
            <text:p>0.4148292402</text:p>
          </table:table-cell>
          <table:table-cell office:value-type="float" office:value="0.4206167949" table:style-name="ce1">
            <text:p>0.4206167949</text:p>
          </table:table-cell>
          <table:table-cell office:value-type="float" office:value="0.418058522733333" table:style-name="ce1">
            <text:p>0.418058522733333</text:p>
          </table:table-cell>
          <table:table-cell office:value-type="float" office:value="0.4187295331" table:style-name="ce1">
            <text:p>0.4187295331</text:p>
          </table:table-cell>
          <table:table-cell office:value-type="float" office:value="0.0029515484979081" table:style-name="ce1">
            <text:p>0.0029515484979081</text:p>
          </table:table-cell>
        </table:table-row>
        <table:table-row table:style-name="ro1">
          <table:table-cell office:value-type="string" table:style-name="ce1">
            <text:p>20x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G</text:p>
          </table:table-cell>
          <table:table-cell office:value-type="string" table:style-name="ce1">
            <text:p>10-20%</text:p>
          </table:table-cell>
          <table:table-cell office:value-type="float" office:value="6" table:style-name="ce1">
            <text:p>6</text:p>
          </table:table-cell>
          <table:table-cell office:value-type="float" office:value="14.15886374" table:style-name="ce1">
            <text:p>14.15886374</text:p>
          </table:table-cell>
          <table:table-cell office:value-type="float" office:value="16.70826631" table:style-name="ce1">
            <text:p>16.70826631</text:p>
          </table:table-cell>
          <table:table-cell office:value-type="float" office:value="15.4815075416667" table:style-name="ce1">
            <text:p>15.4815075416667</text:p>
          </table:table-cell>
          <table:table-cell office:value-type="float" office:value="15.510146195" table:style-name="ce1">
            <text:p>15.510146195</text:p>
          </table:table-cell>
          <table:table-cell office:value-type="float" office:value="1.31333416944302" table:style-name="ce1">
            <text:p>1.31333416944302</text:p>
          </table:table-cell>
          <table:table-cell office:value-type="float" office:value="6" table:style-name="ce1">
            <text:p>6</text:p>
          </table:table-cell>
          <table:table-cell office:value-type="float" office:value="3.831599162" table:style-name="ce1">
            <text:p>3.831599162</text:p>
          </table:table-cell>
          <table:table-cell office:value-type="float" office:value="5.043483068" table:style-name="ce1">
            <text:p>5.043483068</text:p>
          </table:table-cell>
          <table:table-cell office:value-type="float" office:value="4.4691157085" table:style-name="ce1">
            <text:p>4.4691157085</text:p>
          </table:table-cell>
          <table:table-cell office:value-type="float" office:value="4.493511001" table:style-name="ce1">
            <text:p>4.493511001</text:p>
          </table:table-cell>
          <table:table-cell office:value-type="float" office:value="0.622865143971738" table:style-name="ce1">
            <text:p>0.622865143971738</text:p>
          </table:table-cell>
          <table:table-cell office:value-type="float" office:value="6" table:style-name="ce1">
            <text:p>6</text:p>
          </table:table-cell>
          <table:table-cell office:value-type="float" office:value="-0.09104073908" table:style-name="ce1">
            <text:p>-0.09104073908</text:p>
          </table:table-cell>
          <table:table-cell office:value-type="float" office:value="0.03483252606" table:style-name="ce1">
            <text:p>0.03483252606</text:p>
          </table:table-cell>
          <table:table-cell office:value-type="float" office:value="-0.0156208933016667" table:style-name="ce1">
            <text:p>-0.0156208933016667</text:p>
          </table:table-cell>
          <table:table-cell office:value-type="float" office:value="0.002156379935" table:style-name="ce1">
            <text:p>0.002156379935</text:p>
          </table:table-cell>
          <table:table-cell office:value-type="float" office:value="0.0573556667228245" table:style-name="ce1">
            <text:p>0.0573556667228245</text:p>
          </table:table-cell>
          <table:table-cell office:value-type="float" office:value="6" table:style-name="ce1">
            <text:p>6</text:p>
          </table:table-cell>
          <table:table-cell office:value-type="float" office:value="3.65675563" table:style-name="ce1">
            <text:p>3.65675563</text:p>
          </table:table-cell>
          <table:table-cell office:value-type="float" office:value="4.678360838" table:style-name="ce1">
            <text:p>4.678360838</text:p>
          </table:table-cell>
          <table:table-cell office:value-type="float" office:value="4.06266857183333" table:style-name="ce1">
            <text:p>4.06266857183333</text:p>
          </table:table-cell>
          <table:table-cell office:value-type="float" office:value="3.918608305" table:style-name="ce1">
            <text:p>3.918608305</text:p>
          </table:table-cell>
          <table:table-cell office:value-type="float" office:value="0.466935188839785" table:style-name="ce1">
            <text:p>0.466935188839785</text:p>
          </table:table-cell>
          <table:table-cell office:value-type="float" office:value="6" table:style-name="ce1">
            <text:p>6</text:p>
          </table:table-cell>
          <table:table-cell office:value-type="float" office:value="13.90654" table:style-name="ce1">
            <text:p>13.90654</text:p>
          </table:table-cell>
          <table:table-cell office:value-type="float" office:value="16.46348" table:style-name="ce1">
            <text:p>16.46348</text:p>
          </table:table-cell>
          <table:table-cell office:value-type="float" office:value="15.3812883333333" table:style-name="ce1">
            <text:p>15.3812883333333</text:p>
          </table:table-cell>
          <table:table-cell office:value-type="float" office:value="15.530255" table:style-name="ce1">
            <text:p>15.530255</text:p>
          </table:table-cell>
          <table:table-cell office:value-type="float" office:value="1.18990040128435" table:style-name="ce1">
            <text:p>1.18990040128435</text:p>
          </table:table-cell>
          <table:table-cell office:value-type="float" office:value="6" table:style-name="ce1">
            <text:p>6</text:p>
          </table:table-cell>
          <table:table-cell office:value-type="float" office:value="20.52506" table:style-name="ce1">
            <text:p>20.52506</text:p>
          </table:table-cell>
          <table:table-cell office:value-type="float" office:value="22.32031" table:style-name="ce1">
            <text:p>22.32031</text:p>
          </table:table-cell>
          <table:table-cell office:value-type="float" office:value="21.7141633333333" table:style-name="ce1">
            <text:p>21.7141633333333</text:p>
          </table:table-cell>
          <table:table-cell office:value-type="float" office:value="21.869605" table:style-name="ce1">
            <text:p>21.869605</text:p>
          </table:table-cell>
          <table:table-cell office:value-type="float" office:value="0.705215683395276" table:style-name="ce1">
            <text:p>0.705215683395276</text:p>
          </table:table-cell>
          <table:table-cell office:value-type="float" office:value="6" table:style-name="ce1">
            <text:p>6</text:p>
          </table:table-cell>
          <table:table-cell office:value-type="float" office:value="34.4316" table:style-name="ce1">
            <text:p>34.4316</text:p>
          </table:table-cell>
          <table:table-cell office:value-type="float" office:value="38.76157" table:style-name="ce1">
            <text:p>38.76157</text:p>
          </table:table-cell>
          <table:table-cell office:value-type="float" office:value="37.0954516666667" table:style-name="ce1">
            <text:p>37.0954516666667</text:p>
          </table:table-cell>
          <table:table-cell office:value-type="float" office:value="37.414605" table:style-name="ce1">
            <text:p>37.414605</text:p>
          </table:table-cell>
          <table:table-cell office:value-type="float" office:value="1.87179214069743" table:style-name="ce1">
            <text:p>1.87179214069743</text:p>
          </table:table-cell>
          <table:table-cell office:value-type="float" office:value="6" table:style-name="ce1">
            <text:p>6</text:p>
          </table:table-cell>
          <table:table-cell office:value-type="float" office:value="2.979399135" table:style-name="ce1">
            <text:p>2.979399135</text:p>
          </table:table-cell>
          <table:table-cell office:value-type="float" office:value="3.90321197" table:style-name="ce1">
            <text:p>3.90321197</text:p>
          </table:table-cell>
          <table:table-cell office:value-type="float" office:value="3.45652461516667" table:style-name="ce1">
            <text:p>3.45652461516667</text:p>
          </table:table-cell>
          <table:table-cell office:value-type="float" office:value="3.4686559095" table:style-name="ce1">
            <text:p>3.4686559095</text:p>
          </table:table-cell>
          <table:table-cell office:value-type="float" office:value="0.485070175670152" table:style-name="ce1">
            <text:p>0.485070175670152</text:p>
          </table:table-cell>
          <table:table-cell office:value-type="float" office:value="6" table:style-name="ce1">
            <text:p>6</text:p>
          </table:table-cell>
          <table:table-cell office:value-type="float" office:value="0.1146136565" table:style-name="ce1">
            <text:p>0.1146136565</text:p>
          </table:table-cell>
          <table:table-cell office:value-type="float" office:value="0.1630119767" table:style-name="ce1">
            <text:p>0.1630119767</text:p>
          </table:table-cell>
          <table:table-cell office:value-type="float" office:value="0.13440237535" table:style-name="ce1">
            <text:p>0.13440237535</text:p>
          </table:table-cell>
          <table:table-cell office:value-type="float" office:value="0.13015176595" table:style-name="ce1">
            <text:p>0.13015176595</text:p>
          </table:table-cell>
          <table:table-cell office:value-type="float" office:value="0.0212691185431147" table:style-name="ce1">
            <text:p>0.0212691185431147</text:p>
          </table:table-cell>
          <table:table-cell office:value-type="float" office:value="6" table:style-name="ce1">
            <text:p>6</text:p>
          </table:table-cell>
          <table:table-cell office:value-type="float" office:value="4.68636035" table:style-name="ce1">
            <text:p>4.68636035</text:p>
          </table:table-cell>
          <table:table-cell office:value-type="float" office:value="6.5355557" table:style-name="ce1">
            <text:p>6.5355557</text:p>
          </table:table-cell>
          <table:table-cell office:value-type="float" office:value="5.6229930635" table:style-name="ce1">
            <text:p>5.6229930635</text:p>
          </table:table-cell>
          <table:table-cell office:value-type="float" office:value="5.6304982455" table:style-name="ce1">
            <text:p>5.6304982455</text:p>
          </table:table-cell>
          <table:table-cell office:value-type="float" office:value="0.987039858372205" table:style-name="ce1">
            <text:p>0.987039858372205</text:p>
          </table:table-cell>
          <table:table-cell office:value-type="float" office:value="6" table:style-name="ce1">
            <text:p>6</text:p>
          </table:table-cell>
          <table:table-cell office:value-type="float" office:value="7.021830974" table:style-name="ce1">
            <text:p>7.021830974</text:p>
          </table:table-cell>
          <table:table-cell office:value-type="float" office:value="9.300655236" table:style-name="ce1">
            <text:p>9.300655236</text:p>
          </table:table-cell>
          <table:table-cell office:value-type="float" office:value="8.19346229283333" table:style-name="ce1">
            <text:p>8.19346229283333</text:p>
          </table:table-cell>
          <table:table-cell office:value-type="float" office:value="8.220875519" table:style-name="ce1">
            <text:p>8.220875519</text:p>
          </table:table-cell>
          <table:table-cell office:value-type="float" office:value="1.2098998237742" table:style-name="ce1">
            <text:p>1.2098998237742</text:p>
          </table:table-cell>
          <table:table-cell office:value-type="float" office:value="6" table:style-name="ce1">
            <text:p>6</text:p>
          </table:table-cell>
          <table:table-cell office:value-type="float" office:value="67.51067865" table:style-name="ce1">
            <text:p>67.51067865</text:p>
          </table:table-cell>
          <table:table-cell office:value-type="float" office:value="72.47736772" table:style-name="ce1">
            <text:p>72.47736772</text:p>
          </table:table-cell>
          <table:table-cell office:value-type="float" office:value="70.02757025" table:style-name="ce1">
            <text:p>70.02757025</text:p>
          </table:table-cell>
          <table:table-cell office:value-type="float" office:value="70.05526675" table:style-name="ce1">
            <text:p>70.05526675</text:p>
          </table:table-cell>
          <table:table-cell office:value-type="float" office:value="2.67704743720216" table:style-name="ce1">
            <text:p>2.67704743720216</text:p>
          </table:table-cell>
          <table:table-cell office:value-type="float" office:value="6" table:style-name="ce1">
            <text:p>6</text:p>
          </table:table-cell>
          <table:table-cell office:value-type="float" office:value="0.2418386925" table:style-name="ce1">
            <text:p>0.2418386925</text:p>
          </table:table-cell>
          <table:table-cell office:value-type="float" office:value="0.4019704366" table:style-name="ce1">
            <text:p>0.4019704366</text:p>
          </table:table-cell>
          <table:table-cell office:value-type="float" office:value="0.321527685316667" table:style-name="ce1">
            <text:p>0.321527685316667</text:p>
          </table:table-cell>
          <table:table-cell office:value-type="float" office:value="0.3215037946" table:style-name="ce1">
            <text:p>0.3215037946</text:p>
          </table:table-cell>
          <table:table-cell office:value-type="float" office:value="0.0868928083051531" table:style-name="ce1">
            <text:p>0.0868928083051531</text:p>
          </table:table-cell>
          <table:table-cell office:value-type="float" office:value="6" table:style-name="ce1">
            <text:p>6</text:p>
          </table:table-cell>
          <table:table-cell office:value-type="float" office:value="13.0118277" table:style-name="ce1">
            <text:p>13.0118277</text:p>
          </table:table-cell>
          <table:table-cell office:value-type="float" office:value="49.00263031" table:style-name="ce1">
            <text:p>49.00263031</text:p>
          </table:table-cell>
          <table:table-cell office:value-type="float" office:value="31.0043271666667" table:style-name="ce1">
            <text:p>31.0043271666667</text:p>
          </table:table-cell>
          <table:table-cell office:value-type="float" office:value="30.99924927" table:style-name="ce1">
            <text:p>30.99924927</text:p>
          </table:table-cell>
          <table:table-cell office:value-type="float" office:value="19.6243437097053" table:style-name="ce1">
            <text:p>19.6243437097053</text:p>
          </table:table-cell>
          <table:table-cell office:value-type="float" office:value="6" table:style-name="ce1">
            <text:p>6</text:p>
          </table:table-cell>
          <table:table-cell office:value-type="float" office:value="3.294734756" table:style-name="ce1">
            <text:p>3.294734756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3.8438572155" table:style-name="ce1">
            <text:p>3.8438572155</text:p>
          </table:table-cell>
          <table:table-cell office:value-type="float" office:value="3.8438572155" table:style-name="ce1">
            <text:p>3.8438572155</text:p>
          </table:table-cell>
          <table:table-cell office:value-type="float" office:value="0.601533515801734" table:style-name="ce1">
            <text:p>0.601533515801734</text:p>
          </table:table-cell>
          <table:table-cell office:value-type="float" office:value="6" table:style-name="ce1">
            <text:p>6</text:p>
          </table:table-cell>
          <table:table-cell office:value-type="float" office:value="0.2794591" table:style-name="ce1">
            <text:p>0.2794591</text:p>
          </table:table-cell>
          <table:table-cell office:value-type="float" office:value="0.3141699238" table:style-name="ce1">
            <text:p>0.3141699238</text:p>
          </table:table-cell>
          <table:table-cell office:value-type="float" office:value="0.297359273383333" table:style-name="ce1">
            <text:p>0.297359273383333</text:p>
          </table:table-cell>
          <table:table-cell office:value-type="float" office:value="0.2977609587" table:style-name="ce1">
            <text:p>0.2977609587</text:p>
          </table:table-cell>
          <table:table-cell office:value-type="float" office:value="0.0182281827777151" table:style-name="ce1">
            <text:p>0.0182281827777151</text:p>
          </table:table-cell>
          <table:table-cell office:value-type="float" office:value="6" table:style-name="ce1">
            <text:p>6</text:p>
          </table:table-cell>
          <table:table-cell office:value-type="float" office:value="3.659057889" table:style-name="ce1">
            <text:p>3.659057889</text:p>
          </table:table-cell>
          <table:table-cell office:value-type="float" office:value="4.556864101" table:style-name="ce1">
            <text:p>4.556864101</text:p>
          </table:table-cell>
          <table:table-cell office:value-type="float" office:value="4.1232490295" table:style-name="ce1">
            <text:p>4.1232490295</text:p>
          </table:table-cell>
          <table:table-cell office:value-type="float" office:value="4.133953545" table:style-name="ce1">
            <text:p>4.133953545</text:p>
          </table:table-cell>
          <table:table-cell office:value-type="float" office:value="0.469058120512104" table:style-name="ce1">
            <text:p>0.469058120512104</text:p>
          </table:table-cell>
          <table:table-cell office:value-type="float" office:value="6" table:style-name="ce1">
            <text:p>6</text:p>
          </table:table-cell>
          <table:table-cell office:value-type="float" office:value="0.2168759718" table:style-name="ce1">
            <text:p>0.2168759718</text:p>
          </table:table-cell>
          <table:table-cell office:value-type="float" office:value="0.2856469232" table:style-name="ce1">
            <text:p>0.2856469232</text:p>
          </table:table-cell>
          <table:table-cell office:value-type="float" office:value="0.2566496681" table:style-name="ce1">
            <text:p>0.2566496681</text:p>
          </table:table-cell>
          <table:table-cell office:value-type="float" office:value="0.26090663995" table:style-name="ce1">
            <text:p>0.26090663995</text:p>
          </table:table-cell>
          <table:table-cell office:value-type="float" office:value="0.0319632013091959" table:style-name="ce1">
            <text:p>0.0319632013091959</text:p>
          </table:table-cell>
          <table:table-cell office:value-type="float" office:value="6" table:style-name="ce1">
            <text:p>6</text:p>
          </table:table-cell>
          <table:table-cell office:value-type="float" office:value="4.903234925" table:style-name="ce1">
            <text:p>4.903234925</text:p>
          </table:table-cell>
          <table:table-cell office:value-type="float" office:value="6.821206688" table:style-name="ce1">
            <text:p>6.821206688</text:p>
          </table:table-cell>
          <table:table-cell office:value-type="float" office:value="5.87964418716667" table:style-name="ce1">
            <text:p>5.87964418716667</text:p>
          </table:table-cell>
          <table:table-cell office:value-type="float" office:value="5.891618254" table:style-name="ce1">
            <text:p>5.891618254</text:p>
          </table:table-cell>
          <table:table-cell office:value-type="float" office:value="1.01848361340373" table:style-name="ce1">
            <text:p>1.01848361340373</text:p>
          </table:table-cell>
          <table:table-cell office:value-type="float" office:value="6" table:style-name="ce1">
            <text:p>6</text:p>
          </table:table-cell>
          <table:table-cell office:value-type="float" office:value="0.2168759718" table:style-name="ce1">
            <text:p>0.2168759718</text:p>
          </table:table-cell>
          <table:table-cell office:value-type="float" office:value="0.2856469232" table:style-name="ce1">
            <text:p>0.2856469232</text:p>
          </table:table-cell>
          <table:table-cell office:value-type="float" office:value="0.2566496681" table:style-name="ce1">
            <text:p>0.2566496681</text:p>
          </table:table-cell>
          <table:table-cell office:value-type="float" office:value="0.26090663995" table:style-name="ce1">
            <text:p>0.26090663995</text:p>
          </table:table-cell>
          <table:table-cell office:value-type="float" office:value="0.0319632013091959" table:style-name="ce1">
            <text:p>0.0319632013091959</text:p>
          </table:table-cell>
          <table:table-cell office:value-type="float" office:value="6" table:style-name="ce1">
            <text:p>6</text:p>
          </table:table-cell>
          <table:table-cell office:value-type="float" office:value="3.333356357" table:style-name="ce1">
            <text:p>3.333356357</text:p>
          </table:table-cell>
          <table:table-cell office:value-type="float" office:value="4.245909382" table:style-name="ce1">
            <text:p>4.245909382</text:p>
          </table:table-cell>
          <table:table-cell office:value-type="float" office:value="3.79615844" table:style-name="ce1">
            <text:p>3.79615844</text:p>
          </table:table-cell>
          <table:table-cell office:value-type="float" office:value="3.801750464" table:style-name="ce1">
            <text:p>3.801750464</text:p>
          </table:table-cell>
          <table:table-cell office:value-type="float" office:value="0.487493037973308" table:style-name="ce1">
            <text:p>0.487493037973308</text:p>
          </table:table-cell>
          <table:table-cell office:value-type="float" office:value="6" table:style-name="ce1">
            <text:p>6</text:p>
          </table:table-cell>
          <table:table-cell office:value-type="float" office:value="4.497403643" table:style-name="ce1">
            <text:p>4.497403643</text:p>
          </table:table-cell>
          <table:table-cell office:value-type="float" office:value="6.241870618" table:style-name="ce1">
            <text:p>6.241870618</text:p>
          </table:table-cell>
          <table:table-cell office:value-type="float" office:value="5.38131489333333" table:style-name="ce1">
            <text:p>5.38131489333333</text:p>
          </table:table-cell>
          <table:table-cell office:value-type="float" office:value="5.388984536" table:style-name="ce1">
            <text:p>5.388984536</text:p>
          </table:table-cell>
          <table:table-cell office:value-type="float" office:value="0.929555202449145" table:style-name="ce1">
            <text:p>0.929555202449145</text:p>
          </table:table-cell>
          <table:table-cell office:value-type="float" office:value="6" table:style-name="ce1">
            <text:p>6</text:p>
          </table:table-cell>
          <table:table-cell office:value-type="float" office:value="0.4058312822" table:style-name="ce1">
            <text:p>0.4058312822</text:p>
          </table:table-cell>
          <table:table-cell office:value-type="float" office:value="0.5796902827" table:style-name="ce1">
            <text:p>0.5796902827</text:p>
          </table:table-cell>
          <table:table-cell office:value-type="float" office:value="0.498329293733333" table:style-name="ce1">
            <text:p>0.498329293733333</text:p>
          </table:table-cell>
          <table:table-cell office:value-type="float" office:value="0.50263371825" table:style-name="ce1">
            <text:p>0.50263371825</text:p>
          </table:table-cell>
          <table:table-cell office:value-type="float" office:value="0.0890398641297834" table:style-name="ce1">
            <text:p>0.0890398641297834</text:p>
          </table:table-cell>
          <table:table-cell office:value-type="float" office:value="6" table:style-name="ce1">
            <text:p>6</text:p>
          </table:table-cell>
          <table:table-cell office:value-type="float" office:value="33.37129" table:style-name="ce1">
            <text:p>33.37129</text:p>
          </table:table-cell>
          <table:table-cell office:value-type="float" office:value="43.52019" table:style-name="ce1">
            <text:p>43.52019</text:p>
          </table:table-cell>
          <table:table-cell office:value-type="float" office:value="38.01169" table:style-name="ce1">
            <text:p>38.01169</text:p>
          </table:table-cell>
          <table:table-cell office:value-type="float" office:value="37.579355" table:style-name="ce1">
            <text:p>37.579355</text:p>
          </table:table-cell>
          <table:table-cell office:value-type="float" office:value="3.85642747665245" table:style-name="ce1">
            <text:p>3.85642747665245</text:p>
          </table:table-cell>
          <table:table-cell office:value-type="float" office:value="6" table:style-name="ce1">
            <text:p>6</text:p>
          </table:table-cell>
          <table:table-cell office:value-type="float" office:value="11.73116144" table:style-name="ce1">
            <text:p>11.73116144</text:p>
          </table:table-cell>
          <table:table-cell office:value-type="float" office:value="14.35018369" table:style-name="ce1">
            <text:p>14.35018369</text:p>
          </table:table-cell>
          <table:table-cell office:value-type="float" office:value="13.1930196583333" table:style-name="ce1">
            <text:p>13.1930196583333</text:p>
          </table:table-cell>
          <table:table-cell office:value-type="float" office:value="13.30746349" table:style-name="ce1">
            <text:p>13.30746349</text:p>
          </table:table-cell>
          <table:table-cell office:value-type="float" office:value="1.25908767263886" table:style-name="ce1">
            <text:p>1.25908767263886</text:p>
          </table:table-cell>
          <table:table-cell office:value-type="float" office:value="6" table:style-name="ce1">
            <text:p>6</text:p>
          </table:table-cell>
          <table:table-cell office:value-type="float" office:value="1553.514293" table:style-name="ce1">
            <text:p>1553.514293</text:p>
          </table:table-cell>
          <table:table-cell office:value-type="float" office:value="1622.034133" table:style-name="ce1">
            <text:p>1622.034133</text:p>
          </table:table-cell>
          <table:table-cell office:value-type="float" office:value="1588.69170333333" table:style-name="ce1">
            <text:p>1588.69170333333</text:p>
          </table:table-cell>
          <table:table-cell office:value-type="float" office:value="1588.2207705" table:style-name="ce1">
            <text:p>1588.2207705</text:p>
          </table:table-cell>
          <table:table-cell office:value-type="float" office:value="33.1745118645672" table:style-name="ce1">
            <text:p>33.1745118645672</text:p>
          </table:table-cell>
          <table:table-cell office:value-type="float" office:value="6" table:style-name="ce1">
            <text:p>6</text:p>
          </table:table-cell>
          <table:table-cell office:value-type="float" office:value="20.80111201" table:style-name="ce1">
            <text:p>20.80111201</text:p>
          </table:table-cell>
          <table:table-cell office:value-type="float" office:value="142.9971088" table:style-name="ce1">
            <text:p>142.9971088</text:p>
          </table:table-cell>
          <table:table-cell office:value-type="float" office:value="87.8517203283333" table:style-name="ce1">
            <text:p>87.8517203283333</text:p>
          </table:table-cell>
          <table:table-cell office:value-type="float" office:value="99.753718495" table:style-name="ce1">
            <text:p>99.753718495</text:p>
          </table:table-cell>
          <table:table-cell office:value-type="float" office:value="61.7982085467822" table:style-name="ce1">
            <text:p>61.7982085467822</text:p>
          </table:table-cell>
          <table:table-cell office:value-type="float" office:value="6" table:style-name="ce1">
            <text:p>6</text:p>
          </table:table-cell>
          <table:table-cell office:value-type="float" office:value="0.01163812675" table:style-name="ce1">
            <text:p>0.01163812675</text:p>
          </table:table-cell>
          <table:table-cell office:value-type="float" office:value="179.9977586" table:style-name="ce1">
            <text:p>179.9977586</text:p>
          </table:table-cell>
          <table:table-cell office:value-type="float" office:value="87.3543725127917" table:style-name="ce1">
            <text:p>87.3543725127917</text:p>
          </table:table-cell>
          <table:table-cell office:value-type="float" office:value="63.539074575" table:style-name="ce1">
            <text:p>63.539074575</text:p>
          </table:table-cell>
          <table:table-cell office:value-type="float" office:value="77.2821887152939" table:style-name="ce1">
            <text:p>77.2821887152939</text:p>
          </table:table-cell>
          <table:table-cell office:value-type="float" office:value="6" table:style-name="ce1">
            <text:p>6</text:p>
          </table:table-cell>
          <table:table-cell office:value-type="float" office:value="36.99645162" table:style-name="ce1">
            <text:p>36.99645162</text:p>
          </table:table-cell>
          <table:table-cell office:value-type="float" office:value="90.0002316" table:style-name="ce1">
            <text:p>90.0002316</text:p>
          </table:table-cell>
          <table:table-cell office:value-type="float" office:value="51.0060799233333" table:style-name="ce1">
            <text:p>51.0060799233333</text:p>
          </table:table-cell>
          <table:table-cell office:value-type="float" office:value="42.764776675" table:style-name="ce1">
            <text:p>42.764776675</text:p>
          </table:table-cell>
          <table:table-cell office:value-type="float" office:value="20.714557359871" table:style-name="ce1">
            <text:p>20.714557359871</text:p>
          </table:table-cell>
          <table:table-cell office:value-type="float" office:value="6" table:style-name="ce1">
            <text:p>6</text:p>
          </table:table-cell>
          <table:table-cell office:value-type="float" office:value="14.70241497" table:style-name="ce1">
            <text:p>14.70241497</text:p>
          </table:table-cell>
          <table:table-cell office:value-type="float" office:value="17.51155549" table:style-name="ce1">
            <text:p>17.51155549</text:p>
          </table:table-cell>
          <table:table-cell office:value-type="float" office:value="16.1074640016667" table:style-name="ce1">
            <text:p>16.1074640016667</text:p>
          </table:table-cell>
          <table:table-cell office:value-type="float" office:value="16.10748171" table:style-name="ce1">
            <text:p>16.10748171</text:p>
          </table:table-cell>
          <table:table-cell office:value-type="float" office:value="1.53148085641507" table:style-name="ce1">
            <text:p>1.53148085641507</text:p>
          </table:table-cell>
          <table:table-cell office:value-type="float" office:value="6" table:style-name="ce1">
            <text:p>6</text:p>
          </table:table-cell>
          <table:table-cell office:value-type="float" office:value="0.001839213131" table:style-name="ce1">
            <text:p>0.001839213131</text:p>
          </table:table-cell>
          <table:table-cell office:value-type="float" office:value="0.003274479037" table:style-name="ce1">
            <text:p>0.003274479037</text:p>
          </table:table-cell>
          <table:table-cell office:value-type="float" office:value="0.00253276382" table:style-name="ce1">
            <text:p>0.00253276382</text:p>
          </table:table-cell>
          <table:table-cell office:value-type="float" office:value="0.002545404934" table:style-name="ce1">
            <text:p>0.002545404934</text:p>
          </table:table-cell>
          <table:table-cell office:value-type="float" office:value="0.000718397169798333" table:style-name="ce1">
            <text:p>0.000718397169798333</text:p>
          </table:table-cell>
          <table:table-cell office:value-type="float" office:value="6" table:style-name="ce1">
            <text:p>6</text:p>
          </table:table-cell>
          <table:table-cell office:value-type="float" office:value="0.01713108923" table:style-name="ce1">
            <text:p>0.01713108923</text:p>
          </table:table-cell>
          <table:table-cell office:value-type="float" office:value="0.01798980506" table:style-name="ce1">
            <text:p>0.01798980506</text:p>
          </table:table-cell>
          <table:table-cell office:value-type="float" office:value="0.0175759679083333" table:style-name="ce1">
            <text:p>0.0175759679083333</text:p>
          </table:table-cell>
          <table:table-cell office:value-type="float" office:value="0.01758217571" table:style-name="ce1">
            <text:p>0.01758217571</text:p>
          </table:table-cell>
          <table:table-cell office:value-type="float" office:value="0.000431556287419364" table:style-name="ce1">
            <text:p>0.000431556287419364</text:p>
          </table:table-cell>
          <table:table-cell office:value-type="float" office:value="6" table:style-name="ce1">
            <text:p>6</text:p>
          </table:table-cell>
          <table:table-cell office:value-type="float" office:value="10.66051165" table:style-name="ce1">
            <text:p>10.66051165</text:p>
          </table:table-cell>
          <table:table-cell office:value-type="float" office:value="13.90767606" table:style-name="ce1">
            <text:p>13.90767606</text:p>
          </table:table-cell>
          <table:table-cell office:value-type="float" office:value="12.363832555" table:style-name="ce1">
            <text:p>12.363832555</text:p>
          </table:table-cell>
          <table:table-cell office:value-type="float" office:value="12.477592885" table:style-name="ce1">
            <text:p>12.477592885</text:p>
          </table:table-cell>
          <table:table-cell office:value-type="float" office:value="1.64466099947543" table:style-name="ce1">
            <text:p>1.64466099947543</text:p>
          </table:table-cell>
          <table:table-cell office:value-type="float" office:value="6" table:style-name="ce1">
            <text:p>6</text:p>
          </table:table-cell>
          <table:table-cell office:value-type="float" office:value="10.49946577" table:style-name="ce1">
            <text:p>10.49946577</text:p>
          </table:table-cell>
          <table:table-cell office:value-type="float" office:value="12.01980586" table:style-name="ce1">
            <text:p>12.01980586</text:p>
          </table:table-cell>
          <table:table-cell office:value-type="float" office:value="11.2510725033333" table:style-name="ce1">
            <text:p>11.2510725033333</text:p>
          </table:table-cell>
          <table:table-cell office:value-type="float" office:value="11.23394588" table:style-name="ce1">
            <text:p>11.23394588</text:p>
          </table:table-cell>
          <table:table-cell office:value-type="float" office:value="0.68004616798297" table:style-name="ce1">
            <text:p>0.68004616798297</text:p>
          </table:table-cell>
          <table:table-cell office:value-type="float" office:value="6" table:style-name="ce1">
            <text:p>6</text:p>
          </table:table-cell>
          <table:table-cell office:value-type="float" office:value="0.2123366179" table:style-name="ce1">
            <text:p>0.2123366179</text:p>
          </table:table-cell>
          <table:table-cell office:value-type="float" office:value="0.3713774907" table:style-name="ce1">
            <text:p>0.3713774907</text:p>
          </table:table-cell>
          <table:table-cell office:value-type="float" office:value="0.286157858816667" table:style-name="ce1">
            <text:p>0.286157858816667</text:p>
          </table:table-cell>
          <table:table-cell office:value-type="float" office:value="0.2751180782" table:style-name="ce1">
            <text:p>0.2751180782</text:p>
          </table:table-cell>
          <table:table-cell office:value-type="float" office:value="0.0790589114298873" table:style-name="ce1">
            <text:p>0.0790589114298873</text:p>
          </table:table-cell>
          <table:table-cell office:value-type="float" office:value="6" table:style-name="ce1">
            <text:p>6</text:p>
          </table:table-cell>
          <table:table-cell office:value-type="float" office:value="0.3003222045" table:style-name="ce1">
            <text:p>0.3003222045</text:p>
          </table:table-cell>
          <table:table-cell office:value-type="float" office:value="0.3698909264" table:style-name="ce1">
            <text:p>0.3698909264</text:p>
          </table:table-cell>
          <table:table-cell office:value-type="float" office:value="0.32987295285" table:style-name="ce1">
            <text:p>0.32987295285</text:p>
          </table:table-cell>
          <table:table-cell office:value-type="float" office:value="0.32716887625" table:style-name="ce1">
            <text:p>0.32716887625</text:p>
          </table:table-cell>
          <table:table-cell office:value-type="float" office:value="0.0305386026515742" table:style-name="ce1">
            <text:p>0.0305386026515742</text:p>
          </table:table-cell>
        </table:table-row>
        <table:table-row table:style-name="ro1">
          <table:table-cell office:value-type="string" table:style-name="ce1">
            <text:p>20x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H</text:p>
          </table:table-cell>
          <table:table-cell office:value-type="string" table:style-name="ce1">
            <text:p>&lt;10%</text:p>
          </table:table-cell>
          <table:table-cell office:value-type="float" office:value="4" table:style-name="ce1">
            <text:p>4</text:p>
          </table:table-cell>
          <table:table-cell office:value-type="float" office:value="1.480282054" table:style-name="ce1">
            <text:p>1.480282054</text:p>
          </table:table-cell>
          <table:table-cell office:value-type="float" office:value="1.795295267" table:style-name="ce1">
            <text:p>1.795295267</text:p>
          </table:table-cell>
          <table:table-cell office:value-type="float" office:value="1.63534725425" table:style-name="ce1">
            <text:p>1.63534725425</text:p>
          </table:table-cell>
          <table:table-cell office:value-type="float" office:value="1.632905848" table:style-name="ce1">
            <text:p>1.632905848</text:p>
          </table:table-cell>
          <table:table-cell office:value-type="float" office:value="0.17380229295999" table:style-name="ce1">
            <text:p>0.17380229295999</text:p>
          </table:table-cell>
          <table:table-cell office:value-type="float" office:value="4" table:style-name="ce1">
            <text:p>4</text:p>
          </table:table-cell>
          <table:table-cell office:value-type="float" office:value="2.104905845" table:style-name="ce1">
            <text:p>2.104905845</text:p>
          </table:table-cell>
          <table:table-cell office:value-type="float" office:value="2.643099398" table:style-name="ce1">
            <text:p>2.643099398</text:p>
          </table:table-cell>
          <table:table-cell office:value-type="float" office:value="2.378707578" table:style-name="ce1">
            <text:p>2.378707578</text:p>
          </table:table-cell>
          <table:table-cell office:value-type="float" office:value="2.3834125345" table:style-name="ce1">
            <text:p>2.3834125345</text:p>
          </table:table-cell>
          <table:table-cell office:value-type="float" office:value="0.30419460816232" table:style-name="ce1">
            <text:p>0.30419460816232</text:p>
          </table:table-cell>
          <table:table-cell office:value-type="float" office:value="4" table:style-name="ce1">
            <text:p>4</text:p>
          </table:table-cell>
          <table:table-cell office:value-type="float" office:value="-0.7303039638" table:style-name="ce1">
            <text:p>-0.7303039638</text:p>
          </table:table-cell>
          <table:table-cell office:value-type="float" office:value="-0.6645251373" table:style-name="ce1">
            <text:p>-0.6645251373</text:p>
          </table:table-cell>
          <table:table-cell office:value-type="float" office:value="-0.7019802646" table:style-name="ce1">
            <text:p>-0.7019802646</text:p>
          </table:table-cell>
          <table:table-cell office:value-type="float" office:value="-0.70654597865" table:style-name="ce1">
            <text:p>-0.70654597865</text:p>
          </table:table-cell>
          <table:table-cell office:value-type="float" office:value="0.0327723702786553" table:style-name="ce1">
            <text:p>0.0327723702786553</text:p>
          </table:table-cell>
          <table:table-cell office:value-type="float" office:value="4" table:style-name="ce1">
            <text:p>4</text:p>
          </table:table-cell>
          <table:table-cell office:value-type="float" office:value="4.120523133" table:style-name="ce1">
            <text:p>4.120523133</text:p>
          </table:table-cell>
          <table:table-cell office:value-type="float" office:value="4.197227402" table:style-name="ce1">
            <text:p>4.197227402</text:p>
          </table:table-cell>
          <table:table-cell office:value-type="float" office:value="4.146977475" table:style-name="ce1">
            <text:p>4.146977475</text:p>
          </table:table-cell>
          <table:table-cell office:value-type="float" office:value="4.1350796825" table:style-name="ce1">
            <text:p>4.1350796825</text:p>
          </table:table-cell>
          <table:table-cell office:value-type="float" office:value="0.036136326492279" table:style-name="ce1">
            <text:p>0.036136326492279</text:p>
          </table:table-cell>
          <table:table-cell office:value-type="float" office:value="4" table:style-name="ce1">
            <text:p>4</text:p>
          </table:table-cell>
          <table:table-cell office:value-type="float" office:value="5.81694" table:style-name="ce1">
            <text:p>5.81694</text:p>
          </table:table-cell>
          <table:table-cell office:value-type="float" office:value="6.07555" table:style-name="ce1">
            <text:p>6.07555</text:p>
          </table:table-cell>
          <table:table-cell office:value-type="float" office:value="5.911915" table:style-name="ce1">
            <text:p>5.911915</text:p>
          </table:table-cell>
          <table:table-cell office:value-type="float" office:value="5.877585" table:style-name="ce1">
            <text:p>5.877585</text:p>
          </table:table-cell>
          <table:table-cell office:value-type="float" office:value="0.122688118006594" table:style-name="ce1">
            <text:p>0.122688118006594</text:p>
          </table:table-cell>
          <table:table-cell office:value-type="float" office:value="4" table:style-name="ce1">
            <text:p>4</text:p>
          </table:table-cell>
          <table:table-cell office:value-type="float" office:value="10.65947" table:style-name="ce1">
            <text:p>10.65947</text:p>
          </table:table-cell>
          <table:table-cell office:value-type="float" office:value="15.63079" table:style-name="ce1">
            <text:p>15.63079</text:p>
          </table:table-cell>
          <table:table-cell office:value-type="float" office:value="13.147845" table:style-name="ce1">
            <text:p>13.147845</text:p>
          </table:table-cell>
          <table:table-cell office:value-type="float" office:value="13.15056" table:style-name="ce1">
            <text:p>13.15056</text:p>
          </table:table-cell>
          <table:table-cell office:value-type="float" office:value="2.86338426814029" table:style-name="ce1">
            <text:p>2.86338426814029</text:p>
          </table:table-cell>
          <table:table-cell office:value-type="float" office:value="4" table:style-name="ce1">
            <text:p>4</text:p>
          </table:table-cell>
          <table:table-cell office:value-type="float" office:value="16.59623" table:style-name="ce1">
            <text:p>16.59623</text:p>
          </table:table-cell>
          <table:table-cell office:value-type="float" office:value="21.44773" table:style-name="ce1">
            <text:p>21.44773</text:p>
          </table:table-cell>
          <table:table-cell office:value-type="float" office:value="19.05976" table:style-name="ce1">
            <text:p>19.05976</text:p>
          </table:table-cell>
          <table:table-cell office:value-type="float" office:value="19.09754" table:style-name="ce1">
            <text:p>19.09754</text:p>
          </table:table-cell>
          <table:table-cell office:value-type="float" office:value="2.75529260366299" table:style-name="ce1">
            <text:p>2.75529260366299</text:p>
          </table:table-cell>
          <table:table-cell office:value-type="float" office:value="4" table:style-name="ce1">
            <text:p>4</text:p>
          </table:table-cell>
          <table:table-cell office:value-type="float" office:value="1.647985467" table:style-name="ce1">
            <text:p>1.647985467</text:p>
          </table:table-cell>
          <table:table-cell office:value-type="float" office:value="2.093637958" table:style-name="ce1">
            <text:p>2.093637958</text:p>
          </table:table-cell>
          <table:table-cell office:value-type="float" office:value="1.8750044655" table:style-name="ce1">
            <text:p>1.8750044655</text:p>
          </table:table-cell>
          <table:table-cell office:value-type="float" office:value="1.8791972185" table:style-name="ce1">
            <text:p>1.8791972185</text:p>
          </table:table-cell>
          <table:table-cell office:value-type="float" office:value="0.252468782335944" table:style-name="ce1">
            <text:p>0.252468782335944</text:p>
          </table:table-cell>
          <table:table-cell office:value-type="float" office:value="4" table:style-name="ce1">
            <text:p>4</text:p>
          </table:table-cell>
          <table:table-cell office:value-type="float" office:value="0.3311021061" table:style-name="ce1">
            <text:p>0.3311021061</text:p>
          </table:table-cell>
          <table:table-cell office:value-type="float" office:value="0.9268388669" table:style-name="ce1">
            <text:p>0.9268388669</text:p>
          </table:table-cell>
          <table:table-cell office:value-type="float" office:value="0.608325693575" table:style-name="ce1">
            <text:p>0.608325693575</text:p>
          </table:table-cell>
          <table:table-cell office:value-type="float" office:value="0.58768090065" table:style-name="ce1">
            <text:p>0.58768090065</text:p>
          </table:table-cell>
          <table:table-cell office:value-type="float" office:value="0.312278043661174" table:style-name="ce1">
            <text:p>0.312278043661174</text:p>
          </table:table-cell>
          <table:table-cell office:value-type="float" office:value="4" table:style-name="ce1">
            <text:p>4</text:p>
          </table:table-cell>
          <table:table-cell office:value-type="float" office:value="2.450628004" table:style-name="ce1">
            <text:p>2.450628004</text:p>
          </table:table-cell>
          <table:table-cell office:value-type="float" office:value="3.146311062" table:style-name="ce1">
            <text:p>3.146311062</text:p>
          </table:table-cell>
          <table:table-cell office:value-type="float" office:value="2.8013499215" table:style-name="ce1">
            <text:p>2.8013499215</text:p>
          </table:table-cell>
          <table:table-cell office:value-type="float" office:value="2.80423031" table:style-name="ce1">
            <text:p>2.80423031</text:p>
          </table:table-cell>
          <table:table-cell office:value-type="float" office:value="0.395370177140077" table:style-name="ce1">
            <text:p>0.395370177140077</text:p>
          </table:table-cell>
          <table:table-cell office:value-type="float" office:value="4" table:style-name="ce1">
            <text:p>4</text:p>
          </table:table-cell>
          <table:table-cell office:value-type="float" office:value="4.856791578" table:style-name="ce1">
            <text:p>4.856791578</text:p>
          </table:table-cell>
          <table:table-cell office:value-type="float" office:value="6.292799803" table:style-name="ce1">
            <text:p>6.292799803</text:p>
          </table:table-cell>
          <table:table-cell office:value-type="float" office:value="5.58380905575" table:style-name="ce1">
            <text:p>5.58380905575</text:p>
          </table:table-cell>
          <table:table-cell office:value-type="float" office:value="5.592822421" table:style-name="ce1">
            <text:p>5.592822421</text:p>
          </table:table-cell>
          <table:table-cell office:value-type="float" office:value="0.818422008382378" table:style-name="ce1">
            <text:p>0.818422008382378</text:p>
          </table:table-cell>
          <table:table-cell office:value-type="float" office:value="4" table:style-name="ce1">
            <text:p>4</text:p>
          </table:table-cell>
          <table:table-cell office:value-type="float" office:value="62.84931181" table:style-name="ce1">
            <text:p>62.84931181</text:p>
          </table:table-cell>
          <table:table-cell office:value-type="float" office:value="65.39674923" table:style-name="ce1">
            <text:p>65.39674923</text:p>
          </table:table-cell>
          <table:table-cell office:value-type="float" office:value="64.06641686" table:style-name="ce1">
            <text:p>64.06641686</text:p>
          </table:table-cell>
          <table:table-cell office:value-type="float" office:value="64.0098032" table:style-name="ce1">
            <text:p>64.0098032</text:p>
          </table:table-cell>
          <table:table-cell office:value-type="float" office:value="1.29320246369747" table:style-name="ce1">
            <text:p>1.29320246369747</text:p>
          </table:table-cell>
          <table:table-cell office:value-type="float" office:value="4" table:style-name="ce1">
            <text:p>4</text:p>
          </table:table-cell>
          <table:table-cell office:value-type="float" office:value="0.2331894867" table:style-name="ce1">
            <text:p>0.2331894867</text:p>
          </table:table-cell>
          <table:table-cell office:value-type="float" office:value="0.4186016431" table:style-name="ce1">
            <text:p>0.4186016431</text:p>
          </table:table-cell>
          <table:table-cell office:value-type="float" office:value="0.3273056041" table:style-name="ce1">
            <text:p>0.3273056041</text:p>
          </table:table-cell>
          <table:table-cell office:value-type="float" office:value="0.3287156433" table:style-name="ce1">
            <text:p>0.3287156433</text:p>
          </table:table-cell>
          <table:table-cell office:value-type="float" office:value="0.104960361686554" table:style-name="ce1">
            <text:p>0.104960361686554</text:p>
          </table:table-cell>
          <table:table-cell office:value-type="float" office:value="4" table:style-name="ce1">
            <text:p>4</text:p>
          </table:table-cell>
          <table:table-cell office:value-type="float" office:value="95.00190229" table:style-name="ce1">
            <text:p>95.00190229</text:p>
          </table:table-cell>
          <table:table-cell office:value-type="float" office:value="100.9900074" table:style-name="ce1">
            <text:p>100.9900074</text:p>
          </table:table-cell>
          <table:table-cell office:value-type="float" office:value="97.99603238" table:style-name="ce1">
            <text:p>97.99603238</text:p>
          </table:table-cell>
          <table:table-cell office:value-type="float" office:value="97.996109915" table:style-name="ce1">
            <text:p>97.996109915</text:p>
          </table:table-cell>
          <table:table-cell office:value-type="float" office:value="3.45714156766423" table:style-name="ce1">
            <text:p>3.45714156766423</text:p>
          </table:table-cell>
          <table:table-cell office:value-type="float" office:value="4" table:style-name="ce1">
            <text:p>4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.2002652466" table:style-name="ce1">
            <text:p>0.2002652466</text:p>
          </table:table-cell>
          <table:table-cell office:value-type="float" office:value="0.2240462909" table:style-name="ce1">
            <text:p>0.2240462909</text:p>
          </table:table-cell>
          <table:table-cell office:value-type="float" office:value="0.212306032425" table:style-name="ce1">
            <text:p>0.212306032425</text:p>
          </table:table-cell>
          <table:table-cell office:value-type="float" office:value="0.2124562961" table:style-name="ce1">
            <text:p>0.2124562961</text:p>
          </table:table-cell>
          <table:table-cell office:value-type="float" office:value="0.0133899881663584" table:style-name="ce1">
            <text:p>0.0133899881663584</text:p>
          </table:table-cell>
          <table:table-cell office:value-type="float" office:value="4" table:style-name="ce1">
            <text:p>4</text:p>
          </table:table-cell>
          <table:table-cell office:value-type="float" office:value="1.89943756" table:style-name="ce1">
            <text:p>1.89943756</text:p>
          </table:table-cell>
          <table:table-cell office:value-type="float" office:value="2.351404155" table:style-name="ce1">
            <text:p>2.351404155</text:p>
          </table:table-cell>
          <table:table-cell office:value-type="float" office:value="2.1281982735" table:style-name="ce1">
            <text:p>2.1281982735</text:p>
          </table:table-cell>
          <table:table-cell office:value-type="float" office:value="2.1309756895" table:style-name="ce1">
            <text:p>2.1309756895</text:p>
          </table:table-cell>
          <table:table-cell office:value-type="float" office:value="0.254777079302344" table:style-name="ce1">
            <text:p>0.254777079302344</text:p>
          </table:table-cell>
          <table:table-cell office:value-type="float" office:value="4" table:style-name="ce1">
            <text:p>4</text:p>
          </table:table-cell>
          <table:table-cell office:value-type="float" office:value="0.07391615818" table:style-name="ce1">
            <text:p>0.07391615818</text:p>
          </table:table-cell>
          <table:table-cell office:value-type="float" office:value="0.07936544221" table:style-name="ce1">
            <text:p>0.07936544221</text:p>
          </table:table-cell>
          <table:table-cell office:value-type="float" office:value="0.0768681835425" table:style-name="ce1">
            <text:p>0.0768681835425</text:p>
          </table:table-cell>
          <table:table-cell office:value-type="float" office:value="0.07709556689" table:style-name="ce1">
            <text:p>0.07709556689</text:p>
          </table:table-cell>
          <table:table-cell office:value-type="float" office:value="0.00225980566844957" table:style-name="ce1">
            <text:p>0.00225980566844957</text:p>
          </table:table-cell>
          <table:table-cell office:value-type="float" office:value="4" table:style-name="ce1">
            <text:p>4</text:p>
          </table:table-cell>
          <table:table-cell office:value-type="float" office:value="2.524542744" table:style-name="ce1">
            <text:p>2.524542744</text:p>
          </table:table-cell>
          <table:table-cell office:value-type="float" office:value="3.22376795" table:style-name="ce1">
            <text:p>3.22376795</text:p>
          </table:table-cell>
          <table:table-cell office:value-type="float" office:value="2.87821534725" table:style-name="ce1">
            <text:p>2.87821534725</text:p>
          </table:table-cell>
          <table:table-cell office:value-type="float" office:value="2.8822753475" table:style-name="ce1">
            <text:p>2.8822753475</text:p>
          </table:table-cell>
          <table:table-cell office:value-type="float" office:value="0.397170374281943" table:style-name="ce1">
            <text:p>0.397170374281943</text:p>
          </table:table-cell>
          <table:table-cell office:value-type="float" office:value="4" table:style-name="ce1">
            <text:p>4</text:p>
          </table:table-cell>
          <table:table-cell office:value-type="float" office:value="0.07391615818" table:style-name="ce1">
            <text:p>0.07391615818</text:p>
          </table:table-cell>
          <table:table-cell office:value-type="float" office:value="0.07936544221" table:style-name="ce1">
            <text:p>0.07936544221</text:p>
          </table:table-cell>
          <table:table-cell office:value-type="float" office:value="0.0768681835425" table:style-name="ce1">
            <text:p>0.0768681835425</text:p>
          </table:table-cell>
          <table:table-cell office:value-type="float" office:value="0.07709556689" table:style-name="ce1">
            <text:p>0.07709556689</text:p>
          </table:table-cell>
          <table:table-cell office:value-type="float" office:value="0.00225980566844957" table:style-name="ce1">
            <text:p>0.00225980566844957</text:p>
          </table:table-cell>
          <table:table-cell office:value-type="float" office:value="4" table:style-name="ce1">
            <text:p>4</text:p>
          </table:table-cell>
          <table:table-cell office:value-type="float" office:value="1.883375823" table:style-name="ce1">
            <text:p>1.883375823</text:p>
          </table:table-cell>
          <table:table-cell office:value-type="float" office:value="2.445143624" table:style-name="ce1">
            <text:p>2.445143624</text:p>
          </table:table-cell>
          <table:table-cell office:value-type="float" office:value="2.16826354075" table:style-name="ce1">
            <text:p>2.16826354075</text:p>
          </table:table-cell>
          <table:table-cell office:value-type="float" office:value="2.172267358" table:style-name="ce1">
            <text:p>2.172267358</text:p>
          </table:table-cell>
          <table:table-cell office:value-type="float" office:value="0.314247727830915" table:style-name="ce1">
            <text:p>0.314247727830915</text:p>
          </table:table-cell>
          <table:table-cell office:value-type="float" office:value="4" table:style-name="ce1">
            <text:p>4</text:p>
          </table:table-cell>
          <table:table-cell office:value-type="float" office:value="2.231824177" table:style-name="ce1">
            <text:p>2.231824177</text:p>
          </table:table-cell>
          <table:table-cell office:value-type="float" office:value="2.864924426" table:style-name="ce1">
            <text:p>2.864924426</text:p>
          </table:table-cell>
          <table:table-cell office:value-type="float" office:value="2.55254145925" table:style-name="ce1">
            <text:p>2.55254145925</text:p>
          </table:table-cell>
          <table:table-cell office:value-type="float" office:value="2.556708617" table:style-name="ce1">
            <text:p>2.556708617</text:p>
          </table:table-cell>
          <table:table-cell office:value-type="float" office:value="0.359614174576637" table:style-name="ce1">
            <text:p>0.359614174576637</text:p>
          </table:table-cell>
          <table:table-cell office:value-type="float" office:value="4" table:style-name="ce1">
            <text:p>4</text:p>
          </table:table-cell>
          <table:table-cell office:value-type="float" office:value="0.2927185666" table:style-name="ce1">
            <text:p>0.2927185666</text:p>
          </table:table-cell>
          <table:table-cell office:value-type="float" office:value="0.3588435243" table:style-name="ce1">
            <text:p>0.3588435243</text:p>
          </table:table-cell>
          <table:table-cell office:value-type="float" office:value="0.32567388775" table:style-name="ce1">
            <text:p>0.32567388775</text:p>
          </table:table-cell>
          <table:table-cell office:value-type="float" office:value="0.32556673005" table:style-name="ce1">
            <text:p>0.32556673005</text:p>
          </table:table-cell>
          <table:table-cell office:value-type="float" office:value="0.0375609284616038" table:style-name="ce1">
            <text:p>0.0375609284616038</text:p>
          </table:table-cell>
          <table:table-cell office:value-type="float" office:value="4" table:style-name="ce1">
            <text:p>4</text:p>
          </table:table-cell>
          <table:table-cell office:value-type="float" office:value="10.96304" table:style-name="ce1">
            <text:p>10.96304</text:p>
          </table:table-cell>
          <table:table-cell office:value-type="float" office:value="16.51872" table:style-name="ce1">
            <text:p>16.51872</text:p>
          </table:table-cell>
          <table:table-cell office:value-type="float" office:value="13.594020625" table:style-name="ce1">
            <text:p>13.594020625</text:p>
          </table:table-cell>
          <table:table-cell office:value-type="float" office:value="13.44716125" table:style-name="ce1">
            <text:p>13.44716125</text:p>
          </table:table-cell>
          <table:table-cell office:value-type="float" office:value="3.0432324325901" table:style-name="ce1">
            <text:p>3.0432324325901</text:p>
          </table:table-cell>
          <table:table-cell office:value-type="float" office:value="4" table:style-name="ce1">
            <text:p>4</text:p>
          </table:table-cell>
          <table:table-cell office:value-type="float" office:value="2.345173854" table:style-name="ce1">
            <text:p>2.345173854</text:p>
          </table:table-cell>
          <table:table-cell office:value-type="float" office:value="2.84834117" table:style-name="ce1">
            <text:p>2.84834117</text:p>
          </table:table-cell>
          <table:table-cell office:value-type="float" office:value="2.59574429825" table:style-name="ce1">
            <text:p>2.59574429825</text:p>
          </table:table-cell>
          <table:table-cell office:value-type="float" office:value="2.5947310845" table:style-name="ce1">
            <text:p>2.5947310845</text:p>
          </table:table-cell>
          <table:table-cell office:value-type="float" office:value="0.28811479811052" table:style-name="ce1">
            <text:p>0.28811479811052</text:p>
          </table:table-cell>
          <table:table-cell office:value-type="float" office:value="4" table:style-name="ce1">
            <text:p>4</text:p>
          </table:table-cell>
          <table:table-cell office:value-type="float" office:value="1006.936913" table:style-name="ce1">
            <text:p>1006.936913</text:p>
          </table:table-cell>
          <table:table-cell office:value-type="float" office:value="1065.143667" table:style-name="ce1">
            <text:p>1065.143667</text:p>
          </table:table-cell>
          <table:table-cell office:value-type="float" office:value="1036.244684" table:style-name="ce1">
            <text:p>1036.244684</text:p>
          </table:table-cell>
          <table:table-cell office:value-type="float" office:value="1036.449078" table:style-name="ce1">
            <text:p>1036.449078</text:p>
          </table:table-cell>
          <table:table-cell office:value-type="float" office:value="33.1284446943168" table:style-name="ce1">
            <text:p>33.1284446943168</text:p>
          </table:table-cell>
          <table:table-cell office:value-type="float" office:value="4" table:style-name="ce1">
            <text:p>4</text:p>
          </table:table-cell>
          <table:table-cell office:value-type="float" office:value="90.00191031" table:style-name="ce1">
            <text:p>90.00191031</text:p>
          </table:table-cell>
          <table:table-cell office:value-type="float" office:value="90.01722936" table:style-name="ce1">
            <text:p>90.01722936</text:p>
          </table:table-cell>
          <table:table-cell office:value-type="float" office:value="90.0109319325" table:style-name="ce1">
            <text:p>90.0109319325</text:p>
          </table:table-cell>
          <table:table-cell office:value-type="float" office:value="90.01229403" table:style-name="ce1">
            <text:p>90.01229403</text:p>
          </table:table-cell>
          <table:table-cell office:value-type="float" office:value="0.00644978660446224" table:style-name="ce1">
            <text:p>0.00644978660446224</text:p>
          </table:table-cell>
          <table:table-cell office:value-type="float" office:value="4" table:style-name="ce1">
            <text:p>4</text:p>
          </table:table-cell>
          <table:table-cell office:value-type="float" office:value="37.00673242" table:style-name="ce1">
            <text:p>37.00673242</text:p>
          </table:table-cell>
          <table:table-cell office:value-type="float" office:value="95.68103018" table:style-name="ce1">
            <text:p>95.68103018</text:p>
          </table:table-cell>
          <table:table-cell office:value-type="float" office:value="66.34363504" table:style-name="ce1">
            <text:p>66.34363504</text:p>
          </table:table-cell>
          <table:table-cell office:value-type="float" office:value="66.34338878" table:style-name="ce1">
            <text:p>66.34338878</text:p>
          </table:table-cell>
          <table:table-cell office:value-type="float" office:value="33.8738896932874" table:style-name="ce1">
            <text:p>33.8738896932874</text:p>
          </table:table-cell>
          <table:table-cell office:value-type="float" office:value="4" table:style-name="ce1">
            <text:p>4</text:p>
          </table:table-cell>
          <table:table-cell office:value-type="float" office:value="26.76636465" table:style-name="ce1">
            <text:p>26.76636465</text:p>
          </table:table-cell>
          <table:table-cell office:value-type="float" office:value="100.8343381" table:style-name="ce1">
            <text:p>100.8343381</text:p>
          </table:table-cell>
          <table:table-cell office:value-type="float" office:value="63.80187929" table:style-name="ce1">
            <text:p>63.80187929</text:p>
          </table:table-cell>
          <table:table-cell office:value-type="float" office:value="63.803407205" table:style-name="ce1">
            <text:p>63.803407205</text:p>
          </table:table-cell>
          <table:table-cell office:value-type="float" office:value="42.7608769704491" table:style-name="ce1">
            <text:p>42.7608769704491</text:p>
          </table:table-cell>
          <table:table-cell office:value-type="float" office:value="4" table:style-name="ce1">
            <text:p>4</text:p>
          </table:table-cell>
          <table:table-cell office:value-type="float" office:value="42.59783674" table:style-name="ce1">
            <text:p>42.59783674</text:p>
          </table:table-cell>
          <table:table-cell office:value-type="float" office:value="50.14804345" table:style-name="ce1">
            <text:p>50.14804345</text:p>
          </table:table-cell>
          <table:table-cell office:value-type="float" office:value="46.5292033025" table:style-name="ce1">
            <text:p>46.5292033025</text:p>
          </table:table-cell>
          <table:table-cell office:value-type="float" office:value="46.68546651" table:style-name="ce1">
            <text:p>46.68546651</text:p>
          </table:table-cell>
          <table:table-cell office:value-type="float" office:value="4.06535590428548" table:style-name="ce1">
            <text:p>4.06535590428548</text:p>
          </table:table-cell>
          <table:table-cell office:value-type="float" office:value="4" table:style-name="ce1">
            <text:p>4</text:p>
          </table:table-cell>
          <table:table-cell office:value-type="float" office:value="0.001371066594" table:style-name="ce1">
            <text:p>0.001371066594</text:p>
          </table:table-cell>
          <table:table-cell office:value-type="float" office:value="0.002344660376" table:style-name="ce1">
            <text:p>0.002344660376</text:p>
          </table:table-cell>
          <table:table-cell office:value-type="float" office:value="0.00186251856975" table:style-name="ce1">
            <text:p>0.00186251856975</text:p>
          </table:table-cell>
          <table:table-cell office:value-type="float" office:value="0.0018671736545" table:style-name="ce1">
            <text:p>0.0018671736545</text:p>
          </table:table-cell>
          <table:table-cell office:value-type="float" office:value="0.000538324392756192" table:style-name="ce1">
            <text:p>0.000538324392756192</text:p>
          </table:table-cell>
          <table:table-cell office:value-type="float" office:value="4" table:style-name="ce1">
            <text:p>4</text:p>
          </table:table-cell>
          <table:table-cell office:value-type="float" office:value="0.01666822952" table:style-name="ce1">
            <text:p>0.01666822952</text:p>
          </table:table-cell>
          <table:table-cell office:value-type="float" office:value="0.01708079923" table:style-name="ce1">
            <text:p>0.01708079923</text:p>
          </table:table-cell>
          <table:table-cell office:value-type="float" office:value="0.016872733565" table:style-name="ce1">
            <text:p>0.016872733565</text:p>
          </table:table-cell>
          <table:table-cell office:value-type="float" office:value="0.016870952755" table:style-name="ce1">
            <text:p>0.016870952755</text:p>
          </table:table-cell>
          <table:table-cell office:value-type="float" office:value="0.000233923604445837" table:style-name="ce1">
            <text:p>0.000233923604445837</text:p>
          </table:table-cell>
          <table:table-cell office:value-type="float" office:value="4" table:style-name="ce1">
            <text:p>4</text:p>
          </table:table-cell>
          <table:table-cell office:value-type="float" office:value="3.736604071" table:style-name="ce1">
            <text:p>3.736604071</text:p>
          </table:table-cell>
          <table:table-cell office:value-type="float" office:value="4.228793916" table:style-name="ce1">
            <text:p>4.228793916</text:p>
          </table:table-cell>
          <table:table-cell office:value-type="float" office:value="3.97227494725" table:style-name="ce1">
            <text:p>3.97227494725</text:p>
          </table:table-cell>
          <table:table-cell office:value-type="float" office:value="3.961850901" table:style-name="ce1">
            <text:p>3.961850901</text:p>
          </table:table-cell>
          <table:table-cell office:value-type="float" office:value="0.261681818920761" table:style-name="ce1">
            <text:p>0.261681818920761</text:p>
          </table:table-cell>
          <table:table-cell office:value-type="float" office:value="4" table:style-name="ce1">
            <text:p>4</text:p>
          </table:table-cell>
          <table:table-cell office:value-type="float" office:value="9.813006266" table:style-name="ce1">
            <text:p>9.813006266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10.9181444315" table:style-name="ce1">
            <text:p>10.9181444315</text:p>
          </table:table-cell>
          <table:table-cell office:value-type="float" office:value="10.49946577" table:style-name="ce1">
            <text:p>10.49946577</text:p>
          </table:table-cell>
          <table:table-cell office:value-type="float" office:value="1.33481618345978" table:style-name="ce1">
            <text:p>1.33481618345978</text:p>
          </table:table-cell>
          <table:table-cell office:value-type="float" office:value="4" table:style-name="ce1">
            <text:p>4</text:p>
          </table:table-cell>
          <table:table-cell office:value-type="float" office:value="0.3725582375" table:style-name="ce1">
            <text:p>0.3725582375</text:p>
          </table:table-cell>
          <table:table-cell office:value-type="float" office:value="0.3824956867" table:style-name="ce1">
            <text:p>0.3824956867</text:p>
          </table:table-cell>
          <table:table-cell office:value-type="float" office:value="0.376682392725" table:style-name="ce1">
            <text:p>0.376682392725</text:p>
          </table:table-cell>
          <table:table-cell office:value-type="float" office:value="0.37583782335" table:style-name="ce1">
            <text:p>0.37583782335</text:p>
          </table:table-cell>
          <table:table-cell office:value-type="float" office:value="0.00418998013859831" table:style-name="ce1">
            <text:p>0.00418998013859831</text:p>
          </table:table-cell>
          <table:table-cell office:value-type="float" office:value="4" table:style-name="ce1">
            <text:p>4</text:p>
          </table:table-cell>
          <table:table-cell office:value-type="float" office:value="0.4044793089" table:style-name="ce1">
            <text:p>0.4044793089</text:p>
          </table:table-cell>
          <table:table-cell office:value-type="float" office:value="0.6030340669" table:style-name="ce1">
            <text:p>0.6030340669</text:p>
          </table:table-cell>
          <table:table-cell office:value-type="float" office:value="0.496413797" table:style-name="ce1">
            <text:p>0.496413797</text:p>
          </table:table-cell>
          <table:table-cell office:value-type="float" office:value="0.4890709061" table:style-name="ce1">
            <text:p>0.4890709061</text:p>
          </table:table-cell>
          <table:table-cell office:value-type="float" office:value="0.10569429542975" table:style-name="ce1">
            <text:p>0.10569429542975</text:p>
          </table:table-cell>
        </table:table-row>
        <table:table-row table:style-name="ro1">
          <table:table-cell office:value-type="string" table:style-name="ce1">
            <text:p>20x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H</text:p>
          </table:table-cell>
          <table:table-cell office:value-type="string" table:style-name="ce1">
            <text:p>10-20%</text:p>
          </table:table-cell>
          <table:table-cell office:value-type="float" office:value="2" table:style-name="ce1">
            <text:p>2</text:p>
          </table:table-cell>
          <table:table-cell office:value-type="float" office:value="10.57588465" table:style-name="ce1">
            <text:p>10.57588465</text:p>
          </table:table-cell>
          <table:table-cell office:value-type="float" office:value="13.56545841" table:style-name="ce1">
            <text:p>13.56545841</text:p>
          </table:table-cell>
          <table:table-cell office:value-type="float" office:value="12.07067153" table:style-name="ce1">
            <text:p>12.07067153</text:p>
          </table:table-cell>
          <table:table-cell office:value-type="float" office:value="12.07067153" table:style-name="ce1">
            <text:p>12.07067153</text:p>
          </table:table-cell>
          <table:table-cell office:value-type="float" office:value="2.11394787855336" table:style-name="ce1">
            <text:p>2.11394787855336</text:p>
          </table:table-cell>
          <table:table-cell office:value-type="float" office:value="2" table:style-name="ce1">
            <text:p>2</text:p>
          </table:table-cell>
          <table:table-cell office:value-type="float" office:value="2.657942176" table:style-name="ce1">
            <text:p>2.657942176</text:p>
          </table:table-cell>
          <table:table-cell office:value-type="float" office:value="2.728396095" table:style-name="ce1">
            <text:p>2.728396095</text:p>
          </table:table-cell>
          <table:table-cell office:value-type="float" office:value="2.6931691355" table:style-name="ce1">
            <text:p>2.6931691355</text:p>
          </table:table-cell>
          <table:table-cell office:value-type="float" office:value="2.6931691355" table:style-name="ce1">
            <text:p>2.6931691355</text:p>
          </table:table-cell>
          <table:table-cell office:value-type="float" office:value="0.0498184438860676" table:style-name="ce1">
            <text:p>0.0498184438860676</text:p>
          </table:table-cell>
          <table:table-cell office:value-type="float" office:value="2" table:style-name="ce1">
            <text:p>2</text:p>
          </table:table-cell>
          <table:table-cell office:value-type="float" office:value="-0.5295357461" table:style-name="ce1">
            <text:p>-0.5295357461</text:p>
          </table:table-cell>
          <table:table-cell office:value-type="float" office:value="-0.4831416634" table:style-name="ce1">
            <text:p>-0.4831416634</text:p>
          </table:table-cell>
          <table:table-cell office:value-type="float" office:value="-0.50633870475" table:style-name="ce1">
            <text:p>-0.50633870475</text:p>
          </table:table-cell>
          <table:table-cell office:value-type="float" office:value="-0.50633870475" table:style-name="ce1">
            <text:p>-0.50633870475</text:p>
          </table:table-cell>
          <table:table-cell office:value-type="float" office:value="0.0328055704840995" table:style-name="ce1">
            <text:p>0.0328055704840995</text:p>
          </table:table-cell>
          <table:table-cell office:value-type="float" office:value="2" table:style-name="ce1">
            <text:p>2</text:p>
          </table:table-cell>
          <table:table-cell office:value-type="float" office:value="2.971390845" table:style-name="ce1">
            <text:p>2.971390845</text:p>
          </table:table-cell>
          <table:table-cell office:value-type="float" office:value="3.003249139" table:style-name="ce1">
            <text:p>3.003249139</text:p>
          </table:table-cell>
          <table:table-cell office:value-type="float" office:value="2.987319992" table:style-name="ce1">
            <text:p>2.987319992</text:p>
          </table:table-cell>
          <table:table-cell office:value-type="float" office:value="2.987319992" table:style-name="ce1">
            <text:p>2.987319992</text:p>
          </table:table-cell>
          <table:table-cell office:value-type="float" office:value="0.0225272157244344" table:style-name="ce1">
            <text:p>0.0225272157244344</text:p>
          </table:table-cell>
          <table:table-cell office:value-type="float" office:value="2" table:style-name="ce1">
            <text:p>2</text:p>
          </table:table-cell>
          <table:table-cell office:value-type="float" office:value="6.10356" table:style-name="ce1">
            <text:p>6.10356</text:p>
          </table:table-cell>
          <table:table-cell office:value-type="float" office:value="6.11994" table:style-name="ce1">
            <text:p>6.11994</text:p>
          </table:table-cell>
          <table:table-cell office:value-type="float" office:value="6.11175" table:style-name="ce1">
            <text:p>6.11175</text:p>
          </table:table-cell>
          <table:table-cell office:value-type="float" office:value="6.11175" table:style-name="ce1">
            <text:p>6.11175</text:p>
          </table:table-cell>
          <table:table-cell office:value-type="float" office:value="0.0115824090758355" table:style-name="ce1">
            <text:p>0.0115824090758355</text:p>
          </table:table-cell>
          <table:table-cell office:value-type="float" office:value="2" table:style-name="ce1">
            <text:p>2</text:p>
          </table:table-cell>
          <table:table-cell office:value-type="float" office:value="10.23027" table:style-name="ce1">
            <text:p>10.23027</text:p>
          </table:table-cell>
          <table:table-cell office:value-type="float" office:value="10.24598" table:style-name="ce1">
            <text:p>10.24598</text:p>
          </table:table-cell>
          <table:table-cell office:value-type="float" office:value="10.238125" table:style-name="ce1">
            <text:p>10.238125</text:p>
          </table:table-cell>
          <table:table-cell office:value-type="float" office:value="10.238125" table:style-name="ce1">
            <text:p>10.238125</text:p>
          </table:table-cell>
          <table:table-cell office:value-type="float" office:value="0.0111086475324396" table:style-name="ce1">
            <text:p>0.0111086475324396</text:p>
          </table:table-cell>
          <table:table-cell office:value-type="float" office:value="2" table:style-name="ce1">
            <text:p>2</text:p>
          </table:table-cell>
          <table:table-cell office:value-type="float" office:value="16.34954" table:style-name="ce1">
            <text:p>16.34954</text:p>
          </table:table-cell>
          <table:table-cell office:value-type="float" office:value="16.35021" table:style-name="ce1">
            <text:p>16.35021</text:p>
          </table:table-cell>
          <table:table-cell office:value-type="float" office:value="16.349875" table:style-name="ce1">
            <text:p>16.349875</text:p>
          </table:table-cell>
          <table:table-cell office:value-type="float" office:value="16.349875" table:style-name="ce1">
            <text:p>16.349875</text:p>
          </table:table-cell>
          <table:table-cell office:value-type="float" office:value="0.000473761543394636" table:style-name="ce1">
            <text:p>0.000473761543394636</text:p>
          </table:table-cell>
          <table:table-cell office:value-type="float" office:value="2" table:style-name="ce1">
            <text:p>2</text:p>
          </table:table-cell>
          <table:table-cell office:value-type="float" office:value="2.150281591" table:style-name="ce1">
            <text:p>2.150281591</text:p>
          </table:table-cell>
          <table:table-cell office:value-type="float" office:value="2.206638398" table:style-name="ce1">
            <text:p>2.206638398</text:p>
          </table:table-cell>
          <table:table-cell office:value-type="float" office:value="2.1784599945" table:style-name="ce1">
            <text:p>2.1784599945</text:p>
          </table:table-cell>
          <table:table-cell office:value-type="float" office:value="2.1784599945" table:style-name="ce1">
            <text:p>2.1784599945</text:p>
          </table:table-cell>
          <table:table-cell office:value-type="float" office:value="0.0398502803957213" table:style-name="ce1">
            <text:p>0.0398502803957213</text:p>
          </table:table-cell>
          <table:table-cell office:value-type="float" office:value="2" table:style-name="ce1">
            <text:p>2</text:p>
          </table:table-cell>
          <table:table-cell office:value-type="float" office:value="0.7395583868" table:style-name="ce1">
            <text:p>0.7395583868</text:p>
          </table:table-cell>
          <table:table-cell office:value-type="float" office:value="0.8068488126" table:style-name="ce1">
            <text:p>0.8068488126</text:p>
          </table:table-cell>
          <table:table-cell office:value-type="float" office:value="0.7732035997" table:style-name="ce1">
            <text:p>0.7732035997</text:p>
          </table:table-cell>
          <table:table-cell office:value-type="float" office:value="0.7732035997" table:style-name="ce1">
            <text:p>0.7732035997</text:p>
          </table:table-cell>
          <table:table-cell office:value-type="float" office:value="0.0475815163921102" table:style-name="ce1">
            <text:p>0.0475815163921102</text:p>
          </table:table-cell>
          <table:table-cell office:value-type="float" office:value="2" table:style-name="ce1">
            <text:p>2</text:p>
          </table:table-cell>
          <table:table-cell office:value-type="float" office:value="3.229425188" table:style-name="ce1">
            <text:p>3.229425188</text:p>
          </table:table-cell>
          <table:table-cell office:value-type="float" office:value="3.288283782" table:style-name="ce1">
            <text:p>3.288283782</text:p>
          </table:table-cell>
          <table:table-cell office:value-type="float" office:value="3.258854485" table:style-name="ce1">
            <text:p>3.258854485</text:p>
          </table:table-cell>
          <table:table-cell office:value-type="float" office:value="3.258854485" table:style-name="ce1">
            <text:p>3.258854485</text:p>
          </table:table-cell>
          <table:table-cell office:value-type="float" office:value="0.0416193109485059" table:style-name="ce1">
            <text:p>0.0416193109485059</text:p>
          </table:table-cell>
          <table:table-cell office:value-type="float" office:value="2" table:style-name="ce1">
            <text:p>2</text:p>
          </table:table-cell>
          <table:table-cell office:value-type="float" office:value="6.091423758" table:style-name="ce1">
            <text:p>6.091423758</text:p>
          </table:table-cell>
          <table:table-cell office:value-type="float" office:value="6.428404403" table:style-name="ce1">
            <text:p>6.428404403</text:p>
          </table:table-cell>
          <table:table-cell office:value-type="float" office:value="6.2599140805" table:style-name="ce1">
            <text:p>6.2599140805</text:p>
          </table:table-cell>
          <table:table-cell office:value-type="float" office:value="6.2599140805" table:style-name="ce1">
            <text:p>6.2599140805</text:p>
          </table:table-cell>
          <table:table-cell office:value-type="float" office:value="0.238281299208116" table:style-name="ce1">
            <text:p>0.238281299208116</text:p>
          </table:table-cell>
          <table:table-cell office:value-type="float" office:value="2" table:style-name="ce1">
            <text:p>2</text:p>
          </table:table-cell>
          <table:table-cell office:value-type="float" office:value="59.30926011" table:style-name="ce1">
            <text:p>59.30926011</text:p>
          </table:table-cell>
          <table:table-cell office:value-type="float" office:value="60.91198727" table:style-name="ce1">
            <text:p>60.91198727</text:p>
          </table:table-cell>
          <table:table-cell office:value-type="float" office:value="60.11062369" table:style-name="ce1">
            <text:p>60.11062369</text:p>
          </table:table-cell>
          <table:table-cell office:value-type="float" office:value="60.11062369" table:style-name="ce1">
            <text:p>60.11062369</text:p>
          </table:table-cell>
          <table:table-cell office:value-type="float" office:value="1.13329924322786" table:style-name="ce1">
            <text:p>1.13329924322786</text:p>
          </table:table-cell>
          <table:table-cell office:value-type="float" office:value="2" table:style-name="ce1">
            <text:p>2</text:p>
          </table:table-cell>
          <table:table-cell office:value-type="float" office:value="0.4403940634" table:style-name="ce1">
            <text:p>0.4403940634</text:p>
          </table:table-cell>
          <table:table-cell office:value-type="float" office:value="0.4435970217" table:style-name="ce1">
            <text:p>0.4435970217</text:p>
          </table:table-cell>
          <table:table-cell office:value-type="float" office:value="0.44199554255" table:style-name="ce1">
            <text:p>0.44199554255</text:p>
          </table:table-cell>
          <table:table-cell office:value-type="float" office:value="0.44199554255" table:style-name="ce1">
            <text:p>0.44199554255</text:p>
          </table:table-cell>
          <table:table-cell office:value-type="float" office:value="0.00226483353378774" table:style-name="ce1">
            <text:p>0.00226483353378774</text:p>
          </table:table-cell>
          <table:table-cell office:value-type="float" office:value="2" table:style-name="ce1">
            <text:p>2</text:p>
          </table:table-cell>
          <table:table-cell office:value-type="float" office:value="30.7513144" table:style-name="ce1">
            <text:p>30.7513144</text:p>
          </table:table-cell>
          <table:table-cell office:value-type="float" office:value="31.99445274" table:style-name="ce1">
            <text:p>31.99445274</text:p>
          </table:table-cell>
          <table:table-cell office:value-type="float" office:value="31.37288357" table:style-name="ce1">
            <text:p>31.37288357</text:p>
          </table:table-cell>
          <table:table-cell office:value-type="float" office:value="31.37288357" table:style-name="ce1">
            <text:p>31.37288357</text:p>
          </table:table-cell>
          <table:table-cell office:value-type="float" office:value="0.879031550166989" table:style-name="ce1">
            <text:p>0.879031550166989</text:p>
          </table:table-cell>
          <table:table-cell office:value-type="float" office:value="2" table:style-name="ce1">
            <text:p>2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2616203582" table:style-name="ce1">
            <text:p>0.2616203582</text:p>
          </table:table-cell>
          <table:table-cell office:value-type="float" office:value="0.2677180938" table:style-name="ce1">
            <text:p>0.2677180938</text:p>
          </table:table-cell>
          <table:table-cell office:value-type="float" office:value="0.264669226" table:style-name="ce1">
            <text:p>0.264669226</text:p>
          </table:table-cell>
          <table:table-cell office:value-type="float" office:value="0.264669226" table:style-name="ce1">
            <text:p>0.264669226</text:p>
          </table:table-cell>
          <table:table-cell office:value-type="float" office:value="0.00431175019264261" table:style-name="ce1">
            <text:p>0.00431175019264261</text:p>
          </table:table-cell>
          <table:table-cell office:value-type="float" office:value="2" table:style-name="ce1">
            <text:p>2</text:p>
          </table:table-cell>
          <table:table-cell office:value-type="float" office:value="3.235507333" table:style-name="ce1">
            <text:p>3.235507333</text:p>
          </table:table-cell>
          <table:table-cell office:value-type="float" office:value="3.387314008" table:style-name="ce1">
            <text:p>3.387314008</text:p>
          </table:table-cell>
          <table:table-cell office:value-type="float" office:value="3.3114106705" table:style-name="ce1">
            <text:p>3.3114106705</text:p>
          </table:table-cell>
          <table:table-cell office:value-type="float" office:value="3.3114106705" table:style-name="ce1">
            <text:p>3.3114106705</text:p>
          </table:table-cell>
          <table:table-cell office:value-type="float" office:value="0.107343529321882" table:style-name="ce1">
            <text:p>0.107343529321882</text:p>
          </table:table-cell>
          <table:table-cell office:value-type="float" office:value="2" table:style-name="ce1">
            <text:p>2</text:p>
          </table:table-cell>
          <table:table-cell office:value-type="float" office:value="0.07630640197" table:style-name="ce1">
            <text:p>0.07630640197</text:p>
          </table:table-cell>
          <table:table-cell office:value-type="float" office:value="0.0773772079" table:style-name="ce1">
            <text:p>0.0773772079</text:p>
          </table:table-cell>
          <table:table-cell office:value-type="float" office:value="0.076841804935" table:style-name="ce1">
            <text:p>0.076841804935</text:p>
          </table:table-cell>
          <table:table-cell office:value-type="float" office:value="0.076841804935" table:style-name="ce1">
            <text:p>0.076841804935</text:p>
          </table:table-cell>
          <table:table-cell office:value-type="float" office:value="0.000757174134437759" table:style-name="ce1">
            <text:p>0.000757174134437759</text:p>
          </table:table-cell>
          <table:table-cell office:value-type="float" office:value="2" table:style-name="ce1">
            <text:p>2</text:p>
          </table:table-cell>
          <table:table-cell office:value-type="float" office:value="3.306803751" table:style-name="ce1">
            <text:p>3.306803751</text:p>
          </table:table-cell>
          <table:table-cell office:value-type="float" office:value="3.364593864" table:style-name="ce1">
            <text:p>3.364593864</text:p>
          </table:table-cell>
          <table:table-cell office:value-type="float" office:value="3.3356988075" table:style-name="ce1">
            <text:p>3.3356988075</text:p>
          </table:table-cell>
          <table:table-cell office:value-type="float" office:value="3.3356988075" table:style-name="ce1">
            <text:p>3.3356988075</text:p>
          </table:table-cell>
          <table:table-cell office:value-type="float" office:value="0.040863780787837" table:style-name="ce1">
            <text:p>0.040863780787837</text:p>
          </table:table-cell>
          <table:table-cell office:value-type="float" office:value="2" table:style-name="ce1">
            <text:p>2</text:p>
          </table:table-cell>
          <table:table-cell office:value-type="float" office:value="0.07630640197" table:style-name="ce1">
            <text:p>0.07630640197</text:p>
          </table:table-cell>
          <table:table-cell office:value-type="float" office:value="0.0773772079" table:style-name="ce1">
            <text:p>0.0773772079</text:p>
          </table:table-cell>
          <table:table-cell office:value-type="float" office:value="0.076841804935" table:style-name="ce1">
            <text:p>0.076841804935</text:p>
          </table:table-cell>
          <table:table-cell office:value-type="float" office:value="0.076841804935" table:style-name="ce1">
            <text:p>0.076841804935</text:p>
          </table:table-cell>
          <table:table-cell office:value-type="float" office:value="0.000757174134437759" table:style-name="ce1">
            <text:p>0.000757174134437759</text:p>
          </table:table-cell>
          <table:table-cell office:value-type="float" office:value="2" table:style-name="ce1">
            <text:p>2</text:p>
          </table:table-cell>
          <table:table-cell office:value-type="float" office:value="2.473745122" table:style-name="ce1">
            <text:p>2.473745122</text:p>
          </table:table-cell>
          <table:table-cell office:value-type="float" office:value="2.539130839" table:style-name="ce1">
            <text:p>2.539130839</text:p>
          </table:table-cell>
          <table:table-cell office:value-type="float" office:value="2.5064379805" table:style-name="ce1">
            <text:p>2.5064379805</text:p>
          </table:table-cell>
          <table:table-cell office:value-type="float" office:value="2.5064379805" table:style-name="ce1">
            <text:p>2.5064379805</text:p>
          </table:table-cell>
          <table:table-cell office:value-type="float" office:value="0.0462346838834444" table:style-name="ce1">
            <text:p>0.0462346838834444</text:p>
          </table:table-cell>
          <table:table-cell office:value-type="float" office:value="2" table:style-name="ce1">
            <text:p>2</text:p>
          </table:table-cell>
          <table:table-cell office:value-type="float" office:value="2.950664878" table:style-name="ce1">
            <text:p>2.950664878</text:p>
          </table:table-cell>
          <table:table-cell office:value-type="float" office:value="2.990079161" table:style-name="ce1">
            <text:p>2.990079161</text:p>
          </table:table-cell>
          <table:table-cell office:value-type="float" office:value="2.9703720195" table:style-name="ce1">
            <text:p>2.9703720195</text:p>
          </table:table-cell>
          <table:table-cell office:value-type="float" office:value="2.9703720195" table:style-name="ce1">
            <text:p>2.9703720195</text:p>
          </table:table-cell>
          <table:table-cell office:value-type="float" office:value="0.0278701067849058" table:style-name="ce1">
            <text:p>0.0278701067849058</text:p>
          </table:table-cell>
          <table:table-cell office:value-type="float" office:value="2" table:style-name="ce1">
            <text:p>2</text:p>
          </table:table-cell>
          <table:table-cell office:value-type="float" office:value="0.3561388728" table:style-name="ce1">
            <text:p>0.3561388728</text:p>
          </table:table-cell>
          <table:table-cell office:value-type="float" office:value="0.3745147032" table:style-name="ce1">
            <text:p>0.3745147032</text:p>
          </table:table-cell>
          <table:table-cell office:value-type="float" office:value="0.365326788" table:style-name="ce1">
            <text:p>0.365326788</text:p>
          </table:table-cell>
          <table:table-cell office:value-type="float" office:value="0.365326788" table:style-name="ce1">
            <text:p>0.365326788</text:p>
          </table:table-cell>
          <table:table-cell office:value-type="float" office:value="0.0129936742857739" table:style-name="ce1">
            <text:p>0.0129936742857739</text:p>
          </table:table-cell>
          <table:table-cell office:value-type="float" office:value="2" table:style-name="ce1">
            <text:p>2</text:p>
          </table:table-cell>
          <table:table-cell office:value-type="float" office:value="14.27512" table:style-name="ce1">
            <text:p>14.27512</text:p>
          </table:table-cell>
          <table:table-cell office:value-type="float" office:value="14.58698" table:style-name="ce1">
            <text:p>14.58698</text:p>
          </table:table-cell>
          <table:table-cell office:value-type="float" office:value="14.43105" table:style-name="ce1">
            <text:p>14.43105</text:p>
          </table:table-cell>
          <table:table-cell office:value-type="float" office:value="14.43105" table:style-name="ce1">
            <text:p>14.43105</text:p>
          </table:table-cell>
          <table:table-cell office:value-type="float" office:value="0.220518320780838" table:style-name="ce1">
            <text:p>0.220518320780838</text:p>
          </table:table-cell>
          <table:table-cell office:value-type="float" office:value="2" table:style-name="ce1">
            <text:p>2</text:p>
          </table:table-cell>
          <table:table-cell office:value-type="float" office:value="5.002499045" table:style-name="ce1">
            <text:p>5.002499045</text:p>
          </table:table-cell>
          <table:table-cell office:value-type="float" office:value="5.23931907" table:style-name="ce1">
            <text:p>5.23931907</text:p>
          </table:table-cell>
          <table:table-cell office:value-type="float" office:value="5.1209090575" table:style-name="ce1">
            <text:p>5.1209090575</text:p>
          </table:table-cell>
          <table:table-cell office:value-type="float" office:value="5.1209090575" table:style-name="ce1">
            <text:p>5.1209090575</text:p>
          </table:table-cell>
          <table:table-cell office:value-type="float" office:value="0.167457045598267" table:style-name="ce1">
            <text:p>0.167457045598267</text:p>
          </table:table-cell>
          <table:table-cell office:value-type="float" office:value="2" table:style-name="ce1">
            <text:p>2</text:p>
          </table:table-cell>
          <table:table-cell office:value-type="float" office:value="1427.984519" table:style-name="ce1">
            <text:p>1427.984519</text:p>
          </table:table-cell>
          <table:table-cell office:value-type="float" office:value="1511.313907" table:style-name="ce1">
            <text:p>1511.313907</text:p>
          </table:table-cell>
          <table:table-cell office:value-type="float" office:value="1469.649213" table:style-name="ce1">
            <text:p>1469.649213</text:p>
          </table:table-cell>
          <table:table-cell office:value-type="float" office:value="1469.649213" table:style-name="ce1">
            <text:p>1469.649213</text:p>
          </table:table-cell>
          <table:table-cell office:value-type="float" office:value="58.9227753269248" table:style-name="ce1">
            <text:p>58.9227753269248</text:p>
          </table:table-cell>
          <table:table-cell office:value-type="float" office:value="2" table:style-name="ce1">
            <text:p>2</text:p>
          </table:table-cell>
          <table:table-cell office:value-type="float" office:value="36.98717047" table:style-name="ce1">
            <text:p>36.98717047</text:p>
          </table:table-cell>
          <table:table-cell office:value-type="float" office:value="37.00225227" table:style-name="ce1">
            <text:p>37.00225227</text:p>
          </table:table-cell>
          <table:table-cell office:value-type="float" office:value="36.99471137" table:style-name="ce1">
            <text:p>36.99471137</text:p>
          </table:table-cell>
          <table:table-cell office:value-type="float" office:value="36.99471137" table:style-name="ce1">
            <text:p>36.99471137</text:p>
          </table:table-cell>
          <table:table-cell office:value-type="float" office:value="0.0106644430524973" table:style-name="ce1">
            <text:p>0.0106644430524973</text:p>
          </table:table-cell>
          <table:table-cell office:value-type="float" office:value="2" table:style-name="ce1">
            <text:p>2</text:p>
          </table:table-cell>
          <table:table-cell office:value-type="float" office:value="0.01821190766" table:style-name="ce1">
            <text:p>0.01821190766</text:p>
          </table:table-cell>
          <table:table-cell office:value-type="float" office:value="56.48719751" table:style-name="ce1">
            <text:p>56.48719751</text:p>
          </table:table-cell>
          <table:table-cell office:value-type="float" office:value="28.25270470883" table:style-name="ce1">
            <text:p>28.25270470883</text:p>
          </table:table-cell>
          <table:table-cell office:value-type="float" office:value="28.25270470883" table:style-name="ce1">
            <text:p>28.25270470883</text:p>
          </table:table-cell>
          <table:table-cell office:value-type="float" office:value="39.9296026461401" table:style-name="ce1">
            <text:p>39.9296026461401</text:p>
          </table:table-cell>
          <table:table-cell office:value-type="float" office:value="2" table:style-name="ce1">
            <text:p>2</text:p>
          </table:table-cell>
          <table:table-cell office:value-type="float" office:value="0.02553559031" table:style-name="ce1">
            <text:p>0.02553559031</text:p>
          </table:table-cell>
          <table:table-cell office:value-type="float" office:value="56.49074605" table:style-name="ce1">
            <text:p>56.49074605</text:p>
          </table:table-cell>
          <table:table-cell office:value-type="float" office:value="28.258140820155" table:style-name="ce1">
            <text:p>28.258140820155</text:p>
          </table:table-cell>
          <table:table-cell office:value-type="float" office:value="28.258140820155" table:style-name="ce1">
            <text:p>28.258140820155</text:p>
          </table:table-cell>
          <table:table-cell office:value-type="float" office:value="39.9269332171724" table:style-name="ce1">
            <text:p>39.9269332171724</text:p>
          </table:table-cell>
          <table:table-cell office:value-type="float" office:value="2" table:style-name="ce1">
            <text:p>2</text:p>
          </table:table-cell>
          <table:table-cell office:value-type="float" office:value="30.1556079" table:style-name="ce1">
            <text:p>30.1556079</text:p>
          </table:table-cell>
          <table:table-cell office:value-type="float" office:value="30.28760594" table:style-name="ce1">
            <text:p>30.28760594</text:p>
          </table:table-cell>
          <table:table-cell office:value-type="float" office:value="30.22160692" table:style-name="ce1">
            <text:p>30.22160692</text:p>
          </table:table-cell>
          <table:table-cell office:value-type="float" office:value="30.22160692" table:style-name="ce1">
            <text:p>30.22160692</text:p>
          </table:table-cell>
          <table:table-cell office:value-type="float" office:value="0.0933367091873326" table:style-name="ce1">
            <text:p>0.0933367091873326</text:p>
          </table:table-cell>
          <table:table-cell office:value-type="float" office:value="2" table:style-name="ce1">
            <text:p>2</text:p>
          </table:table-cell>
          <table:table-cell office:value-type="float" office:value="0.003840234016" table:style-name="ce1">
            <text:p>0.003840234016</text:p>
          </table:table-cell>
          <table:table-cell office:value-type="float" office:value="0.003907438853" table:style-name="ce1">
            <text:p>0.003907438853</text:p>
          </table:table-cell>
          <table:table-cell office:value-type="float" office:value="0.0038738364345" table:style-name="ce1">
            <text:p>0.0038738364345</text:p>
          </table:table-cell>
          <table:table-cell office:value-type="float" office:value="0.0038738364345" table:style-name="ce1">
            <text:p>0.0038738364345</text:p>
          </table:table-cell>
          <table:table-cell office:value-type="float" office:value="4.75209959712364e-05" table:style-name="ce1">
            <text:p>4.75209959712364e-05</text:p>
          </table:table-cell>
          <table:table-cell office:value-type="float" office:value="2" table:style-name="ce1">
            <text:p>2</text:p>
          </table:table-cell>
          <table:table-cell office:value-type="float" office:value="0.01857490918" table:style-name="ce1">
            <text:p>0.01857490918</text:p>
          </table:table-cell>
          <table:table-cell office:value-type="float" office:value="0.0186459124" table:style-name="ce1">
            <text:p>0.0186459124</text:p>
          </table:table-cell>
          <table:table-cell office:value-type="float" office:value="0.01861041079" table:style-name="ce1">
            <text:p>0.01861041079</text:p>
          </table:table-cell>
          <table:table-cell office:value-type="float" office:value="0.01861041079" table:style-name="ce1">
            <text:p>0.01861041079</text:p>
          </table:table-cell>
          <table:table-cell office:value-type="float" office:value="5.02068583480785e-05" table:style-name="ce1">
            <text:p>5.02068583480785e-05</text:p>
          </table:table-cell>
          <table:table-cell office:value-type="float" office:value="2" table:style-name="ce1">
            <text:p>2</text:p>
          </table:table-cell>
          <table:table-cell office:value-type="float" office:value="8.335484853" table:style-name="ce1">
            <text:p>8.335484853</text:p>
          </table:table-cell>
          <table:table-cell office:value-type="float" office:value="9.364145177" table:style-name="ce1">
            <text:p>9.364145177</text:p>
          </table:table-cell>
          <table:table-cell office:value-type="float" office:value="8.849815015" table:style-name="ce1">
            <text:p>8.849815015</text:p>
          </table:table-cell>
          <table:table-cell office:value-type="float" office:value="8.849815015" table:style-name="ce1">
            <text:p>8.849815015</text:p>
          </table:table-cell>
          <table:table-cell office:value-type="float" office:value="0.72737269063795" table:style-name="ce1">
            <text:p>0.72737269063795</text:p>
          </table:table-cell>
          <table:table-cell office:value-type="float" office:value="2" table:style-name="ce1">
            <text:p>2</text:p>
          </table:table-cell>
          <table:table-cell office:value-type="float" office:value="7.487581688" table:style-name="ce1">
            <text:p>7.487581688</text:p>
          </table:table-cell>
          <table:table-cell office:value-type="float" office:value="8.011368327" table:style-name="ce1">
            <text:p>8.011368327</text:p>
          </table:table-cell>
          <table:table-cell office:value-type="float" office:value="7.7494750075" table:style-name="ce1">
            <text:p>7.7494750075</text:p>
          </table:table-cell>
          <table:table-cell office:value-type="float" office:value="7.7494750075" table:style-name="ce1">
            <text:p>7.7494750075</text:p>
          </table:table-cell>
          <table:table-cell office:value-type="float" office:value="0.37037308433181" table:style-name="ce1">
            <text:p>0.37037308433181</text:p>
          </table:table-cell>
          <table:table-cell office:value-type="float" office:value="2" table:style-name="ce1">
            <text:p>2</text:p>
          </table:table-cell>
          <table:table-cell office:value-type="float" office:value="0.2442476285" table:style-name="ce1">
            <text:p>0.2442476285</text:p>
          </table:table-cell>
          <table:table-cell office:value-type="float" office:value="0.2552875919" table:style-name="ce1">
            <text:p>0.2552875919</text:p>
          </table:table-cell>
          <table:table-cell office:value-type="float" office:value="0.2497676102" table:style-name="ce1">
            <text:p>0.2497676102</text:p>
          </table:table-cell>
          <table:table-cell office:value-type="float" office:value="0.2497676102" table:style-name="ce1">
            <text:p>0.2497676102</text:p>
          </table:table-cell>
          <table:table-cell office:value-type="float" office:value="0.00780643298419129" table:style-name="ce1">
            <text:p>0.00780643298419129</text:p>
          </table:table-cell>
          <table:table-cell office:value-type="float" office:value="2" table:style-name="ce1">
            <text:p>2</text:p>
          </table:table-cell>
          <table:table-cell office:value-type="float" office:value="0.280858762" table:style-name="ce1">
            <text:p>0.280858762</text:p>
          </table:table-cell>
          <table:table-cell office:value-type="float" office:value="0.2856973557" table:style-name="ce1">
            <text:p>0.2856973557</text:p>
          </table:table-cell>
          <table:table-cell office:value-type="float" office:value="0.28327805885" table:style-name="ce1">
            <text:p>0.28327805885</text:p>
          </table:table-cell>
          <table:table-cell office:value-type="float" office:value="0.28327805885" table:style-name="ce1">
            <text:p>0.28327805885</text:p>
          </table:table-cell>
          <table:table-cell office:value-type="float" office:value="0.00342140241667651" table:style-name="ce1">
            <text:p>0.00342140241667651</text:p>
          </table:table-cell>
        </table:table-row>
        <table:table-row table:style-name="ro1">
          <table:table-cell office:value-type="string" table:style-name="ce1">
            <text:p>20x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H</text:p>
          </table:table-cell>
          <table:table-cell office:value-type="string" table:style-name="ce1">
            <text:p>≥20%</text:p>
          </table:table-cell>
          <table:table-cell office:value-type="float" office:value="2" table:style-name="ce1">
            <text:p>2</text:p>
          </table:table-cell>
          <table:table-cell office:value-type="float" office:value="33.24348001" table:style-name="ce1">
            <text:p>33.24348001</text:p>
          </table:table-cell>
          <table:table-cell office:value-type="float" office:value="34.82867073" table:style-name="ce1">
            <text:p>34.82867073</text:p>
          </table:table-cell>
          <table:table-cell office:value-type="float" office:value="34.03607537" table:style-name="ce1">
            <text:p>34.03607537</text:p>
          </table:table-cell>
          <table:table-cell office:value-type="float" office:value="34.03607537" table:style-name="ce1">
            <text:p>34.03607537</text:p>
          </table:table-cell>
          <table:table-cell office:value-type="float" office:value="1.12089910758599" table:style-name="ce1">
            <text:p>1.12089910758599</text:p>
          </table:table-cell>
          <table:table-cell office:value-type="float" office:value="2" table:style-name="ce1">
            <text:p>2</text:p>
          </table:table-cell>
          <table:table-cell office:value-type="float" office:value="4.201849853" table:style-name="ce1">
            <text:p>4.201849853</text:p>
          </table:table-cell>
          <table:table-cell office:value-type="float" office:value="4.209778924" table:style-name="ce1">
            <text:p>4.209778924</text:p>
          </table:table-cell>
          <table:table-cell office:value-type="float" office:value="4.2058143885" table:style-name="ce1">
            <text:p>4.2058143885</text:p>
          </table:table-cell>
          <table:table-cell office:value-type="float" office:value="4.2058143885" table:style-name="ce1">
            <text:p>4.2058143885</text:p>
          </table:table-cell>
          <table:table-cell office:value-type="float" office:value="0.00560669987260988" table:style-name="ce1">
            <text:p>0.00560669987260988</text:p>
          </table:table-cell>
          <table:table-cell office:value-type="float" office:value="2" table:style-name="ce1">
            <text:p>2</text:p>
          </table:table-cell>
          <table:table-cell office:value-type="float" office:value="-0.1032071684" table:style-name="ce1">
            <text:p>-0.1032071684</text:p>
          </table:table-cell>
          <table:table-cell office:value-type="float" office:value="-0.07764045619" table:style-name="ce1">
            <text:p>-0.07764045619</text:p>
          </table:table-cell>
          <table:table-cell office:value-type="float" office:value="-0.090423812295" table:style-name="ce1">
            <text:p>-0.090423812295</text:p>
          </table:table-cell>
          <table:table-cell office:value-type="float" office:value="-0.090423812295" table:style-name="ce1">
            <text:p>-0.090423812295</text:p>
          </table:table-cell>
          <table:table-cell office:value-type="float" office:value="0.0180783955763359" table:style-name="ce1">
            <text:p>0.0180783955763359</text:p>
          </table:table-cell>
          <table:table-cell office:value-type="float" office:value="2" table:style-name="ce1">
            <text:p>2</text:p>
          </table:table-cell>
          <table:table-cell office:value-type="float" office:value="2.20839972" table:style-name="ce1">
            <text:p>2.20839972</text:p>
          </table:table-cell>
          <table:table-cell office:value-type="float" office:value="2.225189651" table:style-name="ce1">
            <text:p>2.225189651</text:p>
          </table:table-cell>
          <table:table-cell office:value-type="float" office:value="2.2167946855" table:style-name="ce1">
            <text:p>2.2167946855</text:p>
          </table:table-cell>
          <table:table-cell office:value-type="float" office:value="2.2167946855" table:style-name="ce1">
            <text:p>2.2167946855</text:p>
          </table:table-cell>
          <table:table-cell office:value-type="float" office:value="0.0118722740657542" table:style-name="ce1">
            <text:p>0.0118722740657542</text:p>
          </table:table-cell>
          <table:table-cell office:value-type="float" office:value="2" table:style-name="ce1">
            <text:p>2</text:p>
          </table:table-cell>
          <table:table-cell office:value-type="float" office:value="11.46542" table:style-name="ce1">
            <text:p>11.46542</text:p>
          </table:table-cell>
          <table:table-cell office:value-type="float" office:value="13.00095" table:style-name="ce1">
            <text:p>13.00095</text:p>
          </table:table-cell>
          <table:table-cell office:value-type="float" office:value="12.233185" table:style-name="ce1">
            <text:p>12.233185</text:p>
          </table:table-cell>
          <table:table-cell office:value-type="float" office:value="12.233185" table:style-name="ce1">
            <text:p>12.233185</text:p>
          </table:table-cell>
          <table:table-cell office:value-type="float" office:value="1.08578367571538" table:style-name="ce1">
            <text:p>1.08578367571538</text:p>
          </table:table-cell>
          <table:table-cell office:value-type="float" office:value="2" table:style-name="ce1">
            <text:p>2</text:p>
          </table:table-cell>
          <table:table-cell office:value-type="float" office:value="10.18307" table:style-name="ce1">
            <text:p>10.18307</text:p>
          </table:table-cell>
          <table:table-cell office:value-type="float" office:value="10.26848" table:style-name="ce1">
            <text:p>10.26848</text:p>
          </table:table-cell>
          <table:table-cell office:value-type="float" office:value="10.225775" table:style-name="ce1">
            <text:p>10.225775</text:p>
          </table:table-cell>
          <table:table-cell office:value-type="float" office:value="10.225775" table:style-name="ce1">
            <text:p>10.225775</text:p>
          </table:table-cell>
          <table:table-cell office:value-type="float" office:value="0.0603939901811427" table:style-name="ce1">
            <text:p>0.0603939901811427</text:p>
          </table:table-cell>
          <table:table-cell office:value-type="float" office:value="2" table:style-name="ce1">
            <text:p>2</text:p>
          </table:table-cell>
          <table:table-cell office:value-type="float" office:value="21.7339" table:style-name="ce1">
            <text:p>21.7339</text:p>
          </table:table-cell>
          <table:table-cell office:value-type="float" office:value="23.18402" table:style-name="ce1">
            <text:p>23.18402</text:p>
          </table:table-cell>
          <table:table-cell office:value-type="float" office:value="22.45896" table:style-name="ce1">
            <text:p>22.45896</text:p>
          </table:table-cell>
          <table:table-cell office:value-type="float" office:value="22.45896" table:style-name="ce1">
            <text:p>22.45896</text:p>
          </table:table-cell>
          <table:table-cell office:value-type="float" office:value="1.02538968553424" table:style-name="ce1">
            <text:p>1.02538968553424</text:p>
          </table:table-cell>
          <table:table-cell office:value-type="float" office:value="2" table:style-name="ce1">
            <text:p>2</text:p>
          </table:table-cell>
          <table:table-cell office:value-type="float" office:value="3.538073793" table:style-name="ce1">
            <text:p>3.538073793</text:p>
          </table:table-cell>
          <table:table-cell office:value-type="float" office:value="3.539948618" table:style-name="ce1">
            <text:p>3.539948618</text:p>
          </table:table-cell>
          <table:table-cell office:value-type="float" office:value="3.5390112055" table:style-name="ce1">
            <text:p>3.5390112055</text:p>
          </table:table-cell>
          <table:table-cell office:value-type="float" office:value="3.5390112055" table:style-name="ce1">
            <text:p>3.5390112055</text:p>
          </table:table-cell>
          <table:table-cell office:value-type="float" office:value="0.00132570147103793" table:style-name="ce1">
            <text:p>0.00132570147103793</text:p>
          </table:table-cell>
          <table:table-cell office:value-type="float" office:value="2" table:style-name="ce1">
            <text:p>2</text:p>
          </table:table-cell>
          <table:table-cell office:value-type="float" office:value="0.09071504701" table:style-name="ce1">
            <text:p>0.09071504701</text:p>
          </table:table-cell>
          <table:table-cell office:value-type="float" office:value="0.1498844558" table:style-name="ce1">
            <text:p>0.1498844558</text:p>
          </table:table-cell>
          <table:table-cell office:value-type="float" office:value="0.120299751405" table:style-name="ce1">
            <text:p>0.120299751405</text:p>
          </table:table-cell>
          <table:table-cell office:value-type="float" office:value="0.120299751405" table:style-name="ce1">
            <text:p>0.120299751405</text:p>
          </table:table-cell>
          <table:table-cell office:value-type="float" office:value="0.0418390901942079" table:style-name="ce1">
            <text:p>0.0418390901942079</text:p>
          </table:table-cell>
          <table:table-cell office:value-type="float" office:value="2" table:style-name="ce1">
            <text:p>2</text:p>
          </table:table-cell>
          <table:table-cell office:value-type="float" office:value="5.23594681" table:style-name="ce1">
            <text:p>5.23594681</text:p>
          </table:table-cell>
          <table:table-cell office:value-type="float" office:value="5.350372904" table:style-name="ce1">
            <text:p>5.350372904</text:p>
          </table:table-cell>
          <table:table-cell office:value-type="float" office:value="5.293159857" table:style-name="ce1">
            <text:p>5.293159857</text:p>
          </table:table-cell>
          <table:table-cell office:value-type="float" office:value="5.293159857" table:style-name="ce1">
            <text:p>5.293159857</text:p>
          </table:table-cell>
          <table:table-cell office:value-type="float" office:value="0.0809114670120897" table:style-name="ce1">
            <text:p>0.0809114670120897</text:p>
          </table:table-cell>
          <table:table-cell office:value-type="float" office:value="2" table:style-name="ce1">
            <text:p>2</text:p>
          </table:table-cell>
          <table:table-cell office:value-type="float" office:value="8.117612164" table:style-name="ce1">
            <text:p>8.117612164</text:p>
          </table:table-cell>
          <table:table-cell office:value-type="float" office:value="8.154012344" table:style-name="ce1">
            <text:p>8.154012344</text:p>
          </table:table-cell>
          <table:table-cell office:value-type="float" office:value="8.135812254" table:style-name="ce1">
            <text:p>8.135812254</text:p>
          </table:table-cell>
          <table:table-cell office:value-type="float" office:value="8.135812254" table:style-name="ce1">
            <text:p>8.135812254</text:p>
          </table:table-cell>
          <table:table-cell office:value-type="float" office:value="0.0257388141144105" table:style-name="ce1">
            <text:p>0.0257388141144105</text:p>
          </table:table-cell>
          <table:table-cell office:value-type="float" office:value="2" table:style-name="ce1">
            <text:p>2</text:p>
          </table:table-cell>
          <table:table-cell office:value-type="float" office:value="83.63834096" table:style-name="ce1">
            <text:p>83.63834096</text:p>
          </table:table-cell>
          <table:table-cell office:value-type="float" office:value="94.03892947" table:style-name="ce1">
            <text:p>94.03892947</text:p>
          </table:table-cell>
          <table:table-cell office:value-type="float" office:value="88.838635215" table:style-name="ce1">
            <text:p>88.838635215</text:p>
          </table:table-cell>
          <table:table-cell office:value-type="float" office:value="88.838635215" table:style-name="ce1">
            <text:p>88.838635215</text:p>
          </table:table-cell>
          <table:table-cell office:value-type="float" office:value="7.35432666375189" table:style-name="ce1">
            <text:p>7.35432666375189</text:p>
          </table:table-cell>
          <table:table-cell office:value-type="float" office:value="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-Inf" table:style-name="ce1">
            <text:p>-Inf</text:p>
          </table:table-cell>
          <table:table-cell office:value-type="float" office:value="NaN" table:style-name="ce1">
            <text:p>NaN</text:p>
          </table:table-cell>
          <table:table-cell/>
          <table:table-cell/>
          <table:table-cell office:value-type="float" office:value="2" table:style-name="ce1">
            <text:p>2</text:p>
          </table:table-cell>
          <table:table-cell office:value-type="float" office:value="125.7431022" table:style-name="ce1">
            <text:p>125.7431022</text:p>
          </table:table-cell>
          <table:table-cell office:value-type="float" office:value="125.7469993" table:style-name="ce1">
            <text:p>125.7469993</text:p>
          </table:table-cell>
          <table:table-cell office:value-type="float" office:value="125.74505075" table:style-name="ce1">
            <text:p>125.74505075</text:p>
          </table:table-cell>
          <table:table-cell office:value-type="float" office:value="125.74505075" table:style-name="ce1">
            <text:p>125.74505075</text:p>
          </table:table-cell>
          <table:table-cell office:value-type="float" office:value="0.00275566583696436" table:style-name="ce1">
            <text:p>0.00275566583696436</text:p>
          </table:table-cell>
          <table:table-cell office:value-type="float" office:value="2" table:style-name="ce1">
            <text:p>2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2615644413" table:style-name="ce1">
            <text:p>0.2615644413</text:p>
          </table:table-cell>
          <table:table-cell office:value-type="float" office:value="0.2769709287" table:style-name="ce1">
            <text:p>0.2769709287</text:p>
          </table:table-cell>
          <table:table-cell office:value-type="float" office:value="0.269267685" table:style-name="ce1">
            <text:p>0.269267685</text:p>
          </table:table-cell>
          <table:table-cell office:value-type="float" office:value="0.269267685" table:style-name="ce1">
            <text:p>0.269267685</text:p>
          </table:table-cell>
          <table:table-cell office:value-type="float" office:value="0.0108940317148051" table:style-name="ce1">
            <text:p>0.0108940317148051</text:p>
          </table:table-cell>
          <table:table-cell office:value-type="float" office:value="2" table:style-name="ce1">
            <text:p>2</text:p>
          </table:table-cell>
          <table:table-cell office:value-type="float" office:value="3.266023756" table:style-name="ce1">
            <text:p>3.266023756</text:p>
          </table:table-cell>
          <table:table-cell office:value-type="float" office:value="3.649547312" table:style-name="ce1">
            <text:p>3.649547312</text:p>
          </table:table-cell>
          <table:table-cell office:value-type="float" office:value="3.457785534" table:style-name="ce1">
            <text:p>3.457785534</text:p>
          </table:table-cell>
          <table:table-cell office:value-type="float" office:value="3.457785534" table:style-name="ce1">
            <text:p>3.457785534</text:p>
          </table:table-cell>
          <table:table-cell office:value-type="float" office:value="0.271192107192379" table:style-name="ce1">
            <text:p>0.271192107192379</text:p>
          </table:table-cell>
          <table:table-cell office:value-type="float" office:value="2" table:style-name="ce1">
            <text:p>2</text:p>
          </table:table-cell>
          <table:table-cell office:value-type="float" office:value="0.1377200763" table:style-name="ce1">
            <text:p>0.1377200763</text:p>
          </table:table-cell>
          <table:table-cell office:value-type="float" office:value="0.1544232538" table:style-name="ce1">
            <text:p>0.1544232538</text:p>
          </table:table-cell>
          <table:table-cell office:value-type="float" office:value="0.14607166505" table:style-name="ce1">
            <text:p>0.14607166505</text:p>
          </table:table-cell>
          <table:table-cell office:value-type="float" office:value="0.14607166505" table:style-name="ce1">
            <text:p>0.14607166505</text:p>
          </table:table-cell>
          <table:table-cell office:value-type="float" office:value="0.0118109300776126" table:style-name="ce1">
            <text:p>0.0118109300776126</text:p>
          </table:table-cell>
          <table:table-cell office:value-type="float" office:value="2" table:style-name="ce1">
            <text:p>2</text:p>
          </table:table-cell>
          <table:table-cell office:value-type="float" office:value="5.390374804" table:style-name="ce1">
            <text:p>5.390374804</text:p>
          </table:table-cell>
          <table:table-cell office:value-type="float" office:value="5.488089115" table:style-name="ce1">
            <text:p>5.488089115</text:p>
          </table:table-cell>
          <table:table-cell office:value-type="float" office:value="5.4392319595" table:style-name="ce1">
            <text:p>5.4392319595</text:p>
          </table:table-cell>
          <table:table-cell office:value-type="float" office:value="5.4392319595" table:style-name="ce1">
            <text:p>5.4392319595</text:p>
          </table:table-cell>
          <table:table-cell office:value-type="float" office:value="0.0690944519270711" table:style-name="ce1">
            <text:p>0.0690944519270711</text:p>
          </table:table-cell>
          <table:table-cell office:value-type="float" office:value="2" table:style-name="ce1">
            <text:p>2</text:p>
          </table:table-cell>
          <table:table-cell office:value-type="float" office:value="0.1377200763" table:style-name="ce1">
            <text:p>0.1377200763</text:p>
          </table:table-cell>
          <table:table-cell office:value-type="float" office:value="0.1544232538" table:style-name="ce1">
            <text:p>0.1544232538</text:p>
          </table:table-cell>
          <table:table-cell office:value-type="float" office:value="0.14607166505" table:style-name="ce1">
            <text:p>0.14607166505</text:p>
          </table:table-cell>
          <table:table-cell office:value-type="float" office:value="0.14607166505" table:style-name="ce1">
            <text:p>0.14607166505</text:p>
          </table:table-cell>
          <table:table-cell office:value-type="float" office:value="0.0118109300776126" table:style-name="ce1">
            <text:p>0.0118109300776126</text:p>
          </table:table-cell>
          <table:table-cell office:value-type="float" office:value="2" table:style-name="ce1">
            <text:p>2</text:p>
          </table:table-cell>
          <table:table-cell office:value-type="float" office:value="4.426539155" table:style-name="ce1">
            <text:p>4.426539155</text:p>
          </table:table-cell>
          <table:table-cell office:value-type="float" office:value="4.447744125" table:style-name="ce1">
            <text:p>4.447744125</text:p>
          </table:table-cell>
          <table:table-cell office:value-type="float" office:value="4.43714164" table:style-name="ce1">
            <text:p>4.43714164</text:p>
          </table:table-cell>
          <table:table-cell office:value-type="float" office:value="4.43714164" table:style-name="ce1">
            <text:p>4.43714164</text:p>
          </table:table-cell>
          <table:table-cell office:value-type="float" office:value="0.0149941780818569" table:style-name="ce1">
            <text:p>0.0149941780818569</text:p>
          </table:table-cell>
          <table:table-cell office:value-type="float" office:value="2" table:style-name="ce1">
            <text:p>2</text:p>
          </table:table-cell>
          <table:table-cell office:value-type="float" office:value="5.023585875" table:style-name="ce1">
            <text:p>5.023585875</text:p>
          </table:table-cell>
          <table:table-cell office:value-type="float" office:value="5.121300845" table:style-name="ce1">
            <text:p>5.121300845</text:p>
          </table:table-cell>
          <table:table-cell office:value-type="float" office:value="5.07244336" table:style-name="ce1">
            <text:p>5.07244336</text:p>
          </table:table-cell>
          <table:table-cell office:value-type="float" office:value="5.07244336" table:style-name="ce1">
            <text:p>5.07244336</text:p>
          </table:table-cell>
          <table:table-cell office:value-type="float" office:value="0.0690949179104402" table:style-name="ce1">
            <text:p>0.0690949179104402</text:p>
          </table:table-cell>
          <table:table-cell office:value-type="float" office:value="2" table:style-name="ce1">
            <text:p>2</text:p>
          </table:table-cell>
          <table:table-cell office:value-type="float" office:value="0.36678827" table:style-name="ce1">
            <text:p>0.36678827</text:p>
          </table:table-cell>
          <table:table-cell office:value-type="float" office:value="0.3667889294" table:style-name="ce1">
            <text:p>0.3667889294</text:p>
          </table:table-cell>
          <table:table-cell office:value-type="float" office:value="0.3667885997" table:style-name="ce1">
            <text:p>0.3667885997</text:p>
          </table:table-cell>
          <table:table-cell office:value-type="float" office:value="0.3667885997" table:style-name="ce1">
            <text:p>0.3667885997</text:p>
          </table:table-cell>
          <table:table-cell office:value-type="float" office:value="4.66266211508427e-07" table:style-name="ce1">
            <text:p>4.66266211508427e-07</text:p>
          </table:table-cell>
          <table:table-cell office:value-type="float" office:value="2" table:style-name="ce1">
            <text:p>2</text:p>
          </table:table-cell>
          <table:table-cell office:value-type="float" office:value="24.42575" table:style-name="ce1">
            <text:p>24.42575</text:p>
          </table:table-cell>
          <table:table-cell office:value-type="float" office:value="26.23887" table:style-name="ce1">
            <text:p>26.23887</text:p>
          </table:table-cell>
          <table:table-cell office:value-type="float" office:value="25.33231" table:style-name="ce1">
            <text:p>25.33231</text:p>
          </table:table-cell>
          <table:table-cell office:value-type="float" office:value="25.33231" table:style-name="ce1">
            <text:p>25.33231</text:p>
          </table:table-cell>
          <table:table-cell office:value-type="float" office:value="1.28206944710495" table:style-name="ce1">
            <text:p>1.28206944710495</text:p>
          </table:table-cell>
          <table:table-cell office:value-type="float" office:value="2" table:style-name="ce1">
            <text:p>2</text:p>
          </table:table-cell>
          <table:table-cell office:value-type="float" office:value="10.61629196" table:style-name="ce1">
            <text:p>10.61629196</text:p>
          </table:table-cell>
          <table:table-cell office:value-type="float" office:value="12.02222051" table:style-name="ce1">
            <text:p>12.02222051</text:p>
          </table:table-cell>
          <table:table-cell office:value-type="float" office:value="11.319256235" table:style-name="ce1">
            <text:p>11.319256235</text:p>
          </table:table-cell>
          <table:table-cell office:value-type="float" office:value="11.319256235" table:style-name="ce1">
            <text:p>11.319256235</text:p>
          </table:table-cell>
          <table:table-cell office:value-type="float" office:value="0.99414161156877" table:style-name="ce1">
            <text:p>0.99414161156877</text:p>
          </table:table-cell>
          <table:table-cell office:value-type="float" office:value="2" table:style-name="ce1">
            <text:p>2</text:p>
          </table:table-cell>
          <table:table-cell office:value-type="float" office:value="1986.460285" table:style-name="ce1">
            <text:p>1986.460285</text:p>
          </table:table-cell>
          <table:table-cell office:value-type="float" office:value="2070.068454" table:style-name="ce1">
            <text:p>2070.068454</text:p>
          </table:table-cell>
          <table:table-cell office:value-type="float" office:value="2028.2643695" table:style-name="ce1">
            <text:p>2028.2643695</text:p>
          </table:table-cell>
          <table:table-cell office:value-type="float" office:value="2028.2643695" table:style-name="ce1">
            <text:p>2028.2643695</text:p>
          </table:table-cell>
          <table:table-cell office:value-type="float" office:value="59.119903262491" table:style-name="ce1">
            <text:p>59.119903262491</text:p>
          </table:table-cell>
          <table:table-cell office:value-type="float" office:value="2" table:style-name="ce1">
            <text:p>2</text:p>
          </table:table-cell>
          <table:table-cell office:value-type="float" office:value="89.9843708" table:style-name="ce1">
            <text:p>89.9843708</text:p>
          </table:table-cell>
          <table:table-cell office:value-type="float" office:value="90.01303858" table:style-name="ce1">
            <text:p>90.01303858</text:p>
          </table:table-cell>
          <table:table-cell office:value-type="float" office:value="89.99870469" table:style-name="ce1">
            <text:p>89.99870469</text:p>
          </table:table-cell>
          <table:table-cell office:value-type="float" office:value="89.99870469" table:style-name="ce1">
            <text:p>89.99870469</text:p>
          </table:table-cell>
          <table:table-cell office:value-type="float" office:value="0.0202711816395686" table:style-name="ce1">
            <text:p>0.0202711816395686</text:p>
          </table:table-cell>
          <table:table-cell office:value-type="float" office:value="2" table:style-name="ce1">
            <text:p>2</text:p>
          </table:table-cell>
          <table:table-cell office:value-type="float" office:value="123.4806008" table:style-name="ce1">
            <text:p>123.4806008</text:p>
          </table:table-cell>
          <table:table-cell office:value-type="float" office:value="143.0109564" table:style-name="ce1">
            <text:p>143.0109564</text:p>
          </table:table-cell>
          <table:table-cell office:value-type="float" office:value="133.2457786" table:style-name="ce1">
            <text:p>133.2457786</text:p>
          </table:table-cell>
          <table:table-cell office:value-type="float" office:value="133.2457786" table:style-name="ce1">
            <text:p>133.2457786</text:p>
          </table:table-cell>
          <table:table-cell office:value-type="float" office:value="13.8100468837447" table:style-name="ce1">
            <text:p>13.8100468837447</text:p>
          </table:table-cell>
          <table:table-cell office:value-type="float" office:value="2" table:style-name="ce1">
            <text:p>2</text:p>
          </table:table-cell>
          <table:table-cell office:value-type="float" office:value="142.9952467" table:style-name="ce1">
            <text:p>142.9952467</text:p>
          </table:table-cell>
          <table:table-cell office:value-type="float" office:value="179.9973975" table:style-name="ce1">
            <text:p>179.9973975</text:p>
          </table:table-cell>
          <table:table-cell office:value-type="float" office:value="161.4963221" table:style-name="ce1">
            <text:p>161.4963221</text:p>
          </table:table-cell>
          <table:table-cell office:value-type="float" office:value="161.4963221" table:style-name="ce1">
            <text:p>161.4963221</text:p>
          </table:table-cell>
          <table:table-cell office:value-type="float" office:value="26.1644717491672" table:style-name="ce1">
            <text:p>26.1644717491672</text:p>
          </table:table-cell>
          <table:table-cell office:value-type="float" office:value="2" table:style-name="ce1">
            <text:p>2</text:p>
          </table:table-cell>
          <table:table-cell office:value-type="float" office:value="49.82441469" table:style-name="ce1">
            <text:p>49.82441469</text:p>
          </table:table-cell>
          <table:table-cell office:value-type="float" office:value="60.86223926" table:style-name="ce1">
            <text:p>60.86223926</text:p>
          </table:table-cell>
          <table:table-cell office:value-type="float" office:value="55.343326975" table:style-name="ce1">
            <text:p>55.343326975</text:p>
          </table:table-cell>
          <table:table-cell office:value-type="float" office:value="55.343326975" table:style-name="ce1">
            <text:p>55.343326975</text:p>
          </table:table-cell>
          <table:table-cell office:value-type="float" office:value="7.80492060299449" table:style-name="ce1">
            <text:p>7.80492060299449</text:p>
          </table:table-cell>
          <table:table-cell office:value-type="float" office:value="2" table:style-name="ce1">
            <text:p>2</text:p>
          </table:table-cell>
          <table:table-cell office:value-type="float" office:value="0.002742301119" table:style-name="ce1">
            <text:p>0.002742301119</text:p>
          </table:table-cell>
          <table:table-cell office:value-type="float" office:value="0.003054195374" table:style-name="ce1">
            <text:p>0.003054195374</text:p>
          </table:table-cell>
          <table:table-cell office:value-type="float" office:value="0.0028982482465" table:style-name="ce1">
            <text:p>0.0028982482465</text:p>
          </table:table-cell>
          <table:table-cell office:value-type="float" office:value="0.0028982482465" table:style-name="ce1">
            <text:p>0.0028982482465</text:p>
          </table:table-cell>
          <table:table-cell office:value-type="float" office:value="0.000220542542723626" table:style-name="ce1">
            <text:p>0.000220542542723626</text:p>
          </table:table-cell>
          <table:table-cell office:value-type="float" office:value="2" table:style-name="ce1">
            <text:p>2</text:p>
          </table:table-cell>
          <table:table-cell office:value-type="float" office:value="0.01709631196" table:style-name="ce1">
            <text:p>0.01709631196</text:p>
          </table:table-cell>
          <table:table-cell office:value-type="float" office:value="0.01776672773" table:style-name="ce1">
            <text:p>0.01776672773</text:p>
          </table:table-cell>
          <table:table-cell office:value-type="float" office:value="0.017431519845" table:style-name="ce1">
            <text:p>0.017431519845</text:p>
          </table:table-cell>
          <table:table-cell office:value-type="float" office:value="0.017431519845" table:style-name="ce1">
            <text:p>0.017431519845</text:p>
          </table:table-cell>
          <table:table-cell office:value-type="float" office:value="0.000474055537181402" table:style-name="ce1">
            <text:p>0.000474055537181402</text:p>
          </table:table-cell>
          <table:table-cell office:value-type="float" office:value="2" table:style-name="ce1">
            <text:p>2</text:p>
          </table:table-cell>
          <table:table-cell office:value-type="float" office:value="6.946076191" table:style-name="ce1">
            <text:p>6.946076191</text:p>
          </table:table-cell>
          <table:table-cell office:value-type="float" office:value="8.21604836" table:style-name="ce1">
            <text:p>8.21604836</text:p>
          </table:table-cell>
          <table:table-cell office:value-type="float" office:value="7.5810622755" table:style-name="ce1">
            <text:p>7.5810622755</text:p>
          </table:table-cell>
          <table:table-cell office:value-type="float" office:value="7.5810622755" table:style-name="ce1">
            <text:p>7.5810622755</text:p>
          </table:table-cell>
          <table:table-cell office:value-type="float" office:value="0.898005932618088" table:style-name="ce1">
            <text:p>0.898005932618088</text:p>
          </table:table-cell>
          <table:table-cell office:value-type="float" office:value="2" table:style-name="ce1">
            <text:p>2</text:p>
          </table:table-cell>
          <table:table-cell office:value-type="float" office:value="7.487581688" table:style-name="ce1">
            <text:p>7.487581688</text:p>
          </table:table-cell>
          <table:table-cell office:value-type="float" office:value="8.571795962" table:style-name="ce1">
            <text:p>8.571795962</text:p>
          </table:table-cell>
          <table:table-cell office:value-type="float" office:value="8.029688825" table:style-name="ce1">
            <text:p>8.029688825</text:p>
          </table:table-cell>
          <table:table-cell office:value-type="float" office:value="8.029688825" table:style-name="ce1">
            <text:p>8.029688825</text:p>
          </table:table-cell>
          <table:table-cell office:value-type="float" office:value="0.766655265404649" table:style-name="ce1">
            <text:p>0.766655265404649</text:p>
          </table:table-cell>
          <table:table-cell office:value-type="float" office:value="2" table:style-name="ce1">
            <text:p>2</text:p>
          </table:table-cell>
          <table:table-cell office:value-type="float" office:value="0.1511854463" table:style-name="ce1">
            <text:p>0.1511854463</text:p>
          </table:table-cell>
          <table:table-cell office:value-type="float" office:value="0.1515935683" table:style-name="ce1">
            <text:p>0.1515935683</text:p>
          </table:table-cell>
          <table:table-cell office:value-type="float" office:value="0.1513895073" table:style-name="ce1">
            <text:p>0.1513895073</text:p>
          </table:table-cell>
          <table:table-cell office:value-type="float" office:value="0.1513895073" table:style-name="ce1">
            <text:p>0.1513895073</text:p>
          </table:table-cell>
          <table:table-cell office:value-type="float" office:value="0.000288585833751424" table:style-name="ce1">
            <text:p>0.000288585833751424</text:p>
          </table:table-cell>
          <table:table-cell office:value-type="float" office:value="2" table:style-name="ce1">
            <text:p>2</text:p>
          </table:table-cell>
          <table:table-cell office:value-type="float" office:value="0.2462709733" table:style-name="ce1">
            <text:p>0.2462709733</text:p>
          </table:table-cell>
          <table:table-cell office:value-type="float" office:value="0.2549091681" table:style-name="ce1">
            <text:p>0.2549091681</text:p>
          </table:table-cell>
          <table:table-cell office:value-type="float" office:value="0.2505900707" table:style-name="ce1">
            <text:p>0.2505900707</text:p>
          </table:table-cell>
          <table:table-cell office:value-type="float" office:value="0.2505900707" table:style-name="ce1">
            <text:p>0.2505900707</text:p>
          </table:table-cell>
          <table:table-cell office:value-type="float" office:value="0.00610812612029039" table:style-name="ce1">
            <text:p>0.00610812612029039</text:p>
          </table:table-cell>
        </table:table-row>
        <table:table-row table:style-name="ro1">
          <table:table-cell office:value-type="string" table:style-name="ce1">
            <text:p>20x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I</text:p>
          </table:table-cell>
          <table:table-cell office:value-type="string" table:style-name="ce1">
            <text:p>&lt;10%</text:p>
          </table:table-cell>
          <table:table-cell office:value-type="float" office:value="4" table:style-name="ce1">
            <text:p>4</text:p>
          </table:table-cell>
          <table:table-cell office:value-type="float" office:value="8.117603975" table:style-name="ce1">
            <text:p>8.117603975</text:p>
          </table:table-cell>
          <table:table-cell office:value-type="float" office:value="8.344726563" table:style-name="ce1">
            <text:p>8.344726563</text:p>
          </table:table-cell>
          <table:table-cell office:value-type="float" office:value="8.22324865" table:style-name="ce1">
            <text:p>8.22324865</text:p>
          </table:table-cell>
          <table:table-cell office:value-type="float" office:value="8.215332031" table:style-name="ce1">
            <text:p>8.215332031</text:p>
          </table:table-cell>
          <table:table-cell office:value-type="float" office:value="0.0937676959687975" table:style-name="ce1">
            <text:p>0.0937676959687975</text:p>
          </table:table-cell>
          <table:table-cell office:value-type="float" office:value="4" table:style-name="ce1">
            <text:p>4</text:p>
          </table:table-cell>
          <table:table-cell office:value-type="float" office:value="3.339435263" table:style-name="ce1">
            <text:p>3.339435263</text:p>
          </table:table-cell>
          <table:table-cell office:value-type="float" office:value="3.931345061" table:style-name="ce1">
            <text:p>3.931345061</text:p>
          </table:table-cell>
          <table:table-cell office:value-type="float" office:value="3.62907417525" table:style-name="ce1">
            <text:p>3.62907417525</text:p>
          </table:table-cell>
          <table:table-cell office:value-type="float" office:value="3.6227581885" table:style-name="ce1">
            <text:p>3.6227581885</text:p>
          </table:table-cell>
          <table:table-cell office:value-type="float" office:value="0.332376593070417" table:style-name="ce1">
            <text:p>0.332376593070417</text:p>
          </table:table-cell>
          <table:table-cell office:value-type="float" office:value="4" table:style-name="ce1">
            <text:p>4</text:p>
          </table:table-cell>
          <table:table-cell office:value-type="float" office:value="0.07618466223" table:style-name="ce1">
            <text:p>0.07618466223</text:p>
          </table:table-cell>
          <table:table-cell office:value-type="float" office:value="0.1276281157" table:style-name="ce1">
            <text:p>0.1276281157</text:p>
          </table:table-cell>
          <table:table-cell office:value-type="float" office:value="0.1001170890625" table:style-name="ce1">
            <text:p>0.1001170890625</text:p>
          </table:table-cell>
          <table:table-cell office:value-type="float" office:value="0.09832778916" table:style-name="ce1">
            <text:p>0.09832778916</text:p>
          </table:table-cell>
          <table:table-cell office:value-type="float" office:value="0.0256841811048612" table:style-name="ce1">
            <text:p>0.0256841811048612</text:p>
          </table:table-cell>
          <table:table-cell office:value-type="float" office:value="4" table:style-name="ce1">
            <text:p>4</text:p>
          </table:table-cell>
          <table:table-cell office:value-type="float" office:value="3.002984181" table:style-name="ce1">
            <text:p>3.002984181</text:p>
          </table:table-cell>
          <table:table-cell office:value-type="float" office:value="3.349799855" table:style-name="ce1">
            <text:p>3.349799855</text:p>
          </table:table-cell>
          <table:table-cell office:value-type="float" office:value="3.17642338625" table:style-name="ce1">
            <text:p>3.17642338625</text:p>
          </table:table-cell>
          <table:table-cell office:value-type="float" office:value="3.1764547545" table:style-name="ce1">
            <text:p>3.1764547545</text:p>
          </table:table-cell>
          <table:table-cell office:value-type="float" office:value="0.19886987944073" table:style-name="ce1">
            <text:p>0.19886987944073</text:p>
          </table:table-cell>
          <table:table-cell office:value-type="float" office:value="4" table:style-name="ce1">
            <text:p>4</text:p>
          </table:table-cell>
          <table:table-cell office:value-type="float" office:value="10.07359" table:style-name="ce1">
            <text:p>10.07359</text:p>
          </table:table-cell>
          <table:table-cell office:value-type="float" office:value="14.39537" table:style-name="ce1">
            <text:p>14.39537</text:p>
          </table:table-cell>
          <table:table-cell office:value-type="float" office:value="12.19445" table:style-name="ce1">
            <text:p>12.19445</text:p>
          </table:table-cell>
          <table:table-cell office:value-type="float" office:value="12.15442" table:style-name="ce1">
            <text:p>12.15442</text:p>
          </table:table-cell>
          <table:table-cell office:value-type="float" office:value="2.44594929830254" table:style-name="ce1">
            <text:p>2.44594929830254</text:p>
          </table:table-cell>
          <table:table-cell office:value-type="float" office:value="4" table:style-name="ce1">
            <text:p>4</text:p>
          </table:table-cell>
          <table:table-cell office:value-type="float" office:value="11.62994" table:style-name="ce1">
            <text:p>11.62994</text:p>
          </table:table-cell>
          <table:table-cell office:value-type="float" office:value="13.24577" table:style-name="ce1">
            <text:p>13.24577</text:p>
          </table:table-cell>
          <table:table-cell office:value-type="float" office:value="12.4338525" table:style-name="ce1">
            <text:p>12.4338525</text:p>
          </table:table-cell>
          <table:table-cell office:value-type="float" office:value="12.42985" table:style-name="ce1">
            <text:p>12.42985</text:p>
          </table:table-cell>
          <table:table-cell office:value-type="float" office:value="0.883298297533172" table:style-name="ce1">
            <text:p>0.883298297533172</text:p>
          </table:table-cell>
          <table:table-cell office:value-type="float" office:value="4" table:style-name="ce1">
            <text:p>4</text:p>
          </table:table-cell>
          <table:table-cell office:value-type="float" office:value="21.71039" table:style-name="ce1">
            <text:p>21.71039</text:p>
          </table:table-cell>
          <table:table-cell office:value-type="float" office:value="27.54464" table:style-name="ce1">
            <text:p>27.54464</text:p>
          </table:table-cell>
          <table:table-cell office:value-type="float" office:value="24.6283025" table:style-name="ce1">
            <text:p>24.6283025</text:p>
          </table:table-cell>
          <table:table-cell office:value-type="float" office:value="24.62909" table:style-name="ce1">
            <text:p>24.62909</text:p>
          </table:table-cell>
          <table:table-cell office:value-type="float" office:value="3.32706505405164" table:style-name="ce1">
            <text:p>3.32706505405164</text:p>
          </table:table-cell>
          <table:table-cell office:value-type="float" office:value="4" table:style-name="ce1">
            <text:p>4</text:p>
          </table:table-cell>
          <table:table-cell office:value-type="float" office:value="2.678978372" table:style-name="ce1">
            <text:p>2.678978372</text:p>
          </table:table-cell>
          <table:table-cell office:value-type="float" office:value="3.084698468" table:style-name="ce1">
            <text:p>3.084698468</text:p>
          </table:table-cell>
          <table:table-cell office:value-type="float" office:value="2.8770480595" table:style-name="ce1">
            <text:p>2.8770480595</text:p>
          </table:table-cell>
          <table:table-cell office:value-type="float" office:value="2.872257699" table:style-name="ce1">
            <text:p>2.872257699</text:p>
          </table:table-cell>
          <table:table-cell office:value-type="float" office:value="0.226844145159051" table:style-name="ce1">
            <text:p>0.226844145159051</text:p>
          </table:table-cell>
          <table:table-cell office:value-type="float" office:value="4" table:style-name="ce1">
            <text:p>4</text:p>
          </table:table-cell>
          <table:table-cell office:value-type="float" office:value="0.1093545889" table:style-name="ce1">
            <text:p>0.1093545889</text:p>
          </table:table-cell>
          <table:table-cell office:value-type="float" office:value="0.2999565442" table:style-name="ce1">
            <text:p>0.2999565442</text:p>
          </table:table-cell>
          <table:table-cell office:value-type="float" office:value="0.20297964325" table:style-name="ce1">
            <text:p>0.20297964325</text:p>
          </table:table-cell>
          <table:table-cell office:value-type="float" office:value="0.20130371995" table:style-name="ce1">
            <text:p>0.20130371995</text:p>
          </table:table-cell>
          <table:table-cell office:value-type="float" office:value="0.102835633570378" table:style-name="ce1">
            <text:p>0.102835633570378</text:p>
          </table:table-cell>
          <table:table-cell office:value-type="float" office:value="4" table:style-name="ce1">
            <text:p>4</text:p>
          </table:table-cell>
          <table:table-cell office:value-type="float" office:value="4.230188039" table:style-name="ce1">
            <text:p>4.230188039</text:p>
          </table:table-cell>
          <table:table-cell office:value-type="float" office:value="5.168281251" table:style-name="ce1">
            <text:p>5.168281251</text:p>
          </table:table-cell>
          <table:table-cell office:value-type="float" office:value="4.6861681515" table:style-name="ce1">
            <text:p>4.6861681515</text:p>
          </table:table-cell>
          <table:table-cell office:value-type="float" office:value="4.673101658" table:style-name="ce1">
            <text:p>4.673101658</text:p>
          </table:table-cell>
          <table:table-cell office:value-type="float" office:value="0.525308002435629" table:style-name="ce1">
            <text:p>0.525308002435629</text:p>
          </table:table-cell>
          <table:table-cell office:value-type="float" office:value="4" table:style-name="ce1">
            <text:p>4</text:p>
          </table:table-cell>
          <table:table-cell office:value-type="float" office:value="6.15087445" table:style-name="ce1">
            <text:p>6.15087445</text:p>
          </table:table-cell>
          <table:table-cell office:value-type="float" office:value="7.979955774" table:style-name="ce1">
            <text:p>7.979955774</text:p>
          </table:table-cell>
          <table:table-cell office:value-type="float" office:value="7.05452385075" table:style-name="ce1">
            <text:p>7.05452385075</text:p>
          </table:table-cell>
          <table:table-cell office:value-type="float" office:value="7.0436325895" table:style-name="ce1">
            <text:p>7.0436325895</text:p>
          </table:table-cell>
          <table:table-cell office:value-type="float" office:value="1.04115717892607" table:style-name="ce1">
            <text:p>1.04115717892607</text:p>
          </table:table-cell>
          <table:table-cell office:value-type="float" office:value="4" table:style-name="ce1">
            <text:p>4</text:p>
          </table:table-cell>
          <table:table-cell office:value-type="float" office:value="68.24818067" table:style-name="ce1">
            <text:p>68.24818067</text:p>
          </table:table-cell>
          <table:table-cell office:value-type="float" office:value="73.45216492" table:style-name="ce1">
            <text:p>73.45216492</text:p>
          </table:table-cell>
          <table:table-cell office:value-type="float" office:value="70.884750635" table:style-name="ce1">
            <text:p>70.884750635</text:p>
          </table:table-cell>
          <table:table-cell office:value-type="float" office:value="70.919328475" table:style-name="ce1">
            <text:p>70.919328475</text:p>
          </table:table-cell>
          <table:table-cell office:value-type="float" office:value="2.9108494015691" table:style-name="ce1">
            <text:p>2.9108494015691</text:p>
          </table:table-cell>
          <table:table-cell office:value-type="float" office:value="4" table:style-name="ce1">
            <text:p>4</text:p>
          </table:table-cell>
          <table:table-cell office:value-type="float" office:value="0.2487381188" table:style-name="ce1">
            <text:p>0.2487381188</text:p>
          </table:table-cell>
          <table:table-cell office:value-type="float" office:value="0.3312247041" table:style-name="ce1">
            <text:p>0.3312247041</text:p>
          </table:table-cell>
          <table:table-cell office:value-type="float" office:value="0.289840457225" table:style-name="ce1">
            <text:p>0.289840457225</text:p>
          </table:table-cell>
          <table:table-cell office:value-type="float" office:value="0.289699503" table:style-name="ce1">
            <text:p>0.289699503</text:p>
          </table:table-cell>
          <table:table-cell office:value-type="float" office:value="0.0472033986651294" table:style-name="ce1">
            <text:p>0.0472033986651294</text:p>
          </table:table-cell>
          <table:table-cell office:value-type="float" office:value="4" table:style-name="ce1">
            <text:p>4</text:p>
          </table:table-cell>
          <table:table-cell office:value-type="float" office:value="12.74976274" table:style-name="ce1">
            <text:p>12.74976274</text:p>
          </table:table-cell>
          <table:table-cell office:value-type="float" office:value="79.74323728" table:style-name="ce1">
            <text:p>79.74323728</text:p>
          </table:table-cell>
          <table:table-cell office:value-type="float" office:value="46.1860405725" table:style-name="ce1">
            <text:p>46.1860405725</text:p>
          </table:table-cell>
          <table:table-cell office:value-type="float" office:value="46.125581135" table:style-name="ce1">
            <text:p>46.125581135</text:p>
          </table:table-cell>
          <table:table-cell office:value-type="float" office:value="38.6075543943092" table:style-name="ce1">
            <text:p>38.6075543943092</text:p>
          </table:table-cell>
          <table:table-cell office:value-type="float" office:value="4" table:style-name="ce1">
            <text:p>4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.2502599952" table:style-name="ce1">
            <text:p>0.2502599952</text:p>
          </table:table-cell>
          <table:table-cell office:value-type="float" office:value="0.2766600805" table:style-name="ce1">
            <text:p>0.2766600805</text:p>
          </table:table-cell>
          <table:table-cell office:value-type="float" office:value="0.2636377334" table:style-name="ce1">
            <text:p>0.2636377334</text:p>
          </table:table-cell>
          <table:table-cell office:value-type="float" office:value="0.26381542895" table:style-name="ce1">
            <text:p>0.26381542895</text:p>
          </table:table-cell>
          <table:table-cell office:value-type="float" office:value="0.0150387089653816" table:style-name="ce1">
            <text:p>0.0150387089653816</text:p>
          </table:table-cell>
          <table:table-cell office:value-type="float" office:value="4" table:style-name="ce1">
            <text:p>4</text:p>
          </table:table-cell>
          <table:table-cell office:value-type="float" office:value="2.903021372" table:style-name="ce1">
            <text:p>2.903021372</text:p>
          </table:table-cell>
          <table:table-cell office:value-type="float" office:value="3.494423899" table:style-name="ce1">
            <text:p>3.494423899</text:p>
          </table:table-cell>
          <table:table-cell office:value-type="float" office:value="3.2005487565" table:style-name="ce1">
            <text:p>3.2005487565</text:p>
          </table:table-cell>
          <table:table-cell office:value-type="float" office:value="3.2023748775" table:style-name="ce1">
            <text:p>3.2023748775</text:p>
          </table:table-cell>
          <table:table-cell office:value-type="float" office:value="0.337242939683563" table:style-name="ce1">
            <text:p>0.337242939683563</text:p>
          </table:table-cell>
          <table:table-cell office:value-type="float" office:value="4" table:style-name="ce1">
            <text:p>4</text:p>
          </table:table-cell>
          <table:table-cell office:value-type="float" office:value="0.1753540635" table:style-name="ce1">
            <text:p>0.1753540635</text:p>
          </table:table-cell>
          <table:table-cell office:value-type="float" office:value="0.2003464574" table:style-name="ce1">
            <text:p>0.2003464574</text:p>
          </table:table-cell>
          <table:table-cell office:value-type="float" office:value="0.18765027935" table:style-name="ce1">
            <text:p>0.18765027935</text:p>
          </table:table-cell>
          <table:table-cell office:value-type="float" office:value="0.18745029825" table:style-name="ce1">
            <text:p>0.18745029825</text:p>
          </table:table-cell>
          <table:table-cell office:value-type="float" office:value="0.0136861324735613" table:style-name="ce1">
            <text:p>0.0136861324735613</text:p>
          </table:table-cell>
          <table:table-cell office:value-type="float" office:value="4" table:style-name="ce1">
            <text:p>4</text:p>
          </table:table-cell>
          <table:table-cell office:value-type="float" office:value="4.405538044" table:style-name="ce1">
            <text:p>4.405538044</text:p>
          </table:table-cell>
          <table:table-cell office:value-type="float" office:value="5.368628673" table:style-name="ce1">
            <text:p>5.368628673</text:p>
          </table:table-cell>
          <table:table-cell office:value-type="float" office:value="4.873817165" table:style-name="ce1">
            <text:p>4.873817165</text:p>
          </table:table-cell>
          <table:table-cell office:value-type="float" office:value="4.8605509715" table:style-name="ce1">
            <text:p>4.8605509715</text:p>
          </table:table-cell>
          <table:table-cell office:value-type="float" office:value="0.538992195013888" table:style-name="ce1">
            <text:p>0.538992195013888</text:p>
          </table:table-cell>
          <table:table-cell office:value-type="float" office:value="4" table:style-name="ce1">
            <text:p>4</text:p>
          </table:table-cell>
          <table:table-cell office:value-type="float" office:value="0.1753540635" table:style-name="ce1">
            <text:p>0.1753540635</text:p>
          </table:table-cell>
          <table:table-cell office:value-type="float" office:value="0.2003464574" table:style-name="ce1">
            <text:p>0.2003464574</text:p>
          </table:table-cell>
          <table:table-cell office:value-type="float" office:value="0.18765027935" table:style-name="ce1">
            <text:p>0.18765027935</text:p>
          </table:table-cell>
          <table:table-cell office:value-type="float" office:value="0.18745029825" table:style-name="ce1">
            <text:p>0.18745029825</text:p>
          </table:table-cell>
          <table:table-cell office:value-type="float" office:value="0.0136861324735613" table:style-name="ce1">
            <text:p>0.0136861324735613</text:p>
          </table:table-cell>
          <table:table-cell office:value-type="float" office:value="4" table:style-name="ce1">
            <text:p>4</text:p>
          </table:table-cell>
          <table:table-cell office:value-type="float" office:value="2.976945779" table:style-name="ce1">
            <text:p>2.976945779</text:p>
          </table:table-cell>
          <table:table-cell office:value-type="float" office:value="3.381427106" table:style-name="ce1">
            <text:p>3.381427106</text:p>
          </table:table-cell>
          <table:table-cell office:value-type="float" office:value="3.17264361425" table:style-name="ce1">
            <text:p>3.17264361425</text:p>
          </table:table-cell>
          <table:table-cell office:value-type="float" office:value="3.166100786" table:style-name="ce1">
            <text:p>3.166100786</text:p>
          </table:table-cell>
          <table:table-cell office:value-type="float" office:value="0.224985527967251" table:style-name="ce1">
            <text:p>0.224985527967251</text:p>
          </table:table-cell>
          <table:table-cell office:value-type="float" office:value="4" table:style-name="ce1">
            <text:p>4</text:p>
          </table:table-cell>
          <table:table-cell office:value-type="float" office:value="4.053124221" table:style-name="ce1">
            <text:p>4.053124221</text:p>
          </table:table-cell>
          <table:table-cell office:value-type="float" office:value="4.928102894" table:style-name="ce1">
            <text:p>4.928102894</text:p>
          </table:table-cell>
          <table:table-cell office:value-type="float" office:value="4.47711138575" table:style-name="ce1">
            <text:p>4.47711138575</text:p>
          </table:table-cell>
          <table:table-cell office:value-type="float" office:value="4.463609214" table:style-name="ce1">
            <text:p>4.463609214</text:p>
          </table:table-cell>
          <table:table-cell office:value-type="float" office:value="0.487852435528654" table:style-name="ce1">
            <text:p>0.487852435528654</text:p>
          </table:table-cell>
          <table:table-cell office:value-type="float" office:value="4" table:style-name="ce1">
            <text:p>4</text:p>
          </table:table-cell>
          <table:table-cell office:value-type="float" office:value="0.3522929907" table:style-name="ce1">
            <text:p>0.3522929907</text:p>
          </table:table-cell>
          <table:table-cell office:value-type="float" office:value="0.4415905252" table:style-name="ce1">
            <text:p>0.4415905252</text:p>
          </table:table-cell>
          <table:table-cell office:value-type="float" office:value="0.396705779575" table:style-name="ce1">
            <text:p>0.396705779575</text:p>
          </table:table-cell>
          <table:table-cell office:value-type="float" office:value="0.3964698012" table:style-name="ce1">
            <text:p>0.3964698012</text:p>
          </table:table-cell>
          <table:table-cell office:value-type="float" office:value="0.0512155766800955" table:style-name="ce1">
            <text:p>0.0512155766800955</text:p>
          </table:table-cell>
          <table:table-cell office:value-type="float" office:value="4" table:style-name="ce1">
            <text:p>4</text:p>
          </table:table-cell>
          <table:table-cell office:value-type="float" office:value="21.99785" table:style-name="ce1">
            <text:p>21.99785</text:p>
          </table:table-cell>
          <table:table-cell office:value-type="float" office:value="28.57209" table:style-name="ce1">
            <text:p>28.57209</text:p>
          </table:table-cell>
          <table:table-cell office:value-type="float" office:value="25.2369875" table:style-name="ce1">
            <text:p>25.2369875</text:p>
          </table:table-cell>
          <table:table-cell office:value-type="float" office:value="25.189005" table:style-name="ce1">
            <text:p>25.189005</text:p>
          </table:table-cell>
          <table:table-cell office:value-type="float" office:value="3.72293242548017" table:style-name="ce1">
            <text:p>3.72293242548017</text:p>
          </table:table-cell>
          <table:table-cell office:value-type="float" office:value="4" table:style-name="ce1">
            <text:p>4</text:p>
          </table:table-cell>
          <table:table-cell office:value-type="float" office:value="8.433910662" table:style-name="ce1">
            <text:p>8.433910662</text:p>
          </table:table-cell>
          <table:table-cell office:value-type="float" office:value="12.40824217" table:style-name="ce1">
            <text:p>12.40824217</text:p>
          </table:table-cell>
          <table:table-cell office:value-type="float" office:value="10.390496592" table:style-name="ce1">
            <text:p>10.390496592</text:p>
          </table:table-cell>
          <table:table-cell office:value-type="float" office:value="10.359916768" table:style-name="ce1">
            <text:p>10.359916768</text:p>
          </table:table-cell>
          <table:table-cell office:value-type="float" office:value="2.24714962980941" table:style-name="ce1">
            <text:p>2.24714962980941</text:p>
          </table:table-cell>
          <table:table-cell office:value-type="float" office:value="4" table:style-name="ce1">
            <text:p>4</text:p>
          </table:table-cell>
          <table:table-cell office:value-type="float" office:value="1313.279908" table:style-name="ce1">
            <text:p>1313.279908</text:p>
          </table:table-cell>
          <table:table-cell office:value-type="float" office:value="1406.827583" table:style-name="ce1">
            <text:p>1406.827583</text:p>
          </table:table-cell>
          <table:table-cell office:value-type="float" office:value="1359.35105825" table:style-name="ce1">
            <text:p>1359.35105825</text:p>
          </table:table-cell>
          <table:table-cell office:value-type="float" office:value="1358.648371" table:style-name="ce1">
            <text:p>1358.648371</text:p>
          </table:table-cell>
          <table:table-cell office:value-type="float" office:value="49.9681152184688" table:style-name="ce1">
            <text:p>49.9681152184688</text:p>
          </table:table-cell>
          <table:table-cell office:value-type="float" office:value="4" table:style-name="ce1">
            <text:p>4</text:p>
          </table:table-cell>
          <table:table-cell office:value-type="float" office:value="12.75424079" table:style-name="ce1">
            <text:p>12.75424079</text:p>
          </table:table-cell>
          <table:table-cell office:value-type="float" office:value="89.97709262" table:style-name="ce1">
            <text:p>89.97709262</text:p>
          </table:table-cell>
          <table:table-cell office:value-type="float" office:value="51.364878725" table:style-name="ce1">
            <text:p>51.364878725</text:p>
          </table:table-cell>
          <table:table-cell office:value-type="float" office:value="51.364090745" table:style-name="ce1">
            <text:p>51.364090745</text:p>
          </table:table-cell>
          <table:table-cell office:value-type="float" office:value="44.5803385253935" table:style-name="ce1">
            <text:p>44.5803385253935</text:p>
          </table:table-cell>
          <table:table-cell office:value-type="float" office:value="4" table:style-name="ce1">
            <text:p>4</text:p>
          </table:table-cell>
          <table:table-cell office:value-type="float" office:value="37.02721207" table:style-name="ce1">
            <text:p>37.02721207</text:p>
          </table:table-cell>
          <table:table-cell office:value-type="float" office:value="89.99786009" table:style-name="ce1">
            <text:p>89.99786009</text:p>
          </table:table-cell>
          <table:table-cell office:value-type="float" office:value="63.51284573" table:style-name="ce1">
            <text:p>63.51284573</text:p>
          </table:table-cell>
          <table:table-cell office:value-type="float" office:value="63.51315538" table:style-name="ce1">
            <text:p>63.51315538</text:p>
          </table:table-cell>
          <table:table-cell office:value-type="float" office:value="30.5808122512886" table:style-name="ce1">
            <text:p>30.5808122512886</text:p>
          </table:table-cell>
          <table:table-cell office:value-type="float" office:value="4" table:style-name="ce1">
            <text:p>4</text:p>
          </table:table-cell>
          <table:table-cell office:value-type="float" office:value="0.02709485512" table:style-name="ce1">
            <text:p>0.02709485512</text:p>
          </table:table-cell>
          <table:table-cell office:value-type="float" office:value="142.9866956" table:style-name="ce1">
            <text:p>142.9866956</text:p>
          </table:table-cell>
          <table:table-cell office:value-type="float" office:value="80.75340839878" table:style-name="ce1">
            <text:p>80.75340839878</text:p>
          </table:table-cell>
          <table:table-cell office:value-type="float" office:value="89.99992157" table:style-name="ce1">
            <text:p>89.99992157</text:p>
          </table:table-cell>
          <table:table-cell office:value-type="float" office:value="73.4297345604265" table:style-name="ce1">
            <text:p>73.4297345604265</text:p>
          </table:table-cell>
          <table:table-cell office:value-type="float" office:value="4" table:style-name="ce1">
            <text:p>4</text:p>
          </table:table-cell>
          <table:table-cell office:value-type="float" office:value="33.1170089" table:style-name="ce1">
            <text:p>33.1170089</text:p>
          </table:table-cell>
          <table:table-cell office:value-type="float" office:value="83.43887241" table:style-name="ce1">
            <text:p>83.43887241</text:p>
          </table:table-cell>
          <table:table-cell office:value-type="float" office:value="58.2894909575" table:style-name="ce1">
            <text:p>58.2894909575</text:p>
          </table:table-cell>
          <table:table-cell office:value-type="float" office:value="58.30104126" table:style-name="ce1">
            <text:p>58.30104126</text:p>
          </table:table-cell>
          <table:table-cell office:value-type="float" office:value="29.0247394541707" table:style-name="ce1">
            <text:p>29.0247394541707</text:p>
          </table:table-cell>
          <table:table-cell office:value-type="float" office:value="4" table:style-name="ce1">
            <text:p>4</text:p>
          </table:table-cell>
          <table:table-cell office:value-type="float" office:value="0.0008929955706" table:style-name="ce1">
            <text:p>0.0008929955706</text:p>
          </table:table-cell>
          <table:table-cell office:value-type="float" office:value="0.001037311729" table:style-name="ce1">
            <text:p>0.001037311729</text:p>
          </table:table-cell>
          <table:table-cell office:value-type="float" office:value="0.000957689950725" table:style-name="ce1">
            <text:p>0.000957689950725</text:p>
          </table:table-cell>
          <table:table-cell office:value-type="float" office:value="0.00095022625165" table:style-name="ce1">
            <text:p>0.00095022625165</text:p>
          </table:table-cell>
          <table:table-cell office:value-type="float" office:value="6.54083001290362e-05" table:style-name="ce1">
            <text:p>6.54083001290362e-05</text:p>
          </table:table-cell>
          <table:table-cell office:value-type="float" office:value="4" table:style-name="ce1">
            <text:p>4</text:p>
          </table:table-cell>
          <table:table-cell office:value-type="float" office:value="0.01738087444" table:style-name="ce1">
            <text:p>0.01738087444</text:p>
          </table:table-cell>
          <table:table-cell office:value-type="float" office:value="0.01808038417" table:style-name="ce1">
            <text:p>0.01808038417</text:p>
          </table:table-cell>
          <table:table-cell office:value-type="float" office:value="0.0177332809125" table:style-name="ce1">
            <text:p>0.0177332809125</text:p>
          </table:table-cell>
          <table:table-cell office:value-type="float" office:value="0.01773593252" table:style-name="ce1">
            <text:p>0.01773593252</text:p>
          </table:table-cell>
          <table:table-cell office:value-type="float" office:value="0.000398553227747361" table:style-name="ce1">
            <text:p>0.000398553227747361</text:p>
          </table:table-cell>
          <table:table-cell office:value-type="float" office:value="4" table:style-name="ce1">
            <text:p>4</text:p>
          </table:table-cell>
          <table:table-cell office:value-type="float" office:value="9.069678274" table:style-name="ce1">
            <text:p>9.069678274</text:p>
          </table:table-cell>
          <table:table-cell office:value-type="float" office:value="11.01180027" table:style-name="ce1">
            <text:p>11.01180027</text:p>
          </table:table-cell>
          <table:table-cell office:value-type="float" office:value="10.047911805" table:style-name="ce1">
            <text:p>10.047911805</text:p>
          </table:table-cell>
          <table:table-cell office:value-type="float" office:value="10.055084338" table:style-name="ce1">
            <text:p>10.055084338</text:p>
          </table:table-cell>
          <table:table-cell office:value-type="float" office:value="1.10901055183488" table:style-name="ce1">
            <text:p>1.10901055183488</text:p>
          </table:table-cell>
          <table:table-cell office:value-type="float" office:value="4" table:style-name="ce1">
            <text:p>4</text:p>
          </table:table-cell>
          <table:table-cell office:value-type="float" office:value="13.76029373" table:style-name="ce1">
            <text:p>13.76029373</text:p>
          </table:table-cell>
          <table:table-cell office:value-type="float" office:value="15.75280713" table:style-name="ce1">
            <text:p>15.75280713</text:p>
          </table:table-cell>
          <table:table-cell office:value-type="float" office:value="14.9971974875" table:style-name="ce1">
            <text:p>14.9971974875</text:p>
          </table:table-cell>
          <table:table-cell office:value-type="float" office:value="15.237844545" table:style-name="ce1">
            <text:p>15.237844545</text:p>
          </table:table-cell>
          <table:table-cell office:value-type="float" office:value="0.956917233903256" table:style-name="ce1">
            <text:p>0.956917233903256</text:p>
          </table:table-cell>
          <table:table-cell office:value-type="float" office:value="4" table:style-name="ce1">
            <text:p>4</text:p>
          </table:table-cell>
          <table:table-cell office:value-type="float" office:value="0.2989904031" table:style-name="ce1">
            <text:p>0.2989904031</text:p>
          </table:table-cell>
          <table:table-cell office:value-type="float" office:value="0.4306385625" table:style-name="ce1">
            <text:p>0.4306385625</text:p>
          </table:table-cell>
          <table:table-cell office:value-type="float" office:value="0.367574000325" table:style-name="ce1">
            <text:p>0.367574000325</text:p>
          </table:table-cell>
          <table:table-cell office:value-type="float" office:value="0.37033351785" table:style-name="ce1">
            <text:p>0.37033351785</text:p>
          </table:table-cell>
          <table:table-cell office:value-type="float" office:value="0.0722680503015592" table:style-name="ce1">
            <text:p>0.0722680503015592</text:p>
          </table:table-cell>
          <table:table-cell office:value-type="float" office:value="4" table:style-name="ce1">
            <text:p>4</text:p>
          </table:table-cell>
          <table:table-cell office:value-type="float" office:value="0.4822418893" table:style-name="ce1">
            <text:p>0.4822418893</text:p>
          </table:table-cell>
          <table:table-cell office:value-type="float" office:value="0.5227611856" table:style-name="ce1">
            <text:p>0.5227611856</text:p>
          </table:table-cell>
          <table:table-cell office:value-type="float" office:value="0.500023434175" table:style-name="ce1">
            <text:p>0.500023434175</text:p>
          </table:table-cell>
          <table:table-cell office:value-type="float" office:value="0.4975453309" table:style-name="ce1">
            <text:p>0.4975453309</text:p>
          </table:table-cell>
          <table:table-cell office:value-type="float" office:value="0.0202426046128059" table:style-name="ce1">
            <text:p>0.0202426046128059</text:p>
          </table:table-cell>
        </table:table-row>
        <table:table-row table:style-name="ro1">
          <table:table-cell office:value-type="string" table:style-name="ce1">
            <text:p>20x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I</text:p>
          </table:table-cell>
          <table:table-cell office:value-type="string" table:style-name="ce1">
            <text:p>10-20%</text:p>
          </table:table-cell>
          <table:table-cell office:value-type="float" office:value="2" table:style-name="ce1">
            <text:p>2</text:p>
          </table:table-cell>
          <table:table-cell office:value-type="float" office:value="10.90568991" table:style-name="ce1">
            <text:p>10.90568991</text:p>
          </table:table-cell>
          <table:table-cell office:value-type="float" office:value="10.95128676" table:style-name="ce1">
            <text:p>10.95128676</text:p>
          </table:table-cell>
          <table:table-cell office:value-type="float" office:value="10.928488335" table:style-name="ce1">
            <text:p>10.928488335</text:p>
          </table:table-cell>
          <table:table-cell office:value-type="float" office:value="10.928488335" table:style-name="ce1">
            <text:p>10.928488335</text:p>
          </table:table-cell>
          <table:table-cell office:value-type="float" office:value="0.0322418418357464" table:style-name="ce1">
            <text:p>0.0322418418357464</text:p>
          </table:table-cell>
          <table:table-cell office:value-type="float" office:value="2" table:style-name="ce1">
            <text:p>2</text:p>
          </table:table-cell>
          <table:table-cell office:value-type="float" office:value="6.456249473" table:style-name="ce1">
            <text:p>6.456249473</text:p>
          </table:table-cell>
          <table:table-cell office:value-type="float" office:value="6.465205207" table:style-name="ce1">
            <text:p>6.465205207</text:p>
          </table:table-cell>
          <table:table-cell office:value-type="float" office:value="6.46072734" table:style-name="ce1">
            <text:p>6.46072734</text:p>
          </table:table-cell>
          <table:table-cell office:value-type="float" office:value="6.46072734" table:style-name="ce1">
            <text:p>6.46072734</text:p>
          </table:table-cell>
          <table:table-cell office:value-type="float" office:value="0.00633266024190335" table:style-name="ce1">
            <text:p>0.00633266024190335</text:p>
          </table:table-cell>
          <table:table-cell office:value-type="float" office:value="2" table:style-name="ce1">
            <text:p>2</text:p>
          </table:table-cell>
          <table:table-cell office:value-type="float" office:value="0.2620819396" table:style-name="ce1">
            <text:p>0.2620819396</text:p>
          </table:table-cell>
          <table:table-cell office:value-type="float" office:value="0.2645262961" table:style-name="ce1">
            <text:p>0.2645262961</text:p>
          </table:table-cell>
          <table:table-cell office:value-type="float" office:value="0.26330411785" table:style-name="ce1">
            <text:p>0.26330411785</text:p>
          </table:table-cell>
          <table:table-cell office:value-type="float" office:value="0.26330411785" table:style-name="ce1">
            <text:p>0.26330411785</text:p>
          </table:table-cell>
          <table:table-cell office:value-type="float" office:value="0.00172842105678743" table:style-name="ce1">
            <text:p>0.00172842105678743</text:p>
          </table:table-cell>
          <table:table-cell office:value-type="float" office:value="2" table:style-name="ce1">
            <text:p>2</text:p>
          </table:table-cell>
          <table:table-cell office:value-type="float" office:value="3.286573796" table:style-name="ce1">
            <text:p>3.286573796</text:p>
          </table:table-cell>
          <table:table-cell office:value-type="float" office:value="3.287148587" table:style-name="ce1">
            <text:p>3.287148587</text:p>
          </table:table-cell>
          <table:table-cell office:value-type="float" office:value="3.2868611915" table:style-name="ce1">
            <text:p>3.2868611915</text:p>
          </table:table-cell>
          <table:table-cell office:value-type="float" office:value="3.2868611915" table:style-name="ce1">
            <text:p>3.2868611915</text:p>
          </table:table-cell>
          <table:table-cell office:value-type="float" office:value="0.00040643861386501" table:style-name="ce1">
            <text:p>0.00040643861386501</text:p>
          </table:table-cell>
          <table:table-cell office:value-type="float" office:value="2" table:style-name="ce1">
            <text:p>2</text:p>
          </table:table-cell>
          <table:table-cell office:value-type="float" office:value="18.47318" table:style-name="ce1">
            <text:p>18.47318</text:p>
          </table:table-cell>
          <table:table-cell office:value-type="float" office:value="18.474506" table:style-name="ce1">
            <text:p>18.474506</text:p>
          </table:table-cell>
          <table:table-cell office:value-type="float" office:value="18.473843" table:style-name="ce1">
            <text:p>18.473843</text:p>
          </table:table-cell>
          <table:table-cell office:value-type="float" office:value="18.473843" table:style-name="ce1">
            <text:p>18.473843</text:p>
          </table:table-cell>
          <table:table-cell office:value-type="float" office:value="0.000937623591855046" table:style-name="ce1">
            <text:p>0.000937623591855046</text:p>
          </table:table-cell>
          <table:table-cell office:value-type="float" office:value="2" table:style-name="ce1">
            <text:p>2</text:p>
          </table:table-cell>
          <table:table-cell office:value-type="float" office:value="29.29404" table:style-name="ce1">
            <text:p>29.29404</text:p>
          </table:table-cell>
          <table:table-cell office:value-type="float" office:value="29.295038" table:style-name="ce1">
            <text:p>29.295038</text:p>
          </table:table-cell>
          <table:table-cell office:value-type="float" office:value="29.294539" table:style-name="ce1">
            <text:p>29.294539</text:p>
          </table:table-cell>
          <table:table-cell office:value-type="float" office:value="29.294539" table:style-name="ce1">
            <text:p>29.294539</text:p>
          </table:table-cell>
          <table:table-cell office:value-type="float" office:value="0.000705692567626097" table:style-name="ce1">
            <text:p>0.000705692567626097</text:p>
          </table:table-cell>
          <table:table-cell office:value-type="float" office:value="2" table:style-name="ce1">
            <text:p>2</text:p>
          </table:table-cell>
          <table:table-cell office:value-type="float" office:value="47.76722" table:style-name="ce1">
            <text:p>47.76722</text:p>
          </table:table-cell>
          <table:table-cell office:value-type="float" office:value="47.769544" table:style-name="ce1">
            <text:p>47.769544</text:p>
          </table:table-cell>
          <table:table-cell office:value-type="float" office:value="47.768382" table:style-name="ce1">
            <text:p>47.768382</text:p>
          </table:table-cell>
          <table:table-cell office:value-type="float" office:value="47.768382" table:style-name="ce1">
            <text:p>47.768382</text:p>
          </table:table-cell>
          <table:table-cell office:value-type="float" office:value="0.00164331615947863" table:style-name="ce1">
            <text:p>0.00164331615947863</text:p>
          </table:table-cell>
          <table:table-cell office:value-type="float" office:value="2" table:style-name="ce1">
            <text:p>2</text:p>
          </table:table-cell>
          <table:table-cell office:value-type="float" office:value="5.039890272" table:style-name="ce1">
            <text:p>5.039890272</text:p>
          </table:table-cell>
          <table:table-cell office:value-type="float" office:value="5.047660774" table:style-name="ce1">
            <text:p>5.047660774</text:p>
          </table:table-cell>
          <table:table-cell office:value-type="float" office:value="5.043775523" table:style-name="ce1">
            <text:p>5.043775523</text:p>
          </table:table-cell>
          <table:table-cell office:value-type="float" office:value="5.043775523" table:style-name="ce1">
            <text:p>5.043775523</text:p>
          </table:table-cell>
          <table:table-cell office:value-type="float" office:value="0.00549457465742336" table:style-name="ce1">
            <text:p>0.00549457465742336</text:p>
          </table:table-cell>
          <table:table-cell office:value-type="float" office:value="2" table:style-name="ce1">
            <text:p>2</text:p>
          </table:table-cell>
          <table:table-cell office:value-type="float" office:value="0.2676131414" table:style-name="ce1">
            <text:p>0.2676131414</text:p>
          </table:table-cell>
          <table:table-cell office:value-type="float" office:value="0.2706882043" table:style-name="ce1">
            <text:p>0.2706882043</text:p>
          </table:table-cell>
          <table:table-cell office:value-type="float" office:value="0.26915067285" table:style-name="ce1">
            <text:p>0.26915067285</text:p>
          </table:table-cell>
          <table:table-cell office:value-type="float" office:value="0.26915067285" table:style-name="ce1">
            <text:p>0.26915067285</text:p>
          </table:table-cell>
          <table:table-cell office:value-type="float" office:value="0.0021743978291652" table:style-name="ce1">
            <text:p>0.0021743978291652</text:p>
          </table:table-cell>
          <table:table-cell office:value-type="float" office:value="2" table:style-name="ce1">
            <text:p>2</text:p>
          </table:table-cell>
          <table:table-cell office:value-type="float" office:value="8.793373355" table:style-name="ce1">
            <text:p>8.793373355</text:p>
          </table:table-cell>
          <table:table-cell office:value-type="float" office:value="8.810596442" table:style-name="ce1">
            <text:p>8.810596442</text:p>
          </table:table-cell>
          <table:table-cell office:value-type="float" office:value="8.8019848985" table:style-name="ce1">
            <text:p>8.8019848985</text:p>
          </table:table-cell>
          <table:table-cell office:value-type="float" office:value="8.8019848985" table:style-name="ce1">
            <text:p>8.8019848985</text:p>
          </table:table-cell>
          <table:table-cell office:value-type="float" office:value="0.0121785616106656" table:style-name="ce1">
            <text:p>0.0121785616106656</text:p>
          </table:table-cell>
          <table:table-cell office:value-type="float" office:value="2" table:style-name="ce1">
            <text:p>2</text:p>
          </table:table-cell>
          <table:table-cell office:value-type="float" office:value="10.63618338" table:style-name="ce1">
            <text:p>10.63618338</text:p>
          </table:table-cell>
          <table:table-cell office:value-type="float" office:value="10.64835366" table:style-name="ce1">
            <text:p>10.64835366</text:p>
          </table:table-cell>
          <table:table-cell office:value-type="float" office:value="10.64226852" table:style-name="ce1">
            <text:p>10.64226852</text:p>
          </table:table-cell>
          <table:table-cell office:value-type="float" office:value="10.64226852" table:style-name="ce1">
            <text:p>10.64226852</text:p>
          </table:table-cell>
          <table:table-cell office:value-type="float" office:value="0.00860568751693861" table:style-name="ce1">
            <text:p>0.00860568751693861</text:p>
          </table:table-cell>
          <table:table-cell office:value-type="float" office:value="2" table:style-name="ce1">
            <text:p>2</text:p>
          </table:table-cell>
          <table:table-cell office:value-type="float" office:value="71.32390885" table:style-name="ce1">
            <text:p>71.32390885</text:p>
          </table:table-cell>
          <table:table-cell office:value-type="float" office:value="71.36696198" table:style-name="ce1">
            <text:p>71.36696198</text:p>
          </table:table-cell>
          <table:table-cell office:value-type="float" office:value="71.345435415" table:style-name="ce1">
            <text:p>71.345435415</text:p>
          </table:table-cell>
          <table:table-cell office:value-type="float" office:value="71.345435415" table:style-name="ce1">
            <text:p>71.345435415</text:p>
          </table:table-cell>
          <table:table-cell office:value-type="float" office:value="0.0304431601743089" table:style-name="ce1">
            <text:p>0.0304431601743089</text:p>
          </table:table-cell>
          <table:table-cell office:value-type="float" office:value="2" table:style-name="ce1">
            <text:p>2</text:p>
          </table:table-cell>
          <table:table-cell office:value-type="float" office:value="0.2603727609" table:style-name="ce1">
            <text:p>0.2603727609</text:p>
          </table:table-cell>
          <table:table-cell office:value-type="float" office:value="0.2605706858" table:style-name="ce1">
            <text:p>0.2605706858</text:p>
          </table:table-cell>
          <table:table-cell office:value-type="float" office:value="0.26047172335" table:style-name="ce1">
            <text:p>0.26047172335</text:p>
          </table:table-cell>
          <table:table-cell office:value-type="float" office:value="0.26047172335" table:style-name="ce1">
            <text:p>0.26047172335</text:p>
          </table:table-cell>
          <table:table-cell office:value-type="float" office:value="0.000139954038955655" table:style-name="ce1">
            <text:p>0.000139954038955655</text:p>
          </table:table-cell>
          <table:table-cell office:value-type="float" office:value="2" table:style-name="ce1">
            <text:p>2</text:p>
          </table:table-cell>
          <table:table-cell office:value-type="float" office:value="126.0054264" table:style-name="ce1">
            <text:p>126.0054264</text:p>
          </table:table-cell>
          <table:table-cell office:value-type="float" office:value="126.0060618" table:style-name="ce1">
            <text:p>126.0060618</text:p>
          </table:table-cell>
          <table:table-cell office:value-type="float" office:value="126.0057441" table:style-name="ce1">
            <text:p>126.0057441</text:p>
          </table:table-cell>
          <table:table-cell office:value-type="float" office:value="126.0057441" table:style-name="ce1">
            <text:p>126.0057441</text:p>
          </table:table-cell>
          <table:table-cell office:value-type="float" office:value="0.000449295648761032" table:style-name="ce1">
            <text:p>0.000449295648761032</text:p>
          </table:table-cell>
          <table:table-cell office:value-type="float" office:value="2" table:style-name="ce1">
            <text:p>2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3189682653" table:style-name="ce1">
            <text:p>0.3189682653</text:p>
          </table:table-cell>
          <table:table-cell office:value-type="float" office:value="0.3192632201" table:style-name="ce1">
            <text:p>0.3192632201</text:p>
          </table:table-cell>
          <table:table-cell office:value-type="float" office:value="0.3191157427" table:style-name="ce1">
            <text:p>0.3191157427</text:p>
          </table:table-cell>
          <table:table-cell office:value-type="float" office:value="0.3191157427" table:style-name="ce1">
            <text:p>0.3191157427</text:p>
          </table:table-cell>
          <table:table-cell office:value-type="float" office:value="0.000208564539223539" table:style-name="ce1">
            <text:p>0.000208564539223539</text:p>
          </table:table-cell>
          <table:table-cell office:value-type="float" office:value="2" table:style-name="ce1">
            <text:p>2</text:p>
          </table:table-cell>
          <table:table-cell office:value-type="float" office:value="4.544643028" table:style-name="ce1">
            <text:p>4.544643028</text:p>
          </table:table-cell>
          <table:table-cell office:value-type="float" office:value="4.548719961" table:style-name="ce1">
            <text:p>4.548719961</text:p>
          </table:table-cell>
          <table:table-cell office:value-type="float" office:value="4.5466814945" table:style-name="ce1">
            <text:p>4.5466814945</text:p>
          </table:table-cell>
          <table:table-cell office:value-type="float" office:value="4.5466814945" table:style-name="ce1">
            <text:p>4.5466814945</text:p>
          </table:table-cell>
          <table:table-cell office:value-type="float" office:value="0.00288282697074283" table:style-name="ce1">
            <text:p>0.00288282697074283</text:p>
          </table:table-cell>
          <table:table-cell office:value-type="float" office:value="2" table:style-name="ce1">
            <text:p>2</text:p>
          </table:table-cell>
          <table:table-cell office:value-type="float" office:value="0.364366211" table:style-name="ce1">
            <text:p>0.364366211</text:p>
          </table:table-cell>
          <table:table-cell office:value-type="float" office:value="0.3647981701" table:style-name="ce1">
            <text:p>0.3647981701</text:p>
          </table:table-cell>
          <table:table-cell office:value-type="float" office:value="0.36458219055" table:style-name="ce1">
            <text:p>0.36458219055</text:p>
          </table:table-cell>
          <table:table-cell office:value-type="float" office:value="0.36458219055" table:style-name="ce1">
            <text:p>0.36458219055</text:p>
          </table:table-cell>
          <table:table-cell office:value-type="float" office:value="0.000305441208805231" table:style-name="ce1">
            <text:p>0.000305441208805231</text:p>
          </table:table-cell>
          <table:table-cell office:value-type="float" office:value="2" table:style-name="ce1">
            <text:p>2</text:p>
          </table:table-cell>
          <table:table-cell office:value-type="float" office:value="9.158171407" table:style-name="ce1">
            <text:p>9.158171407</text:p>
          </table:table-cell>
          <table:table-cell office:value-type="float" office:value="9.174962772" table:style-name="ce1">
            <text:p>9.174962772</text:p>
          </table:table-cell>
          <table:table-cell office:value-type="float" office:value="9.1665670895" table:style-name="ce1">
            <text:p>9.1665670895</text:p>
          </table:table-cell>
          <table:table-cell office:value-type="float" office:value="9.1665670895" table:style-name="ce1">
            <text:p>9.1665670895</text:p>
          </table:table-cell>
          <table:table-cell office:value-type="float" office:value="0.0118732880568794" table:style-name="ce1">
            <text:p>0.0118732880568794</text:p>
          </table:table-cell>
          <table:table-cell office:value-type="float" office:value="2" table:style-name="ce1">
            <text:p>2</text:p>
          </table:table-cell>
          <table:table-cell office:value-type="float" office:value="0.364366211" table:style-name="ce1">
            <text:p>0.364366211</text:p>
          </table:table-cell>
          <table:table-cell office:value-type="float" office:value="0.3647981701" table:style-name="ce1">
            <text:p>0.3647981701</text:p>
          </table:table-cell>
          <table:table-cell office:value-type="float" office:value="0.36458219055" table:style-name="ce1">
            <text:p>0.36458219055</text:p>
          </table:table-cell>
          <table:table-cell office:value-type="float" office:value="0.36458219055" table:style-name="ce1">
            <text:p>0.36458219055</text:p>
          </table:table-cell>
          <table:table-cell office:value-type="float" office:value="0.000305441208805231" table:style-name="ce1">
            <text:p>0.000305441208805231</text:p>
          </table:table-cell>
          <table:table-cell office:value-type="float" office:value="2" table:style-name="ce1">
            <text:p>2</text:p>
          </table:table-cell>
          <table:table-cell office:value-type="float" office:value="5.56260654" table:style-name="ce1">
            <text:p>5.56260654</text:p>
          </table:table-cell>
          <table:table-cell office:value-type="float" office:value="5.568032296" table:style-name="ce1">
            <text:p>5.568032296</text:p>
          </table:table-cell>
          <table:table-cell office:value-type="float" office:value="5.565319418" table:style-name="ce1">
            <text:p>5.565319418</text:p>
          </table:table-cell>
          <table:table-cell office:value-type="float" office:value="5.565319418" table:style-name="ce1">
            <text:p>5.565319418</text:p>
          </table:table-cell>
          <table:table-cell office:value-type="float" office:value="0.00383658886066372" table:style-name="ce1">
            <text:p>0.00383658886066372</text:p>
          </table:table-cell>
          <table:table-cell office:value-type="float" office:value="2" table:style-name="ce1">
            <text:p>2</text:p>
          </table:table-cell>
          <table:table-cell office:value-type="float" office:value="8.51529746" table:style-name="ce1">
            <text:p>8.51529746</text:p>
          </table:table-cell>
          <table:table-cell office:value-type="float" office:value="8.530399704" table:style-name="ce1">
            <text:p>8.530399704</text:p>
          </table:table-cell>
          <table:table-cell office:value-type="float" office:value="8.522848582" table:style-name="ce1">
            <text:p>8.522848582</text:p>
          </table:table-cell>
          <table:table-cell office:value-type="float" office:value="8.522848582" table:style-name="ce1">
            <text:p>8.522848582</text:p>
          </table:table-cell>
          <table:table-cell office:value-type="float" office:value="0.0106788991435347" table:style-name="ce1">
            <text:p>0.0106788991435347</text:p>
          </table:table-cell>
          <table:table-cell office:value-type="float" office:value="2" table:style-name="ce1">
            <text:p>2</text:p>
          </table:table-cell>
          <table:table-cell office:value-type="float" office:value="0.6428739464" table:style-name="ce1">
            <text:p>0.6428739464</text:p>
          </table:table-cell>
          <table:table-cell office:value-type="float" office:value="0.6445630687" table:style-name="ce1">
            <text:p>0.6445630687</text:p>
          </table:table-cell>
          <table:table-cell office:value-type="float" office:value="0.64371850755" table:style-name="ce1">
            <text:p>0.64371850755</text:p>
          </table:table-cell>
          <table:table-cell office:value-type="float" office:value="0.64371850755" table:style-name="ce1">
            <text:p>0.64371850755</text:p>
          </table:table-cell>
          <table:table-cell office:value-type="float" office:value="0.00119438983258347" table:style-name="ce1">
            <text:p>0.00119438983258347</text:p>
          </table:table-cell>
          <table:table-cell office:value-type="float" office:value="2" table:style-name="ce1">
            <text:p>2</text:p>
          </table:table-cell>
          <table:table-cell office:value-type="float" office:value="44.468343" table:style-name="ce1">
            <text:p>44.468343</text:p>
          </table:table-cell>
          <table:table-cell office:value-type="float" office:value="44.900604" table:style-name="ce1">
            <text:p>44.900604</text:p>
          </table:table-cell>
          <table:table-cell office:value-type="float" office:value="44.6844735" table:style-name="ce1">
            <text:p>44.6844735</text:p>
          </table:table-cell>
          <table:table-cell office:value-type="float" office:value="44.6844735" table:style-name="ce1">
            <text:p>44.6844735</text:p>
          </table:table-cell>
          <table:table-cell office:value-type="float" office:value="0.305654684342481" table:style-name="ce1">
            <text:p>0.305654684342481</text:p>
          </table:table-cell>
          <table:table-cell office:value-type="float" office:value="2" table:style-name="ce1">
            <text:p>2</text:p>
          </table:table-cell>
          <table:table-cell office:value-type="float" office:value="17.01621132" table:style-name="ce1">
            <text:p>17.01621132</text:p>
          </table:table-cell>
          <table:table-cell office:value-type="float" office:value="17.02037803" table:style-name="ce1">
            <text:p>17.02037803</text:p>
          </table:table-cell>
          <table:table-cell office:value-type="float" office:value="17.018294675" table:style-name="ce1">
            <text:p>17.018294675</text:p>
          </table:table-cell>
          <table:table-cell office:value-type="float" office:value="17.018294675" table:style-name="ce1">
            <text:p>17.018294675</text:p>
          </table:table-cell>
          <table:table-cell office:value-type="float" office:value="0.00294630889623766" table:style-name="ce1">
            <text:p>0.00294630889623766</text:p>
          </table:table-cell>
          <table:table-cell office:value-type="float" office:value="2" table:style-name="ce1">
            <text:p>2</text:p>
          </table:table-cell>
          <table:table-cell office:value-type="float" office:value="1348.031432" table:style-name="ce1">
            <text:p>1348.031432</text:p>
          </table:table-cell>
          <table:table-cell office:value-type="float" office:value="1355.218977" table:style-name="ce1">
            <text:p>1355.218977</text:p>
          </table:table-cell>
          <table:table-cell office:value-type="float" office:value="1351.6252045" table:style-name="ce1">
            <text:p>1351.6252045</text:p>
          </table:table-cell>
          <table:table-cell office:value-type="float" office:value="1351.6252045" table:style-name="ce1">
            <text:p>1351.6252045</text:p>
          </table:table-cell>
          <table:table-cell office:value-type="float" office:value="5.08236180958346" table:style-name="ce1">
            <text:p>5.08236180958346</text:p>
          </table:table-cell>
          <table:table-cell office:value-type="float" office:value="2" table:style-name="ce1">
            <text:p>2</text:p>
          </table:table-cell>
          <table:table-cell office:value-type="float" office:value="89.97229281" table:style-name="ce1">
            <text:p>89.97229281</text:p>
          </table:table-cell>
          <table:table-cell office:value-type="float" office:value="89.9781567" table:style-name="ce1">
            <text:p>89.9781567</text:p>
          </table:table-cell>
          <table:table-cell office:value-type="float" office:value="89.975224755" table:style-name="ce1">
            <text:p>89.975224755</text:p>
          </table:table-cell>
          <table:table-cell office:value-type="float" office:value="89.975224755" table:style-name="ce1">
            <text:p>89.975224755</text:p>
          </table:table-cell>
          <table:table-cell office:value-type="float" office:value="0.00414639638313236" table:style-name="ce1">
            <text:p>0.00414639638313236</text:p>
          </table:table-cell>
          <table:table-cell office:value-type="float" office:value="2" table:style-name="ce1">
            <text:p>2</text:p>
          </table:table-cell>
          <table:table-cell office:value-type="float" office:value="123.485749" table:style-name="ce1">
            <text:p>123.485749</text:p>
          </table:table-cell>
          <table:table-cell office:value-type="float" office:value="123.4861139" table:style-name="ce1">
            <text:p>123.4861139</text:p>
          </table:table-cell>
          <table:table-cell office:value-type="float" office:value="123.48593145" table:style-name="ce1">
            <text:p>123.48593145</text:p>
          </table:table-cell>
          <table:table-cell office:value-type="float" office:value="123.48593145" table:style-name="ce1">
            <text:p>123.48593145</text:p>
          </table:table-cell>
          <table:table-cell office:value-type="float" office:value="0.000258023264460703" table:style-name="ce1">
            <text:p>0.000258023264460703</text:p>
          </table:table-cell>
          <table:table-cell office:value-type="float" office:value="2" table:style-name="ce1">
            <text:p>2</text:p>
          </table:table-cell>
          <table:table-cell office:value-type="float" office:value="36.99357362" table:style-name="ce1">
            <text:p>36.99357362</text:p>
          </table:table-cell>
          <table:table-cell office:value-type="float" office:value="36.99436659" table:style-name="ce1">
            <text:p>36.99436659</text:p>
          </table:table-cell>
          <table:table-cell office:value-type="float" office:value="36.993970105" table:style-name="ce1">
            <text:p>36.993970105</text:p>
          </table:table-cell>
          <table:table-cell office:value-type="float" office:value="36.993970105" table:style-name="ce1">
            <text:p>36.993970105</text:p>
          </table:table-cell>
          <table:table-cell office:value-type="float" office:value="0.000560714464276871" table:style-name="ce1">
            <text:p>0.000560714464276871</text:p>
          </table:table-cell>
          <table:table-cell office:value-type="float" office:value="2" table:style-name="ce1">
            <text:p>2</text:p>
          </table:table-cell>
          <table:table-cell office:value-type="float" office:value="21.67403719" table:style-name="ce1">
            <text:p>21.67403719</text:p>
          </table:table-cell>
          <table:table-cell office:value-type="float" office:value="21.67727354" table:style-name="ce1">
            <text:p>21.67727354</text:p>
          </table:table-cell>
          <table:table-cell office:value-type="float" office:value="21.675655365" table:style-name="ce1">
            <text:p>21.675655365</text:p>
          </table:table-cell>
          <table:table-cell office:value-type="float" office:value="21.675655365" table:style-name="ce1">
            <text:p>21.675655365</text:p>
          </table:table-cell>
          <table:table-cell office:value-type="float" office:value="0.00228844503129426" table:style-name="ce1">
            <text:p>0.00228844503129426</text:p>
          </table:table-cell>
          <table:table-cell office:value-type="float" office:value="2" table:style-name="ce1">
            <text:p>2</text:p>
          </table:table-cell>
          <table:table-cell office:value-type="float" office:value="0.002972181084" table:style-name="ce1">
            <text:p>0.002972181084</text:p>
          </table:table-cell>
          <table:table-cell office:value-type="float" office:value="0.002994984243" table:style-name="ce1">
            <text:p>0.002994984243</text:p>
          </table:table-cell>
          <table:table-cell office:value-type="float" office:value="0.0029835826635" table:style-name="ce1">
            <text:p>0.0029835826635</text:p>
          </table:table-cell>
          <table:table-cell office:value-type="float" office:value="0.0029835826635" table:style-name="ce1">
            <text:p>0.0029835826635</text:p>
          </table:table-cell>
          <table:table-cell office:value-type="float" office:value="1.6124268361375e-05" table:style-name="ce1">
            <text:p>1.6124268361375e-05</text:p>
          </table:table-cell>
          <table:table-cell office:value-type="float" office:value="2" table:style-name="ce1">
            <text:p>2</text:p>
          </table:table-cell>
          <table:table-cell office:value-type="float" office:value="0.01643920157" table:style-name="ce1">
            <text:p>0.01643920157</text:p>
          </table:table-cell>
          <table:table-cell office:value-type="float" office:value="0.01645022599" table:style-name="ce1">
            <text:p>0.01645022599</text:p>
          </table:table-cell>
          <table:table-cell office:value-type="float" office:value="0.01644471378" table:style-name="ce1">
            <text:p>0.01644471378</text:p>
          </table:table-cell>
          <table:table-cell office:value-type="float" office:value="0.01644471378" table:style-name="ce1">
            <text:p>0.01644471378</text:p>
          </table:table-cell>
          <table:table-cell office:value-type="float" office:value="7.79544214064994e-06" table:style-name="ce1">
            <text:p>7.79544214064994e-06</text:p>
          </table:table-cell>
          <table:table-cell office:value-type="float" office:value="2" table:style-name="ce1">
            <text:p>2</text:p>
          </table:table-cell>
          <table:table-cell office:value-type="float" office:value="15.16712263" table:style-name="ce1">
            <text:p>15.16712263</text:p>
          </table:table-cell>
          <table:table-cell office:value-type="float" office:value="15.28816545" table:style-name="ce1">
            <text:p>15.28816545</text:p>
          </table:table-cell>
          <table:table-cell office:value-type="float" office:value="15.22764404" table:style-name="ce1">
            <text:p>15.22764404</text:p>
          </table:table-cell>
          <table:table-cell office:value-type="float" office:value="15.22764404" table:style-name="ce1">
            <text:p>15.22764404</text:p>
          </table:table-cell>
          <table:table-cell office:value-type="float" office:value="0.0855901988359423" table:style-name="ce1">
            <text:p>0.0855901988359423</text:p>
          </table:table-cell>
          <table:table-cell office:value-type="float" office:value="2" table:style-name="ce1">
            <text:p>2</text:p>
          </table:table-cell>
          <table:table-cell office:value-type="float" office:value="40.59473542" table:style-name="ce1">
            <text:p>40.59473542</text:p>
          </table:table-cell>
          <table:table-cell office:value-type="float" office:value="40.59473542" table:style-name="ce1">
            <text:p>40.59473542</text:p>
          </table:table-cell>
          <table:table-cell office:value-type="float" office:value="40.59473542" table:style-name="ce1">
            <text:p>40.59473542</text:p>
          </table:table-cell>
          <table:table-cell office:value-type="float" office:value="40.59473542" table:style-name="ce1">
            <text:p>40.5947354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2320036481" table:style-name="ce1">
            <text:p>0.2320036481</text:p>
          </table:table-cell>
          <table:table-cell office:value-type="float" office:value="0.2368924295" table:style-name="ce1">
            <text:p>0.2368924295</text:p>
          </table:table-cell>
          <table:table-cell office:value-type="float" office:value="0.2344480388" table:style-name="ce1">
            <text:p>0.2344480388</text:p>
          </table:table-cell>
          <table:table-cell office:value-type="float" office:value="0.2344480388" table:style-name="ce1">
            <text:p>0.2344480388</text:p>
          </table:table-cell>
          <table:table-cell office:value-type="float" office:value="0.00345689047967867" table:style-name="ce1">
            <text:p>0.00345689047967867</text:p>
          </table:table-cell>
          <table:table-cell office:value-type="float" office:value="2" table:style-name="ce1">
            <text:p>2</text:p>
          </table:table-cell>
          <table:table-cell office:value-type="float" office:value="0.5135928541" table:style-name="ce1">
            <text:p>0.5135928541</text:p>
          </table:table-cell>
          <table:table-cell office:value-type="float" office:value="0.5408776048" table:style-name="ce1">
            <text:p>0.5408776048</text:p>
          </table:table-cell>
          <table:table-cell office:value-type="float" office:value="0.52723522945" table:style-name="ce1">
            <text:p>0.52723522945</text:p>
          </table:table-cell>
          <table:table-cell office:value-type="float" office:value="0.52723522945" table:style-name="ce1">
            <text:p>0.52723522945</text:p>
          </table:table-cell>
          <table:table-cell office:value-type="float" office:value="0.0192932322429544" table:style-name="ce1">
            <text:p>0.0192932322429544</text:p>
          </table:table-cell>
        </table:table-row>
      </table:table>
      <table:table table:name="Obj_Spec_Pos_NMP" table:style-name="ta1">
        <table:table-column table:style-name="co1" table:number-columns-repeated="220" table:default-cell-style-name="ce1"/>
        <table:table-row table:style-name="ro1">
          <table:table-cell office:value-type="string" table:style-name="ce1">
            <text:p>Objective</text:p>
          </table:table-cell>
          <table:table-cell office:value-type="string" table:style-name="ce1">
            <text:p>Specimen</text:p>
          </table:table-cell>
          <table:table-cell office:value-type="string" table:style-name="ce1">
            <text:p>Position</text:p>
          </table:table-cell>
          <table:table-cell office:value-type="string" table:style-name="ce1">
            <text:p>NMP_cat</text:p>
          </table:table-cell>
          <table:table-cell office:value-type="string" table:style-name="ce1">
            <text:p>NMP.n</text:p>
          </table:table-cell>
          <table:table-cell office:value-type="string" table:style-name="ce1">
            <text:p>NMP.min</text:p>
          </table:table-cell>
          <table:table-cell office:value-type="string" table:style-name="ce1">
            <text:p>NMP.max</text:p>
          </table:table-cell>
          <table:table-cell office:value-type="string" table:style-name="ce1">
            <text:p>NMP.mean</text:p>
          </table:table-cell>
          <table:table-cell office:value-type="string" table:style-name="ce1">
            <text:p>NMP.median</text:p>
          </table:table-cell>
          <table:table-cell office:value-type="string" table:style-name="ce1">
            <text:p>NMP.sd</text:p>
          </table:table-cell>
          <table:table-cell office:value-type="string" table:style-name="ce1">
            <text:p>Sq.n</text:p>
          </table:table-cell>
          <table:table-cell office:value-type="string" table:style-name="ce1">
            <text:p>Sq.min</text:p>
          </table:table-cell>
          <table:table-cell office:value-type="string" table:style-name="ce1">
            <text:p>Sq.max</text:p>
          </table:table-cell>
          <table:table-cell office:value-type="string" table:style-name="ce1">
            <text:p>Sq.mean</text:p>
          </table:table-cell>
          <table:table-cell office:value-type="string" table:style-name="ce1">
            <text:p>Sq.median</text:p>
          </table:table-cell>
          <table:table-cell office:value-type="string" table:style-name="ce1">
            <text:p>Sq.sd</text:p>
          </table:table-cell>
          <table:table-cell office:value-type="string" table:style-name="ce1">
            <text:p>Ssk.n</text:p>
          </table:table-cell>
          <table:table-cell office:value-type="string" table:style-name="ce1">
            <text:p>Ssk.min</text:p>
          </table:table-cell>
          <table:table-cell office:value-type="string" table:style-name="ce1">
            <text:p>Ssk.max</text:p>
          </table:table-cell>
          <table:table-cell office:value-type="string" table:style-name="ce1">
            <text:p>Ssk.mean</text:p>
          </table:table-cell>
          <table:table-cell office:value-type="string" table:style-name="ce1">
            <text:p>Ssk.median</text:p>
          </table:table-cell>
          <table:table-cell office:value-type="string" table:style-name="ce1">
            <text:p>Ssk.sd</text:p>
          </table:table-cell>
          <table:table-cell office:value-type="string" table:style-name="ce1">
            <text:p>Sku.n</text:p>
          </table:table-cell>
          <table:table-cell office:value-type="string" table:style-name="ce1">
            <text:p>Sku.min</text:p>
          </table:table-cell>
          <table:table-cell office:value-type="string" table:style-name="ce1">
            <text:p>Sku.max</text:p>
          </table:table-cell>
          <table:table-cell office:value-type="string" table:style-name="ce1">
            <text:p>Sku.mean</text:p>
          </table:table-cell>
          <table:table-cell office:value-type="string" table:style-name="ce1">
            <text:p>Sku.median</text:p>
          </table:table-cell>
          <table:table-cell office:value-type="string" table:style-name="ce1">
            <text:p>Sku.sd</text:p>
          </table:table-cell>
          <table:table-cell office:value-type="string" table:style-name="ce1">
            <text:p>Sp.n</text:p>
          </table:table-cell>
          <table:table-cell office:value-type="string" table:style-name="ce1">
            <text:p>Sp.min</text:p>
          </table:table-cell>
          <table:table-cell office:value-type="string" table:style-name="ce1">
            <text:p>Sp.max</text:p>
          </table:table-cell>
          <table:table-cell office:value-type="string" table:style-name="ce1">
            <text:p>Sp.mean</text:p>
          </table:table-cell>
          <table:table-cell office:value-type="string" table:style-name="ce1">
            <text:p>Sp.median</text:p>
          </table:table-cell>
          <table:table-cell office:value-type="string" table:style-name="ce1">
            <text:p>Sp.sd</text:p>
          </table:table-cell>
          <table:table-cell office:value-type="string" table:style-name="ce1">
            <text:p>Sv.n</text:p>
          </table:table-cell>
          <table:table-cell office:value-type="string" table:style-name="ce1">
            <text:p>Sv.min</text:p>
          </table:table-cell>
          <table:table-cell office:value-type="string" table:style-name="ce1">
            <text:p>Sv.max</text:p>
          </table:table-cell>
          <table:table-cell office:value-type="string" table:style-name="ce1">
            <text:p>Sv.mean</text:p>
          </table:table-cell>
          <table:table-cell office:value-type="string" table:style-name="ce1">
            <text:p>Sv.median</text:p>
          </table:table-cell>
          <table:table-cell office:value-type="string" table:style-name="ce1">
            <text:p>Sv.sd</text:p>
          </table:table-cell>
          <table:table-cell office:value-type="string" table:style-name="ce1">
            <text:p>Sz.n</text:p>
          </table:table-cell>
          <table:table-cell office:value-type="string" table:style-name="ce1">
            <text:p>Sz.min</text:p>
          </table:table-cell>
          <table:table-cell office:value-type="string" table:style-name="ce1">
            <text:p>Sz.max</text:p>
          </table:table-cell>
          <table:table-cell office:value-type="string" table:style-name="ce1">
            <text:p>Sz.mean</text:p>
          </table:table-cell>
          <table:table-cell office:value-type="string" table:style-name="ce1">
            <text:p>Sz.median</text:p>
          </table:table-cell>
          <table:table-cell office:value-type="string" table:style-name="ce1">
            <text:p>Sz.sd</text:p>
          </table:table-cell>
          <table:table-cell office:value-type="string" table:style-name="ce1">
            <text:p>Sa.n</text:p>
          </table:table-cell>
          <table:table-cell office:value-type="string" table:style-name="ce1">
            <text:p>Sa.min</text:p>
          </table:table-cell>
          <table:table-cell office:value-type="string" table:style-name="ce1">
            <text:p>Sa.max</text:p>
          </table:table-cell>
          <table:table-cell office:value-type="string" table:style-name="ce1">
            <text:p>Sa.mean</text:p>
          </table:table-cell>
          <table:table-cell office:value-type="string" table:style-name="ce1">
            <text:p>Sa.median</text:p>
          </table:table-cell>
          <table:table-cell office:value-type="string" table:style-name="ce1">
            <text:p>Sa.sd</text:p>
          </table:table-cell>
          <table:table-cell office:value-type="string" table:style-name="ce1">
            <text:p>Smr.n</text:p>
          </table:table-cell>
          <table:table-cell office:value-type="string" table:style-name="ce1">
            <text:p>Smr.min</text:p>
          </table:table-cell>
          <table:table-cell office:value-type="string" table:style-name="ce1">
            <text:p>Smr.max</text:p>
          </table:table-cell>
          <table:table-cell office:value-type="string" table:style-name="ce1">
            <text:p>Smr.mean</text:p>
          </table:table-cell>
          <table:table-cell office:value-type="string" table:style-name="ce1">
            <text:p>Smr.median</text:p>
          </table:table-cell>
          <table:table-cell office:value-type="string" table:style-name="ce1">
            <text:p>Smr.sd</text:p>
          </table:table-cell>
          <table:table-cell office:value-type="string" table:style-name="ce1">
            <text:p>Smc.n</text:p>
          </table:table-cell>
          <table:table-cell office:value-type="string" table:style-name="ce1">
            <text:p>Smc.min</text:p>
          </table:table-cell>
          <table:table-cell office:value-type="string" table:style-name="ce1">
            <text:p>Smc.max</text:p>
          </table:table-cell>
          <table:table-cell office:value-type="string" table:style-name="ce1">
            <text:p>Smc.mean</text:p>
          </table:table-cell>
          <table:table-cell office:value-type="string" table:style-name="ce1">
            <text:p>Smc.median</text:p>
          </table:table-cell>
          <table:table-cell office:value-type="string" table:style-name="ce1">
            <text:p>Smc.sd</text:p>
          </table:table-cell>
          <table:table-cell office:value-type="string" table:style-name="ce1">
            <text:p>Sxp.n</text:p>
          </table:table-cell>
          <table:table-cell office:value-type="string" table:style-name="ce1">
            <text:p>Sxp.min</text:p>
          </table:table-cell>
          <table:table-cell office:value-type="string" table:style-name="ce1">
            <text:p>Sxp.max</text:p>
          </table:table-cell>
          <table:table-cell office:value-type="string" table:style-name="ce1">
            <text:p>Sxp.mean</text:p>
          </table:table-cell>
          <table:table-cell office:value-type="string" table:style-name="ce1">
            <text:p>Sxp.median</text:p>
          </table:table-cell>
          <table:table-cell office:value-type="string" table:style-name="ce1">
            <text:p>Sxp.sd</text:p>
          </table:table-cell>
          <table:table-cell office:value-type="string" table:style-name="ce1">
            <text:p>Sal.n</text:p>
          </table:table-cell>
          <table:table-cell office:value-type="string" table:style-name="ce1">
            <text:p>Sal.min</text:p>
          </table:table-cell>
          <table:table-cell office:value-type="string" table:style-name="ce1">
            <text:p>Sal.max</text:p>
          </table:table-cell>
          <table:table-cell office:value-type="string" table:style-name="ce1">
            <text:p>Sal.mean</text:p>
          </table:table-cell>
          <table:table-cell office:value-type="string" table:style-name="ce1">
            <text:p>Sal.median</text:p>
          </table:table-cell>
          <table:table-cell office:value-type="string" table:style-name="ce1">
            <text:p>Sal.sd</text:p>
          </table:table-cell>
          <table:table-cell office:value-type="string" table:style-name="ce1">
            <text:p>Str.n</text:p>
          </table:table-cell>
          <table:table-cell office:value-type="string" table:style-name="ce1">
            <text:p>Str.min</text:p>
          </table:table-cell>
          <table:table-cell office:value-type="string" table:style-name="ce1">
            <text:p>Str.max</text:p>
          </table:table-cell>
          <table:table-cell office:value-type="string" table:style-name="ce1">
            <text:p>Str.mean</text:p>
          </table:table-cell>
          <table:table-cell office:value-type="string" table:style-name="ce1">
            <text:p>Str.median</text:p>
          </table:table-cell>
          <table:table-cell office:value-type="string" table:style-name="ce1">
            <text:p>Str.sd</text:p>
          </table:table-cell>
          <table:table-cell office:value-type="string" table:style-name="ce1">
            <text:p>Std.n</text:p>
          </table:table-cell>
          <table:table-cell office:value-type="string" table:style-name="ce1">
            <text:p>Std.min</text:p>
          </table:table-cell>
          <table:table-cell office:value-type="string" table:style-name="ce1">
            <text:p>Std.max</text:p>
          </table:table-cell>
          <table:table-cell office:value-type="string" table:style-name="ce1">
            <text:p>Std.mean</text:p>
          </table:table-cell>
          <table:table-cell office:value-type="string" table:style-name="ce1">
            <text:p>Std.median</text:p>
          </table:table-cell>
          <table:table-cell office:value-type="string" table:style-name="ce1">
            <text:p>Std.sd</text:p>
          </table:table-cell>
          <table:table-cell office:value-type="string" table:style-name="ce1">
            <text:p>Ssw.n</text:p>
          </table:table-cell>
          <table:table-cell office:value-type="string" table:style-name="ce1">
            <text:p>Ssw.min</text:p>
          </table:table-cell>
          <table:table-cell office:value-type="string" table:style-name="ce1">
            <text:p>Ssw.max</text:p>
          </table:table-cell>
          <table:table-cell office:value-type="string" table:style-name="ce1">
            <text:p>Ssw.mean</text:p>
          </table:table-cell>
          <table:table-cell office:value-type="string" table:style-name="ce1">
            <text:p>Ssw.median</text:p>
          </table:table-cell>
          <table:table-cell office:value-type="string" table:style-name="ce1">
            <text:p>Ssw.sd</text:p>
          </table:table-cell>
          <table:table-cell office:value-type="string" table:style-name="ce1">
            <text:p>Sdq.n</text:p>
          </table:table-cell>
          <table:table-cell office:value-type="string" table:style-name="ce1">
            <text:p>Sdq.min</text:p>
          </table:table-cell>
          <table:table-cell office:value-type="string" table:style-name="ce1">
            <text:p>Sdq.max</text:p>
          </table:table-cell>
          <table:table-cell office:value-type="string" table:style-name="ce1">
            <text:p>Sdq.mean</text:p>
          </table:table-cell>
          <table:table-cell office:value-type="string" table:style-name="ce1">
            <text:p>Sdq.median</text:p>
          </table:table-cell>
          <table:table-cell office:value-type="string" table:style-name="ce1">
            <text:p>Sdq.sd</text:p>
          </table:table-cell>
          <table:table-cell office:value-type="string" table:style-name="ce1">
            <text:p>Sdr.n</text:p>
          </table:table-cell>
          <table:table-cell office:value-type="string" table:style-name="ce1">
            <text:p>Sdr.min</text:p>
          </table:table-cell>
          <table:table-cell office:value-type="string" table:style-name="ce1">
            <text:p>Sdr.max</text:p>
          </table:table-cell>
          <table:table-cell office:value-type="string" table:style-name="ce1">
            <text:p>Sdr.mean</text:p>
          </table:table-cell>
          <table:table-cell office:value-type="string" table:style-name="ce1">
            <text:p>Sdr.median</text:p>
          </table:table-cell>
          <table:table-cell office:value-type="string" table:style-name="ce1">
            <text:p>Sdr.sd</text:p>
          </table:table-cell>
          <table:table-cell office:value-type="string" table:style-name="ce1">
            <text:p>Vm.n</text:p>
          </table:table-cell>
          <table:table-cell office:value-type="string" table:style-name="ce1">
            <text:p>Vm.min</text:p>
          </table:table-cell>
          <table:table-cell office:value-type="string" table:style-name="ce1">
            <text:p>Vm.max</text:p>
          </table:table-cell>
          <table:table-cell office:value-type="string" table:style-name="ce1">
            <text:p>Vm.mean</text:p>
          </table:table-cell>
          <table:table-cell office:value-type="string" table:style-name="ce1">
            <text:p>Vm.median</text:p>
          </table:table-cell>
          <table:table-cell office:value-type="string" table:style-name="ce1">
            <text:p>Vm.sd</text:p>
          </table:table-cell>
          <table:table-cell office:value-type="string" table:style-name="ce1">
            <text:p>Vv.n</text:p>
          </table:table-cell>
          <table:table-cell office:value-type="string" table:style-name="ce1">
            <text:p>Vv.min</text:p>
          </table:table-cell>
          <table:table-cell office:value-type="string" table:style-name="ce1">
            <text:p>Vv.max</text:p>
          </table:table-cell>
          <table:table-cell office:value-type="string" table:style-name="ce1">
            <text:p>Vv.mean</text:p>
          </table:table-cell>
          <table:table-cell office:value-type="string" table:style-name="ce1">
            <text:p>Vv.median</text:p>
          </table:table-cell>
          <table:table-cell office:value-type="string" table:style-name="ce1">
            <text:p>Vv.sd</text:p>
          </table:table-cell>
          <table:table-cell office:value-type="string" table:style-name="ce1">
            <text:p>Vmp.n</text:p>
          </table:table-cell>
          <table:table-cell office:value-type="string" table:style-name="ce1">
            <text:p>Vmp.min</text:p>
          </table:table-cell>
          <table:table-cell office:value-type="string" table:style-name="ce1">
            <text:p>Vmp.max</text:p>
          </table:table-cell>
          <table:table-cell office:value-type="string" table:style-name="ce1">
            <text:p>Vmp.mean</text:p>
          </table:table-cell>
          <table:table-cell office:value-type="string" table:style-name="ce1">
            <text:p>Vmp.median</text:p>
          </table:table-cell>
          <table:table-cell office:value-type="string" table:style-name="ce1">
            <text:p>Vmp.sd</text:p>
          </table:table-cell>
          <table:table-cell office:value-type="string" table:style-name="ce1">
            <text:p>Vmc.n</text:p>
          </table:table-cell>
          <table:table-cell office:value-type="string" table:style-name="ce1">
            <text:p>Vmc.min</text:p>
          </table:table-cell>
          <table:table-cell office:value-type="string" table:style-name="ce1">
            <text:p>Vmc.max</text:p>
          </table:table-cell>
          <table:table-cell office:value-type="string" table:style-name="ce1">
            <text:p>Vmc.mean</text:p>
          </table:table-cell>
          <table:table-cell office:value-type="string" table:style-name="ce1">
            <text:p>Vmc.median</text:p>
          </table:table-cell>
          <table:table-cell office:value-type="string" table:style-name="ce1">
            <text:p>Vmc.sd</text:p>
          </table:table-cell>
          <table:table-cell office:value-type="string" table:style-name="ce1">
            <text:p>Vvc.n</text:p>
          </table:table-cell>
          <table:table-cell office:value-type="string" table:style-name="ce1">
            <text:p>Vvc.min</text:p>
          </table:table-cell>
          <table:table-cell office:value-type="string" table:style-name="ce1">
            <text:p>Vvc.max</text:p>
          </table:table-cell>
          <table:table-cell office:value-type="string" table:style-name="ce1">
            <text:p>Vvc.mean</text:p>
          </table:table-cell>
          <table:table-cell office:value-type="string" table:style-name="ce1">
            <text:p>Vvc.median</text:p>
          </table:table-cell>
          <table:table-cell office:value-type="string" table:style-name="ce1">
            <text:p>Vvc.sd</text:p>
          </table:table-cell>
          <table:table-cell office:value-type="string" table:style-name="ce1">
            <text:p>Vvv.n</text:p>
          </table:table-cell>
          <table:table-cell office:value-type="string" table:style-name="ce1">
            <text:p>Vvv.min</text:p>
          </table:table-cell>
          <table:table-cell office:value-type="string" table:style-name="ce1">
            <text:p>Vvv.max</text:p>
          </table:table-cell>
          <table:table-cell office:value-type="string" table:style-name="ce1">
            <text:p>Vvv.mean</text:p>
          </table:table-cell>
          <table:table-cell office:value-type="string" table:style-name="ce1">
            <text:p>Vvv.median</text:p>
          </table:table-cell>
          <table:table-cell office:value-type="string" table:style-name="ce1">
            <text:p>Vvv.sd</text:p>
          </table:table-cell>
          <table:table-cell office:value-type="string" table:style-name="ce1">
            <text:p>Maximum.depth.of.furrows.n</text:p>
          </table:table-cell>
          <table:table-cell office:value-type="string" table:style-name="ce1">
            <text:p>Maximum.depth.of.furrows.min</text:p>
          </table:table-cell>
          <table:table-cell office:value-type="string" table:style-name="ce1">
            <text:p>Maximum.depth.of.furrows.max</text:p>
          </table:table-cell>
          <table:table-cell office:value-type="string" table:style-name="ce1">
            <text:p>Maximum.depth.of.furrows.mean</text:p>
          </table:table-cell>
          <table:table-cell office:value-type="string" table:style-name="ce1">
            <text:p>Maximum.depth.of.furrows.median</text:p>
          </table:table-cell>
          <table:table-cell office:value-type="string" table:style-name="ce1">
            <text:p>Maximum.depth.of.furrows.sd</text:p>
          </table:table-cell>
          <table:table-cell office:value-type="string" table:style-name="ce1">
            <text:p>Mean.depth.of.furrows.n</text:p>
          </table:table-cell>
          <table:table-cell office:value-type="string" table:style-name="ce1">
            <text:p>Mean.depth.of.furrows.min</text:p>
          </table:table-cell>
          <table:table-cell office:value-type="string" table:style-name="ce1">
            <text:p>Mean.depth.of.furrows.max</text:p>
          </table:table-cell>
          <table:table-cell office:value-type="string" table:style-name="ce1">
            <text:p>Mean.depth.of.furrows.mean</text:p>
          </table:table-cell>
          <table:table-cell office:value-type="string" table:style-name="ce1">
            <text:p>Mean.depth.of.furrows.median</text:p>
          </table:table-cell>
          <table:table-cell office:value-type="string" table:style-name="ce1">
            <text:p>Mean.depth.of.furrows.sd</text:p>
          </table:table-cell>
          <table:table-cell office:value-type="string" table:style-name="ce1">
            <text:p>Mean.density.of.furrows.n</text:p>
          </table:table-cell>
          <table:table-cell office:value-type="string" table:style-name="ce1">
            <text:p>Mean.density.of.furrows.min</text:p>
          </table:table-cell>
          <table:table-cell office:value-type="string" table:style-name="ce1">
            <text:p>Mean.density.of.furrows.max</text:p>
          </table:table-cell>
          <table:table-cell office:value-type="string" table:style-name="ce1">
            <text:p>Mean.density.of.furrows.mean</text:p>
          </table:table-cell>
          <table:table-cell office:value-type="string" table:style-name="ce1">
            <text:p>Mean.density.of.furrows.median</text:p>
          </table:table-cell>
          <table:table-cell office:value-type="string" table:style-name="ce1">
            <text:p>Mean.density.of.furrows.sd</text:p>
          </table:table-cell>
          <table:table-cell office:value-type="string" table:style-name="ce1">
            <text:p>First.direction.n</text:p>
          </table:table-cell>
          <table:table-cell office:value-type="string" table:style-name="ce1">
            <text:p>First.direction.min</text:p>
          </table:table-cell>
          <table:table-cell office:value-type="string" table:style-name="ce1">
            <text:p>First.direction.max</text:p>
          </table:table-cell>
          <table:table-cell office:value-type="string" table:style-name="ce1">
            <text:p>First.direction.mean</text:p>
          </table:table-cell>
          <table:table-cell office:value-type="string" table:style-name="ce1">
            <text:p>First.direction.median</text:p>
          </table:table-cell>
          <table:table-cell office:value-type="string" table:style-name="ce1">
            <text:p>First.direction.sd</text:p>
          </table:table-cell>
          <table:table-cell office:value-type="string" table:style-name="ce1">
            <text:p>Second.direction.n</text:p>
          </table:table-cell>
          <table:table-cell office:value-type="string" table:style-name="ce1">
            <text:p>Second.direction.min</text:p>
          </table:table-cell>
          <table:table-cell office:value-type="string" table:style-name="ce1">
            <text:p>Second.direction.max</text:p>
          </table:table-cell>
          <table:table-cell office:value-type="string" table:style-name="ce1">
            <text:p>Second.direction.mean</text:p>
          </table:table-cell>
          <table:table-cell office:value-type="string" table:style-name="ce1">
            <text:p>Second.direction.median</text:p>
          </table:table-cell>
          <table:table-cell office:value-type="string" table:style-name="ce1">
            <text:p>Second.direction.sd</text:p>
          </table:table-cell>
          <table:table-cell office:value-type="string" table:style-name="ce1">
            <text:p>Third.direction.n</text:p>
          </table:table-cell>
          <table:table-cell office:value-type="string" table:style-name="ce1">
            <text:p>Third.direction.min</text:p>
          </table:table-cell>
          <table:table-cell office:value-type="string" table:style-name="ce1">
            <text:p>Third.direction.max</text:p>
          </table:table-cell>
          <table:table-cell office:value-type="string" table:style-name="ce1">
            <text:p>Third.direction.mean</text:p>
          </table:table-cell>
          <table:table-cell office:value-type="string" table:style-name="ce1">
            <text:p>Third.direction.median</text:p>
          </table:table-cell>
          <table:table-cell office:value-type="string" table:style-name="ce1">
            <text:p>Third.direction.sd</text:p>
          </table:table-cell>
          <table:table-cell office:value-type="string" table:style-name="ce1">
            <text:p>Texture.isotropy.n</text:p>
          </table:table-cell>
          <table:table-cell office:value-type="string" table:style-name="ce1">
            <text:p>Texture.isotropy.min</text:p>
          </table:table-cell>
          <table:table-cell office:value-type="string" table:style-name="ce1">
            <text:p>Texture.isotropy.max</text:p>
          </table:table-cell>
          <table:table-cell office:value-type="string" table:style-name="ce1">
            <text:p>Texture.isotropy.mean</text:p>
          </table:table-cell>
          <table:table-cell office:value-type="string" table:style-name="ce1">
            <text:p>Texture.isotropy.median</text:p>
          </table:table-cell>
          <table:table-cell office:value-type="string" table:style-name="ce1">
            <text:p>Texture.isotropy.sd</text:p>
          </table:table-cell>
          <table:table-cell office:value-type="string" table:style-name="ce1">
            <text:p>epLsar.n</text:p>
          </table:table-cell>
          <table:table-cell office:value-type="string" table:style-name="ce1">
            <text:p>epLsar.min</text:p>
          </table:table-cell>
          <table:table-cell office:value-type="string" table:style-name="ce1">
            <text:p>epLsar.max</text:p>
          </table:table-cell>
          <table:table-cell office:value-type="string" table:style-name="ce1">
            <text:p>epLsar.mean</text:p>
          </table:table-cell>
          <table:table-cell office:value-type="string" table:style-name="ce1">
            <text:p>epLsar.median</text:p>
          </table:table-cell>
          <table:table-cell office:value-type="string" table:style-name="ce1">
            <text:p>epLsar.sd</text:p>
          </table:table-cell>
          <table:table-cell office:value-type="string" table:style-name="ce1">
            <text:p>NewEplsar.n</text:p>
          </table:table-cell>
          <table:table-cell office:value-type="string" table:style-name="ce1">
            <text:p>NewEplsar.min</text:p>
          </table:table-cell>
          <table:table-cell office:value-type="string" table:style-name="ce1">
            <text:p>NewEplsar.max</text:p>
          </table:table-cell>
          <table:table-cell office:value-type="string" table:style-name="ce1">
            <text:p>NewEplsar.mean</text:p>
          </table:table-cell>
          <table:table-cell office:value-type="string" table:style-name="ce1">
            <text:p>NewEplsar.median</text:p>
          </table:table-cell>
          <table:table-cell office:value-type="string" table:style-name="ce1">
            <text:p>NewEplsar.sd</text:p>
          </table:table-cell>
          <table:table-cell office:value-type="string" table:style-name="ce1">
            <text:p>Asfc.n</text:p>
          </table:table-cell>
          <table:table-cell office:value-type="string" table:style-name="ce1">
            <text:p>Asfc.min</text:p>
          </table:table-cell>
          <table:table-cell office:value-type="string" table:style-name="ce1">
            <text:p>Asfc.max</text:p>
          </table:table-cell>
          <table:table-cell office:value-type="string" table:style-name="ce1">
            <text:p>Asfc.mean</text:p>
          </table:table-cell>
          <table:table-cell office:value-type="string" table:style-name="ce1">
            <text:p>Asfc.median</text:p>
          </table:table-cell>
          <table:table-cell office:value-type="string" table:style-name="ce1">
            <text:p>Asfc.sd</text:p>
          </table:table-cell>
          <table:table-cell office:value-type="string" table:style-name="ce1">
            <text:p>Smfc.n</text:p>
          </table:table-cell>
          <table:table-cell office:value-type="string" table:style-name="ce1">
            <text:p>Smfc.min</text:p>
          </table:table-cell>
          <table:table-cell office:value-type="string" table:style-name="ce1">
            <text:p>Smfc.max</text:p>
          </table:table-cell>
          <table:table-cell office:value-type="string" table:style-name="ce1">
            <text:p>Smfc.mean</text:p>
          </table:table-cell>
          <table:table-cell office:value-type="string" table:style-name="ce1">
            <text:p>Smfc.median</text:p>
          </table:table-cell>
          <table:table-cell office:value-type="string" table:style-name="ce1">
            <text:p>Smfc.sd</text:p>
          </table:table-cell>
          <table:table-cell office:value-type="string" table:style-name="ce1">
            <text:p>HAsfc9.n</text:p>
          </table:table-cell>
          <table:table-cell office:value-type="string" table:style-name="ce1">
            <text:p>HAsfc9.min</text:p>
          </table:table-cell>
          <table:table-cell office:value-type="string" table:style-name="ce1">
            <text:p>HAsfc9.max</text:p>
          </table:table-cell>
          <table:table-cell office:value-type="string" table:style-name="ce1">
            <text:p>HAsfc9.mean</text:p>
          </table:table-cell>
          <table:table-cell office:value-type="string" table:style-name="ce1">
            <text:p>HAsfc9.median</text:p>
          </table:table-cell>
          <table:table-cell office:value-type="string" table:style-name="ce1">
            <text:p>HAsfc9.sd</text:p>
          </table:table-cell>
          <table:table-cell office:value-type="string" table:style-name="ce1">
            <text:p>HAsfc81.n</text:p>
          </table:table-cell>
          <table:table-cell office:value-type="string" table:style-name="ce1">
            <text:p>HAsfc81.min</text:p>
          </table:table-cell>
          <table:table-cell office:value-type="string" table:style-name="ce1">
            <text:p>HAsfc81.max</text:p>
          </table:table-cell>
          <table:table-cell office:value-type="string" table:style-name="ce1">
            <text:p>HAsfc81.mean</text:p>
          </table:table-cell>
          <table:table-cell office:value-type="string" table:style-name="ce1">
            <text:p>HAsfc81.median</text:p>
          </table:table-cell>
          <table:table-cell office:value-type="string" table:style-name="ce1">
            <text:p>HAsfc81.sd</text:p>
          </table:table-cell>
        </table:table-row>
        <table:table-row table:style-name="ro1">
          <table:table-cell office:value-type="string" table:style-name="ce1">
            <text:p>100x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bottom</text:p>
          </table:table-cell>
          <table:table-cell office:value-type="string" table:style-name="ce1">
            <text:p>&lt;10%</text:p>
          </table:table-cell>
          <table:table-cell office:value-type="float" office:value="15" table:style-name="ce1">
            <text:p>15</text:p>
          </table:table-cell>
          <table:table-cell office:value-type="float" office:value="1.873293943" table:style-name="ce1">
            <text:p>1.873293943</text:p>
          </table:table-cell>
          <table:table-cell office:value-type="float" office:value="9.838464462" table:style-name="ce1">
            <text:p>9.838464462</text:p>
          </table:table-cell>
          <table:table-cell office:value-type="float" office:value="6.64614215133333" table:style-name="ce1">
            <text:p>6.64614215133333</text:p>
          </table:table-cell>
          <table:table-cell office:value-type="float" office:value="6.841159601" table:style-name="ce1">
            <text:p>6.841159601</text:p>
          </table:table-cell>
          <table:table-cell office:value-type="float" office:value="2.58945778838011" table:style-name="ce1">
            <text:p>2.58945778838011</text:p>
          </table:table-cell>
          <table:table-cell office:value-type="float" office:value="15" table:style-name="ce1">
            <text:p>15</text:p>
          </table:table-cell>
          <table:table-cell office:value-type="float" office:value="1.227924978" table:style-name="ce1">
            <text:p>1.227924978</text:p>
          </table:table-cell>
          <table:table-cell office:value-type="float" office:value="1.672438156" table:style-name="ce1">
            <text:p>1.672438156</text:p>
          </table:table-cell>
          <table:table-cell office:value-type="float" office:value="1.52222167166667" table:style-name="ce1">
            <text:p>1.52222167166667</text:p>
          </table:table-cell>
          <table:table-cell office:value-type="float" office:value="1.532776925" table:style-name="ce1">
            <text:p>1.532776925</text:p>
          </table:table-cell>
          <table:table-cell office:value-type="float" office:value="0.125419798570926" table:style-name="ce1">
            <text:p>0.125419798570926</text:p>
          </table:table-cell>
          <table:table-cell office:value-type="float" office:value="15" table:style-name="ce1">
            <text:p>15</text:p>
          </table:table-cell>
          <table:table-cell office:value-type="float" office:value="-0.9810242402" table:style-name="ce1">
            <text:p>-0.9810242402</text:p>
          </table:table-cell>
          <table:table-cell office:value-type="float" office:value="1.530409683" table:style-name="ce1">
            <text:p>1.530409683</text:p>
          </table:table-cell>
          <table:table-cell office:value-type="float" office:value="0.30571185522" table:style-name="ce1">
            <text:p>0.30571185522</text:p>
          </table:table-cell>
          <table:table-cell office:value-type="float" office:value="0.2262176652" table:style-name="ce1">
            <text:p>0.2262176652</text:p>
          </table:table-cell>
          <table:table-cell office:value-type="float" office:value="0.910261893851942" table:style-name="ce1">
            <text:p>0.910261893851942</text:p>
          </table:table-cell>
          <table:table-cell office:value-type="float" office:value="15" table:style-name="ce1">
            <text:p>15</text:p>
          </table:table-cell>
          <table:table-cell office:value-type="float" office:value="2.405274679" table:style-name="ce1">
            <text:p>2.405274679</text:p>
          </table:table-cell>
          <table:table-cell office:value-type="float" office:value="8.222024958" table:style-name="ce1">
            <text:p>8.222024958</text:p>
          </table:table-cell>
          <table:table-cell office:value-type="float" office:value="4.77544583066667" table:style-name="ce1">
            <text:p>4.77544583066667</text:p>
          </table:table-cell>
          <table:table-cell office:value-type="float" office:value="5.180385351" table:style-name="ce1">
            <text:p>5.180385351</text:p>
          </table:table-cell>
          <table:table-cell office:value-type="float" office:value="2.12309611809911" table:style-name="ce1">
            <text:p>2.12309611809911</text:p>
          </table:table-cell>
          <table:table-cell office:value-type="float" office:value="15" table:style-name="ce1">
            <text:p>15</text:p>
          </table:table-cell>
          <table:table-cell office:value-type="float" office:value="4.057689" table:style-name="ce1">
            <text:p>4.057689</text:p>
          </table:table-cell>
          <table:table-cell office:value-type="float" office:value="8.770563" table:style-name="ce1">
            <text:p>8.770563</text:p>
          </table:table-cell>
          <table:table-cell office:value-type="float" office:value="5.73926893333333" table:style-name="ce1">
            <text:p>5.73926893333333</text:p>
          </table:table-cell>
          <table:table-cell office:value-type="float" office:value="4.700016" table:style-name="ce1">
            <text:p>4.700016</text:p>
          </table:table-cell>
          <table:table-cell office:value-type="float" office:value="1.89505394906065" table:style-name="ce1">
            <text:p>1.89505394906065</text:p>
          </table:table-cell>
          <table:table-cell office:value-type="float" office:value="15" table:style-name="ce1">
            <text:p>15</text:p>
          </table:table-cell>
          <table:table-cell office:value-type="float" office:value="2.589301" table:style-name="ce1">
            <text:p>2.589301</text:p>
          </table:table-cell>
          <table:table-cell office:value-type="float" office:value="6.011556" table:style-name="ce1">
            <text:p>6.011556</text:p>
          </table:table-cell>
          <table:table-cell office:value-type="float" office:value="4.11861833333333" table:style-name="ce1">
            <text:p>4.11861833333333</text:p>
          </table:table-cell>
          <table:table-cell office:value-type="float" office:value="3.704482" table:style-name="ce1">
            <text:p>3.704482</text:p>
          </table:table-cell>
          <table:table-cell office:value-type="float" office:value="1.08311937490325" table:style-name="ce1">
            <text:p>1.08311937490325</text:p>
          </table:table-cell>
          <table:table-cell office:value-type="float" office:value="15" table:style-name="ce1">
            <text:p>15</text:p>
          </table:table-cell>
          <table:table-cell office:value-type="float" office:value="8.243971" table:style-name="ce1">
            <text:p>8.243971</text:p>
          </table:table-cell>
          <table:table-cell office:value-type="float" office:value="12.162856" table:style-name="ce1">
            <text:p>12.162856</text:p>
          </table:table-cell>
          <table:table-cell office:value-type="float" office:value="9.85788726666667" table:style-name="ce1">
            <text:p>9.85788726666667</text:p>
          </table:table-cell>
          <table:table-cell office:value-type="float" office:value="10.270647" table:style-name="ce1">
            <text:p>10.270647</text:p>
          </table:table-cell>
          <table:table-cell office:value-type="float" office:value="1.56982668309569" table:style-name="ce1">
            <text:p>1.56982668309569</text:p>
          </table:table-cell>
          <table:table-cell office:value-type="float" office:value="15" table:style-name="ce1">
            <text:p>15</text:p>
          </table:table-cell>
          <table:table-cell office:value-type="float" office:value="0.9650876673" table:style-name="ce1">
            <text:p>0.9650876673</text:p>
          </table:table-cell>
          <table:table-cell office:value-type="float" office:value="1.293649889" table:style-name="ce1">
            <text:p>1.293649889</text:p>
          </table:table-cell>
          <table:table-cell office:value-type="float" office:value="1.17621427162" table:style-name="ce1">
            <text:p>1.17621427162</text:p>
          </table:table-cell>
          <table:table-cell office:value-type="float" office:value="1.174520305" table:style-name="ce1">
            <text:p>1.174520305</text:p>
          </table:table-cell>
          <table:table-cell office:value-type="float" office:value="0.109365241116569" table:style-name="ce1">
            <text:p>0.109365241116569</text:p>
          </table:table-cell>
          <table:table-cell office:value-type="float" office:value="15" table:style-name="ce1">
            <text:p>15</text:p>
          </table:table-cell>
          <table:table-cell office:value-type="float" office:value="0.3037452155" table:style-name="ce1">
            <text:p>0.3037452155</text:p>
          </table:table-cell>
          <table:table-cell office:value-type="float" office:value="3.409406258" table:style-name="ce1">
            <text:p>3.409406258</text:p>
          </table:table-cell>
          <table:table-cell office:value-type="float" office:value="1.03963314279333" table:style-name="ce1">
            <text:p>1.03963314279333</text:p>
          </table:table-cell>
          <table:table-cell office:value-type="float" office:value="0.4885828629" table:style-name="ce1">
            <text:p>0.4885828629</text:p>
          </table:table-cell>
          <table:table-cell office:value-type="float" office:value="1.20221026359712" table:style-name="ce1">
            <text:p>1.20221026359712</text:p>
          </table:table-cell>
          <table:table-cell office:value-type="float" office:value="15" table:style-name="ce1">
            <text:p>15</text:p>
          </table:table-cell>
          <table:table-cell office:value-type="float" office:value="1.299871441" table:style-name="ce1">
            <text:p>1.299871441</text:p>
          </table:table-cell>
          <table:table-cell office:value-type="float" office:value="2.267378556" table:style-name="ce1">
            <text:p>2.267378556</text:p>
          </table:table-cell>
          <table:table-cell office:value-type="float" office:value="1.68100316086667" table:style-name="ce1">
            <text:p>1.68100316086667</text:p>
          </table:table-cell>
          <table:table-cell office:value-type="float" office:value="1.508459568" table:style-name="ce1">
            <text:p>1.508459568</text:p>
          </table:table-cell>
          <table:table-cell office:value-type="float" office:value="0.34261044146234" table:style-name="ce1">
            <text:p>0.34261044146234</text:p>
          </table:table-cell>
          <table:table-cell office:value-type="float" office:value="15" table:style-name="ce1">
            <text:p>15</text:p>
          </table:table-cell>
          <table:table-cell office:value-type="float" office:value="1.796004642" table:style-name="ce1">
            <text:p>1.796004642</text:p>
          </table:table-cell>
          <table:table-cell office:value-type="float" office:value="3.878252392" table:style-name="ce1">
            <text:p>3.878252392</text:p>
          </table:table-cell>
          <table:table-cell office:value-type="float" office:value="2.8945953774" table:style-name="ce1">
            <text:p>2.8945953774</text:p>
          </table:table-cell>
          <table:table-cell office:value-type="float" office:value="2.773391535" table:style-name="ce1">
            <text:p>2.773391535</text:p>
          </table:table-cell>
          <table:table-cell office:value-type="float" office:value="0.638960818950332" table:style-name="ce1">
            <text:p>0.638960818950332</text:p>
          </table:table-cell>
          <table:table-cell office:value-type="float" office:value="15" table:style-name="ce1">
            <text:p>15</text:p>
          </table:table-cell>
          <table:table-cell office:value-type="float" office:value="15.04553967" table:style-name="ce1">
            <text:p>15.04553967</text:p>
          </table:table-cell>
          <table:table-cell office:value-type="float" office:value="24.94952495" table:style-name="ce1">
            <text:p>24.94952495</text:p>
          </table:table-cell>
          <table:table-cell office:value-type="float" office:value="19.13889999" table:style-name="ce1">
            <text:p>19.13889999</text:p>
          </table:table-cell>
          <table:table-cell office:value-type="float" office:value="18.59265289" table:style-name="ce1">
            <text:p>18.59265289</text:p>
          </table:table-cell>
          <table:table-cell office:value-type="float" office:value="3.26718922425501" table:style-name="ce1">
            <text:p>3.26718922425501</text:p>
          </table:table-cell>
          <table:table-cell office:value-type="float" office:value="6" table:style-name="ce1">
            <text:p>6</text:p>
          </table:table-cell>
          <table:table-cell office:value-type="float" office:value="0.3796597473" table:style-name="ce1">
            <text:p>0.3796597473</text:p>
          </table:table-cell>
          <table:table-cell office:value-type="float" office:value="0.933805006" table:style-name="ce1">
            <text:p>0.933805006</text:p>
          </table:table-cell>
          <table:table-cell office:value-type="float" office:value="0.662175310733333" table:style-name="ce1">
            <text:p>0.662175310733333</text:p>
          </table:table-cell>
          <table:table-cell office:value-type="float" office:value="0.6663095281" table:style-name="ce1">
            <text:p>0.6663095281</text:p>
          </table:table-cell>
          <table:table-cell office:value-type="float" office:value="0.293078385111454" table:style-name="ce1">
            <text:p>0.293078385111454</text:p>
          </table:table-cell>
          <table:table-cell office:value-type="float" office:value="15" table:style-name="ce1">
            <text:p>15</text:p>
          </table:table-cell>
          <table:table-cell office:value-type="float" office:value="84.49087858" table:style-name="ce1">
            <text:p>84.49087858</text:p>
          </table:table-cell>
          <table:table-cell office:value-type="float" office:value="167.2362981" table:style-name="ce1">
            <text:p>167.2362981</text:p>
          </table:table-cell>
          <table:table-cell office:value-type="float" office:value="129.644430844667" table:style-name="ce1">
            <text:p>129.644430844667</text:p>
          </table:table-cell>
          <table:table-cell office:value-type="float" office:value="149.9988028" table:style-name="ce1">
            <text:p>149.9988028</text:p>
          </table:table-cell>
          <table:table-cell office:value-type="float" office:value="32.1740972669058" table:style-name="ce1">
            <text:p>32.1740972669058</text:p>
          </table:table-cell>
          <table:table-cell office:value-type="float" office:value="15" table:style-name="ce1">
            <text:p>15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0.1760362849" table:style-name="ce1">
            <text:p>0.1760362849</text:p>
          </table:table-cell>
          <table:table-cell office:value-type="float" office:value="0.4100509485" table:style-name="ce1">
            <text:p>0.4100509485</text:p>
          </table:table-cell>
          <table:table-cell office:value-type="float" office:value="0.2660196868" table:style-name="ce1">
            <text:p>0.2660196868</text:p>
          </table:table-cell>
          <table:table-cell office:value-type="float" office:value="0.2722910532" table:style-name="ce1">
            <text:p>0.2722910532</text:p>
          </table:table-cell>
          <table:table-cell office:value-type="float" office:value="0.082303158540139" table:style-name="ce1">
            <text:p>0.082303158540139</text:p>
          </table:table-cell>
          <table:table-cell office:value-type="float" office:value="15" table:style-name="ce1">
            <text:p>15</text:p>
          </table:table-cell>
          <table:table-cell office:value-type="float" office:value="1.47712998" table:style-name="ce1">
            <text:p>1.47712998</text:p>
          </table:table-cell>
          <table:table-cell office:value-type="float" office:value="4.876692902" table:style-name="ce1">
            <text:p>4.876692902</text:p>
          </table:table-cell>
          <table:table-cell office:value-type="float" office:value="2.8276202622" table:style-name="ce1">
            <text:p>2.8276202622</text:p>
          </table:table-cell>
          <table:table-cell office:value-type="float" office:value="2.736841362" table:style-name="ce1">
            <text:p>2.736841362</text:p>
          </table:table-cell>
          <table:table-cell office:value-type="float" office:value="1.20925745679815" table:style-name="ce1">
            <text:p>1.20925745679815</text:p>
          </table:table-cell>
          <table:table-cell office:value-type="float" office:value="15" table:style-name="ce1">
            <text:p>15</text:p>
          </table:table-cell>
          <table:table-cell office:value-type="float" office:value="0.04845692936" table:style-name="ce1">
            <text:p>0.04845692936</text:p>
          </table:table-cell>
          <table:table-cell office:value-type="float" office:value="0.2068188938" table:style-name="ce1">
            <text:p>0.2068188938</text:p>
          </table:table-cell>
          <table:table-cell office:value-type="float" office:value="0.100735403963333" table:style-name="ce1">
            <text:p>0.100735403963333</text:p>
          </table:table-cell>
          <table:table-cell office:value-type="float" office:value="0.06665772585" table:style-name="ce1">
            <text:p>0.06665772585</text:p>
          </table:table-cell>
          <table:table-cell office:value-type="float" office:value="0.060907573724056" table:style-name="ce1">
            <text:p>0.060907573724056</text:p>
          </table:table-cell>
          <table:table-cell office:value-type="float" office:value="15" table:style-name="ce1">
            <text:p>15</text:p>
          </table:table-cell>
          <table:table-cell office:value-type="float" office:value="1.506690424" table:style-name="ce1">
            <text:p>1.506690424</text:p>
          </table:table-cell>
          <table:table-cell office:value-type="float" office:value="2.334109187" table:style-name="ce1">
            <text:p>2.334109187</text:p>
          </table:table-cell>
          <table:table-cell office:value-type="float" office:value="1.78173864673333" table:style-name="ce1">
            <text:p>1.78173864673333</text:p>
          </table:table-cell>
          <table:table-cell office:value-type="float" office:value="1.584398231" table:style-name="ce1">
            <text:p>1.584398231</text:p>
          </table:table-cell>
          <table:table-cell office:value-type="float" office:value="0.312123279457876" table:style-name="ce1">
            <text:p>0.312123279457876</text:p>
          </table:table-cell>
          <table:table-cell office:value-type="float" office:value="15" table:style-name="ce1">
            <text:p>15</text:p>
          </table:table-cell>
          <table:table-cell office:value-type="float" office:value="0.04845692936" table:style-name="ce1">
            <text:p>0.04845692936</text:p>
          </table:table-cell>
          <table:table-cell office:value-type="float" office:value="0.2068188938" table:style-name="ce1">
            <text:p>0.2068188938</text:p>
          </table:table-cell>
          <table:table-cell office:value-type="float" office:value="0.100735403963333" table:style-name="ce1">
            <text:p>0.100735403963333</text:p>
          </table:table-cell>
          <table:table-cell office:value-type="float" office:value="0.06665772585" table:style-name="ce1">
            <text:p>0.06665772585</text:p>
          </table:table-cell>
          <table:table-cell office:value-type="float" office:value="0.060907573724056" table:style-name="ce1">
            <text:p>0.060907573724056</text:p>
          </table:table-cell>
          <table:table-cell office:value-type="float" office:value="15" table:style-name="ce1">
            <text:p>15</text:p>
          </table:table-cell>
          <table:table-cell office:value-type="float" office:value="1.05223575" table:style-name="ce1">
            <text:p>1.05223575</text:p>
          </table:table-cell>
          <table:table-cell office:value-type="float" office:value="1.614001901" table:style-name="ce1">
            <text:p>1.614001901</text:p>
          </table:table-cell>
          <table:table-cell office:value-type="float" office:value="1.3080514946" table:style-name="ce1">
            <text:p>1.3080514946</text:p>
          </table:table-cell>
          <table:table-cell office:value-type="float" office:value="1.218516407" table:style-name="ce1">
            <text:p>1.218516407</text:p>
          </table:table-cell>
          <table:table-cell office:value-type="float" office:value="0.182640629024252" table:style-name="ce1">
            <text:p>0.182640629024252</text:p>
          </table:table-cell>
          <table:table-cell office:value-type="float" office:value="15" table:style-name="ce1">
            <text:p>15</text:p>
          </table:table-cell>
          <table:table-cell office:value-type="float" office:value="1.339437979" table:style-name="ce1">
            <text:p>1.339437979</text:p>
          </table:table-cell>
          <table:table-cell office:value-type="float" office:value="2.175722028" table:style-name="ce1">
            <text:p>2.175722028</text:p>
          </table:table-cell>
          <table:table-cell office:value-type="float" office:value="1.6221951054" table:style-name="ce1">
            <text:p>1.6221951054</text:p>
          </table:table-cell>
          <table:table-cell office:value-type="float" office:value="1.484264006" table:style-name="ce1">
            <text:p>1.484264006</text:p>
          </table:table-cell>
          <table:table-cell office:value-type="float" office:value="0.317959961918188" table:style-name="ce1">
            <text:p>0.317959961918188</text:p>
          </table:table-cell>
          <table:table-cell office:value-type="float" office:value="15" table:style-name="ce1">
            <text:p>15</text:p>
          </table:table-cell>
          <table:table-cell office:value-type="float" office:value="0.08931967858" table:style-name="ce1">
            <text:p>0.08931967858</text:p>
          </table:table-cell>
          <table:table-cell office:value-type="float" office:value="0.2243495653" table:style-name="ce1">
            <text:p>0.2243495653</text:p>
          </table:table-cell>
          <table:table-cell office:value-type="float" office:value="0.159543541365333" table:style-name="ce1">
            <text:p>0.159543541365333</text:p>
          </table:table-cell>
          <table:table-cell office:value-type="float" office:value="0.1578609296" table:style-name="ce1">
            <text:p>0.1578609296</text:p>
          </table:table-cell>
          <table:table-cell office:value-type="float" office:value="0.0399313358934562" table:style-name="ce1">
            <text:p>0.0399313358934562</text:p>
          </table:table-cell>
          <table:table-cell office:value-type="float" office:value="15" table:style-name="ce1">
            <text:p>15</text:p>
          </table:table-cell>
          <table:table-cell office:value-type="float" office:value="2.0924131" table:style-name="ce1">
            <text:p>2.0924131</text:p>
          </table:table-cell>
          <table:table-cell office:value-type="float" office:value="4.589052" table:style-name="ce1">
            <text:p>4.589052</text:p>
          </table:table-cell>
          <table:table-cell office:value-type="float" office:value="3.28348824666667" table:style-name="ce1">
            <text:p>3.28348824666667</text:p>
          </table:table-cell>
          <table:table-cell office:value-type="float" office:value="2.9216621" table:style-name="ce1">
            <text:p>2.9216621</text:p>
          </table:table-cell>
          <table:table-cell office:value-type="float" office:value="0.952399826690081" table:style-name="ce1">
            <text:p>0.952399826690081</text:p>
          </table:table-cell>
          <table:table-cell office:value-type="float" office:value="15" table:style-name="ce1">
            <text:p>15</text:p>
          </table:table-cell>
          <table:table-cell office:value-type="float" office:value="0.8662079112" table:style-name="ce1">
            <text:p>0.8662079112</text:p>
          </table:table-cell>
          <table:table-cell office:value-type="float" office:value="1.332671521" table:style-name="ce1">
            <text:p>1.332671521</text:p>
          </table:table-cell>
          <table:table-cell office:value-type="float" office:value="1.06863982500667" table:style-name="ce1">
            <text:p>1.06863982500667</text:p>
          </table:table-cell>
          <table:table-cell office:value-type="float" office:value="0.9380776931" table:style-name="ce1">
            <text:p>0.9380776931</text:p>
          </table:table-cell>
          <table:table-cell office:value-type="float" office:value="0.209266652664631" table:style-name="ce1">
            <text:p>0.209266652664631</text:p>
          </table:table-cell>
          <table:table-cell office:value-type="float" office:value="15" table:style-name="ce1">
            <text:p>15</text:p>
          </table:table-cell>
          <table:table-cell office:value-type="float" office:value="2087.413954" table:style-name="ce1">
            <text:p>2087.413954</text:p>
          </table:table-cell>
          <table:table-cell office:value-type="float" office:value="2544.651146" table:style-name="ce1">
            <text:p>2544.651146</text:p>
          </table:table-cell>
          <table:table-cell office:value-type="float" office:value="2296.59713606667" table:style-name="ce1">
            <text:p>2296.59713606667</text:p>
          </table:table-cell>
          <table:table-cell office:value-type="float" office:value="2210.950438" table:style-name="ce1">
            <text:p>2210.950438</text:p>
          </table:table-cell>
          <table:table-cell office:value-type="float" office:value="194.641145324638" table:style-name="ce1">
            <text:p>194.641145324638</text:p>
          </table:table-cell>
          <table:table-cell office:value-type="float" office:value="15" table:style-name="ce1">
            <text:p>15</text:p>
          </table:table-cell>
          <table:table-cell office:value-type="float" office:value="89.99409374" table:style-name="ce1">
            <text:p>89.99409374</text:p>
          </table:table-cell>
          <table:table-cell office:value-type="float" office:value="153.1796969" table:style-name="ce1">
            <text:p>153.1796969</text:p>
          </table:table-cell>
          <table:table-cell office:value-type="float" office:value="118.035991242" table:style-name="ce1">
            <text:p>118.035991242</text:p>
          </table:table-cell>
          <table:table-cell office:value-type="float" office:value="114.015598" table:style-name="ce1">
            <text:p>114.015598</text:p>
          </table:table-cell>
          <table:table-cell office:value-type="float" office:value="27.1688028977016" table:style-name="ce1">
            <text:p>27.1688028977016</text:p>
          </table:table-cell>
          <table:table-cell office:value-type="float" office:value="15" table:style-name="ce1">
            <text:p>15</text:p>
          </table:table-cell>
          <table:table-cell office:value-type="float" office:value="84.2687718" table:style-name="ce1">
            <text:p>84.2687718</text:p>
          </table:table-cell>
          <table:table-cell office:value-type="float" office:value="143.0144394" table:style-name="ce1">
            <text:p>143.0144394</text:p>
          </table:table-cell>
          <table:table-cell office:value-type="float" office:value="115.578632896667" table:style-name="ce1">
            <text:p>115.578632896667</text:p>
          </table:table-cell>
          <table:table-cell office:value-type="float" office:value="114.0282456" table:style-name="ce1">
            <text:p>114.0282456</text:p>
          </table:table-cell>
          <table:table-cell office:value-type="float" office:value="25.338245834008" table:style-name="ce1">
            <text:p>25.338245834008</text:p>
          </table:table-cell>
          <table:table-cell office:value-type="float" office:value="15" table:style-name="ce1">
            <text:p>15</text:p>
          </table:table-cell>
          <table:table-cell office:value-type="float" office:value="0.006815254722" table:style-name="ce1">
            <text:p>0.006815254722</text:p>
          </table:table-cell>
          <table:table-cell office:value-type="float" office:value="179.9996937" table:style-name="ce1">
            <text:p>179.9996937</text:p>
          </table:table-cell>
          <table:table-cell office:value-type="float" office:value="103.839056524315" table:style-name="ce1">
            <text:p>103.839056524315</text:p>
          </table:table-cell>
          <table:table-cell office:value-type="float" office:value="90.0076881" table:style-name="ce1">
            <text:p>90.0076881</text:p>
          </table:table-cell>
          <table:table-cell office:value-type="float" office:value="49.2313184229241" table:style-name="ce1">
            <text:p>49.2313184229241</text:p>
          </table:table-cell>
          <table:table-cell office:value-type="float" office:value="15" table:style-name="ce1">
            <text:p>15</text:p>
          </table:table-cell>
          <table:table-cell office:value-type="float" office:value="17.71177354" table:style-name="ce1">
            <text:p>17.71177354</text:p>
          </table:table-cell>
          <table:table-cell office:value-type="float" office:value="87.3891332" table:style-name="ce1">
            <text:p>87.3891332</text:p>
          </table:table-cell>
          <table:table-cell office:value-type="float" office:value="62.7849291313333" table:style-name="ce1">
            <text:p>62.7849291313333</text:p>
          </table:table-cell>
          <table:table-cell office:value-type="float" office:value="68.00085859" table:style-name="ce1">
            <text:p>68.00085859</text:p>
          </table:table-cell>
          <table:table-cell office:value-type="float" office:value="26.4259816924732" table:style-name="ce1">
            <text:p>26.4259816924732</text:p>
          </table:table-cell>
          <table:table-cell office:value-type="float" office:value="15" table:style-name="ce1">
            <text:p>15</text:p>
          </table:table-cell>
          <table:table-cell office:value-type="float" office:value="0.001234299585" table:style-name="ce1">
            <text:p>0.001234299585</text:p>
          </table:table-cell>
          <table:table-cell office:value-type="float" office:value="0.005993942577" table:style-name="ce1">
            <text:p>0.005993942577</text:p>
          </table:table-cell>
          <table:table-cell office:value-type="float" office:value="0.00282931828593333" table:style-name="ce1">
            <text:p>0.00282931828593333</text:p>
          </table:table-cell>
          <table:table-cell office:value-type="float" office:value="0.002235439727" table:style-name="ce1">
            <text:p>0.002235439727</text:p>
          </table:table-cell>
          <table:table-cell office:value-type="float" office:value="0.00165175055109858" table:style-name="ce1">
            <text:p>0.00165175055109858</text:p>
          </table:table-cell>
          <table:table-cell office:value-type="float" office:value="15" table:style-name="ce1">
            <text:p>15</text:p>
          </table:table-cell>
          <table:table-cell office:value-type="float" office:value="0.01705999629" table:style-name="ce1">
            <text:p>0.01705999629</text:p>
          </table:table-cell>
          <table:table-cell office:value-type="float" office:value="0.01853126404" table:style-name="ce1">
            <text:p>0.01853126404</text:p>
          </table:table-cell>
          <table:table-cell office:value-type="float" office:value="0.017885083626" table:style-name="ce1">
            <text:p>0.017885083626</text:p>
          </table:table-cell>
          <table:table-cell office:value-type="float" office:value="0.01773082041" table:style-name="ce1">
            <text:p>0.01773082041</text:p>
          </table:table-cell>
          <table:table-cell office:value-type="float" office:value="0.000524439258477976" table:style-name="ce1">
            <text:p>0.000524439258477976</text:p>
          </table:table-cell>
          <table:table-cell office:value-type="float" office:value="15" table:style-name="ce1">
            <text:p>15</text:p>
          </table:table-cell>
          <table:table-cell office:value-type="float" office:value="1.861369682" table:style-name="ce1">
            <text:p>1.861369682</text:p>
          </table:table-cell>
          <table:table-cell office:value-type="float" office:value="9.401217498" table:style-name="ce1">
            <text:p>9.401217498</text:p>
          </table:table-cell>
          <table:table-cell office:value-type="float" office:value="3.89533616733333" table:style-name="ce1">
            <text:p>3.89533616733333</text:p>
          </table:table-cell>
          <table:table-cell office:value-type="float" office:value="3.196980952" table:style-name="ce1">
            <text:p>3.196980952</text:p>
          </table:table-cell>
          <table:table-cell office:value-type="float" office:value="2.42807006057704" table:style-name="ce1">
            <text:p>2.42807006057704</text:p>
          </table:table-cell>
          <table:table-cell office:value-type="float" office:value="15" table:style-name="ce1">
            <text:p>15</text:p>
          </table:table-cell>
          <table:table-cell office:value-type="float" office:value="4.707294104" table:style-name="ce1">
            <text:p>4.707294104</text:p>
          </table:table-cell>
          <table:table-cell office:value-type="float" office:value="392.6134305" table:style-name="ce1">
            <text:p>392.6134305</text:p>
          </table:table-cell>
          <table:table-cell office:value-type="float" office:value="158.224064381067" table:style-name="ce1">
            <text:p>158.224064381067</text:p>
          </table:table-cell>
          <table:table-cell office:value-type="float" office:value="195.913005" table:style-name="ce1">
            <text:p>195.913005</text:p>
          </table:table-cell>
          <table:table-cell office:value-type="float" office:value="127.461189532452" table:style-name="ce1">
            <text:p>127.461189532452</text:p>
          </table:table-cell>
          <table:table-cell office:value-type="float" office:value="15" table:style-name="ce1">
            <text:p>15</text:p>
          </table:table-cell>
          <table:table-cell office:value-type="float" office:value="0.3028148264" table:style-name="ce1">
            <text:p>0.3028148264</text:p>
          </table:table-cell>
          <table:table-cell office:value-type="float" office:value="3.110228385" table:style-name="ce1">
            <text:p>3.110228385</text:p>
          </table:table-cell>
          <table:table-cell office:value-type="float" office:value="0.9560122419" table:style-name="ce1">
            <text:p>0.9560122419</text:p>
          </table:table-cell>
          <table:table-cell office:value-type="float" office:value="0.740174664" table:style-name="ce1">
            <text:p>0.740174664</text:p>
          </table:table-cell>
          <table:table-cell office:value-type="float" office:value="0.701443541539814" table:style-name="ce1">
            <text:p>0.701443541539814</text:p>
          </table:table-cell>
          <table:table-cell office:value-type="float" office:value="12" table:style-name="ce1">
            <text:p>12</text:p>
          </table:table-cell>
          <table:table-cell office:value-type="float" office:value="0.8218935935" table:style-name="ce1">
            <text:p>0.8218935935</text:p>
          </table:table-cell>
          <table:table-cell office:value-type="float" office:value="5.05550126" table:style-name="ce1">
            <text:p>5.05550126</text:p>
          </table:table-cell>
          <table:table-cell office:value-type="float" office:value="2.11595857623333" table:style-name="ce1">
            <text:p>2.11595857623333</text:p>
          </table:table-cell>
          <table:table-cell office:value-type="float" office:value="1.5857931595" table:style-name="ce1">
            <text:p>1.5857931595</text:p>
          </table:table-cell>
          <table:table-cell office:value-type="float" office:value="1.56050228949717" table:style-name="ce1">
            <text:p>1.56050228949717</text:p>
          </table:table-cell>
        </table:table-row>
        <table:table-row table:style-name="ro1">
          <table:table-cell office:value-type="string" table:style-name="ce1">
            <text:p>100x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bottom</text:p>
          </table:table-cell>
          <table:table-cell office:value-type="string" table:style-name="ce1">
            <text:p>10-20%</text:p>
          </table:table-cell>
          <table:table-cell office:value-type="float" office:value="6" table:style-name="ce1">
            <text:p>6</text:p>
          </table:table-cell>
          <table:table-cell office:value-type="float" office:value="10.22286721" table:style-name="ce1">
            <text:p>10.22286721</text:p>
          </table:table-cell>
          <table:table-cell office:value-type="float" office:value="17.30399779" table:style-name="ce1">
            <text:p>17.30399779</text:p>
          </table:table-cell>
          <table:table-cell office:value-type="float" office:value="13.72476187" table:style-name="ce1">
            <text:p>13.72476187</text:p>
          </table:table-cell>
          <table:table-cell office:value-type="float" office:value="13.699854875" table:style-name="ce1">
            <text:p>13.699854875</text:p>
          </table:table-cell>
          <table:table-cell office:value-type="float" office:value="3.81681232462129" table:style-name="ce1">
            <text:p>3.81681232462129</text:p>
          </table:table-cell>
          <table:table-cell office:value-type="float" office:value="6" table:style-name="ce1">
            <text:p>6</text:p>
          </table:table-cell>
          <table:table-cell office:value-type="float" office:value="0.9621046084" table:style-name="ce1">
            <text:p>0.9621046084</text:p>
          </table:table-cell>
          <table:table-cell office:value-type="float" office:value="2.244968527" table:style-name="ce1">
            <text:p>2.244968527</text:p>
          </table:table-cell>
          <table:table-cell office:value-type="float" office:value="1.57950351455" table:style-name="ce1">
            <text:p>1.57950351455</text:p>
          </table:table-cell>
          <table:table-cell office:value-type="float" office:value="1.5540417511" table:style-name="ce1">
            <text:p>1.5540417511</text:p>
          </table:table-cell>
          <table:table-cell office:value-type="float" office:value="0.673519903364216" table:style-name="ce1">
            <text:p>0.673519903364216</text:p>
          </table:table-cell>
          <table:table-cell office:value-type="float" office:value="6" table:style-name="ce1">
            <text:p>6</text:p>
          </table:table-cell>
          <table:table-cell office:value-type="float" office:value="-0.2210838726" table:style-name="ce1">
            <text:p>-0.2210838726</text:p>
          </table:table-cell>
          <table:table-cell office:value-type="float" office:value="2.971046905" table:style-name="ce1">
            <text:p>2.971046905</text:p>
          </table:table-cell>
          <table:table-cell office:value-type="float" office:value="1.33784633796667" table:style-name="ce1">
            <text:p>1.33784633796667</text:p>
          </table:table-cell>
          <table:table-cell office:value-type="float" office:value="1.2996719532" table:style-name="ce1">
            <text:p>1.2996719532</text:p>
          </table:table-cell>
          <table:table-cell office:value-type="float" office:value="1.70081569989843" table:style-name="ce1">
            <text:p>1.70081569989843</text:p>
          </table:table-cell>
          <table:table-cell office:value-type="float" office:value="6" table:style-name="ce1">
            <text:p>6</text:p>
          </table:table-cell>
          <table:table-cell office:value-type="float" office:value="2.841239599" table:style-name="ce1">
            <text:p>2.841239599</text:p>
          </table:table-cell>
          <table:table-cell office:value-type="float" office:value="21.02096348" table:style-name="ce1">
            <text:p>21.02096348</text:p>
          </table:table-cell>
          <table:table-cell office:value-type="float" office:value="11.6806233971667" table:style-name="ce1">
            <text:p>11.6806233971667</text:p>
          </table:table-cell>
          <table:table-cell office:value-type="float" office:value="11.4017803655" table:style-name="ce1">
            <text:p>11.4017803655</text:p>
          </table:table-cell>
          <table:table-cell office:value-type="float" office:value="9.68003721429897" table:style-name="ce1">
            <text:p>9.68003721429897</text:p>
          </table:table-cell>
          <table:table-cell office:value-type="float" office:value="6" table:style-name="ce1">
            <text:p>6</text:p>
          </table:table-cell>
          <table:table-cell office:value-type="float" office:value="2.306105" table:style-name="ce1">
            <text:p>2.306105</text:p>
          </table:table-cell>
          <table:table-cell office:value-type="float" office:value="16.758899" table:style-name="ce1">
            <text:p>16.758899</text:p>
          </table:table-cell>
          <table:table-cell office:value-type="float" office:value="9.308179" table:style-name="ce1">
            <text:p>9.308179</text:p>
          </table:table-cell>
          <table:table-cell office:value-type="float" office:value="9.0781525" table:style-name="ce1">
            <text:p>9.0781525</text:p>
          </table:table-cell>
          <table:table-cell office:value-type="float" office:value="7.66634032300432" table:style-name="ce1">
            <text:p>7.66634032300432</text:p>
          </table:table-cell>
          <table:table-cell office:value-type="float" office:value="6" table:style-name="ce1">
            <text:p>6</text:p>
          </table:table-cell>
          <table:table-cell office:value-type="float" office:value="3.292899" table:style-name="ce1">
            <text:p>3.292899</text:p>
          </table:table-cell>
          <table:table-cell office:value-type="float" office:value="4.992381" table:style-name="ce1">
            <text:p>4.992381</text:p>
          </table:table-cell>
          <table:table-cell office:value-type="float" office:value="4.13615266666667" table:style-name="ce1">
            <text:p>4.13615266666667</text:p>
          </table:table-cell>
          <table:table-cell office:value-type="float" office:value="4.148508" table:style-name="ce1">
            <text:p>4.148508</text:p>
          </table:table-cell>
          <table:table-cell office:value-type="float" office:value="0.880861769644629" table:style-name="ce1">
            <text:p>0.880861769644629</text:p>
          </table:table-cell>
          <table:table-cell office:value-type="float" office:value="6" table:style-name="ce1">
            <text:p>6</text:p>
          </table:table-cell>
          <table:table-cell office:value-type="float" office:value="5.599004" table:style-name="ce1">
            <text:p>5.599004</text:p>
          </table:table-cell>
          <table:table-cell office:value-type="float" office:value="21.679156" table:style-name="ce1">
            <text:p>21.679156</text:p>
          </table:table-cell>
          <table:table-cell office:value-type="float" office:value="13.4443316666667" table:style-name="ce1">
            <text:p>13.4443316666667</text:p>
          </table:table-cell>
          <table:table-cell office:value-type="float" office:value="13.2266605" table:style-name="ce1">
            <text:p>13.2266605</text:p>
          </table:table-cell>
          <table:table-cell office:value-type="float" office:value="8.54584180333665" table:style-name="ce1">
            <text:p>8.54584180333665</text:p>
          </table:table-cell>
          <table:table-cell office:value-type="float" office:value="6" table:style-name="ce1">
            <text:p>6</text:p>
          </table:table-cell>
          <table:table-cell office:value-type="float" office:value="0.7806346896" table:style-name="ce1">
            <text:p>0.7806346896</text:p>
          </table:table-cell>
          <table:table-cell office:value-type="float" office:value="1.454134541" table:style-name="ce1">
            <text:p>1.454134541</text:p>
          </table:table-cell>
          <table:table-cell office:value-type="float" office:value="1.10754732995" table:style-name="ce1">
            <text:p>1.10754732995</text:p>
          </table:table-cell>
          <table:table-cell office:value-type="float" office:value="1.09666929115" table:style-name="ce1">
            <text:p>1.09666929115</text:p>
          </table:table-cell>
          <table:table-cell office:value-type="float" office:value="0.355719158458528" table:style-name="ce1">
            <text:p>0.355719158458528</text:p>
          </table:table-cell>
          <table:table-cell office:value-type="float" office:value="6" table:style-name="ce1">
            <text:p>6</text:p>
          </table:table-cell>
          <table:table-cell office:value-type="float" office:value="0.2107577466" table:style-name="ce1">
            <text:p>0.2107577466</text:p>
          </table:table-cell>
          <table:table-cell office:value-type="float" office:value="8.963865099" table:style-name="ce1">
            <text:p>8.963865099</text:p>
          </table:table-cell>
          <table:table-cell office:value-type="float" office:value="4.56074060781667" table:style-name="ce1">
            <text:p>4.56074060781667</text:p>
          </table:table-cell>
          <table:table-cell office:value-type="float" office:value="4.52989429215" table:style-name="ce1">
            <text:p>4.52989429215</text:p>
          </table:table-cell>
          <table:table-cell office:value-type="float" office:value="4.72349686125895" table:style-name="ce1">
            <text:p>4.72349686125895</text:p>
          </table:table-cell>
          <table:table-cell office:value-type="float" office:value="6" table:style-name="ce1">
            <text:p>6</text:p>
          </table:table-cell>
          <table:table-cell office:value-type="float" office:value="1.252027616" table:style-name="ce1">
            <text:p>1.252027616</text:p>
          </table:table-cell>
          <table:table-cell office:value-type="float" office:value="1.661310314" table:style-name="ce1">
            <text:p>1.661310314</text:p>
          </table:table-cell>
          <table:table-cell office:value-type="float" office:value="1.45548754566667" table:style-name="ce1">
            <text:p>1.45548754566667</text:p>
          </table:table-cell>
          <table:table-cell office:value-type="float" office:value="1.4517813475" table:style-name="ce1">
            <text:p>1.4517813475</text:p>
          </table:table-cell>
          <table:table-cell office:value-type="float" office:value="0.214693576643462" table:style-name="ce1">
            <text:p>0.214693576643462</text:p>
          </table:table-cell>
          <table:table-cell office:value-type="float" office:value="6" table:style-name="ce1">
            <text:p>6</text:p>
          </table:table-cell>
          <table:table-cell office:value-type="float" office:value="1.902705554" table:style-name="ce1">
            <text:p>1.902705554</text:p>
          </table:table-cell>
          <table:table-cell office:value-type="float" office:value="3.360698586" table:style-name="ce1">
            <text:p>3.360698586</text:p>
          </table:table-cell>
          <table:table-cell office:value-type="float" office:value="2.60594081783333" table:style-name="ce1">
            <text:p>2.60594081783333</text:p>
          </table:table-cell>
          <table:table-cell office:value-type="float" office:value="2.583525894" table:style-name="ce1">
            <text:p>2.583525894</text:p>
          </table:table-cell>
          <table:table-cell office:value-type="float" office:value="0.759111613270507" table:style-name="ce1">
            <text:p>0.759111613270507</text:p>
          </table:table-cell>
          <table:table-cell office:value-type="float" office:value="6" table:style-name="ce1">
            <text:p>6</text:p>
          </table:table-cell>
          <table:table-cell office:value-type="float" office:value="14.5395603" table:style-name="ce1">
            <text:p>14.5395603</text:p>
          </table:table-cell>
          <table:table-cell office:value-type="float" office:value="15.39440959" table:style-name="ce1">
            <text:p>15.39440959</text:p>
          </table:table-cell>
          <table:table-cell office:value-type="float" office:value="14.9943083283333" table:style-name="ce1">
            <text:p>14.9943083283333</text:p>
          </table:table-cell>
          <table:table-cell office:value-type="float" office:value="15.007357965" table:style-name="ce1">
            <text:p>15.007357965</text:p>
          </table:table-cell>
          <table:table-cell office:value-type="float" office:value="0.397604611986029" table:style-name="ce1">
            <text:p>0.397604611986029</text:p>
          </table:table-cell>
          <table:table-cell office:value-type="float" office:value="6" table:style-name="ce1">
            <text:p>6</text:p>
          </table:table-cell>
          <table:table-cell office:value-type="float" office:value="0.2604630607" table:style-name="ce1">
            <text:p>0.2604630607</text:p>
          </table:table-cell>
          <table:table-cell office:value-type="float" office:value="0.6931333708" table:style-name="ce1">
            <text:p>0.6931333708</text:p>
          </table:table-cell>
          <table:table-cell office:value-type="float" office:value="0.475501383766667" table:style-name="ce1">
            <text:p>0.475501383766667</text:p>
          </table:table-cell>
          <table:table-cell office:value-type="float" office:value="0.47384374135" table:style-name="ce1">
            <text:p>0.47384374135</text:p>
          </table:table-cell>
          <table:table-cell office:value-type="float" office:value="0.232680638346591" table:style-name="ce1">
            <text:p>0.232680638346591</text:p>
          </table:table-cell>
          <table:table-cell office:value-type="float" office:value="6" table:style-name="ce1">
            <text:p>6</text:p>
          </table:table-cell>
          <table:table-cell office:value-type="float" office:value="3.739768631" table:style-name="ce1">
            <text:p>3.739768631</text:p>
          </table:table-cell>
          <table:table-cell office:value-type="float" office:value="176.9911768" table:style-name="ce1">
            <text:p>176.9911768</text:p>
          </table:table-cell>
          <table:table-cell office:value-type="float" office:value="90.2438399838333" table:style-name="ce1">
            <text:p>90.2438399838333</text:p>
          </table:table-cell>
          <table:table-cell office:value-type="float" office:value="90.001244612" table:style-name="ce1">
            <text:p>90.001244612</text:p>
          </table:table-cell>
          <table:table-cell office:value-type="float" office:value="94.759312079683" table:style-name="ce1">
            <text:p>94.759312079683</text:p>
          </table:table-cell>
          <table:table-cell office:value-type="float" office:value="6" table:style-name="ce1">
            <text:p>6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7681089263" table:style-name="ce1">
            <text:p>0.7681089263</text:p>
          </table:table-cell>
          <table:table-cell office:value-type="float" office:value="0.7681089263" table:style-name="ce1">
            <text:p>0.7681089263</text:p>
          </table:table-cell>
          <table:table-cell office:value-type="float" office:value="0.120203024428803" table:style-name="ce1">
            <text:p>0.120203024428803</text:p>
          </table:table-cell>
          <table:table-cell office:value-type="float" office:value="6" table:style-name="ce1">
            <text:p>6</text:p>
          </table:table-cell>
          <table:table-cell office:value-type="float" office:value="0.2868511101" table:style-name="ce1">
            <text:p>0.2868511101</text:p>
          </table:table-cell>
          <table:table-cell office:value-type="float" office:value="0.3841581387" table:style-name="ce1">
            <text:p>0.3841581387</text:p>
          </table:table-cell>
          <table:table-cell office:value-type="float" office:value="0.329876953366667" table:style-name="ce1">
            <text:p>0.329876953366667</text:p>
          </table:table-cell>
          <table:table-cell office:value-type="float" office:value="0.32389501685" table:style-name="ce1">
            <text:p>0.32389501685</text:p>
          </table:table-cell>
          <table:table-cell office:value-type="float" office:value="0.0472269155911983" table:style-name="ce1">
            <text:p>0.0472269155911983</text:p>
          </table:table-cell>
          <table:table-cell office:value-type="float" office:value="6" table:style-name="ce1">
            <text:p>6</text:p>
          </table:table-cell>
          <table:table-cell office:value-type="float" office:value="3.394574906" table:style-name="ce1">
            <text:p>3.394574906</text:p>
          </table:table-cell>
          <table:table-cell office:value-type="float" office:value="4.172498192" table:style-name="ce1">
            <text:p>4.172498192</text:p>
          </table:table-cell>
          <table:table-cell office:value-type="float" office:value="3.71214241616667" table:style-name="ce1">
            <text:p>3.71214241616667</text:p>
          </table:table-cell>
          <table:table-cell office:value-type="float" office:value="3.645569125" table:style-name="ce1">
            <text:p>3.645569125</text:p>
          </table:table-cell>
          <table:table-cell office:value-type="float" office:value="0.352191711956589" table:style-name="ce1">
            <text:p>0.352191711956589</text:p>
          </table:table-cell>
          <table:table-cell office:value-type="float" office:value="6" table:style-name="ce1">
            <text:p>6</text:p>
          </table:table-cell>
          <table:table-cell office:value-type="float" office:value="0.03315511149" table:style-name="ce1">
            <text:p>0.03315511149</text:p>
          </table:table-cell>
          <table:table-cell office:value-type="float" office:value="0.2270304906" table:style-name="ce1">
            <text:p>0.2270304906</text:p>
          </table:table-cell>
          <table:table-cell office:value-type="float" office:value="0.126207051218333" table:style-name="ce1">
            <text:p>0.126207051218333</text:p>
          </table:table-cell>
          <table:table-cell office:value-type="float" office:value="0.1225270494" table:style-name="ce1">
            <text:p>0.1225270494</text:p>
          </table:table-cell>
          <table:table-cell office:value-type="float" office:value="0.101706187447831" table:style-name="ce1">
            <text:p>0.101706187447831</text:p>
          </table:table-cell>
          <table:table-cell office:value-type="float" office:value="6" table:style-name="ce1">
            <text:p>6</text:p>
          </table:table-cell>
          <table:table-cell office:value-type="float" office:value="1.285182424" table:style-name="ce1">
            <text:p>1.285182424</text:p>
          </table:table-cell>
          <table:table-cell office:value-type="float" office:value="1.888340647" table:style-name="ce1">
            <text:p>1.888340647</text:p>
          </table:table-cell>
          <table:table-cell office:value-type="float" office:value="1.58169454916667" table:style-name="ce1">
            <text:p>1.58169454916667</text:p>
          </table:table-cell>
          <table:table-cell office:value-type="float" office:value="1.5741229685" table:style-name="ce1">
            <text:p>1.5741229685</text:p>
          </table:table-cell>
          <table:table-cell office:value-type="float" office:value="0.316374691444438" table:style-name="ce1">
            <text:p>0.316374691444438</text:p>
          </table:table-cell>
          <table:table-cell office:value-type="float" office:value="6" table:style-name="ce1">
            <text:p>6</text:p>
          </table:table-cell>
          <table:table-cell office:value-type="float" office:value="0.03315511149" table:style-name="ce1">
            <text:p>0.03315511149</text:p>
          </table:table-cell>
          <table:table-cell office:value-type="float" office:value="0.2270304906" table:style-name="ce1">
            <text:p>0.2270304906</text:p>
          </table:table-cell>
          <table:table-cell office:value-type="float" office:value="0.126207051218333" table:style-name="ce1">
            <text:p>0.126207051218333</text:p>
          </table:table-cell>
          <table:table-cell office:value-type="float" office:value="0.1225270494" table:style-name="ce1">
            <text:p>0.1225270494</text:p>
          </table:table-cell>
          <table:table-cell office:value-type="float" office:value="0.101706187447831" table:style-name="ce1">
            <text:p>0.101706187447831</text:p>
          </table:table-cell>
          <table:table-cell office:value-type="float" office:value="6" table:style-name="ce1">
            <text:p>6</text:p>
          </table:table-cell>
          <table:table-cell office:value-type="float" office:value="0.9205192905" table:style-name="ce1">
            <text:p>0.9205192905</text:p>
          </table:table-cell>
          <table:table-cell office:value-type="float" office:value="1.59873091" table:style-name="ce1">
            <text:p>1.59873091</text:p>
          </table:table-cell>
          <table:table-cell office:value-type="float" office:value="1.24688057163333" table:style-name="ce1">
            <text:p>1.24688057163333</text:p>
          </table:table-cell>
          <table:table-cell office:value-type="float" office:value="1.23085686575" table:style-name="ce1">
            <text:p>1.23085686575</text:p>
          </table:table-cell>
          <table:table-cell office:value-type="float" office:value="0.355049431284648" table:style-name="ce1">
            <text:p>0.355049431284648</text:p>
          </table:table-cell>
          <table:table-cell office:value-type="float" office:value="6" table:style-name="ce1">
            <text:p>6</text:p>
          </table:table-cell>
          <table:table-cell office:value-type="float" office:value="1.181889924" table:style-name="ce1">
            <text:p>1.181889924</text:p>
          </table:table-cell>
          <table:table-cell office:value-type="float" office:value="1.71523009" table:style-name="ce1">
            <text:p>1.71523009</text:p>
          </table:table-cell>
          <table:table-cell office:value-type="float" office:value="1.44356126166667" table:style-name="ce1">
            <text:p>1.44356126166667</text:p>
          </table:table-cell>
          <table:table-cell office:value-type="float" office:value="1.4354521345" table:style-name="ce1">
            <text:p>1.4354521345</text:p>
          </table:table-cell>
          <table:table-cell office:value-type="float" office:value="0.278444032605345" table:style-name="ce1">
            <text:p>0.278444032605345</text:p>
          </table:table-cell>
          <table:table-cell office:value-type="float" office:value="6" table:style-name="ce1">
            <text:p>6</text:p>
          </table:table-cell>
          <table:table-cell office:value-type="float" office:value="0.1030088661" table:style-name="ce1">
            <text:p>0.1030088661</text:p>
          </table:table-cell>
          <table:table-cell office:value-type="float" office:value="0.173231827" table:style-name="ce1">
            <text:p>0.173231827</text:p>
          </table:table-cell>
          <table:table-cell office:value-type="float" office:value="0.13813328745" table:style-name="ce1">
            <text:p>0.13813328745</text:p>
          </table:table-cell>
          <table:table-cell office:value-type="float" office:value="0.13807798755" table:style-name="ce1">
            <text:p>0.13807798755</text:p>
          </table:table-cell>
          <table:table-cell office:value-type="float" office:value="0.037975250543328" table:style-name="ce1">
            <text:p>0.037975250543328</text:p>
          </table:table-cell>
          <table:table-cell office:value-type="float" office:value="6" table:style-name="ce1">
            <text:p>6</text:p>
          </table:table-cell>
          <table:table-cell office:value-type="float" office:value="3.56045" table:style-name="ce1">
            <text:p>3.56045</text:p>
          </table:table-cell>
          <table:table-cell office:value-type="float" office:value="3.8879148" table:style-name="ce1">
            <text:p>3.8879148</text:p>
          </table:table-cell>
          <table:table-cell office:value-type="float" office:value="3.7428978835" table:style-name="ce1">
            <text:p>3.7428978835</text:p>
          </table:table-cell>
          <table:table-cell office:value-type="float" office:value="3.785549917" table:style-name="ce1">
            <text:p>3.785549917</text:p>
          </table:table-cell>
          <table:table-cell office:value-type="float" office:value="0.119607092916573" table:style-name="ce1">
            <text:p>0.119607092916573</text:p>
          </table:table-cell>
          <table:table-cell office:value-type="float" office:value="6" table:style-name="ce1">
            <text:p>6</text:p>
          </table:table-cell>
          <table:table-cell office:value-type="float" office:value="0.9463035555" table:style-name="ce1">
            <text:p>0.9463035555</text:p>
          </table:table-cell>
          <table:table-cell office:value-type="float" office:value="1.066877065" table:style-name="ce1">
            <text:p>1.066877065</text:p>
          </table:table-cell>
          <table:table-cell office:value-type="float" office:value="1.01166921861667" table:style-name="ce1">
            <text:p>1.01166921861667</text:p>
          </table:table-cell>
          <table:table-cell office:value-type="float" office:value="1.01705380465" table:style-name="ce1">
            <text:p>1.01705380465</text:p>
          </table:table-cell>
          <table:table-cell office:value-type="float" office:value="0.0572454618249904" table:style-name="ce1">
            <text:p>0.0572454618249904</text:p>
          </table:table-cell>
          <table:table-cell office:value-type="float" office:value="6" table:style-name="ce1">
            <text:p>6</text:p>
          </table:table-cell>
          <table:table-cell office:value-type="float" office:value="2283.943675" table:style-name="ce1">
            <text:p>2283.943675</text:p>
          </table:table-cell>
          <table:table-cell office:value-type="float" office:value="2719.018093" table:style-name="ce1">
            <text:p>2719.018093</text:p>
          </table:table-cell>
          <table:table-cell office:value-type="float" office:value="2502.82291683333" table:style-name="ce1">
            <text:p>2502.82291683333</text:p>
          </table:table-cell>
          <table:table-cell office:value-type="float" office:value="2502.9373885" table:style-name="ce1">
            <text:p>2502.9373885</text:p>
          </table:table-cell>
          <table:table-cell office:value-type="float" office:value="234.591622596501" table:style-name="ce1">
            <text:p>234.591622596501</text:p>
          </table:table-cell>
          <table:table-cell office:value-type="float" office:value="6" table:style-name="ce1">
            <text:p>6</text:p>
          </table:table-cell>
          <table:table-cell office:value-type="float" office:value="0.01758599788" table:style-name="ce1">
            <text:p>0.01758599788</text:p>
          </table:table-cell>
          <table:table-cell office:value-type="float" office:value="179.994501" table:style-name="ce1">
            <text:p>179.994501</text:p>
          </table:table-cell>
          <table:table-cell office:value-type="float" office:value="90.0063221731767" table:style-name="ce1">
            <text:p>90.0063221731767</text:p>
          </table:table-cell>
          <table:table-cell office:value-type="float" office:value="90.008071852115" table:style-name="ce1">
            <text:p>90.008071852115</text:p>
          </table:table-cell>
          <table:table-cell office:value-type="float" office:value="98.5739098030268" table:style-name="ce1">
            <text:p>98.5739098030268</text:p>
          </table:table-cell>
          <table:table-cell office:value-type="float" office:value="6" table:style-name="ce1">
            <text:p>6</text:p>
          </table:table-cell>
          <table:table-cell office:value-type="float" office:value="37.01426804" table:style-name="ce1">
            <text:p>37.01426804</text:p>
          </table:table-cell>
          <table:table-cell office:value-type="float" office:value="37.02791552" table:style-name="ce1">
            <text:p>37.02791552</text:p>
          </table:table-cell>
          <table:table-cell office:value-type="float" office:value="37.0185946816667" table:style-name="ce1">
            <text:p>37.0185946816667</text:p>
          </table:table-cell>
          <table:table-cell office:value-type="float" office:value="37.01701745" table:style-name="ce1">
            <text:p>37.01701745</text:p>
          </table:table-cell>
          <table:table-cell office:value-type="float" office:value="0.00516448496829403" table:style-name="ce1">
            <text:p>0.00516448496829403</text:p>
          </table:table-cell>
          <table:table-cell office:value-type="float" office:value="6" table:style-name="ce1">
            <text:p>6</text:p>
          </table:table-cell>
          <table:table-cell office:value-type="float" office:value="20.4547003" table:style-name="ce1">
            <text:p>20.4547003</text:p>
          </table:table-cell>
          <table:table-cell office:value-type="float" office:value="142.9949404" table:style-name="ce1">
            <text:p>142.9949404</text:p>
          </table:table-cell>
          <table:table-cell office:value-type="float" office:value="64.460611405" table:style-name="ce1">
            <text:p>64.460611405</text:p>
          </table:table-cell>
          <table:table-cell office:value-type="float" office:value="26.78011521" table:style-name="ce1">
            <text:p>26.78011521</text:p>
          </table:table-cell>
          <table:table-cell office:value-type="float" office:value="60.8766324155969" table:style-name="ce1">
            <text:p>60.8766324155969</text:p>
          </table:table-cell>
          <table:table-cell office:value-type="float" office:value="6" table:style-name="ce1">
            <text:p>6</text:p>
          </table:table-cell>
          <table:table-cell office:value-type="float" office:value="62.33723654" table:style-name="ce1">
            <text:p>62.33723654</text:p>
          </table:table-cell>
          <table:table-cell office:value-type="float" office:value="66.88325723" table:style-name="ce1">
            <text:p>66.88325723</text:p>
          </table:table-cell>
          <table:table-cell office:value-type="float" office:value="65.09455572" table:style-name="ce1">
            <text:p>65.09455572</text:p>
          </table:table-cell>
          <table:table-cell office:value-type="float" office:value="65.50698654" table:style-name="ce1">
            <text:p>65.50698654</text:p>
          </table:table-cell>
          <table:table-cell office:value-type="float" office:value="2.00330172665435" table:style-name="ce1">
            <text:p>2.00330172665435</text:p>
          </table:table-cell>
          <table:table-cell office:value-type="float" office:value="6" table:style-name="ce1">
            <text:p>6</text:p>
          </table:table-cell>
          <table:table-cell office:value-type="float" office:value="0.001740930523" table:style-name="ce1">
            <text:p>0.001740930523</text:p>
          </table:table-cell>
          <table:table-cell office:value-type="float" office:value="0.003074548286" table:style-name="ce1">
            <text:p>0.003074548286</text:p>
          </table:table-cell>
          <table:table-cell office:value-type="float" office:value="0.00237844452616667" table:style-name="ce1">
            <text:p>0.00237844452616667</text:p>
          </table:table-cell>
          <table:table-cell office:value-type="float" office:value="0.0023243947005" table:style-name="ce1">
            <text:p>0.0023243947005</text:p>
          </table:table-cell>
          <table:table-cell office:value-type="float" office:value="0.000645706959467706" table:style-name="ce1">
            <text:p>0.000645706959467706</text:p>
          </table:table-cell>
          <table:table-cell office:value-type="float" office:value="6" table:style-name="ce1">
            <text:p>6</text:p>
          </table:table-cell>
          <table:table-cell office:value-type="float" office:value="0.01763577651" table:style-name="ce1">
            <text:p>0.01763577651</text:p>
          </table:table-cell>
          <table:table-cell office:value-type="float" office:value="0.01892800391" table:style-name="ce1">
            <text:p>0.01892800391</text:p>
          </table:table-cell>
          <table:table-cell office:value-type="float" office:value="0.018258088035" table:style-name="ce1">
            <text:p>0.018258088035</text:p>
          </table:table-cell>
          <table:table-cell office:value-type="float" office:value="0.018230690455" table:style-name="ce1">
            <text:p>0.018230690455</text:p>
          </table:table-cell>
          <table:table-cell office:value-type="float" office:value="0.000679407465824" table:style-name="ce1">
            <text:p>0.000679407465824</text:p>
          </table:table-cell>
          <table:table-cell office:value-type="float" office:value="6" table:style-name="ce1">
            <text:p>6</text:p>
          </table:table-cell>
          <table:table-cell office:value-type="float" office:value="4.300021776" table:style-name="ce1">
            <text:p>4.300021776</text:p>
          </table:table-cell>
          <table:table-cell office:value-type="float" office:value="4.903044265" table:style-name="ce1">
            <text:p>4.903044265</text:p>
          </table:table-cell>
          <table:table-cell office:value-type="float" office:value="4.65109764483333" table:style-name="ce1">
            <text:p>4.65109764483333</text:p>
          </table:table-cell>
          <table:table-cell office:value-type="float" office:value="4.705662589" table:style-name="ce1">
            <text:p>4.705662589</text:p>
          </table:table-cell>
          <table:table-cell office:value-type="float" office:value="0.27946277663771" table:style-name="ce1">
            <text:p>0.27946277663771</text:p>
          </table:table-cell>
          <table:table-cell office:value-type="float" office:value="6" table:style-name="ce1">
            <text:p>6</text:p>
          </table:table-cell>
          <table:table-cell office:value-type="float" office:value="4.419017355" table:style-name="ce1">
            <text:p>4.419017355</text:p>
          </table:table-cell>
          <table:table-cell office:value-type="float" office:value="12.14662777" table:style-name="ce1">
            <text:p>12.14662777</text:p>
          </table:table-cell>
          <table:table-cell office:value-type="float" office:value="10.1862432361667" table:style-name="ce1">
            <text:p>10.1862432361667</text:p>
          </table:table-cell>
          <table:table-cell office:value-type="float" office:value="11.77469537" table:style-name="ce1">
            <text:p>11.77469537</text:p>
          </table:table-cell>
          <table:table-cell office:value-type="float" office:value="3.09968474580826" table:style-name="ce1">
            <text:p>3.09968474580826</text:p>
          </table:table-cell>
          <table:table-cell office:value-type="float" office:value="6" table:style-name="ce1">
            <text:p>6</text:p>
          </table:table-cell>
          <table:table-cell office:value-type="float" office:value="0.5258505324" table:style-name="ce1">
            <text:p>0.5258505324</text:p>
          </table:table-cell>
          <table:table-cell office:value-type="float" office:value="1.079764953" table:style-name="ce1">
            <text:p>1.079764953</text:p>
          </table:table-cell>
          <table:table-cell office:value-type="float" office:value="0.759229650083333" table:style-name="ce1">
            <text:p>0.759229650083333</text:p>
          </table:table-cell>
          <table:table-cell office:value-type="float" office:value="0.73094981015" table:style-name="ce1">
            <text:p>0.73094981015</text:p>
          </table:table-cell>
          <table:table-cell office:value-type="float" office:value="0.254931328148793" table:style-name="ce1">
            <text:p>0.254931328148793</text:p>
          </table:table-cell>
          <table:table-cell office:value-type="float" office:value="6" table:style-name="ce1">
            <text:p>6</text:p>
          </table:table-cell>
          <table:table-cell office:value-type="float" office:value="0.6351197793" table:style-name="ce1">
            <text:p>0.6351197793</text:p>
          </table:table-cell>
          <table:table-cell office:value-type="float" office:value="1.698557314" table:style-name="ce1">
            <text:p>1.698557314</text:p>
          </table:table-cell>
          <table:table-cell office:value-type="float" office:value="1.10249616188333" table:style-name="ce1">
            <text:p>1.10249616188333</text:p>
          </table:table-cell>
          <table:table-cell office:value-type="float" office:value="0.97505359545" table:style-name="ce1">
            <text:p>0.97505359545</text:p>
          </table:table-cell>
          <table:table-cell office:value-type="float" office:value="0.52306521725168" table:style-name="ce1">
            <text:p>0.52306521725168</text:p>
          </table:table-cell>
        </table:table-row>
        <table:table-row table:style-name="ro1">
          <table:table-cell office:value-type="string" table:style-name="ce1">
            <text:p>100x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top</text:p>
          </table:table-cell>
          <table:table-cell office:value-type="string" table:style-name="ce1">
            <text:p>&lt;10%</text:p>
          </table:table-cell>
          <table:table-cell office:value-type="float" office:value="25" table:style-name="ce1">
            <text:p>25</text:p>
          </table:table-cell>
          <table:table-cell office:value-type="float" office:value="1.132303652" table:style-name="ce1">
            <text:p>1.132303652</text:p>
          </table:table-cell>
          <table:table-cell office:value-type="float" office:value="9.951798487" table:style-name="ce1">
            <text:p>9.951798487</text:p>
          </table:table-cell>
          <table:table-cell office:value-type="float" office:value="5.01704847796" table:style-name="ce1">
            <text:p>5.01704847796</text:p>
          </table:table-cell>
          <table:table-cell office:value-type="float" office:value="4.080024878" table:style-name="ce1">
            <text:p>4.080024878</text:p>
          </table:table-cell>
          <table:table-cell office:value-type="float" office:value="2.75101008962464" table:style-name="ce1">
            <text:p>2.75101008962464</text:p>
          </table:table-cell>
          <table:table-cell office:value-type="float" office:value="25" table:style-name="ce1">
            <text:p>25</text:p>
          </table:table-cell>
          <table:table-cell office:value-type="float" office:value="0.8693683015" table:style-name="ce1">
            <text:p>0.8693683015</text:p>
          </table:table-cell>
          <table:table-cell office:value-type="float" office:value="2.989016393" table:style-name="ce1">
            <text:p>2.989016393</text:p>
          </table:table-cell>
          <table:table-cell office:value-type="float" office:value="1.519413513768" table:style-name="ce1">
            <text:p>1.519413513768</text:p>
          </table:table-cell>
          <table:table-cell office:value-type="float" office:value="1.395490279" table:style-name="ce1">
            <text:p>1.395490279</text:p>
          </table:table-cell>
          <table:table-cell office:value-type="float" office:value="0.632426513160279" table:style-name="ce1">
            <text:p>0.632426513160279</text:p>
          </table:table-cell>
          <table:table-cell office:value-type="float" office:value="25" table:style-name="ce1">
            <text:p>25</text:p>
          </table:table-cell>
          <table:table-cell office:value-type="float" office:value="-1.569371082" table:style-name="ce1">
            <text:p>-1.569371082</text:p>
          </table:table-cell>
          <table:table-cell office:value-type="float" office:value="0.7893793723" table:style-name="ce1">
            <text:p>0.7893793723</text:p>
          </table:table-cell>
          <table:table-cell office:value-type="float" office:value="-0.21291341093" table:style-name="ce1">
            <text:p>-0.21291341093</text:p>
          </table:table-cell>
          <table:table-cell office:value-type="float" office:value="-0.03459733363" table:style-name="ce1">
            <text:p>-0.03459733363</text:p>
          </table:table-cell>
          <table:table-cell office:value-type="float" office:value="0.68490501233428" table:style-name="ce1">
            <text:p>0.68490501233428</text:p>
          </table:table-cell>
          <table:table-cell office:value-type="float" office:value="25" table:style-name="ce1">
            <text:p>25</text:p>
          </table:table-cell>
          <table:table-cell office:value-type="float" office:value="2.419064276" table:style-name="ce1">
            <text:p>2.419064276</text:p>
          </table:table-cell>
          <table:table-cell office:value-type="float" office:value="6.886316528" table:style-name="ce1">
            <text:p>6.886316528</text:p>
          </table:table-cell>
          <table:table-cell office:value-type="float" office:value="3.7476184136" table:style-name="ce1">
            <text:p>3.7476184136</text:p>
          </table:table-cell>
          <table:table-cell office:value-type="float" office:value="3.103307667" table:style-name="ce1">
            <text:p>3.103307667</text:p>
          </table:table-cell>
          <table:table-cell office:value-type="float" office:value="1.516316512162" table:style-name="ce1">
            <text:p>1.516316512162</text:p>
          </table:table-cell>
          <table:table-cell office:value-type="float" office:value="25" table:style-name="ce1">
            <text:p>25</text:p>
          </table:table-cell>
          <table:table-cell office:value-type="float" office:value="2.517291" table:style-name="ce1">
            <text:p>2.517291</text:p>
          </table:table-cell>
          <table:table-cell office:value-type="float" office:value="7.718037" table:style-name="ce1">
            <text:p>7.718037</text:p>
          </table:table-cell>
          <table:table-cell office:value-type="float" office:value="3.99333172" table:style-name="ce1">
            <text:p>3.99333172</text:p>
          </table:table-cell>
          <table:table-cell office:value-type="float" office:value="3.407924" table:style-name="ce1">
            <text:p>3.407924</text:p>
          </table:table-cell>
          <table:table-cell office:value-type="float" office:value="1.66508753950016" table:style-name="ce1">
            <text:p>1.66508753950016</text:p>
          </table:table-cell>
          <table:table-cell office:value-type="float" office:value="25" table:style-name="ce1">
            <text:p>25</text:p>
          </table:table-cell>
          <table:table-cell office:value-type="float" office:value="2.828181" table:style-name="ce1">
            <text:p>2.828181</text:p>
          </table:table-cell>
          <table:table-cell office:value-type="float" office:value="10.804258" table:style-name="ce1">
            <text:p>10.804258</text:p>
          </table:table-cell>
          <table:table-cell office:value-type="float" office:value="5.32451568" table:style-name="ce1">
            <text:p>5.32451568</text:p>
          </table:table-cell>
          <table:table-cell office:value-type="float" office:value="4.716536" table:style-name="ce1">
            <text:p>4.716536</text:p>
          </table:table-cell>
          <table:table-cell office:value-type="float" office:value="2.54321307227433" table:style-name="ce1">
            <text:p>2.54321307227433</text:p>
          </table:table-cell>
          <table:table-cell office:value-type="float" office:value="25" table:style-name="ce1">
            <text:p>25</text:p>
          </table:table-cell>
          <table:table-cell office:value-type="float" office:value="5.63969" table:style-name="ce1">
            <text:p>5.63969</text:p>
          </table:table-cell>
          <table:table-cell office:value-type="float" office:value="17.254167" table:style-name="ce1">
            <text:p>17.254167</text:p>
          </table:table-cell>
          <table:table-cell office:value-type="float" office:value="9.3178474" table:style-name="ce1">
            <text:p>9.3178474</text:p>
          </table:table-cell>
          <table:table-cell office:value-type="float" office:value="8.395702" table:style-name="ce1">
            <text:p>8.395702</text:p>
          </table:table-cell>
          <table:table-cell office:value-type="float" office:value="3.84761982027911" table:style-name="ce1">
            <text:p>3.84761982027911</text:p>
          </table:table-cell>
          <table:table-cell office:value-type="float" office:value="25" table:style-name="ce1">
            <text:p>25</text:p>
          </table:table-cell>
          <table:table-cell office:value-type="float" office:value="0.6631212577" table:style-name="ce1">
            <text:p>0.6631212577</text:p>
          </table:table-cell>
          <table:table-cell office:value-type="float" office:value="2.35450403" table:style-name="ce1">
            <text:p>2.35450403</text:p>
          </table:table-cell>
          <table:table-cell office:value-type="float" office:value="1.18320084636" table:style-name="ce1">
            <text:p>1.18320084636</text:p>
          </table:table-cell>
          <table:table-cell office:value-type="float" office:value="1.092818584" table:style-name="ce1">
            <text:p>1.092818584</text:p>
          </table:table-cell>
          <table:table-cell office:value-type="float" office:value="0.489848948848477" table:style-name="ce1">
            <text:p>0.489848948848477</text:p>
          </table:table-cell>
          <table:table-cell office:value-type="float" office:value="25" table:style-name="ce1">
            <text:p>25</text:p>
          </table:table-cell>
          <table:table-cell office:value-type="float" office:value="0.7714485398" table:style-name="ce1">
            <text:p>0.7714485398</text:p>
          </table:table-cell>
          <table:table-cell office:value-type="float" office:value="9.69679618" table:style-name="ce1">
            <text:p>9.69679618</text:p>
          </table:table-cell>
          <table:table-cell office:value-type="float" office:value="3.180012181832" table:style-name="ce1">
            <text:p>3.180012181832</text:p>
          </table:table-cell>
          <table:table-cell office:value-type="float" office:value="2.269483714" table:style-name="ce1">
            <text:p>2.269483714</text:p>
          </table:table-cell>
          <table:table-cell office:value-type="float" office:value="2.41041985817262" table:style-name="ce1">
            <text:p>2.41041985817262</text:p>
          </table:table-cell>
          <table:table-cell office:value-type="float" office:value="25" table:style-name="ce1">
            <text:p>25</text:p>
          </table:table-cell>
          <table:table-cell office:value-type="float" office:value="1.021998555" table:style-name="ce1">
            <text:p>1.021998555</text:p>
          </table:table-cell>
          <table:table-cell office:value-type="float" office:value="4.529189806" table:style-name="ce1">
            <text:p>4.529189806</text:p>
          </table:table-cell>
          <table:table-cell office:value-type="float" office:value="1.94003485924" table:style-name="ce1">
            <text:p>1.94003485924</text:p>
          </table:table-cell>
          <table:table-cell office:value-type="float" office:value="1.659179847" table:style-name="ce1">
            <text:p>1.659179847</text:p>
          </table:table-cell>
          <table:table-cell office:value-type="float" office:value="1.01446448169568" table:style-name="ce1">
            <text:p>1.01446448169568</text:p>
          </table:table-cell>
          <table:table-cell office:value-type="float" office:value="25" table:style-name="ce1">
            <text:p>25</text:p>
          </table:table-cell>
          <table:table-cell office:value-type="float" office:value="1.581533864" table:style-name="ce1">
            <text:p>1.581533864</text:p>
          </table:table-cell>
          <table:table-cell office:value-type="float" office:value="4.90381985" table:style-name="ce1">
            <text:p>4.90381985</text:p>
          </table:table-cell>
          <table:table-cell office:value-type="float" office:value="3.08812082408" table:style-name="ce1">
            <text:p>3.08812082408</text:p>
          </table:table-cell>
          <table:table-cell office:value-type="float" office:value="2.616679335" table:style-name="ce1">
            <text:p>2.616679335</text:p>
          </table:table-cell>
          <table:table-cell office:value-type="float" office:value="1.27483867950053" table:style-name="ce1">
            <text:p>1.27483867950053</text:p>
          </table:table-cell>
          <table:table-cell office:value-type="float" office:value="25" table:style-name="ce1">
            <text:p>25</text:p>
          </table:table-cell>
          <table:table-cell office:value-type="float" office:value="15.30469555" table:style-name="ce1">
            <text:p>15.30469555</text:p>
          </table:table-cell>
          <table:table-cell office:value-type="float" office:value="21.5096091" table:style-name="ce1">
            <text:p>21.5096091</text:p>
          </table:table-cell>
          <table:table-cell office:value-type="float" office:value="18.3824188016" table:style-name="ce1">
            <text:p>18.3824188016</text:p>
          </table:table-cell>
          <table:table-cell office:value-type="float" office:value="18.40815217" table:style-name="ce1">
            <text:p>18.40815217</text:p>
          </table:table-cell>
          <table:table-cell office:value-type="float" office:value="2.0630902377068" table:style-name="ce1">
            <text:p>2.0630902377068</text:p>
          </table:table-cell>
          <table:table-cell office:value-type="float" office:value="14" table:style-name="ce1">
            <text:p>14</text:p>
          </table:table-cell>
          <table:table-cell office:value-type="float" office:value="0.3238969645" table:style-name="ce1">
            <text:p>0.3238969645</text:p>
          </table:table-cell>
          <table:table-cell office:value-type="float" office:value="0.7610454585" table:style-name="ce1">
            <text:p>0.7610454585</text:p>
          </table:table-cell>
          <table:table-cell office:value-type="float" office:value="0.559722681407143" table:style-name="ce1">
            <text:p>0.559722681407143</text:p>
          </table:table-cell>
          <table:table-cell office:value-type="float" office:value="0.57614024145" table:style-name="ce1">
            <text:p>0.57614024145</text:p>
          </table:table-cell>
          <table:table-cell office:value-type="float" office:value="0.139379816408028" table:style-name="ce1">
            <text:p>0.139379816408028</text:p>
          </table:table-cell>
          <table:table-cell office:value-type="float" office:value="25" table:style-name="ce1">
            <text:p>25</text:p>
          </table:table-cell>
          <table:table-cell office:value-type="float" office:value="7.250655197" table:style-name="ce1">
            <text:p>7.250655197</text:p>
          </table:table-cell>
          <table:table-cell office:value-type="float" office:value="106.9831153" table:style-name="ce1">
            <text:p>106.9831153</text:p>
          </table:table-cell>
          <table:table-cell office:value-type="float" office:value="84.84827891588" table:style-name="ce1">
            <text:p>84.84827891588</text:p>
          </table:table-cell>
          <table:table-cell office:value-type="float" office:value="95.73045025" table:style-name="ce1">
            <text:p>95.73045025</text:p>
          </table:table-cell>
          <table:table-cell office:value-type="float" office:value="24.8843941478186" table:style-name="ce1">
            <text:p>24.8843941478186</text:p>
          </table:table-cell>
          <table:table-cell office:value-type="float" office:value="25" table:style-name="ce1">
            <text:p>25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74616295698" table:style-name="ce1">
            <text:p>0.74616295698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1097298466" table:style-name="ce1">
            <text:p>0.1097298466</text:p>
          </table:table-cell>
          <table:table-cell office:value-type="float" office:value="25" table:style-name="ce1">
            <text:p>25</text:p>
          </table:table-cell>
          <table:table-cell office:value-type="float" office:value="0.1381777032" table:style-name="ce1">
            <text:p>0.1381777032</text:p>
          </table:table-cell>
          <table:table-cell office:value-type="float" office:value="0.3771954041" table:style-name="ce1">
            <text:p>0.3771954041</text:p>
          </table:table-cell>
          <table:table-cell office:value-type="float" office:value="0.230187074636" table:style-name="ce1">
            <text:p>0.230187074636</text:p>
          </table:table-cell>
          <table:table-cell office:value-type="float" office:value="0.2345317745" table:style-name="ce1">
            <text:p>0.2345317745</text:p>
          </table:table-cell>
          <table:table-cell office:value-type="float" office:value="0.0749282710617385" table:style-name="ce1">
            <text:p>0.0749282710617385</text:p>
          </table:table-cell>
          <table:table-cell office:value-type="float" office:value="25" table:style-name="ce1">
            <text:p>25</text:p>
          </table:table-cell>
          <table:table-cell office:value-type="float" office:value="0.9298930574" table:style-name="ce1">
            <text:p>0.9298930574</text:p>
          </table:table-cell>
          <table:table-cell office:value-type="float" office:value="4.364132454" table:style-name="ce1">
            <text:p>4.364132454</text:p>
          </table:table-cell>
          <table:table-cell office:value-type="float" office:value="2.369416930692" table:style-name="ce1">
            <text:p>2.369416930692</text:p>
          </table:table-cell>
          <table:table-cell office:value-type="float" office:value="2.378742977" table:style-name="ce1">
            <text:p>2.378742977</text:p>
          </table:table-cell>
          <table:table-cell office:value-type="float" office:value="1.21196501593365" table:style-name="ce1">
            <text:p>1.21196501593365</text:p>
          </table:table-cell>
          <table:table-cell office:value-type="float" office:value="25" table:style-name="ce1">
            <text:p>25</text:p>
          </table:table-cell>
          <table:table-cell office:value-type="float" office:value="0.03196542188" table:style-name="ce1">
            <text:p>0.03196542188</text:p>
          </table:table-cell>
          <table:table-cell office:value-type="float" office:value="0.1899545191" table:style-name="ce1">
            <text:p>0.1899545191</text:p>
          </table:table-cell>
          <table:table-cell office:value-type="float" office:value="0.0643045930996" table:style-name="ce1">
            <text:p>0.0643045930996</text:p>
          </table:table-cell>
          <table:table-cell office:value-type="float" office:value="0.05043647796" table:style-name="ce1">
            <text:p>0.05043647796</text:p>
          </table:table-cell>
          <table:table-cell office:value-type="float" office:value="0.0369764462279851" table:style-name="ce1">
            <text:p>0.0369764462279851</text:p>
          </table:table-cell>
          <table:table-cell office:value-type="float" office:value="25" table:style-name="ce1">
            <text:p>25</text:p>
          </table:table-cell>
          <table:table-cell office:value-type="float" office:value="1.076121167" table:style-name="ce1">
            <text:p>1.076121167</text:p>
          </table:table-cell>
          <table:table-cell office:value-type="float" office:value="4.647587833" table:style-name="ce1">
            <text:p>4.647587833</text:p>
          </table:table-cell>
          <table:table-cell office:value-type="float" office:value="2.00433944968" table:style-name="ce1">
            <text:p>2.00433944968</text:p>
          </table:table-cell>
          <table:table-cell office:value-type="float" office:value="1.726042907" table:style-name="ce1">
            <text:p>1.726042907</text:p>
          </table:table-cell>
          <table:table-cell office:value-type="float" office:value="1.03672299997707" table:style-name="ce1">
            <text:p>1.03672299997707</text:p>
          </table:table-cell>
          <table:table-cell office:value-type="float" office:value="25" table:style-name="ce1">
            <text:p>25</text:p>
          </table:table-cell>
          <table:table-cell office:value-type="float" office:value="0.03196542188" table:style-name="ce1">
            <text:p>0.03196542188</text:p>
          </table:table-cell>
          <table:table-cell office:value-type="float" office:value="0.1899545191" table:style-name="ce1">
            <text:p>0.1899545191</text:p>
          </table:table-cell>
          <table:table-cell office:value-type="float" office:value="0.0643045930996" table:style-name="ce1">
            <text:p>0.0643045930996</text:p>
          </table:table-cell>
          <table:table-cell office:value-type="float" office:value="0.05043647796" table:style-name="ce1">
            <text:p>0.05043647796</text:p>
          </table:table-cell>
          <table:table-cell office:value-type="float" office:value="0.0369764462279851" table:style-name="ce1">
            <text:p>0.0369764462279851</text:p>
          </table:table-cell>
          <table:table-cell office:value-type="float" office:value="25" table:style-name="ce1">
            <text:p>25</text:p>
          </table:table-cell>
          <table:table-cell office:value-type="float" office:value="0.7231486194" table:style-name="ce1">
            <text:p>0.7231486194</text:p>
          </table:table-cell>
          <table:table-cell office:value-type="float" office:value="2.567554009" table:style-name="ce1">
            <text:p>2.567554009</text:p>
          </table:table-cell>
          <table:table-cell office:value-type="float" office:value="1.30016207698" table:style-name="ce1">
            <text:p>1.30016207698</text:p>
          </table:table-cell>
          <table:table-cell office:value-type="float" office:value="1.152959113" table:style-name="ce1">
            <text:p>1.152959113</text:p>
          </table:table-cell>
          <table:table-cell office:value-type="float" office:value="0.529095521692602" table:style-name="ce1">
            <text:p>0.529095521692602</text:p>
          </table:table-cell>
          <table:table-cell office:value-type="float" office:value="25" table:style-name="ce1">
            <text:p>25</text:p>
          </table:table-cell>
          <table:table-cell office:value-type="float" office:value="0.9613203806" table:style-name="ce1">
            <text:p>0.9613203806</text:p>
          </table:table-cell>
          <table:table-cell office:value-type="float" office:value="4.345592991" table:style-name="ce1">
            <text:p>4.345592991</text:p>
          </table:table-cell>
          <table:table-cell office:value-type="float" office:value="1.815365083028" table:style-name="ce1">
            <text:p>1.815365083028</text:p>
          </table:table-cell>
          <table:table-cell office:value-type="float" office:value="1.642872209" table:style-name="ce1">
            <text:p>1.642872209</text:p>
          </table:table-cell>
          <table:table-cell office:value-type="float" office:value="0.987656584161323" table:style-name="ce1">
            <text:p>0.987656584161323</text:p>
          </table:table-cell>
          <table:table-cell office:value-type="float" office:value="25" table:style-name="ce1">
            <text:p>25</text:p>
          </table:table-cell>
          <table:table-cell office:value-type="float" office:value="0.08317069806" table:style-name="ce1">
            <text:p>0.08317069806</text:p>
          </table:table-cell>
          <table:table-cell office:value-type="float" office:value="0.3308371859" table:style-name="ce1">
            <text:p>0.3308371859</text:p>
          </table:table-cell>
          <table:table-cell office:value-type="float" office:value="0.188974366688" table:style-name="ce1">
            <text:p>0.188974366688</text:p>
          </table:table-cell>
          <table:table-cell office:value-type="float" office:value="0.1561677699" table:style-name="ce1">
            <text:p>0.1561677699</text:p>
          </table:table-cell>
          <table:table-cell office:value-type="float" office:value="0.0895559216666434" table:style-name="ce1">
            <text:p>0.0895559216666434</text:p>
          </table:table-cell>
          <table:table-cell office:value-type="float" office:value="25" table:style-name="ce1">
            <text:p>25</text:p>
          </table:table-cell>
          <table:table-cell office:value-type="float" office:value="1.779836" table:style-name="ce1">
            <text:p>1.779836</text:p>
          </table:table-cell>
          <table:table-cell office:value-type="float" office:value="4.542736" table:style-name="ce1">
            <text:p>4.542736</text:p>
          </table:table-cell>
          <table:table-cell office:value-type="float" office:value="3.06927742" table:style-name="ce1">
            <text:p>3.06927742</text:p>
          </table:table-cell>
          <table:table-cell office:value-type="float" office:value="3.146768" table:style-name="ce1">
            <text:p>3.146768</text:p>
          </table:table-cell>
          <table:table-cell office:value-type="float" office:value="0.951397857024871" table:style-name="ce1">
            <text:p>0.951397857024871</text:p>
          </table:table-cell>
          <table:table-cell office:value-type="float" office:value="25" table:style-name="ce1">
            <text:p>25</text:p>
          </table:table-cell>
          <table:table-cell office:value-type="float" office:value="0.6521128903" table:style-name="ce1">
            <text:p>0.6521128903</text:p>
          </table:table-cell>
          <table:table-cell office:value-type="float" office:value="1.241307101" table:style-name="ce1">
            <text:p>1.241307101</text:p>
          </table:table-cell>
          <table:table-cell office:value-type="float" office:value="0.921682736912" table:style-name="ce1">
            <text:p>0.921682736912</text:p>
          </table:table-cell>
          <table:table-cell office:value-type="float" office:value="0.9022833499" table:style-name="ce1">
            <text:p>0.9022833499</text:p>
          </table:table-cell>
          <table:table-cell office:value-type="float" office:value="0.19033091696629" table:style-name="ce1">
            <text:p>0.19033091696629</text:p>
          </table:table-cell>
          <table:table-cell office:value-type="float" office:value="25" table:style-name="ce1">
            <text:p>25</text:p>
          </table:table-cell>
          <table:table-cell office:value-type="float" office:value="2022.394225" table:style-name="ce1">
            <text:p>2022.394225</text:p>
          </table:table-cell>
          <table:table-cell office:value-type="float" office:value="2480.776136" table:style-name="ce1">
            <text:p>2480.776136</text:p>
          </table:table-cell>
          <table:table-cell office:value-type="float" office:value="2257.44097" table:style-name="ce1">
            <text:p>2257.44097</text:p>
          </table:table-cell>
          <table:table-cell office:value-type="float" office:value="2220.92689" table:style-name="ce1">
            <text:p>2220.92689</text:p>
          </table:table-cell>
          <table:table-cell office:value-type="float" office:value="145.830744715533" table:style-name="ce1">
            <text:p>145.830744715533</text:p>
          </table:table-cell>
          <table:table-cell office:value-type="float" office:value="25" table:style-name="ce1">
            <text:p>25</text:p>
          </table:table-cell>
          <table:table-cell office:value-type="float" office:value="36.99840241" table:style-name="ce1">
            <text:p>36.99840241</text:p>
          </table:table-cell>
          <table:table-cell office:value-type="float" office:value="142.9951219" table:style-name="ce1">
            <text:p>142.9951219</text:p>
          </table:table-cell>
          <table:table-cell office:value-type="float" office:value="83.4431003368" table:style-name="ce1">
            <text:p>83.4431003368</text:p>
          </table:table-cell>
          <table:table-cell office:value-type="float" office:value="89.99283342" table:style-name="ce1">
            <text:p>89.99283342</text:p>
          </table:table-cell>
          <table:table-cell office:value-type="float" office:value="43.3009776823721" table:style-name="ce1">
            <text:p>43.3009776823721</text:p>
          </table:table-cell>
          <table:table-cell office:value-type="float" office:value="25" table:style-name="ce1">
            <text:p>25</text:p>
          </table:table-cell>
          <table:table-cell office:value-type="float" office:value="36.96705792" table:style-name="ce1">
            <text:p>36.96705792</text:p>
          </table:table-cell>
          <table:table-cell office:value-type="float" office:value="179.993667" table:style-name="ce1">
            <text:p>179.993667</text:p>
          </table:table-cell>
          <table:table-cell office:value-type="float" office:value="98.8740274772" table:style-name="ce1">
            <text:p>98.8740274772</text:p>
          </table:table-cell>
          <table:table-cell office:value-type="float" office:value="89.99782695" table:style-name="ce1">
            <text:p>89.99782695</text:p>
          </table:table-cell>
          <table:table-cell office:value-type="float" office:value="48.5756910812344" table:style-name="ce1">
            <text:p>48.5756910812344</text:p>
          </table:table-cell>
          <table:table-cell office:value-type="float" office:value="25" table:style-name="ce1">
            <text:p>25</text:p>
          </table:table-cell>
          <table:table-cell office:value-type="float" office:value="0.005383867372" table:style-name="ce1">
            <text:p>0.005383867372</text:p>
          </table:table-cell>
          <table:table-cell office:value-type="float" office:value="179.9943719" table:style-name="ce1">
            <text:p>179.9943719</text:p>
          </table:table-cell>
          <table:table-cell office:value-type="float" office:value="81.216267592497" table:style-name="ce1">
            <text:p>81.216267592497</text:p>
          </table:table-cell>
          <table:table-cell office:value-type="float" office:value="89.98780871" table:style-name="ce1">
            <text:p>89.98780871</text:p>
          </table:table-cell>
          <table:table-cell office:value-type="float" office:value="49.0119951026379" table:style-name="ce1">
            <text:p>49.0119951026379</text:p>
          </table:table-cell>
          <table:table-cell office:value-type="float" office:value="25" table:style-name="ce1">
            <text:p>25</text:p>
          </table:table-cell>
          <table:table-cell office:value-type="float" office:value="26.57928333" table:style-name="ce1">
            <text:p>26.57928333</text:p>
          </table:table-cell>
          <table:table-cell office:value-type="float" office:value="96.19182797" table:style-name="ce1">
            <text:p>96.19182797</text:p>
          </table:table-cell>
          <table:table-cell office:value-type="float" office:value="59.3048528744" table:style-name="ce1">
            <text:p>59.3048528744</text:p>
          </table:table-cell>
          <table:table-cell office:value-type="float" office:value="52.36647826" table:style-name="ce1">
            <text:p>52.36647826</text:p>
          </table:table-cell>
          <table:table-cell office:value-type="float" office:value="21.8631190751931" table:style-name="ce1">
            <text:p>21.8631190751931</text:p>
          </table:table-cell>
          <table:table-cell office:value-type="float" office:value="25" table:style-name="ce1">
            <text:p>25</text:p>
          </table:table-cell>
          <table:table-cell office:value-type="float" office:value="0.0007133517289" table:style-name="ce1">
            <text:p>0.0007133517289</text:p>
          </table:table-cell>
          <table:table-cell office:value-type="float" office:value="0.00737796167" table:style-name="ce1">
            <text:p>0.00737796167</text:p>
          </table:table-cell>
          <table:table-cell office:value-type="float" office:value="0.002688777429836" table:style-name="ce1">
            <text:p>0.002688777429836</text:p>
          </table:table-cell>
          <table:table-cell office:value-type="float" office:value="0.001821154891" table:style-name="ce1">
            <text:p>0.001821154891</text:p>
          </table:table-cell>
          <table:table-cell office:value-type="float" office:value="0.0020913070284191" table:style-name="ce1">
            <text:p>0.0020913070284191</text:p>
          </table:table-cell>
          <table:table-cell office:value-type="float" office:value="25" table:style-name="ce1">
            <text:p>25</text:p>
          </table:table-cell>
          <table:table-cell office:value-type="float" office:value="0.01464316295" table:style-name="ce1">
            <text:p>0.01464316295</text:p>
          </table:table-cell>
          <table:table-cell office:value-type="float" office:value="0.018121253" table:style-name="ce1">
            <text:p>0.018121253</text:p>
          </table:table-cell>
          <table:table-cell office:value-type="float" office:value="0.0168326801088" table:style-name="ce1">
            <text:p>0.0168326801088</text:p>
          </table:table-cell>
          <table:table-cell office:value-type="float" office:value="0.01710822532" table:style-name="ce1">
            <text:p>0.01710822532</text:p>
          </table:table-cell>
          <table:table-cell office:value-type="float" office:value="0.00107087871097293" table:style-name="ce1">
            <text:p>0.00107087871097293</text:p>
          </table:table-cell>
          <table:table-cell office:value-type="float" office:value="25" table:style-name="ce1">
            <text:p>25</text:p>
          </table:table-cell>
          <table:table-cell office:value-type="float" office:value="1.129879433" table:style-name="ce1">
            <text:p>1.129879433</text:p>
          </table:table-cell>
          <table:table-cell office:value-type="float" office:value="6.737118657" table:style-name="ce1">
            <text:p>6.737118657</text:p>
          </table:table-cell>
          <table:table-cell office:value-type="float" office:value="2.74784243944" table:style-name="ce1">
            <text:p>2.74784243944</text:p>
          </table:table-cell>
          <table:table-cell office:value-type="float" office:value="2.850268335" table:style-name="ce1">
            <text:p>2.850268335</text:p>
          </table:table-cell>
          <table:table-cell office:value-type="float" office:value="1.43816911951654" table:style-name="ce1">
            <text:p>1.43816911951654</text:p>
          </table:table-cell>
          <table:table-cell office:value-type="float" office:value="25" table:style-name="ce1">
            <text:p>25</text:p>
          </table:table-cell>
          <table:table-cell office:value-type="float" office:value="4.707294104" table:style-name="ce1">
            <text:p>4.707294104</text:p>
          </table:table-cell>
          <table:table-cell office:value-type="float" office:value="118.1675573" table:style-name="ce1">
            <text:p>118.1675573</text:p>
          </table:table-cell>
          <table:table-cell office:value-type="float" office:value="64.51113324148" table:style-name="ce1">
            <text:p>64.51113324148</text:p>
          </table:table-cell>
          <table:table-cell office:value-type="float" office:value="62.8119098" table:style-name="ce1">
            <text:p>62.8119098</text:p>
          </table:table-cell>
          <table:table-cell office:value-type="float" office:value="36.4833765007129" table:style-name="ce1">
            <text:p>36.4833765007129</text:p>
          </table:table-cell>
          <table:table-cell office:value-type="float" office:value="25" table:style-name="ce1">
            <text:p>25</text:p>
          </table:table-cell>
          <table:table-cell office:value-type="float" office:value="0.157794345" table:style-name="ce1">
            <text:p>0.157794345</text:p>
          </table:table-cell>
          <table:table-cell office:value-type="float" office:value="4.288811339" table:style-name="ce1">
            <text:p>4.288811339</text:p>
          </table:table-cell>
          <table:table-cell office:value-type="float" office:value="0.881401966368" table:style-name="ce1">
            <text:p>0.881401966368</text:p>
          </table:table-cell>
          <table:table-cell office:value-type="float" office:value="0.4474669905" table:style-name="ce1">
            <text:p>0.4474669905</text:p>
          </table:table-cell>
          <table:table-cell office:value-type="float" office:value="0.937320025243936" table:style-name="ce1">
            <text:p>0.937320025243936</text:p>
          </table:table-cell>
          <table:table-cell office:value-type="float" office:value="25" table:style-name="ce1">
            <text:p>25</text:p>
          </table:table-cell>
          <table:table-cell office:value-type="float" office:value="0.4414209603" table:style-name="ce1">
            <text:p>0.4414209603</text:p>
          </table:table-cell>
          <table:table-cell office:value-type="float" office:value="4.184395825" table:style-name="ce1">
            <text:p>4.184395825</text:p>
          </table:table-cell>
          <table:table-cell office:value-type="float" office:value="1.251981868352" table:style-name="ce1">
            <text:p>1.251981868352</text:p>
          </table:table-cell>
          <table:table-cell office:value-type="float" office:value="0.7581172984" table:style-name="ce1">
            <text:p>0.7581172984</text:p>
          </table:table-cell>
          <table:table-cell office:value-type="float" office:value="0.935139756998949" table:style-name="ce1">
            <text:p>0.935139756998949</text:p>
          </table:table-cell>
        </table:table-row>
        <table:table-row table:style-name="ro1">
          <table:table-cell office:value-type="string" table:style-name="ce1">
            <text:p>100x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top</text:p>
          </table:table-cell>
          <table:table-cell office:value-type="string" table:style-name="ce1">
            <text:p>10-20%</text:p>
          </table:table-cell>
          <table:table-cell office:value-type="float" office:value="15" table:style-name="ce1">
            <text:p>15</text:p>
          </table:table-cell>
          <table:table-cell office:value-type="float" office:value="10.05148405" table:style-name="ce1">
            <text:p>10.05148405</text:p>
          </table:table-cell>
          <table:table-cell office:value-type="float" office:value="19.88476556" table:style-name="ce1">
            <text:p>19.88476556</text:p>
          </table:table-cell>
          <table:table-cell office:value-type="float" office:value="13.5546917286667" table:style-name="ce1">
            <text:p>13.5546917286667</text:p>
          </table:table-cell>
          <table:table-cell office:value-type="float" office:value="11.83995024" table:style-name="ce1">
            <text:p>11.83995024</text:p>
          </table:table-cell>
          <table:table-cell office:value-type="float" office:value="3.66505337248542" table:style-name="ce1">
            <text:p>3.66505337248542</text:p>
          </table:table-cell>
          <table:table-cell office:value-type="float" office:value="15" table:style-name="ce1">
            <text:p>15</text:p>
          </table:table-cell>
          <table:table-cell office:value-type="float" office:value="1.054781331" table:style-name="ce1">
            <text:p>1.054781331</text:p>
          </table:table-cell>
          <table:table-cell office:value-type="float" office:value="2.521515703" table:style-name="ce1">
            <text:p>2.521515703</text:p>
          </table:table-cell>
          <table:table-cell office:value-type="float" office:value="1.6511881572" table:style-name="ce1">
            <text:p>1.6511881572</text:p>
          </table:table-cell>
          <table:table-cell office:value-type="float" office:value="1.587696845" table:style-name="ce1">
            <text:p>1.587696845</text:p>
          </table:table-cell>
          <table:table-cell office:value-type="float" office:value="0.508899934740589" table:style-name="ce1">
            <text:p>0.508899934740589</text:p>
          </table:table-cell>
          <table:table-cell office:value-type="float" office:value="15" table:style-name="ce1">
            <text:p>15</text:p>
          </table:table-cell>
          <table:table-cell office:value-type="float" office:value="-0.3601006698" table:style-name="ce1">
            <text:p>-0.3601006698</text:p>
          </table:table-cell>
          <table:table-cell office:value-type="float" office:value="1.329234521" table:style-name="ce1">
            <text:p>1.329234521</text:p>
          </table:table-cell>
          <table:table-cell office:value-type="float" office:value="0.211335397669933" table:style-name="ce1">
            <text:p>0.211335397669933</text:p>
          </table:table-cell>
          <table:table-cell office:value-type="float" office:value="0.09973390055" table:style-name="ce1">
            <text:p>0.09973390055</text:p>
          </table:table-cell>
          <table:table-cell office:value-type="float" office:value="0.505206605749854" table:style-name="ce1">
            <text:p>0.505206605749854</text:p>
          </table:table-cell>
          <table:table-cell office:value-type="float" office:value="15" table:style-name="ce1">
            <text:p>15</text:p>
          </table:table-cell>
          <table:table-cell office:value-type="float" office:value="2.635377389" table:style-name="ce1">
            <text:p>2.635377389</text:p>
          </table:table-cell>
          <table:table-cell office:value-type="float" office:value="7.903457158" table:style-name="ce1">
            <text:p>7.903457158</text:p>
          </table:table-cell>
          <table:table-cell office:value-type="float" office:value="4.00800965273333" table:style-name="ce1">
            <text:p>4.00800965273333</text:p>
          </table:table-cell>
          <table:table-cell office:value-type="float" office:value="3.520411724" table:style-name="ce1">
            <text:p>3.520411724</text:p>
          </table:table-cell>
          <table:table-cell office:value-type="float" office:value="1.59011125418541" table:style-name="ce1">
            <text:p>1.59011125418541</text:p>
          </table:table-cell>
          <table:table-cell office:value-type="float" office:value="15" table:style-name="ce1">
            <text:p>15</text:p>
          </table:table-cell>
          <table:table-cell office:value-type="float" office:value="4.211443" table:style-name="ce1">
            <text:p>4.211443</text:p>
          </table:table-cell>
          <table:table-cell office:value-type="float" office:value="10.848296" table:style-name="ce1">
            <text:p>10.848296</text:p>
          </table:table-cell>
          <table:table-cell office:value-type="float" office:value="5.75055853333333" table:style-name="ce1">
            <text:p>5.75055853333333</text:p>
          </table:table-cell>
          <table:table-cell office:value-type="float" office:value="4.873684" table:style-name="ce1">
            <text:p>4.873684</text:p>
          </table:table-cell>
          <table:table-cell office:value-type="float" office:value="1.98288673499835" table:style-name="ce1">
            <text:p>1.98288673499835</text:p>
          </table:table-cell>
          <table:table-cell office:value-type="float" office:value="15" table:style-name="ce1">
            <text:p>15</text:p>
          </table:table-cell>
          <table:table-cell office:value-type="float" office:value="3.07663" table:style-name="ce1">
            <text:p>3.07663</text:p>
          </table:table-cell>
          <table:table-cell office:value-type="float" office:value="8.313511" table:style-name="ce1">
            <text:p>8.313511</text:p>
          </table:table-cell>
          <table:table-cell office:value-type="float" office:value="4.77971806666667" table:style-name="ce1">
            <text:p>4.77971806666667</text:p>
          </table:table-cell>
          <table:table-cell office:value-type="float" office:value="4.20455" table:style-name="ce1">
            <text:p>4.20455</text:p>
          </table:table-cell>
          <table:table-cell office:value-type="float" office:value="1.66843981664516" table:style-name="ce1">
            <text:p>1.66843981664516</text:p>
          </table:table-cell>
          <table:table-cell office:value-type="float" office:value="15" table:style-name="ce1">
            <text:p>15</text:p>
          </table:table-cell>
          <table:table-cell office:value-type="float" office:value="7.760918" table:style-name="ce1">
            <text:p>7.760918</text:p>
          </table:table-cell>
          <table:table-cell office:value-type="float" office:value="16.515937" table:style-name="ce1">
            <text:p>16.515937</text:p>
          </table:table-cell>
          <table:table-cell office:value-type="float" office:value="10.5302766" table:style-name="ce1">
            <text:p>10.5302766</text:p>
          </table:table-cell>
          <table:table-cell office:value-type="float" office:value="9.036101" table:style-name="ce1">
            <text:p>9.036101</text:p>
          </table:table-cell>
          <table:table-cell office:value-type="float" office:value="3.20223760586745" table:style-name="ce1">
            <text:p>3.20223760586745</text:p>
          </table:table-cell>
          <table:table-cell office:value-type="float" office:value="15" table:style-name="ce1">
            <text:p>15</text:p>
          </table:table-cell>
          <table:table-cell office:value-type="float" office:value="0.798351327" table:style-name="ce1">
            <text:p>0.798351327</text:p>
          </table:table-cell>
          <table:table-cell office:value-type="float" office:value="1.897087483" table:style-name="ce1">
            <text:p>1.897087483</text:p>
          </table:table-cell>
          <table:table-cell office:value-type="float" office:value="1.27404968104667" table:style-name="ce1">
            <text:p>1.27404968104667</text:p>
          </table:table-cell>
          <table:table-cell office:value-type="float" office:value="1.264104214" table:style-name="ce1">
            <text:p>1.264104214</text:p>
          </table:table-cell>
          <table:table-cell office:value-type="float" office:value="0.398912885809751" table:style-name="ce1">
            <text:p>0.398912885809751</text:p>
          </table:table-cell>
          <table:table-cell office:value-type="float" office:value="15" table:style-name="ce1">
            <text:p>15</text:p>
          </table:table-cell>
          <table:table-cell office:value-type="float" office:value="0.4319870373" table:style-name="ce1">
            <text:p>0.4319870373</text:p>
          </table:table-cell>
          <table:table-cell office:value-type="float" office:value="1.901824675" table:style-name="ce1">
            <text:p>1.901824675</text:p>
          </table:table-cell>
          <table:table-cell office:value-type="float" office:value="0.94594692076" table:style-name="ce1">
            <text:p>0.94594692076</text:p>
          </table:table-cell>
          <table:table-cell office:value-type="float" office:value="0.7631082659" table:style-name="ce1">
            <text:p>0.7631082659</text:p>
          </table:table-cell>
          <table:table-cell office:value-type="float" office:value="0.43985403727819" table:style-name="ce1">
            <text:p>0.43985403727819</text:p>
          </table:table-cell>
          <table:table-cell office:value-type="float" office:value="15" table:style-name="ce1">
            <text:p>15</text:p>
          </table:table-cell>
          <table:table-cell office:value-type="float" office:value="1.258565567" table:style-name="ce1">
            <text:p>1.258565567</text:p>
          </table:table-cell>
          <table:table-cell office:value-type="float" office:value="2.998793617" table:style-name="ce1">
            <text:p>2.998793617</text:p>
          </table:table-cell>
          <table:table-cell office:value-type="float" office:value="1.91699348993333" table:style-name="ce1">
            <text:p>1.91699348993333</text:p>
          </table:table-cell>
          <table:table-cell office:value-type="float" office:value="1.797687975" table:style-name="ce1">
            <text:p>1.797687975</text:p>
          </table:table-cell>
          <table:table-cell office:value-type="float" office:value="0.652680033018293" table:style-name="ce1">
            <text:p>0.652680033018293</text:p>
          </table:table-cell>
          <table:table-cell office:value-type="float" office:value="15" table:style-name="ce1">
            <text:p>15</text:p>
          </table:table-cell>
          <table:table-cell office:value-type="float" office:value="1.860410044" table:style-name="ce1">
            <text:p>1.860410044</text:p>
          </table:table-cell>
          <table:table-cell office:value-type="float" office:value="6.231784996" table:style-name="ce1">
            <text:p>6.231784996</text:p>
          </table:table-cell>
          <table:table-cell office:value-type="float" office:value="3.32798894753333" table:style-name="ce1">
            <text:p>3.32798894753333</text:p>
          </table:table-cell>
          <table:table-cell office:value-type="float" office:value="3.528185805" table:style-name="ce1">
            <text:p>3.528185805</text:p>
          </table:table-cell>
          <table:table-cell office:value-type="float" office:value="1.19817609490198" table:style-name="ce1">
            <text:p>1.19817609490198</text:p>
          </table:table-cell>
          <table:table-cell office:value-type="float" office:value="15" table:style-name="ce1">
            <text:p>15</text:p>
          </table:table-cell>
          <table:table-cell office:value-type="float" office:value="12.66522627" table:style-name="ce1">
            <text:p>12.66522627</text:p>
          </table:table-cell>
          <table:table-cell office:value-type="float" office:value="20.90244018" table:style-name="ce1">
            <text:p>20.90244018</text:p>
          </table:table-cell>
          <table:table-cell office:value-type="float" office:value="18.3012408533333" table:style-name="ce1">
            <text:p>18.3012408533333</text:p>
          </table:table-cell>
          <table:table-cell office:value-type="float" office:value="19.51565052" table:style-name="ce1">
            <text:p>19.51565052</text:p>
          </table:table-cell>
          <table:table-cell office:value-type="float" office:value="3.10278509556777" table:style-name="ce1">
            <text:p>3.10278509556777</text:p>
          </table:table-cell>
          <table:table-cell office:value-type="float" office:value="12" table:style-name="ce1">
            <text:p>12</text:p>
          </table:table-cell>
          <table:table-cell office:value-type="float" office:value="0.1913278322" table:style-name="ce1">
            <text:p>0.1913278322</text:p>
          </table:table-cell>
          <table:table-cell office:value-type="float" office:value="0.6800334393" table:style-name="ce1">
            <text:p>0.6800334393</text:p>
          </table:table-cell>
          <table:table-cell office:value-type="float" office:value="0.544893080983333" table:style-name="ce1">
            <text:p>0.544893080983333</text:p>
          </table:table-cell>
          <table:table-cell office:value-type="float" office:value="0.62934594725" table:style-name="ce1">
            <text:p>0.62934594725</text:p>
          </table:table-cell>
          <table:table-cell office:value-type="float" office:value="0.151842138851717" table:style-name="ce1">
            <text:p>0.151842138851717</text:p>
          </table:table-cell>
          <table:table-cell office:value-type="float" office:value="15" table:style-name="ce1">
            <text:p>15</text:p>
          </table:table-cell>
          <table:table-cell office:value-type="float" office:value="4.244428697" table:style-name="ce1">
            <text:p>4.244428697</text:p>
          </table:table-cell>
          <table:table-cell office:value-type="float" office:value="81.00336502" table:style-name="ce1">
            <text:p>81.00336502</text:p>
          </table:table-cell>
          <table:table-cell office:value-type="float" office:value="50.1035773165333" table:style-name="ce1">
            <text:p>50.1035773165333</text:p>
          </table:table-cell>
          <table:table-cell office:value-type="float" office:value="58.50751487" table:style-name="ce1">
            <text:p>58.50751487</text:p>
          </table:table-cell>
          <table:table-cell office:value-type="float" office:value="30.2684481266628" table:style-name="ce1">
            <text:p>30.2684481266628</text:p>
          </table:table-cell>
          <table:table-cell office:value-type="float" office:value="15" table:style-name="ce1">
            <text:p>15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775424249406667" table:style-name="ce1">
            <text:p>0.775424249406667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113328498256985" table:style-name="ce1">
            <text:p>0.113328498256985</text:p>
          </table:table-cell>
          <table:table-cell office:value-type="float" office:value="15" table:style-name="ce1">
            <text:p>15</text:p>
          </table:table-cell>
          <table:table-cell office:value-type="float" office:value="0.2132968867" table:style-name="ce1">
            <text:p>0.2132968867</text:p>
          </table:table-cell>
          <table:table-cell office:value-type="float" office:value="0.539901717" table:style-name="ce1">
            <text:p>0.539901717</text:p>
          </table:table-cell>
          <table:table-cell office:value-type="float" office:value="0.318108849406667" table:style-name="ce1">
            <text:p>0.318108849406667</text:p>
          </table:table-cell>
          <table:table-cell office:value-type="float" office:value="0.3032089133" table:style-name="ce1">
            <text:p>0.3032089133</text:p>
          </table:table-cell>
          <table:table-cell office:value-type="float" office:value="0.0932737868292262" table:style-name="ce1">
            <text:p>0.0932737868292262</text:p>
          </table:table-cell>
          <table:table-cell office:value-type="float" office:value="15" table:style-name="ce1">
            <text:p>15</text:p>
          </table:table-cell>
          <table:table-cell office:value-type="float" office:value="2.147368006" table:style-name="ce1">
            <text:p>2.147368006</text:p>
          </table:table-cell>
          <table:table-cell office:value-type="float" office:value="7.191813011" table:style-name="ce1">
            <text:p>7.191813011</text:p>
          </table:table-cell>
          <table:table-cell office:value-type="float" office:value="3.94316609993333" table:style-name="ce1">
            <text:p>3.94316609993333</text:p>
          </table:table-cell>
          <table:table-cell office:value-type="float" office:value="3.656965739" table:style-name="ce1">
            <text:p>3.656965739</text:p>
          </table:table-cell>
          <table:table-cell office:value-type="float" office:value="1.57658818954805" table:style-name="ce1">
            <text:p>1.57658818954805</text:p>
          </table:table-cell>
          <table:table-cell office:value-type="float" office:value="15" table:style-name="ce1">
            <text:p>15</text:p>
          </table:table-cell>
          <table:table-cell office:value-type="float" office:value="0.06744772379" table:style-name="ce1">
            <text:p>0.06744772379</text:p>
          </table:table-cell>
          <table:table-cell office:value-type="float" office:value="0.2413077875" table:style-name="ce1">
            <text:p>0.2413077875</text:p>
          </table:table-cell>
          <table:table-cell office:value-type="float" office:value="0.101022644888667" table:style-name="ce1">
            <text:p>0.101022644888667</text:p>
          </table:table-cell>
          <table:table-cell office:value-type="float" office:value="0.07640578968" table:style-name="ce1">
            <text:p>0.07640578968</text:p>
          </table:table-cell>
          <table:table-cell office:value-type="float" office:value="0.0540752349339703" table:style-name="ce1">
            <text:p>0.0540752349339703</text:p>
          </table:table-cell>
          <table:table-cell office:value-type="float" office:value="15" table:style-name="ce1">
            <text:p>15</text:p>
          </table:table-cell>
          <table:table-cell office:value-type="float" office:value="1.334971567" table:style-name="ce1">
            <text:p>1.334971567</text:p>
          </table:table-cell>
          <table:table-cell office:value-type="float" office:value="3.090124143" table:style-name="ce1">
            <text:p>3.090124143</text:p>
          </table:table-cell>
          <table:table-cell office:value-type="float" office:value="2.01801616566667" table:style-name="ce1">
            <text:p>2.01801616566667</text:p>
          </table:table-cell>
          <table:table-cell office:value-type="float" office:value="1.868560078" table:style-name="ce1">
            <text:p>1.868560078</text:p>
          </table:table-cell>
          <table:table-cell office:value-type="float" office:value="0.662970666553866" table:style-name="ce1">
            <text:p>0.662970666553866</text:p>
          </table:table-cell>
          <table:table-cell office:value-type="float" office:value="15" table:style-name="ce1">
            <text:p>15</text:p>
          </table:table-cell>
          <table:table-cell office:value-type="float" office:value="0.06744772379" table:style-name="ce1">
            <text:p>0.06744772379</text:p>
          </table:table-cell>
          <table:table-cell office:value-type="float" office:value="0.2413077875" table:style-name="ce1">
            <text:p>0.2413077875</text:p>
          </table:table-cell>
          <table:table-cell office:value-type="float" office:value="0.101022644888667" table:style-name="ce1">
            <text:p>0.101022644888667</text:p>
          </table:table-cell>
          <table:table-cell office:value-type="float" office:value="0.07640578968" table:style-name="ce1">
            <text:p>0.07640578968</text:p>
          </table:table-cell>
          <table:table-cell office:value-type="float" office:value="0.0540752349339703" table:style-name="ce1">
            <text:p>0.0540752349339703</text:p>
          </table:table-cell>
          <table:table-cell office:value-type="float" office:value="15" table:style-name="ce1">
            <text:p>15</text:p>
          </table:table-cell>
          <table:table-cell office:value-type="float" office:value="0.8513784393" table:style-name="ce1">
            <text:p>0.8513784393</text:p>
          </table:table-cell>
          <table:table-cell office:value-type="float" office:value="2.16742394" table:style-name="ce1">
            <text:p>2.16742394</text:p>
          </table:table-cell>
          <table:table-cell office:value-type="float" office:value="1.44356680393333" table:style-name="ce1">
            <text:p>1.44356680393333</text:p>
          </table:table-cell>
          <table:table-cell office:value-type="float" office:value="1.536101015" table:style-name="ce1">
            <text:p>1.536101015</text:p>
          </table:table-cell>
          <table:table-cell office:value-type="float" office:value="0.469033200256218" table:style-name="ce1">
            <text:p>0.469033200256218</text:p>
          </table:table-cell>
          <table:table-cell office:value-type="float" office:value="15" table:style-name="ce1">
            <text:p>15</text:p>
          </table:table-cell>
          <table:table-cell office:value-type="float" office:value="1.229353131" table:style-name="ce1">
            <text:p>1.229353131</text:p>
          </table:table-cell>
          <table:table-cell office:value-type="float" office:value="2.85673206" table:style-name="ce1">
            <text:p>2.85673206</text:p>
          </table:table-cell>
          <table:table-cell office:value-type="float" office:value="1.82786799606667" table:style-name="ce1">
            <text:p>1.82786799606667</text:p>
          </table:table-cell>
          <table:table-cell office:value-type="float" office:value="1.681114006" table:style-name="ce1">
            <text:p>1.681114006</text:p>
          </table:table-cell>
          <table:table-cell office:value-type="float" office:value="0.602157900708652" table:style-name="ce1">
            <text:p>0.602157900708652</text:p>
          </table:table-cell>
          <table:table-cell office:value-type="float" office:value="15" table:style-name="ce1">
            <text:p>15</text:p>
          </table:table-cell>
          <table:table-cell office:value-type="float" office:value="0.1056184359" table:style-name="ce1">
            <text:p>0.1056184359</text:p>
          </table:table-cell>
          <table:table-cell office:value-type="float" office:value="0.4107375108" table:style-name="ce1">
            <text:p>0.4107375108</text:p>
          </table:table-cell>
          <table:table-cell office:value-type="float" office:value="0.1901481697" table:style-name="ce1">
            <text:p>0.1901481697</text:p>
          </table:table-cell>
          <table:table-cell office:value-type="float" office:value="0.1890505896" table:style-name="ce1">
            <text:p>0.1890505896</text:p>
          </table:table-cell>
          <table:table-cell office:value-type="float" office:value="0.0769294932038505" table:style-name="ce1">
            <text:p>0.0769294932038505</text:p>
          </table:table-cell>
          <table:table-cell office:value-type="float" office:value="15" table:style-name="ce1">
            <text:p>15</text:p>
          </table:table-cell>
          <table:table-cell office:value-type="float" office:value="2.6256" table:style-name="ce1">
            <text:p>2.6256</text:p>
          </table:table-cell>
          <table:table-cell office:value-type="float" office:value="6.21459" table:style-name="ce1">
            <text:p>6.21459</text:p>
          </table:table-cell>
          <table:table-cell office:value-type="float" office:value="3.68459241113333" table:style-name="ce1">
            <text:p>3.68459241113333</text:p>
          </table:table-cell>
          <table:table-cell office:value-type="float" office:value="3.5516105" table:style-name="ce1">
            <text:p>3.5516105</text:p>
          </table:table-cell>
          <table:table-cell office:value-type="float" office:value="1.04095591998651" table:style-name="ce1">
            <text:p>1.04095591998651</text:p>
          </table:table-cell>
          <table:table-cell office:value-type="float" office:value="15" table:style-name="ce1">
            <text:p>15</text:p>
          </table:table-cell>
          <table:table-cell office:value-type="float" office:value="0.936074248" table:style-name="ce1">
            <text:p>0.936074248</text:p>
          </table:table-cell>
          <table:table-cell office:value-type="float" office:value="1.754694328" table:style-name="ce1">
            <text:p>1.754694328</text:p>
          </table:table-cell>
          <table:table-cell office:value-type="float" office:value="1.22267365806667" table:style-name="ce1">
            <text:p>1.22267365806667</text:p>
          </table:table-cell>
          <table:table-cell office:value-type="float" office:value="1.158263573" table:style-name="ce1">
            <text:p>1.158263573</text:p>
          </table:table-cell>
          <table:table-cell office:value-type="float" office:value="0.275640967128344" table:style-name="ce1">
            <text:p>0.275640967128344</text:p>
          </table:table-cell>
          <table:table-cell office:value-type="float" office:value="15" table:style-name="ce1">
            <text:p>15</text:p>
          </table:table-cell>
          <table:table-cell office:value-type="float" office:value="2152.425698" table:style-name="ce1">
            <text:p>2152.425698</text:p>
          </table:table-cell>
          <table:table-cell office:value-type="float" office:value="2582.752598" table:style-name="ce1">
            <text:p>2582.752598</text:p>
          </table:table-cell>
          <table:table-cell office:value-type="float" office:value="2387.52305806667" table:style-name="ce1">
            <text:p>2387.52305806667</text:p>
          </table:table-cell>
          <table:table-cell office:value-type="float" office:value="2385.236678" table:style-name="ce1">
            <text:p>2385.236678</text:p>
          </table:table-cell>
          <table:table-cell office:value-type="float" office:value="124.60227928618" table:style-name="ce1">
            <text:p>124.60227928618</text:p>
          </table:table-cell>
          <table:table-cell office:value-type="float" office:value="15" table:style-name="ce1">
            <text:p>15</text:p>
          </table:table-cell>
          <table:table-cell office:value-type="float" office:value="37.00623725" table:style-name="ce1">
            <text:p>37.00623725</text:p>
          </table:table-cell>
          <table:table-cell office:value-type="float" office:value="142.9984856" table:style-name="ce1">
            <text:p>142.9984856</text:p>
          </table:table-cell>
          <table:table-cell office:value-type="float" office:value="79.7794318326667" table:style-name="ce1">
            <text:p>79.7794318326667</text:p>
          </table:table-cell>
          <table:table-cell office:value-type="float" office:value="90.00171748" table:style-name="ce1">
            <text:p>90.00171748</text:p>
          </table:table-cell>
          <table:table-cell office:value-type="float" office:value="27.01729910931" table:style-name="ce1">
            <text:p>27.01729910931</text:p>
          </table:table-cell>
          <table:table-cell office:value-type="float" office:value="15" table:style-name="ce1">
            <text:p>15</text:p>
          </table:table-cell>
          <table:table-cell office:value-type="float" office:value="30.28814594" table:style-name="ce1">
            <text:p>30.28814594</text:p>
          </table:table-cell>
          <table:table-cell office:value-type="float" office:value="179.9926615" table:style-name="ce1">
            <text:p>179.9926615</text:p>
          </table:table-cell>
          <table:table-cell office:value-type="float" office:value="96.882465114" table:style-name="ce1">
            <text:p>96.882465114</text:p>
          </table:table-cell>
          <table:table-cell office:value-type="float" office:value="65.95212935" table:style-name="ce1">
            <text:p>65.95212935</text:p>
          </table:table-cell>
          <table:table-cell office:value-type="float" office:value="60.0287180601066" table:style-name="ce1">
            <text:p>60.0287180601066</text:p>
          </table:table-cell>
          <table:table-cell office:value-type="float" office:value="15" table:style-name="ce1">
            <text:p>15</text:p>
          </table:table-cell>
          <table:table-cell office:value-type="float" office:value="20.49669898" table:style-name="ce1">
            <text:p>20.49669898</text:p>
          </table:table-cell>
          <table:table-cell office:value-type="float" office:value="179.9937363" table:style-name="ce1">
            <text:p>179.9937363</text:p>
          </table:table-cell>
          <table:table-cell office:value-type="float" office:value="91.6874427613333" table:style-name="ce1">
            <text:p>91.6874427613333</text:p>
          </table:table-cell>
          <table:table-cell office:value-type="float" office:value="65.94708837" table:style-name="ce1">
            <text:p>65.94708837</text:p>
          </table:table-cell>
          <table:table-cell office:value-type="float" office:value="61.150918837229" table:style-name="ce1">
            <text:p>61.150918837229</text:p>
          </table:table-cell>
          <table:table-cell office:value-type="float" office:value="15" table:style-name="ce1">
            <text:p>15</text:p>
          </table:table-cell>
          <table:table-cell office:value-type="float" office:value="46.40116028" table:style-name="ce1">
            <text:p>46.40116028</text:p>
          </table:table-cell>
          <table:table-cell office:value-type="float" office:value="96.21144046" table:style-name="ce1">
            <text:p>96.21144046</text:p>
          </table:table-cell>
          <table:table-cell office:value-type="float" office:value="64.7200498106667" table:style-name="ce1">
            <text:p>64.7200498106667</text:p>
          </table:table-cell>
          <table:table-cell office:value-type="float" office:value="71.69243133" table:style-name="ce1">
            <text:p>71.69243133</text:p>
          </table:table-cell>
          <table:table-cell office:value-type="float" office:value="15.5407393683782" table:style-name="ce1">
            <text:p>15.5407393683782</text:p>
          </table:table-cell>
          <table:table-cell office:value-type="float" office:value="15" table:style-name="ce1">
            <text:p>15</text:p>
          </table:table-cell>
          <table:table-cell office:value-type="float" office:value="0.001878618728" table:style-name="ce1">
            <text:p>0.001878618728</text:p>
          </table:table-cell>
          <table:table-cell office:value-type="float" office:value="0.003556413776" table:style-name="ce1">
            <text:p>0.003556413776</text:p>
          </table:table-cell>
          <table:table-cell office:value-type="float" office:value="0.002755053711" table:style-name="ce1">
            <text:p>0.002755053711</text:p>
          </table:table-cell>
          <table:table-cell office:value-type="float" office:value="0.002715630263" table:style-name="ce1">
            <text:p>0.002715630263</text:p>
          </table:table-cell>
          <table:table-cell office:value-type="float" office:value="0.000511992228603152" table:style-name="ce1">
            <text:p>0.000511992228603152</text:p>
          </table:table-cell>
          <table:table-cell office:value-type="float" office:value="15" table:style-name="ce1">
            <text:p>15</text:p>
          </table:table-cell>
          <table:table-cell office:value-type="float" office:value="0.01639714277" table:style-name="ce1">
            <text:p>0.01639714277</text:p>
          </table:table-cell>
          <table:table-cell office:value-type="float" office:value="0.01859095675" table:style-name="ce1">
            <text:p>0.01859095675</text:p>
          </table:table-cell>
          <table:table-cell office:value-type="float" office:value="0.0175676523346667" table:style-name="ce1">
            <text:p>0.0175676523346667</text:p>
          </table:table-cell>
          <table:table-cell office:value-type="float" office:value="0.0173786181" table:style-name="ce1">
            <text:p>0.0173786181</text:p>
          </table:table-cell>
          <table:table-cell office:value-type="float" office:value="0.00078717286903225" table:style-name="ce1">
            <text:p>0.00078717286903225</text:p>
          </table:table-cell>
          <table:table-cell office:value-type="float" office:value="15" table:style-name="ce1">
            <text:p>15</text:p>
          </table:table-cell>
          <table:table-cell office:value-type="float" office:value="1.999155248" table:style-name="ce1">
            <text:p>1.999155248</text:p>
          </table:table-cell>
          <table:table-cell office:value-type="float" office:value="11.28928483" table:style-name="ce1">
            <text:p>11.28928483</text:p>
          </table:table-cell>
          <table:table-cell office:value-type="float" office:value="5.03097604166667" table:style-name="ce1">
            <text:p>5.03097604166667</text:p>
          </table:table-cell>
          <table:table-cell office:value-type="float" office:value="4.165566194" table:style-name="ce1">
            <text:p>4.165566194</text:p>
          </table:table-cell>
          <table:table-cell office:value-type="float" office:value="2.69935757174531" table:style-name="ce1">
            <text:p>2.69935757174531</text:p>
          </table:table-cell>
          <table:table-cell office:value-type="float" office:value="15" table:style-name="ce1">
            <text:p>15</text:p>
          </table:table-cell>
          <table:table-cell office:value-type="float" office:value="6.456534308" table:style-name="ce1">
            <text:p>6.456534308</text:p>
          </table:table-cell>
          <table:table-cell office:value-type="float" office:value="252.2584773" table:style-name="ce1">
            <text:p>252.2584773</text:p>
          </table:table-cell>
          <table:table-cell office:value-type="float" office:value="79.3217306874667" table:style-name="ce1">
            <text:p>79.3217306874667</text:p>
          </table:table-cell>
          <table:table-cell office:value-type="float" office:value="25.93004286" table:style-name="ce1">
            <text:p>25.93004286</text:p>
          </table:table-cell>
          <table:table-cell office:value-type="float" office:value="81.2103621184454" table:style-name="ce1">
            <text:p>81.2103621184454</text:p>
          </table:table-cell>
          <table:table-cell office:value-type="float" office:value="15" table:style-name="ce1">
            <text:p>15</text:p>
          </table:table-cell>
          <table:table-cell office:value-type="float" office:value="0.2587146583" table:style-name="ce1">
            <text:p>0.2587146583</text:p>
          </table:table-cell>
          <table:table-cell office:value-type="float" office:value="3.080181656" table:style-name="ce1">
            <text:p>3.080181656</text:p>
          </table:table-cell>
          <table:table-cell office:value-type="float" office:value="0.753257907133333" table:style-name="ce1">
            <text:p>0.753257907133333</text:p>
          </table:table-cell>
          <table:table-cell office:value-type="float" office:value="0.4571816127" table:style-name="ce1">
            <text:p>0.4571816127</text:p>
          </table:table-cell>
          <table:table-cell office:value-type="float" office:value="0.863041691359695" table:style-name="ce1">
            <text:p>0.863041691359695</text:p>
          </table:table-cell>
          <table:table-cell office:value-type="float" office:value="15" table:style-name="ce1">
            <text:p>15</text:p>
          </table:table-cell>
          <table:table-cell office:value-type="float" office:value="0.5082758204" table:style-name="ce1">
            <text:p>0.5082758204</text:p>
          </table:table-cell>
          <table:table-cell office:value-type="float" office:value="9.027625469" table:style-name="ce1">
            <text:p>9.027625469</text:p>
          </table:table-cell>
          <table:table-cell office:value-type="float" office:value="1.62719886280667" table:style-name="ce1">
            <text:p>1.62719886280667</text:p>
          </table:table-cell>
          <table:table-cell office:value-type="float" office:value="0.9267406973" table:style-name="ce1">
            <text:p>0.9267406973</text:p>
          </table:table-cell>
          <table:table-cell office:value-type="float" office:value="2.22039187685115" table:style-name="ce1">
            <text:p>2.22039187685115</text:p>
          </table:table-cell>
        </table:table-row>
        <table:table-row table:style-name="ro1">
          <table:table-cell office:value-type="string" table:style-name="ce1">
            <text:p>100x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top</text:p>
          </table:table-cell>
          <table:table-cell office:value-type="string" table:style-name="ce1">
            <text:p>≥20%</text:p>
          </table:table-cell>
          <table:table-cell office:value-type="float" office:value="5" table:style-name="ce1">
            <text:p>5</text:p>
          </table:table-cell>
          <table:table-cell office:value-type="float" office:value="20.16032618" table:style-name="ce1">
            <text:p>20.16032618</text:p>
          </table:table-cell>
          <table:table-cell office:value-type="float" office:value="26.49873881" table:style-name="ce1">
            <text:p>26.49873881</text:p>
          </table:table-cell>
          <table:table-cell office:value-type="float" office:value="23.873570366" table:style-name="ce1">
            <text:p>23.873570366</text:p>
          </table:table-cell>
          <table:table-cell office:value-type="float" office:value="26.03123596" table:style-name="ce1">
            <text:p>26.03123596</text:p>
          </table:table-cell>
          <table:table-cell office:value-type="float" office:value="3.30087109487644" table:style-name="ce1">
            <text:p>3.30087109487644</text:p>
          </table:table-cell>
          <table:table-cell office:value-type="float" office:value="5" table:style-name="ce1">
            <text:p>5</text:p>
          </table:table-cell>
          <table:table-cell office:value-type="float" office:value="2.541860791" table:style-name="ce1">
            <text:p>2.541860791</text:p>
          </table:table-cell>
          <table:table-cell office:value-type="float" office:value="3.493029068" table:style-name="ce1">
            <text:p>3.493029068</text:p>
          </table:table-cell>
          <table:table-cell office:value-type="float" office:value="3.0549184104" table:style-name="ce1">
            <text:p>3.0549184104</text:p>
          </table:table-cell>
          <table:table-cell office:value-type="float" office:value="3.29075722" table:style-name="ce1">
            <text:p>3.29075722</text:p>
          </table:table-cell>
          <table:table-cell office:value-type="float" office:value="0.46736073684153" table:style-name="ce1">
            <text:p>0.46736073684153</text:p>
          </table:table-cell>
          <table:table-cell office:value-type="float" office:value="5" table:style-name="ce1">
            <text:p>5</text:p>
          </table:table-cell>
          <table:table-cell office:value-type="float" office:value="-0.3949724534" table:style-name="ce1">
            <text:p>-0.3949724534</text:p>
          </table:table-cell>
          <table:table-cell office:value-type="float" office:value="-0.3178380616" table:style-name="ce1">
            <text:p>-0.3178380616</text:p>
          </table:table-cell>
          <table:table-cell office:value-type="float" office:value="-0.36893512344" table:style-name="ce1">
            <text:p>-0.36893512344</text:p>
          </table:table-cell>
          <table:table-cell office:value-type="float" office:value="-0.3800098637" table:style-name="ce1">
            <text:p>-0.3800098637</text:p>
          </table:table-cell>
          <table:table-cell office:value-type="float" office:value="0.0306725155037935" table:style-name="ce1">
            <text:p>0.0306725155037935</text:p>
          </table:table-cell>
          <table:table-cell office:value-type="float" office:value="5" table:style-name="ce1">
            <text:p>5</text:p>
          </table:table-cell>
          <table:table-cell office:value-type="float" office:value="3.447480418" table:style-name="ce1">
            <text:p>3.447480418</text:p>
          </table:table-cell>
          <table:table-cell office:value-type="float" office:value="3.745586563" table:style-name="ce1">
            <text:p>3.745586563</text:p>
          </table:table-cell>
          <table:table-cell office:value-type="float" office:value="3.5890606546" table:style-name="ce1">
            <text:p>3.5890606546</text:p>
          </table:table-cell>
          <table:table-cell office:value-type="float" office:value="3.531469928" table:style-name="ce1">
            <text:p>3.531469928</text:p>
          </table:table-cell>
          <table:table-cell office:value-type="float" office:value="0.142176022526551" table:style-name="ce1">
            <text:p>0.142176022526551</text:p>
          </table:table-cell>
          <table:table-cell office:value-type="float" office:value="5" table:style-name="ce1">
            <text:p>5</text:p>
          </table:table-cell>
          <table:table-cell office:value-type="float" office:value="7.790248" table:style-name="ce1">
            <text:p>7.790248</text:p>
          </table:table-cell>
          <table:table-cell office:value-type="float" office:value="9.901078" table:style-name="ce1">
            <text:p>9.901078</text:p>
          </table:table-cell>
          <table:table-cell office:value-type="float" office:value="8.5882734" table:style-name="ce1">
            <text:p>8.5882734</text:p>
          </table:table-cell>
          <table:table-cell office:value-type="float" office:value="8.36726" table:style-name="ce1">
            <text:p>8.36726</text:p>
          </table:table-cell>
          <table:table-cell office:value-type="float" office:value="0.897937621490379" table:style-name="ce1">
            <text:p>0.897937621490379</text:p>
          </table:table-cell>
          <table:table-cell office:value-type="float" office:value="5" table:style-name="ce1">
            <text:p>5</text:p>
          </table:table-cell>
          <table:table-cell office:value-type="float" office:value="8.425996" table:style-name="ce1">
            <text:p>8.425996</text:p>
          </table:table-cell>
          <table:table-cell office:value-type="float" office:value="13.34995" table:style-name="ce1">
            <text:p>13.34995</text:p>
          </table:table-cell>
          <table:table-cell office:value-type="float" office:value="11.3477052" table:style-name="ce1">
            <text:p>11.3477052</text:p>
          </table:table-cell>
          <table:table-cell office:value-type="float" office:value="13.214091" table:style-name="ce1">
            <text:p>13.214091</text:p>
          </table:table-cell>
          <table:table-cell office:value-type="float" office:value="2.62749956367945" table:style-name="ce1">
            <text:p>2.62749956367945</text:p>
          </table:table-cell>
          <table:table-cell office:value-type="float" office:value="5" table:style-name="ce1">
            <text:p>5</text:p>
          </table:table-cell>
          <table:table-cell office:value-type="float" office:value="16.216244" table:style-name="ce1">
            <text:p>16.216244</text:p>
          </table:table-cell>
          <table:table-cell office:value-type="float" office:value="23.251028" table:style-name="ce1">
            <text:p>23.251028</text:p>
          </table:table-cell>
          <table:table-cell office:value-type="float" office:value="19.9359786" table:style-name="ce1">
            <text:p>19.9359786</text:p>
          </table:table-cell>
          <table:table-cell office:value-type="float" office:value="21.601369" table:style-name="ce1">
            <text:p>21.601369</text:p>
          </table:table-cell>
          <table:table-cell office:value-type="float" office:value="3.39314592502272" table:style-name="ce1">
            <text:p>3.39314592502272</text:p>
          </table:table-cell>
          <table:table-cell office:value-type="float" office:value="5" table:style-name="ce1">
            <text:p>5</text:p>
          </table:table-cell>
          <table:table-cell office:value-type="float" office:value="1.91973367" table:style-name="ce1">
            <text:p>1.91973367</text:p>
          </table:table-cell>
          <table:table-cell office:value-type="float" office:value="2.697161411" table:style-name="ce1">
            <text:p>2.697161411</text:p>
          </table:table-cell>
          <table:table-cell office:value-type="float" office:value="2.3406686594" table:style-name="ce1">
            <text:p>2.3406686594</text:p>
          </table:table-cell>
          <table:table-cell office:value-type="float" office:value="2.534111296" table:style-name="ce1">
            <text:p>2.534111296</text:p>
          </table:table-cell>
          <table:table-cell office:value-type="float" office:value="0.381755028760275" table:style-name="ce1">
            <text:p>0.381755028760275</text:p>
          </table:table-cell>
          <table:table-cell office:value-type="float" office:value="5" table:style-name="ce1">
            <text:p>5</text:p>
          </table:table-cell>
          <table:table-cell office:value-type="float" office:value="0.33125221" table:style-name="ce1">
            <text:p>0.33125221</text:p>
          </table:table-cell>
          <table:table-cell office:value-type="float" office:value="0.8453412695" table:style-name="ce1">
            <text:p>0.8453412695</text:p>
          </table:table-cell>
          <table:table-cell office:value-type="float" office:value="0.53059631746" table:style-name="ce1">
            <text:p>0.53059631746</text:p>
          </table:table-cell>
          <table:table-cell office:value-type="float" office:value="0.4884204065" table:style-name="ce1">
            <text:p>0.4884204065</text:p>
          </table:table-cell>
          <table:table-cell office:value-type="float" office:value="0.189618413356321" table:style-name="ce1">
            <text:p>0.189618413356321</text:p>
          </table:table-cell>
          <table:table-cell office:value-type="float" office:value="5" table:style-name="ce1">
            <text:p>5</text:p>
          </table:table-cell>
          <table:table-cell office:value-type="float" office:value="2.985847007" table:style-name="ce1">
            <text:p>2.985847007</text:p>
          </table:table-cell>
          <table:table-cell office:value-type="float" office:value="4.169920538" table:style-name="ce1">
            <text:p>4.169920538</text:p>
          </table:table-cell>
          <table:table-cell office:value-type="float" office:value="3.6549681808" table:style-name="ce1">
            <text:p>3.6549681808</text:p>
          </table:table-cell>
          <table:table-cell office:value-type="float" office:value="4.0446037" table:style-name="ce1">
            <text:p>4.0446037</text:p>
          </table:table-cell>
          <table:table-cell office:value-type="float" office:value="0.604150020115804" table:style-name="ce1">
            <text:p>0.604150020115804</text:p>
          </table:table-cell>
          <table:table-cell office:value-type="float" office:value="5" table:style-name="ce1">
            <text:p>5</text:p>
          </table:table-cell>
          <table:table-cell office:value-type="float" office:value="6.301623409" table:style-name="ce1">
            <text:p>6.301623409</text:p>
          </table:table-cell>
          <table:table-cell office:value-type="float" office:value="7.938791935" table:style-name="ce1">
            <text:p>7.938791935</text:p>
          </table:table-cell>
          <table:table-cell office:value-type="float" office:value="7.1468753202" table:style-name="ce1">
            <text:p>7.1468753202</text:p>
          </table:table-cell>
          <table:table-cell office:value-type="float" office:value="7.438445202" table:style-name="ce1">
            <text:p>7.438445202</text:p>
          </table:table-cell>
          <table:table-cell office:value-type="float" office:value="0.762238488406458" table:style-name="ce1">
            <text:p>0.762238488406458</text:p>
          </table:table-cell>
          <table:table-cell office:value-type="float" office:value="5" table:style-name="ce1">
            <text:p>5</text:p>
          </table:table-cell>
          <table:table-cell office:value-type="float" office:value="19.06886362" table:style-name="ce1">
            <text:p>19.06886362</text:p>
          </table:table-cell>
          <table:table-cell office:value-type="float" office:value="19.73920679" table:style-name="ce1">
            <text:p>19.73920679</text:p>
          </table:table-cell>
          <table:table-cell office:value-type="float" office:value="19.30331377" table:style-name="ce1">
            <text:p>19.30331377</text:p>
          </table:table-cell>
          <table:table-cell office:value-type="float" office:value="19.18083099" table:style-name="ce1">
            <text:p>19.18083099</text:p>
          </table:table-cell>
          <table:table-cell office:value-type="float" office:value="0.265284001450784" table:style-name="ce1">
            <text:p>0.265284001450784</text:p>
          </table:table-cell>
          <table:table-cell office:value-type="float" office:value="3" table:style-name="ce1">
            <text:p>3</text:p>
          </table:table-cell>
          <table:table-cell office:value-type="float" office:value="0.5640784703" table:style-name="ce1">
            <text:p>0.5640784703</text:p>
          </table:table-cell>
          <table:table-cell office:value-type="float" office:value="0.6061795811" table:style-name="ce1">
            <text:p>0.6061795811</text:p>
          </table:table-cell>
          <table:table-cell office:value-type="float" office:value="0.5837642198" table:style-name="ce1">
            <text:p>0.5837642198</text:p>
          </table:table-cell>
          <table:table-cell office:value-type="float" office:value="0.581034608" table:style-name="ce1">
            <text:p>0.581034608</text:p>
          </table:table-cell>
          <table:table-cell office:value-type="float" office:value="0.0211828696847829" table:style-name="ce1">
            <text:p>0.0211828696847829</text:p>
          </table:table-cell>
          <table:table-cell office:value-type="float" office:value="5" table:style-name="ce1">
            <text:p>5</text:p>
          </table:table-cell>
          <table:table-cell office:value-type="float" office:value="12.9978239" table:style-name="ce1">
            <text:p>12.9978239</text:p>
          </table:table-cell>
          <table:table-cell office:value-type="float" office:value="169.0014183" table:style-name="ce1">
            <text:p>169.0014183</text:p>
          </table:table-cell>
          <table:table-cell office:value-type="float" office:value="103.099927808" table:style-name="ce1">
            <text:p>103.099927808</text:p>
          </table:table-cell>
          <table:table-cell office:value-type="float" office:value="157.5002452" table:style-name="ce1">
            <text:p>157.5002452</text:p>
          </table:table-cell>
          <table:table-cell office:value-type="float" office:value="82.3511605325752" table:style-name="ce1">
            <text:p>82.3511605325752</text:p>
          </table:table-cell>
          <table:table-cell office:value-type="float" office:value="5" table:style-name="ce1">
            <text:p>5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74616295698" table:style-name="ce1">
            <text:p>0.74616295698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120203024428803" table:style-name="ce1">
            <text:p>0.120203024428803</text:p>
          </table:table-cell>
          <table:table-cell office:value-type="float" office:value="5" table:style-name="ce1">
            <text:p>5</text:p>
          </table:table-cell>
          <table:table-cell office:value-type="float" office:value="0.4367082591" table:style-name="ce1">
            <text:p>0.4367082591</text:p>
          </table:table-cell>
          <table:table-cell office:value-type="float" office:value="0.523421698" table:style-name="ce1">
            <text:p>0.523421698</text:p>
          </table:table-cell>
          <table:table-cell office:value-type="float" office:value="0.4851839748" table:style-name="ce1">
            <text:p>0.4851839748</text:p>
          </table:table-cell>
          <table:table-cell office:value-type="float" office:value="0.5099399418" table:style-name="ce1">
            <text:p>0.5099399418</text:p>
          </table:table-cell>
          <table:table-cell office:value-type="float" office:value="0.0433692412898878" table:style-name="ce1">
            <text:p>0.0433692412898878</text:p>
          </table:table-cell>
          <table:table-cell office:value-type="float" office:value="5" table:style-name="ce1">
            <text:p>5</text:p>
          </table:table-cell>
          <table:table-cell office:value-type="float" office:value="6.995833889" table:style-name="ce1">
            <text:p>6.995833889</text:p>
          </table:table-cell>
          <table:table-cell office:value-type="float" office:value="10.19782712" table:style-name="ce1">
            <text:p>10.19782712</text:p>
          </table:table-cell>
          <table:table-cell office:value-type="float" office:value="8.7922636396" table:style-name="ce1">
            <text:p>8.7922636396</text:p>
          </table:table-cell>
          <table:table-cell office:value-type="float" office:value="9.728608535" table:style-name="ce1">
            <text:p>9.728608535</text:p>
          </table:table-cell>
          <table:table-cell office:value-type="float" office:value="1.62109694771328" table:style-name="ce1">
            <text:p>1.62109694771328</text:p>
          </table:table-cell>
          <table:table-cell office:value-type="float" office:value="5" table:style-name="ce1">
            <text:p>5</text:p>
          </table:table-cell>
          <table:table-cell office:value-type="float" office:value="0.1262038814" table:style-name="ce1">
            <text:p>0.1262038814</text:p>
          </table:table-cell>
          <table:table-cell office:value-type="float" office:value="0.1774978243" table:style-name="ce1">
            <text:p>0.1774978243</text:p>
          </table:table-cell>
          <table:table-cell office:value-type="float" office:value="0.14826234382" table:style-name="ce1">
            <text:p>0.14826234382</text:p>
          </table:table-cell>
          <table:table-cell office:value-type="float" office:value="0.1458873291" table:style-name="ce1">
            <text:p>0.1458873291</text:p>
          </table:table-cell>
          <table:table-cell office:value-type="float" office:value="0.0221903592197366" table:style-name="ce1">
            <text:p>0.0221903592197366</text:p>
          </table:table-cell>
          <table:table-cell office:value-type="float" office:value="5" table:style-name="ce1">
            <text:p>5</text:p>
          </table:table-cell>
          <table:table-cell office:value-type="float" office:value="3.114227443" table:style-name="ce1">
            <text:p>3.114227443</text:p>
          </table:table-cell>
          <table:table-cell office:value-type="float" office:value="4.347418326" table:style-name="ce1">
            <text:p>4.347418326</text:p>
          </table:table-cell>
          <table:table-cell office:value-type="float" office:value="3.8032306188" table:style-name="ce1">
            <text:p>3.8032306188</text:p>
          </table:table-cell>
          <table:table-cell office:value-type="float" office:value="4.190491333" table:style-name="ce1">
            <text:p>4.190491333</text:p>
          </table:table-cell>
          <table:table-cell office:value-type="float" office:value="0.624106590110191" table:style-name="ce1">
            <text:p>0.624106590110191</text:p>
          </table:table-cell>
          <table:table-cell office:value-type="float" office:value="5" table:style-name="ce1">
            <text:p>5</text:p>
          </table:table-cell>
          <table:table-cell office:value-type="float" office:value="0.1262038814" table:style-name="ce1">
            <text:p>0.1262038814</text:p>
          </table:table-cell>
          <table:table-cell office:value-type="float" office:value="0.1774978243" table:style-name="ce1">
            <text:p>0.1774978243</text:p>
          </table:table-cell>
          <table:table-cell office:value-type="float" office:value="0.14826234382" table:style-name="ce1">
            <text:p>0.14826234382</text:p>
          </table:table-cell>
          <table:table-cell office:value-type="float" office:value="0.1458873291" table:style-name="ce1">
            <text:p>0.1458873291</text:p>
          </table:table-cell>
          <table:table-cell office:value-type="float" office:value="0.0221903592197366" table:style-name="ce1">
            <text:p>0.0221903592197366</text:p>
          </table:table-cell>
          <table:table-cell office:value-type="float" office:value="5" table:style-name="ce1">
            <text:p>5</text:p>
          </table:table-cell>
          <table:table-cell office:value-type="float" office:value="1.949865837" table:style-name="ce1">
            <text:p>1.949865837</text:p>
          </table:table-cell>
          <table:table-cell office:value-type="float" office:value="2.889199522" table:style-name="ce1">
            <text:p>2.889199522</text:p>
          </table:table-cell>
          <table:table-cell office:value-type="float" office:value="2.4290964912" table:style-name="ce1">
            <text:p>2.4290964912</text:p>
          </table:table-cell>
          <table:table-cell office:value-type="float" office:value="2.605587935" table:style-name="ce1">
            <text:p>2.605587935</text:p>
          </table:table-cell>
          <table:table-cell office:value-type="float" office:value="0.435683882575623" table:style-name="ce1">
            <text:p>0.435683882575623</text:p>
          </table:table-cell>
          <table:table-cell office:value-type="float" office:value="5" table:style-name="ce1">
            <text:p>5</text:p>
          </table:table-cell>
          <table:table-cell office:value-type="float" office:value="2.700631163" table:style-name="ce1">
            <text:p>2.700631163</text:p>
          </table:table-cell>
          <table:table-cell office:value-type="float" office:value="3.827689478" table:style-name="ce1">
            <text:p>3.827689478</text:p>
          </table:table-cell>
          <table:table-cell office:value-type="float" office:value="3.3268919088" table:style-name="ce1">
            <text:p>3.3268919088</text:p>
          </table:table-cell>
          <table:table-cell office:value-type="float" office:value="3.680061065" table:style-name="ce1">
            <text:p>3.680061065</text:p>
          </table:table-cell>
          <table:table-cell office:value-type="float" office:value="0.566927537461041" table:style-name="ce1">
            <text:p>0.566927537461041</text:p>
          </table:table-cell>
          <table:table-cell office:value-type="float" office:value="5" table:style-name="ce1">
            <text:p>5</text:p>
          </table:table-cell>
          <table:table-cell office:value-type="float" office:value="0.4135962805" table:style-name="ce1">
            <text:p>0.4135962805</text:p>
          </table:table-cell>
          <table:table-cell office:value-type="float" office:value="0.5242744435" table:style-name="ce1">
            <text:p>0.5242744435</text:p>
          </table:table-cell>
          <table:table-cell office:value-type="float" office:value="0.47633870992" table:style-name="ce1">
            <text:p>0.47633870992</text:p>
          </table:table-cell>
          <table:table-cell office:value-type="float" office:value="0.5104302681" table:style-name="ce1">
            <text:p>0.5104302681</text:p>
          </table:table-cell>
          <table:table-cell office:value-type="float" office:value="0.0574620333410792" table:style-name="ce1">
            <text:p>0.0574620333410792</text:p>
          </table:table-cell>
          <table:table-cell office:value-type="float" office:value="5" table:style-name="ce1">
            <text:p>5</text:p>
          </table:table-cell>
          <table:table-cell office:value-type="float" office:value="6.19059075" table:style-name="ce1">
            <text:p>6.19059075</text:p>
          </table:table-cell>
          <table:table-cell office:value-type="float" office:value="6.326772667" table:style-name="ce1">
            <text:p>6.326772667</text:p>
          </table:table-cell>
          <table:table-cell office:value-type="float" office:value="6.2476471934" table:style-name="ce1">
            <text:p>6.2476471934</text:p>
          </table:table-cell>
          <table:table-cell office:value-type="float" office:value="6.230614" table:style-name="ce1">
            <text:p>6.230614</text:p>
          </table:table-cell>
          <table:table-cell office:value-type="float" office:value="0.0528897422175909" table:style-name="ce1">
            <text:p>0.0528897422175909</text:p>
          </table:table-cell>
          <table:table-cell office:value-type="float" office:value="5" table:style-name="ce1">
            <text:p>5</text:p>
          </table:table-cell>
          <table:table-cell office:value-type="float" office:value="1.729830979" table:style-name="ce1">
            <text:p>1.729830979</text:p>
          </table:table-cell>
          <table:table-cell office:value-type="float" office:value="1.911508534" table:style-name="ce1">
            <text:p>1.911508534</text:p>
          </table:table-cell>
          <table:table-cell office:value-type="float" office:value="1.833502301" table:style-name="ce1">
            <text:p>1.833502301</text:p>
          </table:table-cell>
          <table:table-cell office:value-type="float" office:value="1.880422482" table:style-name="ce1">
            <text:p>1.880422482</text:p>
          </table:table-cell>
          <table:table-cell office:value-type="float" office:value="0.0887690655800993" table:style-name="ce1">
            <text:p>0.0887690655800993</text:p>
          </table:table-cell>
          <table:table-cell office:value-type="float" office:value="5" table:style-name="ce1">
            <text:p>5</text:p>
          </table:table-cell>
          <table:table-cell office:value-type="float" office:value="2230.262774" table:style-name="ce1">
            <text:p>2230.262774</text:p>
          </table:table-cell>
          <table:table-cell office:value-type="float" office:value="2659.671637" table:style-name="ce1">
            <text:p>2659.671637</text:p>
          </table:table-cell>
          <table:table-cell office:value-type="float" office:value="2483.688252" table:style-name="ce1">
            <text:p>2483.688252</text:p>
          </table:table-cell>
          <table:table-cell office:value-type="float" office:value="2644.184599" table:style-name="ce1">
            <text:p>2644.184599</text:p>
          </table:table-cell>
          <table:table-cell office:value-type="float" office:value="228.110906439776" table:style-name="ce1">
            <text:p>228.110906439776</text:p>
          </table:table-cell>
          <table:table-cell office:value-type="float" office:value="5" table:style-name="ce1">
            <text:p>5</text:p>
          </table:table-cell>
          <table:table-cell office:value-type="float" office:value="142.991877" table:style-name="ce1">
            <text:p>142.991877</text:p>
          </table:table-cell>
          <table:table-cell office:value-type="float" office:value="142.9993459" table:style-name="ce1">
            <text:p>142.9993459</text:p>
          </table:table-cell>
          <table:table-cell office:value-type="float" office:value="142.99511588" table:style-name="ce1">
            <text:p>142.99511588</text:p>
          </table:table-cell>
          <table:table-cell office:value-type="float" office:value="142.9929157" table:style-name="ce1">
            <text:p>142.9929157</text:p>
          </table:table-cell>
          <table:table-cell office:value-type="float" office:value="0.00367538699486751" table:style-name="ce1">
            <text:p>0.00367538699486751</text:p>
          </table:table-cell>
          <table:table-cell office:value-type="float" office:value="5" table:style-name="ce1">
            <text:p>5</text:p>
          </table:table-cell>
          <table:table-cell office:value-type="float" office:value="179.9859048" table:style-name="ce1">
            <text:p>179.9859048</text:p>
          </table:table-cell>
          <table:table-cell office:value-type="float" office:value="179.9983814" table:style-name="ce1">
            <text:p>179.9983814</text:p>
          </table:table-cell>
          <table:table-cell office:value-type="float" office:value="179.99237534" table:style-name="ce1">
            <text:p>179.99237534</text:p>
          </table:table-cell>
          <table:table-cell office:value-type="float" office:value="179.9928148" table:style-name="ce1">
            <text:p>179.9928148</text:p>
          </table:table-cell>
          <table:table-cell office:value-type="float" office:value="0.00505086056410658" table:style-name="ce1">
            <text:p>0.00505086056410658</text:p>
          </table:table-cell>
          <table:table-cell office:value-type="float" office:value="5" table:style-name="ce1">
            <text:p>5</text:p>
          </table:table-cell>
          <table:table-cell office:value-type="float" office:value="37.01988473" table:style-name="ce1">
            <text:p>37.01988473</text:p>
          </table:table-cell>
          <table:table-cell office:value-type="float" office:value="159.5348092" table:style-name="ce1">
            <text:p>159.5348092</text:p>
          </table:table-cell>
          <table:table-cell office:value-type="float" office:value="110.52745316" table:style-name="ce1">
            <text:p>110.52745316</text:p>
          </table:table-cell>
          <table:table-cell office:value-type="float" office:value="159.5238988" table:style-name="ce1">
            <text:p>159.5238988</text:p>
          </table:table-cell>
          <table:table-cell office:value-type="float" office:value="67.1006838468793" table:style-name="ce1">
            <text:p>67.1006838468793</text:p>
          </table:table-cell>
          <table:table-cell office:value-type="float" office:value="5" table:style-name="ce1">
            <text:p>5</text:p>
          </table:table-cell>
          <table:table-cell office:value-type="float" office:value="39.93223327" table:style-name="ce1">
            <text:p>39.93223327</text:p>
          </table:table-cell>
          <table:table-cell office:value-type="float" office:value="95.87010056" table:style-name="ce1">
            <text:p>95.87010056</text:p>
          </table:table-cell>
          <table:table-cell office:value-type="float" office:value="62.549271858" table:style-name="ce1">
            <text:p>62.549271858</text:p>
          </table:table-cell>
          <table:table-cell office:value-type="float" office:value="41.03205674" table:style-name="ce1">
            <text:p>41.03205674</text:p>
          </table:table-cell>
          <table:table-cell office:value-type="float" office:value="30.1821616957555" table:style-name="ce1">
            <text:p>30.1821616957555</text:p>
          </table:table-cell>
          <table:table-cell office:value-type="float" office:value="5" table:style-name="ce1">
            <text:p>5</text:p>
          </table:table-cell>
          <table:table-cell office:value-type="float" office:value="0.002062258249" table:style-name="ce1">
            <text:p>0.002062258249</text:p>
          </table:table-cell>
          <table:table-cell office:value-type="float" office:value="0.003424330493" table:style-name="ce1">
            <text:p>0.003424330493</text:p>
          </table:table-cell>
          <table:table-cell office:value-type="float" office:value="0.0028376562402" table:style-name="ce1">
            <text:p>0.0028376562402</text:p>
          </table:table-cell>
          <table:table-cell office:value-type="float" office:value="0.003270701156" table:style-name="ce1">
            <text:p>0.003270701156</text:p>
          </table:table-cell>
          <table:table-cell office:value-type="float" office:value="0.00067940260690641" table:style-name="ce1">
            <text:p>0.00067940260690641</text:p>
          </table:table-cell>
          <table:table-cell office:value-type="float" office:value="5" table:style-name="ce1">
            <text:p>5</text:p>
          </table:table-cell>
          <table:table-cell office:value-type="float" office:value="0.01850015125" table:style-name="ce1">
            <text:p>0.01850015125</text:p>
          </table:table-cell>
          <table:table-cell office:value-type="float" office:value="0.01892281326" table:style-name="ce1">
            <text:p>0.01892281326</text:p>
          </table:table-cell>
          <table:table-cell office:value-type="float" office:value="0.018741696208" table:style-name="ce1">
            <text:p>0.018741696208</text:p>
          </table:table-cell>
          <table:table-cell office:value-type="float" office:value="0.01881858886" table:style-name="ce1">
            <text:p>0.01881858886</text:p>
          </table:table-cell>
          <table:table-cell office:value-type="float" office:value="0.000204529671801562" table:style-name="ce1">
            <text:p>0.000204529671801562</text:p>
          </table:table-cell>
          <table:table-cell office:value-type="float" office:value="5" table:style-name="ce1">
            <text:p>5</text:p>
          </table:table-cell>
          <table:table-cell office:value-type="float" office:value="8.217212154" table:style-name="ce1">
            <text:p>8.217212154</text:p>
          </table:table-cell>
          <table:table-cell office:value-type="float" office:value="11.05249006" table:style-name="ce1">
            <text:p>11.05249006</text:p>
          </table:table-cell>
          <table:table-cell office:value-type="float" office:value="9.529241557" table:style-name="ce1">
            <text:p>9.529241557</text:p>
          </table:table-cell>
          <table:table-cell office:value-type="float" office:value="9.94485666" table:style-name="ce1">
            <text:p>9.94485666</text:p>
          </table:table-cell>
          <table:table-cell office:value-type="float" office:value="1.2281076881908" table:style-name="ce1">
            <text:p>1.2281076881908</text:p>
          </table:table-cell>
          <table:table-cell office:value-type="float" office:value="5" table:style-name="ce1">
            <text:p>5</text:p>
          </table:table-cell>
          <table:table-cell office:value-type="float" office:value="55.35422139" table:style-name="ce1">
            <text:p>55.35422139</text:p>
          </table:table-cell>
          <table:table-cell office:value-type="float" office:value="392.6134305" table:style-name="ce1">
            <text:p>392.6134305</text:p>
          </table:table-cell>
          <table:table-cell office:value-type="float" office:value="200.789132484" table:style-name="ce1">
            <text:p>200.789132484</text:p>
          </table:table-cell>
          <table:table-cell office:value-type="float" office:value="236.8100579" table:style-name="ce1">
            <text:p>236.8100579</text:p>
          </table:table-cell>
          <table:table-cell office:value-type="float" office:value="141.260608272031" table:style-name="ce1">
            <text:p>141.260608272031</text:p>
          </table:table-cell>
          <table:table-cell office:value-type="float" office:value="5" table:style-name="ce1">
            <text:p>5</text:p>
          </table:table-cell>
          <table:table-cell office:value-type="float" office:value="0.5814329748" table:style-name="ce1">
            <text:p>0.5814329748</text:p>
          </table:table-cell>
          <table:table-cell office:value-type="float" office:value="1.26825679" table:style-name="ce1">
            <text:p>1.26825679</text:p>
          </table:table-cell>
          <table:table-cell office:value-type="float" office:value="0.89070581014" table:style-name="ce1">
            <text:p>0.89070581014</text:p>
          </table:table-cell>
          <table:table-cell office:value-type="float" office:value="0.9065142901" table:style-name="ce1">
            <text:p>0.9065142901</text:p>
          </table:table-cell>
          <table:table-cell office:value-type="float" office:value="0.27779485961647" table:style-name="ce1">
            <text:p>0.27779485961647</text:p>
          </table:table-cell>
          <table:table-cell office:value-type="float" office:value="5" table:style-name="ce1">
            <text:p>5</text:p>
          </table:table-cell>
          <table:table-cell office:value-type="float" office:value="1.103064132" table:style-name="ce1">
            <text:p>1.103064132</text:p>
          </table:table-cell>
          <table:table-cell office:value-type="float" office:value="2.023038402" table:style-name="ce1">
            <text:p>2.023038402</text:p>
          </table:table-cell>
          <table:table-cell office:value-type="float" office:value="1.512039375" table:style-name="ce1">
            <text:p>1.512039375</text:p>
          </table:table-cell>
          <table:table-cell office:value-type="float" office:value="1.395295907" table:style-name="ce1">
            <text:p>1.395295907</text:p>
          </table:table-cell>
          <table:table-cell office:value-type="float" office:value="0.386999312423757" table:style-name="ce1">
            <text:p>0.386999312423757</text:p>
          </table:table-cell>
        </table:table-row>
        <table:table-row table:style-name="ro1">
          <table:table-cell office:value-type="string" table:style-name="ce1">
            <text:p>100x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bottom</text:p>
          </table:table-cell>
          <table:table-cell office:value-type="string" table:style-name="ce1">
            <text:p>&lt;10%</text:p>
          </table:table-cell>
          <table:table-cell office:value-type="float" office:value="6" table:style-name="ce1">
            <text:p>6</text:p>
          </table:table-cell>
          <table:table-cell office:value-type="float" office:value="4.105075844" table:style-name="ce1">
            <text:p>4.105075844</text:p>
          </table:table-cell>
          <table:table-cell office:value-type="float" office:value="9.231367264" table:style-name="ce1">
            <text:p>9.231367264</text:p>
          </table:table-cell>
          <table:table-cell office:value-type="float" office:value="6.6202503945" table:style-name="ce1">
            <text:p>6.6202503945</text:p>
          </table:table-cell>
          <table:table-cell office:value-type="float" office:value="6.567672161" table:style-name="ce1">
            <text:p>6.567672161</text:p>
          </table:table-cell>
          <table:table-cell office:value-type="float" office:value="2.2623774044009" table:style-name="ce1">
            <text:p>2.2623774044009</text:p>
          </table:table-cell>
          <table:table-cell office:value-type="float" office:value="6" table:style-name="ce1">
            <text:p>6</text:p>
          </table:table-cell>
          <table:table-cell office:value-type="float" office:value="0.7277225583" table:style-name="ce1">
            <text:p>0.7277225583</text:p>
          </table:table-cell>
          <table:table-cell office:value-type="float" office:value="1.204228483" table:style-name="ce1">
            <text:p>1.204228483</text:p>
          </table:table-cell>
          <table:table-cell office:value-type="float" office:value="1.0559396582" table:style-name="ce1">
            <text:p>1.0559396582</text:p>
          </table:table-cell>
          <table:table-cell office:value-type="float" office:value="1.1399219865" table:style-name="ce1">
            <text:p>1.1399219865</text:p>
          </table:table-cell>
          <table:table-cell office:value-type="float" office:value="0.179505614851316" table:style-name="ce1">
            <text:p>0.179505614851316</text:p>
          </table:table-cell>
          <table:table-cell office:value-type="float" office:value="6" table:style-name="ce1">
            <text:p>6</text:p>
          </table:table-cell>
          <table:table-cell office:value-type="float" office:value="-0.3163008134" table:style-name="ce1">
            <text:p>-0.3163008134</text:p>
          </table:table-cell>
          <table:table-cell office:value-type="float" office:value="2.125096299" table:style-name="ce1">
            <text:p>2.125096299</text:p>
          </table:table-cell>
          <table:table-cell office:value-type="float" office:value="0.261518376695" table:style-name="ce1">
            <text:p>0.261518376695</text:p>
          </table:table-cell>
          <table:table-cell office:value-type="float" office:value="-0.056415814965" table:style-name="ce1">
            <text:p>-0.056415814965</text:p>
          </table:table-cell>
          <table:table-cell office:value-type="float" office:value="0.9332351145716" table:style-name="ce1">
            <text:p>0.9332351145716</text:p>
          </table:table-cell>
          <table:table-cell office:value-type="float" office:value="6" table:style-name="ce1">
            <text:p>6</text:p>
          </table:table-cell>
          <table:table-cell office:value-type="float" office:value="2.965729237" table:style-name="ce1">
            <text:p>2.965729237</text:p>
          </table:table-cell>
          <table:table-cell office:value-type="float" office:value="16.9170372" table:style-name="ce1">
            <text:p>16.9170372</text:p>
          </table:table-cell>
          <table:table-cell office:value-type="float" office:value="5.35565283216667" table:style-name="ce1">
            <text:p>5.35565283216667</text:p>
          </table:table-cell>
          <table:table-cell office:value-type="float" office:value="3.047878665" table:style-name="ce1">
            <text:p>3.047878665</text:p>
          </table:table-cell>
          <table:table-cell office:value-type="float" office:value="5.66456040854322" table:style-name="ce1">
            <text:p>5.66456040854322</text:p>
          </table:table-cell>
          <table:table-cell office:value-type="float" office:value="6" table:style-name="ce1">
            <text:p>6</text:p>
          </table:table-cell>
          <table:table-cell office:value-type="float" office:value="2.122528" table:style-name="ce1">
            <text:p>2.122528</text:p>
          </table:table-cell>
          <table:table-cell office:value-type="float" office:value="7.166561" table:style-name="ce1">
            <text:p>7.166561</text:p>
          </table:table-cell>
          <table:table-cell office:value-type="float" office:value="3.634286" table:style-name="ce1">
            <text:p>3.634286</text:p>
          </table:table-cell>
          <table:table-cell office:value-type="float" office:value="3.0000865" table:style-name="ce1">
            <text:p>3.0000865</text:p>
          </table:table-cell>
          <table:table-cell office:value-type="float" office:value="1.82227457131213" table:style-name="ce1">
            <text:p>1.82227457131213</text:p>
          </table:table-cell>
          <table:table-cell office:value-type="float" office:value="6" table:style-name="ce1">
            <text:p>6</text:p>
          </table:table-cell>
          <table:table-cell office:value-type="float" office:value="2.780413" table:style-name="ce1">
            <text:p>2.780413</text:p>
          </table:table-cell>
          <table:table-cell office:value-type="float" office:value="4.290328" table:style-name="ce1">
            <text:p>4.290328</text:p>
          </table:table-cell>
          <table:table-cell office:value-type="float" office:value="3.46234566666667" table:style-name="ce1">
            <text:p>3.46234566666667</text:p>
          </table:table-cell>
          <table:table-cell office:value-type="float" office:value="3.163209" table:style-name="ce1">
            <text:p>3.163209</text:p>
          </table:table-cell>
          <table:table-cell office:value-type="float" office:value="0.650064490392351" table:style-name="ce1">
            <text:p>0.650064490392351</text:p>
          </table:table-cell>
          <table:table-cell office:value-type="float" office:value="6" table:style-name="ce1">
            <text:p>6</text:p>
          </table:table-cell>
          <table:table-cell office:value-type="float" office:value="4.902941" table:style-name="ce1">
            <text:p>4.902941</text:p>
          </table:table-cell>
          <table:table-cell office:value-type="float" office:value="10.272391" table:style-name="ce1">
            <text:p>10.272391</text:p>
          </table:table-cell>
          <table:table-cell office:value-type="float" office:value="7.09663166666667" table:style-name="ce1">
            <text:p>7.09663166666667</text:p>
          </table:table-cell>
          <table:table-cell office:value-type="float" office:value="6.9919725" table:style-name="ce1">
            <text:p>6.9919725</text:p>
          </table:table-cell>
          <table:table-cell office:value-type="float" office:value="1.75583961469716" table:style-name="ce1">
            <text:p>1.75583961469716</text:p>
          </table:table-cell>
          <table:table-cell office:value-type="float" office:value="6" table:style-name="ce1">
            <text:p>6</text:p>
          </table:table-cell>
          <table:table-cell office:value-type="float" office:value="0.5801121603" table:style-name="ce1">
            <text:p>0.5801121603</text:p>
          </table:table-cell>
          <table:table-cell office:value-type="float" office:value="0.9411914436" table:style-name="ce1">
            <text:p>0.9411914436</text:p>
          </table:table-cell>
          <table:table-cell office:value-type="float" office:value="0.820289757866667" table:style-name="ce1">
            <text:p>0.820289757866667</text:p>
          </table:table-cell>
          <table:table-cell office:value-type="float" office:value="0.90408016445" table:style-name="ce1">
            <text:p>0.90408016445</text:p>
          </table:table-cell>
          <table:table-cell office:value-type="float" office:value="0.15589535462623" table:style-name="ce1">
            <text:p>0.15589535462623</text:p>
          </table:table-cell>
          <table:table-cell office:value-type="float" office:value="6" table:style-name="ce1">
            <text:p>6</text:p>
          </table:table-cell>
          <table:table-cell office:value-type="float" office:value="0.5156150779" table:style-name="ce1">
            <text:p>0.5156150779</text:p>
          </table:table-cell>
          <table:table-cell office:value-type="float" office:value="6.344378097" table:style-name="ce1">
            <text:p>6.344378097</text:p>
          </table:table-cell>
          <table:table-cell office:value-type="float" office:value="3.96707706681667" table:style-name="ce1">
            <text:p>3.96707706681667</text:p>
          </table:table-cell>
          <table:table-cell office:value-type="float" office:value="4.540589585" table:style-name="ce1">
            <text:p>4.540589585</text:p>
          </table:table-cell>
          <table:table-cell office:value-type="float" office:value="2.56631035977526" table:style-name="ce1">
            <text:p>2.56631035977526</text:p>
          </table:table-cell>
          <table:table-cell office:value-type="float" office:value="6" table:style-name="ce1">
            <text:p>6</text:p>
          </table:table-cell>
          <table:table-cell office:value-type="float" office:value="0.9276778098" table:style-name="ce1">
            <text:p>0.9276778098</text:p>
          </table:table-cell>
          <table:table-cell office:value-type="float" office:value="1.514283643" table:style-name="ce1">
            <text:p>1.514283643</text:p>
          </table:table-cell>
          <table:table-cell office:value-type="float" office:value="1.27639928023333" table:style-name="ce1">
            <text:p>1.27639928023333</text:p>
          </table:table-cell>
          <table:table-cell office:value-type="float" office:value="1.4042519155" table:style-name="ce1">
            <text:p>1.4042519155</text:p>
          </table:table-cell>
          <table:table-cell office:value-type="float" office:value="0.267726533612786" table:style-name="ce1">
            <text:p>0.267726533612786</text:p>
          </table:table-cell>
          <table:table-cell office:value-type="float" office:value="6" table:style-name="ce1">
            <text:p>6</text:p>
          </table:table-cell>
          <table:table-cell office:value-type="float" office:value="1.421802735" table:style-name="ce1">
            <text:p>1.421802735</text:p>
          </table:table-cell>
          <table:table-cell office:value-type="float" office:value="2.457969843" table:style-name="ce1">
            <text:p>2.457969843</text:p>
          </table:table-cell>
          <table:table-cell office:value-type="float" office:value="2.0839014655" table:style-name="ce1">
            <text:p>2.0839014655</text:p>
          </table:table-cell>
          <table:table-cell office:value-type="float" office:value="2.2998186815" table:style-name="ce1">
            <text:p>2.2998186815</text:p>
          </table:table-cell>
          <table:table-cell office:value-type="float" office:value="0.461678255923091" table:style-name="ce1">
            <text:p>0.461678255923091</text:p>
          </table:table-cell>
          <table:table-cell office:value-type="float" office:value="6" table:style-name="ce1">
            <text:p>6</text:p>
          </table:table-cell>
          <table:table-cell office:value-type="float" office:value="10.8614131" table:style-name="ce1">
            <text:p>10.8614131</text:p>
          </table:table-cell>
          <table:table-cell office:value-type="float" office:value="20.41397328" table:style-name="ce1">
            <text:p>20.41397328</text:p>
          </table:table-cell>
          <table:table-cell office:value-type="float" office:value="15.3036159233333" table:style-name="ce1">
            <text:p>15.3036159233333</text:p>
          </table:table-cell>
          <table:table-cell office:value-type="float" office:value="15.11542913" table:style-name="ce1">
            <text:p>15.11542913</text:p>
          </table:table-cell>
          <table:table-cell office:value-type="float" office:value="3.73295666341168" table:style-name="ce1">
            <text:p>3.73295666341168</text:p>
          </table:table-cell>
          <table:table-cell office:value-type="float" office:value="4" table:style-name="ce1">
            <text:p>4</text:p>
          </table:table-cell>
          <table:table-cell office:value-type="float" office:value="0.2092553315" table:style-name="ce1">
            <text:p>0.2092553315</text:p>
          </table:table-cell>
          <table:table-cell office:value-type="float" office:value="0.2851754483" table:style-name="ce1">
            <text:p>0.2851754483</text:p>
          </table:table-cell>
          <table:table-cell office:value-type="float" office:value="0.24700434825" table:style-name="ce1">
            <text:p>0.24700434825</text:p>
          </table:table-cell>
          <table:table-cell office:value-type="float" office:value="0.2467933066" table:style-name="ce1">
            <text:p>0.2467933066</text:p>
          </table:table-cell>
          <table:table-cell office:value-type="float" office:value="0.0311205804174528" table:style-name="ce1">
            <text:p>0.0311205804174528</text:p>
          </table:table-cell>
          <table:table-cell office:value-type="float" office:value="6" table:style-name="ce1">
            <text:p>6</text:p>
          </table:table-cell>
          <table:table-cell office:value-type="float" office:value="80.2491172" table:style-name="ce1">
            <text:p>80.2491172</text:p>
          </table:table-cell>
          <table:table-cell office:value-type="float" office:value="157.2525489" table:style-name="ce1">
            <text:p>157.2525489</text:p>
          </table:table-cell>
          <table:table-cell office:value-type="float" office:value="115.460661298333" table:style-name="ce1">
            <text:p>115.460661298333</text:p>
          </table:table-cell>
          <table:table-cell office:value-type="float" office:value="106.7459117" table:style-name="ce1">
            <text:p>106.7459117</text:p>
          </table:table-cell>
          <table:table-cell office:value-type="float" office:value="34.1823538214164" table:style-name="ce1">
            <text:p>34.1823538214164</text:p>
          </table:table-cell>
          <table:table-cell office:value-type="float" office:value="6" table:style-name="ce1">
            <text:p>6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8778387729" table:style-name="ce1">
            <text:p>0.8778387729</text:p>
          </table:table-cell>
          <table:table-cell office:value-type="float" office:value="0.7681089263" table:style-name="ce1">
            <text:p>0.7681089263</text:p>
          </table:table-cell>
          <table:table-cell office:value-type="float" office:value="0.7681089263" table:style-name="ce1">
            <text:p>0.7681089263</text:p>
          </table:table-cell>
          <table:table-cell office:value-type="float" office:value="0.120203024428803" table:style-name="ce1">
            <text:p>0.120203024428803</text:p>
          </table:table-cell>
          <table:table-cell office:value-type="float" office:value="6" table:style-name="ce1">
            <text:p>6</text:p>
          </table:table-cell>
          <table:table-cell office:value-type="float" office:value="0.1456888397" table:style-name="ce1">
            <text:p>0.1456888397</text:p>
          </table:table-cell>
          <table:table-cell office:value-type="float" office:value="0.3221736571" table:style-name="ce1">
            <text:p>0.3221736571</text:p>
          </table:table-cell>
          <table:table-cell office:value-type="float" office:value="0.24878283895" table:style-name="ce1">
            <text:p>0.24878283895</text:p>
          </table:table-cell>
          <table:table-cell office:value-type="float" office:value="0.24739784695" table:style-name="ce1">
            <text:p>0.24739784695</text:p>
          </table:table-cell>
          <table:table-cell office:value-type="float" office:value="0.0721207565476787" table:style-name="ce1">
            <text:p>0.0721207565476787</text:p>
          </table:table-cell>
          <table:table-cell office:value-type="float" office:value="6" table:style-name="ce1">
            <text:p>6</text:p>
          </table:table-cell>
          <table:table-cell office:value-type="float" office:value="1.030728249" table:style-name="ce1">
            <text:p>1.030728249</text:p>
          </table:table-cell>
          <table:table-cell office:value-type="float" office:value="3.91078828" table:style-name="ce1">
            <text:p>3.91078828</text:p>
          </table:table-cell>
          <table:table-cell office:value-type="float" office:value="2.4920435775" table:style-name="ce1">
            <text:p>2.4920435775</text:p>
          </table:table-cell>
          <table:table-cell office:value-type="float" office:value="2.079521122" table:style-name="ce1">
            <text:p>2.079521122</text:p>
          </table:table-cell>
          <table:table-cell office:value-type="float" office:value="1.16263197819696" table:style-name="ce1">
            <text:p>1.16263197819696</text:p>
          </table:table-cell>
          <table:table-cell office:value-type="float" office:value="6" table:style-name="ce1">
            <text:p>6</text:p>
          </table:table-cell>
          <table:table-cell office:value-type="float" office:value="0.03121169688" table:style-name="ce1">
            <text:p>0.03121169688</text:p>
          </table:table-cell>
          <table:table-cell office:value-type="float" office:value="0.07848312367" table:style-name="ce1">
            <text:p>0.07848312367</text:p>
          </table:table-cell>
          <table:table-cell office:value-type="float" office:value="0.0552342107883333" table:style-name="ce1">
            <text:p>0.0552342107883333</text:p>
          </table:table-cell>
          <table:table-cell office:value-type="float" office:value="0.0535773341" table:style-name="ce1">
            <text:p>0.0535773341</text:p>
          </table:table-cell>
          <table:table-cell office:value-type="float" office:value="0.0191787433184234" table:style-name="ce1">
            <text:p>0.0191787433184234</text:p>
          </table:table-cell>
          <table:table-cell office:value-type="float" office:value="6" table:style-name="ce1">
            <text:p>6</text:p>
          </table:table-cell>
          <table:table-cell office:value-type="float" office:value="0.9780807358" table:style-name="ce1">
            <text:p>0.9780807358</text:p>
          </table:table-cell>
          <table:table-cell office:value-type="float" office:value="1.586673214" table:style-name="ce1">
            <text:p>1.586673214</text:p>
          </table:table-cell>
          <table:table-cell office:value-type="float" office:value="1.33163357613333" table:style-name="ce1">
            <text:p>1.33163357613333</text:p>
          </table:table-cell>
          <table:table-cell office:value-type="float" office:value="1.457829641" table:style-name="ce1">
            <text:p>1.457829641</text:p>
          </table:table-cell>
          <table:table-cell office:value-type="float" office:value="0.268378825858762" table:style-name="ce1">
            <text:p>0.268378825858762</text:p>
          </table:table-cell>
          <table:table-cell office:value-type="float" office:value="6" table:style-name="ce1">
            <text:p>6</text:p>
          </table:table-cell>
          <table:table-cell office:value-type="float" office:value="0.03121169688" table:style-name="ce1">
            <text:p>0.03121169688</text:p>
          </table:table-cell>
          <table:table-cell office:value-type="float" office:value="0.07848312367" table:style-name="ce1">
            <text:p>0.07848312367</text:p>
          </table:table-cell>
          <table:table-cell office:value-type="float" office:value="0.0552342107883333" table:style-name="ce1">
            <text:p>0.0552342107883333</text:p>
          </table:table-cell>
          <table:table-cell office:value-type="float" office:value="0.0535773341" table:style-name="ce1">
            <text:p>0.0535773341</text:p>
          </table:table-cell>
          <table:table-cell office:value-type="float" office:value="0.0191787433184234" table:style-name="ce1">
            <text:p>0.0191787433184234</text:p>
          </table:table-cell>
          <table:table-cell office:value-type="float" office:value="6" table:style-name="ce1">
            <text:p>6</text:p>
          </table:table-cell>
          <table:table-cell office:value-type="float" office:value="0.647153132" table:style-name="ce1">
            <text:p>0.647153132</text:p>
          </table:table-cell>
          <table:table-cell office:value-type="float" office:value="1.073866802" table:style-name="ce1">
            <text:p>1.073866802</text:p>
          </table:table-cell>
          <table:table-cell office:value-type="float" office:value="0.928715372166667" table:style-name="ce1">
            <text:p>0.928715372166667</text:p>
          </table:table-cell>
          <table:table-cell office:value-type="float" office:value="1.045711789" table:style-name="ce1">
            <text:p>1.045711789</text:p>
          </table:table-cell>
          <table:table-cell office:value-type="float" office:value="0.203654142250632" table:style-name="ce1">
            <text:p>0.203654142250632</text:p>
          </table:table-cell>
          <table:table-cell office:value-type="float" office:value="6" table:style-name="ce1">
            <text:p>6</text:p>
          </table:table-cell>
          <table:table-cell office:value-type="float" office:value="0.895231868" table:style-name="ce1">
            <text:p>0.895231868</text:p>
          </table:table-cell>
          <table:table-cell office:value-type="float" office:value="1.44990385" table:style-name="ce1">
            <text:p>1.44990385</text:p>
          </table:table-cell>
          <table:table-cell office:value-type="float" office:value="1.2091837945" table:style-name="ce1">
            <text:p>1.2091837945</text:p>
          </table:table-cell>
          <table:table-cell office:value-type="float" office:value="1.321199885" table:style-name="ce1">
            <text:p>1.321199885</text:p>
          </table:table-cell>
          <table:table-cell office:value-type="float" office:value="0.243775643033723" table:style-name="ce1">
            <text:p>0.243775643033723</text:p>
          </table:table-cell>
          <table:table-cell office:value-type="float" office:value="6" table:style-name="ce1">
            <text:p>6</text:p>
          </table:table-cell>
          <table:table-cell office:value-type="float" office:value="0.08284886777" table:style-name="ce1">
            <text:p>0.08284886777</text:p>
          </table:table-cell>
          <table:table-cell office:value-type="float" office:value="0.143433699" table:style-name="ce1">
            <text:p>0.143433699</text:p>
          </table:table-cell>
          <table:table-cell office:value-type="float" office:value="0.122449781666667" table:style-name="ce1">
            <text:p>0.122449781666667</text:p>
          </table:table-cell>
          <table:table-cell office:value-type="float" office:value="0.13356930255" table:style-name="ce1">
            <text:p>0.13356930255</text:p>
          </table:table-cell>
          <table:table-cell office:value-type="float" office:value="0.025585717139195" table:style-name="ce1">
            <text:p>0.025585717139195</text:p>
          </table:table-cell>
          <table:table-cell office:value-type="float" office:value="6" table:style-name="ce1">
            <text:p>6</text:p>
          </table:table-cell>
          <table:table-cell office:value-type="float" office:value="2.173074" table:style-name="ce1">
            <text:p>2.173074</text:p>
          </table:table-cell>
          <table:table-cell office:value-type="float" office:value="5.391116" table:style-name="ce1">
            <text:p>5.391116</text:p>
          </table:table-cell>
          <table:table-cell office:value-type="float" office:value="3.58805395833333" table:style-name="ce1">
            <text:p>3.58805395833333</text:p>
          </table:table-cell>
          <table:table-cell office:value-type="float" office:value="3.065212" table:style-name="ce1">
            <text:p>3.065212</text:p>
          </table:table-cell>
          <table:table-cell office:value-type="float" office:value="1.4571408716116" table:style-name="ce1">
            <text:p>1.4571408716116</text:p>
          </table:table-cell>
          <table:table-cell office:value-type="float" office:value="6" table:style-name="ce1">
            <text:p>6</text:p>
          </table:table-cell>
          <table:table-cell office:value-type="float" office:value="0.7975485361" table:style-name="ce1">
            <text:p>0.7975485361</text:p>
          </table:table-cell>
          <table:table-cell office:value-type="float" office:value="1.113961318" table:style-name="ce1">
            <text:p>1.113961318</text:p>
          </table:table-cell>
          <table:table-cell office:value-type="float" office:value="0.979004244833333" table:style-name="ce1">
            <text:p>0.979004244833333</text:p>
          </table:table-cell>
          <table:table-cell office:value-type="float" office:value="0.9855312258" table:style-name="ce1">
            <text:p>0.9855312258</text:p>
          </table:table-cell>
          <table:table-cell office:value-type="float" office:value="0.124878833354359" table:style-name="ce1">
            <text:p>0.124878833354359</text:p>
          </table:table-cell>
          <table:table-cell office:value-type="float" office:value="6" table:style-name="ce1">
            <text:p>6</text:p>
          </table:table-cell>
          <table:table-cell office:value-type="float" office:value="2260.127629" table:style-name="ce1">
            <text:p>2260.127629</text:p>
          </table:table-cell>
          <table:table-cell office:value-type="float" office:value="2375.44717" table:style-name="ce1">
            <text:p>2375.44717</text:p>
          </table:table-cell>
          <table:table-cell office:value-type="float" office:value="2326.178898" table:style-name="ce1">
            <text:p>2326.178898</text:p>
          </table:table-cell>
          <table:table-cell office:value-type="float" office:value="2336.9731505" table:style-name="ce1">
            <text:p>2336.9731505</text:p>
          </table:table-cell>
          <table:table-cell office:value-type="float" office:value="48.1196656878242" table:style-name="ce1">
            <text:p>48.1196656878242</text:p>
          </table:table-cell>
          <table:table-cell office:value-type="float" office:value="6" table:style-name="ce1">
            <text:p>6</text:p>
          </table:table-cell>
          <table:table-cell office:value-type="float" office:value="89.99408931" table:style-name="ce1">
            <text:p>89.99408931</text:p>
          </table:table-cell>
          <table:table-cell office:value-type="float" office:value="153.2423297" table:style-name="ce1">
            <text:p>153.2423297</text:p>
          </table:table-cell>
          <table:table-cell office:value-type="float" office:value="128.739504565" table:style-name="ce1">
            <text:p>128.739504565</text:p>
          </table:table-cell>
          <table:table-cell office:value-type="float" office:value="142.98111575" table:style-name="ce1">
            <text:p>142.98111575</text:p>
          </table:table-cell>
          <table:table-cell office:value-type="float" office:value="30.3598662092378" table:style-name="ce1">
            <text:p>30.3598662092378</text:p>
          </table:table-cell>
          <table:table-cell office:value-type="float" office:value="6" table:style-name="ce1">
            <text:p>6</text:p>
          </table:table-cell>
          <table:table-cell office:value-type="float" office:value="90.00607142" table:style-name="ce1">
            <text:p>90.00607142</text:p>
          </table:table-cell>
          <table:table-cell office:value-type="float" office:value="179.9869181" table:style-name="ce1">
            <text:p>179.9869181</text:p>
          </table:table-cell>
          <table:table-cell office:value-type="float" office:value="147.829536386667" table:style-name="ce1">
            <text:p>147.829536386667</text:p>
          </table:table-cell>
          <table:table-cell office:value-type="float" office:value="161.47801245" table:style-name="ce1">
            <text:p>161.47801245</text:p>
          </table:table-cell>
          <table:table-cell office:value-type="float" office:value="39.0122531424562" table:style-name="ce1">
            <text:p>39.0122531424562</text:p>
          </table:table-cell>
          <table:table-cell office:value-type="float" office:value="6" table:style-name="ce1">
            <text:p>6</text:p>
          </table:table-cell>
          <table:table-cell office:value-type="float" office:value="37.01371603" table:style-name="ce1">
            <text:p>37.01371603</text:p>
          </table:table-cell>
          <table:table-cell office:value-type="float" office:value="159.5028727" table:style-name="ce1">
            <text:p>159.5028727</text:p>
          </table:table-cell>
          <table:table-cell office:value-type="float" office:value="108.755899335" table:style-name="ce1">
            <text:p>108.755899335</text:p>
          </table:table-cell>
          <table:table-cell office:value-type="float" office:value="119.9917193" table:style-name="ce1">
            <text:p>119.9917193</text:p>
          </table:table-cell>
          <table:table-cell office:value-type="float" office:value="51.6649578175416" table:style-name="ce1">
            <text:p>51.6649578175416</text:p>
          </table:table-cell>
          <table:table-cell office:value-type="float" office:value="6" table:style-name="ce1">
            <text:p>6</text:p>
          </table:table-cell>
          <table:table-cell office:value-type="float" office:value="22.16077082" table:style-name="ce1">
            <text:p>22.16077082</text:p>
          </table:table-cell>
          <table:table-cell office:value-type="float" office:value="84.78592255" table:style-name="ce1">
            <text:p>84.78592255</text:p>
          </table:table-cell>
          <table:table-cell office:value-type="float" office:value="59.7187503" table:style-name="ce1">
            <text:p>59.7187503</text:p>
          </table:table-cell>
          <table:table-cell office:value-type="float" office:value="59.64287883" table:style-name="ce1">
            <text:p>59.64287883</text:p>
          </table:table-cell>
          <table:table-cell office:value-type="float" office:value="24.3061244925972" table:style-name="ce1">
            <text:p>24.3061244925972</text:p>
          </table:table-cell>
          <table:table-cell office:value-type="float" office:value="6" table:style-name="ce1">
            <text:p>6</text:p>
          </table:table-cell>
          <table:table-cell office:value-type="float" office:value="0.001346204802" table:style-name="ce1">
            <text:p>0.001346204802</text:p>
          </table:table-cell>
          <table:table-cell office:value-type="float" office:value="0.007747592888" table:style-name="ce1">
            <text:p>0.007747592888</text:p>
          </table:table-cell>
          <table:table-cell office:value-type="float" office:value="0.00303911587683333" table:style-name="ce1">
            <text:p>0.00303911587683333</text:p>
          </table:table-cell>
          <table:table-cell office:value-type="float" office:value="0.001868787358" table:style-name="ce1">
            <text:p>0.001868787358</text:p>
          </table:table-cell>
          <table:table-cell office:value-type="float" office:value="0.00246584873257857" table:style-name="ce1">
            <text:p>0.00246584873257857</text:p>
          </table:table-cell>
          <table:table-cell office:value-type="float" office:value="6" table:style-name="ce1">
            <text:p>6</text:p>
          </table:table-cell>
          <table:table-cell office:value-type="float" office:value="0.01611684075" table:style-name="ce1">
            <text:p>0.01611684075</text:p>
          </table:table-cell>
          <table:table-cell office:value-type="float" office:value="0.01847438091" table:style-name="ce1">
            <text:p>0.01847438091</text:p>
          </table:table-cell>
          <table:table-cell office:value-type="float" office:value="0.017512844085" table:style-name="ce1">
            <text:p>0.017512844085</text:p>
          </table:table-cell>
          <table:table-cell office:value-type="float" office:value="0.01763973709" table:style-name="ce1">
            <text:p>0.01763973709</text:p>
          </table:table-cell>
          <table:table-cell office:value-type="float" office:value="0.000883745937032898" table:style-name="ce1">
            <text:p>0.000883745937032898</text:p>
          </table:table-cell>
          <table:table-cell office:value-type="float" office:value="6" table:style-name="ce1">
            <text:p>6</text:p>
          </table:table-cell>
          <table:table-cell office:value-type="float" office:value="1.498482967" table:style-name="ce1">
            <text:p>1.498482967</text:p>
          </table:table-cell>
          <table:table-cell office:value-type="float" office:value="5.624980313" table:style-name="ce1">
            <text:p>5.624980313</text:p>
          </table:table-cell>
          <table:table-cell office:value-type="float" office:value="3.59523911383333" table:style-name="ce1">
            <text:p>3.59523911383333</text:p>
          </table:table-cell>
          <table:table-cell office:value-type="float" office:value="3.334527347" table:style-name="ce1">
            <text:p>3.334527347</text:p>
          </table:table-cell>
          <table:table-cell office:value-type="float" office:value="1.81616867599427" table:style-name="ce1">
            <text:p>1.81616867599427</text:p>
          </table:table-cell>
          <table:table-cell office:value-type="float" office:value="6" table:style-name="ce1">
            <text:p>6</text:p>
          </table:table-cell>
          <table:table-cell office:value-type="float" office:value="12.93901895" table:style-name="ce1">
            <text:p>12.93901895</text:p>
          </table:table-cell>
          <table:table-cell office:value-type="float" office:value="86.15294511" table:style-name="ce1">
            <text:p>86.15294511</text:p>
          </table:table-cell>
          <table:table-cell office:value-type="float" office:value="34.2835360166667" table:style-name="ce1">
            <text:p>34.2835360166667</text:p>
          </table:table-cell>
          <table:table-cell office:value-type="float" office:value="26.656442695" table:style-name="ce1">
            <text:p>26.656442695</text:p>
          </table:table-cell>
          <table:table-cell office:value-type="float" office:value="27.9771279901778" table:style-name="ce1">
            <text:p>27.9771279901778</text:p>
          </table:table-cell>
          <table:table-cell office:value-type="float" office:value="6" table:style-name="ce1">
            <text:p>6</text:p>
          </table:table-cell>
          <table:table-cell office:value-type="float" office:value="0.2712450611" table:style-name="ce1">
            <text:p>0.2712450611</text:p>
          </table:table-cell>
          <table:table-cell office:value-type="float" office:value="2.012358802" table:style-name="ce1">
            <text:p>2.012358802</text:p>
          </table:table-cell>
          <table:table-cell office:value-type="float" office:value="0.750816032666667" table:style-name="ce1">
            <text:p>0.750816032666667</text:p>
          </table:table-cell>
          <table:table-cell office:value-type="float" office:value="0.56248851435" table:style-name="ce1">
            <text:p>0.56248851435</text:p>
          </table:table-cell>
          <table:table-cell office:value-type="float" office:value="0.651381183125704" table:style-name="ce1">
            <text:p>0.651381183125704</text:p>
          </table:table-cell>
          <table:table-cell office:value-type="float" office:value="6" table:style-name="ce1">
            <text:p>6</text:p>
          </table:table-cell>
          <table:table-cell office:value-type="float" office:value="0.6322038176" table:style-name="ce1">
            <text:p>0.6322038176</text:p>
          </table:table-cell>
          <table:table-cell office:value-type="float" office:value="3.439145175" table:style-name="ce1">
            <text:p>3.439145175</text:p>
          </table:table-cell>
          <table:table-cell office:value-type="float" office:value="1.32189777135" table:style-name="ce1">
            <text:p>1.32189777135</text:p>
          </table:table-cell>
          <table:table-cell office:value-type="float" office:value="0.95809696375" table:style-name="ce1">
            <text:p>0.95809696375</text:p>
          </table:table-cell>
          <table:table-cell office:value-type="float" office:value="1.06762918468072" table:style-name="ce1">
            <text:p>1.06762918468072</text:p>
          </table:table-cell>
        </table:table-row>
        <table:table-row table:style-name="ro1">
          <table:table-cell office:value-type="string" table:style-name="ce1">
            <text:p>100x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bottom</text:p>
          </table:table-cell>
          <table:table-cell office:value-type="string" table:style-name="ce1">
            <text:p>10-20%</text:p>
          </table:table-cell>
          <table:table-cell office:value-type="float" office:value="2" table:style-name="ce1">
            <text:p>2</text:p>
          </table:table-cell>
          <table:table-cell office:value-type="float" office:value="10.43830552" table:style-name="ce1">
            <text:p>10.43830552</text:p>
          </table:table-cell>
          <table:table-cell office:value-type="float" office:value="10.49670018" table:style-name="ce1">
            <text:p>10.49670018</text:p>
          </table:table-cell>
          <table:table-cell office:value-type="float" office:value="10.46750285" table:style-name="ce1">
            <text:p>10.46750285</text:p>
          </table:table-cell>
          <table:table-cell office:value-type="float" office:value="10.46750285" table:style-name="ce1">
            <text:p>10.46750285</text:p>
          </table:table-cell>
          <table:table-cell office:value-type="float" office:value="0.0412912600710824" table:style-name="ce1">
            <text:p>0.0412912600710824</text:p>
          </table:table-cell>
          <table:table-cell office:value-type="float" office:value="2" table:style-name="ce1">
            <text:p>2</text:p>
          </table:table-cell>
          <table:table-cell office:value-type="float" office:value="1.979830844" table:style-name="ce1">
            <text:p>1.979830844</text:p>
          </table:table-cell>
          <table:table-cell office:value-type="float" office:value="1.986206775" table:style-name="ce1">
            <text:p>1.986206775</text:p>
          </table:table-cell>
          <table:table-cell office:value-type="float" office:value="1.9830188095" table:style-name="ce1">
            <text:p>1.9830188095</text:p>
          </table:table-cell>
          <table:table-cell office:value-type="float" office:value="1.9830188095" table:style-name="ce1">
            <text:p>1.9830188095</text:p>
          </table:table-cell>
          <table:table-cell office:value-type="float" office:value="0.00450846404647753" table:style-name="ce1">
            <text:p>0.00450846404647753</text:p>
          </table:table-cell>
          <table:table-cell office:value-type="float" office:value="2" table:style-name="ce1">
            <text:p>2</text:p>
          </table:table-cell>
          <table:table-cell office:value-type="float" office:value="-0.4028243489" table:style-name="ce1">
            <text:p>-0.4028243489</text:p>
          </table:table-cell>
          <table:table-cell office:value-type="float" office:value="-0.3626916003" table:style-name="ce1">
            <text:p>-0.3626916003</text:p>
          </table:table-cell>
          <table:table-cell office:value-type="float" office:value="-0.3827579746" table:style-name="ce1">
            <text:p>-0.3827579746</text:p>
          </table:table-cell>
          <table:table-cell office:value-type="float" office:value="-0.3827579746" table:style-name="ce1">
            <text:p>-0.3827579746</text:p>
          </table:table-cell>
          <table:table-cell office:value-type="float" office:value="0.0283781386827149" table:style-name="ce1">
            <text:p>0.0283781386827149</text:p>
          </table:table-cell>
          <table:table-cell office:value-type="float" office:value="2" table:style-name="ce1">
            <text:p>2</text:p>
          </table:table-cell>
          <table:table-cell office:value-type="float" office:value="3.879678514" table:style-name="ce1">
            <text:p>3.879678514</text:p>
          </table:table-cell>
          <table:table-cell office:value-type="float" office:value="3.997829337" table:style-name="ce1">
            <text:p>3.997829337</text:p>
          </table:table-cell>
          <table:table-cell office:value-type="float" office:value="3.9387539255" table:style-name="ce1">
            <text:p>3.9387539255</text:p>
          </table:table-cell>
          <table:table-cell office:value-type="float" office:value="3.9387539255" table:style-name="ce1">
            <text:p>3.9387539255</text:p>
          </table:table-cell>
          <table:table-cell office:value-type="float" office:value="0.0835452481460716" table:style-name="ce1">
            <text:p>0.0835452481460716</text:p>
          </table:table-cell>
          <table:table-cell office:value-type="float" office:value="2" table:style-name="ce1">
            <text:p>2</text:p>
          </table:table-cell>
          <table:table-cell office:value-type="float" office:value="5.828398" table:style-name="ce1">
            <text:p>5.828398</text:p>
          </table:table-cell>
          <table:table-cell office:value-type="float" office:value="5.844986" table:style-name="ce1">
            <text:p>5.844986</text:p>
          </table:table-cell>
          <table:table-cell office:value-type="float" office:value="5.836692" table:style-name="ce1">
            <text:p>5.836692</text:p>
          </table:table-cell>
          <table:table-cell office:value-type="float" office:value="5.836692" table:style-name="ce1">
            <text:p>5.836692</text:p>
          </table:table-cell>
          <table:table-cell office:value-type="float" office:value="0.0117294872863222" table:style-name="ce1">
            <text:p>0.0117294872863222</text:p>
          </table:table-cell>
          <table:table-cell office:value-type="float" office:value="2" table:style-name="ce1">
            <text:p>2</text:p>
          </table:table-cell>
          <table:table-cell office:value-type="float" office:value="8.609165" table:style-name="ce1">
            <text:p>8.609165</text:p>
          </table:table-cell>
          <table:table-cell office:value-type="float" office:value="8.690145" table:style-name="ce1">
            <text:p>8.690145</text:p>
          </table:table-cell>
          <table:table-cell office:value-type="float" office:value="8.649655" table:style-name="ce1">
            <text:p>8.649655</text:p>
          </table:table-cell>
          <table:table-cell office:value-type="float" office:value="8.649655" table:style-name="ce1">
            <text:p>8.649655</text:p>
          </table:table-cell>
          <table:table-cell office:value-type="float" office:value="0.0572615071404856" table:style-name="ce1">
            <text:p>0.0572615071404856</text:p>
          </table:table-cell>
          <table:table-cell office:value-type="float" office:value="2" table:style-name="ce1">
            <text:p>2</text:p>
          </table:table-cell>
          <table:table-cell office:value-type="float" office:value="14.454151" table:style-name="ce1">
            <text:p>14.454151</text:p>
          </table:table-cell>
          <table:table-cell office:value-type="float" office:value="14.518543" table:style-name="ce1">
            <text:p>14.518543</text:p>
          </table:table-cell>
          <table:table-cell office:value-type="float" office:value="14.486347" table:style-name="ce1">
            <text:p>14.486347</text:p>
          </table:table-cell>
          <table:table-cell office:value-type="float" office:value="14.486347" table:style-name="ce1">
            <text:p>14.486347</text:p>
          </table:table-cell>
          <table:table-cell office:value-type="float" office:value="0.045532019854164" table:style-name="ce1">
            <text:p>0.045532019854164</text:p>
          </table:table-cell>
          <table:table-cell office:value-type="float" office:value="2" table:style-name="ce1">
            <text:p>2</text:p>
          </table:table-cell>
          <table:table-cell office:value-type="float" office:value="1.53247094" table:style-name="ce1">
            <text:p>1.53247094</text:p>
          </table:table-cell>
          <table:table-cell office:value-type="float" office:value="1.533975355" table:style-name="ce1">
            <text:p>1.533975355</text:p>
          </table:table-cell>
          <table:table-cell office:value-type="float" office:value="1.5332231475" table:style-name="ce1">
            <text:p>1.5332231475</text:p>
          </table:table-cell>
          <table:table-cell office:value-type="float" office:value="1.5332231475" table:style-name="ce1">
            <text:p>1.5332231475</text:p>
          </table:table-cell>
          <table:table-cell office:value-type="float" office:value="0.00106378204821867" table:style-name="ce1">
            <text:p>0.00106378204821867</text:p>
          </table:table-cell>
          <table:table-cell office:value-type="float" office:value="2" table:style-name="ce1">
            <text:p>2</text:p>
          </table:table-cell>
          <table:table-cell office:value-type="float" office:value="1.072192829" table:style-name="ce1">
            <text:p>1.072192829</text:p>
          </table:table-cell>
          <table:table-cell office:value-type="float" office:value="1.076428771" table:style-name="ce1">
            <text:p>1.076428771</text:p>
          </table:table-cell>
          <table:table-cell office:value-type="float" office:value="1.0743108" table:style-name="ce1">
            <text:p>1.0743108</text:p>
          </table:table-cell>
          <table:table-cell office:value-type="float" office:value="1.0743108" table:style-name="ce1">
            <text:p>1.0743108</text:p>
          </table:table-cell>
          <table:table-cell office:value-type="float" office:value="0.0029952633129129" table:style-name="ce1">
            <text:p>0.0029952633129129</text:p>
          </table:table-cell>
          <table:table-cell office:value-type="float" office:value="2" table:style-name="ce1">
            <text:p>2</text:p>
          </table:table-cell>
          <table:table-cell office:value-type="float" office:value="2.209236596" table:style-name="ce1">
            <text:p>2.209236596</text:p>
          </table:table-cell>
          <table:table-cell office:value-type="float" office:value="2.211890746" table:style-name="ce1">
            <text:p>2.211890746</text:p>
          </table:table-cell>
          <table:table-cell office:value-type="float" office:value="2.210563671" table:style-name="ce1">
            <text:p>2.210563671</text:p>
          </table:table-cell>
          <table:table-cell office:value-type="float" office:value="2.210563671" table:style-name="ce1">
            <text:p>2.210563671</text:p>
          </table:table-cell>
          <table:table-cell office:value-type="float" office:value="0.00187676746328606" table:style-name="ce1">
            <text:p>0.00187676746328606</text:p>
          </table:table-cell>
          <table:table-cell office:value-type="float" office:value="2" table:style-name="ce1">
            <text:p>2</text:p>
          </table:table-cell>
          <table:table-cell office:value-type="float" office:value="4.19904169" table:style-name="ce1">
            <text:p>4.19904169</text:p>
          </table:table-cell>
          <table:table-cell office:value-type="float" office:value="4.219261587" table:style-name="ce1">
            <text:p>4.219261587</text:p>
          </table:table-cell>
          <table:table-cell office:value-type="float" office:value="4.2091516385" table:style-name="ce1">
            <text:p>4.2091516385</text:p>
          </table:table-cell>
          <table:table-cell office:value-type="float" office:value="4.2091516385" table:style-name="ce1">
            <text:p>4.2091516385</text:p>
          </table:table-cell>
          <table:table-cell office:value-type="float" office:value="0.0142976262835939" table:style-name="ce1">
            <text:p>0.0142976262835939</text:p>
          </table:table-cell>
          <table:table-cell office:value-type="float" office:value="2" table:style-name="ce1">
            <text:p>2</text:p>
          </table:table-cell>
          <table:table-cell office:value-type="float" office:value="15.51100092" table:style-name="ce1">
            <text:p>15.51100092</text:p>
          </table:table-cell>
          <table:table-cell office:value-type="float" office:value="15.5207675" table:style-name="ce1">
            <text:p>15.5207675</text:p>
          </table:table-cell>
          <table:table-cell office:value-type="float" office:value="15.51588421" table:style-name="ce1">
            <text:p>15.51588421</text:p>
          </table:table-cell>
          <table:table-cell office:value-type="float" office:value="15.51588421" table:style-name="ce1">
            <text:p>15.51588421</text:p>
          </table:table-cell>
          <table:table-cell office:value-type="float" office:value="0.00690601494700026" table:style-name="ce1">
            <text:p>0.00690601494700026</text:p>
          </table:table-cell>
          <table:table-cell office:value-type="float" office:value="2" table:style-name="ce1">
            <text:p>2</text:p>
          </table:table-cell>
          <table:table-cell office:value-type="float" office:value="0.5878562111" table:style-name="ce1">
            <text:p>0.5878562111</text:p>
          </table:table-cell>
          <table:table-cell office:value-type="float" office:value="0.5907498947" table:style-name="ce1">
            <text:p>0.5907498947</text:p>
          </table:table-cell>
          <table:table-cell office:value-type="float" office:value="0.5893030529" table:style-name="ce1">
            <text:p>0.5893030529</text:p>
          </table:table-cell>
          <table:table-cell office:value-type="float" office:value="0.5893030529" table:style-name="ce1">
            <text:p>0.5893030529</text:p>
          </table:table-cell>
          <table:table-cell office:value-type="float" office:value="0.00204614329616828" table:style-name="ce1">
            <text:p>0.00204614329616828</text:p>
          </table:table-cell>
          <table:table-cell office:value-type="float" office:value="2" table:style-name="ce1">
            <text:p>2</text:p>
          </table:table-cell>
          <table:table-cell office:value-type="float" office:value="121.4889543" table:style-name="ce1">
            <text:p>121.4889543</text:p>
          </table:table-cell>
          <table:table-cell office:value-type="float" office:value="121.4933529" table:style-name="ce1">
            <text:p>121.4933529</text:p>
          </table:table-cell>
          <table:table-cell office:value-type="float" office:value="121.4911536" table:style-name="ce1">
            <text:p>121.4911536</text:p>
          </table:table-cell>
          <table:table-cell office:value-type="float" office:value="121.4911536" table:style-name="ce1">
            <text:p>121.4911536</text:p>
          </table:table-cell>
          <table:table-cell office:value-type="float" office:value="0.00311027988772843" table:style-name="ce1">
            <text:p>0.00311027988772843</text:p>
          </table:table-cell>
          <table:table-cell office:value-type="float" office:value="2" table:style-name="ce1">
            <text:p>2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4450138076" table:style-name="ce1">
            <text:p>0.4450138076</text:p>
          </table:table-cell>
          <table:table-cell office:value-type="float" office:value="0.4467331311" table:style-name="ce1">
            <text:p>0.4467331311</text:p>
          </table:table-cell>
          <table:table-cell office:value-type="float" office:value="0.44587346935" table:style-name="ce1">
            <text:p>0.44587346935</text:p>
          </table:table-cell>
          <table:table-cell office:value-type="float" office:value="0.44587346935" table:style-name="ce1">
            <text:p>0.44587346935</text:p>
          </table:table-cell>
          <table:table-cell office:value-type="float" office:value="0.00121574530590341" table:style-name="ce1">
            <text:p>0.00121574530590341</text:p>
          </table:table-cell>
          <table:table-cell office:value-type="float" office:value="2" table:style-name="ce1">
            <text:p>2</text:p>
          </table:table-cell>
          <table:table-cell office:value-type="float" office:value="6.994702351" table:style-name="ce1">
            <text:p>6.994702351</text:p>
          </table:table-cell>
          <table:table-cell office:value-type="float" office:value="7.015715592" table:style-name="ce1">
            <text:p>7.015715592</text:p>
          </table:table-cell>
          <table:table-cell office:value-type="float" office:value="7.0052089715" table:style-name="ce1">
            <text:p>7.0052089715</text:p>
          </table:table-cell>
          <table:table-cell office:value-type="float" office:value="7.0052089715" table:style-name="ce1">
            <text:p>7.0052089715</text:p>
          </table:table-cell>
          <table:table-cell office:value-type="float" office:value="0.0148586052058074" table:style-name="ce1">
            <text:p>0.0148586052058074</text:p>
          </table:table-cell>
          <table:table-cell office:value-type="float" office:value="2" table:style-name="ce1">
            <text:p>2</text:p>
          </table:table-cell>
          <table:table-cell office:value-type="float" office:value="0.1009663022" table:style-name="ce1">
            <text:p>0.1009663022</text:p>
          </table:table-cell>
          <table:table-cell office:value-type="float" office:value="0.1016604624" table:style-name="ce1">
            <text:p>0.1016604624</text:p>
          </table:table-cell>
          <table:table-cell office:value-type="float" office:value="0.1013133823" table:style-name="ce1">
            <text:p>0.1013133823</text:p>
          </table:table-cell>
          <table:table-cell office:value-type="float" office:value="0.1013133823" table:style-name="ce1">
            <text:p>0.1013133823</text:p>
          </table:table-cell>
          <table:table-cell office:value-type="float" office:value="0.000490845384649811" table:style-name="ce1">
            <text:p>0.000490845384649811</text:p>
          </table:table-cell>
          <table:table-cell office:value-type="float" office:value="2" table:style-name="ce1">
            <text:p>2</text:p>
          </table:table-cell>
          <table:table-cell office:value-type="float" office:value="2.310896773" table:style-name="ce1">
            <text:p>2.310896773</text:p>
          </table:table-cell>
          <table:table-cell office:value-type="float" office:value="2.312857329" table:style-name="ce1">
            <text:p>2.312857329</text:p>
          </table:table-cell>
          <table:table-cell office:value-type="float" office:value="2.311877051" table:style-name="ce1">
            <text:p>2.311877051</text:p>
          </table:table-cell>
          <table:table-cell office:value-type="float" office:value="2.311877051" table:style-name="ce1">
            <text:p>2.311877051</text:p>
          </table:table-cell>
          <table:table-cell office:value-type="float" office:value="0.00138632244249582" table:style-name="ce1">
            <text:p>0.00138632244249582</text:p>
          </table:table-cell>
          <table:table-cell office:value-type="float" office:value="2" table:style-name="ce1">
            <text:p>2</text:p>
          </table:table-cell>
          <table:table-cell office:value-type="float" office:value="0.1009663022" table:style-name="ce1">
            <text:p>0.1009663022</text:p>
          </table:table-cell>
          <table:table-cell office:value-type="float" office:value="0.1016604624" table:style-name="ce1">
            <text:p>0.1016604624</text:p>
          </table:table-cell>
          <table:table-cell office:value-type="float" office:value="0.1013133823" table:style-name="ce1">
            <text:p>0.1013133823</text:p>
          </table:table-cell>
          <table:table-cell office:value-type="float" office:value="0.1013133823" table:style-name="ce1">
            <text:p>0.1013133823</text:p>
          </table:table-cell>
          <table:table-cell office:value-type="float" office:value="0.000490845384649811" table:style-name="ce1">
            <text:p>0.000490845384649811</text:p>
          </table:table-cell>
          <table:table-cell office:value-type="float" office:value="2" table:style-name="ce1">
            <text:p>2</text:p>
          </table:table-cell>
          <table:table-cell office:value-type="float" office:value="1.697688377" table:style-name="ce1">
            <text:p>1.697688377</text:p>
          </table:table-cell>
          <table:table-cell office:value-type="float" office:value="1.700134965" table:style-name="ce1">
            <text:p>1.700134965</text:p>
          </table:table-cell>
          <table:table-cell office:value-type="float" office:value="1.698911671" table:style-name="ce1">
            <text:p>1.698911671</text:p>
          </table:table-cell>
          <table:table-cell office:value-type="float" office:value="1.698911671" table:style-name="ce1">
            <text:p>1.698911671</text:p>
          </table:table-cell>
          <table:table-cell office:value-type="float" office:value="0.00172999896556961" table:style-name="ce1">
            <text:p>0.00172999896556961</text:p>
          </table:table-cell>
          <table:table-cell office:value-type="float" office:value="2" table:style-name="ce1">
            <text:p>2</text:p>
          </table:table-cell>
          <table:table-cell office:value-type="float" office:value="2.030568623" table:style-name="ce1">
            <text:p>2.030568623</text:p>
          </table:table-cell>
          <table:table-cell office:value-type="float" office:value="2.032365035" table:style-name="ce1">
            <text:p>2.032365035</text:p>
          </table:table-cell>
          <table:table-cell office:value-type="float" office:value="2.031466829" table:style-name="ce1">
            <text:p>2.031466829</text:p>
          </table:table-cell>
          <table:table-cell office:value-type="float" office:value="2.031466829" table:style-name="ce1">
            <text:p>2.031466829</text:p>
          </table:table-cell>
          <table:table-cell office:value-type="float" office:value="0.00127025510700491" table:style-name="ce1">
            <text:p>0.00127025510700491</text:p>
          </table:table-cell>
          <table:table-cell office:value-type="float" office:value="2" table:style-name="ce1">
            <text:p>2</text:p>
          </table:table-cell>
          <table:table-cell office:value-type="float" office:value="0.2785317381" table:style-name="ce1">
            <text:p>0.2785317381</text:p>
          </table:table-cell>
          <table:table-cell office:value-type="float" office:value="0.2822887059" table:style-name="ce1">
            <text:p>0.2822887059</text:p>
          </table:table-cell>
          <table:table-cell office:value-type="float" office:value="0.280410222" table:style-name="ce1">
            <text:p>0.280410222</text:p>
          </table:table-cell>
          <table:table-cell office:value-type="float" office:value="0.280410222" table:style-name="ce1">
            <text:p>0.280410222</text:p>
          </table:table-cell>
          <table:table-cell office:value-type="float" office:value="0.00265657740807951" table:style-name="ce1">
            <text:p>0.00265657740807951</text:p>
          </table:table-cell>
          <table:table-cell office:value-type="float" office:value="2" table:style-name="ce1">
            <text:p>2</text:p>
          </table:table-cell>
          <table:table-cell office:value-type="float" office:value="4.928228" table:style-name="ce1">
            <text:p>4.928228</text:p>
          </table:table-cell>
          <table:table-cell office:value-type="float" office:value="4.98100925" table:style-name="ce1">
            <text:p>4.98100925</text:p>
          </table:table-cell>
          <table:table-cell office:value-type="float" office:value="4.954618625" table:style-name="ce1">
            <text:p>4.954618625</text:p>
          </table:table-cell>
          <table:table-cell office:value-type="float" office:value="4.954618625" table:style-name="ce1">
            <text:p>4.954618625</text:p>
          </table:table-cell>
          <table:table-cell office:value-type="float" office:value="0.0373219797945023" table:style-name="ce1">
            <text:p>0.0373219797945023</text:p>
          </table:table-cell>
          <table:table-cell office:value-type="float" office:value="2" table:style-name="ce1">
            <text:p>2</text:p>
          </table:table-cell>
          <table:table-cell office:value-type="float" office:value="1.45778024" table:style-name="ce1">
            <text:p>1.45778024</text:p>
          </table:table-cell>
          <table:table-cell office:value-type="float" office:value="1.462278327" table:style-name="ce1">
            <text:p>1.462278327</text:p>
          </table:table-cell>
          <table:table-cell office:value-type="float" office:value="1.4600292835" table:style-name="ce1">
            <text:p>1.4600292835</text:p>
          </table:table-cell>
          <table:table-cell office:value-type="float" office:value="1.4600292835" table:style-name="ce1">
            <text:p>1.4600292835</text:p>
          </table:table-cell>
          <table:table-cell office:value-type="float" office:value="0.00318062782006704" table:style-name="ce1">
            <text:p>0.00318062782006704</text:p>
          </table:table-cell>
          <table:table-cell office:value-type="float" office:value="2" table:style-name="ce1">
            <text:p>2</text:p>
          </table:table-cell>
          <table:table-cell office:value-type="float" office:value="2307.282984" table:style-name="ce1">
            <text:p>2307.282984</text:p>
          </table:table-cell>
          <table:table-cell office:value-type="float" office:value="2310.602398" table:style-name="ce1">
            <text:p>2310.602398</text:p>
          </table:table-cell>
          <table:table-cell office:value-type="float" office:value="2308.942691" table:style-name="ce1">
            <text:p>2308.942691</text:p>
          </table:table-cell>
          <table:table-cell office:value-type="float" office:value="2308.942691" table:style-name="ce1">
            <text:p>2308.942691</text:p>
          </table:table-cell>
          <table:table-cell office:value-type="float" office:value="2.3471801489656" table:style-name="ce1">
            <text:p>2.3471801489656</text:p>
          </table:table-cell>
          <table:table-cell office:value-type="float" office:value="2" table:style-name="ce1">
            <text:p>2</text:p>
          </table:table-cell>
          <table:table-cell office:value-type="float" office:value="142.9527073" table:style-name="ce1">
            <text:p>142.9527073</text:p>
          </table:table-cell>
          <table:table-cell office:value-type="float" office:value="142.9593855" table:style-name="ce1">
            <text:p>142.9593855</text:p>
          </table:table-cell>
          <table:table-cell office:value-type="float" office:value="142.9560464" table:style-name="ce1">
            <text:p>142.9560464</text:p>
          </table:table-cell>
          <table:table-cell office:value-type="float" office:value="142.9560464" table:style-name="ce1">
            <text:p>142.9560464</text:p>
          </table:table-cell>
          <table:table-cell office:value-type="float" office:value="0.00472220050612728" table:style-name="ce1">
            <text:p>0.00472220050612728</text:p>
          </table:table-cell>
          <table:table-cell office:value-type="float" office:value="2" table:style-name="ce1">
            <text:p>2</text:p>
          </table:table-cell>
          <table:table-cell office:value-type="float" office:value="37.02334257" table:style-name="ce1">
            <text:p>37.02334257</text:p>
          </table:table-cell>
          <table:table-cell office:value-type="float" office:value="37.02511193" table:style-name="ce1">
            <text:p>37.02511193</text:p>
          </table:table-cell>
          <table:table-cell office:value-type="float" office:value="37.02422725" table:style-name="ce1">
            <text:p>37.02422725</text:p>
          </table:table-cell>
          <table:table-cell office:value-type="float" office:value="37.02422725" table:style-name="ce1">
            <text:p>37.02422725</text:p>
          </table:table-cell>
          <table:table-cell office:value-type="float" office:value="0.00125112645436333" table:style-name="ce1">
            <text:p>0.00125112645436333</text:p>
          </table:table-cell>
          <table:table-cell office:value-type="float" office:value="2" table:style-name="ce1">
            <text:p>2</text:p>
          </table:table-cell>
          <table:table-cell office:value-type="float" office:value="90.00086042" table:style-name="ce1">
            <text:p>90.00086042</text:p>
          </table:table-cell>
          <table:table-cell office:value-type="float" office:value="90.00408642" table:style-name="ce1">
            <text:p>90.00408642</text:p>
          </table:table-cell>
          <table:table-cell office:value-type="float" office:value="90.00247342" table:style-name="ce1">
            <text:p>90.00247342</text:p>
          </table:table-cell>
          <table:table-cell office:value-type="float" office:value="90.00247342" table:style-name="ce1">
            <text:p>90.00247342</text:p>
          </table:table-cell>
          <table:table-cell office:value-type="float" office:value="0.00228112647610635" table:style-name="ce1">
            <text:p>0.00228112647610635</text:p>
          </table:table-cell>
          <table:table-cell office:value-type="float" office:value="2" table:style-name="ce1">
            <text:p>2</text:p>
          </table:table-cell>
          <table:table-cell office:value-type="float" office:value="65.61795018" table:style-name="ce1">
            <text:p>65.61795018</text:p>
          </table:table-cell>
          <table:table-cell office:value-type="float" office:value="65.78119323" table:style-name="ce1">
            <text:p>65.78119323</text:p>
          </table:table-cell>
          <table:table-cell office:value-type="float" office:value="65.699571705" table:style-name="ce1">
            <text:p>65.699571705</text:p>
          </table:table-cell>
          <table:table-cell office:value-type="float" office:value="65.699571705" table:style-name="ce1">
            <text:p>65.699571705</text:p>
          </table:table-cell>
          <table:table-cell office:value-type="float" office:value="0.115430267636579" table:style-name="ce1">
            <text:p>0.115430267636579</text:p>
          </table:table-cell>
          <table:table-cell office:value-type="float" office:value="2" table:style-name="ce1">
            <text:p>2</text:p>
          </table:table-cell>
          <table:table-cell office:value-type="float" office:value="0.001476185779" table:style-name="ce1">
            <text:p>0.001476185779</text:p>
          </table:table-cell>
          <table:table-cell office:value-type="float" office:value="0.001579644038" table:style-name="ce1">
            <text:p>0.001579644038</text:p>
          </table:table-cell>
          <table:table-cell office:value-type="float" office:value="0.0015279149085" table:style-name="ce1">
            <text:p>0.0015279149085</text:p>
          </table:table-cell>
          <table:table-cell office:value-type="float" office:value="0.0015279149085" table:style-name="ce1">
            <text:p>0.0015279149085</text:p>
          </table:table-cell>
          <table:table-cell office:value-type="float" office:value="7.31560365086541e-05" table:style-name="ce1">
            <text:p>7.31560365086541e-05</text:p>
          </table:table-cell>
          <table:table-cell office:value-type="float" office:value="2" table:style-name="ce1">
            <text:p>2</text:p>
          </table:table-cell>
          <table:table-cell office:value-type="float" office:value="0.01698919069" table:style-name="ce1">
            <text:p>0.01698919069</text:p>
          </table:table-cell>
          <table:table-cell office:value-type="float" office:value="0.01703286998" table:style-name="ce1">
            <text:p>0.01703286998</text:p>
          </table:table-cell>
          <table:table-cell office:value-type="float" office:value="0.017011030335" table:style-name="ce1">
            <text:p>0.017011030335</text:p>
          </table:table-cell>
          <table:table-cell office:value-type="float" office:value="0.017011030335" table:style-name="ce1">
            <text:p>0.017011030335</text:p>
          </table:table-cell>
          <table:table-cell office:value-type="float" office:value="3.08859221564145e-05" table:style-name="ce1">
            <text:p>3.08859221564145e-05</text:p>
          </table:table-cell>
          <table:table-cell office:value-type="float" office:value="2" table:style-name="ce1">
            <text:p>2</text:p>
          </table:table-cell>
          <table:table-cell office:value-type="float" office:value="8.955200244" table:style-name="ce1">
            <text:p>8.955200244</text:p>
          </table:table-cell>
          <table:table-cell office:value-type="float" office:value="8.974667231" table:style-name="ce1">
            <text:p>8.974667231</text:p>
          </table:table-cell>
          <table:table-cell office:value-type="float" office:value="8.9649337375" table:style-name="ce1">
            <text:p>8.9649337375</text:p>
          </table:table-cell>
          <table:table-cell office:value-type="float" office:value="8.9649337375" table:style-name="ce1">
            <text:p>8.9649337375</text:p>
          </table:table-cell>
          <table:table-cell office:value-type="float" office:value="0.01376523851697" table:style-name="ce1">
            <text:p>0.01376523851697</text:p>
          </table:table-cell>
          <table:table-cell office:value-type="float" office:value="2" table:style-name="ce1">
            <text:p>2</text:p>
          </table:table-cell>
          <table:table-cell office:value-type="float" office:value="13.78310215" table:style-name="ce1">
            <text:p>13.78310215</text:p>
          </table:table-cell>
          <table:table-cell office:value-type="float" office:value="15.64005323" table:style-name="ce1">
            <text:p>15.64005323</text:p>
          </table:table-cell>
          <table:table-cell office:value-type="float" office:value="14.71157769" table:style-name="ce1">
            <text:p>14.71157769</text:p>
          </table:table-cell>
          <table:table-cell office:value-type="float" office:value="14.71157769" table:style-name="ce1">
            <text:p>14.71157769</text:p>
          </table:table-cell>
          <table:table-cell office:value-type="float" office:value="1.31306270099968" table:style-name="ce1">
            <text:p>1.31306270099968</text:p>
          </table:table-cell>
          <table:table-cell office:value-type="float" office:value="2" table:style-name="ce1">
            <text:p>2</text:p>
          </table:table-cell>
          <table:table-cell office:value-type="float" office:value="0.2502323885" table:style-name="ce1">
            <text:p>0.2502323885</text:p>
          </table:table-cell>
          <table:table-cell office:value-type="float" office:value="0.2532320018" table:style-name="ce1">
            <text:p>0.2532320018</text:p>
          </table:table-cell>
          <table:table-cell office:value-type="float" office:value="0.25173219515" table:style-name="ce1">
            <text:p>0.25173219515</text:p>
          </table:table-cell>
          <table:table-cell office:value-type="float" office:value="0.25173219515" table:style-name="ce1">
            <text:p>0.25173219515</text:p>
          </table:table-cell>
          <table:table-cell office:value-type="float" office:value="0.00212104690536734" table:style-name="ce1">
            <text:p>0.00212104690536734</text:p>
          </table:table-cell>
          <table:table-cell office:value-type="float" office:value="2" table:style-name="ce1">
            <text:p>2</text:p>
          </table:table-cell>
          <table:table-cell office:value-type="float" office:value="0.9039046469" table:style-name="ce1">
            <text:p>0.9039046469</text:p>
          </table:table-cell>
          <table:table-cell office:value-type="float" office:value="0.9083208133" table:style-name="ce1">
            <text:p>0.9083208133</text:p>
          </table:table-cell>
          <table:table-cell office:value-type="float" office:value="0.9061127301" table:style-name="ce1">
            <text:p>0.9061127301</text:p>
          </table:table-cell>
          <table:table-cell office:value-type="float" office:value="0.9061127301" table:style-name="ce1">
            <text:p>0.9061127301</text:p>
          </table:table-cell>
          <table:table-cell office:value-type="float" office:value="0.00312270120828817" table:style-name="ce1">
            <text:p>0.00312270120828817</text:p>
          </table:table-cell>
        </table:table-row>
        <table:table-row table:style-name="ro1">
          <table:table-cell office:value-type="string" table:style-name="ce1">
            <text:p>100x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top</text:p>
          </table:table-cell>
          <table:table-cell office:value-type="string" table:style-name="ce1">
            <text:p>&lt;10%</text:p>
          </table:table-cell>
          <table:table-cell office:value-type="float" office:value="1" table:style-name="ce1">
            <text:p>1</text:p>
          </table:table-cell>
          <table:table-cell office:value-type="float" office:value="9.005044746" table:style-name="ce1">
            <text:p>9.005044746</text:p>
          </table:table-cell>
          <table:table-cell office:value-type="float" office:value="9.005044746" table:style-name="ce1">
            <text:p>9.005044746</text:p>
          </table:table-cell>
          <table:table-cell office:value-type="float" office:value="9.005044746" table:style-name="ce1">
            <text:p>9.005044746</text:p>
          </table:table-cell>
          <table:table-cell office:value-type="float" office:value="9.005044746" table:style-name="ce1">
            <text:p>9.005044746</text:p>
          </table:table-cell>
          <table:table-cell/>
          <table:table-cell office:value-type="float" office:value="1" table:style-name="ce1">
            <text:p>1</text:p>
          </table:table-cell>
          <table:table-cell office:value-type="float" office:value="0.8999978616" table:style-name="ce1">
            <text:p>0.8999978616</text:p>
          </table:table-cell>
          <table:table-cell office:value-type="float" office:value="0.8999978616" table:style-name="ce1">
            <text:p>0.8999978616</text:p>
          </table:table-cell>
          <table:table-cell office:value-type="float" office:value="0.8999978616" table:style-name="ce1">
            <text:p>0.8999978616</text:p>
          </table:table-cell>
          <table:table-cell office:value-type="float" office:value="0.8999978616" table:style-name="ce1">
            <text:p>0.8999978616</text:p>
          </table:table-cell>
          <table:table-cell/>
          <table:table-cell office:value-type="float" office:value="1" table:style-name="ce1">
            <text:p>1</text:p>
          </table:table-cell>
          <table:table-cell office:value-type="float" office:value="-0.2104305243" table:style-name="ce1">
            <text:p>-0.2104305243</text:p>
          </table:table-cell>
          <table:table-cell office:value-type="float" office:value="-0.2104305243" table:style-name="ce1">
            <text:p>-0.2104305243</text:p>
          </table:table-cell>
          <table:table-cell office:value-type="float" office:value="-0.2104305243" table:style-name="ce1">
            <text:p>-0.2104305243</text:p>
          </table:table-cell>
          <table:table-cell office:value-type="float" office:value="-0.2104305243" table:style-name="ce1">
            <text:p>-0.2104305243</text:p>
          </table:table-cell>
          <table:table-cell/>
          <table:table-cell office:value-type="float" office:value="1" table:style-name="ce1">
            <text:p>1</text:p>
          </table:table-cell>
          <table:table-cell office:value-type="float" office:value="3.512504275" table:style-name="ce1">
            <text:p>3.512504275</text:p>
          </table:table-cell>
          <table:table-cell office:value-type="float" office:value="3.512504275" table:style-name="ce1">
            <text:p>3.512504275</text:p>
          </table:table-cell>
          <table:table-cell office:value-type="float" office:value="3.512504275" table:style-name="ce1">
            <text:p>3.512504275</text:p>
          </table:table-cell>
          <table:table-cell office:value-type="float" office:value="3.512504275" table:style-name="ce1">
            <text:p>3.512504275</text:p>
          </table:table-cell>
          <table:table-cell/>
          <table:table-cell office:value-type="float" office:value="1" table:style-name="ce1">
            <text:p>1</text:p>
          </table:table-cell>
          <table:table-cell office:value-type="float" office:value="2.247014" table:style-name="ce1">
            <text:p>2.247014</text:p>
          </table:table-cell>
          <table:table-cell office:value-type="float" office:value="2.247014" table:style-name="ce1">
            <text:p>2.247014</text:p>
          </table:table-cell>
          <table:table-cell office:value-type="float" office:value="2.247014" table:style-name="ce1">
            <text:p>2.247014</text:p>
          </table:table-cell>
          <table:table-cell office:value-type="float" office:value="2.247014" table:style-name="ce1">
            <text:p>2.247014</text:p>
          </table:table-cell>
          <table:table-cell/>
          <table:table-cell office:value-type="float" office:value="1" table:style-name="ce1">
            <text:p>1</text:p>
          </table:table-cell>
          <table:table-cell office:value-type="float" office:value="3.219712" table:style-name="ce1">
            <text:p>3.219712</text:p>
          </table:table-cell>
          <table:table-cell office:value-type="float" office:value="3.219712" table:style-name="ce1">
            <text:p>3.219712</text:p>
          </table:table-cell>
          <table:table-cell office:value-type="float" office:value="3.219712" table:style-name="ce1">
            <text:p>3.219712</text:p>
          </table:table-cell>
          <table:table-cell office:value-type="float" office:value="3.219712" table:style-name="ce1">
            <text:p>3.219712</text:p>
          </table:table-cell>
          <table:table-cell/>
          <table:table-cell office:value-type="float" office:value="1" table:style-name="ce1">
            <text:p>1</text:p>
          </table:table-cell>
          <table:table-cell office:value-type="float" office:value="5.466726" table:style-name="ce1">
            <text:p>5.466726</text:p>
          </table:table-cell>
          <table:table-cell office:value-type="float" office:value="5.466726" table:style-name="ce1">
            <text:p>5.466726</text:p>
          </table:table-cell>
          <table:table-cell office:value-type="float" office:value="5.466726" table:style-name="ce1">
            <text:p>5.466726</text:p>
          </table:table-cell>
          <table:table-cell office:value-type="float" office:value="5.466726" table:style-name="ce1">
            <text:p>5.466726</text:p>
          </table:table-cell>
          <table:table-cell/>
          <table:table-cell office:value-type="float" office:value="1" table:style-name="ce1">
            <text:p>1</text:p>
          </table:table-cell>
          <table:table-cell office:value-type="float" office:value="0.6927461236" table:style-name="ce1">
            <text:p>0.6927461236</text:p>
          </table:table-cell>
          <table:table-cell office:value-type="float" office:value="0.6927461236" table:style-name="ce1">
            <text:p>0.6927461236</text:p>
          </table:table-cell>
          <table:table-cell office:value-type="float" office:value="0.6927461236" table:style-name="ce1">
            <text:p>0.6927461236</text:p>
          </table:table-cell>
          <table:table-cell office:value-type="float" office:value="0.6927461236" table:style-name="ce1">
            <text:p>0.6927461236</text:p>
          </table:table-cell>
          <table:table-cell/>
          <table:table-cell office:value-type="float" office:value="1" table:style-name="ce1">
            <text:p>1</text:p>
          </table:table-cell>
          <table:table-cell office:value-type="float" office:value="9.036297998" table:style-name="ce1">
            <text:p>9.036297998</text:p>
          </table:table-cell>
          <table:table-cell office:value-type="float" office:value="9.036297998" table:style-name="ce1">
            <text:p>9.036297998</text:p>
          </table:table-cell>
          <table:table-cell office:value-type="float" office:value="9.036297998" table:style-name="ce1">
            <text:p>9.036297998</text:p>
          </table:table-cell>
          <table:table-cell office:value-type="float" office:value="9.036297998" table:style-name="ce1">
            <text:p>9.036297998</text:p>
          </table:table-cell>
          <table:table-cell/>
          <table:table-cell office:value-type="float" office:value="1" table:style-name="ce1">
            <text:p>1</text:p>
          </table:table-cell>
          <table:table-cell office:value-type="float" office:value="1.192306014" table:style-name="ce1">
            <text:p>1.192306014</text:p>
          </table:table-cell>
          <table:table-cell office:value-type="float" office:value="1.192306014" table:style-name="ce1">
            <text:p>1.192306014</text:p>
          </table:table-cell>
          <table:table-cell office:value-type="float" office:value="1.192306014" table:style-name="ce1">
            <text:p>1.192306014</text:p>
          </table:table-cell>
          <table:table-cell office:value-type="float" office:value="1.192306014" table:style-name="ce1">
            <text:p>1.192306014</text:p>
          </table:table-cell>
          <table:table-cell/>
          <table:table-cell office:value-type="float" office:value="1" table:style-name="ce1">
            <text:p>1</text:p>
          </table:table-cell>
          <table:table-cell office:value-type="float" office:value="1.989976002" table:style-name="ce1">
            <text:p>1.989976002</text:p>
          </table:table-cell>
          <table:table-cell office:value-type="float" office:value="1.989976002" table:style-name="ce1">
            <text:p>1.989976002</text:p>
          </table:table-cell>
          <table:table-cell office:value-type="float" office:value="1.989976002" table:style-name="ce1">
            <text:p>1.989976002</text:p>
          </table:table-cell>
          <table:table-cell office:value-type="float" office:value="1.989976002" table:style-name="ce1">
            <text:p>1.989976002</text:p>
          </table:table-cell>
          <table:table-cell/>
          <table:table-cell office:value-type="float" office:value="1" table:style-name="ce1">
            <text:p>1</text:p>
          </table:table-cell>
          <table:table-cell office:value-type="float" office:value="17.12528843" table:style-name="ce1">
            <text:p>17.12528843</text:p>
          </table:table-cell>
          <table:table-cell office:value-type="float" office:value="17.12528843" table:style-name="ce1">
            <text:p>17.12528843</text:p>
          </table:table-cell>
          <table:table-cell office:value-type="float" office:value="17.12528843" table:style-name="ce1">
            <text:p>17.12528843</text:p>
          </table:table-cell>
          <table:table-cell office:value-type="float" office:value="17.12528843" table:style-name="ce1">
            <text:p>17.12528843</text:p>
          </table:table-cell>
          <table:table-cell/>
          <table:table-cell office:value-type="float" office:value="1" table:style-name="ce1">
            <text:p>1</text:p>
          </table:table-cell>
          <table:table-cell office:value-type="float" office:value="0.6970855544" table:style-name="ce1">
            <text:p>0.6970855544</text:p>
          </table:table-cell>
          <table:table-cell office:value-type="float" office:value="0.6970855544" table:style-name="ce1">
            <text:p>0.6970855544</text:p>
          </table:table-cell>
          <table:table-cell office:value-type="float" office:value="0.6970855544" table:style-name="ce1">
            <text:p>0.6970855544</text:p>
          </table:table-cell>
          <table:table-cell office:value-type="float" office:value="0.6970855544" table:style-name="ce1">
            <text:p>0.6970855544</text:p>
          </table:table-cell>
          <table:table-cell/>
          <table:table-cell office:value-type="float" office:value="1" table:style-name="ce1">
            <text:p>1</text:p>
          </table:table-cell>
          <table:table-cell office:value-type="float" office:value="99.74399904" table:style-name="ce1">
            <text:p>99.74399904</text:p>
          </table:table-cell>
          <table:table-cell office:value-type="float" office:value="99.74399904" table:style-name="ce1">
            <text:p>99.74399904</text:p>
          </table:table-cell>
          <table:table-cell office:value-type="float" office:value="99.74399904" table:style-name="ce1">
            <text:p>99.74399904</text:p>
          </table:table-cell>
          <table:table-cell office:value-type="float" office:value="99.74399904" table:style-name="ce1">
            <text:p>99.74399904</text:p>
          </table:table-cell>
          <table:table-cell/>
          <table:table-cell office:value-type="float" office:value="1" table:style-name="ce1">
            <text:p>1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6583790797" table:style-name="ce1">
            <text:p>0.6583790797</text:p>
          </table:table-cell>
          <table:table-cell/>
          <table:table-cell office:value-type="float" office:value="1" table:style-name="ce1">
            <text:p>1</text:p>
          </table:table-cell>
          <table:table-cell office:value-type="float" office:value="0.1638830103" table:style-name="ce1">
            <text:p>0.1638830103</text:p>
          </table:table-cell>
          <table:table-cell office:value-type="float" office:value="0.1638830103" table:style-name="ce1">
            <text:p>0.1638830103</text:p>
          </table:table-cell>
          <table:table-cell office:value-type="float" office:value="0.1638830103" table:style-name="ce1">
            <text:p>0.1638830103</text:p>
          </table:table-cell>
          <table:table-cell office:value-type="float" office:value="0.1638830103" table:style-name="ce1">
            <text:p>0.1638830103</text:p>
          </table:table-cell>
          <table:table-cell/>
          <table:table-cell office:value-type="float" office:value="1" table:style-name="ce1">
            <text:p>1</text:p>
          </table:table-cell>
          <table:table-cell office:value-type="float" office:value="1.302904308" table:style-name="ce1">
            <text:p>1.302904308</text:p>
          </table:table-cell>
          <table:table-cell office:value-type="float" office:value="1.302904308" table:style-name="ce1">
            <text:p>1.302904308</text:p>
          </table:table-cell>
          <table:table-cell office:value-type="float" office:value="1.302904308" table:style-name="ce1">
            <text:p>1.302904308</text:p>
          </table:table-cell>
          <table:table-cell office:value-type="float" office:value="1.302904308" table:style-name="ce1">
            <text:p>1.302904308</text:p>
          </table:table-cell>
          <table:table-cell/>
          <table:table-cell office:value-type="float" office:value="1" table:style-name="ce1">
            <text:p>1</text:p>
          </table:table-cell>
          <table:table-cell office:value-type="float" office:value="0.03915330456" table:style-name="ce1">
            <text:p>0.03915330456</text:p>
          </table:table-cell>
          <table:table-cell office:value-type="float" office:value="0.03915330456" table:style-name="ce1">
            <text:p>0.03915330456</text:p>
          </table:table-cell>
          <table:table-cell office:value-type="float" office:value="0.03915330456" table:style-name="ce1">
            <text:p>0.03915330456</text:p>
          </table:table-cell>
          <table:table-cell office:value-type="float" office:value="0.03915330456" table:style-name="ce1">
            <text:p>0.03915330456</text:p>
          </table:table-cell>
          <table:table-cell/>
          <table:table-cell office:value-type="float" office:value="1" table:style-name="ce1">
            <text:p>1</text:p>
          </table:table-cell>
          <table:table-cell office:value-type="float" office:value="1.231459811" table:style-name="ce1">
            <text:p>1.231459811</text:p>
          </table:table-cell>
          <table:table-cell office:value-type="float" office:value="1.231459811" table:style-name="ce1">
            <text:p>1.231459811</text:p>
          </table:table-cell>
          <table:table-cell office:value-type="float" office:value="1.231459811" table:style-name="ce1">
            <text:p>1.231459811</text:p>
          </table:table-cell>
          <table:table-cell office:value-type="float" office:value="1.231459811" table:style-name="ce1">
            <text:p>1.231459811</text:p>
          </table:table-cell>
          <table:table-cell/>
          <table:table-cell office:value-type="float" office:value="1" table:style-name="ce1">
            <text:p>1</text:p>
          </table:table-cell>
          <table:table-cell office:value-type="float" office:value="0.03915330456" table:style-name="ce1">
            <text:p>0.03915330456</text:p>
          </table:table-cell>
          <table:table-cell office:value-type="float" office:value="0.03915330456" table:style-name="ce1">
            <text:p>0.03915330456</text:p>
          </table:table-cell>
          <table:table-cell office:value-type="float" office:value="0.03915330456" table:style-name="ce1">
            <text:p>0.03915330456</text:p>
          </table:table-cell>
          <table:table-cell office:value-type="float" office:value="0.03915330456" table:style-name="ce1">
            <text:p>0.03915330456</text:p>
          </table:table-cell>
          <table:table-cell/>
          <table:table-cell office:value-type="float" office:value="1" table:style-name="ce1">
            <text:p>1</text:p>
          </table:table-cell>
          <table:table-cell office:value-type="float" office:value="0.7512247201" table:style-name="ce1">
            <text:p>0.7512247201</text:p>
          </table:table-cell>
          <table:table-cell office:value-type="float" office:value="0.7512247201" table:style-name="ce1">
            <text:p>0.7512247201</text:p>
          </table:table-cell>
          <table:table-cell office:value-type="float" office:value="0.7512247201" table:style-name="ce1">
            <text:p>0.7512247201</text:p>
          </table:table-cell>
          <table:table-cell office:value-type="float" office:value="0.7512247201" table:style-name="ce1">
            <text:p>0.7512247201</text:p>
          </table:table-cell>
          <table:table-cell/>
          <table:table-cell office:value-type="float" office:value="1" table:style-name="ce1">
            <text:p>1</text:p>
          </table:table-cell>
          <table:table-cell office:value-type="float" office:value="1.11952828" table:style-name="ce1">
            <text:p>1.11952828</text:p>
          </table:table-cell>
          <table:table-cell office:value-type="float" office:value="1.11952828" table:style-name="ce1">
            <text:p>1.11952828</text:p>
          </table:table-cell>
          <table:table-cell office:value-type="float" office:value="1.11952828" table:style-name="ce1">
            <text:p>1.11952828</text:p>
          </table:table-cell>
          <table:table-cell office:value-type="float" office:value="1.11952828" table:style-name="ce1">
            <text:p>1.11952828</text:p>
          </table:table-cell>
          <table:table-cell/>
          <table:table-cell office:value-type="float" office:value="1" table:style-name="ce1">
            <text:p>1</text:p>
          </table:table-cell>
          <table:table-cell office:value-type="float" office:value="0.1119315312" table:style-name="ce1">
            <text:p>0.1119315312</text:p>
          </table:table-cell>
          <table:table-cell office:value-type="float" office:value="0.1119315312" table:style-name="ce1">
            <text:p>0.1119315312</text:p>
          </table:table-cell>
          <table:table-cell office:value-type="float" office:value="0.1119315312" table:style-name="ce1">
            <text:p>0.1119315312</text:p>
          </table:table-cell>
          <table:table-cell office:value-type="float" office:value="0.1119315312" table:style-name="ce1">
            <text:p>0.1119315312</text:p>
          </table:table-cell>
          <table:table-cell/>
          <table:table-cell office:value-type="float" office:value="1" table:style-name="ce1">
            <text:p>1</text:p>
          </table:table-cell>
          <table:table-cell office:value-type="float" office:value="2.259913" table:style-name="ce1">
            <text:p>2.259913</text:p>
          </table:table-cell>
          <table:table-cell office:value-type="float" office:value="2.259913" table:style-name="ce1">
            <text:p>2.259913</text:p>
          </table:table-cell>
          <table:table-cell office:value-type="float" office:value="2.259913" table:style-name="ce1">
            <text:p>2.259913</text:p>
          </table:table-cell>
          <table:table-cell office:value-type="float" office:value="2.259913" table:style-name="ce1">
            <text:p>2.259913</text:p>
          </table:table-cell>
          <table:table-cell/>
          <table:table-cell office:value-type="float" office:value="1" table:style-name="ce1">
            <text:p>1</text:p>
          </table:table-cell>
          <table:table-cell office:value-type="float" office:value="0.6719989576" table:style-name="ce1">
            <text:p>0.6719989576</text:p>
          </table:table-cell>
          <table:table-cell office:value-type="float" office:value="0.6719989576" table:style-name="ce1">
            <text:p>0.6719989576</text:p>
          </table:table-cell>
          <table:table-cell office:value-type="float" office:value="0.6719989576" table:style-name="ce1">
            <text:p>0.6719989576</text:p>
          </table:table-cell>
          <table:table-cell office:value-type="float" office:value="0.6719989576" table:style-name="ce1">
            <text:p>0.6719989576</text:p>
          </table:table-cell>
          <table:table-cell/>
          <table:table-cell office:value-type="float" office:value="1" table:style-name="ce1">
            <text:p>1</text:p>
          </table:table-cell>
          <table:table-cell office:value-type="float" office:value="2524.214087" table:style-name="ce1">
            <text:p>2524.214087</text:p>
          </table:table-cell>
          <table:table-cell office:value-type="float" office:value="2524.214087" table:style-name="ce1">
            <text:p>2524.214087</text:p>
          </table:table-cell>
          <table:table-cell office:value-type="float" office:value="2524.214087" table:style-name="ce1">
            <text:p>2524.214087</text:p>
          </table:table-cell>
          <table:table-cell office:value-type="float" office:value="2524.214087" table:style-name="ce1">
            <text:p>2524.214087</text:p>
          </table:table-cell>
          <table:table-cell/>
          <table:table-cell office:value-type="float" office:value="1" table:style-name="ce1">
            <text:p>1</text:p>
          </table:table-cell>
          <table:table-cell office:value-type="float" office:value="37.01589388" table:style-name="ce1">
            <text:p>37.01589388</text:p>
          </table:table-cell>
          <table:table-cell office:value-type="float" office:value="37.01589388" table:style-name="ce1">
            <text:p>37.01589388</text:p>
          </table:table-cell>
          <table:table-cell office:value-type="float" office:value="37.01589388" table:style-name="ce1">
            <text:p>37.01589388</text:p>
          </table:table-cell>
          <table:table-cell office:value-type="float" office:value="37.01589388" table:style-name="ce1">
            <text:p>37.01589388</text:p>
          </table:table-cell>
          <table:table-cell/>
          <table:table-cell office:value-type="float" office:value="1" table:style-name="ce1">
            <text:p>1</text:p>
          </table:table-cell>
          <table:table-cell office:value-type="float" office:value="89.97060774" table:style-name="ce1">
            <text:p>89.97060774</text:p>
          </table:table-cell>
          <table:table-cell office:value-type="float" office:value="89.97060774" table:style-name="ce1">
            <text:p>89.97060774</text:p>
          </table:table-cell>
          <table:table-cell office:value-type="float" office:value="89.97060774" table:style-name="ce1">
            <text:p>89.97060774</text:p>
          </table:table-cell>
          <table:table-cell office:value-type="float" office:value="89.97060774" table:style-name="ce1">
            <text:p>89.97060774</text:p>
          </table:table-cell>
          <table:table-cell/>
          <table:table-cell office:value-type="float" office:value="1" table:style-name="ce1">
            <text:p>1</text:p>
          </table:table-cell>
          <table:table-cell office:value-type="float" office:value="179.9926157" table:style-name="ce1">
            <text:p>179.9926157</text:p>
          </table:table-cell>
          <table:table-cell office:value-type="float" office:value="179.9926157" table:style-name="ce1">
            <text:p>179.9926157</text:p>
          </table:table-cell>
          <table:table-cell office:value-type="float" office:value="179.9926157" table:style-name="ce1">
            <text:p>179.9926157</text:p>
          </table:table-cell>
          <table:table-cell office:value-type="float" office:value="179.9926157" table:style-name="ce1">
            <text:p>179.9926157</text:p>
          </table:table-cell>
          <table:table-cell/>
          <table:table-cell office:value-type="float" office:value="1" table:style-name="ce1">
            <text:p>1</text:p>
          </table:table-cell>
          <table:table-cell office:value-type="float" office:value="63.08668032" table:style-name="ce1">
            <text:p>63.08668032</text:p>
          </table:table-cell>
          <table:table-cell office:value-type="float" office:value="63.08668032" table:style-name="ce1">
            <text:p>63.08668032</text:p>
          </table:table-cell>
          <table:table-cell office:value-type="float" office:value="63.08668032" table:style-name="ce1">
            <text:p>63.08668032</text:p>
          </table:table-cell>
          <table:table-cell office:value-type="float" office:value="63.08668032" table:style-name="ce1">
            <text:p>63.08668032</text:p>
          </table:table-cell>
          <table:table-cell/>
          <table:table-cell office:value-type="float" office:value="1" table:style-name="ce1">
            <text:p>1</text:p>
          </table:table-cell>
          <table:table-cell office:value-type="float" office:value="0.00131729389" table:style-name="ce1">
            <text:p>0.00131729389</text:p>
          </table:table-cell>
          <table:table-cell office:value-type="float" office:value="0.00131729389" table:style-name="ce1">
            <text:p>0.00131729389</text:p>
          </table:table-cell>
          <table:table-cell office:value-type="float" office:value="0.00131729389" table:style-name="ce1">
            <text:p>0.00131729389</text:p>
          </table:table-cell>
          <table:table-cell office:value-type="float" office:value="0.00131729389" table:style-name="ce1">
            <text:p>0.00131729389</text:p>
          </table:table-cell>
          <table:table-cell/>
          <table:table-cell office:value-type="float" office:value="1" table:style-name="ce1">
            <text:p>1</text:p>
          </table:table-cell>
          <table:table-cell office:value-type="float" office:value="0.01718289741" table:style-name="ce1">
            <text:p>0.01718289741</text:p>
          </table:table-cell>
          <table:table-cell office:value-type="float" office:value="0.01718289741" table:style-name="ce1">
            <text:p>0.01718289741</text:p>
          </table:table-cell>
          <table:table-cell office:value-type="float" office:value="0.01718289741" table:style-name="ce1">
            <text:p>0.01718289741</text:p>
          </table:table-cell>
          <table:table-cell office:value-type="float" office:value="0.01718289741" table:style-name="ce1">
            <text:p>0.01718289741</text:p>
          </table:table-cell>
          <table:table-cell/>
          <table:table-cell office:value-type="float" office:value="1" table:style-name="ce1">
            <text:p>1</text:p>
          </table:table-cell>
          <table:table-cell office:value-type="float" office:value="1.53389307" table:style-name="ce1">
            <text:p>1.53389307</text:p>
          </table:table-cell>
          <table:table-cell office:value-type="float" office:value="1.53389307" table:style-name="ce1">
            <text:p>1.53389307</text:p>
          </table:table-cell>
          <table:table-cell office:value-type="float" office:value="1.53389307" table:style-name="ce1">
            <text:p>1.53389307</text:p>
          </table:table-cell>
          <table:table-cell office:value-type="float" office:value="1.53389307" table:style-name="ce1">
            <text:p>1.53389307</text:p>
          </table:table-cell>
          <table:table-cell/>
          <table:table-cell office:value-type="float" office:value="1" table:style-name="ce1">
            <text:p>1</text:p>
          </table:table-cell>
          <table:table-cell office:value-type="float" office:value="5.689946869" table:style-name="ce1">
            <text:p>5.689946869</text:p>
          </table:table-cell>
          <table:table-cell office:value-type="float" office:value="5.689946869" table:style-name="ce1">
            <text:p>5.689946869</text:p>
          </table:table-cell>
          <table:table-cell office:value-type="float" office:value="5.689946869" table:style-name="ce1">
            <text:p>5.689946869</text:p>
          </table:table-cell>
          <table:table-cell office:value-type="float" office:value="5.689946869" table:style-name="ce1">
            <text:p>5.689946869</text:p>
          </table:table-cell>
          <table:table-cell/>
          <table:table-cell office:value-type="float" office:value="1" table:style-name="ce1">
            <text:p>1</text:p>
          </table:table-cell>
          <table:table-cell office:value-type="float" office:value="0.2549505204" table:style-name="ce1">
            <text:p>0.2549505204</text:p>
          </table:table-cell>
          <table:table-cell office:value-type="float" office:value="0.2549505204" table:style-name="ce1">
            <text:p>0.2549505204</text:p>
          </table:table-cell>
          <table:table-cell office:value-type="float" office:value="0.2549505204" table:style-name="ce1">
            <text:p>0.2549505204</text:p>
          </table:table-cell>
          <table:table-cell office:value-type="float" office:value="0.2549505204" table:style-name="ce1">
            <text:p>0.2549505204</text:p>
          </table:table-cell>
          <table:table-cell/>
          <table:table-cell office:value-type="float" office:value="1" table:style-name="ce1">
            <text:p>1</text:p>
          </table:table-cell>
          <table:table-cell office:value-type="float" office:value="0.4150829822" table:style-name="ce1">
            <text:p>0.4150829822</text:p>
          </table:table-cell>
          <table:table-cell office:value-type="float" office:value="0.4150829822" table:style-name="ce1">
            <text:p>0.4150829822</text:p>
          </table:table-cell>
          <table:table-cell office:value-type="float" office:value="0.4150829822" table:style-name="ce1">
            <text:p>0.4150829822</text:p>
          </table:table-cell>
          <table:table-cell office:value-type="float" office:value="0.4150829822" table:style-name="ce1">
            <text:p>0.4150829822</text:p>
          </table:table-cell>
          <table:table-cell/>
        </table:table-row>
        <table:table-row table:style-name="ro1">
          <table:table-cell office:value-type="string" table:style-name="ce1">
            <text:p>100x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top</text:p>
          </table:table-cell>
          <table:table-cell office:value-type="string" table:style-name="ce1">
            <text:p>10-20%</text:p>
          </table:table-cell>
          <table:table-cell office:value-type="float" office:value="5" table:style-name="ce1">
            <text:p>5</text:p>
          </table:table-cell>
          <table:table-cell office:value-type="float" office:value="10.15479769" table:style-name="ce1">
            <text:p>10.15479769</text:p>
          </table:table-cell>
          <table:table-cell office:value-type="float" office:value="13.89706645" table:style-name="ce1">
            <text:p>13.89706645</text:p>
          </table:table-cell>
          <table:table-cell office:value-type="float" office:value="11.993469474" table:style-name="ce1">
            <text:p>11.993469474</text:p>
          </table:table-cell>
          <table:table-cell office:value-type="float" office:value="11.86033655" table:style-name="ce1">
            <text:p>11.86033655</text:p>
          </table:table-cell>
          <table:table-cell office:value-type="float" office:value="1.80858326497784" table:style-name="ce1">
            <text:p>1.80858326497784</text:p>
          </table:table-cell>
          <table:table-cell office:value-type="float" office:value="5" table:style-name="ce1">
            <text:p>5</text:p>
          </table:table-cell>
          <table:table-cell office:value-type="float" office:value="0.9461897562" table:style-name="ce1">
            <text:p>0.9461897562</text:p>
          </table:table-cell>
          <table:table-cell office:value-type="float" office:value="1.36940646" table:style-name="ce1">
            <text:p>1.36940646</text:p>
          </table:table-cell>
          <table:table-cell office:value-type="float" office:value="1.18462319544" table:style-name="ce1">
            <text:p>1.18462319544</text:p>
          </table:table-cell>
          <table:table-cell office:value-type="float" office:value="1.185734409" table:style-name="ce1">
            <text:p>1.185734409</text:p>
          </table:table-cell>
          <table:table-cell office:value-type="float" office:value="0.187469321789843" table:style-name="ce1">
            <text:p>0.187469321789843</text:p>
          </table:table-cell>
          <table:table-cell office:value-type="float" office:value="5" table:style-name="ce1">
            <text:p>5</text:p>
          </table:table-cell>
          <table:table-cell office:value-type="float" office:value="-1.143043277" table:style-name="ce1">
            <text:p>-1.143043277</text:p>
          </table:table-cell>
          <table:table-cell office:value-type="float" office:value="1.208530729" table:style-name="ce1">
            <text:p>1.208530729</text:p>
          </table:table-cell>
          <table:table-cell office:value-type="float" office:value="-0.04490575206" table:style-name="ce1">
            <text:p>-0.04490575206</text:p>
          </table:table-cell>
          <table:table-cell office:value-type="float" office:value="-0.3478837023" table:style-name="ce1">
            <text:p>-0.3478837023</text:p>
          </table:table-cell>
          <table:table-cell office:value-type="float" office:value="1.15956559858165" table:style-name="ce1">
            <text:p>1.15956559858165</text:p>
          </table:table-cell>
          <table:table-cell office:value-type="float" office:value="5" table:style-name="ce1">
            <text:p>5</text:p>
          </table:table-cell>
          <table:table-cell office:value-type="float" office:value="3.554779831" table:style-name="ce1">
            <text:p>3.554779831</text:p>
          </table:table-cell>
          <table:table-cell office:value-type="float" office:value="7.42077785" table:style-name="ce1">
            <text:p>7.42077785</text:p>
          </table:table-cell>
          <table:table-cell office:value-type="float" office:value="6.2515557262" table:style-name="ce1">
            <text:p>6.2515557262</text:p>
          </table:table-cell>
          <table:table-cell office:value-type="float" office:value="6.667763541" table:style-name="ce1">
            <text:p>6.667763541</text:p>
          </table:table-cell>
          <table:table-cell office:value-type="float" office:value="1.55276992476138" table:style-name="ce1">
            <text:p>1.55276992476138</text:p>
          </table:table-cell>
          <table:table-cell office:value-type="float" office:value="5" table:style-name="ce1">
            <text:p>5</text:p>
          </table:table-cell>
          <table:table-cell office:value-type="float" office:value="2.598016" table:style-name="ce1">
            <text:p>2.598016</text:p>
          </table:table-cell>
          <table:table-cell office:value-type="float" office:value="6.482238" table:style-name="ce1">
            <text:p>6.482238</text:p>
          </table:table-cell>
          <table:table-cell office:value-type="float" office:value="4.1317424" table:style-name="ce1">
            <text:p>4.1317424</text:p>
          </table:table-cell>
          <table:table-cell office:value-type="float" office:value="2.824807" table:style-name="ce1">
            <text:p>2.824807</text:p>
          </table:table-cell>
          <table:table-cell office:value-type="float" office:value="1.92261183969003" table:style-name="ce1">
            <text:p>1.92261183969003</text:p>
          </table:table-cell>
          <table:table-cell office:value-type="float" office:value="5" table:style-name="ce1">
            <text:p>5</text:p>
          </table:table-cell>
          <table:table-cell office:value-type="float" office:value="2.455138" table:style-name="ce1">
            <text:p>2.455138</text:p>
          </table:table-cell>
          <table:table-cell office:value-type="float" office:value="7.500111" table:style-name="ce1">
            <text:p>7.500111</text:p>
          </table:table-cell>
          <table:table-cell office:value-type="float" office:value="4.6568396" table:style-name="ce1">
            <text:p>4.6568396</text:p>
          </table:table-cell>
          <table:table-cell office:value-type="float" office:value="3.465265" table:style-name="ce1">
            <text:p>3.465265</text:p>
          </table:table-cell>
          <table:table-cell office:value-type="float" office:value="2.58113987819331" table:style-name="ce1">
            <text:p>2.58113987819331</text:p>
          </table:table-cell>
          <table:table-cell office:value-type="float" office:value="5" table:style-name="ce1">
            <text:p>5</text:p>
          </table:table-cell>
          <table:table-cell office:value-type="float" office:value="6.063281" table:style-name="ce1">
            <text:p>6.063281</text:p>
          </table:table-cell>
          <table:table-cell office:value-type="float" office:value="10.283138" table:style-name="ce1">
            <text:p>10.283138</text:p>
          </table:table-cell>
          <table:table-cell office:value-type="float" office:value="8.788582" table:style-name="ce1">
            <text:p>8.788582</text:p>
          </table:table-cell>
          <table:table-cell office:value-type="float" office:value="8.949699" table:style-name="ce1">
            <text:p>8.949699</text:p>
          </table:table-cell>
          <table:table-cell office:value-type="float" office:value="1.72267723983122" table:style-name="ce1">
            <text:p>1.72267723983122</text:p>
          </table:table-cell>
          <table:table-cell office:value-type="float" office:value="5" table:style-name="ce1">
            <text:p>5</text:p>
          </table:table-cell>
          <table:table-cell office:value-type="float" office:value="0.7324235944" table:style-name="ce1">
            <text:p>0.7324235944</text:p>
          </table:table-cell>
          <table:table-cell office:value-type="float" office:value="0.990798454" table:style-name="ce1">
            <text:p>0.990798454</text:p>
          </table:table-cell>
          <table:table-cell office:value-type="float" office:value="0.87648182498" table:style-name="ce1">
            <text:p>0.87648182498</text:p>
          </table:table-cell>
          <table:table-cell office:value-type="float" office:value="0.8864919785" table:style-name="ce1">
            <text:p>0.8864919785</text:p>
          </table:table-cell>
          <table:table-cell office:value-type="float" office:value="0.117549658017547" table:style-name="ce1">
            <text:p>0.117549658017547</text:p>
          </table:table-cell>
          <table:table-cell office:value-type="float" office:value="5" table:style-name="ce1">
            <text:p>5</text:p>
          </table:table-cell>
          <table:table-cell office:value-type="float" office:value="0.4649709938" table:style-name="ce1">
            <text:p>0.4649709938</text:p>
          </table:table-cell>
          <table:table-cell office:value-type="float" office:value="8.167102743" table:style-name="ce1">
            <text:p>8.167102743</text:p>
          </table:table-cell>
          <table:table-cell office:value-type="float" office:value="4.2343578156" table:style-name="ce1">
            <text:p>4.2343578156</text:p>
          </table:table-cell>
          <table:table-cell office:value-type="float" office:value="4.235996421" table:style-name="ce1">
            <text:p>4.235996421</text:p>
          </table:table-cell>
          <table:table-cell office:value-type="float" office:value="3.72060085051743" table:style-name="ce1">
            <text:p>3.72060085051743</text:p>
          </table:table-cell>
          <table:table-cell office:value-type="float" office:value="5" table:style-name="ce1">
            <text:p>5</text:p>
          </table:table-cell>
          <table:table-cell office:value-type="float" office:value="1.128811537" table:style-name="ce1">
            <text:p>1.128811537</text:p>
          </table:table-cell>
          <table:table-cell office:value-type="float" office:value="1.616860402" table:style-name="ce1">
            <text:p>1.616860402</text:p>
          </table:table-cell>
          <table:table-cell office:value-type="float" office:value="1.3588576216" table:style-name="ce1">
            <text:p>1.3588576216</text:p>
          </table:table-cell>
          <table:table-cell office:value-type="float" office:value="1.293966482" table:style-name="ce1">
            <text:p>1.293966482</text:p>
          </table:table-cell>
          <table:table-cell office:value-type="float" office:value="0.243441864325695" table:style-name="ce1">
            <text:p>0.243441864325695</text:p>
          </table:table-cell>
          <table:table-cell office:value-type="float" office:value="5" table:style-name="ce1">
            <text:p>5</text:p>
          </table:table-cell>
          <table:table-cell office:value-type="float" office:value="1.802825995" table:style-name="ce1">
            <text:p>1.802825995</text:p>
          </table:table-cell>
          <table:table-cell office:value-type="float" office:value="3.363585356" table:style-name="ce1">
            <text:p>3.363585356</text:p>
          </table:table-cell>
          <table:table-cell office:value-type="float" office:value="2.5367440808" table:style-name="ce1">
            <text:p>2.5367440808</text:p>
          </table:table-cell>
          <table:table-cell office:value-type="float" office:value="2.20093419" table:style-name="ce1">
            <text:p>2.20093419</text:p>
          </table:table-cell>
          <table:table-cell office:value-type="float" office:value="0.757324007452152" table:style-name="ce1">
            <text:p>0.757324007452152</text:p>
          </table:table-cell>
          <table:table-cell office:value-type="float" office:value="5" table:style-name="ce1">
            <text:p>5</text:p>
          </table:table-cell>
          <table:table-cell office:value-type="float" office:value="14.39460063" table:style-name="ce1">
            <text:p>14.39460063</text:p>
          </table:table-cell>
          <table:table-cell office:value-type="float" office:value="17.52812332" table:style-name="ce1">
            <text:p>17.52812332</text:p>
          </table:table-cell>
          <table:table-cell office:value-type="float" office:value="16.5406911" table:style-name="ce1">
            <text:p>16.5406911</text:p>
          </table:table-cell>
          <table:table-cell office:value-type="float" office:value="17.18099322" table:style-name="ce1">
            <text:p>17.18099322</text:p>
          </table:table-cell>
          <table:table-cell office:value-type="float" office:value="1.31359913956669" table:style-name="ce1">
            <text:p>1.31359913956669</text:p>
          </table:table-cell>
          <table:table-cell office:value-type="float" office:value="5" table:style-name="ce1">
            <text:p>5</text:p>
          </table:table-cell>
          <table:table-cell office:value-type="float" office:value="0.3086091554" table:style-name="ce1">
            <text:p>0.3086091554</text:p>
          </table:table-cell>
          <table:table-cell office:value-type="float" office:value="0.4720673807" table:style-name="ce1">
            <text:p>0.4720673807</text:p>
          </table:table-cell>
          <table:table-cell office:value-type="float" office:value="0.4103562018" table:style-name="ce1">
            <text:p>0.4103562018</text:p>
          </table:table-cell>
          <table:table-cell office:value-type="float" office:value="0.4090728124" table:style-name="ce1">
            <text:p>0.4090728124</text:p>
          </table:table-cell>
          <table:table-cell office:value-type="float" office:value="0.0670108801049562" table:style-name="ce1">
            <text:p>0.0670108801049562</text:p>
          </table:table-cell>
          <table:table-cell office:value-type="float" office:value="5" table:style-name="ce1">
            <text:p>5</text:p>
          </table:table-cell>
          <table:table-cell office:value-type="float" office:value="67.76532305" table:style-name="ce1">
            <text:p>67.76532305</text:p>
          </table:table-cell>
          <table:table-cell office:value-type="float" office:value="102.5075475" table:style-name="ce1">
            <text:p>102.5075475</text:p>
          </table:table-cell>
          <table:table-cell office:value-type="float" office:value="81.412314594" table:style-name="ce1">
            <text:p>81.412314594</text:p>
          </table:table-cell>
          <table:table-cell office:value-type="float" office:value="84.50861078" table:style-name="ce1">
            <text:p>84.50861078</text:p>
          </table:table-cell>
          <table:table-cell office:value-type="float" office:value="14.4612934076276" table:style-name="ce1">
            <text:p>14.4612934076276</text:p>
          </table:table-cell>
          <table:table-cell office:value-type="float" office:value="5" table:style-name="ce1">
            <text:p>5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.6583790797" table:style-name="ce1">
            <text:p>0.6583790797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.1800869991" table:style-name="ce1">
            <text:p>0.1800869991</text:p>
          </table:table-cell>
          <table:table-cell office:value-type="float" office:value="0.359797864" table:style-name="ce1">
            <text:p>0.359797864</text:p>
          </table:table-cell>
          <table:table-cell office:value-type="float" office:value="0.25263670644" table:style-name="ce1">
            <text:p>0.25263670644</text:p>
          </table:table-cell>
          <table:table-cell office:value-type="float" office:value="0.1852348571" table:style-name="ce1">
            <text:p>0.1852348571</text:p>
          </table:table-cell>
          <table:table-cell office:value-type="float" office:value="0.0957261275298251" table:style-name="ce1">
            <text:p>0.0957261275298251</text:p>
          </table:table-cell>
          <table:table-cell office:value-type="float" office:value="5" table:style-name="ce1">
            <text:p>5</text:p>
          </table:table-cell>
          <table:table-cell office:value-type="float" office:value="1.506410226" table:style-name="ce1">
            <text:p>1.506410226</text:p>
          </table:table-cell>
          <table:table-cell office:value-type="float" office:value="4.136376705" table:style-name="ce1">
            <text:p>4.136376705</text:p>
          </table:table-cell>
          <table:table-cell office:value-type="float" office:value="2.5769238738" table:style-name="ce1">
            <text:p>2.5769238738</text:p>
          </table:table-cell>
          <table:table-cell office:value-type="float" office:value="1.604230718" table:style-name="ce1">
            <text:p>1.604230718</text:p>
          </table:table-cell>
          <table:table-cell office:value-type="float" office:value="1.39663375119908" table:style-name="ce1">
            <text:p>1.39663375119908</text:p>
          </table:table-cell>
          <table:table-cell office:value-type="float" office:value="5" table:style-name="ce1">
            <text:p>5</text:p>
          </table:table-cell>
          <table:table-cell office:value-type="float" office:value="0.04658559996" table:style-name="ce1">
            <text:p>0.04658559996</text:p>
          </table:table-cell>
          <table:table-cell office:value-type="float" office:value="0.09691462776" table:style-name="ce1">
            <text:p>0.09691462776</text:p>
          </table:table-cell>
          <table:table-cell office:value-type="float" office:value="0.067565066098" table:style-name="ce1">
            <text:p>0.067565066098</text:p>
          </table:table-cell>
          <table:table-cell office:value-type="float" office:value="0.05386582319" table:style-name="ce1">
            <text:p>0.05386582319</text:p>
          </table:table-cell>
          <table:table-cell office:value-type="float" office:value="0.0232157063852342" table:style-name="ce1">
            <text:p>0.0232157063852342</text:p>
          </table:table-cell>
          <table:table-cell office:value-type="float" office:value="5" table:style-name="ce1">
            <text:p>5</text:p>
          </table:table-cell>
          <table:table-cell office:value-type="float" office:value="1.175397456" table:style-name="ce1">
            <text:p>1.175397456</text:p>
          </table:table-cell>
          <table:table-cell office:value-type="float" office:value="1.669027983" table:style-name="ce1">
            <text:p>1.669027983</text:p>
          </table:table-cell>
          <table:table-cell office:value-type="float" office:value="1.4264226242" table:style-name="ce1">
            <text:p>1.4264226242</text:p>
          </table:table-cell>
          <table:table-cell office:value-type="float" office:value="1.390880882" table:style-name="ce1">
            <text:p>1.390880882</text:p>
          </table:table-cell>
          <table:table-cell office:value-type="float" office:value="0.235067567943143" table:style-name="ce1">
            <text:p>0.235067567943143</text:p>
          </table:table-cell>
          <table:table-cell office:value-type="float" office:value="5" table:style-name="ce1">
            <text:p>5</text:p>
          </table:table-cell>
          <table:table-cell office:value-type="float" office:value="0.04658559996" table:style-name="ce1">
            <text:p>0.04658559996</text:p>
          </table:table-cell>
          <table:table-cell office:value-type="float" office:value="0.09691462776" table:style-name="ce1">
            <text:p>0.09691462776</text:p>
          </table:table-cell>
          <table:table-cell office:value-type="float" office:value="0.067565066098" table:style-name="ce1">
            <text:p>0.067565066098</text:p>
          </table:table-cell>
          <table:table-cell office:value-type="float" office:value="0.05386582319" table:style-name="ce1">
            <text:p>0.05386582319</text:p>
          </table:table-cell>
          <table:table-cell office:value-type="float" office:value="0.0232157063852342" table:style-name="ce1">
            <text:p>0.0232157063852342</text:p>
          </table:table-cell>
          <table:table-cell office:value-type="float" office:value="5" table:style-name="ce1">
            <text:p>5</text:p>
          </table:table-cell>
          <table:table-cell office:value-type="float" office:value="0.8488532327" table:style-name="ce1">
            <text:p>0.8488532327</text:p>
          </table:table-cell>
          <table:table-cell office:value-type="float" office:value="1.044437535" table:style-name="ce1">
            <text:p>1.044437535</text:p>
          </table:table-cell>
          <table:table-cell office:value-type="float" office:value="0.95083079798" table:style-name="ce1">
            <text:p>0.95083079798</text:p>
          </table:table-cell>
          <table:table-cell office:value-type="float" office:value="0.9520662275" table:style-name="ce1">
            <text:p>0.9520662275</text:p>
          </table:table-cell>
          <table:table-cell office:value-type="float" office:value="0.090512226038457" table:style-name="ce1">
            <text:p>0.090512226038457</text:p>
          </table:table-cell>
          <table:table-cell office:value-type="float" office:value="5" table:style-name="ce1">
            <text:p>5</text:p>
          </table:table-cell>
          <table:table-cell office:value-type="float" office:value="1.055855767" table:style-name="ce1">
            <text:p>1.055855767</text:p>
          </table:table-cell>
          <table:table-cell office:value-type="float" office:value="1.449924465" table:style-name="ce1">
            <text:p>1.449924465</text:p>
          </table:table-cell>
          <table:table-cell office:value-type="float" office:value="1.275046602" table:style-name="ce1">
            <text:p>1.275046602</text:p>
          </table:table-cell>
          <table:table-cell office:value-type="float" office:value="1.285659773" table:style-name="ce1">
            <text:p>1.285659773</text:p>
          </table:table-cell>
          <table:table-cell office:value-type="float" office:value="0.178295548594805" table:style-name="ce1">
            <text:p>0.178295548594805</text:p>
          </table:table-cell>
          <table:table-cell office:value-type="float" office:value="5" table:style-name="ce1">
            <text:p>5</text:p>
          </table:table-cell>
          <table:table-cell office:value-type="float" office:value="0.09103999449" table:style-name="ce1">
            <text:p>0.09103999449</text:p>
          </table:table-cell>
          <table:table-cell office:value-type="float" office:value="0.2224546502" table:style-name="ce1">
            <text:p>0.2224546502</text:p>
          </table:table-cell>
          <table:table-cell office:value-type="float" office:value="0.151376022178" table:style-name="ce1">
            <text:p>0.151376022178</text:p>
          </table:table-cell>
          <table:table-cell office:value-type="float" office:value="0.1195416884" table:style-name="ce1">
            <text:p>0.1195416884</text:p>
          </table:table-cell>
          <table:table-cell office:value-type="float" office:value="0.0639500190813831" table:style-name="ce1">
            <text:p>0.0639500190813831</text:p>
          </table:table-cell>
          <table:table-cell office:value-type="float" office:value="5" table:style-name="ce1">
            <text:p>5</text:p>
          </table:table-cell>
          <table:table-cell office:value-type="float" office:value="2.019722" table:style-name="ce1">
            <text:p>2.019722</text:p>
          </table:table-cell>
          <table:table-cell office:value-type="float" office:value="6.156622" table:style-name="ce1">
            <text:p>6.156622</text:p>
          </table:table-cell>
          <table:table-cell office:value-type="float" office:value="3.8719315" table:style-name="ce1">
            <text:p>3.8719315</text:p>
          </table:table-cell>
          <table:table-cell office:value-type="float" office:value="3.1023395" table:style-name="ce1">
            <text:p>3.1023395</text:p>
          </table:table-cell>
          <table:table-cell office:value-type="float" office:value="2.07974280660392" table:style-name="ce1">
            <text:p>2.07974280660392</text:p>
          </table:table-cell>
          <table:table-cell office:value-type="float" office:value="5" table:style-name="ce1">
            <text:p>5</text:p>
          </table:table-cell>
          <table:table-cell office:value-type="float" office:value="0.6679938515" table:style-name="ce1">
            <text:p>0.6679938515</text:p>
          </table:table-cell>
          <table:table-cell office:value-type="float" office:value="0.9493738711" table:style-name="ce1">
            <text:p>0.9493738711</text:p>
          </table:table-cell>
          <table:table-cell office:value-type="float" office:value="0.78884580046" table:style-name="ce1">
            <text:p>0.78884580046</text:p>
          </table:table-cell>
          <table:table-cell office:value-type="float" office:value="0.7165476511" table:style-name="ce1">
            <text:p>0.7165476511</text:p>
          </table:table-cell>
          <table:table-cell office:value-type="float" office:value="0.138135975741793" table:style-name="ce1">
            <text:p>0.138135975741793</text:p>
          </table:table-cell>
          <table:table-cell office:value-type="float" office:value="5" table:style-name="ce1">
            <text:p>5</text:p>
          </table:table-cell>
          <table:table-cell office:value-type="float" office:value="2606.574011" table:style-name="ce1">
            <text:p>2606.574011</text:p>
          </table:table-cell>
          <table:table-cell office:value-type="float" office:value="2671.173369" table:style-name="ce1">
            <text:p>2671.173369</text:p>
          </table:table-cell>
          <table:table-cell office:value-type="float" office:value="2636.0471732" table:style-name="ce1">
            <text:p>2636.0471732</text:p>
          </table:table-cell>
          <table:table-cell office:value-type="float" office:value="2632.773112" table:style-name="ce1">
            <text:p>2632.773112</text:p>
          </table:table-cell>
          <table:table-cell office:value-type="float" office:value="30.2801033690784" table:style-name="ce1">
            <text:p>30.2801033690784</text:p>
          </table:table-cell>
          <table:table-cell office:value-type="float" office:value="5" table:style-name="ce1">
            <text:p>5</text:p>
          </table:table-cell>
          <table:table-cell office:value-type="float" office:value="0.005873193964" table:style-name="ce1">
            <text:p>0.005873193964</text:p>
          </table:table-cell>
          <table:table-cell office:value-type="float" office:value="102.4861466" table:style-name="ce1">
            <text:p>102.4861466</text:p>
          </table:table-cell>
          <table:table-cell office:value-type="float" office:value="56.497072455873" table:style-name="ce1">
            <text:p>56.497072455873</text:p>
          </table:table-cell>
          <table:table-cell office:value-type="float" office:value="89.98440156" table:style-name="ce1">
            <text:p>89.98440156</text:p>
          </table:table-cell>
          <table:table-cell office:value-type="float" office:value="51.8192606731113" table:style-name="ce1">
            <text:p>51.8192606731113</text:p>
          </table:table-cell>
          <table:table-cell office:value-type="float" office:value="5" table:style-name="ce1">
            <text:p>5</text:p>
          </table:table-cell>
          <table:table-cell office:value-type="float" office:value="37.02496951" table:style-name="ce1">
            <text:p>37.02496951</text:p>
          </table:table-cell>
          <table:table-cell office:value-type="float" office:value="90.00658675" table:style-name="ce1">
            <text:p>90.00658675</text:p>
          </table:table-cell>
          <table:table-cell office:value-type="float" office:value="74.594516976" table:style-name="ce1">
            <text:p>74.594516976</text:p>
          </table:table-cell>
          <table:table-cell office:value-type="float" office:value="89.98276515" table:style-name="ce1">
            <text:p>89.98276515</text:p>
          </table:table-cell>
          <table:table-cell office:value-type="float" office:value="23.4389266276921" table:style-name="ce1">
            <text:p>23.4389266276921</text:p>
          </table:table-cell>
          <table:table-cell office:value-type="float" office:value="5" table:style-name="ce1">
            <text:p>5</text:p>
          </table:table-cell>
          <table:table-cell office:value-type="float" office:value="37.01362484" table:style-name="ce1">
            <text:p>37.01362484</text:p>
          </table:table-cell>
          <table:table-cell office:value-type="float" office:value="179.9926273" table:style-name="ce1">
            <text:p>179.9926273</text:p>
          </table:table-cell>
          <table:table-cell office:value-type="float" office:value="89.188883766" table:style-name="ce1">
            <text:p>89.188883766</text:p>
          </table:table-cell>
          <table:table-cell office:value-type="float" office:value="78.67032761" table:style-name="ce1">
            <text:p>78.67032761</text:p>
          </table:table-cell>
          <table:table-cell office:value-type="float" office:value="53.9481681668926" table:style-name="ce1">
            <text:p>53.9481681668926</text:p>
          </table:table-cell>
          <table:table-cell office:value-type="float" office:value="5" table:style-name="ce1">
            <text:p>5</text:p>
          </table:table-cell>
          <table:table-cell office:value-type="float" office:value="44.49189855" table:style-name="ce1">
            <text:p>44.49189855</text:p>
          </table:table-cell>
          <table:table-cell office:value-type="float" office:value="73.51500158" table:style-name="ce1">
            <text:p>73.51500158</text:p>
          </table:table-cell>
          <table:table-cell office:value-type="float" office:value="56.056691302" table:style-name="ce1">
            <text:p>56.056691302</text:p>
          </table:table-cell>
          <table:table-cell office:value-type="float" office:value="58.81611812" table:style-name="ce1">
            <text:p>58.81611812</text:p>
          </table:table-cell>
          <table:table-cell office:value-type="float" office:value="12.1090952939891" table:style-name="ce1">
            <text:p>12.1090952939891</text:p>
          </table:table-cell>
          <table:table-cell office:value-type="float" office:value="5" table:style-name="ce1">
            <text:p>5</text:p>
          </table:table-cell>
          <table:table-cell office:value-type="float" office:value="0.001235567911" table:style-name="ce1">
            <text:p>0.001235567911</text:p>
          </table:table-cell>
          <table:table-cell office:value-type="float" office:value="0.003901298218" table:style-name="ce1">
            <text:p>0.003901298218</text:p>
          </table:table-cell>
          <table:table-cell office:value-type="float" office:value="0.0024805289136" table:style-name="ce1">
            <text:p>0.0024805289136</text:p>
          </table:table-cell>
          <table:table-cell office:value-type="float" office:value="0.00219937655" table:style-name="ce1">
            <text:p>0.00219937655</text:p>
          </table:table-cell>
          <table:table-cell office:value-type="float" office:value="0.00103705748147936" table:style-name="ce1">
            <text:p>0.00103705748147936</text:p>
          </table:table-cell>
          <table:table-cell office:value-type="float" office:value="5" table:style-name="ce1">
            <text:p>5</text:p>
          </table:table-cell>
          <table:table-cell office:value-type="float" office:value="0.01683063042" table:style-name="ce1">
            <text:p>0.01683063042</text:p>
          </table:table-cell>
          <table:table-cell office:value-type="float" office:value="0.01724514435" table:style-name="ce1">
            <text:p>0.01724514435</text:p>
          </table:table-cell>
          <table:table-cell office:value-type="float" office:value="0.017024162756" table:style-name="ce1">
            <text:p>0.017024162756</text:p>
          </table:table-cell>
          <table:table-cell office:value-type="float" office:value="0.01704520264" table:style-name="ce1">
            <text:p>0.01704520264</text:p>
          </table:table-cell>
          <table:table-cell office:value-type="float" office:value="0.000157020941763536" table:style-name="ce1">
            <text:p>0.000157020941763536</text:p>
          </table:table-cell>
          <table:table-cell office:value-type="float" office:value="5" table:style-name="ce1">
            <text:p>5</text:p>
          </table:table-cell>
          <table:table-cell office:value-type="float" office:value="1.571817885" table:style-name="ce1">
            <text:p>1.571817885</text:p>
          </table:table-cell>
          <table:table-cell office:value-type="float" office:value="5.982936718" table:style-name="ce1">
            <text:p>5.982936718</text:p>
          </table:table-cell>
          <table:table-cell office:value-type="float" office:value="3.3596218534" table:style-name="ce1">
            <text:p>3.3596218534</text:p>
          </table:table-cell>
          <table:table-cell office:value-type="float" office:value="1.833937114" table:style-name="ce1">
            <text:p>1.833937114</text:p>
          </table:table-cell>
          <table:table-cell office:value-type="float" office:value="2.3271451165532" table:style-name="ce1">
            <text:p>2.3271451165532</text:p>
          </table:table-cell>
          <table:table-cell office:value-type="float" office:value="5" table:style-name="ce1">
            <text:p>5</text:p>
          </table:table-cell>
          <table:table-cell office:value-type="float" office:value="5.014376727" table:style-name="ce1">
            <text:p>5.014376727</text:p>
          </table:table-cell>
          <table:table-cell office:value-type="float" office:value="24.3420757" table:style-name="ce1">
            <text:p>24.3420757</text:p>
          </table:table-cell>
          <table:table-cell office:value-type="float" office:value="11.6270152842" table:style-name="ce1">
            <text:p>11.6270152842</text:p>
          </table:table-cell>
          <table:table-cell office:value-type="float" office:value="5.689946869" table:style-name="ce1">
            <text:p>5.689946869</text:p>
          </table:table-cell>
          <table:table-cell office:value-type="float" office:value="8.91084749617618" table:style-name="ce1">
            <text:p>8.91084749617618</text:p>
          </table:table-cell>
          <table:table-cell office:value-type="float" office:value="5" table:style-name="ce1">
            <text:p>5</text:p>
          </table:table-cell>
          <table:table-cell office:value-type="float" office:value="0.2267435339" table:style-name="ce1">
            <text:p>0.2267435339</text:p>
          </table:table-cell>
          <table:table-cell office:value-type="float" office:value="1.072538189" table:style-name="ce1">
            <text:p>1.072538189</text:p>
          </table:table-cell>
          <table:table-cell office:value-type="float" office:value="0.60951705002" table:style-name="ce1">
            <text:p>0.60951705002</text:p>
          </table:table-cell>
          <table:table-cell office:value-type="float" office:value="0.3674302822" table:style-name="ce1">
            <text:p>0.3674302822</text:p>
          </table:table-cell>
          <table:table-cell office:value-type="float" office:value="0.417946273634591" table:style-name="ce1">
            <text:p>0.417946273634591</text:p>
          </table:table-cell>
          <table:table-cell office:value-type="float" office:value="5" table:style-name="ce1">
            <text:p>5</text:p>
          </table:table-cell>
          <table:table-cell office:value-type="float" office:value="0.5409953856" table:style-name="ce1">
            <text:p>0.5409953856</text:p>
          </table:table-cell>
          <table:table-cell office:value-type="float" office:value="1.907681913" table:style-name="ce1">
            <text:p>1.907681913</text:p>
          </table:table-cell>
          <table:table-cell office:value-type="float" office:value="1.06029111062" table:style-name="ce1">
            <text:p>1.06029111062</text:p>
          </table:table-cell>
          <table:table-cell office:value-type="float" office:value="0.5785279668" table:style-name="ce1">
            <text:p>0.5785279668</text:p>
          </table:table-cell>
          <table:table-cell office:value-type="float" office:value="0.689205609753838" table:style-name="ce1">
            <text:p>0.689205609753838</text:p>
          </table:table-cell>
        </table:table-row>
        <table:table-row table:style-name="ro1">
          <table:table-cell office:value-type="string" table:style-name="ce1">
            <text:p>20x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bottom</text:p>
          </table:table-cell>
          <table:table-cell office:value-type="string" table:style-name="ce1">
            <text:p>&lt;10%</text:p>
          </table:table-cell>
          <table:table-cell office:value-type="float" office:value="12" table:style-name="ce1">
            <text:p>12</text:p>
          </table:table-cell>
          <table:table-cell office:value-type="float" office:value="4.237994026" table:style-name="ce1">
            <text:p>4.237994026</text:p>
          </table:table-cell>
          <table:table-cell office:value-type="float" office:value="9.128848805" table:style-name="ce1">
            <text:p>9.128848805</text:p>
          </table:table-cell>
          <table:table-cell office:value-type="float" office:value="6.72812069166667" table:style-name="ce1">
            <text:p>6.72812069166667</text:p>
          </table:table-cell>
          <table:table-cell office:value-type="float" office:value="6.7573816635" table:style-name="ce1">
            <text:p>6.7573816635</text:p>
          </table:table-cell>
          <table:table-cell office:value-type="float" office:value="2.30759735499848" table:style-name="ce1">
            <text:p>2.30759735499848</text:p>
          </table:table-cell>
          <table:table-cell office:value-type="float" office:value="12" table:style-name="ce1">
            <text:p>12</text:p>
          </table:table-cell>
          <table:table-cell office:value-type="float" office:value="2.170127278" table:style-name="ce1">
            <text:p>2.170127278</text:p>
          </table:table-cell>
          <table:table-cell office:value-type="float" office:value="6.337307547" table:style-name="ce1">
            <text:p>6.337307547</text:p>
          </table:table-cell>
          <table:table-cell office:value-type="float" office:value="4.02866871091667" table:style-name="ce1">
            <text:p>4.02866871091667</text:p>
          </table:table-cell>
          <table:table-cell office:value-type="float" office:value="3.793099725" table:style-name="ce1">
            <text:p>3.793099725</text:p>
          </table:table-cell>
          <table:table-cell office:value-type="float" office:value="1.59236603439562" table:style-name="ce1">
            <text:p>1.59236603439562</text:p>
          </table:table-cell>
          <table:table-cell office:value-type="float" office:value="12" table:style-name="ce1">
            <text:p>12</text:p>
          </table:table-cell>
          <table:table-cell office:value-type="float" office:value="-2.044070495" table:style-name="ce1">
            <text:p>-2.044070495</text:p>
          </table:table-cell>
          <table:table-cell office:value-type="float" office:value="-0.2157127122" table:style-name="ce1">
            <text:p>-0.2157127122</text:p>
          </table:table-cell>
          <table:table-cell office:value-type="float" office:value="-0.92868407205" table:style-name="ce1">
            <text:p>-0.92868407205</text:p>
          </table:table-cell>
          <table:table-cell office:value-type="float" office:value="-0.74424609085" table:style-name="ce1">
            <text:p>-0.74424609085</text:p>
          </table:table-cell>
          <table:table-cell office:value-type="float" office:value="0.745162331699602" table:style-name="ce1">
            <text:p>0.745162331699602</text:p>
          </table:table-cell>
          <table:table-cell office:value-type="float" office:value="12" table:style-name="ce1">
            <text:p>12</text:p>
          </table:table-cell>
          <table:table-cell office:value-type="float" office:value="3.157553615" table:style-name="ce1">
            <text:p>3.157553615</text:p>
          </table:table-cell>
          <table:table-cell office:value-type="float" office:value="13.37489023" table:style-name="ce1">
            <text:p>13.37489023</text:p>
          </table:table-cell>
          <table:table-cell office:value-type="float" office:value="5.99170854483333" table:style-name="ce1">
            <text:p>5.99170854483333</text:p>
          </table:table-cell>
          <table:table-cell office:value-type="float" office:value="3.7857670785" table:style-name="ce1">
            <text:p>3.7857670785</text:p>
          </table:table-cell>
          <table:table-cell office:value-type="float" office:value="4.42371023399059" table:style-name="ce1">
            <text:p>4.42371023399059</text:p>
          </table:table-cell>
          <table:table-cell office:value-type="float" office:value="12" table:style-name="ce1">
            <text:p>12</text:p>
          </table:table-cell>
          <table:table-cell office:value-type="float" office:value="7.2724" table:style-name="ce1">
            <text:p>7.2724</text:p>
          </table:table-cell>
          <table:table-cell office:value-type="float" office:value="12.62125" table:style-name="ce1">
            <text:p>12.62125</text:p>
          </table:table-cell>
          <table:table-cell office:value-type="float" office:value="9.74552" table:style-name="ce1">
            <text:p>9.74552</text:p>
          </table:table-cell>
          <table:table-cell office:value-type="float" office:value="9.48671" table:style-name="ce1">
            <text:p>9.48671</text:p>
          </table:table-cell>
          <table:table-cell office:value-type="float" office:value="2.10185486967626" table:style-name="ce1">
            <text:p>2.10185486967626</text:p>
          </table:table-cell>
          <table:table-cell office:value-type="float" office:value="12" table:style-name="ce1">
            <text:p>12</text:p>
          </table:table-cell>
          <table:table-cell office:value-type="float" office:value="7.00697" table:style-name="ce1">
            <text:p>7.00697</text:p>
          </table:table-cell>
          <table:table-cell office:value-type="float" office:value="24.88085" table:style-name="ce1">
            <text:p>24.88085</text:p>
          </table:table-cell>
          <table:table-cell office:value-type="float" office:value="18.2640658333333" table:style-name="ce1">
            <text:p>18.2640658333333</text:p>
          </table:table-cell>
          <table:table-cell office:value-type="float" office:value="20.819675" table:style-name="ce1">
            <text:p>20.819675</text:p>
          </table:table-cell>
          <table:table-cell office:value-type="float" office:value="7.2511846726768" table:style-name="ce1">
            <text:p>7.2511846726768</text:p>
          </table:table-cell>
          <table:table-cell office:value-type="float" office:value="12" table:style-name="ce1">
            <text:p>12</text:p>
          </table:table-cell>
          <table:table-cell office:value-type="float" office:value="14.28672" table:style-name="ce1">
            <text:p>14.28672</text:p>
          </table:table-cell>
          <table:table-cell office:value-type="float" office:value="35.77961" table:style-name="ce1">
            <text:p>35.77961</text:p>
          </table:table-cell>
          <table:table-cell office:value-type="float" office:value="28.0095858333333" table:style-name="ce1">
            <text:p>28.0095858333333</text:p>
          </table:table-cell>
          <table:table-cell office:value-type="float" office:value="31.02528" table:style-name="ce1">
            <text:p>31.02528</text:p>
          </table:table-cell>
          <table:table-cell office:value-type="float" office:value="8.67721967626252" table:style-name="ce1">
            <text:p>8.67721967626252</text:p>
          </table:table-cell>
          <table:table-cell office:value-type="float" office:value="12" table:style-name="ce1">
            <text:p>12</text:p>
          </table:table-cell>
          <table:table-cell office:value-type="float" office:value="1.703800389" table:style-name="ce1">
            <text:p>1.703800389</text:p>
          </table:table-cell>
          <table:table-cell office:value-type="float" office:value="4.818758883" table:style-name="ce1">
            <text:p>4.818758883</text:p>
          </table:table-cell>
          <table:table-cell office:value-type="float" office:value="3.01389941083333" table:style-name="ce1">
            <text:p>3.01389941083333</text:p>
          </table:table-cell>
          <table:table-cell office:value-type="float" office:value="2.7561634195" table:style-name="ce1">
            <text:p>2.7561634195</text:p>
          </table:table-cell>
          <table:table-cell office:value-type="float" office:value="1.24365514484463" table:style-name="ce1">
            <text:p>1.24365514484463</text:p>
          </table:table-cell>
          <table:table-cell office:value-type="float" office:value="12" table:style-name="ce1">
            <text:p>12</text:p>
          </table:table-cell>
          <table:table-cell office:value-type="float" office:value="0.07081850159" table:style-name="ce1">
            <text:p>0.07081850159</text:p>
          </table:table-cell>
          <table:table-cell office:value-type="float" office:value="0.3018577976" table:style-name="ce1">
            <text:p>0.3018577976</text:p>
          </table:table-cell>
          <table:table-cell office:value-type="float" office:value="0.190451046678333" table:style-name="ce1">
            <text:p>0.190451046678333</text:p>
          </table:table-cell>
          <table:table-cell office:value-type="float" office:value="0.2161720306" table:style-name="ce1">
            <text:p>0.2161720306</text:p>
          </table:table-cell>
          <table:table-cell office:value-type="float" office:value="0.0719708479273313" table:style-name="ce1">
            <text:p>0.0719708479273313</text:p>
          </table:table-cell>
          <table:table-cell office:value-type="float" office:value="12" table:style-name="ce1">
            <text:p>12</text:p>
          </table:table-cell>
          <table:table-cell office:value-type="float" office:value="2.558616399" table:style-name="ce1">
            <text:p>2.558616399</text:p>
          </table:table-cell>
          <table:table-cell office:value-type="float" office:value="6.945673816" table:style-name="ce1">
            <text:p>6.945673816</text:p>
          </table:table-cell>
          <table:table-cell office:value-type="float" office:value="4.60415872658333" table:style-name="ce1">
            <text:p>4.60415872658333</text:p>
          </table:table-cell>
          <table:table-cell office:value-type="float" office:value="4.448255088" table:style-name="ce1">
            <text:p>4.448255088</text:p>
          </table:table-cell>
          <table:table-cell office:value-type="float" office:value="1.78230222421633" table:style-name="ce1">
            <text:p>1.78230222421633</text:p>
          </table:table-cell>
          <table:table-cell office:value-type="float" office:value="12" table:style-name="ce1">
            <text:p>12</text:p>
          </table:table-cell>
          <table:table-cell office:value-type="float" office:value="4.857348186" table:style-name="ce1">
            <text:p>4.857348186</text:p>
          </table:table-cell>
          <table:table-cell office:value-type="float" office:value="18.22120569" table:style-name="ce1">
            <text:p>18.22120569</text:p>
          </table:table-cell>
          <table:table-cell office:value-type="float" office:value="9.96985463225" table:style-name="ce1">
            <text:p>9.96985463225</text:p>
          </table:table-cell>
          <table:table-cell office:value-type="float" office:value="8.336369603" table:style-name="ce1">
            <text:p>8.336369603</text:p>
          </table:table-cell>
          <table:table-cell office:value-type="float" office:value="5.28249941368299" table:style-name="ce1">
            <text:p>5.28249941368299</text:p>
          </table:table-cell>
          <table:table-cell office:value-type="float" office:value="12" table:style-name="ce1">
            <text:p>12</text:p>
          </table:table-cell>
          <table:table-cell office:value-type="float" office:value="48.93144098" table:style-name="ce1">
            <text:p>48.93144098</text:p>
          </table:table-cell>
          <table:table-cell office:value-type="float" office:value="87.23983302" table:style-name="ce1">
            <text:p>87.23983302</text:p>
          </table:table-cell>
          <table:table-cell office:value-type="float" office:value="65.0234811275" table:style-name="ce1">
            <text:p>65.0234811275</text:p>
          </table:table-cell>
          <table:table-cell office:value-type="float" office:value="62.22894994" table:style-name="ce1">
            <text:p>62.22894994</text:p>
          </table:table-cell>
          <table:table-cell office:value-type="float" office:value="15.3362086709012" table:style-name="ce1">
            <text:p>15.3362086709012</text:p>
          </table:table-cell>
          <table:table-cell office:value-type="float" office:value="7" table:style-name="ce1">
            <text:p>7</text:p>
          </table:table-cell>
          <table:table-cell office:value-type="float" office:value="0.136488242" table:style-name="ce1">
            <text:p>0.136488242</text:p>
          </table:table-cell>
          <table:table-cell office:value-type="float" office:value="0.7155246181" table:style-name="ce1">
            <text:p>0.7155246181</text:p>
          </table:table-cell>
          <table:table-cell office:value-type="float" office:value="0.393810774742857" table:style-name="ce1">
            <text:p>0.393810774742857</text:p>
          </table:table-cell>
          <table:table-cell office:value-type="float" office:value="0.2045249775" table:style-name="ce1">
            <text:p>0.2045249775</text:p>
          </table:table-cell>
          <table:table-cell office:value-type="float" office:value="0.300652457204965" table:style-name="ce1">
            <text:p>0.300652457204965</text:p>
          </table:table-cell>
          <table:table-cell office:value-type="float" office:value="12" table:style-name="ce1">
            <text:p>12</text:p>
          </table:table-cell>
          <table:table-cell office:value-type="float" office:value="46.99554509" table:style-name="ce1">
            <text:p>46.99554509</text:p>
          </table:table-cell>
          <table:table-cell office:value-type="float" office:value="152.7483139" table:style-name="ce1">
            <text:p>152.7483139</text:p>
          </table:table-cell>
          <table:table-cell office:value-type="float" office:value="108.81469899" table:style-name="ce1">
            <text:p>108.81469899</text:p>
          </table:table-cell>
          <table:table-cell office:value-type="float" office:value="116.508412035" table:style-name="ce1">
            <text:p>116.508412035</text:p>
          </table:table-cell>
          <table:table-cell office:value-type="float" office:value="40.923188846023" table:style-name="ce1">
            <text:p>40.923188846023</text:p>
          </table:table-cell>
          <table:table-cell office:value-type="float" office:value="12" table:style-name="ce1">
            <text:p>12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.2353512977" table:style-name="ce1">
            <text:p>0.2353512977</text:p>
          </table:table-cell>
          <table:table-cell office:value-type="float" office:value="0.2586349391" table:style-name="ce1">
            <text:p>0.2586349391</text:p>
          </table:table-cell>
          <table:table-cell office:value-type="float" office:value="0.246721354891667" table:style-name="ce1">
            <text:p>0.246721354891667</text:p>
          </table:table-cell>
          <table:table-cell office:value-type="float" office:value="0.24628795005" table:style-name="ce1">
            <text:p>0.24628795005</text:p>
          </table:table-cell>
          <table:table-cell office:value-type="float" office:value="0.00932867545679998" table:style-name="ce1">
            <text:p>0.00932867545679998</text:p>
          </table:table-cell>
          <table:table-cell office:value-type="float" office:value="12" table:style-name="ce1">
            <text:p>12</text:p>
          </table:table-cell>
          <table:table-cell office:value-type="float" office:value="2.56926081" table:style-name="ce1">
            <text:p>2.56926081</text:p>
          </table:table-cell>
          <table:table-cell office:value-type="float" office:value="3.103747324" table:style-name="ce1">
            <text:p>3.103747324</text:p>
          </table:table-cell>
          <table:table-cell office:value-type="float" office:value="2.83890857925" table:style-name="ce1">
            <text:p>2.83890857925</text:p>
          </table:table-cell>
          <table:table-cell office:value-type="float" office:value="2.838036238" table:style-name="ce1">
            <text:p>2.838036238</text:p>
          </table:table-cell>
          <table:table-cell office:value-type="float" office:value="0.213283142027209" table:style-name="ce1">
            <text:p>0.213283142027209</text:p>
          </table:table-cell>
          <table:table-cell office:value-type="float" office:value="12" table:style-name="ce1">
            <text:p>12</text:p>
          </table:table-cell>
          <table:table-cell office:value-type="float" office:value="0.1066331969" table:style-name="ce1">
            <text:p>0.1066331969</text:p>
          </table:table-cell>
          <table:table-cell office:value-type="float" office:value="0.1587252142" table:style-name="ce1">
            <text:p>0.1587252142</text:p>
          </table:table-cell>
          <table:table-cell office:value-type="float" office:value="0.140444881008333" table:style-name="ce1">
            <text:p>0.140444881008333</text:p>
          </table:table-cell>
          <table:table-cell office:value-type="float" office:value="0.14849236465" table:style-name="ce1">
            <text:p>0.14849236465</text:p>
          </table:table-cell>
          <table:table-cell office:value-type="float" office:value="0.0207787795526587" table:style-name="ce1">
            <text:p>0.0207787795526587</text:p>
          </table:table-cell>
          <table:table-cell office:value-type="float" office:value="12" table:style-name="ce1">
            <text:p>12</text:p>
          </table:table-cell>
          <table:table-cell office:value-type="float" office:value="2.665530592" table:style-name="ce1">
            <text:p>2.665530592</text:p>
          </table:table-cell>
          <table:table-cell office:value-type="float" office:value="7.092428865" table:style-name="ce1">
            <text:p>7.092428865</text:p>
          </table:table-cell>
          <table:table-cell office:value-type="float" office:value="4.74460331175" table:style-name="ce1">
            <text:p>4.74460331175</text:p>
          </table:table-cell>
          <table:table-cell office:value-type="float" office:value="4.602119645" table:style-name="ce1">
            <text:p>4.602119645</text:p>
          </table:table-cell>
          <table:table-cell office:value-type="float" office:value="1.79553874062957" table:style-name="ce1">
            <text:p>1.79553874062957</text:p>
          </table:table-cell>
          <table:table-cell office:value-type="float" office:value="12" table:style-name="ce1">
            <text:p>12</text:p>
          </table:table-cell>
          <table:table-cell office:value-type="float" office:value="0.1066331969" table:style-name="ce1">
            <text:p>0.1066331969</text:p>
          </table:table-cell>
          <table:table-cell office:value-type="float" office:value="0.1587252142" table:style-name="ce1">
            <text:p>0.1587252142</text:p>
          </table:table-cell>
          <table:table-cell office:value-type="float" office:value="0.140444881008333" table:style-name="ce1">
            <text:p>0.140444881008333</text:p>
          </table:table-cell>
          <table:table-cell office:value-type="float" office:value="0.14849236465" table:style-name="ce1">
            <text:p>0.14849236465</text:p>
          </table:table-cell>
          <table:table-cell office:value-type="float" office:value="0.0207787795526587" table:style-name="ce1">
            <text:p>0.0207787795526587</text:p>
          </table:table-cell>
          <table:table-cell office:value-type="float" office:value="12" table:style-name="ce1">
            <text:p>12</text:p>
          </table:table-cell>
          <table:table-cell office:value-type="float" office:value="1.91845847" table:style-name="ce1">
            <text:p>1.91845847</text:p>
          </table:table-cell>
          <table:table-cell office:value-type="float" office:value="4.996621617" table:style-name="ce1">
            <text:p>4.996621617</text:p>
          </table:table-cell>
          <table:table-cell office:value-type="float" office:value="3.20128319816667" table:style-name="ce1">
            <text:p>3.20128319816667</text:p>
          </table:table-cell>
          <table:table-cell office:value-type="float" office:value="2.931068117" table:style-name="ce1">
            <text:p>2.931068117</text:p>
          </table:table-cell>
          <table:table-cell office:value-type="float" office:value="1.30603519857656" table:style-name="ce1">
            <text:p>1.30603519857656</text:p>
          </table:table-cell>
          <table:table-cell office:value-type="float" office:value="12" table:style-name="ce1">
            <text:p>12</text:p>
          </table:table-cell>
          <table:table-cell office:value-type="float" office:value="2.37006153" table:style-name="ce1">
            <text:p>2.37006153</text:p>
          </table:table-cell>
          <table:table-cell office:value-type="float" office:value="5.89029205" table:style-name="ce1">
            <text:p>5.89029205</text:p>
          </table:table-cell>
          <table:table-cell office:value-type="float" office:value="4.08266180183333" table:style-name="ce1">
            <text:p>4.08266180183333</text:p>
          </table:table-cell>
          <table:table-cell office:value-type="float" office:value="4.028129038" table:style-name="ce1">
            <text:p>4.028129038</text:p>
          </table:table-cell>
          <table:table-cell office:value-type="float" office:value="1.48136116914076" table:style-name="ce1">
            <text:p>1.48136116914076</text:p>
          </table:table-cell>
          <table:table-cell office:value-type="float" office:value="12" table:style-name="ce1">
            <text:p>12</text:p>
          </table:table-cell>
          <table:table-cell office:value-type="float" office:value="0.2950387599" table:style-name="ce1">
            <text:p>0.2950387599</text:p>
          </table:table-cell>
          <table:table-cell office:value-type="float" office:value="1.203141133" table:style-name="ce1">
            <text:p>1.203141133</text:p>
          </table:table-cell>
          <table:table-cell office:value-type="float" office:value="0.66194151" table:style-name="ce1">
            <text:p>0.66194151</text:p>
          </table:table-cell>
          <table:table-cell office:value-type="float" office:value="0.573990607" table:style-name="ce1">
            <text:p>0.573990607</text:p>
          </table:table-cell>
          <table:table-cell office:value-type="float" office:value="0.347741953606471" table:style-name="ce1">
            <text:p>0.347741953606471</text:p>
          </table:table-cell>
          <table:table-cell office:value-type="float" office:value="12" table:style-name="ce1">
            <text:p>12</text:p>
          </table:table-cell>
          <table:table-cell office:value-type="float" office:value="12.85104" table:style-name="ce1">
            <text:p>12.85104</text:p>
          </table:table-cell>
          <table:table-cell office:value-type="float" office:value="25.29669" table:style-name="ce1">
            <text:p>25.29669</text:p>
          </table:table-cell>
          <table:table-cell office:value-type="float" office:value="21.7693671758333" table:style-name="ce1">
            <text:p>21.7693671758333</text:p>
          </table:table-cell>
          <table:table-cell office:value-type="float" office:value="24.5681375" table:style-name="ce1">
            <text:p>24.5681375</text:p>
          </table:table-cell>
          <table:table-cell office:value-type="float" office:value="5.34042024358342" table:style-name="ce1">
            <text:p>5.34042024358342</text:p>
          </table:table-cell>
          <table:table-cell office:value-type="float" office:value="12" table:style-name="ce1">
            <text:p>12</text:p>
          </table:table-cell>
          <table:table-cell office:value-type="float" office:value="4.535682548" table:style-name="ce1">
            <text:p>4.535682548</text:p>
          </table:table-cell>
          <table:table-cell office:value-type="float" office:value="10.04759269" table:style-name="ce1">
            <text:p>10.04759269</text:p>
          </table:table-cell>
          <table:table-cell office:value-type="float" office:value="6.45060296825" table:style-name="ce1">
            <text:p>6.45060296825</text:p>
          </table:table-cell>
          <table:table-cell office:value-type="float" office:value="5.617248829" table:style-name="ce1">
            <text:p>5.617248829</text:p>
          </table:table-cell>
          <table:table-cell office:value-type="float" office:value="2.27365477553766" table:style-name="ce1">
            <text:p>2.27365477553766</text:p>
          </table:table-cell>
          <table:table-cell office:value-type="float" office:value="12" table:style-name="ce1">
            <text:p>12</text:p>
          </table:table-cell>
          <table:table-cell office:value-type="float" office:value="1091.697978" table:style-name="ce1">
            <text:p>1091.697978</text:p>
          </table:table-cell>
          <table:table-cell office:value-type="float" office:value="1419.82568" table:style-name="ce1">
            <text:p>1419.82568</text:p>
          </table:table-cell>
          <table:table-cell office:value-type="float" office:value="1254.729615" table:style-name="ce1">
            <text:p>1254.729615</text:p>
          </table:table-cell>
          <table:table-cell office:value-type="float" office:value="1248.568398" table:style-name="ce1">
            <text:p>1248.568398</text:p>
          </table:table-cell>
          <table:table-cell office:value-type="float" office:value="128.181438682923" table:style-name="ce1">
            <text:p>128.181438682923</text:p>
          </table:table-cell>
          <table:table-cell office:value-type="float" office:value="12" table:style-name="ce1">
            <text:p>12</text:p>
          </table:table-cell>
          <table:table-cell office:value-type="float" office:value="36.98983998" table:style-name="ce1">
            <text:p>36.98983998</text:p>
          </table:table-cell>
          <table:table-cell office:value-type="float" office:value="142.981888" table:style-name="ce1">
            <text:p>142.981888</text:p>
          </table:table-cell>
          <table:table-cell office:value-type="float" office:value="63.4934874316667" table:style-name="ce1">
            <text:p>63.4934874316667</text:p>
          </table:table-cell>
          <table:table-cell office:value-type="float" office:value="37.00147087" table:style-name="ce1">
            <text:p>37.00147087</text:p>
          </table:table-cell>
          <table:table-cell office:value-type="float" office:value="47.9320939913425" table:style-name="ce1">
            <text:p>47.9320939913425</text:p>
          </table:table-cell>
          <table:table-cell office:value-type="float" office:value="12" table:style-name="ce1">
            <text:p>12</text:p>
          </table:table-cell>
          <table:table-cell office:value-type="float" office:value="26.77148376" table:style-name="ce1">
            <text:p>26.77148376</text:p>
          </table:table-cell>
          <table:table-cell office:value-type="float" office:value="179.994669" table:style-name="ce1">
            <text:p>179.994669</text:p>
          </table:table-cell>
          <table:table-cell office:value-type="float" office:value="112.491091370833" table:style-name="ce1">
            <text:p>112.491091370833</text:p>
          </table:table-cell>
          <table:table-cell office:value-type="float" office:value="121.599782265" table:style-name="ce1">
            <text:p>121.599782265</text:p>
          </table:table-cell>
          <table:table-cell office:value-type="float" office:value="61.9413808547145" table:style-name="ce1">
            <text:p>61.9413808547145</text:p>
          </table:table-cell>
          <table:table-cell office:value-type="float" office:value="12" table:style-name="ce1">
            <text:p>12</text:p>
          </table:table-cell>
          <table:table-cell office:value-type="float" office:value="0.01475796603" table:style-name="ce1">
            <text:p>0.01475796603</text:p>
          </table:table-cell>
          <table:table-cell office:value-type="float" office:value="159.1898316" table:style-name="ce1">
            <text:p>159.1898316</text:p>
          </table:table-cell>
          <table:table-cell office:value-type="float" office:value="86.6313118551317" table:style-name="ce1">
            <text:p>86.6313118551317</text:p>
          </table:table-cell>
          <table:table-cell office:value-type="float" office:value="122.74361145" table:style-name="ce1">
            <text:p>122.74361145</text:p>
          </table:table-cell>
          <table:table-cell office:value-type="float" office:value="68.9143976919607" table:style-name="ce1">
            <text:p>68.9143976919607</text:p>
          </table:table-cell>
          <table:table-cell office:value-type="float" office:value="12" table:style-name="ce1">
            <text:p>12</text:p>
          </table:table-cell>
          <table:table-cell office:value-type="float" office:value="8.749079081" table:style-name="ce1">
            <text:p>8.749079081</text:p>
          </table:table-cell>
          <table:table-cell office:value-type="float" office:value="69.43102554" table:style-name="ce1">
            <text:p>69.43102554</text:p>
          </table:table-cell>
          <table:table-cell office:value-type="float" office:value="28.3338391161667" table:style-name="ce1">
            <text:p>28.3338391161667</text:p>
          </table:table-cell>
          <table:table-cell office:value-type="float" office:value="18.11646068" table:style-name="ce1">
            <text:p>18.11646068</text:p>
          </table:table-cell>
          <table:table-cell office:value-type="float" office:value="24.9993682015564" table:style-name="ce1">
            <text:p>24.9993682015564</text:p>
          </table:table-cell>
          <table:table-cell office:value-type="float" office:value="12" table:style-name="ce1">
            <text:p>12</text:p>
          </table:table-cell>
          <table:table-cell office:value-type="float" office:value="0.002239245052" table:style-name="ce1">
            <text:p>0.002239245052</text:p>
          </table:table-cell>
          <table:table-cell office:value-type="float" office:value="0.004014569169" table:style-name="ce1">
            <text:p>0.004014569169</text:p>
          </table:table-cell>
          <table:table-cell office:value-type="float" office:value="0.00267722196025" table:style-name="ce1">
            <text:p>0.00267722196025</text:p>
          </table:table-cell>
          <table:table-cell office:value-type="float" office:value="0.0022967602175" table:style-name="ce1">
            <text:p>0.0022967602175</text:p>
          </table:table-cell>
          <table:table-cell office:value-type="float" office:value="0.000697455835813364" table:style-name="ce1">
            <text:p>0.000697455835813364</text:p>
          </table:table-cell>
          <table:table-cell office:value-type="float" office:value="12" table:style-name="ce1">
            <text:p>12</text:p>
          </table:table-cell>
          <table:table-cell office:value-type="float" office:value="0.01707867967" table:style-name="ce1">
            <text:p>0.01707867967</text:p>
          </table:table-cell>
          <table:table-cell office:value-type="float" office:value="0.01844993635" table:style-name="ce1">
            <text:p>0.01844993635</text:p>
          </table:table-cell>
          <table:table-cell office:value-type="float" office:value="0.0178525039558333" table:style-name="ce1">
            <text:p>0.0178525039558333</text:p>
          </table:table-cell>
          <table:table-cell office:value-type="float" office:value="0.01797079177" table:style-name="ce1">
            <text:p>0.01797079177</text:p>
          </table:table-cell>
          <table:table-cell office:value-type="float" office:value="0.000496720639020473" table:style-name="ce1">
            <text:p>0.000496720639020473</text:p>
          </table:table-cell>
          <table:table-cell office:value-type="float" office:value="12" table:style-name="ce1">
            <text:p>12</text:p>
          </table:table-cell>
          <table:table-cell office:value-type="float" office:value="5.404796139" table:style-name="ce1">
            <text:p>5.404796139</text:p>
          </table:table-cell>
          <table:table-cell office:value-type="float" office:value="8.002533411" table:style-name="ce1">
            <text:p>8.002533411</text:p>
          </table:table-cell>
          <table:table-cell office:value-type="float" office:value="6.45019830183333" table:style-name="ce1">
            <text:p>6.45019830183333</text:p>
          </table:table-cell>
          <table:table-cell office:value-type="float" office:value="6.1455032665" table:style-name="ce1">
            <text:p>6.1455032665</text:p>
          </table:table-cell>
          <table:table-cell office:value-type="float" office:value="0.969936946208723" table:style-name="ce1">
            <text:p>0.969936946208723</text:p>
          </table:table-cell>
          <table:table-cell office:value-type="float" office:value="12" table:style-name="ce1">
            <text:p>12</text:p>
          </table:table-cell>
          <table:table-cell office:value-type="float" office:value="9.171427778" table:style-name="ce1">
            <text:p>9.171427778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10.5657902178333" table:style-name="ce1">
            <text:p>10.5657902178333</text:p>
          </table:table-cell>
          <table:table-cell office:value-type="float" office:value="9.813006266" table:style-name="ce1">
            <text:p>9.813006266</text:p>
          </table:table-cell>
          <table:table-cell office:value-type="float" office:value="1.27920352868991" table:style-name="ce1">
            <text:p>1.27920352868991</text:p>
          </table:table-cell>
          <table:table-cell office:value-type="float" office:value="12" table:style-name="ce1">
            <text:p>12</text:p>
          </table:table-cell>
          <table:table-cell office:value-type="float" office:value="0.2402020794" table:style-name="ce1">
            <text:p>0.2402020794</text:p>
          </table:table-cell>
          <table:table-cell office:value-type="float" office:value="0.3279257685" table:style-name="ce1">
            <text:p>0.3279257685</text:p>
          </table:table-cell>
          <table:table-cell office:value-type="float" office:value="0.291122305566667" table:style-name="ce1">
            <text:p>0.291122305566667</text:p>
          </table:table-cell>
          <table:table-cell office:value-type="float" office:value="0.29189062215" table:style-name="ce1">
            <text:p>0.29189062215</text:p>
          </table:table-cell>
          <table:table-cell office:value-type="float" office:value="0.0291037142062084" table:style-name="ce1">
            <text:p>0.0291037142062084</text:p>
          </table:table-cell>
          <table:table-cell office:value-type="float" office:value="12" table:style-name="ce1">
            <text:p>12</text:p>
          </table:table-cell>
          <table:table-cell office:value-type="float" office:value="0.317517979" table:style-name="ce1">
            <text:p>0.317517979</text:p>
          </table:table-cell>
          <table:table-cell office:value-type="float" office:value="0.5295244833" table:style-name="ce1">
            <text:p>0.5295244833</text:p>
          </table:table-cell>
          <table:table-cell office:value-type="float" office:value="0.399834102008333" table:style-name="ce1">
            <text:p>0.399834102008333</text:p>
          </table:table-cell>
          <table:table-cell office:value-type="float" office:value="0.3849963728" table:style-name="ce1">
            <text:p>0.3849963728</text:p>
          </table:table-cell>
          <table:table-cell office:value-type="float" office:value="0.0700389159969554" table:style-name="ce1">
            <text:p>0.0700389159969554</text:p>
          </table:table-cell>
        </table:table-row>
        <table:table-row table:style-name="ro1">
          <table:table-cell office:value-type="string" table:style-name="ce1">
            <text:p>20x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bottom</text:p>
          </table:table-cell>
          <table:table-cell office:value-type="string" table:style-name="ce1">
            <text:p>10-20%</text:p>
          </table:table-cell>
          <table:table-cell office:value-type="float" office:value="6" table:style-name="ce1">
            <text:p>6</text:p>
          </table:table-cell>
          <table:table-cell office:value-type="float" office:value="10.01601275" table:style-name="ce1">
            <text:p>10.01601275</text:p>
          </table:table-cell>
          <table:table-cell office:value-type="float" office:value="13.5795324" table:style-name="ce1">
            <text:p>13.5795324</text:p>
          </table:table-cell>
          <table:table-cell office:value-type="float" office:value="11.7838422" table:style-name="ce1">
            <text:p>11.7838422</text:p>
          </table:table-cell>
          <table:table-cell office:value-type="float" office:value="11.78574506" table:style-name="ce1">
            <text:p>11.78574506</text:p>
          </table:table-cell>
          <table:table-cell office:value-type="float" office:value="1.87763576398952" table:style-name="ce1">
            <text:p>1.87763576398952</text:p>
          </table:table-cell>
          <table:table-cell office:value-type="float" office:value="6" table:style-name="ce1">
            <text:p>6</text:p>
          </table:table-cell>
          <table:table-cell office:value-type="float" office:value="3.532449177" table:style-name="ce1">
            <text:p>3.532449177</text:p>
          </table:table-cell>
          <table:table-cell office:value-type="float" office:value="7.914668182" table:style-name="ce1">
            <text:p>7.914668182</text:p>
          </table:table-cell>
          <table:table-cell office:value-type="float" office:value="5.71954939733333" table:style-name="ce1">
            <text:p>5.71954939733333</text:p>
          </table:table-cell>
          <table:table-cell office:value-type="float" office:value="5.715583656" table:style-name="ce1">
            <text:p>5.715583656</text:p>
          </table:table-cell>
          <table:table-cell office:value-type="float" office:value="2.38223779832913" table:style-name="ce1">
            <text:p>2.38223779832913</text:p>
          </table:table-cell>
          <table:table-cell office:value-type="float" office:value="6" table:style-name="ce1">
            <text:p>6</text:p>
          </table:table-cell>
          <table:table-cell office:value-type="float" office:value="-0.722214999" table:style-name="ce1">
            <text:p>-0.722214999</text:p>
          </table:table-cell>
          <table:table-cell office:value-type="float" office:value="-0.653432868" table:style-name="ce1">
            <text:p>-0.653432868</text:p>
          </table:table-cell>
          <table:table-cell office:value-type="float" office:value="-0.694946986283333" table:style-name="ce1">
            <text:p>-0.694946986283333</text:p>
          </table:table-cell>
          <table:table-cell office:value-type="float" office:value="-0.7007466831" table:style-name="ce1">
            <text:p>-0.7007466831</text:p>
          </table:table-cell>
          <table:table-cell office:value-type="float" office:value="0.0272542800281232" table:style-name="ce1">
            <text:p>0.0272542800281232</text:p>
          </table:table-cell>
          <table:table-cell office:value-type="float" office:value="6" table:style-name="ce1">
            <text:p>6</text:p>
          </table:table-cell>
          <table:table-cell office:value-type="float" office:value="4.114783073" table:style-name="ce1">
            <text:p>4.114783073</text:p>
          </table:table-cell>
          <table:table-cell office:value-type="float" office:value="4.404212125" table:style-name="ce1">
            <text:p>4.404212125</text:p>
          </table:table-cell>
          <table:table-cell office:value-type="float" office:value="4.2636016145" table:style-name="ce1">
            <text:p>4.2636016145</text:p>
          </table:table-cell>
          <table:table-cell office:value-type="float" office:value="4.2654271415" table:style-name="ce1">
            <text:p>4.2654271415</text:p>
          </table:table-cell>
          <table:table-cell office:value-type="float" office:value="0.142207569679969" table:style-name="ce1">
            <text:p>0.142207569679969</text:p>
          </table:table-cell>
          <table:table-cell office:value-type="float" office:value="6" table:style-name="ce1">
            <text:p>6</text:p>
          </table:table-cell>
          <table:table-cell office:value-type="float" office:value="8.31663" table:style-name="ce1">
            <text:p>8.31663</text:p>
          </table:table-cell>
          <table:table-cell office:value-type="float" office:value="17.45352" table:style-name="ce1">
            <text:p>17.45352</text:p>
          </table:table-cell>
          <table:table-cell office:value-type="float" office:value="12.8839183333333" table:style-name="ce1">
            <text:p>12.8839183333333</text:p>
          </table:table-cell>
          <table:table-cell office:value-type="float" office:value="12.883415" table:style-name="ce1">
            <text:p>12.883415</text:p>
          </table:table-cell>
          <table:table-cell office:value-type="float" office:value="4.98982225578193" table:style-name="ce1">
            <text:p>4.98982225578193</text:p>
          </table:table-cell>
          <table:table-cell office:value-type="float" office:value="6" table:style-name="ce1">
            <text:p>6</text:p>
          </table:table-cell>
          <table:table-cell office:value-type="float" office:value="15.84284" table:style-name="ce1">
            <text:p>15.84284</text:p>
          </table:table-cell>
          <table:table-cell office:value-type="float" office:value="33.6139" table:style-name="ce1">
            <text:p>33.6139</text:p>
          </table:table-cell>
          <table:table-cell office:value-type="float" office:value="24.6660983333333" table:style-name="ce1">
            <text:p>24.6660983333333</text:p>
          </table:table-cell>
          <table:table-cell office:value-type="float" office:value="24.60779" table:style-name="ce1">
            <text:p>24.60779</text:p>
          </table:table-cell>
          <table:table-cell office:value-type="float" office:value="9.62036052863803" table:style-name="ce1">
            <text:p>9.62036052863803</text:p>
          </table:table-cell>
          <table:table-cell office:value-type="float" office:value="6" table:style-name="ce1">
            <text:p>6</text:p>
          </table:table-cell>
          <table:table-cell office:value-type="float" office:value="24.15947" table:style-name="ce1">
            <text:p>24.15947</text:p>
          </table:table-cell>
          <table:table-cell office:value-type="float" office:value="51.03114" table:style-name="ce1">
            <text:p>51.03114</text:p>
          </table:table-cell>
          <table:table-cell office:value-type="float" office:value="37.5500166666667" table:style-name="ce1">
            <text:p>37.5500166666667</text:p>
          </table:table-cell>
          <table:table-cell office:value-type="float" office:value="37.49476" table:style-name="ce1">
            <text:p>37.49476</text:p>
          </table:table-cell>
          <table:table-cell office:value-type="float" office:value="14.6098875431328" table:style-name="ce1">
            <text:p>14.6098875431328</text:p>
          </table:table-cell>
          <table:table-cell office:value-type="float" office:value="6" table:style-name="ce1">
            <text:p>6</text:p>
          </table:table-cell>
          <table:table-cell office:value-type="float" office:value="2.702283587" table:style-name="ce1">
            <text:p>2.702283587</text:p>
          </table:table-cell>
          <table:table-cell office:value-type="float" office:value="6.090216984" table:style-name="ce1">
            <text:p>6.090216984</text:p>
          </table:table-cell>
          <table:table-cell office:value-type="float" office:value="4.38987952266667" table:style-name="ce1">
            <text:p>4.38987952266667</text:p>
          </table:table-cell>
          <table:table-cell office:value-type="float" office:value="4.3838130325" table:style-name="ce1">
            <text:p>4.3838130325</text:p>
          </table:table-cell>
          <table:table-cell office:value-type="float" office:value="1.84206237189808" table:style-name="ce1">
            <text:p>1.84206237189808</text:p>
          </table:table-cell>
          <table:table-cell office:value-type="float" office:value="6" table:style-name="ce1">
            <text:p>6</text:p>
          </table:table-cell>
          <table:table-cell office:value-type="float" office:value="0.3033369093" table:style-name="ce1">
            <text:p>0.3033369093</text:p>
          </table:table-cell>
          <table:table-cell office:value-type="float" office:value="0.5497909225" table:style-name="ce1">
            <text:p>0.5497909225</text:p>
          </table:table-cell>
          <table:table-cell office:value-type="float" office:value="0.418119653533333" table:style-name="ce1">
            <text:p>0.418119653533333</text:p>
          </table:table-cell>
          <table:table-cell office:value-type="float" office:value="0.40894147245" table:style-name="ce1">
            <text:p>0.40894147245</text:p>
          </table:table-cell>
          <table:table-cell office:value-type="float" office:value="0.120877670777221" table:style-name="ce1">
            <text:p>0.120877670777221</text:p>
          </table:table-cell>
          <table:table-cell office:value-type="float" office:value="6" table:style-name="ce1">
            <text:p>6</text:p>
          </table:table-cell>
          <table:table-cell office:value-type="float" office:value="4.435104762" table:style-name="ce1">
            <text:p>4.435104762</text:p>
          </table:table-cell>
          <table:table-cell office:value-type="float" office:value="9.808675221" table:style-name="ce1">
            <text:p>9.808675221</text:p>
          </table:table-cell>
          <table:table-cell office:value-type="float" office:value="7.10876501" table:style-name="ce1">
            <text:p>7.10876501</text:p>
          </table:table-cell>
          <table:table-cell office:value-type="float" office:value="7.0961654575" table:style-name="ce1">
            <text:p>7.0961654575</text:p>
          </table:table-cell>
          <table:table-cell office:value-type="float" office:value="2.927800041183" table:style-name="ce1">
            <text:p>2.927800041183</text:p>
          </table:table-cell>
          <table:table-cell office:value-type="float" office:value="6" table:style-name="ce1">
            <text:p>6</text:p>
          </table:table-cell>
          <table:table-cell office:value-type="float" office:value="8.020344612" table:style-name="ce1">
            <text:p>8.020344612</text:p>
          </table:table-cell>
          <table:table-cell office:value-type="float" office:value="19.25844352" table:style-name="ce1">
            <text:p>19.25844352</text:p>
          </table:table-cell>
          <table:table-cell office:value-type="float" office:value="13.6617899243333" table:style-name="ce1">
            <text:p>13.6617899243333</text:p>
          </table:table-cell>
          <table:table-cell office:value-type="float" office:value="13.6778795405" table:style-name="ce1">
            <text:p>13.6778795405</text:p>
          </table:table-cell>
          <table:table-cell office:value-type="float" office:value="6.03399772589872" table:style-name="ce1">
            <text:p>6.03399772589872</text:p>
          </table:table-cell>
          <table:table-cell office:value-type="float" office:value="6" table:style-name="ce1">
            <text:p>6</text:p>
          </table:table-cell>
          <table:table-cell office:value-type="float" office:value="66.07591064" table:style-name="ce1">
            <text:p>66.07591064</text:p>
          </table:table-cell>
          <table:table-cell office:value-type="float" office:value="79.59101541" table:style-name="ce1">
            <text:p>79.59101541</text:p>
          </table:table-cell>
          <table:table-cell office:value-type="float" office:value="72.5831854166667" table:style-name="ce1">
            <text:p>72.5831854166667</text:p>
          </table:table-cell>
          <table:table-cell office:value-type="float" office:value="72.30413149" table:style-name="ce1">
            <text:p>72.30413149</text:p>
          </table:table-cell>
          <table:table-cell office:value-type="float" office:value="7.04816860188871" table:style-name="ce1">
            <text:p>7.04816860188871</text:p>
          </table:table-cell>
          <table:table-cell office:value-type="float" office:value="3" table:style-name="ce1">
            <text:p>3</text:p>
          </table:table-cell>
          <table:table-cell office:value-type="float" office:value="0.3256618801" table:style-name="ce1">
            <text:p>0.3256618801</text:p>
          </table:table-cell>
          <table:table-cell office:value-type="float" office:value="0.3269743585" table:style-name="ce1">
            <text:p>0.3269743585</text:p>
          </table:table-cell>
          <table:table-cell office:value-type="float" office:value="0.326473568366667" table:style-name="ce1">
            <text:p>0.326473568366667</text:p>
          </table:table-cell>
          <table:table-cell office:value-type="float" office:value="0.3267844665" table:style-name="ce1">
            <text:p>0.3267844665</text:p>
          </table:table-cell>
          <table:table-cell office:value-type="float" office:value="0.000709325824004196" table:style-name="ce1">
            <text:p>0.000709325824004196</text:p>
          </table:table-cell>
          <table:table-cell office:value-type="float" office:value="6" table:style-name="ce1">
            <text:p>6</text:p>
          </table:table-cell>
          <table:table-cell office:value-type="float" office:value="3.744904233" table:style-name="ce1">
            <text:p>3.744904233</text:p>
          </table:table-cell>
          <table:table-cell office:value-type="float" office:value="125.7441918" table:style-name="ce1">
            <text:p>125.7441918</text:p>
          </table:table-cell>
          <table:table-cell office:value-type="float" office:value="64.6681449496667" table:style-name="ce1">
            <text:p>64.6681449496667</text:p>
          </table:table-cell>
          <table:table-cell office:value-type="float" office:value="64.630359587" table:style-name="ce1">
            <text:p>64.630359587</text:p>
          </table:table-cell>
          <table:table-cell office:value-type="float" office:value="66.7360891433769" table:style-name="ce1">
            <text:p>66.7360891433769</text:p>
          </table:table-cell>
          <table:table-cell office:value-type="float" office:value="6" table:style-name="ce1">
            <text:p>6</text:p>
          </table:table-cell>
          <table:table-cell office:value-type="float" office:value="3.294734756" table:style-name="ce1">
            <text:p>3.294734756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3.8438572155" table:style-name="ce1">
            <text:p>3.8438572155</text:p>
          </table:table-cell>
          <table:table-cell office:value-type="float" office:value="3.8438572155" table:style-name="ce1">
            <text:p>3.8438572155</text:p>
          </table:table-cell>
          <table:table-cell office:value-type="float" office:value="0.601533515801734" table:style-name="ce1">
            <text:p>0.601533515801734</text:p>
          </table:table-cell>
          <table:table-cell office:value-type="float" office:value="6" table:style-name="ce1">
            <text:p>6</text:p>
          </table:table-cell>
          <table:table-cell office:value-type="float" office:value="0.2379812593" table:style-name="ce1">
            <text:p>0.2379812593</text:p>
          </table:table-cell>
          <table:table-cell office:value-type="float" office:value="0.3303469567" table:style-name="ce1">
            <text:p>0.3303469567</text:p>
          </table:table-cell>
          <table:table-cell office:value-type="float" office:value="0.284400755783333" table:style-name="ce1">
            <text:p>0.284400755783333</text:p>
          </table:table-cell>
          <table:table-cell office:value-type="float" office:value="0.28449114275" table:style-name="ce1">
            <text:p>0.28449114275</text:p>
          </table:table-cell>
          <table:table-cell office:value-type="float" office:value="0.0500967185231149" table:style-name="ce1">
            <text:p>0.0500967185231149</text:p>
          </table:table-cell>
          <table:table-cell office:value-type="float" office:value="6" table:style-name="ce1">
            <text:p>6</text:p>
          </table:table-cell>
          <table:table-cell office:value-type="float" office:value="2.656214176" table:style-name="ce1">
            <text:p>2.656214176</text:p>
          </table:table-cell>
          <table:table-cell office:value-type="float" office:value="4.980405779" table:style-name="ce1">
            <text:p>4.980405779</text:p>
          </table:table-cell>
          <table:table-cell office:value-type="float" office:value="3.82340042716667" table:style-name="ce1">
            <text:p>3.82340042716667</text:p>
          </table:table-cell>
          <table:table-cell office:value-type="float" office:value="3.8244483835" table:style-name="ce1">
            <text:p>3.8244483835</text:p>
          </table:table-cell>
          <table:table-cell office:value-type="float" office:value="1.26208377445131" table:style-name="ce1">
            <text:p>1.26208377445131</text:p>
          </table:table-cell>
          <table:table-cell office:value-type="float" office:value="6" table:style-name="ce1">
            <text:p>6</text:p>
          </table:table-cell>
          <table:table-cell office:value-type="float" office:value="0.1236009539" table:style-name="ce1">
            <text:p>0.1236009539</text:p>
          </table:table-cell>
          <table:table-cell office:value-type="float" office:value="0.2313396325" table:style-name="ce1">
            <text:p>0.2313396325</text:p>
          </table:table-cell>
          <table:table-cell office:value-type="float" office:value="0.177448324683333" table:style-name="ce1">
            <text:p>0.177448324683333</text:p>
          </table:table-cell>
          <table:table-cell office:value-type="float" office:value="0.17739095985" table:style-name="ce1">
            <text:p>0.17739095985</text:p>
          </table:table-cell>
          <table:table-cell office:value-type="float" office:value="0.0584960462211921" table:style-name="ce1">
            <text:p>0.0584960462211921</text:p>
          </table:table-cell>
          <table:table-cell office:value-type="float" office:value="6" table:style-name="ce1">
            <text:p>6</text:p>
          </table:table-cell>
          <table:table-cell office:value-type="float" office:value="4.558967672" table:style-name="ce1">
            <text:p>4.558967672</text:p>
          </table:table-cell>
          <table:table-cell office:value-type="float" office:value="10.04001375" table:style-name="ce1">
            <text:p>10.04001375</text:p>
          </table:table-cell>
          <table:table-cell office:value-type="float" office:value="7.286212127" table:style-name="ce1">
            <text:p>7.286212127</text:p>
          </table:table-cell>
          <table:table-cell office:value-type="float" office:value="7.273555395" table:style-name="ce1">
            <text:p>7.273555395</text:p>
          </table:table-cell>
          <table:table-cell office:value-type="float" office:value="2.98629529115357" table:style-name="ce1">
            <text:p>2.98629529115357</text:p>
          </table:table-cell>
          <table:table-cell office:value-type="float" office:value="6" table:style-name="ce1">
            <text:p>6</text:p>
          </table:table-cell>
          <table:table-cell office:value-type="float" office:value="0.1236009539" table:style-name="ce1">
            <text:p>0.1236009539</text:p>
          </table:table-cell>
          <table:table-cell office:value-type="float" office:value="0.2313396325" table:style-name="ce1">
            <text:p>0.2313396325</text:p>
          </table:table-cell>
          <table:table-cell office:value-type="float" office:value="0.177448324683333" table:style-name="ce1">
            <text:p>0.177448324683333</text:p>
          </table:table-cell>
          <table:table-cell office:value-type="float" office:value="0.17739095985" table:style-name="ce1">
            <text:p>0.17739095985</text:p>
          </table:table-cell>
          <table:table-cell office:value-type="float" office:value="0.0584960462211921" table:style-name="ce1">
            <text:p>0.0584960462211921</text:p>
          </table:table-cell>
          <table:table-cell office:value-type="float" office:value="6" table:style-name="ce1">
            <text:p>6</text:p>
          </table:table-cell>
          <table:table-cell office:value-type="float" office:value="3.00761239" table:style-name="ce1">
            <text:p>3.00761239</text:p>
          </table:table-cell>
          <table:table-cell office:value-type="float" office:value="6.486713922" table:style-name="ce1">
            <text:p>6.486713922</text:p>
          </table:table-cell>
          <table:table-cell office:value-type="float" office:value="4.73829212916667" table:style-name="ce1">
            <text:p>4.73829212916667</text:p>
          </table:table-cell>
          <table:table-cell office:value-type="float" office:value="4.729233547" table:style-name="ce1">
            <text:p>4.729233547</text:p>
          </table:table-cell>
          <table:table-cell office:value-type="float" office:value="1.88564892976691" table:style-name="ce1">
            <text:p>1.88564892976691</text:p>
          </table:table-cell>
          <table:table-cell office:value-type="float" office:value="6" table:style-name="ce1">
            <text:p>6</text:p>
          </table:table-cell>
          <table:table-cell office:value-type="float" office:value="4.051482785" table:style-name="ce1">
            <text:p>4.051482785</text:p>
          </table:table-cell>
          <table:table-cell office:value-type="float" office:value="8.822106078" table:style-name="ce1">
            <text:p>8.822106078</text:p>
          </table:table-cell>
          <table:table-cell office:value-type="float" office:value="6.42704620416667" table:style-name="ce1">
            <text:p>6.42704620416667</text:p>
          </table:table-cell>
          <table:table-cell office:value-type="float" office:value="6.4182088655" table:style-name="ce1">
            <text:p>6.4182088655</text:p>
          </table:table-cell>
          <table:table-cell office:value-type="float" office:value="2.59477175679052" table:style-name="ce1">
            <text:p>2.59477175679052</text:p>
          </table:table-cell>
          <table:table-cell office:value-type="float" office:value="6" table:style-name="ce1">
            <text:p>6</text:p>
          </table:table-cell>
          <table:table-cell office:value-type="float" office:value="0.4948987266" table:style-name="ce1">
            <text:p>0.4948987266</text:p>
          </table:table-cell>
          <table:table-cell office:value-type="float" office:value="1.217907669" table:style-name="ce1">
            <text:p>1.217907669</text:p>
          </table:table-cell>
          <table:table-cell office:value-type="float" office:value="0.85916592175" table:style-name="ce1">
            <text:p>0.85916592175</text:p>
          </table:table-cell>
          <table:table-cell office:value-type="float" office:value="0.8619528487" table:style-name="ce1">
            <text:p>0.8619528487</text:p>
          </table:table-cell>
          <table:table-cell office:value-type="float" office:value="0.39155443231237" table:style-name="ce1">
            <text:p>0.39155443231237</text:p>
          </table:table-cell>
          <table:table-cell office:value-type="float" office:value="6" table:style-name="ce1">
            <text:p>6</text:p>
          </table:table-cell>
          <table:table-cell office:value-type="float" office:value="21.932658" table:style-name="ce1">
            <text:p>21.932658</text:p>
          </table:table-cell>
          <table:table-cell office:value-type="float" office:value="47.53151" table:style-name="ce1">
            <text:p>47.53151</text:p>
          </table:table-cell>
          <table:table-cell office:value-type="float" office:value="34.661451375" table:style-name="ce1">
            <text:p>34.661451375</text:p>
          </table:table-cell>
          <table:table-cell office:value-type="float" office:value="34.624017" table:style-name="ce1">
            <text:p>34.624017</text:p>
          </table:table-cell>
          <table:table-cell office:value-type="float" office:value="13.7791508134421" table:style-name="ce1">
            <text:p>13.7791508134421</text:p>
          </table:table-cell>
          <table:table-cell office:value-type="float" office:value="6" table:style-name="ce1">
            <text:p>6</text:p>
          </table:table-cell>
          <table:table-cell office:value-type="float" office:value="7.816522666" table:style-name="ce1">
            <text:p>7.816522666</text:p>
          </table:table-cell>
          <table:table-cell office:value-type="float" office:value="16.9466616" table:style-name="ce1">
            <text:p>16.9466616</text:p>
          </table:table-cell>
          <table:table-cell office:value-type="float" office:value="12.3899709266667" table:style-name="ce1">
            <text:p>12.3899709266667</text:p>
          </table:table-cell>
          <table:table-cell office:value-type="float" office:value="12.391807536" table:style-name="ce1">
            <text:p>12.391807536</text:p>
          </table:table-cell>
          <table:table-cell office:value-type="float" office:value="4.97105926168024" table:style-name="ce1">
            <text:p>4.97105926168024</text:p>
          </table:table-cell>
          <table:table-cell office:value-type="float" office:value="6" table:style-name="ce1">
            <text:p>6</text:p>
          </table:table-cell>
          <table:table-cell office:value-type="float" office:value="1263.463303" table:style-name="ce1">
            <text:p>1263.463303</text:p>
          </table:table-cell>
          <table:table-cell office:value-type="float" office:value="1442.806651" table:style-name="ce1">
            <text:p>1442.806651</text:p>
          </table:table-cell>
          <table:table-cell office:value-type="float" office:value="1354.04699416667" table:style-name="ce1">
            <text:p>1354.04699416667</text:p>
          </table:table-cell>
          <table:table-cell office:value-type="float" office:value="1355.0784235" table:style-name="ce1">
            <text:p>1355.0784235</text:p>
          </table:table-cell>
          <table:table-cell office:value-type="float" office:value="96.8348942314315" table:style-name="ce1">
            <text:p>96.8348942314315</text:p>
          </table:table-cell>
          <table:table-cell office:value-type="float" office:value="6" table:style-name="ce1">
            <text:p>6</text:p>
          </table:table-cell>
          <table:table-cell office:value-type="float" office:value="123.4846435" table:style-name="ce1">
            <text:p>123.4846435</text:p>
          </table:table-cell>
          <table:table-cell office:value-type="float" office:value="143.0151507" table:style-name="ce1">
            <text:p>143.0151507</text:p>
          </table:table-cell>
          <table:table-cell office:value-type="float" office:value="133.250896583333" table:style-name="ce1">
            <text:p>133.250896583333</text:p>
          </table:table-cell>
          <table:table-cell office:value-type="float" office:value="133.25170215" table:style-name="ce1">
            <text:p>133.25170215</text:p>
          </table:table-cell>
          <table:table-cell office:value-type="float" office:value="10.6947916421394" table:style-name="ce1">
            <text:p>10.6947916421394</text:p>
          </table:table-cell>
          <table:table-cell office:value-type="float" office:value="6" table:style-name="ce1">
            <text:p>6</text:p>
          </table:table-cell>
          <table:table-cell office:value-type="float" office:value="0.00439433679" table:style-name="ce1">
            <text:p>0.00439433679</text:p>
          </table:table-cell>
          <table:table-cell office:value-type="float" office:value="142.9975016" table:style-name="ce1">
            <text:p>142.9975016</text:p>
          </table:table-cell>
          <table:table-cell office:value-type="float" office:value="71.5021577202175" table:style-name="ce1">
            <text:p>71.5021577202175</text:p>
          </table:table-cell>
          <table:table-cell office:value-type="float" office:value="71.504860979075" table:style-name="ce1">
            <text:p>71.504860979075</text:p>
          </table:table-cell>
          <table:table-cell office:value-type="float" office:value="78.3171952466594" table:style-name="ce1">
            <text:p>78.3171952466594</text:p>
          </table:table-cell>
          <table:table-cell office:value-type="float" office:value="6" table:style-name="ce1">
            <text:p>6</text:p>
          </table:table-cell>
          <table:table-cell office:value-type="float" office:value="20.77061939" table:style-name="ce1">
            <text:p>20.77061939</text:p>
          </table:table-cell>
          <table:table-cell office:value-type="float" office:value="117.9859219" table:style-name="ce1">
            <text:p>117.9859219</text:p>
          </table:table-cell>
          <table:table-cell office:value-type="float" office:value="69.3779908216667" table:style-name="ce1">
            <text:p>69.3779908216667</text:p>
          </table:table-cell>
          <table:table-cell office:value-type="float" office:value="69.378281795" table:style-name="ce1">
            <text:p>69.378281795</text:p>
          </table:table-cell>
          <table:table-cell office:value-type="float" office:value="53.2445509900254" table:style-name="ce1">
            <text:p>53.2445509900254</text:p>
          </table:table-cell>
          <table:table-cell office:value-type="float" office:value="6" table:style-name="ce1">
            <text:p>6</text:p>
          </table:table-cell>
          <table:table-cell office:value-type="float" office:value="8.490359332" table:style-name="ce1">
            <text:p>8.490359332</text:p>
          </table:table-cell>
          <table:table-cell office:value-type="float" office:value="9.822906331" table:style-name="ce1">
            <text:p>9.822906331</text:p>
          </table:table-cell>
          <table:table-cell office:value-type="float" office:value="9.16745668083333" table:style-name="ce1">
            <text:p>9.16745668083333</text:p>
          </table:table-cell>
          <table:table-cell office:value-type="float" office:value="9.181905" table:style-name="ce1">
            <text:p>9.181905</text:p>
          </table:table-cell>
          <table:table-cell office:value-type="float" office:value="0.705667640115759" table:style-name="ce1">
            <text:p>0.705667640115759</text:p>
          </table:table-cell>
          <table:table-cell office:value-type="float" office:value="6" table:style-name="ce1">
            <text:p>6</text:p>
          </table:table-cell>
          <table:table-cell office:value-type="float" office:value="0.00211375009" table:style-name="ce1">
            <text:p>0.00211375009</text:p>
          </table:table-cell>
          <table:table-cell office:value-type="float" office:value="0.005894427771" table:style-name="ce1">
            <text:p>0.005894427771</text:p>
          </table:table-cell>
          <table:table-cell office:value-type="float" office:value="0.0039821565925" table:style-name="ce1">
            <text:p>0.0039821565925</text:p>
          </table:table-cell>
          <table:table-cell office:value-type="float" office:value="0.0039565650665" table:style-name="ce1">
            <text:p>0.0039565650665</text:p>
          </table:table-cell>
          <table:table-cell office:value-type="float" office:value="0.0020356229524926" table:style-name="ce1">
            <text:p>0.0020356229524926</text:p>
          </table:table-cell>
          <table:table-cell office:value-type="float" office:value="6" table:style-name="ce1">
            <text:p>6</text:p>
          </table:table-cell>
          <table:table-cell office:value-type="float" office:value="0.01774175914" table:style-name="ce1">
            <text:p>0.01774175914</text:p>
          </table:table-cell>
          <table:table-cell office:value-type="float" office:value="0.01805046735" table:style-name="ce1">
            <text:p>0.01805046735</text:p>
          </table:table-cell>
          <table:table-cell office:value-type="float" office:value="0.0179062267483333" table:style-name="ce1">
            <text:p>0.0179062267483333</text:p>
          </table:table-cell>
          <table:table-cell office:value-type="float" office:value="0.017909717205" table:style-name="ce1">
            <text:p>0.017909717205</text:p>
          </table:table-cell>
          <table:table-cell office:value-type="float" office:value="0.000146392810779449" table:style-name="ce1">
            <text:p>0.000146392810779449</text:p>
          </table:table-cell>
          <table:table-cell office:value-type="float" office:value="6" table:style-name="ce1">
            <text:p>6</text:p>
          </table:table-cell>
          <table:table-cell office:value-type="float" office:value="6.481732363" table:style-name="ce1">
            <text:p>6.481732363</text:p>
          </table:table-cell>
          <table:table-cell office:value-type="float" office:value="9.392765757" table:style-name="ce1">
            <text:p>9.392765757</text:p>
          </table:table-cell>
          <table:table-cell office:value-type="float" office:value="7.94309693583333" table:style-name="ce1">
            <text:p>7.94309693583333</text:p>
          </table:table-cell>
          <table:table-cell office:value-type="float" office:value="7.935755595" table:style-name="ce1">
            <text:p>7.935755595</text:p>
          </table:table-cell>
          <table:table-cell office:value-type="float" office:value="1.51406327261556" table:style-name="ce1">
            <text:p>1.51406327261556</text:p>
          </table:table-cell>
          <table:table-cell office:value-type="float" office:value="6" table:style-name="ce1">
            <text:p>6</text:p>
          </table:table-cell>
          <table:table-cell office:value-type="float" office:value="11.23394588" table:style-name="ce1">
            <text:p>11.23394588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12.3092462266667" table:style-name="ce1">
            <text:p>12.3092462266667</text:p>
          </table:table-cell>
          <table:table-cell office:value-type="float" office:value="12.44022289" table:style-name="ce1">
            <text:p>12.44022289</text:p>
          </table:table-cell>
          <table:table-cell office:value-type="float" office:value="0.668719268811217" table:style-name="ce1">
            <text:p>0.668719268811217</text:p>
          </table:table-cell>
          <table:table-cell office:value-type="float" office:value="6" table:style-name="ce1">
            <text:p>6</text:p>
          </table:table-cell>
          <table:table-cell office:value-type="float" office:value="0.1923746828" table:style-name="ce1">
            <text:p>0.1923746828</text:p>
          </table:table-cell>
          <table:table-cell office:value-type="float" office:value="0.2760560318" table:style-name="ce1">
            <text:p>0.2760560318</text:p>
          </table:table-cell>
          <table:table-cell office:value-type="float" office:value="0.234106439516667" table:style-name="ce1">
            <text:p>0.234106439516667</text:p>
          </table:table-cell>
          <table:table-cell office:value-type="float" office:value="0.23646444055" table:style-name="ce1">
            <text:p>0.23646444055</text:p>
          </table:table-cell>
          <table:table-cell office:value-type="float" office:value="0.0392570744295648" table:style-name="ce1">
            <text:p>0.0392570744295648</text:p>
          </table:table-cell>
          <table:table-cell office:value-type="float" office:value="6" table:style-name="ce1">
            <text:p>6</text:p>
          </table:table-cell>
          <table:table-cell office:value-type="float" office:value="0.2825802205" table:style-name="ce1">
            <text:p>0.2825802205</text:p>
          </table:table-cell>
          <table:table-cell office:value-type="float" office:value="0.3678391583" table:style-name="ce1">
            <text:p>0.3678391583</text:p>
          </table:table-cell>
          <table:table-cell office:value-type="float" office:value="0.323957661333333" table:style-name="ce1">
            <text:p>0.323957661333333</text:p>
          </table:table-cell>
          <table:table-cell office:value-type="float" office:value="0.3218106592" table:style-name="ce1">
            <text:p>0.3218106592</text:p>
          </table:table-cell>
          <table:table-cell office:value-type="float" office:value="0.0407293308015443" table:style-name="ce1">
            <text:p>0.0407293308015443</text:p>
          </table:table-cell>
        </table:table-row>
        <table:table-row table:style-name="ro1">
          <table:table-cell office:value-type="string" table:style-name="ce1">
            <text:p>20x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bottom</text:p>
          </table:table-cell>
          <table:table-cell office:value-type="string" table:style-name="ce1">
            <text:p>≥20%</text:p>
          </table:table-cell>
          <table:table-cell office:value-type="float" office:value="3" table:style-name="ce1">
            <text:p>3</text:p>
          </table:table-cell>
          <table:table-cell office:value-type="float" office:value="23.11121324" table:style-name="ce1">
            <text:p>23.11121324</text:p>
          </table:table-cell>
          <table:table-cell office:value-type="float" office:value="23.24979894" table:style-name="ce1">
            <text:p>23.24979894</text:p>
          </table:table-cell>
          <table:table-cell office:value-type="float" office:value="23.18467084" table:style-name="ce1">
            <text:p>23.18467084</text:p>
          </table:table-cell>
          <table:table-cell office:value-type="float" office:value="23.19300034" table:style-name="ce1">
            <text:p>23.19300034</text:p>
          </table:table-cell>
          <table:table-cell office:value-type="float" office:value="0.0696673129150968" table:style-name="ce1">
            <text:p>0.0696673129150968</text:p>
          </table:table-cell>
          <table:table-cell office:value-type="float" office:value="3" table:style-name="ce1">
            <text:p>3</text:p>
          </table:table-cell>
          <table:table-cell office:value-type="float" office:value="4.151320134" table:style-name="ce1">
            <text:p>4.151320134</text:p>
          </table:table-cell>
          <table:table-cell office:value-type="float" office:value="4.156065202" table:style-name="ce1">
            <text:p>4.156065202</text:p>
          </table:table-cell>
          <table:table-cell office:value-type="float" office:value="4.15410362533333" table:style-name="ce1">
            <text:p>4.15410362533333</text:p>
          </table:table-cell>
          <table:table-cell office:value-type="float" office:value="4.15492554" table:style-name="ce1">
            <text:p>4.15492554</text:p>
          </table:table-cell>
          <table:table-cell office:value-type="float" office:value="0.00247700936022002" table:style-name="ce1">
            <text:p>0.00247700936022002</text:p>
          </table:table-cell>
          <table:table-cell office:value-type="float" office:value="3" table:style-name="ce1">
            <text:p>3</text:p>
          </table:table-cell>
          <table:table-cell office:value-type="float" office:value="0.07862128448" table:style-name="ce1">
            <text:p>0.07862128448</text:p>
          </table:table-cell>
          <table:table-cell office:value-type="float" office:value="0.09596102145" table:style-name="ce1">
            <text:p>0.09596102145</text:p>
          </table:table-cell>
          <table:table-cell office:value-type="float" office:value="0.0880385390633333" table:style-name="ce1">
            <text:p>0.0880385390633333</text:p>
          </table:table-cell>
          <table:table-cell office:value-type="float" office:value="0.08953331126" table:style-name="ce1">
            <text:p>0.08953331126</text:p>
          </table:table-cell>
          <table:table-cell office:value-type="float" office:value="0.00876597841014578" table:style-name="ce1">
            <text:p>0.00876597841014578</text:p>
          </table:table-cell>
          <table:table-cell office:value-type="float" office:value="3" table:style-name="ce1">
            <text:p>3</text:p>
          </table:table-cell>
          <table:table-cell office:value-type="float" office:value="3.368310572" table:style-name="ce1">
            <text:p>3.368310572</text:p>
          </table:table-cell>
          <table:table-cell office:value-type="float" office:value="3.385310554" table:style-name="ce1">
            <text:p>3.385310554</text:p>
          </table:table-cell>
          <table:table-cell office:value-type="float" office:value="3.37526266633333" table:style-name="ce1">
            <text:p>3.37526266633333</text:p>
          </table:table-cell>
          <table:table-cell office:value-type="float" office:value="3.372166873" table:style-name="ce1">
            <text:p>3.372166873</text:p>
          </table:table-cell>
          <table:table-cell office:value-type="float" office:value="0.0089127885239198" table:style-name="ce1">
            <text:p>0.0089127885239198</text:p>
          </table:table-cell>
          <table:table-cell office:value-type="float" office:value="3" table:style-name="ce1">
            <text:p>3</text:p>
          </table:table-cell>
          <table:table-cell office:value-type="float" office:value="13.25175" table:style-name="ce1">
            <text:p>13.25175</text:p>
          </table:table-cell>
          <table:table-cell office:value-type="float" office:value="13.34997" table:style-name="ce1">
            <text:p>13.34997</text:p>
          </table:table-cell>
          <table:table-cell office:value-type="float" office:value="13.2848466666667" table:style-name="ce1">
            <text:p>13.2848466666667</text:p>
          </table:table-cell>
          <table:table-cell office:value-type="float" office:value="13.25282" table:style-name="ce1">
            <text:p>13.25282</text:p>
          </table:table-cell>
          <table:table-cell office:value-type="float" office:value="0.0564009985136204" table:style-name="ce1">
            <text:p>0.0564009985136204</text:p>
          </table:table-cell>
          <table:table-cell office:value-type="float" office:value="3" table:style-name="ce1">
            <text:p>3</text:p>
          </table:table-cell>
          <table:table-cell office:value-type="float" office:value="12.0453" table:style-name="ce1">
            <text:p>12.0453</text:p>
          </table:table-cell>
          <table:table-cell office:value-type="float" office:value="12.09389" table:style-name="ce1">
            <text:p>12.09389</text:p>
          </table:table-cell>
          <table:table-cell office:value-type="float" office:value="12.0744833333333" table:style-name="ce1">
            <text:p>12.0744833333333</text:p>
          </table:table-cell>
          <table:table-cell office:value-type="float" office:value="12.08426" table:style-name="ce1">
            <text:p>12.08426</text:p>
          </table:table-cell>
          <table:table-cell office:value-type="float" office:value="0.0257280864685534" table:style-name="ce1">
            <text:p>0.0257280864685534</text:p>
          </table:table-cell>
          <table:table-cell office:value-type="float" office:value="3" table:style-name="ce1">
            <text:p>3</text:p>
          </table:table-cell>
          <table:table-cell office:value-type="float" office:value="25.29705" table:style-name="ce1">
            <text:p>25.29705</text:p>
          </table:table-cell>
          <table:table-cell office:value-type="float" office:value="25.44386" table:style-name="ce1">
            <text:p>25.44386</text:p>
          </table:table-cell>
          <table:table-cell office:value-type="float" office:value="25.35933" table:style-name="ce1">
            <text:p>25.35933</text:p>
          </table:table-cell>
          <table:table-cell office:value-type="float" office:value="25.33708" table:style-name="ce1">
            <text:p>25.33708</text:p>
          </table:table-cell>
          <table:table-cell office:value-type="float" office:value="0.075891968613287" table:style-name="ce1">
            <text:p>0.075891968613287</text:p>
          </table:table-cell>
          <table:table-cell office:value-type="float" office:value="3" table:style-name="ce1">
            <text:p>3</text:p>
          </table:table-cell>
          <table:table-cell office:value-type="float" office:value="3.205475208" table:style-name="ce1">
            <text:p>3.205475208</text:p>
          </table:table-cell>
          <table:table-cell office:value-type="float" office:value="3.21122201" table:style-name="ce1">
            <text:p>3.21122201</text:p>
          </table:table-cell>
          <table:table-cell office:value-type="float" office:value="3.20762600233333" table:style-name="ce1">
            <text:p>3.20762600233333</text:p>
          </table:table-cell>
          <table:table-cell office:value-type="float" office:value="3.206180789" table:style-name="ce1">
            <text:p>3.206180789</text:p>
          </table:table-cell>
          <table:table-cell office:value-type="float" office:value="0.00313415291441481" table:style-name="ce1">
            <text:p>0.00313415291441481</text:p>
          </table:table-cell>
          <table:table-cell office:value-type="float" office:value="3" table:style-name="ce1">
            <text:p>3</text:p>
          </table:table-cell>
          <table:table-cell office:value-type="float" office:value="0.2477750981" table:style-name="ce1">
            <text:p>0.2477750981</text:p>
          </table:table-cell>
          <table:table-cell office:value-type="float" office:value="0.272055691" table:style-name="ce1">
            <text:p>0.272055691</text:p>
          </table:table-cell>
          <table:table-cell office:value-type="float" office:value="0.262115890266667" table:style-name="ce1">
            <text:p>0.262115890266667</text:p>
          </table:table-cell>
          <table:table-cell office:value-type="float" office:value="0.2665168817" table:style-name="ce1">
            <text:p>0.2665168817</text:p>
          </table:table-cell>
          <table:table-cell office:value-type="float" office:value="0.0127245173618133" table:style-name="ce1">
            <text:p>0.0127245173618133</text:p>
          </table:table-cell>
          <table:table-cell office:value-type="float" office:value="3" table:style-name="ce1">
            <text:p>3</text:p>
          </table:table-cell>
          <table:table-cell office:value-type="float" office:value="5.165735915" table:style-name="ce1">
            <text:p>5.165735915</text:p>
          </table:table-cell>
          <table:table-cell office:value-type="float" office:value="5.180450602" table:style-name="ce1">
            <text:p>5.180450602</text:p>
          </table:table-cell>
          <table:table-cell office:value-type="float" office:value="5.17486498966667" table:style-name="ce1">
            <text:p>5.17486498966667</text:p>
          </table:table-cell>
          <table:table-cell office:value-type="float" office:value="5.178408452" table:style-name="ce1">
            <text:p>5.178408452</text:p>
          </table:table-cell>
          <table:table-cell office:value-type="float" office:value="0.00797167468966248" table:style-name="ce1">
            <text:p>0.00797167468966248</text:p>
          </table:table-cell>
          <table:table-cell office:value-type="float" office:value="3" table:style-name="ce1">
            <text:p>3</text:p>
          </table:table-cell>
          <table:table-cell office:value-type="float" office:value="8.700284256" table:style-name="ce1">
            <text:p>8.700284256</text:p>
          </table:table-cell>
          <table:table-cell office:value-type="float" office:value="8.76855092" table:style-name="ce1">
            <text:p>8.76855092</text:p>
          </table:table-cell>
          <table:table-cell office:value-type="float" office:value="8.728026137" table:style-name="ce1">
            <text:p>8.728026137</text:p>
          </table:table-cell>
          <table:table-cell office:value-type="float" office:value="8.715243235" table:style-name="ce1">
            <text:p>8.715243235</text:p>
          </table:table-cell>
          <table:table-cell office:value-type="float" office:value="0.0358836493556381" table:style-name="ce1">
            <text:p>0.0358836493556381</text:p>
          </table:table-cell>
          <table:table-cell office:value-type="float" office:value="3" table:style-name="ce1">
            <text:p>3</text:p>
          </table:table-cell>
          <table:table-cell office:value-type="float" office:value="103.8043847" table:style-name="ce1">
            <text:p>103.8043847</text:p>
          </table:table-cell>
          <table:table-cell office:value-type="float" office:value="104.2985194" table:style-name="ce1">
            <text:p>104.2985194</text:p>
          </table:table-cell>
          <table:table-cell office:value-type="float" office:value="104.034205333333" table:style-name="ce1">
            <text:p>104.034205333333</text:p>
          </table:table-cell>
          <table:table-cell office:value-type="float" office:value="103.9997119" table:style-name="ce1">
            <text:p>103.9997119</text:p>
          </table:table-cell>
          <table:table-cell office:value-type="float" office:value="0.248866677446709" table:style-name="ce1">
            <text:p>0.248866677446709</text:p>
          </table:table-cell>
          <table:table-cell office:value-type="float" office:value="3" table:style-name="ce1">
            <text:p>3</text:p>
          </table:table-cell>
          <table:table-cell office:value-type="float" office:value="0.6688977524" table:style-name="ce1">
            <text:p>0.6688977524</text:p>
          </table:table-cell>
          <table:table-cell office:value-type="float" office:value="0.669827851" table:style-name="ce1">
            <text:p>0.669827851</text:p>
          </table:table-cell>
          <table:table-cell office:value-type="float" office:value="0.6695120643" table:style-name="ce1">
            <text:p>0.6695120643</text:p>
          </table:table-cell>
          <table:table-cell office:value-type="float" office:value="0.6698105895" table:style-name="ce1">
            <text:p>0.6698105895</text:p>
          </table:table-cell>
          <table:table-cell office:value-type="float" office:value="0.000532079714616851" table:style-name="ce1">
            <text:p>0.000532079714616851</text:p>
          </table:table-cell>
          <table:table-cell office:value-type="float" office:value="3" table:style-name="ce1">
            <text:p>3</text:p>
          </table:table-cell>
          <table:table-cell office:value-type="float" office:value="84.75681039" table:style-name="ce1">
            <text:p>84.75681039</text:p>
          </table:table-cell>
          <table:table-cell office:value-type="float" office:value="84.99555071" table:style-name="ce1">
            <text:p>84.99555071</text:p>
          </table:table-cell>
          <table:table-cell office:value-type="float" office:value="84.8374325366667" table:style-name="ce1">
            <text:p>84.8374325366667</text:p>
          </table:table-cell>
          <table:table-cell office:value-type="float" office:value="84.75993651" table:style-name="ce1">
            <text:p>84.75993651</text:p>
          </table:table-cell>
          <table:table-cell office:value-type="float" office:value="0.136943275520438" table:style-name="ce1">
            <text:p>0.136943275520438</text:p>
          </table:table-cell>
          <table:table-cell office:value-type="float" office:value="3" table:style-name="ce1">
            <text:p>3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.2825511224" table:style-name="ce1">
            <text:p>0.2825511224</text:p>
          </table:table-cell>
          <table:table-cell office:value-type="float" office:value="0.2828066798" table:style-name="ce1">
            <text:p>0.2828066798</text:p>
          </table:table-cell>
          <table:table-cell office:value-type="float" office:value="0.282717313133333" table:style-name="ce1">
            <text:p>0.282717313133333</text:p>
          </table:table-cell>
          <table:table-cell office:value-type="float" office:value="0.2827941372" table:style-name="ce1">
            <text:p>0.2827941372</text:p>
          </table:table-cell>
          <table:table-cell office:value-type="float" office:value="0.000144061962669168" table:style-name="ce1">
            <text:p>0.000144061962669168</text:p>
          </table:table-cell>
          <table:table-cell office:value-type="float" office:value="3" table:style-name="ce1">
            <text:p>3</text:p>
          </table:table-cell>
          <table:table-cell office:value-type="float" office:value="3.760748152" table:style-name="ce1">
            <text:p>3.760748152</text:p>
          </table:table-cell>
          <table:table-cell office:value-type="float" office:value="3.770827458" table:style-name="ce1">
            <text:p>3.770827458</text:p>
          </table:table-cell>
          <table:table-cell office:value-type="float" office:value="3.76705952733333" table:style-name="ce1">
            <text:p>3.76705952733333</text:p>
          </table:table-cell>
          <table:table-cell office:value-type="float" office:value="3.769602972" table:style-name="ce1">
            <text:p>3.769602972</text:p>
          </table:table-cell>
          <table:table-cell office:value-type="float" office:value="0.00549999413087904" table:style-name="ce1">
            <text:p>0.00549999413087904</text:p>
          </table:table-cell>
          <table:table-cell office:value-type="float" office:value="3" table:style-name="ce1">
            <text:p>3</text:p>
          </table:table-cell>
          <table:table-cell office:value-type="float" office:value="0.2492267489" table:style-name="ce1">
            <text:p>0.2492267489</text:p>
          </table:table-cell>
          <table:table-cell office:value-type="float" office:value="0.2506585726" table:style-name="ce1">
            <text:p>0.2506585726</text:p>
          </table:table-cell>
          <table:table-cell office:value-type="float" office:value="0.249853138866667" table:style-name="ce1">
            <text:p>0.249853138866667</text:p>
          </table:table-cell>
          <table:table-cell office:value-type="float" office:value="0.2496740951" table:style-name="ce1">
            <text:p>0.2496740951</text:p>
          </table:table-cell>
          <table:table-cell office:value-type="float" office:value="0.000732510941731989" table:style-name="ce1">
            <text:p>0.000732510941731989</text:p>
          </table:table-cell>
          <table:table-cell office:value-type="float" office:value="3" table:style-name="ce1">
            <text:p>3</text:p>
          </table:table-cell>
          <table:table-cell office:value-type="float" office:value="5.415414237" table:style-name="ce1">
            <text:p>5.415414237</text:p>
          </table:table-cell>
          <table:table-cell office:value-type="float" office:value="5.429674246" table:style-name="ce1">
            <text:p>5.429674246</text:p>
          </table:table-cell>
          <table:table-cell office:value-type="float" office:value="5.42471918633333" table:style-name="ce1">
            <text:p>5.42471918633333</text:p>
          </table:table-cell>
          <table:table-cell office:value-type="float" office:value="5.429069076" table:style-name="ce1">
            <text:p>5.429069076</text:p>
          </table:table-cell>
          <table:table-cell office:value-type="float" office:value="0.00806400144184947" table:style-name="ce1">
            <text:p>0.00806400144184947</text:p>
          </table:table-cell>
          <table:table-cell office:value-type="float" office:value="3" table:style-name="ce1">
            <text:p>3</text:p>
          </table:table-cell>
          <table:table-cell office:value-type="float" office:value="0.2492267489" table:style-name="ce1">
            <text:p>0.2492267489</text:p>
          </table:table-cell>
          <table:table-cell office:value-type="float" office:value="0.2506585726" table:style-name="ce1">
            <text:p>0.2506585726</text:p>
          </table:table-cell>
          <table:table-cell office:value-type="float" office:value="0.249853138866667" table:style-name="ce1">
            <text:p>0.249853138866667</text:p>
          </table:table-cell>
          <table:table-cell office:value-type="float" office:value="0.2496740951" table:style-name="ce1">
            <text:p>0.2496740951</text:p>
          </table:table-cell>
          <table:table-cell office:value-type="float" office:value="0.000732510941731989" table:style-name="ce1">
            <text:p>0.000732510941731989</text:p>
          </table:table-cell>
          <table:table-cell office:value-type="float" office:value="3" table:style-name="ce1">
            <text:p>3</text:p>
          </table:table-cell>
          <table:table-cell office:value-type="float" office:value="3.504600601" table:style-name="ce1">
            <text:p>3.504600601</text:p>
          </table:table-cell>
          <table:table-cell office:value-type="float" office:value="3.506463768" table:style-name="ce1">
            <text:p>3.506463768</text:p>
          </table:table-cell>
          <table:table-cell office:value-type="float" office:value="3.50554205766667" table:style-name="ce1">
            <text:p>3.50554205766667</text:p>
          </table:table-cell>
          <table:table-cell office:value-type="float" office:value="3.505561804" table:style-name="ce1">
            <text:p>3.505561804</text:p>
          </table:table-cell>
          <table:table-cell office:value-type="float" office:value="0.000931740444400982" table:style-name="ce1">
            <text:p>0.000931740444400982</text:p>
          </table:table-cell>
          <table:table-cell office:value-type="float" office:value="3" table:style-name="ce1">
            <text:p>3</text:p>
          </table:table-cell>
          <table:table-cell office:value-type="float" office:value="4.917986232" table:style-name="ce1">
            <text:p>4.917986232</text:p>
          </table:table-cell>
          <table:table-cell office:value-type="float" office:value="4.936738196" table:style-name="ce1">
            <text:p>4.936738196</text:p>
          </table:table-cell>
          <table:table-cell office:value-type="float" office:value="4.930094609" table:style-name="ce1">
            <text:p>4.930094609</text:p>
          </table:table-cell>
          <table:table-cell office:value-type="float" office:value="4.935559399" table:style-name="ce1">
            <text:p>4.935559399</text:p>
          </table:table-cell>
          <table:table-cell office:value-type="float" office:value="0.0105027132576494" table:style-name="ce1">
            <text:p>0.0105027132576494</text:p>
          </table:table-cell>
          <table:table-cell office:value-type="float" office:value="3" table:style-name="ce1">
            <text:p>3</text:p>
          </table:table-cell>
          <table:table-cell office:value-type="float" office:value="0.4923308797" table:style-name="ce1">
            <text:p>0.4923308797</text:p>
          </table:table-cell>
          <table:table-cell office:value-type="float" office:value="0.4974280048" table:style-name="ce1">
            <text:p>0.4974280048</text:p>
          </table:table-cell>
          <table:table-cell office:value-type="float" office:value="0.494624577233333" table:style-name="ce1">
            <text:p>0.494624577233333</text:p>
          </table:table-cell>
          <table:table-cell office:value-type="float" office:value="0.4941148472" table:style-name="ce1">
            <text:p>0.4941148472</text:p>
          </table:table-cell>
          <table:table-cell office:value-type="float" office:value="0.00258651108666172" table:style-name="ce1">
            <text:p>0.00258651108666172</text:p>
          </table:table-cell>
          <table:table-cell office:value-type="float" office:value="3" table:style-name="ce1">
            <text:p>3</text:p>
          </table:table-cell>
          <table:table-cell office:value-type="float" office:value="25.71173222" table:style-name="ce1">
            <text:p>25.71173222</text:p>
          </table:table-cell>
          <table:table-cell office:value-type="float" office:value="26.17369" table:style-name="ce1">
            <text:p>26.17369</text:p>
          </table:table-cell>
          <table:table-cell office:value-type="float" office:value="25.9683190733333" table:style-name="ce1">
            <text:p>25.9683190733333</text:p>
          </table:table-cell>
          <table:table-cell office:value-type="float" office:value="26.019535" table:style-name="ce1">
            <text:p>26.019535</text:p>
          </table:table-cell>
          <table:table-cell office:value-type="float" office:value="0.235198960422611" table:style-name="ce1">
            <text:p>0.235198960422611</text:p>
          </table:table-cell>
          <table:table-cell office:value-type="float" office:value="3" table:style-name="ce1">
            <text:p>3</text:p>
          </table:table-cell>
          <table:table-cell office:value-type="float" office:value="11.95183855" table:style-name="ce1">
            <text:p>11.95183855</text:p>
          </table:table-cell>
          <table:table-cell office:value-type="float" office:value="12.01229031" table:style-name="ce1">
            <text:p>12.01229031</text:p>
          </table:table-cell>
          <table:table-cell office:value-type="float" office:value="11.9756998" table:style-name="ce1">
            <text:p>11.9756998</text:p>
          </table:table-cell>
          <table:table-cell office:value-type="float" office:value="11.96297054" table:style-name="ce1">
            <text:p>11.96297054</text:p>
          </table:table-cell>
          <table:table-cell office:value-type="float" office:value="0.0321734264088404" table:style-name="ce1">
            <text:p>0.0321734264088404</text:p>
          </table:table-cell>
          <table:table-cell office:value-type="float" office:value="3" table:style-name="ce1">
            <text:p>3</text:p>
          </table:table-cell>
          <table:table-cell office:value-type="float" office:value="1624.918977" table:style-name="ce1">
            <text:p>1624.918977</text:p>
          </table:table-cell>
          <table:table-cell office:value-type="float" office:value="1630.213607" table:style-name="ce1">
            <text:p>1630.213607</text:p>
          </table:table-cell>
          <table:table-cell office:value-type="float" office:value="1627.26639666667" table:style-name="ce1">
            <text:p>1627.26639666667</text:p>
          </table:table-cell>
          <table:table-cell office:value-type="float" office:value="1626.666606" table:style-name="ce1">
            <text:p>1626.666606</text:p>
          </table:table-cell>
          <table:table-cell office:value-type="float" office:value="2.69779323560757" table:style-name="ce1">
            <text:p>2.69779323560757</text:p>
          </table:table-cell>
          <table:table-cell office:value-type="float" office:value="3" table:style-name="ce1">
            <text:p>3</text:p>
          </table:table-cell>
          <table:table-cell office:value-type="float" office:value="89.97788963" table:style-name="ce1">
            <text:p>89.97788963</text:p>
          </table:table-cell>
          <table:table-cell office:value-type="float" office:value="89.99584619" table:style-name="ce1">
            <text:p>89.99584619</text:p>
          </table:table-cell>
          <table:table-cell office:value-type="float" office:value="89.9856033" table:style-name="ce1">
            <text:p>89.9856033</text:p>
          </table:table-cell>
          <table:table-cell office:value-type="float" office:value="89.98307408" table:style-name="ce1">
            <text:p>89.98307408</text:p>
          </table:table-cell>
          <table:table-cell office:value-type="float" office:value="0.00924160305978377" table:style-name="ce1">
            <text:p>0.00924160305978377</text:p>
          </table:table-cell>
          <table:table-cell office:value-type="float" office:value="3" table:style-name="ce1">
            <text:p>3</text:p>
          </table:table-cell>
          <table:table-cell office:value-type="float" office:value="36.99646421" table:style-name="ce1">
            <text:p>36.99646421</text:p>
          </table:table-cell>
          <table:table-cell office:value-type="float" office:value="143.0060098" table:style-name="ce1">
            <text:p>143.0060098</text:p>
          </table:table-cell>
          <table:table-cell office:value-type="float" office:value="107.66613927" table:style-name="ce1">
            <text:p>107.66613927</text:p>
          </table:table-cell>
          <table:table-cell office:value-type="float" office:value="142.9959438" table:style-name="ce1">
            <text:p>142.9959438</text:p>
          </table:table-cell>
          <table:table-cell office:value-type="float" office:value="61.201734086099" table:style-name="ce1">
            <text:p>61.201734086099</text:p>
          </table:table-cell>
          <table:table-cell office:value-type="float" office:value="3" table:style-name="ce1">
            <text:p>3</text:p>
          </table:table-cell>
          <table:table-cell office:value-type="float" office:value="36.98638529" table:style-name="ce1">
            <text:p>36.98638529</text:p>
          </table:table-cell>
          <table:table-cell office:value-type="float" office:value="142.9999047" table:style-name="ce1">
            <text:p>142.9999047</text:p>
          </table:table-cell>
          <table:table-cell office:value-type="float" office:value="101.14429973" table:style-name="ce1">
            <text:p>101.14429973</text:p>
          </table:table-cell>
          <table:table-cell office:value-type="float" office:value="123.4466092" table:style-name="ce1">
            <text:p>123.4466092</text:p>
          </table:table-cell>
          <table:table-cell office:value-type="float" office:value="56.4159669791749" table:style-name="ce1">
            <text:p>56.4159669791749</text:p>
          </table:table-cell>
          <table:table-cell office:value-type="float" office:value="3" table:style-name="ce1">
            <text:p>3</text:p>
          </table:table-cell>
          <table:table-cell office:value-type="float" office:value="23.48963199" table:style-name="ce1">
            <text:p>23.48963199</text:p>
          </table:table-cell>
          <table:table-cell office:value-type="float" office:value="24.18518482" table:style-name="ce1">
            <text:p>24.18518482</text:p>
          </table:table-cell>
          <table:table-cell office:value-type="float" office:value="23.8584335166667" table:style-name="ce1">
            <text:p>23.8584335166667</text:p>
          </table:table-cell>
          <table:table-cell office:value-type="float" office:value="23.90048374" table:style-name="ce1">
            <text:p>23.90048374</text:p>
          </table:table-cell>
          <table:table-cell office:value-type="float" office:value="0.3496778528761" table:style-name="ce1">
            <text:p>0.3496778528761</text:p>
          </table:table-cell>
          <table:table-cell office:value-type="float" office:value="3" table:style-name="ce1">
            <text:p>3</text:p>
          </table:table-cell>
          <table:table-cell office:value-type="float" office:value="0.002912573862" table:style-name="ce1">
            <text:p>0.002912573862</text:p>
          </table:table-cell>
          <table:table-cell office:value-type="float" office:value="0.003031213385" table:style-name="ce1">
            <text:p>0.003031213385</text:p>
          </table:table-cell>
          <table:table-cell office:value-type="float" office:value="0.002952397141" table:style-name="ce1">
            <text:p>0.002952397141</text:p>
          </table:table-cell>
          <table:table-cell office:value-type="float" office:value="0.002913404176" table:style-name="ce1">
            <text:p>0.002913404176</text:p>
          </table:table-cell>
          <table:table-cell office:value-type="float" office:value="6.82581320725619e-05" table:style-name="ce1">
            <text:p>6.82581320725619e-05</text:p>
          </table:table-cell>
          <table:table-cell office:value-type="float" office:value="3" table:style-name="ce1">
            <text:p>3</text:p>
          </table:table-cell>
          <table:table-cell office:value-type="float" office:value="0.01681411698" table:style-name="ce1">
            <text:p>0.01681411698</text:p>
          </table:table-cell>
          <table:table-cell office:value-type="float" office:value="0.01682147127" table:style-name="ce1">
            <text:p>0.01682147127</text:p>
          </table:table-cell>
          <table:table-cell office:value-type="float" office:value="0.01681678399" table:style-name="ce1">
            <text:p>0.01681678399</text:p>
          </table:table-cell>
          <table:table-cell office:value-type="float" office:value="0.01681476372" table:style-name="ce1">
            <text:p>0.01681476372</text:p>
          </table:table-cell>
          <table:table-cell office:value-type="float" office:value="4.07216324644521e-06" table:style-name="ce1">
            <text:p>4.07216324644521e-06</text:p>
          </table:table-cell>
          <table:table-cell office:value-type="float" office:value="3" table:style-name="ce1">
            <text:p>3</text:p>
          </table:table-cell>
          <table:table-cell office:value-type="float" office:value="8.943922696" table:style-name="ce1">
            <text:p>8.943922696</text:p>
          </table:table-cell>
          <table:table-cell office:value-type="float" office:value="9.013476046" table:style-name="ce1">
            <text:p>9.013476046</text:p>
          </table:table-cell>
          <table:table-cell office:value-type="float" office:value="8.989870727" table:style-name="ce1">
            <text:p>8.989870727</text:p>
          </table:table-cell>
          <table:table-cell office:value-type="float" office:value="9.012213439" table:style-name="ce1">
            <text:p>9.012213439</text:p>
          </table:table-cell>
          <table:table-cell office:value-type="float" office:value="0.0397971696065415" table:style-name="ce1">
            <text:p>0.0397971696065415</text:p>
          </table:table-cell>
          <table:table-cell office:value-type="float" office:value="3" table:style-name="ce1">
            <text:p>3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.1684859083" table:style-name="ce1">
            <text:p>0.1684859083</text:p>
          </table:table-cell>
          <table:table-cell office:value-type="float" office:value="0.1777462867" table:style-name="ce1">
            <text:p>0.1777462867</text:p>
          </table:table-cell>
          <table:table-cell office:value-type="float" office:value="0.174005857166667" table:style-name="ce1">
            <text:p>0.174005857166667</text:p>
          </table:table-cell>
          <table:table-cell office:value-type="float" office:value="0.1757853765" table:style-name="ce1">
            <text:p>0.1757853765</text:p>
          </table:table-cell>
          <table:table-cell office:value-type="float" office:value="0.0048799250835517" table:style-name="ce1">
            <text:p>0.0048799250835517</text:p>
          </table:table-cell>
          <table:table-cell office:value-type="float" office:value="3" table:style-name="ce1">
            <text:p>3</text:p>
          </table:table-cell>
          <table:table-cell office:value-type="float" office:value="0.2400503472" table:style-name="ce1">
            <text:p>0.2400503472</text:p>
          </table:table-cell>
          <table:table-cell office:value-type="float" office:value="0.2479349007" table:style-name="ce1">
            <text:p>0.2479349007</text:p>
          </table:table-cell>
          <table:table-cell office:value-type="float" office:value="0.243863053366667" table:style-name="ce1">
            <text:p>0.243863053366667</text:p>
          </table:table-cell>
          <table:table-cell office:value-type="float" office:value="0.2436039122" table:style-name="ce1">
            <text:p>0.2436039122</text:p>
          </table:table-cell>
          <table:table-cell office:value-type="float" office:value="0.00394865946642484" table:style-name="ce1">
            <text:p>0.00394865946642484</text:p>
          </table:table-cell>
        </table:table-row>
        <table:table-row table:style-name="ro1">
          <table:table-cell office:value-type="string" table:style-name="ce1">
            <text:p>20x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top</text:p>
          </table:table-cell>
          <table:table-cell office:value-type="string" table:style-name="ce1">
            <text:p>&lt;10%</text:p>
          </table:table-cell>
          <table:table-cell office:value-type="float" office:value="18" table:style-name="ce1">
            <text:p>18</text:p>
          </table:table-cell>
          <table:table-cell office:value-type="float" office:value="1.529900046" table:style-name="ce1">
            <text:p>1.529900046</text:p>
          </table:table-cell>
          <table:table-cell office:value-type="float" office:value="7.479463465" table:style-name="ce1">
            <text:p>7.479463465</text:p>
          </table:table-cell>
          <table:table-cell office:value-type="float" office:value="4.81670703766667" table:style-name="ce1">
            <text:p>4.81670703766667</text:p>
          </table:table-cell>
          <table:table-cell office:value-type="float" office:value="5.1805922565" table:style-name="ce1">
            <text:p>5.1805922565</text:p>
          </table:table-cell>
          <table:table-cell office:value-type="float" office:value="1.98299548609921" table:style-name="ce1">
            <text:p>1.98299548609921</text:p>
          </table:table-cell>
          <table:table-cell office:value-type="float" office:value="18" table:style-name="ce1">
            <text:p>18</text:p>
          </table:table-cell>
          <table:table-cell office:value-type="float" office:value="2.013285303" table:style-name="ce1">
            <text:p>2.013285303</text:p>
          </table:table-cell>
          <table:table-cell office:value-type="float" office:value="5.443296046" table:style-name="ce1">
            <text:p>5.443296046</text:p>
          </table:table-cell>
          <table:table-cell office:value-type="float" office:value="3.62972912972222" table:style-name="ce1">
            <text:p>3.62972912972222</text:p>
          </table:table-cell>
          <table:table-cell office:value-type="float" office:value="3.5856114655" table:style-name="ce1">
            <text:p>3.5856114655</text:p>
          </table:table-cell>
          <table:table-cell office:value-type="float" office:value="1.02281171456565" table:style-name="ce1">
            <text:p>1.02281171456565</text:p>
          </table:table-cell>
          <table:table-cell office:value-type="float" office:value="18" table:style-name="ce1">
            <text:p>18</text:p>
          </table:table-cell>
          <table:table-cell office:value-type="float" office:value="-0.6984304873" table:style-name="ce1">
            <text:p>-0.6984304873</text:p>
          </table:table-cell>
          <table:table-cell office:value-type="float" office:value="0.7955110108" table:style-name="ce1">
            <text:p>0.7955110108</text:p>
          </table:table-cell>
          <table:table-cell office:value-type="float" office:value="-0.196215472784444" table:style-name="ce1">
            <text:p>-0.196215472784444</text:p>
          </table:table-cell>
          <table:table-cell office:value-type="float" office:value="-0.35254519595" table:style-name="ce1">
            <text:p>-0.35254519595</text:p>
          </table:table-cell>
          <table:table-cell office:value-type="float" office:value="0.520794207173847" table:style-name="ce1">
            <text:p>0.520794207173847</text:p>
          </table:table-cell>
          <table:table-cell office:value-type="float" office:value="18" table:style-name="ce1">
            <text:p>18</text:p>
          </table:table-cell>
          <table:table-cell office:value-type="float" office:value="2.670761316" table:style-name="ce1">
            <text:p>2.670761316</text:p>
          </table:table-cell>
          <table:table-cell office:value-type="float" office:value="4.237688596" table:style-name="ce1">
            <text:p>4.237688596</text:p>
          </table:table-cell>
          <table:table-cell office:value-type="float" office:value="3.37128241083333" table:style-name="ce1">
            <text:p>3.37128241083333</text:p>
          </table:table-cell>
          <table:table-cell office:value-type="float" office:value="3.118563888" table:style-name="ce1">
            <text:p>3.118563888</text:p>
          </table:table-cell>
          <table:table-cell office:value-type="float" office:value="0.552731475180131" table:style-name="ce1">
            <text:p>0.552731475180131</text:p>
          </table:table-cell>
          <table:table-cell office:value-type="float" office:value="18" table:style-name="ce1">
            <text:p>18</text:p>
          </table:table-cell>
          <table:table-cell office:value-type="float" office:value="5.98365" table:style-name="ce1">
            <text:p>5.98365</text:p>
          </table:table-cell>
          <table:table-cell office:value-type="float" office:value="14.53715" table:style-name="ce1">
            <text:p>14.53715</text:p>
          </table:table-cell>
          <table:table-cell office:value-type="float" office:value="10.8514303333333" table:style-name="ce1">
            <text:p>10.8514303333333</text:p>
          </table:table-cell>
          <table:table-cell office:value-type="float" office:value="11.31067" table:style-name="ce1">
            <text:p>11.31067</text:p>
          </table:table-cell>
          <table:table-cell office:value-type="float" office:value="2.8716304992287" table:style-name="ce1">
            <text:p>2.8716304992287</text:p>
          </table:table-cell>
          <table:table-cell office:value-type="float" office:value="18" table:style-name="ce1">
            <text:p>18</text:p>
          </table:table-cell>
          <table:table-cell office:value-type="float" office:value="7.8136" table:style-name="ce1">
            <text:p>7.8136</text:p>
          </table:table-cell>
          <table:table-cell office:value-type="float" office:value="18.98134" table:style-name="ce1">
            <text:p>18.98134</text:p>
          </table:table-cell>
          <table:table-cell office:value-type="float" office:value="12.4441295" table:style-name="ce1">
            <text:p>12.4441295</text:p>
          </table:table-cell>
          <table:table-cell office:value-type="float" office:value="12.6330685" table:style-name="ce1">
            <text:p>12.6330685</text:p>
          </table:table-cell>
          <table:table-cell office:value-type="float" office:value="3.79764351248813" table:style-name="ce1">
            <text:p>3.79764351248813</text:p>
          </table:table-cell>
          <table:table-cell office:value-type="float" office:value="18" table:style-name="ce1">
            <text:p>18</text:p>
          </table:table-cell>
          <table:table-cell office:value-type="float" office:value="13.80456" table:style-name="ce1">
            <text:p>13.80456</text:p>
          </table:table-cell>
          <table:table-cell office:value-type="float" office:value="30.65193" table:style-name="ce1">
            <text:p>30.65193</text:p>
          </table:table-cell>
          <table:table-cell office:value-type="float" office:value="23.2955598333333" table:style-name="ce1">
            <text:p>23.2955598333333</text:p>
          </table:table-cell>
          <table:table-cell office:value-type="float" office:value="23.86484" table:style-name="ce1">
            <text:p>23.86484</text:p>
          </table:table-cell>
          <table:table-cell office:value-type="float" office:value="5.02849083806485" table:style-name="ce1">
            <text:p>5.02849083806485</text:p>
          </table:table-cell>
          <table:table-cell office:value-type="float" office:value="18" table:style-name="ce1">
            <text:p>18</text:p>
          </table:table-cell>
          <table:table-cell office:value-type="float" office:value="1.544178553" table:style-name="ce1">
            <text:p>1.544178553</text:p>
          </table:table-cell>
          <table:table-cell office:value-type="float" office:value="4.385356351" table:style-name="ce1">
            <text:p>4.385356351</text:p>
          </table:table-cell>
          <table:table-cell office:value-type="float" office:value="2.86439759266667" table:style-name="ce1">
            <text:p>2.86439759266667</text:p>
          </table:table-cell>
          <table:table-cell office:value-type="float" office:value="2.7782220195" table:style-name="ce1">
            <text:p>2.7782220195</text:p>
          </table:table-cell>
          <table:table-cell office:value-type="float" office:value="0.851387476243733" table:style-name="ce1">
            <text:p>0.851387476243733</text:p>
          </table:table-cell>
          <table:table-cell office:value-type="float" office:value="18" table:style-name="ce1">
            <text:p>18</text:p>
          </table:table-cell>
          <table:table-cell office:value-type="float" office:value="0.03624208253" table:style-name="ce1">
            <text:p>0.03624208253</text:p>
          </table:table-cell>
          <table:table-cell office:value-type="float" office:value="0.4557698222" table:style-name="ce1">
            <text:p>0.4557698222</text:p>
          </table:table-cell>
          <table:table-cell office:value-type="float" office:value="0.217984895401667" table:style-name="ce1">
            <text:p>0.217984895401667</text:p>
          </table:table-cell>
          <table:table-cell office:value-type="float" office:value="0.1816716156" table:style-name="ce1">
            <text:p>0.1816716156</text:p>
          </table:table-cell>
          <table:table-cell office:value-type="float" office:value="0.132056036865479" table:style-name="ce1">
            <text:p>0.132056036865479</text:p>
          </table:table-cell>
          <table:table-cell office:value-type="float" office:value="18" table:style-name="ce1">
            <text:p>18</text:p>
          </table:table-cell>
          <table:table-cell office:value-type="float" office:value="2.397115687" table:style-name="ce1">
            <text:p>2.397115687</text:p>
          </table:table-cell>
          <table:table-cell office:value-type="float" office:value="6.467940474" table:style-name="ce1">
            <text:p>6.467940474</text:p>
          </table:table-cell>
          <table:table-cell office:value-type="float" office:value="4.55674802272222" table:style-name="ce1">
            <text:p>4.55674802272222</text:p>
          </table:table-cell>
          <table:table-cell office:value-type="float" office:value="4.6720289435" table:style-name="ce1">
            <text:p>4.6720289435</text:p>
          </table:table-cell>
          <table:table-cell office:value-type="float" office:value="1.23052737975578" table:style-name="ce1">
            <text:p>1.23052737975578</text:p>
          </table:table-cell>
          <table:table-cell office:value-type="float" office:value="18" table:style-name="ce1">
            <text:p>18</text:p>
          </table:table-cell>
          <table:table-cell office:value-type="float" office:value="4.891443164" table:style-name="ce1">
            <text:p>4.891443164</text:p>
          </table:table-cell>
          <table:table-cell office:value-type="float" office:value="12.91034498" table:style-name="ce1">
            <text:p>12.91034498</text:p>
          </table:table-cell>
          <table:table-cell office:value-type="float" office:value="7.73749773066667" table:style-name="ce1">
            <text:p>7.73749773066667</text:p>
          </table:table-cell>
          <table:table-cell office:value-type="float" office:value="7.3644955625" table:style-name="ce1">
            <text:p>7.3644955625</text:p>
          </table:table-cell>
          <table:table-cell office:value-type="float" office:value="2.75403014532132" table:style-name="ce1">
            <text:p>2.75403014532132</text:p>
          </table:table-cell>
          <table:table-cell office:value-type="float" office:value="18" table:style-name="ce1">
            <text:p>18</text:p>
          </table:table-cell>
          <table:table-cell office:value-type="float" office:value="49.42794285" table:style-name="ce1">
            <text:p>49.42794285</text:p>
          </table:table-cell>
          <table:table-cell office:value-type="float" office:value="77.44266873" table:style-name="ce1">
            <text:p>77.44266873</text:p>
          </table:table-cell>
          <table:table-cell office:value-type="float" office:value="60.80232163" table:style-name="ce1">
            <text:p>60.80232163</text:p>
          </table:table-cell>
          <table:table-cell office:value-type="float" office:value="59.188758395" table:style-name="ce1">
            <text:p>59.188758395</text:p>
          </table:table-cell>
          <table:table-cell office:value-type="float" office:value="8.65272819342709" table:style-name="ce1">
            <text:p>8.65272819342709</text:p>
          </table:table-cell>
          <table:table-cell office:value-type="float" office:value="15" table:style-name="ce1">
            <text:p>15</text:p>
          </table:table-cell>
          <table:table-cell office:value-type="float" office:value="0.2421394857" table:style-name="ce1">
            <text:p>0.2421394857</text:p>
          </table:table-cell>
          <table:table-cell office:value-type="float" office:value="0.5635176023" table:style-name="ce1">
            <text:p>0.5635176023</text:p>
          </table:table-cell>
          <table:table-cell office:value-type="float" office:value="0.384856661813333" table:style-name="ce1">
            <text:p>0.384856661813333</text:p>
          </table:table-cell>
          <table:table-cell office:value-type="float" office:value="0.3429685591" table:style-name="ce1">
            <text:p>0.3429685591</text:p>
          </table:table-cell>
          <table:table-cell office:value-type="float" office:value="0.114192135397886" table:style-name="ce1">
            <text:p>0.114192135397886</text:p>
          </table:table-cell>
          <table:table-cell office:value-type="float" office:value="18" table:style-name="ce1">
            <text:p>18</text:p>
          </table:table-cell>
          <table:table-cell office:value-type="float" office:value="30.24888429" table:style-name="ce1">
            <text:p>30.24888429</text:p>
          </table:table-cell>
          <table:table-cell office:value-type="float" office:value="136.4983504" table:style-name="ce1">
            <text:p>136.4983504</text:p>
          </table:table-cell>
          <table:table-cell office:value-type="float" office:value="92.0308351938889" table:style-name="ce1">
            <text:p>92.0308351938889</text:p>
          </table:table-cell>
          <table:table-cell office:value-type="float" office:value="97.011930305" table:style-name="ce1">
            <text:p>97.011930305</text:p>
          </table:table-cell>
          <table:table-cell office:value-type="float" office:value="32.9166655884868" table:style-name="ce1">
            <text:p>32.9166655884868</text:p>
          </table:table-cell>
          <table:table-cell office:value-type="float" office:value="18" table:style-name="ce1">
            <text:p>18</text:p>
          </table:table-cell>
          <table:table-cell office:value-type="float" office:value="3.294734756" table:style-name="ce1">
            <text:p>3.294734756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20993885516667" table:style-name="ce1">
            <text:p>4.20993885516667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.421157701026258" table:style-name="ce1">
            <text:p>0.421157701026258</text:p>
          </table:table-cell>
          <table:table-cell office:value-type="float" office:value="18" table:style-name="ce1">
            <text:p>18</text:p>
          </table:table-cell>
          <table:table-cell office:value-type="float" office:value="0.1952390985" table:style-name="ce1">
            <text:p>0.1952390985</text:p>
          </table:table-cell>
          <table:table-cell office:value-type="float" office:value="0.2756571341" table:style-name="ce1">
            <text:p>0.2756571341</text:p>
          </table:table-cell>
          <table:table-cell office:value-type="float" office:value="0.235145099727778" table:style-name="ce1">
            <text:p>0.235145099727778</text:p>
          </table:table-cell>
          <table:table-cell office:value-type="float" office:value="0.2349087446" table:style-name="ce1">
            <text:p>0.2349087446</text:p>
          </table:table-cell>
          <table:table-cell office:value-type="float" office:value="0.0236878813779796" table:style-name="ce1">
            <text:p>0.0236878813779796</text:p>
          </table:table-cell>
          <table:table-cell office:value-type="float" office:value="18" table:style-name="ce1">
            <text:p>18</text:p>
          </table:table-cell>
          <table:table-cell office:value-type="float" office:value="1.822615784" table:style-name="ce1">
            <text:p>1.822615784</text:p>
          </table:table-cell>
          <table:table-cell office:value-type="float" office:value="3.481493116" table:style-name="ce1">
            <text:p>3.481493116</text:p>
          </table:table-cell>
          <table:table-cell office:value-type="float" office:value="2.60324334833333" table:style-name="ce1">
            <text:p>2.60324334833333</text:p>
          </table:table-cell>
          <table:table-cell office:value-type="float" office:value="2.577325418" table:style-name="ce1">
            <text:p>2.577325418</text:p>
          </table:table-cell>
          <table:table-cell office:value-type="float" office:value="0.492660316780663" table:style-name="ce1">
            <text:p>0.492660316780663</text:p>
          </table:table-cell>
          <table:table-cell office:value-type="float" office:value="18" table:style-name="ce1">
            <text:p>18</text:p>
          </table:table-cell>
          <table:table-cell office:value-type="float" office:value="0.07365593522" table:style-name="ce1">
            <text:p>0.07365593522</text:p>
          </table:table-cell>
          <table:table-cell office:value-type="float" office:value="0.2765474163" table:style-name="ce1">
            <text:p>0.2765474163</text:p>
          </table:table-cell>
          <table:table-cell office:value-type="float" office:value="0.154603147868889" table:style-name="ce1">
            <text:p>0.154603147868889</text:p>
          </table:table-cell>
          <table:table-cell office:value-type="float" office:value="0.14693735135" table:style-name="ce1">
            <text:p>0.14693735135</text:p>
          </table:table-cell>
          <table:table-cell office:value-type="float" office:value="0.05786995850298" table:style-name="ce1">
            <text:p>0.05786995850298</text:p>
          </table:table-cell>
          <table:table-cell office:value-type="float" office:value="18" table:style-name="ce1">
            <text:p>18</text:p>
          </table:table-cell>
          <table:table-cell office:value-type="float" office:value="2.471491885" table:style-name="ce1">
            <text:p>2.471491885</text:p>
          </table:table-cell>
          <table:table-cell office:value-type="float" office:value="6.631446978" table:style-name="ce1">
            <text:p>6.631446978</text:p>
          </table:table-cell>
          <table:table-cell office:value-type="float" office:value="4.71135178011111" table:style-name="ce1">
            <text:p>4.71135178011111</text:p>
          </table:table-cell>
          <table:table-cell office:value-type="float" office:value="4.8473638165" table:style-name="ce1">
            <text:p>4.8473638165</text:p>
          </table:table-cell>
          <table:table-cell office:value-type="float" office:value="1.2642411519165" table:style-name="ce1">
            <text:p>1.2642411519165</text:p>
          </table:table-cell>
          <table:table-cell office:value-type="float" office:value="18" table:style-name="ce1">
            <text:p>18</text:p>
          </table:table-cell>
          <table:table-cell office:value-type="float" office:value="0.07365593522" table:style-name="ce1">
            <text:p>0.07365593522</text:p>
          </table:table-cell>
          <table:table-cell office:value-type="float" office:value="0.2765474163" table:style-name="ce1">
            <text:p>0.2765474163</text:p>
          </table:table-cell>
          <table:table-cell office:value-type="float" office:value="0.154603147868889" table:style-name="ce1">
            <text:p>0.154603147868889</text:p>
          </table:table-cell>
          <table:table-cell office:value-type="float" office:value="0.14693735135" table:style-name="ce1">
            <text:p>0.14693735135</text:p>
          </table:table-cell>
          <table:table-cell office:value-type="float" office:value="0.05786995850298" table:style-name="ce1">
            <text:p>0.05786995850298</text:p>
          </table:table-cell>
          <table:table-cell office:value-type="float" office:value="18" table:style-name="ce1">
            <text:p>18</text:p>
          </table:table-cell>
          <table:table-cell office:value-type="float" office:value="1.688670553" table:style-name="ce1">
            <text:p>1.688670553</text:p>
          </table:table-cell>
          <table:table-cell office:value-type="float" office:value="5.395062129" table:style-name="ce1">
            <text:p>5.395062129</text:p>
          </table:table-cell>
          <table:table-cell office:value-type="float" office:value="3.25752578211111" table:style-name="ce1">
            <text:p>3.25752578211111</text:p>
          </table:table-cell>
          <table:table-cell office:value-type="float" office:value="3.1490532795" table:style-name="ce1">
            <text:p>3.1490532795</text:p>
          </table:table-cell>
          <table:table-cell office:value-type="float" office:value="1.11035036543096" table:style-name="ce1">
            <text:p>1.11035036543096</text:p>
          </table:table-cell>
          <table:table-cell office:value-type="float" office:value="18" table:style-name="ce1">
            <text:p>18</text:p>
          </table:table-cell>
          <table:table-cell office:value-type="float" office:value="2.163809447" table:style-name="ce1">
            <text:p>2.163809447</text:p>
          </table:table-cell>
          <table:table-cell office:value-type="float" office:value="5.917076151" table:style-name="ce1">
            <text:p>5.917076151</text:p>
          </table:table-cell>
          <table:table-cell office:value-type="float" office:value="4.26144660677778" table:style-name="ce1">
            <text:p>4.26144660677778</text:p>
          </table:table-cell>
          <table:table-cell office:value-type="float" office:value="4.418928502" table:style-name="ce1">
            <text:p>4.418928502</text:p>
          </table:table-cell>
          <table:table-cell office:value-type="float" office:value="1.1686132773188" table:style-name="ce1">
            <text:p>1.1686132773188</text:p>
          </table:table-cell>
          <table:table-cell office:value-type="float" office:value="18" table:style-name="ce1">
            <text:p>18</text:p>
          </table:table-cell>
          <table:table-cell office:value-type="float" office:value="0.2796838925" table:style-name="ce1">
            <text:p>0.2796838925</text:p>
          </table:table-cell>
          <table:table-cell office:value-type="float" office:value="0.7224365356" table:style-name="ce1">
            <text:p>0.7224365356</text:p>
          </table:table-cell>
          <table:table-cell office:value-type="float" office:value="0.449905173272222" table:style-name="ce1">
            <text:p>0.449905173272222</text:p>
          </table:table-cell>
          <table:table-cell office:value-type="float" office:value="0.4323573027" table:style-name="ce1">
            <text:p>0.4323573027</text:p>
          </table:table-cell>
          <table:table-cell office:value-type="float" office:value="0.157449630151675" table:style-name="ce1">
            <text:p>0.157449630151675</text:p>
          </table:table-cell>
          <table:table-cell office:value-type="float" office:value="18" table:style-name="ce1">
            <text:p>18</text:p>
          </table:table-cell>
          <table:table-cell office:value-type="float" office:value="12.11706" table:style-name="ce1">
            <text:p>12.11706</text:p>
          </table:table-cell>
          <table:table-cell office:value-type="float" office:value="27.93735" table:style-name="ce1">
            <text:p>27.93735</text:p>
          </table:table-cell>
          <table:table-cell office:value-type="float" office:value="17.9156950238889" table:style-name="ce1">
            <text:p>17.9156950238889</text:p>
          </table:table-cell>
          <table:table-cell office:value-type="float" office:value="15.972982" table:style-name="ce1">
            <text:p>15.972982</text:p>
          </table:table-cell>
          <table:table-cell office:value-type="float" office:value="5.46638529093636" table:style-name="ce1">
            <text:p>5.46638529093636</text:p>
          </table:table-cell>
          <table:table-cell office:value-type="float" office:value="18" table:style-name="ce1">
            <text:p>18</text:p>
          </table:table-cell>
          <table:table-cell office:value-type="float" office:value="3.607164742" table:style-name="ce1">
            <text:p>3.607164742</text:p>
          </table:table-cell>
          <table:table-cell office:value-type="float" office:value="10.33529629" table:style-name="ce1">
            <text:p>10.33529629</text:p>
          </table:table-cell>
          <table:table-cell office:value-type="float" office:value="5.94431649188889" table:style-name="ce1">
            <text:p>5.94431649188889</text:p>
          </table:table-cell>
          <table:table-cell office:value-type="float" office:value="5.089719993" table:style-name="ce1">
            <text:p>5.089719993</text:p>
          </table:table-cell>
          <table:table-cell office:value-type="float" office:value="2.2466695371145" table:style-name="ce1">
            <text:p>2.2466695371145</text:p>
          </table:table-cell>
          <table:table-cell office:value-type="float" office:value="18" table:style-name="ce1">
            <text:p>18</text:p>
          </table:table-cell>
          <table:table-cell office:value-type="float" office:value="985.8758419" table:style-name="ce1">
            <text:p>985.8758419</text:p>
          </table:table-cell>
          <table:table-cell office:value-type="float" office:value="1276.965438" table:style-name="ce1">
            <text:p>1276.965438</text:p>
          </table:table-cell>
          <table:table-cell office:value-type="float" office:value="1171.96388535556" table:style-name="ce1">
            <text:p>1171.96388535556</text:p>
          </table:table-cell>
          <table:table-cell office:value-type="float" office:value="1181.3503535" table:style-name="ce1">
            <text:p>1181.3503535</text:p>
          </table:table-cell>
          <table:table-cell office:value-type="float" office:value="93.4013309725532" table:style-name="ce1">
            <text:p>93.4013309725532</text:p>
          </table:table-cell>
          <table:table-cell office:value-type="float" office:value="18" table:style-name="ce1">
            <text:p>18</text:p>
          </table:table-cell>
          <table:table-cell office:value-type="float" office:value="37.00893578" table:style-name="ce1">
            <text:p>37.00893578</text:p>
          </table:table-cell>
          <table:table-cell office:value-type="float" office:value="136.6889136" table:style-name="ce1">
            <text:p>136.6889136</text:p>
          </table:table-cell>
          <table:table-cell office:value-type="float" office:value="96.7598405538889" table:style-name="ce1">
            <text:p>96.7598405538889</text:p>
          </table:table-cell>
          <table:table-cell office:value-type="float" office:value="101.13752479" table:style-name="ce1">
            <text:p>101.13752479</text:p>
          </table:table-cell>
          <table:table-cell office:value-type="float" office:value="32.0281460600654" table:style-name="ce1">
            <text:p>32.0281460600654</text:p>
          </table:table-cell>
          <table:table-cell office:value-type="float" office:value="18" table:style-name="ce1">
            <text:p>18</text:p>
          </table:table-cell>
          <table:table-cell office:value-type="float" office:value="36.98182486" table:style-name="ce1">
            <text:p>36.98182486</text:p>
          </table:table-cell>
          <table:table-cell office:value-type="float" office:value="143.0102657" table:style-name="ce1">
            <text:p>143.0102657</text:p>
          </table:table-cell>
          <table:table-cell office:value-type="float" office:value="108.190994912222" table:style-name="ce1">
            <text:p>108.190994912222</text:p>
          </table:table-cell>
          <table:table-cell office:value-type="float" office:value="104.20025225" table:style-name="ce1">
            <text:p>104.20025225</text:p>
          </table:table-cell>
          <table:table-cell office:value-type="float" office:value="29.9297305779925" table:style-name="ce1">
            <text:p>29.9297305779925</text:p>
          </table:table-cell>
          <table:table-cell office:value-type="float" office:value="18" table:style-name="ce1">
            <text:p>18</text:p>
          </table:table-cell>
          <table:table-cell office:value-type="float" office:value="0.005587353502" table:style-name="ce1">
            <text:p>0.005587353502</text:p>
          </table:table-cell>
          <table:table-cell office:value-type="float" office:value="123.4820501" table:style-name="ce1">
            <text:p>123.4820501</text:p>
          </table:table-cell>
          <table:table-cell office:value-type="float" office:value="77.2340680873618" table:style-name="ce1">
            <text:p>77.2340680873618</text:p>
          </table:table-cell>
          <table:table-cell office:value-type="float" office:value="89.993087765" table:style-name="ce1">
            <text:p>89.993087765</text:p>
          </table:table-cell>
          <table:table-cell office:value-type="float" office:value="42.6746939497753" table:style-name="ce1">
            <text:p>42.6746939497753</text:p>
          </table:table-cell>
          <table:table-cell office:value-type="float" office:value="12" table:style-name="ce1">
            <text:p>12</text:p>
          </table:table-cell>
          <table:table-cell office:value-type="float" office:value="16.58994867" table:style-name="ce1">
            <text:p>16.58994867</text:p>
          </table:table-cell>
          <table:table-cell office:value-type="float" office:value="27.2407345" table:style-name="ce1">
            <text:p>27.2407345</text:p>
          </table:table-cell>
          <table:table-cell office:value-type="float" office:value="22.049117585" table:style-name="ce1">
            <text:p>22.049117585</text:p>
          </table:table-cell>
          <table:table-cell office:value-type="float" office:value="21.837304" table:style-name="ce1">
            <text:p>21.837304</text:p>
          </table:table-cell>
          <table:table-cell office:value-type="float" office:value="4.77459010460247" table:style-name="ce1">
            <text:p>4.77459010460247</text:p>
          </table:table-cell>
          <table:table-cell office:value-type="float" office:value="18" table:style-name="ce1">
            <text:p>18</text:p>
          </table:table-cell>
          <table:table-cell office:value-type="float" office:value="0.001357175777" table:style-name="ce1">
            <text:p>0.001357175777</text:p>
          </table:table-cell>
          <table:table-cell office:value-type="float" office:value="0.004587560571" table:style-name="ce1">
            <text:p>0.004587560571</text:p>
          </table:table-cell>
          <table:table-cell office:value-type="float" office:value="0.00281018967527778" table:style-name="ce1">
            <text:p>0.00281018967527778</text:p>
          </table:table-cell>
          <table:table-cell office:value-type="float" office:value="0.002924461502" table:style-name="ce1">
            <text:p>0.002924461502</text:p>
          </table:table-cell>
          <table:table-cell office:value-type="float" office:value="0.00104841166363243" table:style-name="ce1">
            <text:p>0.00104841166363243</text:p>
          </table:table-cell>
          <table:table-cell office:value-type="float" office:value="18" table:style-name="ce1">
            <text:p>18</text:p>
          </table:table-cell>
          <table:table-cell office:value-type="float" office:value="0.01575069421" table:style-name="ce1">
            <text:p>0.01575069421</text:p>
          </table:table-cell>
          <table:table-cell office:value-type="float" office:value="0.01760872137" table:style-name="ce1">
            <text:p>0.01760872137</text:p>
          </table:table-cell>
          <table:table-cell office:value-type="float" office:value="0.0168094207455556" table:style-name="ce1">
            <text:p>0.0168094207455556</text:p>
          </table:table-cell>
          <table:table-cell office:value-type="float" office:value="0.01699604475" table:style-name="ce1">
            <text:p>0.01699604475</text:p>
          </table:table-cell>
          <table:table-cell office:value-type="float" office:value="0.000643956576916773" table:style-name="ce1">
            <text:p>0.000643956576916773</text:p>
          </table:table-cell>
          <table:table-cell office:value-type="float" office:value="18" table:style-name="ce1">
            <text:p>18</text:p>
          </table:table-cell>
          <table:table-cell office:value-type="float" office:value="4.158484581" table:style-name="ce1">
            <text:p>4.158484581</text:p>
          </table:table-cell>
          <table:table-cell office:value-type="float" office:value="6.643634232" table:style-name="ce1">
            <text:p>6.643634232</text:p>
          </table:table-cell>
          <table:table-cell office:value-type="float" office:value="5.51512727116667" table:style-name="ce1">
            <text:p>5.51512727116667</text:p>
          </table:table-cell>
          <table:table-cell office:value-type="float" office:value="5.651575829" table:style-name="ce1">
            <text:p>5.651575829</text:p>
          </table:table-cell>
          <table:table-cell office:value-type="float" office:value="0.970053813592801" table:style-name="ce1">
            <text:p>0.970053813592801</text:p>
          </table:table-cell>
          <table:table-cell office:value-type="float" office:value="18" table:style-name="ce1">
            <text:p>18</text:p>
          </table:table-cell>
          <table:table-cell office:value-type="float" office:value="8.571795962" table:style-name="ce1">
            <text:p>8.571795962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10.4509970018889" table:style-name="ce1">
            <text:p>10.4509970018889</text:p>
          </table:table-cell>
          <table:table-cell office:value-type="float" office:value="9.813006266" table:style-name="ce1">
            <text:p>9.813006266</text:p>
          </table:table-cell>
          <table:table-cell office:value-type="float" office:value="1.56471300169916" table:style-name="ce1">
            <text:p>1.56471300169916</text:p>
          </table:table-cell>
          <table:table-cell office:value-type="float" office:value="18" table:style-name="ce1">
            <text:p>18</text:p>
          </table:table-cell>
          <table:table-cell office:value-type="float" office:value="0.1876715346" table:style-name="ce1">
            <text:p>0.1876715346</text:p>
          </table:table-cell>
          <table:table-cell office:value-type="float" office:value="0.4460517728" table:style-name="ce1">
            <text:p>0.4460517728</text:p>
          </table:table-cell>
          <table:table-cell office:value-type="float" office:value="0.313191742666667" table:style-name="ce1">
            <text:p>0.313191742666667</text:p>
          </table:table-cell>
          <table:table-cell office:value-type="float" office:value="0.29477796815" table:style-name="ce1">
            <text:p>0.29477796815</text:p>
          </table:table-cell>
          <table:table-cell office:value-type="float" office:value="0.0783371697649064" table:style-name="ce1">
            <text:p>0.0783371697649064</text:p>
          </table:table-cell>
          <table:table-cell office:value-type="float" office:value="18" table:style-name="ce1">
            <text:p>18</text:p>
          </table:table-cell>
          <table:table-cell office:value-type="float" office:value="0.2761538473" table:style-name="ce1">
            <text:p>0.2761538473</text:p>
          </table:table-cell>
          <table:table-cell office:value-type="float" office:value="0.5886051669" table:style-name="ce1">
            <text:p>0.5886051669</text:p>
          </table:table-cell>
          <table:table-cell office:value-type="float" office:value="0.448565744877778" table:style-name="ce1">
            <text:p>0.448565744877778</text:p>
          </table:table-cell>
          <table:table-cell office:value-type="float" office:value="0.45990374575" table:style-name="ce1">
            <text:p>0.45990374575</text:p>
          </table:table-cell>
          <table:table-cell office:value-type="float" office:value="0.095601586862724" table:style-name="ce1">
            <text:p>0.095601586862724</text:p>
          </table:table-cell>
        </table:table-row>
        <table:table-row table:style-name="ro1">
          <table:table-cell office:value-type="string" table:style-name="ce1">
            <text:p>20x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top</text:p>
          </table:table-cell>
          <table:table-cell office:value-type="string" table:style-name="ce1">
            <text:p>10-20%</text:p>
          </table:table-cell>
          <table:table-cell office:value-type="float" office:value="21" table:style-name="ce1">
            <text:p>21</text:p>
          </table:table-cell>
          <table:table-cell office:value-type="float" office:value="11.37465533" table:style-name="ce1">
            <text:p>11.37465533</text:p>
          </table:table-cell>
          <table:table-cell office:value-type="float" office:value="19.23928653" table:style-name="ce1">
            <text:p>19.23928653</text:p>
          </table:table-cell>
          <table:table-cell office:value-type="float" office:value="14.8233673342857" table:style-name="ce1">
            <text:p>14.8233673342857</text:p>
          </table:table-cell>
          <table:table-cell office:value-type="float" office:value="14.31927849" table:style-name="ce1">
            <text:p>14.31927849</text:p>
          </table:table-cell>
          <table:table-cell office:value-type="float" office:value="2.68640279774872" table:style-name="ce1">
            <text:p>2.68640279774872</text:p>
          </table:table-cell>
          <table:table-cell office:value-type="float" office:value="21" table:style-name="ce1">
            <text:p>21</text:p>
          </table:table-cell>
          <table:table-cell office:value-type="float" office:value="3.624394475" table:style-name="ce1">
            <text:p>3.624394475</text:p>
          </table:table-cell>
          <table:table-cell office:value-type="float" office:value="10.4904709" table:style-name="ce1">
            <text:p>10.4904709</text:p>
          </table:table-cell>
          <table:table-cell office:value-type="float" office:value="5.99707978847619" table:style-name="ce1">
            <text:p>5.99707978847619</text:p>
          </table:table-cell>
          <table:table-cell office:value-type="float" office:value="5.407263001" table:style-name="ce1">
            <text:p>5.407263001</text:p>
          </table:table-cell>
          <table:table-cell office:value-type="float" office:value="2.21331807104807" table:style-name="ce1">
            <text:p>2.21331807104807</text:p>
          </table:table-cell>
          <table:table-cell office:value-type="float" office:value="21" table:style-name="ce1">
            <text:p>21</text:p>
          </table:table-cell>
          <table:table-cell office:value-type="float" office:value="-1.021273766" table:style-name="ce1">
            <text:p>-1.021273766</text:p>
          </table:table-cell>
          <table:table-cell office:value-type="float" office:value="0.8300851265" table:style-name="ce1">
            <text:p>0.8300851265</text:p>
          </table:table-cell>
          <table:table-cell office:value-type="float" office:value="-0.034877941808" table:style-name="ce1">
            <text:p>-0.034877941808</text:p>
          </table:table-cell>
          <table:table-cell office:value-type="float" office:value="0.008727222904" table:style-name="ce1">
            <text:p>0.008727222904</text:p>
          </table:table-cell>
          <table:table-cell office:value-type="float" office:value="0.506159288333548" table:style-name="ce1">
            <text:p>0.506159288333548</text:p>
          </table:table-cell>
          <table:table-cell office:value-type="float" office:value="21" table:style-name="ce1">
            <text:p>21</text:p>
          </table:table-cell>
          <table:table-cell office:value-type="float" office:value="2.797579355" table:style-name="ce1">
            <text:p>2.797579355</text:p>
          </table:table-cell>
          <table:table-cell office:value-type="float" office:value="4.678360838" table:style-name="ce1">
            <text:p>4.678360838</text:p>
          </table:table-cell>
          <table:table-cell office:value-type="float" office:value="3.38263323733333" table:style-name="ce1">
            <text:p>3.38263323733333</text:p>
          </table:table-cell>
          <table:table-cell office:value-type="float" office:value="3.143031876" table:style-name="ce1">
            <text:p>3.143031876</text:p>
          </table:table-cell>
          <table:table-cell office:value-type="float" office:value="0.540959965116" table:style-name="ce1">
            <text:p>0.540959965116</text:p>
          </table:table-cell>
          <table:table-cell office:value-type="float" office:value="21" table:style-name="ce1">
            <text:p>21</text:p>
          </table:table-cell>
          <table:table-cell office:value-type="float" office:value="9.55498" table:style-name="ce1">
            <text:p>9.55498</text:p>
          </table:table-cell>
          <table:table-cell office:value-type="float" office:value="35.01605" table:style-name="ce1">
            <text:p>35.01605</text:p>
          </table:table-cell>
          <table:table-cell office:value-type="float" office:value="17.6987966666667" table:style-name="ce1">
            <text:p>17.6987966666667</text:p>
          </table:table-cell>
          <table:table-cell office:value-type="float" office:value="16.44126" table:style-name="ce1">
            <text:p>16.44126</text:p>
          </table:table-cell>
          <table:table-cell office:value-type="float" office:value="7.89999044362291" table:style-name="ce1">
            <text:p>7.89999044362291</text:p>
          </table:table-cell>
          <table:table-cell office:value-type="float" office:value="21" table:style-name="ce1">
            <text:p>21</text:p>
          </table:table-cell>
          <table:table-cell office:value-type="float" office:value="15.75772" table:style-name="ce1">
            <text:p>15.75772</text:p>
          </table:table-cell>
          <table:table-cell office:value-type="float" office:value="28.06376" table:style-name="ce1">
            <text:p>28.06376</text:p>
          </table:table-cell>
          <table:table-cell office:value-type="float" office:value="20.0421652380952" table:style-name="ce1">
            <text:p>20.0421652380952</text:p>
          </table:table-cell>
          <table:table-cell office:value-type="float" office:value="19.03402" table:style-name="ce1">
            <text:p>19.03402</text:p>
          </table:table-cell>
          <table:table-cell office:value-type="float" office:value="4.04570979507876" table:style-name="ce1">
            <text:p>4.04570979507876</text:p>
          </table:table-cell>
          <table:table-cell office:value-type="float" office:value="21" table:style-name="ce1">
            <text:p>21</text:p>
          </table:table-cell>
          <table:table-cell office:value-type="float" office:value="25.35239" table:style-name="ce1">
            <text:p>25.35239</text:p>
          </table:table-cell>
          <table:table-cell office:value-type="float" office:value="63.07981" table:style-name="ce1">
            <text:p>63.07981</text:p>
          </table:table-cell>
          <table:table-cell office:value-type="float" office:value="37.7409619047619" table:style-name="ce1">
            <text:p>37.7409619047619</text:p>
          </table:table-cell>
          <table:table-cell office:value-type="float" office:value="35.83496" table:style-name="ce1">
            <text:p>35.83496</text:p>
          </table:table-cell>
          <table:table-cell office:value-type="float" office:value="11.5396731133787" table:style-name="ce1">
            <text:p>11.5396731133787</text:p>
          </table:table-cell>
          <table:table-cell office:value-type="float" office:value="21" table:style-name="ce1">
            <text:p>21</text:p>
          </table:table-cell>
          <table:table-cell office:value-type="float" office:value="2.877434895" table:style-name="ce1">
            <text:p>2.877434895</text:p>
          </table:table-cell>
          <table:table-cell office:value-type="float" office:value="8.171196733" table:style-name="ce1">
            <text:p>8.171196733</text:p>
          </table:table-cell>
          <table:table-cell office:value-type="float" office:value="4.71179582942857" table:style-name="ce1">
            <text:p>4.71179582942857</text:p>
          </table:table-cell>
          <table:table-cell office:value-type="float" office:value="4.1745965" table:style-name="ce1">
            <text:p>4.1745965</text:p>
          </table:table-cell>
          <table:table-cell office:value-type="float" office:value="1.74112538444512" table:style-name="ce1">
            <text:p>1.74112538444512</text:p>
          </table:table-cell>
          <table:table-cell office:value-type="float" office:value="21" table:style-name="ce1">
            <text:p>21</text:p>
          </table:table-cell>
          <table:table-cell office:value-type="float" office:value="0.02268696286" table:style-name="ce1">
            <text:p>0.02268696286</text:p>
          </table:table-cell>
          <table:table-cell office:value-type="float" office:value="0.4390450235" table:style-name="ce1">
            <text:p>0.4390450235</text:p>
          </table:table-cell>
          <table:table-cell office:value-type="float" office:value="0.185403825187619" table:style-name="ce1">
            <text:p>0.185403825187619</text:p>
          </table:table-cell>
          <table:table-cell office:value-type="float" office:value="0.1738734348" table:style-name="ce1">
            <text:p>0.1738734348</text:p>
          </table:table-cell>
          <table:table-cell office:value-type="float" office:value="0.11761569698708" table:style-name="ce1">
            <text:p>0.11761569698708</text:p>
          </table:table-cell>
          <table:table-cell office:value-type="float" office:value="21" table:style-name="ce1">
            <text:p>21</text:p>
          </table:table-cell>
          <table:table-cell office:value-type="float" office:value="4.68636035" table:style-name="ce1">
            <text:p>4.68636035</text:p>
          </table:table-cell>
          <table:table-cell office:value-type="float" office:value="14.49325079" table:style-name="ce1">
            <text:p>14.49325079</text:p>
          </table:table-cell>
          <table:table-cell office:value-type="float" office:value="7.97871039990476" table:style-name="ce1">
            <text:p>7.97871039990476</text:p>
          </table:table-cell>
          <table:table-cell office:value-type="float" office:value="6.525011424" table:style-name="ce1">
            <text:p>6.525011424</text:p>
          </table:table-cell>
          <table:table-cell office:value-type="float" office:value="3.48709443649449" table:style-name="ce1">
            <text:p>3.48709443649449</text:p>
          </table:table-cell>
          <table:table-cell office:value-type="float" office:value="21" table:style-name="ce1">
            <text:p>21</text:p>
          </table:table-cell>
          <table:table-cell office:value-type="float" office:value="7.021830974" table:style-name="ce1">
            <text:p>7.021830974</text:p>
          </table:table-cell>
          <table:table-cell office:value-type="float" office:value="21.73036559" table:style-name="ce1">
            <text:p>21.73036559</text:p>
          </table:table-cell>
          <table:table-cell office:value-type="float" office:value="11.6751356122857" table:style-name="ce1">
            <text:p>11.6751356122857</text:p>
          </table:table-cell>
          <table:table-cell office:value-type="float" office:value="9.298490972" table:style-name="ce1">
            <text:p>9.298490972</text:p>
          </table:table-cell>
          <table:table-cell office:value-type="float" office:value="4.98890105070728" table:style-name="ce1">
            <text:p>4.98890105070728</text:p>
          </table:table-cell>
          <table:table-cell office:value-type="float" office:value="21" table:style-name="ce1">
            <text:p>21</text:p>
          </table:table-cell>
          <table:table-cell office:value-type="float" office:value="45.96692655" table:style-name="ce1">
            <text:p>45.96692655</text:p>
          </table:table-cell>
          <table:table-cell office:value-type="float" office:value="98.23472307" table:style-name="ce1">
            <text:p>98.23472307</text:p>
          </table:table-cell>
          <table:table-cell office:value-type="float" office:value="71.7885821152381" table:style-name="ce1">
            <text:p>71.7885821152381</text:p>
          </table:table-cell>
          <table:table-cell office:value-type="float" office:value="70.43335001" table:style-name="ce1">
            <text:p>70.43335001</text:p>
          </table:table-cell>
          <table:table-cell office:value-type="float" office:value="17.2942079052073" table:style-name="ce1">
            <text:p>17.2942079052073</text:p>
          </table:table-cell>
          <table:table-cell office:value-type="float" office:value="12" table:style-name="ce1">
            <text:p>12</text:p>
          </table:table-cell>
          <table:table-cell office:value-type="float" office:value="0.1208956761" table:style-name="ce1">
            <text:p>0.1208956761</text:p>
          </table:table-cell>
          <table:table-cell office:value-type="float" office:value="0.4019704366" table:style-name="ce1">
            <text:p>0.4019704366</text:p>
          </table:table-cell>
          <table:table-cell office:value-type="float" office:value="0.276940010533333" table:style-name="ce1">
            <text:p>0.276940010533333</text:p>
          </table:table-cell>
          <table:table-cell office:value-type="float" office:value="0.275444783" table:style-name="ce1">
            <text:p>0.275444783</text:p>
          </table:table-cell>
          <table:table-cell office:value-type="float" office:value="0.0948701808279222" table:style-name="ce1">
            <text:p>0.0948701808279222</text:p>
          </table:table-cell>
          <table:table-cell office:value-type="float" office:value="21" table:style-name="ce1">
            <text:p>21</text:p>
          </table:table-cell>
          <table:table-cell office:value-type="float" office:value="13.0118277" table:style-name="ce1">
            <text:p>13.0118277</text:p>
          </table:table-cell>
          <table:table-cell office:value-type="float" office:value="152.7544112" table:style-name="ce1">
            <text:p>152.7544112</text:p>
          </table:table-cell>
          <table:table-cell office:value-type="float" office:value="72.2192857157143" table:style-name="ce1">
            <text:p>72.2192857157143</text:p>
          </table:table-cell>
          <table:table-cell office:value-type="float" office:value="58.5110445" table:style-name="ce1">
            <text:p>58.5110445</text:p>
          </table:table-cell>
          <table:table-cell office:value-type="float" office:value="44.2223169219584" table:style-name="ce1">
            <text:p>44.2223169219584</text:p>
          </table:table-cell>
          <table:table-cell office:value-type="float" office:value="21" table:style-name="ce1">
            <text:p>21</text:p>
          </table:table-cell>
          <table:table-cell office:value-type="float" office:value="3.294734756" table:style-name="ce1">
            <text:p>3.294734756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3.81770852695238" table:style-name="ce1">
            <text:p>3.81770852695238</text:p>
          </table:table-cell>
          <table:table-cell office:value-type="float" office:value="3.294734756" table:style-name="ce1">
            <text:p>3.294734756</text:p>
          </table:table-cell>
          <table:table-cell office:value-type="float" office:value="0.562044755953916" table:style-name="ce1">
            <text:p>0.562044755953916</text:p>
          </table:table-cell>
          <table:table-cell office:value-type="float" office:value="21" table:style-name="ce1">
            <text:p>21</text:p>
          </table:table-cell>
          <table:table-cell office:value-type="float" office:value="0.246095792" table:style-name="ce1">
            <text:p>0.246095792</text:p>
          </table:table-cell>
          <table:table-cell office:value-type="float" office:value="0.3232335916" table:style-name="ce1">
            <text:p>0.3232335916</text:p>
          </table:table-cell>
          <table:table-cell office:value-type="float" office:value="0.284207220052381" table:style-name="ce1">
            <text:p>0.284207220052381</text:p>
          </table:table-cell>
          <table:table-cell office:value-type="float" office:value="0.2817113245" table:style-name="ce1">
            <text:p>0.2817113245</text:p>
          </table:table-cell>
          <table:table-cell office:value-type="float" office:value="0.0265431349219518" table:style-name="ce1">
            <text:p>0.0265431349219518</text:p>
          </table:table-cell>
          <table:table-cell office:value-type="float" office:value="21" table:style-name="ce1">
            <text:p>21</text:p>
          </table:table-cell>
          <table:table-cell office:value-type="float" office:value="2.866807533" table:style-name="ce1">
            <text:p>2.866807533</text:p>
          </table:table-cell>
          <table:table-cell office:value-type="float" office:value="4.708586773" table:style-name="ce1">
            <text:p>4.708586773</text:p>
          </table:table-cell>
          <table:table-cell office:value-type="float" office:value="3.78025507509524" table:style-name="ce1">
            <text:p>3.78025507509524</text:p>
          </table:table-cell>
          <table:table-cell office:value-type="float" office:value="3.721093285" table:style-name="ce1">
            <text:p>3.721093285</text:p>
          </table:table-cell>
          <table:table-cell office:value-type="float" office:value="0.650773046198012" table:style-name="ce1">
            <text:p>0.650773046198012</text:p>
          </table:table-cell>
          <table:table-cell office:value-type="float" office:value="21" table:style-name="ce1">
            <text:p>21</text:p>
          </table:table-cell>
          <table:table-cell office:value-type="float" office:value="0.1267527375" table:style-name="ce1">
            <text:p>0.1267527375</text:p>
          </table:table-cell>
          <table:table-cell office:value-type="float" office:value="0.462749757" table:style-name="ce1">
            <text:p>0.462749757</text:p>
          </table:table-cell>
          <table:table-cell office:value-type="float" office:value="0.276383723309524" table:style-name="ce1">
            <text:p>0.276383723309524</text:p>
          </table:table-cell>
          <table:table-cell office:value-type="float" office:value="0.2717495433" table:style-name="ce1">
            <text:p>0.2717495433</text:p>
          </table:table-cell>
          <table:table-cell office:value-type="float" office:value="0.117138074166511" table:style-name="ce1">
            <text:p>0.117138074166511</text:p>
          </table:table-cell>
          <table:table-cell office:value-type="float" office:value="21" table:style-name="ce1">
            <text:p>21</text:p>
          </table:table-cell>
          <table:table-cell office:value-type="float" office:value="4.903234925" table:style-name="ce1">
            <text:p>4.903234925</text:p>
          </table:table-cell>
          <table:table-cell office:value-type="float" office:value="14.9559994" table:style-name="ce1">
            <text:p>14.9559994</text:p>
          </table:table-cell>
          <table:table-cell office:value-type="float" office:value="8.25509349709524" table:style-name="ce1">
            <text:p>8.25509349709524</text:p>
          </table:table-cell>
          <table:table-cell office:value-type="float" office:value="6.809810445" table:style-name="ce1">
            <text:p>6.809810445</text:p>
          </table:table-cell>
          <table:table-cell office:value-type="float" office:value="3.59509409076628" table:style-name="ce1">
            <text:p>3.59509409076628</text:p>
          </table:table-cell>
          <table:table-cell office:value-type="float" office:value="21" table:style-name="ce1">
            <text:p>21</text:p>
          </table:table-cell>
          <table:table-cell office:value-type="float" office:value="0.1267527375" table:style-name="ce1">
            <text:p>0.1267527375</text:p>
          </table:table-cell>
          <table:table-cell office:value-type="float" office:value="0.462749757" table:style-name="ce1">
            <text:p>0.462749757</text:p>
          </table:table-cell>
          <table:table-cell office:value-type="float" office:value="0.276383723309524" table:style-name="ce1">
            <text:p>0.276383723309524</text:p>
          </table:table-cell>
          <table:table-cell office:value-type="float" office:value="0.2717495433" table:style-name="ce1">
            <text:p>0.2717495433</text:p>
          </table:table-cell>
          <table:table-cell office:value-type="float" office:value="0.117138074166511" table:style-name="ce1">
            <text:p>0.117138074166511</text:p>
          </table:table-cell>
          <table:table-cell office:value-type="float" office:value="21" table:style-name="ce1">
            <text:p>21</text:p>
          </table:table-cell>
          <table:table-cell office:value-type="float" office:value="3.232699849" table:style-name="ce1">
            <text:p>3.232699849</text:p>
          </table:table-cell>
          <table:table-cell office:value-type="float" office:value="8.382207746" table:style-name="ce1">
            <text:p>8.382207746</text:p>
          </table:table-cell>
          <table:table-cell office:value-type="float" office:value="5.06445779642857" table:style-name="ce1">
            <text:p>5.06445779642857</text:p>
          </table:table-cell>
          <table:table-cell office:value-type="float" office:value="4.613434347" table:style-name="ce1">
            <text:p>4.613434347</text:p>
          </table:table-cell>
          <table:table-cell office:value-type="float" office:value="1.68953269313107" table:style-name="ce1">
            <text:p>1.68953269313107</text:p>
          </table:table-cell>
          <table:table-cell office:value-type="float" office:value="21" table:style-name="ce1">
            <text:p>21</text:p>
          </table:table-cell>
          <table:table-cell office:value-type="float" office:value="4.497403643" table:style-name="ce1">
            <text:p>4.497403643</text:p>
          </table:table-cell>
          <table:table-cell office:value-type="float" office:value="13.65552225" table:style-name="ce1">
            <text:p>13.65552225</text:p>
          </table:table-cell>
          <table:table-cell office:value-type="float" office:value="7.55454410809524" table:style-name="ce1">
            <text:p>7.55454410809524</text:p>
          </table:table-cell>
          <table:table-cell office:value-type="float" office:value="6.230120162" table:style-name="ce1">
            <text:p>6.230120162</text:p>
          </table:table-cell>
          <table:table-cell office:value-type="float" office:value="3.42450263187428" table:style-name="ce1">
            <text:p>3.42450263187428</text:p>
          </table:table-cell>
          <table:table-cell office:value-type="float" office:value="21" table:style-name="ce1">
            <text:p>21</text:p>
          </table:table-cell>
          <table:table-cell office:value-type="float" office:value="0.4058312822" table:style-name="ce1">
            <text:p>0.4058312822</text:p>
          </table:table-cell>
          <table:table-cell office:value-type="float" office:value="1.300477141" table:style-name="ce1">
            <text:p>1.300477141</text:p>
          </table:table-cell>
          <table:table-cell office:value-type="float" office:value="0.700549388819048" table:style-name="ce1">
            <text:p>0.700549388819048</text:p>
          </table:table-cell>
          <table:table-cell office:value-type="float" office:value="0.5793360694" table:style-name="ce1">
            <text:p>0.5793360694</text:p>
          </table:table-cell>
          <table:table-cell office:value-type="float" office:value="0.320333793754425" table:style-name="ce1">
            <text:p>0.320333793754425</text:p>
          </table:table-cell>
          <table:table-cell office:value-type="float" office:value="21" table:style-name="ce1">
            <text:p>21</text:p>
          </table:table-cell>
          <table:table-cell office:value-type="float" office:value="22.577398" table:style-name="ce1">
            <text:p>22.577398</text:p>
          </table:table-cell>
          <table:table-cell office:value-type="float" office:value="65.84225" table:style-name="ce1">
            <text:p>65.84225</text:p>
          </table:table-cell>
          <table:table-cell office:value-type="float" office:value="37.5626179204762" table:style-name="ce1">
            <text:p>37.5626179204762</text:p>
          </table:table-cell>
          <table:table-cell office:value-type="float" office:value="36.91157" table:style-name="ce1">
            <text:p>36.91157</text:p>
          </table:table-cell>
          <table:table-cell office:value-type="float" office:value="12.5419254278867" table:style-name="ce1">
            <text:p>12.5419254278867</text:p>
          </table:table-cell>
          <table:table-cell office:value-type="float" office:value="21" table:style-name="ce1">
            <text:p>21</text:p>
          </table:table-cell>
          <table:table-cell office:value-type="float" office:value="8.588177124" table:style-name="ce1">
            <text:p>8.588177124</text:p>
          </table:table-cell>
          <table:table-cell office:value-type="float" office:value="33.42136035" table:style-name="ce1">
            <text:p>33.42136035</text:p>
          </table:table-cell>
          <table:table-cell office:value-type="float" office:value="15.811340839381" table:style-name="ce1">
            <text:p>15.811340839381</text:p>
          </table:table-cell>
          <table:table-cell office:value-type="float" office:value="14.32970456" table:style-name="ce1">
            <text:p>14.32970456</text:p>
          </table:table-cell>
          <table:table-cell office:value-type="float" office:value="7.62220728746798" table:style-name="ce1">
            <text:p>7.62220728746798</text:p>
          </table:table-cell>
          <table:table-cell office:value-type="float" office:value="21" table:style-name="ce1">
            <text:p>21</text:p>
          </table:table-cell>
          <table:table-cell office:value-type="float" office:value="1200.722828" table:style-name="ce1">
            <text:p>1200.722828</text:p>
          </table:table-cell>
          <table:table-cell office:value-type="float" office:value="1622.034133" table:style-name="ce1">
            <text:p>1622.034133</text:p>
          </table:table-cell>
          <table:table-cell office:value-type="float" office:value="1409.4817672381" table:style-name="ce1">
            <text:p>1409.4817672381</text:p>
          </table:table-cell>
          <table:table-cell office:value-type="float" office:value="1373.530364" table:style-name="ce1">
            <text:p>1373.530364</text:p>
          </table:table-cell>
          <table:table-cell office:value-type="float" office:value="137.734830203697" table:style-name="ce1">
            <text:p>137.734830203697</text:p>
          </table:table-cell>
          <table:table-cell office:value-type="float" office:value="21" table:style-name="ce1">
            <text:p>21</text:p>
          </table:table-cell>
          <table:table-cell office:value-type="float" office:value="20.80111201" table:style-name="ce1">
            <text:p>20.80111201</text:p>
          </table:table-cell>
          <table:table-cell office:value-type="float" office:value="153.1554989" table:style-name="ce1">
            <text:p>153.1554989</text:p>
          </table:table-cell>
          <table:table-cell office:value-type="float" office:value="92.9731025328571" table:style-name="ce1">
            <text:p>92.9731025328571</text:p>
          </table:table-cell>
          <table:table-cell office:value-type="float" office:value="90.00131652" table:style-name="ce1">
            <text:p>90.00131652</text:p>
          </table:table-cell>
          <table:table-cell office:value-type="float" office:value="44.726174189095" table:style-name="ce1">
            <text:p>44.726174189095</text:p>
          </table:table-cell>
          <table:table-cell office:value-type="float" office:value="21" table:style-name="ce1">
            <text:p>21</text:p>
          </table:table-cell>
          <table:table-cell office:value-type="float" office:value="0.01163812675" table:style-name="ce1">
            <text:p>0.01163812675</text:p>
          </table:table-cell>
          <table:table-cell office:value-type="float" office:value="179.9977586" table:style-name="ce1">
            <text:p>179.9977586</text:p>
          </table:table-cell>
          <table:table-cell office:value-type="float" office:value="91.3971063665119" table:style-name="ce1">
            <text:p>91.3971063665119</text:p>
          </table:table-cell>
          <table:table-cell office:value-type="float" office:value="90.01921566" table:style-name="ce1">
            <text:p>90.01921566</text:p>
          </table:table-cell>
          <table:table-cell office:value-type="float" office:value="49.0444034503385" table:style-name="ce1">
            <text:p>49.0444034503385</text:p>
          </table:table-cell>
          <table:table-cell office:value-type="float" office:value="21" table:style-name="ce1">
            <text:p>21</text:p>
          </table:table-cell>
          <table:table-cell office:value-type="float" office:value="0.0279073086" table:style-name="ce1">
            <text:p>0.0279073086</text:p>
          </table:table-cell>
          <table:table-cell office:value-type="float" office:value="159.200069" table:style-name="ce1">
            <text:p>159.200069</text:p>
          </table:table-cell>
          <table:table-cell office:value-type="float" office:value="66.883148684209" table:style-name="ce1">
            <text:p>66.883148684209</text:p>
          </table:table-cell>
          <table:table-cell office:value-type="float" office:value="56.51804076" table:style-name="ce1">
            <text:p>56.51804076</text:p>
          </table:table-cell>
          <table:table-cell office:value-type="float" office:value="48.8720848319957" table:style-name="ce1">
            <text:p>48.8720848319957</text:p>
          </table:table-cell>
          <table:table-cell office:value-type="float" office:value="18" table:style-name="ce1">
            <text:p>18</text:p>
          </table:table-cell>
          <table:table-cell office:value-type="float" office:value="8.497625476" table:style-name="ce1">
            <text:p>8.497625476</text:p>
          </table:table-cell>
          <table:table-cell office:value-type="float" office:value="65.87898943" table:style-name="ce1">
            <text:p>65.87898943</text:p>
          </table:table-cell>
          <table:table-cell office:value-type="float" office:value="22.3769927470556" table:style-name="ce1">
            <text:p>22.3769927470556</text:p>
          </table:table-cell>
          <table:table-cell office:value-type="float" office:value="16.10748171" table:style-name="ce1">
            <text:p>16.10748171</text:p>
          </table:table-cell>
          <table:table-cell office:value-type="float" office:value="19.5307922543733" table:style-name="ce1">
            <text:p>19.5307922543733</text:p>
          </table:table-cell>
          <table:table-cell office:value-type="float" office:value="21" table:style-name="ce1">
            <text:p>21</text:p>
          </table:table-cell>
          <table:table-cell office:value-type="float" office:value="0.0004818014159" table:style-name="ce1">
            <text:p>0.0004818014159</text:p>
          </table:table-cell>
          <table:table-cell office:value-type="float" office:value="0.00653337429" table:style-name="ce1">
            <text:p>0.00653337429</text:p>
          </table:table-cell>
          <table:table-cell office:value-type="float" office:value="0.00366310891869524" table:style-name="ce1">
            <text:p>0.00366310891869524</text:p>
          </table:table-cell>
          <table:table-cell office:value-type="float" office:value="0.003372057825" table:style-name="ce1">
            <text:p>0.003372057825</text:p>
          </table:table-cell>
          <table:table-cell office:value-type="float" office:value="0.00201819289157618" table:style-name="ce1">
            <text:p>0.00201819289157618</text:p>
          </table:table-cell>
          <table:table-cell office:value-type="float" office:value="21" table:style-name="ce1">
            <text:p>21</text:p>
          </table:table-cell>
          <table:table-cell office:value-type="float" office:value="0.01490531735" table:style-name="ce1">
            <text:p>0.01490531735</text:p>
          </table:table-cell>
          <table:table-cell office:value-type="float" office:value="0.01945741467" table:style-name="ce1">
            <text:p>0.01945741467</text:p>
          </table:table-cell>
          <table:table-cell office:value-type="float" office:value="0.0173909199652381" table:style-name="ce1">
            <text:p>0.0173909199652381</text:p>
          </table:table-cell>
          <table:table-cell office:value-type="float" office:value="0.0174768274" table:style-name="ce1">
            <text:p>0.0174768274</text:p>
          </table:table-cell>
          <table:table-cell office:value-type="float" office:value="0.00138278203571087" table:style-name="ce1">
            <text:p>0.00138278203571087</text:p>
          </table:table-cell>
          <table:table-cell office:value-type="float" office:value="21" table:style-name="ce1">
            <text:p>21</text:p>
          </table:table-cell>
          <table:table-cell office:value-type="float" office:value="6.432687897" table:style-name="ce1">
            <text:p>6.432687897</text:p>
          </table:table-cell>
          <table:table-cell office:value-type="float" office:value="13.90767606" table:style-name="ce1">
            <text:p>13.90767606</text:p>
          </table:table-cell>
          <table:table-cell office:value-type="float" office:value="9.06844337938095" table:style-name="ce1">
            <text:p>9.06844337938095</text:p>
          </table:table-cell>
          <table:table-cell office:value-type="float" office:value="9.03575078" table:style-name="ce1">
            <text:p>9.03575078</text:p>
          </table:table-cell>
          <table:table-cell office:value-type="float" office:value="2.5049764510384" table:style-name="ce1">
            <text:p>2.5049764510384</text:p>
          </table:table-cell>
          <table:table-cell office:value-type="float" office:value="21" table:style-name="ce1">
            <text:p>21</text:p>
          </table:table-cell>
          <table:table-cell office:value-type="float" office:value="9.171427778" table:style-name="ce1">
            <text:p>9.171427778</text:p>
          </table:table-cell>
          <table:table-cell office:value-type="float" office:value="1673.214529" table:style-name="ce1">
            <text:p>1673.214529</text:p>
          </table:table-cell>
          <table:table-cell office:value-type="float" office:value="239.267419241905" table:style-name="ce1">
            <text:p>239.267419241905</text:p>
          </table:table-cell>
          <table:table-cell office:value-type="float" office:value="12.86063992" table:style-name="ce1">
            <text:p>12.86063992</text:p>
          </table:table-cell>
          <table:table-cell office:value-type="float" office:value="571.660796137662" table:style-name="ce1">
            <text:p>571.660796137662</text:p>
          </table:table-cell>
          <table:table-cell office:value-type="float" office:value="21" table:style-name="ce1">
            <text:p>21</text:p>
          </table:table-cell>
          <table:table-cell office:value-type="float" office:value="0.1024300263" table:style-name="ce1">
            <text:p>0.1024300263</text:p>
          </table:table-cell>
          <table:table-cell office:value-type="float" office:value="0.4800872993" table:style-name="ce1">
            <text:p>0.4800872993</text:p>
          </table:table-cell>
          <table:table-cell office:value-type="float" office:value="0.298559118590476" table:style-name="ce1">
            <text:p>0.298559118590476</text:p>
          </table:table-cell>
          <table:table-cell office:value-type="float" office:value="0.3629004051" table:style-name="ce1">
            <text:p>0.3629004051</text:p>
          </table:table-cell>
          <table:table-cell office:value-type="float" office:value="0.127158039987701" table:style-name="ce1">
            <text:p>0.127158039987701</text:p>
          </table:table-cell>
          <table:table-cell office:value-type="float" office:value="21" table:style-name="ce1">
            <text:p>21</text:p>
          </table:table-cell>
          <table:table-cell office:value-type="float" office:value="0.2268309218" table:style-name="ce1">
            <text:p>0.2268309218</text:p>
          </table:table-cell>
          <table:table-cell office:value-type="float" office:value="1.315365514" table:style-name="ce1">
            <text:p>1.315365514</text:p>
          </table:table-cell>
          <table:table-cell office:value-type="float" office:value="0.470625992752381" table:style-name="ce1">
            <text:p>0.470625992752381</text:p>
          </table:table-cell>
          <table:table-cell office:value-type="float" office:value="0.3542086432" table:style-name="ce1">
            <text:p>0.3542086432</text:p>
          </table:table-cell>
          <table:table-cell office:value-type="float" office:value="0.347208468294332" table:style-name="ce1">
            <text:p>0.347208468294332</text:p>
          </table:table-cell>
        </table:table-row>
        <table:table-row table:style-name="ro1">
          <table:table-cell office:value-type="string" table:style-name="ce1">
            <text:p>20x</text:p>
          </table:table-cell>
          <table:table-cell office:value-type="string" table:style-name="ce1">
            <text:p>CC</text:p>
          </table:table-cell>
          <table:table-cell office:value-type="string" table:style-name="ce1">
            <text:p>top</text:p>
          </table:table-cell>
          <table:table-cell office:value-type="string" table:style-name="ce1">
            <text:p>≥20%</text:p>
          </table:table-cell>
          <table:table-cell office:value-type="float" office:value="6" table:style-name="ce1">
            <text:p>6</text:p>
          </table:table-cell>
          <table:table-cell office:value-type="float" office:value="23.6588063" table:style-name="ce1">
            <text:p>23.6588063</text:p>
          </table:table-cell>
          <table:table-cell office:value-type="float" office:value="27.13845646" table:style-name="ce1">
            <text:p>27.13845646</text:p>
          </table:table-cell>
          <table:table-cell office:value-type="float" office:value="25.2780450566667" table:style-name="ce1">
            <text:p>25.2780450566667</text:p>
          </table:table-cell>
          <table:table-cell office:value-type="float" office:value="25.162030385" table:style-name="ce1">
            <text:p>25.162030385</text:p>
          </table:table-cell>
          <table:table-cell office:value-type="float" office:value="1.70949735080835" table:style-name="ce1">
            <text:p>1.70949735080835</text:p>
          </table:table-cell>
          <table:table-cell office:value-type="float" office:value="6" table:style-name="ce1">
            <text:p>6</text:p>
          </table:table-cell>
          <table:table-cell office:value-type="float" office:value="3.630760823" table:style-name="ce1">
            <text:p>3.630760823</text:p>
          </table:table-cell>
          <table:table-cell office:value-type="float" office:value="4.155296303" table:style-name="ce1">
            <text:p>4.155296303</text:p>
          </table:table-cell>
          <table:table-cell office:value-type="float" office:value="3.8700797485" table:style-name="ce1">
            <text:p>3.8700797485</text:p>
          </table:table-cell>
          <table:table-cell office:value-type="float" office:value="3.848210091" table:style-name="ce1">
            <text:p>3.848210091</text:p>
          </table:table-cell>
          <table:table-cell office:value-type="float" office:value="0.258862362667105" table:style-name="ce1">
            <text:p>0.258862362667105</text:p>
          </table:table-cell>
          <table:table-cell office:value-type="float" office:value="6" table:style-name="ce1">
            <text:p>6</text:p>
          </table:table-cell>
          <table:table-cell office:value-type="float" office:value="-0.3593023331" table:style-name="ce1">
            <text:p>-0.3593023331</text:p>
          </table:table-cell>
          <table:table-cell office:value-type="float" office:value="-0.1916548276" table:style-name="ce1">
            <text:p>-0.1916548276</text:p>
          </table:table-cell>
          <table:table-cell office:value-type="float" office:value="-0.259673146133333" table:style-name="ce1">
            <text:p>-0.259673146133333</text:p>
          </table:table-cell>
          <table:table-cell office:value-type="float" office:value="-0.242054518" table:style-name="ce1">
            <text:p>-0.242054518</text:p>
          </table:table-cell>
          <table:table-cell office:value-type="float" office:value="0.0744496469640798" table:style-name="ce1">
            <text:p>0.0744496469640798</text:p>
          </table:table-cell>
          <table:table-cell office:value-type="float" office:value="6" table:style-name="ce1">
            <text:p>6</text:p>
          </table:table-cell>
          <table:table-cell office:value-type="float" office:value="2.736376096" table:style-name="ce1">
            <text:p>2.736376096</text:p>
          </table:table-cell>
          <table:table-cell office:value-type="float" office:value="4.177491397" table:style-name="ce1">
            <text:p>4.177491397</text:p>
          </table:table-cell>
          <table:table-cell office:value-type="float" office:value="3.46562502833333" table:style-name="ce1">
            <text:p>3.46562502833333</text:p>
          </table:table-cell>
          <table:table-cell office:value-type="float" office:value="3.4751796125" table:style-name="ce1">
            <text:p>3.4751796125</text:p>
          </table:table-cell>
          <table:table-cell office:value-type="float" office:value="0.775793590746641" table:style-name="ce1">
            <text:p>0.775793590746641</text:p>
          </table:table-cell>
          <table:table-cell office:value-type="float" office:value="6" table:style-name="ce1">
            <text:p>6</text:p>
          </table:table-cell>
          <table:table-cell office:value-type="float" office:value="11.11512" table:style-name="ce1">
            <text:p>11.11512</text:p>
          </table:table-cell>
          <table:table-cell office:value-type="float" office:value="13.83565" table:style-name="ce1">
            <text:p>13.83565</text:p>
          </table:table-cell>
          <table:table-cell office:value-type="float" office:value="12.11611" table:style-name="ce1">
            <text:p>12.11611</text:p>
          </table:table-cell>
          <table:table-cell office:value-type="float" office:value="11.936275" table:style-name="ce1">
            <text:p>11.936275</text:p>
          </table:table-cell>
          <table:table-cell office:value-type="float" office:value="0.90519053938936" table:style-name="ce1">
            <text:p>0.90519053938936</text:p>
          </table:table-cell>
          <table:table-cell office:value-type="float" office:value="6" table:style-name="ce1">
            <text:p>6</text:p>
          </table:table-cell>
          <table:table-cell office:value-type="float" office:value="13.15899" table:style-name="ce1">
            <text:p>13.15899</text:p>
          </table:table-cell>
          <table:table-cell office:value-type="float" office:value="17.53184" table:style-name="ce1">
            <text:p>17.53184</text:p>
          </table:table-cell>
          <table:table-cell office:value-type="float" office:value="15.3801966666667" table:style-name="ce1">
            <text:p>15.3801966666667</text:p>
          </table:table-cell>
          <table:table-cell office:value-type="float" office:value="15.40966" table:style-name="ce1">
            <text:p>15.40966</text:p>
          </table:table-cell>
          <table:table-cell office:value-type="float" office:value="2.30466259998002" table:style-name="ce1">
            <text:p>2.30466259998002</text:p>
          </table:table-cell>
          <table:table-cell office:value-type="float" office:value="6" table:style-name="ce1">
            <text:p>6</text:p>
          </table:table-cell>
          <table:table-cell office:value-type="float" office:value="24.27411" table:style-name="ce1">
            <text:p>24.27411</text:p>
          </table:table-cell>
          <table:table-cell office:value-type="float" office:value="29.40227" table:style-name="ce1">
            <text:p>29.40227</text:p>
          </table:table-cell>
          <table:table-cell office:value-type="float" office:value="27.4963066666667" table:style-name="ce1">
            <text:p>27.4963066666667</text:p>
          </table:table-cell>
          <table:table-cell office:value-type="float" office:value="28.30058" table:style-name="ce1">
            <text:p>28.30058</text:p>
          </table:table-cell>
          <table:table-cell office:value-type="float" office:value="2.28517457081656" table:style-name="ce1">
            <text:p>2.28517457081656</text:p>
          </table:table-cell>
          <table:table-cell office:value-type="float" office:value="6" table:style-name="ce1">
            <text:p>6</text:p>
          </table:table-cell>
          <table:table-cell office:value-type="float" office:value="2.80425063" table:style-name="ce1">
            <text:p>2.80425063</text:p>
          </table:table-cell>
          <table:table-cell office:value-type="float" office:value="3.391868742" table:style-name="ce1">
            <text:p>3.391868742</text:p>
          </table:table-cell>
          <table:table-cell office:value-type="float" office:value="3.0742219895" table:style-name="ce1">
            <text:p>3.0742219895</text:p>
          </table:table-cell>
          <table:table-cell office:value-type="float" office:value="3.051305006" table:style-name="ce1">
            <text:p>3.051305006</text:p>
          </table:table-cell>
          <table:table-cell office:value-type="float" office:value="0.294045448091737" table:style-name="ce1">
            <text:p>0.294045448091737</text:p>
          </table:table-cell>
          <table:table-cell office:value-type="float" office:value="6" table:style-name="ce1">
            <text:p>6</text:p>
          </table:table-cell>
          <table:table-cell office:value-type="float" office:value="0.03649504589" table:style-name="ce1">
            <text:p>0.03649504589</text:p>
          </table:table-cell>
          <table:table-cell office:value-type="float" office:value="0.1543474533" table:style-name="ce1">
            <text:p>0.1543474533</text:p>
          </table:table-cell>
          <table:table-cell office:value-type="float" office:value="0.102818254556667" table:style-name="ce1">
            <text:p>0.102818254556667</text:p>
          </table:table-cell>
          <table:table-cell office:value-type="float" office:value="0.10852328736" table:style-name="ce1">
            <text:p>0.10852328736</text:p>
          </table:table-cell>
          <table:table-cell office:value-type="float" office:value="0.0549947523200101" table:style-name="ce1">
            <text:p>0.0549947523200101</text:p>
          </table:table-cell>
          <table:table-cell office:value-type="float" office:value="6" table:style-name="ce1">
            <text:p>6</text:p>
          </table:table-cell>
          <table:table-cell office:value-type="float" office:value="4.520924174" table:style-name="ce1">
            <text:p>4.520924174</text:p>
          </table:table-cell>
          <table:table-cell office:value-type="float" office:value="5.147714303" table:style-name="ce1">
            <text:p>5.147714303</text:p>
          </table:table-cell>
          <table:table-cell office:value-type="float" office:value="4.79671477966667" table:style-name="ce1">
            <text:p>4.79671477966667</text:p>
          </table:table-cell>
          <table:table-cell office:value-type="float" office:value="4.7605348945" table:style-name="ce1">
            <text:p>4.7605348945</text:p>
          </table:table-cell>
          <table:table-cell office:value-type="float" office:value="0.298668519579139" table:style-name="ce1">
            <text:p>0.298668519579139</text:p>
          </table:table-cell>
          <table:table-cell office:value-type="float" office:value="6" table:style-name="ce1">
            <text:p>6</text:p>
          </table:table-cell>
          <table:table-cell office:value-type="float" office:value="7.158657411" table:style-name="ce1">
            <text:p>7.158657411</text:p>
          </table:table-cell>
          <table:table-cell office:value-type="float" office:value="9.038981962" table:style-name="ce1">
            <text:p>9.038981962</text:p>
          </table:table-cell>
          <table:table-cell office:value-type="float" office:value="8.08836154816667" table:style-name="ce1">
            <text:p>8.08836154816667</text:p>
          </table:table-cell>
          <table:table-cell office:value-type="float" office:value="8.076136882" table:style-name="ce1">
            <text:p>8.076136882</text:p>
          </table:table-cell>
          <table:table-cell office:value-type="float" office:value="1.01819488716593" table:style-name="ce1">
            <text:p>1.01819488716593</text:p>
          </table:table-cell>
          <table:table-cell office:value-type="float" office:value="6" table:style-name="ce1">
            <text:p>6</text:p>
          </table:table-cell>
          <table:table-cell office:value-type="float" office:value="56.70370471" table:style-name="ce1">
            <text:p>56.70370471</text:p>
          </table:table-cell>
          <table:table-cell office:value-type="float" office:value="66.09502633" table:style-name="ce1">
            <text:p>66.09502633</text:p>
          </table:table-cell>
          <table:table-cell office:value-type="float" office:value="61.4067061066667" table:style-name="ce1">
            <text:p>61.4067061066667</text:p>
          </table:table-cell>
          <table:table-cell office:value-type="float" office:value="61.453102655" table:style-name="ce1">
            <text:p>61.453102655</text:p>
          </table:table-cell>
          <table:table-cell office:value-type="float" office:value="4.95677437291354" table:style-name="ce1">
            <text:p>4.95677437291354</text:p>
          </table:table-cell>
          <table:table-cell office:value-type="float" office:value="3" table:style-name="ce1">
            <text:p>3</text:p>
          </table:table-cell>
          <table:table-cell office:value-type="float" office:value="0.5872065674" table:style-name="ce1">
            <text:p>0.5872065674</text:p>
          </table:table-cell>
          <table:table-cell office:value-type="float" office:value="0.5898152737" table:style-name="ce1">
            <text:p>0.5898152737</text:p>
          </table:table-cell>
          <table:table-cell office:value-type="float" office:value="0.5883245179" table:style-name="ce1">
            <text:p>0.5883245179</text:p>
          </table:table-cell>
          <table:table-cell office:value-type="float" office:value="0.5879517126" table:style-name="ce1">
            <text:p>0.5879517126</text:p>
          </table:table-cell>
          <table:table-cell office:value-type="float" office:value="0.00134371685398969" table:style-name="ce1">
            <text:p>0.00134371685398969</text:p>
          </table:table-cell>
          <table:table-cell office:value-type="float" office:value="6" table:style-name="ce1">
            <text:p>6</text:p>
          </table:table-cell>
          <table:table-cell office:value-type="float" office:value="3.990606654" table:style-name="ce1">
            <text:p>3.990606654</text:p>
          </table:table-cell>
          <table:table-cell office:value-type="float" office:value="171.9922019" table:style-name="ce1">
            <text:p>171.9922019</text:p>
          </table:table-cell>
          <table:table-cell office:value-type="float" office:value="86.4948431665" table:style-name="ce1">
            <text:p>86.4948431665</text:p>
          </table:table-cell>
          <table:table-cell office:value-type="float" office:value="83.621723236" table:style-name="ce1">
            <text:p>83.621723236</text:p>
          </table:table-cell>
          <table:table-cell office:value-type="float" office:value="90.4321172911793" table:style-name="ce1">
            <text:p>90.4321172911793</text:p>
          </table:table-cell>
          <table:table-cell office:value-type="float" office:value="6" table:style-name="ce1">
            <text:p>6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.307797211" table:style-name="ce1">
            <text:p>0.307797211</text:p>
          </table:table-cell>
          <table:table-cell office:value-type="float" office:value="0.3249494078" table:style-name="ce1">
            <text:p>0.3249494078</text:p>
          </table:table-cell>
          <table:table-cell office:value-type="float" office:value="0.31610526145" table:style-name="ce1">
            <text:p>0.31610526145</text:p>
          </table:table-cell>
          <table:table-cell office:value-type="float" office:value="0.3158150008" table:style-name="ce1">
            <text:p>0.3158150008</text:p>
          </table:table-cell>
          <table:table-cell office:value-type="float" office:value="0.00899215238728741" table:style-name="ce1">
            <text:p>0.00899215238728741</text:p>
          </table:table-cell>
          <table:table-cell office:value-type="float" office:value="6" table:style-name="ce1">
            <text:p>6</text:p>
          </table:table-cell>
          <table:table-cell office:value-type="float" office:value="4.44713087" table:style-name="ce1">
            <text:p>4.44713087</text:p>
          </table:table-cell>
          <table:table-cell office:value-type="float" office:value="4.909059724" table:style-name="ce1">
            <text:p>4.909059724</text:p>
          </table:table-cell>
          <table:table-cell office:value-type="float" office:value="4.67100478066667" table:style-name="ce1">
            <text:p>4.67100478066667</text:p>
          </table:table-cell>
          <table:table-cell office:value-type="float" office:value="4.661867576" table:style-name="ce1">
            <text:p>4.661867576</text:p>
          </table:table-cell>
          <table:table-cell office:value-type="float" office:value="0.241709460107897" table:style-name="ce1">
            <text:p>0.241709460107897</text:p>
          </table:table-cell>
          <table:table-cell office:value-type="float" office:value="6" table:style-name="ce1">
            <text:p>6</text:p>
          </table:table-cell>
          <table:table-cell office:value-type="float" office:value="0.1347205946" table:style-name="ce1">
            <text:p>0.1347205946</text:p>
          </table:table-cell>
          <table:table-cell office:value-type="float" office:value="0.1865409564" table:style-name="ce1">
            <text:p>0.1865409564</text:p>
          </table:table-cell>
          <table:table-cell office:value-type="float" office:value="0.161535070216667" table:style-name="ce1">
            <text:p>0.161535070216667</text:p>
          </table:table-cell>
          <table:table-cell office:value-type="float" office:value="0.16309524155" table:style-name="ce1">
            <text:p>0.16309524155</text:p>
          </table:table-cell>
          <table:table-cell office:value-type="float" office:value="0.0264781820485852" table:style-name="ce1">
            <text:p>0.0264781820485852</text:p>
          </table:table-cell>
          <table:table-cell office:value-type="float" office:value="6" table:style-name="ce1">
            <text:p>6</text:p>
          </table:table-cell>
          <table:table-cell office:value-type="float" office:value="4.705405215" table:style-name="ce1">
            <text:p>4.705405215</text:p>
          </table:table-cell>
          <table:table-cell office:value-type="float" office:value="5.289422177" table:style-name="ce1">
            <text:p>5.289422177</text:p>
          </table:table-cell>
          <table:table-cell office:value-type="float" office:value="4.95824947133333" table:style-name="ce1">
            <text:p>4.95824947133333</text:p>
          </table:table-cell>
          <table:table-cell office:value-type="float" office:value="4.920787596" table:style-name="ce1">
            <text:p>4.920787596</text:p>
          </table:table-cell>
          <table:table-cell office:value-type="float" office:value="0.273161097461622" table:style-name="ce1">
            <text:p>0.273161097461622</text:p>
          </table:table-cell>
          <table:table-cell office:value-type="float" office:value="6" table:style-name="ce1">
            <text:p>6</text:p>
          </table:table-cell>
          <table:table-cell office:value-type="float" office:value="0.1347205946" table:style-name="ce1">
            <text:p>0.1347205946</text:p>
          </table:table-cell>
          <table:table-cell office:value-type="float" office:value="0.1865409564" table:style-name="ce1">
            <text:p>0.1865409564</text:p>
          </table:table-cell>
          <table:table-cell office:value-type="float" office:value="0.161535070216667" table:style-name="ce1">
            <text:p>0.161535070216667</text:p>
          </table:table-cell>
          <table:table-cell office:value-type="float" office:value="0.16309524155" table:style-name="ce1">
            <text:p>0.16309524155</text:p>
          </table:table-cell>
          <table:table-cell office:value-type="float" office:value="0.0264781820485852" table:style-name="ce1">
            <text:p>0.0264781820485852</text:p>
          </table:table-cell>
          <table:table-cell office:value-type="float" office:value="6" table:style-name="ce1">
            <text:p>6</text:p>
          </table:table-cell>
          <table:table-cell office:value-type="float" office:value="2.982238328" table:style-name="ce1">
            <text:p>2.982238328</text:p>
          </table:table-cell>
          <table:table-cell office:value-type="float" office:value="3.885489631" table:style-name="ce1">
            <text:p>3.885489631</text:p>
          </table:table-cell>
          <table:table-cell office:value-type="float" office:value="3.39730952133333" table:style-name="ce1">
            <text:p>3.39730952133333</text:p>
          </table:table-cell>
          <table:table-cell office:value-type="float" office:value="3.360084113" table:style-name="ce1">
            <text:p>3.360084113</text:p>
          </table:table-cell>
          <table:table-cell office:value-type="float" office:value="0.452792966729608" table:style-name="ce1">
            <text:p>0.452792966729608</text:p>
          </table:table-cell>
          <table:table-cell office:value-type="float" office:value="6" table:style-name="ce1">
            <text:p>6</text:p>
          </table:table-cell>
          <table:table-cell office:value-type="float" office:value="4.255371672" table:style-name="ce1">
            <text:p>4.255371672</text:p>
          </table:table-cell>
          <table:table-cell office:value-type="float" office:value="4.779810369" table:style-name="ce1">
            <text:p>4.779810369</text:p>
          </table:table-cell>
          <table:table-cell office:value-type="float" office:value="4.47217214533333" table:style-name="ce1">
            <text:p>4.47217214533333</text:p>
          </table:table-cell>
          <table:table-cell office:value-type="float" office:value="4.427920887" table:style-name="ce1">
            <text:p>4.427920887</text:p>
          </table:table-cell>
          <table:table-cell office:value-type="float" office:value="0.235861403476659" table:style-name="ce1">
            <text:p>0.235861403476659</text:p>
          </table:table-cell>
          <table:table-cell office:value-type="float" office:value="6" table:style-name="ce1">
            <text:p>6</text:p>
          </table:table-cell>
          <table:table-cell office:value-type="float" office:value="0.4483143202" table:style-name="ce1">
            <text:p>0.4483143202</text:p>
          </table:table-cell>
          <table:table-cell office:value-type="float" office:value="0.5359960598" table:style-name="ce1">
            <text:p>0.5359960598</text:p>
          </table:table-cell>
          <table:table-cell office:value-type="float" office:value="0.486077325933333" table:style-name="ce1">
            <text:p>0.486077325933333</text:p>
          </table:table-cell>
          <table:table-cell office:value-type="float" office:value="0.47982267535" table:style-name="ce1">
            <text:p>0.47982267535</text:p>
          </table:table-cell>
          <table:table-cell office:value-type="float" office:value="0.0410803113827028" table:style-name="ce1">
            <text:p>0.0410803113827028</text:p>
          </table:table-cell>
          <table:table-cell office:value-type="float" office:value="6" table:style-name="ce1">
            <text:p>6</text:p>
          </table:table-cell>
          <table:table-cell office:value-type="float" office:value="24.59902333" table:style-name="ce1">
            <text:p>24.59902333</text:p>
          </table:table-cell>
          <table:table-cell office:value-type="float" office:value="28.32292" table:style-name="ce1">
            <text:p>28.32292</text:p>
          </table:table-cell>
          <table:table-cell office:value-type="float" office:value="27.0042188883333" table:style-name="ce1">
            <text:p>27.0042188883333</text:p>
          </table:table-cell>
          <table:table-cell office:value-type="float" office:value="27.373035" table:style-name="ce1">
            <text:p>27.373035</text:p>
          </table:table-cell>
          <table:table-cell office:value-type="float" office:value="1.26695221258512" table:style-name="ce1">
            <text:p>1.26695221258512</text:p>
          </table:table-cell>
          <table:table-cell office:value-type="float" office:value="6" table:style-name="ce1">
            <text:p>6</text:p>
          </table:table-cell>
          <table:table-cell office:value-type="float" office:value="9.444899539" table:style-name="ce1">
            <text:p>9.444899539</text:p>
          </table:table-cell>
          <table:table-cell office:value-type="float" office:value="11.78431695" table:style-name="ce1">
            <text:p>11.78431695</text:p>
          </table:table-cell>
          <table:table-cell office:value-type="float" office:value="10.4382230281667" table:style-name="ce1">
            <text:p>10.4382230281667</text:p>
          </table:table-cell>
          <table:table-cell office:value-type="float" office:value="10.386359385" table:style-name="ce1">
            <text:p>10.386359385</text:p>
          </table:table-cell>
          <table:table-cell office:value-type="float" office:value="0.754709199053907" table:style-name="ce1">
            <text:p>0.754709199053907</text:p>
          </table:table-cell>
          <table:table-cell office:value-type="float" office:value="6" table:style-name="ce1">
            <text:p>6</text:p>
          </table:table-cell>
          <table:table-cell office:value-type="float" office:value="1677.947406" table:style-name="ce1">
            <text:p>1677.947406</text:p>
          </table:table-cell>
          <table:table-cell office:value-type="float" office:value="1694.354509" table:style-name="ce1">
            <text:p>1694.354509</text:p>
          </table:table-cell>
          <table:table-cell office:value-type="float" office:value="1687.499552" table:style-name="ce1">
            <text:p>1687.499552</text:p>
          </table:table-cell>
          <table:table-cell office:value-type="float" office:value="1688.926176" table:style-name="ce1">
            <text:p>1688.926176</text:p>
          </table:table-cell>
          <table:table-cell office:value-type="float" office:value="5.61868541797246" table:style-name="ce1">
            <text:p>5.61868541797246</text:p>
          </table:table-cell>
          <table:table-cell office:value-type="float" office:value="6" table:style-name="ce1">
            <text:p>6</text:p>
          </table:table-cell>
          <table:table-cell office:value-type="float" office:value="143.0023351" table:style-name="ce1">
            <text:p>143.0023351</text:p>
          </table:table-cell>
          <table:table-cell office:value-type="float" office:value="179.9990981" table:style-name="ce1">
            <text:p>179.9990981</text:p>
          </table:table-cell>
          <table:table-cell office:value-type="float" office:value="161.501709566667" table:style-name="ce1">
            <text:p>161.501709566667</text:p>
          </table:table-cell>
          <table:table-cell office:value-type="float" office:value="161.50107565" table:style-name="ce1">
            <text:p>161.50107565</text:p>
          </table:table-cell>
          <table:table-cell office:value-type="float" office:value="20.2593558252364" table:style-name="ce1">
            <text:p>20.2593558252364</text:p>
          </table:table-cell>
          <table:table-cell office:value-type="float" office:value="6" table:style-name="ce1">
            <text:p>6</text:p>
          </table:table-cell>
          <table:table-cell office:value-type="float" office:value="37.0113037" table:style-name="ce1">
            <text:p>37.0113037</text:p>
          </table:table-cell>
          <table:table-cell office:value-type="float" office:value="142.9765429" table:style-name="ce1">
            <text:p>142.9765429</text:p>
          </table:table-cell>
          <table:table-cell office:value-type="float" office:value="89.9963291766667" table:style-name="ce1">
            <text:p>89.9963291766667</text:p>
          </table:table-cell>
          <table:table-cell office:value-type="float" office:value="89.999217035" table:style-name="ce1">
            <text:p>89.999217035</text:p>
          </table:table-cell>
          <table:table-cell office:value-type="float" office:value="58.0350313456674" table:style-name="ce1">
            <text:p>58.0350313456674</text:p>
          </table:table-cell>
          <table:table-cell office:value-type="float" office:value="6" table:style-name="ce1">
            <text:p>6</text:p>
          </table:table-cell>
          <table:table-cell office:value-type="float" office:value="89.98192401" table:style-name="ce1">
            <text:p>89.98192401</text:p>
          </table:table-cell>
          <table:table-cell office:value-type="float" office:value="90.00650214" table:style-name="ce1">
            <text:p>90.00650214</text:p>
          </table:table-cell>
          <table:table-cell office:value-type="float" office:value="89.9989739866667" table:style-name="ce1">
            <text:p>89.9989739866667</text:p>
          </table:table-cell>
          <table:table-cell office:value-type="float" office:value="90.00193361" table:style-name="ce1">
            <text:p>90.00193361</text:p>
          </table:table-cell>
          <table:table-cell office:value-type="float" office:value="0.00927721238035839" table:style-name="ce1">
            <text:p>0.00927721238035839</text:p>
          </table:table-cell>
          <table:table-cell office:value-type="float" office:value="3" table:style-name="ce1">
            <text:p>3</text:p>
          </table:table-cell>
          <table:table-cell office:value-type="float" office:value="76.2868084" table:style-name="ce1">
            <text:p>76.2868084</text:p>
          </table:table-cell>
          <table:table-cell office:value-type="float" office:value="76.96237585" table:style-name="ce1">
            <text:p>76.96237585</text:p>
          </table:table-cell>
          <table:table-cell office:value-type="float" office:value="76.67795723" table:style-name="ce1">
            <text:p>76.67795723</text:p>
          </table:table-cell>
          <table:table-cell office:value-type="float" office:value="76.78468744" table:style-name="ce1">
            <text:p>76.78468744</text:p>
          </table:table-cell>
          <table:table-cell office:value-type="float" office:value="0.35020186774182" table:style-name="ce1">
            <text:p>0.35020186774182</text:p>
          </table:table-cell>
          <table:table-cell office:value-type="float" office:value="6" table:style-name="ce1">
            <text:p>6</text:p>
          </table:table-cell>
          <table:table-cell office:value-type="float" office:value="0.0003137680101" table:style-name="ce1">
            <text:p>0.0003137680101</text:p>
          </table:table-cell>
          <table:table-cell office:value-type="float" office:value="0.002980659802" table:style-name="ce1">
            <text:p>0.002980659802</text:p>
          </table:table-cell>
          <table:table-cell office:value-type="float" office:value="0.00166837914261667" table:style-name="ce1">
            <text:p>0.00166837914261667</text:p>
          </table:table-cell>
          <table:table-cell office:value-type="float" office:value="0.0016817916658" table:style-name="ce1">
            <text:p>0.0016817916658</text:p>
          </table:table-cell>
          <table:table-cell office:value-type="float" office:value="0.0014162654730314" table:style-name="ce1">
            <text:p>0.0014162654730314</text:p>
          </table:table-cell>
          <table:table-cell office:value-type="float" office:value="6" table:style-name="ce1">
            <text:p>6</text:p>
          </table:table-cell>
          <table:table-cell office:value-type="float" office:value="0.01774484312" table:style-name="ce1">
            <text:p>0.01774484312</text:p>
          </table:table-cell>
          <table:table-cell office:value-type="float" office:value="0.0186247356" table:style-name="ce1">
            <text:p>0.0186247356</text:p>
          </table:table-cell>
          <table:table-cell office:value-type="float" office:value="0.01819931079" table:style-name="ce1">
            <text:p>0.01819931079</text:p>
          </table:table-cell>
          <table:table-cell office:value-type="float" office:value="0.018208481515" table:style-name="ce1">
            <text:p>0.018208481515</text:p>
          </table:table-cell>
          <table:table-cell office:value-type="float" office:value="0.000462096879849054" table:style-name="ce1">
            <text:p>0.000462096879849054</text:p>
          </table:table-cell>
          <table:table-cell office:value-type="float" office:value="6" table:style-name="ce1">
            <text:p>6</text:p>
          </table:table-cell>
          <table:table-cell office:value-type="float" office:value="10.4613774" table:style-name="ce1">
            <text:p>10.4613774</text:p>
          </table:table-cell>
          <table:table-cell office:value-type="float" office:value="12.87425905" table:style-name="ce1">
            <text:p>12.87425905</text:p>
          </table:table-cell>
          <table:table-cell office:value-type="float" office:value="11.65738542" table:style-name="ce1">
            <text:p>11.65738542</text:p>
          </table:table-cell>
          <table:table-cell office:value-type="float" office:value="11.674515275" table:style-name="ce1">
            <text:p>11.674515275</text:p>
          </table:table-cell>
          <table:table-cell office:value-type="float" office:value="1.24959597781847" table:style-name="ce1">
            <text:p>1.24959597781847</text:p>
          </table:table-cell>
          <table:table-cell office:value-type="float" office:value="6" table:style-name="ce1">
            <text:p>6</text:p>
          </table:table-cell>
          <table:table-cell office:value-type="float" office:value="8.571795962" table:style-name="ce1">
            <text:p>8.571795962</text:p>
          </table:table-cell>
          <table:table-cell office:value-type="float" office:value="15.75280713" table:style-name="ce1">
            <text:p>15.75280713</text:p>
          </table:table-cell>
          <table:table-cell office:value-type="float" office:value="12.090585987" table:style-name="ce1">
            <text:p>12.090585987</text:p>
          </table:table-cell>
          <table:table-cell office:value-type="float" office:value="11.947154869" table:style-name="ce1">
            <text:p>11.947154869</text:p>
          </table:table-cell>
          <table:table-cell office:value-type="float" office:value="3.66163790179192" table:style-name="ce1">
            <text:p>3.66163790179192</text:p>
          </table:table-cell>
          <table:table-cell office:value-type="float" office:value="6" table:style-name="ce1">
            <text:p>6</text:p>
          </table:table-cell>
          <table:table-cell office:value-type="float" office:value="0.154965033" table:style-name="ce1">
            <text:p>0.154965033</text:p>
          </table:table-cell>
          <table:table-cell office:value-type="float" office:value="0.2124368177" table:style-name="ce1">
            <text:p>0.2124368177</text:p>
          </table:table-cell>
          <table:table-cell office:value-type="float" office:value="0.187376168783333" table:style-name="ce1">
            <text:p>0.187376168783333</text:p>
          </table:table-cell>
          <table:table-cell office:value-type="float" office:value="0.1902615399" table:style-name="ce1">
            <text:p>0.1902615399</text:p>
          </table:table-cell>
          <table:table-cell office:value-type="float" office:value="0.0242381848234619" table:style-name="ce1">
            <text:p>0.0242381848234619</text:p>
          </table:table-cell>
          <table:table-cell office:value-type="float" office:value="6" table:style-name="ce1">
            <text:p>6</text:p>
          </table:table-cell>
          <table:table-cell office:value-type="float" office:value="0.1974013257" table:style-name="ce1">
            <text:p>0.1974013257</text:p>
          </table:table-cell>
          <table:table-cell office:value-type="float" office:value="0.2856142729" table:style-name="ce1">
            <text:p>0.2856142729</text:p>
          </table:table-cell>
          <table:table-cell office:value-type="float" office:value="0.239791888666667" table:style-name="ce1">
            <text:p>0.239791888666667</text:p>
          </table:table-cell>
          <table:table-cell office:value-type="float" office:value="0.2389510418" table:style-name="ce1">
            <text:p>0.2389510418</text:p>
          </table:table-cell>
          <table:table-cell office:value-type="float" office:value="0.0397835521898282" table:style-name="ce1">
            <text:p>0.0397835521898282</text:p>
          </table:table-cell>
        </table:table-row>
        <table:table-row table:style-name="ro1">
          <table:table-cell office:value-type="string" table:style-name="ce1">
            <text:p>20x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bottom</text:p>
          </table:table-cell>
          <table:table-cell office:value-type="string" table:style-name="ce1">
            <text:p>&lt;10%</text:p>
          </table:table-cell>
          <table:table-cell office:value-type="float" office:value="6" table:style-name="ce1">
            <text:p>6</text:p>
          </table:table-cell>
          <table:table-cell office:value-type="float" office:value="1.480282054" table:style-name="ce1">
            <text:p>1.480282054</text:p>
          </table:table-cell>
          <table:table-cell office:value-type="float" office:value="8.228257123" table:style-name="ce1">
            <text:p>8.228257123</text:p>
          </table:table-cell>
          <table:table-cell office:value-type="float" office:value="3.82867551316667" table:style-name="ce1">
            <text:p>3.82867551316667</text:p>
          </table:table-cell>
          <table:table-cell office:value-type="float" office:value="1.785673254" table:style-name="ce1">
            <text:p>1.785673254</text:p>
          </table:table-cell>
          <table:table-cell office:value-type="float" office:value="3.40056530722378" table:style-name="ce1">
            <text:p>3.40056530722378</text:p>
          </table:table-cell>
          <table:table-cell office:value-type="float" office:value="6" table:style-name="ce1">
            <text:p>6</text:p>
          </table:table-cell>
          <table:table-cell office:value-type="float" office:value="2.104905845" table:style-name="ce1">
            <text:p>2.104905845</text:p>
          </table:table-cell>
          <table:table-cell office:value-type="float" office:value="3.931345061" table:style-name="ce1">
            <text:p>3.931345061</text:p>
          </table:table-cell>
          <table:table-cell office:value-type="float" office:value="2.89138232116667" table:style-name="ce1">
            <text:p>2.89138232116667</text:p>
          </table:table-cell>
          <table:table-cell office:value-type="float" office:value="2.642042797" table:style-name="ce1">
            <text:p>2.642042797</text:p>
          </table:table-cell>
          <table:table-cell office:value-type="float" office:value="0.828499231216648" table:style-name="ce1">
            <text:p>0.828499231216648</text:p>
          </table:table-cell>
          <table:table-cell office:value-type="float" office:value="6" table:style-name="ce1">
            <text:p>6</text:p>
          </table:table-cell>
          <table:table-cell office:value-type="float" office:value="-0.7303039638" table:style-name="ce1">
            <text:p>-0.7303039638</text:p>
          </table:table-cell>
          <table:table-cell office:value-type="float" office:value="0.1276281157" table:style-name="ce1">
            <text:p>0.1276281157</text:p>
          </table:table-cell>
          <table:table-cell office:value-type="float" office:value="-0.427339097333333" table:style-name="ce1">
            <text:p>-0.427339097333333</text:p>
          </table:table-cell>
          <table:table-cell office:value-type="float" office:value="-0.6744943014" table:style-name="ce1">
            <text:p>-0.6744943014</text:p>
          </table:table-cell>
          <table:table-cell office:value-type="float" office:value="0.426244054395913" table:style-name="ce1">
            <text:p>0.426244054395913</text:p>
          </table:table-cell>
          <table:table-cell office:value-type="float" office:value="6" table:style-name="ce1">
            <text:p>6</text:p>
          </table:table-cell>
          <table:table-cell office:value-type="float" office:value="3.347491486" table:style-name="ce1">
            <text:p>3.347491486</text:p>
          </table:table-cell>
          <table:table-cell office:value-type="float" office:value="4.197227402" table:style-name="ce1">
            <text:p>4.197227402</text:p>
          </table:table-cell>
          <table:table-cell office:value-type="float" office:value="3.8808668735" table:style-name="ce1">
            <text:p>3.8808668735</text:p>
          </table:table-cell>
          <table:table-cell office:value-type="float" office:value="4.120646864" table:style-name="ce1">
            <text:p>4.120646864</text:p>
          </table:table-cell>
          <table:table-cell office:value-type="float" office:value="0.413206581101776" table:style-name="ce1">
            <text:p>0.413206581101776</text:p>
          </table:table-cell>
          <table:table-cell office:value-type="float" office:value="6" table:style-name="ce1">
            <text:p>6</text:p>
          </table:table-cell>
          <table:table-cell office:value-type="float" office:value="5.81694" table:style-name="ce1">
            <text:p>5.81694</text:p>
          </table:table-cell>
          <table:table-cell office:value-type="float" office:value="14.39537" table:style-name="ce1">
            <text:p>14.39537</text:p>
          </table:table-cell>
          <table:table-cell office:value-type="float" office:value="8.71190333333333" table:style-name="ce1">
            <text:p>8.71190333333333</text:p>
          </table:table-cell>
          <table:table-cell office:value-type="float" office:value="6.006155" table:style-name="ce1">
            <text:p>6.006155</text:p>
          </table:table-cell>
          <table:table-cell office:value-type="float" office:value="4.33908548624554" table:style-name="ce1">
            <text:p>4.33908548624554</text:p>
          </table:table-cell>
          <table:table-cell office:value-type="float" office:value="6" table:style-name="ce1">
            <text:p>6</text:p>
          </table:table-cell>
          <table:table-cell office:value-type="float" office:value="10.65947" table:style-name="ce1">
            <text:p>10.65947</text:p>
          </table:table-cell>
          <table:table-cell office:value-type="float" office:value="15.63079" table:style-name="ce1">
            <text:p>15.63079</text:p>
          </table:table-cell>
          <table:table-cell office:value-type="float" office:value="13.1644033333333" table:style-name="ce1">
            <text:p>13.1644033333333</text:p>
          </table:table-cell>
          <table:table-cell office:value-type="float" office:value="13.19752" table:style-name="ce1">
            <text:p>13.19752</text:p>
          </table:table-cell>
          <table:table-cell office:value-type="float" office:value="2.21832615577301" table:style-name="ce1">
            <text:p>2.21832615577301</text:p>
          </table:table-cell>
          <table:table-cell office:value-type="float" office:value="6" table:style-name="ce1">
            <text:p>6</text:p>
          </table:table-cell>
          <table:table-cell office:value-type="float" office:value="16.59623" table:style-name="ce1">
            <text:p>16.59623</text:p>
          </table:table-cell>
          <table:table-cell office:value-type="float" office:value="27.54464" table:style-name="ce1">
            <text:p>27.54464</text:p>
          </table:table-cell>
          <table:table-cell office:value-type="float" office:value="21.8763066666667" table:style-name="ce1">
            <text:p>21.8763066666667</text:p>
          </table:table-cell>
          <table:table-cell office:value-type="float" office:value="21.445275" table:style-name="ce1">
            <text:p>21.445275</text:p>
          </table:table-cell>
          <table:table-cell office:value-type="float" office:value="4.85741942221862" table:style-name="ce1">
            <text:p>4.85741942221862</text:p>
          </table:table-cell>
          <table:table-cell office:value-type="float" office:value="6" table:style-name="ce1">
            <text:p>6</text:p>
          </table:table-cell>
          <table:table-cell office:value-type="float" office:value="1.647985467" table:style-name="ce1">
            <text:p>1.647985467</text:p>
          </table:table-cell>
          <table:table-cell office:value-type="float" office:value="3.084698468" table:style-name="ce1">
            <text:p>3.084698468</text:p>
          </table:table-cell>
          <table:table-cell office:value-type="float" office:value="2.27444708383333" table:style-name="ce1">
            <text:p>2.27444708383333</text:p>
          </table:table-cell>
          <table:table-cell office:value-type="float" office:value="2.0935670575" table:style-name="ce1">
            <text:p>2.0935670575</text:p>
          </table:table-cell>
          <table:table-cell office:value-type="float" office:value="0.649019676261426" table:style-name="ce1">
            <text:p>0.649019676261426</text:p>
          </table:table-cell>
          <table:table-cell office:value-type="float" office:value="6" table:style-name="ce1">
            <text:p>6</text:p>
          </table:table-cell>
          <table:table-cell office:value-type="float" office:value="0.1093545889" table:style-name="ce1">
            <text:p>0.1093545889</text:p>
          </table:table-cell>
          <table:table-cell office:value-type="float" office:value="0.9268388669" table:style-name="ce1">
            <text:p>0.9268388669</text:p>
          </table:table-cell>
          <table:table-cell office:value-type="float" office:value="0.443608593416667" table:style-name="ce1">
            <text:p>0.443608593416667</text:p>
          </table:table-cell>
          <table:table-cell office:value-type="float" office:value="0.3403343975" table:style-name="ce1">
            <text:p>0.3403343975</text:p>
          </table:table-cell>
          <table:table-cell office:value-type="float" office:value="0.351619074482158" table:style-name="ce1">
            <text:p>0.351619074482158</text:p>
          </table:table-cell>
          <table:table-cell office:value-type="float" office:value="6" table:style-name="ce1">
            <text:p>6</text:p>
          </table:table-cell>
          <table:table-cell office:value-type="float" office:value="2.450628004" table:style-name="ce1">
            <text:p>2.450628004</text:p>
          </table:table-cell>
          <table:table-cell office:value-type="float" office:value="5.168281251" table:style-name="ce1">
            <text:p>5.168281251</text:p>
          </table:table-cell>
          <table:table-cell office:value-type="float" office:value="3.58112599316667" table:style-name="ce1">
            <text:p>3.58112599316667</text:p>
          </table:table-cell>
          <table:table-cell office:value-type="float" office:value="3.143694291" table:style-name="ce1">
            <text:p>3.143694291</text:p>
          </table:table-cell>
          <table:table-cell office:value-type="float" office:value="1.24636152524878" table:style-name="ce1">
            <text:p>1.24636152524878</text:p>
          </table:table-cell>
          <table:table-cell office:value-type="float" office:value="6" table:style-name="ce1">
            <text:p>6</text:p>
          </table:table-cell>
          <table:table-cell office:value-type="float" office:value="4.856791578" table:style-name="ce1">
            <text:p>4.856791578</text:p>
          </table:table-cell>
          <table:table-cell office:value-type="float" office:value="7.979955774" table:style-name="ce1">
            <text:p>7.979955774</text:p>
          </table:table-cell>
          <table:table-cell office:value-type="float" office:value="6.37455018616667" table:style-name="ce1">
            <text:p>6.37455018616667</text:p>
          </table:table-cell>
          <table:table-cell office:value-type="float" office:value="6.292464329" table:style-name="ce1">
            <text:p>6.292464329</text:p>
          </table:table-cell>
          <table:table-cell office:value-type="float" office:value="1.37940906380631" table:style-name="ce1">
            <text:p>1.37940906380631</text:p>
          </table:table-cell>
          <table:table-cell office:value-type="float" office:value="6" table:style-name="ce1">
            <text:p>6</text:p>
          </table:table-cell>
          <table:table-cell office:value-type="float" office:value="62.84931181" table:style-name="ce1">
            <text:p>62.84931181</text:p>
          </table:table-cell>
          <table:table-cell office:value-type="float" office:value="68.48277105" table:style-name="ce1">
            <text:p>68.48277105</text:p>
          </table:table-cell>
          <table:table-cell office:value-type="float" office:value="65.4994365266667" table:style-name="ce1">
            <text:p>65.4994365266667</text:p>
          </table:table-cell>
          <table:table-cell office:value-type="float" office:value="65.17226165" table:style-name="ce1">
            <text:p>65.17226165</text:p>
          </table:table-cell>
          <table:table-cell office:value-type="float" office:value="2.43668539373368" table:style-name="ce1">
            <text:p>2.43668539373368</text:p>
          </table:table-cell>
          <table:table-cell office:value-type="float" office:value="6" table:style-name="ce1">
            <text:p>6</text:p>
          </table:table-cell>
          <table:table-cell office:value-type="float" office:value="0.2331894867" table:style-name="ce1">
            <text:p>0.2331894867</text:p>
          </table:table-cell>
          <table:table-cell office:value-type="float" office:value="0.4186016431" table:style-name="ce1">
            <text:p>0.4186016431</text:p>
          </table:table-cell>
          <table:table-cell office:value-type="float" office:value="0.301191401" table:style-name="ce1">
            <text:p>0.301191401</text:p>
          </table:table-cell>
          <table:table-cell office:value-type="float" office:value="0.2489629948" table:style-name="ce1">
            <text:p>0.2489629948</text:p>
          </table:table-cell>
          <table:table-cell office:value-type="float" office:value="0.0908114012193667" table:style-name="ce1">
            <text:p>0.0908114012193667</text:p>
          </table:table-cell>
          <table:table-cell office:value-type="float" office:value="6" table:style-name="ce1">
            <text:p>6</text:p>
          </table:table-cell>
          <table:table-cell office:value-type="float" office:value="12.74976274" table:style-name="ce1">
            <text:p>12.74976274</text:p>
          </table:table-cell>
          <table:table-cell office:value-type="float" office:value="100.9900074" table:style-name="ce1">
            <text:p>100.9900074</text:p>
          </table:table-cell>
          <table:table-cell office:value-type="float" office:value="69.5810313633333" table:style-name="ce1">
            <text:p>69.5810313633333</text:p>
          </table:table-cell>
          <table:table-cell office:value-type="float" office:value="95.00205996" table:style-name="ce1">
            <text:p>95.00205996</text:p>
          </table:table-cell>
          <table:table-cell office:value-type="float" office:value="44.1017071778205" table:style-name="ce1">
            <text:p>44.1017071778205</text:p>
          </table:table-cell>
          <table:table-cell office:value-type="float" office:value="6" table:style-name="ce1">
            <text:p>6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.2002652466" table:style-name="ce1">
            <text:p>0.2002652466</text:p>
          </table:table-cell>
          <table:table-cell office:value-type="float" office:value="0.250972537" table:style-name="ce1">
            <text:p>0.250972537</text:p>
          </table:table-cell>
          <table:table-cell office:value-type="float" office:value="0.225076110316667" table:style-name="ce1">
            <text:p>0.225076110316667</text:p>
          </table:table-cell>
          <table:table-cell office:value-type="float" office:value="0.2238972655" table:style-name="ce1">
            <text:p>0.2238972655</text:p>
          </table:table-cell>
          <table:table-cell office:value-type="float" office:value="0.0223384327091443" table:style-name="ce1">
            <text:p>0.0223384327091443</text:p>
          </table:table-cell>
          <table:table-cell office:value-type="float" office:value="6" table:style-name="ce1">
            <text:p>6</text:p>
          </table:table-cell>
          <table:table-cell office:value-type="float" office:value="1.89943756" table:style-name="ce1">
            <text:p>1.89943756</text:p>
          </table:table-cell>
          <table:table-cell office:value-type="float" office:value="2.914011749" table:style-name="ce1">
            <text:p>2.914011749</text:p>
          </table:table-cell>
          <table:table-cell office:value-type="float" office:value="2.38830436916667" table:style-name="ce1">
            <text:p>2.38830436916667</text:p>
          </table:table-cell>
          <table:table-cell office:value-type="float" office:value="2.3487575305" table:style-name="ce1">
            <text:p>2.3487575305</text:p>
          </table:table-cell>
          <table:table-cell office:value-type="float" office:value="0.448699598092596" table:style-name="ce1">
            <text:p>0.448699598092596</text:p>
          </table:table-cell>
          <table:table-cell office:value-type="float" office:value="6" table:style-name="ce1">
            <text:p>6</text:p>
          </table:table-cell>
          <table:table-cell office:value-type="float" office:value="0.07391615818" table:style-name="ce1">
            <text:p>0.07391615818</text:p>
          </table:table-cell>
          <table:table-cell office:value-type="float" office:value="0.2003464574" table:style-name="ce1">
            <text:p>0.2003464574</text:p>
          </table:table-cell>
          <table:table-cell office:value-type="float" office:value="0.117739627795" table:style-name="ce1">
            <text:p>0.117739627795</text:p>
          </table:table-cell>
          <table:table-cell office:value-type="float" office:value="0.07841285175" table:style-name="ce1">
            <text:p>0.07841285175</text:p>
          </table:table-cell>
          <table:table-cell office:value-type="float" office:value="0.0633443168987536" table:style-name="ce1">
            <text:p>0.0633443168987536</text:p>
          </table:table-cell>
          <table:table-cell office:value-type="float" office:value="6" table:style-name="ce1">
            <text:p>6</text:p>
          </table:table-cell>
          <table:table-cell office:value-type="float" office:value="2.524542744" table:style-name="ce1">
            <text:p>2.524542744</text:p>
          </table:table-cell>
          <table:table-cell office:value-type="float" office:value="5.368628673" table:style-name="ce1">
            <text:p>5.368628673</text:p>
          </table:table-cell>
          <table:table-cell office:value-type="float" office:value="3.69886419016667" table:style-name="ce1">
            <text:p>3.69886419016667</text:p>
          </table:table-cell>
          <table:table-cell office:value-type="float" office:value="3.2221033745" table:style-name="ce1">
            <text:p>3.2221033745</text:p>
          </table:table-cell>
          <table:table-cell office:value-type="float" office:value="1.30816114575003" table:style-name="ce1">
            <text:p>1.30816114575003</text:p>
          </table:table-cell>
          <table:table-cell office:value-type="float" office:value="6" table:style-name="ce1">
            <text:p>6</text:p>
          </table:table-cell>
          <table:table-cell office:value-type="float" office:value="0.07391615818" table:style-name="ce1">
            <text:p>0.07391615818</text:p>
          </table:table-cell>
          <table:table-cell office:value-type="float" office:value="0.2003464574" table:style-name="ce1">
            <text:p>0.2003464574</text:p>
          </table:table-cell>
          <table:table-cell office:value-type="float" office:value="0.117739627795" table:style-name="ce1">
            <text:p>0.117739627795</text:p>
          </table:table-cell>
          <table:table-cell office:value-type="float" office:value="0.07841285175" table:style-name="ce1">
            <text:p>0.07841285175</text:p>
          </table:table-cell>
          <table:table-cell office:value-type="float" office:value="0.0633443168987536" table:style-name="ce1">
            <text:p>0.0633443168987536</text:p>
          </table:table-cell>
          <table:table-cell office:value-type="float" office:value="6" table:style-name="ce1">
            <text:p>6</text:p>
          </table:table-cell>
          <table:table-cell office:value-type="float" office:value="1.883375823" table:style-name="ce1">
            <text:p>1.883375823</text:p>
          </table:table-cell>
          <table:table-cell office:value-type="float" office:value="3.381427106" table:style-name="ce1">
            <text:p>3.381427106</text:p>
          </table:table-cell>
          <table:table-cell office:value-type="float" office:value="2.56791778583333" table:style-name="ce1">
            <text:p>2.56791778583333</text:p>
          </table:table-cell>
          <table:table-cell office:value-type="float" office:value="2.440234599" table:style-name="ce1">
            <text:p>2.440234599</text:p>
          </table:table-cell>
          <table:table-cell office:value-type="float" office:value="0.665333062134087" table:style-name="ce1">
            <text:p>0.665333062134087</text:p>
          </table:table-cell>
          <table:table-cell office:value-type="float" office:value="6" table:style-name="ce1">
            <text:p>6</text:p>
          </table:table-cell>
          <table:table-cell office:value-type="float" office:value="2.231824177" table:style-name="ce1">
            <text:p>2.231824177</text:p>
          </table:table-cell>
          <table:table-cell office:value-type="float" office:value="4.928102894" table:style-name="ce1">
            <text:p>4.928102894</text:p>
          </table:table-cell>
          <table:table-cell office:value-type="float" office:value="3.33472888083333" table:style-name="ce1">
            <text:p>3.33472888083333</text:p>
          </table:table-cell>
          <table:table-cell office:value-type="float" office:value="2.863905401" table:style-name="ce1">
            <text:p>2.863905401</text:p>
          </table:table-cell>
          <table:table-cell office:value-type="float" office:value="1.24349949072679" table:style-name="ce1">
            <text:p>1.24349949072679</text:p>
          </table:table-cell>
          <table:table-cell office:value-type="float" office:value="6" table:style-name="ce1">
            <text:p>6</text:p>
          </table:table-cell>
          <table:table-cell office:value-type="float" office:value="0.2927185666" table:style-name="ce1">
            <text:p>0.2927185666</text:p>
          </table:table-cell>
          <table:table-cell office:value-type="float" office:value="0.4415905252" table:style-name="ce1">
            <text:p>0.4415905252</text:p>
          </table:table-cell>
          <table:table-cell office:value-type="float" office:value="0.36413530915" table:style-name="ce1">
            <text:p>0.36413530915</text:p>
          </table:table-cell>
          <table:table-cell office:value-type="float" office:value="0.3581979736" table:style-name="ce1">
            <text:p>0.3581979736</text:p>
          </table:table-cell>
          <table:table-cell office:value-type="float" office:value="0.066308985992169" table:style-name="ce1">
            <text:p>0.066308985992169</text:p>
          </table:table-cell>
          <table:table-cell office:value-type="float" office:value="6" table:style-name="ce1">
            <text:p>6</text:p>
          </table:table-cell>
          <table:table-cell office:value-type="float" office:value="10.96304" table:style-name="ce1">
            <text:p>10.96304</text:p>
          </table:table-cell>
          <table:table-cell office:value-type="float" office:value="28.57209" table:style-name="ce1">
            <text:p>28.57209</text:p>
          </table:table-cell>
          <table:table-cell office:value-type="float" office:value="18.5493970833333" table:style-name="ce1">
            <text:p>18.5493970833333</text:p>
          </table:table-cell>
          <table:table-cell office:value-type="float" office:value="16.22112125" table:style-name="ce1">
            <text:p>16.22112125</text:p>
          </table:table-cell>
          <table:table-cell office:value-type="float" office:value="8.03091429625737" table:style-name="ce1">
            <text:p>8.03091429625737</text:p>
          </table:table-cell>
          <table:table-cell office:value-type="float" office:value="6" table:style-name="ce1">
            <text:p>6</text:p>
          </table:table-cell>
          <table:table-cell office:value-type="float" office:value="2.345173854" table:style-name="ce1">
            <text:p>2.345173854</text:p>
          </table:table-cell>
          <table:table-cell office:value-type="float" office:value="12.40824217" table:style-name="ce1">
            <text:p>12.40824217</text:p>
          </table:table-cell>
          <table:table-cell office:value-type="float" office:value="5.84246176716667" table:style-name="ce1">
            <text:p>5.84246176716667</text:p>
          </table:table-cell>
          <table:table-cell office:value-type="float" office:value="2.8452483085" table:style-name="ce1">
            <text:p>2.8452483085</text:p>
          </table:table-cell>
          <table:table-cell office:value-type="float" office:value="5.03494965255675" table:style-name="ce1">
            <text:p>5.03494965255675</text:p>
          </table:table-cell>
          <table:table-cell office:value-type="float" office:value="6" table:style-name="ce1">
            <text:p>6</text:p>
          </table:table-cell>
          <table:table-cell office:value-type="float" office:value="1006.936913" table:style-name="ce1">
            <text:p>1006.936913</text:p>
          </table:table-cell>
          <table:table-cell office:value-type="float" office:value="1319.196636" table:style-name="ce1">
            <text:p>1319.196636</text:p>
          </table:table-cell>
          <table:table-cell office:value-type="float" office:value="1129.57588" table:style-name="ce1">
            <text:p>1129.57588</text:p>
          </table:table-cell>
          <table:table-cell office:value-type="float" office:value="1064.930999" table:style-name="ce1">
            <text:p>1064.930999</text:p>
          </table:table-cell>
          <table:table-cell office:value-type="float" office:value="146.859477828427" table:style-name="ce1">
            <text:p>146.859477828427</text:p>
          </table:table-cell>
          <table:table-cell office:value-type="float" office:value="6" table:style-name="ce1">
            <text:p>6</text:p>
          </table:table-cell>
          <table:table-cell office:value-type="float" office:value="12.75424079" table:style-name="ce1">
            <text:p>12.75424079</text:p>
          </table:table-cell>
          <table:table-cell office:value-type="float" office:value="90.01722936" table:style-name="ce1">
            <text:p>90.01722936</text:p>
          </table:table-cell>
          <table:table-cell office:value-type="float" office:value="64.259679035" table:style-name="ce1">
            <text:p>64.259679035</text:p>
          </table:table-cell>
          <table:table-cell office:value-type="float" office:value="90.00703027" table:style-name="ce1">
            <text:p>90.00703027</text:p>
          </table:table-cell>
          <table:table-cell office:value-type="float" office:value="39.8936698023378" table:style-name="ce1">
            <text:p>39.8936698023378</text:p>
          </table:table-cell>
          <table:table-cell office:value-type="float" office:value="6" table:style-name="ce1">
            <text:p>6</text:p>
          </table:table-cell>
          <table:table-cell office:value-type="float" office:value="37.00673242" table:style-name="ce1">
            <text:p>37.00673242</text:p>
          </table:table-cell>
          <table:table-cell office:value-type="float" office:value="95.68103018" table:style-name="ce1">
            <text:p>95.68103018</text:p>
          </table:table-cell>
          <table:table-cell office:value-type="float" office:value="74.22795868" table:style-name="ce1">
            <text:p>74.22795868</text:p>
          </table:table-cell>
          <table:table-cell office:value-type="float" office:value="89.99660596" table:style-name="ce1">
            <text:p>89.99660596</text:p>
          </table:table-cell>
          <table:table-cell office:value-type="float" office:value="28.9422594941302" table:style-name="ce1">
            <text:p>28.9422594941302</text:p>
          </table:table-cell>
          <table:table-cell office:value-type="float" office:value="6" table:style-name="ce1">
            <text:p>6</text:p>
          </table:table-cell>
          <table:table-cell office:value-type="float" office:value="0.02709485512" table:style-name="ce1">
            <text:p>0.02709485512</text:p>
          </table:table-cell>
          <table:table-cell office:value-type="float" office:value="100.8343381" table:style-name="ce1">
            <text:p>100.8343381</text:p>
          </table:table-cell>
          <table:table-cell office:value-type="float" office:value="48.70806564252" table:style-name="ce1">
            <text:p>48.70806564252</text:p>
          </table:table-cell>
          <table:table-cell office:value-type="float" office:value="31.893582225" table:style-name="ce1">
            <text:p>31.893582225</text:p>
          </table:table-cell>
          <table:table-cell office:value-type="float" office:value="42.1980185079884" table:style-name="ce1">
            <text:p>42.1980185079884</text:p>
          </table:table-cell>
          <table:table-cell office:value-type="float" office:value="6" table:style-name="ce1">
            <text:p>6</text:p>
          </table:table-cell>
          <table:table-cell office:value-type="float" office:value="42.59783674" table:style-name="ce1">
            <text:p>42.59783674</text:p>
          </table:table-cell>
          <table:table-cell office:value-type="float" office:value="83.43887241" table:style-name="ce1">
            <text:p>83.43887241</text:p>
          </table:table-cell>
          <table:table-cell office:value-type="float" office:value="58.8280147983333" table:style-name="ce1">
            <text:p>58.8280147983333</text:p>
          </table:table-cell>
          <table:table-cell office:value-type="float" office:value="50.036202125" table:style-name="ce1">
            <text:p>50.036202125</text:p>
          </table:table-cell>
          <table:table-cell office:value-type="float" office:value="19.3117108341875" table:style-name="ce1">
            <text:p>19.3117108341875</text:p>
          </table:table-cell>
          <table:table-cell office:value-type="float" office:value="6" table:style-name="ce1">
            <text:p>6</text:p>
          </table:table-cell>
          <table:table-cell office:value-type="float" office:value="0.0008929955706" table:style-name="ce1">
            <text:p>0.0008929955706</text:p>
          </table:table-cell>
          <table:table-cell office:value-type="float" office:value="0.002344660376" table:style-name="ce1">
            <text:p>0.002344660376</text:p>
          </table:table-cell>
          <table:table-cell office:value-type="float" office:value="0.00154335706998333" table:style-name="ce1">
            <text:p>0.00154335706998333</text:p>
          </table:table-cell>
          <table:table-cell office:value-type="float" office:value="0.001396816742" table:style-name="ce1">
            <text:p>0.001396816742</text:p>
          </table:table-cell>
          <table:table-cell office:value-type="float" office:value="0.000646844349386456" table:style-name="ce1">
            <text:p>0.000646844349386456</text:p>
          </table:table-cell>
          <table:table-cell office:value-type="float" office:value="6" table:style-name="ce1">
            <text:p>6</text:p>
          </table:table-cell>
          <table:table-cell office:value-type="float" office:value="0.01666822952" table:style-name="ce1">
            <text:p>0.01666822952</text:p>
          </table:table-cell>
          <table:table-cell office:value-type="float" office:value="0.01808038417" table:style-name="ce1">
            <text:p>0.01808038417</text:p>
          </table:table-cell>
          <table:table-cell office:value-type="float" office:value="0.0172746213" table:style-name="ce1">
            <text:p>0.0172746213</text:p>
          </table:table-cell>
          <table:table-cell office:value-type="float" office:value="0.01707527493" table:style-name="ce1">
            <text:p>0.01707527493</text:p>
          </table:table-cell>
          <table:table-cell office:value-type="float" office:value="0.000648434063909274" table:style-name="ce1">
            <text:p>0.000648434063909274</text:p>
          </table:table-cell>
          <table:table-cell office:value-type="float" office:value="6" table:style-name="ce1">
            <text:p>6</text:p>
          </table:table-cell>
          <table:table-cell office:value-type="float" office:value="3.736604071" table:style-name="ce1">
            <text:p>3.736604071</text:p>
          </table:table-cell>
          <table:table-cell office:value-type="float" office:value="9.105455856" table:style-name="ce1">
            <text:p>9.105455856</text:p>
          </table:table-cell>
          <table:table-cell office:value-type="float" office:value="5.67737231983333" table:style-name="ce1">
            <text:p>5.67737231983333</text:p>
          </table:table-cell>
          <table:table-cell office:value-type="float" office:value="4.19771385" table:style-name="ce1">
            <text:p>4.19771385</text:p>
          </table:table-cell>
          <table:table-cell office:value-type="float" office:value="2.64931526023744" table:style-name="ce1">
            <text:p>2.64931526023744</text:p>
          </table:table-cell>
          <table:table-cell office:value-type="float" office:value="6" table:style-name="ce1">
            <text:p>6</text:p>
          </table:table-cell>
          <table:table-cell office:value-type="float" office:value="9.813006266" table:style-name="ce1">
            <text:p>9.813006266</text:p>
          </table:table-cell>
          <table:table-cell office:value-type="float" office:value="14.72288196" table:style-name="ce1">
            <text:p>14.72288196</text:p>
          </table:table-cell>
          <table:table-cell office:value-type="float" office:value="12.0259589026667" table:style-name="ce1">
            <text:p>12.0259589026667</text:p>
          </table:table-cell>
          <table:table-cell office:value-type="float" office:value="11.680052845" table:style-name="ce1">
            <text:p>11.680052845</text:p>
          </table:table-cell>
          <table:table-cell office:value-type="float" office:value="2.02659939857196" table:style-name="ce1">
            <text:p>2.02659939857196</text:p>
          </table:table-cell>
          <table:table-cell office:value-type="float" office:value="6" table:style-name="ce1">
            <text:p>6</text:p>
          </table:table-cell>
          <table:table-cell office:value-type="float" office:value="0.2989904031" table:style-name="ce1">
            <text:p>0.2989904031</text:p>
          </table:table-cell>
          <table:table-cell office:value-type="float" office:value="0.3824956867" table:style-name="ce1">
            <text:p>0.3824956867</text:p>
          </table:table-cell>
          <table:table-cell office:value-type="float" office:value="0.352835235183333" table:style-name="ce1">
            <text:p>0.352835235183333</text:p>
          </table:table-cell>
          <table:table-cell office:value-type="float" office:value="0.3739639998" table:style-name="ce1">
            <text:p>0.3739639998</text:p>
          </table:table-cell>
          <table:table-cell office:value-type="float" office:value="0.0372895926317919" table:style-name="ce1">
            <text:p>0.0372895926317919</text:p>
          </table:table-cell>
          <table:table-cell office:value-type="float" office:value="6" table:style-name="ce1">
            <text:p>6</text:p>
          </table:table-cell>
          <table:table-cell office:value-type="float" office:value="0.4044793089" table:style-name="ce1">
            <text:p>0.4044793089</text:p>
          </table:table-cell>
          <table:table-cell office:value-type="float" office:value="0.6030340669" table:style-name="ce1">
            <text:p>0.6030340669</text:p>
          </table:table-cell>
          <table:table-cell office:value-type="float" office:value="0.491931546266667" table:style-name="ce1">
            <text:p>0.491931546266667</text:p>
          </table:table-cell>
          <table:table-cell office:value-type="float" office:value="0.4829670448" table:style-name="ce1">
            <text:p>0.4829670448</text:p>
          </table:table-cell>
          <table:table-cell office:value-type="float" office:value="0.0821656750958818" table:style-name="ce1">
            <text:p>0.0821656750958818</text:p>
          </table:table-cell>
        </table:table-row>
        <table:table-row table:style-name="ro1">
          <table:table-cell office:value-type="string" table:style-name="ce1">
            <text:p>20x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bottom</text:p>
          </table:table-cell>
          <table:table-cell office:value-type="string" table:style-name="ce1">
            <text:p>10-20%</text:p>
          </table:table-cell>
          <table:table-cell office:value-type="float" office:value="2" table:style-name="ce1">
            <text:p>2</text:p>
          </table:table-cell>
          <table:table-cell office:value-type="float" office:value="10.90568991" table:style-name="ce1">
            <text:p>10.90568991</text:p>
          </table:table-cell>
          <table:table-cell office:value-type="float" office:value="10.95128676" table:style-name="ce1">
            <text:p>10.95128676</text:p>
          </table:table-cell>
          <table:table-cell office:value-type="float" office:value="10.928488335" table:style-name="ce1">
            <text:p>10.928488335</text:p>
          </table:table-cell>
          <table:table-cell office:value-type="float" office:value="10.928488335" table:style-name="ce1">
            <text:p>10.928488335</text:p>
          </table:table-cell>
          <table:table-cell office:value-type="float" office:value="0.0322418418357464" table:style-name="ce1">
            <text:p>0.0322418418357464</text:p>
          </table:table-cell>
          <table:table-cell office:value-type="float" office:value="2" table:style-name="ce1">
            <text:p>2</text:p>
          </table:table-cell>
          <table:table-cell office:value-type="float" office:value="6.456249473" table:style-name="ce1">
            <text:p>6.456249473</text:p>
          </table:table-cell>
          <table:table-cell office:value-type="float" office:value="6.465205207" table:style-name="ce1">
            <text:p>6.465205207</text:p>
          </table:table-cell>
          <table:table-cell office:value-type="float" office:value="6.46072734" table:style-name="ce1">
            <text:p>6.46072734</text:p>
          </table:table-cell>
          <table:table-cell office:value-type="float" office:value="6.46072734" table:style-name="ce1">
            <text:p>6.46072734</text:p>
          </table:table-cell>
          <table:table-cell office:value-type="float" office:value="0.00633266024190335" table:style-name="ce1">
            <text:p>0.00633266024190335</text:p>
          </table:table-cell>
          <table:table-cell office:value-type="float" office:value="2" table:style-name="ce1">
            <text:p>2</text:p>
          </table:table-cell>
          <table:table-cell office:value-type="float" office:value="0.2620819396" table:style-name="ce1">
            <text:p>0.2620819396</text:p>
          </table:table-cell>
          <table:table-cell office:value-type="float" office:value="0.2645262961" table:style-name="ce1">
            <text:p>0.2645262961</text:p>
          </table:table-cell>
          <table:table-cell office:value-type="float" office:value="0.26330411785" table:style-name="ce1">
            <text:p>0.26330411785</text:p>
          </table:table-cell>
          <table:table-cell office:value-type="float" office:value="0.26330411785" table:style-name="ce1">
            <text:p>0.26330411785</text:p>
          </table:table-cell>
          <table:table-cell office:value-type="float" office:value="0.00172842105678743" table:style-name="ce1">
            <text:p>0.00172842105678743</text:p>
          </table:table-cell>
          <table:table-cell office:value-type="float" office:value="2" table:style-name="ce1">
            <text:p>2</text:p>
          </table:table-cell>
          <table:table-cell office:value-type="float" office:value="3.286573796" table:style-name="ce1">
            <text:p>3.286573796</text:p>
          </table:table-cell>
          <table:table-cell office:value-type="float" office:value="3.287148587" table:style-name="ce1">
            <text:p>3.287148587</text:p>
          </table:table-cell>
          <table:table-cell office:value-type="float" office:value="3.2868611915" table:style-name="ce1">
            <text:p>3.2868611915</text:p>
          </table:table-cell>
          <table:table-cell office:value-type="float" office:value="3.2868611915" table:style-name="ce1">
            <text:p>3.2868611915</text:p>
          </table:table-cell>
          <table:table-cell office:value-type="float" office:value="0.00040643861386501" table:style-name="ce1">
            <text:p>0.00040643861386501</text:p>
          </table:table-cell>
          <table:table-cell office:value-type="float" office:value="2" table:style-name="ce1">
            <text:p>2</text:p>
          </table:table-cell>
          <table:table-cell office:value-type="float" office:value="18.47318" table:style-name="ce1">
            <text:p>18.47318</text:p>
          </table:table-cell>
          <table:table-cell office:value-type="float" office:value="18.474506" table:style-name="ce1">
            <text:p>18.474506</text:p>
          </table:table-cell>
          <table:table-cell office:value-type="float" office:value="18.473843" table:style-name="ce1">
            <text:p>18.473843</text:p>
          </table:table-cell>
          <table:table-cell office:value-type="float" office:value="18.473843" table:style-name="ce1">
            <text:p>18.473843</text:p>
          </table:table-cell>
          <table:table-cell office:value-type="float" office:value="0.000937623591855046" table:style-name="ce1">
            <text:p>0.000937623591855046</text:p>
          </table:table-cell>
          <table:table-cell office:value-type="float" office:value="2" table:style-name="ce1">
            <text:p>2</text:p>
          </table:table-cell>
          <table:table-cell office:value-type="float" office:value="29.29404" table:style-name="ce1">
            <text:p>29.29404</text:p>
          </table:table-cell>
          <table:table-cell office:value-type="float" office:value="29.295038" table:style-name="ce1">
            <text:p>29.295038</text:p>
          </table:table-cell>
          <table:table-cell office:value-type="float" office:value="29.294539" table:style-name="ce1">
            <text:p>29.294539</text:p>
          </table:table-cell>
          <table:table-cell office:value-type="float" office:value="29.294539" table:style-name="ce1">
            <text:p>29.294539</text:p>
          </table:table-cell>
          <table:table-cell office:value-type="float" office:value="0.000705692567626097" table:style-name="ce1">
            <text:p>0.000705692567626097</text:p>
          </table:table-cell>
          <table:table-cell office:value-type="float" office:value="2" table:style-name="ce1">
            <text:p>2</text:p>
          </table:table-cell>
          <table:table-cell office:value-type="float" office:value="47.76722" table:style-name="ce1">
            <text:p>47.76722</text:p>
          </table:table-cell>
          <table:table-cell office:value-type="float" office:value="47.769544" table:style-name="ce1">
            <text:p>47.769544</text:p>
          </table:table-cell>
          <table:table-cell office:value-type="float" office:value="47.768382" table:style-name="ce1">
            <text:p>47.768382</text:p>
          </table:table-cell>
          <table:table-cell office:value-type="float" office:value="47.768382" table:style-name="ce1">
            <text:p>47.768382</text:p>
          </table:table-cell>
          <table:table-cell office:value-type="float" office:value="0.00164331615947863" table:style-name="ce1">
            <text:p>0.00164331615947863</text:p>
          </table:table-cell>
          <table:table-cell office:value-type="float" office:value="2" table:style-name="ce1">
            <text:p>2</text:p>
          </table:table-cell>
          <table:table-cell office:value-type="float" office:value="5.039890272" table:style-name="ce1">
            <text:p>5.039890272</text:p>
          </table:table-cell>
          <table:table-cell office:value-type="float" office:value="5.047660774" table:style-name="ce1">
            <text:p>5.047660774</text:p>
          </table:table-cell>
          <table:table-cell office:value-type="float" office:value="5.043775523" table:style-name="ce1">
            <text:p>5.043775523</text:p>
          </table:table-cell>
          <table:table-cell office:value-type="float" office:value="5.043775523" table:style-name="ce1">
            <text:p>5.043775523</text:p>
          </table:table-cell>
          <table:table-cell office:value-type="float" office:value="0.00549457465742336" table:style-name="ce1">
            <text:p>0.00549457465742336</text:p>
          </table:table-cell>
          <table:table-cell office:value-type="float" office:value="2" table:style-name="ce1">
            <text:p>2</text:p>
          </table:table-cell>
          <table:table-cell office:value-type="float" office:value="0.2676131414" table:style-name="ce1">
            <text:p>0.2676131414</text:p>
          </table:table-cell>
          <table:table-cell office:value-type="float" office:value="0.2706882043" table:style-name="ce1">
            <text:p>0.2706882043</text:p>
          </table:table-cell>
          <table:table-cell office:value-type="float" office:value="0.26915067285" table:style-name="ce1">
            <text:p>0.26915067285</text:p>
          </table:table-cell>
          <table:table-cell office:value-type="float" office:value="0.26915067285" table:style-name="ce1">
            <text:p>0.26915067285</text:p>
          </table:table-cell>
          <table:table-cell office:value-type="float" office:value="0.0021743978291652" table:style-name="ce1">
            <text:p>0.0021743978291652</text:p>
          </table:table-cell>
          <table:table-cell office:value-type="float" office:value="2" table:style-name="ce1">
            <text:p>2</text:p>
          </table:table-cell>
          <table:table-cell office:value-type="float" office:value="8.793373355" table:style-name="ce1">
            <text:p>8.793373355</text:p>
          </table:table-cell>
          <table:table-cell office:value-type="float" office:value="8.810596442" table:style-name="ce1">
            <text:p>8.810596442</text:p>
          </table:table-cell>
          <table:table-cell office:value-type="float" office:value="8.8019848985" table:style-name="ce1">
            <text:p>8.8019848985</text:p>
          </table:table-cell>
          <table:table-cell office:value-type="float" office:value="8.8019848985" table:style-name="ce1">
            <text:p>8.8019848985</text:p>
          </table:table-cell>
          <table:table-cell office:value-type="float" office:value="0.0121785616106656" table:style-name="ce1">
            <text:p>0.0121785616106656</text:p>
          </table:table-cell>
          <table:table-cell office:value-type="float" office:value="2" table:style-name="ce1">
            <text:p>2</text:p>
          </table:table-cell>
          <table:table-cell office:value-type="float" office:value="10.63618338" table:style-name="ce1">
            <text:p>10.63618338</text:p>
          </table:table-cell>
          <table:table-cell office:value-type="float" office:value="10.64835366" table:style-name="ce1">
            <text:p>10.64835366</text:p>
          </table:table-cell>
          <table:table-cell office:value-type="float" office:value="10.64226852" table:style-name="ce1">
            <text:p>10.64226852</text:p>
          </table:table-cell>
          <table:table-cell office:value-type="float" office:value="10.64226852" table:style-name="ce1">
            <text:p>10.64226852</text:p>
          </table:table-cell>
          <table:table-cell office:value-type="float" office:value="0.00860568751693861" table:style-name="ce1">
            <text:p>0.00860568751693861</text:p>
          </table:table-cell>
          <table:table-cell office:value-type="float" office:value="2" table:style-name="ce1">
            <text:p>2</text:p>
          </table:table-cell>
          <table:table-cell office:value-type="float" office:value="71.32390885" table:style-name="ce1">
            <text:p>71.32390885</text:p>
          </table:table-cell>
          <table:table-cell office:value-type="float" office:value="71.36696198" table:style-name="ce1">
            <text:p>71.36696198</text:p>
          </table:table-cell>
          <table:table-cell office:value-type="float" office:value="71.345435415" table:style-name="ce1">
            <text:p>71.345435415</text:p>
          </table:table-cell>
          <table:table-cell office:value-type="float" office:value="71.345435415" table:style-name="ce1">
            <text:p>71.345435415</text:p>
          </table:table-cell>
          <table:table-cell office:value-type="float" office:value="0.0304431601743089" table:style-name="ce1">
            <text:p>0.0304431601743089</text:p>
          </table:table-cell>
          <table:table-cell office:value-type="float" office:value="2" table:style-name="ce1">
            <text:p>2</text:p>
          </table:table-cell>
          <table:table-cell office:value-type="float" office:value="0.2603727609" table:style-name="ce1">
            <text:p>0.2603727609</text:p>
          </table:table-cell>
          <table:table-cell office:value-type="float" office:value="0.2605706858" table:style-name="ce1">
            <text:p>0.2605706858</text:p>
          </table:table-cell>
          <table:table-cell office:value-type="float" office:value="0.26047172335" table:style-name="ce1">
            <text:p>0.26047172335</text:p>
          </table:table-cell>
          <table:table-cell office:value-type="float" office:value="0.26047172335" table:style-name="ce1">
            <text:p>0.26047172335</text:p>
          </table:table-cell>
          <table:table-cell office:value-type="float" office:value="0.000139954038955655" table:style-name="ce1">
            <text:p>0.000139954038955655</text:p>
          </table:table-cell>
          <table:table-cell office:value-type="float" office:value="2" table:style-name="ce1">
            <text:p>2</text:p>
          </table:table-cell>
          <table:table-cell office:value-type="float" office:value="126.0054264" table:style-name="ce1">
            <text:p>126.0054264</text:p>
          </table:table-cell>
          <table:table-cell office:value-type="float" office:value="126.0060618" table:style-name="ce1">
            <text:p>126.0060618</text:p>
          </table:table-cell>
          <table:table-cell office:value-type="float" office:value="126.0057441" table:style-name="ce1">
            <text:p>126.0057441</text:p>
          </table:table-cell>
          <table:table-cell office:value-type="float" office:value="126.0057441" table:style-name="ce1">
            <text:p>126.0057441</text:p>
          </table:table-cell>
          <table:table-cell office:value-type="float" office:value="0.000449295648761032" table:style-name="ce1">
            <text:p>0.000449295648761032</text:p>
          </table:table-cell>
          <table:table-cell office:value-type="float" office:value="2" table:style-name="ce1">
            <text:p>2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3189682653" table:style-name="ce1">
            <text:p>0.3189682653</text:p>
          </table:table-cell>
          <table:table-cell office:value-type="float" office:value="0.3192632201" table:style-name="ce1">
            <text:p>0.3192632201</text:p>
          </table:table-cell>
          <table:table-cell office:value-type="float" office:value="0.3191157427" table:style-name="ce1">
            <text:p>0.3191157427</text:p>
          </table:table-cell>
          <table:table-cell office:value-type="float" office:value="0.3191157427" table:style-name="ce1">
            <text:p>0.3191157427</text:p>
          </table:table-cell>
          <table:table-cell office:value-type="float" office:value="0.000208564539223539" table:style-name="ce1">
            <text:p>0.000208564539223539</text:p>
          </table:table-cell>
          <table:table-cell office:value-type="float" office:value="2" table:style-name="ce1">
            <text:p>2</text:p>
          </table:table-cell>
          <table:table-cell office:value-type="float" office:value="4.544643028" table:style-name="ce1">
            <text:p>4.544643028</text:p>
          </table:table-cell>
          <table:table-cell office:value-type="float" office:value="4.548719961" table:style-name="ce1">
            <text:p>4.548719961</text:p>
          </table:table-cell>
          <table:table-cell office:value-type="float" office:value="4.5466814945" table:style-name="ce1">
            <text:p>4.5466814945</text:p>
          </table:table-cell>
          <table:table-cell office:value-type="float" office:value="4.5466814945" table:style-name="ce1">
            <text:p>4.5466814945</text:p>
          </table:table-cell>
          <table:table-cell office:value-type="float" office:value="0.00288282697074283" table:style-name="ce1">
            <text:p>0.00288282697074283</text:p>
          </table:table-cell>
          <table:table-cell office:value-type="float" office:value="2" table:style-name="ce1">
            <text:p>2</text:p>
          </table:table-cell>
          <table:table-cell office:value-type="float" office:value="0.364366211" table:style-name="ce1">
            <text:p>0.364366211</text:p>
          </table:table-cell>
          <table:table-cell office:value-type="float" office:value="0.3647981701" table:style-name="ce1">
            <text:p>0.3647981701</text:p>
          </table:table-cell>
          <table:table-cell office:value-type="float" office:value="0.36458219055" table:style-name="ce1">
            <text:p>0.36458219055</text:p>
          </table:table-cell>
          <table:table-cell office:value-type="float" office:value="0.36458219055" table:style-name="ce1">
            <text:p>0.36458219055</text:p>
          </table:table-cell>
          <table:table-cell office:value-type="float" office:value="0.000305441208805231" table:style-name="ce1">
            <text:p>0.000305441208805231</text:p>
          </table:table-cell>
          <table:table-cell office:value-type="float" office:value="2" table:style-name="ce1">
            <text:p>2</text:p>
          </table:table-cell>
          <table:table-cell office:value-type="float" office:value="9.158171407" table:style-name="ce1">
            <text:p>9.158171407</text:p>
          </table:table-cell>
          <table:table-cell office:value-type="float" office:value="9.174962772" table:style-name="ce1">
            <text:p>9.174962772</text:p>
          </table:table-cell>
          <table:table-cell office:value-type="float" office:value="9.1665670895" table:style-name="ce1">
            <text:p>9.1665670895</text:p>
          </table:table-cell>
          <table:table-cell office:value-type="float" office:value="9.1665670895" table:style-name="ce1">
            <text:p>9.1665670895</text:p>
          </table:table-cell>
          <table:table-cell office:value-type="float" office:value="0.0118732880568794" table:style-name="ce1">
            <text:p>0.0118732880568794</text:p>
          </table:table-cell>
          <table:table-cell office:value-type="float" office:value="2" table:style-name="ce1">
            <text:p>2</text:p>
          </table:table-cell>
          <table:table-cell office:value-type="float" office:value="0.364366211" table:style-name="ce1">
            <text:p>0.364366211</text:p>
          </table:table-cell>
          <table:table-cell office:value-type="float" office:value="0.3647981701" table:style-name="ce1">
            <text:p>0.3647981701</text:p>
          </table:table-cell>
          <table:table-cell office:value-type="float" office:value="0.36458219055" table:style-name="ce1">
            <text:p>0.36458219055</text:p>
          </table:table-cell>
          <table:table-cell office:value-type="float" office:value="0.36458219055" table:style-name="ce1">
            <text:p>0.36458219055</text:p>
          </table:table-cell>
          <table:table-cell office:value-type="float" office:value="0.000305441208805231" table:style-name="ce1">
            <text:p>0.000305441208805231</text:p>
          </table:table-cell>
          <table:table-cell office:value-type="float" office:value="2" table:style-name="ce1">
            <text:p>2</text:p>
          </table:table-cell>
          <table:table-cell office:value-type="float" office:value="5.56260654" table:style-name="ce1">
            <text:p>5.56260654</text:p>
          </table:table-cell>
          <table:table-cell office:value-type="float" office:value="5.568032296" table:style-name="ce1">
            <text:p>5.568032296</text:p>
          </table:table-cell>
          <table:table-cell office:value-type="float" office:value="5.565319418" table:style-name="ce1">
            <text:p>5.565319418</text:p>
          </table:table-cell>
          <table:table-cell office:value-type="float" office:value="5.565319418" table:style-name="ce1">
            <text:p>5.565319418</text:p>
          </table:table-cell>
          <table:table-cell office:value-type="float" office:value="0.00383658886066372" table:style-name="ce1">
            <text:p>0.00383658886066372</text:p>
          </table:table-cell>
          <table:table-cell office:value-type="float" office:value="2" table:style-name="ce1">
            <text:p>2</text:p>
          </table:table-cell>
          <table:table-cell office:value-type="float" office:value="8.51529746" table:style-name="ce1">
            <text:p>8.51529746</text:p>
          </table:table-cell>
          <table:table-cell office:value-type="float" office:value="8.530399704" table:style-name="ce1">
            <text:p>8.530399704</text:p>
          </table:table-cell>
          <table:table-cell office:value-type="float" office:value="8.522848582" table:style-name="ce1">
            <text:p>8.522848582</text:p>
          </table:table-cell>
          <table:table-cell office:value-type="float" office:value="8.522848582" table:style-name="ce1">
            <text:p>8.522848582</text:p>
          </table:table-cell>
          <table:table-cell office:value-type="float" office:value="0.0106788991435347" table:style-name="ce1">
            <text:p>0.0106788991435347</text:p>
          </table:table-cell>
          <table:table-cell office:value-type="float" office:value="2" table:style-name="ce1">
            <text:p>2</text:p>
          </table:table-cell>
          <table:table-cell office:value-type="float" office:value="0.6428739464" table:style-name="ce1">
            <text:p>0.6428739464</text:p>
          </table:table-cell>
          <table:table-cell office:value-type="float" office:value="0.6445630687" table:style-name="ce1">
            <text:p>0.6445630687</text:p>
          </table:table-cell>
          <table:table-cell office:value-type="float" office:value="0.64371850755" table:style-name="ce1">
            <text:p>0.64371850755</text:p>
          </table:table-cell>
          <table:table-cell office:value-type="float" office:value="0.64371850755" table:style-name="ce1">
            <text:p>0.64371850755</text:p>
          </table:table-cell>
          <table:table-cell office:value-type="float" office:value="0.00119438983258347" table:style-name="ce1">
            <text:p>0.00119438983258347</text:p>
          </table:table-cell>
          <table:table-cell office:value-type="float" office:value="2" table:style-name="ce1">
            <text:p>2</text:p>
          </table:table-cell>
          <table:table-cell office:value-type="float" office:value="44.468343" table:style-name="ce1">
            <text:p>44.468343</text:p>
          </table:table-cell>
          <table:table-cell office:value-type="float" office:value="44.900604" table:style-name="ce1">
            <text:p>44.900604</text:p>
          </table:table-cell>
          <table:table-cell office:value-type="float" office:value="44.6844735" table:style-name="ce1">
            <text:p>44.6844735</text:p>
          </table:table-cell>
          <table:table-cell office:value-type="float" office:value="44.6844735" table:style-name="ce1">
            <text:p>44.6844735</text:p>
          </table:table-cell>
          <table:table-cell office:value-type="float" office:value="0.305654684342481" table:style-name="ce1">
            <text:p>0.305654684342481</text:p>
          </table:table-cell>
          <table:table-cell office:value-type="float" office:value="2" table:style-name="ce1">
            <text:p>2</text:p>
          </table:table-cell>
          <table:table-cell office:value-type="float" office:value="17.01621132" table:style-name="ce1">
            <text:p>17.01621132</text:p>
          </table:table-cell>
          <table:table-cell office:value-type="float" office:value="17.02037803" table:style-name="ce1">
            <text:p>17.02037803</text:p>
          </table:table-cell>
          <table:table-cell office:value-type="float" office:value="17.018294675" table:style-name="ce1">
            <text:p>17.018294675</text:p>
          </table:table-cell>
          <table:table-cell office:value-type="float" office:value="17.018294675" table:style-name="ce1">
            <text:p>17.018294675</text:p>
          </table:table-cell>
          <table:table-cell office:value-type="float" office:value="0.00294630889623766" table:style-name="ce1">
            <text:p>0.00294630889623766</text:p>
          </table:table-cell>
          <table:table-cell office:value-type="float" office:value="2" table:style-name="ce1">
            <text:p>2</text:p>
          </table:table-cell>
          <table:table-cell office:value-type="float" office:value="1348.031432" table:style-name="ce1">
            <text:p>1348.031432</text:p>
          </table:table-cell>
          <table:table-cell office:value-type="float" office:value="1355.218977" table:style-name="ce1">
            <text:p>1355.218977</text:p>
          </table:table-cell>
          <table:table-cell office:value-type="float" office:value="1351.6252045" table:style-name="ce1">
            <text:p>1351.6252045</text:p>
          </table:table-cell>
          <table:table-cell office:value-type="float" office:value="1351.6252045" table:style-name="ce1">
            <text:p>1351.6252045</text:p>
          </table:table-cell>
          <table:table-cell office:value-type="float" office:value="5.08236180958346" table:style-name="ce1">
            <text:p>5.08236180958346</text:p>
          </table:table-cell>
          <table:table-cell office:value-type="float" office:value="2" table:style-name="ce1">
            <text:p>2</text:p>
          </table:table-cell>
          <table:table-cell office:value-type="float" office:value="89.97229281" table:style-name="ce1">
            <text:p>89.97229281</text:p>
          </table:table-cell>
          <table:table-cell office:value-type="float" office:value="89.9781567" table:style-name="ce1">
            <text:p>89.9781567</text:p>
          </table:table-cell>
          <table:table-cell office:value-type="float" office:value="89.975224755" table:style-name="ce1">
            <text:p>89.975224755</text:p>
          </table:table-cell>
          <table:table-cell office:value-type="float" office:value="89.975224755" table:style-name="ce1">
            <text:p>89.975224755</text:p>
          </table:table-cell>
          <table:table-cell office:value-type="float" office:value="0.00414639638313236" table:style-name="ce1">
            <text:p>0.00414639638313236</text:p>
          </table:table-cell>
          <table:table-cell office:value-type="float" office:value="2" table:style-name="ce1">
            <text:p>2</text:p>
          </table:table-cell>
          <table:table-cell office:value-type="float" office:value="123.485749" table:style-name="ce1">
            <text:p>123.485749</text:p>
          </table:table-cell>
          <table:table-cell office:value-type="float" office:value="123.4861139" table:style-name="ce1">
            <text:p>123.4861139</text:p>
          </table:table-cell>
          <table:table-cell office:value-type="float" office:value="123.48593145" table:style-name="ce1">
            <text:p>123.48593145</text:p>
          </table:table-cell>
          <table:table-cell office:value-type="float" office:value="123.48593145" table:style-name="ce1">
            <text:p>123.48593145</text:p>
          </table:table-cell>
          <table:table-cell office:value-type="float" office:value="0.000258023264460703" table:style-name="ce1">
            <text:p>0.000258023264460703</text:p>
          </table:table-cell>
          <table:table-cell office:value-type="float" office:value="2" table:style-name="ce1">
            <text:p>2</text:p>
          </table:table-cell>
          <table:table-cell office:value-type="float" office:value="36.99357362" table:style-name="ce1">
            <text:p>36.99357362</text:p>
          </table:table-cell>
          <table:table-cell office:value-type="float" office:value="36.99436659" table:style-name="ce1">
            <text:p>36.99436659</text:p>
          </table:table-cell>
          <table:table-cell office:value-type="float" office:value="36.993970105" table:style-name="ce1">
            <text:p>36.993970105</text:p>
          </table:table-cell>
          <table:table-cell office:value-type="float" office:value="36.993970105" table:style-name="ce1">
            <text:p>36.993970105</text:p>
          </table:table-cell>
          <table:table-cell office:value-type="float" office:value="0.000560714464276871" table:style-name="ce1">
            <text:p>0.000560714464276871</text:p>
          </table:table-cell>
          <table:table-cell office:value-type="float" office:value="2" table:style-name="ce1">
            <text:p>2</text:p>
          </table:table-cell>
          <table:table-cell office:value-type="float" office:value="21.67403719" table:style-name="ce1">
            <text:p>21.67403719</text:p>
          </table:table-cell>
          <table:table-cell office:value-type="float" office:value="21.67727354" table:style-name="ce1">
            <text:p>21.67727354</text:p>
          </table:table-cell>
          <table:table-cell office:value-type="float" office:value="21.675655365" table:style-name="ce1">
            <text:p>21.675655365</text:p>
          </table:table-cell>
          <table:table-cell office:value-type="float" office:value="21.675655365" table:style-name="ce1">
            <text:p>21.675655365</text:p>
          </table:table-cell>
          <table:table-cell office:value-type="float" office:value="0.00228844503129426" table:style-name="ce1">
            <text:p>0.00228844503129426</text:p>
          </table:table-cell>
          <table:table-cell office:value-type="float" office:value="2" table:style-name="ce1">
            <text:p>2</text:p>
          </table:table-cell>
          <table:table-cell office:value-type="float" office:value="0.002972181084" table:style-name="ce1">
            <text:p>0.002972181084</text:p>
          </table:table-cell>
          <table:table-cell office:value-type="float" office:value="0.002994984243" table:style-name="ce1">
            <text:p>0.002994984243</text:p>
          </table:table-cell>
          <table:table-cell office:value-type="float" office:value="0.0029835826635" table:style-name="ce1">
            <text:p>0.0029835826635</text:p>
          </table:table-cell>
          <table:table-cell office:value-type="float" office:value="0.0029835826635" table:style-name="ce1">
            <text:p>0.0029835826635</text:p>
          </table:table-cell>
          <table:table-cell office:value-type="float" office:value="1.6124268361375e-05" table:style-name="ce1">
            <text:p>1.6124268361375e-05</text:p>
          </table:table-cell>
          <table:table-cell office:value-type="float" office:value="2" table:style-name="ce1">
            <text:p>2</text:p>
          </table:table-cell>
          <table:table-cell office:value-type="float" office:value="0.01643920157" table:style-name="ce1">
            <text:p>0.01643920157</text:p>
          </table:table-cell>
          <table:table-cell office:value-type="float" office:value="0.01645022599" table:style-name="ce1">
            <text:p>0.01645022599</text:p>
          </table:table-cell>
          <table:table-cell office:value-type="float" office:value="0.01644471378" table:style-name="ce1">
            <text:p>0.01644471378</text:p>
          </table:table-cell>
          <table:table-cell office:value-type="float" office:value="0.01644471378" table:style-name="ce1">
            <text:p>0.01644471378</text:p>
          </table:table-cell>
          <table:table-cell office:value-type="float" office:value="7.79544214064994e-06" table:style-name="ce1">
            <text:p>7.79544214064994e-06</text:p>
          </table:table-cell>
          <table:table-cell office:value-type="float" office:value="2" table:style-name="ce1">
            <text:p>2</text:p>
          </table:table-cell>
          <table:table-cell office:value-type="float" office:value="15.16712263" table:style-name="ce1">
            <text:p>15.16712263</text:p>
          </table:table-cell>
          <table:table-cell office:value-type="float" office:value="15.28816545" table:style-name="ce1">
            <text:p>15.28816545</text:p>
          </table:table-cell>
          <table:table-cell office:value-type="float" office:value="15.22764404" table:style-name="ce1">
            <text:p>15.22764404</text:p>
          </table:table-cell>
          <table:table-cell office:value-type="float" office:value="15.22764404" table:style-name="ce1">
            <text:p>15.22764404</text:p>
          </table:table-cell>
          <table:table-cell office:value-type="float" office:value="0.0855901988359423" table:style-name="ce1">
            <text:p>0.0855901988359423</text:p>
          </table:table-cell>
          <table:table-cell office:value-type="float" office:value="2" table:style-name="ce1">
            <text:p>2</text:p>
          </table:table-cell>
          <table:table-cell office:value-type="float" office:value="40.59473542" table:style-name="ce1">
            <text:p>40.59473542</text:p>
          </table:table-cell>
          <table:table-cell office:value-type="float" office:value="40.59473542" table:style-name="ce1">
            <text:p>40.59473542</text:p>
          </table:table-cell>
          <table:table-cell office:value-type="float" office:value="40.59473542" table:style-name="ce1">
            <text:p>40.59473542</text:p>
          </table:table-cell>
          <table:table-cell office:value-type="float" office:value="40.59473542" table:style-name="ce1">
            <text:p>40.5947354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2320036481" table:style-name="ce1">
            <text:p>0.2320036481</text:p>
          </table:table-cell>
          <table:table-cell office:value-type="float" office:value="0.2368924295" table:style-name="ce1">
            <text:p>0.2368924295</text:p>
          </table:table-cell>
          <table:table-cell office:value-type="float" office:value="0.2344480388" table:style-name="ce1">
            <text:p>0.2344480388</text:p>
          </table:table-cell>
          <table:table-cell office:value-type="float" office:value="0.2344480388" table:style-name="ce1">
            <text:p>0.2344480388</text:p>
          </table:table-cell>
          <table:table-cell office:value-type="float" office:value="0.00345689047967867" table:style-name="ce1">
            <text:p>0.00345689047967867</text:p>
          </table:table-cell>
          <table:table-cell office:value-type="float" office:value="2" table:style-name="ce1">
            <text:p>2</text:p>
          </table:table-cell>
          <table:table-cell office:value-type="float" office:value="0.5135928541" table:style-name="ce1">
            <text:p>0.5135928541</text:p>
          </table:table-cell>
          <table:table-cell office:value-type="float" office:value="0.5408776048" table:style-name="ce1">
            <text:p>0.5408776048</text:p>
          </table:table-cell>
          <table:table-cell office:value-type="float" office:value="0.52723522945" table:style-name="ce1">
            <text:p>0.52723522945</text:p>
          </table:table-cell>
          <table:table-cell office:value-type="float" office:value="0.52723522945" table:style-name="ce1">
            <text:p>0.52723522945</text:p>
          </table:table-cell>
          <table:table-cell office:value-type="float" office:value="0.0192932322429544" table:style-name="ce1">
            <text:p>0.0192932322429544</text:p>
          </table:table-cell>
        </table:table-row>
        <table:table-row table:style-name="ro1">
          <table:table-cell office:value-type="string" table:style-name="ce1">
            <text:p>20x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top</text:p>
          </table:table-cell>
          <table:table-cell office:value-type="string" table:style-name="ce1">
            <text:p>&lt;10%</text:p>
          </table:table-cell>
          <table:table-cell office:value-type="float" office:value="2" table:style-name="ce1">
            <text:p>2</text:p>
          </table:table-cell>
          <table:table-cell office:value-type="float" office:value="8.117603975" table:style-name="ce1">
            <text:p>8.117603975</text:p>
          </table:table-cell>
          <table:table-cell office:value-type="float" office:value="8.344726563" table:style-name="ce1">
            <text:p>8.344726563</text:p>
          </table:table-cell>
          <table:table-cell office:value-type="float" office:value="8.231165269" table:style-name="ce1">
            <text:p>8.231165269</text:p>
          </table:table-cell>
          <table:table-cell office:value-type="float" office:value="8.231165269" table:style-name="ce1">
            <text:p>8.231165269</text:p>
          </table:table-cell>
          <table:table-cell office:value-type="float" office:value="0.160599922135439" table:style-name="ce1">
            <text:p>0.160599922135439</text:p>
          </table:table-cell>
          <table:table-cell office:value-type="float" office:value="2" table:style-name="ce1">
            <text:p>2</text:p>
          </table:table-cell>
          <table:table-cell office:value-type="float" office:value="3.339435263" table:style-name="ce1">
            <text:p>3.339435263</text:p>
          </table:table-cell>
          <table:table-cell office:value-type="float" office:value="3.343397823" table:style-name="ce1">
            <text:p>3.343397823</text:p>
          </table:table-cell>
          <table:table-cell office:value-type="float" office:value="3.341416543" table:style-name="ce1">
            <text:p>3.341416543</text:p>
          </table:table-cell>
          <table:table-cell office:value-type="float" office:value="3.341416543" table:style-name="ce1">
            <text:p>3.341416543</text:p>
          </table:table-cell>
          <table:table-cell office:value-type="float" office:value="0.00280195304685869" table:style-name="ce1">
            <text:p>0.00280195304685869</text:p>
          </table:table-cell>
          <table:table-cell office:value-type="float" office:value="2" table:style-name="ce1">
            <text:p>2</text:p>
          </table:table-cell>
          <table:table-cell office:value-type="float" office:value="0.07618466223" table:style-name="ce1">
            <text:p>0.07618466223</text:p>
          </table:table-cell>
          <table:table-cell office:value-type="float" office:value="0.08039721962" table:style-name="ce1">
            <text:p>0.08039721962</text:p>
          </table:table-cell>
          <table:table-cell office:value-type="float" office:value="0.078290940925" table:style-name="ce1">
            <text:p>0.078290940925</text:p>
          </table:table-cell>
          <table:table-cell office:value-type="float" office:value="0.078290940925" table:style-name="ce1">
            <text:p>0.078290940925</text:p>
          </table:table-cell>
          <table:table-cell office:value-type="float" office:value="0.0029787278966065" table:style-name="ce1">
            <text:p>0.0029787278966065</text:p>
          </table:table-cell>
          <table:table-cell office:value-type="float" office:value="2" table:style-name="ce1">
            <text:p>2</text:p>
          </table:table-cell>
          <table:table-cell office:value-type="float" office:value="3.002984181" table:style-name="ce1">
            <text:p>3.002984181</text:p>
          </table:table-cell>
          <table:table-cell office:value-type="float" office:value="3.005418023" table:style-name="ce1">
            <text:p>3.005418023</text:p>
          </table:table-cell>
          <table:table-cell office:value-type="float" office:value="3.004201102" table:style-name="ce1">
            <text:p>3.004201102</text:p>
          </table:table-cell>
          <table:table-cell office:value-type="float" office:value="3.004201102" table:style-name="ce1">
            <text:p>3.004201102</text:p>
          </table:table-cell>
          <table:table-cell office:value-type="float" office:value="0.00172098618253653" table:style-name="ce1">
            <text:p>0.00172098618253653</text:p>
          </table:table-cell>
          <table:table-cell office:value-type="float" office:value="2" table:style-name="ce1">
            <text:p>2</text:p>
          </table:table-cell>
          <table:table-cell office:value-type="float" office:value="10.07359" table:style-name="ce1">
            <text:p>10.07359</text:p>
          </table:table-cell>
          <table:table-cell office:value-type="float" office:value="10.08045" table:style-name="ce1">
            <text:p>10.08045</text:p>
          </table:table-cell>
          <table:table-cell office:value-type="float" office:value="10.07702" table:style-name="ce1">
            <text:p>10.07702</text:p>
          </table:table-cell>
          <table:table-cell office:value-type="float" office:value="10.07702" table:style-name="ce1">
            <text:p>10.07702</text:p>
          </table:table-cell>
          <table:table-cell office:value-type="float" office:value="0.00485075251894072" table:style-name="ce1">
            <text:p>0.00485075251894072</text:p>
          </table:table-cell>
          <table:table-cell office:value-type="float" office:value="2" table:style-name="ce1">
            <text:p>2</text:p>
          </table:table-cell>
          <table:table-cell office:value-type="float" office:value="11.62994" table:style-name="ce1">
            <text:p>11.62994</text:p>
          </table:table-cell>
          <table:table-cell office:value-type="float" office:value="11.71043" table:style-name="ce1">
            <text:p>11.71043</text:p>
          </table:table-cell>
          <table:table-cell office:value-type="float" office:value="11.670185" table:style-name="ce1">
            <text:p>11.670185</text:p>
          </table:table-cell>
          <table:table-cell office:value-type="float" office:value="11.670185" table:style-name="ce1">
            <text:p>11.670185</text:p>
          </table:table-cell>
          <table:table-cell office:value-type="float" office:value="0.056915024817706" table:style-name="ce1">
            <text:p>0.056915024817706</text:p>
          </table:table-cell>
          <table:table-cell office:value-type="float" office:value="2" table:style-name="ce1">
            <text:p>2</text:p>
          </table:table-cell>
          <table:table-cell office:value-type="float" office:value="21.71039" table:style-name="ce1">
            <text:p>21.71039</text:p>
          </table:table-cell>
          <table:table-cell office:value-type="float" office:value="21.78402" table:style-name="ce1">
            <text:p>21.78402</text:p>
          </table:table-cell>
          <table:table-cell office:value-type="float" office:value="21.747205" table:style-name="ce1">
            <text:p>21.747205</text:p>
          </table:table-cell>
          <table:table-cell office:value-type="float" office:value="21.747205" table:style-name="ce1">
            <text:p>21.747205</text:p>
          </table:table-cell>
          <table:table-cell office:value-type="float" office:value="0.0520642722987665" table:style-name="ce1">
            <text:p>0.0520642722987665</text:p>
          </table:table-cell>
          <table:table-cell office:value-type="float" office:value="2" table:style-name="ce1">
            <text:p>2</text:p>
          </table:table-cell>
          <table:table-cell office:value-type="float" office:value="2.678978372" table:style-name="ce1">
            <text:p>2.678978372</text:p>
          </table:table-cell>
          <table:table-cell office:value-type="float" office:value="2.682549225" table:style-name="ce1">
            <text:p>2.682549225</text:p>
          </table:table-cell>
          <table:table-cell office:value-type="float" office:value="2.6807637985" table:style-name="ce1">
            <text:p>2.6807637985</text:p>
          </table:table-cell>
          <table:table-cell office:value-type="float" office:value="2.6807637985" table:style-name="ce1">
            <text:p>2.6807637985</text:p>
          </table:table-cell>
          <table:table-cell office:value-type="float" office:value="0.0025249743709202" table:style-name="ce1">
            <text:p>0.0025249743709202</text:p>
          </table:table-cell>
          <table:table-cell office:value-type="float" office:value="2" table:style-name="ce1">
            <text:p>2</text:p>
          </table:table-cell>
          <table:table-cell office:value-type="float" office:value="0.2836132426" table:style-name="ce1">
            <text:p>0.2836132426</text:p>
          </table:table-cell>
          <table:table-cell office:value-type="float" office:value="0.2999565442" table:style-name="ce1">
            <text:p>0.2999565442</text:p>
          </table:table-cell>
          <table:table-cell office:value-type="float" office:value="0.2917848934" table:style-name="ce1">
            <text:p>0.2917848934</text:p>
          </table:table-cell>
          <table:table-cell office:value-type="float" office:value="0.2917848934" table:style-name="ce1">
            <text:p>0.2917848934</text:p>
          </table:table-cell>
          <table:table-cell office:value-type="float" office:value="0.011556459388337" table:style-name="ce1">
            <text:p>0.011556459388337</text:p>
          </table:table-cell>
          <table:table-cell office:value-type="float" office:value="2" table:style-name="ce1">
            <text:p>2</text:p>
          </table:table-cell>
          <table:table-cell office:value-type="float" office:value="4.230188039" table:style-name="ce1">
            <text:p>4.230188039</text:p>
          </table:table-cell>
          <table:table-cell office:value-type="float" office:value="4.233128294" table:style-name="ce1">
            <text:p>4.233128294</text:p>
          </table:table-cell>
          <table:table-cell office:value-type="float" office:value="4.2316581665" table:style-name="ce1">
            <text:p>4.2316581665</text:p>
          </table:table-cell>
          <table:table-cell office:value-type="float" office:value="4.2316581665" table:style-name="ce1">
            <text:p>4.2316581665</text:p>
          </table:table-cell>
          <table:table-cell office:value-type="float" office:value="0.00207907424891793" table:style-name="ce1">
            <text:p>0.00207907424891793</text:p>
          </table:table-cell>
          <table:table-cell office:value-type="float" office:value="2" table:style-name="ce1">
            <text:p>2</text:p>
          </table:table-cell>
          <table:table-cell office:value-type="float" office:value="6.15087445" table:style-name="ce1">
            <text:p>6.15087445</text:p>
          </table:table-cell>
          <table:table-cell office:value-type="float" office:value="6.155156059" table:style-name="ce1">
            <text:p>6.155156059</text:p>
          </table:table-cell>
          <table:table-cell office:value-type="float" office:value="6.1530152545" table:style-name="ce1">
            <text:p>6.1530152545</text:p>
          </table:table-cell>
          <table:table-cell office:value-type="float" office:value="6.1530152545" table:style-name="ce1">
            <text:p>6.1530152545</text:p>
          </table:table-cell>
          <table:table-cell office:value-type="float" office:value="0.00302755475828964" table:style-name="ce1">
            <text:p>0.00302755475828964</text:p>
          </table:table-cell>
          <table:table-cell office:value-type="float" office:value="2" table:style-name="ce1">
            <text:p>2</text:p>
          </table:table-cell>
          <table:table-cell office:value-type="float" office:value="73.3558859" table:style-name="ce1">
            <text:p>73.3558859</text:p>
          </table:table-cell>
          <table:table-cell office:value-type="float" office:value="73.45216492" table:style-name="ce1">
            <text:p>73.45216492</text:p>
          </table:table-cell>
          <table:table-cell office:value-type="float" office:value="73.40402541" table:style-name="ce1">
            <text:p>73.40402541</text:p>
          </table:table-cell>
          <table:table-cell office:value-type="float" office:value="73.40402541" table:style-name="ce1">
            <text:p>73.40402541</text:p>
          </table:table-cell>
          <table:table-cell office:value-type="float" office:value="0.0680795479279933" table:style-name="ce1">
            <text:p>0.0680795479279933</text:p>
          </table:table-cell>
          <table:table-cell office:value-type="float" office:value="2" table:style-name="ce1">
            <text:p>2</text:p>
          </table:table-cell>
          <table:table-cell office:value-type="float" office:value="0.3302111352" table:style-name="ce1">
            <text:p>0.3302111352</text:p>
          </table:table-cell>
          <table:table-cell office:value-type="float" office:value="0.3312247041" table:style-name="ce1">
            <text:p>0.3312247041</text:p>
          </table:table-cell>
          <table:table-cell office:value-type="float" office:value="0.33071791965" table:style-name="ce1">
            <text:p>0.33071791965</text:p>
          </table:table-cell>
          <table:table-cell office:value-type="float" office:value="0.33071791965" table:style-name="ce1">
            <text:p>0.33071791965</text:p>
          </table:table-cell>
          <table:table-cell office:value-type="float" office:value="0.000716701442389778" table:style-name="ce1">
            <text:p>0.000716701442389778</text:p>
          </table:table-cell>
          <table:table-cell office:value-type="float" office:value="2" table:style-name="ce1">
            <text:p>2</text:p>
          </table:table-cell>
          <table:table-cell office:value-type="float" office:value="79.49886635" table:style-name="ce1">
            <text:p>79.49886635</text:p>
          </table:table-cell>
          <table:table-cell office:value-type="float" office:value="79.74323728" table:style-name="ce1">
            <text:p>79.74323728</text:p>
          </table:table-cell>
          <table:table-cell office:value-type="float" office:value="79.621051815" table:style-name="ce1">
            <text:p>79.621051815</text:p>
          </table:table-cell>
          <table:table-cell office:value-type="float" office:value="79.621051815" table:style-name="ce1">
            <text:p>79.621051815</text:p>
          </table:table-cell>
          <table:table-cell office:value-type="float" office:value="0.172796341727865" table:style-name="ce1">
            <text:p>0.172796341727865</text:p>
          </table:table-cell>
          <table:table-cell office:value-type="float" office:value="2" table:style-name="ce1">
            <text:p>2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2766583209" table:style-name="ce1">
            <text:p>0.2766583209</text:p>
          </table:table-cell>
          <table:table-cell office:value-type="float" office:value="0.2766600805" table:style-name="ce1">
            <text:p>0.2766600805</text:p>
          </table:table-cell>
          <table:table-cell office:value-type="float" office:value="0.2766592007" table:style-name="ce1">
            <text:p>0.2766592007</text:p>
          </table:table-cell>
          <table:table-cell office:value-type="float" office:value="0.2766592007" table:style-name="ce1">
            <text:p>0.2766592007</text:p>
          </table:table-cell>
          <table:table-cell office:value-type="float" office:value="1.24422509220393e-06" table:style-name="ce1">
            <text:p>1.24422509220393e-06</text:p>
          </table:table-cell>
          <table:table-cell office:value-type="float" office:value="2" table:style-name="ce1">
            <text:p>2</text:p>
          </table:table-cell>
          <table:table-cell office:value-type="float" office:value="3.490738006" table:style-name="ce1">
            <text:p>3.490738006</text:p>
          </table:table-cell>
          <table:table-cell office:value-type="float" office:value="3.494423899" table:style-name="ce1">
            <text:p>3.494423899</text:p>
          </table:table-cell>
          <table:table-cell office:value-type="float" office:value="3.4925809525" table:style-name="ce1">
            <text:p>3.4925809525</text:p>
          </table:table-cell>
          <table:table-cell office:value-type="float" office:value="3.4925809525" table:style-name="ce1">
            <text:p>3.4925809525</text:p>
          </table:table-cell>
          <table:table-cell office:value-type="float" office:value="0.0026063199350281" table:style-name="ce1">
            <text:p>0.0026063199350281</text:p>
          </table:table-cell>
          <table:table-cell office:value-type="float" office:value="2" table:style-name="ce1">
            <text:p>2</text:p>
          </table:table-cell>
          <table:table-cell office:value-type="float" office:value="0.1753540635" table:style-name="ce1">
            <text:p>0.1753540635</text:p>
          </table:table-cell>
          <table:table-cell office:value-type="float" office:value="0.1762820213" table:style-name="ce1">
            <text:p>0.1762820213</text:p>
          </table:table-cell>
          <table:table-cell office:value-type="float" office:value="0.1758180424" table:style-name="ce1">
            <text:p>0.1758180424</text:p>
          </table:table-cell>
          <table:table-cell office:value-type="float" office:value="0.1758180424" table:style-name="ce1">
            <text:p>0.1758180424</text:p>
          </table:table-cell>
          <table:table-cell office:value-type="float" office:value="0.000656165253034963" table:style-name="ce1">
            <text:p>0.000656165253034963</text:p>
          </table:table-cell>
          <table:table-cell office:value-type="float" office:value="2" table:style-name="ce1">
            <text:p>2</text:p>
          </table:table-cell>
          <table:table-cell office:value-type="float" office:value="4.405538044" table:style-name="ce1">
            <text:p>4.405538044</text:p>
          </table:table-cell>
          <table:table-cell office:value-type="float" office:value="4.409406864" table:style-name="ce1">
            <text:p>4.409406864</text:p>
          </table:table-cell>
          <table:table-cell office:value-type="float" office:value="4.407472454" table:style-name="ce1">
            <text:p>4.407472454</text:p>
          </table:table-cell>
          <table:table-cell office:value-type="float" office:value="4.407472454" table:style-name="ce1">
            <text:p>4.407472454</text:p>
          </table:table-cell>
          <table:table-cell office:value-type="float" office:value="0.00273566885719021" table:style-name="ce1">
            <text:p>0.00273566885719021</text:p>
          </table:table-cell>
          <table:table-cell office:value-type="float" office:value="2" table:style-name="ce1">
            <text:p>2</text:p>
          </table:table-cell>
          <table:table-cell office:value-type="float" office:value="0.1753540635" table:style-name="ce1">
            <text:p>0.1753540635</text:p>
          </table:table-cell>
          <table:table-cell office:value-type="float" office:value="0.1762820213" table:style-name="ce1">
            <text:p>0.1762820213</text:p>
          </table:table-cell>
          <table:table-cell office:value-type="float" office:value="0.1758180424" table:style-name="ce1">
            <text:p>0.1758180424</text:p>
          </table:table-cell>
          <table:table-cell office:value-type="float" office:value="0.1758180424" table:style-name="ce1">
            <text:p>0.1758180424</text:p>
          </table:table-cell>
          <table:table-cell office:value-type="float" office:value="0.000656165253034963" table:style-name="ce1">
            <text:p>0.000656165253034963</text:p>
          </table:table-cell>
          <table:table-cell office:value-type="float" office:value="2" table:style-name="ce1">
            <text:p>2</text:p>
          </table:table-cell>
          <table:table-cell office:value-type="float" office:value="2.976945779" table:style-name="ce1">
            <text:p>2.976945779</text:p>
          </table:table-cell>
          <table:table-cell office:value-type="float" office:value="2.979176126" table:style-name="ce1">
            <text:p>2.979176126</text:p>
          </table:table-cell>
          <table:table-cell office:value-type="float" office:value="2.9780609525" table:style-name="ce1">
            <text:p>2.9780609525</text:p>
          </table:table-cell>
          <table:table-cell office:value-type="float" office:value="2.9780609525" table:style-name="ce1">
            <text:p>2.9780609525</text:p>
          </table:table-cell>
          <table:table-cell office:value-type="float" office:value="0.00157709348809924" table:style-name="ce1">
            <text:p>0.00157709348809924</text:p>
          </table:table-cell>
          <table:table-cell office:value-type="float" office:value="2" table:style-name="ce1">
            <text:p>2</text:p>
          </table:table-cell>
          <table:table-cell office:value-type="float" office:value="4.053124221" table:style-name="ce1">
            <text:p>4.053124221</text:p>
          </table:table-cell>
          <table:table-cell office:value-type="float" office:value="4.057113874" table:style-name="ce1">
            <text:p>4.057113874</text:p>
          </table:table-cell>
          <table:table-cell office:value-type="float" office:value="4.0551190475" table:style-name="ce1">
            <text:p>4.0551190475</text:p>
          </table:table-cell>
          <table:table-cell office:value-type="float" office:value="4.0551190475" table:style-name="ce1">
            <text:p>4.0551190475</text:p>
          </table:table-cell>
          <table:table-cell office:value-type="float" office:value="0.002821110690881" table:style-name="ce1">
            <text:p>0.002821110690881</text:p>
          </table:table-cell>
          <table:table-cell office:value-type="float" office:value="2" table:style-name="ce1">
            <text:p>2</text:p>
          </table:table-cell>
          <table:table-cell office:value-type="float" office:value="0.3522929907" table:style-name="ce1">
            <text:p>0.3522929907</text:p>
          </table:table-cell>
          <table:table-cell office:value-type="float" office:value="0.3524138237" table:style-name="ce1">
            <text:p>0.3524138237</text:p>
          </table:table-cell>
          <table:table-cell office:value-type="float" office:value="0.3523534072" table:style-name="ce1">
            <text:p>0.3523534072</text:p>
          </table:table-cell>
          <table:table-cell office:value-type="float" office:value="0.3523534072" table:style-name="ce1">
            <text:p>0.3523534072</text:p>
          </table:table-cell>
          <table:table-cell office:value-type="float" office:value="8.54418336911441e-05" table:style-name="ce1">
            <text:p>8.54418336911441e-05</text:p>
          </table:table-cell>
          <table:table-cell office:value-type="float" office:value="2" table:style-name="ce1">
            <text:p>2</text:p>
          </table:table-cell>
          <table:table-cell office:value-type="float" office:value="21.99785" table:style-name="ce1">
            <text:p>21.99785</text:p>
          </table:table-cell>
          <table:table-cell office:value-type="float" office:value="22.0298" table:style-name="ce1">
            <text:p>22.0298</text:p>
          </table:table-cell>
          <table:table-cell office:value-type="float" office:value="22.013825" table:style-name="ce1">
            <text:p>22.013825</text:p>
          </table:table-cell>
          <table:table-cell office:value-type="float" office:value="22.013825" table:style-name="ce1">
            <text:p>22.013825</text:p>
          </table:table-cell>
          <table:table-cell office:value-type="float" office:value="0.0225920616589116" table:style-name="ce1">
            <text:p>0.0225920616589116</text:p>
          </table:table-cell>
          <table:table-cell office:value-type="float" office:value="2" table:style-name="ce1">
            <text:p>2</text:p>
          </table:table-cell>
          <table:table-cell office:value-type="float" office:value="8.433910662" table:style-name="ce1">
            <text:p>8.433910662</text:p>
          </table:table-cell>
          <table:table-cell office:value-type="float" office:value="8.456282296" table:style-name="ce1">
            <text:p>8.456282296</text:p>
          </table:table-cell>
          <table:table-cell office:value-type="float" office:value="8.445096479" table:style-name="ce1">
            <text:p>8.445096479</text:p>
          </table:table-cell>
          <table:table-cell office:value-type="float" office:value="8.445096479" table:style-name="ce1">
            <text:p>8.445096479</text:p>
          </table:table-cell>
          <table:table-cell office:value-type="float" office:value="0.0158191341076227" table:style-name="ce1">
            <text:p>0.0158191341076227</text:p>
          </table:table-cell>
          <table:table-cell office:value-type="float" office:value="2" table:style-name="ce1">
            <text:p>2</text:p>
          </table:table-cell>
          <table:table-cell office:value-type="float" office:value="1398.100106" table:style-name="ce1">
            <text:p>1398.100106</text:p>
          </table:table-cell>
          <table:table-cell office:value-type="float" office:value="1406.827583" table:style-name="ce1">
            <text:p>1406.827583</text:p>
          </table:table-cell>
          <table:table-cell office:value-type="float" office:value="1402.4638445" table:style-name="ce1">
            <text:p>1402.4638445</text:p>
          </table:table-cell>
          <table:table-cell office:value-type="float" office:value="1402.4638445" table:style-name="ce1">
            <text:p>1402.4638445</text:p>
          </table:table-cell>
          <table:table-cell office:value-type="float" office:value="6.17125816934956" table:style-name="ce1">
            <text:p>6.17125816934956</text:p>
          </table:table-cell>
          <table:table-cell office:value-type="float" office:value="2" table:style-name="ce1">
            <text:p>2</text:p>
          </table:table-cell>
          <table:table-cell office:value-type="float" office:value="89.9680758" table:style-name="ce1">
            <text:p>89.9680758</text:p>
          </table:table-cell>
          <table:table-cell office:value-type="float" office:value="89.97709262" table:style-name="ce1">
            <text:p>89.97709262</text:p>
          </table:table-cell>
          <table:table-cell office:value-type="float" office:value="89.97258421" table:style-name="ce1">
            <text:p>89.97258421</text:p>
          </table:table-cell>
          <table:table-cell office:value-type="float" office:value="89.97258421" table:style-name="ce1">
            <text:p>89.97258421</text:p>
          </table:table-cell>
          <table:table-cell office:value-type="float" office:value="0.00637585456673804" table:style-name="ce1">
            <text:p>0.00637585456673804</text:p>
          </table:table-cell>
          <table:table-cell office:value-type="float" office:value="2" table:style-name="ce1">
            <text:p>2</text:p>
          </table:table-cell>
          <table:table-cell office:value-type="float" office:value="37.02721207" table:style-name="ce1">
            <text:p>37.02721207</text:p>
          </table:table-cell>
          <table:table-cell office:value-type="float" office:value="37.03095893" table:style-name="ce1">
            <text:p>37.03095893</text:p>
          </table:table-cell>
          <table:table-cell office:value-type="float" office:value="37.0290855" table:style-name="ce1">
            <text:p>37.0290855</text:p>
          </table:table-cell>
          <table:table-cell office:value-type="float" office:value="37.0290855" table:style-name="ce1">
            <text:p>37.0290855</text:p>
          </table:table-cell>
          <table:table-cell office:value-type="float" office:value="0.00264943011415641" table:style-name="ce1">
            <text:p>0.00264943011415641</text:p>
          </table:table-cell>
          <table:table-cell office:value-type="float" office:value="2" table:style-name="ce1">
            <text:p>2</text:p>
          </table:table-cell>
          <table:table-cell office:value-type="float" office:value="142.9860613" table:style-name="ce1">
            <text:p>142.9860613</text:p>
          </table:table-cell>
          <table:table-cell office:value-type="float" office:value="142.9866956" table:style-name="ce1">
            <text:p>142.9866956</text:p>
          </table:table-cell>
          <table:table-cell office:value-type="float" office:value="142.98637845" table:style-name="ce1">
            <text:p>142.98637845</text:p>
          </table:table-cell>
          <table:table-cell office:value-type="float" office:value="142.98637845" table:style-name="ce1">
            <text:p>142.98637845</text:p>
          </table:table-cell>
          <table:table-cell office:value-type="float" office:value="0.00044851783130771" table:style-name="ce1">
            <text:p>0.00044851783130771</text:p>
          </table:table-cell>
          <table:table-cell office:value-type="float" office:value="2" table:style-name="ce1">
            <text:p>2</text:p>
          </table:table-cell>
          <table:table-cell office:value-type="float" office:value="33.1170089" table:style-name="ce1">
            <text:p>33.1170089</text:p>
          </table:table-cell>
          <table:table-cell office:value-type="float" office:value="33.18967935" table:style-name="ce1">
            <text:p>33.18967935</text:p>
          </table:table-cell>
          <table:table-cell office:value-type="float" office:value="33.153344125" table:style-name="ce1">
            <text:p>33.153344125</text:p>
          </table:table-cell>
          <table:table-cell office:value-type="float" office:value="33.153344125" table:style-name="ce1">
            <text:p>33.153344125</text:p>
          </table:table-cell>
          <table:table-cell office:value-type="float" office:value="0.0513857679868757" table:style-name="ce1">
            <text:p>0.0513857679868757</text:p>
          </table:table-cell>
          <table:table-cell office:value-type="float" office:value="2" table:style-name="ce1">
            <text:p>2</text:p>
          </table:table-cell>
          <table:table-cell office:value-type="float" office:value="0.000983379933" table:style-name="ce1">
            <text:p>0.000983379933</text:p>
          </table:table-cell>
          <table:table-cell office:value-type="float" office:value="0.001037311729" table:style-name="ce1">
            <text:p>0.001037311729</text:p>
          </table:table-cell>
          <table:table-cell office:value-type="float" office:value="0.001010345831" table:style-name="ce1">
            <text:p>0.001010345831</text:p>
          </table:table-cell>
          <table:table-cell office:value-type="float" office:value="0.001010345831" table:style-name="ce1">
            <text:p>0.001010345831</text:p>
          </table:table-cell>
          <table:table-cell office:value-type="float" office:value="3.81355386731697e-05" table:style-name="ce1">
            <text:p>3.81355386731697e-05</text:p>
          </table:table-cell>
          <table:table-cell office:value-type="float" office:value="2" table:style-name="ce1">
            <text:p>2</text:p>
          </table:table-cell>
          <table:table-cell office:value-type="float" office:value="0.01738087444" table:style-name="ce1">
            <text:p>0.01738087444</text:p>
          </table:table-cell>
          <table:table-cell office:value-type="float" office:value="0.01739545567" table:style-name="ce1">
            <text:p>0.01739545567</text:p>
          </table:table-cell>
          <table:table-cell office:value-type="float" office:value="0.017388165055" table:style-name="ce1">
            <text:p>0.017388165055</text:p>
          </table:table-cell>
          <table:table-cell office:value-type="float" office:value="0.017388165055" table:style-name="ce1">
            <text:p>0.017388165055</text:p>
          </table:table-cell>
          <table:table-cell office:value-type="float" office:value="1.03104866110416e-05" table:style-name="ce1">
            <text:p>1.03104866110416e-05</text:p>
          </table:table-cell>
          <table:table-cell office:value-type="float" office:value="2" table:style-name="ce1">
            <text:p>2</text:p>
          </table:table-cell>
          <table:table-cell office:value-type="float" office:value="11.00471282" table:style-name="ce1">
            <text:p>11.00471282</text:p>
          </table:table-cell>
          <table:table-cell office:value-type="float" office:value="11.01180027" table:style-name="ce1">
            <text:p>11.01180027</text:p>
          </table:table-cell>
          <table:table-cell office:value-type="float" office:value="11.008256545" table:style-name="ce1">
            <text:p>11.008256545</text:p>
          </table:table-cell>
          <table:table-cell office:value-type="float" office:value="11.008256545" table:style-name="ce1">
            <text:p>11.008256545</text:p>
          </table:table-cell>
          <table:table-cell office:value-type="float" office:value="0.00501158395632075" table:style-name="ce1">
            <text:p>0.00501158395632075</text:p>
          </table:table-cell>
          <table:table-cell office:value-type="float" office:value="2" table:style-name="ce1">
            <text:p>2</text:p>
          </table:table-cell>
          <table:table-cell office:value-type="float" office:value="15.75280713" table:style-name="ce1">
            <text:p>15.75280713</text:p>
          </table:table-cell>
          <table:table-cell office:value-type="float" office:value="15.75280713" table:style-name="ce1">
            <text:p>15.75280713</text:p>
          </table:table-cell>
          <table:table-cell office:value-type="float" office:value="15.75280713" table:style-name="ce1">
            <text:p>15.75280713</text:p>
          </table:table-cell>
          <table:table-cell office:value-type="float" office:value="15.75280713" table:style-name="ce1">
            <text:p>15.75280713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4293755986" table:style-name="ce1">
            <text:p>0.4293755986</text:p>
          </table:table-cell>
          <table:table-cell office:value-type="float" office:value="0.4306385625" table:style-name="ce1">
            <text:p>0.4306385625</text:p>
          </table:table-cell>
          <table:table-cell office:value-type="float" office:value="0.43000708055" table:style-name="ce1">
            <text:p>0.43000708055</text:p>
          </table:table-cell>
          <table:table-cell office:value-type="float" office:value="0.43000708055" table:style-name="ce1">
            <text:p>0.43000708055</text:p>
          </table:table-cell>
          <table:table-cell office:value-type="float" office:value="0.000893050338083787" table:style-name="ce1">
            <text:p>0.000893050338083787</text:p>
          </table:table-cell>
          <table:table-cell office:value-type="float" office:value="2" table:style-name="ce1">
            <text:p>2</text:p>
          </table:table-cell>
          <table:table-cell office:value-type="float" office:value="0.5113984615" table:style-name="ce1">
            <text:p>0.5113984615</text:p>
          </table:table-cell>
          <table:table-cell office:value-type="float" office:value="0.5227611856" table:style-name="ce1">
            <text:p>0.5227611856</text:p>
          </table:table-cell>
          <table:table-cell office:value-type="float" office:value="0.51707982355" table:style-name="ce1">
            <text:p>0.51707982355</text:p>
          </table:table-cell>
          <table:table-cell office:value-type="float" office:value="0.51707982355" table:style-name="ce1">
            <text:p>0.51707982355</text:p>
          </table:table-cell>
          <table:table-cell office:value-type="float" office:value="0.00803465926386177" table:style-name="ce1">
            <text:p>0.00803465926386177</text:p>
          </table:table-cell>
        </table:table-row>
        <table:table-row table:style-name="ro1">
          <table:table-cell office:value-type="string" table:style-name="ce1">
            <text:p>20x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top</text:p>
          </table:table-cell>
          <table:table-cell office:value-type="string" table:style-name="ce1">
            <text:p>10-20%</text:p>
          </table:table-cell>
          <table:table-cell office:value-type="float" office:value="2" table:style-name="ce1">
            <text:p>2</text:p>
          </table:table-cell>
          <table:table-cell office:value-type="float" office:value="10.57588465" table:style-name="ce1">
            <text:p>10.57588465</text:p>
          </table:table-cell>
          <table:table-cell office:value-type="float" office:value="13.56545841" table:style-name="ce1">
            <text:p>13.56545841</text:p>
          </table:table-cell>
          <table:table-cell office:value-type="float" office:value="12.07067153" table:style-name="ce1">
            <text:p>12.07067153</text:p>
          </table:table-cell>
          <table:table-cell office:value-type="float" office:value="12.07067153" table:style-name="ce1">
            <text:p>12.07067153</text:p>
          </table:table-cell>
          <table:table-cell office:value-type="float" office:value="2.11394787855336" table:style-name="ce1">
            <text:p>2.11394787855336</text:p>
          </table:table-cell>
          <table:table-cell office:value-type="float" office:value="2" table:style-name="ce1">
            <text:p>2</text:p>
          </table:table-cell>
          <table:table-cell office:value-type="float" office:value="2.657942176" table:style-name="ce1">
            <text:p>2.657942176</text:p>
          </table:table-cell>
          <table:table-cell office:value-type="float" office:value="2.728396095" table:style-name="ce1">
            <text:p>2.728396095</text:p>
          </table:table-cell>
          <table:table-cell office:value-type="float" office:value="2.6931691355" table:style-name="ce1">
            <text:p>2.6931691355</text:p>
          </table:table-cell>
          <table:table-cell office:value-type="float" office:value="2.6931691355" table:style-name="ce1">
            <text:p>2.6931691355</text:p>
          </table:table-cell>
          <table:table-cell office:value-type="float" office:value="0.0498184438860676" table:style-name="ce1">
            <text:p>0.0498184438860676</text:p>
          </table:table-cell>
          <table:table-cell office:value-type="float" office:value="2" table:style-name="ce1">
            <text:p>2</text:p>
          </table:table-cell>
          <table:table-cell office:value-type="float" office:value="-0.5295357461" table:style-name="ce1">
            <text:p>-0.5295357461</text:p>
          </table:table-cell>
          <table:table-cell office:value-type="float" office:value="-0.4831416634" table:style-name="ce1">
            <text:p>-0.4831416634</text:p>
          </table:table-cell>
          <table:table-cell office:value-type="float" office:value="-0.50633870475" table:style-name="ce1">
            <text:p>-0.50633870475</text:p>
          </table:table-cell>
          <table:table-cell office:value-type="float" office:value="-0.50633870475" table:style-name="ce1">
            <text:p>-0.50633870475</text:p>
          </table:table-cell>
          <table:table-cell office:value-type="float" office:value="0.0328055704840995" table:style-name="ce1">
            <text:p>0.0328055704840995</text:p>
          </table:table-cell>
          <table:table-cell office:value-type="float" office:value="2" table:style-name="ce1">
            <text:p>2</text:p>
          </table:table-cell>
          <table:table-cell office:value-type="float" office:value="2.971390845" table:style-name="ce1">
            <text:p>2.971390845</text:p>
          </table:table-cell>
          <table:table-cell office:value-type="float" office:value="3.003249139" table:style-name="ce1">
            <text:p>3.003249139</text:p>
          </table:table-cell>
          <table:table-cell office:value-type="float" office:value="2.987319992" table:style-name="ce1">
            <text:p>2.987319992</text:p>
          </table:table-cell>
          <table:table-cell office:value-type="float" office:value="2.987319992" table:style-name="ce1">
            <text:p>2.987319992</text:p>
          </table:table-cell>
          <table:table-cell office:value-type="float" office:value="0.0225272157244344" table:style-name="ce1">
            <text:p>0.0225272157244344</text:p>
          </table:table-cell>
          <table:table-cell office:value-type="float" office:value="2" table:style-name="ce1">
            <text:p>2</text:p>
          </table:table-cell>
          <table:table-cell office:value-type="float" office:value="6.10356" table:style-name="ce1">
            <text:p>6.10356</text:p>
          </table:table-cell>
          <table:table-cell office:value-type="float" office:value="6.11994" table:style-name="ce1">
            <text:p>6.11994</text:p>
          </table:table-cell>
          <table:table-cell office:value-type="float" office:value="6.11175" table:style-name="ce1">
            <text:p>6.11175</text:p>
          </table:table-cell>
          <table:table-cell office:value-type="float" office:value="6.11175" table:style-name="ce1">
            <text:p>6.11175</text:p>
          </table:table-cell>
          <table:table-cell office:value-type="float" office:value="0.0115824090758355" table:style-name="ce1">
            <text:p>0.0115824090758355</text:p>
          </table:table-cell>
          <table:table-cell office:value-type="float" office:value="2" table:style-name="ce1">
            <text:p>2</text:p>
          </table:table-cell>
          <table:table-cell office:value-type="float" office:value="10.23027" table:style-name="ce1">
            <text:p>10.23027</text:p>
          </table:table-cell>
          <table:table-cell office:value-type="float" office:value="10.24598" table:style-name="ce1">
            <text:p>10.24598</text:p>
          </table:table-cell>
          <table:table-cell office:value-type="float" office:value="10.238125" table:style-name="ce1">
            <text:p>10.238125</text:p>
          </table:table-cell>
          <table:table-cell office:value-type="float" office:value="10.238125" table:style-name="ce1">
            <text:p>10.238125</text:p>
          </table:table-cell>
          <table:table-cell office:value-type="float" office:value="0.0111086475324396" table:style-name="ce1">
            <text:p>0.0111086475324396</text:p>
          </table:table-cell>
          <table:table-cell office:value-type="float" office:value="2" table:style-name="ce1">
            <text:p>2</text:p>
          </table:table-cell>
          <table:table-cell office:value-type="float" office:value="16.34954" table:style-name="ce1">
            <text:p>16.34954</text:p>
          </table:table-cell>
          <table:table-cell office:value-type="float" office:value="16.35021" table:style-name="ce1">
            <text:p>16.35021</text:p>
          </table:table-cell>
          <table:table-cell office:value-type="float" office:value="16.349875" table:style-name="ce1">
            <text:p>16.349875</text:p>
          </table:table-cell>
          <table:table-cell office:value-type="float" office:value="16.349875" table:style-name="ce1">
            <text:p>16.349875</text:p>
          </table:table-cell>
          <table:table-cell office:value-type="float" office:value="0.000473761543394636" table:style-name="ce1">
            <text:p>0.000473761543394636</text:p>
          </table:table-cell>
          <table:table-cell office:value-type="float" office:value="2" table:style-name="ce1">
            <text:p>2</text:p>
          </table:table-cell>
          <table:table-cell office:value-type="float" office:value="2.150281591" table:style-name="ce1">
            <text:p>2.150281591</text:p>
          </table:table-cell>
          <table:table-cell office:value-type="float" office:value="2.206638398" table:style-name="ce1">
            <text:p>2.206638398</text:p>
          </table:table-cell>
          <table:table-cell office:value-type="float" office:value="2.1784599945" table:style-name="ce1">
            <text:p>2.1784599945</text:p>
          </table:table-cell>
          <table:table-cell office:value-type="float" office:value="2.1784599945" table:style-name="ce1">
            <text:p>2.1784599945</text:p>
          </table:table-cell>
          <table:table-cell office:value-type="float" office:value="0.0398502803957213" table:style-name="ce1">
            <text:p>0.0398502803957213</text:p>
          </table:table-cell>
          <table:table-cell office:value-type="float" office:value="2" table:style-name="ce1">
            <text:p>2</text:p>
          </table:table-cell>
          <table:table-cell office:value-type="float" office:value="0.7395583868" table:style-name="ce1">
            <text:p>0.7395583868</text:p>
          </table:table-cell>
          <table:table-cell office:value-type="float" office:value="0.8068488126" table:style-name="ce1">
            <text:p>0.8068488126</text:p>
          </table:table-cell>
          <table:table-cell office:value-type="float" office:value="0.7732035997" table:style-name="ce1">
            <text:p>0.7732035997</text:p>
          </table:table-cell>
          <table:table-cell office:value-type="float" office:value="0.7732035997" table:style-name="ce1">
            <text:p>0.7732035997</text:p>
          </table:table-cell>
          <table:table-cell office:value-type="float" office:value="0.0475815163921102" table:style-name="ce1">
            <text:p>0.0475815163921102</text:p>
          </table:table-cell>
          <table:table-cell office:value-type="float" office:value="2" table:style-name="ce1">
            <text:p>2</text:p>
          </table:table-cell>
          <table:table-cell office:value-type="float" office:value="3.229425188" table:style-name="ce1">
            <text:p>3.229425188</text:p>
          </table:table-cell>
          <table:table-cell office:value-type="float" office:value="3.288283782" table:style-name="ce1">
            <text:p>3.288283782</text:p>
          </table:table-cell>
          <table:table-cell office:value-type="float" office:value="3.258854485" table:style-name="ce1">
            <text:p>3.258854485</text:p>
          </table:table-cell>
          <table:table-cell office:value-type="float" office:value="3.258854485" table:style-name="ce1">
            <text:p>3.258854485</text:p>
          </table:table-cell>
          <table:table-cell office:value-type="float" office:value="0.0416193109485059" table:style-name="ce1">
            <text:p>0.0416193109485059</text:p>
          </table:table-cell>
          <table:table-cell office:value-type="float" office:value="2" table:style-name="ce1">
            <text:p>2</text:p>
          </table:table-cell>
          <table:table-cell office:value-type="float" office:value="6.091423758" table:style-name="ce1">
            <text:p>6.091423758</text:p>
          </table:table-cell>
          <table:table-cell office:value-type="float" office:value="6.428404403" table:style-name="ce1">
            <text:p>6.428404403</text:p>
          </table:table-cell>
          <table:table-cell office:value-type="float" office:value="6.2599140805" table:style-name="ce1">
            <text:p>6.2599140805</text:p>
          </table:table-cell>
          <table:table-cell office:value-type="float" office:value="6.2599140805" table:style-name="ce1">
            <text:p>6.2599140805</text:p>
          </table:table-cell>
          <table:table-cell office:value-type="float" office:value="0.238281299208116" table:style-name="ce1">
            <text:p>0.238281299208116</text:p>
          </table:table-cell>
          <table:table-cell office:value-type="float" office:value="2" table:style-name="ce1">
            <text:p>2</text:p>
          </table:table-cell>
          <table:table-cell office:value-type="float" office:value="59.30926011" table:style-name="ce1">
            <text:p>59.30926011</text:p>
          </table:table-cell>
          <table:table-cell office:value-type="float" office:value="60.91198727" table:style-name="ce1">
            <text:p>60.91198727</text:p>
          </table:table-cell>
          <table:table-cell office:value-type="float" office:value="60.11062369" table:style-name="ce1">
            <text:p>60.11062369</text:p>
          </table:table-cell>
          <table:table-cell office:value-type="float" office:value="60.11062369" table:style-name="ce1">
            <text:p>60.11062369</text:p>
          </table:table-cell>
          <table:table-cell office:value-type="float" office:value="1.13329924322786" table:style-name="ce1">
            <text:p>1.13329924322786</text:p>
          </table:table-cell>
          <table:table-cell office:value-type="float" office:value="2" table:style-name="ce1">
            <text:p>2</text:p>
          </table:table-cell>
          <table:table-cell office:value-type="float" office:value="0.4403940634" table:style-name="ce1">
            <text:p>0.4403940634</text:p>
          </table:table-cell>
          <table:table-cell office:value-type="float" office:value="0.4435970217" table:style-name="ce1">
            <text:p>0.4435970217</text:p>
          </table:table-cell>
          <table:table-cell office:value-type="float" office:value="0.44199554255" table:style-name="ce1">
            <text:p>0.44199554255</text:p>
          </table:table-cell>
          <table:table-cell office:value-type="float" office:value="0.44199554255" table:style-name="ce1">
            <text:p>0.44199554255</text:p>
          </table:table-cell>
          <table:table-cell office:value-type="float" office:value="0.00226483353378774" table:style-name="ce1">
            <text:p>0.00226483353378774</text:p>
          </table:table-cell>
          <table:table-cell office:value-type="float" office:value="2" table:style-name="ce1">
            <text:p>2</text:p>
          </table:table-cell>
          <table:table-cell office:value-type="float" office:value="30.7513144" table:style-name="ce1">
            <text:p>30.7513144</text:p>
          </table:table-cell>
          <table:table-cell office:value-type="float" office:value="31.99445274" table:style-name="ce1">
            <text:p>31.99445274</text:p>
          </table:table-cell>
          <table:table-cell office:value-type="float" office:value="31.37288357" table:style-name="ce1">
            <text:p>31.37288357</text:p>
          </table:table-cell>
          <table:table-cell office:value-type="float" office:value="31.37288357" table:style-name="ce1">
            <text:p>31.37288357</text:p>
          </table:table-cell>
          <table:table-cell office:value-type="float" office:value="0.879031550166989" table:style-name="ce1">
            <text:p>0.879031550166989</text:p>
          </table:table-cell>
          <table:table-cell office:value-type="float" office:value="2" table:style-name="ce1">
            <text:p>2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2616203582" table:style-name="ce1">
            <text:p>0.2616203582</text:p>
          </table:table-cell>
          <table:table-cell office:value-type="float" office:value="0.2677180938" table:style-name="ce1">
            <text:p>0.2677180938</text:p>
          </table:table-cell>
          <table:table-cell office:value-type="float" office:value="0.264669226" table:style-name="ce1">
            <text:p>0.264669226</text:p>
          </table:table-cell>
          <table:table-cell office:value-type="float" office:value="0.264669226" table:style-name="ce1">
            <text:p>0.264669226</text:p>
          </table:table-cell>
          <table:table-cell office:value-type="float" office:value="0.00431175019264261" table:style-name="ce1">
            <text:p>0.00431175019264261</text:p>
          </table:table-cell>
          <table:table-cell office:value-type="float" office:value="2" table:style-name="ce1">
            <text:p>2</text:p>
          </table:table-cell>
          <table:table-cell office:value-type="float" office:value="3.235507333" table:style-name="ce1">
            <text:p>3.235507333</text:p>
          </table:table-cell>
          <table:table-cell office:value-type="float" office:value="3.387314008" table:style-name="ce1">
            <text:p>3.387314008</text:p>
          </table:table-cell>
          <table:table-cell office:value-type="float" office:value="3.3114106705" table:style-name="ce1">
            <text:p>3.3114106705</text:p>
          </table:table-cell>
          <table:table-cell office:value-type="float" office:value="3.3114106705" table:style-name="ce1">
            <text:p>3.3114106705</text:p>
          </table:table-cell>
          <table:table-cell office:value-type="float" office:value="0.107343529321882" table:style-name="ce1">
            <text:p>0.107343529321882</text:p>
          </table:table-cell>
          <table:table-cell office:value-type="float" office:value="2" table:style-name="ce1">
            <text:p>2</text:p>
          </table:table-cell>
          <table:table-cell office:value-type="float" office:value="0.07630640197" table:style-name="ce1">
            <text:p>0.07630640197</text:p>
          </table:table-cell>
          <table:table-cell office:value-type="float" office:value="0.0773772079" table:style-name="ce1">
            <text:p>0.0773772079</text:p>
          </table:table-cell>
          <table:table-cell office:value-type="float" office:value="0.076841804935" table:style-name="ce1">
            <text:p>0.076841804935</text:p>
          </table:table-cell>
          <table:table-cell office:value-type="float" office:value="0.076841804935" table:style-name="ce1">
            <text:p>0.076841804935</text:p>
          </table:table-cell>
          <table:table-cell office:value-type="float" office:value="0.000757174134437759" table:style-name="ce1">
            <text:p>0.000757174134437759</text:p>
          </table:table-cell>
          <table:table-cell office:value-type="float" office:value="2" table:style-name="ce1">
            <text:p>2</text:p>
          </table:table-cell>
          <table:table-cell office:value-type="float" office:value="3.306803751" table:style-name="ce1">
            <text:p>3.306803751</text:p>
          </table:table-cell>
          <table:table-cell office:value-type="float" office:value="3.364593864" table:style-name="ce1">
            <text:p>3.364593864</text:p>
          </table:table-cell>
          <table:table-cell office:value-type="float" office:value="3.3356988075" table:style-name="ce1">
            <text:p>3.3356988075</text:p>
          </table:table-cell>
          <table:table-cell office:value-type="float" office:value="3.3356988075" table:style-name="ce1">
            <text:p>3.3356988075</text:p>
          </table:table-cell>
          <table:table-cell office:value-type="float" office:value="0.040863780787837" table:style-name="ce1">
            <text:p>0.040863780787837</text:p>
          </table:table-cell>
          <table:table-cell office:value-type="float" office:value="2" table:style-name="ce1">
            <text:p>2</text:p>
          </table:table-cell>
          <table:table-cell office:value-type="float" office:value="0.07630640197" table:style-name="ce1">
            <text:p>0.07630640197</text:p>
          </table:table-cell>
          <table:table-cell office:value-type="float" office:value="0.0773772079" table:style-name="ce1">
            <text:p>0.0773772079</text:p>
          </table:table-cell>
          <table:table-cell office:value-type="float" office:value="0.076841804935" table:style-name="ce1">
            <text:p>0.076841804935</text:p>
          </table:table-cell>
          <table:table-cell office:value-type="float" office:value="0.076841804935" table:style-name="ce1">
            <text:p>0.076841804935</text:p>
          </table:table-cell>
          <table:table-cell office:value-type="float" office:value="0.000757174134437759" table:style-name="ce1">
            <text:p>0.000757174134437759</text:p>
          </table:table-cell>
          <table:table-cell office:value-type="float" office:value="2" table:style-name="ce1">
            <text:p>2</text:p>
          </table:table-cell>
          <table:table-cell office:value-type="float" office:value="2.473745122" table:style-name="ce1">
            <text:p>2.473745122</text:p>
          </table:table-cell>
          <table:table-cell office:value-type="float" office:value="2.539130839" table:style-name="ce1">
            <text:p>2.539130839</text:p>
          </table:table-cell>
          <table:table-cell office:value-type="float" office:value="2.5064379805" table:style-name="ce1">
            <text:p>2.5064379805</text:p>
          </table:table-cell>
          <table:table-cell office:value-type="float" office:value="2.5064379805" table:style-name="ce1">
            <text:p>2.5064379805</text:p>
          </table:table-cell>
          <table:table-cell office:value-type="float" office:value="0.0462346838834444" table:style-name="ce1">
            <text:p>0.0462346838834444</text:p>
          </table:table-cell>
          <table:table-cell office:value-type="float" office:value="2" table:style-name="ce1">
            <text:p>2</text:p>
          </table:table-cell>
          <table:table-cell office:value-type="float" office:value="2.950664878" table:style-name="ce1">
            <text:p>2.950664878</text:p>
          </table:table-cell>
          <table:table-cell office:value-type="float" office:value="2.990079161" table:style-name="ce1">
            <text:p>2.990079161</text:p>
          </table:table-cell>
          <table:table-cell office:value-type="float" office:value="2.9703720195" table:style-name="ce1">
            <text:p>2.9703720195</text:p>
          </table:table-cell>
          <table:table-cell office:value-type="float" office:value="2.9703720195" table:style-name="ce1">
            <text:p>2.9703720195</text:p>
          </table:table-cell>
          <table:table-cell office:value-type="float" office:value="0.0278701067849058" table:style-name="ce1">
            <text:p>0.0278701067849058</text:p>
          </table:table-cell>
          <table:table-cell office:value-type="float" office:value="2" table:style-name="ce1">
            <text:p>2</text:p>
          </table:table-cell>
          <table:table-cell office:value-type="float" office:value="0.3561388728" table:style-name="ce1">
            <text:p>0.3561388728</text:p>
          </table:table-cell>
          <table:table-cell office:value-type="float" office:value="0.3745147032" table:style-name="ce1">
            <text:p>0.3745147032</text:p>
          </table:table-cell>
          <table:table-cell office:value-type="float" office:value="0.365326788" table:style-name="ce1">
            <text:p>0.365326788</text:p>
          </table:table-cell>
          <table:table-cell office:value-type="float" office:value="0.365326788" table:style-name="ce1">
            <text:p>0.365326788</text:p>
          </table:table-cell>
          <table:table-cell office:value-type="float" office:value="0.0129936742857739" table:style-name="ce1">
            <text:p>0.0129936742857739</text:p>
          </table:table-cell>
          <table:table-cell office:value-type="float" office:value="2" table:style-name="ce1">
            <text:p>2</text:p>
          </table:table-cell>
          <table:table-cell office:value-type="float" office:value="14.27512" table:style-name="ce1">
            <text:p>14.27512</text:p>
          </table:table-cell>
          <table:table-cell office:value-type="float" office:value="14.58698" table:style-name="ce1">
            <text:p>14.58698</text:p>
          </table:table-cell>
          <table:table-cell office:value-type="float" office:value="14.43105" table:style-name="ce1">
            <text:p>14.43105</text:p>
          </table:table-cell>
          <table:table-cell office:value-type="float" office:value="14.43105" table:style-name="ce1">
            <text:p>14.43105</text:p>
          </table:table-cell>
          <table:table-cell office:value-type="float" office:value="0.220518320780838" table:style-name="ce1">
            <text:p>0.220518320780838</text:p>
          </table:table-cell>
          <table:table-cell office:value-type="float" office:value="2" table:style-name="ce1">
            <text:p>2</text:p>
          </table:table-cell>
          <table:table-cell office:value-type="float" office:value="5.002499045" table:style-name="ce1">
            <text:p>5.002499045</text:p>
          </table:table-cell>
          <table:table-cell office:value-type="float" office:value="5.23931907" table:style-name="ce1">
            <text:p>5.23931907</text:p>
          </table:table-cell>
          <table:table-cell office:value-type="float" office:value="5.1209090575" table:style-name="ce1">
            <text:p>5.1209090575</text:p>
          </table:table-cell>
          <table:table-cell office:value-type="float" office:value="5.1209090575" table:style-name="ce1">
            <text:p>5.1209090575</text:p>
          </table:table-cell>
          <table:table-cell office:value-type="float" office:value="0.167457045598267" table:style-name="ce1">
            <text:p>0.167457045598267</text:p>
          </table:table-cell>
          <table:table-cell office:value-type="float" office:value="2" table:style-name="ce1">
            <text:p>2</text:p>
          </table:table-cell>
          <table:table-cell office:value-type="float" office:value="1427.984519" table:style-name="ce1">
            <text:p>1427.984519</text:p>
          </table:table-cell>
          <table:table-cell office:value-type="float" office:value="1511.313907" table:style-name="ce1">
            <text:p>1511.313907</text:p>
          </table:table-cell>
          <table:table-cell office:value-type="float" office:value="1469.649213" table:style-name="ce1">
            <text:p>1469.649213</text:p>
          </table:table-cell>
          <table:table-cell office:value-type="float" office:value="1469.649213" table:style-name="ce1">
            <text:p>1469.649213</text:p>
          </table:table-cell>
          <table:table-cell office:value-type="float" office:value="58.9227753269248" table:style-name="ce1">
            <text:p>58.9227753269248</text:p>
          </table:table-cell>
          <table:table-cell office:value-type="float" office:value="2" table:style-name="ce1">
            <text:p>2</text:p>
          </table:table-cell>
          <table:table-cell office:value-type="float" office:value="36.98717047" table:style-name="ce1">
            <text:p>36.98717047</text:p>
          </table:table-cell>
          <table:table-cell office:value-type="float" office:value="37.00225227" table:style-name="ce1">
            <text:p>37.00225227</text:p>
          </table:table-cell>
          <table:table-cell office:value-type="float" office:value="36.99471137" table:style-name="ce1">
            <text:p>36.99471137</text:p>
          </table:table-cell>
          <table:table-cell office:value-type="float" office:value="36.99471137" table:style-name="ce1">
            <text:p>36.99471137</text:p>
          </table:table-cell>
          <table:table-cell office:value-type="float" office:value="0.0106644430524973" table:style-name="ce1">
            <text:p>0.0106644430524973</text:p>
          </table:table-cell>
          <table:table-cell office:value-type="float" office:value="2" table:style-name="ce1">
            <text:p>2</text:p>
          </table:table-cell>
          <table:table-cell office:value-type="float" office:value="0.01821190766" table:style-name="ce1">
            <text:p>0.01821190766</text:p>
          </table:table-cell>
          <table:table-cell office:value-type="float" office:value="56.48719751" table:style-name="ce1">
            <text:p>56.48719751</text:p>
          </table:table-cell>
          <table:table-cell office:value-type="float" office:value="28.25270470883" table:style-name="ce1">
            <text:p>28.25270470883</text:p>
          </table:table-cell>
          <table:table-cell office:value-type="float" office:value="28.25270470883" table:style-name="ce1">
            <text:p>28.25270470883</text:p>
          </table:table-cell>
          <table:table-cell office:value-type="float" office:value="39.9296026461401" table:style-name="ce1">
            <text:p>39.9296026461401</text:p>
          </table:table-cell>
          <table:table-cell office:value-type="float" office:value="2" table:style-name="ce1">
            <text:p>2</text:p>
          </table:table-cell>
          <table:table-cell office:value-type="float" office:value="0.02553559031" table:style-name="ce1">
            <text:p>0.02553559031</text:p>
          </table:table-cell>
          <table:table-cell office:value-type="float" office:value="56.49074605" table:style-name="ce1">
            <text:p>56.49074605</text:p>
          </table:table-cell>
          <table:table-cell office:value-type="float" office:value="28.258140820155" table:style-name="ce1">
            <text:p>28.258140820155</text:p>
          </table:table-cell>
          <table:table-cell office:value-type="float" office:value="28.258140820155" table:style-name="ce1">
            <text:p>28.258140820155</text:p>
          </table:table-cell>
          <table:table-cell office:value-type="float" office:value="39.9269332171724" table:style-name="ce1">
            <text:p>39.9269332171724</text:p>
          </table:table-cell>
          <table:table-cell office:value-type="float" office:value="2" table:style-name="ce1">
            <text:p>2</text:p>
          </table:table-cell>
          <table:table-cell office:value-type="float" office:value="30.1556079" table:style-name="ce1">
            <text:p>30.1556079</text:p>
          </table:table-cell>
          <table:table-cell office:value-type="float" office:value="30.28760594" table:style-name="ce1">
            <text:p>30.28760594</text:p>
          </table:table-cell>
          <table:table-cell office:value-type="float" office:value="30.22160692" table:style-name="ce1">
            <text:p>30.22160692</text:p>
          </table:table-cell>
          <table:table-cell office:value-type="float" office:value="30.22160692" table:style-name="ce1">
            <text:p>30.22160692</text:p>
          </table:table-cell>
          <table:table-cell office:value-type="float" office:value="0.0933367091873326" table:style-name="ce1">
            <text:p>0.0933367091873326</text:p>
          </table:table-cell>
          <table:table-cell office:value-type="float" office:value="2" table:style-name="ce1">
            <text:p>2</text:p>
          </table:table-cell>
          <table:table-cell office:value-type="float" office:value="0.003840234016" table:style-name="ce1">
            <text:p>0.003840234016</text:p>
          </table:table-cell>
          <table:table-cell office:value-type="float" office:value="0.003907438853" table:style-name="ce1">
            <text:p>0.003907438853</text:p>
          </table:table-cell>
          <table:table-cell office:value-type="float" office:value="0.0038738364345" table:style-name="ce1">
            <text:p>0.0038738364345</text:p>
          </table:table-cell>
          <table:table-cell office:value-type="float" office:value="0.0038738364345" table:style-name="ce1">
            <text:p>0.0038738364345</text:p>
          </table:table-cell>
          <table:table-cell office:value-type="float" office:value="4.75209959712364e-05" table:style-name="ce1">
            <text:p>4.75209959712364e-05</text:p>
          </table:table-cell>
          <table:table-cell office:value-type="float" office:value="2" table:style-name="ce1">
            <text:p>2</text:p>
          </table:table-cell>
          <table:table-cell office:value-type="float" office:value="0.01857490918" table:style-name="ce1">
            <text:p>0.01857490918</text:p>
          </table:table-cell>
          <table:table-cell office:value-type="float" office:value="0.0186459124" table:style-name="ce1">
            <text:p>0.0186459124</text:p>
          </table:table-cell>
          <table:table-cell office:value-type="float" office:value="0.01861041079" table:style-name="ce1">
            <text:p>0.01861041079</text:p>
          </table:table-cell>
          <table:table-cell office:value-type="float" office:value="0.01861041079" table:style-name="ce1">
            <text:p>0.01861041079</text:p>
          </table:table-cell>
          <table:table-cell office:value-type="float" office:value="5.02068583480785e-05" table:style-name="ce1">
            <text:p>5.02068583480785e-05</text:p>
          </table:table-cell>
          <table:table-cell office:value-type="float" office:value="2" table:style-name="ce1">
            <text:p>2</text:p>
          </table:table-cell>
          <table:table-cell office:value-type="float" office:value="8.335484853" table:style-name="ce1">
            <text:p>8.335484853</text:p>
          </table:table-cell>
          <table:table-cell office:value-type="float" office:value="9.364145177" table:style-name="ce1">
            <text:p>9.364145177</text:p>
          </table:table-cell>
          <table:table-cell office:value-type="float" office:value="8.849815015" table:style-name="ce1">
            <text:p>8.849815015</text:p>
          </table:table-cell>
          <table:table-cell office:value-type="float" office:value="8.849815015" table:style-name="ce1">
            <text:p>8.849815015</text:p>
          </table:table-cell>
          <table:table-cell office:value-type="float" office:value="0.72737269063795" table:style-name="ce1">
            <text:p>0.72737269063795</text:p>
          </table:table-cell>
          <table:table-cell office:value-type="float" office:value="2" table:style-name="ce1">
            <text:p>2</text:p>
          </table:table-cell>
          <table:table-cell office:value-type="float" office:value="7.487581688" table:style-name="ce1">
            <text:p>7.487581688</text:p>
          </table:table-cell>
          <table:table-cell office:value-type="float" office:value="8.011368327" table:style-name="ce1">
            <text:p>8.011368327</text:p>
          </table:table-cell>
          <table:table-cell office:value-type="float" office:value="7.7494750075" table:style-name="ce1">
            <text:p>7.7494750075</text:p>
          </table:table-cell>
          <table:table-cell office:value-type="float" office:value="7.7494750075" table:style-name="ce1">
            <text:p>7.7494750075</text:p>
          </table:table-cell>
          <table:table-cell office:value-type="float" office:value="0.37037308433181" table:style-name="ce1">
            <text:p>0.37037308433181</text:p>
          </table:table-cell>
          <table:table-cell office:value-type="float" office:value="2" table:style-name="ce1">
            <text:p>2</text:p>
          </table:table-cell>
          <table:table-cell office:value-type="float" office:value="0.2442476285" table:style-name="ce1">
            <text:p>0.2442476285</text:p>
          </table:table-cell>
          <table:table-cell office:value-type="float" office:value="0.2552875919" table:style-name="ce1">
            <text:p>0.2552875919</text:p>
          </table:table-cell>
          <table:table-cell office:value-type="float" office:value="0.2497676102" table:style-name="ce1">
            <text:p>0.2497676102</text:p>
          </table:table-cell>
          <table:table-cell office:value-type="float" office:value="0.2497676102" table:style-name="ce1">
            <text:p>0.2497676102</text:p>
          </table:table-cell>
          <table:table-cell office:value-type="float" office:value="0.00780643298419129" table:style-name="ce1">
            <text:p>0.00780643298419129</text:p>
          </table:table-cell>
          <table:table-cell office:value-type="float" office:value="2" table:style-name="ce1">
            <text:p>2</text:p>
          </table:table-cell>
          <table:table-cell office:value-type="float" office:value="0.280858762" table:style-name="ce1">
            <text:p>0.280858762</text:p>
          </table:table-cell>
          <table:table-cell office:value-type="float" office:value="0.2856973557" table:style-name="ce1">
            <text:p>0.2856973557</text:p>
          </table:table-cell>
          <table:table-cell office:value-type="float" office:value="0.28327805885" table:style-name="ce1">
            <text:p>0.28327805885</text:p>
          </table:table-cell>
          <table:table-cell office:value-type="float" office:value="0.28327805885" table:style-name="ce1">
            <text:p>0.28327805885</text:p>
          </table:table-cell>
          <table:table-cell office:value-type="float" office:value="0.00342140241667651" table:style-name="ce1">
            <text:p>0.00342140241667651</text:p>
          </table:table-cell>
        </table:table-row>
        <table:table-row table:style-name="ro1">
          <table:table-cell office:value-type="string" table:style-name="ce1">
            <text:p>20x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top</text:p>
          </table:table-cell>
          <table:table-cell office:value-type="string" table:style-name="ce1">
            <text:p>≥20%</text:p>
          </table:table-cell>
          <table:table-cell office:value-type="float" office:value="2" table:style-name="ce1">
            <text:p>2</text:p>
          </table:table-cell>
          <table:table-cell office:value-type="float" office:value="33.24348001" table:style-name="ce1">
            <text:p>33.24348001</text:p>
          </table:table-cell>
          <table:table-cell office:value-type="float" office:value="34.82867073" table:style-name="ce1">
            <text:p>34.82867073</text:p>
          </table:table-cell>
          <table:table-cell office:value-type="float" office:value="34.03607537" table:style-name="ce1">
            <text:p>34.03607537</text:p>
          </table:table-cell>
          <table:table-cell office:value-type="float" office:value="34.03607537" table:style-name="ce1">
            <text:p>34.03607537</text:p>
          </table:table-cell>
          <table:table-cell office:value-type="float" office:value="1.12089910758599" table:style-name="ce1">
            <text:p>1.12089910758599</text:p>
          </table:table-cell>
          <table:table-cell office:value-type="float" office:value="2" table:style-name="ce1">
            <text:p>2</text:p>
          </table:table-cell>
          <table:table-cell office:value-type="float" office:value="4.201849853" table:style-name="ce1">
            <text:p>4.201849853</text:p>
          </table:table-cell>
          <table:table-cell office:value-type="float" office:value="4.209778924" table:style-name="ce1">
            <text:p>4.209778924</text:p>
          </table:table-cell>
          <table:table-cell office:value-type="float" office:value="4.2058143885" table:style-name="ce1">
            <text:p>4.2058143885</text:p>
          </table:table-cell>
          <table:table-cell office:value-type="float" office:value="4.2058143885" table:style-name="ce1">
            <text:p>4.2058143885</text:p>
          </table:table-cell>
          <table:table-cell office:value-type="float" office:value="0.00560669987260988" table:style-name="ce1">
            <text:p>0.00560669987260988</text:p>
          </table:table-cell>
          <table:table-cell office:value-type="float" office:value="2" table:style-name="ce1">
            <text:p>2</text:p>
          </table:table-cell>
          <table:table-cell office:value-type="float" office:value="-0.1032071684" table:style-name="ce1">
            <text:p>-0.1032071684</text:p>
          </table:table-cell>
          <table:table-cell office:value-type="float" office:value="-0.07764045619" table:style-name="ce1">
            <text:p>-0.07764045619</text:p>
          </table:table-cell>
          <table:table-cell office:value-type="float" office:value="-0.090423812295" table:style-name="ce1">
            <text:p>-0.090423812295</text:p>
          </table:table-cell>
          <table:table-cell office:value-type="float" office:value="-0.090423812295" table:style-name="ce1">
            <text:p>-0.090423812295</text:p>
          </table:table-cell>
          <table:table-cell office:value-type="float" office:value="0.0180783955763359" table:style-name="ce1">
            <text:p>0.0180783955763359</text:p>
          </table:table-cell>
          <table:table-cell office:value-type="float" office:value="2" table:style-name="ce1">
            <text:p>2</text:p>
          </table:table-cell>
          <table:table-cell office:value-type="float" office:value="2.20839972" table:style-name="ce1">
            <text:p>2.20839972</text:p>
          </table:table-cell>
          <table:table-cell office:value-type="float" office:value="2.225189651" table:style-name="ce1">
            <text:p>2.225189651</text:p>
          </table:table-cell>
          <table:table-cell office:value-type="float" office:value="2.2167946855" table:style-name="ce1">
            <text:p>2.2167946855</text:p>
          </table:table-cell>
          <table:table-cell office:value-type="float" office:value="2.2167946855" table:style-name="ce1">
            <text:p>2.2167946855</text:p>
          </table:table-cell>
          <table:table-cell office:value-type="float" office:value="0.0118722740657542" table:style-name="ce1">
            <text:p>0.0118722740657542</text:p>
          </table:table-cell>
          <table:table-cell office:value-type="float" office:value="2" table:style-name="ce1">
            <text:p>2</text:p>
          </table:table-cell>
          <table:table-cell office:value-type="float" office:value="11.46542" table:style-name="ce1">
            <text:p>11.46542</text:p>
          </table:table-cell>
          <table:table-cell office:value-type="float" office:value="13.00095" table:style-name="ce1">
            <text:p>13.00095</text:p>
          </table:table-cell>
          <table:table-cell office:value-type="float" office:value="12.233185" table:style-name="ce1">
            <text:p>12.233185</text:p>
          </table:table-cell>
          <table:table-cell office:value-type="float" office:value="12.233185" table:style-name="ce1">
            <text:p>12.233185</text:p>
          </table:table-cell>
          <table:table-cell office:value-type="float" office:value="1.08578367571538" table:style-name="ce1">
            <text:p>1.08578367571538</text:p>
          </table:table-cell>
          <table:table-cell office:value-type="float" office:value="2" table:style-name="ce1">
            <text:p>2</text:p>
          </table:table-cell>
          <table:table-cell office:value-type="float" office:value="10.18307" table:style-name="ce1">
            <text:p>10.18307</text:p>
          </table:table-cell>
          <table:table-cell office:value-type="float" office:value="10.26848" table:style-name="ce1">
            <text:p>10.26848</text:p>
          </table:table-cell>
          <table:table-cell office:value-type="float" office:value="10.225775" table:style-name="ce1">
            <text:p>10.225775</text:p>
          </table:table-cell>
          <table:table-cell office:value-type="float" office:value="10.225775" table:style-name="ce1">
            <text:p>10.225775</text:p>
          </table:table-cell>
          <table:table-cell office:value-type="float" office:value="0.0603939901811427" table:style-name="ce1">
            <text:p>0.0603939901811427</text:p>
          </table:table-cell>
          <table:table-cell office:value-type="float" office:value="2" table:style-name="ce1">
            <text:p>2</text:p>
          </table:table-cell>
          <table:table-cell office:value-type="float" office:value="21.7339" table:style-name="ce1">
            <text:p>21.7339</text:p>
          </table:table-cell>
          <table:table-cell office:value-type="float" office:value="23.18402" table:style-name="ce1">
            <text:p>23.18402</text:p>
          </table:table-cell>
          <table:table-cell office:value-type="float" office:value="22.45896" table:style-name="ce1">
            <text:p>22.45896</text:p>
          </table:table-cell>
          <table:table-cell office:value-type="float" office:value="22.45896" table:style-name="ce1">
            <text:p>22.45896</text:p>
          </table:table-cell>
          <table:table-cell office:value-type="float" office:value="1.02538968553424" table:style-name="ce1">
            <text:p>1.02538968553424</text:p>
          </table:table-cell>
          <table:table-cell office:value-type="float" office:value="2" table:style-name="ce1">
            <text:p>2</text:p>
          </table:table-cell>
          <table:table-cell office:value-type="float" office:value="3.538073793" table:style-name="ce1">
            <text:p>3.538073793</text:p>
          </table:table-cell>
          <table:table-cell office:value-type="float" office:value="3.539948618" table:style-name="ce1">
            <text:p>3.539948618</text:p>
          </table:table-cell>
          <table:table-cell office:value-type="float" office:value="3.5390112055" table:style-name="ce1">
            <text:p>3.5390112055</text:p>
          </table:table-cell>
          <table:table-cell office:value-type="float" office:value="3.5390112055" table:style-name="ce1">
            <text:p>3.5390112055</text:p>
          </table:table-cell>
          <table:table-cell office:value-type="float" office:value="0.00132570147103793" table:style-name="ce1">
            <text:p>0.00132570147103793</text:p>
          </table:table-cell>
          <table:table-cell office:value-type="float" office:value="2" table:style-name="ce1">
            <text:p>2</text:p>
          </table:table-cell>
          <table:table-cell office:value-type="float" office:value="0.09071504701" table:style-name="ce1">
            <text:p>0.09071504701</text:p>
          </table:table-cell>
          <table:table-cell office:value-type="float" office:value="0.1498844558" table:style-name="ce1">
            <text:p>0.1498844558</text:p>
          </table:table-cell>
          <table:table-cell office:value-type="float" office:value="0.120299751405" table:style-name="ce1">
            <text:p>0.120299751405</text:p>
          </table:table-cell>
          <table:table-cell office:value-type="float" office:value="0.120299751405" table:style-name="ce1">
            <text:p>0.120299751405</text:p>
          </table:table-cell>
          <table:table-cell office:value-type="float" office:value="0.0418390901942079" table:style-name="ce1">
            <text:p>0.0418390901942079</text:p>
          </table:table-cell>
          <table:table-cell office:value-type="float" office:value="2" table:style-name="ce1">
            <text:p>2</text:p>
          </table:table-cell>
          <table:table-cell office:value-type="float" office:value="5.23594681" table:style-name="ce1">
            <text:p>5.23594681</text:p>
          </table:table-cell>
          <table:table-cell office:value-type="float" office:value="5.350372904" table:style-name="ce1">
            <text:p>5.350372904</text:p>
          </table:table-cell>
          <table:table-cell office:value-type="float" office:value="5.293159857" table:style-name="ce1">
            <text:p>5.293159857</text:p>
          </table:table-cell>
          <table:table-cell office:value-type="float" office:value="5.293159857" table:style-name="ce1">
            <text:p>5.293159857</text:p>
          </table:table-cell>
          <table:table-cell office:value-type="float" office:value="0.0809114670120897" table:style-name="ce1">
            <text:p>0.0809114670120897</text:p>
          </table:table-cell>
          <table:table-cell office:value-type="float" office:value="2" table:style-name="ce1">
            <text:p>2</text:p>
          </table:table-cell>
          <table:table-cell office:value-type="float" office:value="8.117612164" table:style-name="ce1">
            <text:p>8.117612164</text:p>
          </table:table-cell>
          <table:table-cell office:value-type="float" office:value="8.154012344" table:style-name="ce1">
            <text:p>8.154012344</text:p>
          </table:table-cell>
          <table:table-cell office:value-type="float" office:value="8.135812254" table:style-name="ce1">
            <text:p>8.135812254</text:p>
          </table:table-cell>
          <table:table-cell office:value-type="float" office:value="8.135812254" table:style-name="ce1">
            <text:p>8.135812254</text:p>
          </table:table-cell>
          <table:table-cell office:value-type="float" office:value="0.0257388141144105" table:style-name="ce1">
            <text:p>0.0257388141144105</text:p>
          </table:table-cell>
          <table:table-cell office:value-type="float" office:value="2" table:style-name="ce1">
            <text:p>2</text:p>
          </table:table-cell>
          <table:table-cell office:value-type="float" office:value="83.63834096" table:style-name="ce1">
            <text:p>83.63834096</text:p>
          </table:table-cell>
          <table:table-cell office:value-type="float" office:value="94.03892947" table:style-name="ce1">
            <text:p>94.03892947</text:p>
          </table:table-cell>
          <table:table-cell office:value-type="float" office:value="88.838635215" table:style-name="ce1">
            <text:p>88.838635215</text:p>
          </table:table-cell>
          <table:table-cell office:value-type="float" office:value="88.838635215" table:style-name="ce1">
            <text:p>88.838635215</text:p>
          </table:table-cell>
          <table:table-cell office:value-type="float" office:value="7.35432666375189" table:style-name="ce1">
            <text:p>7.35432666375189</text:p>
          </table:table-cell>
          <table:table-cell office:value-type="float" office:value="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-Inf" table:style-name="ce1">
            <text:p>-Inf</text:p>
          </table:table-cell>
          <table:table-cell office:value-type="float" office:value="NaN" table:style-name="ce1">
            <text:p>NaN</text:p>
          </table:table-cell>
          <table:table-cell/>
          <table:table-cell/>
          <table:table-cell office:value-type="float" office:value="2" table:style-name="ce1">
            <text:p>2</text:p>
          </table:table-cell>
          <table:table-cell office:value-type="float" office:value="125.7431022" table:style-name="ce1">
            <text:p>125.7431022</text:p>
          </table:table-cell>
          <table:table-cell office:value-type="float" office:value="125.7469993" table:style-name="ce1">
            <text:p>125.7469993</text:p>
          </table:table-cell>
          <table:table-cell office:value-type="float" office:value="125.74505075" table:style-name="ce1">
            <text:p>125.74505075</text:p>
          </table:table-cell>
          <table:table-cell office:value-type="float" office:value="125.74505075" table:style-name="ce1">
            <text:p>125.74505075</text:p>
          </table:table-cell>
          <table:table-cell office:value-type="float" office:value="0.00275566583696436" table:style-name="ce1">
            <text:p>0.00275566583696436</text:p>
          </table:table-cell>
          <table:table-cell office:value-type="float" office:value="2" table:style-name="ce1">
            <text:p>2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4.392979675" table:style-name="ce1">
            <text:p>4.39297967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.2615644413" table:style-name="ce1">
            <text:p>0.2615644413</text:p>
          </table:table-cell>
          <table:table-cell office:value-type="float" office:value="0.2769709287" table:style-name="ce1">
            <text:p>0.2769709287</text:p>
          </table:table-cell>
          <table:table-cell office:value-type="float" office:value="0.269267685" table:style-name="ce1">
            <text:p>0.269267685</text:p>
          </table:table-cell>
          <table:table-cell office:value-type="float" office:value="0.269267685" table:style-name="ce1">
            <text:p>0.269267685</text:p>
          </table:table-cell>
          <table:table-cell office:value-type="float" office:value="0.0108940317148051" table:style-name="ce1">
            <text:p>0.0108940317148051</text:p>
          </table:table-cell>
          <table:table-cell office:value-type="float" office:value="2" table:style-name="ce1">
            <text:p>2</text:p>
          </table:table-cell>
          <table:table-cell office:value-type="float" office:value="3.266023756" table:style-name="ce1">
            <text:p>3.266023756</text:p>
          </table:table-cell>
          <table:table-cell office:value-type="float" office:value="3.649547312" table:style-name="ce1">
            <text:p>3.649547312</text:p>
          </table:table-cell>
          <table:table-cell office:value-type="float" office:value="3.457785534" table:style-name="ce1">
            <text:p>3.457785534</text:p>
          </table:table-cell>
          <table:table-cell office:value-type="float" office:value="3.457785534" table:style-name="ce1">
            <text:p>3.457785534</text:p>
          </table:table-cell>
          <table:table-cell office:value-type="float" office:value="0.271192107192379" table:style-name="ce1">
            <text:p>0.271192107192379</text:p>
          </table:table-cell>
          <table:table-cell office:value-type="float" office:value="2" table:style-name="ce1">
            <text:p>2</text:p>
          </table:table-cell>
          <table:table-cell office:value-type="float" office:value="0.1377200763" table:style-name="ce1">
            <text:p>0.1377200763</text:p>
          </table:table-cell>
          <table:table-cell office:value-type="float" office:value="0.1544232538" table:style-name="ce1">
            <text:p>0.1544232538</text:p>
          </table:table-cell>
          <table:table-cell office:value-type="float" office:value="0.14607166505" table:style-name="ce1">
            <text:p>0.14607166505</text:p>
          </table:table-cell>
          <table:table-cell office:value-type="float" office:value="0.14607166505" table:style-name="ce1">
            <text:p>0.14607166505</text:p>
          </table:table-cell>
          <table:table-cell office:value-type="float" office:value="0.0118109300776126" table:style-name="ce1">
            <text:p>0.0118109300776126</text:p>
          </table:table-cell>
          <table:table-cell office:value-type="float" office:value="2" table:style-name="ce1">
            <text:p>2</text:p>
          </table:table-cell>
          <table:table-cell office:value-type="float" office:value="5.390374804" table:style-name="ce1">
            <text:p>5.390374804</text:p>
          </table:table-cell>
          <table:table-cell office:value-type="float" office:value="5.488089115" table:style-name="ce1">
            <text:p>5.488089115</text:p>
          </table:table-cell>
          <table:table-cell office:value-type="float" office:value="5.4392319595" table:style-name="ce1">
            <text:p>5.4392319595</text:p>
          </table:table-cell>
          <table:table-cell office:value-type="float" office:value="5.4392319595" table:style-name="ce1">
            <text:p>5.4392319595</text:p>
          </table:table-cell>
          <table:table-cell office:value-type="float" office:value="0.0690944519270711" table:style-name="ce1">
            <text:p>0.0690944519270711</text:p>
          </table:table-cell>
          <table:table-cell office:value-type="float" office:value="2" table:style-name="ce1">
            <text:p>2</text:p>
          </table:table-cell>
          <table:table-cell office:value-type="float" office:value="0.1377200763" table:style-name="ce1">
            <text:p>0.1377200763</text:p>
          </table:table-cell>
          <table:table-cell office:value-type="float" office:value="0.1544232538" table:style-name="ce1">
            <text:p>0.1544232538</text:p>
          </table:table-cell>
          <table:table-cell office:value-type="float" office:value="0.14607166505" table:style-name="ce1">
            <text:p>0.14607166505</text:p>
          </table:table-cell>
          <table:table-cell office:value-type="float" office:value="0.14607166505" table:style-name="ce1">
            <text:p>0.14607166505</text:p>
          </table:table-cell>
          <table:table-cell office:value-type="float" office:value="0.0118109300776126" table:style-name="ce1">
            <text:p>0.0118109300776126</text:p>
          </table:table-cell>
          <table:table-cell office:value-type="float" office:value="2" table:style-name="ce1">
            <text:p>2</text:p>
          </table:table-cell>
          <table:table-cell office:value-type="float" office:value="4.426539155" table:style-name="ce1">
            <text:p>4.426539155</text:p>
          </table:table-cell>
          <table:table-cell office:value-type="float" office:value="4.447744125" table:style-name="ce1">
            <text:p>4.447744125</text:p>
          </table:table-cell>
          <table:table-cell office:value-type="float" office:value="4.43714164" table:style-name="ce1">
            <text:p>4.43714164</text:p>
          </table:table-cell>
          <table:table-cell office:value-type="float" office:value="4.43714164" table:style-name="ce1">
            <text:p>4.43714164</text:p>
          </table:table-cell>
          <table:table-cell office:value-type="float" office:value="0.0149941780818569" table:style-name="ce1">
            <text:p>0.0149941780818569</text:p>
          </table:table-cell>
          <table:table-cell office:value-type="float" office:value="2" table:style-name="ce1">
            <text:p>2</text:p>
          </table:table-cell>
          <table:table-cell office:value-type="float" office:value="5.023585875" table:style-name="ce1">
            <text:p>5.023585875</text:p>
          </table:table-cell>
          <table:table-cell office:value-type="float" office:value="5.121300845" table:style-name="ce1">
            <text:p>5.121300845</text:p>
          </table:table-cell>
          <table:table-cell office:value-type="float" office:value="5.07244336" table:style-name="ce1">
            <text:p>5.07244336</text:p>
          </table:table-cell>
          <table:table-cell office:value-type="float" office:value="5.07244336" table:style-name="ce1">
            <text:p>5.07244336</text:p>
          </table:table-cell>
          <table:table-cell office:value-type="float" office:value="0.0690949179104402" table:style-name="ce1">
            <text:p>0.0690949179104402</text:p>
          </table:table-cell>
          <table:table-cell office:value-type="float" office:value="2" table:style-name="ce1">
            <text:p>2</text:p>
          </table:table-cell>
          <table:table-cell office:value-type="float" office:value="0.36678827" table:style-name="ce1">
            <text:p>0.36678827</text:p>
          </table:table-cell>
          <table:table-cell office:value-type="float" office:value="0.3667889294" table:style-name="ce1">
            <text:p>0.3667889294</text:p>
          </table:table-cell>
          <table:table-cell office:value-type="float" office:value="0.3667885997" table:style-name="ce1">
            <text:p>0.3667885997</text:p>
          </table:table-cell>
          <table:table-cell office:value-type="float" office:value="0.3667885997" table:style-name="ce1">
            <text:p>0.3667885997</text:p>
          </table:table-cell>
          <table:table-cell office:value-type="float" office:value="4.66266211508427e-07" table:style-name="ce1">
            <text:p>4.66266211508427e-07</text:p>
          </table:table-cell>
          <table:table-cell office:value-type="float" office:value="2" table:style-name="ce1">
            <text:p>2</text:p>
          </table:table-cell>
          <table:table-cell office:value-type="float" office:value="24.42575" table:style-name="ce1">
            <text:p>24.42575</text:p>
          </table:table-cell>
          <table:table-cell office:value-type="float" office:value="26.23887" table:style-name="ce1">
            <text:p>26.23887</text:p>
          </table:table-cell>
          <table:table-cell office:value-type="float" office:value="25.33231" table:style-name="ce1">
            <text:p>25.33231</text:p>
          </table:table-cell>
          <table:table-cell office:value-type="float" office:value="25.33231" table:style-name="ce1">
            <text:p>25.33231</text:p>
          </table:table-cell>
          <table:table-cell office:value-type="float" office:value="1.28206944710495" table:style-name="ce1">
            <text:p>1.28206944710495</text:p>
          </table:table-cell>
          <table:table-cell office:value-type="float" office:value="2" table:style-name="ce1">
            <text:p>2</text:p>
          </table:table-cell>
          <table:table-cell office:value-type="float" office:value="10.61629196" table:style-name="ce1">
            <text:p>10.61629196</text:p>
          </table:table-cell>
          <table:table-cell office:value-type="float" office:value="12.02222051" table:style-name="ce1">
            <text:p>12.02222051</text:p>
          </table:table-cell>
          <table:table-cell office:value-type="float" office:value="11.319256235" table:style-name="ce1">
            <text:p>11.319256235</text:p>
          </table:table-cell>
          <table:table-cell office:value-type="float" office:value="11.319256235" table:style-name="ce1">
            <text:p>11.319256235</text:p>
          </table:table-cell>
          <table:table-cell office:value-type="float" office:value="0.99414161156877" table:style-name="ce1">
            <text:p>0.99414161156877</text:p>
          </table:table-cell>
          <table:table-cell office:value-type="float" office:value="2" table:style-name="ce1">
            <text:p>2</text:p>
          </table:table-cell>
          <table:table-cell office:value-type="float" office:value="1986.460285" table:style-name="ce1">
            <text:p>1986.460285</text:p>
          </table:table-cell>
          <table:table-cell office:value-type="float" office:value="2070.068454" table:style-name="ce1">
            <text:p>2070.068454</text:p>
          </table:table-cell>
          <table:table-cell office:value-type="float" office:value="2028.2643695" table:style-name="ce1">
            <text:p>2028.2643695</text:p>
          </table:table-cell>
          <table:table-cell office:value-type="float" office:value="2028.2643695" table:style-name="ce1">
            <text:p>2028.2643695</text:p>
          </table:table-cell>
          <table:table-cell office:value-type="float" office:value="59.119903262491" table:style-name="ce1">
            <text:p>59.119903262491</text:p>
          </table:table-cell>
          <table:table-cell office:value-type="float" office:value="2" table:style-name="ce1">
            <text:p>2</text:p>
          </table:table-cell>
          <table:table-cell office:value-type="float" office:value="89.9843708" table:style-name="ce1">
            <text:p>89.9843708</text:p>
          </table:table-cell>
          <table:table-cell office:value-type="float" office:value="90.01303858" table:style-name="ce1">
            <text:p>90.01303858</text:p>
          </table:table-cell>
          <table:table-cell office:value-type="float" office:value="89.99870469" table:style-name="ce1">
            <text:p>89.99870469</text:p>
          </table:table-cell>
          <table:table-cell office:value-type="float" office:value="89.99870469" table:style-name="ce1">
            <text:p>89.99870469</text:p>
          </table:table-cell>
          <table:table-cell office:value-type="float" office:value="0.0202711816395686" table:style-name="ce1">
            <text:p>0.0202711816395686</text:p>
          </table:table-cell>
          <table:table-cell office:value-type="float" office:value="2" table:style-name="ce1">
            <text:p>2</text:p>
          </table:table-cell>
          <table:table-cell office:value-type="float" office:value="123.4806008" table:style-name="ce1">
            <text:p>123.4806008</text:p>
          </table:table-cell>
          <table:table-cell office:value-type="float" office:value="143.0109564" table:style-name="ce1">
            <text:p>143.0109564</text:p>
          </table:table-cell>
          <table:table-cell office:value-type="float" office:value="133.2457786" table:style-name="ce1">
            <text:p>133.2457786</text:p>
          </table:table-cell>
          <table:table-cell office:value-type="float" office:value="133.2457786" table:style-name="ce1">
            <text:p>133.2457786</text:p>
          </table:table-cell>
          <table:table-cell office:value-type="float" office:value="13.8100468837447" table:style-name="ce1">
            <text:p>13.8100468837447</text:p>
          </table:table-cell>
          <table:table-cell office:value-type="float" office:value="2" table:style-name="ce1">
            <text:p>2</text:p>
          </table:table-cell>
          <table:table-cell office:value-type="float" office:value="142.9952467" table:style-name="ce1">
            <text:p>142.9952467</text:p>
          </table:table-cell>
          <table:table-cell office:value-type="float" office:value="179.9973975" table:style-name="ce1">
            <text:p>179.9973975</text:p>
          </table:table-cell>
          <table:table-cell office:value-type="float" office:value="161.4963221" table:style-name="ce1">
            <text:p>161.4963221</text:p>
          </table:table-cell>
          <table:table-cell office:value-type="float" office:value="161.4963221" table:style-name="ce1">
            <text:p>161.4963221</text:p>
          </table:table-cell>
          <table:table-cell office:value-type="float" office:value="26.1644717491672" table:style-name="ce1">
            <text:p>26.1644717491672</text:p>
          </table:table-cell>
          <table:table-cell office:value-type="float" office:value="2" table:style-name="ce1">
            <text:p>2</text:p>
          </table:table-cell>
          <table:table-cell office:value-type="float" office:value="49.82441469" table:style-name="ce1">
            <text:p>49.82441469</text:p>
          </table:table-cell>
          <table:table-cell office:value-type="float" office:value="60.86223926" table:style-name="ce1">
            <text:p>60.86223926</text:p>
          </table:table-cell>
          <table:table-cell office:value-type="float" office:value="55.343326975" table:style-name="ce1">
            <text:p>55.343326975</text:p>
          </table:table-cell>
          <table:table-cell office:value-type="float" office:value="55.343326975" table:style-name="ce1">
            <text:p>55.343326975</text:p>
          </table:table-cell>
          <table:table-cell office:value-type="float" office:value="7.80492060299449" table:style-name="ce1">
            <text:p>7.80492060299449</text:p>
          </table:table-cell>
          <table:table-cell office:value-type="float" office:value="2" table:style-name="ce1">
            <text:p>2</text:p>
          </table:table-cell>
          <table:table-cell office:value-type="float" office:value="0.002742301119" table:style-name="ce1">
            <text:p>0.002742301119</text:p>
          </table:table-cell>
          <table:table-cell office:value-type="float" office:value="0.003054195374" table:style-name="ce1">
            <text:p>0.003054195374</text:p>
          </table:table-cell>
          <table:table-cell office:value-type="float" office:value="0.0028982482465" table:style-name="ce1">
            <text:p>0.0028982482465</text:p>
          </table:table-cell>
          <table:table-cell office:value-type="float" office:value="0.0028982482465" table:style-name="ce1">
            <text:p>0.0028982482465</text:p>
          </table:table-cell>
          <table:table-cell office:value-type="float" office:value="0.000220542542723626" table:style-name="ce1">
            <text:p>0.000220542542723626</text:p>
          </table:table-cell>
          <table:table-cell office:value-type="float" office:value="2" table:style-name="ce1">
            <text:p>2</text:p>
          </table:table-cell>
          <table:table-cell office:value-type="float" office:value="0.01709631196" table:style-name="ce1">
            <text:p>0.01709631196</text:p>
          </table:table-cell>
          <table:table-cell office:value-type="float" office:value="0.01776672773" table:style-name="ce1">
            <text:p>0.01776672773</text:p>
          </table:table-cell>
          <table:table-cell office:value-type="float" office:value="0.017431519845" table:style-name="ce1">
            <text:p>0.017431519845</text:p>
          </table:table-cell>
          <table:table-cell office:value-type="float" office:value="0.017431519845" table:style-name="ce1">
            <text:p>0.017431519845</text:p>
          </table:table-cell>
          <table:table-cell office:value-type="float" office:value="0.000474055537181402" table:style-name="ce1">
            <text:p>0.000474055537181402</text:p>
          </table:table-cell>
          <table:table-cell office:value-type="float" office:value="2" table:style-name="ce1">
            <text:p>2</text:p>
          </table:table-cell>
          <table:table-cell office:value-type="float" office:value="6.946076191" table:style-name="ce1">
            <text:p>6.946076191</text:p>
          </table:table-cell>
          <table:table-cell office:value-type="float" office:value="8.21604836" table:style-name="ce1">
            <text:p>8.21604836</text:p>
          </table:table-cell>
          <table:table-cell office:value-type="float" office:value="7.5810622755" table:style-name="ce1">
            <text:p>7.5810622755</text:p>
          </table:table-cell>
          <table:table-cell office:value-type="float" office:value="7.5810622755" table:style-name="ce1">
            <text:p>7.5810622755</text:p>
          </table:table-cell>
          <table:table-cell office:value-type="float" office:value="0.898005932618088" table:style-name="ce1">
            <text:p>0.898005932618088</text:p>
          </table:table-cell>
          <table:table-cell office:value-type="float" office:value="2" table:style-name="ce1">
            <text:p>2</text:p>
          </table:table-cell>
          <table:table-cell office:value-type="float" office:value="7.487581688" table:style-name="ce1">
            <text:p>7.487581688</text:p>
          </table:table-cell>
          <table:table-cell office:value-type="float" office:value="8.571795962" table:style-name="ce1">
            <text:p>8.571795962</text:p>
          </table:table-cell>
          <table:table-cell office:value-type="float" office:value="8.029688825" table:style-name="ce1">
            <text:p>8.029688825</text:p>
          </table:table-cell>
          <table:table-cell office:value-type="float" office:value="8.029688825" table:style-name="ce1">
            <text:p>8.029688825</text:p>
          </table:table-cell>
          <table:table-cell office:value-type="float" office:value="0.766655265404649" table:style-name="ce1">
            <text:p>0.766655265404649</text:p>
          </table:table-cell>
          <table:table-cell office:value-type="float" office:value="2" table:style-name="ce1">
            <text:p>2</text:p>
          </table:table-cell>
          <table:table-cell office:value-type="float" office:value="0.1511854463" table:style-name="ce1">
            <text:p>0.1511854463</text:p>
          </table:table-cell>
          <table:table-cell office:value-type="float" office:value="0.1515935683" table:style-name="ce1">
            <text:p>0.1515935683</text:p>
          </table:table-cell>
          <table:table-cell office:value-type="float" office:value="0.1513895073" table:style-name="ce1">
            <text:p>0.1513895073</text:p>
          </table:table-cell>
          <table:table-cell office:value-type="float" office:value="0.1513895073" table:style-name="ce1">
            <text:p>0.1513895073</text:p>
          </table:table-cell>
          <table:table-cell office:value-type="float" office:value="0.000288585833751424" table:style-name="ce1">
            <text:p>0.000288585833751424</text:p>
          </table:table-cell>
          <table:table-cell office:value-type="float" office:value="2" table:style-name="ce1">
            <text:p>2</text:p>
          </table:table-cell>
          <table:table-cell office:value-type="float" office:value="0.2462709733" table:style-name="ce1">
            <text:p>0.2462709733</text:p>
          </table:table-cell>
          <table:table-cell office:value-type="float" office:value="0.2549091681" table:style-name="ce1">
            <text:p>0.2549091681</text:p>
          </table:table-cell>
          <table:table-cell office:value-type="float" office:value="0.2505900707" table:style-name="ce1">
            <text:p>0.2505900707</text:p>
          </table:table-cell>
          <table:table-cell office:value-type="float" office:value="0.2505900707" table:style-name="ce1">
            <text:p>0.2505900707</text:p>
          </table:table-cell>
          <table:table-cell office:value-type="float" office:value="0.00610812612029039" table:style-name="ce1">
            <text:p>0.00610812612029039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